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FFFF00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48">
      <style:table-cell-properties fo:background-color="#FFFF00"/>
    </style:style>
    <style:style style:name="ce12" style:family="table-cell" style:parent-style-name="Default" style:data-style-name="N48">
      <style:table-cell-properties fo:border="thin solid #000000" fo:background-color="transparent"/>
    </style:style>
    <style:style style:name="ce13" style:family="table-cell" style:parent-style-name="Default" style:data-style-name="N48">
      <style:table-cell-properties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7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75708333333333cm" style:use-optimal-column-width="true"/>
    </style:style>
    <style:style style:name="co8" style:family="table-column">
      <style:table-column-properties fo:break-before="auto" style:column-width="1.37583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進站資料" table:style-name="ta1">
        <table:table-column table:style-name="co1" table:default-cell-style-name="ce9"/>
        <table:table-column table:style-name="co2" table:number-columns-repeated="75" table:default-cell-style-name="ce10"/>
        <table:table-column table:style-name="co2" table:default-cell-style-name="ce13"/>
        <table:table-column table:style-name="co2" table:default-cell-style-name="ce11"/>
        <table:table-column table:style-name="co2" table:number-columns-repeated="5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4" table:default-cell-style-name="ce1"/>
        <table:table-column table:style-name="co5" table:default-cell-style-name="ce1"/>
        <table:table-column table:style-name="co6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4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5"/>
        </table:table-row>
        <table:table-row table:style-name="ro2">
          <table:table-cell office:value-type="date" office:date-value="2017-01-01T00:00:00" table:style-name="ce6">
            <text:p>2017/1/1</text:p>
          </table:table-cell>
          <table:table-cell office:value-type="float" office:value="4427" table:style-name="ce7">
            <text:p>4,427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19585" table:style-name="ce7">
            <text:p>19,585<text:s/></text:p>
          </table:table-cell>
          <table:table-cell office:value-type="float" office:value="47003" table:style-name="ce7">
            <text:p>47,003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7413" table:style-name="ce7">
            <text:p>7,413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3874" table:style-name="ce7">
            <text:p>3,874<text:s/></text:p>
          </table:table-cell>
          <table:table-cell office:value-type="float" office:value="19130" table:style-name="ce7">
            <text:p>19,130<text:s/></text:p>
          </table:table-cell>
          <table:table-cell office:value-type="float" office:value="5440" table:style-name="ce7">
            <text:p>5,440<text:s/></text:p>
          </table:table-cell>
          <table:table-cell office:value-type="float" office:value="12384" table:style-name="ce7">
            <text:p>12,384<text:s/>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6717" table:style-name="ce7">
            <text:p>6,717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5205" table:style-name="ce7">
            <text:p>5,205<text:s/>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18082" table:style-name="ce7">
            <text:p>18,082<text:s/></text:p>
          </table:table-cell>
          <table:table-cell office:value-type="float" office:value="2576" table:style-name="ce7">
            <text:p>2,576<text:s/></text:p>
          </table:table-cell>
          <table:table-cell office:value-type="float" office:value="25069" table:style-name="ce7">
            <text:p>25,069<text:s/></text:p>
          </table:table-cell>
          <table:table-cell office:value-type="float" office:value="8913" table:style-name="ce7">
            <text:p>8,913<text:s/></text:p>
          </table:table-cell>
          <table:table-cell office:value-type="float" office:value="12821" table:style-name="ce7">
            <text:p>12,821<text:s/></text:p>
          </table:table-cell>
          <table:table-cell office:value-type="float" office:value="13532" table:style-name="ce7">
            <text:p>13,532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7840" table:style-name="ce7">
            <text:p>7,840<text:s/></text:p>
          </table:table-cell>
          <table:table-cell office:value-type="float" office:value="27910" table:style-name="ce7">
            <text:p>27,910<text:s/></text:p>
          </table:table-cell>
          <table:table-cell office:value-type="float" office:value="17294" table:style-name="ce7">
            <text:p>17,294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38283" table:style-name="ce7">
            <text:p>38,283<text:s/></text:p>
          </table:table-cell>
          <table:table-cell office:value-type="float" office:value="4341" table:style-name="ce7">
            <text:p>4,341<text:s/></text:p>
          </table:table-cell>
          <table:table-cell office:value-type="float" office:value="29465" table:style-name="ce7">
            <text:p>29,465<text:s/></text:p>
          </table:table-cell>
          <table:table-cell office:value-type="float" office:value="19888" table:style-name="ce7">
            <text:p>19,888<text:s/></text:p>
          </table:table-cell>
          <table:table-cell office:value-type="float" office:value="19111" table:style-name="ce7">
            <text:p>19,111<text:s/></text:p>
          </table:table-cell>
          <table:table-cell office:value-type="float" office:value="17326" table:style-name="ce7">
            <text:p>17,326<text:s/></text:p>
          </table:table-cell>
          <table:table-cell office:value-type="float" office:value="14485" table:style-name="ce7">
            <text:p>14,485<text:s/></text:p>
          </table:table-cell>
          <table:table-cell office:value-type="float" office:value="170214" table:style-name="ce7">
            <text:p>170,214<text:s/></text:p>
          </table:table-cell>
          <table:table-cell office:value-type="float" office:value="36499" table:style-name="ce7">
            <text:p>36,499<text:s/></text:p>
          </table:table-cell>
          <table:table-cell office:value-type="float" office:value="16814" table:style-name="ce7">
            <text:p>16,814<text:s/></text:p>
          </table:table-cell>
          <table:table-cell office:value-type="float" office:value="19162" table:style-name="ce7">
            <text:p>19,162<text:s/></text:p>
          </table:table-cell>
          <table:table-cell office:value-type="float" office:value="38817" table:style-name="ce7">
            <text:p>38,817<text:s/></text:p>
          </table:table-cell>
          <table:table-cell office:value-type="float" office:value="47175" table:style-name="ce7">
            <text:p>47,175<text:s/></text:p>
          </table:table-cell>
          <table:table-cell office:value-type="float" office:value="29430" table:style-name="ce7">
            <text:p>29,430<text:s/></text:p>
          </table:table-cell>
          <table:table-cell office:value-type="float" office:value="18913" table:style-name="ce7">
            <text:p>18,913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21150" table:style-name="ce7">
            <text:p>21,150<text:s/></text:p>
          </table:table-cell>
          <table:table-cell office:value-type="float" office:value="5734" table:style-name="ce7">
            <text:p>5,734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14919" table:style-name="ce7">
            <text:p>14,919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2943" table:style-name="ce7">
            <text:p>2,943<text:s/></text:p>
          </table:table-cell>
          <table:table-cell office:value-type="float" office:value="1957" table:style-name="ce7">
            <text:p>1,957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76751" table:style-name="ce7">
            <text:p>76,751<text:s/></text:p>
          </table:table-cell>
          <table:table-cell office:value-type="float" office:value="6292" table:style-name="ce7">
            <text:p>6,292<text:s/></text:p>
          </table:table-cell>
          <table:table-cell office:value-type="float" office:value="10268" table:style-name="ce7">
            <text:p>10,268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15834" table:style-name="ce7">
            <text:p>15,834<text:s/></text:p>
          </table:table-cell>
          <table:table-cell office:value-type="float" office:value="12955" table:style-name="ce7">
            <text:p>12,955<text:s/></text:p>
          </table:table-cell>
          <table:table-cell office:value-type="float" office:value="26456" table:style-name="ce7">
            <text:p>26,456<text:s/></text:p>
          </table:table-cell>
          <table:table-cell office:value-type="float" office:value="42135" table:style-name="ce7">
            <text:p>42,135<text:s/></text:p>
          </table:table-cell>
          <table:table-cell office:value-type="float" office:value="29606" table:style-name="ce7">
            <text:p>29,606<text:s/></text:p>
          </table:table-cell>
          <table:table-cell office:value-type="float" office:value="18572" table:style-name="ce7">
            <text:p>18,572<text:s/></text:p>
          </table:table-cell>
          <table:table-cell office:value-type="float" office:value="34387" table:style-name="ce7">
            <text:p>34,387<text:s/></text:p>
          </table:table-cell>
          <table:table-cell office:value-type="float" office:value="91749" table:style-name="ce7">
            <text:p>91,749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28022" table:style-name="ce7">
            <text:p>28,022<text:s/></text:p>
          </table:table-cell>
          <table:table-cell office:value-type="float" office:value="32730" table:style-name="ce7">
            <text:p>32,730<text:s/></text:p>
          </table:table-cell>
          <table:table-cell office:value-type="float" office:value="18371" table:style-name="ce12">
            <text:p>18,371<text:s/></text:p>
          </table:table-cell>
          <table:table-cell office:value-type="float" office:value="57737" table:style-name="ce8">
            <text:p>57,737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8181" table:style-name="ce7">
            <text:p>8,181<text:s/></text:p>
          </table:table-cell>
          <table:table-cell office:value-type="float" office:value="13052" table:style-name="ce7">
            <text:p>13,052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34769" table:style-name="ce7">
            <text:p>34,769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6996" table:style-name="ce7">
            <text:p>6,996<text:s/></text:p>
          </table:table-cell>
          <table:table-cell office:value-type="float" office:value="16531" table:style-name="ce7">
            <text:p>16,531<text:s/></text:p>
          </table:table-cell>
          <table:table-cell office:value-type="float" office:value="17087" table:style-name="ce7">
            <text:p>17,087<text:s/></text:p>
          </table:table-cell>
          <table:table-cell office:value-type="float" office:value="14183" table:style-name="ce7">
            <text:p>14,183<text:s/></text:p>
          </table:table-cell>
          <table:table-cell office:value-type="float" office:value="23913" table:style-name="ce7">
            <text:p>23,913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4140" table:style-name="ce7">
            <text:p>4,140<text:s/></text:p>
          </table:table-cell>
          <table:table-cell office:value-type="float" office:value="2398" table:style-name="ce7">
            <text:p>2,398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8827" table:style-name="ce7">
            <text:p>8,827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12601" table:style-name="ce7">
            <text:p>12,601<text:s/></text:p>
          </table:table-cell>
          <table:table-cell office:value-type="float" office:value="20210" table:style-name="ce7">
            <text:p>20,210<text:s/></text:p>
          </table:table-cell>
          <table:table-cell office:value-type="float" office:value="24876" table:style-name="ce7">
            <text:p>24,876<text:s/></text:p>
          </table:table-cell>
          <table:table-cell office:value-type="float" office:value="9645" table:style-name="ce7">
            <text:p>9,645<text:s/></text:p>
          </table:table-cell>
          <table:table-cell office:value-type="float" office:value="9597" table:style-name="ce7">
            <text:p>9,597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9628" table:style-name="ce7">
            <text:p>9,628<text:s/></text:p>
          </table:table-cell>
          <table:table-cell office:value-type="float" office:value="7499" table:style-name="ce7">
            <text:p>7,499<text:s/></text:p>
          </table:table-cell>
          <table:table-cell office:value-type="float" office:value="7540" table:style-name="ce7">
            <text:p>7,540<text:s/></text:p>
          </table:table-cell>
          <table:table-cell table:number-columns-repeated="16275"/>
        </table:table-row>
        <table:table-row table:style-name="ro2">
          <table:table-cell office:value-type="date" office:date-value="2017-01-02T00:00:00" table:style-name="ce6">
            <text:p>2017/1/2</text:p>
          </table:table-cell>
          <table:table-cell office:value-type="float" office:value="5371" table:style-name="ce7">
            <text:p>5,371<text:s/></text:p>
          </table:table-cell>
          <table:table-cell office:value-type="float" office:value="9159" table:style-name="ce7">
            <text:p>9,159<text:s/></text:p>
          </table:table-cell>
          <table:table-cell office:value-type="float" office:value="19080" table:style-name="ce7">
            <text:p>19,080<text:s/></text:p>
          </table:table-cell>
          <table:table-cell office:value-type="float" office:value="43602" table:style-name="ce7">
            <text:p>43,602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7851" table:style-name="ce7">
            <text:p>7,851<text:s/></text:p>
          </table:table-cell>
          <table:table-cell office:value-type="float" office:value="7510" table:style-name="ce7">
            <text:p>7,510<text:s/></text:p>
          </table:table-cell>
          <table:table-cell office:value-type="float" office:value="3298" table:style-name="ce7">
            <text:p>3,298<text:s/></text:p>
          </table:table-cell>
          <table:table-cell office:value-type="float" office:value="1919" table:style-name="ce7">
            <text:p>1,919<text:s/></text:p>
          </table:table-cell>
          <table:table-cell office:value-type="float" office:value="8066" table:style-name="ce7">
            <text:p>8,066<text:s/></text:p>
          </table:table-cell>
          <table:table-cell office:value-type="float" office:value="1695" table:style-name="ce7">
            <text:p>1,695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2541" table:style-name="ce7">
            <text:p>12,541<text:s/></text:p>
          </table:table-cell>
          <table:table-cell office:value-type="float" office:value="5168" table:style-name="ce7">
            <text:p>5,168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3440" table:style-name="ce7">
            <text:p>3,440<text:s/></text:p>
          </table:table-cell>
          <table:table-cell office:value-type="float" office:value="6519" table:style-name="ce7">
            <text:p>6,519<text:s/></text:p>
          </table:table-cell>
          <table:table-cell office:value-type="float" office:value="3949" table:style-name="ce7">
            <text:p>3,949<text:s/></text:p>
          </table:table-cell>
          <table:table-cell office:value-type="float" office:value="4830" table:style-name="ce7">
            <text:p>4,830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16037" table:style-name="ce7">
            <text:p>16,037<text:s/></text:p>
          </table:table-cell>
          <table:table-cell office:value-type="float" office:value="1831" table:style-name="ce7">
            <text:p>1,831<text:s/></text:p>
          </table:table-cell>
          <table:table-cell office:value-type="float" office:value="17015" table:style-name="ce7">
            <text:p>17,015<text:s/></text:p>
          </table:table-cell>
          <table:table-cell office:value-type="float" office:value="8089" table:style-name="ce7">
            <text:p>8,089<text:s/></text:p>
          </table:table-cell>
          <table:table-cell office:value-type="float" office:value="11701" table:style-name="ce7">
            <text:p>11,701<text:s/></text:p>
          </table:table-cell>
          <table:table-cell office:value-type="float" office:value="13817" table:style-name="ce7">
            <text:p>13,817<text:s/></text:p>
          </table:table-cell>
          <table:table-cell office:value-type="float" office:value="11624" table:style-name="ce7">
            <text:p>11,624<text:s/></text:p>
          </table:table-cell>
          <table:table-cell office:value-type="float" office:value="7114" table:style-name="ce7">
            <text:p>7,114<text:s/></text:p>
          </table:table-cell>
          <table:table-cell office:value-type="float" office:value="23012" table:style-name="ce7">
            <text:p>23,012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19183" table:style-name="ce7">
            <text:p>19,183<text:s/></text:p>
          </table:table-cell>
          <table:table-cell office:value-type="float" office:value="18932" table:style-name="ce7">
            <text:p>18,932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26915" table:style-name="ce7">
            <text:p>26,915<text:s/></text:p>
          </table:table-cell>
          <table:table-cell office:value-type="float" office:value="18826" table:style-name="ce7">
            <text:p>18,826<text:s/></text:p>
          </table:table-cell>
          <table:table-cell office:value-type="float" office:value="17780" table:style-name="ce7">
            <text:p>17,780<text:s/></text:p>
          </table:table-cell>
          <table:table-cell office:value-type="float" office:value="16028" table:style-name="ce7">
            <text:p>16,028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168385" table:style-name="ce7">
            <text:p>168,385<text:s/></text:p>
          </table:table-cell>
          <table:table-cell office:value-type="float" office:value="33092" table:style-name="ce7">
            <text:p>33,092<text:s/></text:p>
          </table:table-cell>
          <table:table-cell office:value-type="float" office:value="14875" table:style-name="ce7">
            <text:p>14,875<text:s/></text:p>
          </table:table-cell>
          <table:table-cell office:value-type="float" office:value="16490" table:style-name="ce7">
            <text:p>16,490<text:s/></text:p>
          </table:table-cell>
          <table:table-cell office:value-type="float" office:value="26073" table:style-name="ce7">
            <text:p>26,073<text:s/></text:p>
          </table:table-cell>
          <table:table-cell office:value-type="float" office:value="33539" table:style-name="ce7">
            <text:p>33,539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16929" table:style-name="ce7">
            <text:p>16,929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20831" table:style-name="ce7">
            <text:p>20,831<text:s/></text:p>
          </table:table-cell>
          <table:table-cell office:value-type="float" office:value="5192" table:style-name="ce7">
            <text:p>5,192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8525" table:style-name="ce7">
            <text:p>8,525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8103" table:style-name="ce7">
            <text:p>8,103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4904" table:style-name="ce7">
            <text:p>4,904<text:s/></text:p>
          </table:table-cell>
          <table:table-cell office:value-type="float" office:value="49936" table:style-name="ce7">
            <text:p>49,936<text:s/></text:p>
          </table:table-cell>
          <table:table-cell office:value-type="float" office:value="5503" table:style-name="ce7">
            <text:p>5,503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15289" table:style-name="ce7">
            <text:p>15,289<text:s/></text:p>
          </table:table-cell>
          <table:table-cell office:value-type="float" office:value="13852" table:style-name="ce7">
            <text:p>13,852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37391" table:style-name="ce7">
            <text:p>37,391<text:s/></text:p>
          </table:table-cell>
          <table:table-cell office:value-type="float" office:value="28385" table:style-name="ce7">
            <text:p>28,385<text:s/></text:p>
          </table:table-cell>
          <table:table-cell office:value-type="float" office:value="17702" table:style-name="ce7">
            <text:p>17,702<text:s/></text:p>
          </table:table-cell>
          <table:table-cell office:value-type="float" office:value="28198" table:style-name="ce7">
            <text:p>28,198<text:s/></text:p>
          </table:table-cell>
          <table:table-cell office:value-type="float" office:value="71197" table:style-name="ce7">
            <text:p>71,197<text:s/></text:p>
          </table:table-cell>
          <table:table-cell office:value-type="float" office:value="9875" table:style-name="ce7">
            <text:p>9,875<text:s/></text:p>
          </table:table-cell>
          <table:table-cell office:value-type="float" office:value="24756" table:style-name="ce7">
            <text:p>24,756<text:s/></text:p>
          </table:table-cell>
          <table:table-cell office:value-type="float" office:value="29807" table:style-name="ce7">
            <text:p>29,807<text:s/></text:p>
          </table:table-cell>
          <table:table-cell office:value-type="float" office:value="16127" table:style-name="ce12">
            <text:p>16,127<text:s/></text:p>
          </table:table-cell>
          <table:table-cell office:value-type="float" office:value="48508" table:style-name="ce8">
            <text:p>48,508<text:s/></text:p>
          </table:table-cell>
          <table:table-cell office:value-type="float" office:value="12442" table:style-name="ce7">
            <text:p>12,442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7652" table:style-name="ce7">
            <text:p>7,652<text:s/></text:p>
          </table:table-cell>
          <table:table-cell office:value-type="float" office:value="13050" table:style-name="ce7">
            <text:p>13,050<text:s/></text:p>
          </table:table-cell>
          <table:table-cell office:value-type="float" office:value="9868" table:style-name="ce7">
            <text:p>9,868<text:s/></text:p>
          </table:table-cell>
          <table:table-cell office:value-type="float" office:value="24403" table:style-name="ce7">
            <text:p>24,403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7746" table:style-name="ce7">
            <text:p>7,746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16562" table:style-name="ce7">
            <text:p>16,562<text:s/></text:p>
          </table:table-cell>
          <table:table-cell office:value-type="float" office:value="10606" table:style-name="ce7">
            <text:p>10,606<text:s/></text:p>
          </table:table-cell>
          <table:table-cell office:value-type="float" office:value="13106" table:style-name="ce7">
            <text:p>13,106<text:s/></text:p>
          </table:table-cell>
          <table:table-cell office:value-type="float" office:value="17743" table:style-name="ce7">
            <text:p>17,743<text:s/></text:p>
          </table:table-cell>
          <table:table-cell office:value-type="float" office:value="5686" table:style-name="ce7">
            <text:p>5,686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3727" table:style-name="ce7">
            <text:p>3,727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5977" table:style-name="ce7">
            <text:p>5,977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10949" table:style-name="ce7">
            <text:p>10,949<text:s/></text:p>
          </table:table-cell>
          <table:table-cell office:value-type="float" office:value="11406" table:style-name="ce7">
            <text:p>11,406<text:s/></text:p>
          </table:table-cell>
          <table:table-cell office:value-type="float" office:value="18112" table:style-name="ce7">
            <text:p>18,112<text:s/></text:p>
          </table:table-cell>
          <table:table-cell office:value-type="float" office:value="20114" table:style-name="ce7">
            <text:p>20,114<text:s/></text:p>
          </table:table-cell>
          <table:table-cell office:value-type="float" office:value="8665" table:style-name="ce7">
            <text:p>8,665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8286" table:style-name="ce7">
            <text:p>8,286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6443" table:style-name="ce7">
            <text:p>6,443<text:s/></text:p>
          </table:table-cell>
          <table:table-cell table:number-columns-repeated="16275"/>
        </table:table-row>
        <table:table-row table:style-name="ro2">
          <table:table-cell office:value-type="date" office:date-value="2017-01-03T00:00:00" table:style-name="ce6">
            <text:p>2017/1/3</text:p>
          </table:table-cell>
          <table:table-cell office:value-type="float" office:value="5670" table:style-name="ce7">
            <text:p>5,670<text:s/></text:p>
          </table:table-cell>
          <table:table-cell office:value-type="float" office:value="16393" table:style-name="ce7">
            <text:p>16,393<text:s/></text:p>
          </table:table-cell>
          <table:table-cell office:value-type="float" office:value="38045" table:style-name="ce7">
            <text:p>38,045<text:s/></text:p>
          </table:table-cell>
          <table:table-cell office:value-type="float" office:value="44898" table:style-name="ce7">
            <text:p>44,898<text:s/></text:p>
          </table:table-cell>
          <table:table-cell office:value-type="float" office:value="25747" table:style-name="ce7">
            <text:p>25,747<text:s/></text:p>
          </table:table-cell>
          <table:table-cell office:value-type="float" office:value="15921" table:style-name="ce7">
            <text:p>15,921<text:s/></text:p>
          </table:table-cell>
          <table:table-cell office:value-type="float" office:value="12259" table:style-name="ce7">
            <text:p>12,259<text:s/></text:p>
          </table:table-cell>
          <table:table-cell office:value-type="float" office:value="4219" table:style-name="ce7">
            <text:p>4,219<text:s/></text:p>
          </table:table-cell>
          <table:table-cell office:value-type="float" office:value="3071" table:style-name="ce7">
            <text:p>3,071<text:s/></text:p>
          </table:table-cell>
          <table:table-cell office:value-type="float" office:value="15276" table:style-name="ce7">
            <text:p>15,276<text:s/></text:p>
          </table:table-cell>
          <table:table-cell office:value-type="float" office:value="2468" table:style-name="ce7">
            <text:p>2,468<text:s/></text:p>
          </table:table-cell>
          <table:table-cell office:value-type="float" office:value="4550" table:style-name="ce7">
            <text:p>4,550<text:s/></text:p>
          </table:table-cell>
          <table:table-cell office:value-type="float" office:value="6242" table:style-name="ce7">
            <text:p>6,242<text:s/></text:p>
          </table:table-cell>
          <table:table-cell office:value-type="float" office:value="10041" table:style-name="ce7">
            <text:p>10,041<text:s/></text:p>
          </table:table-cell>
          <table:table-cell office:value-type="float" office:value="10000" table:style-name="ce7">
            <text:p>10,000<text:s/></text:p>
          </table:table-cell>
          <table:table-cell office:value-type="float" office:value="17858" table:style-name="ce7">
            <text:p>17,858<text:s/></text:p>
          </table:table-cell>
          <table:table-cell office:value-type="float" office:value="15596" table:style-name="ce7">
            <text:p>15,596<text:s/></text:p>
          </table:table-cell>
          <table:table-cell office:value-type="float" office:value="5598" table:style-name="ce7">
            <text:p>5,598<text:s/></text:p>
          </table:table-cell>
          <table:table-cell office:value-type="float" office:value="8014" table:style-name="ce7">
            <text:p>8,014<text:s/></text:p>
          </table:table-cell>
          <table:table-cell office:value-type="float" office:value="3153" table:style-name="ce7">
            <text:p>3,153<text:s/></text:p>
          </table:table-cell>
          <table:table-cell office:value-type="float" office:value="7542" table:style-name="ce7">
            <text:p>7,542<text:s/></text:p>
          </table:table-cell>
          <table:table-cell office:value-type="float" office:value="8182" table:style-name="ce7">
            <text:p>8,182<text:s/></text:p>
          </table:table-cell>
          <table:table-cell office:value-type="float" office:value="5108" table:style-name="ce7">
            <text:p>5,108<text:s/></text:p>
          </table:table-cell>
          <table:table-cell office:value-type="float" office:value="27520" table:style-name="ce7">
            <text:p>27,520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11038" table:style-name="ce7">
            <text:p>11,038<text:s/></text:p>
          </table:table-cell>
          <table:table-cell office:value-type="float" office:value="16682" table:style-name="ce7">
            <text:p>16,682<text:s/></text:p>
          </table:table-cell>
          <table:table-cell office:value-type="float" office:value="21635" table:style-name="ce7">
            <text:p>21,635<text:s/></text:p>
          </table:table-cell>
          <table:table-cell office:value-type="float" office:value="16385" table:style-name="ce7">
            <text:p>16,385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26946" table:style-name="ce7">
            <text:p>26,946<text:s/></text:p>
          </table:table-cell>
          <table:table-cell office:value-type="float" office:value="17949" table:style-name="ce7">
            <text:p>17,949<text:s/></text:p>
          </table:table-cell>
          <table:table-cell office:value-type="float" office:value="32660" table:style-name="ce7">
            <text:p>32,660<text:s/></text:p>
          </table:table-cell>
          <table:table-cell office:value-type="float" office:value="29176" table:style-name="ce7">
            <text:p>29,176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35865" table:style-name="ce7">
            <text:p>35,865<text:s/></text:p>
          </table:table-cell>
          <table:table-cell office:value-type="float" office:value="26634" table:style-name="ce7">
            <text:p>26,634<text:s/></text:p>
          </table:table-cell>
          <table:table-cell office:value-type="float" office:value="25782" table:style-name="ce7">
            <text:p>25,782<text:s/></text:p>
          </table:table-cell>
          <table:table-cell office:value-type="float" office:value="22191" table:style-name="ce7">
            <text:p>22,191<text:s/></text:p>
          </table:table-cell>
          <table:table-cell office:value-type="float" office:value="25079" table:style-name="ce7">
            <text:p>25,079<text:s/></text:p>
          </table:table-cell>
          <table:table-cell office:value-type="float" office:value="143595" table:style-name="ce7">
            <text:p>143,595<text:s/></text:p>
          </table:table-cell>
          <table:table-cell office:value-type="float" office:value="35470" table:style-name="ce7">
            <text:p>35,470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25176" table:style-name="ce7">
            <text:p>25,176<text:s/></text:p>
          </table:table-cell>
          <table:table-cell office:value-type="float" office:value="26717" table:style-name="ce7">
            <text:p>26,717<text:s/></text:p>
          </table:table-cell>
          <table:table-cell office:value-type="float" office:value="35015" table:style-name="ce7">
            <text:p>35,015<text:s/></text:p>
          </table:table-cell>
          <table:table-cell office:value-type="float" office:value="28842" table:style-name="ce7">
            <text:p>28,842<text:s/></text:p>
          </table:table-cell>
          <table:table-cell office:value-type="float" office:value="22930" table:style-name="ce7">
            <text:p>22,930<text:s/></text:p>
          </table:table-cell>
          <table:table-cell office:value-type="float" office:value="13438" table:style-name="ce7">
            <text:p>13,438<text:s/></text:p>
          </table:table-cell>
          <table:table-cell office:value-type="float" office:value="30591" table:style-name="ce7">
            <text:p>30,591<text:s/></text:p>
          </table:table-cell>
          <table:table-cell office:value-type="float" office:value="7856" table:style-name="ce7">
            <text:p>7,856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17576" table:style-name="ce7">
            <text:p>17,576<text:s/></text:p>
          </table:table-cell>
          <table:table-cell office:value-type="float" office:value="7310" table:style-name="ce7">
            <text:p>7,310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7065" table:style-name="ce7">
            <text:p>7,065<text:s/></text:p>
          </table:table-cell>
          <table:table-cell office:value-type="float" office:value="36812" table:style-name="ce7">
            <text:p>36,812<text:s/></text:p>
          </table:table-cell>
          <table:table-cell office:value-type="float" office:value="7678" table:style-name="ce7">
            <text:p>7,678<text:s/></text:p>
          </table:table-cell>
          <table:table-cell office:value-type="float" office:value="11017" table:style-name="ce7">
            <text:p>11,017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22514" table:style-name="ce7">
            <text:p>22,514<text:s/></text:p>
          </table:table-cell>
          <table:table-cell office:value-type="float" office:value="28183" table:style-name="ce7">
            <text:p>28,183<text:s/></text:p>
          </table:table-cell>
          <table:table-cell office:value-type="float" office:value="35362" table:style-name="ce7">
            <text:p>35,362<text:s/></text:p>
          </table:table-cell>
          <table:table-cell office:value-type="float" office:value="42138" table:style-name="ce7">
            <text:p>42,138<text:s/></text:p>
          </table:table-cell>
          <table:table-cell office:value-type="float" office:value="24970" table:style-name="ce7">
            <text:p>24,970<text:s/></text:p>
          </table:table-cell>
          <table:table-cell office:value-type="float" office:value="29557" table:style-name="ce7">
            <text:p>29,557<text:s/></text:p>
          </table:table-cell>
          <table:table-cell office:value-type="float" office:value="65837" table:style-name="ce7">
            <text:p>65,837<text:s/></text:p>
          </table:table-cell>
          <table:table-cell office:value-type="float" office:value="22360" table:style-name="ce7">
            <text:p>22,360<text:s/></text:p>
          </table:table-cell>
          <table:table-cell office:value-type="float" office:value="31403" table:style-name="ce7">
            <text:p>31,403<text:s/></text:p>
          </table:table-cell>
          <table:table-cell office:value-type="float" office:value="35697" table:style-name="ce7">
            <text:p>35,697<text:s/></text:p>
          </table:table-cell>
          <table:table-cell office:value-type="float" office:value="22228" table:style-name="ce12">
            <text:p>22,228<text:s/></text:p>
          </table:table-cell>
          <table:table-cell office:value-type="float" office:value="55810" table:style-name="ce8">
            <text:p>55,810<text:s/></text:p>
          </table:table-cell>
          <table:table-cell office:value-type="float" office:value="20378" table:style-name="ce7">
            <text:p>20,378<text:s/></text:p>
          </table:table-cell>
          <table:table-cell office:value-type="float" office:value="17203" table:style-name="ce7">
            <text:p>17,203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15765" table:style-name="ce7">
            <text:p>15,765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27535" table:style-name="ce7">
            <text:p>27,535<text:s/></text:p>
          </table:table-cell>
          <table:table-cell office:value-type="float" office:value="17011" table:style-name="ce7">
            <text:p>17,011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37419" table:style-name="ce7">
            <text:p>37,419<text:s/></text:p>
          </table:table-cell>
          <table:table-cell office:value-type="float" office:value="23613" table:style-name="ce7">
            <text:p>23,613<text:s/></text:p>
          </table:table-cell>
          <table:table-cell office:value-type="float" office:value="22395" table:style-name="ce7">
            <text:p>22,395<text:s/></text:p>
          </table:table-cell>
          <table:table-cell office:value-type="float" office:value="24102" table:style-name="ce7">
            <text:p>24,102<text:s/></text:p>
          </table:table-cell>
          <table:table-cell office:value-type="float" office:value="12559" table:style-name="ce7">
            <text:p>12,559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5014" table:style-name="ce7">
            <text:p>5,014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4477" table:style-name="ce7">
            <text:p>4,477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8958" table:style-name="ce7">
            <text:p>8,958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17640" table:style-name="ce7">
            <text:p>17,640<text:s/></text:p>
          </table:table-cell>
          <table:table-cell office:value-type="float" office:value="28375" table:style-name="ce7">
            <text:p>28,375<text:s/></text:p>
          </table:table-cell>
          <table:table-cell office:value-type="float" office:value="25196" table:style-name="ce7">
            <text:p>25,196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12220" table:style-name="ce7">
            <text:p>12,220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9888" table:style-name="ce7">
            <text:p>9,888<text:s/></text:p>
          </table:table-cell>
          <table:table-cell office:value-type="float" office:value="9097" table:style-name="ce7">
            <text:p>9,097<text:s/></text:p>
          </table:table-cell>
          <table:table-cell table:number-columns-repeated="16275"/>
        </table:table-row>
        <table:table-row table:style-name="ro2">
          <table:table-cell office:value-type="date" office:date-value="2017-01-04T00:00:00" table:style-name="ce6">
            <text:p>2017/1/4</text:p>
          </table:table-cell>
          <table:table-cell office:value-type="float" office:value="5316" table:style-name="ce7">
            <text:p>5,316<text:s/></text:p>
          </table:table-cell>
          <table:table-cell office:value-type="float" office:value="16416" table:style-name="ce7">
            <text:p>16,416<text:s/></text:p>
          </table:table-cell>
          <table:table-cell office:value-type="float" office:value="38191" table:style-name="ce7">
            <text:p>38,191<text:s/></text:p>
          </table:table-cell>
          <table:table-cell office:value-type="float" office:value="44950" table:style-name="ce7">
            <text:p>44,950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15625" table:style-name="ce7">
            <text:p>15,625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4186" table:style-name="ce7">
            <text:p>4,186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14870" table:style-name="ce7">
            <text:p>14,870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4690" table:style-name="ce7">
            <text:p>4,690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10427" table:style-name="ce7">
            <text:p>10,427<text:s/></text:p>
          </table:table-cell>
          <table:table-cell office:value-type="float" office:value="10928" table:style-name="ce7">
            <text:p>10,928<text:s/></text:p>
          </table:table-cell>
          <table:table-cell office:value-type="float" office:value="18039" table:style-name="ce7">
            <text:p>18,039<text:s/></text:p>
          </table:table-cell>
          <table:table-cell office:value-type="float" office:value="15840" table:style-name="ce7">
            <text:p>15,840<text:s/></text:p>
          </table:table-cell>
          <table:table-cell office:value-type="float" office:value="5841" table:style-name="ce7">
            <text:p>5,841<text:s/></text:p>
          </table:table-cell>
          <table:table-cell office:value-type="float" office:value="8335" table:style-name="ce7">
            <text:p>8,335<text:s/></text:p>
          </table:table-cell>
          <table:table-cell office:value-type="float" office:value="3535" table:style-name="ce7">
            <text:p>3,535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8460" table:style-name="ce7">
            <text:p>8,460<text:s/>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28347" table:style-name="ce7">
            <text:p>28,347<text:s/></text:p>
          </table:table-cell>
          <table:table-cell office:value-type="float" office:value="2254" table:style-name="ce7">
            <text:p>2,254<text:s/></text:p>
          </table:table-cell>
          <table:table-cell office:value-type="float" office:value="13681" table:style-name="ce7">
            <text:p>13,681<text:s/></text:p>
          </table:table-cell>
          <table:table-cell office:value-type="float" office:value="11113" table:style-name="ce7">
            <text:p>11,113<text:s/></text:p>
          </table:table-cell>
          <table:table-cell office:value-type="float" office:value="17040" table:style-name="ce7">
            <text:p>17,040<text:s/></text:p>
          </table:table-cell>
          <table:table-cell office:value-type="float" office:value="21858" table:style-name="ce7">
            <text:p>21,858<text:s/></text:p>
          </table:table-cell>
          <table:table-cell office:value-type="float" office:value="16893" table:style-name="ce7">
            <text:p>16,893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27658" table:style-name="ce7">
            <text:p>27,658<text:s/></text:p>
          </table:table-cell>
          <table:table-cell office:value-type="float" office:value="18174" table:style-name="ce7">
            <text:p>18,174<text:s/></text:p>
          </table:table-cell>
          <table:table-cell office:value-type="float" office:value="33250" table:style-name="ce7">
            <text:p>33,250<text:s/></text:p>
          </table:table-cell>
          <table:table-cell office:value-type="float" office:value="29934" table:style-name="ce7">
            <text:p>29,934<text:s/></text:p>
          </table:table-cell>
          <table:table-cell office:value-type="float" office:value="10107" table:style-name="ce7">
            <text:p>10,107<text:s/></text:p>
          </table:table-cell>
          <table:table-cell office:value-type="float" office:value="35550" table:style-name="ce7">
            <text:p>35,550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25496" table:style-name="ce7">
            <text:p>25,496<text:s/></text:p>
          </table:table-cell>
          <table:table-cell office:value-type="float" office:value="22005" table:style-name="ce7">
            <text:p>22,005<text:s/></text:p>
          </table:table-cell>
          <table:table-cell office:value-type="float" office:value="24838" table:style-name="ce7">
            <text:p>24,838<text:s/></text:p>
          </table:table-cell>
          <table:table-cell office:value-type="float" office:value="130716" table:style-name="ce7">
            <text:p>130,716<text:s/></text:p>
          </table:table-cell>
          <table:table-cell office:value-type="float" office:value="36203" table:style-name="ce7">
            <text:p>36,203<text:s/></text:p>
          </table:table-cell>
          <table:table-cell office:value-type="float" office:value="23049" table:style-name="ce7">
            <text:p>23,049<text:s/></text:p>
          </table:table-cell>
          <table:table-cell office:value-type="float" office:value="26305" table:style-name="ce7">
            <text:p>26,305<text:s/></text:p>
          </table:table-cell>
          <table:table-cell office:value-type="float" office:value="26970" table:style-name="ce7">
            <text:p>26,970<text:s/></text:p>
          </table:table-cell>
          <table:table-cell office:value-type="float" office:value="36835" table:style-name="ce7">
            <text:p>36,835<text:s/></text:p>
          </table:table-cell>
          <table:table-cell office:value-type="float" office:value="29640" table:style-name="ce7">
            <text:p>29,640<text:s/></text:p>
          </table:table-cell>
          <table:table-cell office:value-type="float" office:value="24980" table:style-name="ce7">
            <text:p>24,980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31760" table:style-name="ce7">
            <text:p>31,760<text:s/></text:p>
          </table:table-cell>
          <table:table-cell office:value-type="float" office:value="7966" table:style-name="ce7">
            <text:p>7,966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17840" table:style-name="ce7">
            <text:p>17,840<text:s/></text:p>
          </table:table-cell>
          <table:table-cell office:value-type="float" office:value="6882" table:style-name="ce7">
            <text:p>6,882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2968" table:style-name="ce7">
            <text:p>2,968<text:s/></text:p>
          </table:table-cell>
          <table:table-cell office:value-type="float" office:value="13927" table:style-name="ce7">
            <text:p>13,927<text:s/></text:p>
          </table:table-cell>
          <table:table-cell office:value-type="float" office:value="9976" table:style-name="ce7">
            <text:p>9,976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38332" table:style-name="ce7">
            <text:p>38,332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11119" table:style-name="ce7">
            <text:p>11,119<text:s/></text:p>
          </table:table-cell>
          <table:table-cell office:value-type="float" office:value="7155" table:style-name="ce7">
            <text:p>7,155<text:s/></text:p>
          </table:table-cell>
          <table:table-cell office:value-type="float" office:value="21350" table:style-name="ce7">
            <text:p>21,350<text:s/></text:p>
          </table:table-cell>
          <table:table-cell office:value-type="float" office:value="22717" table:style-name="ce7">
            <text:p>22,717<text:s/></text:p>
          </table:table-cell>
          <table:table-cell office:value-type="float" office:value="28560" table:style-name="ce7">
            <text:p>28,560<text:s/></text:p>
          </table:table-cell>
          <table:table-cell office:value-type="float" office:value="35019" table:style-name="ce7">
            <text:p>35,019<text:s/></text:p>
          </table:table-cell>
          <table:table-cell office:value-type="float" office:value="42831" table:style-name="ce7">
            <text:p>42,831<text:s/></text:p>
          </table:table-cell>
          <table:table-cell office:value-type="float" office:value="25863" table:style-name="ce7">
            <text:p>25,863<text:s/></text:p>
          </table:table-cell>
          <table:table-cell office:value-type="float" office:value="29741" table:style-name="ce7">
            <text:p>29,741<text:s/></text:p>
          </table:table-cell>
          <table:table-cell office:value-type="float" office:value="65268" table:style-name="ce7">
            <text:p>65,268<text:s/></text:p>
          </table:table-cell>
          <table:table-cell office:value-type="float" office:value="23023" table:style-name="ce7">
            <text:p>23,023<text:s/></text:p>
          </table:table-cell>
          <table:table-cell office:value-type="float" office:value="32350" table:style-name="ce7">
            <text:p>32,350<text:s/></text:p>
          </table:table-cell>
          <table:table-cell office:value-type="float" office:value="36096" table:style-name="ce7">
            <text:p>36,096<text:s/></text:p>
          </table:table-cell>
          <table:table-cell office:value-type="float" office:value="21050" table:style-name="ce12">
            <text:p>21,050<text:s/></text:p>
          </table:table-cell>
          <table:table-cell office:value-type="float" office:value="55313" table:style-name="ce8">
            <text:p>55,313<text:s/></text:p>
          </table:table-cell>
          <table:table-cell office:value-type="float" office:value="20368" table:style-name="ce7">
            <text:p>20,368<text:s/></text:p>
          </table:table-cell>
          <table:table-cell office:value-type="float" office:value="17072" table:style-name="ce7">
            <text:p>17,072<text:s/></text:p>
          </table:table-cell>
          <table:table-cell office:value-type="float" office:value="14739" table:style-name="ce7">
            <text:p>14,739<text:s/></text:p>
          </table:table-cell>
          <table:table-cell office:value-type="float" office:value="15386" table:style-name="ce7">
            <text:p>15,386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27839" table:style-name="ce7">
            <text:p>27,839<text:s/></text:p>
          </table:table-cell>
          <table:table-cell office:value-type="float" office:value="16935" table:style-name="ce7">
            <text:p>16,935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8308" table:style-name="ce7">
            <text:p>8,308<text:s/></text:p>
          </table:table-cell>
          <table:table-cell office:value-type="float" office:value="38054" table:style-name="ce7">
            <text:p>38,054<text:s/></text:p>
          </table:table-cell>
          <table:table-cell office:value-type="float" office:value="23850" table:style-name="ce7">
            <text:p>23,850<text:s/></text:p>
          </table:table-cell>
          <table:table-cell office:value-type="float" office:value="22478" table:style-name="ce7">
            <text:p>22,478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12691" table:style-name="ce7">
            <text:p>12,691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4673" table:style-name="ce7">
            <text:p>4,673<text:s/></text:p>
          </table:table-cell>
          <table:table-cell office:value-type="float" office:value="4752" table:style-name="ce7">
            <text:p>4,752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9070" table:style-name="ce7">
            <text:p>9,070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17902" table:style-name="ce7">
            <text:p>17,902<text:s/></text:p>
          </table:table-cell>
          <table:table-cell office:value-type="float" office:value="28029" table:style-name="ce7">
            <text:p>28,029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12726" table:style-name="ce7">
            <text:p>12,726<text:s/></text:p>
          </table:table-cell>
          <table:table-cell office:value-type="float" office:value="11834" table:style-name="ce7">
            <text:p>11,834<text:s/></text:p>
          </table:table-cell>
          <table:table-cell office:value-type="float" office:value="12580" table:style-name="ce7">
            <text:p>12,580<text:s/></text:p>
          </table:table-cell>
          <table:table-cell office:value-type="float" office:value="11648" table:style-name="ce7">
            <text:p>11,648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9267" table:style-name="ce7">
            <text:p>9,267<text:s/></text:p>
          </table:table-cell>
          <table:table-cell table:number-columns-repeated="16275"/>
        </table:table-row>
        <table:table-row table:style-name="ro2">
          <table:table-cell office:value-type="date" office:date-value="2017-01-05T00:00:00" table:style-name="ce6">
            <text:p>2017/1/5</text:p>
          </table:table-cell>
          <table:table-cell office:value-type="float" office:value="5472" table:style-name="ce7">
            <text:p>5,472<text:s/></text:p>
          </table:table-cell>
          <table:table-cell office:value-type="float" office:value="16837" table:style-name="ce7">
            <text:p>16,837<text:s/></text:p>
          </table:table-cell>
          <table:table-cell office:value-type="float" office:value="39427" table:style-name="ce7">
            <text:p>39,427<text:s/></text:p>
          </table:table-cell>
          <table:table-cell office:value-type="float" office:value="46398" table:style-name="ce7">
            <text:p>46,398<text:s/></text:p>
          </table:table-cell>
          <table:table-cell office:value-type="float" office:value="26343" table:style-name="ce7">
            <text:p>26,343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3170" table:style-name="ce7">
            <text:p>3,170<text:s/></text:p>
          </table:table-cell>
          <table:table-cell office:value-type="float" office:value="15848" table:style-name="ce7">
            <text:p>15,848<text:s/></text:p>
          </table:table-cell>
          <table:table-cell office:value-type="float" office:value="2611" table:style-name="ce7">
            <text:p>2,611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10595" table:style-name="ce7">
            <text:p>10,595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18001" table:style-name="ce7">
            <text:p>18,001<text:s/></text:p>
          </table:table-cell>
          <table:table-cell office:value-type="float" office:value="15787" table:style-name="ce7">
            <text:p>15,787<text:s/></text:p>
          </table:table-cell>
          <table:table-cell office:value-type="float" office:value="5569" table:style-name="ce7">
            <text:p>5,569<text:s/></text:p>
          </table:table-cell>
          <table:table-cell office:value-type="float" office:value="8282" table:style-name="ce7">
            <text:p>8,282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8660" table:style-name="ce7">
            <text:p>8,660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29778" table:style-name="ce7">
            <text:p>29,778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16914" table:style-name="ce7">
            <text:p>16,914<text:s/></text:p>
          </table:table-cell>
          <table:table-cell office:value-type="float" office:value="22193" table:style-name="ce7">
            <text:p>22,193<text:s/></text:p>
          </table:table-cell>
          <table:table-cell office:value-type="float" office:value="16833" table:style-name="ce7">
            <text:p>16,833<text:s/></text:p>
          </table:table-cell>
          <table:table-cell office:value-type="float" office:value="9634" table:style-name="ce7">
            <text:p>9,634<text:s/></text:p>
          </table:table-cell>
          <table:table-cell office:value-type="float" office:value="27729" table:style-name="ce7">
            <text:p>27,729<text:s/></text:p>
          </table:table-cell>
          <table:table-cell office:value-type="float" office:value="18348" table:style-name="ce7">
            <text:p>18,348<text:s/></text:p>
          </table:table-cell>
          <table:table-cell office:value-type="float" office:value="33792" table:style-name="ce7">
            <text:p>33,792<text:s/></text:p>
          </table:table-cell>
          <table:table-cell office:value-type="float" office:value="30446" table:style-name="ce7">
            <text:p>30,446<text:s/></text:p>
          </table:table-cell>
          <table:table-cell office:value-type="float" office:value="9997" table:style-name="ce7">
            <text:p>9,997<text:s/></text:p>
          </table:table-cell>
          <table:table-cell office:value-type="float" office:value="36023" table:style-name="ce7">
            <text:p>36,023<text:s/></text:p>
          </table:table-cell>
          <table:table-cell office:value-type="float" office:value="27226" table:style-name="ce7">
            <text:p>27,226<text:s/></text:p>
          </table:table-cell>
          <table:table-cell office:value-type="float" office:value="25797" table:style-name="ce7">
            <text:p>25,797<text:s/></text:p>
          </table:table-cell>
          <table:table-cell office:value-type="float" office:value="22059" table:style-name="ce7">
            <text:p>22,059<text:s/></text:p>
          </table:table-cell>
          <table:table-cell office:value-type="float" office:value="24879" table:style-name="ce7">
            <text:p>24,879<text:s/></text:p>
          </table:table-cell>
          <table:table-cell office:value-type="float" office:value="132648" table:style-name="ce7">
            <text:p>132,648<text:s/></text:p>
          </table:table-cell>
          <table:table-cell office:value-type="float" office:value="36777" table:style-name="ce7">
            <text:p>36,777<text:s/></text:p>
          </table:table-cell>
          <table:table-cell office:value-type="float" office:value="22526" table:style-name="ce7">
            <text:p>22,526<text:s/></text:p>
          </table:table-cell>
          <table:table-cell office:value-type="float" office:value="26699" table:style-name="ce7">
            <text:p>26,699<text:s/></text:p>
          </table:table-cell>
          <table:table-cell office:value-type="float" office:value="27379" table:style-name="ce7">
            <text:p>27,379<text:s/></text:p>
          </table:table-cell>
          <table:table-cell office:value-type="float" office:value="35848" table:style-name="ce7">
            <text:p>35,848<text:s/></text:p>
          </table:table-cell>
          <table:table-cell office:value-type="float" office:value="29362" table:style-name="ce7">
            <text:p>29,362<text:s/></text:p>
          </table:table-cell>
          <table:table-cell office:value-type="float" office:value="23760" table:style-name="ce7">
            <text:p>23,760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32041" table:style-name="ce7">
            <text:p>32,041<text:s/></text:p>
          </table:table-cell>
          <table:table-cell office:value-type="float" office:value="7923" table:style-name="ce7">
            <text:p>7,923<text:s/></text:p>
          </table:table-cell>
          <table:table-cell office:value-type="float" office:value="10206" table:style-name="ce7">
            <text:p>10,206<text:s/></text:p>
          </table:table-cell>
          <table:table-cell office:value-type="float" office:value="17924" table:style-name="ce7">
            <text:p>17,924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2912" table:style-name="ce7">
            <text:p>2,912<text:s/></text:p>
          </table:table-cell>
          <table:table-cell office:value-type="float" office:value="14030" table:style-name="ce7">
            <text:p>14,030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7432" table:style-name="ce7">
            <text:p>7,432<text:s/></text:p>
          </table:table-cell>
          <table:table-cell office:value-type="float" office:value="38361" table:style-name="ce7">
            <text:p>38,361<text:s/></text:p>
          </table:table-cell>
          <table:table-cell office:value-type="float" office:value="7475" table:style-name="ce7">
            <text:p>7,475<text:s/></text:p>
          </table:table-cell>
          <table:table-cell office:value-type="float" office:value="11264" table:style-name="ce7">
            <text:p>11,264<text:s/></text:p>
          </table:table-cell>
          <table:table-cell office:value-type="float" office:value="7001" table:style-name="ce7">
            <text:p>7,001<text:s/></text:p>
          </table:table-cell>
          <table:table-cell office:value-type="float" office:value="21226" table:style-name="ce7">
            <text:p>21,226<text:s/></text:p>
          </table:table-cell>
          <table:table-cell office:value-type="float" office:value="22647" table:style-name="ce7">
            <text:p>22,647<text:s/></text:p>
          </table:table-cell>
          <table:table-cell office:value-type="float" office:value="28896" table:style-name="ce7">
            <text:p>28,896<text:s/></text:p>
          </table:table-cell>
          <table:table-cell office:value-type="float" office:value="35306" table:style-name="ce7">
            <text:p>35,306<text:s/></text:p>
          </table:table-cell>
          <table:table-cell office:value-type="float" office:value="43086" table:style-name="ce7">
            <text:p>43,086<text:s/></text:p>
          </table:table-cell>
          <table:table-cell office:value-type="float" office:value="26018" table:style-name="ce7">
            <text:p>26,018<text:s/></text:p>
          </table:table-cell>
          <table:table-cell office:value-type="float" office:value="29813" table:style-name="ce7">
            <text:p>29,813<text:s/></text:p>
          </table:table-cell>
          <table:table-cell office:value-type="float" office:value="65409" table:style-name="ce7">
            <text:p>65,409<text:s/></text:p>
          </table:table-cell>
          <table:table-cell office:value-type="float" office:value="23072" table:style-name="ce7">
            <text:p>23,072<text:s/></text:p>
          </table:table-cell>
          <table:table-cell office:value-type="float" office:value="33001" table:style-name="ce7">
            <text:p>33,001<text:s/></text:p>
          </table:table-cell>
          <table:table-cell office:value-type="float" office:value="37065" table:style-name="ce7">
            <text:p>37,065<text:s/></text:p>
          </table:table-cell>
          <table:table-cell office:value-type="float" office:value="20976" table:style-name="ce12">
            <text:p>20,976<text:s/></text:p>
          </table:table-cell>
          <table:table-cell office:value-type="float" office:value="56690" table:style-name="ce8">
            <text:p>56,690<text:s/></text:p>
          </table:table-cell>
          <table:table-cell office:value-type="float" office:value="20743" table:style-name="ce7">
            <text:p>20,743<text:s/></text:p>
          </table:table-cell>
          <table:table-cell office:value-type="float" office:value="17117" table:style-name="ce7">
            <text:p>17,117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15595" table:style-name="ce7">
            <text:p>15,595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27926" table:style-name="ce7">
            <text:p>27,926<text:s/></text:p>
          </table:table-cell>
          <table:table-cell office:value-type="float" office:value="17225" table:style-name="ce7">
            <text:p>17,225<text:s/></text:p>
          </table:table-cell>
          <table:table-cell office:value-type="float" office:value="8052" table:style-name="ce7">
            <text:p>8,052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38675" table:style-name="ce7">
            <text:p>38,675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22819" table:style-name="ce7">
            <text:p>22,819<text:s/></text:p>
          </table:table-cell>
          <table:table-cell office:value-type="float" office:value="24053" table:style-name="ce7">
            <text:p>24,053<text:s/></text:p>
          </table:table-cell>
          <table:table-cell office:value-type="float" office:value="12853" table:style-name="ce7">
            <text:p>12,853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5124" table:style-name="ce7">
            <text:p>5,124<text:s/></text:p>
          </table:table-cell>
          <table:table-cell office:value-type="float" office:value="4709" table:style-name="ce7">
            <text:p>4,709<text:s/></text:p>
          </table:table-cell>
          <table:table-cell office:value-type="float" office:value="4634" table:style-name="ce7">
            <text:p>4,634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13680" table:style-name="ce7">
            <text:p>13,680<text:s/></text:p>
          </table:table-cell>
          <table:table-cell office:value-type="float" office:value="18107" table:style-name="ce7">
            <text:p>18,107<text:s/></text:p>
          </table:table-cell>
          <table:table-cell office:value-type="float" office:value="29252" table:style-name="ce7">
            <text:p>29,252<text:s/></text:p>
          </table:table-cell>
          <table:table-cell office:value-type="float" office:value="25365" table:style-name="ce7">
            <text:p>25,365<text:s/></text:p>
          </table:table-cell>
          <table:table-cell office:value-type="float" office:value="13160" table:style-name="ce7">
            <text:p>13,160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10185" table:style-name="ce7">
            <text:p>10,185<text:s/></text:p>
          </table:table-cell>
          <table:table-cell office:value-type="float" office:value="9452" table:style-name="ce7">
            <text:p>9,452<text:s/></text:p>
          </table:table-cell>
          <table:table-cell table:number-columns-repeated="16275"/>
        </table:table-row>
        <table:table-row table:style-name="ro2">
          <table:table-cell office:value-type="date" office:date-value="2017-01-06T00:00:00" table:style-name="ce6">
            <text:p>2017/1/6</text:p>
          </table:table-cell>
          <table:table-cell office:value-type="float" office:value="6186" table:style-name="ce7">
            <text:p>6,186<text:s/></text:p>
          </table:table-cell>
          <table:table-cell office:value-type="float" office:value="17671" table:style-name="ce7">
            <text:p>17,671<text:s/></text:p>
          </table:table-cell>
          <table:table-cell office:value-type="float" office:value="40928" table:style-name="ce7">
            <text:p>40,928<text:s/></text:p>
          </table:table-cell>
          <table:table-cell office:value-type="float" office:value="52009" table:style-name="ce7">
            <text:p>52,009<text:s/></text:p>
          </table:table-cell>
          <table:table-cell office:value-type="float" office:value="27279" table:style-name="ce7">
            <text:p>27,279<text:s/></text:p>
          </table:table-cell>
          <table:table-cell office:value-type="float" office:value="16732" table:style-name="ce7">
            <text:p>16,732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4415" table:style-name="ce7">
            <text:p>4,415<text:s/></text:p>
          </table:table-cell>
          <table:table-cell office:value-type="float" office:value="3348" table:style-name="ce7">
            <text:p>3,348<text:s/></text:p>
          </table:table-cell>
          <table:table-cell office:value-type="float" office:value="16934" table:style-name="ce7">
            <text:p>16,934<text:s/></text:p>
          </table:table-cell>
          <table:table-cell office:value-type="float" office:value="2712" table:style-name="ce7">
            <text:p>2,712<text:s/></text:p>
          </table:table-cell>
          <table:table-cell office:value-type="float" office:value="5099" table:style-name="ce7">
            <text:p>5,099<text:s/></text:p>
          </table:table-cell>
          <table:table-cell office:value-type="float" office:value="7907" table:style-name="ce7">
            <text:p>7,907<text:s/></text:p>
          </table:table-cell>
          <table:table-cell office:value-type="float" office:value="11336" table:style-name="ce7">
            <text:p>11,336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18999" table:style-name="ce7">
            <text:p>18,999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6516" table:style-name="ce7">
            <text:p>6,516<text:s/></text:p>
          </table:table-cell>
          <table:table-cell office:value-type="float" office:value="8989" table:style-name="ce7">
            <text:p>8,989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9558" table:style-name="ce7">
            <text:p>9,558<text:s/></text:p>
          </table:table-cell>
          <table:table-cell office:value-type="float" office:value="8860" table:style-name="ce7">
            <text:p>8,860<text:s/></text:p>
          </table:table-cell>
          <table:table-cell office:value-type="float" office:value="6072" table:style-name="ce7">
            <text:p>6,072<text:s/></text:p>
          </table:table-cell>
          <table:table-cell office:value-type="float" office:value="38306" table:style-name="ce7">
            <text:p>38,306<text:s/></text:p>
          </table:table-cell>
          <table:table-cell office:value-type="float" office:value="2636" table:style-name="ce7">
            <text:p>2,636<text:s/></text:p>
          </table:table-cell>
          <table:table-cell office:value-type="float" office:value="14413" table:style-name="ce7">
            <text:p>14,413<text:s/></text:p>
          </table:table-cell>
          <table:table-cell office:value-type="float" office:value="11837" table:style-name="ce7">
            <text:p>11,837<text:s/></text:p>
          </table:table-cell>
          <table:table-cell office:value-type="float" office:value="18482" table:style-name="ce7">
            <text:p>18,482<text:s/></text:p>
          </table:table-cell>
          <table:table-cell office:value-type="float" office:value="24970" table:style-name="ce7">
            <text:p>24,970<text:s/></text:p>
          </table:table-cell>
          <table:table-cell office:value-type="float" office:value="18125" table:style-name="ce7">
            <text:p>18,125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31521" table:style-name="ce7">
            <text:p>31,521<text:s/></text:p>
          </table:table-cell>
          <table:table-cell office:value-type="float" office:value="20737" table:style-name="ce7">
            <text:p>20,737<text:s/></text:p>
          </table:table-cell>
          <table:table-cell office:value-type="float" office:value="35347" table:style-name="ce7">
            <text:p>35,347<text:s/></text:p>
          </table:table-cell>
          <table:table-cell office:value-type="float" office:value="32707" table:style-name="ce7">
            <text:p>32,707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38319" table:style-name="ce7">
            <text:p>38,319<text:s/></text:p>
          </table:table-cell>
          <table:table-cell office:value-type="float" office:value="28513" table:style-name="ce7">
            <text:p>28,513<text:s/></text:p>
          </table:table-cell>
          <table:table-cell office:value-type="float" office:value="27294" table:style-name="ce7">
            <text:p>27,294<text:s/></text:p>
          </table:table-cell>
          <table:table-cell office:value-type="float" office:value="23207" table:style-name="ce7">
            <text:p>23,207<text:s/></text:p>
          </table:table-cell>
          <table:table-cell office:value-type="float" office:value="25236" table:style-name="ce7">
            <text:p>25,236<text:s/></text:p>
          </table:table-cell>
          <table:table-cell office:value-type="float" office:value="157250" table:style-name="ce7">
            <text:p>157,250<text:s/></text:p>
          </table:table-cell>
          <table:table-cell office:value-type="float" office:value="41659" table:style-name="ce7">
            <text:p>41,659<text:s/></text:p>
          </table:table-cell>
          <table:table-cell office:value-type="float" office:value="23835" table:style-name="ce7">
            <text:p>23,835<text:s/></text:p>
          </table:table-cell>
          <table:table-cell office:value-type="float" office:value="28529" table:style-name="ce7">
            <text:p>28,529<text:s/></text:p>
          </table:table-cell>
          <table:table-cell office:value-type="float" office:value="29034" table:style-name="ce7">
            <text:p>29,034<text:s/></text:p>
          </table:table-cell>
          <table:table-cell office:value-type="float" office:value="39567" table:style-name="ce7">
            <text:p>39,567<text:s/></text:p>
          </table:table-cell>
          <table:table-cell office:value-type="float" office:value="32341" table:style-name="ce7">
            <text:p>32,341<text:s/></text:p>
          </table:table-cell>
          <table:table-cell office:value-type="float" office:value="26185" table:style-name="ce7">
            <text:p>26,185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33374" table:style-name="ce7">
            <text:p>33,374<text:s/></text:p>
          </table:table-cell>
          <table:table-cell office:value-type="float" office:value="8364" table:style-name="ce7">
            <text:p>8,364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19605" table:style-name="ce7">
            <text:p>19,605<text:s/></text:p>
          </table:table-cell>
          <table:table-cell office:value-type="float" office:value="7410" table:style-name="ce7">
            <text:p>7,410<text:s/></text:p>
          </table:table-cell>
          <table:table-cell office:value-type="float" office:value="3841" table:style-name="ce7">
            <text:p>3,841<text:s/></text:p>
          </table:table-cell>
          <table:table-cell office:value-type="float" office:value="3117" table:style-name="ce7">
            <text:p>3,117<text:s/></text:p>
          </table:table-cell>
          <table:table-cell office:value-type="float" office:value="14460" table:style-name="ce7">
            <text:p>14,460<text:s/></text:p>
          </table:table-cell>
          <table:table-cell office:value-type="float" office:value="10329" table:style-name="ce7">
            <text:p>10,329<text:s/></text:p>
          </table:table-cell>
          <table:table-cell office:value-type="float" office:value="8134" table:style-name="ce7">
            <text:p>8,134<text:s/></text:p>
          </table:table-cell>
          <table:table-cell office:value-type="float" office:value="42596" table:style-name="ce7">
            <text:p>42,596<text:s/></text:p>
          </table:table-cell>
          <table:table-cell office:value-type="float" office:value="8236" table:style-name="ce7">
            <text:p>8,236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7957" table:style-name="ce7">
            <text:p>7,957<text:s/></text:p>
          </table:table-cell>
          <table:table-cell office:value-type="float" office:value="22768" table:style-name="ce7">
            <text:p>22,768<text:s/></text:p>
          </table:table-cell>
          <table:table-cell office:value-type="float" office:value="23782" table:style-name="ce7">
            <text:p>23,782<text:s/></text:p>
          </table:table-cell>
          <table:table-cell office:value-type="float" office:value="31204" table:style-name="ce7">
            <text:p>31,204<text:s/></text:p>
          </table:table-cell>
          <table:table-cell office:value-type="float" office:value="40851" table:style-name="ce7">
            <text:p>40,851<text:s/></text:p>
          </table:table-cell>
          <table:table-cell office:value-type="float" office:value="46126" table:style-name="ce7">
            <text:p>46,126<text:s/></text:p>
          </table:table-cell>
          <table:table-cell office:value-type="float" office:value="27371" table:style-name="ce7">
            <text:p>27,371<text:s/></text:p>
          </table:table-cell>
          <table:table-cell office:value-type="float" office:value="31647" table:style-name="ce7">
            <text:p>31,647<text:s/></text:p>
          </table:table-cell>
          <table:table-cell office:value-type="float" office:value="75618" table:style-name="ce7">
            <text:p>75,618<text:s/></text:p>
          </table:table-cell>
          <table:table-cell office:value-type="float" office:value="23841" table:style-name="ce7">
            <text:p>23,841<text:s/></text:p>
          </table:table-cell>
          <table:table-cell office:value-type="float" office:value="35222" table:style-name="ce7">
            <text:p>35,222<text:s/></text:p>
          </table:table-cell>
          <table:table-cell office:value-type="float" office:value="42125" table:style-name="ce7">
            <text:p>42,125<text:s/></text:p>
          </table:table-cell>
          <table:table-cell office:value-type="float" office:value="24134" table:style-name="ce12">
            <text:p>24,134<text:s/></text:p>
          </table:table-cell>
          <table:table-cell office:value-type="float" office:value="64230" table:style-name="ce8">
            <text:p>64,230<text:s/></text:p>
          </table:table-cell>
          <table:table-cell office:value-type="float" office:value="22373" table:style-name="ce7">
            <text:p>22,373<text:s/></text:p>
          </table:table-cell>
          <table:table-cell office:value-type="float" office:value="18502" table:style-name="ce7">
            <text:p>18,502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12968" table:style-name="ce7">
            <text:p>12,968<text:s/></text:p>
          </table:table-cell>
          <table:table-cell office:value-type="float" office:value="31412" table:style-name="ce7">
            <text:p>31,412<text:s/></text:p>
          </table:table-cell>
          <table:table-cell office:value-type="float" office:value="18373" table:style-name="ce7">
            <text:p>18,373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40102" table:style-name="ce7">
            <text:p>40,102<text:s/></text:p>
          </table:table-cell>
          <table:table-cell office:value-type="float" office:value="25544" table:style-name="ce7">
            <text:p>25,544<text:s/></text:p>
          </table:table-cell>
          <table:table-cell office:value-type="float" office:value="24091" table:style-name="ce7">
            <text:p>24,091<text:s/></text:p>
          </table:table-cell>
          <table:table-cell office:value-type="float" office:value="25871" table:style-name="ce7">
            <text:p>25,871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5610" table:style-name="ce7">
            <text:p>5,610<text:s/></text:p>
          </table:table-cell>
          <table:table-cell office:value-type="float" office:value="4910" table:style-name="ce7">
            <text:p>4,910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9620" table:style-name="ce7">
            <text:p>9,620<text:s/></text:p>
          </table:table-cell>
          <table:table-cell office:value-type="float" office:value="15885" table:style-name="ce7">
            <text:p>15,885<text:s/></text:p>
          </table:table-cell>
          <table:table-cell office:value-type="float" office:value="19326" table:style-name="ce7">
            <text:p>19,326<text:s/></text:p>
          </table:table-cell>
          <table:table-cell office:value-type="float" office:value="30597" table:style-name="ce7">
            <text:p>30,597<text:s/></text:p>
          </table:table-cell>
          <table:table-cell office:value-type="float" office:value="27163" table:style-name="ce7">
            <text:p>27,163<text:s/></text:p>
          </table:table-cell>
          <table:table-cell office:value-type="float" office:value="13756" table:style-name="ce7">
            <text:p>13,756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13075" table:style-name="ce7">
            <text:p>13,075<text:s/></text:p>
          </table:table-cell>
          <table:table-cell office:value-type="float" office:value="13450" table:style-name="ce7">
            <text:p>13,450<text:s/></text:p>
          </table:table-cell>
          <table:table-cell office:value-type="float" office:value="12717" table:style-name="ce7">
            <text:p>12,717<text:s/></text:p>
          </table:table-cell>
          <table:table-cell office:value-type="float" office:value="11181" table:style-name="ce7">
            <text:p>11,181<text:s/></text:p>
          </table:table-cell>
          <table:table-cell office:value-type="float" office:value="10249" table:style-name="ce7">
            <text:p>10,249<text:s/></text:p>
          </table:table-cell>
          <table:table-cell table:number-columns-repeated="16275"/>
        </table:table-row>
        <table:table-row table:style-name="ro2">
          <table:table-cell office:value-type="date" office:date-value="2017-01-07T00:00:00" table:style-name="ce6">
            <text:p>2017/1/7</text:p>
          </table:table-cell>
          <table:table-cell office:value-type="float" office:value="4584" table:style-name="ce7">
            <text:p>4,584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24887" table:style-name="ce7">
            <text:p>24,887<text:s/></text:p>
          </table:table-cell>
          <table:table-cell office:value-type="float" office:value="51424" table:style-name="ce7">
            <text:p>51,424<text:s/></text:p>
          </table:table-cell>
          <table:table-cell office:value-type="float" office:value="15997" table:style-name="ce7">
            <text:p>15,997<text:s/></text:p>
          </table:table-cell>
          <table:table-cell office:value-type="float" office:value="11627" table:style-name="ce7">
            <text:p>11,627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3700" table:style-name="ce7">
            <text:p>3,700<text:s/></text:p>
          </table:table-cell>
          <table:table-cell office:value-type="float" office:value="2836" table:style-name="ce7">
            <text:p>2,836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2143" table:style-name="ce7">
            <text:p>2,143<text:s/>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7479" table:style-name="ce7">
            <text:p>7,479<text:s/></text:p>
          </table:table-cell>
          <table:table-cell office:value-type="float" office:value="14152" table:style-name="ce7">
            <text:p>14,152<text:s/></text:p>
          </table:table-cell>
          <table:table-cell office:value-type="float" office:value="6552" table:style-name="ce7">
            <text:p>6,552<text:s/></text:p>
          </table:table-cell>
          <table:table-cell office:value-type="float" office:value="7139" table:style-name="ce7">
            <text:p>7,139<text:s/></text:p>
          </table:table-cell>
          <table:table-cell office:value-type="float" office:value="4612" table:style-name="ce7">
            <text:p>4,612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6755" table:style-name="ce7">
            <text:p>6,755<text:s/></text:p>
          </table:table-cell>
          <table:table-cell office:value-type="float" office:value="2409" table:style-name="ce7">
            <text:p>2,409<text:s/></text:p>
          </table:table-cell>
          <table:table-cell office:value-type="float" office:value="27371" table:style-name="ce7">
            <text:p>27,371<text:s/></text:p>
          </table:table-cell>
          <table:table-cell office:value-type="float" office:value="2159" table:style-name="ce7">
            <text:p>2,159<text:s/></text:p>
          </table:table-cell>
          <table:table-cell office:value-type="float" office:value="15664" table:style-name="ce7">
            <text:p>15,664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14856" table:style-name="ce7">
            <text:p>14,856<text:s/></text:p>
          </table:table-cell>
          <table:table-cell office:value-type="float" office:value="17891" table:style-name="ce7">
            <text:p>17,891<text:s/></text:p>
          </table:table-cell>
          <table:table-cell office:value-type="float" office:value="18043" table:style-name="ce7">
            <text:p>18,043<text:s/></text:p>
          </table:table-cell>
          <table:table-cell office:value-type="float" office:value="9196" table:style-name="ce7">
            <text:p>9,196<text:s/></text:p>
          </table:table-cell>
          <table:table-cell office:value-type="float" office:value="32168" table:style-name="ce7">
            <text:p>32,168<text:s/></text:p>
          </table:table-cell>
          <table:table-cell office:value-type="float" office:value="19200" table:style-name="ce7">
            <text:p>19,200<text:s/></text:p>
          </table:table-cell>
          <table:table-cell office:value-type="float" office:value="29149" table:style-name="ce7">
            <text:p>29,149<text:s/></text:p>
          </table:table-cell>
          <table:table-cell office:value-type="float" office:value="26375" table:style-name="ce7">
            <text:p>26,375<text:s/></text:p>
          </table:table-cell>
          <table:table-cell office:value-type="float" office:value="5380" table:style-name="ce7">
            <text:p>5,380<text:s/></text:p>
          </table:table-cell>
          <table:table-cell office:value-type="float" office:value="33443" table:style-name="ce7">
            <text:p>33,443<text:s/></text:p>
          </table:table-cell>
          <table:table-cell office:value-type="float" office:value="24100" table:style-name="ce7">
            <text:p>24,100<text:s/></text:p>
          </table:table-cell>
          <table:table-cell office:value-type="float" office:value="22470" table:style-name="ce7">
            <text:p>22,470<text:s/></text:p>
          </table:table-cell>
          <table:table-cell office:value-type="float" office:value="19482" table:style-name="ce7">
            <text:p>19,482<text:s/></text:p>
          </table:table-cell>
          <table:table-cell office:value-type="float" office:value="14510" table:style-name="ce7">
            <text:p>14,510<text:s/></text:p>
          </table:table-cell>
          <table:table-cell office:value-type="float" office:value="161911" table:style-name="ce7">
            <text:p>161,911<text:s/></text:p>
          </table:table-cell>
          <table:table-cell office:value-type="float" office:value="40299" table:style-name="ce7">
            <text:p>40,299<text:s/></text:p>
          </table:table-cell>
          <table:table-cell office:value-type="float" office:value="20724" table:style-name="ce7">
            <text:p>20,724<text:s/></text:p>
          </table:table-cell>
          <table:table-cell office:value-type="float" office:value="20778" table:style-name="ce7">
            <text:p>20,778<text:s/></text:p>
          </table:table-cell>
          <table:table-cell office:value-type="float" office:value="28979" table:style-name="ce7">
            <text:p>28,979<text:s/></text:p>
          </table:table-cell>
          <table:table-cell office:value-type="float" office:value="39878" table:style-name="ce7">
            <text:p>39,878<text:s/></text:p>
          </table:table-cell>
          <table:table-cell office:value-type="float" office:value="28664" table:style-name="ce7">
            <text:p>28,664<text:s/></text:p>
          </table:table-cell>
          <table:table-cell office:value-type="float" office:value="22037" table:style-name="ce7">
            <text:p>22,037<text:s/></text:p>
          </table:table-cell>
          <table:table-cell office:value-type="float" office:value="10176" table:style-name="ce7">
            <text:p>10,176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6640" table:style-name="ce7">
            <text:p>6,640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16724" table:style-name="ce7">
            <text:p>16,724<text:s/></text:p>
          </table:table-cell>
          <table:table-cell office:value-type="float" office:value="7956" table:style-name="ce7">
            <text:p>7,956<text:s/>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2591" table:style-name="ce7">
            <text:p>2,591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8878" table:style-name="ce7">
            <text:p>8,878<text:s/></text:p>
          </table:table-cell>
          <table:table-cell office:value-type="float" office:value="5784" table:style-name="ce7">
            <text:p>5,784<text:s/></text:p>
          </table:table-cell>
          <table:table-cell office:value-type="float" office:value="41469" table:style-name="ce7">
            <text:p>41,469<text:s/></text:p>
          </table:table-cell>
          <table:table-cell office:value-type="float" office:value="6269" table:style-name="ce7">
            <text:p>6,269<text:s/></text:p>
          </table:table-cell>
          <table:table-cell office:value-type="float" office:value="10497" table:style-name="ce7">
            <text:p>10,497<text:s/></text:p>
          </table:table-cell>
          <table:table-cell office:value-type="float" office:value="6506" table:style-name="ce7">
            <text:p>6,506<text:s/></text:p>
          </table:table-cell>
          <table:table-cell office:value-type="float" office:value="18747" table:style-name="ce7">
            <text:p>18,747<text:s/></text:p>
          </table:table-cell>
          <table:table-cell office:value-type="float" office:value="16992" table:style-name="ce7">
            <text:p>16,992<text:s/></text:p>
          </table:table-cell>
          <table:table-cell office:value-type="float" office:value="30258" table:style-name="ce7">
            <text:p>30,258<text:s/></text:p>
          </table:table-cell>
          <table:table-cell office:value-type="float" office:value="37853" table:style-name="ce7">
            <text:p>37,853<text:s/></text:p>
          </table:table-cell>
          <table:table-cell office:value-type="float" office:value="37002" table:style-name="ce7">
            <text:p>37,002<text:s/></text:p>
          </table:table-cell>
          <table:table-cell office:value-type="float" office:value="22420" table:style-name="ce7">
            <text:p>22,420<text:s/></text:p>
          </table:table-cell>
          <table:table-cell office:value-type="float" office:value="30229" table:style-name="ce7">
            <text:p>30,229<text:s/></text:p>
          </table:table-cell>
          <table:table-cell office:value-type="float" office:value="79365" table:style-name="ce7">
            <text:p>79,365<text:s/></text:p>
          </table:table-cell>
          <table:table-cell office:value-type="float" office:value="16175" table:style-name="ce7">
            <text:p>16,175<text:s/></text:p>
          </table:table-cell>
          <table:table-cell office:value-type="float" office:value="33405" table:style-name="ce7">
            <text:p>33,405<text:s/></text:p>
          </table:table-cell>
          <table:table-cell office:value-type="float" office:value="37199" table:style-name="ce7">
            <text:p>37,199<text:s/></text:p>
          </table:table-cell>
          <table:table-cell office:value-type="float" office:value="19578" table:style-name="ce12">
            <text:p>19,578<text:s/></text:p>
          </table:table-cell>
          <table:table-cell office:value-type="float" office:value="54020" table:style-name="ce8">
            <text:p>54,020<text:s/></text:p>
          </table:table-cell>
          <table:table-cell office:value-type="float" office:value="17156" table:style-name="ce7">
            <text:p>17,156<text:s/></text:p>
          </table:table-cell>
          <table:table-cell office:value-type="float" office:value="15277" table:style-name="ce7">
            <text:p>15,277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13772" table:style-name="ce7">
            <text:p>13,772<text:s/></text:p>
          </table:table-cell>
          <table:table-cell office:value-type="float" office:value="9494" table:style-name="ce7">
            <text:p>9,494<text:s/></text:p>
          </table:table-cell>
          <table:table-cell office:value-type="float" office:value="26296" table:style-name="ce7">
            <text:p>26,296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9812" table:style-name="ce7">
            <text:p>9,812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20861" table:style-name="ce7">
            <text:p>20,861<text:s/></text:p>
          </table:table-cell>
          <table:table-cell office:value-type="float" office:value="18854" table:style-name="ce7">
            <text:p>18,854<text:s/></text:p>
          </table:table-cell>
          <table:table-cell office:value-type="float" office:value="16616" table:style-name="ce7">
            <text:p>16,616<text:s/></text:p>
          </table:table-cell>
          <table:table-cell office:value-type="float" office:value="20873" table:style-name="ce7">
            <text:p>20,873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5608" table:style-name="ce7">
            <text:p>5,608<text:s/></text:p>
          </table:table-cell>
          <table:table-cell office:value-type="float" office:value="2943" table:style-name="ce7">
            <text:p>2,943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8146" table:style-name="ce7">
            <text:p>8,146<text:s/></text:p>
          </table:table-cell>
          <table:table-cell office:value-type="float" office:value="9431" table:style-name="ce7">
            <text:p>9,431<text:s/></text:p>
          </table:table-cell>
          <table:table-cell office:value-type="float" office:value="12852" table:style-name="ce7">
            <text:p>12,852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23007" table:style-name="ce7">
            <text:p>23,007<text:s/></text:p>
          </table:table-cell>
          <table:table-cell office:value-type="float" office:value="25305" table:style-name="ce7">
            <text:p>25,305<text:s/></text:p>
          </table:table-cell>
          <table:table-cell office:value-type="float" office:value="11652" table:style-name="ce7">
            <text:p>11,652<text:s/></text:p>
          </table:table-cell>
          <table:table-cell office:value-type="float" office:value="11385" table:style-name="ce7">
            <text:p>11,385<text:s/></text:p>
          </table:table-cell>
          <table:table-cell office:value-type="float" office:value="11973" table:style-name="ce7">
            <text:p>11,973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11120" table:style-name="ce7">
            <text:p>11,120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8603" table:style-name="ce7">
            <text:p>8,603<text:s/></text:p>
          </table:table-cell>
          <table:table-cell table:number-columns-repeated="16275"/>
        </table:table-row>
        <table:table-row table:style-name="ro2">
          <table:table-cell office:value-type="date" office:date-value="2017-01-08T00:00:00" table:style-name="ce6">
            <text:p>2017/1/8</text:p>
          </table:table-cell>
          <table:table-cell office:value-type="float" office:value="4224" table:style-name="ce7">
            <text:p>4,224<text:s/></text:p>
          </table:table-cell>
          <table:table-cell office:value-type="float" office:value="8771" table:style-name="ce7">
            <text:p>8,771<text:s/></text:p>
          </table:table-cell>
          <table:table-cell office:value-type="float" office:value="18285" table:style-name="ce7">
            <text:p>18,285<text:s/></text:p>
          </table:table-cell>
          <table:table-cell office:value-type="float" office:value="40958" table:style-name="ce7">
            <text:p>40,958<text:s/></text:p>
          </table:table-cell>
          <table:table-cell office:value-type="float" office:value="12821" table:style-name="ce7">
            <text:p>12,821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6968" table:style-name="ce7">
            <text:p>6,968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2211" table:style-name="ce7">
            <text:p>2,211<text:s/></text:p>
          </table:table-cell>
          <table:table-cell office:value-type="float" office:value="7153" table:style-name="ce7">
            <text:p>7,153<text:s/></text:p>
          </table:table-cell>
          <table:table-cell office:value-type="float" office:value="1710" table:style-name="ce7">
            <text:p>1,710<text:s/></text:p>
          </table:table-cell>
          <table:table-cell office:value-type="float" office:value="2578" table:style-name="ce7">
            <text:p>2,578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5580" table:style-name="ce7">
            <text:p>5,580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5551" table:style-name="ce7">
            <text:p>5,551<text:s/></text:p>
          </table:table-cell>
          <table:table-cell office:value-type="float" office:value="3452" table:style-name="ce7">
            <text:p>3,452<text:s/></text:p>
          </table:table-cell>
          <table:table-cell office:value-type="float" office:value="6135" table:style-name="ce7">
            <text:p>6,135<text:s/></text:p>
          </table:table-cell>
          <table:table-cell office:value-type="float" office:value="3110" table:style-name="ce7">
            <text:p>3,110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5347" table:style-name="ce7">
            <text:p>5,347<text:s/></text:p>
          </table:table-cell>
          <table:table-cell office:value-type="float" office:value="1899" table:style-name="ce7">
            <text:p>1,899<text:s/></text:p>
          </table:table-cell>
          <table:table-cell office:value-type="float" office:value="19469" table:style-name="ce7">
            <text:p>19,469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12206" table:style-name="ce7">
            <text:p>12,206<text:s/></text:p>
          </table:table-cell>
          <table:table-cell office:value-type="float" office:value="7677" table:style-name="ce7">
            <text:p>7,677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14046" table:style-name="ce7">
            <text:p>14,046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22969" table:style-name="ce7">
            <text:p>22,969<text:s/></text:p>
          </table:table-cell>
          <table:table-cell office:value-type="float" office:value="15345" table:style-name="ce7">
            <text:p>15,345<text:s/></text:p>
          </table:table-cell>
          <table:table-cell office:value-type="float" office:value="20845" table:style-name="ce7">
            <text:p>20,845<text:s/></text:p>
          </table:table-cell>
          <table:table-cell office:value-type="float" office:value="21937" table:style-name="ce7">
            <text:p>21,937<text:s/></text:p>
          </table:table-cell>
          <table:table-cell office:value-type="float" office:value="4872" table:style-name="ce7">
            <text:p>4,872<text:s/></text:p>
          </table:table-cell>
          <table:table-cell office:value-type="float" office:value="26577" table:style-name="ce7">
            <text:p>26,577<text:s/></text:p>
          </table:table-cell>
          <table:table-cell office:value-type="float" office:value="18910" table:style-name="ce7">
            <text:p>18,910<text:s/></text:p>
          </table:table-cell>
          <table:table-cell office:value-type="float" office:value="17571" table:style-name="ce7">
            <text:p>17,571<text:s/></text:p>
          </table:table-cell>
          <table:table-cell office:value-type="float" office:value="15621" table:style-name="ce7">
            <text:p>15,621<text:s/></text:p>
          </table:table-cell>
          <table:table-cell office:value-type="float" office:value="11001" table:style-name="ce7">
            <text:p>11,001<text:s/></text:p>
          </table:table-cell>
          <table:table-cell office:value-type="float" office:value="150220" table:style-name="ce7">
            <text:p>150,220<text:s/></text:p>
          </table:table-cell>
          <table:table-cell office:value-type="float" office:value="33291" table:style-name="ce7">
            <text:p>33,291<text:s/></text:p>
          </table:table-cell>
          <table:table-cell office:value-type="float" office:value="15165" table:style-name="ce7">
            <text:p>15,165<text:s/></text:p>
          </table:table-cell>
          <table:table-cell office:value-type="float" office:value="18899" table:style-name="ce7">
            <text:p>18,899<text:s/></text:p>
          </table:table-cell>
          <table:table-cell office:value-type="float" office:value="26584" table:style-name="ce7">
            <text:p>26,584<text:s/></text:p>
          </table:table-cell>
          <table:table-cell office:value-type="float" office:value="31176" table:style-name="ce7">
            <text:p>31,176<text:s/></text:p>
          </table:table-cell>
          <table:table-cell office:value-type="float" office:value="21644" table:style-name="ce7">
            <text:p>21,644<text:s/></text:p>
          </table:table-cell>
          <table:table-cell office:value-type="float" office:value="17346" table:style-name="ce7">
            <text:p>17,346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19627" table:style-name="ce7">
            <text:p>19,627<text:s/>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6616" table:style-name="ce7">
            <text:p>6,616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7232" table:style-name="ce7">
            <text:p>7,232<text:s/></text:p>
          </table:table-cell>
          <table:table-cell office:value-type="float" office:value="2724" table:style-name="ce7">
            <text:p>2,724<text:s/></text:p>
          </table:table-cell>
          <table:table-cell office:value-type="float" office:value="1710" table:style-name="ce7">
            <text:p>1,710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5560" table:style-name="ce7">
            <text:p>5,560<text:s/></text:p>
          </table:table-cell>
          <table:table-cell office:value-type="float" office:value="35223" table:style-name="ce7">
            <text:p>35,223<text:s/></text:p>
          </table:table-cell>
          <table:table-cell office:value-type="float" office:value="5756" table:style-name="ce7">
            <text:p>5,756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5335" table:style-name="ce7">
            <text:p>5,335<text:s/></text:p>
          </table:table-cell>
          <table:table-cell office:value-type="float" office:value="15361" table:style-name="ce7">
            <text:p>15,361<text:s/></text:p>
          </table:table-cell>
          <table:table-cell office:value-type="float" office:value="12882" table:style-name="ce7">
            <text:p>12,882<text:s/></text:p>
          </table:table-cell>
          <table:table-cell office:value-type="float" office:value="23819" table:style-name="ce7">
            <text:p>23,819<text:s/></text:p>
          </table:table-cell>
          <table:table-cell office:value-type="float" office:value="32514" table:style-name="ce7">
            <text:p>32,514<text:s/></text:p>
          </table:table-cell>
          <table:table-cell office:value-type="float" office:value="29315" table:style-name="ce7">
            <text:p>29,315<text:s/></text:p>
          </table:table-cell>
          <table:table-cell office:value-type="float" office:value="17908" table:style-name="ce7">
            <text:p>17,908<text:s/></text:p>
          </table:table-cell>
          <table:table-cell office:value-type="float" office:value="26790" table:style-name="ce7">
            <text:p>26,790<text:s/></text:p>
          </table:table-cell>
          <table:table-cell office:value-type="float" office:value="67725" table:style-name="ce7">
            <text:p>67,725<text:s/></text:p>
          </table:table-cell>
          <table:table-cell office:value-type="float" office:value="13115" table:style-name="ce7">
            <text:p>13,115<text:s/></text:p>
          </table:table-cell>
          <table:table-cell office:value-type="float" office:value="25434" table:style-name="ce7">
            <text:p>25,434<text:s/></text:p>
          </table:table-cell>
          <table:table-cell office:value-type="float" office:value="29255" table:style-name="ce7">
            <text:p>29,255<text:s/></text:p>
          </table:table-cell>
          <table:table-cell office:value-type="float" office:value="15332" table:style-name="ce12">
            <text:p>15,332<text:s/></text:p>
          </table:table-cell>
          <table:table-cell office:value-type="float" office:value="45732" table:style-name="ce8">
            <text:p>45,732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7753" table:style-name="ce7">
            <text:p>7,753<text:s/></text:p>
          </table:table-cell>
          <table:table-cell office:value-type="float" office:value="11399" table:style-name="ce7">
            <text:p>11,399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23735" table:style-name="ce7">
            <text:p>23,735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8437" table:style-name="ce7">
            <text:p>8,437<text:s/></text:p>
          </table:table-cell>
          <table:table-cell office:value-type="float" office:value="6186" table:style-name="ce7">
            <text:p>6,186<text:s/></text:p>
          </table:table-cell>
          <table:table-cell office:value-type="float" office:value="16386" table:style-name="ce7">
            <text:p>16,386<text:s/></text:p>
          </table:table-cell>
          <table:table-cell office:value-type="float" office:value="11330" table:style-name="ce7">
            <text:p>11,330<text:s/></text:p>
          </table:table-cell>
          <table:table-cell office:value-type="float" office:value="13397" table:style-name="ce7">
            <text:p>13,397<text:s/></text:p>
          </table:table-cell>
          <table:table-cell office:value-type="float" office:value="16092" table:style-name="ce7">
            <text:p>16,092<text:s/></text:p>
          </table:table-cell>
          <table:table-cell office:value-type="float" office:value="6445" table:style-name="ce7">
            <text:p>6,445<text:s/></text:p>
          </table:table-cell>
          <table:table-cell office:value-type="float" office:value="7599" table:style-name="ce7">
            <text:p>7,599<text:s/></text:p>
          </table:table-cell>
          <table:table-cell office:value-type="float" office:value="4192" table:style-name="ce7">
            <text:p>4,192<text:s/></text:p>
          </table:table-cell>
          <table:table-cell office:value-type="float" office:value="2362" table:style-name="ce7">
            <text:p>2,362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6513" table:style-name="ce7">
            <text:p>6,513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11271" table:style-name="ce7">
            <text:p>11,271<text:s/></text:p>
          </table:table-cell>
          <table:table-cell office:value-type="float" office:value="11898" table:style-name="ce7">
            <text:p>11,898<text:s/></text:p>
          </table:table-cell>
          <table:table-cell office:value-type="float" office:value="18456" table:style-name="ce7">
            <text:p>18,456<text:s/></text:p>
          </table:table-cell>
          <table:table-cell office:value-type="float" office:value="21113" table:style-name="ce7">
            <text:p>21,113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7123" table:style-name="ce7">
            <text:p>7,123<text:s/></text:p>
          </table:table-cell>
          <table:table-cell office:value-type="float" office:value="6981" table:style-name="ce7">
            <text:p>6,981<text:s/></text:p>
          </table:table-cell>
          <table:table-cell table:number-columns-repeated="16275"/>
        </table:table-row>
        <table:table-row table:style-name="ro2">
          <table:table-cell office:value-type="date" office:date-value="2017-01-09T00:00:00" table:style-name="ce6">
            <text:p>2017/1/9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16135" table:style-name="ce7">
            <text:p>16,135<text:s/></text:p>
          </table:table-cell>
          <table:table-cell office:value-type="float" office:value="37797" table:style-name="ce7">
            <text:p>37,797<text:s/></text:p>
          </table:table-cell>
          <table:table-cell office:value-type="float" office:value="43990" table:style-name="ce7">
            <text:p>43,990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15105" table:style-name="ce7">
            <text:p>15,105<text:s/></text:p>
          </table:table-cell>
          <table:table-cell office:value-type="float" office:value="11595" table:style-name="ce7">
            <text:p>11,595<text:s/></text:p>
          </table:table-cell>
          <table:table-cell office:value-type="float" office:value="4078" table:style-name="ce7">
            <text:p>4,078<text:s/></text:p>
          </table:table-cell>
          <table:table-cell office:value-type="float" office:value="3061" table:style-name="ce7">
            <text:p>3,061<text:s/></text:p>
          </table:table-cell>
          <table:table-cell office:value-type="float" office:value="14749" table:style-name="ce7">
            <text:p>14,749<text:s/></text:p>
          </table:table-cell>
          <table:table-cell office:value-type="float" office:value="2454" table:style-name="ce7">
            <text:p>2,454<text:s/></text:p>
          </table:table-cell>
          <table:table-cell office:value-type="float" office:value="4617" table:style-name="ce7">
            <text:p>4,617<text:s/></text:p>
          </table:table-cell>
          <table:table-cell office:value-type="float" office:value="5032" table:style-name="ce7">
            <text:p>5,032<text:s/></text:p>
          </table:table-cell>
          <table:table-cell office:value-type="float" office:value="10038" table:style-name="ce7">
            <text:p>10,038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17388" table:style-name="ce7">
            <text:p>17,388<text:s/></text:p>
          </table:table-cell>
          <table:table-cell office:value-type="float" office:value="15454" table:style-name="ce7">
            <text:p>15,454<text:s/></text:p>
          </table:table-cell>
          <table:table-cell office:value-type="float" office:value="5461" table:style-name="ce7">
            <text:p>5,461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8071" table:style-name="ce7">
            <text:p>8,071<text:s/></text:p>
          </table:table-cell>
          <table:table-cell office:value-type="float" office:value="4919" table:style-name="ce7">
            <text:p>4,919<text:s/></text:p>
          </table:table-cell>
          <table:table-cell office:value-type="float" office:value="27865" table:style-name="ce7">
            <text:p>27,865<text:s/></text:p>
          </table:table-cell>
          <table:table-cell office:value-type="float" office:value="2921" table:style-name="ce7">
            <text:p>2,921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16463" table:style-name="ce7">
            <text:p>16,463<text:s/></text:p>
          </table:table-cell>
          <table:table-cell office:value-type="float" office:value="21734" table:style-name="ce7">
            <text:p>21,734<text:s/></text:p>
          </table:table-cell>
          <table:table-cell office:value-type="float" office:value="15992" table:style-name="ce7">
            <text:p>15,992<text:s/></text:p>
          </table:table-cell>
          <table:table-cell office:value-type="float" office:value="9162" table:style-name="ce7">
            <text:p>9,162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32095" table:style-name="ce7">
            <text:p>32,095<text:s/></text:p>
          </table:table-cell>
          <table:table-cell office:value-type="float" office:value="28219" table:style-name="ce7">
            <text:p>28,219<text:s/></text:p>
          </table:table-cell>
          <table:table-cell office:value-type="float" office:value="9884" table:style-name="ce7">
            <text:p>9,884<text:s/></text:p>
          </table:table-cell>
          <table:table-cell office:value-type="float" office:value="34922" table:style-name="ce7">
            <text:p>34,922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25136" table:style-name="ce7">
            <text:p>25,136<text:s/></text:p>
          </table:table-cell>
          <table:table-cell office:value-type="float" office:value="21826" table:style-name="ce7">
            <text:p>21,826<text:s/></text:p>
          </table:table-cell>
          <table:table-cell office:value-type="float" office:value="25196" table:style-name="ce7">
            <text:p>25,196<text:s/></text:p>
          </table:table-cell>
          <table:table-cell office:value-type="float" office:value="135443" table:style-name="ce7">
            <text:p>135,443<text:s/></text:p>
          </table:table-cell>
          <table:table-cell office:value-type="float" office:value="34663" table:style-name="ce7">
            <text:p>34,663<text:s/></text:p>
          </table:table-cell>
          <table:table-cell office:value-type="float" office:value="22748" table:style-name="ce7">
            <text:p>22,748<text:s/></text:p>
          </table:table-cell>
          <table:table-cell office:value-type="float" office:value="25887" table:style-name="ce7">
            <text:p>25,887<text:s/></text:p>
          </table:table-cell>
          <table:table-cell office:value-type="float" office:value="25847" table:style-name="ce7">
            <text:p>25,847<text:s/></text:p>
          </table:table-cell>
          <table:table-cell office:value-type="float" office:value="31753" table:style-name="ce7">
            <text:p>31,753<text:s/></text:p>
          </table:table-cell>
          <table:table-cell office:value-type="float" office:value="27566" table:style-name="ce7">
            <text:p>27,566<text:s/></text:p>
          </table:table-cell>
          <table:table-cell office:value-type="float" office:value="22812" table:style-name="ce7">
            <text:p>22,812<text:s/></text:p>
          </table:table-cell>
          <table:table-cell office:value-type="float" office:value="13133" table:style-name="ce7">
            <text:p>13,133<text:s/></text:p>
          </table:table-cell>
          <table:table-cell office:value-type="float" office:value="31007" table:style-name="ce7">
            <text:p>31,007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9916" table:style-name="ce7">
            <text:p>9,916<text:s/></text:p>
          </table:table-cell>
          <table:table-cell office:value-type="float" office:value="17071" table:style-name="ce7">
            <text:p>17,071<text:s/></text:p>
          </table:table-cell>
          <table:table-cell office:value-type="float" office:value="6507" table:style-name="ce7">
            <text:p>6,507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2834" table:style-name="ce7">
            <text:p>2,834<text:s/></text:p>
          </table:table-cell>
          <table:table-cell office:value-type="float" office:value="11776" table:style-name="ce7">
            <text:p>11,776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6980" table:style-name="ce7">
            <text:p>6,980<text:s/></text:p>
          </table:table-cell>
          <table:table-cell office:value-type="float" office:value="34987" table:style-name="ce7">
            <text:p>34,987<text:s/></text:p>
          </table:table-cell>
          <table:table-cell office:value-type="float" office:value="7667" table:style-name="ce7">
            <text:p>7,667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7090" table:style-name="ce7">
            <text:p>7,090<text:s/></text:p>
          </table:table-cell>
          <table:table-cell office:value-type="float" office:value="21056" table:style-name="ce7">
            <text:p>21,056<text:s/></text:p>
          </table:table-cell>
          <table:table-cell office:value-type="float" office:value="22508" table:style-name="ce7">
            <text:p>22,508<text:s/></text:p>
          </table:table-cell>
          <table:table-cell office:value-type="float" office:value="27790" table:style-name="ce7">
            <text:p>27,790<text:s/></text:p>
          </table:table-cell>
          <table:table-cell office:value-type="float" office:value="34973" table:style-name="ce7">
            <text:p>34,973<text:s/></text:p>
          </table:table-cell>
          <table:table-cell office:value-type="float" office:value="41761" table:style-name="ce7">
            <text:p>41,761<text:s/></text:p>
          </table:table-cell>
          <table:table-cell office:value-type="float" office:value="25447" table:style-name="ce7">
            <text:p>25,447<text:s/></text:p>
          </table:table-cell>
          <table:table-cell office:value-type="float" office:value="29229" table:style-name="ce7">
            <text:p>29,229<text:s/></text:p>
          </table:table-cell>
          <table:table-cell office:value-type="float" office:value="64815" table:style-name="ce7">
            <text:p>64,815<text:s/></text:p>
          </table:table-cell>
          <table:table-cell office:value-type="float" office:value="21463" table:style-name="ce7">
            <text:p>21,463<text:s/></text:p>
          </table:table-cell>
          <table:table-cell office:value-type="float" office:value="30832" table:style-name="ce7">
            <text:p>30,832<text:s/></text:p>
          </table:table-cell>
          <table:table-cell office:value-type="float" office:value="35186" table:style-name="ce7">
            <text:p>35,186<text:s/></text:p>
          </table:table-cell>
          <table:table-cell office:value-type="float" office:value="20724" table:style-name="ce12">
            <text:p>20,724<text:s/></text:p>
          </table:table-cell>
          <table:table-cell office:value-type="float" office:value="55852" table:style-name="ce8">
            <text:p>55,852<text:s/></text:p>
          </table:table-cell>
          <table:table-cell office:value-type="float" office:value="19709" table:style-name="ce7">
            <text:p>19,709<text:s/></text:p>
          </table:table-cell>
          <table:table-cell office:value-type="float" office:value="16914" table:style-name="ce7">
            <text:p>16,914<text:s/></text:p>
          </table:table-cell>
          <table:table-cell office:value-type="float" office:value="14262" table:style-name="ce7">
            <text:p>14,262<text:s/></text:p>
          </table:table-cell>
          <table:table-cell office:value-type="float" office:value="15355" table:style-name="ce7">
            <text:p>15,355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26675" table:style-name="ce7">
            <text:p>26,675<text:s/></text:p>
          </table:table-cell>
          <table:table-cell office:value-type="float" office:value="16433" table:style-name="ce7">
            <text:p>16,433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37614" table:style-name="ce7">
            <text:p>37,614<text:s/></text:p>
          </table:table-cell>
          <table:table-cell office:value-type="float" office:value="23484" table:style-name="ce7">
            <text:p>23,484<text:s/></text:p>
          </table:table-cell>
          <table:table-cell office:value-type="float" office:value="21883" table:style-name="ce7">
            <text:p>21,883<text:s/></text:p>
          </table:table-cell>
          <table:table-cell office:value-type="float" office:value="23173" table:style-name="ce7">
            <text:p>23,173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5046" table:style-name="ce7">
            <text:p>5,046<text:s/></text:p>
          </table:table-cell>
          <table:table-cell office:value-type="float" office:value="4482" table:style-name="ce7">
            <text:p>4,482<text:s/></text:p>
          </table:table-cell>
          <table:table-cell office:value-type="float" office:value="4546" table:style-name="ce7">
            <text:p>4,546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8933" table:style-name="ce7">
            <text:p>8,933<text:s/></text:p>
          </table:table-cell>
          <table:table-cell office:value-type="float" office:value="13877" table:style-name="ce7">
            <text:p>13,877<text:s/></text:p>
          </table:table-cell>
          <table:table-cell office:value-type="float" office:value="17394" table:style-name="ce7">
            <text:p>17,394<text:s/></text:p>
          </table:table-cell>
          <table:table-cell office:value-type="float" office:value="27964" table:style-name="ce7">
            <text:p>27,964<text:s/></text:p>
          </table:table-cell>
          <table:table-cell office:value-type="float" office:value="24029" table:style-name="ce7">
            <text:p>24,029<text:s/></text:p>
          </table:table-cell>
          <table:table-cell office:value-type="float" office:value="12762" table:style-name="ce7">
            <text:p>12,762<text:s/></text:p>
          </table:table-cell>
          <table:table-cell office:value-type="float" office:value="12364" table:style-name="ce7">
            <text:p>12,364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8978" table:style-name="ce7">
            <text:p>8,978<text:s/></text:p>
          </table:table-cell>
          <table:table-cell table:number-columns-repeated="16275"/>
        </table:table-row>
        <table:table-row table:style-name="ro2">
          <table:table-cell office:value-type="date" office:date-value="2017-01-10T00:00:00" table:style-name="ce6">
            <text:p>2017/1/10</text:p>
          </table:table-cell>
          <table:table-cell office:value-type="float" office:value="5346" table:style-name="ce7">
            <text:p>5,346<text:s/></text:p>
          </table:table-cell>
          <table:table-cell office:value-type="float" office:value="16385" table:style-name="ce7">
            <text:p>16,385<text:s/></text:p>
          </table:table-cell>
          <table:table-cell office:value-type="float" office:value="38974" table:style-name="ce7">
            <text:p>38,974<text:s/></text:p>
          </table:table-cell>
          <table:table-cell office:value-type="float" office:value="45688" table:style-name="ce7">
            <text:p>45,688<text:s/></text:p>
          </table:table-cell>
          <table:table-cell office:value-type="float" office:value="25966" table:style-name="ce7">
            <text:p>25,966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11958" table:style-name="ce7">
            <text:p>11,958<text:s/></text:p>
          </table:table-cell>
          <table:table-cell office:value-type="float" office:value="4215" table:style-name="ce7">
            <text:p>4,215<text:s/></text:p>
          </table:table-cell>
          <table:table-cell office:value-type="float" office:value="3188" table:style-name="ce7">
            <text:p>3,188<text:s/></text:p>
          </table:table-cell>
          <table:table-cell office:value-type="float" office:value="14969" table:style-name="ce7">
            <text:p>14,969<text:s/></text:p>
          </table:table-cell>
          <table:table-cell office:value-type="float" office:value="2551" table:style-name="ce7">
            <text:p>2,551<text:s/></text:p>
          </table:table-cell>
          <table:table-cell office:value-type="float" office:value="4675" table:style-name="ce7">
            <text:p>4,675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11648" table:style-name="ce7">
            <text:p>11,648<text:s/></text:p>
          </table:table-cell>
          <table:table-cell office:value-type="float" office:value="17927" table:style-name="ce7">
            <text:p>17,927<text:s/></text:p>
          </table:table-cell>
          <table:table-cell office:value-type="float" office:value="15635" table:style-name="ce7">
            <text:p>15,635<text:s/></text:p>
          </table:table-cell>
          <table:table-cell office:value-type="float" office:value="5544" table:style-name="ce7">
            <text:p>5,544<text:s/></text:p>
          </table:table-cell>
          <table:table-cell office:value-type="float" office:value="8241" table:style-name="ce7">
            <text:p>8,241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8299" table:style-name="ce7">
            <text:p>8,299<text:s/></text:p>
          </table:table-cell>
          <table:table-cell office:value-type="float" office:value="4992" table:style-name="ce7">
            <text:p>4,992<text:s/></text:p>
          </table:table-cell>
          <table:table-cell office:value-type="float" office:value="28707" table:style-name="ce7">
            <text:p>28,707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13349" table:style-name="ce7">
            <text:p>13,349<text:s/></text:p>
          </table:table-cell>
          <table:table-cell office:value-type="float" office:value="11048" table:style-name="ce7">
            <text:p>11,048<text:s/></text:p>
          </table:table-cell>
          <table:table-cell office:value-type="float" office:value="16593" table:style-name="ce7">
            <text:p>16,593<text:s/></text:p>
          </table:table-cell>
          <table:table-cell office:value-type="float" office:value="22052" table:style-name="ce7">
            <text:p>22,052<text:s/></text:p>
          </table:table-cell>
          <table:table-cell office:value-type="float" office:value="16657" table:style-name="ce7">
            <text:p>16,657<text:s/></text:p>
          </table:table-cell>
          <table:table-cell office:value-type="float" office:value="9539" table:style-name="ce7">
            <text:p>9,539<text:s/></text:p>
          </table:table-cell>
          <table:table-cell office:value-type="float" office:value="26667" table:style-name="ce7">
            <text:p>26,667<text:s/></text:p>
          </table:table-cell>
          <table:table-cell office:value-type="float" office:value="18203" table:style-name="ce7">
            <text:p>18,203<text:s/></text:p>
          </table:table-cell>
          <table:table-cell office:value-type="float" office:value="32786" table:style-name="ce7">
            <text:p>32,786<text:s/></text:p>
          </table:table-cell>
          <table:table-cell office:value-type="float" office:value="29999" table:style-name="ce7">
            <text:p>29,999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35920" table:style-name="ce7">
            <text:p>35,920<text:s/></text:p>
          </table:table-cell>
          <table:table-cell office:value-type="float" office:value="26933" table:style-name="ce7">
            <text:p>26,933<text:s/></text:p>
          </table:table-cell>
          <table:table-cell office:value-type="float" office:value="25663" table:style-name="ce7">
            <text:p>25,663<text:s/></text:p>
          </table:table-cell>
          <table:table-cell office:value-type="float" office:value="22102" table:style-name="ce7">
            <text:p>22,102<text:s/></text:p>
          </table:table-cell>
          <table:table-cell office:value-type="float" office:value="25287" table:style-name="ce7">
            <text:p>25,287<text:s/></text:p>
          </table:table-cell>
          <table:table-cell office:value-type="float" office:value="131045" table:style-name="ce7">
            <text:p>131,045<text:s/></text:p>
          </table:table-cell>
          <table:table-cell office:value-type="float" office:value="35621" table:style-name="ce7">
            <text:p>35,621<text:s/></text:p>
          </table:table-cell>
          <table:table-cell office:value-type="float" office:value="22423" table:style-name="ce7">
            <text:p>22,423<text:s/></text:p>
          </table:table-cell>
          <table:table-cell office:value-type="float" office:value="26091" table:style-name="ce7">
            <text:p>26,091<text:s/></text:p>
          </table:table-cell>
          <table:table-cell office:value-type="float" office:value="26552" table:style-name="ce7">
            <text:p>26,552<text:s/></text:p>
          </table:table-cell>
          <table:table-cell office:value-type="float" office:value="33131" table:style-name="ce7">
            <text:p>33,131<text:s/></text:p>
          </table:table-cell>
          <table:table-cell office:value-type="float" office:value="29162" table:style-name="ce7">
            <text:p>29,162<text:s/></text:p>
          </table:table-cell>
          <table:table-cell office:value-type="float" office:value="23580" table:style-name="ce7">
            <text:p>23,580<text:s/></text:p>
          </table:table-cell>
          <table:table-cell office:value-type="float" office:value="13483" table:style-name="ce7">
            <text:p>13,483<text:s/></text:p>
          </table:table-cell>
          <table:table-cell office:value-type="float" office:value="31083" table:style-name="ce7">
            <text:p>31,083<text:s/></text:p>
          </table:table-cell>
          <table:table-cell office:value-type="float" office:value="7958" table:style-name="ce7">
            <text:p>7,958<text:s/></text:p>
          </table:table-cell>
          <table:table-cell office:value-type="float" office:value="9899" table:style-name="ce7">
            <text:p>9,899<text:s/></text:p>
          </table:table-cell>
          <table:table-cell office:value-type="float" office:value="17744" table:style-name="ce7">
            <text:p>17,744<text:s/></text:p>
          </table:table-cell>
          <table:table-cell office:value-type="float" office:value="7072" table:style-name="ce7">
            <text:p>7,072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3040" table:style-name="ce7">
            <text:p>3,040<text:s/></text:p>
          </table:table-cell>
          <table:table-cell office:value-type="float" office:value="11984" table:style-name="ce7">
            <text:p>11,984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7228" table:style-name="ce7">
            <text:p>7,228<text:s/></text:p>
          </table:table-cell>
          <table:table-cell office:value-type="float" office:value="36887" table:style-name="ce7">
            <text:p>36,887<text:s/></text:p>
          </table:table-cell>
          <table:table-cell office:value-type="float" office:value="7716" table:style-name="ce7">
            <text:p>7,716<text:s/></text:p>
          </table:table-cell>
          <table:table-cell office:value-type="float" office:value="11272" table:style-name="ce7">
            <text:p>11,272<text:s/></text:p>
          </table:table-cell>
          <table:table-cell office:value-type="float" office:value="6947" table:style-name="ce7">
            <text:p>6,947<text:s/></text:p>
          </table:table-cell>
          <table:table-cell office:value-type="float" office:value="21496" table:style-name="ce7">
            <text:p>21,496<text:s/></text:p>
          </table:table-cell>
          <table:table-cell office:value-type="float" office:value="22985" table:style-name="ce7">
            <text:p>22,985<text:s/></text:p>
          </table:table-cell>
          <table:table-cell office:value-type="float" office:value="28761" table:style-name="ce7">
            <text:p>28,761<text:s/></text:p>
          </table:table-cell>
          <table:table-cell office:value-type="float" office:value="35351" table:style-name="ce7">
            <text:p>35,351<text:s/></text:p>
          </table:table-cell>
          <table:table-cell office:value-type="float" office:value="43187" table:style-name="ce7">
            <text:p>43,187<text:s/></text:p>
          </table:table-cell>
          <table:table-cell office:value-type="float" office:value="25742" table:style-name="ce7">
            <text:p>25,742<text:s/></text:p>
          </table:table-cell>
          <table:table-cell office:value-type="float" office:value="29311" table:style-name="ce7">
            <text:p>29,311<text:s/></text:p>
          </table:table-cell>
          <table:table-cell office:value-type="float" office:value="66202" table:style-name="ce7">
            <text:p>66,202<text:s/></text:p>
          </table:table-cell>
          <table:table-cell office:value-type="float" office:value="22388" table:style-name="ce7">
            <text:p>22,388<text:s/></text:p>
          </table:table-cell>
          <table:table-cell office:value-type="float" office:value="31957" table:style-name="ce7">
            <text:p>31,957<text:s/></text:p>
          </table:table-cell>
          <table:table-cell office:value-type="float" office:value="36203" table:style-name="ce7">
            <text:p>36,203<text:s/></text:p>
          </table:table-cell>
          <table:table-cell office:value-type="float" office:value="21156" table:style-name="ce12">
            <text:p>21,156<text:s/></text:p>
          </table:table-cell>
          <table:table-cell office:value-type="float" office:value="56201" table:style-name="ce8">
            <text:p>56,201<text:s/></text:p>
          </table:table-cell>
          <table:table-cell office:value-type="float" office:value="20847" table:style-name="ce7">
            <text:p>20,847<text:s/></text:p>
          </table:table-cell>
          <table:table-cell office:value-type="float" office:value="17333" table:style-name="ce7">
            <text:p>17,333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15478" table:style-name="ce7">
            <text:p>15,478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26612" table:style-name="ce7">
            <text:p>26,612<text:s/></text:p>
          </table:table-cell>
          <table:table-cell office:value-type="float" office:value="16883" table:style-name="ce7">
            <text:p>16,883<text:s/></text:p>
          </table:table-cell>
          <table:table-cell office:value-type="float" office:value="7677" table:style-name="ce7">
            <text:p>7,677<text:s/></text:p>
          </table:table-cell>
          <table:table-cell office:value-type="float" office:value="8375" table:style-name="ce7">
            <text:p>8,375<text:s/></text:p>
          </table:table-cell>
          <table:table-cell office:value-type="float" office:value="37898" table:style-name="ce7">
            <text:p>37,898<text:s/></text:p>
          </table:table-cell>
          <table:table-cell office:value-type="float" office:value="23716" table:style-name="ce7">
            <text:p>23,716<text:s/></text:p>
          </table:table-cell>
          <table:table-cell office:value-type="float" office:value="22376" table:style-name="ce7">
            <text:p>22,376<text:s/></text:p>
          </table:table-cell>
          <table:table-cell office:value-type="float" office:value="23592" table:style-name="ce7">
            <text:p>23,592<text:s/></text:p>
          </table:table-cell>
          <table:table-cell office:value-type="float" office:value="12736" table:style-name="ce7">
            <text:p>12,736<text:s/></text:p>
          </table:table-cell>
          <table:table-cell office:value-type="float" office:value="10904" table:style-name="ce7">
            <text:p>10,904<text:s/></text:p>
          </table:table-cell>
          <table:table-cell office:value-type="float" office:value="5249" table:style-name="ce7">
            <text:p>5,249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4712" table:style-name="ce7">
            <text:p>4,712<text:s/></text:p>
          </table:table-cell>
          <table:table-cell office:value-type="float" office:value="10001" table:style-name="ce7">
            <text:p>10,001<text:s/></text:p>
          </table:table-cell>
          <table:table-cell office:value-type="float" office:value="9075" table:style-name="ce7">
            <text:p>9,075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17702" table:style-name="ce7">
            <text:p>17,702<text:s/></text:p>
          </table:table-cell>
          <table:table-cell office:value-type="float" office:value="28296" table:style-name="ce7">
            <text:p>28,296<text:s/></text:p>
          </table:table-cell>
          <table:table-cell office:value-type="float" office:value="24625" table:style-name="ce7">
            <text:p>24,625<text:s/></text:p>
          </table:table-cell>
          <table:table-cell office:value-type="float" office:value="13139" table:style-name="ce7">
            <text:p>13,139<text:s/></text:p>
          </table:table-cell>
          <table:table-cell office:value-type="float" office:value="12686" table:style-name="ce7">
            <text:p>12,686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12557" table:style-name="ce7">
            <text:p>12,557<text:s/></text:p>
          </table:table-cell>
          <table:table-cell office:value-type="float" office:value="11538" table:style-name="ce7">
            <text:p>11,538<text:s/></text:p>
          </table:table-cell>
          <table:table-cell office:value-type="float" office:value="9642" table:style-name="ce7">
            <text:p>9,642<text:s/></text:p>
          </table:table-cell>
          <table:table-cell office:value-type="float" office:value="9280" table:style-name="ce7">
            <text:p>9,280<text:s/></text:p>
          </table:table-cell>
          <table:table-cell table:number-columns-repeated="16275"/>
        </table:table-row>
        <table:table-row table:style-name="ro2">
          <table:table-cell office:value-type="date" office:date-value="2017-01-11T00:00:00" table:style-name="ce6">
            <text:p>2017/1/11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38878" table:style-name="ce7">
            <text:p>38,878<text:s/></text:p>
          </table:table-cell>
          <table:table-cell office:value-type="float" office:value="46368" table:style-name="ce7">
            <text:p>46,368<text:s/></text:p>
          </table:table-cell>
          <table:table-cell office:value-type="float" office:value="25650" table:style-name="ce7">
            <text:p>25,650<text:s/></text:p>
          </table:table-cell>
          <table:table-cell office:value-type="float" office:value="15445" table:style-name="ce7">
            <text:p>15,445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4205" table:style-name="ce7">
            <text:p>4,205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15063" table:style-name="ce7">
            <text:p>15,063<text:s/></text:p>
          </table:table-cell>
          <table:table-cell office:value-type="float" office:value="2651" table:style-name="ce7">
            <text:p>2,651<text:s/></text:p>
          </table:table-cell>
          <table:table-cell office:value-type="float" office:value="4785" table:style-name="ce7">
            <text:p>4,785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12565" table:style-name="ce7">
            <text:p>12,565<text:s/></text:p>
          </table:table-cell>
          <table:table-cell office:value-type="float" office:value="18204" table:style-name="ce7">
            <text:p>18,204<text:s/></text:p>
          </table:table-cell>
          <table:table-cell office:value-type="float" office:value="16058" table:style-name="ce7">
            <text:p>16,058<text:s/></text:p>
          </table:table-cell>
          <table:table-cell office:value-type="float" office:value="5704" table:style-name="ce7">
            <text:p>5,704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3401" table:style-name="ce7">
            <text:p>3,401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31261" table:style-name="ce7">
            <text:p>31,261<text:s/></text:p>
          </table:table-cell>
          <table:table-cell office:value-type="float" office:value="2827" table:style-name="ce7">
            <text:p>2,827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11285" table:style-name="ce7">
            <text:p>11,285<text:s/></text:p>
          </table:table-cell>
          <table:table-cell office:value-type="float" office:value="17025" table:style-name="ce7">
            <text:p>17,025<text:s/></text:p>
          </table:table-cell>
          <table:table-cell office:value-type="float" office:value="22612" table:style-name="ce7">
            <text:p>22,612<text:s/></text:p>
          </table:table-cell>
          <table:table-cell office:value-type="float" office:value="16931" table:style-name="ce7">
            <text:p>16,931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27493" table:style-name="ce7">
            <text:p>27,493<text:s/></text:p>
          </table:table-cell>
          <table:table-cell office:value-type="float" office:value="18680" table:style-name="ce7">
            <text:p>18,680<text:s/></text:p>
          </table:table-cell>
          <table:table-cell office:value-type="float" office:value="33372" table:style-name="ce7">
            <text:p>33,372<text:s/></text:p>
          </table:table-cell>
          <table:table-cell office:value-type="float" office:value="30287" table:style-name="ce7">
            <text:p>30,287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35911" table:style-name="ce7">
            <text:p>35,911<text:s/></text:p>
          </table:table-cell>
          <table:table-cell office:value-type="float" office:value="27549" table:style-name="ce7">
            <text:p>27,549<text:s/></text:p>
          </table:table-cell>
          <table:table-cell office:value-type="float" office:value="25798" table:style-name="ce7">
            <text:p>25,798<text:s/></text:p>
          </table:table-cell>
          <table:table-cell office:value-type="float" office:value="22455" table:style-name="ce7">
            <text:p>22,455<text:s/></text:p>
          </table:table-cell>
          <table:table-cell office:value-type="float" office:value="24885" table:style-name="ce7">
            <text:p>24,885<text:s/></text:p>
          </table:table-cell>
          <table:table-cell office:value-type="float" office:value="132126" table:style-name="ce7">
            <text:p>132,126<text:s/></text:p>
          </table:table-cell>
          <table:table-cell office:value-type="float" office:value="36817" table:style-name="ce7">
            <text:p>36,817<text:s/></text:p>
          </table:table-cell>
          <table:table-cell office:value-type="float" office:value="22857" table:style-name="ce7">
            <text:p>22,857<text:s/></text:p>
          </table:table-cell>
          <table:table-cell office:value-type="float" office:value="26437" table:style-name="ce7">
            <text:p>26,437<text:s/></text:p>
          </table:table-cell>
          <table:table-cell office:value-type="float" office:value="26601" table:style-name="ce7">
            <text:p>26,601<text:s/></text:p>
          </table:table-cell>
          <table:table-cell office:value-type="float" office:value="34249" table:style-name="ce7">
            <text:p>34,249<text:s/></text:p>
          </table:table-cell>
          <table:table-cell office:value-type="float" office:value="29058" table:style-name="ce7">
            <text:p>29,058<text:s/></text:p>
          </table:table-cell>
          <table:table-cell office:value-type="float" office:value="23714" table:style-name="ce7">
            <text:p>23,714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31715" table:style-name="ce7">
            <text:p>31,715<text:s/></text:p>
          </table:table-cell>
          <table:table-cell office:value-type="float" office:value="7915" table:style-name="ce7">
            <text:p>7,915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17794" table:style-name="ce7">
            <text:p>17,794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9597" table:style-name="ce7">
            <text:p>9,597<text:s/></text:p>
          </table:table-cell>
          <table:table-cell office:value-type="float" office:value="7248" table:style-name="ce7">
            <text:p>7,248<text:s/></text:p>
          </table:table-cell>
          <table:table-cell office:value-type="float" office:value="37105" table:style-name="ce7">
            <text:p>37,105<text:s/></text:p>
          </table:table-cell>
          <table:table-cell office:value-type="float" office:value="7687" table:style-name="ce7">
            <text:p>7,687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7182" table:style-name="ce7">
            <text:p>7,182<text:s/></text:p>
          </table:table-cell>
          <table:table-cell office:value-type="float" office:value="21712" table:style-name="ce7">
            <text:p>21,712<text:s/></text:p>
          </table:table-cell>
          <table:table-cell office:value-type="float" office:value="22821" table:style-name="ce7">
            <text:p>22,821<text:s/></text:p>
          </table:table-cell>
          <table:table-cell office:value-type="float" office:value="29134" table:style-name="ce7">
            <text:p>29,134<text:s/></text:p>
          </table:table-cell>
          <table:table-cell office:value-type="float" office:value="35943" table:style-name="ce7">
            <text:p>35,943<text:s/></text:p>
          </table:table-cell>
          <table:table-cell office:value-type="float" office:value="43439" table:style-name="ce7">
            <text:p>43,439<text:s/></text:p>
          </table:table-cell>
          <table:table-cell office:value-type="float" office:value="26227" table:style-name="ce7">
            <text:p>26,227<text:s/></text:p>
          </table:table-cell>
          <table:table-cell office:value-type="float" office:value="29294" table:style-name="ce7">
            <text:p>29,294<text:s/></text:p>
          </table:table-cell>
          <table:table-cell office:value-type="float" office:value="67361" table:style-name="ce7">
            <text:p>67,361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32620" table:style-name="ce7">
            <text:p>32,620<text:s/></text:p>
          </table:table-cell>
          <table:table-cell office:value-type="float" office:value="37587" table:style-name="ce7">
            <text:p>37,587<text:s/></text:p>
          </table:table-cell>
          <table:table-cell office:value-type="float" office:value="21778" table:style-name="ce12">
            <text:p>21,778<text:s/></text:p>
          </table:table-cell>
          <table:table-cell office:value-type="float" office:value="56740" table:style-name="ce8">
            <text:p>56,740<text:s/></text:p>
          </table:table-cell>
          <table:table-cell office:value-type="float" office:value="20568" table:style-name="ce7">
            <text:p>20,568<text:s/></text:p>
          </table:table-cell>
          <table:table-cell office:value-type="float" office:value="17150" table:style-name="ce7">
            <text:p>17,150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15701" table:style-name="ce7">
            <text:p>15,701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27983" table:style-name="ce7">
            <text:p>27,983<text:s/></text:p>
          </table:table-cell>
          <table:table-cell office:value-type="float" office:value="17037" table:style-name="ce7">
            <text:p>17,037<text:s/></text:p>
          </table:table-cell>
          <table:table-cell office:value-type="float" office:value="7523" table:style-name="ce7">
            <text:p>7,523<text:s/></text:p>
          </table:table-cell>
          <table:table-cell office:value-type="float" office:value="8253" table:style-name="ce7">
            <text:p>8,253<text:s/></text:p>
          </table:table-cell>
          <table:table-cell office:value-type="float" office:value="39047" table:style-name="ce7">
            <text:p>39,047<text:s/></text:p>
          </table:table-cell>
          <table:table-cell office:value-type="float" office:value="23085" table:style-name="ce7">
            <text:p>23,085<text:s/></text:p>
          </table:table-cell>
          <table:table-cell office:value-type="float" office:value="22674" table:style-name="ce7">
            <text:p>22,674<text:s/></text:p>
          </table:table-cell>
          <table:table-cell office:value-type="float" office:value="24034" table:style-name="ce7">
            <text:p>24,034<text:s/></text:p>
          </table:table-cell>
          <table:table-cell office:value-type="float" office:value="12426" table:style-name="ce7">
            <text:p>12,426<text:s/></text:p>
          </table:table-cell>
          <table:table-cell office:value-type="float" office:value="11107" table:style-name="ce7">
            <text:p>11,107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4526" table:style-name="ce7">
            <text:p>4,526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18004" table:style-name="ce7">
            <text:p>18,004<text:s/></text:p>
          </table:table-cell>
          <table:table-cell office:value-type="float" office:value="28243" table:style-name="ce7">
            <text:p>28,243<text:s/></text:p>
          </table:table-cell>
          <table:table-cell office:value-type="float" office:value="24962" table:style-name="ce7">
            <text:p>24,962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2863" table:style-name="ce7">
            <text:p>12,863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9720" table:style-name="ce7">
            <text:p>9,720<text:s/></text:p>
          </table:table-cell>
          <table:table-cell office:value-type="float" office:value="9264" table:style-name="ce7">
            <text:p>9,264<text:s/></text:p>
          </table:table-cell>
          <table:table-cell table:number-columns-repeated="16275"/>
        </table:table-row>
        <table:table-row table:style-name="ro2">
          <table:table-cell office:value-type="date" office:date-value="2017-01-12T00:00:00" table:style-name="ce6">
            <text:p>2017/1/12</text:p>
          </table:table-cell>
          <table:table-cell office:value-type="float" office:value="5630" table:style-name="ce7">
            <text:p>5,630<text:s/></text:p>
          </table:table-cell>
          <table:table-cell office:value-type="float" office:value="16669" table:style-name="ce7">
            <text:p>16,669<text:s/></text:p>
          </table:table-cell>
          <table:table-cell office:value-type="float" office:value="39462" table:style-name="ce7">
            <text:p>39,462<text:s/></text:p>
          </table:table-cell>
          <table:table-cell office:value-type="float" office:value="48734" table:style-name="ce7">
            <text:p>48,734<text:s/></text:p>
          </table:table-cell>
          <table:table-cell office:value-type="float" office:value="26275" table:style-name="ce7">
            <text:p>26,275<text:s/></text:p>
          </table:table-cell>
          <table:table-cell office:value-type="float" office:value="15898" table:style-name="ce7">
            <text:p>15,898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3150" table:style-name="ce7">
            <text:p>3,150<text:s/></text:p>
          </table:table-cell>
          <table:table-cell office:value-type="float" office:value="15438" table:style-name="ce7">
            <text:p>15,438<text:s/></text:p>
          </table:table-cell>
          <table:table-cell office:value-type="float" office:value="2517" table:style-name="ce7">
            <text:p>2,517<text:s/></text:p>
          </table:table-cell>
          <table:table-cell office:value-type="float" office:value="4644" table:style-name="ce7">
            <text:p>4,644<text:s/></text:p>
          </table:table-cell>
          <table:table-cell office:value-type="float" office:value="6936" table:style-name="ce7">
            <text:p>6,936<text:s/></text:p>
          </table:table-cell>
          <table:table-cell office:value-type="float" office:value="11084" table:style-name="ce7">
            <text:p>11,084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18244" table:style-name="ce7">
            <text:p>18,244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8765" table:style-name="ce7">
            <text:p>8,765<text:s/></text:p>
          </table:table-cell>
          <table:table-cell office:value-type="float" office:value="8428" table:style-name="ce7">
            <text:p>8,428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31117" table:style-name="ce7">
            <text:p>31,117<text:s/></text:p>
          </table:table-cell>
          <table:table-cell office:value-type="float" office:value="2289" table:style-name="ce7">
            <text:p>2,289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22464" table:style-name="ce7">
            <text:p>22,464<text:s/></text:p>
          </table:table-cell>
          <table:table-cell office:value-type="float" office:value="17362" table:style-name="ce7">
            <text:p>17,362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29701" table:style-name="ce7">
            <text:p>29,701<text:s/></text:p>
          </table:table-cell>
          <table:table-cell office:value-type="float" office:value="19418" table:style-name="ce7">
            <text:p>19,418<text:s/></text:p>
          </table:table-cell>
          <table:table-cell office:value-type="float" office:value="33298" table:style-name="ce7">
            <text:p>33,298<text:s/></text:p>
          </table:table-cell>
          <table:table-cell office:value-type="float" office:value="30189" table:style-name="ce7">
            <text:p>30,189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36365" table:style-name="ce7">
            <text:p>36,365<text:s/></text:p>
          </table:table-cell>
          <table:table-cell office:value-type="float" office:value="27603" table:style-name="ce7">
            <text:p>27,603<text:s/></text:p>
          </table:table-cell>
          <table:table-cell office:value-type="float" office:value="26019" table:style-name="ce7">
            <text:p>26,019<text:s/></text:p>
          </table:table-cell>
          <table:table-cell office:value-type="float" office:value="22228" table:style-name="ce7">
            <text:p>22,228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135166" table:style-name="ce7">
            <text:p>135,166<text:s/></text:p>
          </table:table-cell>
          <table:table-cell office:value-type="float" office:value="37321" table:style-name="ce7">
            <text:p>37,321<text:s/></text:p>
          </table:table-cell>
          <table:table-cell office:value-type="float" office:value="22233" table:style-name="ce7">
            <text:p>22,233<text:s/></text:p>
          </table:table-cell>
          <table:table-cell office:value-type="float" office:value="26419" table:style-name="ce7">
            <text:p>26,419<text:s/></text:p>
          </table:table-cell>
          <table:table-cell office:value-type="float" office:value="26937" table:style-name="ce7">
            <text:p>26,937<text:s/></text:p>
          </table:table-cell>
          <table:table-cell office:value-type="float" office:value="34615" table:style-name="ce7">
            <text:p>34,615<text:s/></text:p>
          </table:table-cell>
          <table:table-cell office:value-type="float" office:value="28822" table:style-name="ce7">
            <text:p>28,822<text:s/></text:p>
          </table:table-cell>
          <table:table-cell office:value-type="float" office:value="23902" table:style-name="ce7">
            <text:p>23,902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32129" table:style-name="ce7">
            <text:p>32,129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7999" table:style-name="ce7">
            <text:p>17,999<text:s/></text:p>
          </table:table-cell>
          <table:table-cell office:value-type="float" office:value="6718" table:style-name="ce7">
            <text:p>6,718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7146" table:style-name="ce7">
            <text:p>7,146<text:s/></text:p>
          </table:table-cell>
          <table:table-cell office:value-type="float" office:value="37663" table:style-name="ce7">
            <text:p>37,663<text:s/></text:p>
          </table:table-cell>
          <table:table-cell office:value-type="float" office:value="7616" table:style-name="ce7">
            <text:p>7,616<text:s/></text:p>
          </table:table-cell>
          <table:table-cell office:value-type="float" office:value="11612" table:style-name="ce7">
            <text:p>11,612<text:s/></text:p>
          </table:table-cell>
          <table:table-cell office:value-type="float" office:value="7073" table:style-name="ce7">
            <text:p>7,073<text:s/></text:p>
          </table:table-cell>
          <table:table-cell office:value-type="float" office:value="21527" table:style-name="ce7">
            <text:p>21,527<text:s/></text:p>
          </table:table-cell>
          <table:table-cell office:value-type="float" office:value="22864" table:style-name="ce7">
            <text:p>22,864<text:s/></text:p>
          </table:table-cell>
          <table:table-cell office:value-type="float" office:value="29751" table:style-name="ce7">
            <text:p>29,751<text:s/></text:p>
          </table:table-cell>
          <table:table-cell office:value-type="float" office:value="35898" table:style-name="ce7">
            <text:p>35,898<text:s/></text:p>
          </table:table-cell>
          <table:table-cell office:value-type="float" office:value="43724" table:style-name="ce7">
            <text:p>43,724<text:s/></text:p>
          </table:table-cell>
          <table:table-cell office:value-type="float" office:value="26179" table:style-name="ce7">
            <text:p>26,179<text:s/></text:p>
          </table:table-cell>
          <table:table-cell office:value-type="float" office:value="31010" table:style-name="ce7">
            <text:p>31,010<text:s/></text:p>
          </table:table-cell>
          <table:table-cell office:value-type="float" office:value="67225" table:style-name="ce7">
            <text:p>67,225<text:s/></text:p>
          </table:table-cell>
          <table:table-cell office:value-type="float" office:value="22706" table:style-name="ce7">
            <text:p>22,706<text:s/></text:p>
          </table:table-cell>
          <table:table-cell office:value-type="float" office:value="33091" table:style-name="ce7">
            <text:p>33,091<text:s/></text:p>
          </table:table-cell>
          <table:table-cell office:value-type="float" office:value="38277" table:style-name="ce7">
            <text:p>38,277<text:s/></text:p>
          </table:table-cell>
          <table:table-cell office:value-type="float" office:value="21737" table:style-name="ce12">
            <text:p>21,737<text:s/></text:p>
          </table:table-cell>
          <table:table-cell office:value-type="float" office:value="59639" table:style-name="ce8">
            <text:p>59,639<text:s/></text:p>
          </table:table-cell>
          <table:table-cell office:value-type="float" office:value="20710" table:style-name="ce7">
            <text:p>20,710<text:s/></text:p>
          </table:table-cell>
          <table:table-cell office:value-type="float" office:value="17777" table:style-name="ce7">
            <text:p>17,777<text:s/></text:p>
          </table:table-cell>
          <table:table-cell office:value-type="float" office:value="14806" table:style-name="ce7">
            <text:p>14,806<text:s/></text:p>
          </table:table-cell>
          <table:table-cell office:value-type="float" office:value="16311" table:style-name="ce7">
            <text:p>16,311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29609" table:style-name="ce7">
            <text:p>29,609<text:s/></text:p>
          </table:table-cell>
          <table:table-cell office:value-type="float" office:value="17201" table:style-name="ce7">
            <text:p>17,201<text:s/></text:p>
          </table:table-cell>
          <table:table-cell office:value-type="float" office:value="7673" table:style-name="ce7">
            <text:p>7,673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39101" table:style-name="ce7">
            <text:p>39,101<text:s/></text:p>
          </table:table-cell>
          <table:table-cell office:value-type="float" office:value="23700" table:style-name="ce7">
            <text:p>23,700<text:s/></text:p>
          </table:table-cell>
          <table:table-cell office:value-type="float" office:value="22977" table:style-name="ce7">
            <text:p>22,977<text:s/></text:p>
          </table:table-cell>
          <table:table-cell office:value-type="float" office:value="24096" table:style-name="ce7">
            <text:p>24,096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5557" table:style-name="ce7">
            <text:p>5,557<text:s/></text:p>
          </table:table-cell>
          <table:table-cell office:value-type="float" office:value="4627" table:style-name="ce7">
            <text:p>4,627<text:s/></text:p>
          </table:table-cell>
          <table:table-cell office:value-type="float" office:value="4719" table:style-name="ce7">
            <text:p>4,719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9318" table:style-name="ce7">
            <text:p>9,318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18170" table:style-name="ce7">
            <text:p>18,170<text:s/></text:p>
          </table:table-cell>
          <table:table-cell office:value-type="float" office:value="29378" table:style-name="ce7">
            <text:p>29,378<text:s/></text:p>
          </table:table-cell>
          <table:table-cell office:value-type="float" office:value="24876" table:style-name="ce7">
            <text:p>24,876<text:s/></text:p>
          </table:table-cell>
          <table:table-cell office:value-type="float" office:value="13027" table:style-name="ce7">
            <text:p>13,027<text:s/></text:p>
          </table:table-cell>
          <table:table-cell office:value-type="float" office:value="12737" table:style-name="ce7">
            <text:p>12,737<text:s/></text:p>
          </table:table-cell>
          <table:table-cell office:value-type="float" office:value="12066" table:style-name="ce7">
            <text:p>12,066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9716" table:style-name="ce7">
            <text:p>9,716<text:s/></text:p>
          </table:table-cell>
          <table:table-cell office:value-type="float" office:value="9331" table:style-name="ce7">
            <text:p>9,331<text:s/></text:p>
          </table:table-cell>
          <table:table-cell table:number-columns-repeated="16275"/>
        </table:table-row>
        <table:table-row table:style-name="ro2">
          <table:table-cell office:value-type="date" office:date-value="2017-01-13T00:00:00" table:style-name="ce6">
            <text:p>2017/1/13</text:p>
          </table:table-cell>
          <table:table-cell office:value-type="float" office:value="6373" table:style-name="ce7">
            <text:p>6,373<text:s/></text:p>
          </table:table-cell>
          <table:table-cell office:value-type="float" office:value="18224" table:style-name="ce7">
            <text:p>18,224<text:s/></text:p>
          </table:table-cell>
          <table:table-cell office:value-type="float" office:value="43071" table:style-name="ce7">
            <text:p>43,071<text:s/></text:p>
          </table:table-cell>
          <table:table-cell office:value-type="float" office:value="56838" table:style-name="ce7">
            <text:p>56,838<text:s/></text:p>
          </table:table-cell>
          <table:table-cell office:value-type="float" office:value="27809" table:style-name="ce7">
            <text:p>27,809<text:s/></text:p>
          </table:table-cell>
          <table:table-cell office:value-type="float" office:value="17578" table:style-name="ce7">
            <text:p>17,578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18172" table:style-name="ce7">
            <text:p>18,172<text:s/></text:p>
          </table:table-cell>
          <table:table-cell office:value-type="float" office:value="2684" table:style-name="ce7">
            <text:p>2,684<text:s/></text:p>
          </table:table-cell>
          <table:table-cell office:value-type="float" office:value="4840" table:style-name="ce7">
            <text:p>4,840<text:s/></text:p>
          </table:table-cell>
          <table:table-cell office:value-type="float" office:value="6164" table:style-name="ce7">
            <text:p>6,164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14501" table:style-name="ce7">
            <text:p>14,501<text:s/></text:p>
          </table:table-cell>
          <table:table-cell office:value-type="float" office:value="20644" table:style-name="ce7">
            <text:p>20,644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6468" table:style-name="ce7">
            <text:p>6,468<text:s/></text:p>
          </table:table-cell>
          <table:table-cell office:value-type="float" office:value="9230" table:style-name="ce7">
            <text:p>9,230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9048" table:style-name="ce7">
            <text:p>9,048<text:s/></text:p>
          </table:table-cell>
          <table:table-cell office:value-type="float" office:value="5955" table:style-name="ce7">
            <text:p>5,955<text:s/></text:p>
          </table:table-cell>
          <table:table-cell office:value-type="float" office:value="35344" table:style-name="ce7">
            <text:p>35,344<text:s/></text:p>
          </table:table-cell>
          <table:table-cell office:value-type="float" office:value="2468" table:style-name="ce7">
            <text:p>2,468<text:s/></text:p>
          </table:table-cell>
          <table:table-cell office:value-type="float" office:value="13283" table:style-name="ce7">
            <text:p>13,283<text:s/></text:p>
          </table:table-cell>
          <table:table-cell office:value-type="float" office:value="12141" table:style-name="ce7">
            <text:p>12,141<text:s/></text:p>
          </table:table-cell>
          <table:table-cell office:value-type="float" office:value="18261" table:style-name="ce7">
            <text:p>18,261<text:s/></text:p>
          </table:table-cell>
          <table:table-cell office:value-type="float" office:value="25073" table:style-name="ce7">
            <text:p>25,073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10909" table:style-name="ce7">
            <text:p>10,909<text:s/></text:p>
          </table:table-cell>
          <table:table-cell office:value-type="float" office:value="37072" table:style-name="ce7">
            <text:p>37,072<text:s/></text:p>
          </table:table-cell>
          <table:table-cell office:value-type="float" office:value="21995" table:style-name="ce7">
            <text:p>21,995<text:s/></text:p>
          </table:table-cell>
          <table:table-cell office:value-type="float" office:value="36752" table:style-name="ce7">
            <text:p>36,752<text:s/></text:p>
          </table:table-cell>
          <table:table-cell office:value-type="float" office:value="33169" table:style-name="ce7">
            <text:p>33,169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39444" table:style-name="ce7">
            <text:p>39,444<text:s/></text:p>
          </table:table-cell>
          <table:table-cell office:value-type="float" office:value="29079" table:style-name="ce7">
            <text:p>29,079<text:s/></text:p>
          </table:table-cell>
          <table:table-cell office:value-type="float" office:value="28019" table:style-name="ce7">
            <text:p>28,019<text:s/></text:p>
          </table:table-cell>
          <table:table-cell office:value-type="float" office:value="23500" table:style-name="ce7">
            <text:p>23,500<text:s/></text:p>
          </table:table-cell>
          <table:table-cell office:value-type="float" office:value="25618" table:style-name="ce7">
            <text:p>25,618<text:s/></text:p>
          </table:table-cell>
          <table:table-cell office:value-type="float" office:value="162073" table:style-name="ce7">
            <text:p>162,073<text:s/></text:p>
          </table:table-cell>
          <table:table-cell office:value-type="float" office:value="42643" table:style-name="ce7">
            <text:p>42,643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28200" table:style-name="ce7">
            <text:p>28,200<text:s/></text:p>
          </table:table-cell>
          <table:table-cell office:value-type="float" office:value="27645" table:style-name="ce7">
            <text:p>27,645<text:s/></text:p>
          </table:table-cell>
          <table:table-cell office:value-type="float" office:value="34813" table:style-name="ce7">
            <text:p>34,813<text:s/></text:p>
          </table:table-cell>
          <table:table-cell office:value-type="float" office:value="31226" table:style-name="ce7">
            <text:p>31,226<text:s/></text:p>
          </table:table-cell>
          <table:table-cell office:value-type="float" office:value="25669" table:style-name="ce7">
            <text:p>25,669<text:s/></text:p>
          </table:table-cell>
          <table:table-cell office:value-type="float" office:value="14041" table:style-name="ce7">
            <text:p>14,041<text:s/></text:p>
          </table:table-cell>
          <table:table-cell office:value-type="float" office:value="33717" table:style-name="ce7">
            <text:p>33,717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10327" table:style-name="ce7">
            <text:p>10,327<text:s/></text:p>
          </table:table-cell>
          <table:table-cell office:value-type="float" office:value="18402" table:style-name="ce7">
            <text:p>18,402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3776" table:style-name="ce7">
            <text:p>3,776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7902" table:style-name="ce7">
            <text:p>7,902<text:s/></text:p>
          </table:table-cell>
          <table:table-cell office:value-type="float" office:value="40607" table:style-name="ce7">
            <text:p>40,607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22821" table:style-name="ce7">
            <text:p>22,821<text:s/></text:p>
          </table:table-cell>
          <table:table-cell office:value-type="float" office:value="24115" table:style-name="ce7">
            <text:p>24,115<text:s/></text:p>
          </table:table-cell>
          <table:table-cell office:value-type="float" office:value="32252" table:style-name="ce7">
            <text:p>32,252<text:s/></text:p>
          </table:table-cell>
          <table:table-cell office:value-type="float" office:value="41626" table:style-name="ce7">
            <text:p>41,626<text:s/></text:p>
          </table:table-cell>
          <table:table-cell office:value-type="float" office:value="47766" table:style-name="ce7">
            <text:p>47,766<text:s/></text:p>
          </table:table-cell>
          <table:table-cell office:value-type="float" office:value="28002" table:style-name="ce7">
            <text:p>28,002<text:s/></text:p>
          </table:table-cell>
          <table:table-cell office:value-type="float" office:value="30632" table:style-name="ce7">
            <text:p>30,632<text:s/></text:p>
          </table:table-cell>
          <table:table-cell office:value-type="float" office:value="78949" table:style-name="ce7">
            <text:p>78,949<text:s/></text:p>
          </table:table-cell>
          <table:table-cell office:value-type="float" office:value="25592" table:style-name="ce7">
            <text:p>25,592<text:s/></text:p>
          </table:table-cell>
          <table:table-cell office:value-type="float" office:value="37763" table:style-name="ce7">
            <text:p>37,763<text:s/></text:p>
          </table:table-cell>
          <table:table-cell office:value-type="float" office:value="44363" table:style-name="ce7">
            <text:p>44,363<text:s/></text:p>
          </table:table-cell>
          <table:table-cell office:value-type="float" office:value="24584" table:style-name="ce12">
            <text:p>24,584<text:s/></text:p>
          </table:table-cell>
          <table:table-cell office:value-type="float" office:value="68186" table:style-name="ce8">
            <text:p>68,186<text:s/></text:p>
          </table:table-cell>
          <table:table-cell office:value-type="float" office:value="23266" table:style-name="ce7">
            <text:p>23,266<text:s/></text:p>
          </table:table-cell>
          <table:table-cell office:value-type="float" office:value="18964" table:style-name="ce7">
            <text:p>18,964<text:s/></text:p>
          </table:table-cell>
          <table:table-cell office:value-type="float" office:value="16015" table:style-name="ce7">
            <text:p>16,015<text:s/></text:p>
          </table:table-cell>
          <table:table-cell office:value-type="float" office:value="18060" table:style-name="ce7">
            <text:p>18,060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31979" table:style-name="ce7">
            <text:p>31,979<text:s/></text:p>
          </table:table-cell>
          <table:table-cell office:value-type="float" office:value="19369" table:style-name="ce7">
            <text:p>19,369<text:s/></text:p>
          </table:table-cell>
          <table:table-cell office:value-type="float" office:value="7641" table:style-name="ce7">
            <text:p>7,641<text:s/></text:p>
          </table:table-cell>
          <table:table-cell office:value-type="float" office:value="9899" table:style-name="ce7">
            <text:p>9,899<text:s/></text:p>
          </table:table-cell>
          <table:table-cell office:value-type="float" office:value="42121" table:style-name="ce7">
            <text:p>42,121<text:s/></text:p>
          </table:table-cell>
          <table:table-cell office:value-type="float" office:value="26167" table:style-name="ce7">
            <text:p>26,167<text:s/></text:p>
          </table:table-cell>
          <table:table-cell office:value-type="float" office:value="25233" table:style-name="ce7">
            <text:p>25,233<text:s/></text:p>
          </table:table-cell>
          <table:table-cell office:value-type="float" office:value="24207" table:style-name="ce7">
            <text:p>24,207<text:s/></text:p>
          </table:table-cell>
          <table:table-cell office:value-type="float" office:value="15441" table:style-name="ce7">
            <text:p>15,441<text:s/></text:p>
          </table:table-cell>
          <table:table-cell office:value-type="float" office:value="11586" table:style-name="ce7">
            <text:p>11,586<text:s/></text:p>
          </table:table-cell>
          <table:table-cell office:value-type="float" office:value="6066" table:style-name="ce7">
            <text:p>6,066<text:s/></text:p>
          </table:table-cell>
          <table:table-cell office:value-type="float" office:value="5114" table:style-name="ce7">
            <text:p>5,114<text:s/></text:p>
          </table:table-cell>
          <table:table-cell office:value-type="float" office:value="5067" table:style-name="ce7">
            <text:p>5,067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16501" table:style-name="ce7">
            <text:p>16,501<text:s/></text:p>
          </table:table-cell>
          <table:table-cell office:value-type="float" office:value="20108" table:style-name="ce7">
            <text:p>20,108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27256" table:style-name="ce7">
            <text:p>27,256<text:s/></text:p>
          </table:table-cell>
          <table:table-cell office:value-type="float" office:value="14019" table:style-name="ce7">
            <text:p>14,019<text:s/></text:p>
          </table:table-cell>
          <table:table-cell office:value-type="float" office:value="13303" table:style-name="ce7">
            <text:p>13,303<text:s/></text:p>
          </table:table-cell>
          <table:table-cell office:value-type="float" office:value="13737" table:style-name="ce7">
            <text:p>13,737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10299" table:style-name="ce7">
            <text:p>10,299<text:s/></text:p>
          </table:table-cell>
          <table:table-cell table:number-columns-repeated="16275"/>
        </table:table-row>
        <table:table-row table:style-name="ro2">
          <table:table-cell office:value-type="date" office:date-value="2017-01-14T00:00:00" table:style-name="ce6">
            <text:p>2017/1/14</text:p>
          </table:table-cell>
          <table:table-cell office:value-type="float" office:value="4480" table:style-name="ce7">
            <text:p>4,480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26196" table:style-name="ce7">
            <text:p>26,196<text:s/></text:p>
          </table:table-cell>
          <table:table-cell office:value-type="float" office:value="56961" table:style-name="ce7">
            <text:p>56,961<text:s/></text:p>
          </table:table-cell>
          <table:table-cell office:value-type="float" office:value="16324" table:style-name="ce7">
            <text:p>16,324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9837" table:style-name="ce7">
            <text:p>9,837<text:s/>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2853" table:style-name="ce7">
            <text:p>2,853<text:s/></text:p>
          </table:table-cell>
          <table:table-cell office:value-type="float" office:value="11375" table:style-name="ce7">
            <text:p>11,375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2892" table:style-name="ce7">
            <text:p>2,892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13343" table:style-name="ce7">
            <text:p>13,343<text:s/></text:p>
          </table:table-cell>
          <table:table-cell office:value-type="float" office:value="7020" table:style-name="ce7">
            <text:p>7,020<text:s/></text:p>
          </table:table-cell>
          <table:table-cell office:value-type="float" office:value="7999" table:style-name="ce7">
            <text:p>7,999<text:s/></text:p>
          </table:table-cell>
          <table:table-cell office:value-type="float" office:value="4248" table:style-name="ce7">
            <text:p>4,248<text:s/></text:p>
          </table:table-cell>
          <table:table-cell office:value-type="float" office:value="8283" table:style-name="ce7">
            <text:p>8,283<text:s/></text:p>
          </table:table-cell>
          <table:table-cell office:value-type="float" office:value="2797" table:style-name="ce7">
            <text:p>2,797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7212" table:style-name="ce7">
            <text:p>7,212<text:s/></text:p>
          </table:table-cell>
          <table:table-cell office:value-type="float" office:value="2501" table:style-name="ce7">
            <text:p>2,501<text:s/></text:p>
          </table:table-cell>
          <table:table-cell office:value-type="float" office:value="28176" table:style-name="ce7">
            <text:p>28,176<text:s/></text:p>
          </table:table-cell>
          <table:table-cell office:value-type="float" office:value="1959" table:style-name="ce7">
            <text:p>1,959<text:s/></text:p>
          </table:table-cell>
          <table:table-cell office:value-type="float" office:value="11155" table:style-name="ce7">
            <text:p>11,155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14415" table:style-name="ce7">
            <text:p>14,415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9348" table:style-name="ce7">
            <text:p>9,348<text:s/></text:p>
          </table:table-cell>
          <table:table-cell office:value-type="float" office:value="33185" table:style-name="ce7">
            <text:p>33,185<text:s/></text:p>
          </table:table-cell>
          <table:table-cell office:value-type="float" office:value="20644" table:style-name="ce7">
            <text:p>20,644<text:s/></text:p>
          </table:table-cell>
          <table:table-cell office:value-type="float" office:value="29523" table:style-name="ce7">
            <text:p>29,523<text:s/></text:p>
          </table:table-cell>
          <table:table-cell office:value-type="float" office:value="25255" table:style-name="ce7">
            <text:p>25,255<text:s/></text:p>
          </table:table-cell>
          <table:table-cell office:value-type="float" office:value="5201" table:style-name="ce7">
            <text:p>5,201<text:s/></text:p>
          </table:table-cell>
          <table:table-cell office:value-type="float" office:value="33996" table:style-name="ce7">
            <text:p>33,996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19294" table:style-name="ce7">
            <text:p>19,294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163342" table:style-name="ce7">
            <text:p>163,342<text:s/></text:p>
          </table:table-cell>
          <table:table-cell office:value-type="float" office:value="43208" table:style-name="ce7">
            <text:p>43,208<text:s/></text:p>
          </table:table-cell>
          <table:table-cell office:value-type="float" office:value="20887" table:style-name="ce7">
            <text:p>20,887<text:s/></text:p>
          </table:table-cell>
          <table:table-cell office:value-type="float" office:value="19855" table:style-name="ce7">
            <text:p>19,855<text:s/></text:p>
          </table:table-cell>
          <table:table-cell office:value-type="float" office:value="25811" table:style-name="ce7">
            <text:p>25,811<text:s/></text:p>
          </table:table-cell>
          <table:table-cell office:value-type="float" office:value="36036" table:style-name="ce7">
            <text:p>36,036<text:s/></text:p>
          </table:table-cell>
          <table:table-cell office:value-type="float" office:value="26114" table:style-name="ce7">
            <text:p>26,114<text:s/></text:p>
          </table:table-cell>
          <table:table-cell office:value-type="float" office:value="21195" table:style-name="ce7">
            <text:p>21,195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26368" table:style-name="ce7">
            <text:p>26,368<text:s/></text:p>
          </table:table-cell>
          <table:table-cell office:value-type="float" office:value="6446" table:style-name="ce7">
            <text:p>6,446<text:s/></text:p>
          </table:table-cell>
          <table:table-cell office:value-type="float" office:value="7131" table:style-name="ce7">
            <text:p>7,131<text:s/></text:p>
          </table:table-cell>
          <table:table-cell office:value-type="float" office:value="15057" table:style-name="ce7">
            <text:p>15,057<text:s/></text:p>
          </table:table-cell>
          <table:table-cell office:value-type="float" office:value="8136" table:style-name="ce7">
            <text:p>8,136<text:s/></text:p>
          </table:table-cell>
          <table:table-cell office:value-type="float" office:value="3369" table:style-name="ce7">
            <text:p>3,369<text:s/></text:p>
          </table:table-cell>
          <table:table-cell office:value-type="float" office:value="1848" table:style-name="ce7">
            <text:p>1,848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34899" table:style-name="ce7">
            <text:p>34,899<text:s/></text:p>
          </table:table-cell>
          <table:table-cell office:value-type="float" office:value="6056" table:style-name="ce7">
            <text:p>6,056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18103" table:style-name="ce7">
            <text:p>18,103<text:s/></text:p>
          </table:table-cell>
          <table:table-cell office:value-type="float" office:value="16877" table:style-name="ce7">
            <text:p>16,877<text:s/></text:p>
          </table:table-cell>
          <table:table-cell office:value-type="float" office:value="29914" table:style-name="ce7">
            <text:p>29,914<text:s/></text:p>
          </table:table-cell>
          <table:table-cell office:value-type="float" office:value="38389" table:style-name="ce7">
            <text:p>38,389<text:s/></text:p>
          </table:table-cell>
          <table:table-cell office:value-type="float" office:value="37454" table:style-name="ce7">
            <text:p>37,454<text:s/></text:p>
          </table:table-cell>
          <table:table-cell office:value-type="float" office:value="22975" table:style-name="ce7">
            <text:p>22,975<text:s/></text:p>
          </table:table-cell>
          <table:table-cell office:value-type="float" office:value="29261" table:style-name="ce7">
            <text:p>29,261<text:s/></text:p>
          </table:table-cell>
          <table:table-cell office:value-type="float" office:value="82398" table:style-name="ce7">
            <text:p>82,398<text:s/></text:p>
          </table:table-cell>
          <table:table-cell office:value-type="float" office:value="16165" table:style-name="ce7">
            <text:p>16,165<text:s/></text:p>
          </table:table-cell>
          <table:table-cell office:value-type="float" office:value="35117" table:style-name="ce7">
            <text:p>35,117<text:s/></text:p>
          </table:table-cell>
          <table:table-cell office:value-type="float" office:value="42564" table:style-name="ce7">
            <text:p>42,564<text:s/></text:p>
          </table:table-cell>
          <table:table-cell office:value-type="float" office:value="19638" table:style-name="ce12">
            <text:p>19,638<text:s/></text:p>
          </table:table-cell>
          <table:table-cell office:value-type="float" office:value="58043" table:style-name="ce8">
            <text:p>58,043<text:s/></text:p>
          </table:table-cell>
          <table:table-cell office:value-type="float" office:value="17158" table:style-name="ce7">
            <text:p>17,158<text:s/></text:p>
          </table:table-cell>
          <table:table-cell office:value-type="float" office:value="15674" table:style-name="ce7">
            <text:p>15,674<text:s/></text:p>
          </table:table-cell>
          <table:table-cell office:value-type="float" office:value="9959" table:style-name="ce7">
            <text:p>9,959<text:s/></text:p>
          </table:table-cell>
          <table:table-cell office:value-type="float" office:value="12867" table:style-name="ce7">
            <text:p>12,867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29802" table:style-name="ce7">
            <text:p>29,802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8172" table:style-name="ce7">
            <text:p>8,172<text:s/></text:p>
          </table:table-cell>
          <table:table-cell office:value-type="float" office:value="8954" table:style-name="ce7">
            <text:p>8,954<text:s/></text:p>
          </table:table-cell>
          <table:table-cell office:value-type="float" office:value="22752" table:style-name="ce7">
            <text:p>22,752<text:s/></text:p>
          </table:table-cell>
          <table:table-cell office:value-type="float" office:value="19011" table:style-name="ce7">
            <text:p>19,011<text:s/></text:p>
          </table:table-cell>
          <table:table-cell office:value-type="float" office:value="17740" table:style-name="ce7">
            <text:p>17,740<text:s/></text:p>
          </table:table-cell>
          <table:table-cell office:value-type="float" office:value="20139" table:style-name="ce7">
            <text:p>20,139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2845" table:style-name="ce7">
            <text:p>2,845<text:s/></text:p>
          </table:table-cell>
          <table:table-cell office:value-type="float" office:value="4154" table:style-name="ce7">
            <text:p>4,154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10395" table:style-name="ce7">
            <text:p>10,395<text:s/></text:p>
          </table:table-cell>
          <table:table-cell office:value-type="float" office:value="14229" table:style-name="ce7">
            <text:p>14,229<text:s/></text:p>
          </table:table-cell>
          <table:table-cell office:value-type="float" office:value="14253" table:style-name="ce7">
            <text:p>14,253<text:s/></text:p>
          </table:table-cell>
          <table:table-cell office:value-type="float" office:value="22246" table:style-name="ce7">
            <text:p>22,246<text:s/></text:p>
          </table:table-cell>
          <table:table-cell office:value-type="float" office:value="24553" table:style-name="ce7">
            <text:p>24,553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10956" table:style-name="ce7">
            <text:p>10,956<text:s/></text:p>
          </table:table-cell>
          <table:table-cell office:value-type="float" office:value="11761" table:style-name="ce7">
            <text:p>11,761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11226" table:style-name="ce7">
            <text:p>11,226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8339" table:style-name="ce7">
            <text:p>8,339<text:s/></text:p>
          </table:table-cell>
          <table:table-cell table:number-columns-repeated="16275"/>
        </table:table-row>
        <table:table-row table:style-name="ro2">
          <table:table-cell office:value-type="date" office:date-value="2017-01-15T00:00:00" table:style-name="ce6">
            <text:p>2017/1/15</text:p>
          </table:table-cell>
          <table:table-cell office:value-type="float" office:value="4782" table:style-name="ce7">
            <text:p>4,782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19777" table:style-name="ce7">
            <text:p>19,777<text:s/></text:p>
          </table:table-cell>
          <table:table-cell office:value-type="float" office:value="46670" table:style-name="ce7">
            <text:p>46,670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7256" table:style-name="ce7">
            <text:p>7,256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2289" table:style-name="ce7">
            <text:p>2,289<text:s/></text:p>
          </table:table-cell>
          <table:table-cell office:value-type="float" office:value="8066" table:style-name="ce7">
            <text:p>8,066<text:s/></text:p>
          </table:table-cell>
          <table:table-cell office:value-type="float" office:value="1690" table:style-name="ce7">
            <text:p>1,690<text:s/></text:p>
          </table:table-cell>
          <table:table-cell office:value-type="float" office:value="2521" table:style-name="ce7">
            <text:p>2,521<text:s/></text:p>
          </table:table-cell>
          <table:table-cell office:value-type="float" office:value="6301" table:style-name="ce7">
            <text:p>6,301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12435" table:style-name="ce7">
            <text:p>12,435<text:s/></text:p>
          </table:table-cell>
          <table:table-cell office:value-type="float" office:value="5094" table:style-name="ce7">
            <text:p>5,094<text:s/></text:p>
          </table:table-cell>
          <table:table-cell office:value-type="float" office:value="5744" table:style-name="ce7">
            <text:p>5,744<text:s/></text:p>
          </table:table-cell>
          <table:table-cell office:value-type="float" office:value="3541" table:style-name="ce7">
            <text:p>3,541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2551" table:style-name="ce7">
            <text:p>2,551<text:s/></text:p>
          </table:table-cell>
          <table:table-cell office:value-type="float" office:value="5194" table:style-name="ce7">
            <text:p>5,194<text:s/></text:p>
          </table:table-cell>
          <table:table-cell office:value-type="float" office:value="5503" table:style-name="ce7">
            <text:p>5,503<text:s/></text:p>
          </table:table-cell>
          <table:table-cell office:value-type="float" office:value="2098" table:style-name="ce7">
            <text:p>2,098<text:s/></text:p>
          </table:table-cell>
          <table:table-cell office:value-type="float" office:value="21103" table:style-name="ce7">
            <text:p>21,103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10444" table:style-name="ce7">
            <text:p>10,444<text:s/></text:p>
          </table:table-cell>
          <table:table-cell office:value-type="float" office:value="8206" table:style-name="ce7">
            <text:p>8,206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14919" table:style-name="ce7">
            <text:p>14,919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7998" table:style-name="ce7">
            <text:p>7,998<text:s/></text:p>
          </table:table-cell>
          <table:table-cell office:value-type="float" office:value="28232" table:style-name="ce7">
            <text:p>28,232<text:s/></text:p>
          </table:table-cell>
          <table:table-cell office:value-type="float" office:value="17275" table:style-name="ce7">
            <text:p>17,275<text:s/></text:p>
          </table:table-cell>
          <table:table-cell office:value-type="float" office:value="22436" table:style-name="ce7">
            <text:p>22,436<text:s/></text:p>
          </table:table-cell>
          <table:table-cell office:value-type="float" office:value="22400" table:style-name="ce7">
            <text:p>22,400<text:s/></text:p>
          </table:table-cell>
          <table:table-cell office:value-type="float" office:value="4359" table:style-name="ce7">
            <text:p>4,359<text:s/></text:p>
          </table:table-cell>
          <table:table-cell office:value-type="float" office:value="28428" table:style-name="ce7">
            <text:p>28,428<text:s/></text:p>
          </table:table-cell>
          <table:table-cell office:value-type="float" office:value="20484" table:style-name="ce7">
            <text:p>20,484<text:s/></text:p>
          </table:table-cell>
          <table:table-cell office:value-type="float" office:value="18710" table:style-name="ce7">
            <text:p>18,710<text:s/></text:p>
          </table:table-cell>
          <table:table-cell office:value-type="float" office:value="16536" table:style-name="ce7">
            <text:p>16,536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159719" table:style-name="ce7">
            <text:p>159,719<text:s/></text:p>
          </table:table-cell>
          <table:table-cell office:value-type="float" office:value="35712" table:style-name="ce7">
            <text:p>35,712<text:s/></text:p>
          </table:table-cell>
          <table:table-cell office:value-type="float" office:value="16257" table:style-name="ce7">
            <text:p>16,257<text:s/></text:p>
          </table:table-cell>
          <table:table-cell office:value-type="float" office:value="18942" table:style-name="ce7">
            <text:p>18,942<text:s/></text:p>
          </table:table-cell>
          <table:table-cell office:value-type="float" office:value="23815" table:style-name="ce7">
            <text:p>23,815<text:s/></text:p>
          </table:table-cell>
          <table:table-cell office:value-type="float" office:value="31383" table:style-name="ce7">
            <text:p>31,383<text:s/></text:p>
          </table:table-cell>
          <table:table-cell office:value-type="float" office:value="22837" table:style-name="ce7">
            <text:p>22,837<text:s/></text:p>
          </table:table-cell>
          <table:table-cell office:value-type="float" office:value="18437" table:style-name="ce7">
            <text:p>18,437<text:s/></text:p>
          </table:table-cell>
          <table:table-cell office:value-type="float" office:value="7883" table:style-name="ce7">
            <text:p>7,883<text:s/></text:p>
          </table:table-cell>
          <table:table-cell office:value-type="float" office:value="21568" table:style-name="ce7">
            <text:p>21,568<text:s/></text:p>
          </table:table-cell>
          <table:table-cell office:value-type="float" office:value="5589" table:style-name="ce7">
            <text:p>5,589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13392" table:style-name="ce7">
            <text:p>13,392<text:s/></text:p>
          </table:table-cell>
          <table:table-cell office:value-type="float" office:value="8171" table:style-name="ce7">
            <text:p>8,171<text:s/>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1583" table:style-name="ce7">
            <text:p>1,583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5830" table:style-name="ce7">
            <text:p>5,830<text:s/></text:p>
          </table:table-cell>
          <table:table-cell office:value-type="float" office:value="33021" table:style-name="ce7">
            <text:p>33,021<text:s/></text:p>
          </table:table-cell>
          <table:table-cell office:value-type="float" office:value="5939" table:style-name="ce7">
            <text:p>5,939<text:s/></text:p>
          </table:table-cell>
          <table:table-cell office:value-type="float" office:value="9111" table:style-name="ce7">
            <text:p>9,111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16035" table:style-name="ce7">
            <text:p>16,035<text:s/></text:p>
          </table:table-cell>
          <table:table-cell office:value-type="float" office:value="13802" table:style-name="ce7">
            <text:p>13,802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36236" table:style-name="ce7">
            <text:p>36,236<text:s/></text:p>
          </table:table-cell>
          <table:table-cell office:value-type="float" office:value="31017" table:style-name="ce7">
            <text:p>31,017<text:s/></text:p>
          </table:table-cell>
          <table:table-cell office:value-type="float" office:value="18925" table:style-name="ce7">
            <text:p>18,925<text:s/></text:p>
          </table:table-cell>
          <table:table-cell office:value-type="float" office:value="26972" table:style-name="ce7">
            <text:p>26,972<text:s/></text:p>
          </table:table-cell>
          <table:table-cell office:value-type="float" office:value="70919" table:style-name="ce7">
            <text:p>70,919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28841" table:style-name="ce7">
            <text:p>28,841<text:s/></text:p>
          </table:table-cell>
          <table:table-cell office:value-type="float" office:value="32738" table:style-name="ce7">
            <text:p>32,738<text:s/></text:p>
          </table:table-cell>
          <table:table-cell office:value-type="float" office:value="15428" table:style-name="ce12">
            <text:p>15,428<text:s/></text:p>
          </table:table-cell>
          <table:table-cell office:value-type="float" office:value="50484" table:style-name="ce8">
            <text:p>50,484<text:s/></text:p>
          </table:table-cell>
          <table:table-cell office:value-type="float" office:value="14982" table:style-name="ce7">
            <text:p>14,982<text:s/></text:p>
          </table:table-cell>
          <table:table-cell office:value-type="float" office:value="13178" table:style-name="ce7">
            <text:p>13,178<text:s/></text:p>
          </table:table-cell>
          <table:table-cell office:value-type="float" office:value="8157" table:style-name="ce7">
            <text:p>8,157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7027" table:style-name="ce7">
            <text:p>7,027<text:s/></text:p>
          </table:table-cell>
          <table:table-cell office:value-type="float" office:value="27146" table:style-name="ce7">
            <text:p>27,146<text:s/></text:p>
          </table:table-cell>
          <table:table-cell office:value-type="float" office:value="10980" table:style-name="ce7">
            <text:p>10,980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17833" table:style-name="ce7">
            <text:p>17,833<text:s/></text:p>
          </table:table-cell>
          <table:table-cell office:value-type="float" office:value="11381" table:style-name="ce7">
            <text:p>11,381<text:s/></text:p>
          </table:table-cell>
          <table:table-cell office:value-type="float" office:value="14932" table:style-name="ce7">
            <text:p>14,932<text:s/></text:p>
          </table:table-cell>
          <table:table-cell office:value-type="float" office:value="16399" table:style-name="ce7">
            <text:p>16,399<text:s/></text:p>
          </table:table-cell>
          <table:table-cell office:value-type="float" office:value="8110" table:style-name="ce7">
            <text:p>8,110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2638" table:style-name="ce7">
            <text:p>2,638<text:s/></text:p>
          </table:table-cell>
          <table:table-cell office:value-type="float" office:value="3574" table:style-name="ce7">
            <text:p>3,574<text:s/></text:p>
          </table:table-cell>
          <table:table-cell office:value-type="float" office:value="7833" table:style-name="ce7">
            <text:p>7,833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12651" table:style-name="ce7">
            <text:p>12,651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9296" table:style-name="ce7">
            <text:p>19,296<text:s/></text:p>
          </table:table-cell>
          <table:table-cell office:value-type="float" office:value="20681" table:style-name="ce7">
            <text:p>20,681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8767" table:style-name="ce7">
            <text:p>8,767<text:s/></text:p>
          </table:table-cell>
          <table:table-cell office:value-type="float" office:value="9457" table:style-name="ce7">
            <text:p>9,457<text:s/></text:p>
          </table:table-cell>
          <table:table-cell office:value-type="float" office:value="7154" table:style-name="ce7">
            <text:p>7,154<text:s/></text:p>
          </table:table-cell>
          <table:table-cell office:value-type="float" office:value="7390" table:style-name="ce7">
            <text:p>7,390<text:s/></text:p>
          </table:table-cell>
          <table:table-cell table:number-columns-repeated="16275"/>
        </table:table-row>
        <table:table-row table:style-name="ro2">
          <table:table-cell office:value-type="date" office:date-value="2017-01-16T00:00:00" table:style-name="ce6">
            <text:p>2017/1/16</text:p>
          </table:table-cell>
          <table:table-cell office:value-type="float" office:value="6099" table:style-name="ce7">
            <text:p>6,099<text:s/></text:p>
          </table:table-cell>
          <table:table-cell office:value-type="float" office:value="16297" table:style-name="ce7">
            <text:p>16,297<text:s/></text:p>
          </table:table-cell>
          <table:table-cell office:value-type="float" office:value="39187" table:style-name="ce7">
            <text:p>39,187<text:s/></text:p>
          </table:table-cell>
          <table:table-cell office:value-type="float" office:value="47838" table:style-name="ce7">
            <text:p>47,838<text:s/></text:p>
          </table:table-cell>
          <table:table-cell office:value-type="float" office:value="25318" table:style-name="ce7">
            <text:p>25,318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11871" table:style-name="ce7">
            <text:p>11,871<text:s/></text:p>
          </table:table-cell>
          <table:table-cell office:value-type="float" office:value="4139" table:style-name="ce7">
            <text:p>4,139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13513" table:style-name="ce7">
            <text:p>13,513<text:s/></text:p>
          </table:table-cell>
          <table:table-cell office:value-type="float" office:value="2509" table:style-name="ce7">
            <text:p>2,509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5154" table:style-name="ce7">
            <text:p>5,154<text:s/></text:p>
          </table:table-cell>
          <table:table-cell office:value-type="float" office:value="8838" table:style-name="ce7">
            <text:p>8,838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15682" table:style-name="ce7">
            <text:p>15,682<text:s/></text:p>
          </table:table-cell>
          <table:table-cell office:value-type="float" office:value="5774" table:style-name="ce7">
            <text:p>5,774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3119" table:style-name="ce7">
            <text:p>3,119<text:s/></text:p>
          </table:table-cell>
          <table:table-cell office:value-type="float" office:value="8314" table:style-name="ce7">
            <text:p>8,314<text:s/></text:p>
          </table:table-cell>
          <table:table-cell office:value-type="float" office:value="8194" table:style-name="ce7">
            <text:p>8,194<text:s/></text:p>
          </table:table-cell>
          <table:table-cell office:value-type="float" office:value="4996" table:style-name="ce7">
            <text:p>4,996<text:s/></text:p>
          </table:table-cell>
          <table:table-cell office:value-type="float" office:value="27737" table:style-name="ce7">
            <text:p>27,737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16372" table:style-name="ce7">
            <text:p>16,372<text:s/></text:p>
          </table:table-cell>
          <table:table-cell office:value-type="float" office:value="21795" table:style-name="ce7">
            <text:p>21,795<text:s/></text:p>
          </table:table-cell>
          <table:table-cell office:value-type="float" office:value="15738" table:style-name="ce7">
            <text:p>15,738<text:s/></text:p>
          </table:table-cell>
          <table:table-cell office:value-type="float" office:value="9491" table:style-name="ce7">
            <text:p>9,491<text:s/></text:p>
          </table:table-cell>
          <table:table-cell office:value-type="float" office:value="28965" table:style-name="ce7">
            <text:p>28,965<text:s/></text:p>
          </table:table-cell>
          <table:table-cell office:value-type="float" office:value="18759" table:style-name="ce7">
            <text:p>18,759<text:s/></text:p>
          </table:table-cell>
          <table:table-cell office:value-type="float" office:value="32241" table:style-name="ce7">
            <text:p>32,241<text:s/></text:p>
          </table:table-cell>
          <table:table-cell office:value-type="float" office:value="28479" table:style-name="ce7">
            <text:p>28,479<text:s/></text:p>
          </table:table-cell>
          <table:table-cell office:value-type="float" office:value="8826" table:style-name="ce7">
            <text:p>8,826<text:s/></text:p>
          </table:table-cell>
          <table:table-cell office:value-type="float" office:value="35707" table:style-name="ce7">
            <text:p>35,707<text:s/></text:p>
          </table:table-cell>
          <table:table-cell office:value-type="float" office:value="26786" table:style-name="ce7">
            <text:p>26,786<text:s/></text:p>
          </table:table-cell>
          <table:table-cell office:value-type="float" office:value="25363" table:style-name="ce7">
            <text:p>25,363<text:s/></text:p>
          </table:table-cell>
          <table:table-cell office:value-type="float" office:value="21648" table:style-name="ce7">
            <text:p>21,648<text:s/></text:p>
          </table:table-cell>
          <table:table-cell office:value-type="float" office:value="24860" table:style-name="ce7">
            <text:p>24,860<text:s/></text:p>
          </table:table-cell>
          <table:table-cell office:value-type="float" office:value="144320" table:style-name="ce7">
            <text:p>144,320<text:s/></text:p>
          </table:table-cell>
          <table:table-cell office:value-type="float" office:value="36378" table:style-name="ce7">
            <text:p>36,378<text:s/></text:p>
          </table:table-cell>
          <table:table-cell office:value-type="float" office:value="23606" table:style-name="ce7">
            <text:p>23,606<text:s/></text:p>
          </table:table-cell>
          <table:table-cell office:value-type="float" office:value="25906" table:style-name="ce7">
            <text:p>25,906<text:s/></text:p>
          </table:table-cell>
          <table:table-cell office:value-type="float" office:value="25337" table:style-name="ce7">
            <text:p>25,337<text:s/></text:p>
          </table:table-cell>
          <table:table-cell office:value-type="float" office:value="31994" table:style-name="ce7">
            <text:p>31,994<text:s/></text:p>
          </table:table-cell>
          <table:table-cell office:value-type="float" office:value="26149" table:style-name="ce7">
            <text:p>26,149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13373" table:style-name="ce7">
            <text:p>13,373<text:s/></text:p>
          </table:table-cell>
          <table:table-cell office:value-type="float" office:value="30886" table:style-name="ce7">
            <text:p>30,886<text:s/></text:p>
          </table:table-cell>
          <table:table-cell office:value-type="float" office:value="7371" table:style-name="ce7">
            <text:p>7,371<text:s/></text:p>
          </table:table-cell>
          <table:table-cell office:value-type="float" office:value="9869" table:style-name="ce7">
            <text:p>9,869<text:s/></text:p>
          </table:table-cell>
          <table:table-cell office:value-type="float" office:value="17411" table:style-name="ce7">
            <text:p>17,411<text:s/></text:p>
          </table:table-cell>
          <table:table-cell office:value-type="float" office:value="7147" table:style-name="ce7">
            <text:p>7,147<text:s/></text:p>
          </table:table-cell>
          <table:table-cell office:value-type="float" office:value="3488" table:style-name="ce7">
            <text:p>3,488<text:s/></text:p>
          </table:table-cell>
          <table:table-cell office:value-type="float" office:value="2465" table:style-name="ce7">
            <text:p>2,465<text:s/></text:p>
          </table:table-cell>
          <table:table-cell office:value-type="float" office:value="10805" table:style-name="ce7">
            <text:p>10,805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6949" table:style-name="ce7">
            <text:p>6,949<text:s/></text:p>
          </table:table-cell>
          <table:table-cell office:value-type="float" office:value="33936" table:style-name="ce7">
            <text:p>33,936<text:s/></text:p>
          </table:table-cell>
          <table:table-cell office:value-type="float" office:value="7897" table:style-name="ce7">
            <text:p>7,897<text:s/></text:p>
          </table:table-cell>
          <table:table-cell office:value-type="float" office:value="11187" table:style-name="ce7">
            <text:p>11,187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21238" table:style-name="ce7">
            <text:p>21,238<text:s/></text:p>
          </table:table-cell>
          <table:table-cell office:value-type="float" office:value="21778" table:style-name="ce7">
            <text:p>21,778<text:s/></text:p>
          </table:table-cell>
          <table:table-cell office:value-type="float" office:value="30145" table:style-name="ce7">
            <text:p>30,145<text:s/></text:p>
          </table:table-cell>
          <table:table-cell office:value-type="float" office:value="36597" table:style-name="ce7">
            <text:p>36,597<text:s/></text:p>
          </table:table-cell>
          <table:table-cell office:value-type="float" office:value="39963" table:style-name="ce7">
            <text:p>39,963<text:s/></text:p>
          </table:table-cell>
          <table:table-cell office:value-type="float" office:value="25699" table:style-name="ce7">
            <text:p>25,699<text:s/></text:p>
          </table:table-cell>
          <table:table-cell office:value-type="float" office:value="29373" table:style-name="ce7">
            <text:p>29,373<text:s/></text:p>
          </table:table-cell>
          <table:table-cell office:value-type="float" office:value="69415" table:style-name="ce7">
            <text:p>69,415<text:s/></text:p>
          </table:table-cell>
          <table:table-cell office:value-type="float" office:value="19536" table:style-name="ce7">
            <text:p>19,536<text:s/></text:p>
          </table:table-cell>
          <table:table-cell office:value-type="float" office:value="31672" table:style-name="ce7">
            <text:p>31,672<text:s/></text:p>
          </table:table-cell>
          <table:table-cell office:value-type="float" office:value="38536" table:style-name="ce7">
            <text:p>38,536<text:s/></text:p>
          </table:table-cell>
          <table:table-cell office:value-type="float" office:value="21532" table:style-name="ce12">
            <text:p>21,532<text:s/></text:p>
          </table:table-cell>
          <table:table-cell office:value-type="float" office:value="58897" table:style-name="ce8">
            <text:p>58,897<text:s/></text:p>
          </table:table-cell>
          <table:table-cell office:value-type="float" office:value="20487" table:style-name="ce7">
            <text:p>20,487<text:s/></text:p>
          </table:table-cell>
          <table:table-cell office:value-type="float" office:value="17552" table:style-name="ce7">
            <text:p>17,552<text:s/></text:p>
          </table:table-cell>
          <table:table-cell office:value-type="float" office:value="14187" table:style-name="ce7">
            <text:p>14,187<text:s/></text:p>
          </table:table-cell>
          <table:table-cell office:value-type="float" office:value="15723" table:style-name="ce7">
            <text:p>15,723<text:s/></text:p>
          </table:table-cell>
          <table:table-cell office:value-type="float" office:value="11422" table:style-name="ce7">
            <text:p>11,422<text:s/></text:p>
          </table:table-cell>
          <table:table-cell office:value-type="float" office:value="30294" table:style-name="ce7">
            <text:p>30,294<text:s/></text:p>
          </table:table-cell>
          <table:table-cell office:value-type="float" office:value="16652" table:style-name="ce7">
            <text:p>16,652<text:s/></text:p>
          </table:table-cell>
          <table:table-cell office:value-type="float" office:value="7168" table:style-name="ce7">
            <text:p>7,168<text:s/></text:p>
          </table:table-cell>
          <table:table-cell office:value-type="float" office:value="9718" table:style-name="ce7">
            <text:p>9,718<text:s/></text:p>
          </table:table-cell>
          <table:table-cell office:value-type="float" office:value="38131" table:style-name="ce7">
            <text:p>38,131<text:s/></text:p>
          </table:table-cell>
          <table:table-cell office:value-type="float" office:value="24368" table:style-name="ce7">
            <text:p>24,368<text:s/></text:p>
          </table:table-cell>
          <table:table-cell office:value-type="float" office:value="23074" table:style-name="ce7">
            <text:p>23,074<text:s/></text:p>
          </table:table-cell>
          <table:table-cell office:value-type="float" office:value="24175" table:style-name="ce7">
            <text:p>24,175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10604" table:style-name="ce7">
            <text:p>10,604<text:s/></text:p>
          </table:table-cell>
          <table:table-cell office:value-type="float" office:value="5200" table:style-name="ce7">
            <text:p>5,200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4619" table:style-name="ce7">
            <text:p>4,619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14344" table:style-name="ce7">
            <text:p>14,344<text:s/></text:p>
          </table:table-cell>
          <table:table-cell office:value-type="float" office:value="17772" table:style-name="ce7">
            <text:p>17,772<text:s/></text:p>
          </table:table-cell>
          <table:table-cell office:value-type="float" office:value="28741" table:style-name="ce7">
            <text:p>28,741<text:s/></text:p>
          </table:table-cell>
          <table:table-cell office:value-type="float" office:value="24429" table:style-name="ce7">
            <text:p>24,429<text:s/></text:p>
          </table:table-cell>
          <table:table-cell office:value-type="float" office:value="12825" table:style-name="ce7">
            <text:p>12,825<text:s/></text:p>
          </table:table-cell>
          <table:table-cell office:value-type="float" office:value="12453" table:style-name="ce7">
            <text:p>12,453<text:s/></text:p>
          </table:table-cell>
          <table:table-cell office:value-type="float" office:value="11785" table:style-name="ce7">
            <text:p>11,785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11798" table:style-name="ce7">
            <text:p>11,798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9111" table:style-name="ce7">
            <text:p>9,111<text:s/></text:p>
          </table:table-cell>
          <table:table-cell table:number-columns-repeated="16275"/>
        </table:table-row>
        <table:table-row table:style-name="ro2">
          <table:table-cell office:value-type="date" office:date-value="2017-01-17T00:00:00" table:style-name="ce6">
            <text:p>2017/1/17</text:p>
          </table:table-cell>
          <table:table-cell office:value-type="float" office:value="5659" table:style-name="ce7">
            <text:p>5,659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39746" table:style-name="ce7">
            <text:p>39,746<text:s/></text:p>
          </table:table-cell>
          <table:table-cell office:value-type="float" office:value="49339" table:style-name="ce7">
            <text:p>49,339<text:s/></text:p>
          </table:table-cell>
          <table:table-cell office:value-type="float" office:value="26149" table:style-name="ce7">
            <text:p>26,149<text:s/></text:p>
          </table:table-cell>
          <table:table-cell office:value-type="float" office:value="14783" table:style-name="ce7">
            <text:p>14,783<text:s/></text:p>
          </table:table-cell>
          <table:table-cell office:value-type="float" office:value="12007" table:style-name="ce7">
            <text:p>12,007<text:s/>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3316" table:style-name="ce7">
            <text:p>3,316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2640" table:style-name="ce7">
            <text:p>2,640<text:s/></text:p>
          </table:table-cell>
          <table:table-cell office:value-type="float" office:value="4526" table:style-name="ce7">
            <text:p>4,526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16906" table:style-name="ce7">
            <text:p>16,906<text:s/></text:p>
          </table:table-cell>
          <table:table-cell office:value-type="float" office:value="15882" table:style-name="ce7">
            <text:p>15,882<text:s/></text:p>
          </table:table-cell>
          <table:table-cell office:value-type="float" office:value="5720" table:style-name="ce7">
            <text:p>5,720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8428" table:style-name="ce7">
            <text:p>8,428<text:s/></text:p>
          </table:table-cell>
          <table:table-cell office:value-type="float" office:value="8450" table:style-name="ce7">
            <text:p>8,450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34228" table:style-name="ce7">
            <text:p>34,228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16818" table:style-name="ce7">
            <text:p>16,818<text:s/></text:p>
          </table:table-cell>
          <table:table-cell office:value-type="float" office:value="22842" table:style-name="ce7">
            <text:p>22,842<text:s/></text:p>
          </table:table-cell>
          <table:table-cell office:value-type="float" office:value="16103" table:style-name="ce7">
            <text:p>16,103<text:s/></text:p>
          </table:table-cell>
          <table:table-cell office:value-type="float" office:value="9897" table:style-name="ce7">
            <text:p>9,897<text:s/></text:p>
          </table:table-cell>
          <table:table-cell office:value-type="float" office:value="29313" table:style-name="ce7">
            <text:p>29,313<text:s/></text:p>
          </table:table-cell>
          <table:table-cell office:value-type="float" office:value="19358" table:style-name="ce7">
            <text:p>19,358<text:s/></text:p>
          </table:table-cell>
          <table:table-cell office:value-type="float" office:value="32636" table:style-name="ce7">
            <text:p>32,636<text:s/></text:p>
          </table:table-cell>
          <table:table-cell office:value-type="float" office:value="31446" table:style-name="ce7">
            <text:p>31,446<text:s/></text:p>
          </table:table-cell>
          <table:table-cell office:value-type="float" office:value="9192" table:style-name="ce7">
            <text:p>9,192<text:s/></text:p>
          </table:table-cell>
          <table:table-cell office:value-type="float" office:value="36043" table:style-name="ce7">
            <text:p>36,043<text:s/></text:p>
          </table:table-cell>
          <table:table-cell office:value-type="float" office:value="26349" table:style-name="ce7">
            <text:p>26,349<text:s/></text:p>
          </table:table-cell>
          <table:table-cell office:value-type="float" office:value="26035" table:style-name="ce7">
            <text:p>26,035<text:s/></text:p>
          </table:table-cell>
          <table:table-cell office:value-type="float" office:value="22141" table:style-name="ce7">
            <text:p>22,141<text:s/></text:p>
          </table:table-cell>
          <table:table-cell office:value-type="float" office:value="25531" table:style-name="ce7">
            <text:p>25,531<text:s/></text:p>
          </table:table-cell>
          <table:table-cell office:value-type="float" office:value="138771" table:style-name="ce7">
            <text:p>138,771<text:s/></text:p>
          </table:table-cell>
          <table:table-cell office:value-type="float" office:value="37887" table:style-name="ce7">
            <text:p>37,887<text:s/></text:p>
          </table:table-cell>
          <table:table-cell office:value-type="float" office:value="24521" table:style-name="ce7">
            <text:p>24,521<text:s/></text:p>
          </table:table-cell>
          <table:table-cell office:value-type="float" office:value="25963" table:style-name="ce7">
            <text:p>25,963<text:s/></text:p>
          </table:table-cell>
          <table:table-cell office:value-type="float" office:value="26770" table:style-name="ce7">
            <text:p>26,770<text:s/></text:p>
          </table:table-cell>
          <table:table-cell office:value-type="float" office:value="33372" table:style-name="ce7">
            <text:p>33,372<text:s/></text:p>
          </table:table-cell>
          <table:table-cell office:value-type="float" office:value="27500" table:style-name="ce7">
            <text:p>27,500<text:s/></text:p>
          </table:table-cell>
          <table:table-cell office:value-type="float" office:value="24424" table:style-name="ce7">
            <text:p>24,424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31749" table:style-name="ce7">
            <text:p>31,749<text:s/></text:p>
          </table:table-cell>
          <table:table-cell office:value-type="float" office:value="8451" table:style-name="ce7">
            <text:p>8,451<text:s/></text:p>
          </table:table-cell>
          <table:table-cell office:value-type="float" office:value="10311" table:style-name="ce7">
            <text:p>10,311<text:s/></text:p>
          </table:table-cell>
          <table:table-cell office:value-type="float" office:value="18004" table:style-name="ce7">
            <text:p>18,004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2832" table:style-name="ce7">
            <text:p>2,832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37291" table:style-name="ce7">
            <text:p>37,291<text:s/></text:p>
          </table:table-cell>
          <table:table-cell office:value-type="float" office:value="7716" table:style-name="ce7">
            <text:p>7,716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7247" table:style-name="ce7">
            <text:p>7,247<text:s/></text:p>
          </table:table-cell>
          <table:table-cell office:value-type="float" office:value="21678" table:style-name="ce7">
            <text:p>21,678<text:s/></text:p>
          </table:table-cell>
          <table:table-cell office:value-type="float" office:value="21957" table:style-name="ce7">
            <text:p>21,957<text:s/></text:p>
          </table:table-cell>
          <table:table-cell office:value-type="float" office:value="31322" table:style-name="ce7">
            <text:p>31,322<text:s/></text:p>
          </table:table-cell>
          <table:table-cell office:value-type="float" office:value="36678" table:style-name="ce7">
            <text:p>36,678<text:s/></text:p>
          </table:table-cell>
          <table:table-cell office:value-type="float" office:value="40789" table:style-name="ce7">
            <text:p>40,789<text:s/></text:p>
          </table:table-cell>
          <table:table-cell office:value-type="float" office:value="26279" table:style-name="ce7">
            <text:p>26,279<text:s/></text:p>
          </table:table-cell>
          <table:table-cell office:value-type="float" office:value="29719" table:style-name="ce7">
            <text:p>29,719<text:s/></text:p>
          </table:table-cell>
          <table:table-cell office:value-type="float" office:value="69320" table:style-name="ce7">
            <text:p>69,320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31329" table:style-name="ce7">
            <text:p>31,329<text:s/></text:p>
          </table:table-cell>
          <table:table-cell office:value-type="float" office:value="39843" table:style-name="ce7">
            <text:p>39,843<text:s/></text:p>
          </table:table-cell>
          <table:table-cell office:value-type="float" office:value="22626" table:style-name="ce12">
            <text:p>22,626<text:s/></text:p>
          </table:table-cell>
          <table:table-cell office:value-type="float" office:value="59514" table:style-name="ce8">
            <text:p>59,514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17261" table:style-name="ce7">
            <text:p>17,261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15975" table:style-name="ce7">
            <text:p>15,975<text:s/></text:p>
          </table:table-cell>
          <table:table-cell office:value-type="float" office:value="12196" table:style-name="ce7">
            <text:p>12,196<text:s/></text:p>
          </table:table-cell>
          <table:table-cell office:value-type="float" office:value="27876" table:style-name="ce7">
            <text:p>27,876<text:s/></text:p>
          </table:table-cell>
          <table:table-cell office:value-type="float" office:value="17592" table:style-name="ce7">
            <text:p>17,592<text:s/></text:p>
          </table:table-cell>
          <table:table-cell office:value-type="float" office:value="8189" table:style-name="ce7">
            <text:p>8,189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38455" table:style-name="ce7">
            <text:p>38,455<text:s/></text:p>
          </table:table-cell>
          <table:table-cell office:value-type="float" office:value="24433" table:style-name="ce7">
            <text:p>24,433<text:s/></text:p>
          </table:table-cell>
          <table:table-cell office:value-type="float" office:value="23154" table:style-name="ce7">
            <text:p>23,154<text:s/></text:p>
          </table:table-cell>
          <table:table-cell office:value-type="float" office:value="24274" table:style-name="ce7">
            <text:p>24,274<text:s/></text:p>
          </table:table-cell>
          <table:table-cell office:value-type="float" office:value="8369" table:style-name="ce7">
            <text:p>8,369<text:s/></text:p>
          </table:table-cell>
          <table:table-cell office:value-type="float" office:value="10921" table:style-name="ce7">
            <text:p>10,921<text:s/></text:p>
          </table:table-cell>
          <table:table-cell office:value-type="float" office:value="5932" table:style-name="ce7">
            <text:p>5,932<text:s/>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4696" table:style-name="ce7">
            <text:p>4,696<text:s/></text:p>
          </table:table-cell>
          <table:table-cell office:value-type="float" office:value="9930" table:style-name="ce7">
            <text:p>9,930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14453" table:style-name="ce7">
            <text:p>14,453<text:s/></text:p>
          </table:table-cell>
          <table:table-cell office:value-type="float" office:value="17883" table:style-name="ce7">
            <text:p>17,883<text:s/></text:p>
          </table:table-cell>
          <table:table-cell office:value-type="float" office:value="28335" table:style-name="ce7">
            <text:p>28,335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13125" table:style-name="ce7">
            <text:p>13,125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12523" table:style-name="ce7">
            <text:p>12,523<text:s/></text:p>
          </table:table-cell>
          <table:table-cell office:value-type="float" office:value="11705" table:style-name="ce7">
            <text:p>11,705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9036" table:style-name="ce7">
            <text:p>9,036<text:s/></text:p>
          </table:table-cell>
          <table:table-cell table:number-columns-repeated="16275"/>
        </table:table-row>
        <table:table-row table:style-name="ro2">
          <table:table-cell office:value-type="date" office:date-value="2017-01-18T00:00:00" table:style-name="ce6">
            <text:p>2017/1/18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16545" table:style-name="ce7">
            <text:p>16,545<text:s/></text:p>
          </table:table-cell>
          <table:table-cell office:value-type="float" office:value="39261" table:style-name="ce7">
            <text:p>39,261<text:s/></text:p>
          </table:table-cell>
          <table:table-cell office:value-type="float" office:value="50717" table:style-name="ce7">
            <text:p>50,717<text:s/></text:p>
          </table:table-cell>
          <table:table-cell office:value-type="float" office:value="26304" table:style-name="ce7">
            <text:p>26,304<text:s/></text:p>
          </table:table-cell>
          <table:table-cell office:value-type="float" office:value="14979" table:style-name="ce7">
            <text:p>14,979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4405" table:style-name="ce7">
            <text:p>4,405<text:s/></text:p>
          </table:table-cell>
          <table:table-cell office:value-type="float" office:value="3346" table:style-name="ce7">
            <text:p>3,346<text:s/></text:p>
          </table:table-cell>
          <table:table-cell office:value-type="float" office:value="13414" table:style-name="ce7">
            <text:p>13,414<text:s/></text:p>
          </table:table-cell>
          <table:table-cell office:value-type="float" office:value="2684" table:style-name="ce7">
            <text:p>2,684<text:s/></text:p>
          </table:table-cell>
          <table:table-cell office:value-type="float" office:value="4644" table:style-name="ce7">
            <text:p>4,644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17023" table:style-name="ce7">
            <text:p>17,023<text:s/></text:p>
          </table:table-cell>
          <table:table-cell office:value-type="float" office:value="16403" table:style-name="ce7">
            <text:p>16,403<text:s/></text:p>
          </table:table-cell>
          <table:table-cell office:value-type="float" office:value="5752" table:style-name="ce7">
            <text:p>5,752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8967" table:style-name="ce7">
            <text:p>8,967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29365" table:style-name="ce7">
            <text:p>29,365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13447" table:style-name="ce7">
            <text:p>13,447<text:s/></text:p>
          </table:table-cell>
          <table:table-cell office:value-type="float" office:value="11342" table:style-name="ce7">
            <text:p>11,342<text:s/></text:p>
          </table:table-cell>
          <table:table-cell office:value-type="float" office:value="16642" table:style-name="ce7">
            <text:p>16,642<text:s/></text:p>
          </table:table-cell>
          <table:table-cell office:value-type="float" office:value="23263" table:style-name="ce7">
            <text:p>23,263<text:s/></text:p>
          </table:table-cell>
          <table:table-cell office:value-type="float" office:value="16019" table:style-name="ce7">
            <text:p>16,019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28612" table:style-name="ce7">
            <text:p>28,612<text:s/></text:p>
          </table:table-cell>
          <table:table-cell office:value-type="float" office:value="19410" table:style-name="ce7">
            <text:p>19,410<text:s/></text:p>
          </table:table-cell>
          <table:table-cell office:value-type="float" office:value="33094" table:style-name="ce7">
            <text:p>33,094<text:s/></text:p>
          </table:table-cell>
          <table:table-cell office:value-type="float" office:value="32179" table:style-name="ce7">
            <text:p>32,179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37110" table:style-name="ce7">
            <text:p>37,110<text:s/></text:p>
          </table:table-cell>
          <table:table-cell office:value-type="float" office:value="28132" table:style-name="ce7">
            <text:p>28,132<text:s/></text:p>
          </table:table-cell>
          <table:table-cell office:value-type="float" office:value="26423" table:style-name="ce7">
            <text:p>26,423<text:s/></text:p>
          </table:table-cell>
          <table:table-cell office:value-type="float" office:value="22007" table:style-name="ce7">
            <text:p>22,007<text:s/></text:p>
          </table:table-cell>
          <table:table-cell office:value-type="float" office:value="25614" table:style-name="ce7">
            <text:p>25,614<text:s/></text:p>
          </table:table-cell>
          <table:table-cell office:value-type="float" office:value="140958" table:style-name="ce7">
            <text:p>140,958<text:s/></text:p>
          </table:table-cell>
          <table:table-cell office:value-type="float" office:value="38369" table:style-name="ce7">
            <text:p>38,369<text:s/></text:p>
          </table:table-cell>
          <table:table-cell office:value-type="float" office:value="25426" table:style-name="ce7">
            <text:p>25,426<text:s/></text:p>
          </table:table-cell>
          <table:table-cell office:value-type="float" office:value="26620" table:style-name="ce7">
            <text:p>26,620<text:s/></text:p>
          </table:table-cell>
          <table:table-cell office:value-type="float" office:value="27912" table:style-name="ce7">
            <text:p>27,912<text:s/></text:p>
          </table:table-cell>
          <table:table-cell office:value-type="float" office:value="33257" table:style-name="ce7">
            <text:p>33,257<text:s/></text:p>
          </table:table-cell>
          <table:table-cell office:value-type="float" office:value="27539" table:style-name="ce7">
            <text:p>27,539<text:s/></text:p>
          </table:table-cell>
          <table:table-cell office:value-type="float" office:value="26298" table:style-name="ce7">
            <text:p>26,298<text:s/></text:p>
          </table:table-cell>
          <table:table-cell office:value-type="float" office:value="13774" table:style-name="ce7">
            <text:p>13,774<text:s/></text:p>
          </table:table-cell>
          <table:table-cell office:value-type="float" office:value="32318" table:style-name="ce7">
            <text:p>32,318<text:s/></text:p>
          </table:table-cell>
          <table:table-cell office:value-type="float" office:value="7865" table:style-name="ce7">
            <text:p>7,865<text:s/></text:p>
          </table:table-cell>
          <table:table-cell office:value-type="float" office:value="9281" table:style-name="ce7">
            <text:p>9,281<text:s/></text:p>
          </table:table-cell>
          <table:table-cell office:value-type="float" office:value="17852" table:style-name="ce7">
            <text:p>17,852<text:s/></text:p>
          </table:table-cell>
          <table:table-cell office:value-type="float" office:value="7020" table:style-name="ce7">
            <text:p>7,020<text:s/>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2892" table:style-name="ce7">
            <text:p>2,892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35948" table:style-name="ce7">
            <text:p>35,948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22059" table:style-name="ce7">
            <text:p>22,059<text:s/></text:p>
          </table:table-cell>
          <table:table-cell office:value-type="float" office:value="21997" table:style-name="ce7">
            <text:p>21,997<text:s/></text:p>
          </table:table-cell>
          <table:table-cell office:value-type="float" office:value="30917" table:style-name="ce7">
            <text:p>30,917<text:s/></text:p>
          </table:table-cell>
          <table:table-cell office:value-type="float" office:value="37552" table:style-name="ce7">
            <text:p>37,552<text:s/></text:p>
          </table:table-cell>
          <table:table-cell office:value-type="float" office:value="41343" table:style-name="ce7">
            <text:p>41,343<text:s/></text:p>
          </table:table-cell>
          <table:table-cell office:value-type="float" office:value="26961" table:style-name="ce7">
            <text:p>26,961<text:s/></text:p>
          </table:table-cell>
          <table:table-cell office:value-type="float" office:value="29910" table:style-name="ce7">
            <text:p>29,910<text:s/></text:p>
          </table:table-cell>
          <table:table-cell office:value-type="float" office:value="71333" table:style-name="ce7">
            <text:p>71,333<text:s/></text:p>
          </table:table-cell>
          <table:table-cell office:value-type="float" office:value="21184" table:style-name="ce7">
            <text:p>21,184<text:s/></text:p>
          </table:table-cell>
          <table:table-cell office:value-type="float" office:value="32227" table:style-name="ce7">
            <text:p>32,227<text:s/></text:p>
          </table:table-cell>
          <table:table-cell office:value-type="float" office:value="41519" table:style-name="ce7">
            <text:p>41,519<text:s/></text:p>
          </table:table-cell>
          <table:table-cell office:value-type="float" office:value="24001" table:style-name="ce12">
            <text:p>24,001<text:s/></text:p>
          </table:table-cell>
          <table:table-cell office:value-type="float" office:value="59923" table:style-name="ce8">
            <text:p>59,923<text:s/></text:p>
          </table:table-cell>
          <table:table-cell office:value-type="float" office:value="21170" table:style-name="ce7">
            <text:p>21,170<text:s/></text:p>
          </table:table-cell>
          <table:table-cell office:value-type="float" office:value="18038" table:style-name="ce7">
            <text:p>18,038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16347" table:style-name="ce7">
            <text:p>16,347<text:s/></text:p>
          </table:table-cell>
          <table:table-cell office:value-type="float" office:value="12046" table:style-name="ce7">
            <text:p>12,046<text:s/></text:p>
          </table:table-cell>
          <table:table-cell office:value-type="float" office:value="28506" table:style-name="ce7">
            <text:p>28,506<text:s/></text:p>
          </table:table-cell>
          <table:table-cell office:value-type="float" office:value="17666" table:style-name="ce7">
            <text:p>17,666<text:s/></text:p>
          </table:table-cell>
          <table:table-cell office:value-type="float" office:value="8013" table:style-name="ce7">
            <text:p>8,013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39560" table:style-name="ce7">
            <text:p>39,560<text:s/></text:p>
          </table:table-cell>
          <table:table-cell office:value-type="float" office:value="24841" table:style-name="ce7">
            <text:p>24,841<text:s/></text:p>
          </table:table-cell>
          <table:table-cell office:value-type="float" office:value="23312" table:style-name="ce7">
            <text:p>23,312<text:s/></text:p>
          </table:table-cell>
          <table:table-cell office:value-type="float" office:value="24496" table:style-name="ce7">
            <text:p>24,496<text:s/></text:p>
          </table:table-cell>
          <table:table-cell office:value-type="float" office:value="8133" table:style-name="ce7">
            <text:p>8,133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5320" table:style-name="ce7">
            <text:p>5,320<text:s/></text:p>
          </table:table-cell>
          <table:table-cell office:value-type="float" office:value="4855" table:style-name="ce7">
            <text:p>4,855<text:s/></text:p>
          </table:table-cell>
          <table:table-cell office:value-type="float" office:value="4777" table:style-name="ce7">
            <text:p>4,777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14351" table:style-name="ce7">
            <text:p>14,351<text:s/></text:p>
          </table:table-cell>
          <table:table-cell office:value-type="float" office:value="18012" table:style-name="ce7">
            <text:p>18,012<text:s/></text:p>
          </table:table-cell>
          <table:table-cell office:value-type="float" office:value="28936" table:style-name="ce7">
            <text:p>28,936<text:s/></text:p>
          </table:table-cell>
          <table:table-cell office:value-type="float" office:value="24940" table:style-name="ce7">
            <text:p>24,940<text:s/></text:p>
          </table:table-cell>
          <table:table-cell office:value-type="float" office:value="13202" table:style-name="ce7">
            <text:p>13,202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12478" table:style-name="ce7">
            <text:p>12,478<text:s/></text:p>
          </table:table-cell>
          <table:table-cell office:value-type="float" office:value="12905" table:style-name="ce7">
            <text:p>12,905<text:s/></text:p>
          </table:table-cell>
          <table:table-cell office:value-type="float" office:value="12005" table:style-name="ce7">
            <text:p>12,005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9505" table:style-name="ce7">
            <text:p>9,505<text:s/></text:p>
          </table:table-cell>
          <table:table-cell table:number-columns-repeated="16275"/>
        </table:table-row>
        <table:table-row table:style-name="ro2">
          <table:table-cell office:value-type="date" office:date-value="2017-01-19T00:00:00" table:style-name="ce6">
            <text:p>2017/1/19</text:p>
          </table:table-cell>
          <table:table-cell office:value-type="float" office:value="5641" table:style-name="ce7">
            <text:p>5,641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41627" table:style-name="ce7">
            <text:p>41,627<text:s/></text:p>
          </table:table-cell>
          <table:table-cell office:value-type="float" office:value="54914" table:style-name="ce7">
            <text:p>54,914<text:s/></text:p>
          </table:table-cell>
          <table:table-cell office:value-type="float" office:value="28875" table:style-name="ce7">
            <text:p>28,875<text:s/></text:p>
          </table:table-cell>
          <table:table-cell office:value-type="float" office:value="15455" table:style-name="ce7">
            <text:p>15,455<text:s/></text:p>
          </table:table-cell>
          <table:table-cell office:value-type="float" office:value="12624" table:style-name="ce7">
            <text:p>12,624<text:s/></text:p>
          </table:table-cell>
          <table:table-cell office:value-type="float" office:value="4543" table:style-name="ce7">
            <text:p>4,543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4268" table:style-name="ce7">
            <text:p>14,268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4644" table:style-name="ce7">
            <text:p>4,644<text:s/></text:p>
          </table:table-cell>
          <table:table-cell office:value-type="float" office:value="6755" table:style-name="ce7">
            <text:p>6,755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17054" table:style-name="ce7">
            <text:p>17,054<text:s/></text:p>
          </table:table-cell>
          <table:table-cell office:value-type="float" office:value="16933" table:style-name="ce7">
            <text:p>16,933<text:s/></text:p>
          </table:table-cell>
          <table:table-cell office:value-type="float" office:value="6897" table:style-name="ce7">
            <text:p>6,897<text:s/></text:p>
          </table:table-cell>
          <table:table-cell office:value-type="float" office:value="9435" table:style-name="ce7">
            <text:p>9,435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9435" table:style-name="ce7">
            <text:p>9,435<text:s/></text:p>
          </table:table-cell>
          <table:table-cell office:value-type="float" office:value="9727" table:style-name="ce7">
            <text:p>9,727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31163" table:style-name="ce7">
            <text:p>31,163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13725" table:style-name="ce7">
            <text:p>13,725<text:s/></text:p>
          </table:table-cell>
          <table:table-cell office:value-type="float" office:value="11918" table:style-name="ce7">
            <text:p>11,918<text:s/></text:p>
          </table:table-cell>
          <table:table-cell office:value-type="float" office:value="18297" table:style-name="ce7">
            <text:p>18,297<text:s/></text:p>
          </table:table-cell>
          <table:table-cell office:value-type="float" office:value="24547" table:style-name="ce7">
            <text:p>24,547<text:s/></text:p>
          </table:table-cell>
          <table:table-cell office:value-type="float" office:value="17217" table:style-name="ce7">
            <text:p>17,217<text:s/></text:p>
          </table:table-cell>
          <table:table-cell office:value-type="float" office:value="10470" table:style-name="ce7">
            <text:p>10,470<text:s/></text:p>
          </table:table-cell>
          <table:table-cell office:value-type="float" office:value="31263" table:style-name="ce7">
            <text:p>31,263<text:s/></text:p>
          </table:table-cell>
          <table:table-cell office:value-type="float" office:value="21084" table:style-name="ce7">
            <text:p>21,084<text:s/></text:p>
          </table:table-cell>
          <table:table-cell office:value-type="float" office:value="34315" table:style-name="ce7">
            <text:p>34,315<text:s/></text:p>
          </table:table-cell>
          <table:table-cell office:value-type="float" office:value="35024" table:style-name="ce7">
            <text:p>35,024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39860" table:style-name="ce7">
            <text:p>39,860<text:s/></text:p>
          </table:table-cell>
          <table:table-cell office:value-type="float" office:value="29515" table:style-name="ce7">
            <text:p>29,515<text:s/></text:p>
          </table:table-cell>
          <table:table-cell office:value-type="float" office:value="27231" table:style-name="ce7">
            <text:p>27,231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25444" table:style-name="ce7">
            <text:p>25,444<text:s/></text:p>
          </table:table-cell>
          <table:table-cell office:value-type="float" office:value="153139" table:style-name="ce7">
            <text:p>153,139<text:s/></text:p>
          </table:table-cell>
          <table:table-cell office:value-type="float" office:value="41238" table:style-name="ce7">
            <text:p>41,238<text:s/></text:p>
          </table:table-cell>
          <table:table-cell office:value-type="float" office:value="26939" table:style-name="ce7">
            <text:p>26,939<text:s/></text:p>
          </table:table-cell>
          <table:table-cell office:value-type="float" office:value="28288" table:style-name="ce7">
            <text:p>28,288<text:s/></text:p>
          </table:table-cell>
          <table:table-cell office:value-type="float" office:value="28285" table:style-name="ce7">
            <text:p>28,285<text:s/></text:p>
          </table:table-cell>
          <table:table-cell office:value-type="float" office:value="37218" table:style-name="ce7">
            <text:p>37,218<text:s/></text:p>
          </table:table-cell>
          <table:table-cell office:value-type="float" office:value="29646" table:style-name="ce7">
            <text:p>29,646<text:s/></text:p>
          </table:table-cell>
          <table:table-cell office:value-type="float" office:value="25364" table:style-name="ce7">
            <text:p>25,364<text:s/></text:p>
          </table:table-cell>
          <table:table-cell office:value-type="float" office:value="14179" table:style-name="ce7">
            <text:p>14,179<text:s/></text:p>
          </table:table-cell>
          <table:table-cell office:value-type="float" office:value="32795" table:style-name="ce7">
            <text:p>32,795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8592" table:style-name="ce7">
            <text:p>18,592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2986" table:style-name="ce7">
            <text:p>2,986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7565" table:style-name="ce7">
            <text:p>7,565<text:s/></text:p>
          </table:table-cell>
          <table:table-cell office:value-type="float" office:value="37773" table:style-name="ce7">
            <text:p>37,773<text:s/></text:p>
          </table:table-cell>
          <table:table-cell office:value-type="float" office:value="8414" table:style-name="ce7">
            <text:p>8,414<text:s/></text:p>
          </table:table-cell>
          <table:table-cell office:value-type="float" office:value="12394" table:style-name="ce7">
            <text:p>12,394<text:s/></text:p>
          </table:table-cell>
          <table:table-cell office:value-type="float" office:value="7629" table:style-name="ce7">
            <text:p>7,629<text:s/></text:p>
          </table:table-cell>
          <table:table-cell office:value-type="float" office:value="23520" table:style-name="ce7">
            <text:p>23,520<text:s/></text:p>
          </table:table-cell>
          <table:table-cell office:value-type="float" office:value="22648" table:style-name="ce7">
            <text:p>22,648<text:s/></text:p>
          </table:table-cell>
          <table:table-cell office:value-type="float" office:value="34499" table:style-name="ce7">
            <text:p>34,499<text:s/></text:p>
          </table:table-cell>
          <table:table-cell office:value-type="float" office:value="40769" table:style-name="ce7">
            <text:p>40,769<text:s/></text:p>
          </table:table-cell>
          <table:table-cell office:value-type="float" office:value="43097" table:style-name="ce7">
            <text:p>43,097<text:s/></text:p>
          </table:table-cell>
          <table:table-cell office:value-type="float" office:value="28028" table:style-name="ce7">
            <text:p>28,028<text:s/></text:p>
          </table:table-cell>
          <table:table-cell office:value-type="float" office:value="31317" table:style-name="ce7">
            <text:p>31,317<text:s/></text:p>
          </table:table-cell>
          <table:table-cell office:value-type="float" office:value="86149" table:style-name="ce7">
            <text:p>86,149<text:s/></text:p>
          </table:table-cell>
          <table:table-cell office:value-type="float" office:value="21544" table:style-name="ce7">
            <text:p>21,544<text:s/></text:p>
          </table:table-cell>
          <table:table-cell office:value-type="float" office:value="35166" table:style-name="ce7">
            <text:p>35,166<text:s/></text:p>
          </table:table-cell>
          <table:table-cell office:value-type="float" office:value="44156" table:style-name="ce7">
            <text:p>44,156<text:s/></text:p>
          </table:table-cell>
          <table:table-cell office:value-type="float" office:value="24821" table:style-name="ce12">
            <text:p>24,821<text:s/></text:p>
          </table:table-cell>
          <table:table-cell office:value-type="float" office:value="65656" table:style-name="ce8">
            <text:p>65,656<text:s/></text:p>
          </table:table-cell>
          <table:table-cell office:value-type="float" office:value="22129" table:style-name="ce7">
            <text:p>22,129<text:s/></text:p>
          </table:table-cell>
          <table:table-cell office:value-type="float" office:value="19223" table:style-name="ce7">
            <text:p>19,223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18155" table:style-name="ce7">
            <text:p>18,155<text:s/></text:p>
          </table:table-cell>
          <table:table-cell office:value-type="float" office:value="12422" table:style-name="ce7">
            <text:p>12,422<text:s/></text:p>
          </table:table-cell>
          <table:table-cell office:value-type="float" office:value="30811" table:style-name="ce7">
            <text:p>30,811<text:s/></text:p>
          </table:table-cell>
          <table:table-cell office:value-type="float" office:value="18500" table:style-name="ce7">
            <text:p>18,500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10466" table:style-name="ce7">
            <text:p>10,466<text:s/></text:p>
          </table:table-cell>
          <table:table-cell office:value-type="float" office:value="41679" table:style-name="ce7">
            <text:p>41,679<text:s/></text:p>
          </table:table-cell>
          <table:table-cell office:value-type="float" office:value="27249" table:style-name="ce7">
            <text:p>27,249<text:s/></text:p>
          </table:table-cell>
          <table:table-cell office:value-type="float" office:value="24652" table:style-name="ce7">
            <text:p>24,652<text:s/></text:p>
          </table:table-cell>
          <table:table-cell office:value-type="float" office:value="25395" table:style-name="ce7">
            <text:p>25,395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5135" table:style-name="ce7">
            <text:p>5,135<text:s/></text:p>
          </table:table-cell>
          <table:table-cell office:value-type="float" office:value="5186" table:style-name="ce7">
            <text:p>5,186<text:s/></text:p>
          </table:table-cell>
          <table:table-cell office:value-type="float" office:value="10828" table:style-name="ce7">
            <text:p>10,828<text:s/></text:p>
          </table:table-cell>
          <table:table-cell office:value-type="float" office:value="10743" table:style-name="ce7">
            <text:p>10,743<text:s/></text:p>
          </table:table-cell>
          <table:table-cell office:value-type="float" office:value="15020" table:style-name="ce7">
            <text:p>15,020<text:s/></text:p>
          </table:table-cell>
          <table:table-cell office:value-type="float" office:value="18898" table:style-name="ce7">
            <text:p>18,898<text:s/></text:p>
          </table:table-cell>
          <table:table-cell office:value-type="float" office:value="29865" table:style-name="ce7">
            <text:p>29,865<text:s/></text:p>
          </table:table-cell>
          <table:table-cell office:value-type="float" office:value="27062" table:style-name="ce7">
            <text:p>27,062<text:s/></text:p>
          </table:table-cell>
          <table:table-cell office:value-type="float" office:value="14416" table:style-name="ce7">
            <text:p>14,416<text:s/></text:p>
          </table:table-cell>
          <table:table-cell office:value-type="float" office:value="13789" table:style-name="ce7">
            <text:p>13,789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10185" table:style-name="ce7">
            <text:p>10,185<text:s/></text:p>
          </table:table-cell>
          <table:table-cell office:value-type="float" office:value="9833" table:style-name="ce7">
            <text:p>9,833<text:s/></text:p>
          </table:table-cell>
          <table:table-cell table:number-columns-repeated="16275"/>
        </table:table-row>
        <table:table-row table:style-name="ro2">
          <table:table-cell office:value-type="date" office:date-value="2017-01-20T00:00:00" table:style-name="ce6">
            <text:p>2017/1/20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17998" table:style-name="ce7">
            <text:p>17,998<text:s/></text:p>
          </table:table-cell>
          <table:table-cell office:value-type="float" office:value="42236" table:style-name="ce7">
            <text:p>42,236<text:s/></text:p>
          </table:table-cell>
          <table:table-cell office:value-type="float" office:value="59267" table:style-name="ce7">
            <text:p>59,267<text:s/></text:p>
          </table:table-cell>
          <table:table-cell office:value-type="float" office:value="27505" table:style-name="ce7">
            <text:p>27,505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4750" table:style-name="ce7">
            <text:p>4,750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13768" table:style-name="ce7">
            <text:p>13,768<text:s/></text:p>
          </table:table-cell>
          <table:table-cell office:value-type="float" office:value="2682" table:style-name="ce7">
            <text:p>2,682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6568" table:style-name="ce7">
            <text:p>6,568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14630" table:style-name="ce7">
            <text:p>14,630<text:s/></text:p>
          </table:table-cell>
          <table:table-cell office:value-type="float" office:value="17647" table:style-name="ce7">
            <text:p>17,647<text:s/></text:p>
          </table:table-cell>
          <table:table-cell office:value-type="float" office:value="15344" table:style-name="ce7">
            <text:p>15,344<text:s/></text:p>
          </table:table-cell>
          <table:table-cell office:value-type="float" office:value="6380" table:style-name="ce7">
            <text:p>6,380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9919" table:style-name="ce7">
            <text:p>9,919<text:s/></text:p>
          </table:table-cell>
          <table:table-cell office:value-type="float" office:value="8718" table:style-name="ce7">
            <text:p>8,718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33325" table:style-name="ce7">
            <text:p>33,325<text:s/></text:p>
          </table:table-cell>
          <table:table-cell office:value-type="float" office:value="3252" table:style-name="ce7">
            <text:p>3,252<text:s/></text:p>
          </table:table-cell>
          <table:table-cell office:value-type="float" office:value="13339" table:style-name="ce7">
            <text:p>13,339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18034" table:style-name="ce7">
            <text:p>18,034<text:s/></text:p>
          </table:table-cell>
          <table:table-cell office:value-type="float" office:value="24081" table:style-name="ce7">
            <text:p>24,081<text:s/></text:p>
          </table:table-cell>
          <table:table-cell office:value-type="float" office:value="16750" table:style-name="ce7">
            <text:p>16,750<text:s/></text:p>
          </table:table-cell>
          <table:table-cell office:value-type="float" office:value="10939" table:style-name="ce7">
            <text:p>10,939<text:s/></text:p>
          </table:table-cell>
          <table:table-cell office:value-type="float" office:value="32402" table:style-name="ce7">
            <text:p>32,402<text:s/></text:p>
          </table:table-cell>
          <table:table-cell office:value-type="float" office:value="21444" table:style-name="ce7">
            <text:p>21,444<text:s/></text:p>
          </table:table-cell>
          <table:table-cell office:value-type="float" office:value="35571" table:style-name="ce7">
            <text:p>35,571<text:s/></text:p>
          </table:table-cell>
          <table:table-cell office:value-type="float" office:value="35473" table:style-name="ce7">
            <text:p>35,473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40588" table:style-name="ce7">
            <text:p>40,588<text:s/></text:p>
          </table:table-cell>
          <table:table-cell office:value-type="float" office:value="29529" table:style-name="ce7">
            <text:p>29,529<text:s/></text:p>
          </table:table-cell>
          <table:table-cell office:value-type="float" office:value="28552" table:style-name="ce7">
            <text:p>28,552<text:s/></text:p>
          </table:table-cell>
          <table:table-cell office:value-type="float" office:value="23356" table:style-name="ce7">
            <text:p>23,356<text:s/></text:p>
          </table:table-cell>
          <table:table-cell office:value-type="float" office:value="26514" table:style-name="ce7">
            <text:p>26,514<text:s/></text:p>
          </table:table-cell>
          <table:table-cell office:value-type="float" office:value="174400" table:style-name="ce7">
            <text:p>174,400<text:s/></text:p>
          </table:table-cell>
          <table:table-cell office:value-type="float" office:value="45021" table:style-name="ce7">
            <text:p>45,021<text:s/></text:p>
          </table:table-cell>
          <table:table-cell office:value-type="float" office:value="25035" table:style-name="ce7">
            <text:p>25,035<text:s/></text:p>
          </table:table-cell>
          <table:table-cell office:value-type="float" office:value="28512" table:style-name="ce7">
            <text:p>28,512<text:s/></text:p>
          </table:table-cell>
          <table:table-cell office:value-type="float" office:value="28508" table:style-name="ce7">
            <text:p>28,508<text:s/></text:p>
          </table:table-cell>
          <table:table-cell office:value-type="float" office:value="37154" table:style-name="ce7">
            <text:p>37,154<text:s/></text:p>
          </table:table-cell>
          <table:table-cell office:value-type="float" office:value="28244" table:style-name="ce7">
            <text:p>28,244<text:s/></text:p>
          </table:table-cell>
          <table:table-cell office:value-type="float" office:value="26531" table:style-name="ce7">
            <text:p>26,531<text:s/></text:p>
          </table:table-cell>
          <table:table-cell office:value-type="float" office:value="13792" table:style-name="ce7">
            <text:p>13,792<text:s/></text:p>
          </table:table-cell>
          <table:table-cell office:value-type="float" office:value="32556" table:style-name="ce7">
            <text:p>32,556<text:s/></text:p>
          </table:table-cell>
          <table:table-cell office:value-type="float" office:value="8779" table:style-name="ce7">
            <text:p>8,779<text:s/></text:p>
          </table:table-cell>
          <table:table-cell office:value-type="float" office:value="10600" table:style-name="ce7">
            <text:p>10,600<text:s/></text:p>
          </table:table-cell>
          <table:table-cell office:value-type="float" office:value="18974" table:style-name="ce7">
            <text:p>18,974<text:s/></text:p>
          </table:table-cell>
          <table:table-cell office:value-type="float" office:value="7873" table:style-name="ce7">
            <text:p>7,873<text:s/></text:p>
          </table:table-cell>
          <table:table-cell office:value-type="float" office:value="3949" table:style-name="ce7">
            <text:p>3,949<text:s/></text:p>
          </table:table-cell>
          <table:table-cell office:value-type="float" office:value="2848" table:style-name="ce7">
            <text:p>2,848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7501" table:style-name="ce7">
            <text:p>7,501<text:s/></text:p>
          </table:table-cell>
          <table:table-cell office:value-type="float" office:value="35455" table:style-name="ce7">
            <text:p>35,455<text:s/></text:p>
          </table:table-cell>
          <table:table-cell office:value-type="float" office:value="8489" table:style-name="ce7">
            <text:p>8,489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7849" table:style-name="ce7">
            <text:p>7,849<text:s/></text:p>
          </table:table-cell>
          <table:table-cell office:value-type="float" office:value="23595" table:style-name="ce7">
            <text:p>23,595<text:s/></text:p>
          </table:table-cell>
          <table:table-cell office:value-type="float" office:value="22420" table:style-name="ce7">
            <text:p>22,420<text:s/></text:p>
          </table:table-cell>
          <table:table-cell office:value-type="float" office:value="34416" table:style-name="ce7">
            <text:p>34,416<text:s/></text:p>
          </table:table-cell>
          <table:table-cell office:value-type="float" office:value="43612" table:style-name="ce7">
            <text:p>43,612<text:s/></text:p>
          </table:table-cell>
          <table:table-cell office:value-type="float" office:value="44481" table:style-name="ce7">
            <text:p>44,481<text:s/></text:p>
          </table:table-cell>
          <table:table-cell office:value-type="float" office:value="29059" table:style-name="ce7">
            <text:p>29,059<text:s/></text:p>
          </table:table-cell>
          <table:table-cell office:value-type="float" office:value="31301" table:style-name="ce7">
            <text:p>31,301<text:s/></text:p>
          </table:table-cell>
          <table:table-cell office:value-type="float" office:value="84616" table:style-name="ce7">
            <text:p>84,616<text:s/></text:p>
          </table:table-cell>
          <table:table-cell office:value-type="float" office:value="22745" table:style-name="ce7">
            <text:p>22,745<text:s/></text:p>
          </table:table-cell>
          <table:table-cell office:value-type="float" office:value="37425" table:style-name="ce7">
            <text:p>37,425<text:s/></text:p>
          </table:table-cell>
          <table:table-cell office:value-type="float" office:value="46519" table:style-name="ce7">
            <text:p>46,519<text:s/></text:p>
          </table:table-cell>
          <table:table-cell office:value-type="float" office:value="26170" table:style-name="ce12">
            <text:p>26,170<text:s/></text:p>
          </table:table-cell>
          <table:table-cell office:value-type="float" office:value="70961" table:style-name="ce8">
            <text:p>70,961<text:s/></text:p>
          </table:table-cell>
          <table:table-cell office:value-type="float" office:value="21635" table:style-name="ce7">
            <text:p>21,635<text:s/></text:p>
          </table:table-cell>
          <table:table-cell office:value-type="float" office:value="18708" table:style-name="ce7">
            <text:p>18,708<text:s/></text:p>
          </table:table-cell>
          <table:table-cell office:value-type="float" office:value="15831" table:style-name="ce7">
            <text:p>15,831<text:s/></text:p>
          </table:table-cell>
          <table:table-cell office:value-type="float" office:value="17265" table:style-name="ce7">
            <text:p>17,265<text:s/></text:p>
          </table:table-cell>
          <table:table-cell office:value-type="float" office:value="11995" table:style-name="ce7">
            <text:p>11,995<text:s/></text:p>
          </table:table-cell>
          <table:table-cell office:value-type="float" office:value="47744" table:style-name="ce7">
            <text:p>47,744<text:s/></text:p>
          </table:table-cell>
          <table:table-cell office:value-type="float" office:value="19261" table:style-name="ce7">
            <text:p>19,261<text:s/></text:p>
          </table:table-cell>
          <table:table-cell office:value-type="float" office:value="8018" table:style-name="ce7">
            <text:p>8,018<text:s/></text:p>
          </table:table-cell>
          <table:table-cell office:value-type="float" office:value="11289" table:style-name="ce7">
            <text:p>11,289<text:s/></text:p>
          </table:table-cell>
          <table:table-cell office:value-type="float" office:value="42612" table:style-name="ce7">
            <text:p>42,612<text:s/></text:p>
          </table:table-cell>
          <table:table-cell office:value-type="float" office:value="22909" table:style-name="ce7">
            <text:p>22,909<text:s/></text:p>
          </table:table-cell>
          <table:table-cell office:value-type="float" office:value="24985" table:style-name="ce7">
            <text:p>24,985<text:s/></text:p>
          </table:table-cell>
          <table:table-cell office:value-type="float" office:value="26052" table:style-name="ce7">
            <text:p>26,052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12115" table:style-name="ce7">
            <text:p>12,115<text:s/></text:p>
          </table:table-cell>
          <table:table-cell office:value-type="float" office:value="6402" table:style-name="ce7">
            <text:p>6,402<text:s/>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5112" table:style-name="ce7">
            <text:p>5,112<text:s/></text:p>
          </table:table-cell>
          <table:table-cell office:value-type="float" office:value="10917" table:style-name="ce7">
            <text:p>10,917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15949" table:style-name="ce7">
            <text:p>15,949<text:s/></text:p>
          </table:table-cell>
          <table:table-cell office:value-type="float" office:value="18998" table:style-name="ce7">
            <text:p>18,998<text:s/></text:p>
          </table:table-cell>
          <table:table-cell office:value-type="float" office:value="31179" table:style-name="ce7">
            <text:p>31,179<text:s/></text:p>
          </table:table-cell>
          <table:table-cell office:value-type="float" office:value="27409" table:style-name="ce7">
            <text:p>27,409<text:s/></text:p>
          </table:table-cell>
          <table:table-cell office:value-type="float" office:value="14134" table:style-name="ce7">
            <text:p>14,134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13184" table:style-name="ce7">
            <text:p>13,184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10452" table:style-name="ce7">
            <text:p>10,452<text:s/></text:p>
          </table:table-cell>
          <table:table-cell table:number-columns-repeated="16275"/>
        </table:table-row>
        <table:table-row table:style-name="ro2">
          <table:table-cell office:value-type="date" office:date-value="2017-01-21T00:00:00" table:style-name="ce6">
            <text:p>2017/1/21</text:p>
          </table:table-cell>
          <table:table-cell office:value-type="float" office:value="4640" table:style-name="ce7">
            <text:p>4,640<text:s/></text:p>
          </table:table-cell>
          <table:table-cell office:value-type="float" office:value="11708" table:style-name="ce7">
            <text:p>11,708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58738" table:style-name="ce7">
            <text:p>58,738<text:s/></text:p>
          </table:table-cell>
          <table:table-cell office:value-type="float" office:value="19250" table:style-name="ce7">
            <text:p>19,250<text:s/></text:p>
          </table:table-cell>
          <table:table-cell office:value-type="float" office:value="10617" table:style-name="ce7">
            <text:p>10,617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4322" table:style-name="ce7">
            <text:p>4,322<text:s/></text:p>
          </table:table-cell>
          <table:table-cell office:value-type="float" office:value="2817" table:style-name="ce7">
            <text:p>2,817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2183" table:style-name="ce7">
            <text:p>2,183<text:s/></text:p>
          </table:table-cell>
          <table:table-cell office:value-type="float" office:value="3062" table:style-name="ce7">
            <text:p>3,062<text:s/></text:p>
          </table:table-cell>
          <table:table-cell office:value-type="float" office:value="7156" table:style-name="ce7">
            <text:p>7,156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6652" table:style-name="ce7">
            <text:p>6,652<text:s/></text:p>
          </table:table-cell>
          <table:table-cell office:value-type="float" office:value="8173" table:style-name="ce7">
            <text:p>8,173<text:s/></text:p>
          </table:table-cell>
          <table:table-cell office:value-type="float" office:value="5567" table:style-name="ce7">
            <text:p>5,567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2880" table:style-name="ce7">
            <text:p>2,880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22669" table:style-name="ce7">
            <text:p>22,669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14831" table:style-name="ce7">
            <text:p>14,831<text:s/></text:p>
          </table:table-cell>
          <table:table-cell office:value-type="float" office:value="17758" table:style-name="ce7">
            <text:p>17,758<text:s/></text:p>
          </table:table-cell>
          <table:table-cell office:value-type="float" office:value="15171" table:style-name="ce7">
            <text:p>15,171<text:s/></text:p>
          </table:table-cell>
          <table:table-cell office:value-type="float" office:value="9200" table:style-name="ce7">
            <text:p>9,200<text:s/></text:p>
          </table:table-cell>
          <table:table-cell office:value-type="float" office:value="30824" table:style-name="ce7">
            <text:p>30,824<text:s/></text:p>
          </table:table-cell>
          <table:table-cell office:value-type="float" office:value="20995" table:style-name="ce7">
            <text:p>20,995<text:s/></text:p>
          </table:table-cell>
          <table:table-cell office:value-type="float" office:value="29084" table:style-name="ce7">
            <text:p>29,084<text:s/></text:p>
          </table:table-cell>
          <table:table-cell office:value-type="float" office:value="29964" table:style-name="ce7">
            <text:p>29,964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34981" table:style-name="ce7">
            <text:p>34,981<text:s/></text:p>
          </table:table-cell>
          <table:table-cell office:value-type="float" office:value="24310" table:style-name="ce7">
            <text:p>24,310<text:s/></text:p>
          </table:table-cell>
          <table:table-cell office:value-type="float" office:value="22910" table:style-name="ce7">
            <text:p>22,910<text:s/></text:p>
          </table:table-cell>
          <table:table-cell office:value-type="float" office:value="19791" table:style-name="ce7">
            <text:p>19,791<text:s/></text:p>
          </table:table-cell>
          <table:table-cell office:value-type="float" office:value="14987" table:style-name="ce7">
            <text:p>14,987<text:s/></text:p>
          </table:table-cell>
          <table:table-cell office:value-type="float" office:value="172241" table:style-name="ce7">
            <text:p>172,241<text:s/></text:p>
          </table:table-cell>
          <table:table-cell office:value-type="float" office:value="43250" table:style-name="ce7">
            <text:p>43,250<text:s/></text:p>
          </table:table-cell>
          <table:table-cell office:value-type="float" office:value="21538" table:style-name="ce7">
            <text:p>21,538<text:s/></text:p>
          </table:table-cell>
          <table:table-cell office:value-type="float" office:value="21822" table:style-name="ce7">
            <text:p>21,822<text:s/></text:p>
          </table:table-cell>
          <table:table-cell office:value-type="float" office:value="27785" table:style-name="ce7">
            <text:p>27,785<text:s/></text:p>
          </table:table-cell>
          <table:table-cell office:value-type="float" office:value="39520" table:style-name="ce7">
            <text:p>39,520<text:s/></text:p>
          </table:table-cell>
          <table:table-cell office:value-type="float" office:value="26448" table:style-name="ce7">
            <text:p>26,448<text:s/></text:p>
          </table:table-cell>
          <table:table-cell office:value-type="float" office:value="22073" table:style-name="ce7">
            <text:p>22,073<text:s/></text:p>
          </table:table-cell>
          <table:table-cell office:value-type="float" office:value="10735" table:style-name="ce7">
            <text:p>10,735<text:s/></text:p>
          </table:table-cell>
          <table:table-cell office:value-type="float" office:value="25970" table:style-name="ce7">
            <text:p>25,970<text:s/></text:p>
          </table:table-cell>
          <table:table-cell office:value-type="float" office:value="6694" table:style-name="ce7">
            <text:p>6,694<text:s/></text:p>
          </table:table-cell>
          <table:table-cell office:value-type="float" office:value="7352" table:style-name="ce7">
            <text:p>7,352<text:s/></text:p>
          </table:table-cell>
          <table:table-cell office:value-type="float" office:value="15715" table:style-name="ce7">
            <text:p>15,715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3318" table:style-name="ce7">
            <text:p>3,318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8780" table:style-name="ce7">
            <text:p>8,780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5902" table:style-name="ce7">
            <text:p>5,902<text:s/></text:p>
          </table:table-cell>
          <table:table-cell office:value-type="float" office:value="36218" table:style-name="ce7">
            <text:p>36,218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10061" table:style-name="ce7">
            <text:p>10,061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20194" table:style-name="ce7">
            <text:p>20,194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32468" table:style-name="ce7">
            <text:p>32,468<text:s/></text:p>
          </table:table-cell>
          <table:table-cell office:value-type="float" office:value="40152" table:style-name="ce7">
            <text:p>40,152<text:s/></text:p>
          </table:table-cell>
          <table:table-cell office:value-type="float" office:value="36163" table:style-name="ce7">
            <text:p>36,163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30577" table:style-name="ce7">
            <text:p>30,577<text:s/></text:p>
          </table:table-cell>
          <table:table-cell office:value-type="float" office:value="87036" table:style-name="ce7">
            <text:p>87,036<text:s/></text:p>
          </table:table-cell>
          <table:table-cell office:value-type="float" office:value="15871" table:style-name="ce7">
            <text:p>15,871<text:s/></text:p>
          </table:table-cell>
          <table:table-cell office:value-type="float" office:value="34316" table:style-name="ce7">
            <text:p>34,316<text:s/></text:p>
          </table:table-cell>
          <table:table-cell office:value-type="float" office:value="42258" table:style-name="ce7">
            <text:p>42,258<text:s/></text:p>
          </table:table-cell>
          <table:table-cell office:value-type="float" office:value="20706" table:style-name="ce12">
            <text:p>20,706<text:s/></text:p>
          </table:table-cell>
          <table:table-cell office:value-type="float" office:value="61638" table:style-name="ce8">
            <text:p>61,638<text:s/></text:p>
          </table:table-cell>
          <table:table-cell office:value-type="float" office:value="17607" table:style-name="ce7">
            <text:p>17,607<text:s/></text:p>
          </table:table-cell>
          <table:table-cell office:value-type="float" office:value="15753" table:style-name="ce7">
            <text:p>15,753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9343" table:style-name="ce7">
            <text:p>9,343<text:s/></text:p>
          </table:table-cell>
          <table:table-cell office:value-type="float" office:value="48540" table:style-name="ce7">
            <text:p>48,540<text:s/></text:p>
          </table:table-cell>
          <table:table-cell office:value-type="float" office:value="14386" table:style-name="ce7">
            <text:p>14,386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11769" table:style-name="ce7">
            <text:p>11,769<text:s/></text:p>
          </table:table-cell>
          <table:table-cell office:value-type="float" office:value="23634" table:style-name="ce7">
            <text:p>23,634<text:s/></text:p>
          </table:table-cell>
          <table:table-cell office:value-type="float" office:value="19921" table:style-name="ce7">
            <text:p>19,921<text:s/></text:p>
          </table:table-cell>
          <table:table-cell office:value-type="float" office:value="17766" table:style-name="ce7">
            <text:p>17,766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7775" table:style-name="ce7">
            <text:p>7,775<text:s/></text:p>
          </table:table-cell>
          <table:table-cell office:value-type="float" office:value="11362" table:style-name="ce7">
            <text:p>11,362<text:s/></text:p>
          </table:table-cell>
          <table:table-cell office:value-type="float" office:value="4985" table:style-name="ce7">
            <text:p>4,985<text:s/></text:p>
          </table:table-cell>
          <table:table-cell office:value-type="float" office:value="2999" table:style-name="ce7">
            <text:p>2,999<text:s/></text:p>
          </table:table-cell>
          <table:table-cell office:value-type="float" office:value="4409" table:style-name="ce7">
            <text:p>4,409<text:s/></text:p>
          </table:table-cell>
          <table:table-cell office:value-type="float" office:value="8541" table:style-name="ce7">
            <text:p>8,541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15327" table:style-name="ce7">
            <text:p>15,327<text:s/></text:p>
          </table:table-cell>
          <table:table-cell office:value-type="float" office:value="14354" table:style-name="ce7">
            <text:p>14,354<text:s/></text:p>
          </table:table-cell>
          <table:table-cell office:value-type="float" office:value="22142" table:style-name="ce7">
            <text:p>22,142<text:s/></text:p>
          </table:table-cell>
          <table:table-cell office:value-type="float" office:value="25494" table:style-name="ce7">
            <text:p>25,494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2227" table:style-name="ce7">
            <text:p>12,227<text:s/></text:p>
          </table:table-cell>
          <table:table-cell office:value-type="float" office:value="10952" table:style-name="ce7">
            <text:p>10,952<text:s/></text:p>
          </table:table-cell>
          <table:table-cell office:value-type="float" office:value="11318" table:style-name="ce7">
            <text:p>11,318<text:s/></text:p>
          </table:table-cell>
          <table:table-cell office:value-type="float" office:value="8628" table:style-name="ce7">
            <text:p>8,628<text:s/></text:p>
          </table:table-cell>
          <table:table-cell office:value-type="float" office:value="9110" table:style-name="ce7">
            <text:p>9,110<text:s/></text:p>
          </table:table-cell>
          <table:table-cell table:number-columns-repeated="16275"/>
        </table:table-row>
        <table:table-row table:style-name="ro2">
          <table:table-cell office:value-type="date" office:date-value="2017-01-22T00:00:00" table:style-name="ce6">
            <text:p>2017/1/22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19588" table:style-name="ce7">
            <text:p>19,588<text:s/></text:p>
          </table:table-cell>
          <table:table-cell office:value-type="float" office:value="51309" table:style-name="ce7">
            <text:p>51,309<text:s/></text:p>
          </table:table-cell>
          <table:table-cell office:value-type="float" office:value="14148" table:style-name="ce7">
            <text:p>14,148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3801" table:style-name="ce7">
            <text:p>3,801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2796" table:style-name="ce7">
            <text:p>2,796<text:s/></text:p>
          </table:table-cell>
          <table:table-cell office:value-type="float" office:value="8706" table:style-name="ce7">
            <text:p>8,706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11623" table:style-name="ce7">
            <text:p>11,623<text:s/></text:p>
          </table:table-cell>
          <table:table-cell office:value-type="float" office:value="5669" table:style-name="ce7">
            <text:p>5,669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3940" table:style-name="ce7">
            <text:p>3,940<text:s/></text:p>
          </table:table-cell>
          <table:table-cell office:value-type="float" office:value="7022" table:style-name="ce7">
            <text:p>7,022<text:s/></text:p>
          </table:table-cell>
          <table:table-cell office:value-type="float" office:value="3329" table:style-name="ce7">
            <text:p>3,329<text:s/></text:p>
          </table:table-cell>
          <table:table-cell office:value-type="float" office:value="5680" table:style-name="ce7">
            <text:p>5,680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31445" table:style-name="ce7">
            <text:p>31,445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12862" table:style-name="ce7">
            <text:p>12,862<text:s/></text:p>
          </table:table-cell>
          <table:table-cell office:value-type="float" office:value="15167" table:style-name="ce7">
            <text:p>15,167<text:s/></text:p>
          </table:table-cell>
          <table:table-cell office:value-type="float" office:value="14483" table:style-name="ce7">
            <text:p>14,483<text:s/></text:p>
          </table:table-cell>
          <table:table-cell office:value-type="float" office:value="8641" table:style-name="ce7">
            <text:p>8,641<text:s/></text:p>
          </table:table-cell>
          <table:table-cell office:value-type="float" office:value="34736" table:style-name="ce7">
            <text:p>34,736<text:s/></text:p>
          </table:table-cell>
          <table:table-cell office:value-type="float" office:value="19044" table:style-name="ce7">
            <text:p>19,044<text:s/></text:p>
          </table:table-cell>
          <table:table-cell office:value-type="float" office:value="22981" table:style-name="ce7">
            <text:p>22,981<text:s/></text:p>
          </table:table-cell>
          <table:table-cell office:value-type="float" office:value="34036" table:style-name="ce7">
            <text:p>34,036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30969" table:style-name="ce7">
            <text:p>30,969<text:s/></text:p>
          </table:table-cell>
          <table:table-cell office:value-type="float" office:value="21656" table:style-name="ce7">
            <text:p>21,656<text:s/></text:p>
          </table:table-cell>
          <table:table-cell office:value-type="float" office:value="19674" table:style-name="ce7">
            <text:p>19,674<text:s/></text:p>
          </table:table-cell>
          <table:table-cell office:value-type="float" office:value="17739" table:style-name="ce7">
            <text:p>17,739<text:s/></text:p>
          </table:table-cell>
          <table:table-cell office:value-type="float" office:value="17078" table:style-name="ce7">
            <text:p>17,078<text:s/></text:p>
          </table:table-cell>
          <table:table-cell office:value-type="float" office:value="167878" table:style-name="ce7">
            <text:p>167,878<text:s/></text:p>
          </table:table-cell>
          <table:table-cell office:value-type="float" office:value="38846" table:style-name="ce7">
            <text:p>38,846<text:s/></text:p>
          </table:table-cell>
          <table:table-cell office:value-type="float" office:value="17419" table:style-name="ce7">
            <text:p>17,419<text:s/></text:p>
          </table:table-cell>
          <table:table-cell office:value-type="float" office:value="19540" table:style-name="ce7">
            <text:p>19,540<text:s/></text:p>
          </table:table-cell>
          <table:table-cell office:value-type="float" office:value="26115" table:style-name="ce7">
            <text:p>26,115<text:s/></text:p>
          </table:table-cell>
          <table:table-cell office:value-type="float" office:value="35485" table:style-name="ce7">
            <text:p>35,485<text:s/></text:p>
          </table:table-cell>
          <table:table-cell office:value-type="float" office:value="24439" table:style-name="ce7">
            <text:p>24,439<text:s/></text:p>
          </table:table-cell>
          <table:table-cell office:value-type="float" office:value="21883" table:style-name="ce7">
            <text:p>21,883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21340" table:style-name="ce7">
            <text:p>21,340<text:s/></text:p>
          </table:table-cell>
          <table:table-cell office:value-type="float" office:value="5733" table:style-name="ce7">
            <text:p>5,733<text:s/></text:p>
          </table:table-cell>
          <table:table-cell office:value-type="float" office:value="6496" table:style-name="ce7">
            <text:p>6,496<text:s/></text:p>
          </table:table-cell>
          <table:table-cell office:value-type="float" office:value="13985" table:style-name="ce7">
            <text:p>13,985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2811" table:style-name="ce7">
            <text:p>2,811<text:s/></text:p>
          </table:table-cell>
          <table:table-cell office:value-type="float" office:value="1516" table:style-name="ce7">
            <text:p>1,516<text:s/></text:p>
          </table:table-cell>
          <table:table-cell office:value-type="float" office:value="7470" table:style-name="ce7">
            <text:p>7,470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37731" table:style-name="ce7">
            <text:p>37,731<text:s/></text:p>
          </table:table-cell>
          <table:table-cell office:value-type="float" office:value="6541" table:style-name="ce7">
            <text:p>6,541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17625" table:style-name="ce7">
            <text:p>17,625<text:s/></text:p>
          </table:table-cell>
          <table:table-cell office:value-type="float" office:value="14004" table:style-name="ce7">
            <text:p>14,004<text:s/></text:p>
          </table:table-cell>
          <table:table-cell office:value-type="float" office:value="28709" table:style-name="ce7">
            <text:p>28,709<text:s/></text:p>
          </table:table-cell>
          <table:table-cell office:value-type="float" office:value="37177" table:style-name="ce7">
            <text:p>37,177<text:s/></text:p>
          </table:table-cell>
          <table:table-cell office:value-type="float" office:value="31706" table:style-name="ce7">
            <text:p>31,706<text:s/></text:p>
          </table:table-cell>
          <table:table-cell office:value-type="float" office:value="20187" table:style-name="ce7">
            <text:p>20,187<text:s/></text:p>
          </table:table-cell>
          <table:table-cell office:value-type="float" office:value="28465" table:style-name="ce7">
            <text:p>28,465<text:s/></text:p>
          </table:table-cell>
          <table:table-cell office:value-type="float" office:value="86358" table:style-name="ce7">
            <text:p>86,358<text:s/></text:p>
          </table:table-cell>
          <table:table-cell office:value-type="float" office:value="14533" table:style-name="ce7">
            <text:p>14,533<text:s/></text:p>
          </table:table-cell>
          <table:table-cell office:value-type="float" office:value="31131" table:style-name="ce7">
            <text:p>31,131<text:s/></text:p>
          </table:table-cell>
          <table:table-cell office:value-type="float" office:value="35632" table:style-name="ce7">
            <text:p>35,632<text:s/></text:p>
          </table:table-cell>
          <table:table-cell office:value-type="float" office:value="16919" table:style-name="ce12">
            <text:p>16,919<text:s/></text:p>
          </table:table-cell>
          <table:table-cell office:value-type="float" office:value="55275" table:style-name="ce8">
            <text:p>55,275<text:s/></text:p>
          </table:table-cell>
          <table:table-cell office:value-type="float" office:value="14961" table:style-name="ce7">
            <text:p>14,961<text:s/></text:p>
          </table:table-cell>
          <table:table-cell office:value-type="float" office:value="14341" table:style-name="ce7">
            <text:p>14,341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4128" table:style-name="ce7">
            <text:p>14,128<text:s/></text:p>
          </table:table-cell>
          <table:table-cell office:value-type="float" office:value="9027" table:style-name="ce7">
            <text:p>9,027<text:s/></text:p>
          </table:table-cell>
          <table:table-cell office:value-type="float" office:value="45377" table:style-name="ce7">
            <text:p>45,377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16825" table:style-name="ce7">
            <text:p>16,825<text:s/></text:p>
          </table:table-cell>
          <table:table-cell office:value-type="float" office:value="11402" table:style-name="ce7">
            <text:p>11,402<text:s/></text:p>
          </table:table-cell>
          <table:table-cell office:value-type="float" office:value="15007" table:style-name="ce7">
            <text:p>15,007<text:s/></text:p>
          </table:table-cell>
          <table:table-cell office:value-type="float" office:value="17759" table:style-name="ce7">
            <text:p>17,759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4299" table:style-name="ce7">
            <text:p>4,299<text:s/></text:p>
          </table:table-cell>
          <table:table-cell office:value-type="float" office:value="2502" table:style-name="ce7">
            <text:p>2,502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7446" table:style-name="ce7">
            <text:p>7,446<text:s/></text:p>
          </table:table-cell>
          <table:table-cell office:value-type="float" office:value="8540" table:style-name="ce7">
            <text:p>8,540<text:s/></text:p>
          </table:table-cell>
          <table:table-cell office:value-type="float" office:value="14262" table:style-name="ce7">
            <text:p>14,262<text:s/></text:p>
          </table:table-cell>
          <table:table-cell office:value-type="float" office:value="12516" table:style-name="ce7">
            <text:p>12,516<text:s/></text:p>
          </table:table-cell>
          <table:table-cell office:value-type="float" office:value="19141" table:style-name="ce7">
            <text:p>19,141<text:s/></text:p>
          </table:table-cell>
          <table:table-cell office:value-type="float" office:value="23925" table:style-name="ce7">
            <text:p>23,925<text:s/></text:p>
          </table:table-cell>
          <table:table-cell office:value-type="float" office:value="9872" table:style-name="ce7">
            <text:p>9,872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10478" table:style-name="ce7">
            <text:p>10,478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7760" table:style-name="ce7">
            <text:p>7,760<text:s/></text:p>
          </table:table-cell>
          <table:table-cell office:value-type="float" office:value="8018" table:style-name="ce7">
            <text:p>8,018<text:s/></text:p>
          </table:table-cell>
          <table:table-cell table:number-columns-repeated="16275"/>
        </table:table-row>
        <table:table-row table:style-name="ro2">
          <table:table-cell office:value-type="date" office:date-value="2017-01-23T00:00:00" table:style-name="ce6">
            <text:p>2017/1/23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16841" table:style-name="ce7">
            <text:p>16,841<text:s/></text:p>
          </table:table-cell>
          <table:table-cell office:value-type="float" office:value="39650" table:style-name="ce7">
            <text:p>39,650<text:s/></text:p>
          </table:table-cell>
          <table:table-cell office:value-type="float" office:value="54825" table:style-name="ce7">
            <text:p>54,825<text:s/></text:p>
          </table:table-cell>
          <table:table-cell office:value-type="float" office:value="23282" table:style-name="ce7">
            <text:p>23,282<text:s/></text:p>
          </table:table-cell>
          <table:table-cell office:value-type="float" office:value="14887" table:style-name="ce7">
            <text:p>14,887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4482" table:style-name="ce7">
            <text:p>4,482<text:s/></text:p>
          </table:table-cell>
          <table:table-cell office:value-type="float" office:value="3983" table:style-name="ce7">
            <text:p>3,983<text:s/></text:p>
          </table:table-cell>
          <table:table-cell office:value-type="float" office:value="13224" table:style-name="ce7">
            <text:p>13,224<text:s/></text:p>
          </table:table-cell>
          <table:table-cell office:value-type="float" office:value="2584" table:style-name="ce7">
            <text:p>2,584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12726" table:style-name="ce7">
            <text:p>12,726<text:s/></text:p>
          </table:table-cell>
          <table:table-cell office:value-type="float" office:value="16955" table:style-name="ce7">
            <text:p>16,955<text:s/></text:p>
          </table:table-cell>
          <table:table-cell office:value-type="float" office:value="14987" table:style-name="ce7">
            <text:p>14,987<text:s/></text:p>
          </table:table-cell>
          <table:table-cell office:value-type="float" office:value="5236" table:style-name="ce7">
            <text:p>5,236<text:s/></text:p>
          </table:table-cell>
          <table:table-cell office:value-type="float" office:value="8684" table:style-name="ce7">
            <text:p>8,684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8267" table:style-name="ce7">
            <text:p>8,267<text:s/></text:p>
          </table:table-cell>
          <table:table-cell office:value-type="float" office:value="8231" table:style-name="ce7">
            <text:p>8,231<text:s/></text:p>
          </table:table-cell>
          <table:table-cell office:value-type="float" office:value="5149" table:style-name="ce7">
            <text:p>5,149<text:s/></text:p>
          </table:table-cell>
          <table:table-cell office:value-type="float" office:value="29522" table:style-name="ce7">
            <text:p>29,522<text:s/></text:p>
          </table:table-cell>
          <table:table-cell office:value-type="float" office:value="2149" table:style-name="ce7">
            <text:p>2,149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11556" table:style-name="ce7">
            <text:p>11,556<text:s/></text:p>
          </table:table-cell>
          <table:table-cell office:value-type="float" office:value="17276" table:style-name="ce7">
            <text:p>17,276<text:s/></text:p>
          </table:table-cell>
          <table:table-cell office:value-type="float" office:value="22090" table:style-name="ce7">
            <text:p>22,090<text:s/></text:p>
          </table:table-cell>
          <table:table-cell office:value-type="float" office:value="15441" table:style-name="ce7">
            <text:p>15,441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29322" table:style-name="ce7">
            <text:p>29,322<text:s/></text:p>
          </table:table-cell>
          <table:table-cell office:value-type="float" office:value="20239" table:style-name="ce7">
            <text:p>20,239<text:s/></text:p>
          </table:table-cell>
          <table:table-cell office:value-type="float" office:value="34253" table:style-name="ce7">
            <text:p>34,253<text:s/></text:p>
          </table:table-cell>
          <table:table-cell office:value-type="float" office:value="33035" table:style-name="ce7">
            <text:p>33,035<text:s/></text:p>
          </table:table-cell>
          <table:table-cell office:value-type="float" office:value="8257" table:style-name="ce7">
            <text:p>8,257<text:s/></text:p>
          </table:table-cell>
          <table:table-cell office:value-type="float" office:value="37426" table:style-name="ce7">
            <text:p>37,426<text:s/></text:p>
          </table:table-cell>
          <table:table-cell office:value-type="float" office:value="27284" table:style-name="ce7">
            <text:p>27,284<text:s/></text:p>
          </table:table-cell>
          <table:table-cell office:value-type="float" office:value="26657" table:style-name="ce7">
            <text:p>26,657<text:s/></text:p>
          </table:table-cell>
          <table:table-cell office:value-type="float" office:value="22247" table:style-name="ce7">
            <text:p>22,247<text:s/></text:p>
          </table:table-cell>
          <table:table-cell office:value-type="float" office:value="25514" table:style-name="ce7">
            <text:p>25,514<text:s/></text:p>
          </table:table-cell>
          <table:table-cell office:value-type="float" office:value="162210" table:style-name="ce7">
            <text:p>162,210<text:s/></text:p>
          </table:table-cell>
          <table:table-cell office:value-type="float" office:value="40432" table:style-name="ce7">
            <text:p>40,432<text:s/></text:p>
          </table:table-cell>
          <table:table-cell office:value-type="float" office:value="24387" table:style-name="ce7">
            <text:p>24,387<text:s/></text:p>
          </table:table-cell>
          <table:table-cell office:value-type="float" office:value="25297" table:style-name="ce7">
            <text:p>25,297<text:s/></text:p>
          </table:table-cell>
          <table:table-cell office:value-type="float" office:value="26293" table:style-name="ce7">
            <text:p>26,293<text:s/></text:p>
          </table:table-cell>
          <table:table-cell office:value-type="float" office:value="33937" table:style-name="ce7">
            <text:p>33,937<text:s/></text:p>
          </table:table-cell>
          <table:table-cell office:value-type="float" office:value="26477" table:style-name="ce7">
            <text:p>26,477<text:s/></text:p>
          </table:table-cell>
          <table:table-cell office:value-type="float" office:value="24586" table:style-name="ce7">
            <text:p>24,586<text:s/></text:p>
          </table:table-cell>
          <table:table-cell office:value-type="float" office:value="12748" table:style-name="ce7">
            <text:p>12,748<text:s/></text:p>
          </table:table-cell>
          <table:table-cell office:value-type="float" office:value="31532" table:style-name="ce7">
            <text:p>31,532<text:s/></text:p>
          </table:table-cell>
          <table:table-cell office:value-type="float" office:value="8244" table:style-name="ce7">
            <text:p>8,244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17480" table:style-name="ce7">
            <text:p>17,480<text:s/></text:p>
          </table:table-cell>
          <table:table-cell office:value-type="float" office:value="7089" table:style-name="ce7">
            <text:p>7,089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2812" table:style-name="ce7">
            <text:p>2,812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7073" table:style-name="ce7">
            <text:p>7,073<text:s/></text:p>
          </table:table-cell>
          <table:table-cell office:value-type="float" office:value="34205" table:style-name="ce7">
            <text:p>34,205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12285" table:style-name="ce7">
            <text:p>12,285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21555" table:style-name="ce7">
            <text:p>21,555<text:s/></text:p>
          </table:table-cell>
          <table:table-cell office:value-type="float" office:value="22000" table:style-name="ce7">
            <text:p>22,000<text:s/></text:p>
          </table:table-cell>
          <table:table-cell office:value-type="float" office:value="32737" table:style-name="ce7">
            <text:p>32,737<text:s/></text:p>
          </table:table-cell>
          <table:table-cell office:value-type="float" office:value="39905" table:style-name="ce7">
            <text:p>39,905<text:s/></text:p>
          </table:table-cell>
          <table:table-cell office:value-type="float" office:value="42445" table:style-name="ce7">
            <text:p>42,445<text:s/></text:p>
          </table:table-cell>
          <table:table-cell office:value-type="float" office:value="27225" table:style-name="ce7">
            <text:p>27,225<text:s/></text:p>
          </table:table-cell>
          <table:table-cell office:value-type="float" office:value="30408" table:style-name="ce7">
            <text:p>30,408<text:s/></text:p>
          </table:table-cell>
          <table:table-cell office:value-type="float" office:value="78301" table:style-name="ce7">
            <text:p>78,301<text:s/></text:p>
          </table:table-cell>
          <table:table-cell office:value-type="float" office:value="20698" table:style-name="ce7">
            <text:p>20,698<text:s/></text:p>
          </table:table-cell>
          <table:table-cell office:value-type="float" office:value="34686" table:style-name="ce7">
            <text:p>34,686<text:s/></text:p>
          </table:table-cell>
          <table:table-cell office:value-type="float" office:value="42317" table:style-name="ce7">
            <text:p>42,317<text:s/></text:p>
          </table:table-cell>
          <table:table-cell office:value-type="float" office:value="24012" table:style-name="ce12">
            <text:p>24,012<text:s/></text:p>
          </table:table-cell>
          <table:table-cell office:value-type="float" office:value="64235" table:style-name="ce8">
            <text:p>64,235<text:s/></text:p>
          </table:table-cell>
          <table:table-cell office:value-type="float" office:value="20063" table:style-name="ce7">
            <text:p>20,063<text:s/></text:p>
          </table:table-cell>
          <table:table-cell office:value-type="float" office:value="18023" table:style-name="ce7">
            <text:p>18,023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15685" table:style-name="ce7">
            <text:p>15,685<text:s/></text:p>
          </table:table-cell>
          <table:table-cell office:value-type="float" office:value="11621" table:style-name="ce7">
            <text:p>11,621<text:s/></text:p>
          </table:table-cell>
          <table:table-cell office:value-type="float" office:value="43757" table:style-name="ce7">
            <text:p>43,757<text:s/></text:p>
          </table:table-cell>
          <table:table-cell office:value-type="float" office:value="17908" table:style-name="ce7">
            <text:p>17,908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40425" table:style-name="ce7">
            <text:p>40,425<text:s/></text:p>
          </table:table-cell>
          <table:table-cell office:value-type="float" office:value="21518" table:style-name="ce7">
            <text:p>21,518<text:s/></text:p>
          </table:table-cell>
          <table:table-cell office:value-type="float" office:value="23591" table:style-name="ce7">
            <text:p>23,591<text:s/></text:p>
          </table:table-cell>
          <table:table-cell office:value-type="float" office:value="25060" table:style-name="ce7">
            <text:p>25,060<text:s/></text:p>
          </table:table-cell>
          <table:table-cell office:value-type="float" office:value="8067" table:style-name="ce7">
            <text:p>8,067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5642" table:style-name="ce7">
            <text:p>5,642<text:s/></text:p>
          </table:table-cell>
          <table:table-cell office:value-type="float" office:value="4682" table:style-name="ce7">
            <text:p>4,682<text:s/></text:p>
          </table:table-cell>
          <table:table-cell office:value-type="float" office:value="4713" table:style-name="ce7">
            <text:p>4,713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14731" table:style-name="ce7">
            <text:p>14,731<text:s/></text:p>
          </table:table-cell>
          <table:table-cell office:value-type="float" office:value="17384" table:style-name="ce7">
            <text:p>17,384<text:s/></text:p>
          </table:table-cell>
          <table:table-cell office:value-type="float" office:value="29328" table:style-name="ce7">
            <text:p>29,328<text:s/></text:p>
          </table:table-cell>
          <table:table-cell office:value-type="float" office:value="24528" table:style-name="ce7">
            <text:p>24,528<text:s/></text:p>
          </table:table-cell>
          <table:table-cell office:value-type="float" office:value="13412" table:style-name="ce7">
            <text:p>13,412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12344" table:style-name="ce7">
            <text:p>12,344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12051" table:style-name="ce7">
            <text:p>12,051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9941" table:style-name="ce7">
            <text:p>9,941<text:s/></text:p>
          </table:table-cell>
          <table:table-cell table:number-columns-repeated="16275"/>
        </table:table-row>
        <table:table-row table:style-name="ro2">
          <table:table-cell office:value-type="date" office:date-value="2017-01-24T00:00:00" table:style-name="ce6">
            <text:p>2017/1/24</text:p>
          </table:table-cell>
          <table:table-cell office:value-type="float" office:value="5693" table:style-name="ce7">
            <text:p>5,693<text:s/></text:p>
          </table:table-cell>
          <table:table-cell office:value-type="float" office:value="17477" table:style-name="ce7">
            <text:p>17,477<text:s/></text:p>
          </table:table-cell>
          <table:table-cell office:value-type="float" office:value="41207" table:style-name="ce7">
            <text:p>41,207<text:s/></text:p>
          </table:table-cell>
          <table:table-cell office:value-type="float" office:value="57127" table:style-name="ce7">
            <text:p>57,127<text:s/></text:p>
          </table:table-cell>
          <table:table-cell office:value-type="float" office:value="24034" table:style-name="ce7">
            <text:p>24,034<text:s/></text:p>
          </table:table-cell>
          <table:table-cell office:value-type="float" office:value="15156" table:style-name="ce7">
            <text:p>15,156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4498" table:style-name="ce7">
            <text:p>4,498<text:s/></text:p>
          </table:table-cell>
          <table:table-cell office:value-type="float" office:value="4017" table:style-name="ce7">
            <text:p>4,017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2775" table:style-name="ce7">
            <text:p>2,775<text:s/></text:p>
          </table:table-cell>
          <table:table-cell office:value-type="float" office:value="3763" table:style-name="ce7">
            <text:p>3,763<text:s/></text:p>
          </table:table-cell>
          <table:table-cell office:value-type="float" office:value="7928" table:style-name="ce7">
            <text:p>7,928<text:s/></text:p>
          </table:table-cell>
          <table:table-cell office:value-type="float" office:value="8845" table:style-name="ce7">
            <text:p>8,845<text:s/></text:p>
          </table:table-cell>
          <table:table-cell office:value-type="float" office:value="12123" table:style-name="ce7">
            <text:p>12,123<text:s/></text:p>
          </table:table-cell>
          <table:table-cell office:value-type="float" office:value="17368" table:style-name="ce7">
            <text:p>17,368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5233" table:style-name="ce7">
            <text:p>5,233<text:s/></text:p>
          </table:table-cell>
          <table:table-cell office:value-type="float" office:value="8906" table:style-name="ce7">
            <text:p>8,906<text:s/></text:p>
          </table:table-cell>
          <table:table-cell office:value-type="float" office:value="3329" table:style-name="ce7">
            <text:p>3,329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8192" table:style-name="ce7">
            <text:p>8,192<text:s/></text:p>
          </table:table-cell>
          <table:table-cell office:value-type="float" office:value="5363" table:style-name="ce7">
            <text:p>5,363<text:s/></text:p>
          </table:table-cell>
          <table:table-cell office:value-type="float" office:value="30134" table:style-name="ce7">
            <text:p>30,134<text:s/></text:p>
          </table:table-cell>
          <table:table-cell office:value-type="float" office:value="2149" table:style-name="ce7">
            <text:p>2,149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7493" table:style-name="ce7">
            <text:p>17,493<text:s/></text:p>
          </table:table-cell>
          <table:table-cell office:value-type="float" office:value="22746" table:style-name="ce7">
            <text:p>22,746<text:s/></text:p>
          </table:table-cell>
          <table:table-cell office:value-type="float" office:value="15857" table:style-name="ce7">
            <text:p>15,857<text:s/></text:p>
          </table:table-cell>
          <table:table-cell office:value-type="float" office:value="10493" table:style-name="ce7">
            <text:p>10,493<text:s/></text:p>
          </table:table-cell>
          <table:table-cell office:value-type="float" office:value="29755" table:style-name="ce7">
            <text:p>29,755<text:s/></text:p>
          </table:table-cell>
          <table:table-cell office:value-type="float" office:value="21210" table:style-name="ce7">
            <text:p>21,210<text:s/></text:p>
          </table:table-cell>
          <table:table-cell office:value-type="float" office:value="34824" table:style-name="ce7">
            <text:p>34,824<text:s/></text:p>
          </table:table-cell>
          <table:table-cell office:value-type="float" office:value="35057" table:style-name="ce7">
            <text:p>35,057<text:s/></text:p>
          </table:table-cell>
          <table:table-cell office:value-type="float" office:value="8537" table:style-name="ce7">
            <text:p>8,537<text:s/></text:p>
          </table:table-cell>
          <table:table-cell office:value-type="float" office:value="38241" table:style-name="ce7">
            <text:p>38,241<text:s/></text:p>
          </table:table-cell>
          <table:table-cell office:value-type="float" office:value="28231" table:style-name="ce7">
            <text:p>28,231<text:s/></text:p>
          </table:table-cell>
          <table:table-cell office:value-type="float" office:value="27105" table:style-name="ce7">
            <text:p>27,105<text:s/></text:p>
          </table:table-cell>
          <table:table-cell office:value-type="float" office:value="22846" table:style-name="ce7">
            <text:p>22,846<text:s/></text:p>
          </table:table-cell>
          <table:table-cell office:value-type="float" office:value="25873" table:style-name="ce7">
            <text:p>25,873<text:s/></text:p>
          </table:table-cell>
          <table:table-cell office:value-type="float" office:value="158222" table:style-name="ce7">
            <text:p>158,222<text:s/></text:p>
          </table:table-cell>
          <table:table-cell office:value-type="float" office:value="42149" table:style-name="ce7">
            <text:p>42,149<text:s/></text:p>
          </table:table-cell>
          <table:table-cell office:value-type="float" office:value="24573" table:style-name="ce7">
            <text:p>24,573<text:s/></text:p>
          </table:table-cell>
          <table:table-cell office:value-type="float" office:value="25486" table:style-name="ce7">
            <text:p>25,486<text:s/></text:p>
          </table:table-cell>
          <table:table-cell office:value-type="float" office:value="26430" table:style-name="ce7">
            <text:p>26,430<text:s/></text:p>
          </table:table-cell>
          <table:table-cell office:value-type="float" office:value="34344" table:style-name="ce7">
            <text:p>34,344<text:s/></text:p>
          </table:table-cell>
          <table:table-cell office:value-type="float" office:value="28680" table:style-name="ce7">
            <text:p>28,680<text:s/></text:p>
          </table:table-cell>
          <table:table-cell office:value-type="float" office:value="25228" table:style-name="ce7">
            <text:p>25,228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32015" table:style-name="ce7">
            <text:p>32,015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18018" table:style-name="ce7">
            <text:p>18,018<text:s/></text:p>
          </table:table-cell>
          <table:table-cell office:value-type="float" office:value="7569" table:style-name="ce7">
            <text:p>7,569<text:s/></text:p>
          </table:table-cell>
          <table:table-cell office:value-type="float" office:value="3678" table:style-name="ce7">
            <text:p>3,678<text:s/></text:p>
          </table:table-cell>
          <table:table-cell office:value-type="float" office:value="2764" table:style-name="ce7">
            <text:p>2,764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9577" table:style-name="ce7">
            <text:p>9,577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33824" table:style-name="ce7">
            <text:p>33,824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7509" table:style-name="ce7">
            <text:p>7,509<text:s/></text:p>
          </table:table-cell>
          <table:table-cell office:value-type="float" office:value="21871" table:style-name="ce7">
            <text:p>21,871<text:s/></text:p>
          </table:table-cell>
          <table:table-cell office:value-type="float" office:value="22134" table:style-name="ce7">
            <text:p>22,134<text:s/></text:p>
          </table:table-cell>
          <table:table-cell office:value-type="float" office:value="33466" table:style-name="ce7">
            <text:p>33,466<text:s/></text:p>
          </table:table-cell>
          <table:table-cell office:value-type="float" office:value="40478" table:style-name="ce7">
            <text:p>40,478<text:s/></text:p>
          </table:table-cell>
          <table:table-cell office:value-type="float" office:value="42572" table:style-name="ce7">
            <text:p>42,572<text:s/></text:p>
          </table:table-cell>
          <table:table-cell office:value-type="float" office:value="27577" table:style-name="ce7">
            <text:p>27,577<text:s/></text:p>
          </table:table-cell>
          <table:table-cell office:value-type="float" office:value="30396" table:style-name="ce7">
            <text:p>30,396<text:s/></text:p>
          </table:table-cell>
          <table:table-cell office:value-type="float" office:value="78300" table:style-name="ce7">
            <text:p>78,300<text:s/></text:p>
          </table:table-cell>
          <table:table-cell office:value-type="float" office:value="20157" table:style-name="ce7">
            <text:p>20,157<text:s/></text:p>
          </table:table-cell>
          <table:table-cell office:value-type="float" office:value="35176" table:style-name="ce7">
            <text:p>35,176<text:s/></text:p>
          </table:table-cell>
          <table:table-cell office:value-type="float" office:value="44436" table:style-name="ce7">
            <text:p>44,436<text:s/></text:p>
          </table:table-cell>
          <table:table-cell office:value-type="float" office:value="24615" table:style-name="ce12">
            <text:p>24,615<text:s/></text:p>
          </table:table-cell>
          <table:table-cell office:value-type="float" office:value="66679" table:style-name="ce8">
            <text:p>66,679<text:s/></text:p>
          </table:table-cell>
          <table:table-cell office:value-type="float" office:value="21083" table:style-name="ce7">
            <text:p>21,083<text:s/></text:p>
          </table:table-cell>
          <table:table-cell office:value-type="float" office:value="18309" table:style-name="ce7">
            <text:p>18,309<text:s/></text:p>
          </table:table-cell>
          <table:table-cell office:value-type="float" office:value="15226" table:style-name="ce7">
            <text:p>15,226<text:s/></text:p>
          </table:table-cell>
          <table:table-cell office:value-type="float" office:value="15946" table:style-name="ce7">
            <text:p>15,946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41837" table:style-name="ce7">
            <text:p>41,837<text:s/></text:p>
          </table:table-cell>
          <table:table-cell office:value-type="float" office:value="18184" table:style-name="ce7">
            <text:p>18,184<text:s/></text:p>
          </table:table-cell>
          <table:table-cell office:value-type="float" office:value="9140" table:style-name="ce7">
            <text:p>9,140<text:s/></text:p>
          </table:table-cell>
          <table:table-cell office:value-type="float" office:value="11134" table:style-name="ce7">
            <text:p>11,134<text:s/></text:p>
          </table:table-cell>
          <table:table-cell office:value-type="float" office:value="39911" table:style-name="ce7">
            <text:p>39,911<text:s/></text:p>
          </table:table-cell>
          <table:table-cell office:value-type="float" office:value="22438" table:style-name="ce7">
            <text:p>22,438<text:s/></text:p>
          </table:table-cell>
          <table:table-cell office:value-type="float" office:value="24537" table:style-name="ce7">
            <text:p>24,537<text:s/></text:p>
          </table:table-cell>
          <table:table-cell office:value-type="float" office:value="25108" table:style-name="ce7">
            <text:p>25,108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11170" table:style-name="ce7">
            <text:p>11,170<text:s/></text:p>
          </table:table-cell>
          <table:table-cell office:value-type="float" office:value="5621" table:style-name="ce7">
            <text:p>5,621<text:s/></text:p>
          </table:table-cell>
          <table:table-cell office:value-type="float" office:value="4717" table:style-name="ce7">
            <text:p>4,717<text:s/></text:p>
          </table:table-cell>
          <table:table-cell office:value-type="float" office:value="4775" table:style-name="ce7">
            <text:p>4,775<text:s/></text:p>
          </table:table-cell>
          <table:table-cell office:value-type="float" office:value="10085" table:style-name="ce7">
            <text:p>10,085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14729" table:style-name="ce7">
            <text:p>14,729<text:s/></text:p>
          </table:table-cell>
          <table:table-cell office:value-type="float" office:value="17325" table:style-name="ce7">
            <text:p>17,325<text:s/></text:p>
          </table:table-cell>
          <table:table-cell office:value-type="float" office:value="29423" table:style-name="ce7">
            <text:p>29,423<text:s/></text:p>
          </table:table-cell>
          <table:table-cell office:value-type="float" office:value="25676" table:style-name="ce7">
            <text:p>25,676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12797" table:style-name="ce7">
            <text:p>12,797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12504" table:style-name="ce7">
            <text:p>12,504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9917" table:style-name="ce7">
            <text:p>9,917<text:s/></text:p>
          </table:table-cell>
          <table:table-cell table:number-columns-repeated="16275"/>
        </table:table-row>
        <table:table-row table:style-name="ro2">
          <table:table-cell office:value-type="date" office:date-value="2017-01-25T00:00:00" table:style-name="ce6">
            <text:p>2017/1/25</text:p>
          </table:table-cell>
          <table:table-cell office:value-type="float" office:value="5922" table:style-name="ce7">
            <text:p>5,922<text:s/></text:p>
          </table:table-cell>
          <table:table-cell office:value-type="float" office:value="17008" table:style-name="ce7">
            <text:p>17,008<text:s/></text:p>
          </table:table-cell>
          <table:table-cell office:value-type="float" office:value="39060" table:style-name="ce7">
            <text:p>39,060<text:s/></text:p>
          </table:table-cell>
          <table:table-cell office:value-type="float" office:value="56925" table:style-name="ce7">
            <text:p>56,925<text:s/></text:p>
          </table:table-cell>
          <table:table-cell office:value-type="float" office:value="23087" table:style-name="ce7">
            <text:p>23,087<text:s/></text:p>
          </table:table-cell>
          <table:table-cell office:value-type="float" office:value="14805" table:style-name="ce7">
            <text:p>14,805<text:s/></text:p>
          </table:table-cell>
          <table:table-cell office:value-type="float" office:value="12329" table:style-name="ce7">
            <text:p>12,329<text:s/></text:p>
          </table:table-cell>
          <table:table-cell office:value-type="float" office:value="4508" table:style-name="ce7">
            <text:p>4,508<text:s/></text:p>
          </table:table-cell>
          <table:table-cell office:value-type="float" office:value="4036" table:style-name="ce7">
            <text:p>4,036<text:s/></text:p>
          </table:table-cell>
          <table:table-cell office:value-type="float" office:value="12839" table:style-name="ce7">
            <text:p>12,839<text:s/></text:p>
          </table:table-cell>
          <table:table-cell office:value-type="float" office:value="2584" table:style-name="ce7">
            <text:p>2,584<text:s/></text:p>
          </table:table-cell>
          <table:table-cell office:value-type="float" office:value="3651" table:style-name="ce7">
            <text:p>3,651<text:s/></text:p>
          </table:table-cell>
          <table:table-cell office:value-type="float" office:value="6135" table:style-name="ce7">
            <text:p>6,135<text:s/></text:p>
          </table:table-cell>
          <table:table-cell office:value-type="float" office:value="8278" table:style-name="ce7">
            <text:p>8,278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17201" table:style-name="ce7">
            <text:p>17,201<text:s/></text:p>
          </table:table-cell>
          <table:table-cell office:value-type="float" office:value="15103" table:style-name="ce7">
            <text:p>15,103<text:s/></text:p>
          </table:table-cell>
          <table:table-cell office:value-type="float" office:value="5141" table:style-name="ce7">
            <text:p>5,141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8103" table:style-name="ce7">
            <text:p>8,103<text:s/></text:p>
          </table:table-cell>
          <table:table-cell office:value-type="float" office:value="8186" table:style-name="ce7">
            <text:p>8,186<text:s/></text:p>
          </table:table-cell>
          <table:table-cell office:value-type="float" office:value="5286" table:style-name="ce7">
            <text:p>5,286<text:s/></text:p>
          </table:table-cell>
          <table:table-cell office:value-type="float" office:value="29537" table:style-name="ce7">
            <text:p>29,537<text:s/></text:p>
          </table:table-cell>
          <table:table-cell office:value-type="float" office:value="2105" table:style-name="ce7">
            <text:p>2,105<text:s/></text:p>
          </table:table-cell>
          <table:table-cell office:value-type="float" office:value="12078" table:style-name="ce7">
            <text:p>12,078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17802" table:style-name="ce7">
            <text:p>17,802<text:s/></text:p>
          </table:table-cell>
          <table:table-cell office:value-type="float" office:value="22389" table:style-name="ce7">
            <text:p>22,389<text:s/></text:p>
          </table:table-cell>
          <table:table-cell office:value-type="float" office:value="15522" table:style-name="ce7">
            <text:p>15,522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29575" table:style-name="ce7">
            <text:p>29,575<text:s/></text:p>
          </table:table-cell>
          <table:table-cell office:value-type="float" office:value="20331" table:style-name="ce7">
            <text:p>20,331<text:s/></text:p>
          </table:table-cell>
          <table:table-cell office:value-type="float" office:value="33725" table:style-name="ce7">
            <text:p>33,725<text:s/></text:p>
          </table:table-cell>
          <table:table-cell office:value-type="float" office:value="34836" table:style-name="ce7">
            <text:p>34,836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37994" table:style-name="ce7">
            <text:p>37,994<text:s/></text:p>
          </table:table-cell>
          <table:table-cell office:value-type="float" office:value="27995" table:style-name="ce7">
            <text:p>27,995<text:s/></text:p>
          </table:table-cell>
          <table:table-cell office:value-type="float" office:value="27129" table:style-name="ce7">
            <text:p>27,129<text:s/></text:p>
          </table:table-cell>
          <table:table-cell office:value-type="float" office:value="22774" table:style-name="ce7">
            <text:p>22,774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147675" table:style-name="ce7">
            <text:p>147,675<text:s/></text:p>
          </table:table-cell>
          <table:table-cell office:value-type="float" office:value="41939" table:style-name="ce7">
            <text:p>41,939<text:s/></text:p>
          </table:table-cell>
          <table:table-cell office:value-type="float" office:value="24264" table:style-name="ce7">
            <text:p>24,264<text:s/></text:p>
          </table:table-cell>
          <table:table-cell office:value-type="float" office:value="25146" table:style-name="ce7">
            <text:p>25,146<text:s/></text:p>
          </table:table-cell>
          <table:table-cell office:value-type="float" office:value="25684" table:style-name="ce7">
            <text:p>25,684<text:s/></text:p>
          </table:table-cell>
          <table:table-cell office:value-type="float" office:value="32638" table:style-name="ce7">
            <text:p>32,638<text:s/></text:p>
          </table:table-cell>
          <table:table-cell office:value-type="float" office:value="26864" table:style-name="ce7">
            <text:p>26,864<text:s/></text:p>
          </table:table-cell>
          <table:table-cell office:value-type="float" office:value="25261" table:style-name="ce7">
            <text:p>25,261<text:s/></text:p>
          </table:table-cell>
          <table:table-cell office:value-type="float" office:value="12762" table:style-name="ce7">
            <text:p>12,762<text:s/></text:p>
          </table:table-cell>
          <table:table-cell office:value-type="float" office:value="30849" table:style-name="ce7">
            <text:p>30,849<text:s/></text:p>
          </table:table-cell>
          <table:table-cell office:value-type="float" office:value="8325" table:style-name="ce7">
            <text:p>8,325<text:s/></text:p>
          </table:table-cell>
          <table:table-cell office:value-type="float" office:value="10208" table:style-name="ce7">
            <text:p>10,208<text:s/></text:p>
          </table:table-cell>
          <table:table-cell office:value-type="float" office:value="18010" table:style-name="ce7">
            <text:p>18,010<text:s/></text:p>
          </table:table-cell>
          <table:table-cell office:value-type="float" office:value="6662" table:style-name="ce7">
            <text:p>6,662<text:s/></text:p>
          </table:table-cell>
          <table:table-cell office:value-type="float" office:value="3578" table:style-name="ce7">
            <text:p>3,578<text:s/></text:p>
          </table:table-cell>
          <table:table-cell office:value-type="float" office:value="2912" table:style-name="ce7">
            <text:p>2,912<text:s/></text:p>
          </table:table-cell>
          <table:table-cell office:value-type="float" office:value="11094" table:style-name="ce7">
            <text:p>11,094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7090" table:style-name="ce7">
            <text:p>7,090<text:s/></text:p>
          </table:table-cell>
          <table:table-cell office:value-type="float" office:value="32378" table:style-name="ce7">
            <text:p>32,378<text:s/></text:p>
          </table:table-cell>
          <table:table-cell office:value-type="float" office:value="9208" table:style-name="ce7">
            <text:p>9,208<text:s/></text:p>
          </table:table-cell>
          <table:table-cell office:value-type="float" office:value="12338" table:style-name="ce7">
            <text:p>12,338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21483" table:style-name="ce7">
            <text:p>21,483<text:s/></text:p>
          </table:table-cell>
          <table:table-cell office:value-type="float" office:value="21565" table:style-name="ce7">
            <text:p>21,565<text:s/></text:p>
          </table:table-cell>
          <table:table-cell office:value-type="float" office:value="32664" table:style-name="ce7">
            <text:p>32,664<text:s/></text:p>
          </table:table-cell>
          <table:table-cell office:value-type="float" office:value="39566" table:style-name="ce7">
            <text:p>39,566<text:s/></text:p>
          </table:table-cell>
          <table:table-cell office:value-type="float" office:value="42938" table:style-name="ce7">
            <text:p>42,938<text:s/></text:p>
          </table:table-cell>
          <table:table-cell office:value-type="float" office:value="27459" table:style-name="ce7">
            <text:p>27,459<text:s/></text:p>
          </table:table-cell>
          <table:table-cell office:value-type="float" office:value="29448" table:style-name="ce7">
            <text:p>29,448<text:s/></text:p>
          </table:table-cell>
          <table:table-cell office:value-type="float" office:value="76397" table:style-name="ce7">
            <text:p>76,397<text:s/></text:p>
          </table:table-cell>
          <table:table-cell office:value-type="float" office:value="20414" table:style-name="ce7">
            <text:p>20,414<text:s/></text:p>
          </table:table-cell>
          <table:table-cell office:value-type="float" office:value="34250" table:style-name="ce7">
            <text:p>34,250<text:s/></text:p>
          </table:table-cell>
          <table:table-cell office:value-type="float" office:value="44679" table:style-name="ce7">
            <text:p>44,679<text:s/></text:p>
          </table:table-cell>
          <table:table-cell office:value-type="float" office:value="23877" table:style-name="ce12">
            <text:p>23,877<text:s/></text:p>
          </table:table-cell>
          <table:table-cell office:value-type="float" office:value="64020" table:style-name="ce8">
            <text:p>64,020<text:s/></text:p>
          </table:table-cell>
          <table:table-cell office:value-type="float" office:value="21264" table:style-name="ce7">
            <text:p>21,264<text:s/></text:p>
          </table:table-cell>
          <table:table-cell office:value-type="float" office:value="17902" table:style-name="ce7">
            <text:p>17,902<text:s/></text:p>
          </table:table-cell>
          <table:table-cell office:value-type="float" office:value="15167" table:style-name="ce7">
            <text:p>15,167<text:s/></text:p>
          </table:table-cell>
          <table:table-cell office:value-type="float" office:value="15913" table:style-name="ce7">
            <text:p>15,913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28211" table:style-name="ce7">
            <text:p>28,211<text:s/></text:p>
          </table:table-cell>
          <table:table-cell office:value-type="float" office:value="18068" table:style-name="ce7">
            <text:p>18,068<text:s/></text:p>
          </table:table-cell>
          <table:table-cell office:value-type="float" office:value="8943" table:style-name="ce7">
            <text:p>8,943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38254" table:style-name="ce7">
            <text:p>38,254<text:s/></text:p>
          </table:table-cell>
          <table:table-cell office:value-type="float" office:value="20994" table:style-name="ce7">
            <text:p>20,994<text:s/></text:p>
          </table:table-cell>
          <table:table-cell office:value-type="float" office:value="23940" table:style-name="ce7">
            <text:p>23,940<text:s/></text:p>
          </table:table-cell>
          <table:table-cell office:value-type="float" office:value="23991" table:style-name="ce7">
            <text:p>23,991<text:s/></text:p>
          </table:table-cell>
          <table:table-cell office:value-type="float" office:value="7458" table:style-name="ce7">
            <text:p>7,458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4638" table:style-name="ce7">
            <text:p>4,638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0146" table:style-name="ce7">
            <text:p>10,146<text:s/></text:p>
          </table:table-cell>
          <table:table-cell office:value-type="float" office:value="14030" table:style-name="ce7">
            <text:p>14,030<text:s/></text:p>
          </table:table-cell>
          <table:table-cell office:value-type="float" office:value="16797" table:style-name="ce7">
            <text:p>16,797<text:s/></text:p>
          </table:table-cell>
          <table:table-cell office:value-type="float" office:value="29420" table:style-name="ce7">
            <text:p>29,420<text:s/></text:p>
          </table:table-cell>
          <table:table-cell office:value-type="float" office:value="25018" table:style-name="ce7">
            <text:p>25,018<text:s/></text:p>
          </table:table-cell>
          <table:table-cell office:value-type="float" office:value="13212" table:style-name="ce7">
            <text:p>13,212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9548" table:style-name="ce7">
            <text:p>9,548<text:s/></text:p>
          </table:table-cell>
          <table:table-cell office:value-type="float" office:value="9656" table:style-name="ce7">
            <text:p>9,656<text:s/></text:p>
          </table:table-cell>
          <table:table-cell table:number-columns-repeated="16275"/>
        </table:table-row>
        <table:table-row table:style-name="ro2">
          <table:table-cell office:value-type="date" office:date-value="2017-01-26T00:00:00" table:style-name="ce6">
            <text:p>2017/1/26</text:p>
          </table:table-cell>
          <table:table-cell office:value-type="float" office:value="5676" table:style-name="ce7">
            <text:p>5,676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32332" table:style-name="ce7">
            <text:p>32,332<text:s/></text:p>
          </table:table-cell>
          <table:table-cell office:value-type="float" office:value="53496" table:style-name="ce7">
            <text:p>53,496<text:s/></text:p>
          </table:table-cell>
          <table:table-cell office:value-type="float" office:value="18184" table:style-name="ce7">
            <text:p>18,184<text:s/></text:p>
          </table:table-cell>
          <table:table-cell office:value-type="float" office:value="11693" table:style-name="ce7">
            <text:p>11,693<text:s/></text:p>
          </table:table-cell>
          <table:table-cell office:value-type="float" office:value="10543" table:style-name="ce7">
            <text:p>10,543<text:s/></text:p>
          </table:table-cell>
          <table:table-cell office:value-type="float" office:value="4287" table:style-name="ce7">
            <text:p>4,287<text:s/></text:p>
          </table:table-cell>
          <table:table-cell office:value-type="float" office:value="2958" table:style-name="ce7">
            <text:p>2,958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3008" table:style-name="ce7">
            <text:p>3,008<text:s/></text:p>
          </table:table-cell>
          <table:table-cell office:value-type="float" office:value="5524" table:style-name="ce7">
            <text:p>5,524<text:s/></text:p>
          </table:table-cell>
          <table:table-cell office:value-type="float" office:value="7010" table:style-name="ce7">
            <text:p>7,010<text:s/></text:p>
          </table:table-cell>
          <table:table-cell office:value-type="float" office:value="10614" table:style-name="ce7">
            <text:p>10,614<text:s/></text:p>
          </table:table-cell>
          <table:table-cell office:value-type="float" office:value="14474" table:style-name="ce7">
            <text:p>14,474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4379" table:style-name="ce7">
            <text:p>4,379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7305" table:style-name="ce7">
            <text:p>7,305<text:s/></text:p>
          </table:table-cell>
          <table:table-cell office:value-type="float" office:value="7508" table:style-name="ce7">
            <text:p>7,508<text:s/></text:p>
          </table:table-cell>
          <table:table-cell office:value-type="float" office:value="4251" table:style-name="ce7">
            <text:p>4,251<text:s/></text:p>
          </table:table-cell>
          <table:table-cell office:value-type="float" office:value="26592" table:style-name="ce7">
            <text:p>26,592<text:s/></text:p>
          </table:table-cell>
          <table:table-cell office:value-type="float" office:value="1986" table:style-name="ce7">
            <text:p>1,986<text:s/></text:p>
          </table:table-cell>
          <table:table-cell office:value-type="float" office:value="10934" table:style-name="ce7">
            <text:p>10,934<text:s/></text:p>
          </table:table-cell>
          <table:table-cell office:value-type="float" office:value="10354" table:style-name="ce7">
            <text:p>10,354<text:s/></text:p>
          </table:table-cell>
          <table:table-cell office:value-type="float" office:value="15507" table:style-name="ce7">
            <text:p>15,507<text:s/></text:p>
          </table:table-cell>
          <table:table-cell office:value-type="float" office:value="18996" table:style-name="ce7">
            <text:p>18,996<text:s/></text:p>
          </table:table-cell>
          <table:table-cell office:value-type="float" office:value="14239" table:style-name="ce7">
            <text:p>14,239<text:s/></text:p>
          </table:table-cell>
          <table:table-cell office:value-type="float" office:value="9668" table:style-name="ce7">
            <text:p>9,668<text:s/></text:p>
          </table:table-cell>
          <table:table-cell office:value-type="float" office:value="24157" table:style-name="ce7">
            <text:p>24,157<text:s/></text:p>
          </table:table-cell>
          <table:table-cell office:value-type="float" office:value="17715" table:style-name="ce7">
            <text:p>17,715<text:s/></text:p>
          </table:table-cell>
          <table:table-cell office:value-type="float" office:value="26756" table:style-name="ce7">
            <text:p>26,756<text:s/></text:p>
          </table:table-cell>
          <table:table-cell office:value-type="float" office:value="29900" table:style-name="ce7">
            <text:p>29,900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35098" table:style-name="ce7">
            <text:p>35,098<text:s/></text:p>
          </table:table-cell>
          <table:table-cell office:value-type="float" office:value="25121" table:style-name="ce7">
            <text:p>25,121<text:s/></text:p>
          </table:table-cell>
          <table:table-cell office:value-type="float" office:value="24089" table:style-name="ce7">
            <text:p>24,089<text:s/></text:p>
          </table:table-cell>
          <table:table-cell office:value-type="float" office:value="21453" table:style-name="ce7">
            <text:p>21,453<text:s/></text:p>
          </table:table-cell>
          <table:table-cell office:value-type="float" office:value="18868" table:style-name="ce7">
            <text:p>18,868<text:s/></text:p>
          </table:table-cell>
          <table:table-cell office:value-type="float" office:value="125869" table:style-name="ce7">
            <text:p>125,869<text:s/></text:p>
          </table:table-cell>
          <table:table-cell office:value-type="float" office:value="37092" table:style-name="ce7">
            <text:p>37,092<text:s/></text:p>
          </table:table-cell>
          <table:table-cell office:value-type="float" office:value="20467" table:style-name="ce7">
            <text:p>20,467<text:s/></text:p>
          </table:table-cell>
          <table:table-cell office:value-type="float" office:value="21351" table:style-name="ce7">
            <text:p>21,351<text:s/></text:p>
          </table:table-cell>
          <table:table-cell office:value-type="float" office:value="21758" table:style-name="ce7">
            <text:p>21,758<text:s/></text:p>
          </table:table-cell>
          <table:table-cell office:value-type="float" office:value="29646" table:style-name="ce7">
            <text:p>29,646<text:s/></text:p>
          </table:table-cell>
          <table:table-cell office:value-type="float" office:value="23026" table:style-name="ce7">
            <text:p>23,026<text:s/></text:p>
          </table:table-cell>
          <table:table-cell office:value-type="float" office:value="23049" table:style-name="ce7">
            <text:p>23,049<text:s/></text:p>
          </table:table-cell>
          <table:table-cell office:value-type="float" office:value="10659" table:style-name="ce7">
            <text:p>10,659<text:s/></text:p>
          </table:table-cell>
          <table:table-cell office:value-type="float" office:value="26125" table:style-name="ce7">
            <text:p>26,125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8840" table:style-name="ce7">
            <text:p>8,840<text:s/></text:p>
          </table:table-cell>
          <table:table-cell office:value-type="float" office:value="16210" table:style-name="ce7">
            <text:p>16,210<text:s/></text:p>
          </table:table-cell>
          <table:table-cell office:value-type="float" office:value="5247" table:style-name="ce7">
            <text:p>5,247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2421" table:style-name="ce7">
            <text:p>2,421<text:s/></text:p>
          </table:table-cell>
          <table:table-cell office:value-type="float" office:value="9697" table:style-name="ce7">
            <text:p>9,697<text:s/></text:p>
          </table:table-cell>
          <table:table-cell office:value-type="float" office:value="8594" table:style-name="ce7">
            <text:p>8,594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30292" table:style-name="ce7">
            <text:p>30,292<text:s/></text:p>
          </table:table-cell>
          <table:table-cell office:value-type="float" office:value="8137" table:style-name="ce7">
            <text:p>8,137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7007" table:style-name="ce7">
            <text:p>7,007<text:s/></text:p>
          </table:table-cell>
          <table:table-cell office:value-type="float" office:value="19710" table:style-name="ce7">
            <text:p>19,710<text:s/></text:p>
          </table:table-cell>
          <table:table-cell office:value-type="float" office:value="18632" table:style-name="ce7">
            <text:p>18,632<text:s/></text:p>
          </table:table-cell>
          <table:table-cell office:value-type="float" office:value="28644" table:style-name="ce7">
            <text:p>28,644<text:s/></text:p>
          </table:table-cell>
          <table:table-cell office:value-type="float" office:value="37479" table:style-name="ce7">
            <text:p>37,479<text:s/></text:p>
          </table:table-cell>
          <table:table-cell office:value-type="float" office:value="38985" table:style-name="ce7">
            <text:p>38,985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27552" table:style-name="ce7">
            <text:p>27,552<text:s/></text:p>
          </table:table-cell>
          <table:table-cell office:value-type="float" office:value="70321" table:style-name="ce7">
            <text:p>70,321<text:s/></text:p>
          </table:table-cell>
          <table:table-cell office:value-type="float" office:value="15538" table:style-name="ce7">
            <text:p>15,538<text:s/></text:p>
          </table:table-cell>
          <table:table-cell office:value-type="float" office:value="28629" table:style-name="ce7">
            <text:p>28,629<text:s/></text:p>
          </table:table-cell>
          <table:table-cell office:value-type="float" office:value="39720" table:style-name="ce7">
            <text:p>39,720<text:s/></text:p>
          </table:table-cell>
          <table:table-cell office:value-type="float" office:value="20065" table:style-name="ce12">
            <text:p>20,065<text:s/></text:p>
          </table:table-cell>
          <table:table-cell office:value-type="float" office:value="57780" table:style-name="ce8">
            <text:p>57,780<text:s/></text:p>
          </table:table-cell>
          <table:table-cell office:value-type="float" office:value="19135" table:style-name="ce7">
            <text:p>19,135<text:s/></text:p>
          </table:table-cell>
          <table:table-cell office:value-type="float" office:value="17085" table:style-name="ce7">
            <text:p>17,085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10079" table:style-name="ce7">
            <text:p>10,079<text:s/></text:p>
          </table:table-cell>
          <table:table-cell office:value-type="float" office:value="25082" table:style-name="ce7">
            <text:p>25,082<text:s/></text:p>
          </table:table-cell>
          <table:table-cell office:value-type="float" office:value="15490" table:style-name="ce7">
            <text:p>15,490<text:s/></text:p>
          </table:table-cell>
          <table:table-cell office:value-type="float" office:value="8201" table:style-name="ce7">
            <text:p>8,201<text:s/></text:p>
          </table:table-cell>
          <table:table-cell office:value-type="float" office:value="9277" table:style-name="ce7">
            <text:p>9,277<text:s/></text:p>
          </table:table-cell>
          <table:table-cell office:value-type="float" office:value="31734" table:style-name="ce7">
            <text:p>31,734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20122" table:style-name="ce7">
            <text:p>20,122<text:s/></text:p>
          </table:table-cell>
          <table:table-cell office:value-type="float" office:value="20942" table:style-name="ce7">
            <text:p>20,942<text:s/></text:p>
          </table:table-cell>
          <table:table-cell office:value-type="float" office:value="5976" table:style-name="ce7">
            <text:p>5,976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4080" table:style-name="ce7">
            <text:p>4,080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9511" table:style-name="ce7">
            <text:p>9,511<text:s/></text:p>
          </table:table-cell>
          <table:table-cell office:value-type="float" office:value="12958" table:style-name="ce7">
            <text:p>12,958<text:s/></text:p>
          </table:table-cell>
          <table:table-cell office:value-type="float" office:value="14634" table:style-name="ce7">
            <text:p>14,634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22139" table:style-name="ce7">
            <text:p>22,139<text:s/></text:p>
          </table:table-cell>
          <table:table-cell office:value-type="float" office:value="11859" table:style-name="ce7">
            <text:p>11,859<text:s/></text:p>
          </table:table-cell>
          <table:table-cell office:value-type="float" office:value="11378" table:style-name="ce7">
            <text:p>11,378<text:s/></text:p>
          </table:table-cell>
          <table:table-cell office:value-type="float" office:value="11167" table:style-name="ce7">
            <text:p>11,167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11146" table:style-name="ce7">
            <text:p>11,146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8398" table:style-name="ce7">
            <text:p>8,398<text:s/></text:p>
          </table:table-cell>
          <table:table-cell table:number-columns-repeated="16275"/>
        </table:table-row>
        <table:table-row table:style-name="ro2">
          <table:table-cell office:value-type="date" office:date-value="2017-01-27T00:00:00" table:style-name="ce6">
            <text:p>2017/1/27</text:p>
          </table:table-cell>
          <table:table-cell office:value-type="float" office:value="2955" table:style-name="ce7">
            <text:p>2,955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9102" table:style-name="ce7">
            <text:p>9,102<text:s/></text:p>
          </table:table-cell>
          <table:table-cell office:value-type="float" office:value="20727" table:style-name="ce7">
            <text:p>20,727<text:s/></text:p>
          </table:table-cell>
          <table:table-cell office:value-type="float" office:value="6101" table:style-name="ce7">
            <text:p>6,101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4191" table:style-name="ce7">
            <text:p>4,191<text:s/></text:p>
          </table:table-cell>
          <table:table-cell office:value-type="float" office:value="2695" table:style-name="ce7">
            <text:p>2,695<text:s/></text:p>
          </table:table-cell>
          <table:table-cell office:value-type="float" office:value="1274" table:style-name="ce7">
            <text:p>1,274<text:s/></text:p>
          </table:table-cell>
          <table:table-cell office:value-type="float" office:value="4245" table:style-name="ce7">
            <text:p>4,245<text:s/></text:p>
          </table:table-cell>
          <table:table-cell office:value-type="float" office:value="988" table:style-name="ce7">
            <text:p>988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868" table:style-name="ce7">
            <text:p>1,868<text:s/></text:p>
          </table:table-cell>
          <table:table-cell office:value-type="float" office:value="2789" table:style-name="ce7">
            <text:p>2,789<text:s/></text:p>
          </table:table-cell>
          <table:table-cell office:value-type="float" office:value="5064" table:style-name="ce7">
            <text:p>5,064<text:s/></text:p>
          </table:table-cell>
          <table:table-cell office:value-type="float" office:value="2507" table:style-name="ce7">
            <text:p>2,507<text:s/></text:p>
          </table:table-cell>
          <table:table-cell office:value-type="float" office:value="2899" table:style-name="ce7">
            <text:p>2,899<text:s/></text:p>
          </table:table-cell>
          <table:table-cell office:value-type="float" office:value="1986" table:style-name="ce7">
            <text:p>1,986<text:s/></text:p>
          </table:table-cell>
          <table:table-cell office:value-type="float" office:value="3920" table:style-name="ce7">
            <text:p>3,920<text:s/></text:p>
          </table:table-cell>
          <table:table-cell office:value-type="float" office:value="1490" table:style-name="ce7">
            <text:p>1,490<text:s/></text:p>
          </table:table-cell>
          <table:table-cell office:value-type="float" office:value="2715" table:style-name="ce7">
            <text:p>2,715<text:s/></text:p>
          </table:table-cell>
          <table:table-cell office:value-type="float" office:value="3090" table:style-name="ce7">
            <text:p>3,090<text:s/></text:p>
          </table:table-cell>
          <table:table-cell office:value-type="float" office:value="933" table:style-name="ce7">
            <text:p>933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1019" table:style-name="ce7">
            <text:p>1,019<text:s/></text:p>
          </table:table-cell>
          <table:table-cell office:value-type="float" office:value="5788" table:style-name="ce7">
            <text:p>5,788<text:s/>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7140" table:style-name="ce7">
            <text:p>7,140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6987" table:style-name="ce7">
            <text:p>6,987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8575" table:style-name="ce7">
            <text:p>8,575<text:s/></text:p>
          </table:table-cell>
          <table:table-cell office:value-type="float" office:value="6640" table:style-name="ce7">
            <text:p>6,640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1611" table:style-name="ce7">
            <text:p>1,611<text:s/></text:p>
          </table:table-cell>
          <table:table-cell office:value-type="float" office:value="17230" table:style-name="ce7">
            <text:p>17,230<text:s/></text:p>
          </table:table-cell>
          <table:table-cell office:value-type="float" office:value="11705" table:style-name="ce7">
            <text:p>11,705<text:s/></text:p>
          </table:table-cell>
          <table:table-cell office:value-type="float" office:value="10923" table:style-name="ce7">
            <text:p>10,923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3935" table:style-name="ce7">
            <text:p>3,935<text:s/></text:p>
          </table:table-cell>
          <table:table-cell office:value-type="float" office:value="62555" table:style-name="ce7">
            <text:p>62,555<text:s/></text:p>
          </table:table-cell>
          <table:table-cell office:value-type="float" office:value="13039" table:style-name="ce7">
            <text:p>13,039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7689" table:style-name="ce7">
            <text:p>7,689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5065" table:style-name="ce7">
            <text:p>15,065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9930" table:style-name="ce7">
            <text:p>9,930<text:s/></text:p>
          </table:table-cell>
          <table:table-cell office:value-type="float" office:value="4984" table:style-name="ce7">
            <text:p>4,984<text:s/></text:p>
          </table:table-cell>
          <table:table-cell office:value-type="float" office:value="11184" table:style-name="ce7">
            <text:p>11,184<text:s/></text:p>
          </table:table-cell>
          <table:table-cell office:value-type="float" office:value="3566" table:style-name="ce7">
            <text:p>3,566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1678" table:style-name="ce7">
            <text:p>1,678<text:s/></text:p>
          </table:table-cell>
          <table:table-cell office:value-type="float" office:value="820" table:style-name="ce7">
            <text:p>820<text:s/></text:p>
          </table:table-cell>
          <table:table-cell office:value-type="float" office:value="4100" table:style-name="ce7">
            <text:p>4,100<text:s/></text:p>
          </table:table-cell>
          <table:table-cell office:value-type="float" office:value="4686" table:style-name="ce7">
            <text:p>4,686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19349" table:style-name="ce7">
            <text:p>19,349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4709" table:style-name="ce7">
            <text:p>4,709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15862" table:style-name="ce7">
            <text:p>15,862<text:s/></text:p>
          </table:table-cell>
          <table:table-cell office:value-type="float" office:value="15620" table:style-name="ce7">
            <text:p>15,620<text:s/></text:p>
          </table:table-cell>
          <table:table-cell office:value-type="float" office:value="10792" table:style-name="ce7">
            <text:p>10,792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31046" table:style-name="ce7">
            <text:p>31,046<text:s/></text:p>
          </table:table-cell>
          <table:table-cell office:value-type="float" office:value="5860" table:style-name="ce7">
            <text:p>5,860<text:s/></text:p>
          </table:table-cell>
          <table:table-cell office:value-type="float" office:value="8654" table:style-name="ce7">
            <text:p>8,654<text:s/></text:p>
          </table:table-cell>
          <table:table-cell office:value-type="float" office:value="11264" table:style-name="ce7">
            <text:p>11,264<text:s/></text:p>
          </table:table-cell>
          <table:table-cell office:value-type="float" office:value="5885" table:style-name="ce12">
            <text:p>5,885<text:s/></text:p>
          </table:table-cell>
          <table:table-cell office:value-type="float" office:value="20625" table:style-name="ce8">
            <text:p>20,625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8099" table:style-name="ce7">
            <text:p>8,099<text:s/></text:p>
          </table:table-cell>
          <table:table-cell office:value-type="float" office:value="4583" table:style-name="ce7">
            <text:p>4,583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5878" table:style-name="ce7">
            <text:p>5,878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7076" table:style-name="ce7">
            <text:p>7,076<text:s/></text:p>
          </table:table-cell>
          <table:table-cell office:value-type="float" office:value="4602" table:style-name="ce7">
            <text:p>4,602<text:s/></text:p>
          </table:table-cell>
          <table:table-cell office:value-type="float" office:value="7476" table:style-name="ce7">
            <text:p>7,476<text:s/></text:p>
          </table:table-cell>
          <table:table-cell office:value-type="float" office:value="7936" table:style-name="ce7">
            <text:p>7,936<text:s/></text:p>
          </table:table-cell>
          <table:table-cell office:value-type="float" office:value="2654" table:style-name="ce7">
            <text:p>2,654<text:s/></text:p>
          </table:table-cell>
          <table:table-cell office:value-type="float" office:value="3909" table:style-name="ce7">
            <text:p>3,909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1805" table:style-name="ce7">
            <text:p>1,805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4961" table:style-name="ce7">
            <text:p>4,961<text:s/></text:p>
          </table:table-cell>
          <table:table-cell office:value-type="float" office:value="5607" table:style-name="ce7">
            <text:p>5,607<text:s/></text:p>
          </table:table-cell>
          <table:table-cell office:value-type="float" office:value="6735" table:style-name="ce7">
            <text:p>6,735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9855" table:style-name="ce7">
            <text:p>9,855<text:s/></text:p>
          </table:table-cell>
          <table:table-cell office:value-type="float" office:value="4494" table:style-name="ce7">
            <text:p>4,494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5201" table:style-name="ce7">
            <text:p>5,201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4137" table:style-name="ce7">
            <text:p>4,137<text:s/></text:p>
          </table:table-cell>
          <table:table-cell office:value-type="float" office:value="3943" table:style-name="ce7">
            <text:p>3,943<text:s/></text:p>
          </table:table-cell>
          <table:table-cell table:number-columns-repeated="16275"/>
        </table:table-row>
        <table:table-row table:style-name="ro2">
          <table:table-cell office:value-type="date" office:date-value="2017-01-28T00:00:00" table:style-name="ce6">
            <text:p>2017/1/28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6309" table:style-name="ce7">
            <text:p>6,309<text:s/></text:p>
          </table:table-cell>
          <table:table-cell office:value-type="float" office:value="10598" table:style-name="ce7">
            <text:p>10,598<text:s/></text:p>
          </table:table-cell>
          <table:table-cell office:value-type="float" office:value="33513" table:style-name="ce7">
            <text:p>33,513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4638" table:style-name="ce7">
            <text:p>4,638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2995" table:style-name="ce7">
            <text:p>2,995<text:s/></text:p>
          </table:table-cell>
          <table:table-cell office:value-type="float" office:value="1545" table:style-name="ce7">
            <text:p>1,545<text:s/></text:p>
          </table:table-cell>
          <table:table-cell office:value-type="float" office:value="5080" table:style-name="ce7">
            <text:p>5,080<text:s/></text:p>
          </table:table-cell>
          <table:table-cell office:value-type="float" office:value="1950" table:style-name="ce7">
            <text:p>1,950<text:s/></text:p>
          </table:table-cell>
          <table:table-cell office:value-type="float" office:value="2752" table:style-name="ce7">
            <text:p>2,752<text:s/></text:p>
          </table:table-cell>
          <table:table-cell office:value-type="float" office:value="17948" table:style-name="ce7">
            <text:p>17,948<text:s/></text:p>
          </table:table-cell>
          <table:table-cell office:value-type="float" office:value="2801" table:style-name="ce7">
            <text:p>2,801<text:s/></text:p>
          </table:table-cell>
          <table:table-cell office:value-type="float" office:value="8721" table:style-name="ce7">
            <text:p>8,721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2929" table:style-name="ce7">
            <text:p>2,929<text:s/></text:p>
          </table:table-cell>
          <table:table-cell office:value-type="float" office:value="2543" table:style-name="ce7">
            <text:p>2,543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3649" table:style-name="ce7">
            <text:p>3,649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3997" table:style-name="ce7">
            <text:p>3,997<text:s/></text:p>
          </table:table-cell>
          <table:table-cell office:value-type="float" office:value="1222" table:style-name="ce7">
            <text:p>1,222<text:s/></text:p>
          </table:table-cell>
          <table:table-cell office:value-type="float" office:value="10957" table:style-name="ce7">
            <text:p>10,957<text:s/></text:p>
          </table:table-cell>
          <table:table-cell office:value-type="float" office:value="1486" table:style-name="ce7">
            <text:p>1,486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7116" table:style-name="ce7">
            <text:p>7,116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8569" table:style-name="ce7">
            <text:p>8,569<text:s/></text:p>
          </table:table-cell>
          <table:table-cell office:value-type="float" office:value="5747" table:style-name="ce7">
            <text:p>5,747<text:s/></text:p>
          </table:table-cell>
          <table:table-cell office:value-type="float" office:value="13554" table:style-name="ce7">
            <text:p>13,554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11001" table:style-name="ce7">
            <text:p>11,001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21908" table:style-name="ce7">
            <text:p>21,908<text:s/></text:p>
          </table:table-cell>
          <table:table-cell office:value-type="float" office:value="15027" table:style-name="ce7">
            <text:p>15,027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16552" table:style-name="ce7">
            <text:p>16,552<text:s/></text:p>
          </table:table-cell>
          <table:table-cell office:value-type="float" office:value="5028" table:style-name="ce7">
            <text:p>5,028<text:s/></text:p>
          </table:table-cell>
          <table:table-cell office:value-type="float" office:value="109871" table:style-name="ce7">
            <text:p>109,871<text:s/></text:p>
          </table:table-cell>
          <table:table-cell office:value-type="float" office:value="22791" table:style-name="ce7">
            <text:p>22,791<text:s/></text:p>
          </table:table-cell>
          <table:table-cell office:value-type="float" office:value="11798" table:style-name="ce7">
            <text:p>11,798<text:s/></text:p>
          </table:table-cell>
          <table:table-cell office:value-type="float" office:value="12135" table:style-name="ce7">
            <text:p>12,135<text:s/></text:p>
          </table:table-cell>
          <table:table-cell office:value-type="float" office:value="26073" table:style-name="ce7">
            <text:p>26,073<text:s/></text:p>
          </table:table-cell>
          <table:table-cell office:value-type="float" office:value="34802" table:style-name="ce7">
            <text:p>34,802<text:s/></text:p>
          </table:table-cell>
          <table:table-cell office:value-type="float" office:value="20599" table:style-name="ce7">
            <text:p>20,599<text:s/></text:p>
          </table:table-cell>
          <table:table-cell office:value-type="float" office:value="13924" table:style-name="ce7">
            <text:p>13,924<text:s/></text:p>
          </table:table-cell>
          <table:table-cell office:value-type="float" office:value="5761" table:style-name="ce7">
            <text:p>5,761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7911" table:style-name="ce7">
            <text:p>7,911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8357" table:style-name="ce7">
            <text:p>8,357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2785" table:style-name="ce7">
            <text:p>2,785<text:s/></text:p>
          </table:table-cell>
          <table:table-cell office:value-type="float" office:value="20677" table:style-name="ce7">
            <text:p>20,677<text:s/></text:p>
          </table:table-cell>
          <table:table-cell office:value-type="float" office:value="6737" table:style-name="ce7">
            <text:p>6,737<text:s/></text:p>
          </table:table-cell>
          <table:table-cell office:value-type="float" office:value="5492" table:style-name="ce7">
            <text:p>5,492<text:s/></text:p>
          </table:table-cell>
          <table:table-cell office:value-type="float" office:value="66371" table:style-name="ce7">
            <text:p>66,371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5475" table:style-name="ce7">
            <text:p>5,475<text:s/></text:p>
          </table:table-cell>
          <table:table-cell office:value-type="float" office:value="13604" table:style-name="ce7">
            <text:p>13,604<text:s/></text:p>
          </table:table-cell>
          <table:table-cell office:value-type="float" office:value="9507" table:style-name="ce7">
            <text:p>9,507<text:s/></text:p>
          </table:table-cell>
          <table:table-cell office:value-type="float" office:value="20828" table:style-name="ce7">
            <text:p>20,828<text:s/></text:p>
          </table:table-cell>
          <table:table-cell office:value-type="float" office:value="28080" table:style-name="ce7">
            <text:p>28,080<text:s/></text:p>
          </table:table-cell>
          <table:table-cell office:value-type="float" office:value="22335" table:style-name="ce7">
            <text:p>22,335<text:s/></text:p>
          </table:table-cell>
          <table:table-cell office:value-type="float" office:value="14244" table:style-name="ce7">
            <text:p>14,244<text:s/></text:p>
          </table:table-cell>
          <table:table-cell office:value-type="float" office:value="59119" table:style-name="ce7">
            <text:p>59,119<text:s/></text:p>
          </table:table-cell>
          <table:table-cell office:value-type="float" office:value="66933" table:style-name="ce7">
            <text:p>66,933<text:s/></text:p>
          </table:table-cell>
          <table:table-cell office:value-type="float" office:value="5560" table:style-name="ce7">
            <text:p>5,560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17409" table:style-name="ce7">
            <text:p>17,409<text:s/></text:p>
          </table:table-cell>
          <table:table-cell office:value-type="float" office:value="8793" table:style-name="ce12">
            <text:p>8,793<text:s/></text:p>
          </table:table-cell>
          <table:table-cell office:value-type="float" office:value="44009" table:style-name="ce8">
            <text:p>44,009<text:s/></text:p>
          </table:table-cell>
          <table:table-cell office:value-type="float" office:value="8248" table:style-name="ce7">
            <text:p>8,248<text:s/></text:p>
          </table:table-cell>
          <table:table-cell office:value-type="float" office:value="11097" table:style-name="ce7">
            <text:p>11,097<text:s/></text:p>
          </table:table-cell>
          <table:table-cell office:value-type="float" office:value="5612" table:style-name="ce7">
            <text:p>5,612<text:s/></text:p>
          </table:table-cell>
          <table:table-cell office:value-type="float" office:value="9836" table:style-name="ce7">
            <text:p>9,836<text:s/></text:p>
          </table:table-cell>
          <table:table-cell office:value-type="float" office:value="8525" table:style-name="ce7">
            <text:p>8,525<text:s/></text:p>
          </table:table-cell>
          <table:table-cell office:value-type="float" office:value="23698" table:style-name="ce7">
            <text:p>23,698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6488" table:style-name="ce7">
            <text:p>6,488<text:s/></text:p>
          </table:table-cell>
          <table:table-cell office:value-type="float" office:value="4822" table:style-name="ce7">
            <text:p>4,822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6747" table:style-name="ce7">
            <text:p>6,747<text:s/></text:p>
          </table:table-cell>
          <table:table-cell office:value-type="float" office:value="8504" table:style-name="ce7">
            <text:p>8,504<text:s/></text:p>
          </table:table-cell>
          <table:table-cell office:value-type="float" office:value="21792" table:style-name="ce7">
            <text:p>21,792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7177" table:style-name="ce7">
            <text:p>7,177<text:s/></text:p>
          </table:table-cell>
          <table:table-cell office:value-type="float" office:value="3106" table:style-name="ce7">
            <text:p>3,106<text:s/></text:p>
          </table:table-cell>
          <table:table-cell office:value-type="float" office:value="1890" table:style-name="ce7">
            <text:p>1,890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5586" table:style-name="ce7">
            <text:p>5,586<text:s/></text:p>
          </table:table-cell>
          <table:table-cell office:value-type="float" office:value="6604" table:style-name="ce7">
            <text:p>6,604<text:s/></text:p>
          </table:table-cell>
          <table:table-cell office:value-type="float" office:value="7423" table:style-name="ce7">
            <text:p>7,423<text:s/></text:p>
          </table:table-cell>
          <table:table-cell office:value-type="float" office:value="7319" table:style-name="ce7">
            <text:p>7,319<text:s/></text:p>
          </table:table-cell>
          <table:table-cell office:value-type="float" office:value="37045" table:style-name="ce7">
            <text:p>37,045<text:s/></text:p>
          </table:table-cell>
          <table:table-cell office:value-type="float" office:value="12089" table:style-name="ce7">
            <text:p>12,089<text:s/></text:p>
          </table:table-cell>
          <table:table-cell office:value-type="float" office:value="6970" table:style-name="ce7">
            <text:p>6,970<text:s/></text:p>
          </table:table-cell>
          <table:table-cell office:value-type="float" office:value="9430" table:style-name="ce7">
            <text:p>9,430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7681" table:style-name="ce7">
            <text:p>7,681<text:s/></text:p>
          </table:table-cell>
          <table:table-cell office:value-type="float" office:value="8212" table:style-name="ce7">
            <text:p>8,212<text:s/></text:p>
          </table:table-cell>
          <table:table-cell office:value-type="float" office:value="5947" table:style-name="ce7">
            <text:p>5,947<text:s/></text:p>
          </table:table-cell>
          <table:table-cell office:value-type="float" office:value="5844" table:style-name="ce7">
            <text:p>5,844<text:s/></text:p>
          </table:table-cell>
          <table:table-cell table:number-columns-repeated="16275"/>
        </table:table-row>
        <table:table-row table:style-name="ro2">
          <table:table-cell office:value-type="date" office:date-value="2017-01-29T00:00:00" table:style-name="ce6">
            <text:p>2017/1/29</text:p>
          </table:table-cell>
          <table:table-cell office:value-type="float" office:value="4146" table:style-name="ce7">
            <text:p>4,146<text:s/></text:p>
          </table:table-cell>
          <table:table-cell office:value-type="float" office:value="6370" table:style-name="ce7">
            <text:p>6,370<text:s/></text:p>
          </table:table-cell>
          <table:table-cell office:value-type="float" office:value="12191" table:style-name="ce7">
            <text:p>12,191<text:s/></text:p>
          </table:table-cell>
          <table:table-cell office:value-type="float" office:value="34026" table:style-name="ce7">
            <text:p>34,026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5462" table:style-name="ce7">
            <text:p>5,462<text:s/></text:p>
          </table:table-cell>
          <table:table-cell office:value-type="float" office:value="2863" table:style-name="ce7">
            <text:p>2,863<text:s/></text:p>
          </table:table-cell>
          <table:table-cell office:value-type="float" office:value="1747" table:style-name="ce7">
            <text:p>1,747<text:s/></text:p>
          </table:table-cell>
          <table:table-cell office:value-type="float" office:value="5397" table:style-name="ce7">
            <text:p>5,397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19167" table:style-name="ce7">
            <text:p>19,167<text:s/></text:p>
          </table:table-cell>
          <table:table-cell office:value-type="float" office:value="3016" table:style-name="ce7">
            <text:p>3,016<text:s/></text:p>
          </table:table-cell>
          <table:table-cell office:value-type="float" office:value="8512" table:style-name="ce7">
            <text:p>8,512<text:s/></text:p>
          </table:table-cell>
          <table:table-cell office:value-type="float" office:value="2880" table:style-name="ce7">
            <text:p>2,880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2694" table:style-name="ce7">
            <text:p>2,694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4151" table:style-name="ce7">
            <text:p>4,151<text:s/></text:p>
          </table:table-cell>
          <table:table-cell office:value-type="float" office:value="1485" table:style-name="ce7">
            <text:p>1,485<text:s/></text:p>
          </table:table-cell>
          <table:table-cell office:value-type="float" office:value="12645" table:style-name="ce7">
            <text:p>12,645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17606" table:style-name="ce7">
            <text:p>17,606<text:s/></text:p>
          </table:table-cell>
          <table:table-cell office:value-type="float" office:value="7543" table:style-name="ce7">
            <text:p>7,543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9580" table:style-name="ce7">
            <text:p>9,580<text:s/></text:p>
          </table:table-cell>
          <table:table-cell office:value-type="float" office:value="6193" table:style-name="ce7">
            <text:p>6,193<text:s/></text:p>
          </table:table-cell>
          <table:table-cell office:value-type="float" office:value="14695" table:style-name="ce7">
            <text:p>14,695<text:s/></text:p>
          </table:table-cell>
          <table:table-cell office:value-type="float" office:value="9528" table:style-name="ce7">
            <text:p>9,528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19186" table:style-name="ce7">
            <text:p>19,186<text:s/></text:p>
          </table:table-cell>
          <table:table-cell office:value-type="float" office:value="2307" table:style-name="ce7">
            <text:p>2,307<text:s/></text:p>
          </table:table-cell>
          <table:table-cell office:value-type="float" office:value="23453" table:style-name="ce7">
            <text:p>23,453<text:s/></text:p>
          </table:table-cell>
          <table:table-cell office:value-type="float" office:value="15658" table:style-name="ce7">
            <text:p>15,658<text:s/></text:p>
          </table:table-cell>
          <table:table-cell office:value-type="float" office:value="15641" table:style-name="ce7">
            <text:p>15,641<text:s/></text:p>
          </table:table-cell>
          <table:table-cell office:value-type="float" office:value="17111" table:style-name="ce7">
            <text:p>17,111<text:s/></text:p>
          </table:table-cell>
          <table:table-cell office:value-type="float" office:value="5896" table:style-name="ce7">
            <text:p>5,896<text:s/></text:p>
          </table:table-cell>
          <table:table-cell office:value-type="float" office:value="134749" table:style-name="ce7">
            <text:p>134,749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11277" table:style-name="ce7">
            <text:p>11,277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25271" table:style-name="ce7">
            <text:p>25,271<text:s/></text:p>
          </table:table-cell>
          <table:table-cell office:value-type="float" office:value="36879" table:style-name="ce7">
            <text:p>36,879<text:s/></text:p>
          </table:table-cell>
          <table:table-cell office:value-type="float" office:value="21889" table:style-name="ce7">
            <text:p>21,889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6336" table:style-name="ce7">
            <text:p>6,336<text:s/></text:p>
          </table:table-cell>
          <table:table-cell office:value-type="float" office:value="15994" table:style-name="ce7">
            <text:p>15,994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6933" table:style-name="ce7">
            <text:p>6,933<text:s/></text:p>
          </table:table-cell>
          <table:table-cell office:value-type="float" office:value="12254" table:style-name="ce7">
            <text:p>12,254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2671" table:style-name="ce7">
            <text:p>2,671<text:s/></text:p>
          </table:table-cell>
          <table:table-cell office:value-type="float" office:value="1988" table:style-name="ce7">
            <text:p>1,988<text:s/></text:p>
          </table:table-cell>
          <table:table-cell office:value-type="float" office:value="14393" table:style-name="ce7">
            <text:p>14,393<text:s/></text:p>
          </table:table-cell>
          <table:table-cell office:value-type="float" office:value="6824" table:style-name="ce7">
            <text:p>6,824<text:s/></text:p>
          </table:table-cell>
          <table:table-cell office:value-type="float" office:value="5378" table:style-name="ce7">
            <text:p>5,378<text:s/></text:p>
          </table:table-cell>
          <table:table-cell office:value-type="float" office:value="69376" table:style-name="ce7">
            <text:p>69,376<text:s/></text:p>
          </table:table-cell>
          <table:table-cell office:value-type="float" office:value="6270" table:style-name="ce7">
            <text:p>6,270<text:s/></text:p>
          </table:table-cell>
          <table:table-cell office:value-type="float" office:value="9078" table:style-name="ce7">
            <text:p>9,078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13638" table:style-name="ce7">
            <text:p>13,638<text:s/></text:p>
          </table:table-cell>
          <table:table-cell office:value-type="float" office:value="9982" table:style-name="ce7">
            <text:p>9,982<text:s/></text:p>
          </table:table-cell>
          <table:table-cell office:value-type="float" office:value="20496" table:style-name="ce7">
            <text:p>20,496<text:s/></text:p>
          </table:table-cell>
          <table:table-cell office:value-type="float" office:value="31513" table:style-name="ce7">
            <text:p>31,513<text:s/></text:p>
          </table:table-cell>
          <table:table-cell office:value-type="float" office:value="21747" table:style-name="ce7">
            <text:p>21,747<text:s/></text:p>
          </table:table-cell>
          <table:table-cell office:value-type="float" office:value="14640" table:style-name="ce7">
            <text:p>14,640<text:s/></text:p>
          </table:table-cell>
          <table:table-cell office:value-type="float" office:value="38529" table:style-name="ce7">
            <text:p>38,529<text:s/></text:p>
          </table:table-cell>
          <table:table-cell office:value-type="float" office:value="65164" table:style-name="ce7">
            <text:p>65,164<text:s/></text:p>
          </table:table-cell>
          <table:table-cell office:value-type="float" office:value="6057" table:style-name="ce7">
            <text:p>6,057<text:s/></text:p>
          </table:table-cell>
          <table:table-cell office:value-type="float" office:value="16504" table:style-name="ce7">
            <text:p>16,504<text:s/></text:p>
          </table:table-cell>
          <table:table-cell office:value-type="float" office:value="18563" table:style-name="ce7">
            <text:p>18,563<text:s/></text:p>
          </table:table-cell>
          <table:table-cell office:value-type="float" office:value="10886" table:style-name="ce12">
            <text:p>10,886<text:s/></text:p>
          </table:table-cell>
          <table:table-cell office:value-type="float" office:value="42621" table:style-name="ce8">
            <text:p>42,621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6407" table:style-name="ce7">
            <text:p>6,407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8575" table:style-name="ce7">
            <text:p>8,575<text:s/></text:p>
          </table:table-cell>
          <table:table-cell office:value-type="float" office:value="24895" table:style-name="ce7">
            <text:p>24,895<text:s/></text:p>
          </table:table-cell>
          <table:table-cell office:value-type="float" office:value="8023" table:style-name="ce7">
            <text:p>8,023<text:s/></text:p>
          </table:table-cell>
          <table:table-cell office:value-type="float" office:value="6728" table:style-name="ce7">
            <text:p>6,728<text:s/></text:p>
          </table:table-cell>
          <table:table-cell office:value-type="float" office:value="4881" table:style-name="ce7">
            <text:p>4,881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6556" table:style-name="ce7">
            <text:p>6,556<text:s/></text:p>
          </table:table-cell>
          <table:table-cell office:value-type="float" office:value="9293" table:style-name="ce7">
            <text:p>9,293<text:s/></text:p>
          </table:table-cell>
          <table:table-cell office:value-type="float" office:value="20329" table:style-name="ce7">
            <text:p>20,329<text:s/></text:p>
          </table:table-cell>
          <table:table-cell office:value-type="float" office:value="4334" table:style-name="ce7">
            <text:p>4,334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2949" table:style-name="ce7">
            <text:p>2,949<text:s/></text:p>
          </table:table-cell>
          <table:table-cell office:value-type="float" office:value="5544" table:style-name="ce7">
            <text:p>5,544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8171" table:style-name="ce7">
            <text:p>8,171<text:s/></text:p>
          </table:table-cell>
          <table:table-cell office:value-type="float" office:value="19607" table:style-name="ce7">
            <text:p>19,607<text:s/></text:p>
          </table:table-cell>
          <table:table-cell office:value-type="float" office:value="14857" table:style-name="ce7">
            <text:p>14,857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8712" table:style-name="ce7">
            <text:p>8,712<text:s/></text:p>
          </table:table-cell>
          <table:table-cell office:value-type="float" office:value="8300" table:style-name="ce7">
            <text:p>8,300<text:s/></text:p>
          </table:table-cell>
          <table:table-cell office:value-type="float" office:value="7851" table:style-name="ce7">
            <text:p>7,851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6908" table:style-name="ce7">
            <text:p>6,908<text:s/></text:p>
          </table:table-cell>
          <table:table-cell office:value-type="float" office:value="5918" table:style-name="ce7">
            <text:p>5,918<text:s/></text:p>
          </table:table-cell>
          <table:table-cell table:number-columns-repeated="16275"/>
        </table:table-row>
        <table:table-row table:style-name="ro2">
          <table:table-cell office:value-type="date" office:date-value="2017-01-30T00:00:00" table:style-name="ce6">
            <text:p>2017/1/30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7021" table:style-name="ce7">
            <text:p>7,021<text:s/></text:p>
          </table:table-cell>
          <table:table-cell office:value-type="float" office:value="14024" table:style-name="ce7">
            <text:p>14,024<text:s/></text:p>
          </table:table-cell>
          <table:table-cell office:value-type="float" office:value="42483" table:style-name="ce7">
            <text:p>42,483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2725" table:style-name="ce7">
            <text:p>2,725<text:s/></text:p>
          </table:table-cell>
          <table:table-cell office:value-type="float" office:value="1525" table:style-name="ce7">
            <text:p>1,525<text:s/></text:p>
          </table:table-cell>
          <table:table-cell office:value-type="float" office:value="5240" table:style-name="ce7">
            <text:p>5,240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820" table:style-name="ce7">
            <text:p>2,820<text:s/></text:p>
          </table:table-cell>
          <table:table-cell office:value-type="float" office:value="15372" table:style-name="ce7">
            <text:p>15,372<text:s/></text:p>
          </table:table-cell>
          <table:table-cell office:value-type="float" office:value="3121" table:style-name="ce7">
            <text:p>3,121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3019" table:style-name="ce7">
            <text:p>3,019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2628" table:style-name="ce7">
            <text:p>2,628<text:s/></text:p>
          </table:table-cell>
          <table:table-cell office:value-type="float" office:value="5173" table:style-name="ce7">
            <text:p>5,173<text:s/></text:p>
          </table:table-cell>
          <table:table-cell office:value-type="float" office:value="2705" table:style-name="ce7">
            <text:p>2,705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3969" table:style-name="ce7">
            <text:p>3,969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11915" table:style-name="ce7">
            <text:p>11,915<text:s/></text:p>
          </table:table-cell>
          <table:table-cell office:value-type="float" office:value="1499" table:style-name="ce7">
            <text:p>1,499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5875" table:style-name="ce7">
            <text:p>5,875<text:s/></text:p>
          </table:table-cell>
          <table:table-cell office:value-type="float" office:value="16337" table:style-name="ce7">
            <text:p>16,337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12039" table:style-name="ce7">
            <text:p>12,039<text:s/></text:p>
          </table:table-cell>
          <table:table-cell office:value-type="float" office:value="18016" table:style-name="ce7">
            <text:p>18,016<text:s/></text:p>
          </table:table-cell>
          <table:table-cell office:value-type="float" office:value="2445" table:style-name="ce7">
            <text:p>2,445<text:s/></text:p>
          </table:table-cell>
          <table:table-cell office:value-type="float" office:value="22319" table:style-name="ce7">
            <text:p>22,319<text:s/></text:p>
          </table:table-cell>
          <table:table-cell office:value-type="float" office:value="15093" table:style-name="ce7">
            <text:p>15,093<text:s/></text:p>
          </table:table-cell>
          <table:table-cell office:value-type="float" office:value="14797" table:style-name="ce7">
            <text:p>14,797<text:s/></text:p>
          </table:table-cell>
          <table:table-cell office:value-type="float" office:value="15624" table:style-name="ce7">
            <text:p>15,624<text:s/></text:p>
          </table:table-cell>
          <table:table-cell office:value-type="float" office:value="6032" table:style-name="ce7">
            <text:p>6,032<text:s/></text:p>
          </table:table-cell>
          <table:table-cell office:value-type="float" office:value="156011" table:style-name="ce7">
            <text:p>156,011<text:s/></text:p>
          </table:table-cell>
          <table:table-cell office:value-type="float" office:value="28091" table:style-name="ce7">
            <text:p>28,091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24004" table:style-name="ce7">
            <text:p>24,004<text:s/></text:p>
          </table:table-cell>
          <table:table-cell office:value-type="float" office:value="36813" table:style-name="ce7">
            <text:p>36,813<text:s/></text:p>
          </table:table-cell>
          <table:table-cell office:value-type="float" office:value="22050" table:style-name="ce7">
            <text:p>22,050<text:s/></text:p>
          </table:table-cell>
          <table:table-cell office:value-type="float" office:value="15365" table:style-name="ce7">
            <text:p>15,365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16137" table:style-name="ce7">
            <text:p>16,137<text:s/></text:p>
          </table:table-cell>
          <table:table-cell office:value-type="float" office:value="4694" table:style-name="ce7">
            <text:p>4,694<text:s/></text:p>
          </table:table-cell>
          <table:table-cell office:value-type="float" office:value="6339" table:style-name="ce7">
            <text:p>6,339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10879" table:style-name="ce7">
            <text:p>10,879<text:s/></text:p>
          </table:table-cell>
          <table:table-cell office:value-type="float" office:value="2805" table:style-name="ce7">
            <text:p>2,805<text:s/></text:p>
          </table:table-cell>
          <table:table-cell office:value-type="float" office:value="1778" table:style-name="ce7">
            <text:p>1,778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6362" table:style-name="ce7">
            <text:p>6,362<text:s/></text:p>
          </table:table-cell>
          <table:table-cell office:value-type="float" office:value="5041" table:style-name="ce7">
            <text:p>5,041<text:s/></text:p>
          </table:table-cell>
          <table:table-cell office:value-type="float" office:value="55881" table:style-name="ce7">
            <text:p>55,881<text:s/></text:p>
          </table:table-cell>
          <table:table-cell office:value-type="float" office:value="5621" table:style-name="ce7">
            <text:p>5,621<text:s/></text:p>
          </table:table-cell>
          <table:table-cell office:value-type="float" office:value="8949" table:style-name="ce7">
            <text:p>8,949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12973" table:style-name="ce7">
            <text:p>12,973<text:s/></text:p>
          </table:table-cell>
          <table:table-cell office:value-type="float" office:value="9960" table:style-name="ce7">
            <text:p>9,960<text:s/></text:p>
          </table:table-cell>
          <table:table-cell office:value-type="float" office:value="21419" table:style-name="ce7">
            <text:p>21,419<text:s/></text:p>
          </table:table-cell>
          <table:table-cell office:value-type="float" office:value="35497" table:style-name="ce7">
            <text:p>35,497<text:s/></text:p>
          </table:table-cell>
          <table:table-cell office:value-type="float" office:value="22499" table:style-name="ce7">
            <text:p>22,499<text:s/></text:p>
          </table:table-cell>
          <table:table-cell office:value-type="float" office:value="14671" table:style-name="ce7">
            <text:p>14,671<text:s/></text:p>
          </table:table-cell>
          <table:table-cell office:value-type="float" office:value="38476" table:style-name="ce7">
            <text:p>38,476<text:s/></text:p>
          </table:table-cell>
          <table:table-cell office:value-type="float" office:value="78921" table:style-name="ce7">
            <text:p>78,921<text:s/></text:p>
          </table:table-cell>
          <table:table-cell office:value-type="float" office:value="6283" table:style-name="ce7">
            <text:p>6,283<text:s/></text:p>
          </table:table-cell>
          <table:table-cell office:value-type="float" office:value="21185" table:style-name="ce7">
            <text:p>21,185<text:s/></text:p>
          </table:table-cell>
          <table:table-cell office:value-type="float" office:value="25287" table:style-name="ce7">
            <text:p>25,287<text:s/></text:p>
          </table:table-cell>
          <table:table-cell office:value-type="float" office:value="12638" table:style-name="ce12">
            <text:p>12,638<text:s/></text:p>
          </table:table-cell>
          <table:table-cell office:value-type="float" office:value="52304" table:style-name="ce8">
            <text:p>52,304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10955" table:style-name="ce7">
            <text:p>10,955<text:s/></text:p>
          </table:table-cell>
          <table:table-cell office:value-type="float" office:value="6215" table:style-name="ce7">
            <text:p>6,215<text:s/></text:p>
          </table:table-cell>
          <table:table-cell office:value-type="float" office:value="12837" table:style-name="ce7">
            <text:p>12,837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28031" table:style-name="ce7">
            <text:p>28,031<text:s/></text:p>
          </table:table-cell>
          <table:table-cell office:value-type="float" office:value="8011" table:style-name="ce7">
            <text:p>8,011<text:s/></text:p>
          </table:table-cell>
          <table:table-cell office:value-type="float" office:value="5329" table:style-name="ce7">
            <text:p>5,329<text:s/></text:p>
          </table:table-cell>
          <table:table-cell office:value-type="float" office:value="5612" table:style-name="ce7">
            <text:p>5,612<text:s/></text:p>
          </table:table-cell>
          <table:table-cell office:value-type="float" office:value="11463" table:style-name="ce7">
            <text:p>11,463<text:s/></text:p>
          </table:table-cell>
          <table:table-cell office:value-type="float" office:value="7693" table:style-name="ce7">
            <text:p>7,693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19860" table:style-name="ce7">
            <text:p>19,860<text:s/></text:p>
          </table:table-cell>
          <table:table-cell office:value-type="float" office:value="4132" table:style-name="ce7">
            <text:p>4,132<text:s/></text:p>
          </table:table-cell>
          <table:table-cell office:value-type="float" office:value="6910" table:style-name="ce7">
            <text:p>6,910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2985" table:style-name="ce7">
            <text:p>2,985<text:s/></text:p>
          </table:table-cell>
          <table:table-cell office:value-type="float" office:value="5621" table:style-name="ce7">
            <text:p>5,621<text:s/></text:p>
          </table:table-cell>
          <table:table-cell office:value-type="float" office:value="7647" table:style-name="ce7">
            <text:p>7,647<text:s/></text:p>
          </table:table-cell>
          <table:table-cell office:value-type="float" office:value="8645" table:style-name="ce7">
            <text:p>8,645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19265" table:style-name="ce7">
            <text:p>19,265<text:s/></text:p>
          </table:table-cell>
          <table:table-cell office:value-type="float" office:value="15692" table:style-name="ce7">
            <text:p>15,692<text:s/></text:p>
          </table:table-cell>
          <table:table-cell office:value-type="float" office:value="7691" table:style-name="ce7">
            <text:p>7,691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7805" table:style-name="ce7">
            <text:p>7,805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6142" table:style-name="ce7">
            <text:p>6,142<text:s/></text:p>
          </table:table-cell>
          <table:table-cell office:value-type="float" office:value="6137" table:style-name="ce7">
            <text:p>6,137<text:s/></text:p>
          </table:table-cell>
          <table:table-cell table:number-columns-repeated="16275"/>
        </table:table-row>
        <table:table-row table:style-name="ro2">
          <table:table-cell office:value-type="date" office:date-value="2017-01-31T00:00:00" table:style-name="ce6">
            <text:p>2017/1/31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44258" table:style-name="ce7">
            <text:p>44,258<text:s/></text:p>
          </table:table-cell>
          <table:table-cell office:value-type="float" office:value="9221" table:style-name="ce7">
            <text:p>9,221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6006" table:style-name="ce7">
            <text:p>6,006<text:s/></text:p>
          </table:table-cell>
          <table:table-cell office:value-type="float" office:value="2946" table:style-name="ce7">
            <text:p>2,946<text:s/></text:p>
          </table:table-cell>
          <table:table-cell office:value-type="float" office:value="1810" table:style-name="ce7">
            <text:p>1,810<text:s/></text:p>
          </table:table-cell>
          <table:table-cell office:value-type="float" office:value="6752" table:style-name="ce7">
            <text:p>6,752<text:s/></text:p>
          </table:table-cell>
          <table:table-cell office:value-type="float" office:value="1877" table:style-name="ce7">
            <text:p>1,877<text:s/></text:p>
          </table:table-cell>
          <table:table-cell office:value-type="float" office:value="3326" table:style-name="ce7">
            <text:p>3,326<text:s/></text:p>
          </table:table-cell>
          <table:table-cell office:value-type="float" office:value="17170" table:style-name="ce7">
            <text:p>17,170<text:s/></text:p>
          </table:table-cell>
          <table:table-cell office:value-type="float" office:value="3935" table:style-name="ce7">
            <text:p>3,935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4533" table:style-name="ce7">
            <text:p>4,533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5684" table:style-name="ce7">
            <text:p>5,684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4354" table:style-name="ce7">
            <text:p>4,354<text:s/></text:p>
          </table:table-cell>
          <table:table-cell office:value-type="float" office:value="4956" table:style-name="ce7">
            <text:p>4,956<text:s/></text:p>
          </table:table-cell>
          <table:table-cell office:value-type="float" office:value="2025" table:style-name="ce7">
            <text:p>2,025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1771" table:style-name="ce7">
            <text:p>1,771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10901" table:style-name="ce7">
            <text:p>10,901<text:s/></text:p>
          </table:table-cell>
          <table:table-cell office:value-type="float" office:value="12671" table:style-name="ce7">
            <text:p>12,671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6718" table:style-name="ce7">
            <text:p>6,718<text:s/></text:p>
          </table:table-cell>
          <table:table-cell office:value-type="float" office:value="18604" table:style-name="ce7">
            <text:p>18,604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3905" table:style-name="ce7">
            <text:p>13,905<text:s/></text:p>
          </table:table-cell>
          <table:table-cell office:value-type="float" office:value="18894" table:style-name="ce7">
            <text:p>18,894<text:s/></text:p>
          </table:table-cell>
          <table:table-cell office:value-type="float" office:value="3103" table:style-name="ce7">
            <text:p>3,103<text:s/></text:p>
          </table:table-cell>
          <table:table-cell office:value-type="float" office:value="24889" table:style-name="ce7">
            <text:p>24,889<text:s/></text:p>
          </table:table-cell>
          <table:table-cell office:value-type="float" office:value="16615" table:style-name="ce7">
            <text:p>16,615<text:s/></text:p>
          </table:table-cell>
          <table:table-cell office:value-type="float" office:value="17046" table:style-name="ce7">
            <text:p>17,046<text:s/></text:p>
          </table:table-cell>
          <table:table-cell office:value-type="float" office:value="17352" table:style-name="ce7">
            <text:p>17,352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164266" table:style-name="ce7">
            <text:p>164,266<text:s/></text:p>
          </table:table-cell>
          <table:table-cell office:value-type="float" office:value="30630" table:style-name="ce7">
            <text:p>30,630<text:s/></text:p>
          </table:table-cell>
          <table:table-cell office:value-type="float" office:value="13708" table:style-name="ce7">
            <text:p>13,708<text:s/></text:p>
          </table:table-cell>
          <table:table-cell office:value-type="float" office:value="14450" table:style-name="ce7">
            <text:p>14,450<text:s/></text:p>
          </table:table-cell>
          <table:table-cell office:value-type="float" office:value="27884" table:style-name="ce7">
            <text:p>27,884<text:s/></text:p>
          </table:table-cell>
          <table:table-cell office:value-type="float" office:value="39306" table:style-name="ce7">
            <text:p>39,306<text:s/></text:p>
          </table:table-cell>
          <table:table-cell office:value-type="float" office:value="24150" table:style-name="ce7">
            <text:p>24,150<text:s/></text:p>
          </table:table-cell>
          <table:table-cell office:value-type="float" office:value="17053" table:style-name="ce7">
            <text:p>17,053<text:s/></text:p>
          </table:table-cell>
          <table:table-cell office:value-type="float" office:value="6771" table:style-name="ce7">
            <text:p>6,771<text:s/></text:p>
          </table:table-cell>
          <table:table-cell office:value-type="float" office:value="18521" table:style-name="ce7">
            <text:p>18,521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6446" table:style-name="ce7">
            <text:p>6,446<text:s/></text:p>
          </table:table-cell>
          <table:table-cell office:value-type="float" office:value="13855" table:style-name="ce7">
            <text:p>13,855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15008" table:style-name="ce7">
            <text:p>15,008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62136" table:style-name="ce7">
            <text:p>62,136<text:s/></text:p>
          </table:table-cell>
          <table:table-cell office:value-type="float" office:value="6483" table:style-name="ce7">
            <text:p>6,483<text:s/></text:p>
          </table:table-cell>
          <table:table-cell office:value-type="float" office:value="9820" table:style-name="ce7">
            <text:p>9,820<text:s/></text:p>
          </table:table-cell>
          <table:table-cell office:value-type="float" office:value="5605" table:style-name="ce7">
            <text:p>5,605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12478" table:style-name="ce7">
            <text:p>12,478<text:s/>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38587" table:style-name="ce7">
            <text:p>38,587<text:s/></text:p>
          </table:table-cell>
          <table:table-cell office:value-type="float" office:value="25729" table:style-name="ce7">
            <text:p>25,729<text:s/></text:p>
          </table:table-cell>
          <table:table-cell office:value-type="float" office:value="16584" table:style-name="ce7">
            <text:p>16,584<text:s/></text:p>
          </table:table-cell>
          <table:table-cell office:value-type="float" office:value="40764" table:style-name="ce7">
            <text:p>40,764<text:s/></text:p>
          </table:table-cell>
          <table:table-cell office:value-type="float" office:value="84053" table:style-name="ce7">
            <text:p>84,053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24183" table:style-name="ce7">
            <text:p>24,183<text:s/></text:p>
          </table:table-cell>
          <table:table-cell office:value-type="float" office:value="28159" table:style-name="ce7">
            <text:p>28,159<text:s/></text:p>
          </table:table-cell>
          <table:table-cell office:value-type="float" office:value="13585" table:style-name="ce12">
            <text:p>13,585<text:s/></text:p>
          </table:table-cell>
          <table:table-cell office:value-type="float" office:value="54412" table:style-name="ce8">
            <text:p>54,412<text:s/></text:p>
          </table:table-cell>
          <table:table-cell office:value-type="float" office:value="10675" table:style-name="ce7">
            <text:p>10,675<text:s/></text:p>
          </table:table-cell>
          <table:table-cell office:value-type="float" office:value="12322" table:style-name="ce7">
            <text:p>12,322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14657" table:style-name="ce7">
            <text:p>14,657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26103" table:style-name="ce7">
            <text:p>26,103<text:s/></text:p>
          </table:table-cell>
          <table:table-cell office:value-type="float" office:value="9380" table:style-name="ce7">
            <text:p>9,380<text:s/></text:p>
          </table:table-cell>
          <table:table-cell office:value-type="float" office:value="6248" table:style-name="ce7">
            <text:p>6,248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13684" table:style-name="ce7">
            <text:p>13,684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21970" table:style-name="ce7">
            <text:p>21,970<text:s/></text:p>
          </table:table-cell>
          <table:table-cell office:value-type="float" office:value="4569" table:style-name="ce7">
            <text:p>4,569<text:s/></text:p>
          </table:table-cell>
          <table:table-cell office:value-type="float" office:value="7742" table:style-name="ce7">
            <text:p>7,742<text:s/></text:p>
          </table:table-cell>
          <table:table-cell office:value-type="float" office:value="3609" table:style-name="ce7">
            <text:p>3,609<text:s/></text:p>
          </table:table-cell>
          <table:table-cell office:value-type="float" office:value="1969" table:style-name="ce7">
            <text:p>1,969<text:s/></text:p>
          </table:table-cell>
          <table:table-cell office:value-type="float" office:value="2986" table:style-name="ce7">
            <text:p>2,986<text:s/></text:p>
          </table:table-cell>
          <table:table-cell office:value-type="float" office:value="6064" table:style-name="ce7">
            <text:p>6,064<text:s/></text:p>
          </table:table-cell>
          <table:table-cell office:value-type="float" office:value="8164" table:style-name="ce7">
            <text:p>8,164<text:s/></text:p>
          </table:table-cell>
          <table:table-cell office:value-type="float" office:value="9695" table:style-name="ce7">
            <text:p>9,695<text:s/></text:p>
          </table:table-cell>
          <table:table-cell office:value-type="float" office:value="9497" table:style-name="ce7">
            <text:p>9,497<text:s/></text:p>
          </table:table-cell>
          <table:table-cell office:value-type="float" office:value="21677" table:style-name="ce7">
            <text:p>21,677<text:s/></text:p>
          </table:table-cell>
          <table:table-cell office:value-type="float" office:value="16676" table:style-name="ce7">
            <text:p>16,676<text:s/></text:p>
          </table:table-cell>
          <table:table-cell office:value-type="float" office:value="8335" table:style-name="ce7">
            <text:p>8,335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8990" table:style-name="ce7">
            <text:p>8,990<text:s/></text:p>
          </table:table-cell>
          <table:table-cell office:value-type="float" office:value="8616" table:style-name="ce7">
            <text:p>8,616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6919" table:style-name="ce7">
            <text:p>6,919<text:s/></text:p>
          </table:table-cell>
          <table:table-cell office:value-type="float" office:value="6636" table:style-name="ce7">
            <text:p>6,636<text:s/></text:p>
          </table:table-cell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</table:table>
      <table:table table:name="出站資料" table:style-name="ta2">
        <table:table-column table:style-name="co1" table:default-cell-style-name="ce9"/>
        <table:table-column table:style-name="co2" table:number-columns-repeated="76" table:default-cell-style-name="ce10"/>
        <table:table-column table:style-name="co2" table:default-cell-style-name="ce11"/>
        <table:table-column table:style-name="co2" table:number-columns-repeated="5" table:default-cell-style-name="ce10"/>
        <table:table-column table:style-name="co7" table:default-cell-style-name="ce10"/>
        <table:table-column table:style-name="co2" table:number-columns-repeated="25" table:default-cell-style-name="ce10"/>
        <table:table-column table:style-name="co4" table:default-cell-style-name="ce1"/>
        <table:table-column table:style-name="co6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4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5"/>
        </table:table-row>
        <table:table-row table:style-name="ro2">
          <table:table-cell office:value-type="date" office:date-value="2017-01-01T00:00:00" table:style-name="ce6">
            <text:p>2017/1/1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9086" table:style-name="ce7">
            <text:p>9,086<text:s/></text:p>
          </table:table-cell>
          <table:table-cell office:value-type="float" office:value="19869" table:style-name="ce7">
            <text:p>19,869<text:s/></text:p>
          </table:table-cell>
          <table:table-cell office:value-type="float" office:value="47858" table:style-name="ce7">
            <text:p>47,858<text:s/></text:p>
          </table:table-cell>
          <table:table-cell office:value-type="float" office:value="12833" table:style-name="ce7">
            <text:p>12,833<text:s/></text:p>
          </table:table-cell>
          <table:table-cell office:value-type="float" office:value="7580" table:style-name="ce7">
            <text:p>7,580<text:s/></text:p>
          </table:table-cell>
          <table:table-cell office:value-type="float" office:value="7652" table:style-name="ce7">
            <text:p>7,652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2171" table:style-name="ce7">
            <text:p>2,171<text:s/></text:p>
          </table:table-cell>
          <table:table-cell office:value-type="float" office:value="7744" table:style-name="ce7">
            <text:p>7,744<text:s/></text:p>
          </table:table-cell>
          <table:table-cell office:value-type="float" office:value="1668" table:style-name="ce7">
            <text:p>1,668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20454" table:style-name="ce7">
            <text:p>20,454<text:s/></text:p>
          </table:table-cell>
          <table:table-cell office:value-type="float" office:value="5303" table:style-name="ce7">
            <text:p>5,303<text:s/></text:p>
          </table:table-cell>
          <table:table-cell office:value-type="float" office:value="12453" table:style-name="ce7">
            <text:p>12,453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5549" table:style-name="ce7">
            <text:p>5,549<text:s/></text:p>
          </table:table-cell>
          <table:table-cell office:value-type="float" office:value="3741" table:style-name="ce7">
            <text:p>3,741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16404" table:style-name="ce7">
            <text:p>16,404<text:s/></text:p>
          </table:table-cell>
          <table:table-cell office:value-type="float" office:value="2701" table:style-name="ce7">
            <text:p>2,701<text:s/></text:p>
          </table:table-cell>
          <table:table-cell office:value-type="float" office:value="23884" table:style-name="ce7">
            <text:p>23,884<text:s/></text:p>
          </table:table-cell>
          <table:table-cell office:value-type="float" office:value="9639" table:style-name="ce7">
            <text:p>9,639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13575" table:style-name="ce7">
            <text:p>13,575<text:s/></text:p>
          </table:table-cell>
          <table:table-cell office:value-type="float" office:value="13723" table:style-name="ce7">
            <text:p>13,723<text:s/></text:p>
          </table:table-cell>
          <table:table-cell office:value-type="float" office:value="7464" table:style-name="ce7">
            <text:p>7,464<text:s/></text:p>
          </table:table-cell>
          <table:table-cell office:value-type="float" office:value="27520" table:style-name="ce7">
            <text:p>27,520<text:s/></text:p>
          </table:table-cell>
          <table:table-cell office:value-type="float" office:value="17059" table:style-name="ce7">
            <text:p>17,059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41111" table:style-name="ce7">
            <text:p>41,111<text:s/></text:p>
          </table:table-cell>
          <table:table-cell office:value-type="float" office:value="4120" table:style-name="ce7">
            <text:p>4,120<text:s/></text:p>
          </table:table-cell>
          <table:table-cell office:value-type="float" office:value="29864" table:style-name="ce7">
            <text:p>29,864<text:s/></text:p>
          </table:table-cell>
          <table:table-cell office:value-type="float" office:value="20478" table:style-name="ce7">
            <text:p>20,478<text:s/></text:p>
          </table:table-cell>
          <table:table-cell office:value-type="float" office:value="18716" table:style-name="ce7">
            <text:p>18,716<text:s/></text:p>
          </table:table-cell>
          <table:table-cell office:value-type="float" office:value="17737" table:style-name="ce7">
            <text:p>17,737<text:s/></text:p>
          </table:table-cell>
          <table:table-cell office:value-type="float" office:value="11988" table:style-name="ce7">
            <text:p>11,988<text:s/></text:p>
          </table:table-cell>
          <table:table-cell office:value-type="float" office:value="182456" table:style-name="ce7">
            <text:p>182,456<text:s/></text:p>
          </table:table-cell>
          <table:table-cell office:value-type="float" office:value="37178" table:style-name="ce7">
            <text:p>37,178<text:s/></text:p>
          </table:table-cell>
          <table:table-cell office:value-type="float" office:value="17218" table:style-name="ce7">
            <text:p>17,218<text:s/></text:p>
          </table:table-cell>
          <table:table-cell office:value-type="float" office:value="17581" table:style-name="ce7">
            <text:p>17,581<text:s/></text:p>
          </table:table-cell>
          <table:table-cell office:value-type="float" office:value="40527" table:style-name="ce7">
            <text:p>40,527<text:s/></text:p>
          </table:table-cell>
          <table:table-cell office:value-type="float" office:value="46837" table:style-name="ce7">
            <text:p>46,837<text:s/></text:p>
          </table:table-cell>
          <table:table-cell office:value-type="float" office:value="29979" table:style-name="ce7">
            <text:p>29,979<text:s/></text:p>
          </table:table-cell>
          <table:table-cell office:value-type="float" office:value="19613" table:style-name="ce7">
            <text:p>19,613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22411" table:style-name="ce7">
            <text:p>22,411<text:s/></text:p>
          </table:table-cell>
          <table:table-cell office:value-type="float" office:value="5597" table:style-name="ce7">
            <text:p>5,597<text:s/></text:p>
          </table:table-cell>
          <table:table-cell office:value-type="float" office:value="5937" table:style-name="ce7">
            <text:p>5,937<text:s/></text:p>
          </table:table-cell>
          <table:table-cell office:value-type="float" office:value="15733" table:style-name="ce7">
            <text:p>15,733<text:s/></text:p>
          </table:table-cell>
          <table:table-cell office:value-type="float" office:value="12194" table:style-name="ce7">
            <text:p>12,194<text:s/></text:p>
          </table:table-cell>
          <table:table-cell office:value-type="float" office:value="2972" table:style-name="ce7">
            <text:p>2,972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8439" table:style-name="ce7">
            <text:p>8,439<text:s/></text:p>
          </table:table-cell>
          <table:table-cell office:value-type="float" office:value="6473" table:style-name="ce7">
            <text:p>6,473<text:s/></text:p>
          </table:table-cell>
          <table:table-cell office:value-type="float" office:value="73538" table:style-name="ce7">
            <text:p>73,538<text:s/></text:p>
          </table:table-cell>
          <table:table-cell office:value-type="float" office:value="6326" table:style-name="ce7">
            <text:p>6,326<text:s/></text:p>
          </table:table-cell>
          <table:table-cell office:value-type="float" office:value="11444" table:style-name="ce7">
            <text:p>11,444<text:s/></text:p>
          </table:table-cell>
          <table:table-cell office:value-type="float" office:value="5696" table:style-name="ce7">
            <text:p>5,696<text:s/></text:p>
          </table:table-cell>
          <table:table-cell office:value-type="float" office:value="16834" table:style-name="ce7">
            <text:p>16,834<text:s/></text:p>
          </table:table-cell>
          <table:table-cell office:value-type="float" office:value="12256" table:style-name="ce7">
            <text:p>12,256<text:s/></text:p>
          </table:table-cell>
          <table:table-cell office:value-type="float" office:value="25559" table:style-name="ce7">
            <text:p>25,559<text:s/></text:p>
          </table:table-cell>
          <table:table-cell office:value-type="float" office:value="45609" table:style-name="ce7">
            <text:p>45,609<text:s/></text:p>
          </table:table-cell>
          <table:table-cell office:value-type="float" office:value="27781" table:style-name="ce7">
            <text:p>27,781<text:s/></text:p>
          </table:table-cell>
          <table:table-cell office:value-type="float" office:value="18745" table:style-name="ce7">
            <text:p>18,745<text:s/></text:p>
          </table:table-cell>
          <table:table-cell office:value-type="float" office:value="33240" table:style-name="ce7">
            <text:p>33,240<text:s/></text:p>
          </table:table-cell>
          <table:table-cell office:value-type="float" office:value="90262" table:style-name="ce7">
            <text:p>90,262<text:s/></text:p>
          </table:table-cell>
          <table:table-cell office:value-type="float" office:value="11765" table:style-name="ce7">
            <text:p>11,765<text:s/></text:p>
          </table:table-cell>
          <table:table-cell office:value-type="float" office:value="27321" table:style-name="ce7">
            <text:p>27,321<text:s/></text:p>
          </table:table-cell>
          <table:table-cell office:value-type="float" office:value="33109" table:style-name="ce7">
            <text:p>33,109<text:s/></text:p>
          </table:table-cell>
          <table:table-cell office:value-type="float" office:value="20386" table:style-name="ce7">
            <text:p>20,386<text:s/></text:p>
          </table:table-cell>
          <table:table-cell office:value-type="float" office:value="52606" table:style-name="ce8">
            <text:p>52,606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4070" table:style-name="ce7">
            <text:p>14,070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33753" table:style-name="ce7">
            <text:p>33,753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10855" table:style-name="ce7">
            <text:p>10,855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17194" table:style-name="ce7">
            <text:p>17,194<text:s/></text:p>
          </table:table-cell>
          <table:table-cell office:value-type="float" office:value="18003" table:style-name="ce7">
            <text:p>18,003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21404" table:style-name="ce7">
            <text:p>21,404<text:s/></text:p>
          </table:table-cell>
          <table:table-cell office:value-type="float" office:value="7692" table:style-name="ce7">
            <text:p>7,692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3809" table:style-name="ce7">
            <text:p>3,809<text:s/></text:p>
          </table:table-cell>
          <table:table-cell office:value-type="float" office:value="6751" table:style-name="ce7">
            <text:p>6,751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12093" table:style-name="ce7">
            <text:p>12,093<text:s/></text:p>
          </table:table-cell>
          <table:table-cell office:value-type="float" office:value="20910" table:style-name="ce7">
            <text:p>20,910<text:s/></text:p>
          </table:table-cell>
          <table:table-cell office:value-type="float" office:value="24706" table:style-name="ce7">
            <text:p>24,706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9831" table:style-name="ce7">
            <text:p>9,831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0" table:formula="of:=[出站資料.D2:.E29]" table:style-name="ce10">
            <text:p>#VALUE!</text:p>
          </table:table-cell>
          <table:table-cell table:number-columns-repeated="16274"/>
        </table:table-row>
        <table:table-row table:style-name="ro2">
          <table:table-cell office:value-type="date" office:date-value="2017-01-02T00:00:00" table:style-name="ce6">
            <text:p>2017/1/2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8823" table:style-name="ce7">
            <text:p>8,823<text:s/></text:p>
          </table:table-cell>
          <table:table-cell office:value-type="float" office:value="19765" table:style-name="ce7">
            <text:p>19,765<text:s/></text:p>
          </table:table-cell>
          <table:table-cell office:value-type="float" office:value="43721" table:style-name="ce7">
            <text:p>43,721<text:s/></text:p>
          </table:table-cell>
          <table:table-cell office:value-type="float" office:value="12604" table:style-name="ce7">
            <text:p>12,604<text:s/></text:p>
          </table:table-cell>
          <table:table-cell office:value-type="float" office:value="7915" table:style-name="ce7">
            <text:p>7,915<text:s/></text:p>
          </table:table-cell>
          <table:table-cell office:value-type="float" office:value="7293" table:style-name="ce7">
            <text:p>7,293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1936" table:style-name="ce7">
            <text:p>1,936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3068" table:style-name="ce7">
            <text:p>3,068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6087" table:style-name="ce7">
            <text:p>6,087<text:s/></text:p>
          </table:table-cell>
          <table:table-cell office:value-type="float" office:value="10937" table:style-name="ce7">
            <text:p>10,937<text:s/>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5834" table:style-name="ce7">
            <text:p>5,834<text:s/></text:p>
          </table:table-cell>
          <table:table-cell office:value-type="float" office:value="3899" table:style-name="ce7">
            <text:p>3,899<text:s/></text:p>
          </table:table-cell>
          <table:table-cell office:value-type="float" office:value="6468" table:style-name="ce7">
            <text:p>6,468<text:s/></text:p>
          </table:table-cell>
          <table:table-cell office:value-type="float" office:value="4209" table:style-name="ce7">
            <text:p>4,209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5600" table:style-name="ce7">
            <text:p>5,600<text:s/></text:p>
          </table:table-cell>
          <table:table-cell office:value-type="float" office:value="2155" table:style-name="ce7">
            <text:p>2,155<text:s/></text:p>
          </table:table-cell>
          <table:table-cell office:value-type="float" office:value="14121" table:style-name="ce7">
            <text:p>14,121<text:s/></text:p>
          </table:table-cell>
          <table:table-cell office:value-type="float" office:value="1962" table:style-name="ce7">
            <text:p>1,962<text:s/></text:p>
          </table:table-cell>
          <table:table-cell office:value-type="float" office:value="15820" table:style-name="ce7">
            <text:p>15,820<text:s/></text:p>
          </table:table-cell>
          <table:table-cell office:value-type="float" office:value="8445" table:style-name="ce7">
            <text:p>8,445<text:s/></text:p>
          </table:table-cell>
          <table:table-cell office:value-type="float" office:value="11628" table:style-name="ce7">
            <text:p>11,628<text:s/></text:p>
          </table:table-cell>
          <table:table-cell office:value-type="float" office:value="13825" table:style-name="ce7">
            <text:p>13,825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7306" table:style-name="ce7">
            <text:p>7,306<text:s/></text:p>
          </table:table-cell>
          <table:table-cell office:value-type="float" office:value="25818" table:style-name="ce7">
            <text:p>25,818<text:s/></text:p>
          </table:table-cell>
          <table:table-cell office:value-type="float" office:value="14470" table:style-name="ce7">
            <text:p>14,470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20882" table:style-name="ce7">
            <text:p>20,882<text:s/></text:p>
          </table:table-cell>
          <table:table-cell office:value-type="float" office:value="4010" table:style-name="ce7">
            <text:p>4,010<text:s/></text:p>
          </table:table-cell>
          <table:table-cell office:value-type="float" office:value="27779" table:style-name="ce7">
            <text:p>27,779<text:s/></text:p>
          </table:table-cell>
          <table:table-cell office:value-type="float" office:value="19333" table:style-name="ce7">
            <text:p>19,333<text:s/></text:p>
          </table:table-cell>
          <table:table-cell office:value-type="float" office:value="17094" table:style-name="ce7">
            <text:p>17,094<text:s/></text:p>
          </table:table-cell>
          <table:table-cell office:value-type="float" office:value="16030" table:style-name="ce7">
            <text:p>16,030<text:s/></text:p>
          </table:table-cell>
          <table:table-cell office:value-type="float" office:value="10329" table:style-name="ce7">
            <text:p>10,329<text:s/></text:p>
          </table:table-cell>
          <table:table-cell office:value-type="float" office:value="151612" table:style-name="ce7">
            <text:p>151,612<text:s/></text:p>
          </table:table-cell>
          <table:table-cell office:value-type="float" office:value="33645" table:style-name="ce7">
            <text:p>33,645<text:s/></text:p>
          </table:table-cell>
          <table:table-cell office:value-type="float" office:value="15751" table:style-name="ce7">
            <text:p>15,751<text:s/></text:p>
          </table:table-cell>
          <table:table-cell office:value-type="float" office:value="15220" table:style-name="ce7">
            <text:p>15,220<text:s/></text:p>
          </table:table-cell>
          <table:table-cell office:value-type="float" office:value="24863" table:style-name="ce7">
            <text:p>24,863<text:s/></text:p>
          </table:table-cell>
          <table:table-cell office:value-type="float" office:value="34319" table:style-name="ce7">
            <text:p>34,319<text:s/></text:p>
          </table:table-cell>
          <table:table-cell office:value-type="float" office:value="24532" table:style-name="ce7">
            <text:p>24,532<text:s/></text:p>
          </table:table-cell>
          <table:table-cell office:value-type="float" office:value="17741" table:style-name="ce7">
            <text:p>17,741<text:s/></text:p>
          </table:table-cell>
          <table:table-cell office:value-type="float" office:value="8522" table:style-name="ce7">
            <text:p>8,522<text:s/></text:p>
          </table:table-cell>
          <table:table-cell office:value-type="float" office:value="22872" table:style-name="ce7">
            <text:p>22,872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5374" table:style-name="ce7">
            <text:p>5,374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2573" table:style-name="ce7">
            <text:p>2,573<text:s/></text:p>
          </table:table-cell>
          <table:table-cell office:value-type="float" office:value="2368" table:style-name="ce7">
            <text:p>2,368<text:s/></text:p>
          </table:table-cell>
          <table:table-cell office:value-type="float" office:value="9261" table:style-name="ce7">
            <text:p>9,261<text:s/></text:p>
          </table:table-cell>
          <table:table-cell office:value-type="float" office:value="7625" table:style-name="ce7">
            <text:p>7,625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52541" table:style-name="ce7">
            <text:p>52,541<text:s/></text:p>
          </table:table-cell>
          <table:table-cell office:value-type="float" office:value="5063" table:style-name="ce7">
            <text:p>5,063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15121" table:style-name="ce7">
            <text:p>15,121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21235" table:style-name="ce7">
            <text:p>21,235<text:s/></text:p>
          </table:table-cell>
          <table:table-cell office:value-type="float" office:value="36969" table:style-name="ce7">
            <text:p>36,969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17908" table:style-name="ce7">
            <text:p>17,908<text:s/></text:p>
          </table:table-cell>
          <table:table-cell office:value-type="float" office:value="27161" table:style-name="ce7">
            <text:p>27,161<text:s/></text:p>
          </table:table-cell>
          <table:table-cell office:value-type="float" office:value="71603" table:style-name="ce7">
            <text:p>71,603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25060" table:style-name="ce7">
            <text:p>25,060<text:s/></text:p>
          </table:table-cell>
          <table:table-cell office:value-type="float" office:value="31066" table:style-name="ce7">
            <text:p>31,066<text:s/></text:p>
          </table:table-cell>
          <table:table-cell office:value-type="float" office:value="18132" table:style-name="ce7">
            <text:p>18,132<text:s/></text:p>
          </table:table-cell>
          <table:table-cell office:value-type="float" office:value="45740" table:style-name="ce8">
            <text:p>45,740<text:s/></text:p>
          </table:table-cell>
          <table:table-cell office:value-type="float" office:value="12709" table:style-name="ce7">
            <text:p>12,709<text:s/></text:p>
          </table:table-cell>
          <table:table-cell office:value-type="float" office:value="12899" table:style-name="ce7">
            <text:p>12,899<text:s/></text:p>
          </table:table-cell>
          <table:table-cell office:value-type="float" office:value="8404" table:style-name="ce7">
            <text:p>8,404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23947" table:style-name="ce7">
            <text:p>23,947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7925" table:style-name="ce7">
            <text:p>7,925<text:s/></text:p>
          </table:table-cell>
          <table:table-cell office:value-type="float" office:value="6600" table:style-name="ce7">
            <text:p>6,600<text:s/></text:p>
          </table:table-cell>
          <table:table-cell office:value-type="float" office:value="17631" table:style-name="ce7">
            <text:p>17,631<text:s/></text:p>
          </table:table-cell>
          <table:table-cell office:value-type="float" office:value="11182" table:style-name="ce7">
            <text:p>11,182<text:s/></text:p>
          </table:table-cell>
          <table:table-cell office:value-type="float" office:value="14138" table:style-name="ce7">
            <text:p>14,138<text:s/></text:p>
          </table:table-cell>
          <table:table-cell office:value-type="float" office:value="15783" table:style-name="ce7">
            <text:p>15,783<text:s/></text:p>
          </table:table-cell>
          <table:table-cell office:value-type="float" office:value="7358" table:style-name="ce7">
            <text:p>7,358<text:s/></text:p>
          </table:table-cell>
          <table:table-cell office:value-type="float" office:value="7851" table:style-name="ce7">
            <text:p>7,851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1980" table:style-name="ce7">
            <text:p>1,980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5964" table:style-name="ce7">
            <text:p>5,964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8182" table:style-name="ce7">
            <text:p>8,182<text:s/></text:p>
          </table:table-cell>
          <table:table-cell office:value-type="float" office:value="11554" table:style-name="ce7">
            <text:p>11,554<text:s/></text:p>
          </table:table-cell>
          <table:table-cell office:value-type="float" office:value="18947" table:style-name="ce7">
            <text:p>18,947<text:s/></text:p>
          </table:table-cell>
          <table:table-cell office:value-type="float" office:value="20957" table:style-name="ce7">
            <text:p>20,957<text:s/></text:p>
          </table:table-cell>
          <table:table-cell office:value-type="float" office:value="7919" table:style-name="ce7">
            <text:p>7,919<text:s/></text:p>
          </table:table-cell>
          <table:table-cell office:value-type="float" office:value="8783" table:style-name="ce7">
            <text:p>8,783<text:s/></text:p>
          </table:table-cell>
          <table:table-cell office:value-type="float" office:value="8697" table:style-name="ce7">
            <text:p>8,697<text:s/></text:p>
          </table:table-cell>
          <table:table-cell office:value-type="float" office:value="7890" table:style-name="ce7">
            <text:p>7,890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6382" table:style-name="ce7">
            <text:p>6,382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3T00:00:00" table:style-name="ce6">
            <text:p>2017/1/3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15994" table:style-name="ce7">
            <text:p>15,994<text:s/></text:p>
          </table:table-cell>
          <table:table-cell office:value-type="float" office:value="39712" table:style-name="ce7">
            <text:p>39,712<text:s/></text:p>
          </table:table-cell>
          <table:table-cell office:value-type="float" office:value="45401" table:style-name="ce7">
            <text:p>45,401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15736" table:style-name="ce7">
            <text:p>15,736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3786" table:style-name="ce7">
            <text:p>3,786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18082" table:style-name="ce7">
            <text:p>18,082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4676" table:style-name="ce7">
            <text:p>4,676<text:s/></text:p>
          </table:table-cell>
          <table:table-cell office:value-type="float" office:value="6670" table:style-name="ce7">
            <text:p>6,670<text:s/></text:p>
          </table:table-cell>
          <table:table-cell office:value-type="float" office:value="10550" table:style-name="ce7">
            <text:p>10,550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19109" table:style-name="ce7">
            <text:p>19,109<text:s/></text:p>
          </table:table-cell>
          <table:table-cell office:value-type="float" office:value="15743" table:style-name="ce7">
            <text:p>15,743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2921" table:style-name="ce7">
            <text:p>2,921<text:s/></text:p>
          </table:table-cell>
          <table:table-cell office:value-type="float" office:value="8050" table:style-name="ce7">
            <text:p>8,050<text:s/></text:p>
          </table:table-cell>
          <table:table-cell office:value-type="float" office:value="8411" table:style-name="ce7">
            <text:p>8,411<text:s/></text:p>
          </table:table-cell>
          <table:table-cell office:value-type="float" office:value="4763" table:style-name="ce7">
            <text:p>4,763<text:s/></text:p>
          </table:table-cell>
          <table:table-cell office:value-type="float" office:value="26122" table:style-name="ce7">
            <text:p>26,122<text:s/></text:p>
          </table:table-cell>
          <table:table-cell office:value-type="float" office:value="2309" table:style-name="ce7">
            <text:p>2,309<text:s/></text:p>
          </table:table-cell>
          <table:table-cell office:value-type="float" office:value="11218" table:style-name="ce7">
            <text:p>11,218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21464" table:style-name="ce7">
            <text:p>21,464<text:s/></text:p>
          </table:table-cell>
          <table:table-cell office:value-type="float" office:value="16903" table:style-name="ce7">
            <text:p>16,903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28047" table:style-name="ce7">
            <text:p>28,047<text:s/></text:p>
          </table:table-cell>
          <table:table-cell office:value-type="float" office:value="18266" table:style-name="ce7">
            <text:p>18,266<text:s/></text:p>
          </table:table-cell>
          <table:table-cell office:value-type="float" office:value="32922" table:style-name="ce7">
            <text:p>32,922<text:s/></text:p>
          </table:table-cell>
          <table:table-cell office:value-type="float" office:value="29078" table:style-name="ce7">
            <text:p>29,078<text:s/></text:p>
          </table:table-cell>
          <table:table-cell office:value-type="float" office:value="10519" table:style-name="ce7">
            <text:p>10,519<text:s/></text:p>
          </table:table-cell>
          <table:table-cell office:value-type="float" office:value="37102" table:style-name="ce7">
            <text:p>37,102<text:s/></text:p>
          </table:table-cell>
          <table:table-cell office:value-type="float" office:value="26996" table:style-name="ce7">
            <text:p>26,996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26652" table:style-name="ce7">
            <text:p>26,652<text:s/></text:p>
          </table:table-cell>
          <table:table-cell office:value-type="float" office:value="132703" table:style-name="ce7">
            <text:p>132,703<text:s/></text:p>
          </table:table-cell>
          <table:table-cell office:value-type="float" office:value="36177" table:style-name="ce7">
            <text:p>36,177<text:s/></text:p>
          </table:table-cell>
          <table:table-cell office:value-type="float" office:value="23350" table:style-name="ce7">
            <text:p>23,350<text:s/></text:p>
          </table:table-cell>
          <table:table-cell office:value-type="float" office:value="23832" table:style-name="ce7">
            <text:p>23,832<text:s/></text:p>
          </table:table-cell>
          <table:table-cell office:value-type="float" office:value="27018" table:style-name="ce7">
            <text:p>27,018<text:s/></text:p>
          </table:table-cell>
          <table:table-cell office:value-type="float" office:value="34581" table:style-name="ce7">
            <text:p>34,581<text:s/></text:p>
          </table:table-cell>
          <table:table-cell office:value-type="float" office:value="29747" table:style-name="ce7">
            <text:p>29,747<text:s/></text:p>
          </table:table-cell>
          <table:table-cell office:value-type="float" office:value="23002" table:style-name="ce7">
            <text:p>23,002<text:s/></text:p>
          </table:table-cell>
          <table:table-cell office:value-type="float" office:value="12854" table:style-name="ce7">
            <text:p>12,854<text:s/></text:p>
          </table:table-cell>
          <table:table-cell office:value-type="float" office:value="32516" table:style-name="ce7">
            <text:p>32,516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8308" table:style-name="ce7">
            <text:p>8,308<text:s/></text:p>
          </table:table-cell>
          <table:table-cell office:value-type="float" office:value="19201" table:style-name="ce7">
            <text:p>19,201<text:s/></text:p>
          </table:table-cell>
          <table:table-cell office:value-type="float" office:value="6528" table:style-name="ce7">
            <text:p>6,528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14234" table:style-name="ce7">
            <text:p>14,234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6810" table:style-name="ce7">
            <text:p>6,810<text:s/></text:p>
          </table:table-cell>
          <table:table-cell office:value-type="float" office:value="37946" table:style-name="ce7">
            <text:p>37,946<text:s/></text:p>
          </table:table-cell>
          <table:table-cell office:value-type="float" office:value="7176" table:style-name="ce7">
            <text:p>7,176<text:s/></text:p>
          </table:table-cell>
          <table:table-cell office:value-type="float" office:value="11417" table:style-name="ce7">
            <text:p>11,417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21330" table:style-name="ce7">
            <text:p>21,330<text:s/></text:p>
          </table:table-cell>
          <table:table-cell office:value-type="float" office:value="20309" table:style-name="ce7">
            <text:p>20,309<text:s/></text:p>
          </table:table-cell>
          <table:table-cell office:value-type="float" office:value="26297" table:style-name="ce7">
            <text:p>26,297<text:s/></text:p>
          </table:table-cell>
          <table:table-cell office:value-type="float" office:value="38333" table:style-name="ce7">
            <text:p>38,333<text:s/></text:p>
          </table:table-cell>
          <table:table-cell office:value-type="float" office:value="39929" table:style-name="ce7">
            <text:p>39,929<text:s/></text:p>
          </table:table-cell>
          <table:table-cell office:value-type="float" office:value="25651" table:style-name="ce7">
            <text:p>25,651<text:s/></text:p>
          </table:table-cell>
          <table:table-cell office:value-type="float" office:value="28228" table:style-name="ce7">
            <text:p>28,228<text:s/></text:p>
          </table:table-cell>
          <table:table-cell office:value-type="float" office:value="65770" table:style-name="ce7">
            <text:p>65,770<text:s/></text:p>
          </table:table-cell>
          <table:table-cell office:value-type="float" office:value="23699" table:style-name="ce7">
            <text:p>23,699<text:s/></text:p>
          </table:table-cell>
          <table:table-cell office:value-type="float" office:value="31125" table:style-name="ce7">
            <text:p>31,125<text:s/></text:p>
          </table:table-cell>
          <table:table-cell office:value-type="float" office:value="37320" table:style-name="ce7">
            <text:p>37,320<text:s/></text:p>
          </table:table-cell>
          <table:table-cell office:value-type="float" office:value="23360" table:style-name="ce7">
            <text:p>23,360<text:s/></text:p>
          </table:table-cell>
          <table:table-cell office:value-type="float" office:value="56557" table:style-name="ce8">
            <text:p>56,557<text:s/></text:p>
          </table:table-cell>
          <table:table-cell office:value-type="float" office:value="20435" table:style-name="ce7">
            <text:p>20,435<text:s/></text:p>
          </table:table-cell>
          <table:table-cell office:value-type="float" office:value="16835" table:style-name="ce7">
            <text:p>16,835<text:s/></text:p>
          </table:table-cell>
          <table:table-cell office:value-type="float" office:value="15268" table:style-name="ce7">
            <text:p>15,268<text:s/></text:p>
          </table:table-cell>
          <table:table-cell office:value-type="float" office:value="14918" table:style-name="ce7">
            <text:p>14,918<text:s/></text:p>
          </table:table-cell>
          <table:table-cell office:value-type="float" office:value="10116" table:style-name="ce7">
            <text:p>10,116<text:s/></text:p>
          </table:table-cell>
          <table:table-cell office:value-type="float" office:value="28088" table:style-name="ce7">
            <text:p>28,088<text:s/></text:p>
          </table:table-cell>
          <table:table-cell office:value-type="float" office:value="17832" table:style-name="ce7">
            <text:p>17,832<text:s/></text:p>
          </table:table-cell>
          <table:table-cell office:value-type="float" office:value="7001" table:style-name="ce7">
            <text:p>7,001<text:s/></text:p>
          </table:table-cell>
          <table:table-cell office:value-type="float" office:value="8332" table:style-name="ce7">
            <text:p>8,332<text:s/></text:p>
          </table:table-cell>
          <table:table-cell office:value-type="float" office:value="39217" table:style-name="ce7">
            <text:p>39,217<text:s/></text:p>
          </table:table-cell>
          <table:table-cell office:value-type="float" office:value="24408" table:style-name="ce7">
            <text:p>24,408<text:s/></text:p>
          </table:table-cell>
          <table:table-cell office:value-type="float" office:value="23656" table:style-name="ce7">
            <text:p>23,656<text:s/></text:p>
          </table:table-cell>
          <table:table-cell office:value-type="float" office:value="22589" table:style-name="ce7">
            <text:p>22,589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4240" table:style-name="ce7">
            <text:p>4,240<text:s/></text:p>
          </table:table-cell>
          <table:table-cell office:value-type="float" office:value="4386" table:style-name="ce7">
            <text:p>4,386<text:s/></text:p>
          </table:table-cell>
          <table:table-cell office:value-type="float" office:value="4419" table:style-name="ce7">
            <text:p>4,419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11789" table:style-name="ce7">
            <text:p>11,789<text:s/></text:p>
          </table:table-cell>
          <table:table-cell office:value-type="float" office:value="17784" table:style-name="ce7">
            <text:p>17,784<text:s/></text:p>
          </table:table-cell>
          <table:table-cell office:value-type="float" office:value="29822" table:style-name="ce7">
            <text:p>29,822<text:s/></text:p>
          </table:table-cell>
          <table:table-cell office:value-type="float" office:value="25807" table:style-name="ce7">
            <text:p>25,807<text:s/></text:p>
          </table:table-cell>
          <table:table-cell office:value-type="float" office:value="11685" table:style-name="ce7">
            <text:p>11,685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0300" table:style-name="ce7">
            <text:p>10,300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11708" table:style-name="ce7">
            <text:p>11,708<text:s/></text:p>
          </table:table-cell>
          <table:table-cell office:value-type="float" office:value="9172" table:style-name="ce7">
            <text:p>9,172<text:s/></text:p>
          </table:table-cell>
          <table:table-cell office:value-type="float" office:value="8340" table:style-name="ce7">
            <text:p>8,340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4T00:00:00" table:style-name="ce6">
            <text:p>2017/1/4</text:p>
          </table:table-cell>
          <table:table-cell office:value-type="float" office:value="5212" table:style-name="ce7">
            <text:p>5,212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40438" table:style-name="ce7">
            <text:p>40,438<text:s/></text:p>
          </table:table-cell>
          <table:table-cell office:value-type="float" office:value="45591" table:style-name="ce7">
            <text:p>45,591<text:s/></text:p>
          </table:table-cell>
          <table:table-cell office:value-type="float" office:value="26029" table:style-name="ce7">
            <text:p>26,029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11643" table:style-name="ce7">
            <text:p>11,643<text:s/></text:p>
          </table:table-cell>
          <table:table-cell office:value-type="float" office:value="3930" table:style-name="ce7">
            <text:p>3,930<text:s/></text:p>
          </table:table-cell>
          <table:table-cell office:value-type="float" office:value="2951" table:style-name="ce7">
            <text:p>2,951<text:s/></text:p>
          </table:table-cell>
          <table:table-cell office:value-type="float" office:value="15762" table:style-name="ce7">
            <text:p>15,762<text:s/></text:p>
          </table:table-cell>
          <table:table-cell office:value-type="float" office:value="2135" table:style-name="ce7">
            <text:p>2,135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10597" table:style-name="ce7">
            <text:p>10,597<text:s/></text:p>
          </table:table-cell>
          <table:table-cell office:value-type="float" office:value="10737" table:style-name="ce7">
            <text:p>10,737<text:s/></text:p>
          </table:table-cell>
          <table:table-cell office:value-type="float" office:value="19242" table:style-name="ce7">
            <text:p>19,242<text:s/></text:p>
          </table:table-cell>
          <table:table-cell office:value-type="float" office:value="15934" table:style-name="ce7">
            <text:p>15,934<text:s/></text:p>
          </table:table-cell>
          <table:table-cell office:value-type="float" office:value="5577" table:style-name="ce7">
            <text:p>5,577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26901" table:style-name="ce7">
            <text:p>26,901<text:s/></text:p>
          </table:table-cell>
          <table:table-cell office:value-type="float" office:value="2370" table:style-name="ce7">
            <text:p>2,370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16459" table:style-name="ce7">
            <text:p>16,459<text:s/></text:p>
          </table:table-cell>
          <table:table-cell office:value-type="float" office:value="21345" table:style-name="ce7">
            <text:p>21,345<text:s/></text:p>
          </table:table-cell>
          <table:table-cell office:value-type="float" office:value="17023" table:style-name="ce7">
            <text:p>17,023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27199" table:style-name="ce7">
            <text:p>27,199<text:s/></text:p>
          </table:table-cell>
          <table:table-cell office:value-type="float" office:value="17934" table:style-name="ce7">
            <text:p>17,934<text:s/></text:p>
          </table:table-cell>
          <table:table-cell office:value-type="float" office:value="33454" table:style-name="ce7">
            <text:p>33,454<text:s/></text:p>
          </table:table-cell>
          <table:table-cell office:value-type="float" office:value="29218" table:style-name="ce7">
            <text:p>29,218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36803" table:style-name="ce7">
            <text:p>36,803<text:s/></text:p>
          </table:table-cell>
          <table:table-cell office:value-type="float" office:value="27108" table:style-name="ce7">
            <text:p>27,108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21139" table:style-name="ce7">
            <text:p>21,139<text:s/></text:p>
          </table:table-cell>
          <table:table-cell office:value-type="float" office:value="26562" table:style-name="ce7">
            <text:p>26,562<text:s/></text:p>
          </table:table-cell>
          <table:table-cell office:value-type="float" office:value="129821" table:style-name="ce7">
            <text:p>129,821<text:s/></text:p>
          </table:table-cell>
          <table:table-cell office:value-type="float" office:value="36603" table:style-name="ce7">
            <text:p>36,603<text:s/></text:p>
          </table:table-cell>
          <table:table-cell office:value-type="float" office:value="24649" table:style-name="ce7">
            <text:p>24,649<text:s/></text:p>
          </table:table-cell>
          <table:table-cell office:value-type="float" office:value="24803" table:style-name="ce7">
            <text:p>24,803<text:s/></text:p>
          </table:table-cell>
          <table:table-cell office:value-type="float" office:value="27575" table:style-name="ce7">
            <text:p>27,575<text:s/></text:p>
          </table:table-cell>
          <table:table-cell office:value-type="float" office:value="35761" table:style-name="ce7">
            <text:p>35,761<text:s/></text:p>
          </table:table-cell>
          <table:table-cell office:value-type="float" office:value="29220" table:style-name="ce7">
            <text:p>29,220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12852" table:style-name="ce7">
            <text:p>12,852<text:s/></text:p>
          </table:table-cell>
          <table:table-cell office:value-type="float" office:value="33006" table:style-name="ce7">
            <text:p>33,006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8617" table:style-name="ce7">
            <text:p>8,617<text:s/></text:p>
          </table:table-cell>
          <table:table-cell office:value-type="float" office:value="19393" table:style-name="ce7">
            <text:p>19,393<text:s/></text:p>
          </table:table-cell>
          <table:table-cell office:value-type="float" office:value="6378" table:style-name="ce7">
            <text:p>6,378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37545" table:style-name="ce7">
            <text:p>37,545<text:s/></text:p>
          </table:table-cell>
          <table:table-cell office:value-type="float" office:value="7157" table:style-name="ce7">
            <text:p>7,157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6979" table:style-name="ce7">
            <text:p>6,979<text:s/></text:p>
          </table:table-cell>
          <table:table-cell office:value-type="float" office:value="21847" table:style-name="ce7">
            <text:p>21,847<text:s/></text:p>
          </table:table-cell>
          <table:table-cell office:value-type="float" office:value="20526" table:style-name="ce7">
            <text:p>20,526<text:s/></text:p>
          </table:table-cell>
          <table:table-cell office:value-type="float" office:value="26903" table:style-name="ce7">
            <text:p>26,903<text:s/></text:p>
          </table:table-cell>
          <table:table-cell office:value-type="float" office:value="38023" table:style-name="ce7">
            <text:p>38,023<text:s/></text:p>
          </table:table-cell>
          <table:table-cell office:value-type="float" office:value="40080" table:style-name="ce7">
            <text:p>40,080<text:s/></text:p>
          </table:table-cell>
          <table:table-cell office:value-type="float" office:value="26395" table:style-name="ce7">
            <text:p>26,395<text:s/></text:p>
          </table:table-cell>
          <table:table-cell office:value-type="float" office:value="28024" table:style-name="ce7">
            <text:p>28,024<text:s/></text:p>
          </table:table-cell>
          <table:table-cell office:value-type="float" office:value="65677" table:style-name="ce7">
            <text:p>65,677<text:s/></text:p>
          </table:table-cell>
          <table:table-cell office:value-type="float" office:value="24350" table:style-name="ce7">
            <text:p>24,350<text:s/></text:p>
          </table:table-cell>
          <table:table-cell office:value-type="float" office:value="31460" table:style-name="ce7">
            <text:p>31,460<text:s/></text:p>
          </table:table-cell>
          <table:table-cell office:value-type="float" office:value="38327" table:style-name="ce7">
            <text:p>38,327<text:s/></text:p>
          </table:table-cell>
          <table:table-cell office:value-type="float" office:value="22099" table:style-name="ce7">
            <text:p>22,099<text:s/></text:p>
          </table:table-cell>
          <table:table-cell office:value-type="float" office:value="56898" table:style-name="ce8">
            <text:p>56,898<text:s/></text:p>
          </table:table-cell>
          <table:table-cell office:value-type="float" office:value="20440" table:style-name="ce7">
            <text:p>20,440<text:s/></text:p>
          </table:table-cell>
          <table:table-cell office:value-type="float" office:value="17012" table:style-name="ce7">
            <text:p>17,012<text:s/></text:p>
          </table:table-cell>
          <table:table-cell office:value-type="float" office:value="15456" table:style-name="ce7">
            <text:p>15,456<text:s/></text:p>
          </table:table-cell>
          <table:table-cell office:value-type="float" office:value="14800" table:style-name="ce7">
            <text:p>14,800<text:s/></text:p>
          </table:table-cell>
          <table:table-cell office:value-type="float" office:value="11033" table:style-name="ce7">
            <text:p>11,033<text:s/></text:p>
          </table:table-cell>
          <table:table-cell office:value-type="float" office:value="28041" table:style-name="ce7">
            <text:p>28,041<text:s/></text:p>
          </table:table-cell>
          <table:table-cell office:value-type="float" office:value="17900" table:style-name="ce7">
            <text:p>17,900<text:s/></text:p>
          </table:table-cell>
          <table:table-cell office:value-type="float" office:value="7502" table:style-name="ce7">
            <text:p>7,502<text:s/></text:p>
          </table:table-cell>
          <table:table-cell office:value-type="float" office:value="8312" table:style-name="ce7">
            <text:p>8,312<text:s/></text:p>
          </table:table-cell>
          <table:table-cell office:value-type="float" office:value="39726" table:style-name="ce7">
            <text:p>39,726<text:s/></text:p>
          </table:table-cell>
          <table:table-cell office:value-type="float" office:value="24682" table:style-name="ce7">
            <text:p>24,682<text:s/></text:p>
          </table:table-cell>
          <table:table-cell office:value-type="float" office:value="23548" table:style-name="ce7">
            <text:p>23,548<text:s/></text:p>
          </table:table-cell>
          <table:table-cell office:value-type="float" office:value="22817" table:style-name="ce7">
            <text:p>22,817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4633" table:style-name="ce7">
            <text:p>4,633<text:s/></text:p>
          </table:table-cell>
          <table:table-cell office:value-type="float" office:value="4438" table:style-name="ce7">
            <text:p>4,438<text:s/></text:p>
          </table:table-cell>
          <table:table-cell office:value-type="float" office:value="4765" table:style-name="ce7">
            <text:p>4,765<text:s/></text:p>
          </table:table-cell>
          <table:table-cell office:value-type="float" office:value="9972" table:style-name="ce7">
            <text:p>9,972<text:s/></text:p>
          </table:table-cell>
          <table:table-cell office:value-type="float" office:value="9214" table:style-name="ce7">
            <text:p>9,214<text:s/></text:p>
          </table:table-cell>
          <table:table-cell office:value-type="float" office:value="12010" table:style-name="ce7">
            <text:p>12,010<text:s/></text:p>
          </table:table-cell>
          <table:table-cell office:value-type="float" office:value="17801" table:style-name="ce7">
            <text:p>17,801<text:s/></text:p>
          </table:table-cell>
          <table:table-cell office:value-type="float" office:value="29347" table:style-name="ce7">
            <text:p>29,347<text:s/></text:p>
          </table:table-cell>
          <table:table-cell office:value-type="float" office:value="25608" table:style-name="ce7">
            <text:p>25,608<text:s/></text:p>
          </table:table-cell>
          <table:table-cell office:value-type="float" office:value="11863" table:style-name="ce7">
            <text:p>11,863<text:s/></text:p>
          </table:table-cell>
          <table:table-cell office:value-type="float" office:value="12983" table:style-name="ce7">
            <text:p>12,983<text:s/></text:p>
          </table:table-cell>
          <table:table-cell office:value-type="float" office:value="12400" table:style-name="ce7">
            <text:p>12,400<text:s/></text:p>
          </table:table-cell>
          <table:table-cell office:value-type="float" office:value="11818" table:style-name="ce7">
            <text:p>11,818<text:s/></text:p>
          </table:table-cell>
          <table:table-cell office:value-type="float" office:value="11826" table:style-name="ce7">
            <text:p>11,826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8393" table:style-name="ce7">
            <text:p>8,393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5T00:00:00" table:style-name="ce6">
            <text:p>2017/1/5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16435" table:style-name="ce7">
            <text:p>16,435<text:s/></text:p>
          </table:table-cell>
          <table:table-cell office:value-type="float" office:value="41560" table:style-name="ce7">
            <text:p>41,560<text:s/></text:p>
          </table:table-cell>
          <table:table-cell office:value-type="float" office:value="47231" table:style-name="ce7">
            <text:p>47,231<text:s/></text:p>
          </table:table-cell>
          <table:table-cell office:value-type="float" office:value="26509" table:style-name="ce7">
            <text:p>26,509<text:s/></text:p>
          </table:table-cell>
          <table:table-cell office:value-type="float" office:value="15520" table:style-name="ce7">
            <text:p>15,520<text:s/></text:p>
          </table:table-cell>
          <table:table-cell office:value-type="float" office:value="11695" table:style-name="ce7">
            <text:p>11,695<text:s/></text:p>
          </table:table-cell>
          <table:table-cell office:value-type="float" office:value="3870" table:style-name="ce7">
            <text:p>3,870<text:s/></text:p>
          </table:table-cell>
          <table:table-cell office:value-type="float" office:value="2974" table:style-name="ce7">
            <text:p>2,974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2193" table:style-name="ce7">
            <text:p>2,193<text:s/></text:p>
          </table:table-cell>
          <table:table-cell office:value-type="float" office:value="4752" table:style-name="ce7">
            <text:p>4,752<text:s/></text:p>
          </table:table-cell>
          <table:table-cell office:value-type="float" office:value="7262" table:style-name="ce7">
            <text:p>7,262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10729" table:style-name="ce7">
            <text:p>10,729<text:s/></text:p>
          </table:table-cell>
          <table:table-cell office:value-type="float" office:value="19090" table:style-name="ce7">
            <text:p>19,090<text:s/></text:p>
          </table:table-cell>
          <table:table-cell office:value-type="float" office:value="15958" table:style-name="ce7">
            <text:p>15,958<text:s/></text:p>
          </table:table-cell>
          <table:table-cell office:value-type="float" office:value="5439" table:style-name="ce7">
            <text:p>5,439<text:s/></text:p>
          </table:table-cell>
          <table:table-cell office:value-type="float" office:value="8126" table:style-name="ce7">
            <text:p>8,126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8778" table:style-name="ce7">
            <text:p>8,778<text:s/></text:p>
          </table:table-cell>
          <table:table-cell office:value-type="float" office:value="8301" table:style-name="ce7">
            <text:p>8,301<text:s/></text:p>
          </table:table-cell>
          <table:table-cell office:value-type="float" office:value="4671" table:style-name="ce7">
            <text:p>4,671<text:s/></text:p>
          </table:table-cell>
          <table:table-cell office:value-type="float" office:value="27696" table:style-name="ce7">
            <text:p>27,696<text:s/></text:p>
          </table:table-cell>
          <table:table-cell office:value-type="float" office:value="2387" table:style-name="ce7">
            <text:p>2,387<text:s/></text:p>
          </table:table-cell>
          <table:table-cell office:value-type="float" office:value="11988" table:style-name="ce7">
            <text:p>11,988<text:s/></text:p>
          </table:table-cell>
          <table:table-cell office:value-type="float" office:value="11792" table:style-name="ce7">
            <text:p>11,792<text:s/></text:p>
          </table:table-cell>
          <table:table-cell office:value-type="float" office:value="16552" table:style-name="ce7">
            <text:p>16,552<text:s/></text:p>
          </table:table-cell>
          <table:table-cell office:value-type="float" office:value="21658" table:style-name="ce7">
            <text:p>21,658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26934" table:style-name="ce7">
            <text:p>26,934<text:s/></text:p>
          </table:table-cell>
          <table:table-cell office:value-type="float" office:value="18362" table:style-name="ce7">
            <text:p>18,362<text:s/></text:p>
          </table:table-cell>
          <table:table-cell office:value-type="float" office:value="33883" table:style-name="ce7">
            <text:p>33,883<text:s/></text:p>
          </table:table-cell>
          <table:table-cell office:value-type="float" office:value="30090" table:style-name="ce7">
            <text:p>30,090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36925" table:style-name="ce7">
            <text:p>36,925<text:s/></text:p>
          </table:table-cell>
          <table:table-cell office:value-type="float" office:value="27404" table:style-name="ce7">
            <text:p>27,404<text:s/></text:p>
          </table:table-cell>
          <table:table-cell office:value-type="float" office:value="25315" table:style-name="ce7">
            <text:p>25,315<text:s/></text:p>
          </table:table-cell>
          <table:table-cell office:value-type="float" office:value="21214" table:style-name="ce7">
            <text:p>21,214<text:s/></text:p>
          </table:table-cell>
          <table:table-cell office:value-type="float" office:value="26146" table:style-name="ce7">
            <text:p>26,146<text:s/></text:p>
          </table:table-cell>
          <table:table-cell office:value-type="float" office:value="133934" table:style-name="ce7">
            <text:p>133,934<text:s/></text:p>
          </table:table-cell>
          <table:table-cell office:value-type="float" office:value="37123" table:style-name="ce7">
            <text:p>37,123<text:s/></text:p>
          </table:table-cell>
          <table:table-cell office:value-type="float" office:value="24223" table:style-name="ce7">
            <text:p>24,223<text:s/></text:p>
          </table:table-cell>
          <table:table-cell office:value-type="float" office:value="25425" table:style-name="ce7">
            <text:p>25,425<text:s/></text:p>
          </table:table-cell>
          <table:table-cell office:value-type="float" office:value="27541" table:style-name="ce7">
            <text:p>27,541<text:s/></text:p>
          </table:table-cell>
          <table:table-cell office:value-type="float" office:value="34837" table:style-name="ce7">
            <text:p>34,837<text:s/></text:p>
          </table:table-cell>
          <table:table-cell office:value-type="float" office:value="29618" table:style-name="ce7">
            <text:p>29,618<text:s/></text:p>
          </table:table-cell>
          <table:table-cell office:value-type="float" office:value="24039" table:style-name="ce7">
            <text:p>24,039<text:s/></text:p>
          </table:table-cell>
          <table:table-cell office:value-type="float" office:value="12793" table:style-name="ce7">
            <text:p>12,793<text:s/></text:p>
          </table:table-cell>
          <table:table-cell office:value-type="float" office:value="32995" table:style-name="ce7">
            <text:p>32,995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8766" table:style-name="ce7">
            <text:p>8,766<text:s/></text:p>
          </table:table-cell>
          <table:table-cell office:value-type="float" office:value="19541" table:style-name="ce7">
            <text:p>19,541<text:s/></text:p>
          </table:table-cell>
          <table:table-cell office:value-type="float" office:value="6347" table:style-name="ce7">
            <text:p>6,347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3067" table:style-name="ce7">
            <text:p>3,067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10183" table:style-name="ce7">
            <text:p>10,183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37239" table:style-name="ce7">
            <text:p>37,239<text:s/></text:p>
          </table:table-cell>
          <table:table-cell office:value-type="float" office:value="7070" table:style-name="ce7">
            <text:p>7,070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6731" table:style-name="ce7">
            <text:p>6,731<text:s/></text:p>
          </table:table-cell>
          <table:table-cell office:value-type="float" office:value="21637" table:style-name="ce7">
            <text:p>21,637<text:s/></text:p>
          </table:table-cell>
          <table:table-cell office:value-type="float" office:value="20618" table:style-name="ce7">
            <text:p>20,618<text:s/></text:p>
          </table:table-cell>
          <table:table-cell office:value-type="float" office:value="27094" table:style-name="ce7">
            <text:p>27,094<text:s/></text:p>
          </table:table-cell>
          <table:table-cell office:value-type="float" office:value="38793" table:style-name="ce7">
            <text:p>38,793<text:s/></text:p>
          </table:table-cell>
          <table:table-cell office:value-type="float" office:value="40110" table:style-name="ce7">
            <text:p>40,110<text:s/></text:p>
          </table:table-cell>
          <table:table-cell office:value-type="float" office:value="26492" table:style-name="ce7">
            <text:p>26,492<text:s/></text:p>
          </table:table-cell>
          <table:table-cell office:value-type="float" office:value="28529" table:style-name="ce7">
            <text:p>28,529<text:s/></text:p>
          </table:table-cell>
          <table:table-cell office:value-type="float" office:value="65500" table:style-name="ce7">
            <text:p>65,500<text:s/></text:p>
          </table:table-cell>
          <table:table-cell office:value-type="float" office:value="24236" table:style-name="ce7">
            <text:p>24,236<text:s/></text:p>
          </table:table-cell>
          <table:table-cell office:value-type="float" office:value="32238" table:style-name="ce7">
            <text:p>32,238<text:s/></text:p>
          </table:table-cell>
          <table:table-cell office:value-type="float" office:value="38626" table:style-name="ce7">
            <text:p>38,626<text:s/></text:p>
          </table:table-cell>
          <table:table-cell office:value-type="float" office:value="22353" table:style-name="ce7">
            <text:p>22,353<text:s/></text:p>
          </table:table-cell>
          <table:table-cell office:value-type="float" office:value="58352" table:style-name="ce8">
            <text:p>58,352<text:s/></text:p>
          </table:table-cell>
          <table:table-cell office:value-type="float" office:value="20619" table:style-name="ce7">
            <text:p>20,619<text:s/></text:p>
          </table:table-cell>
          <table:table-cell office:value-type="float" office:value="16879" table:style-name="ce7">
            <text:p>16,879<text:s/></text:p>
          </table:table-cell>
          <table:table-cell office:value-type="float" office:value="15644" table:style-name="ce7">
            <text:p>15,644<text:s/></text:p>
          </table:table-cell>
          <table:table-cell office:value-type="float" office:value="15252" table:style-name="ce7">
            <text:p>15,252<text:s/></text:p>
          </table:table-cell>
          <table:table-cell office:value-type="float" office:value="10909" table:style-name="ce7">
            <text:p>10,909<text:s/></text:p>
          </table:table-cell>
          <table:table-cell office:value-type="float" office:value="28470" table:style-name="ce7">
            <text:p>28,470<text:s/></text:p>
          </table:table-cell>
          <table:table-cell office:value-type="float" office:value="18221" table:style-name="ce7">
            <text:p>18,221<text:s/></text:p>
          </table:table-cell>
          <table:table-cell office:value-type="float" office:value="7422" table:style-name="ce7">
            <text:p>7,422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40396" table:style-name="ce7">
            <text:p>40,396<text:s/></text:p>
          </table:table-cell>
          <table:table-cell office:value-type="float" office:value="25794" table:style-name="ce7">
            <text:p>25,794<text:s/></text:p>
          </table:table-cell>
          <table:table-cell office:value-type="float" office:value="23916" table:style-name="ce7">
            <text:p>23,916<text:s/></text:p>
          </table:table-cell>
          <table:table-cell office:value-type="float" office:value="22846" table:style-name="ce7">
            <text:p>22,846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11941" table:style-name="ce7">
            <text:p>11,941<text:s/>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4410" table:style-name="ce7">
            <text:p>4,410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9723" table:style-name="ce7">
            <text:p>9,723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18296" table:style-name="ce7">
            <text:p>18,296<text:s/></text:p>
          </table:table-cell>
          <table:table-cell office:value-type="float" office:value="30321" table:style-name="ce7">
            <text:p>30,321<text:s/></text:p>
          </table:table-cell>
          <table:table-cell office:value-type="float" office:value="25948" table:style-name="ce7">
            <text:p>25,948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11798" table:style-name="ce7">
            <text:p>11,798<text:s/></text:p>
          </table:table-cell>
          <table:table-cell office:value-type="float" office:value="11810" table:style-name="ce7">
            <text:p>11,810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8660" table:style-name="ce7">
            <text:p>8,660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6T00:00:00" table:style-name="ce6">
            <text:p>2017/1/6</text:p>
          </table:table-cell>
          <table:table-cell office:value-type="float" office:value="6054" table:style-name="ce7">
            <text:p>6,054<text:s/></text:p>
          </table:table-cell>
          <table:table-cell office:value-type="float" office:value="17478" table:style-name="ce7">
            <text:p>17,478<text:s/></text:p>
          </table:table-cell>
          <table:table-cell office:value-type="float" office:value="44107" table:style-name="ce7">
            <text:p>44,107<text:s/></text:p>
          </table:table-cell>
          <table:table-cell office:value-type="float" office:value="53379" table:style-name="ce7">
            <text:p>53,379<text:s/></text:p>
          </table:table-cell>
          <table:table-cell office:value-type="float" office:value="27896" table:style-name="ce7">
            <text:p>27,896<text:s/></text:p>
          </table:table-cell>
          <table:table-cell office:value-type="float" office:value="16141" table:style-name="ce7">
            <text:p>16,141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3027" table:style-name="ce7">
            <text:p>3,027<text:s/></text:p>
          </table:table-cell>
          <table:table-cell office:value-type="float" office:value="16139" table:style-name="ce7">
            <text:p>16,139<text:s/></text:p>
          </table:table-cell>
          <table:table-cell office:value-type="float" office:value="2236" table:style-name="ce7">
            <text:p>2,236<text:s/></text:p>
          </table:table-cell>
          <table:table-cell office:value-type="float" office:value="4848" table:style-name="ce7">
            <text:p>4,848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9578" table:style-name="ce7">
            <text:p>19,578<text:s/></text:p>
          </table:table-cell>
          <table:table-cell office:value-type="float" office:value="16755" table:style-name="ce7">
            <text:p>16,755<text:s/></text:p>
          </table:table-cell>
          <table:table-cell office:value-type="float" office:value="5782" table:style-name="ce7">
            <text:p>5,782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5459" table:style-name="ce7">
            <text:p>5,459<text:s/></text:p>
          </table:table-cell>
          <table:table-cell office:value-type="float" office:value="36743" table:style-name="ce7">
            <text:p>36,743<text:s/></text:p>
          </table:table-cell>
          <table:table-cell office:value-type="float" office:value="2690" table:style-name="ce7">
            <text:p>2,690<text:s/></text:p>
          </table:table-cell>
          <table:table-cell office:value-type="float" office:value="12611" table:style-name="ce7">
            <text:p>12,611<text:s/></text:p>
          </table:table-cell>
          <table:table-cell office:value-type="float" office:value="12378" table:style-name="ce7">
            <text:p>12,378<text:s/></text:p>
          </table:table-cell>
          <table:table-cell office:value-type="float" office:value="17517" table:style-name="ce7">
            <text:p>17,517<text:s/></text:p>
          </table:table-cell>
          <table:table-cell office:value-type="float" office:value="23840" table:style-name="ce7">
            <text:p>23,840<text:s/></text:p>
          </table:table-cell>
          <table:table-cell office:value-type="float" office:value="17994" table:style-name="ce7">
            <text:p>17,994<text:s/></text:p>
          </table:table-cell>
          <table:table-cell office:value-type="float" office:value="9697" table:style-name="ce7">
            <text:p>9,697<text:s/></text:p>
          </table:table-cell>
          <table:table-cell office:value-type="float" office:value="29913" table:style-name="ce7">
            <text:p>29,913<text:s/></text:p>
          </table:table-cell>
          <table:table-cell office:value-type="float" office:value="20122" table:style-name="ce7">
            <text:p>20,122<text:s/></text:p>
          </table:table-cell>
          <table:table-cell office:value-type="float" office:value="35264" table:style-name="ce7">
            <text:p>35,264<text:s/></text:p>
          </table:table-cell>
          <table:table-cell office:value-type="float" office:value="32164" table:style-name="ce7">
            <text:p>32,164<text:s/></text:p>
          </table:table-cell>
          <table:table-cell office:value-type="float" office:value="10520" table:style-name="ce7">
            <text:p>10,520<text:s/></text:p>
          </table:table-cell>
          <table:table-cell office:value-type="float" office:value="39247" table:style-name="ce7">
            <text:p>39,247<text:s/></text:p>
          </table:table-cell>
          <table:table-cell office:value-type="float" office:value="28807" table:style-name="ce7">
            <text:p>28,807<text:s/></text:p>
          </table:table-cell>
          <table:table-cell office:value-type="float" office:value="26553" table:style-name="ce7">
            <text:p>26,553<text:s/></text:p>
          </table:table-cell>
          <table:table-cell office:value-type="float" office:value="22236" table:style-name="ce7">
            <text:p>22,236<text:s/></text:p>
          </table:table-cell>
          <table:table-cell office:value-type="float" office:value="27039" table:style-name="ce7">
            <text:p>27,039<text:s/></text:p>
          </table:table-cell>
          <table:table-cell office:value-type="float" office:value="165736" table:style-name="ce7">
            <text:p>165,736<text:s/></text:p>
          </table:table-cell>
          <table:table-cell office:value-type="float" office:value="43098" table:style-name="ce7">
            <text:p>43,098<text:s/></text:p>
          </table:table-cell>
          <table:table-cell office:value-type="float" office:value="25827" table:style-name="ce7">
            <text:p>25,827<text:s/></text:p>
          </table:table-cell>
          <table:table-cell office:value-type="float" office:value="27147" table:style-name="ce7">
            <text:p>27,147<text:s/></text:p>
          </table:table-cell>
          <table:table-cell office:value-type="float" office:value="29493" table:style-name="ce7">
            <text:p>29,493<text:s/></text:p>
          </table:table-cell>
          <table:table-cell office:value-type="float" office:value="38080" table:style-name="ce7">
            <text:p>38,080<text:s/></text:p>
          </table:table-cell>
          <table:table-cell office:value-type="float" office:value="31364" table:style-name="ce7">
            <text:p>31,364<text:s/></text:p>
          </table:table-cell>
          <table:table-cell office:value-type="float" office:value="25893" table:style-name="ce7">
            <text:p>25,893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34115" table:style-name="ce7">
            <text:p>34,115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9184" table:style-name="ce7">
            <text:p>9,184<text:s/></text:p>
          </table:table-cell>
          <table:table-cell office:value-type="float" office:value="20255" table:style-name="ce7">
            <text:p>20,255<text:s/></text:p>
          </table:table-cell>
          <table:table-cell office:value-type="float" office:value="6772" table:style-name="ce7">
            <text:p>6,772<text:s/></text:p>
          </table:table-cell>
          <table:table-cell office:value-type="float" office:value="3784" table:style-name="ce7">
            <text:p>3,784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14104" table:style-name="ce7">
            <text:p>14,104<text:s/></text:p>
          </table:table-cell>
          <table:table-cell office:value-type="float" office:value="10404" table:style-name="ce7">
            <text:p>10,404<text:s/></text:p>
          </table:table-cell>
          <table:table-cell office:value-type="float" office:value="7135" table:style-name="ce7">
            <text:p>7,135<text:s/></text:p>
          </table:table-cell>
          <table:table-cell office:value-type="float" office:value="38524" table:style-name="ce7">
            <text:p>38,524<text:s/></text:p>
          </table:table-cell>
          <table:table-cell office:value-type="float" office:value="7795" table:style-name="ce7">
            <text:p>7,795<text:s/></text:p>
          </table:table-cell>
          <table:table-cell office:value-type="float" office:value="13120" table:style-name="ce7">
            <text:p>13,120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23366" table:style-name="ce7">
            <text:p>23,366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29871" table:style-name="ce7">
            <text:p>29,871<text:s/></text:p>
          </table:table-cell>
          <table:table-cell office:value-type="float" office:value="43426" table:style-name="ce7">
            <text:p>43,426<text:s/></text:p>
          </table:table-cell>
          <table:table-cell office:value-type="float" office:value="42602" table:style-name="ce7">
            <text:p>42,602<text:s/></text:p>
          </table:table-cell>
          <table:table-cell office:value-type="float" office:value="27740" table:style-name="ce7">
            <text:p>27,740<text:s/></text:p>
          </table:table-cell>
          <table:table-cell office:value-type="float" office:value="30176" table:style-name="ce7">
            <text:p>30,176<text:s/></text:p>
          </table:table-cell>
          <table:table-cell office:value-type="float" office:value="76938" table:style-name="ce7">
            <text:p>76,938<text:s/></text:p>
          </table:table-cell>
          <table:table-cell office:value-type="float" office:value="25492" table:style-name="ce7">
            <text:p>25,492<text:s/></text:p>
          </table:table-cell>
          <table:table-cell office:value-type="float" office:value="34716" table:style-name="ce7">
            <text:p>34,716<text:s/></text:p>
          </table:table-cell>
          <table:table-cell office:value-type="float" office:value="44741" table:style-name="ce7">
            <text:p>44,741<text:s/></text:p>
          </table:table-cell>
          <table:table-cell office:value-type="float" office:value="25886" table:style-name="ce7">
            <text:p>25,886<text:s/></text:p>
          </table:table-cell>
          <table:table-cell office:value-type="float" office:value="66987" table:style-name="ce8">
            <text:p>66,987<text:s/></text:p>
          </table:table-cell>
          <table:table-cell office:value-type="float" office:value="22228" table:style-name="ce7">
            <text:p>22,228<text:s/></text:p>
          </table:table-cell>
          <table:table-cell office:value-type="float" office:value="18267" table:style-name="ce7">
            <text:p>18,267<text:s/></text:p>
          </table:table-cell>
          <table:table-cell office:value-type="float" office:value="16182" table:style-name="ce7">
            <text:p>16,182<text:s/></text:p>
          </table:table-cell>
          <table:table-cell office:value-type="float" office:value="18578" table:style-name="ce7">
            <text:p>18,578<text:s/></text:p>
          </table:table-cell>
          <table:table-cell office:value-type="float" office:value="11596" table:style-name="ce7">
            <text:p>11,596<text:s/></text:p>
          </table:table-cell>
          <table:table-cell office:value-type="float" office:value="32926" table:style-name="ce7">
            <text:p>32,926<text:s/></text:p>
          </table:table-cell>
          <table:table-cell office:value-type="float" office:value="19939" table:style-name="ce7">
            <text:p>19,939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9091" table:style-name="ce7">
            <text:p>9,091<text:s/></text:p>
          </table:table-cell>
          <table:table-cell office:value-type="float" office:value="43134" table:style-name="ce7">
            <text:p>43,134<text:s/></text:p>
          </table:table-cell>
          <table:table-cell office:value-type="float" office:value="26869" table:style-name="ce7">
            <text:p>26,869<text:s/></text:p>
          </table:table-cell>
          <table:table-cell office:value-type="float" office:value="25695" table:style-name="ce7">
            <text:p>25,695<text:s/></text:p>
          </table:table-cell>
          <table:table-cell office:value-type="float" office:value="24698" table:style-name="ce7">
            <text:p>24,698<text:s/></text:p>
          </table:table-cell>
          <table:table-cell office:value-type="float" office:value="13798" table:style-name="ce7">
            <text:p>13,798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4852" table:style-name="ce7">
            <text:p>4,852<text:s/></text:p>
          </table:table-cell>
          <table:table-cell office:value-type="float" office:value="4724" table:style-name="ce7">
            <text:p>4,724<text:s/></text:p>
          </table:table-cell>
          <table:table-cell office:value-type="float" office:value="5006" table:style-name="ce7">
            <text:p>5,006<text:s/></text:p>
          </table:table-cell>
          <table:table-cell office:value-type="float" office:value="10516" table:style-name="ce7">
            <text:p>10,516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12719" table:style-name="ce7">
            <text:p>12,719<text:s/></text:p>
          </table:table-cell>
          <table:table-cell office:value-type="float" office:value="19769" table:style-name="ce7">
            <text:p>19,769<text:s/></text:p>
          </table:table-cell>
          <table:table-cell office:value-type="float" office:value="31787" table:style-name="ce7">
            <text:p>31,787<text:s/></text:p>
          </table:table-cell>
          <table:table-cell office:value-type="float" office:value="27810" table:style-name="ce7">
            <text:p>27,810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3737" table:style-name="ce7">
            <text:p>13,737<text:s/></text:p>
          </table:table-cell>
          <table:table-cell office:value-type="float" office:value="13774" table:style-name="ce7">
            <text:p>13,774<text:s/></text:p>
          </table:table-cell>
          <table:table-cell office:value-type="float" office:value="12653" table:style-name="ce7">
            <text:p>12,653<text:s/></text:p>
          </table:table-cell>
          <table:table-cell office:value-type="float" office:value="12695" table:style-name="ce7">
            <text:p>12,695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9192" table:style-name="ce7">
            <text:p>9,192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7T00:00:00" table:style-name="ce6">
            <text:p>2017/1/7</text:p>
          </table:table-cell>
          <table:table-cell office:value-type="float" office:value="4365" table:style-name="ce7">
            <text:p>4,365<text:s/></text:p>
          </table:table-cell>
          <table:table-cell office:value-type="float" office:value="11540" table:style-name="ce7">
            <text:p>11,540<text:s/></text:p>
          </table:table-cell>
          <table:table-cell office:value-type="float" office:value="26277" table:style-name="ce7">
            <text:p>26,277<text:s/></text:p>
          </table:table-cell>
          <table:table-cell office:value-type="float" office:value="52377" table:style-name="ce7">
            <text:p>52,377<text:s/></text:p>
          </table:table-cell>
          <table:table-cell office:value-type="float" office:value="17015" table:style-name="ce7">
            <text:p>17,015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8920" table:style-name="ce7">
            <text:p>8,920<text:s/></text:p>
          </table:table-cell>
          <table:table-cell office:value-type="float" office:value="3453" table:style-name="ce7">
            <text:p>3,453<text:s/></text:p>
          </table:table-cell>
          <table:table-cell office:value-type="float" office:value="2746" table:style-name="ce7">
            <text:p>2,746<text:s/></text:p>
          </table:table-cell>
          <table:table-cell office:value-type="float" office:value="10393" table:style-name="ce7">
            <text:p>10,393<text:s/></text:p>
          </table:table-cell>
          <table:table-cell office:value-type="float" office:value="1745" table:style-name="ce7">
            <text:p>1,745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7477" table:style-name="ce7">
            <text:p>7,477<text:s/></text:p>
          </table:table-cell>
          <table:table-cell office:value-type="float" office:value="14530" table:style-name="ce7">
            <text:p>14,530<text:s/></text:p>
          </table:table-cell>
          <table:table-cell office:value-type="float" office:value="6726" table:style-name="ce7">
            <text:p>6,726<text:s/></text:p>
          </table:table-cell>
          <table:table-cell office:value-type="float" office:value="7187" table:style-name="ce7">
            <text:p>7,187<text:s/></text:p>
          </table:table-cell>
          <table:table-cell office:value-type="float" office:value="4447" table:style-name="ce7">
            <text:p>4,447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3635" table:style-name="ce7">
            <text:p>3,635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25158" table:style-name="ce7">
            <text:p>25,158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14707" table:style-name="ce7">
            <text:p>14,707<text:s/></text:p>
          </table:table-cell>
          <table:table-cell office:value-type="float" office:value="10038" table:style-name="ce7">
            <text:p>10,038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17368" table:style-name="ce7">
            <text:p>17,368<text:s/></text:p>
          </table:table-cell>
          <table:table-cell office:value-type="float" office:value="17552" table:style-name="ce7">
            <text:p>17,552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31310" table:style-name="ce7">
            <text:p>31,310<text:s/></text:p>
          </table:table-cell>
          <table:table-cell office:value-type="float" office:value="18790" table:style-name="ce7">
            <text:p>18,790<text:s/></text:p>
          </table:table-cell>
          <table:table-cell office:value-type="float" office:value="29111" table:style-name="ce7">
            <text:p>29,111<text:s/></text:p>
          </table:table-cell>
          <table:table-cell office:value-type="float" office:value="25841" table:style-name="ce7">
            <text:p>25,841<text:s/></text:p>
          </table:table-cell>
          <table:table-cell office:value-type="float" office:value="5816" table:style-name="ce7">
            <text:p>5,816<text:s/></text:p>
          </table:table-cell>
          <table:table-cell office:value-type="float" office:value="33001" table:style-name="ce7">
            <text:p>33,001<text:s/></text:p>
          </table:table-cell>
          <table:table-cell office:value-type="float" office:value="23869" table:style-name="ce7">
            <text:p>23,869<text:s/></text:p>
          </table:table-cell>
          <table:table-cell office:value-type="float" office:value="21244" table:style-name="ce7">
            <text:p>21,244<text:s/></text:p>
          </table:table-cell>
          <table:table-cell office:value-type="float" office:value="18875" table:style-name="ce7">
            <text:p>18,875<text:s/></text:p>
          </table:table-cell>
          <table:table-cell office:value-type="float" office:value="15473" table:style-name="ce7">
            <text:p>15,473<text:s/></text:p>
          </table:table-cell>
          <table:table-cell office:value-type="float" office:value="164425" table:style-name="ce7">
            <text:p>164,425<text:s/></text:p>
          </table:table-cell>
          <table:table-cell office:value-type="float" office:value="42536" table:style-name="ce7">
            <text:p>42,536<text:s/></text:p>
          </table:table-cell>
          <table:table-cell office:value-type="float" office:value="22181" table:style-name="ce7">
            <text:p>22,181<text:s/></text:p>
          </table:table-cell>
          <table:table-cell office:value-type="float" office:value="19429" table:style-name="ce7">
            <text:p>19,429<text:s/></text:p>
          </table:table-cell>
          <table:table-cell office:value-type="float" office:value="29332" table:style-name="ce7">
            <text:p>29,332<text:s/></text:p>
          </table:table-cell>
          <table:table-cell office:value-type="float" office:value="38518" table:style-name="ce7">
            <text:p>38,518<text:s/></text:p>
          </table:table-cell>
          <table:table-cell office:value-type="float" office:value="28928" table:style-name="ce7">
            <text:p>28,928<text:s/></text:p>
          </table:table-cell>
          <table:table-cell office:value-type="float" office:value="22430" table:style-name="ce7">
            <text:p>22,430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26712" table:style-name="ce7">
            <text:p>26,712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17402" table:style-name="ce7">
            <text:p>17,402<text:s/></text:p>
          </table:table-cell>
          <table:table-cell office:value-type="float" office:value="8241" table:style-name="ce7">
            <text:p>8,241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8847" table:style-name="ce7">
            <text:p>8,847<text:s/></text:p>
          </table:table-cell>
          <table:table-cell office:value-type="float" office:value="5686" table:style-name="ce7">
            <text:p>5,686<text:s/></text:p>
          </table:table-cell>
          <table:table-cell office:value-type="float" office:value="39904" table:style-name="ce7">
            <text:p>39,904<text:s/></text:p>
          </table:table-cell>
          <table:table-cell office:value-type="float" office:value="6151" table:style-name="ce7">
            <text:p>6,151<text:s/></text:p>
          </table:table-cell>
          <table:table-cell office:value-type="float" office:value="11384" table:style-name="ce7">
            <text:p>11,384<text:s/></text:p>
          </table:table-cell>
          <table:table-cell office:value-type="float" office:value="6398" table:style-name="ce7">
            <text:p>6,398<text:s/></text:p>
          </table:table-cell>
          <table:table-cell office:value-type="float" office:value="18417" table:style-name="ce7">
            <text:p>18,417<text:s/></text:p>
          </table:table-cell>
          <table:table-cell office:value-type="float" office:value="15278" table:style-name="ce7">
            <text:p>15,278<text:s/></text:p>
          </table:table-cell>
          <table:table-cell office:value-type="float" office:value="29155" table:style-name="ce7">
            <text:p>29,155<text:s/></text:p>
          </table:table-cell>
          <table:table-cell office:value-type="float" office:value="39050" table:style-name="ce7">
            <text:p>39,050<text:s/></text:p>
          </table:table-cell>
          <table:table-cell office:value-type="float" office:value="33767" table:style-name="ce7">
            <text:p>33,767<text:s/></text:p>
          </table:table-cell>
          <table:table-cell office:value-type="float" office:value="22352" table:style-name="ce7">
            <text:p>22,352<text:s/></text:p>
          </table:table-cell>
          <table:table-cell office:value-type="float" office:value="28781" table:style-name="ce7">
            <text:p>28,781<text:s/></text:p>
          </table:table-cell>
          <table:table-cell office:value-type="float" office:value="81380" table:style-name="ce7">
            <text:p>81,380<text:s/></text:p>
          </table:table-cell>
          <table:table-cell office:value-type="float" office:value="17271" table:style-name="ce7">
            <text:p>17,271<text:s/></text:p>
          </table:table-cell>
          <table:table-cell office:value-type="float" office:value="33070" table:style-name="ce7">
            <text:p>33,070<text:s/></text:p>
          </table:table-cell>
          <table:table-cell office:value-type="float" office:value="40421" table:style-name="ce7">
            <text:p>40,421<text:s/></text:p>
          </table:table-cell>
          <table:table-cell office:value-type="float" office:value="22215" table:style-name="ce7">
            <text:p>22,215<text:s/></text:p>
          </table:table-cell>
          <table:table-cell office:value-type="float" office:value="55666" table:style-name="ce8">
            <text:p>55,666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4199" table:style-name="ce7">
            <text:p>14,199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27293" table:style-name="ce7">
            <text:p>27,293<text:s/></text:p>
          </table:table-cell>
          <table:table-cell office:value-type="float" office:value="14312" table:style-name="ce7">
            <text:p>14,312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7894" table:style-name="ce7">
            <text:p>7,894<text:s/></text:p>
          </table:table-cell>
          <table:table-cell office:value-type="float" office:value="22339" table:style-name="ce7">
            <text:p>22,339<text:s/></text:p>
          </table:table-cell>
          <table:table-cell office:value-type="float" office:value="20232" table:style-name="ce7">
            <text:p>20,232<text:s/></text:p>
          </table:table-cell>
          <table:table-cell office:value-type="float" office:value="17629" table:style-name="ce7">
            <text:p>17,629<text:s/></text:p>
          </table:table-cell>
          <table:table-cell office:value-type="float" office:value="19741" table:style-name="ce7">
            <text:p>19,741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5477" table:style-name="ce7">
            <text:p>5,477<text:s/></text:p>
          </table:table-cell>
          <table:table-cell office:value-type="float" office:value="2935" table:style-name="ce7">
            <text:p>2,935<text:s/></text:p>
          </table:table-cell>
          <table:table-cell office:value-type="float" office:value="4268" table:style-name="ce7">
            <text:p>4,268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4756" table:style-name="ce7">
            <text:p>14,756<text:s/></text:p>
          </table:table-cell>
          <table:table-cell office:value-type="float" office:value="23972" table:style-name="ce7">
            <text:p>23,972<text:s/></text:p>
          </table:table-cell>
          <table:table-cell office:value-type="float" office:value="25991" table:style-name="ce7">
            <text:p>25,991<text:s/></text:p>
          </table:table-cell>
          <table:table-cell office:value-type="float" office:value="10536" table:style-name="ce7">
            <text:p>10,536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10978" table:style-name="ce7">
            <text:p>10,978<text:s/></text:p>
          </table:table-cell>
          <table:table-cell office:value-type="float" office:value="8784" table:style-name="ce7">
            <text:p>8,784<text:s/></text:p>
          </table:table-cell>
          <table:table-cell office:value-type="float" office:value="7869" table:style-name="ce7">
            <text:p>7,869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8T00:00:00" table:style-name="ce6">
            <text:p>2017/1/8</text:p>
          </table:table-cell>
          <table:table-cell office:value-type="float" office:value="4167" table:style-name="ce7">
            <text:p>4,167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18987" table:style-name="ce7">
            <text:p>18,987<text:s/></text:p>
          </table:table-cell>
          <table:table-cell office:value-type="float" office:value="40828" table:style-name="ce7">
            <text:p>40,828<text:s/></text:p>
          </table:table-cell>
          <table:table-cell office:value-type="float" office:value="13249" table:style-name="ce7">
            <text:p>13,249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2667" table:style-name="ce7">
            <text:p>2,667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11067" table:style-name="ce7">
            <text:p>11,067<text:s/></text:p>
          </table:table-cell>
          <table:table-cell office:value-type="float" office:value="5296" table:style-name="ce7">
            <text:p>5,296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6186" table:style-name="ce7">
            <text:p>6,186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5241" table:style-name="ce7">
            <text:p>5,241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1924" table:style-name="ce7">
            <text:p>1,924<text:s/></text:p>
          </table:table-cell>
          <table:table-cell office:value-type="float" office:value="18093" table:style-name="ce7">
            <text:p>18,093<text:s/></text:p>
          </table:table-cell>
          <table:table-cell office:value-type="float" office:value="2063" table:style-name="ce7">
            <text:p>2,063<text:s/></text:p>
          </table:table-cell>
          <table:table-cell office:value-type="float" office:value="11560" table:style-name="ce7">
            <text:p>11,560<text:s/></text:p>
          </table:table-cell>
          <table:table-cell office:value-type="float" office:value="8063" table:style-name="ce7">
            <text:p>8,063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13986" table:style-name="ce7">
            <text:p>13,986<text:s/></text:p>
          </table:table-cell>
          <table:table-cell office:value-type="float" office:value="14134" table:style-name="ce7">
            <text:p>14,134<text:s/></text:p>
          </table:table-cell>
          <table:table-cell office:value-type="float" office:value="7081" table:style-name="ce7">
            <text:p>7,081<text:s/></text:p>
          </table:table-cell>
          <table:table-cell office:value-type="float" office:value="23560" table:style-name="ce7">
            <text:p>23,560<text:s/></text:p>
          </table:table-cell>
          <table:table-cell office:value-type="float" office:value="15404" table:style-name="ce7">
            <text:p>15,404<text:s/></text:p>
          </table:table-cell>
          <table:table-cell office:value-type="float" office:value="20759" table:style-name="ce7">
            <text:p>20,759<text:s/></text:p>
          </table:table-cell>
          <table:table-cell office:value-type="float" office:value="23934" table:style-name="ce7">
            <text:p>23,934<text:s/>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26925" table:style-name="ce7">
            <text:p>26,925<text:s/></text:p>
          </table:table-cell>
          <table:table-cell office:value-type="float" office:value="19050" table:style-name="ce7">
            <text:p>19,050<text:s/></text:p>
          </table:table-cell>
          <table:table-cell office:value-type="float" office:value="16786" table:style-name="ce7">
            <text:p>16,786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11708" table:style-name="ce7">
            <text:p>11,708<text:s/></text:p>
          </table:table-cell>
          <table:table-cell office:value-type="float" office:value="143466" table:style-name="ce7">
            <text:p>143,466<text:s/></text:p>
          </table:table-cell>
          <table:table-cell office:value-type="float" office:value="33797" table:style-name="ce7">
            <text:p>33,797<text:s/></text:p>
          </table:table-cell>
          <table:table-cell office:value-type="float" office:value="15719" table:style-name="ce7">
            <text:p>15,719<text:s/></text:p>
          </table:table-cell>
          <table:table-cell office:value-type="float" office:value="17372" table:style-name="ce7">
            <text:p>17,372<text:s/></text:p>
          </table:table-cell>
          <table:table-cell office:value-type="float" office:value="25134" table:style-name="ce7">
            <text:p>25,134<text:s/></text:p>
          </table:table-cell>
          <table:table-cell office:value-type="float" office:value="30378" table:style-name="ce7">
            <text:p>30,378<text:s/></text:p>
          </table:table-cell>
          <table:table-cell office:value-type="float" office:value="22565" table:style-name="ce7">
            <text:p>22,565<text:s/></text:p>
          </table:table-cell>
          <table:table-cell office:value-type="float" office:value="17917" table:style-name="ce7">
            <text:p>17,917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20682" table:style-name="ce7">
            <text:p>20,682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5834" table:style-name="ce7">
            <text:p>5,834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7329" table:style-name="ce7">
            <text:p>7,329<text:s/></text:p>
          </table:table-cell>
          <table:table-cell office:value-type="float" office:value="2745" table:style-name="ce7">
            <text:p>2,745<text:s/></text:p>
          </table:table-cell>
          <table:table-cell office:value-type="float" office:value="1625" table:style-name="ce7">
            <text:p>1,625<text:s/></text:p>
          </table:table-cell>
          <table:table-cell office:value-type="float" office:value="8138" table:style-name="ce7">
            <text:p>8,138<text:s/></text:p>
          </table:table-cell>
          <table:table-cell office:value-type="float" office:value="7430" table:style-name="ce7">
            <text:p>7,430<text:s/></text:p>
          </table:table-cell>
          <table:table-cell office:value-type="float" office:value="5792" table:style-name="ce7">
            <text:p>5,792<text:s/></text:p>
          </table:table-cell>
          <table:table-cell office:value-type="float" office:value="36115" table:style-name="ce7">
            <text:p>36,115<text:s/></text:p>
          </table:table-cell>
          <table:table-cell office:value-type="float" office:value="5602" table:style-name="ce7">
            <text:p>5,602<text:s/></text:p>
          </table:table-cell>
          <table:table-cell office:value-type="float" office:value="9042" table:style-name="ce7">
            <text:p>9,042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15045" table:style-name="ce7">
            <text:p>15,045<text:s/></text:p>
          </table:table-cell>
          <table:table-cell office:value-type="float" office:value="11795" table:style-name="ce7">
            <text:p>11,795<text:s/></text:p>
          </table:table-cell>
          <table:table-cell office:value-type="float" office:value="22520" table:style-name="ce7">
            <text:p>22,520<text:s/></text:p>
          </table:table-cell>
          <table:table-cell office:value-type="float" office:value="32770" table:style-name="ce7">
            <text:p>32,770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18083" table:style-name="ce7">
            <text:p>18,083<text:s/></text:p>
          </table:table-cell>
          <table:table-cell office:value-type="float" office:value="25890" table:style-name="ce7">
            <text:p>25,890<text:s/></text:p>
          </table:table-cell>
          <table:table-cell office:value-type="float" office:value="68329" table:style-name="ce7">
            <text:p>68,329<text:s/></text:p>
          </table:table-cell>
          <table:table-cell office:value-type="float" office:value="13584" table:style-name="ce7">
            <text:p>13,584<text:s/></text:p>
          </table:table-cell>
          <table:table-cell office:value-type="float" office:value="25372" table:style-name="ce7">
            <text:p>25,372<text:s/></text:p>
          </table:table-cell>
          <table:table-cell office:value-type="float" office:value="30695" table:style-name="ce7">
            <text:p>30,695<text:s/></text:p>
          </table:table-cell>
          <table:table-cell office:value-type="float" office:value="17336" table:style-name="ce7">
            <text:p>17,336<text:s/></text:p>
          </table:table-cell>
          <table:table-cell office:value-type="float" office:value="44939" table:style-name="ce8">
            <text:p>44,939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11271" table:style-name="ce7">
            <text:p>11,271<text:s/></text:p>
          </table:table-cell>
          <table:table-cell office:value-type="float" office:value="7887" table:style-name="ce7">
            <text:p>7,887<text:s/></text:p>
          </table:table-cell>
          <table:table-cell office:value-type="float" office:value="23980" table:style-name="ce7">
            <text:p>23,980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17229" table:style-name="ce7">
            <text:p>17,229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15024" table:style-name="ce7">
            <text:p>15,024<text:s/></text:p>
          </table:table-cell>
          <table:table-cell office:value-type="float" office:value="7315" table:style-name="ce7">
            <text:p>7,315<text:s/></text:p>
          </table:table-cell>
          <table:table-cell office:value-type="float" office:value="8127" table:style-name="ce7">
            <text:p>8,127<text:s/></text:p>
          </table:table-cell>
          <table:table-cell office:value-type="float" office:value="4062" table:style-name="ce7">
            <text:p>4,062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6401" table:style-name="ce7">
            <text:p>6,401<text:s/></text:p>
          </table:table-cell>
          <table:table-cell office:value-type="float" office:value="7450" table:style-name="ce7">
            <text:p>7,450<text:s/></text:p>
          </table:table-cell>
          <table:table-cell office:value-type="float" office:value="8410" table:style-name="ce7">
            <text:p>8,410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19036" table:style-name="ce7">
            <text:p>19,036<text:s/></text:p>
          </table:table-cell>
          <table:table-cell office:value-type="float" office:value="22101" table:style-name="ce7">
            <text:p>22,101<text:s/></text:p>
          </table:table-cell>
          <table:table-cell office:value-type="float" office:value="8291" table:style-name="ce7">
            <text:p>8,291<text:s/></text:p>
          </table:table-cell>
          <table:table-cell office:value-type="float" office:value="8877" table:style-name="ce7">
            <text:p>8,877<text:s/></text:p>
          </table:table-cell>
          <table:table-cell office:value-type="float" office:value="9720" table:style-name="ce7">
            <text:p>9,720<text:s/></text:p>
          </table:table-cell>
          <table:table-cell office:value-type="float" office:value="8104" table:style-name="ce7">
            <text:p>8,104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6871" table:style-name="ce7">
            <text:p>6,871<text:s/></text:p>
          </table:table-cell>
          <table:table-cell office:value-type="float" office:value="6625" table:style-name="ce7">
            <text:p>6,625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09T00:00:00" table:style-name="ce6">
            <text:p>2017/1/9</text:p>
          </table:table-cell>
          <table:table-cell office:value-type="float" office:value="5419" table:style-name="ce7">
            <text:p>5,419<text:s/></text:p>
          </table:table-cell>
          <table:table-cell office:value-type="float" office:value="15848" table:style-name="ce7">
            <text:p>15,848<text:s/></text:p>
          </table:table-cell>
          <table:table-cell office:value-type="float" office:value="39178" table:style-name="ce7">
            <text:p>39,178<text:s/></text:p>
          </table:table-cell>
          <table:table-cell office:value-type="float" office:value="44276" table:style-name="ce7">
            <text:p>44,276<text:s/></text:p>
          </table:table-cell>
          <table:table-cell office:value-type="float" office:value="25217" table:style-name="ce7">
            <text:p>25,217<text:s/></text:p>
          </table:table-cell>
          <table:table-cell office:value-type="float" office:value="14826" table:style-name="ce7">
            <text:p>14,826<text:s/></text:p>
          </table:table-cell>
          <table:table-cell office:value-type="float" office:value="11333" table:style-name="ce7">
            <text:p>11,333<text:s/></text:p>
          </table:table-cell>
          <table:table-cell office:value-type="float" office:value="3771" table:style-name="ce7">
            <text:p>3,771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15782" table:style-name="ce7">
            <text:p>15,782<text:s/></text:p>
          </table:table-cell>
          <table:table-cell office:value-type="float" office:value="2097" table:style-name="ce7">
            <text:p>2,097<text:s/></text:p>
          </table:table-cell>
          <table:table-cell office:value-type="float" office:value="4550" table:style-name="ce7">
            <text:p>4,550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10507" table:style-name="ce7">
            <text:p>10,507<text:s/></text:p>
          </table:table-cell>
          <table:table-cell office:value-type="float" office:value="10529" table:style-name="ce7">
            <text:p>10,529<text:s/></text:p>
          </table:table-cell>
          <table:table-cell office:value-type="float" office:value="18719" table:style-name="ce7">
            <text:p>18,719<text:s/></text:p>
          </table:table-cell>
          <table:table-cell office:value-type="float" office:value="15603" table:style-name="ce7">
            <text:p>15,603<text:s/></text:p>
          </table:table-cell>
          <table:table-cell office:value-type="float" office:value="5297" table:style-name="ce7">
            <text:p>5,297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2901" table:style-name="ce7">
            <text:p>2,901<text:s/></text:p>
          </table:table-cell>
          <table:table-cell office:value-type="float" office:value="8377" table:style-name="ce7">
            <text:p>8,377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4604" table:style-name="ce7">
            <text:p>4,604<text:s/></text:p>
          </table:table-cell>
          <table:table-cell office:value-type="float" office:value="26277" table:style-name="ce7">
            <text:p>26,277<text:s/></text:p>
          </table:table-cell>
          <table:table-cell office:value-type="float" office:value="2803" table:style-name="ce7">
            <text:p>2,803<text:s/></text:p>
          </table:table-cell>
          <table:table-cell office:value-type="float" office:value="11430" table:style-name="ce7">
            <text:p>11,430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16063" table:style-name="ce7">
            <text:p>16,063<text:s/></text:p>
          </table:table-cell>
          <table:table-cell office:value-type="float" office:value="21028" table:style-name="ce7">
            <text:p>21,028<text:s/></text:p>
          </table:table-cell>
          <table:table-cell office:value-type="float" office:value="16531" table:style-name="ce7">
            <text:p>16,531<text:s/></text:p>
          </table:table-cell>
          <table:table-cell office:value-type="float" office:value="8758" table:style-name="ce7">
            <text:p>8,758<text:s/></text:p>
          </table:table-cell>
          <table:table-cell office:value-type="float" office:value="25795" table:style-name="ce7">
            <text:p>25,795<text:s/></text:p>
          </table:table-cell>
          <table:table-cell office:value-type="float" office:value="17460" table:style-name="ce7">
            <text:p>17,460<text:s/></text:p>
          </table:table-cell>
          <table:table-cell office:value-type="float" office:value="32075" table:style-name="ce7">
            <text:p>32,075<text:s/></text:p>
          </table:table-cell>
          <table:table-cell office:value-type="float" office:value="27974" table:style-name="ce7">
            <text:p>27,974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36065" table:style-name="ce7">
            <text:p>36,065<text:s/></text:p>
          </table:table-cell>
          <table:table-cell office:value-type="float" office:value="26300" table:style-name="ce7">
            <text:p>26,300<text:s/></text:p>
          </table:table-cell>
          <table:table-cell office:value-type="float" office:value="24711" table:style-name="ce7">
            <text:p>24,711<text:s/></text:p>
          </table:table-cell>
          <table:table-cell office:value-type="float" office:value="20851" table:style-name="ce7">
            <text:p>20,851<text:s/></text:p>
          </table:table-cell>
          <table:table-cell office:value-type="float" office:value="26672" table:style-name="ce7">
            <text:p>26,672<text:s/></text:p>
          </table:table-cell>
          <table:table-cell office:value-type="float" office:value="132357" table:style-name="ce7">
            <text:p>132,357<text:s/></text:p>
          </table:table-cell>
          <table:table-cell office:value-type="float" office:value="35164" table:style-name="ce7">
            <text:p>35,164<text:s/></text:p>
          </table:table-cell>
          <table:table-cell office:value-type="float" office:value="24009" table:style-name="ce7">
            <text:p>24,009<text:s/></text:p>
          </table:table-cell>
          <table:table-cell office:value-type="float" office:value="24440" table:style-name="ce7">
            <text:p>24,440<text:s/></text:p>
          </table:table-cell>
          <table:table-cell office:value-type="float" office:value="26126" table:style-name="ce7">
            <text:p>26,126<text:s/></text:p>
          </table:table-cell>
          <table:table-cell office:value-type="float" office:value="31360" table:style-name="ce7">
            <text:p>31,360<text:s/></text:p>
          </table:table-cell>
          <table:table-cell office:value-type="float" office:value="28043" table:style-name="ce7">
            <text:p>28,043<text:s/></text:p>
          </table:table-cell>
          <table:table-cell office:value-type="float" office:value="22802" table:style-name="ce7">
            <text:p>22,802<text:s/></text:p>
          </table:table-cell>
          <table:table-cell office:value-type="float" office:value="12508" table:style-name="ce7">
            <text:p>12,508<text:s/></text:p>
          </table:table-cell>
          <table:table-cell office:value-type="float" office:value="32464" table:style-name="ce7">
            <text:p>32,464<text:s/></text:p>
          </table:table-cell>
          <table:table-cell office:value-type="float" office:value="7219" table:style-name="ce7">
            <text:p>7,219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18570" table:style-name="ce7">
            <text:p>18,570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12337" table:style-name="ce7">
            <text:p>12,337<text:s/></text:p>
          </table:table-cell>
          <table:table-cell office:value-type="float" office:value="9908" table:style-name="ce7">
            <text:p>9,908<text:s/></text:p>
          </table:table-cell>
          <table:table-cell office:value-type="float" office:value="6725" table:style-name="ce7">
            <text:p>6,725<text:s/></text:p>
          </table:table-cell>
          <table:table-cell office:value-type="float" office:value="35508" table:style-name="ce7">
            <text:p>35,508<text:s/></text:p>
          </table:table-cell>
          <table:table-cell office:value-type="float" office:value="7142" table:style-name="ce7">
            <text:p>7,142<text:s/></text:p>
          </table:table-cell>
          <table:table-cell office:value-type="float" office:value="11737" table:style-name="ce7">
            <text:p>11,737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21346" table:style-name="ce7">
            <text:p>21,346<text:s/></text:p>
          </table:table-cell>
          <table:table-cell office:value-type="float" office:value="20384" table:style-name="ce7">
            <text:p>20,384<text:s/></text:p>
          </table:table-cell>
          <table:table-cell office:value-type="float" office:value="26148" table:style-name="ce7">
            <text:p>26,148<text:s/></text:p>
          </table:table-cell>
          <table:table-cell office:value-type="float" office:value="37834" table:style-name="ce7">
            <text:p>37,834<text:s/></text:p>
          </table:table-cell>
          <table:table-cell office:value-type="float" office:value="39197" table:style-name="ce7">
            <text:p>39,197<text:s/></text:p>
          </table:table-cell>
          <table:table-cell office:value-type="float" office:value="26099" table:style-name="ce7">
            <text:p>26,099<text:s/></text:p>
          </table:table-cell>
          <table:table-cell office:value-type="float" office:value="27925" table:style-name="ce7">
            <text:p>27,925<text:s/></text:p>
          </table:table-cell>
          <table:table-cell office:value-type="float" office:value="64184" table:style-name="ce7">
            <text:p>64,184<text:s/></text:p>
          </table:table-cell>
          <table:table-cell office:value-type="float" office:value="22531" table:style-name="ce7">
            <text:p>22,531<text:s/></text:p>
          </table:table-cell>
          <table:table-cell office:value-type="float" office:value="29971" table:style-name="ce7">
            <text:p>29,971<text:s/></text:p>
          </table:table-cell>
          <table:table-cell office:value-type="float" office:value="37039" table:style-name="ce7">
            <text:p>37,039<text:s/></text:p>
          </table:table-cell>
          <table:table-cell office:value-type="float" office:value="22206" table:style-name="ce7">
            <text:p>22,206<text:s/></text:p>
          </table:table-cell>
          <table:table-cell office:value-type="float" office:value="56563" table:style-name="ce8">
            <text:p>56,563<text:s/></text:p>
          </table:table-cell>
          <table:table-cell office:value-type="float" office:value="19804" table:style-name="ce7">
            <text:p>19,804<text:s/></text:p>
          </table:table-cell>
          <table:table-cell office:value-type="float" office:value="17088" table:style-name="ce7">
            <text:p>17,088<text:s/></text:p>
          </table:table-cell>
          <table:table-cell office:value-type="float" office:value="15202" table:style-name="ce7">
            <text:p>15,202<text:s/></text:p>
          </table:table-cell>
          <table:table-cell office:value-type="float" office:value="14818" table:style-name="ce7">
            <text:p>14,818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26910" table:style-name="ce7">
            <text:p>26,910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39163" table:style-name="ce7">
            <text:p>39,163<text:s/></text:p>
          </table:table-cell>
          <table:table-cell office:value-type="float" office:value="24264" table:style-name="ce7">
            <text:p>24,264<text:s/></text:p>
          </table:table-cell>
          <table:table-cell office:value-type="float" office:value="22948" table:style-name="ce7">
            <text:p>22,948<text:s/></text:p>
          </table:table-cell>
          <table:table-cell office:value-type="float" office:value="22207" table:style-name="ce7">
            <text:p>22,207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4301" table:style-name="ce7">
            <text:p>4,301<text:s/></text:p>
          </table:table-cell>
          <table:table-cell office:value-type="float" office:value="4385" table:style-name="ce7">
            <text:p>4,385<text:s/></text:p>
          </table:table-cell>
          <table:table-cell office:value-type="float" office:value="4502" table:style-name="ce7">
            <text:p>4,502<text:s/></text:p>
          </table:table-cell>
          <table:table-cell office:value-type="float" office:value="9616" table:style-name="ce7">
            <text:p>9,616<text:s/></text:p>
          </table:table-cell>
          <table:table-cell office:value-type="float" office:value="9156" table:style-name="ce7">
            <text:p>9,156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17571" table:style-name="ce7">
            <text:p>17,571<text:s/></text:p>
          </table:table-cell>
          <table:table-cell office:value-type="float" office:value="29013" table:style-name="ce7">
            <text:p>29,013<text:s/></text:p>
          </table:table-cell>
          <table:table-cell office:value-type="float" office:value="24452" table:style-name="ce7">
            <text:p>24,452<text:s/></text:p>
          </table:table-cell>
          <table:table-cell office:value-type="float" office:value="11624" table:style-name="ce7">
            <text:p>11,624<text:s/></text:p>
          </table:table-cell>
          <table:table-cell office:value-type="float" office:value="12553" table:style-name="ce7">
            <text:p>12,553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11644" table:style-name="ce7">
            <text:p>11,644<text:s/></text:p>
          </table:table-cell>
          <table:table-cell office:value-type="float" office:value="8779" table:style-name="ce7">
            <text:p>8,779<text:s/></text:p>
          </table:table-cell>
          <table:table-cell office:value-type="float" office:value="8200" table:style-name="ce7">
            <text:p>8,200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0T00:00:00" table:style-name="ce6">
            <text:p>2017/1/10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16039" table:style-name="ce7">
            <text:p>16,039<text:s/></text:p>
          </table:table-cell>
          <table:table-cell office:value-type="float" office:value="40614" table:style-name="ce7">
            <text:p>40,614<text:s/></text:p>
          </table:table-cell>
          <table:table-cell office:value-type="float" office:value="46061" table:style-name="ce7">
            <text:p>46,061<text:s/></text:p>
          </table:table-cell>
          <table:table-cell office:value-type="float" office:value="25926" table:style-name="ce7">
            <text:p>25,926<text:s/></text:p>
          </table:table-cell>
          <table:table-cell office:value-type="float" office:value="15273" table:style-name="ce7">
            <text:p>15,273<text:s/></text:p>
          </table:table-cell>
          <table:table-cell office:value-type="float" office:value="11634" table:style-name="ce7">
            <text:p>11,634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3007" table:style-name="ce7">
            <text:p>3,007<text:s/></text:p>
          </table:table-cell>
          <table:table-cell office:value-type="float" office:value="15654" table:style-name="ce7">
            <text:p>15,654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4686" table:style-name="ce7">
            <text:p>4,686<text:s/></text:p>
          </table:table-cell>
          <table:table-cell office:value-type="float" office:value="6786" table:style-name="ce7">
            <text:p>6,786<text:s/></text:p>
          </table:table-cell>
          <table:table-cell office:value-type="float" office:value="10767" table:style-name="ce7">
            <text:p>10,767<text:s/></text:p>
          </table:table-cell>
          <table:table-cell office:value-type="float" office:value="11448" table:style-name="ce7">
            <text:p>11,448<text:s/></text:p>
          </table:table-cell>
          <table:table-cell office:value-type="float" office:value="19029" table:style-name="ce7">
            <text:p>19,029<text:s/></text:p>
          </table:table-cell>
          <table:table-cell office:value-type="float" office:value="15900" table:style-name="ce7">
            <text:p>15,900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3147" table:style-name="ce7">
            <text:p>3,147<text:s/></text:p>
          </table:table-cell>
          <table:table-cell office:value-type="float" office:value="8486" table:style-name="ce7">
            <text:p>8,486<text:s/></text:p>
          </table:table-cell>
          <table:table-cell office:value-type="float" office:value="8455" table:style-name="ce7">
            <text:p>8,455<text:s/></text:p>
          </table:table-cell>
          <table:table-cell office:value-type="float" office:value="4699" table:style-name="ce7">
            <text:p>4,699<text:s/></text:p>
          </table:table-cell>
          <table:table-cell office:value-type="float" office:value="27485" table:style-name="ce7">
            <text:p>27,485<text:s/></text:p>
          </table:table-cell>
          <table:table-cell office:value-type="float" office:value="3031" table:style-name="ce7">
            <text:p>3,031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6364" table:style-name="ce7">
            <text:p>16,364<text:s/></text:p>
          </table:table-cell>
          <table:table-cell office:value-type="float" office:value="21327" table:style-name="ce7">
            <text:p>21,327<text:s/></text:p>
          </table:table-cell>
          <table:table-cell office:value-type="float" office:value="16949" table:style-name="ce7">
            <text:p>16,949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25891" table:style-name="ce7">
            <text:p>25,891<text:s/></text:p>
          </table:table-cell>
          <table:table-cell office:value-type="float" office:value="18235" table:style-name="ce7">
            <text:p>18,235<text:s/></text:p>
          </table:table-cell>
          <table:table-cell office:value-type="float" office:value="32769" table:style-name="ce7">
            <text:p>32,769<text:s/></text:p>
          </table:table-cell>
          <table:table-cell office:value-type="float" office:value="29924" table:style-name="ce7">
            <text:p>29,924<text:s/></text:p>
          </table:table-cell>
          <table:table-cell office:value-type="float" office:value="10323" table:style-name="ce7">
            <text:p>10,323<text:s/></text:p>
          </table:table-cell>
          <table:table-cell office:value-type="float" office:value="36891" table:style-name="ce7">
            <text:p>36,891<text:s/></text:p>
          </table:table-cell>
          <table:table-cell office:value-type="float" office:value="27187" table:style-name="ce7">
            <text:p>27,187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21265" table:style-name="ce7">
            <text:p>21,265<text:s/></text:p>
          </table:table-cell>
          <table:table-cell office:value-type="float" office:value="26528" table:style-name="ce7">
            <text:p>26,528<text:s/></text:p>
          </table:table-cell>
          <table:table-cell office:value-type="float" office:value="130767" table:style-name="ce7">
            <text:p>130,767<text:s/></text:p>
          </table:table-cell>
          <table:table-cell office:value-type="float" office:value="36356" table:style-name="ce7">
            <text:p>36,356<text:s/></text:p>
          </table:table-cell>
          <table:table-cell office:value-type="float" office:value="24212" table:style-name="ce7">
            <text:p>24,212<text:s/></text:p>
          </table:table-cell>
          <table:table-cell office:value-type="float" office:value="24987" table:style-name="ce7">
            <text:p>24,987<text:s/></text:p>
          </table:table-cell>
          <table:table-cell office:value-type="float" office:value="27026" table:style-name="ce7">
            <text:p>27,026<text:s/></text:p>
          </table:table-cell>
          <table:table-cell office:value-type="float" office:value="32441" table:style-name="ce7">
            <text:p>32,441<text:s/></text:p>
          </table:table-cell>
          <table:table-cell office:value-type="float" office:value="28982" table:style-name="ce7">
            <text:p>28,982<text:s/></text:p>
          </table:table-cell>
          <table:table-cell office:value-type="float" office:value="23391" table:style-name="ce7">
            <text:p>23,391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32424" table:style-name="ce7">
            <text:p>32,424<text:s/></text:p>
          </table:table-cell>
          <table:table-cell office:value-type="float" office:value="7331" table:style-name="ce7">
            <text:p>7,331<text:s/></text:p>
          </table:table-cell>
          <table:table-cell office:value-type="float" office:value="8586" table:style-name="ce7">
            <text:p>8,586<text:s/></text:p>
          </table:table-cell>
          <table:table-cell office:value-type="float" office:value="19077" table:style-name="ce7">
            <text:p>19,077<text:s/></text:p>
          </table:table-cell>
          <table:table-cell office:value-type="float" office:value="6550" table:style-name="ce7">
            <text:p>6,550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3175" table:style-name="ce7">
            <text:p>3,175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10068" table:style-name="ce7">
            <text:p>10,068<text:s/></text:p>
          </table:table-cell>
          <table:table-cell office:value-type="float" office:value="6841" table:style-name="ce7">
            <text:p>6,841<text:s/></text:p>
          </table:table-cell>
          <table:table-cell office:value-type="float" office:value="36325" table:style-name="ce7">
            <text:p>36,325<text:s/></text:p>
          </table:table-cell>
          <table:table-cell office:value-type="float" office:value="7174" table:style-name="ce7">
            <text:p>7,174<text:s/></text:p>
          </table:table-cell>
          <table:table-cell office:value-type="float" office:value="11823" table:style-name="ce7">
            <text:p>11,823<text:s/></text:p>
          </table:table-cell>
          <table:table-cell office:value-type="float" office:value="6757" table:style-name="ce7">
            <text:p>6,757<text:s/></text:p>
          </table:table-cell>
          <table:table-cell office:value-type="float" office:value="21716" table:style-name="ce7">
            <text:p>21,716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27173" table:style-name="ce7">
            <text:p>27,173<text:s/></text:p>
          </table:table-cell>
          <table:table-cell office:value-type="float" office:value="38515" table:style-name="ce7">
            <text:p>38,515<text:s/></text:p>
          </table:table-cell>
          <table:table-cell office:value-type="float" office:value="40319" table:style-name="ce7">
            <text:p>40,319<text:s/></text:p>
          </table:table-cell>
          <table:table-cell office:value-type="float" office:value="26335" table:style-name="ce7">
            <text:p>26,335<text:s/></text:p>
          </table:table-cell>
          <table:table-cell office:value-type="float" office:value="27930" table:style-name="ce7">
            <text:p>27,930<text:s/></text:p>
          </table:table-cell>
          <table:table-cell office:value-type="float" office:value="66137" table:style-name="ce7">
            <text:p>66,137<text:s/></text:p>
          </table:table-cell>
          <table:table-cell office:value-type="float" office:value="23153" table:style-name="ce7">
            <text:p>23,153<text:s/></text:p>
          </table:table-cell>
          <table:table-cell office:value-type="float" office:value="31236" table:style-name="ce7">
            <text:p>31,236<text:s/></text:p>
          </table:table-cell>
          <table:table-cell office:value-type="float" office:value="38495" table:style-name="ce7">
            <text:p>38,495<text:s/></text:p>
          </table:table-cell>
          <table:table-cell office:value-type="float" office:value="22338" table:style-name="ce7">
            <text:p>22,338<text:s/></text:p>
          </table:table-cell>
          <table:table-cell office:value-type="float" office:value="57479" table:style-name="ce8">
            <text:p>57,479<text:s/></text:p>
          </table:table-cell>
          <table:table-cell office:value-type="float" office:value="20918" table:style-name="ce7">
            <text:p>20,918<text:s/></text:p>
          </table:table-cell>
          <table:table-cell office:value-type="float" office:value="17083" table:style-name="ce7">
            <text:p>17,083<text:s/></text:p>
          </table:table-cell>
          <table:table-cell office:value-type="float" office:value="15381" table:style-name="ce7">
            <text:p>15,381<text:s/></text:p>
          </table:table-cell>
          <table:table-cell office:value-type="float" office:value="14865" table:style-name="ce7">
            <text:p>14,865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26432" table:style-name="ce7">
            <text:p>26,432<text:s/></text:p>
          </table:table-cell>
          <table:table-cell office:value-type="float" office:value="17858" table:style-name="ce7">
            <text:p>17,858<text:s/></text:p>
          </table:table-cell>
          <table:table-cell office:value-type="float" office:value="7190" table:style-name="ce7">
            <text:p>7,190<text:s/></text:p>
          </table:table-cell>
          <table:table-cell office:value-type="float" office:value="8487" table:style-name="ce7">
            <text:p>8,487<text:s/></text:p>
          </table:table-cell>
          <table:table-cell office:value-type="float" office:value="39411" table:style-name="ce7">
            <text:p>39,411<text:s/></text:p>
          </table:table-cell>
          <table:table-cell office:value-type="float" office:value="24450" table:style-name="ce7">
            <text:p>24,450<text:s/></text:p>
          </table:table-cell>
          <table:table-cell office:value-type="float" office:value="23604" table:style-name="ce7">
            <text:p>23,604<text:s/></text:p>
          </table:table-cell>
          <table:table-cell office:value-type="float" office:value="22762" table:style-name="ce7">
            <text:p>22,762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4534" table:style-name="ce7">
            <text:p>4,534<text:s/></text:p>
          </table:table-cell>
          <table:table-cell office:value-type="float" office:value="4536" table:style-name="ce7">
            <text:p>4,536<text:s/></text:p>
          </table:table-cell>
          <table:table-cell office:value-type="float" office:value="4679" table:style-name="ce7">
            <text:p>4,679<text:s/></text:p>
          </table:table-cell>
          <table:table-cell office:value-type="float" office:value="9870" table:style-name="ce7">
            <text:p>9,870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11998" table:style-name="ce7">
            <text:p>11,998<text:s/></text:p>
          </table:table-cell>
          <table:table-cell office:value-type="float" office:value="17664" table:style-name="ce7">
            <text:p>17,664<text:s/></text:p>
          </table:table-cell>
          <table:table-cell office:value-type="float" office:value="29709" table:style-name="ce7">
            <text:p>29,709<text:s/></text:p>
          </table:table-cell>
          <table:table-cell office:value-type="float" office:value="25126" table:style-name="ce7">
            <text:p>25,126<text:s/></text:p>
          </table:table-cell>
          <table:table-cell office:value-type="float" office:value="11949" table:style-name="ce7">
            <text:p>11,949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12303" table:style-name="ce7">
            <text:p>12,303<text:s/></text:p>
          </table:table-cell>
          <table:table-cell office:value-type="float" office:value="11921" table:style-name="ce7">
            <text:p>11,921<text:s/></text:p>
          </table:table-cell>
          <table:table-cell office:value-type="float" office:value="11617" table:style-name="ce7">
            <text:p>11,617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8387" table:style-name="ce7">
            <text:p>8,387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1T00:00:00" table:style-name="ce6">
            <text:p>2017/1/11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16288" table:style-name="ce7">
            <text:p>16,288<text:s/></text:p>
          </table:table-cell>
          <table:table-cell office:value-type="float" office:value="40825" table:style-name="ce7">
            <text:p>40,825<text:s/></text:p>
          </table:table-cell>
          <table:table-cell office:value-type="float" office:value="46937" table:style-name="ce7">
            <text:p>46,937<text:s/></text:p>
          </table:table-cell>
          <table:table-cell office:value-type="float" office:value="25778" table:style-name="ce7">
            <text:p>25,778<text:s/></text:p>
          </table:table-cell>
          <table:table-cell office:value-type="float" office:value="15203" table:style-name="ce7">
            <text:p>15,203<text:s/></text:p>
          </table:table-cell>
          <table:table-cell office:value-type="float" office:value="11600" table:style-name="ce7">
            <text:p>11,600<text:s/></text:p>
          </table:table-cell>
          <table:table-cell office:value-type="float" office:value="3775" table:style-name="ce7">
            <text:p>3,775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2161" table:style-name="ce7">
            <text:p>2,161<text:s/></text:p>
          </table:table-cell>
          <table:table-cell office:value-type="float" office:value="4777" table:style-name="ce7">
            <text:p>4,777<text:s/></text:p>
          </table:table-cell>
          <table:table-cell office:value-type="float" office:value="6725" table:style-name="ce7">
            <text:p>6,725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12405" table:style-name="ce7">
            <text:p>12,405<text:s/></text:p>
          </table:table-cell>
          <table:table-cell office:value-type="float" office:value="19270" table:style-name="ce7">
            <text:p>19,270<text:s/></text:p>
          </table:table-cell>
          <table:table-cell office:value-type="float" office:value="16123" table:style-name="ce7">
            <text:p>16,123<text:s/>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3165" table:style-name="ce7">
            <text:p>3,165<text:s/></text:p>
          </table:table-cell>
          <table:table-cell office:value-type="float" office:value="8838" table:style-name="ce7">
            <text:p>8,838<text:s/></text:p>
          </table:table-cell>
          <table:table-cell office:value-type="float" office:value="8438" table:style-name="ce7">
            <text:p>8,438<text:s/></text:p>
          </table:table-cell>
          <table:table-cell office:value-type="float" office:value="4652" table:style-name="ce7">
            <text:p>4,652<text:s/></text:p>
          </table:table-cell>
          <table:table-cell office:value-type="float" office:value="29100" table:style-name="ce7">
            <text:p>29,100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11602" table:style-name="ce7">
            <text:p>11,602<text:s/></text:p>
          </table:table-cell>
          <table:table-cell office:value-type="float" office:value="11871" table:style-name="ce7">
            <text:p>11,871<text:s/></text:p>
          </table:table-cell>
          <table:table-cell office:value-type="float" office:value="16717" table:style-name="ce7">
            <text:p>16,717<text:s/></text:p>
          </table:table-cell>
          <table:table-cell office:value-type="float" office:value="21727" table:style-name="ce7">
            <text:p>21,727<text:s/></text:p>
          </table:table-cell>
          <table:table-cell office:value-type="float" office:value="17054" table:style-name="ce7">
            <text:p>17,054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26859" table:style-name="ce7">
            <text:p>26,859<text:s/></text:p>
          </table:table-cell>
          <table:table-cell office:value-type="float" office:value="18648" table:style-name="ce7">
            <text:p>18,648<text:s/></text:p>
          </table:table-cell>
          <table:table-cell office:value-type="float" office:value="33041" table:style-name="ce7">
            <text:p>33,041<text:s/></text:p>
          </table:table-cell>
          <table:table-cell office:value-type="float" office:value="30092" table:style-name="ce7">
            <text:p>30,092<text:s/></text:p>
          </table:table-cell>
          <table:table-cell office:value-type="float" office:value="10051" table:style-name="ce7">
            <text:p>10,051<text:s/></text:p>
          </table:table-cell>
          <table:table-cell office:value-type="float" office:value="36866" table:style-name="ce7">
            <text:p>36,866<text:s/></text:p>
          </table:table-cell>
          <table:table-cell office:value-type="float" office:value="27744" table:style-name="ce7">
            <text:p>27,744<text:s/></text:p>
          </table:table-cell>
          <table:table-cell office:value-type="float" office:value="25384" table:style-name="ce7">
            <text:p>25,384<text:s/></text:p>
          </table:table-cell>
          <table:table-cell office:value-type="float" office:value="21711" table:style-name="ce7">
            <text:p>21,711<text:s/></text:p>
          </table:table-cell>
          <table:table-cell office:value-type="float" office:value="26615" table:style-name="ce7">
            <text:p>26,615<text:s/></text:p>
          </table:table-cell>
          <table:table-cell office:value-type="float" office:value="132215" table:style-name="ce7">
            <text:p>132,215<text:s/></text:p>
          </table:table-cell>
          <table:table-cell office:value-type="float" office:value="37250" table:style-name="ce7">
            <text:p>37,250<text:s/></text:p>
          </table:table-cell>
          <table:table-cell office:value-type="float" office:value="24500" table:style-name="ce7">
            <text:p>24,500<text:s/></text:p>
          </table:table-cell>
          <table:table-cell office:value-type="float" office:value="25063" table:style-name="ce7">
            <text:p>25,063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32783" table:style-name="ce7">
            <text:p>32,783<text:s/></text:p>
          </table:table-cell>
          <table:table-cell office:value-type="float" office:value="29126" table:style-name="ce7">
            <text:p>29,126<text:s/></text:p>
          </table:table-cell>
          <table:table-cell office:value-type="float" office:value="23831" table:style-name="ce7">
            <text:p>23,831<text:s/></text:p>
          </table:table-cell>
          <table:table-cell office:value-type="float" office:value="12661" table:style-name="ce7">
            <text:p>12,661<text:s/></text:p>
          </table:table-cell>
          <table:table-cell office:value-type="float" office:value="32888" table:style-name="ce7">
            <text:p>32,888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19024" table:style-name="ce7">
            <text:p>19,024<text:s/></text:p>
          </table:table-cell>
          <table:table-cell office:value-type="float" office:value="6307" table:style-name="ce7">
            <text:p>6,307<text:s/></text:p>
          </table:table-cell>
          <table:table-cell office:value-type="float" office:value="3372" table:style-name="ce7">
            <text:p>3,372<text:s/></text:p>
          </table:table-cell>
          <table:table-cell office:value-type="float" office:value="3158" table:style-name="ce7">
            <text:p>3,158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9948" table:style-name="ce7">
            <text:p>9,948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36341" table:style-name="ce7">
            <text:p>36,341<text:s/></text:p>
          </table:table-cell>
          <table:table-cell office:value-type="float" office:value="7193" table:style-name="ce7">
            <text:p>7,193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22067" table:style-name="ce7">
            <text:p>22,067<text:s/></text:p>
          </table:table-cell>
          <table:table-cell office:value-type="float" office:value="20698" table:style-name="ce7">
            <text:p>20,698<text:s/></text:p>
          </table:table-cell>
          <table:table-cell office:value-type="float" office:value="27766" table:style-name="ce7">
            <text:p>27,766<text:s/></text:p>
          </table:table-cell>
          <table:table-cell office:value-type="float" office:value="39214" table:style-name="ce7">
            <text:p>39,214<text:s/></text:p>
          </table:table-cell>
          <table:table-cell office:value-type="float" office:value="40491" table:style-name="ce7">
            <text:p>40,491<text:s/></text:p>
          </table:table-cell>
          <table:table-cell office:value-type="float" office:value="26738" table:style-name="ce7">
            <text:p>26,738<text:s/></text:p>
          </table:table-cell>
          <table:table-cell office:value-type="float" office:value="27712" table:style-name="ce7">
            <text:p>27,712<text:s/></text:p>
          </table:table-cell>
          <table:table-cell office:value-type="float" office:value="67131" table:style-name="ce7">
            <text:p>67,131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31852" table:style-name="ce7">
            <text:p>31,852<text:s/></text:p>
          </table:table-cell>
          <table:table-cell office:value-type="float" office:value="39764" table:style-name="ce7">
            <text:p>39,764<text:s/></text:p>
          </table:table-cell>
          <table:table-cell office:value-type="float" office:value="23055" table:style-name="ce7">
            <text:p>23,055<text:s/></text:p>
          </table:table-cell>
          <table:table-cell office:value-type="float" office:value="58676" table:style-name="ce8">
            <text:p>58,676<text:s/></text:p>
          </table:table-cell>
          <table:table-cell office:value-type="float" office:value="20729" table:style-name="ce7">
            <text:p>20,729<text:s/></text:p>
          </table:table-cell>
          <table:table-cell office:value-type="float" office:value="17002" table:style-name="ce7">
            <text:p>17,002<text:s/></text:p>
          </table:table-cell>
          <table:table-cell office:value-type="float" office:value="15415" table:style-name="ce7">
            <text:p>15,415<text:s/></text:p>
          </table:table-cell>
          <table:table-cell office:value-type="float" office:value="15428" table:style-name="ce7">
            <text:p>15,428<text:s/></text:p>
          </table:table-cell>
          <table:table-cell office:value-type="float" office:value="10974" table:style-name="ce7">
            <text:p>10,974<text:s/></text:p>
          </table:table-cell>
          <table:table-cell office:value-type="float" office:value="27601" table:style-name="ce7">
            <text:p>27,601<text:s/></text:p>
          </table:table-cell>
          <table:table-cell office:value-type="float" office:value="17897" table:style-name="ce7">
            <text:p>17,897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8400" table:style-name="ce7">
            <text:p>8,400<text:s/></text:p>
          </table:table-cell>
          <table:table-cell office:value-type="float" office:value="40630" table:style-name="ce7">
            <text:p>40,630<text:s/></text:p>
          </table:table-cell>
          <table:table-cell office:value-type="float" office:value="24119" table:style-name="ce7">
            <text:p>24,119<text:s/></text:p>
          </table:table-cell>
          <table:table-cell office:value-type="float" office:value="24025" table:style-name="ce7">
            <text:p>24,025<text:s/></text:p>
          </table:table-cell>
          <table:table-cell office:value-type="float" office:value="22943" table:style-name="ce7">
            <text:p>22,943<text:s/></text:p>
          </table:table-cell>
          <table:table-cell office:value-type="float" office:value="13380" table:style-name="ce7">
            <text:p>13,380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4904" table:style-name="ce7">
            <text:p>4,904<text:s/></text:p>
          </table:table-cell>
          <table:table-cell office:value-type="float" office:value="4310" table:style-name="ce7">
            <text:p>4,310<text:s/></text:p>
          </table:table-cell>
          <table:table-cell office:value-type="float" office:value="4632" table:style-name="ce7">
            <text:p>4,632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8004" table:style-name="ce7">
            <text:p>18,004<text:s/></text:p>
          </table:table-cell>
          <table:table-cell office:value-type="float" office:value="29436" table:style-name="ce7">
            <text:p>29,436<text:s/></text:p>
          </table:table-cell>
          <table:table-cell office:value-type="float" office:value="25466" table:style-name="ce7">
            <text:p>25,466<text:s/></text:p>
          </table:table-cell>
          <table:table-cell office:value-type="float" office:value="11904" table:style-name="ce7">
            <text:p>11,904<text:s/></text:p>
          </table:table-cell>
          <table:table-cell office:value-type="float" office:value="13067" table:style-name="ce7">
            <text:p>13,067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8928" table:style-name="ce7">
            <text:p>8,928<text:s/></text:p>
          </table:table-cell>
          <table:table-cell office:value-type="float" office:value="8568" table:style-name="ce7">
            <text:p>8,568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2T00:00:00" table:style-name="ce6">
            <text:p>2017/1/12</text:p>
          </table:table-cell>
          <table:table-cell office:value-type="float" office:value="5491" table:style-name="ce7">
            <text:p>5,491<text:s/></text:p>
          </table:table-cell>
          <table:table-cell office:value-type="float" office:value="16303" table:style-name="ce7">
            <text:p>16,303<text:s/></text:p>
          </table:table-cell>
          <table:table-cell office:value-type="float" office:value="41949" table:style-name="ce7">
            <text:p>41,949<text:s/></text:p>
          </table:table-cell>
          <table:table-cell office:value-type="float" office:value="49550" table:style-name="ce7">
            <text:p>49,550<text:s/></text:p>
          </table:table-cell>
          <table:table-cell office:value-type="float" office:value="26440" table:style-name="ce7">
            <text:p>26,440<text:s/></text:p>
          </table:table-cell>
          <table:table-cell office:value-type="float" office:value="15480" table:style-name="ce7">
            <text:p>15,480<text:s/></text:p>
          </table:table-cell>
          <table:table-cell office:value-type="float" office:value="11817" table:style-name="ce7">
            <text:p>11,817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3024" table:style-name="ce7">
            <text:p>3,024<text:s/></text:p>
          </table:table-cell>
          <table:table-cell office:value-type="float" office:value="16074" table:style-name="ce7">
            <text:p>16,074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4670" table:style-name="ce7">
            <text:p>4,670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11153" table:style-name="ce7">
            <text:p>11,153<text:s/></text:p>
          </table:table-cell>
          <table:table-cell office:value-type="float" office:value="11404" table:style-name="ce7">
            <text:p>11,404<text:s/></text:p>
          </table:table-cell>
          <table:table-cell office:value-type="float" office:value="19121" table:style-name="ce7">
            <text:p>19,121<text:s/></text:p>
          </table:table-cell>
          <table:table-cell office:value-type="float" office:value="16286" table:style-name="ce7">
            <text:p>16,286<text:s/></text:p>
          </table:table-cell>
          <table:table-cell office:value-type="float" office:value="5589" table:style-name="ce7">
            <text:p>5,589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3129" table:style-name="ce7">
            <text:p>3,129<text:s/></text:p>
          </table:table-cell>
          <table:table-cell office:value-type="float" office:value="8832" table:style-name="ce7">
            <text:p>8,832<text:s/></text:p>
          </table:table-cell>
          <table:table-cell office:value-type="float" office:value="8629" table:style-name="ce7">
            <text:p>8,629<text:s/></text:p>
          </table:table-cell>
          <table:table-cell office:value-type="float" office:value="4927" table:style-name="ce7">
            <text:p>4,927<text:s/></text:p>
          </table:table-cell>
          <table:table-cell office:value-type="float" office:value="29147" table:style-name="ce7">
            <text:p>29,147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11431" table:style-name="ce7">
            <text:p>11,431<text:s/></text:p>
          </table:table-cell>
          <table:table-cell office:value-type="float" office:value="11747" table:style-name="ce7">
            <text:p>11,747<text:s/></text:p>
          </table:table-cell>
          <table:table-cell office:value-type="float" office:value="16698" table:style-name="ce7">
            <text:p>16,698<text:s/></text:p>
          </table:table-cell>
          <table:table-cell office:value-type="float" office:value="21773" table:style-name="ce7">
            <text:p>21,773<text:s/></text:p>
          </table:table-cell>
          <table:table-cell office:value-type="float" office:value="17276" table:style-name="ce7">
            <text:p>17,276<text:s/></text:p>
          </table:table-cell>
          <table:table-cell office:value-type="float" office:value="9211" table:style-name="ce7">
            <text:p>9,211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19215" table:style-name="ce7">
            <text:p>19,215<text:s/></text:p>
          </table:table-cell>
          <table:table-cell office:value-type="float" office:value="33353" table:style-name="ce7">
            <text:p>33,353<text:s/></text:p>
          </table:table-cell>
          <table:table-cell office:value-type="float" office:value="29571" table:style-name="ce7">
            <text:p>29,571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37420" table:style-name="ce7">
            <text:p>37,420<text:s/></text:p>
          </table:table-cell>
          <table:table-cell office:value-type="float" office:value="27696" table:style-name="ce7">
            <text:p>27,696<text:s/></text:p>
          </table:table-cell>
          <table:table-cell office:value-type="float" office:value="25414" table:style-name="ce7">
            <text:p>25,414<text:s/></text:p>
          </table:table-cell>
          <table:table-cell office:value-type="float" office:value="21415" table:style-name="ce7">
            <text:p>21,415<text:s/></text:p>
          </table:table-cell>
          <table:table-cell office:value-type="float" office:value="25950" table:style-name="ce7">
            <text:p>25,950<text:s/></text:p>
          </table:table-cell>
          <table:table-cell office:value-type="float" office:value="135443" table:style-name="ce7">
            <text:p>135,443<text:s/></text:p>
          </table:table-cell>
          <table:table-cell office:value-type="float" office:value="37806" table:style-name="ce7">
            <text:p>37,806<text:s/></text:p>
          </table:table-cell>
          <table:table-cell office:value-type="float" office:value="24228" table:style-name="ce7">
            <text:p>24,228<text:s/></text:p>
          </table:table-cell>
          <table:table-cell office:value-type="float" office:value="25000" table:style-name="ce7">
            <text:p>25,000<text:s/></text:p>
          </table:table-cell>
          <table:table-cell office:value-type="float" office:value="27487" table:style-name="ce7">
            <text:p>27,487<text:s/></text:p>
          </table:table-cell>
          <table:table-cell office:value-type="float" office:value="32965" table:style-name="ce7">
            <text:p>32,965<text:s/></text:p>
          </table:table-cell>
          <table:table-cell office:value-type="float" office:value="29028" table:style-name="ce7">
            <text:p>29,028<text:s/></text:p>
          </table:table-cell>
          <table:table-cell office:value-type="float" office:value="23903" table:style-name="ce7">
            <text:p>23,903<text:s/></text:p>
          </table:table-cell>
          <table:table-cell office:value-type="float" office:value="12618" table:style-name="ce7">
            <text:p>12,618<text:s/></text:p>
          </table:table-cell>
          <table:table-cell office:value-type="float" office:value="32866" table:style-name="ce7">
            <text:p>32,866<text:s/></text:p>
          </table:table-cell>
          <table:table-cell office:value-type="float" office:value="7472" table:style-name="ce7">
            <text:p>7,472<text:s/></text:p>
          </table:table-cell>
          <table:table-cell office:value-type="float" office:value="8665" table:style-name="ce7">
            <text:p>8,665<text:s/></text:p>
          </table:table-cell>
          <table:table-cell office:value-type="float" office:value="19618" table:style-name="ce7">
            <text:p>19,618<text:s/></text:p>
          </table:table-cell>
          <table:table-cell office:value-type="float" office:value="6148" table:style-name="ce7">
            <text:p>6,148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12511" table:style-name="ce7">
            <text:p>12,511<text:s/></text:p>
          </table:table-cell>
          <table:table-cell office:value-type="float" office:value="10045" table:style-name="ce7">
            <text:p>10,045<text:s/></text:p>
          </table:table-cell>
          <table:table-cell office:value-type="float" office:value="6985" table:style-name="ce7">
            <text:p>6,985<text:s/></text:p>
          </table:table-cell>
          <table:table-cell office:value-type="float" office:value="36568" table:style-name="ce7">
            <text:p>36,568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12114" table:style-name="ce7">
            <text:p>12,114<text:s/></text:p>
          </table:table-cell>
          <table:table-cell office:value-type="float" office:value="6948" table:style-name="ce7">
            <text:p>6,948<text:s/></text:p>
          </table:table-cell>
          <table:table-cell office:value-type="float" office:value="21928" table:style-name="ce7">
            <text:p>21,928<text:s/></text:p>
          </table:table-cell>
          <table:table-cell office:value-type="float" office:value="20779" table:style-name="ce7">
            <text:p>20,779<text:s/></text:p>
          </table:table-cell>
          <table:table-cell office:value-type="float" office:value="27971" table:style-name="ce7">
            <text:p>27,971<text:s/></text:p>
          </table:table-cell>
          <table:table-cell office:value-type="float" office:value="38932" table:style-name="ce7">
            <text:p>38,932<text:s/></text:p>
          </table:table-cell>
          <table:table-cell office:value-type="float" office:value="40718" table:style-name="ce7">
            <text:p>40,718<text:s/></text:p>
          </table:table-cell>
          <table:table-cell office:value-type="float" office:value="26798" table:style-name="ce7">
            <text:p>26,798<text:s/></text:p>
          </table:table-cell>
          <table:table-cell office:value-type="float" office:value="29530" table:style-name="ce7">
            <text:p>29,530<text:s/></text:p>
          </table:table-cell>
          <table:table-cell office:value-type="float" office:value="66975" table:style-name="ce7">
            <text:p>66,975<text:s/></text:p>
          </table:table-cell>
          <table:table-cell office:value-type="float" office:value="24209" table:style-name="ce7">
            <text:p>24,209<text:s/></text:p>
          </table:table-cell>
          <table:table-cell office:value-type="float" office:value="32098" table:style-name="ce7">
            <text:p>32,098<text:s/></text:p>
          </table:table-cell>
          <table:table-cell office:value-type="float" office:value="40494" table:style-name="ce7">
            <text:p>40,494<text:s/></text:p>
          </table:table-cell>
          <table:table-cell office:value-type="float" office:value="23232" table:style-name="ce7">
            <text:p>23,232<text:s/></text:p>
          </table:table-cell>
          <table:table-cell office:value-type="float" office:value="61169" table:style-name="ce8">
            <text:p>61,169<text:s/></text:p>
          </table:table-cell>
          <table:table-cell office:value-type="float" office:value="20721" table:style-name="ce7">
            <text:p>20,721<text:s/></text:p>
          </table:table-cell>
          <table:table-cell office:value-type="float" office:value="17462" table:style-name="ce7">
            <text:p>17,462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15833" table:style-name="ce7">
            <text:p>15,833<text:s/></text:p>
          </table:table-cell>
          <table:table-cell office:value-type="float" office:value="11060" table:style-name="ce7">
            <text:p>11,060<text:s/></text:p>
          </table:table-cell>
          <table:table-cell office:value-type="float" office:value="30082" table:style-name="ce7">
            <text:p>30,082<text:s/></text:p>
          </table:table-cell>
          <table:table-cell office:value-type="float" office:value="18213" table:style-name="ce7">
            <text:p>18,213<text:s/></text:p>
          </table:table-cell>
          <table:table-cell office:value-type="float" office:value="7210" table:style-name="ce7">
            <text:p>7,210<text:s/></text:p>
          </table:table-cell>
          <table:table-cell office:value-type="float" office:value="8434" table:style-name="ce7">
            <text:p>8,434<text:s/></text:p>
          </table:table-cell>
          <table:table-cell office:value-type="float" office:value="41100" table:style-name="ce7">
            <text:p>41,100<text:s/></text:p>
          </table:table-cell>
          <table:table-cell office:value-type="float" office:value="24845" table:style-name="ce7">
            <text:p>24,845<text:s/></text:p>
          </table:table-cell>
          <table:table-cell office:value-type="float" office:value="24276" table:style-name="ce7">
            <text:p>24,276<text:s/></text:p>
          </table:table-cell>
          <table:table-cell office:value-type="float" office:value="23259" table:style-name="ce7">
            <text:p>23,259<text:s/></text:p>
          </table:table-cell>
          <table:table-cell office:value-type="float" office:value="14198" table:style-name="ce7">
            <text:p>14,198<text:s/></text:p>
          </table:table-cell>
          <table:table-cell office:value-type="float" office:value="11981" table:style-name="ce7">
            <text:p>11,981<text:s/></text:p>
          </table:table-cell>
          <table:table-cell office:value-type="float" office:value="4910" table:style-name="ce7">
            <text:p>4,910<text:s/></text:p>
          </table:table-cell>
          <table:table-cell office:value-type="float" office:value="4513" table:style-name="ce7">
            <text:p>4,513<text:s/></text:p>
          </table:table-cell>
          <table:table-cell office:value-type="float" office:value="4770" table:style-name="ce7">
            <text:p>4,770<text:s/></text:p>
          </table:table-cell>
          <table:table-cell office:value-type="float" office:value="9926" table:style-name="ce7">
            <text:p>9,926<text:s/></text:p>
          </table:table-cell>
          <table:table-cell office:value-type="float" office:value="9414" table:style-name="ce7">
            <text:p>9,414<text:s/></text:p>
          </table:table-cell>
          <table:table-cell office:value-type="float" office:value="11625" table:style-name="ce7">
            <text:p>11,625<text:s/></text:p>
          </table:table-cell>
          <table:table-cell office:value-type="float" office:value="18190" table:style-name="ce7">
            <text:p>18,190<text:s/></text:p>
          </table:table-cell>
          <table:table-cell office:value-type="float" office:value="30756" table:style-name="ce7">
            <text:p>30,756<text:s/></text:p>
          </table:table-cell>
          <table:table-cell office:value-type="float" office:value="25409" table:style-name="ce7">
            <text:p>25,409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12910" table:style-name="ce7">
            <text:p>12,910<text:s/></text:p>
          </table:table-cell>
          <table:table-cell office:value-type="float" office:value="12395" table:style-name="ce7">
            <text:p>12,395<text:s/></text:p>
          </table:table-cell>
          <table:table-cell office:value-type="float" office:value="11784" table:style-name="ce7">
            <text:p>11,784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8986" table:style-name="ce7">
            <text:p>8,986<text:s/></text:p>
          </table:table-cell>
          <table:table-cell office:value-type="float" office:value="8529" table:style-name="ce7">
            <text:p>8,529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3T00:00:00" table:style-name="ce6">
            <text:p>2017/1/13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17845" table:style-name="ce7">
            <text:p>17,845<text:s/></text:p>
          </table:table-cell>
          <table:table-cell office:value-type="float" office:value="45904" table:style-name="ce7">
            <text:p>45,904<text:s/></text:p>
          </table:table-cell>
          <table:table-cell office:value-type="float" office:value="57576" table:style-name="ce7">
            <text:p>57,576<text:s/></text:p>
          </table:table-cell>
          <table:table-cell office:value-type="float" office:value="28061" table:style-name="ce7">
            <text:p>28,061<text:s/></text:p>
          </table:table-cell>
          <table:table-cell office:value-type="float" office:value="16919" table:style-name="ce7">
            <text:p>16,919<text:s/></text:p>
          </table:table-cell>
          <table:table-cell office:value-type="float" office:value="13194" table:style-name="ce7">
            <text:p>13,194<text:s/></text:p>
          </table:table-cell>
          <table:table-cell office:value-type="float" office:value="4278" table:style-name="ce7">
            <text:p>4,278<text:s/></text:p>
          </table:table-cell>
          <table:table-cell office:value-type="float" office:value="3257" table:style-name="ce7">
            <text:p>3,257<text:s/></text:p>
          </table:table-cell>
          <table:table-cell office:value-type="float" office:value="17187" table:style-name="ce7">
            <text:p>17,187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4910" table:style-name="ce7">
            <text:p>4,910<text:s/></text:p>
          </table:table-cell>
          <table:table-cell office:value-type="float" office:value="5797" table:style-name="ce7">
            <text:p>5,797<text:s/></text:p>
          </table:table-cell>
          <table:table-cell office:value-type="float" office:value="11107" table:style-name="ce7">
            <text:p>11,107<text:s/></text:p>
          </table:table-cell>
          <table:table-cell office:value-type="float" office:value="13957" table:style-name="ce7">
            <text:p>13,957<text:s/></text:p>
          </table:table-cell>
          <table:table-cell office:value-type="float" office:value="20946" table:style-name="ce7">
            <text:p>20,946<text:s/></text:p>
          </table:table-cell>
          <table:table-cell office:value-type="float" office:value="17383" table:style-name="ce7">
            <text:p>17,383<text:s/></text:p>
          </table:table-cell>
          <table:table-cell office:value-type="float" office:value="5982" table:style-name="ce7">
            <text:p>5,982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9281" table:style-name="ce7">
            <text:p>9,281<text:s/></text:p>
          </table:table-cell>
          <table:table-cell office:value-type="float" office:value="9221" table:style-name="ce7">
            <text:p>9,221<text:s/></text:p>
          </table:table-cell>
          <table:table-cell office:value-type="float" office:value="5286" table:style-name="ce7">
            <text:p>5,286<text:s/></text:p>
          </table:table-cell>
          <table:table-cell office:value-type="float" office:value="33264" table:style-name="ce7">
            <text:p>33,264<text:s/></text:p>
          </table:table-cell>
          <table:table-cell office:value-type="float" office:value="2575" table:style-name="ce7">
            <text:p>2,575<text:s/></text:p>
          </table:table-cell>
          <table:table-cell office:value-type="float" office:value="11794" table:style-name="ce7">
            <text:p>11,794<text:s/></text:p>
          </table:table-cell>
          <table:table-cell office:value-type="float" office:value="12606" table:style-name="ce7">
            <text:p>12,606<text:s/></text:p>
          </table:table-cell>
          <table:table-cell office:value-type="float" office:value="17804" table:style-name="ce7">
            <text:p>17,804<text:s/></text:p>
          </table:table-cell>
          <table:table-cell office:value-type="float" office:value="24134" table:style-name="ce7">
            <text:p>24,134<text:s/></text:p>
          </table:table-cell>
          <table:table-cell office:value-type="float" office:value="18680" table:style-name="ce7">
            <text:p>18,680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34625" table:style-name="ce7">
            <text:p>34,625<text:s/></text:p>
          </table:table-cell>
          <table:table-cell office:value-type="float" office:value="21418" table:style-name="ce7">
            <text:p>21,418<text:s/></text:p>
          </table:table-cell>
          <table:table-cell office:value-type="float" office:value="36662" table:style-name="ce7">
            <text:p>36,662<text:s/></text:p>
          </table:table-cell>
          <table:table-cell office:value-type="float" office:value="32157" table:style-name="ce7">
            <text:p>32,157<text:s/></text:p>
          </table:table-cell>
          <table:table-cell office:value-type="float" office:value="11073" table:style-name="ce7">
            <text:p>11,073<text:s/></text:p>
          </table:table-cell>
          <table:table-cell office:value-type="float" office:value="40469" table:style-name="ce7">
            <text:p>40,469<text:s/></text:p>
          </table:table-cell>
          <table:table-cell office:value-type="float" office:value="29655" table:style-name="ce7">
            <text:p>29,655<text:s/></text:p>
          </table:table-cell>
          <table:table-cell office:value-type="float" office:value="27306" table:style-name="ce7">
            <text:p>27,306<text:s/></text:p>
          </table:table-cell>
          <table:table-cell office:value-type="float" office:value="22680" table:style-name="ce7">
            <text:p>22,680<text:s/></text:p>
          </table:table-cell>
          <table:table-cell office:value-type="float" office:value="27230" table:style-name="ce7">
            <text:p>27,230<text:s/></text:p>
          </table:table-cell>
          <table:table-cell office:value-type="float" office:value="171370" table:style-name="ce7">
            <text:p>171,370<text:s/></text:p>
          </table:table-cell>
          <table:table-cell office:value-type="float" office:value="44174" table:style-name="ce7">
            <text:p>44,174<text:s/></text:p>
          </table:table-cell>
          <table:table-cell office:value-type="float" office:value="26382" table:style-name="ce7">
            <text:p>26,382<text:s/></text:p>
          </table:table-cell>
          <table:table-cell office:value-type="float" office:value="27085" table:style-name="ce7">
            <text:p>27,085<text:s/></text:p>
          </table:table-cell>
          <table:table-cell office:value-type="float" office:value="28033" table:style-name="ce7">
            <text:p>28,033<text:s/></text:p>
          </table:table-cell>
          <table:table-cell office:value-type="float" office:value="33022" table:style-name="ce7">
            <text:p>33,022<text:s/></text:p>
          </table:table-cell>
          <table:table-cell office:value-type="float" office:value="30531" table:style-name="ce7">
            <text:p>30,531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13162" table:style-name="ce7">
            <text:p>13,162<text:s/></text:p>
          </table:table-cell>
          <table:table-cell office:value-type="float" office:value="34250" table:style-name="ce7">
            <text:p>34,250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8853" table:style-name="ce7">
            <text:p>8,853<text:s/></text:p>
          </table:table-cell>
          <table:table-cell office:value-type="float" office:value="19440" table:style-name="ce7">
            <text:p>19,440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2647" table:style-name="ce7">
            <text:p>12,647<text:s/></text:p>
          </table:table-cell>
          <table:table-cell office:value-type="float" office:value="10099" table:style-name="ce7">
            <text:p>10,099<text:s/></text:p>
          </table:table-cell>
          <table:table-cell office:value-type="float" office:value="6812" table:style-name="ce7">
            <text:p>6,812<text:s/></text:p>
          </table:table-cell>
          <table:table-cell office:value-type="float" office:value="35969" table:style-name="ce7">
            <text:p>35,969<text:s/></text:p>
          </table:table-cell>
          <table:table-cell office:value-type="float" office:value="7866" table:style-name="ce7">
            <text:p>7,866<text:s/></text:p>
          </table:table-cell>
          <table:table-cell office:value-type="float" office:value="13403" table:style-name="ce7">
            <text:p>13,403<text:s/></text:p>
          </table:table-cell>
          <table:table-cell office:value-type="float" office:value="7595" table:style-name="ce7">
            <text:p>7,595<text:s/></text:p>
          </table:table-cell>
          <table:table-cell office:value-type="float" office:value="23359" table:style-name="ce7">
            <text:p>23,359<text:s/></text:p>
          </table:table-cell>
          <table:table-cell office:value-type="float" office:value="21421" table:style-name="ce7">
            <text:p>21,421<text:s/></text:p>
          </table:table-cell>
          <table:table-cell office:value-type="float" office:value="30552" table:style-name="ce7">
            <text:p>30,552<text:s/></text:p>
          </table:table-cell>
          <table:table-cell office:value-type="float" office:value="45413" table:style-name="ce7">
            <text:p>45,413<text:s/></text:p>
          </table:table-cell>
          <table:table-cell office:value-type="float" office:value="43862" table:style-name="ce7">
            <text:p>43,862<text:s/></text:p>
          </table:table-cell>
          <table:table-cell office:value-type="float" office:value="28595" table:style-name="ce7">
            <text:p>28,595<text:s/></text:p>
          </table:table-cell>
          <table:table-cell office:value-type="float" office:value="29155" table:style-name="ce7">
            <text:p>29,155<text:s/></text:p>
          </table:table-cell>
          <table:table-cell office:value-type="float" office:value="80888" table:style-name="ce7">
            <text:p>80,888<text:s/></text:p>
          </table:table-cell>
          <table:table-cell office:value-type="float" office:value="26524" table:style-name="ce7">
            <text:p>26,524<text:s/></text:p>
          </table:table-cell>
          <table:table-cell office:value-type="float" office:value="37153" table:style-name="ce7">
            <text:p>37,153<text:s/></text:p>
          </table:table-cell>
          <table:table-cell office:value-type="float" office:value="47555" table:style-name="ce7">
            <text:p>47,555<text:s/></text:p>
          </table:table-cell>
          <table:table-cell office:value-type="float" office:value="26042" table:style-name="ce7">
            <text:p>26,042<text:s/></text:p>
          </table:table-cell>
          <table:table-cell office:value-type="float" office:value="70171" table:style-name="ce8">
            <text:p>70,171<text:s/></text:p>
          </table:table-cell>
          <table:table-cell office:value-type="float" office:value="23300" table:style-name="ce7">
            <text:p>23,300<text:s/></text:p>
          </table:table-cell>
          <table:table-cell office:value-type="float" office:value="18962" table:style-name="ce7">
            <text:p>18,962<text:s/></text:p>
          </table:table-cell>
          <table:table-cell office:value-type="float" office:value="16551" table:style-name="ce7">
            <text:p>16,551<text:s/></text:p>
          </table:table-cell>
          <table:table-cell office:value-type="float" office:value="18499" table:style-name="ce7">
            <text:p>18,499<text:s/></text:p>
          </table:table-cell>
          <table:table-cell office:value-type="float" office:value="10456" table:style-name="ce7">
            <text:p>10,456<text:s/></text:p>
          </table:table-cell>
          <table:table-cell office:value-type="float" office:value="32345" table:style-name="ce7">
            <text:p>32,345<text:s/></text:p>
          </table:table-cell>
          <table:table-cell office:value-type="float" office:value="20908" table:style-name="ce7">
            <text:p>20,908<text:s/></text:p>
          </table:table-cell>
          <table:table-cell office:value-type="float" office:value="7485" table:style-name="ce7">
            <text:p>7,485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45136" table:style-name="ce7">
            <text:p>45,136<text:s/></text:p>
          </table:table-cell>
          <table:table-cell office:value-type="float" office:value="27323" table:style-name="ce7">
            <text:p>27,323<text:s/></text:p>
          </table:table-cell>
          <table:table-cell office:value-type="float" office:value="26436" table:style-name="ce7">
            <text:p>26,436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15611" table:style-name="ce7">
            <text:p>15,611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5067" table:style-name="ce7">
            <text:p>5,067<text:s/></text:p>
          </table:table-cell>
          <table:table-cell office:value-type="float" office:value="4976" table:style-name="ce7">
            <text:p>4,976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10665" table:style-name="ce7">
            <text:p>10,665<text:s/></text:p>
          </table:table-cell>
          <table:table-cell office:value-type="float" office:value="11096" table:style-name="ce7">
            <text:p>11,096<text:s/></text:p>
          </table:table-cell>
          <table:table-cell office:value-type="float" office:value="12576" table:style-name="ce7">
            <text:p>12,576<text:s/></text:p>
          </table:table-cell>
          <table:table-cell office:value-type="float" office:value="20478" table:style-name="ce7">
            <text:p>20,478<text:s/></text:p>
          </table:table-cell>
          <table:table-cell office:value-type="float" office:value="33284" table:style-name="ce7">
            <text:p>33,284<text:s/></text:p>
          </table:table-cell>
          <table:table-cell office:value-type="float" office:value="27815" table:style-name="ce7">
            <text:p>27,815<text:s/></text:p>
          </table:table-cell>
          <table:table-cell office:value-type="float" office:value="12992" table:style-name="ce7">
            <text:p>12,992<text:s/></text:p>
          </table:table-cell>
          <table:table-cell office:value-type="float" office:value="13624" table:style-name="ce7">
            <text:p>13,624<text:s/></text:p>
          </table:table-cell>
          <table:table-cell office:value-type="float" office:value="14242" table:style-name="ce7">
            <text:p>14,242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13055" table:style-name="ce7">
            <text:p>13,055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9294" table:style-name="ce7">
            <text:p>9,294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4T00:00:00" table:style-name="ce6">
            <text:p>2017/1/14</text:p>
          </table:table-cell>
          <table:table-cell office:value-type="float" office:value="4994" table:style-name="ce7">
            <text:p>4,994<text:s/></text:p>
          </table:table-cell>
          <table:table-cell office:value-type="float" office:value="11066" table:style-name="ce7">
            <text:p>11,066<text:s/></text:p>
          </table:table-cell>
          <table:table-cell office:value-type="float" office:value="27862" table:style-name="ce7">
            <text:p>27,862<text:s/></text:p>
          </table:table-cell>
          <table:table-cell office:value-type="float" office:value="57768" table:style-name="ce7">
            <text:p>57,768<text:s/></text:p>
          </table:table-cell>
          <table:table-cell office:value-type="float" office:value="17366" table:style-name="ce7">
            <text:p>17,366<text:s/></text:p>
          </table:table-cell>
          <table:table-cell office:value-type="float" office:value="11507" table:style-name="ce7">
            <text:p>11,507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3819" table:style-name="ce7">
            <text:p>3,819<text:s/></text:p>
          </table:table-cell>
          <table:table-cell office:value-type="float" office:value="2679" table:style-name="ce7">
            <text:p>2,679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1627" table:style-name="ce7">
            <text:p>1,627<text:s/></text:p>
          </table:table-cell>
          <table:table-cell office:value-type="float" office:value="2980" table:style-name="ce7">
            <text:p>2,980<text:s/></text:p>
          </table:table-cell>
          <table:table-cell office:value-type="float" office:value="5639" table:style-name="ce7">
            <text:p>5,639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13812" table:style-name="ce7">
            <text:p>13,812<text:s/></text:p>
          </table:table-cell>
          <table:table-cell office:value-type="float" office:value="7115" table:style-name="ce7">
            <text:p>7,115<text:s/></text:p>
          </table:table-cell>
          <table:table-cell office:value-type="float" office:value="8146" table:style-name="ce7">
            <text:p>8,146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7681" table:style-name="ce7">
            <text:p>7,681<text:s/></text:p>
          </table:table-cell>
          <table:table-cell office:value-type="float" office:value="2675" table:style-name="ce7">
            <text:p>2,675<text:s/></text:p>
          </table:table-cell>
          <table:table-cell office:value-type="float" office:value="6132" table:style-name="ce7">
            <text:p>6,132<text:s/></text:p>
          </table:table-cell>
          <table:table-cell office:value-type="float" office:value="7149" table:style-name="ce7">
            <text:p>7,149<text:s/></text:p>
          </table:table-cell>
          <table:table-cell office:value-type="float" office:value="2443" table:style-name="ce7">
            <text:p>2,443<text:s/></text:p>
          </table:table-cell>
          <table:table-cell office:value-type="float" office:value="26867" table:style-name="ce7">
            <text:p>26,867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10263" table:style-name="ce7">
            <text:p>10,263<text:s/></text:p>
          </table:table-cell>
          <table:table-cell office:value-type="float" office:value="9904" table:style-name="ce7">
            <text:p>9,904<text:s/></text:p>
          </table:table-cell>
          <table:table-cell office:value-type="float" office:value="13560" table:style-name="ce7">
            <text:p>13,560<text:s/></text:p>
          </table:table-cell>
          <table:table-cell office:value-type="float" office:value="16480" table:style-name="ce7">
            <text:p>16,480<text:s/></text:p>
          </table:table-cell>
          <table:table-cell office:value-type="float" office:value="14984" table:style-name="ce7">
            <text:p>14,984<text:s/></text:p>
          </table:table-cell>
          <table:table-cell office:value-type="float" office:value="8716" table:style-name="ce7">
            <text:p>8,716<text:s/></text:p>
          </table:table-cell>
          <table:table-cell office:value-type="float" office:value="31349" table:style-name="ce7">
            <text:p>31,349<text:s/></text:p>
          </table:table-cell>
          <table:table-cell office:value-type="float" office:value="20041" table:style-name="ce7">
            <text:p>20,041<text:s/></text:p>
          </table:table-cell>
          <table:table-cell office:value-type="float" office:value="28977" table:style-name="ce7">
            <text:p>28,977<text:s/></text:p>
          </table:table-cell>
          <table:table-cell office:value-type="float" office:value="24831" table:style-name="ce7">
            <text:p>24,831<text:s/></text:p>
          </table:table-cell>
          <table:table-cell office:value-type="float" office:value="5409" table:style-name="ce7">
            <text:p>5,409<text:s/></text:p>
          </table:table-cell>
          <table:table-cell office:value-type="float" office:value="33659" table:style-name="ce7">
            <text:p>33,659<text:s/></text:p>
          </table:table-cell>
          <table:table-cell office:value-type="float" office:value="24123" table:style-name="ce7">
            <text:p>24,123<text:s/></text:p>
          </table:table-cell>
          <table:table-cell office:value-type="float" office:value="21149" table:style-name="ce7">
            <text:p>21,149<text:s/></text:p>
          </table:table-cell>
          <table:table-cell office:value-type="float" office:value="18808" table:style-name="ce7">
            <text:p>18,808<text:s/></text:p>
          </table:table-cell>
          <table:table-cell office:value-type="float" office:value="14549" table:style-name="ce7">
            <text:p>14,549<text:s/></text:p>
          </table:table-cell>
          <table:table-cell office:value-type="float" office:value="167998" table:style-name="ce7">
            <text:p>167,998<text:s/></text:p>
          </table:table-cell>
          <table:table-cell office:value-type="float" office:value="45167" table:style-name="ce7">
            <text:p>45,167<text:s/></text:p>
          </table:table-cell>
          <table:table-cell office:value-type="float" office:value="22470" table:style-name="ce7">
            <text:p>22,470<text:s/></text:p>
          </table:table-cell>
          <table:table-cell office:value-type="float" office:value="18927" table:style-name="ce7">
            <text:p>18,927<text:s/></text:p>
          </table:table-cell>
          <table:table-cell office:value-type="float" office:value="25894" table:style-name="ce7">
            <text:p>25,894<text:s/></text:p>
          </table:table-cell>
          <table:table-cell office:value-type="float" office:value="34278" table:style-name="ce7">
            <text:p>34,278<text:s/></text:p>
          </table:table-cell>
          <table:table-cell office:value-type="float" office:value="26326" table:style-name="ce7">
            <text:p>26,326<text:s/></text:p>
          </table:table-cell>
          <table:table-cell office:value-type="float" office:value="21581" table:style-name="ce7">
            <text:p>21,581<text:s/></text:p>
          </table:table-cell>
          <table:table-cell office:value-type="float" office:value="9427" table:style-name="ce7">
            <text:p>9,427<text:s/></text:p>
          </table:table-cell>
          <table:table-cell office:value-type="float" office:value="26349" table:style-name="ce7">
            <text:p>26,349<text:s/></text:p>
          </table:table-cell>
          <table:table-cell office:value-type="float" office:value="5699" table:style-name="ce7">
            <text:p>5,699<text:s/></text:p>
          </table:table-cell>
          <table:table-cell office:value-type="float" office:value="5984" table:style-name="ce7">
            <text:p>5,984<text:s/></text:p>
          </table:table-cell>
          <table:table-cell office:value-type="float" office:value="15746" table:style-name="ce7">
            <text:p>15,746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1763" table:style-name="ce7">
            <text:p>1,763<text:s/></text:p>
          </table:table-cell>
          <table:table-cell office:value-type="float" office:value="8706" table:style-name="ce7">
            <text:p>8,706<text:s/></text:p>
          </table:table-cell>
          <table:table-cell office:value-type="float" office:value="8357" table:style-name="ce7">
            <text:p>8,357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32238" table:style-name="ce7">
            <text:p>32,238<text:s/></text:p>
          </table:table-cell>
          <table:table-cell office:value-type="float" office:value="5815" table:style-name="ce7">
            <text:p>5,815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17965" table:style-name="ce7">
            <text:p>17,965<text:s/></text:p>
          </table:table-cell>
          <table:table-cell office:value-type="float" office:value="15021" table:style-name="ce7">
            <text:p>15,021<text:s/></text:p>
          </table:table-cell>
          <table:table-cell office:value-type="float" office:value="28723" table:style-name="ce7">
            <text:p>28,723<text:s/></text:p>
          </table:table-cell>
          <table:table-cell office:value-type="float" office:value="40349" table:style-name="ce7">
            <text:p>40,349<text:s/></text:p>
          </table:table-cell>
          <table:table-cell office:value-type="float" office:value="33901" table:style-name="ce7">
            <text:p>33,901<text:s/></text:p>
          </table:table-cell>
          <table:table-cell office:value-type="float" office:value="22948" table:style-name="ce7">
            <text:p>22,948<text:s/></text:p>
          </table:table-cell>
          <table:table-cell office:value-type="float" office:value="28260" table:style-name="ce7">
            <text:p>28,260<text:s/></text:p>
          </table:table-cell>
          <table:table-cell office:value-type="float" office:value="85876" table:style-name="ce7">
            <text:p>85,876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34306" table:style-name="ce7">
            <text:p>34,306<text:s/></text:p>
          </table:table-cell>
          <table:table-cell office:value-type="float" office:value="45117" table:style-name="ce7">
            <text:p>45,117<text:s/></text:p>
          </table:table-cell>
          <table:table-cell office:value-type="float" office:value="22078" table:style-name="ce7">
            <text:p>22,078<text:s/></text:p>
          </table:table-cell>
          <table:table-cell office:value-type="float" office:value="59381" table:style-name="ce8">
            <text:p>59,381<text:s/></text:p>
          </table:table-cell>
          <table:table-cell office:value-type="float" office:value="16933" table:style-name="ce7">
            <text:p>16,933<text:s/></text:p>
          </table:table-cell>
          <table:table-cell office:value-type="float" office:value="15787" table:style-name="ce7">
            <text:p>15,787<text:s/></text:p>
          </table:table-cell>
          <table:table-cell office:value-type="float" office:value="10054" table:style-name="ce7">
            <text:p>10,054<text:s/></text:p>
          </table:table-cell>
          <table:table-cell office:value-type="float" office:value="13222" table:style-name="ce7">
            <text:p>13,222<text:s/></text:p>
          </table:table-cell>
          <table:table-cell office:value-type="float" office:value="6978" table:style-name="ce7">
            <text:p>6,978<text:s/></text:p>
          </table:table-cell>
          <table:table-cell office:value-type="float" office:value="30974" table:style-name="ce7">
            <text:p>30,974<text:s/></text:p>
          </table:table-cell>
          <table:table-cell office:value-type="float" office:value="14928" table:style-name="ce7">
            <text:p>14,928<text:s/></text:p>
          </table:table-cell>
          <table:table-cell office:value-type="float" office:value="8277" table:style-name="ce7">
            <text:p>8,277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24629" table:style-name="ce7">
            <text:p>24,629<text:s/></text:p>
          </table:table-cell>
          <table:table-cell office:value-type="float" office:value="20090" table:style-name="ce7">
            <text:p>20,090<text:s/></text:p>
          </table:table-cell>
          <table:table-cell office:value-type="float" office:value="18763" table:style-name="ce7">
            <text:p>18,763<text:s/></text:p>
          </table:table-cell>
          <table:table-cell office:value-type="float" office:value="19557" table:style-name="ce7">
            <text:p>19,557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5004" table:style-name="ce7">
            <text:p>5,004<text:s/></text:p>
          </table:table-cell>
          <table:table-cell office:value-type="float" office:value="2857" table:style-name="ce7">
            <text:p>2,857<text:s/></text:p>
          </table:table-cell>
          <table:table-cell office:value-type="float" office:value="4259" table:style-name="ce7">
            <text:p>4,259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10418" table:style-name="ce7">
            <text:p>10,418<text:s/></text:p>
          </table:table-cell>
          <table:table-cell office:value-type="float" office:value="11665" table:style-name="ce7">
            <text:p>11,665<text:s/></text:p>
          </table:table-cell>
          <table:table-cell office:value-type="float" office:value="14523" table:style-name="ce7">
            <text:p>14,523<text:s/></text:p>
          </table:table-cell>
          <table:table-cell office:value-type="float" office:value="23130" table:style-name="ce7">
            <text:p>23,130<text:s/></text:p>
          </table:table-cell>
          <table:table-cell office:value-type="float" office:value="24928" table:style-name="ce7">
            <text:p>24,928<text:s/></text:p>
          </table:table-cell>
          <table:table-cell office:value-type="float" office:value="9989" table:style-name="ce7">
            <text:p>9,989<text:s/></text:p>
          </table:table-cell>
          <table:table-cell office:value-type="float" office:value="10766" table:style-name="ce7">
            <text:p>10,766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7560" table:style-name="ce7">
            <text:p>7,560<text:s/></text:p>
          </table:table-cell>
          <table:table-cell office:value-type="float" office:value="7590" table:style-name="ce7">
            <text:p>7,590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5T00:00:00" table:style-name="ce6">
            <text:p>2017/1/15</text:p>
          </table:table-cell>
          <table:table-cell office:value-type="float" office:value="4584" table:style-name="ce7">
            <text:p>4,584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20145" table:style-name="ce7">
            <text:p>20,145<text:s/></text:p>
          </table:table-cell>
          <table:table-cell office:value-type="float" office:value="46443" table:style-name="ce7">
            <text:p>46,443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7276" table:style-name="ce7">
            <text:p>7,276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2242" table:style-name="ce7">
            <text:p>2,242<text:s/></text:p>
          </table:table-cell>
          <table:table-cell office:value-type="float" office:value="9361" table:style-name="ce7">
            <text:p>9,361<text:s/></text:p>
          </table:table-cell>
          <table:table-cell office:value-type="float" office:value="1444" table:style-name="ce7">
            <text:p>1,444<text:s/></text:p>
          </table:table-cell>
          <table:table-cell office:value-type="float" office:value="2709" table:style-name="ce7">
            <text:p>2,709<text:s/></text:p>
          </table:table-cell>
          <table:table-cell office:value-type="float" office:value="6588" table:style-name="ce7">
            <text:p>6,588<text:s/></text:p>
          </table:table-cell>
          <table:table-cell office:value-type="float" office:value="6448" table:style-name="ce7">
            <text:p>6,448<text:s/></text:p>
          </table:table-cell>
          <table:table-cell office:value-type="float" office:value="12704" table:style-name="ce7">
            <text:p>12,704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6153" table:style-name="ce7">
            <text:p>6,153<text:s/></text:p>
          </table:table-cell>
          <table:table-cell office:value-type="float" office:value="3817" table:style-name="ce7">
            <text:p>3,817<text:s/></text:p>
          </table:table-cell>
          <table:table-cell office:value-type="float" office:value="6450" table:style-name="ce7">
            <text:p>6,450<text:s/></text:p>
          </table:table-cell>
          <table:table-cell office:value-type="float" office:value="2689" table:style-name="ce7">
            <text:p>2,689<text:s/></text:p>
          </table:table-cell>
          <table:table-cell office:value-type="float" office:value="5324" table:style-name="ce7">
            <text:p>5,324<text:s/></text:p>
          </table:table-cell>
          <table:table-cell office:value-type="float" office:value="5774" table:style-name="ce7">
            <text:p>5,774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20085" table:style-name="ce7">
            <text:p>20,085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12499" table:style-name="ce7">
            <text:p>12,499<text:s/></text:p>
          </table:table-cell>
          <table:table-cell office:value-type="float" office:value="14897" table:style-name="ce7">
            <text:p>14,897<text:s/></text:p>
          </table:table-cell>
          <table:table-cell office:value-type="float" office:value="13675" table:style-name="ce7">
            <text:p>13,675<text:s/></text:p>
          </table:table-cell>
          <table:table-cell office:value-type="float" office:value="7903" table:style-name="ce7">
            <text:p>7,903<text:s/></text:p>
          </table:table-cell>
          <table:table-cell office:value-type="float" office:value="27667" table:style-name="ce7">
            <text:p>27,667<text:s/></text:p>
          </table:table-cell>
          <table:table-cell office:value-type="float" office:value="17494" table:style-name="ce7">
            <text:p>17,494<text:s/></text:p>
          </table:table-cell>
          <table:table-cell office:value-type="float" office:value="22049" table:style-name="ce7">
            <text:p>22,049<text:s/></text:p>
          </table:table-cell>
          <table:table-cell office:value-type="float" office:value="23467" table:style-name="ce7">
            <text:p>23,467<text:s/></text:p>
          </table:table-cell>
          <table:table-cell office:value-type="float" office:value="4696" table:style-name="ce7">
            <text:p>4,696<text:s/></text:p>
          </table:table-cell>
          <table:table-cell office:value-type="float" office:value="29164" table:style-name="ce7">
            <text:p>29,164<text:s/></text:p>
          </table:table-cell>
          <table:table-cell office:value-type="float" office:value="20694" table:style-name="ce7">
            <text:p>20,694<text:s/></text:p>
          </table:table-cell>
          <table:table-cell office:value-type="float" office:value="17996" table:style-name="ce7">
            <text:p>17,996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10401" table:style-name="ce7">
            <text:p>10,401<text:s/></text:p>
          </table:table-cell>
          <table:table-cell office:value-type="float" office:value="155904" table:style-name="ce7">
            <text:p>155,904<text:s/></text:p>
          </table:table-cell>
          <table:table-cell office:value-type="float" office:value="36748" table:style-name="ce7">
            <text:p>36,748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17781" table:style-name="ce7">
            <text:p>17,781<text:s/></text:p>
          </table:table-cell>
          <table:table-cell office:value-type="float" office:value="23063" table:style-name="ce7">
            <text:p>23,063<text:s/></text:p>
          </table:table-cell>
          <table:table-cell office:value-type="float" office:value="30066" table:style-name="ce7">
            <text:p>30,066<text:s/></text:p>
          </table:table-cell>
          <table:table-cell office:value-type="float" office:value="23784" table:style-name="ce7">
            <text:p>23,784<text:s/></text:p>
          </table:table-cell>
          <table:table-cell office:value-type="float" office:value="19173" table:style-name="ce7">
            <text:p>19,173<text:s/></text:p>
          </table:table-cell>
          <table:table-cell office:value-type="float" office:value="7775" table:style-name="ce7">
            <text:p>7,775<text:s/></text:p>
          </table:table-cell>
          <table:table-cell office:value-type="float" office:value="22761" table:style-name="ce7">
            <text:p>22,761<text:s/></text:p>
          </table:table-cell>
          <table:table-cell office:value-type="float" office:value="5410" table:style-name="ce7">
            <text:p>5,410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8428" table:style-name="ce7">
            <text:p>8,428<text:s/></text:p>
          </table:table-cell>
          <table:table-cell office:value-type="float" office:value="2823" table:style-name="ce7">
            <text:p>2,823<text:s/></text:p>
          </table:table-cell>
          <table:table-cell office:value-type="float" office:value="1663" table:style-name="ce7">
            <text:p>1,663<text:s/></text:p>
          </table:table-cell>
          <table:table-cell office:value-type="float" office:value="7824" table:style-name="ce7">
            <text:p>7,824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5907" table:style-name="ce7">
            <text:p>5,907<text:s/></text:p>
          </table:table-cell>
          <table:table-cell office:value-type="float" office:value="32365" table:style-name="ce7">
            <text:p>32,365<text:s/></text:p>
          </table:table-cell>
          <table:table-cell office:value-type="float" office:value="5738" table:style-name="ce7">
            <text:p>5,738<text:s/></text:p>
          </table:table-cell>
          <table:table-cell office:value-type="float" office:value="9352" table:style-name="ce7">
            <text:p>9,352<text:s/></text:p>
          </table:table-cell>
          <table:table-cell office:value-type="float" office:value="5694" table:style-name="ce7">
            <text:p>5,694<text:s/></text:p>
          </table:table-cell>
          <table:table-cell office:value-type="float" office:value="15977" table:style-name="ce7">
            <text:p>15,977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23817" table:style-name="ce7">
            <text:p>23,817<text:s/></text:p>
          </table:table-cell>
          <table:table-cell office:value-type="float" office:value="36868" table:style-name="ce7">
            <text:p>36,868<text:s/></text:p>
          </table:table-cell>
          <table:table-cell office:value-type="float" office:value="28592" table:style-name="ce7">
            <text:p>28,592<text:s/></text:p>
          </table:table-cell>
          <table:table-cell office:value-type="float" office:value="18988" table:style-name="ce7">
            <text:p>18,988<text:s/></text:p>
          </table:table-cell>
          <table:table-cell office:value-type="float" office:value="25807" table:style-name="ce7">
            <text:p>25,807<text:s/></text:p>
          </table:table-cell>
          <table:table-cell office:value-type="float" office:value="72166" table:style-name="ce7">
            <text:p>72,166<text:s/></text:p>
          </table:table-cell>
          <table:table-cell office:value-type="float" office:value="13523" table:style-name="ce7">
            <text:p>13,523<text:s/></text:p>
          </table:table-cell>
          <table:table-cell office:value-type="float" office:value="28010" table:style-name="ce7">
            <text:p>28,010<text:s/></text:p>
          </table:table-cell>
          <table:table-cell office:value-type="float" office:value="33812" table:style-name="ce7">
            <text:p>33,812<text:s/></text:p>
          </table:table-cell>
          <table:table-cell office:value-type="float" office:value="17179" table:style-name="ce7">
            <text:p>17,179<text:s/></text:p>
          </table:table-cell>
          <table:table-cell office:value-type="float" office:value="48805" table:style-name="ce8">
            <text:p>48,805<text:s/></text:p>
          </table:table-cell>
          <table:table-cell office:value-type="float" office:value="15165" table:style-name="ce7">
            <text:p>15,165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6426" table:style-name="ce7">
            <text:p>6,426<text:s/></text:p>
          </table:table-cell>
          <table:table-cell office:value-type="float" office:value="27561" table:style-name="ce7">
            <text:p>27,561<text:s/></text:p>
          </table:table-cell>
          <table:table-cell office:value-type="float" office:value="11581" table:style-name="ce7">
            <text:p>11,581<text:s/></text:p>
          </table:table-cell>
          <table:table-cell office:value-type="float" office:value="8378" table:style-name="ce7">
            <text:p>8,378<text:s/></text:p>
          </table:table-cell>
          <table:table-cell office:value-type="float" office:value="8848" table:style-name="ce7">
            <text:p>8,848<text:s/></text:p>
          </table:table-cell>
          <table:table-cell office:value-type="float" office:value="18832" table:style-name="ce7">
            <text:p>18,832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5763" table:style-name="ce7">
            <text:p>15,763<text:s/></text:p>
          </table:table-cell>
          <table:table-cell office:value-type="float" office:value="15451" table:style-name="ce7">
            <text:p>15,451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8787" table:style-name="ce7">
            <text:p>8,787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2529" table:style-name="ce7">
            <text:p>2,529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8431" table:style-name="ce7">
            <text:p>8,431<text:s/></text:p>
          </table:table-cell>
          <table:table-cell office:value-type="float" office:value="10265" table:style-name="ce7">
            <text:p>10,265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9962" table:style-name="ce7">
            <text:p>19,962<text:s/></text:p>
          </table:table-cell>
          <table:table-cell office:value-type="float" office:value="21384" table:style-name="ce7">
            <text:p>21,384<text:s/></text:p>
          </table:table-cell>
          <table:table-cell office:value-type="float" office:value="8856" table:style-name="ce7">
            <text:p>8,856<text:s/></text:p>
          </table:table-cell>
          <table:table-cell office:value-type="float" office:value="9111" table:style-name="ce7">
            <text:p>9,111<text:s/></text:p>
          </table:table-cell>
          <table:table-cell office:value-type="float" office:value="10183" table:style-name="ce7">
            <text:p>10,183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9611" table:style-name="ce7">
            <text:p>9,611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6756" table:style-name="ce7">
            <text:p>6,756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7-01-16T00:00:00" table:style-name="ce6">
            <text:p>2017/1/16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15679" table:style-name="ce7">
            <text:p>15,679<text:s/></text:p>
          </table:table-cell>
          <table:table-cell office:value-type="float" office:value="40955" table:style-name="ce7">
            <text:p>40,955<text:s/></text:p>
          </table:table-cell>
          <table:table-cell office:value-type="float" office:value="47997" table:style-name="ce7">
            <text:p>47,997<text:s/></text:p>
          </table:table-cell>
          <table:table-cell office:value-type="float" office:value="25641" table:style-name="ce7">
            <text:p>25,641<text:s/></text:p>
          </table:table-cell>
          <table:table-cell office:value-type="float" office:value="13732" table:style-name="ce7">
            <text:p>13,732<text:s/></text:p>
          </table:table-cell>
          <table:table-cell office:value-type="float" office:value="11617" table:style-name="ce7">
            <text:p>11,617<text:s/></text:p>
          </table:table-cell>
          <table:table-cell office:value-type="float" office:value="3873" table:style-name="ce7">
            <text:p>3,873<text:s/></text:p>
          </table:table-cell>
          <table:table-cell office:value-type="float" office:value="2996" table:style-name="ce7">
            <text:p>2,996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2100" table:style-name="ce7">
            <text:p>2,100<text:s/></text:p>
          </table:table-cell>
          <table:table-cell office:value-type="float" office:value="4574" table:style-name="ce7">
            <text:p>4,574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8841" table:style-name="ce7">
            <text:p>8,841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17360" table:style-name="ce7">
            <text:p>17,360<text:s/></text:p>
          </table:table-cell>
          <table:table-cell office:value-type="float" office:value="15862" table:style-name="ce7">
            <text:p>15,862<text:s/></text:p>
          </table:table-cell>
          <table:table-cell office:value-type="float" office:value="5491" table:style-name="ce7">
            <text:p>5,491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2983" table:style-name="ce7">
            <text:p>2,983<text:s/></text:p>
          </table:table-cell>
          <table:table-cell office:value-type="float" office:value="8483" table:style-name="ce7">
            <text:p>8,483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4701" table:style-name="ce7">
            <text:p>4,701<text:s/></text:p>
          </table:table-cell>
          <table:table-cell office:value-type="float" office:value="26532" table:style-name="ce7">
            <text:p>26,532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11154" table:style-name="ce7">
            <text:p>11,154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16389" table:style-name="ce7">
            <text:p>16,389<text:s/></text:p>
          </table:table-cell>
          <table:table-cell office:value-type="float" office:value="21079" table:style-name="ce7">
            <text:p>21,079<text:s/></text:p>
          </table:table-cell>
          <table:table-cell office:value-type="float" office:value="15860" table:style-name="ce7">
            <text:p>15,860<text:s/></text:p>
          </table:table-cell>
          <table:table-cell office:value-type="float" office:value="9044" table:style-name="ce7">
            <text:p>9,044<text:s/></text:p>
          </table:table-cell>
          <table:table-cell office:value-type="float" office:value="28010" table:style-name="ce7">
            <text:p>28,010<text:s/></text:p>
          </table:table-cell>
          <table:table-cell office:value-type="float" office:value="19041" table:style-name="ce7">
            <text:p>19,041<text:s/></text:p>
          </table:table-cell>
          <table:table-cell office:value-type="float" office:value="32247" table:style-name="ce7">
            <text:p>32,247<text:s/></text:p>
          </table:table-cell>
          <table:table-cell office:value-type="float" office:value="28240" table:style-name="ce7">
            <text:p>28,240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36987" table:style-name="ce7">
            <text:p>36,987<text:s/></text:p>
          </table:table-cell>
          <table:table-cell office:value-type="float" office:value="26693" table:style-name="ce7">
            <text:p>26,693<text:s/></text:p>
          </table:table-cell>
          <table:table-cell office:value-type="float" office:value="24808" table:style-name="ce7">
            <text:p>24,808<text:s/></text:p>
          </table:table-cell>
          <table:table-cell office:value-type="float" office:value="20720" table:style-name="ce7">
            <text:p>20,720<text:s/></text:p>
          </table:table-cell>
          <table:table-cell office:value-type="float" office:value="26473" table:style-name="ce7">
            <text:p>26,473<text:s/></text:p>
          </table:table-cell>
          <table:table-cell office:value-type="float" office:value="141815" table:style-name="ce7">
            <text:p>141,815<text:s/></text:p>
          </table:table-cell>
          <table:table-cell office:value-type="float" office:value="37423" table:style-name="ce7">
            <text:p>37,423<text:s/></text:p>
          </table:table-cell>
          <table:table-cell office:value-type="float" office:value="25107" table:style-name="ce7">
            <text:p>25,107<text:s/></text:p>
          </table:table-cell>
          <table:table-cell office:value-type="float" office:value="24667" table:style-name="ce7">
            <text:p>24,667<text:s/></text:p>
          </table:table-cell>
          <table:table-cell office:value-type="float" office:value="25577" table:style-name="ce7">
            <text:p>25,577<text:s/></text:p>
          </table:table-cell>
          <table:table-cell office:value-type="float" office:value="30562" table:style-name="ce7">
            <text:p>30,562<text:s/></text:p>
          </table:table-cell>
          <table:table-cell office:value-type="float" office:value="27019" table:style-name="ce7">
            <text:p>27,019<text:s/></text:p>
          </table:table-cell>
          <table:table-cell office:value-type="float" office:value="23238" table:style-name="ce7">
            <text:p>23,238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32446" table:style-name="ce7">
            <text:p>32,446<text:s/></text:p>
          </table:table-cell>
          <table:table-cell office:value-type="float" office:value="6779" table:style-name="ce7">
            <text:p>6,779<text:s/></text:p>
          </table:table-cell>
          <table:table-cell office:value-type="float" office:value="8539" table:style-name="ce7">
            <text:p>8,539<text:s/></text:p>
          </table:table-cell>
          <table:table-cell office:value-type="float" office:value="19008" table:style-name="ce7">
            <text:p>19,008<text:s/></text:p>
          </table:table-cell>
          <table:table-cell office:value-type="float" office:value="6468" table:style-name="ce7">
            <text:p>6,468<text:s/></text:p>
          </table:table-cell>
          <table:table-cell office:value-type="float" office:value="3345" table:style-name="ce7">
            <text:p>3,345<text:s/></text:p>
          </table:table-cell>
          <table:table-cell office:value-type="float" office:value="2749" table:style-name="ce7">
            <text:p>2,749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6862" table:style-name="ce7">
            <text:p>6,862<text:s/></text:p>
          </table:table-cell>
          <table:table-cell office:value-type="float" office:value="33354" table:style-name="ce7">
            <text:p>33,354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6970" table:style-name="ce7">
            <text:p>6,970<text:s/></text:p>
          </table:table-cell>
          <table:table-cell office:value-type="float" office:value="21475" table:style-name="ce7">
            <text:p>21,475<text:s/></text:p>
          </table:table-cell>
          <table:table-cell office:value-type="float" office:value="19664" table:style-name="ce7">
            <text:p>19,664<text:s/></text:p>
          </table:table-cell>
          <table:table-cell office:value-type="float" office:value="27247" table:style-name="ce7">
            <text:p>27,247<text:s/></text:p>
          </table:table-cell>
          <table:table-cell office:value-type="float" office:value="39523" table:style-name="ce7">
            <text:p>39,523<text:s/></text:p>
          </table:table-cell>
          <table:table-cell office:value-type="float" office:value="38297" table:style-name="ce7">
            <text:p>38,297<text:s/></text:p>
          </table:table-cell>
          <table:table-cell office:value-type="float" office:value="26284" table:style-name="ce7">
            <text:p>26,284<text:s/></text:p>
          </table:table-cell>
          <table:table-cell office:value-type="float" office:value="28202" table:style-name="ce7">
            <text:p>28,202<text:s/></text:p>
          </table:table-cell>
          <table:table-cell office:value-type="float" office:value="69831" table:style-name="ce7">
            <text:p>69,831<text:s/></text:p>
          </table:table-cell>
          <table:table-cell office:value-type="float" office:value="20533" table:style-name="ce7">
            <text:p>20,533<text:s/></text:p>
          </table:table-cell>
          <table:table-cell office:value-type="float" office:value="31035" table:style-name="ce7">
            <text:p>31,035<text:s/></text:p>
          </table:table-cell>
          <table:table-cell office:value-type="float" office:value="40246" table:style-name="ce7">
            <text:p>40,246<text:s/></text:p>
          </table:table-cell>
          <table:table-cell office:value-type="float" office:value="23095" table:style-name="ce7">
            <text:p>23,095<text:s/></text:p>
          </table:table-cell>
          <table:table-cell office:value-type="float" office:value="59739" table:style-name="ce8">
            <text:p>59,739<text:s/></text:p>
          </table:table-cell>
          <table:table-cell office:value-type="float" office:value="20709" table:style-name="ce7">
            <text:p>20,709<text:s/></text:p>
          </table:table-cell>
          <table:table-cell office:value-type="float" office:value="17461" table:style-name="ce7">
            <text:p>17,461<text:s/></text:p>
          </table:table-cell>
          <table:table-cell office:value-type="float" office:value="15060" table:style-name="ce7">
            <text:p>15,060<text:s/></text:p>
          </table:table-cell>
          <table:table-cell office:value-type="float" office:value="15014" table:style-name="ce7">
            <text:p>15,014<text:s/></text:p>
          </table:table-cell>
          <table:table-cell office:value-type="float" office:value="10271" table:style-name="ce7">
            <text:p>10,271<text:s/></text:p>
          </table:table-cell>
          <table:table-cell office:value-type="float" office:value="30658" table:style-name="ce7">
            <text:p>30,658<text:s/></text:p>
          </table:table-cell>
          <table:table-cell office:value-type="float" office:value="17753" table:style-name="ce7">
            <text:p>17,753<text:s/></text:p>
          </table:table-cell>
          <table:table-cell office:value-type="float" office:value="6757" table:style-name="ce7">
            <text:p>6,757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39718" table:style-name="ce7">
            <text:p>39,718<text:s/></text:p>
          </table:table-cell>
          <table:table-cell office:value-type="float" office:value="25457" table:style-name="ce7">
            <text:p>25,457<text:s/></text:p>
          </table:table-cell>
          <table:table-cell office:value-type="float" office:value="24839" table:style-name="ce7">
            <text:p>24,839<text:s/></text:p>
          </table:table-cell>
          <table:table-cell office:value-type="float" office:value="22999" table:style-name="ce7">
            <text:p>22,999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4597" table:style-name="ce7">
            <text:p>4,597<text:s/></text:p>
          </table:table-cell>
          <table:table-cell office:value-type="float" office:value="4536" table:style-name="ce7">
            <text:p>4,536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9716" table:style-name="ce7">
            <text:p>9,716<text:s/></text:p>
          </table:table-cell>
          <table:table-cell office:value-type="float" office:value="9724" table:style-name="ce7">
            <text:p>9,724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17777" table:style-name="ce7">
            <text:p>17,777<text:s/></text:p>
          </table:table-cell>
          <table:table-cell office:value-type="float" office:value="30082" table:style-name="ce7">
            <text:p>30,082<text:s/></text:p>
          </table:table-cell>
          <table:table-cell office:value-type="float" office:value="24912" table:style-name="ce7">
            <text:p>24,912<text:s/></text:p>
          </table:table-cell>
          <table:table-cell office:value-type="float" office:value="11657" table:style-name="ce7">
            <text:p>11,657<text:s/></text:p>
          </table:table-cell>
          <table:table-cell office:value-type="float" office:value="12613" table:style-name="ce7">
            <text:p>12,613<text:s/></text:p>
          </table:table-cell>
          <table:table-cell office:value-type="float" office:value="12350" table:style-name="ce7">
            <text:p>12,350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11647" table:style-name="ce7">
            <text:p>11,647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8451" table:style-name="ce7">
            <text:p>8,451<text:s/></text:p>
          </table:table-cell>
          <table:table-cell table:number-columns-repeated="16275"/>
        </table:table-row>
        <table:table-row table:style-name="ro2">
          <table:table-cell office:value-type="date" office:date-value="2017-01-17T00:00:00" table:style-name="ce6">
            <text:p>2017/1/17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16246" table:style-name="ce7">
            <text:p>16,246<text:s/></text:p>
          </table:table-cell>
          <table:table-cell office:value-type="float" office:value="42016" table:style-name="ce7">
            <text:p>42,016<text:s/></text:p>
          </table:table-cell>
          <table:table-cell office:value-type="float" office:value="49651" table:style-name="ce7">
            <text:p>49,651<text:s/></text:p>
          </table:table-cell>
          <table:table-cell office:value-type="float" office:value="26386" table:style-name="ce7">
            <text:p>26,386<text:s/></text:p>
          </table:table-cell>
          <table:table-cell office:value-type="float" office:value="14384" table:style-name="ce7">
            <text:p>14,384<text:s/></text:p>
          </table:table-cell>
          <table:table-cell office:value-type="float" office:value="11567" table:style-name="ce7">
            <text:p>11,567<text:s/></text:p>
          </table:table-cell>
          <table:table-cell office:value-type="float" office:value="3929" table:style-name="ce7">
            <text:p>3,929<text:s/>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13831" table:style-name="ce7">
            <text:p>13,831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4486" table:style-name="ce7">
            <text:p>4,486<text:s/></text:p>
          </table:table-cell>
          <table:table-cell office:value-type="float" office:value="7696" table:style-name="ce7">
            <text:p>7,696<text:s/></text:p>
          </table:table-cell>
          <table:table-cell office:value-type="float" office:value="8836" table:style-name="ce7">
            <text:p>8,836<text:s/></text:p>
          </table:table-cell>
          <table:table-cell office:value-type="float" office:value="12464" table:style-name="ce7">
            <text:p>12,464<text:s/></text:p>
          </table:table-cell>
          <table:table-cell office:value-type="float" office:value="17799" table:style-name="ce7">
            <text:p>17,799<text:s/></text:p>
          </table:table-cell>
          <table:table-cell office:value-type="float" office:value="16067" table:style-name="ce7">
            <text:p>16,067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8277" table:style-name="ce7">
            <text:p>8,277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32567" table:style-name="ce7">
            <text:p>32,567<text:s/></text:p>
          </table:table-cell>
          <table:table-cell office:value-type="float" office:value="2374" table:style-name="ce7">
            <text:p>2,374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16573" table:style-name="ce7">
            <text:p>16,573<text:s/></text:p>
          </table:table-cell>
          <table:table-cell office:value-type="float" office:value="22228" table:style-name="ce7">
            <text:p>22,228<text:s/></text:p>
          </table:table-cell>
          <table:table-cell office:value-type="float" office:value="15927" table:style-name="ce7">
            <text:p>15,927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28280" table:style-name="ce7">
            <text:p>28,280<text:s/></text:p>
          </table:table-cell>
          <table:table-cell office:value-type="float" office:value="19127" table:style-name="ce7">
            <text:p>19,127<text:s/></text:p>
          </table:table-cell>
          <table:table-cell office:value-type="float" office:value="32956" table:style-name="ce7">
            <text:p>32,956<text:s/></text:p>
          </table:table-cell>
          <table:table-cell office:value-type="float" office:value="31260" table:style-name="ce7">
            <text:p>31,260<text:s/></text:p>
          </table:table-cell>
          <table:table-cell office:value-type="float" office:value="9219" table:style-name="ce7">
            <text:p>9,219<text:s/></text:p>
          </table:table-cell>
          <table:table-cell office:value-type="float" office:value="36632" table:style-name="ce7">
            <text:p>36,632<text:s/></text:p>
          </table:table-cell>
          <table:table-cell office:value-type="float" office:value="26933" table:style-name="ce7">
            <text:p>26,933<text:s/></text:p>
          </table:table-cell>
          <table:table-cell office:value-type="float" office:value="25476" table:style-name="ce7">
            <text:p>25,476<text:s/></text:p>
          </table:table-cell>
          <table:table-cell office:value-type="float" office:value="20930" table:style-name="ce7">
            <text:p>20,930<text:s/></text:p>
          </table:table-cell>
          <table:table-cell office:value-type="float" office:value="27053" table:style-name="ce7">
            <text:p>27,053<text:s/></text:p>
          </table:table-cell>
          <table:table-cell office:value-type="float" office:value="139754" table:style-name="ce7">
            <text:p>139,754<text:s/></text:p>
          </table:table-cell>
          <table:table-cell office:value-type="float" office:value="38559" table:style-name="ce7">
            <text:p>38,559<text:s/></text:p>
          </table:table-cell>
          <table:table-cell office:value-type="float" office:value="26512" table:style-name="ce7">
            <text:p>26,512<text:s/></text:p>
          </table:table-cell>
          <table:table-cell office:value-type="float" office:value="24715" table:style-name="ce7">
            <text:p>24,715<text:s/></text:p>
          </table:table-cell>
          <table:table-cell office:value-type="float" office:value="27501" table:style-name="ce7">
            <text:p>27,501<text:s/></text:p>
          </table:table-cell>
          <table:table-cell office:value-type="float" office:value="31691" table:style-name="ce7">
            <text:p>31,691<text:s/></text:p>
          </table:table-cell>
          <table:table-cell office:value-type="float" office:value="28128" table:style-name="ce7">
            <text:p>28,128<text:s/></text:p>
          </table:table-cell>
          <table:table-cell office:value-type="float" office:value="24364" table:style-name="ce7">
            <text:p>24,364<text:s/></text:p>
          </table:table-cell>
          <table:table-cell office:value-type="float" office:value="13166" table:style-name="ce7">
            <text:p>13,166<text:s/></text:p>
          </table:table-cell>
          <table:table-cell office:value-type="float" office:value="32659" table:style-name="ce7">
            <text:p>32,659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19331" table:style-name="ce7">
            <text:p>19,331<text:s/></text:p>
          </table:table-cell>
          <table:table-cell office:value-type="float" office:value="7080" table:style-name="ce7">
            <text:p>7,080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3100" table:style-name="ce7">
            <text:p>3,100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7129" table:style-name="ce7">
            <text:p>7,129<text:s/></text:p>
          </table:table-cell>
          <table:table-cell office:value-type="float" office:value="35817" table:style-name="ce7">
            <text:p>35,817<text:s/></text:p>
          </table:table-cell>
          <table:table-cell office:value-type="float" office:value="7246" table:style-name="ce7">
            <text:p>7,246<text:s/></text:p>
          </table:table-cell>
          <table:table-cell office:value-type="float" office:value="12121" table:style-name="ce7">
            <text:p>12,121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21896" table:style-name="ce7">
            <text:p>21,896<text:s/></text:p>
          </table:table-cell>
          <table:table-cell office:value-type="float" office:value="19798" table:style-name="ce7">
            <text:p>19,798<text:s/></text:p>
          </table:table-cell>
          <table:table-cell office:value-type="float" office:value="28387" table:style-name="ce7">
            <text:p>28,387<text:s/></text:p>
          </table:table-cell>
          <table:table-cell office:value-type="float" office:value="39860" table:style-name="ce7">
            <text:p>39,860<text:s/></text:p>
          </table:table-cell>
          <table:table-cell office:value-type="float" office:value="38945" table:style-name="ce7">
            <text:p>38,945<text:s/></text:p>
          </table:table-cell>
          <table:table-cell office:value-type="float" office:value="26921" table:style-name="ce7">
            <text:p>26,921<text:s/></text:p>
          </table:table-cell>
          <table:table-cell office:value-type="float" office:value="28312" table:style-name="ce7">
            <text:p>28,312<text:s/></text:p>
          </table:table-cell>
          <table:table-cell office:value-type="float" office:value="69784" table:style-name="ce7">
            <text:p>69,784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30790" table:style-name="ce7">
            <text:p>30,790<text:s/></text:p>
          </table:table-cell>
          <table:table-cell office:value-type="float" office:value="41976" table:style-name="ce7">
            <text:p>41,976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60513" table:style-name="ce8">
            <text:p>60,513<text:s/></text:p>
          </table:table-cell>
          <table:table-cell office:value-type="float" office:value="21316" table:style-name="ce7">
            <text:p>21,316<text:s/></text:p>
          </table:table-cell>
          <table:table-cell office:value-type="float" office:value="17000" table:style-name="ce7">
            <text:p>17,000<text:s/></text:p>
          </table:table-cell>
          <table:table-cell office:value-type="float" office:value="15541" table:style-name="ce7">
            <text:p>15,541<text:s/></text:p>
          </table:table-cell>
          <table:table-cell office:value-type="float" office:value="15768" table:style-name="ce7">
            <text:p>15,768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28061" table:style-name="ce7">
            <text:p>28,061<text:s/></text:p>
          </table:table-cell>
          <table:table-cell office:value-type="float" office:value="18527" table:style-name="ce7">
            <text:p>18,527<text:s/></text:p>
          </table:table-cell>
          <table:table-cell office:value-type="float" office:value="7672" table:style-name="ce7">
            <text:p>7,672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40405" table:style-name="ce7">
            <text:p>40,405<text:s/></text:p>
          </table:table-cell>
          <table:table-cell office:value-type="float" office:value="25298" table:style-name="ce7">
            <text:p>25,298<text:s/></text:p>
          </table:table-cell>
          <table:table-cell office:value-type="float" office:value="24506" table:style-name="ce7">
            <text:p>24,506<text:s/></text:p>
          </table:table-cell>
          <table:table-cell office:value-type="float" office:value="23234" table:style-name="ce7">
            <text:p>23,234<text:s/></text:p>
          </table:table-cell>
          <table:table-cell office:value-type="float" office:value="8811" table:style-name="ce7">
            <text:p>8,811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4760" table:style-name="ce7">
            <text:p>4,760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4718" table:style-name="ce7">
            <text:p>4,718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9553" table:style-name="ce7">
            <text:p>9,553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18074" table:style-name="ce7">
            <text:p>18,074<text:s/></text:p>
          </table:table-cell>
          <table:table-cell office:value-type="float" office:value="29311" table:style-name="ce7">
            <text:p>29,311<text:s/></text:p>
          </table:table-cell>
          <table:table-cell office:value-type="float" office:value="26083" table:style-name="ce7">
            <text:p>26,083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2835" table:style-name="ce7">
            <text:p>12,835<text:s/></text:p>
          </table:table-cell>
          <table:table-cell office:value-type="float" office:value="12379" table:style-name="ce7">
            <text:p>12,379<text:s/></text:p>
          </table:table-cell>
          <table:table-cell office:value-type="float" office:value="11760" table:style-name="ce7">
            <text:p>11,760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8977" table:style-name="ce7">
            <text:p>8,977<text:s/></text:p>
          </table:table-cell>
          <table:table-cell office:value-type="float" office:value="8470" table:style-name="ce7">
            <text:p>8,470<text:s/></text:p>
          </table:table-cell>
          <table:table-cell table:number-columns-repeated="16275"/>
        </table:table-row>
        <table:table-row table:style-name="ro2">
          <table:table-cell office:value-type="date" office:date-value="2017-01-18T00:00:00" table:style-name="ce6">
            <text:p>2017/1/18</text:p>
          </table:table-cell>
          <table:table-cell office:value-type="float" office:value="5465" table:style-name="ce7">
            <text:p>5,465<text:s/></text:p>
          </table:table-cell>
          <table:table-cell office:value-type="float" office:value="16371" table:style-name="ce7">
            <text:p>16,371<text:s/></text:p>
          </table:table-cell>
          <table:table-cell office:value-type="float" office:value="41921" table:style-name="ce7">
            <text:p>41,921<text:s/></text:p>
          </table:table-cell>
          <table:table-cell office:value-type="float" office:value="50788" table:style-name="ce7">
            <text:p>50,788<text:s/></text:p>
          </table:table-cell>
          <table:table-cell office:value-type="float" office:value="26542" table:style-name="ce7">
            <text:p>26,542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11918" table:style-name="ce7">
            <text:p>11,918<text:s/></text:p>
          </table:table-cell>
          <table:table-cell office:value-type="float" office:value="4008" table:style-name="ce7">
            <text:p>4,008<text:s/></text:p>
          </table:table-cell>
          <table:table-cell office:value-type="float" office:value="3074" table:style-name="ce7">
            <text:p>3,074<text:s/></text:p>
          </table:table-cell>
          <table:table-cell office:value-type="float" office:value="14091" table:style-name="ce7">
            <text:p>14,091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17940" table:style-name="ce7">
            <text:p>17,940<text:s/></text:p>
          </table:table-cell>
          <table:table-cell office:value-type="float" office:value="16366" table:style-name="ce7">
            <text:p>16,366<text:s/></text:p>
          </table:table-cell>
          <table:table-cell office:value-type="float" office:value="5658" table:style-name="ce7">
            <text:p>5,658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8460" table:style-name="ce7">
            <text:p>8,460<text:s/></text:p>
          </table:table-cell>
          <table:table-cell office:value-type="float" office:value="4979" table:style-name="ce7">
            <text:p>4,979<text:s/></text:p>
          </table:table-cell>
          <table:table-cell office:value-type="float" office:value="27708" table:style-name="ce7">
            <text:p>27,708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11758" table:style-name="ce7">
            <text:p>11,758<text:s/></text:p>
          </table:table-cell>
          <table:table-cell office:value-type="float" office:value="12054" table:style-name="ce7">
            <text:p>12,054<text:s/></text:p>
          </table:table-cell>
          <table:table-cell office:value-type="float" office:value="16424" table:style-name="ce7">
            <text:p>16,424<text:s/></text:p>
          </table:table-cell>
          <table:table-cell office:value-type="float" office:value="22474" table:style-name="ce7">
            <text:p>22,474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9317" table:style-name="ce7">
            <text:p>9,317<text:s/></text:p>
          </table:table-cell>
          <table:table-cell office:value-type="float" office:value="28082" table:style-name="ce7">
            <text:p>28,082<text:s/></text:p>
          </table:table-cell>
          <table:table-cell office:value-type="float" office:value="19440" table:style-name="ce7">
            <text:p>19,440<text:s/></text:p>
          </table:table-cell>
          <table:table-cell office:value-type="float" office:value="33223" table:style-name="ce7">
            <text:p>33,223<text:s/></text:p>
          </table:table-cell>
          <table:table-cell office:value-type="float" office:value="31554" table:style-name="ce7">
            <text:p>31,554<text:s/></text:p>
          </table:table-cell>
          <table:table-cell office:value-type="float" office:value="9224" table:style-name="ce7">
            <text:p>9,224<text:s/></text:p>
          </table:table-cell>
          <table:table-cell office:value-type="float" office:value="37944" table:style-name="ce7">
            <text:p>37,944<text:s/></text:p>
          </table:table-cell>
          <table:table-cell office:value-type="float" office:value="27922" table:style-name="ce7">
            <text:p>27,922<text:s/></text:p>
          </table:table-cell>
          <table:table-cell office:value-type="float" office:value="25588" table:style-name="ce7">
            <text:p>25,588<text:s/></text:p>
          </table:table-cell>
          <table:table-cell office:value-type="float" office:value="21313" table:style-name="ce7">
            <text:p>21,313<text:s/></text:p>
          </table:table-cell>
          <table:table-cell office:value-type="float" office:value="27055" table:style-name="ce7">
            <text:p>27,055<text:s/></text:p>
          </table:table-cell>
          <table:table-cell office:value-type="float" office:value="141582" table:style-name="ce7">
            <text:p>141,582<text:s/></text:p>
          </table:table-cell>
          <table:table-cell office:value-type="float" office:value="39605" table:style-name="ce7">
            <text:p>39,605<text:s/></text:p>
          </table:table-cell>
          <table:table-cell office:value-type="float" office:value="27427" table:style-name="ce7">
            <text:p>27,427<text:s/></text:p>
          </table:table-cell>
          <table:table-cell office:value-type="float" office:value="25348" table:style-name="ce7">
            <text:p>25,348<text:s/></text:p>
          </table:table-cell>
          <table:table-cell office:value-type="float" office:value="28178" table:style-name="ce7">
            <text:p>28,178<text:s/></text:p>
          </table:table-cell>
          <table:table-cell office:value-type="float" office:value="31645" table:style-name="ce7">
            <text:p>31,645<text:s/></text:p>
          </table:table-cell>
          <table:table-cell office:value-type="float" office:value="27898" table:style-name="ce7">
            <text:p>27,898<text:s/></text:p>
          </table:table-cell>
          <table:table-cell office:value-type="float" office:value="26722" table:style-name="ce7">
            <text:p>26,722<text:s/></text:p>
          </table:table-cell>
          <table:table-cell office:value-type="float" office:value="13085" table:style-name="ce7">
            <text:p>13,085<text:s/></text:p>
          </table:table-cell>
          <table:table-cell office:value-type="float" office:value="33069" table:style-name="ce7">
            <text:p>33,069<text:s/></text:p>
          </table:table-cell>
          <table:table-cell office:value-type="float" office:value="7402" table:style-name="ce7">
            <text:p>7,402<text:s/></text:p>
          </table:table-cell>
          <table:table-cell office:value-type="float" office:value="7893" table:style-name="ce7">
            <text:p>7,893<text:s/></text:p>
          </table:table-cell>
          <table:table-cell office:value-type="float" office:value="19252" table:style-name="ce7">
            <text:p>19,252<text:s/></text:p>
          </table:table-cell>
          <table:table-cell office:value-type="float" office:value="6335" table:style-name="ce7">
            <text:p>6,335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3003" table:style-name="ce7">
            <text:p>3,003<text:s/></text:p>
          </table:table-cell>
          <table:table-cell office:value-type="float" office:value="11186" table:style-name="ce7">
            <text:p>11,186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34563" table:style-name="ce7">
            <text:p>34,563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12257" table:style-name="ce7">
            <text:p>12,257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19563" table:style-name="ce7">
            <text:p>19,563<text:s/></text:p>
          </table:table-cell>
          <table:table-cell office:value-type="float" office:value="28136" table:style-name="ce7">
            <text:p>28,136<text:s/></text:p>
          </table:table-cell>
          <table:table-cell office:value-type="float" office:value="40540" table:style-name="ce7">
            <text:p>40,540<text:s/></text:p>
          </table:table-cell>
          <table:table-cell office:value-type="float" office:value="39312" table:style-name="ce7">
            <text:p>39,312<text:s/></text:p>
          </table:table-cell>
          <table:table-cell office:value-type="float" office:value="27443" table:style-name="ce7">
            <text:p>27,443<text:s/></text:p>
          </table:table-cell>
          <table:table-cell office:value-type="float" office:value="28612" table:style-name="ce7">
            <text:p>28,612<text:s/></text:p>
          </table:table-cell>
          <table:table-cell office:value-type="float" office:value="71258" table:style-name="ce7">
            <text:p>71,258<text:s/></text:p>
          </table:table-cell>
          <table:table-cell office:value-type="float" office:value="22180" table:style-name="ce7">
            <text:p>22,180<text:s/></text:p>
          </table:table-cell>
          <table:table-cell office:value-type="float" office:value="31800" table:style-name="ce7">
            <text:p>31,800<text:s/></text:p>
          </table:table-cell>
          <table:table-cell office:value-type="float" office:value="43330" table:style-name="ce7">
            <text:p>43,330<text:s/></text:p>
          </table:table-cell>
          <table:table-cell office:value-type="float" office:value="25032" table:style-name="ce7">
            <text:p>25,032<text:s/></text:p>
          </table:table-cell>
          <table:table-cell office:value-type="float" office:value="61432" table:style-name="ce8">
            <text:p>61,432<text:s/></text:p>
          </table:table-cell>
          <table:table-cell office:value-type="float" office:value="21378" table:style-name="ce7">
            <text:p>21,378<text:s/></text:p>
          </table:table-cell>
          <table:table-cell office:value-type="float" office:value="17998" table:style-name="ce7">
            <text:p>17,998<text:s/></text:p>
          </table:table-cell>
          <table:table-cell office:value-type="float" office:value="15766" table:style-name="ce7">
            <text:p>15,766<text:s/></text:p>
          </table:table-cell>
          <table:table-cell office:value-type="float" office:value="15889" table:style-name="ce7">
            <text:p>15,889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29506" table:style-name="ce7">
            <text:p>29,506<text:s/></text:p>
          </table:table-cell>
          <table:table-cell office:value-type="float" office:value="18600" table:style-name="ce7">
            <text:p>18,600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41287" table:style-name="ce7">
            <text:p>41,287<text:s/></text:p>
          </table:table-cell>
          <table:table-cell office:value-type="float" office:value="25893" table:style-name="ce7">
            <text:p>25,893<text:s/></text:p>
          </table:table-cell>
          <table:table-cell office:value-type="float" office:value="24846" table:style-name="ce7">
            <text:p>24,846<text:s/></text:p>
          </table:table-cell>
          <table:table-cell office:value-type="float" office:value="23417" table:style-name="ce7">
            <text:p>23,417<text:s/></text:p>
          </table:table-cell>
          <table:table-cell office:value-type="float" office:value="8944" table:style-name="ce7">
            <text:p>8,944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4757" table:style-name="ce7">
            <text:p>4,757<text:s/></text:p>
          </table:table-cell>
          <table:table-cell office:value-type="float" office:value="4592" table:style-name="ce7">
            <text:p>4,592<text:s/></text:p>
          </table:table-cell>
          <table:table-cell office:value-type="float" office:value="4785" table:style-name="ce7">
            <text:p>4,785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9748" table:style-name="ce7">
            <text:p>9,748<text:s/></text:p>
          </table:table-cell>
          <table:table-cell office:value-type="float" office:value="12796" table:style-name="ce7">
            <text:p>12,796<text:s/></text:p>
          </table:table-cell>
          <table:table-cell office:value-type="float" office:value="18258" table:style-name="ce7">
            <text:p>18,258<text:s/></text:p>
          </table:table-cell>
          <table:table-cell office:value-type="float" office:value="30212" table:style-name="ce7">
            <text:p>30,212<text:s/></text:p>
          </table:table-cell>
          <table:table-cell office:value-type="float" office:value="25378" table:style-name="ce7">
            <text:p>25,378<text:s/></text:p>
          </table:table-cell>
          <table:table-cell office:value-type="float" office:value="11952" table:style-name="ce7">
            <text:p>11,952<text:s/></text:p>
          </table:table-cell>
          <table:table-cell office:value-type="float" office:value="13050" table:style-name="ce7">
            <text:p>13,050<text:s/></text:p>
          </table:table-cell>
          <table:table-cell office:value-type="float" office:value="12977" table:style-name="ce7">
            <text:p>12,977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12058" table:style-name="ce7">
            <text:p>12,058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8739" table:style-name="ce7">
            <text:p>8,739<text:s/></text:p>
          </table:table-cell>
          <table:table-cell table:number-columns-repeated="16275"/>
        </table:table-row>
        <table:table-row table:style-name="ro2">
          <table:table-cell office:value-type="date" office:date-value="2017-01-19T00:00:00" table:style-name="ce6">
            <text:p>2017/1/19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17045" table:style-name="ce7">
            <text:p>17,045<text:s/></text:p>
          </table:table-cell>
          <table:table-cell office:value-type="float" office:value="44318" table:style-name="ce7">
            <text:p>44,318<text:s/></text:p>
          </table:table-cell>
          <table:table-cell office:value-type="float" office:value="55744" table:style-name="ce7">
            <text:p>55,744<text:s/></text:p>
          </table:table-cell>
          <table:table-cell office:value-type="float" office:value="29052" table:style-name="ce7">
            <text:p>29,052<text:s/></text:p>
          </table:table-cell>
          <table:table-cell office:value-type="float" office:value="14974" table:style-name="ce7">
            <text:p>14,974<text:s/></text:p>
          </table:table-cell>
          <table:table-cell office:value-type="float" office:value="12222" table:style-name="ce7">
            <text:p>12,222<text:s/></text:p>
          </table:table-cell>
          <table:table-cell office:value-type="float" office:value="4113" table:style-name="ce7">
            <text:p>4,113<text:s/></text:p>
          </table:table-cell>
          <table:table-cell office:value-type="float" office:value="3230" table:style-name="ce7">
            <text:p>3,230<text:s/></text:p>
          </table:table-cell>
          <table:table-cell office:value-type="float" office:value="14631" table:style-name="ce7">
            <text:p>14,631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4636" table:style-name="ce7">
            <text:p>4,636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9225" table:style-name="ce7">
            <text:p>9,225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18171" table:style-name="ce7">
            <text:p>18,171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6358" table:style-name="ce7">
            <text:p>6,358<text:s/></text:p>
          </table:table-cell>
          <table:table-cell office:value-type="float" office:value="9098" table:style-name="ce7">
            <text:p>9,098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9578" table:style-name="ce7">
            <text:p>9,578<text:s/></text:p>
          </table:table-cell>
          <table:table-cell office:value-type="float" office:value="9807" table:style-name="ce7">
            <text:p>9,807<text:s/>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29628" table:style-name="ce7">
            <text:p>29,628<text:s/></text:p>
          </table:table-cell>
          <table:table-cell office:value-type="float" office:value="2788" table:style-name="ce7">
            <text:p>2,788<text:s/></text:p>
          </table:table-cell>
          <table:table-cell office:value-type="float" office:value="12140" table:style-name="ce7">
            <text:p>12,140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17504" table:style-name="ce7">
            <text:p>17,504<text:s/></text:p>
          </table:table-cell>
          <table:table-cell office:value-type="float" office:value="23713" table:style-name="ce7">
            <text:p>23,713<text:s/></text:p>
          </table:table-cell>
          <table:table-cell office:value-type="float" office:value="16885" table:style-name="ce7">
            <text:p>16,885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30682" table:style-name="ce7">
            <text:p>30,682<text:s/></text:p>
          </table:table-cell>
          <table:table-cell office:value-type="float" office:value="20833" table:style-name="ce7">
            <text:p>20,833<text:s/></text:p>
          </table:table-cell>
          <table:table-cell office:value-type="float" office:value="34234" table:style-name="ce7">
            <text:p>34,234<text:s/></text:p>
          </table:table-cell>
          <table:table-cell office:value-type="float" office:value="34504" table:style-name="ce7">
            <text:p>34,504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40692" table:style-name="ce7">
            <text:p>40,692<text:s/></text:p>
          </table:table-cell>
          <table:table-cell office:value-type="float" office:value="29198" table:style-name="ce7">
            <text:p>29,198<text:s/></text:p>
          </table:table-cell>
          <table:table-cell office:value-type="float" office:value="26930" table:style-name="ce7">
            <text:p>26,930<text:s/></text:p>
          </table:table-cell>
          <table:table-cell office:value-type="float" office:value="22281" table:style-name="ce7">
            <text:p>22,281<text:s/></text:p>
          </table:table-cell>
          <table:table-cell office:value-type="float" office:value="27083" table:style-name="ce7">
            <text:p>27,083<text:s/></text:p>
          </table:table-cell>
          <table:table-cell office:value-type="float" office:value="152734" table:style-name="ce7">
            <text:p>152,734<text:s/></text:p>
          </table:table-cell>
          <table:table-cell office:value-type="float" office:value="42028" table:style-name="ce7">
            <text:p>42,028<text:s/></text:p>
          </table:table-cell>
          <table:table-cell office:value-type="float" office:value="28892" table:style-name="ce7">
            <text:p>28,892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28908" table:style-name="ce7">
            <text:p>28,908<text:s/></text:p>
          </table:table-cell>
          <table:table-cell office:value-type="float" office:value="35198" table:style-name="ce7">
            <text:p>35,198<text:s/></text:p>
          </table:table-cell>
          <table:table-cell office:value-type="float" office:value="30431" table:style-name="ce7">
            <text:p>30,431<text:s/></text:p>
          </table:table-cell>
          <table:table-cell office:value-type="float" office:value="25395" table:style-name="ce7">
            <text:p>25,395<text:s/></text:p>
          </table:table-cell>
          <table:table-cell office:value-type="float" office:value="13445" table:style-name="ce7">
            <text:p>13,445<text:s/></text:p>
          </table:table-cell>
          <table:table-cell office:value-type="float" office:value="34118" table:style-name="ce7">
            <text:p>34,118<text:s/></text:p>
          </table:table-cell>
          <table:table-cell office:value-type="float" office:value="8117" table:style-name="ce7">
            <text:p>8,117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3886" table:style-name="ce7">
            <text:p>3,886<text:s/></text:p>
          </table:table-cell>
          <table:table-cell office:value-type="float" office:value="3164" table:style-name="ce7">
            <text:p>3,164<text:s/></text:p>
          </table:table-cell>
          <table:table-cell office:value-type="float" office:value="12931" table:style-name="ce7">
            <text:p>12,931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7077" table:style-name="ce7">
            <text:p>7,077<text:s/></text:p>
          </table:table-cell>
          <table:table-cell office:value-type="float" office:value="35581" table:style-name="ce7">
            <text:p>35,581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12884" table:style-name="ce7">
            <text:p>12,884<text:s/></text:p>
          </table:table-cell>
          <table:table-cell office:value-type="float" office:value="7536" table:style-name="ce7">
            <text:p>7,536<text:s/></text:p>
          </table:table-cell>
          <table:table-cell office:value-type="float" office:value="23808" table:style-name="ce7">
            <text:p>23,808<text:s/></text:p>
          </table:table-cell>
          <table:table-cell office:value-type="float" office:value="20439" table:style-name="ce7">
            <text:p>20,439<text:s/></text:p>
          </table:table-cell>
          <table:table-cell office:value-type="float" office:value="32118" table:style-name="ce7">
            <text:p>32,118<text:s/></text:p>
          </table:table-cell>
          <table:table-cell office:value-type="float" office:value="44144" table:style-name="ce7">
            <text:p>44,144<text:s/></text:p>
          </table:table-cell>
          <table:table-cell office:value-type="float" office:value="41424" table:style-name="ce7">
            <text:p>41,424<text:s/></text:p>
          </table:table-cell>
          <table:table-cell office:value-type="float" office:value="28765" table:style-name="ce7">
            <text:p>28,765<text:s/></text:p>
          </table:table-cell>
          <table:table-cell office:value-type="float" office:value="29680" table:style-name="ce7">
            <text:p>29,680<text:s/></text:p>
          </table:table-cell>
          <table:table-cell office:value-type="float" office:value="87041" table:style-name="ce7">
            <text:p>87,041<text:s/></text:p>
          </table:table-cell>
          <table:table-cell office:value-type="float" office:value="23079" table:style-name="ce7">
            <text:p>23,079<text:s/></text:p>
          </table:table-cell>
          <table:table-cell office:value-type="float" office:value="34159" table:style-name="ce7">
            <text:p>34,159<text:s/></text:p>
          </table:table-cell>
          <table:table-cell office:value-type="float" office:value="46142" table:style-name="ce7">
            <text:p>46,142<text:s/></text:p>
          </table:table-cell>
          <table:table-cell office:value-type="float" office:value="26514" table:style-name="ce7">
            <text:p>26,514<text:s/></text:p>
          </table:table-cell>
          <table:table-cell office:value-type="float" office:value="67281" table:style-name="ce8">
            <text:p>67,281<text:s/></text:p>
          </table:table-cell>
          <table:table-cell office:value-type="float" office:value="22371" table:style-name="ce7">
            <text:p>22,371<text:s/></text:p>
          </table:table-cell>
          <table:table-cell office:value-type="float" office:value="18723" table:style-name="ce7">
            <text:p>18,723<text:s/></text:p>
          </table:table-cell>
          <table:table-cell office:value-type="float" office:value="16344" table:style-name="ce7">
            <text:p>16,344<text:s/></text:p>
          </table:table-cell>
          <table:table-cell office:value-type="float" office:value="17092" table:style-name="ce7">
            <text:p>17,092<text:s/></text:p>
          </table:table-cell>
          <table:table-cell office:value-type="float" office:value="11441" table:style-name="ce7">
            <text:p>11,441<text:s/></text:p>
          </table:table-cell>
          <table:table-cell office:value-type="float" office:value="31025" table:style-name="ce7">
            <text:p>31,025<text:s/></text:p>
          </table:table-cell>
          <table:table-cell office:value-type="float" office:value="19462" table:style-name="ce7">
            <text:p>19,462<text:s/></text:p>
          </table:table-cell>
          <table:table-cell office:value-type="float" office:value="8056" table:style-name="ce7">
            <text:p>8,056<text:s/></text:p>
          </table:table-cell>
          <table:table-cell office:value-type="float" office:value="10554" table:style-name="ce7">
            <text:p>10,554<text:s/></text:p>
          </table:table-cell>
          <table:table-cell office:value-type="float" office:value="44027" table:style-name="ce7">
            <text:p>44,027<text:s/></text:p>
          </table:table-cell>
          <table:table-cell office:value-type="float" office:value="28507" table:style-name="ce7">
            <text:p>28,507<text:s/></text:p>
          </table:table-cell>
          <table:table-cell office:value-type="float" office:value="25869" table:style-name="ce7">
            <text:p>25,869<text:s/></text:p>
          </table:table-cell>
          <table:table-cell office:value-type="float" office:value="24922" table:style-name="ce7">
            <text:p>24,922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13030" table:style-name="ce7">
            <text:p>13,030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13714" table:style-name="ce7">
            <text:p>13,714<text:s/></text:p>
          </table:table-cell>
          <table:table-cell office:value-type="float" office:value="19031" table:style-name="ce7">
            <text:p>19,031<text:s/></text:p>
          </table:table-cell>
          <table:table-cell office:value-type="float" office:value="31238" table:style-name="ce7">
            <text:p>31,238<text:s/></text:p>
          </table:table-cell>
          <table:table-cell office:value-type="float" office:value="27717" table:style-name="ce7">
            <text:p>27,717<text:s/></text:p>
          </table:table-cell>
          <table:table-cell office:value-type="float" office:value="13269" table:style-name="ce7">
            <text:p>13,269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12941" table:style-name="ce7">
            <text:p>12,941<text:s/></text:p>
          </table:table-cell>
          <table:table-cell office:value-type="float" office:value="12710" table:style-name="ce7">
            <text:p>12,710<text:s/></text:p>
          </table:table-cell>
          <table:table-cell office:value-type="float" office:value="9316" table:style-name="ce7">
            <text:p>9,316<text:s/></text:p>
          </table:table-cell>
          <table:table-cell office:value-type="float" office:value="9132" table:style-name="ce7">
            <text:p>9,132<text:s/></text:p>
          </table:table-cell>
          <table:table-cell table:number-columns-repeated="16275"/>
        </table:table-row>
        <table:table-row table:style-name="ro2">
          <table:table-cell office:value-type="date" office:date-value="2017-01-20T00:00:00" table:style-name="ce6">
            <text:p>2017/1/20</text:p>
          </table:table-cell>
          <table:table-cell office:value-type="float" office:value="6112" table:style-name="ce7">
            <text:p>6,112<text:s/></text:p>
          </table:table-cell>
          <table:table-cell office:value-type="float" office:value="17659" table:style-name="ce7">
            <text:p>17,659<text:s/></text:p>
          </table:table-cell>
          <table:table-cell office:value-type="float" office:value="45507" table:style-name="ce7">
            <text:p>45,507<text:s/></text:p>
          </table:table-cell>
          <table:table-cell office:value-type="float" office:value="60733" table:style-name="ce7">
            <text:p>60,733<text:s/></text:p>
          </table:table-cell>
          <table:table-cell office:value-type="float" office:value="28735" table:style-name="ce7">
            <text:p>28,735<text:s/></text:p>
          </table:table-cell>
          <table:table-cell office:value-type="float" office:value="15224" table:style-name="ce7">
            <text:p>15,224<text:s/></text:p>
          </table:table-cell>
          <table:table-cell office:value-type="float" office:value="12967" table:style-name="ce7">
            <text:p>12,967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3047" table:style-name="ce7">
            <text:p>3,047<text:s/></text:p>
          </table:table-cell>
          <table:table-cell office:value-type="float" office:value="13729" table:style-name="ce7">
            <text:p>13,729<text:s/></text:p>
          </table:table-cell>
          <table:table-cell office:value-type="float" office:value="2158" table:style-name="ce7">
            <text:p>2,158<text:s/></text:p>
          </table:table-cell>
          <table:table-cell office:value-type="float" office:value="3978" table:style-name="ce7">
            <text:p>3,978<text:s/></text:p>
          </table:table-cell>
          <table:table-cell office:value-type="float" office:value="6303" table:style-name="ce7">
            <text:p>6,303<text:s/></text:p>
          </table:table-cell>
          <table:table-cell office:value-type="float" office:value="9318" table:style-name="ce7">
            <text:p>9,318<text:s/></text:p>
          </table:table-cell>
          <table:table-cell office:value-type="float" office:value="14298" table:style-name="ce7">
            <text:p>14,298<text:s/></text:p>
          </table:table-cell>
          <table:table-cell office:value-type="float" office:value="18627" table:style-name="ce7">
            <text:p>18,627<text:s/></text:p>
          </table:table-cell>
          <table:table-cell office:value-type="float" office:value="16061" table:style-name="ce7">
            <text:p>16,061<text:s/></text:p>
          </table:table-cell>
          <table:table-cell office:value-type="float" office:value="6205" table:style-name="ce7">
            <text:p>6,205<text:s/></text:p>
          </table:table-cell>
          <table:table-cell office:value-type="float" office:value="9019" table:style-name="ce7">
            <text:p>9,019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8809" table:style-name="ce7">
            <text:p>8,809<text:s/></text:p>
          </table:table-cell>
          <table:table-cell office:value-type="float" office:value="5292" table:style-name="ce7">
            <text:p>5,292<text:s/></text:p>
          </table:table-cell>
          <table:table-cell office:value-type="float" office:value="29732" table:style-name="ce7">
            <text:p>29,732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11448" table:style-name="ce7">
            <text:p>11,448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17506" table:style-name="ce7">
            <text:p>17,506<text:s/></text:p>
          </table:table-cell>
          <table:table-cell office:value-type="float" office:value="23438" table:style-name="ce7">
            <text:p>23,438<text:s/></text:p>
          </table:table-cell>
          <table:table-cell office:value-type="float" office:value="16605" table:style-name="ce7">
            <text:p>16,605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30939" table:style-name="ce7">
            <text:p>30,939<text:s/></text:p>
          </table:table-cell>
          <table:table-cell office:value-type="float" office:value="21152" table:style-name="ce7">
            <text:p>21,152<text:s/></text:p>
          </table:table-cell>
          <table:table-cell office:value-type="float" office:value="35579" table:style-name="ce7">
            <text:p>35,579<text:s/></text:p>
          </table:table-cell>
          <table:table-cell office:value-type="float" office:value="35306" table:style-name="ce7">
            <text:p>35,306<text:s/></text:p>
          </table:table-cell>
          <table:table-cell office:value-type="float" office:value="8833" table:style-name="ce7">
            <text:p>8,833<text:s/></text:p>
          </table:table-cell>
          <table:table-cell office:value-type="float" office:value="40644" table:style-name="ce7">
            <text:p>40,644<text:s/></text:p>
          </table:table-cell>
          <table:table-cell office:value-type="float" office:value="29236" table:style-name="ce7">
            <text:p>29,236<text:s/></text:p>
          </table:table-cell>
          <table:table-cell office:value-type="float" office:value="26902" table:style-name="ce7">
            <text:p>26,902<text:s/></text:p>
          </table:table-cell>
          <table:table-cell office:value-type="float" office:value="22218" table:style-name="ce7">
            <text:p>22,218<text:s/></text:p>
          </table:table-cell>
          <table:table-cell office:value-type="float" office:value="28704" table:style-name="ce7">
            <text:p>28,704<text:s/></text:p>
          </table:table-cell>
          <table:table-cell office:value-type="float" office:value="178478" table:style-name="ce7">
            <text:p>178,478<text:s/></text:p>
          </table:table-cell>
          <table:table-cell office:value-type="float" office:value="46746" table:style-name="ce7">
            <text:p>46,746<text:s/></text:p>
          </table:table-cell>
          <table:table-cell office:value-type="float" office:value="27679" table:style-name="ce7">
            <text:p>27,679<text:s/></text:p>
          </table:table-cell>
          <table:table-cell office:value-type="float" office:value="27413" table:style-name="ce7">
            <text:p>27,413<text:s/></text:p>
          </table:table-cell>
          <table:table-cell office:value-type="float" office:value="28694" table:style-name="ce7">
            <text:p>28,694<text:s/></text:p>
          </table:table-cell>
          <table:table-cell office:value-type="float" office:value="35591" table:style-name="ce7">
            <text:p>35,591<text:s/></text:p>
          </table:table-cell>
          <table:table-cell office:value-type="float" office:value="28999" table:style-name="ce7">
            <text:p>28,999<text:s/></text:p>
          </table:table-cell>
          <table:table-cell office:value-type="float" office:value="26449" table:style-name="ce7">
            <text:p>26,449<text:s/></text:p>
          </table:table-cell>
          <table:table-cell office:value-type="float" office:value="13052" table:style-name="ce7">
            <text:p>13,052<text:s/></text:p>
          </table:table-cell>
          <table:table-cell office:value-type="float" office:value="33271" table:style-name="ce7">
            <text:p>33,271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9334" table:style-name="ce7">
            <text:p>9,334<text:s/></text:p>
          </table:table-cell>
          <table:table-cell office:value-type="float" office:value="18695" table:style-name="ce7">
            <text:p>18,695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3918" table:style-name="ce7">
            <text:p>3,918<text:s/></text:p>
          </table:table-cell>
          <table:table-cell office:value-type="float" office:value="2983" table:style-name="ce7">
            <text:p>2,983<text:s/></text:p>
          </table:table-cell>
          <table:table-cell office:value-type="float" office:value="12388" table:style-name="ce7">
            <text:p>12,388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6907" table:style-name="ce7">
            <text:p>6,907<text:s/></text:p>
          </table:table-cell>
          <table:table-cell office:value-type="float" office:value="33340" table:style-name="ce7">
            <text:p>33,340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7522" table:style-name="ce7">
            <text:p>7,522<text:s/></text:p>
          </table:table-cell>
          <table:table-cell office:value-type="float" office:value="23390" table:style-name="ce7">
            <text:p>23,390<text:s/></text:p>
          </table:table-cell>
          <table:table-cell office:value-type="float" office:value="19847" table:style-name="ce7">
            <text:p>19,847<text:s/></text:p>
          </table:table-cell>
          <table:table-cell office:value-type="float" office:value="31236" table:style-name="ce7">
            <text:p>31,236<text:s/></text:p>
          </table:table-cell>
          <table:table-cell office:value-type="float" office:value="46301" table:style-name="ce7">
            <text:p>46,301<text:s/></text:p>
          </table:table-cell>
          <table:table-cell office:value-type="float" office:value="41461" table:style-name="ce7">
            <text:p>41,461<text:s/></text:p>
          </table:table-cell>
          <table:table-cell office:value-type="float" office:value="28830" table:style-name="ce7">
            <text:p>28,830<text:s/></text:p>
          </table:table-cell>
          <table:table-cell office:value-type="float" office:value="29508" table:style-name="ce7">
            <text:p>29,508<text:s/></text:p>
          </table:table-cell>
          <table:table-cell office:value-type="float" office:value="86705" table:style-name="ce7">
            <text:p>86,705<text:s/></text:p>
          </table:table-cell>
          <table:table-cell office:value-type="float" office:value="23833" table:style-name="ce7">
            <text:p>23,833<text:s/></text:p>
          </table:table-cell>
          <table:table-cell office:value-type="float" office:value="37030" table:style-name="ce7">
            <text:p>37,030<text:s/></text:p>
          </table:table-cell>
          <table:table-cell office:value-type="float" office:value="50132" table:style-name="ce7">
            <text:p>50,132<text:s/></text:p>
          </table:table-cell>
          <table:table-cell office:value-type="float" office:value="28718" table:style-name="ce7">
            <text:p>28,718<text:s/></text:p>
          </table:table-cell>
          <table:table-cell office:value-type="float" office:value="73859" table:style-name="ce8">
            <text:p>73,859<text:s/></text:p>
          </table:table-cell>
          <table:table-cell office:value-type="float" office:value="21670" table:style-name="ce7">
            <text:p>21,670<text:s/></text:p>
          </table:table-cell>
          <table:table-cell office:value-type="float" office:value="18637" table:style-name="ce7">
            <text:p>18,637<text:s/></text:p>
          </table:table-cell>
          <table:table-cell office:value-type="float" office:value="16385" table:style-name="ce7">
            <text:p>16,385<text:s/></text:p>
          </table:table-cell>
          <table:table-cell office:value-type="float" office:value="17296" table:style-name="ce7">
            <text:p>17,296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47905" table:style-name="ce7">
            <text:p>47,905<text:s/></text:p>
          </table:table-cell>
          <table:table-cell office:value-type="float" office:value="20758" table:style-name="ce7">
            <text:p>20,758<text:s/></text:p>
          </table:table-cell>
          <table:table-cell office:value-type="float" office:value="7945" table:style-name="ce7">
            <text:p>7,945<text:s/></text:p>
          </table:table-cell>
          <table:table-cell office:value-type="float" office:value="11747" table:style-name="ce7">
            <text:p>11,747<text:s/></text:p>
          </table:table-cell>
          <table:table-cell office:value-type="float" office:value="46030" table:style-name="ce7">
            <text:p>46,030<text:s/></text:p>
          </table:table-cell>
          <table:table-cell office:value-type="float" office:value="24481" table:style-name="ce7">
            <text:p>24,481<text:s/></text:p>
          </table:table-cell>
          <table:table-cell office:value-type="float" office:value="27022" table:style-name="ce7">
            <text:p>27,022<text:s/></text:p>
          </table:table-cell>
          <table:table-cell office:value-type="float" office:value="25526" table:style-name="ce7">
            <text:p>25,526<text:s/></text:p>
          </table:table-cell>
          <table:table-cell office:value-type="float" office:value="9382" table:style-name="ce7">
            <text:p>9,382<text:s/></text:p>
          </table:table-cell>
          <table:table-cell office:value-type="float" office:value="12888" table:style-name="ce7">
            <text:p>12,888<text:s/></text:p>
          </table:table-cell>
          <table:table-cell office:value-type="float" office:value="5449" table:style-name="ce7">
            <text:p>5,449<text:s/>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19613" table:style-name="ce7">
            <text:p>19,613<text:s/></text:p>
          </table:table-cell>
          <table:table-cell office:value-type="float" office:value="32663" table:style-name="ce7">
            <text:p>32,663<text:s/></text:p>
          </table:table-cell>
          <table:table-cell office:value-type="float" office:value="28351" table:style-name="ce7">
            <text:p>28,351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13534" table:style-name="ce7">
            <text:p>13,534<text:s/></text:p>
          </table:table-cell>
          <table:table-cell office:value-type="float" office:value="13544" table:style-name="ce7">
            <text:p>13,544<text:s/></text:p>
          </table:table-cell>
          <table:table-cell office:value-type="float" office:value="12601" table:style-name="ce7">
            <text:p>12,601<text:s/></text:p>
          </table:table-cell>
          <table:table-cell office:value-type="float" office:value="12511" table:style-name="ce7">
            <text:p>12,511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9046" table:style-name="ce7">
            <text:p>9,046<text:s/></text:p>
          </table:table-cell>
          <table:table-cell table:number-columns-repeated="16275"/>
        </table:table-row>
        <table:table-row table:style-name="ro2">
          <table:table-cell office:value-type="date" office:date-value="2017-01-21T00:00:00" table:style-name="ce6">
            <text:p>2017/1/21</text:p>
          </table:table-cell>
          <table:table-cell office:value-type="float" office:value="4509" table:style-name="ce7">
            <text:p>4,509<text:s/></text:p>
          </table:table-cell>
          <table:table-cell office:value-type="float" office:value="11231" table:style-name="ce7">
            <text:p>11,231<text:s/></text:p>
          </table:table-cell>
          <table:table-cell office:value-type="float" office:value="27162" table:style-name="ce7">
            <text:p>27,162<text:s/></text:p>
          </table:table-cell>
          <table:table-cell office:value-type="float" office:value="60368" table:style-name="ce7">
            <text:p>60,368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9421" table:style-name="ce7">
            <text:p>9,421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2734" table:style-name="ce7">
            <text:p>2,734<text:s/></text:p>
          </table:table-cell>
          <table:table-cell office:value-type="float" office:value="9797" table:style-name="ce7">
            <text:p>9,797<text:s/></text:p>
          </table:table-cell>
          <table:table-cell office:value-type="float" office:value="1907" table:style-name="ce7">
            <text:p>1,907<text:s/></text:p>
          </table:table-cell>
          <table:table-cell office:value-type="float" office:value="2976" table:style-name="ce7">
            <text:p>2,976<text:s/></text:p>
          </table:table-cell>
          <table:table-cell office:value-type="float" office:value="7452" table:style-name="ce7">
            <text:p>7,452<text:s/></text:p>
          </table:table-cell>
          <table:table-cell office:value-type="float" office:value="7221" table:style-name="ce7">
            <text:p>7,221<text:s/></text:p>
          </table:table-cell>
          <table:table-cell office:value-type="float" office:value="14715" table:style-name="ce7">
            <text:p>14,715<text:s/></text:p>
          </table:table-cell>
          <table:table-cell office:value-type="float" office:value="6681" table:style-name="ce7">
            <text:p>6,681<text:s/></text:p>
          </table:table-cell>
          <table:table-cell office:value-type="float" office:value="8233" table:style-name="ce7">
            <text:p>8,233<text:s/></text:p>
          </table:table-cell>
          <table:table-cell office:value-type="float" office:value="5203" table:style-name="ce7">
            <text:p>5,203<text:s/></text:p>
          </table:table-cell>
          <table:table-cell office:value-type="float" office:value="7892" table:style-name="ce7">
            <text:p>7,892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6360" table:style-name="ce7">
            <text:p>6,360<text:s/></text:p>
          </table:table-cell>
          <table:table-cell office:value-type="float" office:value="7339" table:style-name="ce7">
            <text:p>7,339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20702" table:style-name="ce7">
            <text:p>20,702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14162" table:style-name="ce7">
            <text:p>14,162<text:s/></text:p>
          </table:table-cell>
          <table:table-cell office:value-type="float" office:value="17091" table:style-name="ce7">
            <text:p>17,091<text:s/></text:p>
          </table:table-cell>
          <table:table-cell office:value-type="float" office:value="15010" table:style-name="ce7">
            <text:p>15,010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30241" table:style-name="ce7">
            <text:p>30,241<text:s/></text:p>
          </table:table-cell>
          <table:table-cell office:value-type="float" office:value="21055" table:style-name="ce7">
            <text:p>21,055<text:s/></text:p>
          </table:table-cell>
          <table:table-cell office:value-type="float" office:value="28912" table:style-name="ce7">
            <text:p>28,912<text:s/></text:p>
          </table:table-cell>
          <table:table-cell office:value-type="float" office:value="29392" table:style-name="ce7">
            <text:p>29,392<text:s/>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34476" table:style-name="ce7">
            <text:p>34,476<text:s/></text:p>
          </table:table-cell>
          <table:table-cell office:value-type="float" office:value="24021" table:style-name="ce7">
            <text:p>24,021<text:s/></text:p>
          </table:table-cell>
          <table:table-cell office:value-type="float" office:value="21276" table:style-name="ce7">
            <text:p>21,276<text:s/></text:p>
          </table:table-cell>
          <table:table-cell office:value-type="float" office:value="19391" table:style-name="ce7">
            <text:p>19,391<text:s/></text:p>
          </table:table-cell>
          <table:table-cell office:value-type="float" office:value="15129" table:style-name="ce7">
            <text:p>15,129<text:s/></text:p>
          </table:table-cell>
          <table:table-cell office:value-type="float" office:value="170882" table:style-name="ce7">
            <text:p>170,882<text:s/></text:p>
          </table:table-cell>
          <table:table-cell office:value-type="float" office:value="46119" table:style-name="ce7">
            <text:p>46,119<text:s/></text:p>
          </table:table-cell>
          <table:table-cell office:value-type="float" office:value="22611" table:style-name="ce7">
            <text:p>22,611<text:s/></text:p>
          </table:table-cell>
          <table:table-cell office:value-type="float" office:value="20136" table:style-name="ce7">
            <text:p>20,136<text:s/></text:p>
          </table:table-cell>
          <table:table-cell office:value-type="float" office:value="27701" table:style-name="ce7">
            <text:p>27,701<text:s/></text:p>
          </table:table-cell>
          <table:table-cell office:value-type="float" office:value="38024" table:style-name="ce7">
            <text:p>38,024<text:s/></text:p>
          </table:table-cell>
          <table:table-cell office:value-type="float" office:value="27315" table:style-name="ce7">
            <text:p>27,315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26891" table:style-name="ce7">
            <text:p>26,891<text:s/></text:p>
          </table:table-cell>
          <table:table-cell office:value-type="float" office:value="6190" table:style-name="ce7">
            <text:p>6,190<text:s/></text:p>
          </table:table-cell>
          <table:table-cell office:value-type="float" office:value="6220" table:style-name="ce7">
            <text:p>6,220<text:s/></text:p>
          </table:table-cell>
          <table:table-cell office:value-type="float" office:value="16489" table:style-name="ce7">
            <text:p>16,489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1815" table:style-name="ce7">
            <text:p>1,815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8562" table:style-name="ce7">
            <text:p>8,562<text:s/></text:p>
          </table:table-cell>
          <table:table-cell office:value-type="float" office:value="5646" table:style-name="ce7">
            <text:p>5,646<text:s/></text:p>
          </table:table-cell>
          <table:table-cell office:value-type="float" office:value="34522" table:style-name="ce7">
            <text:p>34,522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6630" table:style-name="ce7">
            <text:p>6,630<text:s/></text:p>
          </table:table-cell>
          <table:table-cell office:value-type="float" office:value="19669" table:style-name="ce7">
            <text:p>19,669<text:s/></text:p>
          </table:table-cell>
          <table:table-cell office:value-type="float" office:value="14713" table:style-name="ce7">
            <text:p>14,713<text:s/></text:p>
          </table:table-cell>
          <table:table-cell office:value-type="float" office:value="29666" table:style-name="ce7">
            <text:p>29,666<text:s/></text:p>
          </table:table-cell>
          <table:table-cell office:value-type="float" office:value="40984" table:style-name="ce7">
            <text:p>40,984<text:s/></text:p>
          </table:table-cell>
          <table:table-cell office:value-type="float" office:value="33990" table:style-name="ce7">
            <text:p>33,990<text:s/></text:p>
          </table:table-cell>
          <table:table-cell office:value-type="float" office:value="23090" table:style-name="ce7">
            <text:p>23,090<text:s/></text:p>
          </table:table-cell>
          <table:table-cell office:value-type="float" office:value="29093" table:style-name="ce7">
            <text:p>29,093<text:s/></text:p>
          </table:table-cell>
          <table:table-cell office:value-type="float" office:value="90160" table:style-name="ce7">
            <text:p>90,160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34015" table:style-name="ce7">
            <text:p>34,015<text:s/></text:p>
          </table:table-cell>
          <table:table-cell office:value-type="float" office:value="45325" table:style-name="ce7">
            <text:p>45,325<text:s/></text:p>
          </table:table-cell>
          <table:table-cell office:value-type="float" office:value="23126" table:style-name="ce7">
            <text:p>23,126<text:s/></text:p>
          </table:table-cell>
          <table:table-cell office:value-type="float" office:value="62020" table:style-name="ce8">
            <text:p>62,020<text:s/></text:p>
          </table:table-cell>
          <table:table-cell office:value-type="float" office:value="16945" table:style-name="ce7">
            <text:p>16,945<text:s/></text:p>
          </table:table-cell>
          <table:table-cell office:value-type="float" office:value="16142" table:style-name="ce7">
            <text:p>16,142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8736" table:style-name="ce7">
            <text:p>8,736<text:s/></text:p>
          </table:table-cell>
          <table:table-cell office:value-type="float" office:value="50643" table:style-name="ce7">
            <text:p>50,643<text:s/></text:p>
          </table:table-cell>
          <table:table-cell office:value-type="float" office:value="15167" table:style-name="ce7">
            <text:p>15,167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25076" table:style-name="ce7">
            <text:p>25,076<text:s/></text:p>
          </table:table-cell>
          <table:table-cell office:value-type="float" office:value="21820" table:style-name="ce7">
            <text:p>21,820<text:s/></text:p>
          </table:table-cell>
          <table:table-cell office:value-type="float" office:value="19183" table:style-name="ce7">
            <text:p>19,183<text:s/></text:p>
          </table:table-cell>
          <table:table-cell office:value-type="float" office:value="20373" table:style-name="ce7">
            <text:p>20,373<text:s/></text:p>
          </table:table-cell>
          <table:table-cell office:value-type="float" office:value="8207" table:style-name="ce7">
            <text:p>8,207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4772" table:style-name="ce7">
            <text:p>4,772<text:s/></text:p>
          </table:table-cell>
          <table:table-cell office:value-type="float" office:value="2947" table:style-name="ce7">
            <text:p>2,947<text:s/></text:p>
          </table:table-cell>
          <table:table-cell office:value-type="float" office:value="4510" table:style-name="ce7">
            <text:p>4,510<text:s/></text:p>
          </table:table-cell>
          <table:table-cell office:value-type="float" office:value="8303" table:style-name="ce7">
            <text:p>8,303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14811" table:style-name="ce7">
            <text:p>14,811<text:s/></text:p>
          </table:table-cell>
          <table:table-cell office:value-type="float" office:value="23327" table:style-name="ce7">
            <text:p>23,327<text:s/></text:p>
          </table:table-cell>
          <table:table-cell office:value-type="float" office:value="26183" table:style-name="ce7">
            <text:p>26,183<text:s/></text:p>
          </table:table-cell>
          <table:table-cell office:value-type="float" office:value="10766" table:style-name="ce7">
            <text:p>10,766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0290" table:style-name="ce7">
            <text:p>10,290<text:s/></text:p>
          </table:table-cell>
          <table:table-cell office:value-type="float" office:value="11105" table:style-name="ce7">
            <text:p>11,105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8271" table:style-name="ce7">
            <text:p>8,271<text:s/></text:p>
          </table:table-cell>
          <table:table-cell table:number-columns-repeated="16275"/>
        </table:table-row>
        <table:table-row table:style-name="ro2">
          <table:table-cell office:value-type="date" office:date-value="2017-01-22T00:00:00" table:style-name="ce6">
            <text:p>2017/1/22</text:p>
          </table:table-cell>
          <table:table-cell office:value-type="float" office:value="4227" table:style-name="ce7">
            <text:p>4,227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20324" table:style-name="ce7">
            <text:p>20,324<text:s/></text:p>
          </table:table-cell>
          <table:table-cell office:value-type="float" office:value="51324" table:style-name="ce7">
            <text:p>51,324<text:s/></text:p>
          </table:table-cell>
          <table:table-cell office:value-type="float" office:value="14907" table:style-name="ce7">
            <text:p>14,907<text:s/></text:p>
          </table:table-cell>
          <table:table-cell office:value-type="float" office:value="9311" table:style-name="ce7">
            <text:p>9,311<text:s/></text:p>
          </table:table-cell>
          <table:table-cell office:value-type="float" office:value="7990" table:style-name="ce7">
            <text:p>7,990<text:s/></text:p>
          </table:table-cell>
          <table:table-cell office:value-type="float" office:value="3739" table:style-name="ce7">
            <text:p>3,739<text:s/></text:p>
          </table:table-cell>
          <table:table-cell office:value-type="float" office:value="2429" table:style-name="ce7">
            <text:p>2,429<text:s/></text:p>
          </table:table-cell>
          <table:table-cell office:value-type="float" office:value="8382" table:style-name="ce7">
            <text:p>8,382<text:s/></text:p>
          </table:table-cell>
          <table:table-cell office:value-type="float" office:value="1659" table:style-name="ce7">
            <text:p>1,659<text:s/></text:p>
          </table:table-cell>
          <table:table-cell office:value-type="float" office:value="2842" table:style-name="ce7">
            <text:p>2,842<text:s/></text:p>
          </table:table-cell>
          <table:table-cell office:value-type="float" office:value="9224" table:style-name="ce7">
            <text:p>9,224<text:s/></text:p>
          </table:table-cell>
          <table:table-cell office:value-type="float" office:value="6663" table:style-name="ce7">
            <text:p>6,663<text:s/></text:p>
          </table:table-cell>
          <table:table-cell office:value-type="float" office:value="12171" table:style-name="ce7">
            <text:p>12,171<text:s/></text:p>
          </table:table-cell>
          <table:table-cell office:value-type="float" office:value="5979" table:style-name="ce7">
            <text:p>5,979<text:s/></text:p>
          </table:table-cell>
          <table:table-cell office:value-type="float" office:value="6688" table:style-name="ce7">
            <text:p>6,688<text:s/></text:p>
          </table:table-cell>
          <table:table-cell office:value-type="float" office:value="3840" table:style-name="ce7">
            <text:p>3,840<text:s/></text:p>
          </table:table-cell>
          <table:table-cell office:value-type="float" office:value="6825" table:style-name="ce7">
            <text:p>6,825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5512" table:style-name="ce7">
            <text:p>5,512<text:s/></text:p>
          </table:table-cell>
          <table:table-cell office:value-type="float" office:value="6562" table:style-name="ce7">
            <text:p>6,562<text:s/></text:p>
          </table:table-cell>
          <table:table-cell office:value-type="float" office:value="2087" table:style-name="ce7">
            <text:p>2,087<text:s/></text:p>
          </table:table-cell>
          <table:table-cell office:value-type="float" office:value="29824" table:style-name="ce7">
            <text:p>29,824<text:s/></text:p>
          </table:table-cell>
          <table:table-cell office:value-type="float" office:value="2324" table:style-name="ce7">
            <text:p>2,324<text:s/></text:p>
          </table:table-cell>
          <table:table-cell office:value-type="float" office:value="11121" table:style-name="ce7">
            <text:p>11,121<text:s/></text:p>
          </table:table-cell>
          <table:table-cell office:value-type="float" office:value="9229" table:style-name="ce7">
            <text:p>9,229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15090" table:style-name="ce7">
            <text:p>15,090<text:s/></text:p>
          </table:table-cell>
          <table:table-cell office:value-type="float" office:value="14843" table:style-name="ce7">
            <text:p>14,843<text:s/></text:p>
          </table:table-cell>
          <table:table-cell office:value-type="float" office:value="8403" table:style-name="ce7">
            <text:p>8,403<text:s/></text:p>
          </table:table-cell>
          <table:table-cell office:value-type="float" office:value="33748" table:style-name="ce7">
            <text:p>33,748<text:s/></text:p>
          </table:table-cell>
          <table:table-cell office:value-type="float" office:value="19168" table:style-name="ce7">
            <text:p>19,168<text:s/></text:p>
          </table:table-cell>
          <table:table-cell office:value-type="float" office:value="22758" table:style-name="ce7">
            <text:p>22,758<text:s/></text:p>
          </table:table-cell>
          <table:table-cell office:value-type="float" office:value="33323" table:style-name="ce7">
            <text:p>33,323<text:s/></text:p>
          </table:table-cell>
          <table:table-cell office:value-type="float" office:value="4944" table:style-name="ce7">
            <text:p>4,944<text:s/></text:p>
          </table:table-cell>
          <table:table-cell office:value-type="float" office:value="31203" table:style-name="ce7">
            <text:p>31,203<text:s/></text:p>
          </table:table-cell>
          <table:table-cell office:value-type="float" office:value="21992" table:style-name="ce7">
            <text:p>21,992<text:s/></text:p>
          </table:table-cell>
          <table:table-cell office:value-type="float" office:value="18884" table:style-name="ce7">
            <text:p>18,884<text:s/></text:p>
          </table:table-cell>
          <table:table-cell office:value-type="float" office:value="17722" table:style-name="ce7">
            <text:p>17,722<text:s/></text:p>
          </table:table-cell>
          <table:table-cell office:value-type="float" office:value="18521" table:style-name="ce7">
            <text:p>18,521<text:s/></text:p>
          </table:table-cell>
          <table:table-cell office:value-type="float" office:value="169541" table:style-name="ce7">
            <text:p>169,541<text:s/></text:p>
          </table:table-cell>
          <table:table-cell office:value-type="float" office:value="40303" table:style-name="ce7">
            <text:p>40,303<text:s/></text:p>
          </table:table-cell>
          <table:table-cell office:value-type="float" office:value="17810" table:style-name="ce7">
            <text:p>17,810<text:s/></text:p>
          </table:table-cell>
          <table:table-cell office:value-type="float" office:value="18529" table:style-name="ce7">
            <text:p>18,529<text:s/></text:p>
          </table:table-cell>
          <table:table-cell office:value-type="float" office:value="25664" table:style-name="ce7">
            <text:p>25,664<text:s/></text:p>
          </table:table-cell>
          <table:table-cell office:value-type="float" office:value="34081" table:style-name="ce7">
            <text:p>34,081<text:s/></text:p>
          </table:table-cell>
          <table:table-cell office:value-type="float" office:value="24961" table:style-name="ce7">
            <text:p>24,961<text:s/></text:p>
          </table:table-cell>
          <table:table-cell office:value-type="float" office:value="23330" table:style-name="ce7">
            <text:p>23,330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22104" table:style-name="ce7">
            <text:p>22,104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14586" table:style-name="ce7">
            <text:p>14,586<text:s/></text:p>
          </table:table-cell>
          <table:table-cell office:value-type="float" office:value="8211" table:style-name="ce7">
            <text:p>8,211<text:s/></text:p>
          </table:table-cell>
          <table:table-cell office:value-type="float" office:value="2707" table:style-name="ce7">
            <text:p>2,707<text:s/></text:p>
          </table:table-cell>
          <table:table-cell office:value-type="float" office:value="1498" table:style-name="ce7">
            <text:p>1,498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7346" table:style-name="ce7">
            <text:p>7,346<text:s/></text:p>
          </table:table-cell>
          <table:table-cell office:value-type="float" office:value="5492" table:style-name="ce7">
            <text:p>5,492<text:s/></text:p>
          </table:table-cell>
          <table:table-cell office:value-type="float" office:value="35787" table:style-name="ce7">
            <text:p>35,787<text:s/></text:p>
          </table:table-cell>
          <table:table-cell office:value-type="float" office:value="6437" table:style-name="ce7">
            <text:p>6,437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5980" table:style-name="ce7">
            <text:p>5,980<text:s/></text:p>
          </table:table-cell>
          <table:table-cell office:value-type="float" office:value="17427" table:style-name="ce7">
            <text:p>17,427<text:s/></text:p>
          </table:table-cell>
          <table:table-cell office:value-type="float" office:value="12821" table:style-name="ce7">
            <text:p>12,821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38767" table:style-name="ce7">
            <text:p>38,767<text:s/></text:p>
          </table:table-cell>
          <table:table-cell office:value-type="float" office:value="30586" table:style-name="ce7">
            <text:p>30,586<text:s/></text:p>
          </table:table-cell>
          <table:table-cell office:value-type="float" office:value="20467" table:style-name="ce7">
            <text:p>20,467<text:s/></text:p>
          </table:table-cell>
          <table:table-cell office:value-type="float" office:value="27257" table:style-name="ce7">
            <text:p>27,257<text:s/></text:p>
          </table:table-cell>
          <table:table-cell office:value-type="float" office:value="86007" table:style-name="ce7">
            <text:p>86,007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30504" table:style-name="ce7">
            <text:p>30,504<text:s/></text:p>
          </table:table-cell>
          <table:table-cell office:value-type="float" office:value="37264" table:style-name="ce7">
            <text:p>37,264<text:s/></text:p>
          </table:table-cell>
          <table:table-cell office:value-type="float" office:value="18896" table:style-name="ce7">
            <text:p>18,896<text:s/></text:p>
          </table:table-cell>
          <table:table-cell office:value-type="float" office:value="53568" table:style-name="ce8">
            <text:p>53,568<text:s/></text:p>
          </table:table-cell>
          <table:table-cell office:value-type="float" office:value="14914" table:style-name="ce7">
            <text:p>14,914<text:s/></text:p>
          </table:table-cell>
          <table:table-cell office:value-type="float" office:value="14712" table:style-name="ce7">
            <text:p>14,712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13659" table:style-name="ce7">
            <text:p>13,659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46275" table:style-name="ce7">
            <text:p>46,275<text:s/></text:p>
          </table:table-cell>
          <table:table-cell office:value-type="float" office:value="12503" table:style-name="ce7">
            <text:p>12,503<text:s/></text:p>
          </table:table-cell>
          <table:table-cell office:value-type="float" office:value="11842" table:style-name="ce7">
            <text:p>11,842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17681" table:style-name="ce7">
            <text:p>17,681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5846" table:style-name="ce7">
            <text:p>15,846<text:s/></text:p>
          </table:table-cell>
          <table:table-cell office:value-type="float" office:value="16697" table:style-name="ce7">
            <text:p>16,697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2521" table:style-name="ce7">
            <text:p>2,521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7346" table:style-name="ce7">
            <text:p>7,346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9562" table:style-name="ce7">
            <text:p>19,562<text:s/></text:p>
          </table:table-cell>
          <table:table-cell office:value-type="float" office:value="24253" table:style-name="ce7">
            <text:p>24,253<text:s/></text:p>
          </table:table-cell>
          <table:table-cell office:value-type="float" office:value="9319" table:style-name="ce7">
            <text:p>9,319<text:s/></text:p>
          </table:table-cell>
          <table:table-cell office:value-type="float" office:value="9812" table:style-name="ce7">
            <text:p>9,812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7535" table:style-name="ce7">
            <text:p>7,535<text:s/></text:p>
          </table:table-cell>
          <table:table-cell office:value-type="float" office:value="7483" table:style-name="ce7">
            <text:p>7,483<text:s/></text:p>
          </table:table-cell>
          <table:table-cell table:number-columns-repeated="16275"/>
        </table:table-row>
        <table:table-row table:style-name="ro2">
          <table:table-cell office:value-type="date" office:date-value="2017-01-23T00:00:00" table:style-name="ce6">
            <text:p>2017/1/23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16284" table:style-name="ce7">
            <text:p>16,284<text:s/></text:p>
          </table:table-cell>
          <table:table-cell office:value-type="float" office:value="42168" table:style-name="ce7">
            <text:p>42,168<text:s/></text:p>
          </table:table-cell>
          <table:table-cell office:value-type="float" office:value="55259" table:style-name="ce7">
            <text:p>55,259<text:s/></text:p>
          </table:table-cell>
          <table:table-cell office:value-type="float" office:value="24625" table:style-name="ce7">
            <text:p>24,625<text:s/></text:p>
          </table:table-cell>
          <table:table-cell office:value-type="float" office:value="14385" table:style-name="ce7">
            <text:p>14,385<text:s/></text:p>
          </table:table-cell>
          <table:table-cell office:value-type="float" office:value="12026" table:style-name="ce7">
            <text:p>12,026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13862" table:style-name="ce7">
            <text:p>13,862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3667" table:style-name="ce7">
            <text:p>3,667<text:s/></text:p>
          </table:table-cell>
          <table:table-cell office:value-type="float" office:value="5716" table:style-name="ce7">
            <text:p>5,716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7766" table:style-name="ce7">
            <text:p>17,766<text:s/></text:p>
          </table:table-cell>
          <table:table-cell office:value-type="float" office:value="15128" table:style-name="ce7">
            <text:p>15,128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3043" table:style-name="ce7">
            <text:p>3,043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8319" table:style-name="ce7">
            <text:p>8,319<text:s/></text:p>
          </table:table-cell>
          <table:table-cell office:value-type="float" office:value="4852" table:style-name="ce7">
            <text:p>4,852<text:s/></text:p>
          </table:table-cell>
          <table:table-cell office:value-type="float" office:value="27112" table:style-name="ce7">
            <text:p>27,112<text:s/></text:p>
          </table:table-cell>
          <table:table-cell office:value-type="float" office:value="2221" table:style-name="ce7">
            <text:p>2,221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16869" table:style-name="ce7">
            <text:p>16,869<text:s/></text:p>
          </table:table-cell>
          <table:table-cell office:value-type="float" office:value="21296" table:style-name="ce7">
            <text:p>21,296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28535" table:style-name="ce7">
            <text:p>28,535<text:s/></text:p>
          </table:table-cell>
          <table:table-cell office:value-type="float" office:value="20054" table:style-name="ce7">
            <text:p>20,054<text:s/></text:p>
          </table:table-cell>
          <table:table-cell office:value-type="float" office:value="34094" table:style-name="ce7">
            <text:p>34,094<text:s/></text:p>
          </table:table-cell>
          <table:table-cell office:value-type="float" office:value="33281" table:style-name="ce7">
            <text:p>33,281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38118" table:style-name="ce7">
            <text:p>38,118<text:s/></text:p>
          </table:table-cell>
          <table:table-cell office:value-type="float" office:value="27153" table:style-name="ce7">
            <text:p>27,153<text:s/></text:p>
          </table:table-cell>
          <table:table-cell office:value-type="float" office:value="25600" table:style-name="ce7">
            <text:p>25,600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27542" table:style-name="ce7">
            <text:p>27,542<text:s/></text:p>
          </table:table-cell>
          <table:table-cell office:value-type="float" office:value="166215" table:style-name="ce7">
            <text:p>166,215<text:s/></text:p>
          </table:table-cell>
          <table:table-cell office:value-type="float" office:value="41367" table:style-name="ce7">
            <text:p>41,367<text:s/></text:p>
          </table:table-cell>
          <table:table-cell office:value-type="float" office:value="26655" table:style-name="ce7">
            <text:p>26,655<text:s/></text:p>
          </table:table-cell>
          <table:table-cell office:value-type="float" office:value="24420" table:style-name="ce7">
            <text:p>24,420<text:s/></text:p>
          </table:table-cell>
          <table:table-cell office:value-type="float" office:value="26414" table:style-name="ce7">
            <text:p>26,414<text:s/></text:p>
          </table:table-cell>
          <table:table-cell office:value-type="float" office:value="32209" table:style-name="ce7">
            <text:p>32,209<text:s/></text:p>
          </table:table-cell>
          <table:table-cell office:value-type="float" office:value="27646" table:style-name="ce7">
            <text:p>27,646<text:s/></text:p>
          </table:table-cell>
          <table:table-cell office:value-type="float" office:value="24439" table:style-name="ce7">
            <text:p>24,439<text:s/></text:p>
          </table:table-cell>
          <table:table-cell office:value-type="float" office:value="12500" table:style-name="ce7">
            <text:p>12,500<text:s/></text:p>
          </table:table-cell>
          <table:table-cell office:value-type="float" office:value="32320" table:style-name="ce7">
            <text:p>32,320<text:s/></text:p>
          </table:table-cell>
          <table:table-cell office:value-type="float" office:value="7550" table:style-name="ce7">
            <text:p>7,550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8554" table:style-name="ce7">
            <text:p>18,554<text:s/></text:p>
          </table:table-cell>
          <table:table-cell office:value-type="float" office:value="6718" table:style-name="ce7">
            <text:p>6,718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3019" table:style-name="ce7">
            <text:p>3,019<text:s/></text:p>
          </table:table-cell>
          <table:table-cell office:value-type="float" office:value="11692" table:style-name="ce7">
            <text:p>11,692<text:s/></text:p>
          </table:table-cell>
          <table:table-cell office:value-type="float" office:value="9526" table:style-name="ce7">
            <text:p>9,526<text:s/></text:p>
          </table:table-cell>
          <table:table-cell office:value-type="float" office:value="6538" table:style-name="ce7">
            <text:p>6,538<text:s/></text:p>
          </table:table-cell>
          <table:table-cell office:value-type="float" office:value="32699" table:style-name="ce7">
            <text:p>32,699<text:s/></text:p>
          </table:table-cell>
          <table:table-cell office:value-type="float" office:value="8352" table:style-name="ce7">
            <text:p>8,352<text:s/></text:p>
          </table:table-cell>
          <table:table-cell office:value-type="float" office:value="12501" table:style-name="ce7">
            <text:p>12,501<text:s/></text:p>
          </table:table-cell>
          <table:table-cell office:value-type="float" office:value="7344" table:style-name="ce7">
            <text:p>7,344<text:s/></text:p>
          </table:table-cell>
          <table:table-cell office:value-type="float" office:value="21644" table:style-name="ce7">
            <text:p>21,644<text:s/></text:p>
          </table:table-cell>
          <table:table-cell office:value-type="float" office:value="19712" table:style-name="ce7">
            <text:p>19,712<text:s/></text:p>
          </table:table-cell>
          <table:table-cell office:value-type="float" office:value="30228" table:style-name="ce7">
            <text:p>30,228<text:s/></text:p>
          </table:table-cell>
          <table:table-cell office:value-type="float" office:value="43023" table:style-name="ce7">
            <text:p>43,023<text:s/></text:p>
          </table:table-cell>
          <table:table-cell office:value-type="float" office:value="40285" table:style-name="ce7">
            <text:p>40,285<text:s/></text:p>
          </table:table-cell>
          <table:table-cell office:value-type="float" office:value="27525" table:style-name="ce7">
            <text:p>27,525<text:s/></text:p>
          </table:table-cell>
          <table:table-cell office:value-type="float" office:value="28893" table:style-name="ce7">
            <text:p>28,893<text:s/></text:p>
          </table:table-cell>
          <table:table-cell office:value-type="float" office:value="78911" table:style-name="ce7">
            <text:p>78,911<text:s/></text:p>
          </table:table-cell>
          <table:table-cell office:value-type="float" office:value="21598" table:style-name="ce7">
            <text:p>21,598<text:s/></text:p>
          </table:table-cell>
          <table:table-cell office:value-type="float" office:value="34179" table:style-name="ce7">
            <text:p>34,179<text:s/></text:p>
          </table:table-cell>
          <table:table-cell office:value-type="float" office:value="44941" table:style-name="ce7">
            <text:p>44,941<text:s/></text:p>
          </table:table-cell>
          <table:table-cell office:value-type="float" office:value="26062" table:style-name="ce7">
            <text:p>26,062<text:s/></text:p>
          </table:table-cell>
          <table:table-cell office:value-type="float" office:value="65180" table:style-name="ce8">
            <text:p>65,180<text:s/></text:p>
          </table:table-cell>
          <table:table-cell office:value-type="float" office:value="20108" table:style-name="ce7">
            <text:p>20,108<text:s/></text:p>
          </table:table-cell>
          <table:table-cell office:value-type="float" office:value="17813" table:style-name="ce7">
            <text:p>17,813<text:s/></text:p>
          </table:table-cell>
          <table:table-cell office:value-type="float" office:value="15501" table:style-name="ce7">
            <text:p>15,501<text:s/></text:p>
          </table:table-cell>
          <table:table-cell office:value-type="float" office:value="15168" table:style-name="ce7">
            <text:p>15,168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43240" table:style-name="ce7">
            <text:p>43,240<text:s/></text:p>
          </table:table-cell>
          <table:table-cell office:value-type="float" office:value="18617" table:style-name="ce7">
            <text:p>18,617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11504" table:style-name="ce7">
            <text:p>11,504<text:s/></text:p>
          </table:table-cell>
          <table:table-cell office:value-type="float" office:value="42462" table:style-name="ce7">
            <text:p>42,462<text:s/></text:p>
          </table:table-cell>
          <table:table-cell office:value-type="float" office:value="22396" table:style-name="ce7">
            <text:p>22,396<text:s/></text:p>
          </table:table-cell>
          <table:table-cell office:value-type="float" office:value="25011" table:style-name="ce7">
            <text:p>25,011<text:s/></text:p>
          </table:table-cell>
          <table:table-cell office:value-type="float" office:value="23728" table:style-name="ce7">
            <text:p>23,728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4525" table:style-name="ce7">
            <text:p>4,525<text:s/></text:p>
          </table:table-cell>
          <table:table-cell office:value-type="float" office:value="4635" table:style-name="ce7">
            <text:p>4,635<text:s/></text:p>
          </table:table-cell>
          <table:table-cell office:value-type="float" office:value="9640" table:style-name="ce7">
            <text:p>9,640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13031" table:style-name="ce7">
            <text:p>13,031<text:s/></text:p>
          </table:table-cell>
          <table:table-cell office:value-type="float" office:value="17649" table:style-name="ce7">
            <text:p>17,649<text:s/></text:p>
          </table:table-cell>
          <table:table-cell office:value-type="float" office:value="30211" table:style-name="ce7">
            <text:p>30,211<text:s/></text:p>
          </table:table-cell>
          <table:table-cell office:value-type="float" office:value="25465" table:style-name="ce7">
            <text:p>25,465<text:s/></text:p>
          </table:table-cell>
          <table:table-cell office:value-type="float" office:value="11696" table:style-name="ce7">
            <text:p>11,696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12448" table:style-name="ce7">
            <text:p>12,448<text:s/></text:p>
          </table:table-cell>
          <table:table-cell office:value-type="float" office:value="11831" table:style-name="ce7">
            <text:p>11,831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8989" table:style-name="ce7">
            <text:p>8,989<text:s/></text:p>
          </table:table-cell>
          <table:table-cell office:value-type="float" office:value="8994" table:style-name="ce7">
            <text:p>8,994<text:s/></text:p>
          </table:table-cell>
          <table:table-cell table:number-columns-repeated="16275"/>
        </table:table-row>
        <table:table-row table:style-name="ro2">
          <table:table-cell office:value-type="date" office:date-value="2017-01-24T00:00:00" table:style-name="ce6">
            <text:p>2017/1/24</text:p>
          </table:table-cell>
          <table:table-cell office:value-type="float" office:value="5648" table:style-name="ce7">
            <text:p>5,648<text:s/></text:p>
          </table:table-cell>
          <table:table-cell office:value-type="float" office:value="17381" table:style-name="ce7">
            <text:p>17,381<text:s/></text:p>
          </table:table-cell>
          <table:table-cell office:value-type="float" office:value="43520" table:style-name="ce7">
            <text:p>43,520<text:s/></text:p>
          </table:table-cell>
          <table:table-cell office:value-type="float" office:value="57422" table:style-name="ce7">
            <text:p>57,422<text:s/></text:p>
          </table:table-cell>
          <table:table-cell office:value-type="float" office:value="24926" table:style-name="ce7">
            <text:p>24,926<text:s/></text:p>
          </table:table-cell>
          <table:table-cell office:value-type="float" office:value="14663" table:style-name="ce7">
            <text:p>14,663<text:s/></text:p>
          </table:table-cell>
          <table:table-cell office:value-type="float" office:value="12314" table:style-name="ce7">
            <text:p>12,314<text:s/></text:p>
          </table:table-cell>
          <table:table-cell office:value-type="float" office:value="4157" table:style-name="ce7">
            <text:p>4,157<text:s/></text:p>
          </table:table-cell>
          <table:table-cell office:value-type="float" office:value="3753" table:style-name="ce7">
            <text:p>3,753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3684" table:style-name="ce7">
            <text:p>3,684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8911" table:style-name="ce7">
            <text:p>8,911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18137" table:style-name="ce7">
            <text:p>18,137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5134" table:style-name="ce7">
            <text:p>5,134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7906" table:style-name="ce7">
            <text:p>7,906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4921" table:style-name="ce7">
            <text:p>4,921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7296" table:style-name="ce7">
            <text:p>17,296<text:s/></text:p>
          </table:table-cell>
          <table:table-cell office:value-type="float" office:value="21867" table:style-name="ce7">
            <text:p>21,867<text:s/></text:p>
          </table:table-cell>
          <table:table-cell office:value-type="float" office:value="15538" table:style-name="ce7">
            <text:p>15,538<text:s/></text:p>
          </table:table-cell>
          <table:table-cell office:value-type="float" office:value="9740" table:style-name="ce7">
            <text:p>9,740<text:s/></text:p>
          </table:table-cell>
          <table:table-cell office:value-type="float" office:value="27964" table:style-name="ce7">
            <text:p>27,964<text:s/></text:p>
          </table:table-cell>
          <table:table-cell office:value-type="float" office:value="21060" table:style-name="ce7">
            <text:p>21,060<text:s/></text:p>
          </table:table-cell>
          <table:table-cell office:value-type="float" office:value="34599" table:style-name="ce7">
            <text:p>34,599<text:s/></text:p>
          </table:table-cell>
          <table:table-cell office:value-type="float" office:value="36531" table:style-name="ce7">
            <text:p>36,531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38524" table:style-name="ce7">
            <text:p>38,524<text:s/></text:p>
          </table:table-cell>
          <table:table-cell office:value-type="float" office:value="27892" table:style-name="ce7">
            <text:p>27,892<text:s/></text:p>
          </table:table-cell>
          <table:table-cell office:value-type="float" office:value="25816" table:style-name="ce7">
            <text:p>25,816<text:s/></text:p>
          </table:table-cell>
          <table:table-cell office:value-type="float" office:value="21537" table:style-name="ce7">
            <text:p>21,537<text:s/></text:p>
          </table:table-cell>
          <table:table-cell office:value-type="float" office:value="27384" table:style-name="ce7">
            <text:p>27,384<text:s/></text:p>
          </table:table-cell>
          <table:table-cell office:value-type="float" office:value="167353" table:style-name="ce7">
            <text:p>167,353<text:s/></text:p>
          </table:table-cell>
          <table:table-cell office:value-type="float" office:value="43022" table:style-name="ce7">
            <text:p>43,022<text:s/></text:p>
          </table:table-cell>
          <table:table-cell office:value-type="float" office:value="26549" table:style-name="ce7">
            <text:p>26,549<text:s/></text:p>
          </table:table-cell>
          <table:table-cell office:value-type="float" office:value="24525" table:style-name="ce7">
            <text:p>24,525<text:s/></text:p>
          </table:table-cell>
          <table:table-cell office:value-type="float" office:value="26717" table:style-name="ce7">
            <text:p>26,717<text:s/></text:p>
          </table:table-cell>
          <table:table-cell office:value-type="float" office:value="32178" table:style-name="ce7">
            <text:p>32,178<text:s/></text:p>
          </table:table-cell>
          <table:table-cell office:value-type="float" office:value="29984" table:style-name="ce7">
            <text:p>29,984<text:s/></text:p>
          </table:table-cell>
          <table:table-cell office:value-type="float" office:value="25026" table:style-name="ce7">
            <text:p>25,026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32210" table:style-name="ce7">
            <text:p>32,210<text:s/></text:p>
          </table:table-cell>
          <table:table-cell office:value-type="float" office:value="7599" table:style-name="ce7">
            <text:p>7,599<text:s/></text:p>
          </table:table-cell>
          <table:table-cell office:value-type="float" office:value="8919" table:style-name="ce7">
            <text:p>8,919<text:s/></text:p>
          </table:table-cell>
          <table:table-cell office:value-type="float" office:value="18978" table:style-name="ce7">
            <text:p>18,978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6872" table:style-name="ce7">
            <text:p>6,872<text:s/></text:p>
          </table:table-cell>
          <table:table-cell office:value-type="float" office:value="32251" table:style-name="ce7">
            <text:p>32,251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12955" table:style-name="ce7">
            <text:p>12,955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21740" table:style-name="ce7">
            <text:p>21,740<text:s/></text:p>
          </table:table-cell>
          <table:table-cell office:value-type="float" office:value="19607" table:style-name="ce7">
            <text:p>19,607<text:s/></text:p>
          </table:table-cell>
          <table:table-cell office:value-type="float" office:value="30669" table:style-name="ce7">
            <text:p>30,669<text:s/></text:p>
          </table:table-cell>
          <table:table-cell office:value-type="float" office:value="43945" table:style-name="ce7">
            <text:p>43,945<text:s/></text:p>
          </table:table-cell>
          <table:table-cell office:value-type="float" office:value="40325" table:style-name="ce7">
            <text:p>40,325<text:s/></text:p>
          </table:table-cell>
          <table:table-cell office:value-type="float" office:value="27416" table:style-name="ce7">
            <text:p>27,416<text:s/></text:p>
          </table:table-cell>
          <table:table-cell office:value-type="float" office:value="28926" table:style-name="ce7">
            <text:p>28,926<text:s/></text:p>
          </table:table-cell>
          <table:table-cell office:value-type="float" office:value="78294" table:style-name="ce7">
            <text:p>78,294<text:s/></text:p>
          </table:table-cell>
          <table:table-cell office:value-type="float" office:value="21325" table:style-name="ce7">
            <text:p>21,325<text:s/></text:p>
          </table:table-cell>
          <table:table-cell office:value-type="float" office:value="34587" table:style-name="ce7">
            <text:p>34,587<text:s/></text:p>
          </table:table-cell>
          <table:table-cell office:value-type="float" office:value="46553" table:style-name="ce7">
            <text:p>46,553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67901" table:style-name="ce8">
            <text:p>67,901<text:s/></text:p>
          </table:table-cell>
          <table:table-cell office:value-type="float" office:value="21263" table:style-name="ce7">
            <text:p>21,263<text:s/></text:p>
          </table:table-cell>
          <table:table-cell office:value-type="float" office:value="17870" table:style-name="ce7">
            <text:p>17,870<text:s/></text:p>
          </table:table-cell>
          <table:table-cell office:value-type="float" office:value="15736" table:style-name="ce7">
            <text:p>15,736<text:s/></text:p>
          </table:table-cell>
          <table:table-cell office:value-type="float" office:value="16005" table:style-name="ce7">
            <text:p>16,005<text:s/></text:p>
          </table:table-cell>
          <table:table-cell office:value-type="float" office:value="10929" table:style-name="ce7">
            <text:p>10,929<text:s/></text:p>
          </table:table-cell>
          <table:table-cell office:value-type="float" office:value="41615" table:style-name="ce7">
            <text:p>41,615<text:s/></text:p>
          </table:table-cell>
          <table:table-cell office:value-type="float" office:value="19165" table:style-name="ce7">
            <text:p>19,165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42333" table:style-name="ce7">
            <text:p>42,333<text:s/></text:p>
          </table:table-cell>
          <table:table-cell office:value-type="float" office:value="23376" table:style-name="ce7">
            <text:p>23,376<text:s/></text:p>
          </table:table-cell>
          <table:table-cell office:value-type="float" office:value="25936" table:style-name="ce7">
            <text:p>25,936<text:s/></text:p>
          </table:table-cell>
          <table:table-cell office:value-type="float" office:value="23958" table:style-name="ce7">
            <text:p>23,958<text:s/></text:p>
          </table:table-cell>
          <table:table-cell office:value-type="float" office:value="8440" table:style-name="ce7">
            <text:p>8,440<text:s/></text:p>
          </table:table-cell>
          <table:table-cell office:value-type="float" office:value="11899" table:style-name="ce7">
            <text:p>11,899<text:s/></text:p>
          </table:table-cell>
          <table:table-cell office:value-type="float" office:value="5122" table:style-name="ce7">
            <text:p>5,122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4727" table:style-name="ce7">
            <text:p>4,727<text:s/></text:p>
          </table:table-cell>
          <table:table-cell office:value-type="float" office:value="9571" table:style-name="ce7">
            <text:p>9,571<text:s/></text:p>
          </table:table-cell>
          <table:table-cell office:value-type="float" office:value="10402" table:style-name="ce7">
            <text:p>10,402<text:s/></text:p>
          </table:table-cell>
          <table:table-cell office:value-type="float" office:value="13070" table:style-name="ce7">
            <text:p>13,070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30621" table:style-name="ce7">
            <text:p>30,621<text:s/></text:p>
          </table:table-cell>
          <table:table-cell office:value-type="float" office:value="26656" table:style-name="ce7">
            <text:p>26,656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11776" table:style-name="ce7">
            <text:p>11,776<text:s/></text:p>
          </table:table-cell>
          <table:table-cell office:value-type="float" office:value="12124" table:style-name="ce7">
            <text:p>12,124<text:s/></text:p>
          </table:table-cell>
          <table:table-cell office:value-type="float" office:value="9017" table:style-name="ce7">
            <text:p>9,017<text:s/></text:p>
          </table:table-cell>
          <table:table-cell office:value-type="float" office:value="8913" table:style-name="ce7">
            <text:p>8,913<text:s/></text:p>
          </table:table-cell>
          <table:table-cell table:number-columns-repeated="16275"/>
        </table:table-row>
        <table:table-row table:style-name="ro2">
          <table:table-cell office:value-type="date" office:date-value="2017-01-25T00:00:00" table:style-name="ce6">
            <text:p>2017/1/25</text:p>
          </table:table-cell>
          <table:table-cell office:value-type="float" office:value="5992" table:style-name="ce7">
            <text:p>5,992<text:s/></text:p>
          </table:table-cell>
          <table:table-cell office:value-type="float" office:value="16643" table:style-name="ce7">
            <text:p>16,643<text:s/></text:p>
          </table:table-cell>
          <table:table-cell office:value-type="float" office:value="41894" table:style-name="ce7">
            <text:p>41,894<text:s/></text:p>
          </table:table-cell>
          <table:table-cell office:value-type="float" office:value="58026" table:style-name="ce7">
            <text:p>58,026<text:s/></text:p>
          </table:table-cell>
          <table:table-cell office:value-type="float" office:value="23894" table:style-name="ce7">
            <text:p>23,894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11783" table:style-name="ce7">
            <text:p>11,783<text:s/></text:p>
          </table:table-cell>
          <table:table-cell office:value-type="float" office:value="4051" table:style-name="ce7">
            <text:p>4,051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2074" table:style-name="ce7">
            <text:p>2,074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5819" table:style-name="ce7">
            <text:p>5,819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13251" table:style-name="ce7">
            <text:p>13,251<text:s/></text:p>
          </table:table-cell>
          <table:table-cell office:value-type="float" office:value="17754" table:style-name="ce7">
            <text:p>17,754<text:s/></text:p>
          </table:table-cell>
          <table:table-cell office:value-type="float" office:value="15332" table:style-name="ce7">
            <text:p>15,332<text:s/></text:p>
          </table:table-cell>
          <table:table-cell office:value-type="float" office:value="4813" table:style-name="ce7">
            <text:p>4,813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8153" table:style-name="ce7">
            <text:p>8,153<text:s/></text:p>
          </table:table-cell>
          <table:table-cell office:value-type="float" office:value="4824" table:style-name="ce7">
            <text:p>4,824<text:s/></text:p>
          </table:table-cell>
          <table:table-cell office:value-type="float" office:value="27259" table:style-name="ce7">
            <text:p>27,259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1690" table:style-name="ce7">
            <text:p>11,690<text:s/></text:p>
          </table:table-cell>
          <table:table-cell office:value-type="float" office:value="17033" table:style-name="ce7">
            <text:p>17,033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15136" table:style-name="ce7">
            <text:p>15,136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26484" table:style-name="ce7">
            <text:p>26,484<text:s/></text:p>
          </table:table-cell>
          <table:table-cell office:value-type="float" office:value="19519" table:style-name="ce7">
            <text:p>19,519<text:s/></text:p>
          </table:table-cell>
          <table:table-cell office:value-type="float" office:value="32715" table:style-name="ce7">
            <text:p>32,715<text:s/></text:p>
          </table:table-cell>
          <table:table-cell office:value-type="float" office:value="34657" table:style-name="ce7">
            <text:p>34,657<text:s/></text:p>
          </table:table-cell>
          <table:table-cell office:value-type="float" office:value="8165" table:style-name="ce7">
            <text:p>8,165<text:s/></text:p>
          </table:table-cell>
          <table:table-cell office:value-type="float" office:value="37556" table:style-name="ce7">
            <text:p>37,556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25198" table:style-name="ce7">
            <text:p>25,198<text:s/></text:p>
          </table:table-cell>
          <table:table-cell office:value-type="float" office:value="21131" table:style-name="ce7">
            <text:p>21,131<text:s/></text:p>
          </table:table-cell>
          <table:table-cell office:value-type="float" office:value="26049" table:style-name="ce7">
            <text:p>26,049<text:s/></text:p>
          </table:table-cell>
          <table:table-cell office:value-type="float" office:value="172078" table:style-name="ce7">
            <text:p>172,078<text:s/></text:p>
          </table:table-cell>
          <table:table-cell office:value-type="float" office:value="43242" table:style-name="ce7">
            <text:p>43,242<text:s/></text:p>
          </table:table-cell>
          <table:table-cell office:value-type="float" office:value="26346" table:style-name="ce7">
            <text:p>26,346<text:s/></text:p>
          </table:table-cell>
          <table:table-cell office:value-type="float" office:value="23852" table:style-name="ce7">
            <text:p>23,852<text:s/></text:p>
          </table:table-cell>
          <table:table-cell office:value-type="float" office:value="25671" table:style-name="ce7">
            <text:p>25,671<text:s/></text:p>
          </table:table-cell>
          <table:table-cell office:value-type="float" office:value="30394" table:style-name="ce7">
            <text:p>30,394<text:s/></text:p>
          </table:table-cell>
          <table:table-cell office:value-type="float" office:value="27545" table:style-name="ce7">
            <text:p>27,545<text:s/></text:p>
          </table:table-cell>
          <table:table-cell office:value-type="float" office:value="24978" table:style-name="ce7">
            <text:p>24,978<text:s/></text:p>
          </table:table-cell>
          <table:table-cell office:value-type="float" office:value="11954" table:style-name="ce7">
            <text:p>11,954<text:s/></text:p>
          </table:table-cell>
          <table:table-cell office:value-type="float" office:value="30880" table:style-name="ce7">
            <text:p>30,880<text:s/></text:p>
          </table:table-cell>
          <table:table-cell office:value-type="float" office:value="7487" table:style-name="ce7">
            <text:p>7,487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6309" table:style-name="ce7">
            <text:p>6,309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3011" table:style-name="ce7">
            <text:p>3,011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6403" table:style-name="ce7">
            <text:p>6,403<text:s/></text:p>
          </table:table-cell>
          <table:table-cell office:value-type="float" office:value="29737" table:style-name="ce7">
            <text:p>29,737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7346" table:style-name="ce7">
            <text:p>7,346<text:s/></text:p>
          </table:table-cell>
          <table:table-cell office:value-type="float" office:value="21044" table:style-name="ce7">
            <text:p>21,044<text:s/></text:p>
          </table:table-cell>
          <table:table-cell office:value-type="float" office:value="18884" table:style-name="ce7">
            <text:p>18,884<text:s/></text:p>
          </table:table-cell>
          <table:table-cell office:value-type="float" office:value="30064" table:style-name="ce7">
            <text:p>30,064<text:s/></text:p>
          </table:table-cell>
          <table:table-cell office:value-type="float" office:value="44190" table:style-name="ce7">
            <text:p>44,190<text:s/></text:p>
          </table:table-cell>
          <table:table-cell office:value-type="float" office:value="39834" table:style-name="ce7">
            <text:p>39,834<text:s/></text:p>
          </table:table-cell>
          <table:table-cell office:value-type="float" office:value="27086" table:style-name="ce7">
            <text:p>27,086<text:s/></text:p>
          </table:table-cell>
          <table:table-cell office:value-type="float" office:value="28083" table:style-name="ce7">
            <text:p>28,083<text:s/></text:p>
          </table:table-cell>
          <table:table-cell office:value-type="float" office:value="76501" table:style-name="ce7">
            <text:p>76,501<text:s/></text:p>
          </table:table-cell>
          <table:table-cell office:value-type="float" office:value="21370" table:style-name="ce7">
            <text:p>21,370<text:s/></text:p>
          </table:table-cell>
          <table:table-cell office:value-type="float" office:value="33418" table:style-name="ce7">
            <text:p>33,418<text:s/></text:p>
          </table:table-cell>
          <table:table-cell office:value-type="float" office:value="46713" table:style-name="ce7">
            <text:p>46,713<text:s/></text:p>
          </table:table-cell>
          <table:table-cell office:value-type="float" office:value="25736" table:style-name="ce7">
            <text:p>25,736<text:s/></text:p>
          </table:table-cell>
          <table:table-cell office:value-type="float" office:value="65670" table:style-name="ce8">
            <text:p>65,670<text:s/></text:p>
          </table:table-cell>
          <table:table-cell office:value-type="float" office:value="21009" table:style-name="ce7">
            <text:p>21,009<text:s/></text:p>
          </table:table-cell>
          <table:table-cell office:value-type="float" office:value="17248" table:style-name="ce7">
            <text:p>17,248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16822" table:style-name="ce7">
            <text:p>16,822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28455" table:style-name="ce7">
            <text:p>28,455<text:s/></text:p>
          </table:table-cell>
          <table:table-cell office:value-type="float" office:value="18961" table:style-name="ce7">
            <text:p>18,961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40885" table:style-name="ce7">
            <text:p>40,885<text:s/></text:p>
          </table:table-cell>
          <table:table-cell office:value-type="float" office:value="21876" table:style-name="ce7">
            <text:p>21,876<text:s/></text:p>
          </table:table-cell>
          <table:table-cell office:value-type="float" office:value="25344" table:style-name="ce7">
            <text:p>25,344<text:s/></text:p>
          </table:table-cell>
          <table:table-cell office:value-type="float" office:value="23139" table:style-name="ce7">
            <text:p>23,139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11287" table:style-name="ce7">
            <text:p>11,287<text:s/>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4473" table:style-name="ce7">
            <text:p>4,473<text:s/></text:p>
          </table:table-cell>
          <table:table-cell office:value-type="float" office:value="4371" table:style-name="ce7">
            <text:p>4,371<text:s/></text:p>
          </table:table-cell>
          <table:table-cell office:value-type="float" office:value="9017" table:style-name="ce7">
            <text:p>9,017<text:s/></text:p>
          </table:table-cell>
          <table:table-cell office:value-type="float" office:value="10144" table:style-name="ce7">
            <text:p>10,144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16979" table:style-name="ce7">
            <text:p>16,979<text:s/></text:p>
          </table:table-cell>
          <table:table-cell office:value-type="float" office:value="30167" table:style-name="ce7">
            <text:p>30,167<text:s/></text:p>
          </table:table-cell>
          <table:table-cell office:value-type="float" office:value="25804" table:style-name="ce7">
            <text:p>25,804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12307" table:style-name="ce7">
            <text:p>12,307<text:s/></text:p>
          </table:table-cell>
          <table:table-cell office:value-type="float" office:value="12366" table:style-name="ce7">
            <text:p>12,366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11793" table:style-name="ce7">
            <text:p>11,793<text:s/></text:p>
          </table:table-cell>
          <table:table-cell office:value-type="float" office:value="8652" table:style-name="ce7">
            <text:p>8,652<text:s/></text:p>
          </table:table-cell>
          <table:table-cell office:value-type="float" office:value="8375" table:style-name="ce7">
            <text:p>8,375<text:s/></text:p>
          </table:table-cell>
          <table:table-cell table:number-columns-repeated="16275"/>
        </table:table-row>
        <table:table-row table:style-name="ro2">
          <table:table-cell office:value-type="date" office:date-value="2017-01-26T00:00:00" table:style-name="ce6">
            <text:p>2017/1/26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34772" table:style-name="ce7">
            <text:p>34,772<text:s/></text:p>
          </table:table-cell>
          <table:table-cell office:value-type="float" office:value="54327" table:style-name="ce7">
            <text:p>54,327<text:s/></text:p>
          </table:table-cell>
          <table:table-cell office:value-type="float" office:value="18628" table:style-name="ce7">
            <text:p>18,628<text:s/></text:p>
          </table:table-cell>
          <table:table-cell office:value-type="float" office:value="10812" table:style-name="ce7">
            <text:p>10,812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3564" table:style-name="ce7">
            <text:p>3,564<text:s/></text:p>
          </table:table-cell>
          <table:table-cell office:value-type="float" office:value="2427" table:style-name="ce7">
            <text:p>2,427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693" table:style-name="ce7">
            <text:p>1,693<text:s/></text:p>
          </table:table-cell>
          <table:table-cell office:value-type="float" office:value="2865" table:style-name="ce7">
            <text:p>2,865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6312" table:style-name="ce7">
            <text:p>6,312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14089" table:style-name="ce7">
            <text:p>14,089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3867" table:style-name="ce7">
            <text:p>3,867<text:s/></text:p>
          </table:table-cell>
          <table:table-cell office:value-type="float" office:value="7099" table:style-name="ce7">
            <text:p>7,099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6372" table:style-name="ce7">
            <text:p>6,372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24109" table:style-name="ce7">
            <text:p>24,109<text:s/></text:p>
          </table:table-cell>
          <table:table-cell office:value-type="float" office:value="2014" table:style-name="ce7">
            <text:p>2,014<text:s/></text:p>
          </table:table-cell>
          <table:table-cell office:value-type="float" office:value="8903" table:style-name="ce7">
            <text:p>8,903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14068" table:style-name="ce7">
            <text:p>14,068<text:s/></text:p>
          </table:table-cell>
          <table:table-cell office:value-type="float" office:value="17231" table:style-name="ce7">
            <text:p>17,231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22011" table:style-name="ce7">
            <text:p>22,011<text:s/></text:p>
          </table:table-cell>
          <table:table-cell office:value-type="float" office:value="16182" table:style-name="ce7">
            <text:p>16,182<text:s/></text:p>
          </table:table-cell>
          <table:table-cell office:value-type="float" office:value="24996" table:style-name="ce7">
            <text:p>24,996<text:s/></text:p>
          </table:table-cell>
          <table:table-cell office:value-type="float" office:value="29966" table:style-name="ce7">
            <text:p>29,966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32198" table:style-name="ce7">
            <text:p>32,198<text:s/></text:p>
          </table:table-cell>
          <table:table-cell office:value-type="float" office:value="22783" table:style-name="ce7">
            <text:p>22,783<text:s/></text:p>
          </table:table-cell>
          <table:table-cell office:value-type="float" office:value="21368" table:style-name="ce7">
            <text:p>21,368<text:s/></text:p>
          </table:table-cell>
          <table:table-cell office:value-type="float" office:value="19167" table:style-name="ce7">
            <text:p>19,167<text:s/></text:p>
          </table:table-cell>
          <table:table-cell office:value-type="float" office:value="20365" table:style-name="ce7">
            <text:p>20,365<text:s/></text:p>
          </table:table-cell>
          <table:table-cell office:value-type="float" office:value="172973" table:style-name="ce7">
            <text:p>172,973<text:s/></text:p>
          </table:table-cell>
          <table:table-cell office:value-type="float" office:value="38548" table:style-name="ce7">
            <text:p>38,548<text:s/></text:p>
          </table:table-cell>
          <table:table-cell office:value-type="float" office:value="21973" table:style-name="ce7">
            <text:p>21,973<text:s/></text:p>
          </table:table-cell>
          <table:table-cell office:value-type="float" office:value="19728" table:style-name="ce7">
            <text:p>19,728<text:s/></text:p>
          </table:table-cell>
          <table:table-cell office:value-type="float" office:value="21668" table:style-name="ce7">
            <text:p>21,668<text:s/></text:p>
          </table:table-cell>
          <table:table-cell office:value-type="float" office:value="28006" table:style-name="ce7">
            <text:p>28,006<text:s/></text:p>
          </table:table-cell>
          <table:table-cell office:value-type="float" office:value="22918" table:style-name="ce7">
            <text:p>22,918<text:s/></text:p>
          </table:table-cell>
          <table:table-cell office:value-type="float" office:value="22448" table:style-name="ce7">
            <text:p>22,448<text:s/></text:p>
          </table:table-cell>
          <table:table-cell office:value-type="float" office:value="9580" table:style-name="ce7">
            <text:p>9,580<text:s/></text:p>
          </table:table-cell>
          <table:table-cell office:value-type="float" office:value="25095" table:style-name="ce7">
            <text:p>25,095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7480" table:style-name="ce7">
            <text:p>7,480<text:s/></text:p>
          </table:table-cell>
          <table:table-cell office:value-type="float" office:value="16138" table:style-name="ce7">
            <text:p>16,138<text:s/></text:p>
          </table:table-cell>
          <table:table-cell office:value-type="float" office:value="5178" table:style-name="ce7">
            <text:p>5,178<text:s/></text:p>
          </table:table-cell>
          <table:table-cell office:value-type="float" office:value="2967" table:style-name="ce7">
            <text:p>2,967<text:s/></text:p>
          </table:table-cell>
          <table:table-cell office:value-type="float" office:value="2437" table:style-name="ce7">
            <text:p>2,437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8135" table:style-name="ce7">
            <text:p>8,135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26844" table:style-name="ce7">
            <text:p>26,844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10901" table:style-name="ce7">
            <text:p>10,901<text:s/></text:p>
          </table:table-cell>
          <table:table-cell office:value-type="float" office:value="6389" table:style-name="ce7">
            <text:p>6,389<text:s/></text:p>
          </table:table-cell>
          <table:table-cell office:value-type="float" office:value="18483" table:style-name="ce7">
            <text:p>18,483<text:s/></text:p>
          </table:table-cell>
          <table:table-cell office:value-type="float" office:value="15474" table:style-name="ce7">
            <text:p>15,474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43194" table:style-name="ce7">
            <text:p>43,194<text:s/></text:p>
          </table:table-cell>
          <table:table-cell office:value-type="float" office:value="34373" table:style-name="ce7">
            <text:p>34,373<text:s/></text:p>
          </table:table-cell>
          <table:table-cell office:value-type="float" office:value="23606" table:style-name="ce7">
            <text:p>23,606<text:s/></text:p>
          </table:table-cell>
          <table:table-cell office:value-type="float" office:value="25438" table:style-name="ce7">
            <text:p>25,438<text:s/></text:p>
          </table:table-cell>
          <table:table-cell office:value-type="float" office:value="71479" table:style-name="ce7">
            <text:p>71,479<text:s/></text:p>
          </table:table-cell>
          <table:table-cell office:value-type="float" office:value="16300" table:style-name="ce7">
            <text:p>16,300<text:s/></text:p>
          </table:table-cell>
          <table:table-cell office:value-type="float" office:value="28028" table:style-name="ce7">
            <text:p>28,028<text:s/></text:p>
          </table:table-cell>
          <table:table-cell office:value-type="float" office:value="42279" table:style-name="ce7">
            <text:p>42,279<text:s/></text:p>
          </table:table-cell>
          <table:table-cell office:value-type="float" office:value="21241" table:style-name="ce7">
            <text:p>21,241<text:s/></text:p>
          </table:table-cell>
          <table:table-cell office:value-type="float" office:value="62693" table:style-name="ce8">
            <text:p>62,693<text:s/></text:p>
          </table:table-cell>
          <table:table-cell office:value-type="float" office:value="18027" table:style-name="ce7">
            <text:p>18,027<text:s/></text:p>
          </table:table-cell>
          <table:table-cell office:value-type="float" office:value="15914" table:style-name="ce7">
            <text:p>15,914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19837" table:style-name="ce7">
            <text:p>19,837<text:s/></text:p>
          </table:table-cell>
          <table:table-cell office:value-type="float" office:value="8860" table:style-name="ce7">
            <text:p>8,860<text:s/></text:p>
          </table:table-cell>
          <table:table-cell office:value-type="float" office:value="24726" table:style-name="ce7">
            <text:p>24,726<text:s/></text:p>
          </table:table-cell>
          <table:table-cell office:value-type="float" office:value="15512" table:style-name="ce7">
            <text:p>15,512<text:s/></text:p>
          </table:table-cell>
          <table:table-cell office:value-type="float" office:value="8200" table:style-name="ce7">
            <text:p>8,200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34313" table:style-name="ce7">
            <text:p>34,313<text:s/></text:p>
          </table:table-cell>
          <table:table-cell office:value-type="float" office:value="17589" table:style-name="ce7">
            <text:p>17,589<text:s/></text:p>
          </table:table-cell>
          <table:table-cell office:value-type="float" office:value="20827" table:style-name="ce7">
            <text:p>20,827<text:s/></text:p>
          </table:table-cell>
          <table:table-cell office:value-type="float" office:value="20755" table:style-name="ce7">
            <text:p>20,755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9585" table:style-name="ce7">
            <text:p>9,585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3868" table:style-name="ce7">
            <text:p>3,868<text:s/></text:p>
          </table:table-cell>
          <table:table-cell office:value-type="float" office:value="3933" table:style-name="ce7">
            <text:p>3,933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14324" table:style-name="ce7">
            <text:p>14,324<text:s/></text:p>
          </table:table-cell>
          <table:table-cell office:value-type="float" office:value="25761" table:style-name="ce7">
            <text:p>25,761<text:s/></text:p>
          </table:table-cell>
          <table:table-cell office:value-type="float" office:value="22654" table:style-name="ce7">
            <text:p>22,654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10725" table:style-name="ce7">
            <text:p>10,725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0275" table:style-name="ce7">
            <text:p>10,275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7208" table:style-name="ce7">
            <text:p>7,208<text:s/></text:p>
          </table:table-cell>
          <table:table-cell table:number-columns-repeated="16275"/>
        </table:table-row>
        <table:table-row table:style-name="ro2">
          <table:table-cell office:value-type="date" office:date-value="2017-01-27T00:00:00" table:style-name="ce6">
            <text:p>2017/1/27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4225" table:style-name="ce7">
            <text:p>4,225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20764" table:style-name="ce7">
            <text:p>20,764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3715" table:style-name="ce7">
            <text:p>3,715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2324" table:style-name="ce7">
            <text:p>2,324<text:s/></text:p>
          </table:table-cell>
          <table:table-cell office:value-type="float" office:value="1064" table:style-name="ce7">
            <text:p>1,064<text:s/></text:p>
          </table:table-cell>
          <table:table-cell office:value-type="float" office:value="4178" table:style-name="ce7">
            <text:p>4,178<text:s/></text:p>
          </table:table-cell>
          <table:table-cell office:value-type="float" office:value="823" table:style-name="ce7">
            <text:p>823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2532" table:style-name="ce7">
            <text:p>2,532<text:s/></text:p>
          </table:table-cell>
          <table:table-cell office:value-type="float" office:value="5330" table:style-name="ce7">
            <text:p>5,330<text:s/></text:p>
          </table:table-cell>
          <table:table-cell office:value-type="float" office:value="2238" table:style-name="ce7">
            <text:p>2,238<text:s/></text:p>
          </table:table-cell>
          <table:table-cell office:value-type="float" office:value="2345" table:style-name="ce7">
            <text:p>2,345<text:s/></text:p>
          </table:table-cell>
          <table:table-cell office:value-type="float" office:value="1701" table:style-name="ce7">
            <text:p>1,701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1273" table:style-name="ce7">
            <text:p>1,273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2763" table:style-name="ce7">
            <text:p>2,763<text:s/></text:p>
          </table:table-cell>
          <table:table-cell office:value-type="float" office:value="864" table:style-name="ce7">
            <text:p>864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1052" table:style-name="ce7">
            <text:p>1,052<text:s/>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6198" table:style-name="ce7">
            <text:p>6,198<text:s/></text:p>
          </table:table-cell>
          <table:table-cell office:value-type="float" office:value="7208" table:style-name="ce7">
            <text:p>7,208<text:s/></text:p>
          </table:table-cell>
          <table:table-cell office:value-type="float" office:value="6177" table:style-name="ce7">
            <text:p>6,177<text:s/></text:p>
          </table:table-cell>
          <table:table-cell office:value-type="float" office:value="4184" table:style-name="ce7">
            <text:p>4,184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5624" table:style-name="ce7">
            <text:p>5,624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11943" table:style-name="ce7">
            <text:p>11,943<text:s/></text:p>
          </table:table-cell>
          <table:table-cell office:value-type="float" office:value="1555" table:style-name="ce7">
            <text:p>1,555<text:s/></text:p>
          </table:table-cell>
          <table:table-cell office:value-type="float" office:value="14973" table:style-name="ce7">
            <text:p>14,973<text:s/></text:p>
          </table:table-cell>
          <table:table-cell office:value-type="float" office:value="9892" table:style-name="ce7">
            <text:p>9,892<text:s/></text:p>
          </table:table-cell>
          <table:table-cell office:value-type="float" office:value="9410" table:style-name="ce7">
            <text:p>9,410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95692" table:style-name="ce7">
            <text:p>95,692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7376" table:style-name="ce7">
            <text:p>7,376<text:s/></text:p>
          </table:table-cell>
          <table:table-cell office:value-type="float" office:value="6406" table:style-name="ce7">
            <text:p>6,406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14073" table:style-name="ce7">
            <text:p>14,073<text:s/></text:p>
          </table:table-cell>
          <table:table-cell office:value-type="float" office:value="10767" table:style-name="ce7">
            <text:p>10,767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4241" table:style-name="ce7">
            <text:p>4,241<text:s/></text:p>
          </table:table-cell>
          <table:table-cell office:value-type="float" office:value="10305" table:style-name="ce7">
            <text:p>10,305<text:s/></text:p>
          </table:table-cell>
          <table:table-cell office:value-type="float" office:value="3123" table:style-name="ce7">
            <text:p>3,123<text:s/></text:p>
          </table:table-cell>
          <table:table-cell office:value-type="float" office:value="2700" table:style-name="ce7">
            <text:p>2,700<text:s/></text:p>
          </table:table-cell>
          <table:table-cell office:value-type="float" office:value="7975" table:style-name="ce7">
            <text:p>7,975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1712" table:style-name="ce7">
            <text:p>1,712<text:s/></text:p>
          </table:table-cell>
          <table:table-cell office:value-type="float" office:value="820" table:style-name="ce7">
            <text:p>820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18244" table:style-name="ce7">
            <text:p>18,244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5058" table:style-name="ce7">
            <text:p>5,058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5722" table:style-name="ce7">
            <text:p>5,722<text:s/></text:p>
          </table:table-cell>
          <table:table-cell office:value-type="float" office:value="9988" table:style-name="ce7">
            <text:p>9,988<text:s/></text:p>
          </table:table-cell>
          <table:table-cell office:value-type="float" office:value="21325" table:style-name="ce7">
            <text:p>21,325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16262" table:style-name="ce7">
            <text:p>16,262<text:s/></text:p>
          </table:table-cell>
          <table:table-cell office:value-type="float" office:value="31263" table:style-name="ce7">
            <text:p>31,263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11814" table:style-name="ce7">
            <text:p>11,814<text:s/></text:p>
          </table:table-cell>
          <table:table-cell office:value-type="float" office:value="5751" table:style-name="ce7">
            <text:p>5,751<text:s/></text:p>
          </table:table-cell>
          <table:table-cell office:value-type="float" office:value="22931" table:style-name="ce8">
            <text:p>22,931<text:s/></text:p>
          </table:table-cell>
          <table:table-cell office:value-type="float" office:value="7557" table:style-name="ce7">
            <text:p>7,557<text:s/></text:p>
          </table:table-cell>
          <table:table-cell office:value-type="float" office:value="7239" table:style-name="ce7">
            <text:p>7,239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9921" table:style-name="ce7">
            <text:p>9,921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11767" table:style-name="ce7">
            <text:p>11,767<text:s/></text:p>
          </table:table-cell>
          <table:table-cell office:value-type="float" office:value="5581" table:style-name="ce7">
            <text:p>5,581<text:s/></text:p>
          </table:table-cell>
          <table:table-cell office:value-type="float" office:value="5282" table:style-name="ce7">
            <text:p>5,282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7132" table:style-name="ce7">
            <text:p>7,132<text:s/></text:p>
          </table:table-cell>
          <table:table-cell office:value-type="float" office:value="4786" table:style-name="ce7">
            <text:p>4,786<text:s/></text:p>
          </table:table-cell>
          <table:table-cell office:value-type="float" office:value="7311" table:style-name="ce7">
            <text:p>7,311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4177" table:style-name="ce7">
            <text:p>4,177<text:s/></text:p>
          </table:table-cell>
          <table:table-cell office:value-type="float" office:value="1766" table:style-name="ce7">
            <text:p>1,766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686" table:style-name="ce7">
            <text:p>1,686<text:s/>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4522" table:style-name="ce7">
            <text:p>4,522<text:s/></text:p>
          </table:table-cell>
          <table:table-cell office:value-type="float" office:value="4579" table:style-name="ce7">
            <text:p>4,579<text:s/></text:p>
          </table:table-cell>
          <table:table-cell office:value-type="float" office:value="6079" table:style-name="ce7">
            <text:p>6,079<text:s/></text:p>
          </table:table-cell>
          <table:table-cell office:value-type="float" office:value="8591" table:style-name="ce7">
            <text:p>8,591<text:s/></text:p>
          </table:table-cell>
          <table:table-cell office:value-type="float" office:value="9919" table:style-name="ce7">
            <text:p>9,919<text:s/></text:p>
          </table:table-cell>
          <table:table-cell office:value-type="float" office:value="3982" table:style-name="ce7">
            <text:p>3,982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4956" table:style-name="ce7">
            <text:p>4,956<text:s/></text:p>
          </table:table-cell>
          <table:table-cell office:value-type="float" office:value="4479" table:style-name="ce7">
            <text:p>4,479<text:s/></text:p>
          </table:table-cell>
          <table:table-cell office:value-type="float" office:value="5254" table:style-name="ce7">
            <text:p>5,254<text:s/></text:p>
          </table:table-cell>
          <table:table-cell office:value-type="float" office:value="4027" table:style-name="ce7">
            <text:p>4,027<text:s/></text:p>
          </table:table-cell>
          <table:table-cell office:value-type="float" office:value="3384" table:style-name="ce7">
            <text:p>3,384<text:s/></text:p>
          </table:table-cell>
          <table:table-cell table:number-columns-repeated="16275"/>
        </table:table-row>
        <table:table-row table:style-name="ro2">
          <table:table-cell office:value-type="date" office:date-value="2017-01-28T00:00:00" table:style-name="ce6">
            <text:p>2017/1/28</text:p>
          </table:table-cell>
          <table:table-cell office:value-type="float" office:value="3492" table:style-name="ce7">
            <text:p>3,492<text:s/></text:p>
          </table:table-cell>
          <table:table-cell office:value-type="float" office:value="5689" table:style-name="ce7">
            <text:p>5,689<text:s/></text:p>
          </table:table-cell>
          <table:table-cell office:value-type="float" office:value="11097" table:style-name="ce7">
            <text:p>11,097<text:s/></text:p>
          </table:table-cell>
          <table:table-cell office:value-type="float" office:value="35440" table:style-name="ce7">
            <text:p>35,440<text:s/></text:p>
          </table:table-cell>
          <table:table-cell office:value-type="float" office:value="7078" table:style-name="ce7">
            <text:p>7,078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4613" table:style-name="ce7">
            <text:p>4,613<text:s/></text:p>
          </table:table-cell>
          <table:table-cell office:value-type="float" office:value="2832" table:style-name="ce7">
            <text:p>2,832<text:s/></text:p>
          </table:table-cell>
          <table:table-cell office:value-type="float" office:value="1418" table:style-name="ce7">
            <text:p>1,418<text:s/></text:p>
          </table:table-cell>
          <table:table-cell office:value-type="float" office:value="5149" table:style-name="ce7">
            <text:p>5,149<text:s/></text:p>
          </table:table-cell>
          <table:table-cell office:value-type="float" office:value="1552" table:style-name="ce7">
            <text:p>1,552<text:s/></text:p>
          </table:table-cell>
          <table:table-cell office:value-type="float" office:value="2490" table:style-name="ce7">
            <text:p>2,490<text:s/></text:p>
          </table:table-cell>
          <table:table-cell office:value-type="float" office:value="19174" table:style-name="ce7">
            <text:p>19,174<text:s/></text:p>
          </table:table-cell>
          <table:table-cell office:value-type="float" office:value="2634" table:style-name="ce7">
            <text:p>2,634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2402" table:style-name="ce7">
            <text:p>2,402<text:s/></text:p>
          </table:table-cell>
          <table:table-cell office:value-type="float" office:value="2769" table:style-name="ce7">
            <text:p>2,769<text:s/></text:p>
          </table:table-cell>
          <table:table-cell office:value-type="float" office:value="2422" table:style-name="ce7">
            <text:p>2,422<text:s/></text:p>
          </table:table-cell>
          <table:table-cell office:value-type="float" office:value="4483" table:style-name="ce7">
            <text:p>4,483<text:s/></text:p>
          </table:table-cell>
          <table:table-cell office:value-type="float" office:value="3722" table:style-name="ce7">
            <text:p>3,722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1248" table:style-name="ce7">
            <text:p>1,248<text:s/></text:p>
          </table:table-cell>
          <table:table-cell office:value-type="float" office:value="9812" table:style-name="ce7">
            <text:p>9,812<text:s/></text:p>
          </table:table-cell>
          <table:table-cell office:value-type="float" office:value="1587" table:style-name="ce7">
            <text:p>1,587<text:s/></text:p>
          </table:table-cell>
          <table:table-cell office:value-type="float" office:value="15390" table:style-name="ce7">
            <text:p>15,390<text:s/></text:p>
          </table:table-cell>
          <table:table-cell office:value-type="float" office:value="7272" table:style-name="ce7">
            <text:p>7,272<text:s/></text:p>
          </table:table-cell>
          <table:table-cell office:value-type="float" office:value="8859" table:style-name="ce7">
            <text:p>8,859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8663" table:style-name="ce7">
            <text:p>8,663<text:s/></text:p>
          </table:table-cell>
          <table:table-cell office:value-type="float" office:value="5112" table:style-name="ce7">
            <text:p>5,112<text:s/></text:p>
          </table:table-cell>
          <table:table-cell office:value-type="float" office:value="13110" table:style-name="ce7">
            <text:p>13,110<text:s/></text:p>
          </table:table-cell>
          <table:table-cell office:value-type="float" office:value="7902" table:style-name="ce7">
            <text:p>7,902<text:s/></text:p>
          </table:table-cell>
          <table:table-cell office:value-type="float" office:value="10669" table:style-name="ce7">
            <text:p>10,669<text:s/></text:p>
          </table:table-cell>
          <table:table-cell office:value-type="float" office:value="14687" table:style-name="ce7">
            <text:p>14,687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21415" table:style-name="ce7">
            <text:p>21,415<text:s/></text:p>
          </table:table-cell>
          <table:table-cell office:value-type="float" office:value="14668" table:style-name="ce7">
            <text:p>14,668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15842" table:style-name="ce7">
            <text:p>15,842<text:s/></text:p>
          </table:table-cell>
          <table:table-cell office:value-type="float" office:value="4753" table:style-name="ce7">
            <text:p>4,753<text:s/></text:p>
          </table:table-cell>
          <table:table-cell office:value-type="float" office:value="119229" table:style-name="ce7">
            <text:p>119,229<text:s/></text:p>
          </table:table-cell>
          <table:table-cell office:value-type="float" office:value="23764" table:style-name="ce7">
            <text:p>23,764<text:s/></text:p>
          </table:table-cell>
          <table:table-cell office:value-type="float" office:value="12421" table:style-name="ce7">
            <text:p>12,421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26054" table:style-name="ce7">
            <text:p>26,054<text:s/></text:p>
          </table:table-cell>
          <table:table-cell office:value-type="float" office:value="34330" table:style-name="ce7">
            <text:p>34,330<text:s/></text:p>
          </table:table-cell>
          <table:table-cell office:value-type="float" office:value="21791" table:style-name="ce7">
            <text:p>21,791<text:s/></text:p>
          </table:table-cell>
          <table:table-cell office:value-type="float" office:value="13705" table:style-name="ce7">
            <text:p>13,705<text:s/></text:p>
          </table:table-cell>
          <table:table-cell office:value-type="float" office:value="5414" table:style-name="ce7">
            <text:p>5,414<text:s/></text:p>
          </table:table-cell>
          <table:table-cell office:value-type="float" office:value="14219" table:style-name="ce7">
            <text:p>14,219<text:s/></text:p>
          </table:table-cell>
          <table:table-cell office:value-type="float" office:value="4626" table:style-name="ce7">
            <text:p>4,626<text:s/></text:p>
          </table:table-cell>
          <table:table-cell office:value-type="float" office:value="7173" table:style-name="ce7">
            <text:p>7,173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2724" table:style-name="ce7">
            <text:p>2,724<text:s/></text:p>
          </table:table-cell>
          <table:table-cell office:value-type="float" office:value="3069" table:style-name="ce7">
            <text:p>3,069<text:s/></text:p>
          </table:table-cell>
          <table:table-cell office:value-type="float" office:value="21048" table:style-name="ce7">
            <text:p>21,048<text:s/></text:p>
          </table:table-cell>
          <table:table-cell office:value-type="float" office:value="6337" table:style-name="ce7">
            <text:p>6,337<text:s/></text:p>
          </table:table-cell>
          <table:table-cell office:value-type="float" office:value="5512" table:style-name="ce7">
            <text:p>5,512<text:s/></text:p>
          </table:table-cell>
          <table:table-cell office:value-type="float" office:value="64884" table:style-name="ce7">
            <text:p>64,884<text:s/></text:p>
          </table:table-cell>
          <table:table-cell office:value-type="float" office:value="5311" table:style-name="ce7">
            <text:p>5,311<text:s/></text:p>
          </table:table-cell>
          <table:table-cell office:value-type="float" office:value="8716" table:style-name="ce7">
            <text:p>8,716<text:s/></text:p>
          </table:table-cell>
          <table:table-cell office:value-type="float" office:value="5214" table:style-name="ce7">
            <text:p>5,214<text:s/></text:p>
          </table:table-cell>
          <table:table-cell office:value-type="float" office:value="13111" table:style-name="ce7">
            <text:p>13,111<text:s/></text:p>
          </table:table-cell>
          <table:table-cell office:value-type="float" office:value="8412" table:style-name="ce7">
            <text:p>8,412<text:s/></text:p>
          </table:table-cell>
          <table:table-cell office:value-type="float" office:value="19925" table:style-name="ce7">
            <text:p>19,925<text:s/></text:p>
          </table:table-cell>
          <table:table-cell office:value-type="float" office:value="31303" table:style-name="ce7">
            <text:p>31,303<text:s/></text:p>
          </table:table-cell>
          <table:table-cell office:value-type="float" office:value="20371" table:style-name="ce7">
            <text:p>20,371<text:s/></text:p>
          </table:table-cell>
          <table:table-cell office:value-type="float" office:value="13740" table:style-name="ce7">
            <text:p>13,740<text:s/></text:p>
          </table:table-cell>
          <table:table-cell office:value-type="float" office:value="59162" table:style-name="ce7">
            <text:p>59,162<text:s/></text:p>
          </table:table-cell>
          <table:table-cell office:value-type="float" office:value="70234" table:style-name="ce7">
            <text:p>70,234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14866" table:style-name="ce7">
            <text:p>14,866<text:s/></text:p>
          </table:table-cell>
          <table:table-cell office:value-type="float" office:value="18554" table:style-name="ce7">
            <text:p>18,554<text:s/></text:p>
          </table:table-cell>
          <table:table-cell office:value-type="float" office:value="9906" table:style-name="ce7">
            <text:p>9,906<text:s/></text:p>
          </table:table-cell>
          <table:table-cell office:value-type="float" office:value="43183" table:style-name="ce8">
            <text:p>43,183<text:s/></text:p>
          </table:table-cell>
          <table:table-cell office:value-type="float" office:value="7749" table:style-name="ce7">
            <text:p>7,749<text:s/></text:p>
          </table:table-cell>
          <table:table-cell office:value-type="float" office:value="10969" table:style-name="ce7">
            <text:p>10,969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24570" table:style-name="ce7">
            <text:p>24,570<text:s/></text:p>
          </table:table-cell>
          <table:table-cell office:value-type="float" office:value="7325" table:style-name="ce7">
            <text:p>7,325<text:s/></text:p>
          </table:table-cell>
          <table:table-cell office:value-type="float" office:value="6349" table:style-name="ce7">
            <text:p>6,349<text:s/></text:p>
          </table:table-cell>
          <table:table-cell office:value-type="float" office:value="4741" table:style-name="ce7">
            <text:p>4,741<text:s/></text:p>
          </table:table-cell>
          <table:table-cell office:value-type="float" office:value="9552" table:style-name="ce7">
            <text:p>9,552<text:s/></text:p>
          </table:table-cell>
          <table:table-cell office:value-type="float" office:value="7039" table:style-name="ce7">
            <text:p>7,039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20945" table:style-name="ce7">
            <text:p>20,945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7183" table:style-name="ce7">
            <text:p>7,183<text:s/></text:p>
          </table:table-cell>
          <table:table-cell office:value-type="float" office:value="2818" table:style-name="ce7">
            <text:p>2,818<text:s/></text:p>
          </table:table-cell>
          <table:table-cell office:value-type="float" office:value="1893" table:style-name="ce7">
            <text:p>1,893<text:s/></text:p>
          </table:table-cell>
          <table:table-cell office:value-type="float" office:value="2935" table:style-name="ce7">
            <text:p>2,935<text:s/></text:p>
          </table:table-cell>
          <table:table-cell office:value-type="float" office:value="5287" table:style-name="ce7">
            <text:p>5,287<text:s/></text:p>
          </table:table-cell>
          <table:table-cell office:value-type="float" office:value="6879" table:style-name="ce7">
            <text:p>6,879<text:s/></text:p>
          </table:table-cell>
          <table:table-cell office:value-type="float" office:value="6433" table:style-name="ce7">
            <text:p>6,433<text:s/></text:p>
          </table:table-cell>
          <table:table-cell office:value-type="float" office:value="6895" table:style-name="ce7">
            <text:p>6,895<text:s/></text:p>
          </table:table-cell>
          <table:table-cell office:value-type="float" office:value="38179" table:style-name="ce7">
            <text:p>38,179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6341" table:style-name="ce7">
            <text:p>6,341<text:s/></text:p>
          </table:table-cell>
          <table:table-cell office:value-type="float" office:value="8861" table:style-name="ce7">
            <text:p>8,861<text:s/></text:p>
          </table:table-cell>
          <table:table-cell office:value-type="float" office:value="7043" table:style-name="ce7">
            <text:p>7,043<text:s/></text:p>
          </table:table-cell>
          <table:table-cell office:value-type="float" office:value="6955" table:style-name="ce7">
            <text:p>6,955<text:s/></text:p>
          </table:table-cell>
          <table:table-cell office:value-type="float" office:value="7790" table:style-name="ce7">
            <text:p>7,790<text:s/></text:p>
          </table:table-cell>
          <table:table-cell office:value-type="float" office:value="5769" table:style-name="ce7">
            <text:p>5,769<text:s/></text:p>
          </table:table-cell>
          <table:table-cell office:value-type="float" office:value="5174" table:style-name="ce7">
            <text:p>5,174<text:s/></text:p>
          </table:table-cell>
          <table:table-cell table:number-columns-repeated="16275"/>
        </table:table-row>
        <table:table-row table:style-name="ro2">
          <table:table-cell office:value-type="date" office:date-value="2017-01-29T00:00:00" table:style-name="ce6">
            <text:p>2017/1/29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6164" table:style-name="ce7">
            <text:p>6,164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35031" table:style-name="ce7">
            <text:p>35,031<text:s/></text:p>
          </table:table-cell>
          <table:table-cell office:value-type="float" office:value="8396" table:style-name="ce7">
            <text:p>8,396<text:s/></text:p>
          </table:table-cell>
          <table:table-cell office:value-type="float" office:value="4501" table:style-name="ce7">
            <text:p>4,501<text:s/></text:p>
          </table:table-cell>
          <table:table-cell office:value-type="float" office:value="5115" table:style-name="ce7">
            <text:p>5,115<text:s/></text:p>
          </table:table-cell>
          <table:table-cell office:value-type="float" office:value="2904" table:style-name="ce7">
            <text:p>2,904<text:s/></text:p>
          </table:table-cell>
          <table:table-cell office:value-type="float" office:value="1662" table:style-name="ce7">
            <text:p>1,662<text:s/></text:p>
          </table:table-cell>
          <table:table-cell office:value-type="float" office:value="5676" table:style-name="ce7">
            <text:p>5,676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2929" table:style-name="ce7">
            <text:p>2,929<text:s/></text:p>
          </table:table-cell>
          <table:table-cell office:value-type="float" office:value="20160" table:style-name="ce7">
            <text:p>20,160<text:s/></text:p>
          </table:table-cell>
          <table:table-cell office:value-type="float" office:value="3206" table:style-name="ce7">
            <text:p>3,206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2959" table:style-name="ce7">
            <text:p>2,959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2766" table:style-name="ce7">
            <text:p>2,766<text:s/></text:p>
          </table:table-cell>
          <table:table-cell office:value-type="float" office:value="5187" table:style-name="ce7">
            <text:p>5,187<text:s/>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4288" table:style-name="ce7">
            <text:p>4,288<text:s/></text:p>
          </table:table-cell>
          <table:table-cell office:value-type="float" office:value="1518" table:style-name="ce7">
            <text:p>1,518<text:s/></text:p>
          </table:table-cell>
          <table:table-cell office:value-type="float" office:value="11416" table:style-name="ce7">
            <text:p>11,416<text:s/></text:p>
          </table:table-cell>
          <table:table-cell office:value-type="float" office:value="1992" table:style-name="ce7">
            <text:p>1,992<text:s/></text:p>
          </table:table-cell>
          <table:table-cell office:value-type="float" office:value="16726" table:style-name="ce7">
            <text:p>16,726<text:s/></text:p>
          </table:table-cell>
          <table:table-cell office:value-type="float" office:value="8082" table:style-name="ce7">
            <text:p>8,082<text:s/></text:p>
          </table:table-cell>
          <table:table-cell office:value-type="float" office:value="9360" table:style-name="ce7">
            <text:p>9,360<text:s/></text:p>
          </table:table-cell>
          <table:table-cell office:value-type="float" office:value="10363" table:style-name="ce7">
            <text:p>10,363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5709" table:style-name="ce7">
            <text:p>5,709<text:s/></text:p>
          </table:table-cell>
          <table:table-cell office:value-type="float" office:value="14590" table:style-name="ce7">
            <text:p>14,590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19855" table:style-name="ce7">
            <text:p>19,855<text:s/></text:p>
          </table:table-cell>
          <table:table-cell office:value-type="float" office:value="2446" table:style-name="ce7">
            <text:p>2,446<text:s/></text:p>
          </table:table-cell>
          <table:table-cell office:value-type="float" office:value="23593" table:style-name="ce7">
            <text:p>23,593<text:s/></text:p>
          </table:table-cell>
          <table:table-cell office:value-type="float" office:value="15807" table:style-name="ce7">
            <text:p>15,807<text:s/></text:p>
          </table:table-cell>
          <table:table-cell office:value-type="float" office:value="14933" table:style-name="ce7">
            <text:p>14,933<text:s/></text:p>
          </table:table-cell>
          <table:table-cell office:value-type="float" office:value="17105" table:style-name="ce7">
            <text:p>17,105<text:s/>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136411" table:style-name="ce7">
            <text:p>136,411<text:s/></text:p>
          </table:table-cell>
          <table:table-cell office:value-type="float" office:value="23983" table:style-name="ce7">
            <text:p>23,983<text:s/></text:p>
          </table:table-cell>
          <table:table-cell office:value-type="float" office:value="11972" table:style-name="ce7">
            <text:p>11,972<text:s/></text:p>
          </table:table-cell>
          <table:table-cell office:value-type="float" office:value="13024" table:style-name="ce7">
            <text:p>13,024<text:s/></text:p>
          </table:table-cell>
          <table:table-cell office:value-type="float" office:value="25129" table:style-name="ce7">
            <text:p>25,129<text:s/></text:p>
          </table:table-cell>
          <table:table-cell office:value-type="float" office:value="35609" table:style-name="ce7">
            <text:p>35,609<text:s/></text:p>
          </table:table-cell>
          <table:table-cell office:value-type="float" office:value="23494" table:style-name="ce7">
            <text:p>23,494<text:s/></text:p>
          </table:table-cell>
          <table:table-cell office:value-type="float" office:value="15632" table:style-name="ce7">
            <text:p>15,632<text:s/></text:p>
          </table:table-cell>
          <table:table-cell office:value-type="float" office:value="6075" table:style-name="ce7">
            <text:p>6,075<text:s/></text:p>
          </table:table-cell>
          <table:table-cell office:value-type="float" office:value="16326" table:style-name="ce7">
            <text:p>16,326<text:s/></text:p>
          </table:table-cell>
          <table:table-cell office:value-type="float" office:value="4735" table:style-name="ce7">
            <text:p>4,735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12925" table:style-name="ce7">
            <text:p>12,925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2573" table:style-name="ce7">
            <text:p>2,573<text:s/></text:p>
          </table:table-cell>
          <table:table-cell office:value-type="float" office:value="1885" table:style-name="ce7">
            <text:p>1,885<text:s/></text:p>
          </table:table-cell>
          <table:table-cell office:value-type="float" office:value="14930" table:style-name="ce7">
            <text:p>14,930<text:s/></text:p>
          </table:table-cell>
          <table:table-cell office:value-type="float" office:value="6569" table:style-name="ce7">
            <text:p>6,569<text:s/></text:p>
          </table:table-cell>
          <table:table-cell office:value-type="float" office:value="5363" table:style-name="ce7">
            <text:p>5,363<text:s/></text:p>
          </table:table-cell>
          <table:table-cell office:value-type="float" office:value="67763" table:style-name="ce7">
            <text:p>67,763<text:s/></text:p>
          </table:table-cell>
          <table:table-cell office:value-type="float" office:value="5879" table:style-name="ce7">
            <text:p>5,879<text:s/></text:p>
          </table:table-cell>
          <table:table-cell office:value-type="float" office:value="9078" table:style-name="ce7">
            <text:p>9,078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13617" table:style-name="ce7">
            <text:p>13,617<text:s/></text:p>
          </table:table-cell>
          <table:table-cell office:value-type="float" office:value="9105" table:style-name="ce7">
            <text:p>9,105<text:s/></text:p>
          </table:table-cell>
          <table:table-cell office:value-type="float" office:value="19653" table:style-name="ce7">
            <text:p>19,653<text:s/></text:p>
          </table:table-cell>
          <table:table-cell office:value-type="float" office:value="32144" table:style-name="ce7">
            <text:p>32,144<text:s/></text:p>
          </table:table-cell>
          <table:table-cell office:value-type="float" office:value="20412" table:style-name="ce7">
            <text:p>20,412<text:s/></text:p>
          </table:table-cell>
          <table:table-cell office:value-type="float" office:value="14714" table:style-name="ce7">
            <text:p>14,714<text:s/></text:p>
          </table:table-cell>
          <table:table-cell office:value-type="float" office:value="37995" table:style-name="ce7">
            <text:p>37,995<text:s/></text:p>
          </table:table-cell>
          <table:table-cell office:value-type="float" office:value="67650" table:style-name="ce7">
            <text:p>67,650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20104" table:style-name="ce7">
            <text:p>20,104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41909" table:style-name="ce8">
            <text:p>41,909<text:s/></text:p>
          </table:table-cell>
          <table:table-cell office:value-type="float" office:value="9175" table:style-name="ce7">
            <text:p>9,175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6501" table:style-name="ce7">
            <text:p>6,501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8972" table:style-name="ce7">
            <text:p>8,972<text:s/></text:p>
          </table:table-cell>
          <table:table-cell office:value-type="float" office:value="25395" table:style-name="ce7">
            <text:p>25,395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6825" table:style-name="ce7">
            <text:p>6,825<text:s/>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7036" table:style-name="ce7">
            <text:p>7,036<text:s/></text:p>
          </table:table-cell>
          <table:table-cell office:value-type="float" office:value="9611" table:style-name="ce7">
            <text:p>9,611<text:s/></text:p>
          </table:table-cell>
          <table:table-cell office:value-type="float" office:value="18317" table:style-name="ce7">
            <text:p>18,317<text:s/></text:p>
          </table:table-cell>
          <table:table-cell office:value-type="float" office:value="4625" table:style-name="ce7">
            <text:p>4,625<text:s/></text:p>
          </table:table-cell>
          <table:table-cell office:value-type="float" office:value="7428" table:style-name="ce7">
            <text:p>7,428<text:s/></text:p>
          </table:table-cell>
          <table:table-cell office:value-type="float" office:value="2751" table:style-name="ce7">
            <text:p>2,751<text:s/></text:p>
          </table:table-cell>
          <table:table-cell office:value-type="float" office:value="1802" table:style-name="ce7">
            <text:p>1,802<text:s/></text:p>
          </table:table-cell>
          <table:table-cell office:value-type="float" office:value="2880" table:style-name="ce7">
            <text:p>2,880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6654" table:style-name="ce7">
            <text:p>6,654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19879" table:style-name="ce7">
            <text:p>19,879<text:s/></text:p>
          </table:table-cell>
          <table:table-cell office:value-type="float" office:value="14944" table:style-name="ce7">
            <text:p>14,944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8437" table:style-name="ce7">
            <text:p>8,437<text:s/></text:p>
          </table:table-cell>
          <table:table-cell office:value-type="float" office:value="7460" table:style-name="ce7">
            <text:p>7,460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6783" table:style-name="ce7">
            <text:p>6,783<text:s/></text:p>
          </table:table-cell>
          <table:table-cell office:value-type="float" office:value="5614" table:style-name="ce7">
            <text:p>5,614<text:s/></text:p>
          </table:table-cell>
          <table:table-cell table:number-columns-repeated="16275"/>
        </table:table-row>
        <table:table-row table:style-name="ro2">
          <table:table-cell office:value-type="date" office:date-value="2017-01-30T00:00:00" table:style-name="ce6">
            <text:p>2017/1/30</text:p>
          </table:table-cell>
          <table:table-cell office:value-type="float" office:value="3705" table:style-name="ce7">
            <text:p>3,705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14563" table:style-name="ce7">
            <text:p>14,563<text:s/></text:p>
          </table:table-cell>
          <table:table-cell office:value-type="float" office:value="43349" table:style-name="ce7">
            <text:p>43,349<text:s/></text:p>
          </table:table-cell>
          <table:table-cell office:value-type="float" office:value="8706" table:style-name="ce7">
            <text:p>8,706<text:s/></text:p>
          </table:table-cell>
          <table:table-cell office:value-type="float" office:value="4936" table:style-name="ce7">
            <text:p>4,936<text:s/></text:p>
          </table:table-cell>
          <table:table-cell office:value-type="float" office:value="5206" table:style-name="ce7">
            <text:p>5,206<text:s/></text:p>
          </table:table-cell>
          <table:table-cell office:value-type="float" office:value="2763" table:style-name="ce7">
            <text:p>2,763<text:s/></text:p>
          </table:table-cell>
          <table:table-cell office:value-type="float" office:value="1522" table:style-name="ce7">
            <text:p>1,522<text:s/></text:p>
          </table:table-cell>
          <table:table-cell office:value-type="float" office:value="5778" table:style-name="ce7">
            <text:p>5,778<text:s/></text:p>
          </table:table-cell>
          <table:table-cell office:value-type="float" office:value="1145" table:style-name="ce7">
            <text:p>1,145<text:s/></text:p>
          </table:table-cell>
          <table:table-cell office:value-type="float" office:value="2588" table:style-name="ce7">
            <text:p>2,588<text:s/></text:p>
          </table:table-cell>
          <table:table-cell office:value-type="float" office:value="15941" table:style-name="ce7">
            <text:p>15,941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3766" table:style-name="ce7">
            <text:p>3,766<text:s/></text:p>
          </table:table-cell>
          <table:table-cell office:value-type="float" office:value="2758" table:style-name="ce7">
            <text:p>2,758<text:s/></text:p>
          </table:table-cell>
          <table:table-cell office:value-type="float" office:value="5188" table:style-name="ce7">
            <text:p>5,188<text:s/></text:p>
          </table:table-cell>
          <table:table-cell office:value-type="float" office:value="2852" table:style-name="ce7">
            <text:p>2,852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4312" table:style-name="ce7">
            <text:p>4,312<text:s/></text:p>
          </table:table-cell>
          <table:table-cell office:value-type="float" office:value="1577" table:style-name="ce7">
            <text:p>1,577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1683" table:style-name="ce7">
            <text:p>1,683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7289" table:style-name="ce7">
            <text:p>7,289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9996" table:style-name="ce7">
            <text:p>9,996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5722" table:style-name="ce7">
            <text:p>5,722<text:s/></text:p>
          </table:table-cell>
          <table:table-cell office:value-type="float" office:value="16263" table:style-name="ce7">
            <text:p>16,263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9003" table:style-name="ce7">
            <text:p>19,003<text:s/></text:p>
          </table:table-cell>
          <table:table-cell office:value-type="float" office:value="2555" table:style-name="ce7">
            <text:p>2,555<text:s/></text:p>
          </table:table-cell>
          <table:table-cell office:value-type="float" office:value="23398" table:style-name="ce7">
            <text:p>23,398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14616" table:style-name="ce7">
            <text:p>14,616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5805" table:style-name="ce7">
            <text:p>5,805<text:s/></text:p>
          </table:table-cell>
          <table:table-cell office:value-type="float" office:value="139993" table:style-name="ce7">
            <text:p>139,993<text:s/></text:p>
          </table:table-cell>
          <table:table-cell office:value-type="float" office:value="29467" table:style-name="ce7">
            <text:p>29,467<text:s/></text:p>
          </table:table-cell>
          <table:table-cell office:value-type="float" office:value="13093" table:style-name="ce7">
            <text:p>13,093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23540" table:style-name="ce7">
            <text:p>23,540<text:s/></text:p>
          </table:table-cell>
          <table:table-cell office:value-type="float" office:value="35720" table:style-name="ce7">
            <text:p>35,720<text:s/></text:p>
          </table:table-cell>
          <table:table-cell office:value-type="float" office:value="23953" table:style-name="ce7">
            <text:p>23,953<text:s/></text:p>
          </table:table-cell>
          <table:table-cell office:value-type="float" office:value="15936" table:style-name="ce7">
            <text:p>15,936<text:s/></text:p>
          </table:table-cell>
          <table:table-cell office:value-type="float" office:value="6113" table:style-name="ce7">
            <text:p>6,113<text:s/></text:p>
          </table:table-cell>
          <table:table-cell office:value-type="float" office:value="17251" table:style-name="ce7">
            <text:p>17,251<text:s/></text:p>
          </table:table-cell>
          <table:table-cell office:value-type="float" office:value="4569" table:style-name="ce7">
            <text:p>4,569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13203" table:style-name="ce7">
            <text:p>13,203<text:s/></text:p>
          </table:table-cell>
          <table:table-cell office:value-type="float" office:value="11105" table:style-name="ce7">
            <text:p>11,105<text:s/></text:p>
          </table:table-cell>
          <table:table-cell office:value-type="float" office:value="2741" table:style-name="ce7">
            <text:p>2,741<text:s/></text:p>
          </table:table-cell>
          <table:table-cell office:value-type="float" office:value="1908" table:style-name="ce7">
            <text:p>1,908<text:s/></text:p>
          </table:table-cell>
          <table:table-cell office:value-type="float" office:value="13415" table:style-name="ce7">
            <text:p>13,415<text:s/></text:p>
          </table:table-cell>
          <table:table-cell office:value-type="float" office:value="6518" table:style-name="ce7">
            <text:p>6,518<text:s/></text:p>
          </table:table-cell>
          <table:table-cell office:value-type="float" office:value="5323" table:style-name="ce7">
            <text:p>5,323<text:s/></text:p>
          </table:table-cell>
          <table:table-cell office:value-type="float" office:value="55019" table:style-name="ce7">
            <text:p>55,019<text:s/></text:p>
          </table:table-cell>
          <table:table-cell office:value-type="float" office:value="5331" table:style-name="ce7">
            <text:p>5,331<text:s/></text:p>
          </table:table-cell>
          <table:table-cell office:value-type="float" office:value="9279" table:style-name="ce7">
            <text:p>9,279<text:s/></text:p>
          </table:table-cell>
          <table:table-cell office:value-type="float" office:value="5135" table:style-name="ce7">
            <text:p>5,135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20575" table:style-name="ce7">
            <text:p>20,575<text:s/></text:p>
          </table:table-cell>
          <table:table-cell office:value-type="float" office:value="33914" table:style-name="ce7">
            <text:p>33,914<text:s/></text:p>
          </table:table-cell>
          <table:table-cell office:value-type="float" office:value="21579" table:style-name="ce7">
            <text:p>21,579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38366" table:style-name="ce7">
            <text:p>38,366<text:s/></text:p>
          </table:table-cell>
          <table:table-cell office:value-type="float" office:value="82488" table:style-name="ce7">
            <text:p>82,488<text:s/></text:p>
          </table:table-cell>
          <table:table-cell office:value-type="float" office:value="6374" table:style-name="ce7">
            <text:p>6,374<text:s/></text:p>
          </table:table-cell>
          <table:table-cell office:value-type="float" office:value="21269" table:style-name="ce7">
            <text:p>21,269<text:s/></text:p>
          </table:table-cell>
          <table:table-cell office:value-type="float" office:value="27825" table:style-name="ce7">
            <text:p>27,825<text:s/></text:p>
          </table:table-cell>
          <table:table-cell office:value-type="float" office:value="15244" table:style-name="ce7">
            <text:p>15,244<text:s/></text:p>
          </table:table-cell>
          <table:table-cell office:value-type="float" office:value="49551" table:style-name="ce8">
            <text:p>49,551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6394" table:style-name="ce7">
            <text:p>6,394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7234" table:style-name="ce7">
            <text:p>7,234<text:s/></text:p>
          </table:table-cell>
          <table:table-cell office:value-type="float" office:value="28543" table:style-name="ce7">
            <text:p>28,543<text:s/></text:p>
          </table:table-cell>
          <table:table-cell office:value-type="float" office:value="8854" table:style-name="ce7">
            <text:p>8,854<text:s/></text:p>
          </table:table-cell>
          <table:table-cell office:value-type="float" office:value="5536" table:style-name="ce7">
            <text:p>5,536<text:s/></text:p>
          </table:table-cell>
          <table:table-cell office:value-type="float" office:value="5303" table:style-name="ce7">
            <text:p>5,303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8436" table:style-name="ce7">
            <text:p>8,436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18378" table:style-name="ce7">
            <text:p>18,378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7392" table:style-name="ce7">
            <text:p>7,392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1916" table:style-name="ce7">
            <text:p>1,916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19652" table:style-name="ce7">
            <text:p>19,652<text:s/></text:p>
          </table:table-cell>
          <table:table-cell office:value-type="float" office:value="16162" table:style-name="ce7">
            <text:p>16,162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8772" table:style-name="ce7">
            <text:p>8,772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7745" table:style-name="ce7">
            <text:p>7,745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5620" table:style-name="ce7">
            <text:p>5,620<text:s/></text:p>
          </table:table-cell>
          <table:table-cell table:number-columns-repeated="16275"/>
        </table:table-row>
        <table:table-row table:style-name="ro2">
          <table:table-cell office:value-type="date" office:date-value="2017-01-31T00:00:00" table:style-name="ce6">
            <text:p>2017/1/31</text:p>
          </table:table-cell>
          <table:table-cell office:value-type="float" office:value="3785" table:style-name="ce7">
            <text:p>3,785<text:s/></text:p>
          </table:table-cell>
          <table:table-cell office:value-type="float" office:value="7711" table:style-name="ce7">
            <text:p>7,711<text:s/></text:p>
          </table:table-cell>
          <table:table-cell office:value-type="float" office:value="16713" table:style-name="ce7">
            <text:p>16,713<text:s/></text:p>
          </table:table-cell>
          <table:table-cell office:value-type="float" office:value="45903" table:style-name="ce7">
            <text:p>45,903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5806" table:style-name="ce7">
            <text:p>5,806<text:s/></text:p>
          </table:table-cell>
          <table:table-cell office:value-type="float" office:value="6079" table:style-name="ce7">
            <text:p>6,079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1781" table:style-name="ce7">
            <text:p>1,781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3117" table:style-name="ce7">
            <text:p>3,117<text:s/></text:p>
          </table:table-cell>
          <table:table-cell office:value-type="float" office:value="18324" table:style-name="ce7">
            <text:p>18,324<text:s/></text:p>
          </table:table-cell>
          <table:table-cell office:value-type="float" office:value="4133" table:style-name="ce7">
            <text:p>4,133<text:s/></text:p>
          </table:table-cell>
          <table:table-cell office:value-type="float" office:value="10905" table:style-name="ce7">
            <text:p>10,905<text:s/></text:p>
          </table:table-cell>
          <table:table-cell office:value-type="float" office:value="3768" table:style-name="ce7">
            <text:p>3,768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6089" table:style-name="ce7">
            <text:p>6,089<text:s/></text:p>
          </table:table-cell>
          <table:table-cell office:value-type="float" office:value="3524" table:style-name="ce7">
            <text:p>3,524<text:s/></text:p>
          </table:table-cell>
          <table:table-cell office:value-type="float" office:value="4202" table:style-name="ce7">
            <text:p>4,202<text:s/>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13023" table:style-name="ce7">
            <text:p>13,023<text:s/></text:p>
          </table:table-cell>
          <table:table-cell office:value-type="float" office:value="1946" table:style-name="ce7">
            <text:p>1,946<text:s/></text:p>
          </table:table-cell>
          <table:table-cell office:value-type="float" office:value="15890" table:style-name="ce7">
            <text:p>15,890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11036" table:style-name="ce7">
            <text:p>11,036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19448" table:style-name="ce7">
            <text:p>19,448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14475" table:style-name="ce7">
            <text:p>14,475<text:s/></text:p>
          </table:table-cell>
          <table:table-cell office:value-type="float" office:value="19701" table:style-name="ce7">
            <text:p>19,701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18201" table:style-name="ce7">
            <text:p>18,201<text:s/></text:p>
          </table:table-cell>
          <table:table-cell office:value-type="float" office:value="16956" table:style-name="ce7">
            <text:p>16,956<text:s/></text:p>
          </table:table-cell>
          <table:table-cell office:value-type="float" office:value="18520" table:style-name="ce7">
            <text:p>18,520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135538" table:style-name="ce7">
            <text:p>135,538<text:s/></text:p>
          </table:table-cell>
          <table:table-cell office:value-type="float" office:value="31674" table:style-name="ce7">
            <text:p>31,674<text:s/></text:p>
          </table:table-cell>
          <table:table-cell office:value-type="float" office:value="14711" table:style-name="ce7">
            <text:p>14,711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27924" table:style-name="ce7">
            <text:p>27,924<text:s/></text:p>
          </table:table-cell>
          <table:table-cell office:value-type="float" office:value="38451" table:style-name="ce7">
            <text:p>38,451<text:s/></text:p>
          </table:table-cell>
          <table:table-cell office:value-type="float" office:value="26999" table:style-name="ce7">
            <text:p>26,999<text:s/></text:p>
          </table:table-cell>
          <table:table-cell office:value-type="float" office:value="18076" table:style-name="ce7">
            <text:p>18,076<text:s/></text:p>
          </table:table-cell>
          <table:table-cell office:value-type="float" office:value="7016" table:style-name="ce7">
            <text:p>7,016<text:s/></text:p>
          </table:table-cell>
          <table:table-cell office:value-type="float" office:value="20004" table:style-name="ce7">
            <text:p>20,004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5872" table:style-name="ce7">
            <text:p>5,872<text:s/></text:p>
          </table:table-cell>
          <table:table-cell office:value-type="float" office:value="14934" table:style-name="ce7">
            <text:p>14,934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2944" table:style-name="ce7">
            <text:p>2,944<text:s/></text:p>
          </table:table-cell>
          <table:table-cell office:value-type="float" office:value="2537" table:style-name="ce7">
            <text:p>2,537<text:s/></text:p>
          </table:table-cell>
          <table:table-cell office:value-type="float" office:value="15416" table:style-name="ce7">
            <text:p>15,416<text:s/></text:p>
          </table:table-cell>
          <table:table-cell office:value-type="float" office:value="7517" table:style-name="ce7">
            <text:p>7,517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61519" table:style-name="ce7">
            <text:p>61,519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10207" table:style-name="ce7">
            <text:p>10,207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15705" table:style-name="ce7">
            <text:p>15,705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35180" table:style-name="ce7">
            <text:p>35,180<text:s/></text:p>
          </table:table-cell>
          <table:table-cell office:value-type="float" office:value="25022" table:style-name="ce7">
            <text:p>25,022<text:s/></text:p>
          </table:table-cell>
          <table:table-cell office:value-type="float" office:value="17610" table:style-name="ce7">
            <text:p>17,610<text:s/></text:p>
          </table:table-cell>
          <table:table-cell office:value-type="float" office:value="40598" table:style-name="ce7">
            <text:p>40,598<text:s/></text:p>
          </table:table-cell>
          <table:table-cell office:value-type="float" office:value="87293" table:style-name="ce7">
            <text:p>87,293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23981" table:style-name="ce7">
            <text:p>23,981<text:s/></text:p>
          </table:table-cell>
          <table:table-cell office:value-type="float" office:value="31018" table:style-name="ce7">
            <text:p>31,018<text:s/></text:p>
          </table:table-cell>
          <table:table-cell office:value-type="float" office:value="16860" table:style-name="ce7">
            <text:p>16,860<text:s/></text:p>
          </table:table-cell>
          <table:table-cell office:value-type="float" office:value="52228" table:style-name="ce8">
            <text:p>52,228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13293" table:style-name="ce7">
            <text:p>13,293<text:s/></text:p>
          </table:table-cell>
          <table:table-cell office:value-type="float" office:value="7176" table:style-name="ce7">
            <text:p>7,176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27428" table:style-name="ce7">
            <text:p>27,428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6553" table:style-name="ce7">
            <text:p>6,553<text:s/></text:p>
          </table:table-cell>
          <table:table-cell office:value-type="float" office:value="5743" table:style-name="ce7">
            <text:p>5,743<text:s/></text:p>
          </table:table-cell>
          <table:table-cell office:value-type="float" office:value="14619" table:style-name="ce7">
            <text:p>14,619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12416" table:style-name="ce7">
            <text:p>12,416<text:s/></text:p>
          </table:table-cell>
          <table:table-cell office:value-type="float" office:value="20307" table:style-name="ce7">
            <text:p>20,307<text:s/></text:p>
          </table:table-cell>
          <table:table-cell office:value-type="float" office:value="5206" table:style-name="ce7">
            <text:p>5,206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2063" table:style-name="ce7">
            <text:p>2,063<text:s/></text:p>
          </table:table-cell>
          <table:table-cell office:value-type="float" office:value="3212" table:style-name="ce7">
            <text:p>3,212<text:s/></text:p>
          </table:table-cell>
          <table:table-cell office:value-type="float" office:value="5991" table:style-name="ce7">
            <text:p>5,991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7660" table:style-name="ce7">
            <text:p>7,660<text:s/></text:p>
          </table:table-cell>
          <table:table-cell office:value-type="float" office:value="9836" table:style-name="ce7">
            <text:p>9,836<text:s/></text:p>
          </table:table-cell>
          <table:table-cell office:value-type="float" office:value="22151" table:style-name="ce7">
            <text:p>22,151<text:s/></text:p>
          </table:table-cell>
          <table:table-cell office:value-type="float" office:value="17242" table:style-name="ce7">
            <text:p>17,242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9542" table:style-name="ce7">
            <text:p>9,542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6299" table:style-name="ce7">
            <text:p>6,299<text:s/></text:p>
          </table:table-cell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</table:table>
      <table:table table:name="旅運量" table:style-name="ta1">
        <table:table-column table:style-name="co6" table:default-cell-style-name="ce1"/>
        <table:table-column table:style-name="co8" table:default-cell-style-name="ce17"/>
        <table:table-column table:style-name="co2" table:number-columns-repeated="2" table:default-cell-style-name="ce16"/>
        <table:table-column table:style-name="co2" table:number-columns-repeated="72" table:default-cell-style-name="ce10" table:visibility="collapse"/>
        <table:table-column table:style-name="co2" table:default-cell-style-name="ce13" table:visibility="collapse"/>
        <table:table-column table:style-name="co2" table:default-cell-style-name="ce11" table:visibility="collapse"/>
        <table:table-column table:style-name="co2" table:number-columns-repeated="5" table:default-cell-style-name="ce10" table:visibility="collapse"/>
        <table:table-column table:style-name="co3" table:default-cell-style-name="ce10" table:visibility="collapse"/>
        <table:table-column table:style-name="co2" table:number-columns-repeated="25" table:default-cell-style-name="ce10" table:visibility="collapse"/>
        <table:table-column table:style-name="co4" table:default-cell-style-name="ce1"/>
        <table:table-column table:style-name="co5" table:default-cell-style-name="ce1"/>
        <table:table-column table:style-name="co6" table:number-columns-repeated="16273" table:default-cell-style-name="ce1"/>
        <table:table-row table:style-name="ro1">
          <table:table-cell office:value-type="string" table:style-name="ce18">
            <text:p>Year</text:p>
          </table:table-cell>
          <table:table-cell office:value-type="string" table:style-name="ce18">
            <text:p>Date</text:p>
          </table:table-cell>
          <table:table-cell office:value-type="string" table:style-name="ce18">
            <text:p>松山機場</text:p>
          </table:table-cell>
          <table:table-cell office:value-type="string" table:style-name="ce18">
            <text:p>中山國中</text:p>
          </table:table-cell>
          <table:table-cell office:value-type="string" table:style-name="ce18">
            <text:p>忠孝復興</text:p>
          </table:table-cell>
          <table:table-cell office:value-type="string" table:style-name="ce18">
            <text:p>大安</text:p>
          </table:table-cell>
          <table:table-cell office:value-type="string" table:style-name="ce18">
            <text:p>科技大樓</text:p>
          </table:table-cell>
          <table:table-cell office:value-type="string" table:style-name="ce18">
            <text:p>六張犁</text:p>
          </table:table-cell>
          <table:table-cell office:value-type="string" table:style-name="ce18">
            <text:p>麟光</text:p>
          </table:table-cell>
          <table:table-cell office:value-type="string" table:style-name="ce18">
            <text:p>辛亥</text:p>
          </table:table-cell>
          <table:table-cell office:value-type="string" table:style-name="ce18">
            <text:p>萬芳醫院</text:p>
          </table:table-cell>
          <table:table-cell office:value-type="string" table:style-name="ce18">
            <text:p>萬芳社區</text:p>
          </table:table-cell>
          <table:table-cell office:value-type="string" table:style-name="ce18">
            <text:p>木柵</text:p>
          </table:table-cell>
          <table:table-cell office:value-type="string" table:style-name="ce18">
            <text:p>動物園</text:p>
          </table:table-cell>
          <table:table-cell office:value-type="string" table:style-name="ce18">
            <text:p>大直</text:p>
          </table:table-cell>
          <table:table-cell office:value-type="string" table:style-name="ce18">
            <text:p>劍南路</text:p>
          </table:table-cell>
          <table:table-cell office:value-type="string" table:style-name="ce18">
            <text:p>西湖</text:p>
          </table:table-cell>
          <table:table-cell office:value-type="string" table:style-name="ce18">
            <text:p>港墘</text:p>
          </table:table-cell>
          <table:table-cell office:value-type="string" table:style-name="ce18">
            <text:p>文德</text:p>
          </table:table-cell>
          <table:table-cell office:value-type="string" table:style-name="ce18">
            <text:p>內湖</text:p>
          </table:table-cell>
          <table:table-cell office:value-type="string" table:style-name="ce18">
            <text:p>大湖公園</text:p>
          </table:table-cell>
          <table:table-cell office:value-type="string" table:style-name="ce18">
            <text:p>葫洲</text:p>
          </table:table-cell>
          <table:table-cell office:value-type="string" table:style-name="ce18">
            <text:p>東湖</text:p>
          </table:table-cell>
          <table:table-cell office:value-type="string" table:style-name="ce18">
            <text:p>南港軟體園區</text:p>
          </table:table-cell>
          <table:table-cell office:value-type="string" table:style-name="ce18">
            <text:p>南港展覽館</text:p>
          </table:table-cell>
          <table:table-cell office:value-type="string" table:style-name="ce18">
            <text:p>小碧潭</text:p>
          </table:table-cell>
          <table:table-cell office:value-type="string" table:style-name="ce18">
            <text:p>新店</text:p>
          </table:table-cell>
          <table:table-cell office:value-type="string" table:style-name="ce18">
            <text:p>新店區公所</text:p>
          </table:table-cell>
          <table:table-cell office:value-type="string" table:style-name="ce18">
            <text:p>七張</text:p>
          </table:table-cell>
          <table:table-cell office:value-type="string" table:style-name="ce18">
            <text:p>大坪林</text:p>
          </table:table-cell>
          <table:table-cell office:value-type="string" table:style-name="ce18">
            <text:p>景美</text:p>
          </table:table-cell>
          <table:table-cell office:value-type="string" table:style-name="ce18">
            <text:p>萬隆</text:p>
          </table:table-cell>
          <table:table-cell office:value-type="string" table:style-name="ce18">
            <text:p>公館</text:p>
          </table:table-cell>
          <table:table-cell office:value-type="string" table:style-name="ce18">
            <text:p>台電大樓</text:p>
          </table:table-cell>
          <table:table-cell office:value-type="string" table:style-name="ce18">
            <text:p>古亭</text:p>
          </table:table-cell>
          <table:table-cell office:value-type="string" table:style-name="ce18">
            <text:p>中正紀念堂</text:p>
          </table:table-cell>
          <table:table-cell office:value-type="string" table:style-name="ce18">
            <text:p>小南門</text:p>
          </table:table-cell>
          <table:table-cell office:value-type="string" table:style-name="ce18">
            <text:p>頂溪</text:p>
          </table:table-cell>
          <table:table-cell office:value-type="string" table:style-name="ce18">
            <text:p>永安市場</text:p>
          </table:table-cell>
          <table:table-cell office:value-type="string" table:style-name="ce18">
            <text:p>景安</text:p>
          </table:table-cell>
          <table:table-cell office:value-type="string" table:style-name="ce18">
            <text:p>南勢角</text:p>
          </table:table-cell>
          <table:table-cell office:value-type="string" table:style-name="ce18">
            <text:p>台大醫院</text:p>
          </table:table-cell>
          <table:table-cell office:value-type="string" table:style-name="ce18">
            <text:p>台北車站</text:p>
          </table:table-cell>
          <table:table-cell office:value-type="string" table:style-name="ce18">
            <text:p>中山</text:p>
          </table:table-cell>
          <table:table-cell office:value-type="string" table:style-name="ce18">
            <text:p>雙連</text:p>
          </table:table-cell>
          <table:table-cell office:value-type="string" table:style-name="ce18">
            <text:p>民權西路</text:p>
          </table:table-cell>
          <table:table-cell office:value-type="string" table:style-name="ce18">
            <text:p>圓山</text:p>
          </table:table-cell>
          <table:table-cell office:value-type="string" table:style-name="ce18">
            <text:p>劍潭</text:p>
          </table:table-cell>
          <table:table-cell office:value-type="string" table:style-name="ce18">
            <text:p>士林</text:p>
          </table:table-cell>
          <table:table-cell office:value-type="string" table:style-name="ce18">
            <text:p>芝山</text:p>
          </table:table-cell>
          <table:table-cell office:value-type="string" table:style-name="ce18">
            <text:p>明德</text:p>
          </table:table-cell>
          <table:table-cell office:value-type="string" table:style-name="ce18">
            <text:p>石牌</text:p>
          </table:table-cell>
          <table:table-cell office:value-type="string" table:style-name="ce18">
            <text:p>唭哩岸</text:p>
          </table:table-cell>
          <table:table-cell office:value-type="string" table:style-name="ce18">
            <text:p>奇岩</text:p>
          </table:table-cell>
          <table:table-cell office:value-type="string" table:style-name="ce18">
            <text:p>北投</text:p>
          </table:table-cell>
          <table:table-cell office:value-type="string" table:style-name="ce18">
            <text:p>新北投</text:p>
          </table:table-cell>
          <table:table-cell office:value-type="string" table:style-name="ce18">
            <text:p>復興崗</text:p>
          </table:table-cell>
          <table:table-cell office:value-type="string" table:style-name="ce18">
            <text:p>忠義</text:p>
          </table:table-cell>
          <table:table-cell office:value-type="string" table:style-name="ce18">
            <text:p>關渡</text:p>
          </table:table-cell>
          <table:table-cell office:value-type="string" table:style-name="ce18">
            <text:p>竹圍</text:p>
          </table:table-cell>
          <table:table-cell office:value-type="string" table:style-name="ce18">
            <text:p>紅樹林</text:p>
          </table:table-cell>
          <table:table-cell office:value-type="string" table:style-name="ce18">
            <text:p>淡水</text:p>
          </table:table-cell>
          <table:table-cell office:value-type="string" table:style-name="ce18">
            <text:p>頂埔</text:p>
          </table:table-cell>
          <table:table-cell office:value-type="string" table:style-name="ce18">
            <text:p>永寧</text:p>
          </table:table-cell>
          <table:table-cell office:value-type="string" table:style-name="ce18">
            <text:p>土城</text:p>
          </table:table-cell>
          <table:table-cell office:value-type="string" table:style-name="ce18">
            <text:p>海山</text:p>
          </table:table-cell>
          <table:table-cell office:value-type="string" table:style-name="ce18">
            <text:p>亞東醫院</text:p>
          </table:table-cell>
          <table:table-cell office:value-type="string" table:style-name="ce18">
            <text:p>府中</text:p>
          </table:table-cell>
          <table:table-cell office:value-type="string" table:style-name="ce18">
            <text:p>板橋</text:p>
          </table:table-cell>
          <table:table-cell office:value-type="string" table:style-name="ce18">
            <text:p>新埔</text:p>
          </table:table-cell>
          <table:table-cell office:value-type="string" table:style-name="ce18">
            <text:p>江子翠</text:p>
          </table:table-cell>
          <table:table-cell office:value-type="string" table:style-name="ce18">
            <text:p>龍山寺</text:p>
          </table:table-cell>
          <table:table-cell office:value-type="string" table:style-name="ce18">
            <text:p>西門</text:p>
          </table:table-cell>
          <table:table-cell office:value-type="string" table:style-name="ce18">
            <text:p>善導寺</text:p>
          </table:table-cell>
          <table:table-cell office:value-type="string" table:style-name="ce18">
            <text:p>忠孝新生</text:p>
          </table:table-cell>
          <table:table-cell office:value-type="string" table:style-name="ce18">
            <text:p>忠孝敦化</text:p>
          </table:table-cell>
          <table:table-cell office:value-type="string" table:style-name="ce18">
            <text:p>國父紀念館</text:p>
          </table:table-cell>
          <table:table-cell office:value-type="string" table:style-name="ce20">
            <text:p>市政府</text:p>
          </table:table-cell>
          <table:table-cell office:value-type="string" table:style-name="ce18">
            <text:p>永春</text:p>
          </table:table-cell>
          <table:table-cell office:value-type="string" table:style-name="ce18">
            <text:p>後山埤</text:p>
          </table:table-cell>
          <table:table-cell office:value-type="string" table:style-name="ce18">
            <text:p>昆陽</text:p>
          </table:table-cell>
          <table:table-cell office:value-type="string" table:style-name="ce18">
            <text:p>南港</text:p>
          </table:table-cell>
          <table:table-cell office:value-type="string" table:style-name="ce18">
            <text:p>象山</text:p>
          </table:table-cell>
          <table:table-cell office:value-type="string" table:style-name="ce18">
            <text:p>台北101/世貿</text:p>
          </table:table-cell>
          <table:table-cell office:value-type="string" table:style-name="ce18">
            <text:p>信義安和</text:p>
          </table:table-cell>
          <table:table-cell office:value-type="string" table:style-name="ce18">
            <text:p>大安森林公園</text:p>
          </table:table-cell>
          <table:table-cell office:value-type="string" table:style-name="ce18">
            <text:p>北門</text:p>
          </table:table-cell>
          <table:table-cell office:value-type="string" table:style-name="ce18">
            <text:p>松江南京</text:p>
          </table:table-cell>
          <table:table-cell office:value-type="string" table:style-name="ce18">
            <text:p>台北小巨蛋</text:p>
          </table:table-cell>
          <table:table-cell office:value-type="string" table:style-name="ce18">
            <text:p>南京三民</text:p>
          </table:table-cell>
          <table:table-cell office:value-type="string" table:style-name="ce18">
            <text:p>松山</text:p>
          </table:table-cell>
          <table:table-cell office:value-type="string" table:style-name="ce18">
            <text:p>輔大</text:p>
          </table:table-cell>
          <table:table-cell office:value-type="string" table:style-name="ce18">
            <text:p>新莊</text:p>
          </table:table-cell>
          <table:table-cell office:value-type="string" table:style-name="ce18">
            <text:p>頭前庄</text:p>
          </table:table-cell>
          <table:table-cell office:value-type="string" table:style-name="ce18">
            <text:p>先嗇宮</text:p>
          </table:table-cell>
          <table:table-cell office:value-type="string" table:style-name="ce18">
            <text:p>三重</text:p>
          </table:table-cell>
          <table:table-cell office:value-type="string" table:style-name="ce18">
            <text:p>菜寮</text:p>
          </table:table-cell>
          <table:table-cell office:value-type="string" table:style-name="ce18">
            <text:p>台北橋</text:p>
          </table:table-cell>
          <table:table-cell office:value-type="string" table:style-name="ce18">
            <text:p>大橋頭</text:p>
          </table:table-cell>
          <table:table-cell office:value-type="string" table:style-name="ce18">
            <text:p>中山國小</text:p>
          </table:table-cell>
          <table:table-cell office:value-type="string" table:style-name="ce18">
            <text:p>行天宮</text:p>
          </table:table-cell>
          <table:table-cell office:value-type="string" table:style-name="ce18">
            <text:p>東門</text:p>
          </table:table-cell>
          <table:table-cell office:value-type="string" table:style-name="ce18">
            <text:p>蘆洲</text:p>
          </table:table-cell>
          <table:table-cell office:value-type="string" table:style-name="ce18">
            <text:p>三民高中</text:p>
          </table:table-cell>
          <table:table-cell office:value-type="string" table:style-name="ce18">
            <text:p>徐匯中學</text:p>
          </table:table-cell>
          <table:table-cell office:value-type="string" table:style-name="ce18">
            <text:p>三和國中</text:p>
          </table:table-cell>
          <table:table-cell office:value-type="string" table:style-name="ce18">
            <text:p>三重國小</text:p>
          </table:table-cell>
          <table:table-cell office:value-type="string" table:style-name="ce18">
            <text:p>迴龍</text:p>
          </table:table-cell>
          <table:table-cell office:value-type="string" table:style-name="ce18">
            <text:p>丹鳳</text:p>
          </table:table-cell>
          <table:table-cell office:value-type="string" table:style-name="ce18">
            <text:p>南京復興</text:p>
          </table:table-cell>
          <table:table-cell office:value-type="string" table:style-name="ce18">
            <text:p>忠孝復興</text:p>
          </table:table-cell>
          <table:table-cell office:value-type="string" table:style-name="ce18">
            <text:p>大安</text:p>
          </table:table-cell>
          <table:table-cell office:value-type="string" table:style-name="ce18">
            <text:p>科技大樓</text:p>
          </table:table-cell>
          <table:table-cell office:value-type="string" table:style-name="ce18">
            <text:p>六張犁</text:p>
          </table:table-cell>
          <table:table-cell office:value-type="string" table:style-name="ce18">
            <text:p>麟光</text:p>
          </table:table-cell>
          <table:table-cell office:value-type="string" table:style-name="ce18">
            <text:p>辛亥</text:p>
          </table:table-cell>
          <table:table-cell office:value-type="string" table:style-name="ce18">
            <text:p>萬芳醫院</text:p>
          </table:table-cell>
          <table:table-cell office:value-type="string" table:style-name="ce18">
            <text:p>萬芳社區</text:p>
          </table:table-cell>
          <table:table-cell office:value-type="string" table:style-name="ce18">
            <text:p>木柵</text:p>
          </table:table-cell>
          <table:table-cell office:value-type="string" table:style-name="ce18">
            <text:p>動物園</text:p>
          </table:table-cell>
          <table:table-cell office:value-type="string" table:style-name="ce18">
            <text:p>大直</text:p>
          </table:table-cell>
          <table:table-cell office:value-type="string" table:style-name="ce18">
            <text:p>劍南路</text:p>
          </table:table-cell>
          <table:table-cell office:value-type="string" table:style-name="ce18">
            <text:p>西湖</text:p>
          </table:table-cell>
          <table:table-cell office:value-type="string" table:style-name="ce18">
            <text:p>港墘</text:p>
          </table:table-cell>
          <table:table-cell office:value-type="string" table:style-name="ce18">
            <text:p>文德</text:p>
          </table:table-cell>
          <table:table-cell office:value-type="string" table:style-name="ce18">
            <text:p>內湖</text:p>
          </table:table-cell>
          <table:table-cell office:value-type="string" table:style-name="ce18">
            <text:p>大湖公園</text:p>
          </table:table-cell>
          <table:table-cell office:value-type="string" table:style-name="ce18">
            <text:p>葫洲</text:p>
          </table:table-cell>
          <table:table-cell office:value-type="string" table:style-name="ce18">
            <text:p>東湖</text:p>
          </table:table-cell>
          <table:table-cell office:value-type="string" table:style-name="ce18">
            <text:p>南港軟體園區</text:p>
          </table:table-cell>
          <table:table-cell office:value-type="string" table:style-name="ce18">
            <text:p>南港展覽館</text:p>
          </table:table-cell>
          <table:table-cell office:value-type="string" table:style-name="ce18">
            <text:p>小碧潭</text:p>
          </table:table-cell>
          <table:table-cell office:value-type="string" table:style-name="ce18">
            <text:p>新店</text:p>
          </table:table-cell>
          <table:table-cell office:value-type="string" table:style-name="ce18">
            <text:p>新店區公所</text:p>
          </table:table-cell>
          <table:table-cell office:value-type="string" table:style-name="ce18">
            <text:p>七張</text:p>
          </table:table-cell>
          <table:table-cell office:value-type="string" table:style-name="ce18">
            <text:p>大坪林</text:p>
          </table:table-cell>
          <table:table-cell office:value-type="string" table:style-name="ce18">
            <text:p>景美</text:p>
          </table:table-cell>
          <table:table-cell office:value-type="string" table:style-name="ce18">
            <text:p>萬隆</text:p>
          </table:table-cell>
          <table:table-cell office:value-type="string" table:style-name="ce18">
            <text:p>公館</text:p>
          </table:table-cell>
          <table:table-cell office:value-type="string" table:style-name="ce18">
            <text:p>台電大樓</text:p>
          </table:table-cell>
          <table:table-cell office:value-type="string" table:style-name="ce18">
            <text:p>古亭</text:p>
          </table:table-cell>
          <table:table-cell office:value-type="string" table:style-name="ce18">
            <text:p>中正紀念堂</text:p>
          </table:table-cell>
          <table:table-cell office:value-type="string" table:style-name="ce18">
            <text:p>小南門</text:p>
          </table:table-cell>
          <table:table-cell office:value-type="string" table:style-name="ce18">
            <text:p>頂溪</text:p>
          </table:table-cell>
          <table:table-cell office:value-type="string" table:style-name="ce18">
            <text:p>永安市場</text:p>
          </table:table-cell>
          <table:table-cell office:value-type="string" table:style-name="ce18">
            <text:p>景安</text:p>
          </table:table-cell>
          <table:table-cell office:value-type="string" table:style-name="ce18">
            <text:p>南勢角</text:p>
          </table:table-cell>
          <table:table-cell office:value-type="string" table:style-name="ce18">
            <text:p>台大醫院</text:p>
          </table:table-cell>
          <table:table-cell office:value-type="string" table:style-name="ce18">
            <text:p>台北車站</text:p>
          </table:table-cell>
          <table:table-cell office:value-type="string" table:style-name="ce18">
            <text:p>中山</text:p>
          </table:table-cell>
          <table:table-cell office:value-type="string" table:style-name="ce18">
            <text:p>雙連</text:p>
          </table:table-cell>
          <table:table-cell office:value-type="string" table:style-name="ce18">
            <text:p>民權西路</text:p>
          </table:table-cell>
          <table:table-cell office:value-type="string" table:style-name="ce18">
            <text:p>圓山</text:p>
          </table:table-cell>
          <table:table-cell office:value-type="string" table:style-name="ce18">
            <text:p>劍潭</text:p>
          </table:table-cell>
          <table:table-cell office:value-type="string" table:style-name="ce18">
            <text:p>士林</text:p>
          </table:table-cell>
          <table:table-cell office:value-type="string" table:style-name="ce18">
            <text:p>芝山</text:p>
          </table:table-cell>
          <table:table-cell office:value-type="string" table:style-name="ce18">
            <text:p>明德</text:p>
          </table:table-cell>
          <table:table-cell office:value-type="string" table:style-name="ce18">
            <text:p>石牌</text:p>
          </table:table-cell>
          <table:table-cell office:value-type="string" table:style-name="ce18">
            <text:p>唭哩岸</text:p>
          </table:table-cell>
          <table:table-cell office:value-type="string" table:style-name="ce18">
            <text:p>奇岩</text:p>
          </table:table-cell>
          <table:table-cell office:value-type="string" table:style-name="ce18">
            <text:p>北投</text:p>
          </table:table-cell>
          <table:table-cell office:value-type="string" table:style-name="ce18">
            <text:p>新北投</text:p>
          </table:table-cell>
          <table:table-cell office:value-type="string" table:style-name="ce18">
            <text:p>復興崗</text:p>
          </table:table-cell>
          <table:table-cell office:value-type="string" table:style-name="ce18">
            <text:p>忠義</text:p>
          </table:table-cell>
          <table:table-cell office:value-type="string" table:style-name="ce18">
            <text:p>關渡</text:p>
          </table:table-cell>
          <table:table-cell office:value-type="string" table:style-name="ce18">
            <text:p>竹圍</text:p>
          </table:table-cell>
          <table:table-cell office:value-type="string" table:style-name="ce18">
            <text:p>紅樹林</text:p>
          </table:table-cell>
          <table:table-cell office:value-type="string" table:style-name="ce18">
            <text:p>淡水</text:p>
          </table:table-cell>
          <table:table-cell office:value-type="string" table:style-name="ce18">
            <text:p>頂埔</text:p>
          </table:table-cell>
          <table:table-cell office:value-type="string" table:style-name="ce18">
            <text:p>永寧</text:p>
          </table:table-cell>
          <table:table-cell office:value-type="string" table:style-name="ce18">
            <text:p>土城</text:p>
          </table:table-cell>
          <table:table-cell office:value-type="string" table:style-name="ce18">
            <text:p>海山</text:p>
          </table:table-cell>
          <table:table-cell office:value-type="string" table:style-name="ce18">
            <text:p>亞東醫院</text:p>
          </table:table-cell>
          <table:table-cell office:value-type="string" table:style-name="ce18">
            <text:p>府中</text:p>
          </table:table-cell>
          <table:table-cell office:value-type="string" table:style-name="ce18">
            <text:p>板橋</text:p>
          </table:table-cell>
          <table:table-cell office:value-type="string" table:style-name="ce18">
            <text:p>新埔</text:p>
          </table:table-cell>
          <table:table-cell office:value-type="string" table:style-name="ce18">
            <text:p>江子翠</text:p>
          </table:table-cell>
          <table:table-cell office:value-type="string" table:style-name="ce18">
            <text:p>龍山寺</text:p>
          </table:table-cell>
          <table:table-cell office:value-type="string" table:style-name="ce18">
            <text:p>西門</text:p>
          </table:table-cell>
          <table:table-cell office:value-type="string" table:style-name="ce18">
            <text:p>善導寺</text:p>
          </table:table-cell>
          <table:table-cell office:value-type="string" table:style-name="ce18">
            <text:p>忠孝新生</text:p>
          </table:table-cell>
          <table:table-cell office:value-type="string" table:style-name="ce18">
            <text:p>忠孝敦化</text:p>
          </table:table-cell>
          <table:table-cell office:value-type="string" table:style-name="ce18">
            <text:p>國父紀念館</text:p>
          </table:table-cell>
          <table:table-cell office:value-type="string" table:style-name="ce18">
            <text:p>市政府</text:p>
          </table:table-cell>
          <table:table-cell office:value-type="string" table:style-name="ce18">
            <text:p>永春</text:p>
          </table:table-cell>
          <table:table-cell office:value-type="string" table:style-name="ce18">
            <text:p>後山埤</text:p>
          </table:table-cell>
          <table:table-cell office:value-type="string" table:style-name="ce18">
            <text:p>昆陽</text:p>
          </table:table-cell>
          <table:table-cell office:value-type="string" table:style-name="ce18">
            <text:p>南港</text:p>
          </table:table-cell>
          <table:table-cell office:value-type="string" table:style-name="ce18">
            <text:p>象山</text:p>
          </table:table-cell>
          <table:table-cell office:value-type="string" table:style-name="ce18">
            <text:p>台北101/世貿</text:p>
          </table:table-cell>
          <table:table-cell office:value-type="string" table:style-name="ce18">
            <text:p>信義安和</text:p>
          </table:table-cell>
          <table:table-cell office:value-type="string" table:style-name="ce18">
            <text:p>大安森林公園</text:p>
          </table:table-cell>
          <table:table-cell office:value-type="string" table:style-name="ce18">
            <text:p>北門</text:p>
          </table:table-cell>
          <table:table-cell office:value-type="string" table:style-name="ce18">
            <text:p>松江南京</text:p>
          </table:table-cell>
          <table:table-cell office:value-type="string" table:style-name="ce18">
            <text:p>台北小巨蛋</text:p>
          </table:table-cell>
          <table:table-cell office:value-type="string" table:style-name="ce18">
            <text:p>南京三民</text:p>
          </table:table-cell>
          <table:table-cell office:value-type="string" table:style-name="ce18">
            <text:p>松山</text:p>
          </table:table-cell>
          <table:table-cell office:value-type="string" table:style-name="ce18">
            <text:p>輔大</text:p>
          </table:table-cell>
          <table:table-cell office:value-type="string" table:style-name="ce18">
            <text:p>新莊</text:p>
          </table:table-cell>
          <table:table-cell office:value-type="string" table:style-name="ce18">
            <text:p>頭前庄</text:p>
          </table:table-cell>
          <table:table-cell office:value-type="string" table:style-name="ce18">
            <text:p>先嗇宮</text:p>
          </table:table-cell>
          <table:table-cell office:value-type="string" table:style-name="ce18">
            <text:p>三重</text:p>
          </table:table-cell>
          <table:table-cell office:value-type="string" table:style-name="ce18">
            <text:p>菜寮</text:p>
          </table:table-cell>
          <table:table-cell office:value-type="string" table:style-name="ce18">
            <text:p>台北橋</text:p>
          </table:table-cell>
          <table:table-cell office:value-type="string" table:style-name="ce18">
            <text:p>大橋頭</text:p>
          </table:table-cell>
          <table:table-cell office:value-type="string" table:style-name="ce18">
            <text:p>中山國小</text:p>
          </table:table-cell>
          <table:table-cell office:value-type="string" table:style-name="ce18">
            <text:p>行天宮</text:p>
          </table:table-cell>
          <table:table-cell office:value-type="string" table:style-name="ce18">
            <text:p>東門</text:p>
          </table:table-cell>
          <table:table-cell office:value-type="string" table:style-name="ce18">
            <text:p>蘆洲</text:p>
          </table:table-cell>
          <table:table-cell office:value-type="string" table:style-name="ce18">
            <text:p>三民高中</text:p>
          </table:table-cell>
          <table:table-cell office:value-type="string" table:style-name="ce18">
            <text:p>徐匯中學</text:p>
          </table:table-cell>
          <table:table-cell office:value-type="string" table:style-name="ce18">
            <text:p>三和國中</text:p>
          </table:table-cell>
          <table:table-cell office:value-type="string" table:style-name="ce18">
            <text:p>三重國小</text:p>
          </table:table-cell>
          <table:table-cell office:value-type="string" table:style-name="ce18">
            <text:p>迴龍</text:p>
          </table:table-cell>
          <table:table-cell office:value-type="string" table:style-name="ce18">
            <text:p>丹鳳</text:p>
          </table:table-cell>
          <table:table-cell table:number-columns-repeated="16169" table:style-name="ce5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" table:style-name="ce19">
            <text:p>1</text:p>
          </table:table-cell>
          <table:table-cell office:value-type="float" office:value="8644" table:formula="of:=SUM([進站資料.B2];[出站資料.B2])" table:style-name="ce19">
            <text:p>8644</text:p>
          </table:table-cell>
          <table:table-cell office:value-type="float" office:value="18654" table:formula="of:=SUM([進站資料.C2];[出站資料.C2])" table:style-name="ce19">
            <text:p>18654</text:p>
          </table:table-cell>
          <table:table-cell office:value-type="float" office:value="47003" table:style-name="ce19">
            <text:p>47003</text:p>
          </table:table-cell>
          <table:table-cell office:value-type="float" office:value="12690" table:style-name="ce19">
            <text:p>12690</text:p>
          </table:table-cell>
          <table:table-cell office:value-type="float" office:value="7909" table:style-name="ce19">
            <text:p>7909</text:p>
          </table:table-cell>
          <table:table-cell office:value-type="float" office:value="8296" table:style-name="ce19">
            <text:p>8296</text:p>
          </table:table-cell>
          <table:table-cell office:value-type="float" office:value="3781" table:style-name="ce19">
            <text:p>3781</text:p>
          </table:table-cell>
          <table:table-cell office:value-type="float" office:value="2350" table:style-name="ce19">
            <text:p>2350</text:p>
          </table:table-cell>
          <table:table-cell office:value-type="float" office:value="7413" table:style-name="ce19">
            <text:p>7413</text:p>
          </table:table-cell>
          <table:table-cell office:value-type="float" office:value="2131" table:style-name="ce19">
            <text:p>2131</text:p>
          </table:table-cell>
          <table:table-cell office:value-type="float" office:value="3874" table:style-name="ce19">
            <text:p>3874</text:p>
          </table:table-cell>
          <table:table-cell office:value-type="float" office:value="19130" table:style-name="ce19">
            <text:p>19130</text:p>
          </table:table-cell>
          <table:table-cell office:value-type="float" office:value="5440" table:style-name="ce19">
            <text:p>5440</text:p>
          </table:table-cell>
          <table:table-cell office:value-type="float" office:value="12384" table:style-name="ce19">
            <text:p>12384</text:p>
          </table:table-cell>
          <table:table-cell office:value-type="float" office:value="4794" table:style-name="ce19">
            <text:p>4794</text:p>
          </table:table-cell>
          <table:table-cell office:value-type="float" office:value="5478" table:style-name="ce19">
            <text:p>5478</text:p>
          </table:table-cell>
          <table:table-cell office:value-type="float" office:value="3710" table:style-name="ce19">
            <text:p>3710</text:p>
          </table:table-cell>
          <table:table-cell office:value-type="float" office:value="6717" table:style-name="ce19">
            <text:p>6717</text:p>
          </table:table-cell>
          <table:table-cell office:value-type="float" office:value="4621" table:style-name="ce19">
            <text:p>4621</text:p>
          </table:table-cell>
          <table:table-cell office:value-type="float" office:value="5205" table:style-name="ce19">
            <text:p>5205</text:p>
          </table:table-cell>
          <table:table-cell office:value-type="float" office:value="5601" table:style-name="ce19">
            <text:p>5601</text:p>
          </table:table-cell>
          <table:table-cell office:value-type="float" office:value="2154" table:style-name="ce19">
            <text:p>2154</text:p>
          </table:table-cell>
          <table:table-cell office:value-type="float" office:value="18082" table:style-name="ce19">
            <text:p>18082</text:p>
          </table:table-cell>
          <table:table-cell office:value-type="float" office:value="2576" table:style-name="ce19">
            <text:p>2576</text:p>
          </table:table-cell>
          <table:table-cell office:value-type="float" office:value="25069" table:style-name="ce19">
            <text:p>25069</text:p>
          </table:table-cell>
          <table:table-cell office:value-type="float" office:value="8913" table:style-name="ce19">
            <text:p>8913</text:p>
          </table:table-cell>
          <table:table-cell office:value-type="float" office:value="12821" table:style-name="ce19">
            <text:p>12821</text:p>
          </table:table-cell>
          <table:table-cell office:value-type="float" office:value="13532" table:style-name="ce19">
            <text:p>13532</text:p>
          </table:table-cell>
          <table:table-cell office:value-type="float" office:value="13424" table:style-name="ce19">
            <text:p>13424</text:p>
          </table:table-cell>
          <table:table-cell office:value-type="float" office:value="7840" table:style-name="ce19">
            <text:p>7840</text:p>
          </table:table-cell>
          <table:table-cell office:value-type="float" office:value="27910" table:style-name="ce19">
            <text:p>27910</text:p>
          </table:table-cell>
          <table:table-cell office:value-type="float" office:value="17294" table:style-name="ce19">
            <text:p>17294</text:p>
          </table:table-cell>
          <table:table-cell office:value-type="float" office:value="20079" table:style-name="ce19">
            <text:p>20079</text:p>
          </table:table-cell>
          <table:table-cell office:value-type="float" office:value="38283" table:style-name="ce19">
            <text:p>38283</text:p>
          </table:table-cell>
          <table:table-cell office:value-type="float" office:value="4341" table:style-name="ce19">
            <text:p>4341</text:p>
          </table:table-cell>
          <table:table-cell office:value-type="float" office:value="29465" table:style-name="ce19">
            <text:p>29465</text:p>
          </table:table-cell>
          <table:table-cell office:value-type="float" office:value="19888" table:style-name="ce19">
            <text:p>19888</text:p>
          </table:table-cell>
          <table:table-cell office:value-type="float" office:value="19111" table:style-name="ce19">
            <text:p>19111</text:p>
          </table:table-cell>
          <table:table-cell office:value-type="float" office:value="17326" table:style-name="ce19">
            <text:p>17326</text:p>
          </table:table-cell>
          <table:table-cell office:value-type="float" office:value="14485" table:style-name="ce19">
            <text:p>14485</text:p>
          </table:table-cell>
          <table:table-cell office:value-type="float" office:value="170214" table:style-name="ce19">
            <text:p>170214</text:p>
          </table:table-cell>
          <table:table-cell office:value-type="float" office:value="36499" table:style-name="ce19">
            <text:p>36499</text:p>
          </table:table-cell>
          <table:table-cell office:value-type="float" office:value="16814" table:style-name="ce19">
            <text:p>16814</text:p>
          </table:table-cell>
          <table:table-cell office:value-type="float" office:value="19162" table:style-name="ce19">
            <text:p>19162</text:p>
          </table:table-cell>
          <table:table-cell office:value-type="float" office:value="38817" table:style-name="ce19">
            <text:p>38817</text:p>
          </table:table-cell>
          <table:table-cell office:value-type="float" office:value="47175" table:style-name="ce19">
            <text:p>47175</text:p>
          </table:table-cell>
          <table:table-cell office:value-type="float" office:value="29430" table:style-name="ce19">
            <text:p>29430</text:p>
          </table:table-cell>
          <table:table-cell office:value-type="float" office:value="18913" table:style-name="ce19">
            <text:p>18913</text:p>
          </table:table-cell>
          <table:table-cell office:value-type="float" office:value="7762" table:style-name="ce19">
            <text:p>7762</text:p>
          </table:table-cell>
          <table:table-cell office:value-type="float" office:value="21150" table:style-name="ce19">
            <text:p>21150</text:p>
          </table:table-cell>
          <table:table-cell office:value-type="float" office:value="5734" table:style-name="ce19">
            <text:p>5734</text:p>
          </table:table-cell>
          <table:table-cell office:value-type="float" office:value="6801" table:style-name="ce19">
            <text:p>6801</text:p>
          </table:table-cell>
          <table:table-cell office:value-type="float" office:value="14919" table:style-name="ce19">
            <text:p>14919</text:p>
          </table:table-cell>
          <table:table-cell office:value-type="float" office:value="12373" table:style-name="ce19">
            <text:p>12373</text:p>
          </table:table-cell>
          <table:table-cell office:value-type="float" office:value="2943" table:style-name="ce19">
            <text:p>2943</text:p>
          </table:table-cell>
          <table:table-cell office:value-type="float" office:value="1957" table:style-name="ce19">
            <text:p>1957</text:p>
          </table:table-cell>
          <table:table-cell office:value-type="float" office:value="8887" table:style-name="ce19">
            <text:p>8887</text:p>
          </table:table-cell>
          <table:table-cell office:value-type="float" office:value="8603" table:style-name="ce19">
            <text:p>8603</text:p>
          </table:table-cell>
          <table:table-cell office:value-type="float" office:value="6870" table:style-name="ce19">
            <text:p>6870</text:p>
          </table:table-cell>
          <table:table-cell office:value-type="float" office:value="76751" table:style-name="ce19">
            <text:p>76751</text:p>
          </table:table-cell>
          <table:table-cell office:value-type="float" office:value="6292" table:style-name="ce19">
            <text:p>6292</text:p>
          </table:table-cell>
          <table:table-cell office:value-type="float" office:value="10268" table:style-name="ce19">
            <text:p>10268</text:p>
          </table:table-cell>
          <table:table-cell office:value-type="float" office:value="5591" table:style-name="ce19">
            <text:p>5591</text:p>
          </table:table-cell>
          <table:table-cell office:value-type="float" office:value="15834" table:style-name="ce19">
            <text:p>15834</text:p>
          </table:table-cell>
          <table:table-cell office:value-type="float" office:value="12955" table:style-name="ce19">
            <text:p>12955</text:p>
          </table:table-cell>
          <table:table-cell office:value-type="float" office:value="26456" table:style-name="ce19">
            <text:p>26456</text:p>
          </table:table-cell>
          <table:table-cell office:value-type="float" office:value="42135" table:style-name="ce19">
            <text:p>42135</text:p>
          </table:table-cell>
          <table:table-cell office:value-type="float" office:value="29606" table:style-name="ce19">
            <text:p>29606</text:p>
          </table:table-cell>
          <table:table-cell office:value-type="float" office:value="18572" table:style-name="ce19">
            <text:p>18572</text:p>
          </table:table-cell>
          <table:table-cell office:value-type="float" office:value="34387" table:style-name="ce19">
            <text:p>34387</text:p>
          </table:table-cell>
          <table:table-cell office:value-type="float" office:value="91749" table:style-name="ce19">
            <text:p>91749</text:p>
          </table:table-cell>
          <table:table-cell office:value-type="float" office:value="12688" table:style-name="ce19">
            <text:p>12688</text:p>
          </table:table-cell>
          <table:table-cell office:value-type="float" office:value="28022" table:style-name="ce19">
            <text:p>28022</text:p>
          </table:table-cell>
          <table:table-cell office:value-type="float" office:value="32730" table:style-name="ce19">
            <text:p>32730</text:p>
          </table:table-cell>
          <table:table-cell office:value-type="float" office:value="18371" table:style-name="ce18">
            <text:p>18371</text:p>
          </table:table-cell>
          <table:table-cell office:value-type="float" office:value="57737" table:style-name="ce20">
            <text:p>57737</text:p>
          </table:table-cell>
          <table:table-cell office:value-type="float" office:value="13797" table:style-name="ce19">
            <text:p>13797</text:p>
          </table:table-cell>
          <table:table-cell office:value-type="float" office:value="14182" table:style-name="ce19">
            <text:p>14182</text:p>
          </table:table-cell>
          <table:table-cell office:value-type="float" office:value="8181" table:style-name="ce19">
            <text:p>8181</text:p>
          </table:table-cell>
          <table:table-cell office:value-type="float" office:value="13052" table:style-name="ce19">
            <text:p>13052</text:p>
          </table:table-cell>
          <table:table-cell office:value-type="float" office:value="13893" table:style-name="ce19">
            <text:p>13893</text:p>
          </table:table-cell>
          <table:table-cell office:value-type="float" office:value="34769" table:style-name="ce19">
            <text:p>34769</text:p>
          </table:table-cell>
          <table:table-cell office:value-type="float" office:value="12370" table:style-name="ce19">
            <text:p>12370</text:p>
          </table:table-cell>
          <table:table-cell office:value-type="float" office:value="10933" table:style-name="ce19">
            <text:p>10933</text:p>
          </table:table-cell>
          <table:table-cell office:value-type="float" office:value="6996" table:style-name="ce19">
            <text:p>6996</text:p>
          </table:table-cell>
          <table:table-cell office:value-type="float" office:value="16531" table:style-name="ce19">
            <text:p>16531</text:p>
          </table:table-cell>
          <table:table-cell office:value-type="float" office:value="17087" table:style-name="ce19">
            <text:p>17087</text:p>
          </table:table-cell>
          <table:table-cell office:value-type="float" office:value="14183" table:style-name="ce19">
            <text:p>14183</text:p>
          </table:table-cell>
          <table:table-cell office:value-type="float" office:value="23913" table:style-name="ce19">
            <text:p>23913</text:p>
          </table:table-cell>
          <table:table-cell office:value-type="float" office:value="6950" table:style-name="ce19">
            <text:p>6950</text:p>
          </table:table-cell>
          <table:table-cell office:value-type="float" office:value="8294" table:style-name="ce19">
            <text:p>8294</text:p>
          </table:table-cell>
          <table:table-cell office:value-type="float" office:value="4140" table:style-name="ce19">
            <text:p>4140</text:p>
          </table:table-cell>
          <table:table-cell office:value-type="float" office:value="2398" table:style-name="ce19">
            <text:p>2398</text:p>
          </table:table-cell>
          <table:table-cell office:value-type="float" office:value="3634" table:style-name="ce19">
            <text:p>3634</text:p>
          </table:table-cell>
          <table:table-cell office:value-type="float" office:value="7009" table:style-name="ce19">
            <text:p>7009</text:p>
          </table:table-cell>
          <table:table-cell office:value-type="float" office:value="8827" table:style-name="ce19">
            <text:p>8827</text:p>
          </table:table-cell>
          <table:table-cell office:value-type="float" office:value="10541" table:style-name="ce19">
            <text:p>10541</text:p>
          </table:table-cell>
          <table:table-cell office:value-type="float" office:value="12601" table:style-name="ce19">
            <text:p>12601</text:p>
          </table:table-cell>
          <table:table-cell office:value-type="float" office:value="20210" table:style-name="ce19">
            <text:p>20210</text:p>
          </table:table-cell>
          <table:table-cell office:value-type="float" office:value="24876" table:style-name="ce19">
            <text:p>24876</text:p>
          </table:table-cell>
          <table:table-cell office:value-type="float" office:value="9645" table:style-name="ce19">
            <text:p>9645</text:p>
          </table:table-cell>
          <table:table-cell office:value-type="float" office:value="9597" table:style-name="ce19">
            <text:p>9597</text:p>
          </table:table-cell>
          <table:table-cell office:value-type="float" office:value="9500" table:style-name="ce19">
            <text:p>9500</text:p>
          </table:table-cell>
          <table:table-cell office:value-type="float" office:value="9001" table:style-name="ce19">
            <text:p>9001</text:p>
          </table:table-cell>
          <table:table-cell office:value-type="float" office:value="9628" table:style-name="ce19">
            <text:p>9628</text:p>
          </table:table-cell>
          <table:table-cell office:value-type="float" office:value="7499" table:style-name="ce19">
            <text:p>7499</text:p>
          </table:table-cell>
          <table:table-cell office:value-type="float" office:value="7540" table:style-name="ce19">
            <text:p>7540</text:p>
          </table:table-cell>
          <table:table-cell office:value-type="float" office:value="39454" table:formula="of:=SUM([進站資料.D2];[出站資料.D2])" table:style-name="ce19">
            <text:p>39454</text:p>
          </table:table-cell>
          <table:table-cell office:value-type="float" office:value="94861" table:formula="of:=SUM([進站資料.E2];[出站資料.E2])" table:style-name="ce19">
            <text:p>94861</text:p>
          </table:table-cell>
          <table:table-cell office:value-type="float" office:value="25523" table:formula="of:=SUM([進站資料.F2];[出站資料.F2])" table:style-name="ce19">
            <text:p>25523</text:p>
          </table:table-cell>
          <table:table-cell office:value-type="float" office:value="15489" table:formula="of:=SUM([進站資料.G2];[出站資料.G2])" table:style-name="ce19">
            <text:p>15489</text:p>
          </table:table-cell>
          <table:table-cell office:value-type="float" office:value="15948" table:formula="of:=SUM([進站資料.H2];[出站資料.H2])" table:style-name="ce19">
            <text:p>15948</text:p>
          </table:table-cell>
          <table:table-cell office:value-type="float" office:value="7298" table:formula="of:=SUM([進站資料.I2];[出站資料.I2])" table:style-name="ce19">
            <text:p>7298</text:p>
          </table:table-cell>
          <table:table-cell office:value-type="float" office:value="4521" table:formula="of:=SUM([進站資料.J2];[出站資料.J2])" table:style-name="ce19">
            <text:p>4521</text:p>
          </table:table-cell>
          <table:table-cell office:value-type="float" office:value="15157" table:formula="of:=SUM([進站資料.K2];[出站資料.K2])" table:style-name="ce19">
            <text:p>15157</text:p>
          </table:table-cell>
          <table:table-cell office:value-type="float" office:value="3799" table:formula="of:=SUM([進站資料.L2];[出站資料.L2])" table:style-name="ce19">
            <text:p>3799</text:p>
          </table:table-cell>
          <table:table-cell office:value-type="float" office:value="7505" table:formula="of:=SUM([進站資料.M2];[出站資料.M2])" table:style-name="ce19">
            <text:p>7505</text:p>
          </table:table-cell>
          <table:table-cell office:value-type="float" office:value="39584" table:formula="of:=SUM([進站資料.N2];[出站資料.N2])" table:style-name="ce19">
            <text:p>39584</text:p>
          </table:table-cell>
          <table:table-cell office:value-type="float" office:value="10743" table:formula="of:=SUM([進站資料.O2];[出站資料.O2])" table:style-name="ce19">
            <text:p>10743</text:p>
          </table:table-cell>
          <table:table-cell office:value-type="float" office:value="24837" table:formula="of:=SUM([進站資料.P2];[出站資料.P2])" table:style-name="ce19">
            <text:p>24837</text:p>
          </table:table-cell>
          <table:table-cell office:value-type="float" office:value="9685" table:formula="of:=SUM([進站資料.Q2];[出站資料.Q2])" table:style-name="ce19">
            <text:p>9685</text:p>
          </table:table-cell>
          <table:table-cell office:value-type="float" office:value="11027" table:formula="of:=SUM([進站資料.R2];[出站資料.R2])" table:style-name="ce19">
            <text:p>11027</text:p>
          </table:table-cell>
          <table:table-cell office:value-type="float" office:value="7451" table:formula="of:=SUM([進站資料.S2];[出站資料.S2])" table:style-name="ce19">
            <text:p>7451</text:p>
          </table:table-cell>
          <table:table-cell office:value-type="float" office:value="13292" table:formula="of:=SUM([進站資料.T2];[出站資料.T2])" table:style-name="ce19">
            <text:p>13292</text:p>
          </table:table-cell>
          <table:table-cell office:value-type="float" office:value="9435" table:formula="of:=SUM([進站資料.U2];[出站資料.U2])" table:style-name="ce19">
            <text:p>9435</text:p>
          </table:table-cell>
          <table:table-cell office:value-type="float" office:value="10074" table:formula="of:=SUM([進站資料.V2];[出站資料.V2])" table:style-name="ce19">
            <text:p>10074</text:p>
          </table:table-cell>
          <table:table-cell office:value-type="float" office:value="11361" table:formula="of:=SUM([進站資料.W2];[出站資料.W2])" table:style-name="ce19">
            <text:p>11361</text:p>
          </table:table-cell>
          <table:table-cell office:value-type="float" office:value="4273" table:formula="of:=SUM([進站資料.X2];[出站資料.X2])" table:style-name="ce19">
            <text:p>4273</text:p>
          </table:table-cell>
          <table:table-cell office:value-type="float" office:value="34486" table:formula="of:=SUM([進站資料.Y2];[出站資料.Y2])" table:style-name="ce19">
            <text:p>34486</text:p>
          </table:table-cell>
          <table:table-cell office:value-type="float" office:value="5277" table:formula="of:=SUM([進站資料.Z2];[出站資料.Z2])" table:style-name="ce19">
            <text:p>5277</text:p>
          </table:table-cell>
          <table:table-cell office:value-type="float" office:value="48953" table:formula="of:=SUM([進站資料.AA2];[出站資料.AA2])" table:style-name="ce19">
            <text:p>48953</text:p>
          </table:table-cell>
          <table:table-cell office:value-type="float" office:value="18552" table:formula="of:=SUM([進站資料.AB2];[出站資料.AB2])" table:style-name="ce19">
            <text:p>18552</text:p>
          </table:table-cell>
          <table:table-cell office:value-type="float" office:value="25163" table:formula="of:=SUM([進站資料.AC2];[出站資料.AC2])" table:style-name="ce19">
            <text:p>25163</text:p>
          </table:table-cell>
          <table:table-cell office:value-type="float" office:value="27107" table:formula="of:=SUM([進站資料.AD2];[出站資料.AD2])" table:style-name="ce19">
            <text:p>27107</text:p>
          </table:table-cell>
          <table:table-cell office:value-type="float" office:value="27147" table:formula="of:=SUM([進站資料.AE2];[出站資料.AE2])" table:style-name="ce19">
            <text:p>27147</text:p>
          </table:table-cell>
          <table:table-cell office:value-type="float" office:value="15304" table:formula="of:=SUM([進站資料.AF2];[出站資料.AF2])" table:style-name="ce19">
            <text:p>15304</text:p>
          </table:table-cell>
          <table:table-cell office:value-type="float" office:value="55430" table:formula="of:=SUM([進站資料.AG2];[出站資料.AG2])" table:style-name="ce19">
            <text:p>55430</text:p>
          </table:table-cell>
          <table:table-cell office:value-type="float" office:value="34353" table:formula="of:=SUM([進站資料.AH2];[出站資料.AH2])" table:style-name="ce19">
            <text:p>34353</text:p>
          </table:table-cell>
          <table:table-cell office:value-type="float" office:value="39138" table:formula="of:=SUM([進站資料.AI2];[出站資料.AI2])" table:style-name="ce19">
            <text:p>39138</text:p>
          </table:table-cell>
          <table:table-cell office:value-type="float" office:value="79394" table:formula="of:=SUM([進站資料.AJ2];[出站資料.AJ2])" table:style-name="ce19">
            <text:p>79394</text:p>
          </table:table-cell>
          <table:table-cell office:value-type="float" office:value="8461" table:formula="of:=SUM([進站資料.AK2];[出站資料.AK2])" table:style-name="ce19">
            <text:p>8461</text:p>
          </table:table-cell>
          <table:table-cell office:value-type="float" office:value="59329" table:formula="of:=SUM([進站資料.AL2];[出站資料.AL2])" table:style-name="ce19">
            <text:p>59329</text:p>
          </table:table-cell>
          <table:table-cell office:value-type="float" office:value="40366" table:formula="of:=SUM([進站資料.AM2];[出站資料.AM2])" table:style-name="ce19">
            <text:p>40366</text:p>
          </table:table-cell>
          <table:table-cell office:value-type="float" office:value="37827" table:formula="of:=SUM([進站資料.AN2];[出站資料.AN2])" table:style-name="ce19">
            <text:p>37827</text:p>
          </table:table-cell>
          <table:table-cell office:value-type="float" office:value="35063" table:formula="of:=SUM([進站資料.AO2];[出站資料.AO2])" table:style-name="ce19">
            <text:p>35063</text:p>
          </table:table-cell>
          <table:table-cell office:value-type="float" office:value="26473" table:formula="of:=SUM([進站資料.AP2];[出站資料.AP2])" table:style-name="ce19">
            <text:p>26473</text:p>
          </table:table-cell>
          <table:table-cell office:value-type="float" office:value="352670" table:formula="of:=SUM([進站資料.AQ2];[出站資料.AQ2])" table:style-name="ce19">
            <text:p>352670</text:p>
          </table:table-cell>
          <table:table-cell office:value-type="float" office:value="73677" table:formula="of:=SUM([進站資料.AR2];[出站資料.AR2])" table:style-name="ce19">
            <text:p>73677</text:p>
          </table:table-cell>
          <table:table-cell office:value-type="float" office:value="34032" table:formula="of:=SUM([進站資料.AS2];[出站資料.AS2])" table:style-name="ce19">
            <text:p>34032</text:p>
          </table:table-cell>
          <table:table-cell office:value-type="float" office:value="36743" table:formula="of:=SUM([進站資料.AT2];[出站資料.AT2])" table:style-name="ce19">
            <text:p>36743</text:p>
          </table:table-cell>
          <table:table-cell office:value-type="float" office:value="79344" table:formula="of:=SUM([進站資料.AU2];[出站資料.AU2])" table:style-name="ce19">
            <text:p>79344</text:p>
          </table:table-cell>
          <table:table-cell office:value-type="float" office:value="94012" table:formula="of:=SUM([進站資料.AV2];[出站資料.AV2])" table:style-name="ce19">
            <text:p>94012</text:p>
          </table:table-cell>
          <table:table-cell office:value-type="float" office:value="59409" table:formula="of:=SUM([進站資料.AW2];[出站資料.AW2])" table:style-name="ce19">
            <text:p>59409</text:p>
          </table:table-cell>
          <table:table-cell office:value-type="float" office:value="38526" table:formula="of:=SUM([進站資料.AX2];[出站資料.AX2])" table:style-name="ce19">
            <text:p>38526</text:p>
          </table:table-cell>
          <table:table-cell office:value-type="float" office:value="15583" table:formula="of:=SUM([進站資料.AY2];[出站資料.AY2])" table:style-name="ce19">
            <text:p>15583</text:p>
          </table:table-cell>
          <table:table-cell office:value-type="float" office:value="43561" table:formula="of:=SUM([進站資料.AZ2];[出站資料.AZ2])" table:style-name="ce19">
            <text:p>43561</text:p>
          </table:table-cell>
          <table:table-cell office:value-type="float" office:value="11331" table:formula="of:=SUM([進站資料.BA2];[出站資料.BA2])" table:style-name="ce19">
            <text:p>11331</text:p>
          </table:table-cell>
          <table:table-cell office:value-type="float" office:value="12738" table:formula="of:=SUM([進站資料.BB2];[出站資料.BB2])" table:style-name="ce19">
            <text:p>12738</text:p>
          </table:table-cell>
          <table:table-cell office:value-type="float" office:value="30652" table:formula="of:=SUM([進站資料.BC2];[出站資料.BC2])" table:style-name="ce19">
            <text:p>30652</text:p>
          </table:table-cell>
          <table:table-cell office:value-type="float" office:value="24567" table:formula="of:=SUM([進站資料.BD2];[出站資料.BD2])" table:style-name="ce19">
            <text:p>24567</text:p>
          </table:table-cell>
          <table:table-cell office:value-type="float" office:value="5915" table:formula="of:=SUM([進站資料.BE2];[出站資料.BE2])" table:style-name="ce19">
            <text:p>5915</text:p>
          </table:table-cell>
          <table:table-cell office:value-type="float" office:value="4024" table:formula="of:=SUM([進站資料.BF2];[出站資料.BF2])" table:style-name="ce19">
            <text:p>4024</text:p>
          </table:table-cell>
          <table:table-cell office:value-type="float" office:value="18405" table:formula="of:=SUM([進站資料.BG2];[出站資料.BG2])" table:style-name="ce19">
            <text:p>18405</text:p>
          </table:table-cell>
          <table:table-cell office:value-type="float" office:value="17042" table:formula="of:=SUM([進站資料.BH2];[出站資料.BH2])" table:style-name="ce19">
            <text:p>17042</text:p>
          </table:table-cell>
          <table:table-cell office:value-type="float" office:value="13343" table:formula="of:=SUM([進站資料.BI2];[出站資料.BI2])" table:style-name="ce19">
            <text:p>13343</text:p>
          </table:table-cell>
          <table:table-cell office:value-type="float" office:value="150289" table:formula="of:=SUM([進站資料.BJ2];[出站資料.BJ2])" table:style-name="ce19">
            <text:p>150289</text:p>
          </table:table-cell>
          <table:table-cell office:value-type="float" office:value="12618" table:formula="of:=SUM([進站資料.BK2];[出站資料.BK2])" table:style-name="ce19">
            <text:p>12618</text:p>
          </table:table-cell>
          <table:table-cell office:value-type="float" office:value="21712" table:formula="of:=SUM([進站資料.BL2];[出站資料.BL2])" table:style-name="ce19">
            <text:p>21712</text:p>
          </table:table-cell>
          <table:table-cell office:value-type="float" office:value="11287" table:formula="of:=SUM([進站資料.BM2];[出站資料.BM2])" table:style-name="ce19">
            <text:p>11287</text:p>
          </table:table-cell>
          <table:table-cell office:value-type="float" office:value="32668" table:formula="of:=SUM([進站資料.BN2];[出站資料.BN2])" table:style-name="ce19">
            <text:p>32668</text:p>
          </table:table-cell>
          <table:table-cell office:value-type="float" office:value="25211" table:formula="of:=SUM([進站資料.BO2];[出站資料.BO2])" table:style-name="ce19">
            <text:p>25211</text:p>
          </table:table-cell>
          <table:table-cell office:value-type="float" office:value="52015" table:formula="of:=SUM([進站資料.BP2];[出站資料.BP2])" table:style-name="ce19">
            <text:p>52015</text:p>
          </table:table-cell>
          <table:table-cell office:value-type="float" office:value="87744" table:formula="of:=SUM([進站資料.BQ2];[出站資料.BQ2])" table:style-name="ce19">
            <text:p>87744</text:p>
          </table:table-cell>
          <table:table-cell office:value-type="float" office:value="57387" table:formula="of:=SUM([進站資料.BR2];[出站資料.BR2])" table:style-name="ce19">
            <text:p>57387</text:p>
          </table:table-cell>
          <table:table-cell office:value-type="float" office:value="37317" table:formula="of:=SUM([進站資料.BS2];[出站資料.BS2])" table:style-name="ce19">
            <text:p>37317</text:p>
          </table:table-cell>
          <table:table-cell office:value-type="float" office:value="67627" table:formula="of:=SUM([進站資料.BT2];[出站資料.BT2])" table:style-name="ce19">
            <text:p>67627</text:p>
          </table:table-cell>
          <table:table-cell office:value-type="float" office:value="182011" table:formula="of:=SUM([進站資料.BU2];[出站資料.BU2])" table:style-name="ce19">
            <text:p>182011</text:p>
          </table:table-cell>
          <table:table-cell office:value-type="float" office:value="24453" table:formula="of:=SUM([進站資料.BV2];[出站資料.BV2])" table:style-name="ce19">
            <text:p>24453</text:p>
          </table:table-cell>
          <table:table-cell office:value-type="float" office:value="55343" table:formula="of:=SUM([進站資料.BW2];[出站資料.BW2])" table:style-name="ce19">
            <text:p>55343</text:p>
          </table:table-cell>
          <table:table-cell office:value-type="float" office:value="65839" table:formula="of:=SUM([進站資料.BX2];[出站資料.BX2])" table:style-name="ce19">
            <text:p>65839</text:p>
          </table:table-cell>
          <table:table-cell office:value-type="float" office:value="38757" table:formula="of:=SUM([進站資料.BY2];[出站資料.BY2])" table:style-name="ce19">
            <text:p>38757</text:p>
          </table:table-cell>
          <table:table-cell office:value-type="float" office:value="110343" table:formula="of:=SUM([進站資料.BZ2];[出站資料.BZ2])" table:style-name="ce19">
            <text:p>110343</text:p>
          </table:table-cell>
          <table:table-cell office:value-type="float" office:value="26027" table:formula="of:=SUM([進站資料.CA2];[出站資料.CA2])" table:style-name="ce19">
            <text:p>26027</text:p>
          </table:table-cell>
          <table:table-cell office:value-type="float" office:value="28252" table:formula="of:=SUM([進站資料.CB2];[出站資料.CB2])" table:style-name="ce19">
            <text:p>28252</text:p>
          </table:table-cell>
          <table:table-cell office:value-type="float" office:value="16470" table:formula="of:=SUM([進站資料.CC2];[出站資料.CC2])" table:style-name="ce19">
            <text:p>16470</text:p>
          </table:table-cell>
          <table:table-cell office:value-type="float" office:value="26278" table:formula="of:=SUM([進站資料.CD2];[出站資料.CD2])" table:style-name="ce19">
            <text:p>26278</text:p>
          </table:table-cell>
          <table:table-cell office:value-type="float" office:value="26524" table:formula="of:=SUM([進站資料.CE2];[出站資料.CE2])" table:style-name="ce19">
            <text:p>26524</text:p>
          </table:table-cell>
          <table:table-cell office:value-type="float" office:value="68522" table:formula="of:=SUM([進站資料.CF2];[出站資料.CF2])" table:style-name="ce19">
            <text:p>68522</text:p>
          </table:table-cell>
          <table:table-cell office:value-type="float" office:value="24224" table:formula="of:=SUM([進站資料.CG2];[出站資料.CG2])" table:style-name="ce19">
            <text:p>24224</text:p>
          </table:table-cell>
          <table:table-cell office:value-type="float" office:value="21788" table:formula="of:=SUM([進站資料.CH2];[出站資料.CH2])" table:style-name="ce19">
            <text:p>21788</text:p>
          </table:table-cell>
          <table:table-cell office:value-type="float" office:value="14021" table:formula="of:=SUM([進站資料.CI2];[出站資料.CI2])" table:style-name="ce19">
            <text:p>14021</text:p>
          </table:table-cell>
          <table:table-cell office:value-type="float" office:value="33725" table:formula="of:=SUM([進站資料.CJ2];[出站資料.CJ2])" table:style-name="ce19">
            <text:p>33725</text:p>
          </table:table-cell>
          <table:table-cell office:value-type="float" office:value="35090" table:formula="of:=SUM([進站資料.CK2];[出站資料.CK2])" table:style-name="ce19">
            <text:p>35090</text:p>
          </table:table-cell>
          <table:table-cell office:value-type="float" office:value="28413" table:formula="of:=SUM([進站資料.CL2];[出站資料.CL2])" table:style-name="ce19">
            <text:p>28413</text:p>
          </table:table-cell>
          <table:table-cell office:value-type="float" office:value="45317" table:formula="of:=SUM([進站資料.CM2];[出站資料.CM2])" table:style-name="ce19">
            <text:p>45317</text:p>
          </table:table-cell>
          <table:table-cell office:value-type="float" office:value="14642" table:formula="of:=SUM([進站資料.CN2];[出站資料.CN2])" table:style-name="ce19">
            <text:p>14642</text:p>
          </table:table-cell>
          <table:table-cell office:value-type="float" office:value="17562" table:formula="of:=SUM([進站資料.CO2];[出站資料.CO2])" table:style-name="ce19">
            <text:p>17562</text:p>
          </table:table-cell>
          <table:table-cell office:value-type="float" office:value="7873" table:formula="of:=SUM([進站資料.CP2];[出站資料.CP2])" table:style-name="ce19">
            <text:p>7873</text:p>
          </table:table-cell>
          <table:table-cell office:value-type="float" office:value="4699" table:formula="of:=SUM([進站資料.CQ2];[出站資料.CQ2])" table:style-name="ce19">
            <text:p>4699</text:p>
          </table:table-cell>
          <table:table-cell office:value-type="float" office:value="7443" table:formula="of:=SUM([進站資料.CR2];[出站資料.CR2])" table:style-name="ce19">
            <text:p>7443</text:p>
          </table:table-cell>
          <table:table-cell office:value-type="float" office:value="13760" table:formula="of:=SUM([進站資料.CS2];[出站資料.CS2])" table:style-name="ce19">
            <text:p>13760</text:p>
          </table:table-cell>
          <table:table-cell office:value-type="float" office:value="17737" table:formula="of:=SUM([進站資料.CT2];[出站資料.CT2])" table:style-name="ce19">
            <text:p>17737</text:p>
          </table:table-cell>
          <table:table-cell office:value-type="float" office:value="19241" table:formula="of:=SUM([進站資料.CU2];[出站資料.CU2])" table:style-name="ce19">
            <text:p>19241</text:p>
          </table:table-cell>
          <table:table-cell office:value-type="float" office:value="24694" table:formula="of:=SUM([進站資料.CV2];[出站資料.CV2])" table:style-name="ce19">
            <text:p>24694</text:p>
          </table:table-cell>
          <table:table-cell office:value-type="float" office:value="41120" table:formula="of:=SUM([進站資料.CW2];[出站資料.CW2])" table:style-name="ce19">
            <text:p>41120</text:p>
          </table:table-cell>
          <table:table-cell office:value-type="float" office:value="49582" table:formula="of:=SUM([進站資料.CX2];[出站資料.CX2])" table:style-name="ce19">
            <text:p>49582</text:p>
          </table:table-cell>
          <table:table-cell office:value-type="float" office:value="19252" table:formula="of:=SUM([進站資料.CY2];[出站資料.CY2])" table:style-name="ce19">
            <text:p>19252</text:p>
          </table:table-cell>
          <table:table-cell office:value-type="float" office:value="19428" table:formula="of:=SUM([進站資料.CZ2];[出站資料.CZ2])" table:style-name="ce19">
            <text:p>19428</text:p>
          </table:table-cell>
          <table:table-cell office:value-type="float" office:value="19407" table:formula="of:=SUM([進站資料.DA2];[出站資料.DA2])" table:style-name="ce19">
            <text:p>19407</text:p>
          </table:table-cell>
          <table:table-cell office:value-type="float" office:value="18008" table:formula="of:=SUM([進站資料.DB2];[出站資料.DB2])" table:style-name="ce19">
            <text:p>18008</text:p>
          </table:table-cell>
          <table:table-cell office:value-type="float" office:value="19303" table:formula="of:=SUM([進站資料.DC2];[出站資料.DC2])" table:style-name="ce19">
            <text:p>19303</text:p>
          </table:table-cell>
          <table:table-cell office:value-type="float" office:value="15395" table:formula="of:=SUM([進站資料.DD2];[出站資料.DD2])" table:style-name="ce19">
            <text:p>15395</text:p>
          </table:table-cell>
          <table:table-cell office:value-type="float" office:value="14858" table:formula="of:=SUM([進站資料.DE2];[出站資料.DE2])" table:style-name="ce19">
            <text:p>14858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" table:style-name="ce19">
            <text:p>2</text:p>
          </table:table-cell>
          <table:table-cell office:value-type="float" office:value="10227" table:formula="of:=SUM([進站資料.B3];[出站資料.B3])" table:style-name="ce19">
            <text:p>10227</text:p>
          </table:table-cell>
          <table:table-cell office:value-type="float" office:value="17982" table:formula="of:=SUM([進站資料.C3];[出站資料.C3])" table:style-name="ce19">
            <text:p>17982</text:p>
          </table:table-cell>
          <table:table-cell office:value-type="float" office:value="43602" table:style-name="ce19">
            <text:p>43602</text:p>
          </table:table-cell>
          <table:table-cell office:value-type="float" office:value="11873" table:style-name="ce19">
            <text:p>11873</text:p>
          </table:table-cell>
          <table:table-cell office:value-type="float" office:value="7851" table:style-name="ce19">
            <text:p>7851</text:p>
          </table:table-cell>
          <table:table-cell office:value-type="float" office:value="7510" table:style-name="ce19">
            <text:p>7510</text:p>
          </table:table-cell>
          <table:table-cell office:value-type="float" office:value="3298" table:style-name="ce19">
            <text:p>3298</text:p>
          </table:table-cell>
          <table:table-cell office:value-type="float" office:value="1919" table:style-name="ce19">
            <text:p>1919</text:p>
          </table:table-cell>
          <table:table-cell office:value-type="float" office:value="8066" table:style-name="ce19">
            <text:p>8066</text:p>
          </table:table-cell>
          <table:table-cell office:value-type="float" office:value="1695" table:style-name="ce19">
            <text:p>1695</text:p>
          </table:table-cell>
          <table:table-cell office:value-type="float" office:value="3238" table:style-name="ce19">
            <text:p>3238</text:p>
          </table:table-cell>
          <table:table-cell office:value-type="float" office:value="12541" table:style-name="ce19">
            <text:p>12541</text:p>
          </table:table-cell>
          <table:table-cell office:value-type="float" office:value="5168" table:style-name="ce19">
            <text:p>5168</text:p>
          </table:table-cell>
          <table:table-cell office:value-type="float" office:value="10603" table:style-name="ce19">
            <text:p>10603</text:p>
          </table:table-cell>
          <table:table-cell office:value-type="float" office:value="4678" table:style-name="ce19">
            <text:p>4678</text:p>
          </table:table-cell>
          <table:table-cell office:value-type="float" office:value="5564" table:style-name="ce19">
            <text:p>5564</text:p>
          </table:table-cell>
          <table:table-cell office:value-type="float" office:value="3440" table:style-name="ce19">
            <text:p>3440</text:p>
          </table:table-cell>
          <table:table-cell office:value-type="float" office:value="6519" table:style-name="ce19">
            <text:p>6519</text:p>
          </table:table-cell>
          <table:table-cell office:value-type="float" office:value="3949" table:style-name="ce19">
            <text:p>3949</text:p>
          </table:table-cell>
          <table:table-cell office:value-type="float" office:value="4830" table:style-name="ce19">
            <text:p>4830</text:p>
          </table:table-cell>
          <table:table-cell office:value-type="float" office:value="5404" table:style-name="ce19">
            <text:p>5404</text:p>
          </table:table-cell>
          <table:table-cell office:value-type="float" office:value="2130" table:style-name="ce19">
            <text:p>2130</text:p>
          </table:table-cell>
          <table:table-cell office:value-type="float" office:value="16037" table:style-name="ce19">
            <text:p>16037</text:p>
          </table:table-cell>
          <table:table-cell office:value-type="float" office:value="1831" table:style-name="ce19">
            <text:p>1831</text:p>
          </table:table-cell>
          <table:table-cell office:value-type="float" office:value="17015" table:style-name="ce19">
            <text:p>17015</text:p>
          </table:table-cell>
          <table:table-cell office:value-type="float" office:value="8089" table:style-name="ce19">
            <text:p>8089</text:p>
          </table:table-cell>
          <table:table-cell office:value-type="float" office:value="11701" table:style-name="ce19">
            <text:p>11701</text:p>
          </table:table-cell>
          <table:table-cell office:value-type="float" office:value="13817" table:style-name="ce19">
            <text:p>13817</text:p>
          </table:table-cell>
          <table:table-cell office:value-type="float" office:value="11624" table:style-name="ce19">
            <text:p>11624</text:p>
          </table:table-cell>
          <table:table-cell office:value-type="float" office:value="7114" table:style-name="ce19">
            <text:p>7114</text:p>
          </table:table-cell>
          <table:table-cell office:value-type="float" office:value="23012" table:style-name="ce19">
            <text:p>23012</text:p>
          </table:table-cell>
          <table:table-cell office:value-type="float" office:value="13874" table:style-name="ce19">
            <text:p>13874</text:p>
          </table:table-cell>
          <table:table-cell office:value-type="float" office:value="19183" table:style-name="ce19">
            <text:p>19183</text:p>
          </table:table-cell>
          <table:table-cell office:value-type="float" office:value="18932" table:style-name="ce19">
            <text:p>18932</text:p>
          </table:table-cell>
          <table:table-cell office:value-type="float" office:value="3671" table:style-name="ce19">
            <text:p>3671</text:p>
          </table:table-cell>
          <table:table-cell office:value-type="float" office:value="26915" table:style-name="ce19">
            <text:p>26915</text:p>
          </table:table-cell>
          <table:table-cell office:value-type="float" office:value="18826" table:style-name="ce19">
            <text:p>18826</text:p>
          </table:table-cell>
          <table:table-cell office:value-type="float" office:value="17780" table:style-name="ce19">
            <text:p>17780</text:p>
          </table:table-cell>
          <table:table-cell office:value-type="float" office:value="16028" table:style-name="ce19">
            <text:p>16028</text:p>
          </table:table-cell>
          <table:table-cell office:value-type="float" office:value="10065" table:style-name="ce19">
            <text:p>10065</text:p>
          </table:table-cell>
          <table:table-cell office:value-type="float" office:value="168385" table:style-name="ce19">
            <text:p>168385</text:p>
          </table:table-cell>
          <table:table-cell office:value-type="float" office:value="33092" table:style-name="ce19">
            <text:p>33092</text:p>
          </table:table-cell>
          <table:table-cell office:value-type="float" office:value="14875" table:style-name="ce19">
            <text:p>14875</text:p>
          </table:table-cell>
          <table:table-cell office:value-type="float" office:value="16490" table:style-name="ce19">
            <text:p>16490</text:p>
          </table:table-cell>
          <table:table-cell office:value-type="float" office:value="26073" table:style-name="ce19">
            <text:p>26073</text:p>
          </table:table-cell>
          <table:table-cell office:value-type="float" office:value="33539" table:style-name="ce19">
            <text:p>33539</text:p>
          </table:table-cell>
          <table:table-cell office:value-type="float" office:value="23425" table:style-name="ce19">
            <text:p>23425</text:p>
          </table:table-cell>
          <table:table-cell office:value-type="float" office:value="16929" table:style-name="ce19">
            <text:p>16929</text:p>
          </table:table-cell>
          <table:table-cell office:value-type="float" office:value="8458" table:style-name="ce19">
            <text:p>8458</text:p>
          </table:table-cell>
          <table:table-cell office:value-type="float" office:value="20831" table:style-name="ce19">
            <text:p>20831</text:p>
          </table:table-cell>
          <table:table-cell office:value-type="float" office:value="5192" table:style-name="ce19">
            <text:p>5192</text:p>
          </table:table-cell>
          <table:table-cell office:value-type="float" office:value="5995" table:style-name="ce19">
            <text:p>5995</text:p>
          </table:table-cell>
          <table:table-cell office:value-type="float" office:value="13079" table:style-name="ce19">
            <text:p>13079</text:p>
          </table:table-cell>
          <table:table-cell office:value-type="float" office:value="8525" table:style-name="ce19">
            <text:p>8525</text:p>
          </table:table-cell>
          <table:table-cell office:value-type="float" office:value="2597" table:style-name="ce19">
            <text:p>2597</text:p>
          </table:table-cell>
          <table:table-cell office:value-type="float" office:value="2222" table:style-name="ce19">
            <text:p>2222</text:p>
          </table:table-cell>
          <table:table-cell office:value-type="float" office:value="8103" table:style-name="ce19">
            <text:p>8103</text:p>
          </table:table-cell>
          <table:table-cell office:value-type="float" office:value="7367" table:style-name="ce19">
            <text:p>7367</text:p>
          </table:table-cell>
          <table:table-cell office:value-type="float" office:value="4904" table:style-name="ce19">
            <text:p>4904</text:p>
          </table:table-cell>
          <table:table-cell office:value-type="float" office:value="49936" table:style-name="ce19">
            <text:p>49936</text:p>
          </table:table-cell>
          <table:table-cell office:value-type="float" office:value="5503" table:style-name="ce19">
            <text:p>5503</text:p>
          </table:table-cell>
          <table:table-cell office:value-type="float" office:value="8598" table:style-name="ce19">
            <text:p>8598</text:p>
          </table:table-cell>
          <table:table-cell office:value-type="float" office:value="5338" table:style-name="ce19">
            <text:p>5338</text:p>
          </table:table-cell>
          <table:table-cell office:value-type="float" office:value="15289" table:style-name="ce19">
            <text:p>15289</text:p>
          </table:table-cell>
          <table:table-cell office:value-type="float" office:value="13852" table:style-name="ce19">
            <text:p>13852</text:p>
          </table:table-cell>
          <table:table-cell office:value-type="float" office:value="22592" table:style-name="ce19">
            <text:p>22592</text:p>
          </table:table-cell>
          <table:table-cell office:value-type="float" office:value="37391" table:style-name="ce19">
            <text:p>37391</text:p>
          </table:table-cell>
          <table:table-cell office:value-type="float" office:value="28385" table:style-name="ce19">
            <text:p>28385</text:p>
          </table:table-cell>
          <table:table-cell office:value-type="float" office:value="17702" table:style-name="ce19">
            <text:p>17702</text:p>
          </table:table-cell>
          <table:table-cell office:value-type="float" office:value="28198" table:style-name="ce19">
            <text:p>28198</text:p>
          </table:table-cell>
          <table:table-cell office:value-type="float" office:value="71197" table:style-name="ce19">
            <text:p>71197</text:p>
          </table:table-cell>
          <table:table-cell office:value-type="float" office:value="9875" table:style-name="ce19">
            <text:p>9875</text:p>
          </table:table-cell>
          <table:table-cell office:value-type="float" office:value="24756" table:style-name="ce19">
            <text:p>24756</text:p>
          </table:table-cell>
          <table:table-cell office:value-type="float" office:value="29807" table:style-name="ce19">
            <text:p>29807</text:p>
          </table:table-cell>
          <table:table-cell office:value-type="float" office:value="16127" table:style-name="ce18">
            <text:p>16127</text:p>
          </table:table-cell>
          <table:table-cell office:value-type="float" office:value="48508" table:style-name="ce20">
            <text:p>48508</text:p>
          </table:table-cell>
          <table:table-cell office:value-type="float" office:value="12442" table:style-name="ce19">
            <text:p>12442</text:p>
          </table:table-cell>
          <table:table-cell office:value-type="float" office:value="12476" table:style-name="ce19">
            <text:p>12476</text:p>
          </table:table-cell>
          <table:table-cell office:value-type="float" office:value="7652" table:style-name="ce19">
            <text:p>7652</text:p>
          </table:table-cell>
          <table:table-cell office:value-type="float" office:value="13050" table:style-name="ce19">
            <text:p>13050</text:p>
          </table:table-cell>
          <table:table-cell office:value-type="float" office:value="9868" table:style-name="ce19">
            <text:p>9868</text:p>
          </table:table-cell>
          <table:table-cell office:value-type="float" office:value="24403" table:style-name="ce19">
            <text:p>24403</text:p>
          </table:table-cell>
          <table:table-cell office:value-type="float" office:value="10800" table:style-name="ce19">
            <text:p>10800</text:p>
          </table:table-cell>
          <table:table-cell office:value-type="float" office:value="7746" table:style-name="ce19">
            <text:p>7746</text:p>
          </table:table-cell>
          <table:table-cell office:value-type="float" office:value="6296" table:style-name="ce19">
            <text:p>6296</text:p>
          </table:table-cell>
          <table:table-cell office:value-type="float" office:value="16562" table:style-name="ce19">
            <text:p>16562</text:p>
          </table:table-cell>
          <table:table-cell office:value-type="float" office:value="10606" table:style-name="ce19">
            <text:p>10606</text:p>
          </table:table-cell>
          <table:table-cell office:value-type="float" office:value="13106" table:style-name="ce19">
            <text:p>13106</text:p>
          </table:table-cell>
          <table:table-cell office:value-type="float" office:value="17743" table:style-name="ce19">
            <text:p>17743</text:p>
          </table:table-cell>
          <table:table-cell office:value-type="float" office:value="5686" table:style-name="ce19">
            <text:p>5686</text:p>
          </table:table-cell>
          <table:table-cell office:value-type="float" office:value="7201" table:style-name="ce19">
            <text:p>7201</text:p>
          </table:table-cell>
          <table:table-cell office:value-type="float" office:value="3727" table:style-name="ce19">
            <text:p>3727</text:p>
          </table:table-cell>
          <table:table-cell office:value-type="float" office:value="2001" table:style-name="ce19">
            <text:p>2001</text:p>
          </table:table-cell>
          <table:table-cell office:value-type="float" office:value="3122" table:style-name="ce19">
            <text:p>3122</text:p>
          </table:table-cell>
          <table:table-cell office:value-type="float" office:value="5977" table:style-name="ce19">
            <text:p>5977</text:p>
          </table:table-cell>
          <table:table-cell office:value-type="float" office:value="7576" table:style-name="ce19">
            <text:p>7576</text:p>
          </table:table-cell>
          <table:table-cell office:value-type="float" office:value="10949" table:style-name="ce19">
            <text:p>10949</text:p>
          </table:table-cell>
          <table:table-cell office:value-type="float" office:value="11406" table:style-name="ce19">
            <text:p>11406</text:p>
          </table:table-cell>
          <table:table-cell office:value-type="float" office:value="18112" table:style-name="ce19">
            <text:p>18112</text:p>
          </table:table-cell>
          <table:table-cell office:value-type="float" office:value="20114" table:style-name="ce19">
            <text:p>20114</text:p>
          </table:table-cell>
          <table:table-cell office:value-type="float" office:value="8665" table:style-name="ce19">
            <text:p>8665</text:p>
          </table:table-cell>
          <table:table-cell office:value-type="float" office:value="8988" table:style-name="ce19">
            <text:p>8988</text:p>
          </table:table-cell>
          <table:table-cell office:value-type="float" office:value="8543" table:style-name="ce19">
            <text:p>8543</text:p>
          </table:table-cell>
          <table:table-cell office:value-type="float" office:value="8286" table:style-name="ce19">
            <text:p>8286</text:p>
          </table:table-cell>
          <table:table-cell office:value-type="float" office:value="9121" table:style-name="ce19">
            <text:p>9121</text:p>
          </table:table-cell>
          <table:table-cell office:value-type="float" office:value="6383" table:style-name="ce19">
            <text:p>6383</text:p>
          </table:table-cell>
          <table:table-cell office:value-type="float" office:value="6443" table:style-name="ce19">
            <text:p>6443</text:p>
          </table:table-cell>
          <table:table-cell office:value-type="float" office:value="38845" table:formula="of:=SUM([進站資料.D3];[出站資料.D3])" table:style-name="ce19">
            <text:p>38845</text:p>
          </table:table-cell>
          <table:table-cell office:value-type="float" office:value="87323" table:formula="of:=SUM([進站資料.E3];[出站資料.E3])" table:style-name="ce19">
            <text:p>87323</text:p>
          </table:table-cell>
          <table:table-cell office:value-type="float" office:value="24477" table:formula="of:=SUM([進站資料.F3];[出站資料.F3])" table:style-name="ce19">
            <text:p>24477</text:p>
          </table:table-cell>
          <table:table-cell office:value-type="float" office:value="15766" table:formula="of:=SUM([進站資料.G3];[出站資料.G3])" table:style-name="ce19">
            <text:p>15766</text:p>
          </table:table-cell>
          <table:table-cell office:value-type="float" office:value="14803" table:formula="of:=SUM([進站資料.H3];[出站資料.H3])" table:style-name="ce19">
            <text:p>14803</text:p>
          </table:table-cell>
          <table:table-cell office:value-type="float" office:value="6608" table:formula="of:=SUM([進站資料.I3];[出站資料.I3])" table:style-name="ce19">
            <text:p>6608</text:p>
          </table:table-cell>
          <table:table-cell office:value-type="float" office:value="3855" table:formula="of:=SUM([進站資料.J3];[出站資料.J3])" table:style-name="ce19">
            <text:p>3855</text:p>
          </table:table-cell>
          <table:table-cell office:value-type="float" office:value="16886" table:formula="of:=SUM([進站資料.K3];[出站資料.K3])" table:style-name="ce19">
            <text:p>16886</text:p>
          </table:table-cell>
          <table:table-cell office:value-type="float" office:value="3085" table:formula="of:=SUM([進站資料.L3];[出站資料.L3])" table:style-name="ce19">
            <text:p>3085</text:p>
          </table:table-cell>
          <table:table-cell office:value-type="float" office:value="6306" table:formula="of:=SUM([進站資料.M3];[出站資料.M3])" table:style-name="ce19">
            <text:p>6306</text:p>
          </table:table-cell>
          <table:table-cell office:value-type="float" office:value="26434" table:formula="of:=SUM([進站資料.N3];[出站資料.N3])" table:style-name="ce19">
            <text:p>26434</text:p>
          </table:table-cell>
          <table:table-cell office:value-type="float" office:value="11255" table:formula="of:=SUM([進站資料.O3];[出站資料.O3])" table:style-name="ce19">
            <text:p>11255</text:p>
          </table:table-cell>
          <table:table-cell office:value-type="float" office:value="21540" table:formula="of:=SUM([進站資料.P3];[出站資料.P3])" table:style-name="ce19">
            <text:p>21540</text:p>
          </table:table-cell>
          <table:table-cell office:value-type="float" office:value="10096" table:formula="of:=SUM([進站資料.Q3];[出站資料.Q3])" table:style-name="ce19">
            <text:p>10096</text:p>
          </table:table-cell>
          <table:table-cell office:value-type="float" office:value="11398" table:formula="of:=SUM([進站資料.R3];[出站資料.R3])" table:style-name="ce19">
            <text:p>11398</text:p>
          </table:table-cell>
          <table:table-cell office:value-type="float" office:value="7339" table:formula="of:=SUM([進站資料.S3];[出站資料.S3])" table:style-name="ce19">
            <text:p>7339</text:p>
          </table:table-cell>
          <table:table-cell office:value-type="float" office:value="12987" table:formula="of:=SUM([進站資料.T3];[出站資料.T3])" table:style-name="ce19">
            <text:p>12987</text:p>
          </table:table-cell>
          <table:table-cell office:value-type="float" office:value="8158" table:formula="of:=SUM([進站資料.U3];[出站資料.U3])" table:style-name="ce19">
            <text:p>8158</text:p>
          </table:table-cell>
          <table:table-cell office:value-type="float" office:value="9538" table:formula="of:=SUM([進站資料.V3];[出站資料.V3])" table:style-name="ce19">
            <text:p>9538</text:p>
          </table:table-cell>
          <table:table-cell office:value-type="float" office:value="11004" table:formula="of:=SUM([進站資料.W3];[出站資料.W3])" table:style-name="ce19">
            <text:p>11004</text:p>
          </table:table-cell>
          <table:table-cell office:value-type="float" office:value="4285" table:formula="of:=SUM([進站資料.X3];[出站資料.X3])" table:style-name="ce19">
            <text:p>4285</text:p>
          </table:table-cell>
          <table:table-cell office:value-type="float" office:value="30158" table:formula="of:=SUM([進站資料.Y3];[出站資料.Y3])" table:style-name="ce19">
            <text:p>30158</text:p>
          </table:table-cell>
          <table:table-cell office:value-type="float" office:value="3793" table:formula="of:=SUM([進站資料.Z3];[出站資料.Z3])" table:style-name="ce19">
            <text:p>3793</text:p>
          </table:table-cell>
          <table:table-cell office:value-type="float" office:value="32835" table:formula="of:=SUM([進站資料.AA3];[出站資料.AA3])" table:style-name="ce19">
            <text:p>32835</text:p>
          </table:table-cell>
          <table:table-cell office:value-type="float" office:value="16534" table:formula="of:=SUM([進站資料.AB3];[出站資料.AB3])" table:style-name="ce19">
            <text:p>16534</text:p>
          </table:table-cell>
          <table:table-cell office:value-type="float" office:value="23329" table:formula="of:=SUM([進站資料.AC3];[出站資料.AC3])" table:style-name="ce19">
            <text:p>23329</text:p>
          </table:table-cell>
          <table:table-cell office:value-type="float" office:value="27642" table:formula="of:=SUM([進站資料.AD3];[出站資料.AD3])" table:style-name="ce19">
            <text:p>27642</text:p>
          </table:table-cell>
          <table:table-cell office:value-type="float" office:value="24331" table:formula="of:=SUM([進站資料.AE3];[出站資料.AE3])" table:style-name="ce19">
            <text:p>24331</text:p>
          </table:table-cell>
          <table:table-cell office:value-type="float" office:value="14420" table:formula="of:=SUM([進站資料.AF3];[出站資料.AF3])" table:style-name="ce19">
            <text:p>14420</text:p>
          </table:table-cell>
          <table:table-cell office:value-type="float" office:value="48830" table:formula="of:=SUM([進站資料.AG3];[出站資料.AG3])" table:style-name="ce19">
            <text:p>48830</text:p>
          </table:table-cell>
          <table:table-cell office:value-type="float" office:value="28344" table:formula="of:=SUM([進站資料.AH3];[出站資料.AH3])" table:style-name="ce19">
            <text:p>28344</text:p>
          </table:table-cell>
          <table:table-cell office:value-type="float" office:value="39288" table:formula="of:=SUM([進站資料.AI3];[出站資料.AI3])" table:style-name="ce19">
            <text:p>39288</text:p>
          </table:table-cell>
          <table:table-cell office:value-type="float" office:value="39814" table:formula="of:=SUM([進站資料.AJ3];[出站資料.AJ3])" table:style-name="ce19">
            <text:p>39814</text:p>
          </table:table-cell>
          <table:table-cell office:value-type="float" office:value="7681" table:formula="of:=SUM([進站資料.AK3];[出站資料.AK3])" table:style-name="ce19">
            <text:p>7681</text:p>
          </table:table-cell>
          <table:table-cell office:value-type="float" office:value="54694" table:formula="of:=SUM([進站資料.AL3];[出站資料.AL3])" table:style-name="ce19">
            <text:p>54694</text:p>
          </table:table-cell>
          <table:table-cell office:value-type="float" office:value="38159" table:formula="of:=SUM([進站資料.AM3];[出站資料.AM3])" table:style-name="ce19">
            <text:p>38159</text:p>
          </table:table-cell>
          <table:table-cell office:value-type="float" office:value="34874" table:formula="of:=SUM([進站資料.AN3];[出站資料.AN3])" table:style-name="ce19">
            <text:p>34874</text:p>
          </table:table-cell>
          <table:table-cell office:value-type="float" office:value="32058" table:formula="of:=SUM([進站資料.AO3];[出站資料.AO3])" table:style-name="ce19">
            <text:p>32058</text:p>
          </table:table-cell>
          <table:table-cell office:value-type="float" office:value="20394" table:formula="of:=SUM([進站資料.AP3];[出站資料.AP3])" table:style-name="ce19">
            <text:p>20394</text:p>
          </table:table-cell>
          <table:table-cell office:value-type="float" office:value="319997" table:formula="of:=SUM([進站資料.AQ3];[出站資料.AQ3])" table:style-name="ce19">
            <text:p>319997</text:p>
          </table:table-cell>
          <table:table-cell office:value-type="float" office:value="66737" table:formula="of:=SUM([進站資料.AR3];[出站資料.AR3])" table:style-name="ce19">
            <text:p>66737</text:p>
          </table:table-cell>
          <table:table-cell office:value-type="float" office:value="30626" table:formula="of:=SUM([進站資料.AS3];[出站資料.AS3])" table:style-name="ce19">
            <text:p>30626</text:p>
          </table:table-cell>
          <table:table-cell office:value-type="float" office:value="31710" table:formula="of:=SUM([進站資料.AT3];[出站資料.AT3])" table:style-name="ce19">
            <text:p>31710</text:p>
          </table:table-cell>
          <table:table-cell office:value-type="float" office:value="50936" table:formula="of:=SUM([進站資料.AU3];[出站資料.AU3])" table:style-name="ce19">
            <text:p>50936</text:p>
          </table:table-cell>
          <table:table-cell office:value-type="float" office:value="67858" table:formula="of:=SUM([進站資料.AV3];[出站資料.AV3])" table:style-name="ce19">
            <text:p>67858</text:p>
          </table:table-cell>
          <table:table-cell office:value-type="float" office:value="47957" table:formula="of:=SUM([進站資料.AW3];[出站資料.AW3])" table:style-name="ce19">
            <text:p>47957</text:p>
          </table:table-cell>
          <table:table-cell office:value-type="float" office:value="34670" table:formula="of:=SUM([進站資料.AX3];[出站資料.AX3])" table:style-name="ce19">
            <text:p>34670</text:p>
          </table:table-cell>
          <table:table-cell office:value-type="float" office:value="16980" table:formula="of:=SUM([進站資料.AY3];[出站資料.AY3])" table:style-name="ce19">
            <text:p>16980</text:p>
          </table:table-cell>
          <table:table-cell office:value-type="float" office:value="43703" table:formula="of:=SUM([進站資料.AZ3];[出站資料.AZ3])" table:style-name="ce19">
            <text:p>43703</text:p>
          </table:table-cell>
          <table:table-cell office:value-type="float" office:value="10223" table:formula="of:=SUM([進站資料.BA3];[出站資料.BA3])" table:style-name="ce19">
            <text:p>10223</text:p>
          </table:table-cell>
          <table:table-cell office:value-type="float" office:value="11369" table:formula="of:=SUM([進站資料.BB3];[出站資料.BB3])" table:style-name="ce19">
            <text:p>11369</text:p>
          </table:table-cell>
          <table:table-cell office:value-type="float" office:value="27493" table:formula="of:=SUM([進站資料.BC3];[出站資料.BC3])" table:style-name="ce19">
            <text:p>27493</text:p>
          </table:table-cell>
          <table:table-cell office:value-type="float" office:value="17036" table:formula="of:=SUM([進站資料.BD3];[出站資料.BD3])" table:style-name="ce19">
            <text:p>17036</text:p>
          </table:table-cell>
          <table:table-cell office:value-type="float" office:value="5170" table:formula="of:=SUM([進站資料.BE3];[出站資料.BE3])" table:style-name="ce19">
            <text:p>5170</text:p>
          </table:table-cell>
          <table:table-cell office:value-type="float" office:value="4590" table:formula="of:=SUM([進站資料.BF3];[出站資料.BF3])" table:style-name="ce19">
            <text:p>4590</text:p>
          </table:table-cell>
          <table:table-cell office:value-type="float" office:value="17364" table:formula="of:=SUM([進站資料.BG3];[出站資料.BG3])" table:style-name="ce19">
            <text:p>17364</text:p>
          </table:table-cell>
          <table:table-cell office:value-type="float" office:value="14992" table:formula="of:=SUM([進站資料.BH3];[出站資料.BH3])" table:style-name="ce19">
            <text:p>14992</text:p>
          </table:table-cell>
          <table:table-cell office:value-type="float" office:value="9937" table:formula="of:=SUM([進站資料.BI3];[出站資料.BI3])" table:style-name="ce19">
            <text:p>9937</text:p>
          </table:table-cell>
          <table:table-cell office:value-type="float" office:value="102477" table:formula="of:=SUM([進站資料.BJ3];[出站資料.BJ3])" table:style-name="ce19">
            <text:p>102477</text:p>
          </table:table-cell>
          <table:table-cell office:value-type="float" office:value="10566" table:formula="of:=SUM([進站資料.BK3];[出站資料.BK3])" table:style-name="ce19">
            <text:p>10566</text:p>
          </table:table-cell>
          <table:table-cell office:value-type="float" office:value="17418" table:formula="of:=SUM([進站資料.BL3];[出站資料.BL3])" table:style-name="ce19">
            <text:p>17418</text:p>
          </table:table-cell>
          <table:table-cell office:value-type="float" office:value="10490" table:formula="of:=SUM([進站資料.BM3];[出站資料.BM3])" table:style-name="ce19">
            <text:p>10490</text:p>
          </table:table-cell>
          <table:table-cell office:value-type="float" office:value="30410" table:formula="of:=SUM([進站資料.BN3];[出站資料.BN3])" table:style-name="ce19">
            <text:p>30410</text:p>
          </table:table-cell>
          <table:table-cell office:value-type="float" office:value="26549" table:formula="of:=SUM([進站資料.BO3];[出站資料.BO3])" table:style-name="ce19">
            <text:p>26549</text:p>
          </table:table-cell>
          <table:table-cell office:value-type="float" office:value="43827" table:formula="of:=SUM([進站資料.BP3];[出站資料.BP3])" table:style-name="ce19">
            <text:p>43827</text:p>
          </table:table-cell>
          <table:table-cell office:value-type="float" office:value="74360" table:formula="of:=SUM([進站資料.BQ3];[出站資料.BQ3])" table:style-name="ce19">
            <text:p>74360</text:p>
          </table:table-cell>
          <table:table-cell office:value-type="float" office:value="55029" table:formula="of:=SUM([進站資料.BR3];[出站資料.BR3])" table:style-name="ce19">
            <text:p>55029</text:p>
          </table:table-cell>
          <table:table-cell office:value-type="float" office:value="35610" table:formula="of:=SUM([進站資料.BS3];[出站資料.BS3])" table:style-name="ce19">
            <text:p>35610</text:p>
          </table:table-cell>
          <table:table-cell office:value-type="float" office:value="55359" table:formula="of:=SUM([進站資料.BT3];[出站資料.BT3])" table:style-name="ce19">
            <text:p>55359</text:p>
          </table:table-cell>
          <table:table-cell office:value-type="float" office:value="142800" table:formula="of:=SUM([進站資料.BU3];[出站資料.BU3])" table:style-name="ce19">
            <text:p>142800</text:p>
          </table:table-cell>
          <table:table-cell office:value-type="float" office:value="20222" table:formula="of:=SUM([進站資料.BV3];[出站資料.BV3])" table:style-name="ce19">
            <text:p>20222</text:p>
          </table:table-cell>
          <table:table-cell office:value-type="float" office:value="49816" table:formula="of:=SUM([進站資料.BW3];[出站資料.BW3])" table:style-name="ce19">
            <text:p>49816</text:p>
          </table:table-cell>
          <table:table-cell office:value-type="float" office:value="60873" table:formula="of:=SUM([進站資料.BX3];[出站資料.BX3])" table:style-name="ce19">
            <text:p>60873</text:p>
          </table:table-cell>
          <table:table-cell office:value-type="float" office:value="34259" table:formula="of:=SUM([進站資料.BY3];[出站資料.BY3])" table:style-name="ce19">
            <text:p>34259</text:p>
          </table:table-cell>
          <table:table-cell office:value-type="float" office:value="94248" table:formula="of:=SUM([進站資料.BZ3];[出站資料.BZ3])" table:style-name="ce19">
            <text:p>94248</text:p>
          </table:table-cell>
          <table:table-cell office:value-type="float" office:value="25151" table:formula="of:=SUM([進站資料.CA3];[出站資料.CA3])" table:style-name="ce19">
            <text:p>25151</text:p>
          </table:table-cell>
          <table:table-cell office:value-type="float" office:value="25375" table:formula="of:=SUM([進站資料.CB3];[出站資料.CB3])" table:style-name="ce19">
            <text:p>25375</text:p>
          </table:table-cell>
          <table:table-cell office:value-type="float" office:value="16056" table:formula="of:=SUM([進站資料.CC3];[出站資料.CC3])" table:style-name="ce19">
            <text:p>16056</text:p>
          </table:table-cell>
          <table:table-cell office:value-type="float" office:value="24701" table:formula="of:=SUM([進站資料.CD3];[出站資料.CD3])" table:style-name="ce19">
            <text:p>24701</text:p>
          </table:table-cell>
          <table:table-cell office:value-type="float" office:value="19849" table:formula="of:=SUM([進站資料.CE3];[出站資料.CE3])" table:style-name="ce19">
            <text:p>19849</text:p>
          </table:table-cell>
          <table:table-cell office:value-type="float" office:value="48350" table:formula="of:=SUM([進站資料.CF3];[出站資料.CF3])" table:style-name="ce19">
            <text:p>48350</text:p>
          </table:table-cell>
          <table:table-cell office:value-type="float" office:value="22045" table:formula="of:=SUM([進站資料.CG3];[出站資料.CG3])" table:style-name="ce19">
            <text:p>22045</text:p>
          </table:table-cell>
          <table:table-cell office:value-type="float" office:value="15671" table:formula="of:=SUM([進站資料.CH3];[出站資料.CH3])" table:style-name="ce19">
            <text:p>15671</text:p>
          </table:table-cell>
          <table:table-cell office:value-type="float" office:value="12896" table:formula="of:=SUM([進站資料.CI3];[出站資料.CI3])" table:style-name="ce19">
            <text:p>12896</text:p>
          </table:table-cell>
          <table:table-cell office:value-type="float" office:value="34193" table:formula="of:=SUM([進站資料.CJ3];[出站資料.CJ3])" table:style-name="ce19">
            <text:p>34193</text:p>
          </table:table-cell>
          <table:table-cell office:value-type="float" office:value="21788" table:formula="of:=SUM([進站資料.CK3];[出站資料.CK3])" table:style-name="ce19">
            <text:p>21788</text:p>
          </table:table-cell>
          <table:table-cell office:value-type="float" office:value="27244" table:formula="of:=SUM([進站資料.CL3];[出站資料.CL3])" table:style-name="ce19">
            <text:p>27244</text:p>
          </table:table-cell>
          <table:table-cell office:value-type="float" office:value="33526" table:formula="of:=SUM([進站資料.CM3];[出站資料.CM3])" table:style-name="ce19">
            <text:p>33526</text:p>
          </table:table-cell>
          <table:table-cell office:value-type="float" office:value="13044" table:formula="of:=SUM([進站資料.CN3];[出站資料.CN3])" table:style-name="ce19">
            <text:p>13044</text:p>
          </table:table-cell>
          <table:table-cell office:value-type="float" office:value="15052" table:formula="of:=SUM([進站資料.CO3];[出站資料.CO3])" table:style-name="ce19">
            <text:p>15052</text:p>
          </table:table-cell>
          <table:table-cell office:value-type="float" office:value="7258" table:formula="of:=SUM([進站資料.CP3];[出站資料.CP3])" table:style-name="ce19">
            <text:p>7258</text:p>
          </table:table-cell>
          <table:table-cell office:value-type="float" office:value="3981" table:formula="of:=SUM([進站資料.CQ3];[出站資料.CQ3])" table:style-name="ce19">
            <text:p>3981</text:p>
          </table:table-cell>
          <table:table-cell office:value-type="float" office:value="6383" table:formula="of:=SUM([進站資料.CR3];[出站資料.CR3])" table:style-name="ce19">
            <text:p>6383</text:p>
          </table:table-cell>
          <table:table-cell office:value-type="float" office:value="11941" table:formula="of:=SUM([進站資料.CS3];[出站資料.CS3])" table:style-name="ce19">
            <text:p>11941</text:p>
          </table:table-cell>
          <table:table-cell office:value-type="float" office:value="15147" table:formula="of:=SUM([進站資料.CT3];[出站資料.CT3])" table:style-name="ce19">
            <text:p>15147</text:p>
          </table:table-cell>
          <table:table-cell office:value-type="float" office:value="19131" table:formula="of:=SUM([進站資料.CU3];[出站資料.CU3])" table:style-name="ce19">
            <text:p>19131</text:p>
          </table:table-cell>
          <table:table-cell office:value-type="float" office:value="22960" table:formula="of:=SUM([進站資料.CV3];[出站資料.CV3])" table:style-name="ce19">
            <text:p>22960</text:p>
          </table:table-cell>
          <table:table-cell office:value-type="float" office:value="37059" table:formula="of:=SUM([進站資料.CW3];[出站資料.CW3])" table:style-name="ce19">
            <text:p>37059</text:p>
          </table:table-cell>
          <table:table-cell office:value-type="float" office:value="41071" table:formula="of:=SUM([進站資料.CX3];[出站資料.CX3])" table:style-name="ce19">
            <text:p>41071</text:p>
          </table:table-cell>
          <table:table-cell office:value-type="float" office:value="16584" table:formula="of:=SUM([進站資料.CY3];[出站資料.CY3])" table:style-name="ce19">
            <text:p>16584</text:p>
          </table:table-cell>
          <table:table-cell office:value-type="float" office:value="17771" table:formula="of:=SUM([進站資料.CZ3];[出站資料.CZ3])" table:style-name="ce19">
            <text:p>17771</text:p>
          </table:table-cell>
          <table:table-cell office:value-type="float" office:value="17240" table:formula="of:=SUM([進站資料.DA3];[出站資料.DA3])" table:style-name="ce19">
            <text:p>17240</text:p>
          </table:table-cell>
          <table:table-cell office:value-type="float" office:value="16176" table:formula="of:=SUM([進站資料.DB3];[出站資料.DB3])" table:style-name="ce19">
            <text:p>16176</text:p>
          </table:table-cell>
          <table:table-cell office:value-type="float" office:value="18177" table:formula="of:=SUM([進站資料.DC3];[出站資料.DC3])" table:style-name="ce19">
            <text:p>18177</text:p>
          </table:table-cell>
          <table:table-cell office:value-type="float" office:value="12693" table:formula="of:=SUM([進站資料.DD3];[出站資料.DD3])" table:style-name="ce19">
            <text:p>12693</text:p>
          </table:table-cell>
          <table:table-cell office:value-type="float" office:value="12825" table:formula="of:=SUM([進站資料.DE3];[出站資料.DE3])" table:style-name="ce19">
            <text:p>12825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3" table:style-name="ce19">
            <text:p>3</text:p>
          </table:table-cell>
          <table:table-cell office:value-type="float" office:value="11389" table:formula="of:=SUM([進站資料.B4];[出站資料.B4])" table:style-name="ce19">
            <text:p>11389</text:p>
          </table:table-cell>
          <table:table-cell office:value-type="float" office:value="32387" table:formula="of:=SUM([進站資料.C4];[出站資料.C4])" table:style-name="ce19">
            <text:p>32387</text:p>
          </table:table-cell>
          <table:table-cell office:value-type="float" office:value="44898" table:style-name="ce19">
            <text:p>44898</text:p>
          </table:table-cell>
          <table:table-cell office:value-type="float" office:value="25747" table:style-name="ce19">
            <text:p>25747</text:p>
          </table:table-cell>
          <table:table-cell office:value-type="float" office:value="15921" table:style-name="ce19">
            <text:p>15921</text:p>
          </table:table-cell>
          <table:table-cell office:value-type="float" office:value="12259" table:style-name="ce19">
            <text:p>12259</text:p>
          </table:table-cell>
          <table:table-cell office:value-type="float" office:value="4219" table:style-name="ce19">
            <text:p>4219</text:p>
          </table:table-cell>
          <table:table-cell office:value-type="float" office:value="3071" table:style-name="ce19">
            <text:p>3071</text:p>
          </table:table-cell>
          <table:table-cell office:value-type="float" office:value="15276" table:style-name="ce19">
            <text:p>15276</text:p>
          </table:table-cell>
          <table:table-cell office:value-type="float" office:value="2468" table:style-name="ce19">
            <text:p>2468</text:p>
          </table:table-cell>
          <table:table-cell office:value-type="float" office:value="4550" table:style-name="ce19">
            <text:p>4550</text:p>
          </table:table-cell>
          <table:table-cell office:value-type="float" office:value="6242" table:style-name="ce19">
            <text:p>6242</text:p>
          </table:table-cell>
          <table:table-cell office:value-type="float" office:value="10041" table:style-name="ce19">
            <text:p>10041</text:p>
          </table:table-cell>
          <table:table-cell office:value-type="float" office:value="10000" table:style-name="ce19">
            <text:p>10000</text:p>
          </table:table-cell>
          <table:table-cell office:value-type="float" office:value="17858" table:style-name="ce19">
            <text:p>17858</text:p>
          </table:table-cell>
          <table:table-cell office:value-type="float" office:value="15596" table:style-name="ce19">
            <text:p>15596</text:p>
          </table:table-cell>
          <table:table-cell office:value-type="float" office:value="5598" table:style-name="ce19">
            <text:p>5598</text:p>
          </table:table-cell>
          <table:table-cell office:value-type="float" office:value="8014" table:style-name="ce19">
            <text:p>8014</text:p>
          </table:table-cell>
          <table:table-cell office:value-type="float" office:value="3153" table:style-name="ce19">
            <text:p>3153</text:p>
          </table:table-cell>
          <table:table-cell office:value-type="float" office:value="7542" table:style-name="ce19">
            <text:p>7542</text:p>
          </table:table-cell>
          <table:table-cell office:value-type="float" office:value="8182" table:style-name="ce19">
            <text:p>8182</text:p>
          </table:table-cell>
          <table:table-cell office:value-type="float" office:value="5108" table:style-name="ce19">
            <text:p>5108</text:p>
          </table:table-cell>
          <table:table-cell office:value-type="float" office:value="27520" table:style-name="ce19">
            <text:p>27520</text:p>
          </table:table-cell>
          <table:table-cell office:value-type="float" office:value="2282" table:style-name="ce19">
            <text:p>2282</text:p>
          </table:table-cell>
          <table:table-cell office:value-type="float" office:value="12962" table:style-name="ce19">
            <text:p>12962</text:p>
          </table:table-cell>
          <table:table-cell office:value-type="float" office:value="11038" table:style-name="ce19">
            <text:p>11038</text:p>
          </table:table-cell>
          <table:table-cell office:value-type="float" office:value="16682" table:style-name="ce19">
            <text:p>16682</text:p>
          </table:table-cell>
          <table:table-cell office:value-type="float" office:value="21635" table:style-name="ce19">
            <text:p>21635</text:p>
          </table:table-cell>
          <table:table-cell office:value-type="float" office:value="16385" table:style-name="ce19">
            <text:p>16385</text:p>
          </table:table-cell>
          <table:table-cell office:value-type="float" office:value="9581" table:style-name="ce19">
            <text:p>9581</text:p>
          </table:table-cell>
          <table:table-cell office:value-type="float" office:value="26946" table:style-name="ce19">
            <text:p>26946</text:p>
          </table:table-cell>
          <table:table-cell office:value-type="float" office:value="17949" table:style-name="ce19">
            <text:p>17949</text:p>
          </table:table-cell>
          <table:table-cell office:value-type="float" office:value="32660" table:style-name="ce19">
            <text:p>32660</text:p>
          </table:table-cell>
          <table:table-cell office:value-type="float" office:value="29176" table:style-name="ce19">
            <text:p>29176</text:p>
          </table:table-cell>
          <table:table-cell office:value-type="float" office:value="10197" table:style-name="ce19">
            <text:p>10197</text:p>
          </table:table-cell>
          <table:table-cell office:value-type="float" office:value="35865" table:style-name="ce19">
            <text:p>35865</text:p>
          </table:table-cell>
          <table:table-cell office:value-type="float" office:value="26634" table:style-name="ce19">
            <text:p>26634</text:p>
          </table:table-cell>
          <table:table-cell office:value-type="float" office:value="25782" table:style-name="ce19">
            <text:p>25782</text:p>
          </table:table-cell>
          <table:table-cell office:value-type="float" office:value="22191" table:style-name="ce19">
            <text:p>22191</text:p>
          </table:table-cell>
          <table:table-cell office:value-type="float" office:value="25079" table:style-name="ce19">
            <text:p>25079</text:p>
          </table:table-cell>
          <table:table-cell office:value-type="float" office:value="143595" table:style-name="ce19">
            <text:p>143595</text:p>
          </table:table-cell>
          <table:table-cell office:value-type="float" office:value="35470" table:style-name="ce19">
            <text:p>35470</text:p>
          </table:table-cell>
          <table:table-cell office:value-type="float" office:value="21491" table:style-name="ce19">
            <text:p>21491</text:p>
          </table:table-cell>
          <table:table-cell office:value-type="float" office:value="25176" table:style-name="ce19">
            <text:p>25176</text:p>
          </table:table-cell>
          <table:table-cell office:value-type="float" office:value="26717" table:style-name="ce19">
            <text:p>26717</text:p>
          </table:table-cell>
          <table:table-cell office:value-type="float" office:value="35015" table:style-name="ce19">
            <text:p>35015</text:p>
          </table:table-cell>
          <table:table-cell office:value-type="float" office:value="28842" table:style-name="ce19">
            <text:p>28842</text:p>
          </table:table-cell>
          <table:table-cell office:value-type="float" office:value="22930" table:style-name="ce19">
            <text:p>22930</text:p>
          </table:table-cell>
          <table:table-cell office:value-type="float" office:value="13438" table:style-name="ce19">
            <text:p>13438</text:p>
          </table:table-cell>
          <table:table-cell office:value-type="float" office:value="30591" table:style-name="ce19">
            <text:p>30591</text:p>
          </table:table-cell>
          <table:table-cell office:value-type="float" office:value="7856" table:style-name="ce19">
            <text:p>7856</text:p>
          </table:table-cell>
          <table:table-cell office:value-type="float" office:value="9710" table:style-name="ce19">
            <text:p>9710</text:p>
          </table:table-cell>
          <table:table-cell office:value-type="float" office:value="17576" table:style-name="ce19">
            <text:p>17576</text:p>
          </table:table-cell>
          <table:table-cell office:value-type="float" office:value="7310" table:style-name="ce19">
            <text:p>7310</text:p>
          </table:table-cell>
          <table:table-cell office:value-type="float" office:value="3447" table:style-name="ce19">
            <text:p>3447</text:p>
          </table:table-cell>
          <table:table-cell office:value-type="float" office:value="2876" table:style-name="ce19">
            <text:p>2876</text:p>
          </table:table-cell>
          <table:table-cell office:value-type="float" office:value="13558" table:style-name="ce19">
            <text:p>13558</text:p>
          </table:table-cell>
          <table:table-cell office:value-type="float" office:value="9400" table:style-name="ce19">
            <text:p>9400</text:p>
          </table:table-cell>
          <table:table-cell office:value-type="float" office:value="7065" table:style-name="ce19">
            <text:p>7065</text:p>
          </table:table-cell>
          <table:table-cell office:value-type="float" office:value="36812" table:style-name="ce19">
            <text:p>36812</text:p>
          </table:table-cell>
          <table:table-cell office:value-type="float" office:value="7678" table:style-name="ce19">
            <text:p>7678</text:p>
          </table:table-cell>
          <table:table-cell office:value-type="float" office:value="11017" table:style-name="ce19">
            <text:p>11017</text:p>
          </table:table-cell>
          <table:table-cell office:value-type="float" office:value="7047" table:style-name="ce19">
            <text:p>7047</text:p>
          </table:table-cell>
          <table:table-cell office:value-type="float" office:value="20839" table:style-name="ce19">
            <text:p>20839</text:p>
          </table:table-cell>
          <table:table-cell office:value-type="float" office:value="22514" table:style-name="ce19">
            <text:p>22514</text:p>
          </table:table-cell>
          <table:table-cell office:value-type="float" office:value="28183" table:style-name="ce19">
            <text:p>28183</text:p>
          </table:table-cell>
          <table:table-cell office:value-type="float" office:value="35362" table:style-name="ce19">
            <text:p>35362</text:p>
          </table:table-cell>
          <table:table-cell office:value-type="float" office:value="42138" table:style-name="ce19">
            <text:p>42138</text:p>
          </table:table-cell>
          <table:table-cell office:value-type="float" office:value="24970" table:style-name="ce19">
            <text:p>24970</text:p>
          </table:table-cell>
          <table:table-cell office:value-type="float" office:value="29557" table:style-name="ce19">
            <text:p>29557</text:p>
          </table:table-cell>
          <table:table-cell office:value-type="float" office:value="65837" table:style-name="ce19">
            <text:p>65837</text:p>
          </table:table-cell>
          <table:table-cell office:value-type="float" office:value="22360" table:style-name="ce19">
            <text:p>22360</text:p>
          </table:table-cell>
          <table:table-cell office:value-type="float" office:value="31403" table:style-name="ce19">
            <text:p>31403</text:p>
          </table:table-cell>
          <table:table-cell office:value-type="float" office:value="35697" table:style-name="ce19">
            <text:p>35697</text:p>
          </table:table-cell>
          <table:table-cell office:value-type="float" office:value="22228" table:style-name="ce18">
            <text:p>22228</text:p>
          </table:table-cell>
          <table:table-cell office:value-type="float" office:value="55810" table:style-name="ce20">
            <text:p>55810</text:p>
          </table:table-cell>
          <table:table-cell office:value-type="float" office:value="20378" table:style-name="ce19">
            <text:p>20378</text:p>
          </table:table-cell>
          <table:table-cell office:value-type="float" office:value="17203" table:style-name="ce19">
            <text:p>17203</text:p>
          </table:table-cell>
          <table:table-cell office:value-type="float" office:value="14178" table:style-name="ce19">
            <text:p>14178</text:p>
          </table:table-cell>
          <table:table-cell office:value-type="float" office:value="15765" table:style-name="ce19">
            <text:p>15765</text:p>
          </table:table-cell>
          <table:table-cell office:value-type="float" office:value="11736" table:style-name="ce19">
            <text:p>11736</text:p>
          </table:table-cell>
          <table:table-cell office:value-type="float" office:value="27535" table:style-name="ce19">
            <text:p>27535</text:p>
          </table:table-cell>
          <table:table-cell office:value-type="float" office:value="17011" table:style-name="ce19">
            <text:p>17011</text:p>
          </table:table-cell>
          <table:table-cell office:value-type="float" office:value="7437" table:style-name="ce19">
            <text:p>7437</text:p>
          </table:table-cell>
          <table:table-cell office:value-type="float" office:value="8350" table:style-name="ce19">
            <text:p>8350</text:p>
          </table:table-cell>
          <table:table-cell office:value-type="float" office:value="37419" table:style-name="ce19">
            <text:p>37419</text:p>
          </table:table-cell>
          <table:table-cell office:value-type="float" office:value="23613" table:style-name="ce19">
            <text:p>23613</text:p>
          </table:table-cell>
          <table:table-cell office:value-type="float" office:value="22395" table:style-name="ce19">
            <text:p>22395</text:p>
          </table:table-cell>
          <table:table-cell office:value-type="float" office:value="24102" table:style-name="ce19">
            <text:p>24102</text:p>
          </table:table-cell>
          <table:table-cell office:value-type="float" office:value="12559" table:style-name="ce19">
            <text:p>12559</text:p>
          </table:table-cell>
          <table:table-cell office:value-type="float" office:value="10223" table:style-name="ce19">
            <text:p>10223</text:p>
          </table:table-cell>
          <table:table-cell office:value-type="float" office:value="5014" table:style-name="ce19">
            <text:p>5014</text:p>
          </table:table-cell>
          <table:table-cell office:value-type="float" office:value="4568" table:style-name="ce19">
            <text:p>4568</text:p>
          </table:table-cell>
          <table:table-cell office:value-type="float" office:value="4477" table:style-name="ce19">
            <text:p>4477</text:p>
          </table:table-cell>
          <table:table-cell office:value-type="float" office:value="9811" table:style-name="ce19">
            <text:p>9811</text:p>
          </table:table-cell>
          <table:table-cell office:value-type="float" office:value="8958" table:style-name="ce19">
            <text:p>8958</text:p>
          </table:table-cell>
          <table:table-cell office:value-type="float" office:value="13733" table:style-name="ce19">
            <text:p>13733</text:p>
          </table:table-cell>
          <table:table-cell office:value-type="float" office:value="17640" table:style-name="ce19">
            <text:p>17640</text:p>
          </table:table-cell>
          <table:table-cell office:value-type="float" office:value="28375" table:style-name="ce19">
            <text:p>28375</text:p>
          </table:table-cell>
          <table:table-cell office:value-type="float" office:value="25196" table:style-name="ce19">
            <text:p>25196</text:p>
          </table:table-cell>
          <table:table-cell office:value-type="float" office:value="12948" table:style-name="ce19">
            <text:p>12948</text:p>
          </table:table-cell>
          <table:table-cell office:value-type="float" office:value="12320" table:style-name="ce19">
            <text:p>12320</text:p>
          </table:table-cell>
          <table:table-cell office:value-type="float" office:value="11521" table:style-name="ce19">
            <text:p>11521</text:p>
          </table:table-cell>
          <table:table-cell office:value-type="float" office:value="12220" table:style-name="ce19">
            <text:p>12220</text:p>
          </table:table-cell>
          <table:table-cell office:value-type="float" office:value="11575" table:style-name="ce19">
            <text:p>11575</text:p>
          </table:table-cell>
          <table:table-cell office:value-type="float" office:value="9888" table:style-name="ce19">
            <text:p>9888</text:p>
          </table:table-cell>
          <table:table-cell office:value-type="float" office:value="9097" table:style-name="ce19">
            <text:p>9097</text:p>
          </table:table-cell>
          <table:table-cell office:value-type="float" office:value="77757" table:formula="of:=SUM([進站資料.D4];[出站資料.D4])" table:style-name="ce19">
            <text:p>77757</text:p>
          </table:table-cell>
          <table:table-cell office:value-type="float" office:value="90299" table:formula="of:=SUM([進站資料.E4];[出站資料.E4])" table:style-name="ce19">
            <text:p>90299</text:p>
          </table:table-cell>
          <table:table-cell office:value-type="float" office:value="51600" table:formula="of:=SUM([進站資料.F4];[出站資料.F4])" table:style-name="ce19">
            <text:p>51600</text:p>
          </table:table-cell>
          <table:table-cell office:value-type="float" office:value="31657" table:formula="of:=SUM([進站資料.G4];[出站資料.G4])" table:style-name="ce19">
            <text:p>31657</text:p>
          </table:table-cell>
          <table:table-cell office:value-type="float" office:value="23998" table:formula="of:=SUM([進站資料.H4];[出站資料.H4])" table:style-name="ce19">
            <text:p>23998</text:p>
          </table:table-cell>
          <table:table-cell office:value-type="float" office:value="8005" table:formula="of:=SUM([進站資料.I4];[出站資料.I4])" table:style-name="ce19">
            <text:p>8005</text:p>
          </table:table-cell>
          <table:table-cell office:value-type="float" office:value="6061" table:formula="of:=SUM([進站資料.J4];[出站資料.J4])" table:style-name="ce19">
            <text:p>6061</text:p>
          </table:table-cell>
          <table:table-cell office:value-type="float" office:value="33358" table:formula="of:=SUM([進站資料.K4];[出站資料.K4])" table:style-name="ce19">
            <text:p>33358</text:p>
          </table:table-cell>
          <table:table-cell office:value-type="float" office:value="4558" table:formula="of:=SUM([進站資料.L4];[出站資料.L4])" table:style-name="ce19">
            <text:p>4558</text:p>
          </table:table-cell>
          <table:table-cell office:value-type="float" office:value="9226" table:formula="of:=SUM([進站資料.M4];[出站資料.M4])" table:style-name="ce19">
            <text:p>9226</text:p>
          </table:table-cell>
          <table:table-cell office:value-type="float" office:value="12912" table:formula="of:=SUM([進站資料.N4];[出站資料.N4])" table:style-name="ce19">
            <text:p>12912</text:p>
          </table:table-cell>
          <table:table-cell office:value-type="float" office:value="20591" table:formula="of:=SUM([進站資料.O4];[出站資料.O4])" table:style-name="ce19">
            <text:p>20591</text:p>
          </table:table-cell>
          <table:table-cell office:value-type="float" office:value="19956" table:formula="of:=SUM([進站資料.P4];[出站資料.P4])" table:style-name="ce19">
            <text:p>19956</text:p>
          </table:table-cell>
          <table:table-cell office:value-type="float" office:value="36967" table:formula="of:=SUM([進站資料.Q4];[出站資料.Q4])" table:style-name="ce19">
            <text:p>36967</text:p>
          </table:table-cell>
          <table:table-cell office:value-type="float" office:value="31339" table:formula="of:=SUM([進站資料.R4];[出站資料.R4])" table:style-name="ce19">
            <text:p>31339</text:p>
          </table:table-cell>
          <table:table-cell office:value-type="float" office:value="11034" table:formula="of:=SUM([進站資料.S4];[出站資料.S4])" table:style-name="ce19">
            <text:p>11034</text:p>
          </table:table-cell>
          <table:table-cell office:value-type="float" office:value="15966" table:formula="of:=SUM([進站資料.T4];[出站資料.T4])" table:style-name="ce19">
            <text:p>15966</text:p>
          </table:table-cell>
          <table:table-cell office:value-type="float" office:value="6074" table:formula="of:=SUM([進站資料.U4];[出站資料.U4])" table:style-name="ce19">
            <text:p>6074</text:p>
          </table:table-cell>
          <table:table-cell office:value-type="float" office:value="15592" table:formula="of:=SUM([進站資料.V4];[出站資料.V4])" table:style-name="ce19">
            <text:p>15592</text:p>
          </table:table-cell>
          <table:table-cell office:value-type="float" office:value="16593" table:formula="of:=SUM([進站資料.W4];[出站資料.W4])" table:style-name="ce19">
            <text:p>16593</text:p>
          </table:table-cell>
          <table:table-cell office:value-type="float" office:value="9871" table:formula="of:=SUM([進站資料.X4];[出站資料.X4])" table:style-name="ce19">
            <text:p>9871</text:p>
          </table:table-cell>
          <table:table-cell office:value-type="float" office:value="53642" table:formula="of:=SUM([進站資料.Y4];[出站資料.Y4])" table:style-name="ce19">
            <text:p>53642</text:p>
          </table:table-cell>
          <table:table-cell office:value-type="float" office:value="4591" table:formula="of:=SUM([進站資料.Z4];[出站資料.Z4])" table:style-name="ce19">
            <text:p>4591</text:p>
          </table:table-cell>
          <table:table-cell office:value-type="float" office:value="24180" table:formula="of:=SUM([進站資料.AA4];[出站資料.AA4])" table:style-name="ce19">
            <text:p>24180</text:p>
          </table:table-cell>
          <table:table-cell office:value-type="float" office:value="22697" table:formula="of:=SUM([進站資料.AB4];[出站資料.AB4])" table:style-name="ce19">
            <text:p>22697</text:p>
          </table:table-cell>
          <table:table-cell office:value-type="float" office:value="33128" table:formula="of:=SUM([進站資料.AC4];[出站資料.AC4])" table:style-name="ce19">
            <text:p>33128</text:p>
          </table:table-cell>
          <table:table-cell office:value-type="float" office:value="43099" table:formula="of:=SUM([進站資料.AD4];[出站資料.AD4])" table:style-name="ce19">
            <text:p>43099</text:p>
          </table:table-cell>
          <table:table-cell office:value-type="float" office:value="33288" table:formula="of:=SUM([進站資料.AE4];[出站資料.AE4])" table:style-name="ce19">
            <text:p>33288</text:p>
          </table:table-cell>
          <table:table-cell office:value-type="float" office:value="18642" table:formula="of:=SUM([進站資料.AF4];[出站資料.AF4])" table:style-name="ce19">
            <text:p>18642</text:p>
          </table:table-cell>
          <table:table-cell office:value-type="float" office:value="54993" table:formula="of:=SUM([進站資料.AG4];[出站資料.AG4])" table:style-name="ce19">
            <text:p>54993</text:p>
          </table:table-cell>
          <table:table-cell office:value-type="float" office:value="36215" table:formula="of:=SUM([進站資料.AH4];[出站資料.AH4])" table:style-name="ce19">
            <text:p>36215</text:p>
          </table:table-cell>
          <table:table-cell office:value-type="float" office:value="65582" table:formula="of:=SUM([進站資料.AI4];[出站資料.AI4])" table:style-name="ce19">
            <text:p>65582</text:p>
          </table:table-cell>
          <table:table-cell office:value-type="float" office:value="58254" table:formula="of:=SUM([進站資料.AJ4];[出站資料.AJ4])" table:style-name="ce19">
            <text:p>58254</text:p>
          </table:table-cell>
          <table:table-cell office:value-type="float" office:value="20716" table:formula="of:=SUM([進站資料.AK4];[出站資料.AK4])" table:style-name="ce19">
            <text:p>20716</text:p>
          </table:table-cell>
          <table:table-cell office:value-type="float" office:value="72967" table:formula="of:=SUM([進站資料.AL4];[出站資料.AL4])" table:style-name="ce19">
            <text:p>72967</text:p>
          </table:table-cell>
          <table:table-cell office:value-type="float" office:value="53630" table:formula="of:=SUM([進站資料.AM4];[出站資料.AM4])" table:style-name="ce19">
            <text:p>53630</text:p>
          </table:table-cell>
          <table:table-cell office:value-type="float" office:value="50996" table:formula="of:=SUM([進站資料.AN4];[出站資料.AN4])" table:style-name="ce19">
            <text:p>50996</text:p>
          </table:table-cell>
          <table:table-cell office:value-type="float" office:value="43556" table:formula="of:=SUM([進站資料.AO4];[出站資料.AO4])" table:style-name="ce19">
            <text:p>43556</text:p>
          </table:table-cell>
          <table:table-cell office:value-type="float" office:value="51731" table:formula="of:=SUM([進站資料.AP4];[出站資料.AP4])" table:style-name="ce19">
            <text:p>51731</text:p>
          </table:table-cell>
          <table:table-cell office:value-type="float" office:value="276298" table:formula="of:=SUM([進站資料.AQ4];[出站資料.AQ4])" table:style-name="ce19">
            <text:p>276298</text:p>
          </table:table-cell>
          <table:table-cell office:value-type="float" office:value="71647" table:formula="of:=SUM([進站資料.AR4];[出站資料.AR4])" table:style-name="ce19">
            <text:p>71647</text:p>
          </table:table-cell>
          <table:table-cell office:value-type="float" office:value="44841" table:formula="of:=SUM([進站資料.AS4];[出站資料.AS4])" table:style-name="ce19">
            <text:p>44841</text:p>
          </table:table-cell>
          <table:table-cell office:value-type="float" office:value="49008" table:formula="of:=SUM([進站資料.AT4];[出站資料.AT4])" table:style-name="ce19">
            <text:p>49008</text:p>
          </table:table-cell>
          <table:table-cell office:value-type="float" office:value="53735" table:formula="of:=SUM([進站資料.AU4];[出站資料.AU4])" table:style-name="ce19">
            <text:p>53735</text:p>
          </table:table-cell>
          <table:table-cell office:value-type="float" office:value="69596" table:formula="of:=SUM([進站資料.AV4];[出站資料.AV4])" table:style-name="ce19">
            <text:p>69596</text:p>
          </table:table-cell>
          <table:table-cell office:value-type="float" office:value="58589" table:formula="of:=SUM([進站資料.AW4];[出站資料.AW4])" table:style-name="ce19">
            <text:p>58589</text:p>
          </table:table-cell>
          <table:table-cell office:value-type="float" office:value="45932" table:formula="of:=SUM([進站資料.AX4];[出站資料.AX4])" table:style-name="ce19">
            <text:p>45932</text:p>
          </table:table-cell>
          <table:table-cell office:value-type="float" office:value="26292" table:formula="of:=SUM([進站資料.AY4];[出站資料.AY4])" table:style-name="ce19">
            <text:p>26292</text:p>
          </table:table-cell>
          <table:table-cell office:value-type="float" office:value="63107" table:formula="of:=SUM([進站資料.AZ4];[出站資料.AZ4])" table:style-name="ce19">
            <text:p>63107</text:p>
          </table:table-cell>
          <table:table-cell office:value-type="float" office:value="15146" table:formula="of:=SUM([進站資料.BA4];[出站資料.BA4])" table:style-name="ce19">
            <text:p>15146</text:p>
          </table:table-cell>
          <table:table-cell office:value-type="float" office:value="18018" table:formula="of:=SUM([進站資料.BB4];[出站資料.BB4])" table:style-name="ce19">
            <text:p>18018</text:p>
          </table:table-cell>
          <table:table-cell office:value-type="float" office:value="36777" table:formula="of:=SUM([進站資料.BC4];[出站資料.BC4])" table:style-name="ce19">
            <text:p>36777</text:p>
          </table:table-cell>
          <table:table-cell office:value-type="float" office:value="13838" table:formula="of:=SUM([進站資料.BD4];[出站資料.BD4])" table:style-name="ce19">
            <text:p>13838</text:p>
          </table:table-cell>
          <table:table-cell office:value-type="float" office:value="6817" table:formula="of:=SUM([進站資料.BE4];[出站資料.BE4])" table:style-name="ce19">
            <text:p>6817</text:p>
          </table:table-cell>
          <table:table-cell office:value-type="float" office:value="5920" table:formula="of:=SUM([進站資料.BF4];[出站資料.BF4])" table:style-name="ce19">
            <text:p>5920</text:p>
          </table:table-cell>
          <table:table-cell office:value-type="float" office:value="27792" table:formula="of:=SUM([進站資料.BG4];[出站資料.BG4])" table:style-name="ce19">
            <text:p>27792</text:p>
          </table:table-cell>
          <table:table-cell office:value-type="float" office:value="19323" table:formula="of:=SUM([進站資料.BH4];[出站資料.BH4])" table:style-name="ce19">
            <text:p>19323</text:p>
          </table:table-cell>
          <table:table-cell office:value-type="float" office:value="13875" table:formula="of:=SUM([進站資料.BI4];[出站資料.BI4])" table:style-name="ce19">
            <text:p>13875</text:p>
          </table:table-cell>
          <table:table-cell office:value-type="float" office:value="74758" table:formula="of:=SUM([進站資料.BJ4];[出站資料.BJ4])" table:style-name="ce19">
            <text:p>74758</text:p>
          </table:table-cell>
          <table:table-cell office:value-type="float" office:value="14854" table:formula="of:=SUM([進站資料.BK4];[出站資料.BK4])" table:style-name="ce19">
            <text:p>14854</text:p>
          </table:table-cell>
          <table:table-cell office:value-type="float" office:value="22434" table:formula="of:=SUM([進站資料.BL4];[出站資料.BL4])" table:style-name="ce19">
            <text:p>22434</text:p>
          </table:table-cell>
          <table:table-cell office:value-type="float" office:value="13821" table:formula="of:=SUM([進站資料.BM4];[出站資料.BM4])" table:style-name="ce19">
            <text:p>13821</text:p>
          </table:table-cell>
          <table:table-cell office:value-type="float" office:value="42169" table:formula="of:=SUM([進站資料.BN4];[出站資料.BN4])" table:style-name="ce19">
            <text:p>42169</text:p>
          </table:table-cell>
          <table:table-cell office:value-type="float" office:value="42823" table:formula="of:=SUM([進站資料.BO4];[出站資料.BO4])" table:style-name="ce19">
            <text:p>42823</text:p>
          </table:table-cell>
          <table:table-cell office:value-type="float" office:value="54480" table:formula="of:=SUM([進站資料.BP4];[出站資料.BP4])" table:style-name="ce19">
            <text:p>54480</text:p>
          </table:table-cell>
          <table:table-cell office:value-type="float" office:value="73695" table:formula="of:=SUM([進站資料.BQ4];[出站資料.BQ4])" table:style-name="ce19">
            <text:p>73695</text:p>
          </table:table-cell>
          <table:table-cell office:value-type="float" office:value="82067" table:formula="of:=SUM([進站資料.BR4];[出站資料.BR4])" table:style-name="ce19">
            <text:p>82067</text:p>
          </table:table-cell>
          <table:table-cell office:value-type="float" office:value="50621" table:formula="of:=SUM([進站資料.BS4];[出站資料.BS4])" table:style-name="ce19">
            <text:p>50621</text:p>
          </table:table-cell>
          <table:table-cell office:value-type="float" office:value="57785" table:formula="of:=SUM([進站資料.BT4];[出站資料.BT4])" table:style-name="ce19">
            <text:p>57785</text:p>
          </table:table-cell>
          <table:table-cell office:value-type="float" office:value="131607" table:formula="of:=SUM([進站資料.BU4];[出站資料.BU4])" table:style-name="ce19">
            <text:p>131607</text:p>
          </table:table-cell>
          <table:table-cell office:value-type="float" office:value="46059" table:formula="of:=SUM([進站資料.BV4];[出站資料.BV4])" table:style-name="ce19">
            <text:p>46059</text:p>
          </table:table-cell>
          <table:table-cell office:value-type="float" office:value="62528" table:formula="of:=SUM([進站資料.BW4];[出站資料.BW4])" table:style-name="ce19">
            <text:p>62528</text:p>
          </table:table-cell>
          <table:table-cell office:value-type="float" office:value="73017" table:formula="of:=SUM([進站資料.BX4];[出站資料.BX4])" table:style-name="ce19">
            <text:p>73017</text:p>
          </table:table-cell>
          <table:table-cell office:value-type="float" office:value="45588" table:formula="of:=SUM([進站資料.BY4];[出站資料.BY4])" table:style-name="ce19">
            <text:p>45588</text:p>
          </table:table-cell>
          <table:table-cell office:value-type="float" office:value="112367" table:formula="of:=SUM([進站資料.BZ4];[出站資料.BZ4])" table:style-name="ce19">
            <text:p>112367</text:p>
          </table:table-cell>
          <table:table-cell office:value-type="float" office:value="40813" table:formula="of:=SUM([進站資料.CA4];[出站資料.CA4])" table:style-name="ce19">
            <text:p>40813</text:p>
          </table:table-cell>
          <table:table-cell office:value-type="float" office:value="34038" table:formula="of:=SUM([進站資料.CB4];[出站資料.CB4])" table:style-name="ce19">
            <text:p>34038</text:p>
          </table:table-cell>
          <table:table-cell office:value-type="float" office:value="29446" table:formula="of:=SUM([進站資料.CC4];[出站資料.CC4])" table:style-name="ce19">
            <text:p>29446</text:p>
          </table:table-cell>
          <table:table-cell office:value-type="float" office:value="30683" table:formula="of:=SUM([進站資料.CD4];[出站資料.CD4])" table:style-name="ce19">
            <text:p>30683</text:p>
          </table:table-cell>
          <table:table-cell office:value-type="float" office:value="21852" table:formula="of:=SUM([進站資料.CE4];[出站資料.CE4])" table:style-name="ce19">
            <text:p>21852</text:p>
          </table:table-cell>
          <table:table-cell office:value-type="float" office:value="55623" table:formula="of:=SUM([進站資料.CF4];[出站資料.CF4])" table:style-name="ce19">
            <text:p>55623</text:p>
          </table:table-cell>
          <table:table-cell office:value-type="float" office:value="34843" table:formula="of:=SUM([進站資料.CG4];[出站資料.CG4])" table:style-name="ce19">
            <text:p>34843</text:p>
          </table:table-cell>
          <table:table-cell office:value-type="float" office:value="14438" table:formula="of:=SUM([進站資料.CH4];[出站資料.CH4])" table:style-name="ce19">
            <text:p>14438</text:p>
          </table:table-cell>
          <table:table-cell office:value-type="float" office:value="16682" table:formula="of:=SUM([進站資料.CI4];[出站資料.CI4])" table:style-name="ce19">
            <text:p>16682</text:p>
          </table:table-cell>
          <table:table-cell office:value-type="float" office:value="76636" table:formula="of:=SUM([進站資料.CJ4];[出站資料.CJ4])" table:style-name="ce19">
            <text:p>76636</text:p>
          </table:table-cell>
          <table:table-cell office:value-type="float" office:value="48021" table:formula="of:=SUM([進站資料.CK4];[出站資料.CK4])" table:style-name="ce19">
            <text:p>48021</text:p>
          </table:table-cell>
          <table:table-cell office:value-type="float" office:value="46051" table:formula="of:=SUM([進站資料.CL4];[出站資料.CL4])" table:style-name="ce19">
            <text:p>46051</text:p>
          </table:table-cell>
          <table:table-cell office:value-type="float" office:value="46691" table:formula="of:=SUM([進站資料.CM4];[出站資料.CM4])" table:style-name="ce19">
            <text:p>46691</text:p>
          </table:table-cell>
          <table:table-cell office:value-type="float" office:value="26743" table:formula="of:=SUM([進站資料.CN4];[出站資料.CN4])" table:style-name="ce19">
            <text:p>26743</text:p>
          </table:table-cell>
          <table:table-cell office:value-type="float" office:value="21469" table:formula="of:=SUM([進站資料.CO4];[出站資料.CO4])" table:style-name="ce19">
            <text:p>21469</text:p>
          </table:table-cell>
          <table:table-cell office:value-type="float" office:value="9254" table:formula="of:=SUM([進站資料.CP4];[出站資料.CP4])" table:style-name="ce19">
            <text:p>9254</text:p>
          </table:table-cell>
          <table:table-cell office:value-type="float" office:value="8954" table:formula="of:=SUM([進站資料.CQ4];[出站資料.CQ4])" table:style-name="ce19">
            <text:p>8954</text:p>
          </table:table-cell>
          <table:table-cell office:value-type="float" office:value="8896" table:formula="of:=SUM([進站資料.CR4];[出站資料.CR4])" table:style-name="ce19">
            <text:p>8896</text:p>
          </table:table-cell>
          <table:table-cell office:value-type="float" office:value="19469" table:formula="of:=SUM([進站資料.CS4];[出站資料.CS4])" table:style-name="ce19">
            <text:p>19469</text:p>
          </table:table-cell>
          <table:table-cell office:value-type="float" office:value="18159" table:formula="of:=SUM([進站資料.CT4];[出站資料.CT4])" table:style-name="ce19">
            <text:p>18159</text:p>
          </table:table-cell>
          <table:table-cell office:value-type="float" office:value="25522" table:formula="of:=SUM([進站資料.CU4];[出站資料.CU4])" table:style-name="ce19">
            <text:p>25522</text:p>
          </table:table-cell>
          <table:table-cell office:value-type="float" office:value="35424" table:formula="of:=SUM([進站資料.CV4];[出站資料.CV4])" table:style-name="ce19">
            <text:p>35424</text:p>
          </table:table-cell>
          <table:table-cell office:value-type="float" office:value="58197" table:formula="of:=SUM([進站資料.CW4];[出站資料.CW4])" table:style-name="ce19">
            <text:p>58197</text:p>
          </table:table-cell>
          <table:table-cell office:value-type="float" office:value="51003" table:formula="of:=SUM([進站資料.CX4];[出站資料.CX4])" table:style-name="ce19">
            <text:p>51003</text:p>
          </table:table-cell>
          <table:table-cell office:value-type="float" office:value="24633" table:formula="of:=SUM([進站資料.CY4];[出站資料.CY4])" table:style-name="ce19">
            <text:p>24633</text:p>
          </table:table-cell>
          <table:table-cell office:value-type="float" office:value="24964" table:formula="of:=SUM([進站資料.CZ4];[出站資料.CZ4])" table:style-name="ce19">
            <text:p>24964</text:p>
          </table:table-cell>
          <table:table-cell office:value-type="float" office:value="21821" table:formula="of:=SUM([進站資料.DA4];[出站資料.DA4])" table:style-name="ce19">
            <text:p>21821</text:p>
          </table:table-cell>
          <table:table-cell office:value-type="float" office:value="23924" table:formula="of:=SUM([進站資料.DB4];[出站資料.DB4])" table:style-name="ce19">
            <text:p>23924</text:p>
          </table:table-cell>
          <table:table-cell office:value-type="float" office:value="23283" table:formula="of:=SUM([進站資料.DC4];[出站資料.DC4])" table:style-name="ce19">
            <text:p>23283</text:p>
          </table:table-cell>
          <table:table-cell office:value-type="float" office:value="19060" table:formula="of:=SUM([進站資料.DD4];[出站資料.DD4])" table:style-name="ce19">
            <text:p>19060</text:p>
          </table:table-cell>
          <table:table-cell office:value-type="float" office:value="17437" table:formula="of:=SUM([進站資料.DE4];[出站資料.DE4])" table:style-name="ce19">
            <text:p>17437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4" table:style-name="ce19">
            <text:p>4</text:p>
          </table:table-cell>
          <table:table-cell office:value-type="float" office:value="10528" table:formula="of:=SUM([進站資料.B5];[出站資料.B5])" table:style-name="ce19">
            <text:p>10528</text:p>
          </table:table-cell>
          <table:table-cell office:value-type="float" office:value="32363" table:formula="of:=SUM([進站資料.C5];[出站資料.C5])" table:style-name="ce19">
            <text:p>32363</text:p>
          </table:table-cell>
          <table:table-cell office:value-type="float" office:value="44950" table:style-name="ce19">
            <text:p>44950</text:p>
          </table:table-cell>
          <table:table-cell office:value-type="float" office:value="25866" table:style-name="ce19">
            <text:p>25866</text:p>
          </table:table-cell>
          <table:table-cell office:value-type="float" office:value="15625" table:style-name="ce19">
            <text:p>15625</text:p>
          </table:table-cell>
          <table:table-cell office:value-type="float" office:value="11979" table:style-name="ce19">
            <text:p>11979</text:p>
          </table:table-cell>
          <table:table-cell office:value-type="float" office:value="4186" table:style-name="ce19">
            <text:p>4186</text:p>
          </table:table-cell>
          <table:table-cell office:value-type="float" office:value="3171" table:style-name="ce19">
            <text:p>3171</text:p>
          </table:table-cell>
          <table:table-cell office:value-type="float" office:value="14870" table:style-name="ce19">
            <text:p>14870</text:p>
          </table:table-cell>
          <table:table-cell office:value-type="float" office:value="2601" table:style-name="ce19">
            <text:p>2601</text:p>
          </table:table-cell>
          <table:table-cell office:value-type="float" office:value="4690" table:style-name="ce19">
            <text:p>4690</text:p>
          </table:table-cell>
          <table:table-cell office:value-type="float" office:value="7416" table:style-name="ce19">
            <text:p>7416</text:p>
          </table:table-cell>
          <table:table-cell office:value-type="float" office:value="10427" table:style-name="ce19">
            <text:p>10427</text:p>
          </table:table-cell>
          <table:table-cell office:value-type="float" office:value="10928" table:style-name="ce19">
            <text:p>10928</text:p>
          </table:table-cell>
          <table:table-cell office:value-type="float" office:value="18039" table:style-name="ce19">
            <text:p>18039</text:p>
          </table:table-cell>
          <table:table-cell office:value-type="float" office:value="15840" table:style-name="ce19">
            <text:p>15840</text:p>
          </table:table-cell>
          <table:table-cell office:value-type="float" office:value="5841" table:style-name="ce19">
            <text:p>5841</text:p>
          </table:table-cell>
          <table:table-cell office:value-type="float" office:value="8335" table:style-name="ce19">
            <text:p>8335</text:p>
          </table:table-cell>
          <table:table-cell office:value-type="float" office:value="3535" table:style-name="ce19">
            <text:p>3535</text:p>
          </table:table-cell>
          <table:table-cell office:value-type="float" office:value="8633" table:style-name="ce19">
            <text:p>8633</text:p>
          </table:table-cell>
          <table:table-cell office:value-type="float" office:value="8460" table:style-name="ce19">
            <text:p>8460</text:p>
          </table:table-cell>
          <table:table-cell office:value-type="float" office:value="5030" table:style-name="ce19">
            <text:p>5030</text:p>
          </table:table-cell>
          <table:table-cell office:value-type="float" office:value="28347" table:style-name="ce19">
            <text:p>28347</text:p>
          </table:table-cell>
          <table:table-cell office:value-type="float" office:value="2254" table:style-name="ce19">
            <text:p>2254</text:p>
          </table:table-cell>
          <table:table-cell office:value-type="float" office:value="13681" table:style-name="ce19">
            <text:p>13681</text:p>
          </table:table-cell>
          <table:table-cell office:value-type="float" office:value="11113" table:style-name="ce19">
            <text:p>11113</text:p>
          </table:table-cell>
          <table:table-cell office:value-type="float" office:value="17040" table:style-name="ce19">
            <text:p>17040</text:p>
          </table:table-cell>
          <table:table-cell office:value-type="float" office:value="21858" table:style-name="ce19">
            <text:p>21858</text:p>
          </table:table-cell>
          <table:table-cell office:value-type="float" office:value="16893" table:style-name="ce19">
            <text:p>16893</text:p>
          </table:table-cell>
          <table:table-cell office:value-type="float" office:value="9399" table:style-name="ce19">
            <text:p>9399</text:p>
          </table:table-cell>
          <table:table-cell office:value-type="float" office:value="27658" table:style-name="ce19">
            <text:p>27658</text:p>
          </table:table-cell>
          <table:table-cell office:value-type="float" office:value="18174" table:style-name="ce19">
            <text:p>18174</text:p>
          </table:table-cell>
          <table:table-cell office:value-type="float" office:value="33250" table:style-name="ce19">
            <text:p>33250</text:p>
          </table:table-cell>
          <table:table-cell office:value-type="float" office:value="29934" table:style-name="ce19">
            <text:p>29934</text:p>
          </table:table-cell>
          <table:table-cell office:value-type="float" office:value="10107" table:style-name="ce19">
            <text:p>10107</text:p>
          </table:table-cell>
          <table:table-cell office:value-type="float" office:value="35550" table:style-name="ce19">
            <text:p>35550</text:p>
          </table:table-cell>
          <table:table-cell office:value-type="float" office:value="26845" table:style-name="ce19">
            <text:p>26845</text:p>
          </table:table-cell>
          <table:table-cell office:value-type="float" office:value="25496" table:style-name="ce19">
            <text:p>25496</text:p>
          </table:table-cell>
          <table:table-cell office:value-type="float" office:value="22005" table:style-name="ce19">
            <text:p>22005</text:p>
          </table:table-cell>
          <table:table-cell office:value-type="float" office:value="24838" table:style-name="ce19">
            <text:p>24838</text:p>
          </table:table-cell>
          <table:table-cell office:value-type="float" office:value="130716" table:style-name="ce19">
            <text:p>130716</text:p>
          </table:table-cell>
          <table:table-cell office:value-type="float" office:value="36203" table:style-name="ce19">
            <text:p>36203</text:p>
          </table:table-cell>
          <table:table-cell office:value-type="float" office:value="23049" table:style-name="ce19">
            <text:p>23049</text:p>
          </table:table-cell>
          <table:table-cell office:value-type="float" office:value="26305" table:style-name="ce19">
            <text:p>26305</text:p>
          </table:table-cell>
          <table:table-cell office:value-type="float" office:value="26970" table:style-name="ce19">
            <text:p>26970</text:p>
          </table:table-cell>
          <table:table-cell office:value-type="float" office:value="36835" table:style-name="ce19">
            <text:p>36835</text:p>
          </table:table-cell>
          <table:table-cell office:value-type="float" office:value="29640" table:style-name="ce19">
            <text:p>29640</text:p>
          </table:table-cell>
          <table:table-cell office:value-type="float" office:value="24980" table:style-name="ce19">
            <text:p>24980</text:p>
          </table:table-cell>
          <table:table-cell office:value-type="float" office:value="13558" table:style-name="ce19">
            <text:p>13558</text:p>
          </table:table-cell>
          <table:table-cell office:value-type="float" office:value="31760" table:style-name="ce19">
            <text:p>31760</text:p>
          </table:table-cell>
          <table:table-cell office:value-type="float" office:value="7966" table:style-name="ce19">
            <text:p>7966</text:p>
          </table:table-cell>
          <table:table-cell office:value-type="float" office:value="9914" table:style-name="ce19">
            <text:p>9914</text:p>
          </table:table-cell>
          <table:table-cell office:value-type="float" office:value="17840" table:style-name="ce19">
            <text:p>17840</text:p>
          </table:table-cell>
          <table:table-cell office:value-type="float" office:value="6882" table:style-name="ce19">
            <text:p>6882</text:p>
          </table:table-cell>
          <table:table-cell office:value-type="float" office:value="3538" table:style-name="ce19">
            <text:p>3538</text:p>
          </table:table-cell>
          <table:table-cell office:value-type="float" office:value="2968" table:style-name="ce19">
            <text:p>2968</text:p>
          </table:table-cell>
          <table:table-cell office:value-type="float" office:value="13927" table:style-name="ce19">
            <text:p>13927</text:p>
          </table:table-cell>
          <table:table-cell office:value-type="float" office:value="9976" table:style-name="ce19">
            <text:p>9976</text:p>
          </table:table-cell>
          <table:table-cell office:value-type="float" office:value="7047" table:style-name="ce19">
            <text:p>7047</text:p>
          </table:table-cell>
          <table:table-cell office:value-type="float" office:value="38332" table:style-name="ce19">
            <text:p>38332</text:p>
          </table:table-cell>
          <table:table-cell office:value-type="float" office:value="7638" table:style-name="ce19">
            <text:p>7638</text:p>
          </table:table-cell>
          <table:table-cell office:value-type="float" office:value="11119" table:style-name="ce19">
            <text:p>11119</text:p>
          </table:table-cell>
          <table:table-cell office:value-type="float" office:value="7155" table:style-name="ce19">
            <text:p>7155</text:p>
          </table:table-cell>
          <table:table-cell office:value-type="float" office:value="21350" table:style-name="ce19">
            <text:p>21350</text:p>
          </table:table-cell>
          <table:table-cell office:value-type="float" office:value="22717" table:style-name="ce19">
            <text:p>22717</text:p>
          </table:table-cell>
          <table:table-cell office:value-type="float" office:value="28560" table:style-name="ce19">
            <text:p>28560</text:p>
          </table:table-cell>
          <table:table-cell office:value-type="float" office:value="35019" table:style-name="ce19">
            <text:p>35019</text:p>
          </table:table-cell>
          <table:table-cell office:value-type="float" office:value="42831" table:style-name="ce19">
            <text:p>42831</text:p>
          </table:table-cell>
          <table:table-cell office:value-type="float" office:value="25863" table:style-name="ce19">
            <text:p>25863</text:p>
          </table:table-cell>
          <table:table-cell office:value-type="float" office:value="29741" table:style-name="ce19">
            <text:p>29741</text:p>
          </table:table-cell>
          <table:table-cell office:value-type="float" office:value="65268" table:style-name="ce19">
            <text:p>65268</text:p>
          </table:table-cell>
          <table:table-cell office:value-type="float" office:value="23023" table:style-name="ce19">
            <text:p>23023</text:p>
          </table:table-cell>
          <table:table-cell office:value-type="float" office:value="32350" table:style-name="ce19">
            <text:p>32350</text:p>
          </table:table-cell>
          <table:table-cell office:value-type="float" office:value="36096" table:style-name="ce19">
            <text:p>36096</text:p>
          </table:table-cell>
          <table:table-cell office:value-type="float" office:value="21050" table:style-name="ce18">
            <text:p>21050</text:p>
          </table:table-cell>
          <table:table-cell office:value-type="float" office:value="55313" table:style-name="ce20">
            <text:p>55313</text:p>
          </table:table-cell>
          <table:table-cell office:value-type="float" office:value="20368" table:style-name="ce19">
            <text:p>20368</text:p>
          </table:table-cell>
          <table:table-cell office:value-type="float" office:value="17072" table:style-name="ce19">
            <text:p>17072</text:p>
          </table:table-cell>
          <table:table-cell office:value-type="float" office:value="14739" table:style-name="ce19">
            <text:p>14739</text:p>
          </table:table-cell>
          <table:table-cell office:value-type="float" office:value="15386" table:style-name="ce19">
            <text:p>15386</text:p>
          </table:table-cell>
          <table:table-cell office:value-type="float" office:value="12359" table:style-name="ce19">
            <text:p>12359</text:p>
          </table:table-cell>
          <table:table-cell office:value-type="float" office:value="27839" table:style-name="ce19">
            <text:p>27839</text:p>
          </table:table-cell>
          <table:table-cell office:value-type="float" office:value="16935" table:style-name="ce19">
            <text:p>16935</text:p>
          </table:table-cell>
          <table:table-cell office:value-type="float" office:value="7992" table:style-name="ce19">
            <text:p>7992</text:p>
          </table:table-cell>
          <table:table-cell office:value-type="float" office:value="8308" table:style-name="ce19">
            <text:p>8308</text:p>
          </table:table-cell>
          <table:table-cell office:value-type="float" office:value="38054" table:style-name="ce19">
            <text:p>38054</text:p>
          </table:table-cell>
          <table:table-cell office:value-type="float" office:value="23850" table:style-name="ce19">
            <text:p>23850</text:p>
          </table:table-cell>
          <table:table-cell office:value-type="float" office:value="22478" table:style-name="ce19">
            <text:p>22478</text:p>
          </table:table-cell>
          <table:table-cell office:value-type="float" office:value="24216" table:style-name="ce19">
            <text:p>24216</text:p>
          </table:table-cell>
          <table:table-cell office:value-type="float" office:value="12691" table:style-name="ce19">
            <text:p>12691</text:p>
          </table:table-cell>
          <table:table-cell office:value-type="float" office:value="10979" table:style-name="ce19">
            <text:p>10979</text:p>
          </table:table-cell>
          <table:table-cell office:value-type="float" office:value="5327" table:style-name="ce19">
            <text:p>5327</text:p>
          </table:table-cell>
          <table:table-cell office:value-type="float" office:value="4673" table:style-name="ce19">
            <text:p>4673</text:p>
          </table:table-cell>
          <table:table-cell office:value-type="float" office:value="4752" table:style-name="ce19">
            <text:p>4752</text:p>
          </table:table-cell>
          <table:table-cell office:value-type="float" office:value="10167" table:style-name="ce19">
            <text:p>10167</text:p>
          </table:table-cell>
          <table:table-cell office:value-type="float" office:value="9070" table:style-name="ce19">
            <text:p>9070</text:p>
          </table:table-cell>
          <table:table-cell office:value-type="float" office:value="13610" table:style-name="ce19">
            <text:p>13610</text:p>
          </table:table-cell>
          <table:table-cell office:value-type="float" office:value="17902" table:style-name="ce19">
            <text:p>17902</text:p>
          </table:table-cell>
          <table:table-cell office:value-type="float" office:value="28029" table:style-name="ce19">
            <text:p>28029</text:p>
          </table:table-cell>
          <table:table-cell office:value-type="float" office:value="25280" table:style-name="ce19">
            <text:p>25280</text:p>
          </table:table-cell>
          <table:table-cell office:value-type="float" office:value="13028" table:style-name="ce19">
            <text:p>13028</text:p>
          </table:table-cell>
          <table:table-cell office:value-type="float" office:value="12726" table:style-name="ce19">
            <text:p>12726</text:p>
          </table:table-cell>
          <table:table-cell office:value-type="float" office:value="11834" table:style-name="ce19">
            <text:p>11834</text:p>
          </table:table-cell>
          <table:table-cell office:value-type="float" office:value="12580" table:style-name="ce19">
            <text:p>12580</text:p>
          </table:table-cell>
          <table:table-cell office:value-type="float" office:value="11648" table:style-name="ce19">
            <text:p>11648</text:p>
          </table:table-cell>
          <table:table-cell office:value-type="float" office:value="9998" table:style-name="ce19">
            <text:p>9998</text:p>
          </table:table-cell>
          <table:table-cell office:value-type="float" office:value="9267" table:style-name="ce19">
            <text:p>9267</text:p>
          </table:table-cell>
          <table:table-cell office:value-type="float" office:value="78629" table:formula="of:=SUM([進站資料.D5];[出站資料.D5])" table:style-name="ce19">
            <text:p>78629</text:p>
          </table:table-cell>
          <table:table-cell office:value-type="float" office:value="90541" table:formula="of:=SUM([進站資料.E5];[出站資料.E5])" table:style-name="ce19">
            <text:p>90541</text:p>
          </table:table-cell>
          <table:table-cell office:value-type="float" office:value="51895" table:formula="of:=SUM([進站資料.F5];[出站資料.F5])" table:style-name="ce19">
            <text:p>51895</text:p>
          </table:table-cell>
          <table:table-cell office:value-type="float" office:value="30811" table:formula="of:=SUM([進站資料.G5];[出站資料.G5])" table:style-name="ce19">
            <text:p>30811</text:p>
          </table:table-cell>
          <table:table-cell office:value-type="float" office:value="23622" table:formula="of:=SUM([進站資料.H5];[出站資料.H5])" table:style-name="ce19">
            <text:p>23622</text:p>
          </table:table-cell>
          <table:table-cell office:value-type="float" office:value="8116" table:formula="of:=SUM([進站資料.I5];[出站資料.I5])" table:style-name="ce19">
            <text:p>8116</text:p>
          </table:table-cell>
          <table:table-cell office:value-type="float" office:value="6122" table:formula="of:=SUM([進站資料.J5];[出站資料.J5])" table:style-name="ce19">
            <text:p>6122</text:p>
          </table:table-cell>
          <table:table-cell office:value-type="float" office:value="30632" table:formula="of:=SUM([進站資料.K5];[出站資料.K5])" table:style-name="ce19">
            <text:p>30632</text:p>
          </table:table-cell>
          <table:table-cell office:value-type="float" office:value="4736" table:formula="of:=SUM([進站資料.L5];[出站資料.L5])" table:style-name="ce19">
            <text:p>4736</text:p>
          </table:table-cell>
          <table:table-cell office:value-type="float" office:value="9415" table:formula="of:=SUM([進站資料.M5];[出站資料.M5])" table:style-name="ce19">
            <text:p>9415</text:p>
          </table:table-cell>
          <table:table-cell office:value-type="float" office:value="14957" table:formula="of:=SUM([進站資料.N5];[出站資料.N5])" table:style-name="ce19">
            <text:p>14957</text:p>
          </table:table-cell>
          <table:table-cell office:value-type="float" office:value="21024" table:formula="of:=SUM([進站資料.O5];[出站資料.O5])" table:style-name="ce19">
            <text:p>21024</text:p>
          </table:table-cell>
          <table:table-cell office:value-type="float" office:value="21665" table:formula="of:=SUM([進站資料.P5];[出站資料.P5])" table:style-name="ce19">
            <text:p>21665</text:p>
          </table:table-cell>
          <table:table-cell office:value-type="float" office:value="37281" table:formula="of:=SUM([進站資料.Q5];[出站資料.Q5])" table:style-name="ce19">
            <text:p>37281</text:p>
          </table:table-cell>
          <table:table-cell office:value-type="float" office:value="31774" table:formula="of:=SUM([進站資料.R5];[出站資料.R5])" table:style-name="ce19">
            <text:p>31774</text:p>
          </table:table-cell>
          <table:table-cell office:value-type="float" office:value="11418" table:formula="of:=SUM([進站資料.S5];[出站資料.S5])" table:style-name="ce19">
            <text:p>11418</text:p>
          </table:table-cell>
          <table:table-cell office:value-type="float" office:value="16498" table:formula="of:=SUM([進站資料.T5];[出站資料.T5])" table:style-name="ce19">
            <text:p>16498</text:p>
          </table:table-cell>
          <table:table-cell office:value-type="float" office:value="6905" table:formula="of:=SUM([進站資料.U5];[出站資料.U5])" table:style-name="ce19">
            <text:p>6905</text:p>
          </table:table-cell>
          <table:table-cell office:value-type="float" office:value="17395" table:formula="of:=SUM([進站資料.V5];[出站資料.V5])" table:style-name="ce19">
            <text:p>17395</text:p>
          </table:table-cell>
          <table:table-cell office:value-type="float" office:value="17097" table:formula="of:=SUM([進站資料.W5];[出站資料.W5])" table:style-name="ce19">
            <text:p>17097</text:p>
          </table:table-cell>
          <table:table-cell office:value-type="float" office:value="9789" table:formula="of:=SUM([進站資料.X5];[出站資料.X5])" table:style-name="ce19">
            <text:p>9789</text:p>
          </table:table-cell>
          <table:table-cell office:value-type="float" office:value="55248" table:formula="of:=SUM([進站資料.Y5];[出站資料.Y5])" table:style-name="ce19">
            <text:p>55248</text:p>
          </table:table-cell>
          <table:table-cell office:value-type="float" office:value="4624" table:formula="of:=SUM([進站資料.Z5];[出站資料.Z5])" table:style-name="ce19">
            <text:p>4624</text:p>
          </table:table-cell>
          <table:table-cell office:value-type="float" office:value="25841" table:formula="of:=SUM([進站資料.AA5];[出站資料.AA5])" table:style-name="ce19">
            <text:p>25841</text:p>
          </table:table-cell>
          <table:table-cell office:value-type="float" office:value="22989" table:formula="of:=SUM([進站資料.AB5];[出站資料.AB5])" table:style-name="ce19">
            <text:p>22989</text:p>
          </table:table-cell>
          <table:table-cell office:value-type="float" office:value="33499" table:formula="of:=SUM([進站資料.AC5];[出站資料.AC5])" table:style-name="ce19">
            <text:p>33499</text:p>
          </table:table-cell>
          <table:table-cell office:value-type="float" office:value="43203" table:formula="of:=SUM([進站資料.AD5];[出站資料.AD5])" table:style-name="ce19">
            <text:p>43203</text:p>
          </table:table-cell>
          <table:table-cell office:value-type="float" office:value="33916" table:formula="of:=SUM([進站資料.AE5];[出站資料.AE5])" table:style-name="ce19">
            <text:p>33916</text:p>
          </table:table-cell>
          <table:table-cell office:value-type="float" office:value="18297" table:formula="of:=SUM([進站資料.AF5];[出站資料.AF5])" table:style-name="ce19">
            <text:p>18297</text:p>
          </table:table-cell>
          <table:table-cell office:value-type="float" office:value="54857" table:formula="of:=SUM([進站資料.AG5];[出站資料.AG5])" table:style-name="ce19">
            <text:p>54857</text:p>
          </table:table-cell>
          <table:table-cell office:value-type="float" office:value="36108" table:formula="of:=SUM([進站資料.AH5];[出站資料.AH5])" table:style-name="ce19">
            <text:p>36108</text:p>
          </table:table-cell>
          <table:table-cell office:value-type="float" office:value="66704" table:formula="of:=SUM([進站資料.AI5];[出站資料.AI5])" table:style-name="ce19">
            <text:p>66704</text:p>
          </table:table-cell>
          <table:table-cell office:value-type="float" office:value="59152" table:formula="of:=SUM([進站資料.AJ5];[出站資料.AJ5])" table:style-name="ce19">
            <text:p>59152</text:p>
          </table:table-cell>
          <table:table-cell office:value-type="float" office:value="20457" table:formula="of:=SUM([進站資料.AK5];[出站資料.AK5])" table:style-name="ce19">
            <text:p>20457</text:p>
          </table:table-cell>
          <table:table-cell office:value-type="float" office:value="72353" table:formula="of:=SUM([進站資料.AL5];[出站資料.AL5])" table:style-name="ce19">
            <text:p>72353</text:p>
          </table:table-cell>
          <table:table-cell office:value-type="float" office:value="53953" table:formula="of:=SUM([進站資料.AM5];[出站資料.AM5])" table:style-name="ce19">
            <text:p>53953</text:p>
          </table:table-cell>
          <table:table-cell office:value-type="float" office:value="50722" table:formula="of:=SUM([進站資料.AN5];[出站資料.AN5])" table:style-name="ce19">
            <text:p>50722</text:p>
          </table:table-cell>
          <table:table-cell office:value-type="float" office:value="43144" table:formula="of:=SUM([進站資料.AO5];[出站資料.AO5])" table:style-name="ce19">
            <text:p>43144</text:p>
          </table:table-cell>
          <table:table-cell office:value-type="float" office:value="51400" table:formula="of:=SUM([進站資料.AP5];[出站資料.AP5])" table:style-name="ce19">
            <text:p>51400</text:p>
          </table:table-cell>
          <table:table-cell office:value-type="float" office:value="260537" table:formula="of:=SUM([進站資料.AQ5];[出站資料.AQ5])" table:style-name="ce19">
            <text:p>260537</text:p>
          </table:table-cell>
          <table:table-cell office:value-type="float" office:value="72806" table:formula="of:=SUM([進站資料.AR5];[出站資料.AR5])" table:style-name="ce19">
            <text:p>72806</text:p>
          </table:table-cell>
          <table:table-cell office:value-type="float" office:value="47698" table:formula="of:=SUM([進站資料.AS5];[出站資料.AS5])" table:style-name="ce19">
            <text:p>47698</text:p>
          </table:table-cell>
          <table:table-cell office:value-type="float" office:value="51108" table:formula="of:=SUM([進站資料.AT5];[出站資料.AT5])" table:style-name="ce19">
            <text:p>51108</text:p>
          </table:table-cell>
          <table:table-cell office:value-type="float" office:value="54545" table:formula="of:=SUM([進站資料.AU5];[出站資料.AU5])" table:style-name="ce19">
            <text:p>54545</text:p>
          </table:table-cell>
          <table:table-cell office:value-type="float" office:value="72596" table:formula="of:=SUM([進站資料.AV5];[出站資料.AV5])" table:style-name="ce19">
            <text:p>72596</text:p>
          </table:table-cell>
          <table:table-cell office:value-type="float" office:value="58860" table:formula="of:=SUM([進站資料.AW5];[出站資料.AW5])" table:style-name="ce19">
            <text:p>58860</text:p>
          </table:table-cell>
          <table:table-cell office:value-type="float" office:value="50411" table:formula="of:=SUM([進站資料.AX5];[出站資料.AX5])" table:style-name="ce19">
            <text:p>50411</text:p>
          </table:table-cell>
          <table:table-cell office:value-type="float" office:value="26410" table:formula="of:=SUM([進站資料.AY5];[出站資料.AY5])" table:style-name="ce19">
            <text:p>26410</text:p>
          </table:table-cell>
          <table:table-cell office:value-type="float" office:value="64766" table:formula="of:=SUM([進站資料.AZ5];[出站資料.AZ5])" table:style-name="ce19">
            <text:p>64766</text:p>
          </table:table-cell>
          <table:table-cell office:value-type="float" office:value="15325" table:formula="of:=SUM([進站資料.BA5];[出站資料.BA5])" table:style-name="ce19">
            <text:p>15325</text:p>
          </table:table-cell>
          <table:table-cell office:value-type="float" office:value="18531" table:formula="of:=SUM([進站資料.BB5];[出站資料.BB5])" table:style-name="ce19">
            <text:p>18531</text:p>
          </table:table-cell>
          <table:table-cell office:value-type="float" office:value="37233" table:formula="of:=SUM([進站資料.BC5];[出站資料.BC5])" table:style-name="ce19">
            <text:p>37233</text:p>
          </table:table-cell>
          <table:table-cell office:value-type="float" office:value="13260" table:formula="of:=SUM([進站資料.BD5];[出站資料.BD5])" table:style-name="ce19">
            <text:p>13260</text:p>
          </table:table-cell>
          <table:table-cell office:value-type="float" office:value="7037" table:formula="of:=SUM([進站資料.BE5];[出站資料.BE5])" table:style-name="ce19">
            <text:p>7037</text:p>
          </table:table-cell>
          <table:table-cell office:value-type="float" office:value="6070" table:formula="of:=SUM([進站資料.BF5];[出站資料.BF5])" table:style-name="ce19">
            <text:p>6070</text:p>
          </table:table-cell>
          <table:table-cell office:value-type="float" office:value="28341" table:formula="of:=SUM([進站資料.BG5];[出站資料.BG5])" table:style-name="ce19">
            <text:p>28341</text:p>
          </table:table-cell>
          <table:table-cell office:value-type="float" office:value="20277" table:formula="of:=SUM([進站資料.BH5];[出站資料.BH5])" table:style-name="ce19">
            <text:p>20277</text:p>
          </table:table-cell>
          <table:table-cell office:value-type="float" office:value="13697" table:formula="of:=SUM([進站資料.BI5];[出站資料.BI5])" table:style-name="ce19">
            <text:p>13697</text:p>
          </table:table-cell>
          <table:table-cell office:value-type="float" office:value="75877" table:formula="of:=SUM([進站資料.BJ5];[出站資料.BJ5])" table:style-name="ce19">
            <text:p>75877</text:p>
          </table:table-cell>
          <table:table-cell office:value-type="float" office:value="14795" table:formula="of:=SUM([進站資料.BK5];[出站資料.BK5])" table:style-name="ce19">
            <text:p>14795</text:p>
          </table:table-cell>
          <table:table-cell office:value-type="float" office:value="22920" table:formula="of:=SUM([進站資料.BL5];[出站資料.BL5])" table:style-name="ce19">
            <text:p>22920</text:p>
          </table:table-cell>
          <table:table-cell office:value-type="float" office:value="14134" table:formula="of:=SUM([進站資料.BM5];[出站資料.BM5])" table:style-name="ce19">
            <text:p>14134</text:p>
          </table:table-cell>
          <table:table-cell office:value-type="float" office:value="43197" table:formula="of:=SUM([進站資料.BN5];[出站資料.BN5])" table:style-name="ce19">
            <text:p>43197</text:p>
          </table:table-cell>
          <table:table-cell office:value-type="float" office:value="43243" table:formula="of:=SUM([進站資料.BO5];[出站資料.BO5])" table:style-name="ce19">
            <text:p>43243</text:p>
          </table:table-cell>
          <table:table-cell office:value-type="float" office:value="55463" table:formula="of:=SUM([進站資料.BP5];[出站資料.BP5])" table:style-name="ce19">
            <text:p>55463</text:p>
          </table:table-cell>
          <table:table-cell office:value-type="float" office:value="73042" table:formula="of:=SUM([進站資料.BQ5];[出站資料.BQ5])" table:style-name="ce19">
            <text:p>73042</text:p>
          </table:table-cell>
          <table:table-cell office:value-type="float" office:value="82911" table:formula="of:=SUM([進站資料.BR5];[出站資料.BR5])" table:style-name="ce19">
            <text:p>82911</text:p>
          </table:table-cell>
          <table:table-cell office:value-type="float" office:value="52258" table:formula="of:=SUM([進站資料.BS5];[出站資料.BS5])" table:style-name="ce19">
            <text:p>52258</text:p>
          </table:table-cell>
          <table:table-cell office:value-type="float" office:value="57765" table:formula="of:=SUM([進站資料.BT5];[出站資料.BT5])" table:style-name="ce19">
            <text:p>57765</text:p>
          </table:table-cell>
          <table:table-cell office:value-type="float" office:value="130945" table:formula="of:=SUM([進站資料.BU5];[出站資料.BU5])" table:style-name="ce19">
            <text:p>130945</text:p>
          </table:table-cell>
          <table:table-cell office:value-type="float" office:value="47373" table:formula="of:=SUM([進站資料.BV5];[出站資料.BV5])" table:style-name="ce19">
            <text:p>47373</text:p>
          </table:table-cell>
          <table:table-cell office:value-type="float" office:value="63810" table:formula="of:=SUM([進站資料.BW5];[出站資料.BW5])" table:style-name="ce19">
            <text:p>63810</text:p>
          </table:table-cell>
          <table:table-cell office:value-type="float" office:value="74423" table:formula="of:=SUM([進站資料.BX5];[出站資料.BX5])" table:style-name="ce19">
            <text:p>74423</text:p>
          </table:table-cell>
          <table:table-cell office:value-type="float" office:value="43149" table:formula="of:=SUM([進站資料.BY5];[出站資料.BY5])" table:style-name="ce19">
            <text:p>43149</text:p>
          </table:table-cell>
          <table:table-cell office:value-type="float" office:value="112211" table:formula="of:=SUM([進站資料.BZ5];[出站資料.BZ5])" table:style-name="ce19">
            <text:p>112211</text:p>
          </table:table-cell>
          <table:table-cell office:value-type="float" office:value="40808" table:formula="of:=SUM([進站資料.CA5];[出站資料.CA5])" table:style-name="ce19">
            <text:p>40808</text:p>
          </table:table-cell>
          <table:table-cell office:value-type="float" office:value="34084" table:formula="of:=SUM([進站資料.CB5];[出站資料.CB5])" table:style-name="ce19">
            <text:p>34084</text:p>
          </table:table-cell>
          <table:table-cell office:value-type="float" office:value="30195" table:formula="of:=SUM([進站資料.CC5];[出站資料.CC5])" table:style-name="ce19">
            <text:p>30195</text:p>
          </table:table-cell>
          <table:table-cell office:value-type="float" office:value="30186" table:formula="of:=SUM([進站資料.CD5];[出站資料.CD5])" table:style-name="ce19">
            <text:p>30186</text:p>
          </table:table-cell>
          <table:table-cell office:value-type="float" office:value="23392" table:formula="of:=SUM([進站資料.CE5];[出站資料.CE5])" table:style-name="ce19">
            <text:p>23392</text:p>
          </table:table-cell>
          <table:table-cell office:value-type="float" office:value="55880" table:formula="of:=SUM([進站資料.CF5];[出站資料.CF5])" table:style-name="ce19">
            <text:p>55880</text:p>
          </table:table-cell>
          <table:table-cell office:value-type="float" office:value="34835" table:formula="of:=SUM([進站資料.CG5];[出站資料.CG5])" table:style-name="ce19">
            <text:p>34835</text:p>
          </table:table-cell>
          <table:table-cell office:value-type="float" office:value="15494" table:formula="of:=SUM([進站資料.CH5];[出站資料.CH5])" table:style-name="ce19">
            <text:p>15494</text:p>
          </table:table-cell>
          <table:table-cell office:value-type="float" office:value="16620" table:formula="of:=SUM([進站資料.CI5];[出站資料.CI5])" table:style-name="ce19">
            <text:p>16620</text:p>
          </table:table-cell>
          <table:table-cell office:value-type="float" office:value="77780" table:formula="of:=SUM([進站資料.CJ5];[出站資料.CJ5])" table:style-name="ce19">
            <text:p>77780</text:p>
          </table:table-cell>
          <table:table-cell office:value-type="float" office:value="48532" table:formula="of:=SUM([進站資料.CK5];[出站資料.CK5])" table:style-name="ce19">
            <text:p>48532</text:p>
          </table:table-cell>
          <table:table-cell office:value-type="float" office:value="46026" table:formula="of:=SUM([進站資料.CL5];[出站資料.CL5])" table:style-name="ce19">
            <text:p>46026</text:p>
          </table:table-cell>
          <table:table-cell office:value-type="float" office:value="47033" table:formula="of:=SUM([進站資料.CM5];[出站資料.CM5])" table:style-name="ce19">
            <text:p>47033</text:p>
          </table:table-cell>
          <table:table-cell office:value-type="float" office:value="26249" table:formula="of:=SUM([進站資料.CN5];[出站資料.CN5])" table:style-name="ce19">
            <text:p>26249</text:p>
          </table:table-cell>
          <table:table-cell office:value-type="float" office:value="22791" table:formula="of:=SUM([進站資料.CO5];[出站資料.CO5])" table:style-name="ce19">
            <text:p>22791</text:p>
          </table:table-cell>
          <table:table-cell office:value-type="float" office:value="9960" table:formula="of:=SUM([進站資料.CP5];[出站資料.CP5])" table:style-name="ce19">
            <text:p>9960</text:p>
          </table:table-cell>
          <table:table-cell office:value-type="float" office:value="9111" table:formula="of:=SUM([進站資料.CQ5];[出站資料.CQ5])" table:style-name="ce19">
            <text:p>9111</text:p>
          </table:table-cell>
          <table:table-cell office:value-type="float" office:value="9517" table:formula="of:=SUM([進站資料.CR5];[出站資料.CR5])" table:style-name="ce19">
            <text:p>9517</text:p>
          </table:table-cell>
          <table:table-cell office:value-type="float" office:value="20139" table:formula="of:=SUM([進站資料.CS5];[出站資料.CS5])" table:style-name="ce19">
            <text:p>20139</text:p>
          </table:table-cell>
          <table:table-cell office:value-type="float" office:value="18284" table:formula="of:=SUM([進站資料.CT5];[出站資料.CT5])" table:style-name="ce19">
            <text:p>18284</text:p>
          </table:table-cell>
          <table:table-cell office:value-type="float" office:value="25620" table:formula="of:=SUM([進站資料.CU5];[出站資料.CU5])" table:style-name="ce19">
            <text:p>25620</text:p>
          </table:table-cell>
          <table:table-cell office:value-type="float" office:value="35703" table:formula="of:=SUM([進站資料.CV5];[出站資料.CV5])" table:style-name="ce19">
            <text:p>35703</text:p>
          </table:table-cell>
          <table:table-cell office:value-type="float" office:value="57376" table:formula="of:=SUM([進站資料.CW5];[出站資料.CW5])" table:style-name="ce19">
            <text:p>57376</text:p>
          </table:table-cell>
          <table:table-cell office:value-type="float" office:value="50888" table:formula="of:=SUM([進站資料.CX5];[出站資料.CX5])" table:style-name="ce19">
            <text:p>50888</text:p>
          </table:table-cell>
          <table:table-cell office:value-type="float" office:value="24891" table:formula="of:=SUM([進站資料.CY5];[出站資料.CY5])" table:style-name="ce19">
            <text:p>24891</text:p>
          </table:table-cell>
          <table:table-cell office:value-type="float" office:value="25709" table:formula="of:=SUM([進站資料.CZ5];[出站資料.CZ5])" table:style-name="ce19">
            <text:p>25709</text:p>
          </table:table-cell>
          <table:table-cell office:value-type="float" office:value="24234" table:formula="of:=SUM([進站資料.DA5];[出站資料.DA5])" table:style-name="ce19">
            <text:p>24234</text:p>
          </table:table-cell>
          <table:table-cell office:value-type="float" office:value="24398" table:formula="of:=SUM([進站資料.DB5];[出站資料.DB5])" table:style-name="ce19">
            <text:p>24398</text:p>
          </table:table-cell>
          <table:table-cell office:value-type="float" office:value="23474" table:formula="of:=SUM([進站資料.DC5];[出站資料.DC5])" table:style-name="ce19">
            <text:p>23474</text:p>
          </table:table-cell>
          <table:table-cell office:value-type="float" office:value="19313" table:formula="of:=SUM([進站資料.DD5];[出站資料.DD5])" table:style-name="ce19">
            <text:p>19313</text:p>
          </table:table-cell>
          <table:table-cell office:value-type="float" office:value="17660" table:formula="of:=SUM([進站資料.DE5];[出站資料.DE5])" table:style-name="ce19">
            <text:p>17660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5" table:style-name="ce19">
            <text:p>5</text:p>
          </table:table-cell>
          <table:table-cell office:value-type="float" office:value="10867" table:formula="of:=SUM([進站資料.B6];[出站資料.B6])" table:style-name="ce19">
            <text:p>10867</text:p>
          </table:table-cell>
          <table:table-cell office:value-type="float" office:value="33272" table:formula="of:=SUM([進站資料.C6];[出站資料.C6])" table:style-name="ce19">
            <text:p>33272</text:p>
          </table:table-cell>
          <table:table-cell office:value-type="float" office:value="46398" table:style-name="ce19">
            <text:p>46398</text:p>
          </table:table-cell>
          <table:table-cell office:value-type="float" office:value="26343" table:style-name="ce19">
            <text:p>26343</text:p>
          </table:table-cell>
          <table:table-cell office:value-type="float" office:value="15947" table:style-name="ce19">
            <text:p>15947</text:p>
          </table:table-cell>
          <table:table-cell office:value-type="float" office:value="12248" table:style-name="ce19">
            <text:p>12248</text:p>
          </table:table-cell>
          <table:table-cell office:value-type="float" office:value="4290" table:style-name="ce19">
            <text:p>4290</text:p>
          </table:table-cell>
          <table:table-cell office:value-type="float" office:value="3170" table:style-name="ce19">
            <text:p>3170</text:p>
          </table:table-cell>
          <table:table-cell office:value-type="float" office:value="15848" table:style-name="ce19">
            <text:p>15848</text:p>
          </table:table-cell>
          <table:table-cell office:value-type="float" office:value="2611" table:style-name="ce19">
            <text:p>2611</text:p>
          </table:table-cell>
          <table:table-cell office:value-type="float" office:value="4807" table:style-name="ce19">
            <text:p>4807</text:p>
          </table:table-cell>
          <table:table-cell office:value-type="float" office:value="7235" table:style-name="ce19">
            <text:p>7235</text:p>
          </table:table-cell>
          <table:table-cell office:value-type="float" office:value="10595" table:style-name="ce19">
            <text:p>10595</text:p>
          </table:table-cell>
          <table:table-cell office:value-type="float" office:value="11090" table:style-name="ce19">
            <text:p>11090</text:p>
          </table:table-cell>
          <table:table-cell office:value-type="float" office:value="18001" table:style-name="ce19">
            <text:p>18001</text:p>
          </table:table-cell>
          <table:table-cell office:value-type="float" office:value="15787" table:style-name="ce19">
            <text:p>15787</text:p>
          </table:table-cell>
          <table:table-cell office:value-type="float" office:value="5569" table:style-name="ce19">
            <text:p>5569</text:p>
          </table:table-cell>
          <table:table-cell office:value-type="float" office:value="8282" table:style-name="ce19">
            <text:p>8282</text:p>
          </table:table-cell>
          <table:table-cell office:value-type="float" office:value="3459" table:style-name="ce19">
            <text:p>3459</text:p>
          </table:table-cell>
          <table:table-cell office:value-type="float" office:value="8660" table:style-name="ce19">
            <text:p>8660</text:p>
          </table:table-cell>
          <table:table-cell office:value-type="float" office:value="8225" table:style-name="ce19">
            <text:p>8225</text:p>
          </table:table-cell>
          <table:table-cell office:value-type="float" office:value="4926" table:style-name="ce19">
            <text:p>4926</text:p>
          </table:table-cell>
          <table:table-cell office:value-type="float" office:value="29778" table:style-name="ce19">
            <text:p>29778</text:p>
          </table:table-cell>
          <table:table-cell office:value-type="float" office:value="2395" table:style-name="ce19">
            <text:p>2395</text:p>
          </table:table-cell>
          <table:table-cell office:value-type="float" office:value="13660" table:style-name="ce19">
            <text:p>13660</text:p>
          </table:table-cell>
          <table:table-cell office:value-type="float" office:value="11116" table:style-name="ce19">
            <text:p>11116</text:p>
          </table:table-cell>
          <table:table-cell office:value-type="float" office:value="16914" table:style-name="ce19">
            <text:p>16914</text:p>
          </table:table-cell>
          <table:table-cell office:value-type="float" office:value="22193" table:style-name="ce19">
            <text:p>22193</text:p>
          </table:table-cell>
          <table:table-cell office:value-type="float" office:value="16833" table:style-name="ce19">
            <text:p>16833</text:p>
          </table:table-cell>
          <table:table-cell office:value-type="float" office:value="9634" table:style-name="ce19">
            <text:p>9634</text:p>
          </table:table-cell>
          <table:table-cell office:value-type="float" office:value="27729" table:style-name="ce19">
            <text:p>27729</text:p>
          </table:table-cell>
          <table:table-cell office:value-type="float" office:value="18348" table:style-name="ce19">
            <text:p>18348</text:p>
          </table:table-cell>
          <table:table-cell office:value-type="float" office:value="33792" table:style-name="ce19">
            <text:p>33792</text:p>
          </table:table-cell>
          <table:table-cell office:value-type="float" office:value="30446" table:style-name="ce19">
            <text:p>30446</text:p>
          </table:table-cell>
          <table:table-cell office:value-type="float" office:value="9997" table:style-name="ce19">
            <text:p>9997</text:p>
          </table:table-cell>
          <table:table-cell office:value-type="float" office:value="36023" table:style-name="ce19">
            <text:p>36023</text:p>
          </table:table-cell>
          <table:table-cell office:value-type="float" office:value="27226" table:style-name="ce19">
            <text:p>27226</text:p>
          </table:table-cell>
          <table:table-cell office:value-type="float" office:value="25797" table:style-name="ce19">
            <text:p>25797</text:p>
          </table:table-cell>
          <table:table-cell office:value-type="float" office:value="22059" table:style-name="ce19">
            <text:p>22059</text:p>
          </table:table-cell>
          <table:table-cell office:value-type="float" office:value="24879" table:style-name="ce19">
            <text:p>24879</text:p>
          </table:table-cell>
          <table:table-cell office:value-type="float" office:value="132648" table:style-name="ce19">
            <text:p>132648</text:p>
          </table:table-cell>
          <table:table-cell office:value-type="float" office:value="36777" table:style-name="ce19">
            <text:p>36777</text:p>
          </table:table-cell>
          <table:table-cell office:value-type="float" office:value="22526" table:style-name="ce19">
            <text:p>22526</text:p>
          </table:table-cell>
          <table:table-cell office:value-type="float" office:value="26699" table:style-name="ce19">
            <text:p>26699</text:p>
          </table:table-cell>
          <table:table-cell office:value-type="float" office:value="27379" table:style-name="ce19">
            <text:p>27379</text:p>
          </table:table-cell>
          <table:table-cell office:value-type="float" office:value="35848" table:style-name="ce19">
            <text:p>35848</text:p>
          </table:table-cell>
          <table:table-cell office:value-type="float" office:value="29362" table:style-name="ce19">
            <text:p>29362</text:p>
          </table:table-cell>
          <table:table-cell office:value-type="float" office:value="23760" table:style-name="ce19">
            <text:p>23760</text:p>
          </table:table-cell>
          <table:table-cell office:value-type="float" office:value="13420" table:style-name="ce19">
            <text:p>13420</text:p>
          </table:table-cell>
          <table:table-cell office:value-type="float" office:value="32041" table:style-name="ce19">
            <text:p>32041</text:p>
          </table:table-cell>
          <table:table-cell office:value-type="float" office:value="7923" table:style-name="ce19">
            <text:p>7923</text:p>
          </table:table-cell>
          <table:table-cell office:value-type="float" office:value="10206" table:style-name="ce19">
            <text:p>10206</text:p>
          </table:table-cell>
          <table:table-cell office:value-type="float" office:value="17924" table:style-name="ce19">
            <text:p>17924</text:p>
          </table:table-cell>
          <table:table-cell office:value-type="float" office:value="6999" table:style-name="ce19">
            <text:p>6999</text:p>
          </table:table-cell>
          <table:table-cell office:value-type="float" office:value="3529" table:style-name="ce19">
            <text:p>3529</text:p>
          </table:table-cell>
          <table:table-cell office:value-type="float" office:value="2912" table:style-name="ce19">
            <text:p>2912</text:p>
          </table:table-cell>
          <table:table-cell office:value-type="float" office:value="14030" table:style-name="ce19">
            <text:p>14030</text:p>
          </table:table-cell>
          <table:table-cell office:value-type="float" office:value="10026" table:style-name="ce19">
            <text:p>10026</text:p>
          </table:table-cell>
          <table:table-cell office:value-type="float" office:value="7432" table:style-name="ce19">
            <text:p>7432</text:p>
          </table:table-cell>
          <table:table-cell office:value-type="float" office:value="38361" table:style-name="ce19">
            <text:p>38361</text:p>
          </table:table-cell>
          <table:table-cell office:value-type="float" office:value="7475" table:style-name="ce19">
            <text:p>7475</text:p>
          </table:table-cell>
          <table:table-cell office:value-type="float" office:value="11264" table:style-name="ce19">
            <text:p>11264</text:p>
          </table:table-cell>
          <table:table-cell office:value-type="float" office:value="7001" table:style-name="ce19">
            <text:p>7001</text:p>
          </table:table-cell>
          <table:table-cell office:value-type="float" office:value="21226" table:style-name="ce19">
            <text:p>21226</text:p>
          </table:table-cell>
          <table:table-cell office:value-type="float" office:value="22647" table:style-name="ce19">
            <text:p>22647</text:p>
          </table:table-cell>
          <table:table-cell office:value-type="float" office:value="28896" table:style-name="ce19">
            <text:p>28896</text:p>
          </table:table-cell>
          <table:table-cell office:value-type="float" office:value="35306" table:style-name="ce19">
            <text:p>35306</text:p>
          </table:table-cell>
          <table:table-cell office:value-type="float" office:value="43086" table:style-name="ce19">
            <text:p>43086</text:p>
          </table:table-cell>
          <table:table-cell office:value-type="float" office:value="26018" table:style-name="ce19">
            <text:p>26018</text:p>
          </table:table-cell>
          <table:table-cell office:value-type="float" office:value="29813" table:style-name="ce19">
            <text:p>29813</text:p>
          </table:table-cell>
          <table:table-cell office:value-type="float" office:value="65409" table:style-name="ce19">
            <text:p>65409</text:p>
          </table:table-cell>
          <table:table-cell office:value-type="float" office:value="23072" table:style-name="ce19">
            <text:p>23072</text:p>
          </table:table-cell>
          <table:table-cell office:value-type="float" office:value="33001" table:style-name="ce19">
            <text:p>33001</text:p>
          </table:table-cell>
          <table:table-cell office:value-type="float" office:value="37065" table:style-name="ce19">
            <text:p>37065</text:p>
          </table:table-cell>
          <table:table-cell office:value-type="float" office:value="20976" table:style-name="ce18">
            <text:p>20976</text:p>
          </table:table-cell>
          <table:table-cell office:value-type="float" office:value="56690" table:style-name="ce20">
            <text:p>56690</text:p>
          </table:table-cell>
          <table:table-cell office:value-type="float" office:value="20743" table:style-name="ce19">
            <text:p>20743</text:p>
          </table:table-cell>
          <table:table-cell office:value-type="float" office:value="17117" table:style-name="ce19">
            <text:p>17117</text:p>
          </table:table-cell>
          <table:table-cell office:value-type="float" office:value="14679" table:style-name="ce19">
            <text:p>14679</text:p>
          </table:table-cell>
          <table:table-cell office:value-type="float" office:value="15595" table:style-name="ce19">
            <text:p>15595</text:p>
          </table:table-cell>
          <table:table-cell office:value-type="float" office:value="12247" table:style-name="ce19">
            <text:p>12247</text:p>
          </table:table-cell>
          <table:table-cell office:value-type="float" office:value="27926" table:style-name="ce19">
            <text:p>27926</text:p>
          </table:table-cell>
          <table:table-cell office:value-type="float" office:value="17225" table:style-name="ce19">
            <text:p>17225</text:p>
          </table:table-cell>
          <table:table-cell office:value-type="float" office:value="8052" table:style-name="ce19">
            <text:p>8052</text:p>
          </table:table-cell>
          <table:table-cell office:value-type="float" office:value="8310" table:style-name="ce19">
            <text:p>8310</text:p>
          </table:table-cell>
          <table:table-cell office:value-type="float" office:value="38675" table:style-name="ce19">
            <text:p>38675</text:p>
          </table:table-cell>
          <table:table-cell office:value-type="float" office:value="24720" table:style-name="ce19">
            <text:p>24720</text:p>
          </table:table-cell>
          <table:table-cell office:value-type="float" office:value="22819" table:style-name="ce19">
            <text:p>22819</text:p>
          </table:table-cell>
          <table:table-cell office:value-type="float" office:value="24053" table:style-name="ce19">
            <text:p>24053</text:p>
          </table:table-cell>
          <table:table-cell office:value-type="float" office:value="12853" table:style-name="ce19">
            <text:p>12853</text:p>
          </table:table-cell>
          <table:table-cell office:value-type="float" office:value="11024" table:style-name="ce19">
            <text:p>11024</text:p>
          </table:table-cell>
          <table:table-cell office:value-type="float" office:value="5124" table:style-name="ce19">
            <text:p>5124</text:p>
          </table:table-cell>
          <table:table-cell office:value-type="float" office:value="4709" table:style-name="ce19">
            <text:p>4709</text:p>
          </table:table-cell>
          <table:table-cell office:value-type="float" office:value="4634" table:style-name="ce19">
            <text:p>4634</text:p>
          </table:table-cell>
          <table:table-cell office:value-type="float" office:value="10019" table:style-name="ce19">
            <text:p>10019</text:p>
          </table:table-cell>
          <table:table-cell office:value-type="float" office:value="8948" table:style-name="ce19">
            <text:p>8948</text:p>
          </table:table-cell>
          <table:table-cell office:value-type="float" office:value="13680" table:style-name="ce19">
            <text:p>13680</text:p>
          </table:table-cell>
          <table:table-cell office:value-type="float" office:value="18107" table:style-name="ce19">
            <text:p>18107</text:p>
          </table:table-cell>
          <table:table-cell office:value-type="float" office:value="29252" table:style-name="ce19">
            <text:p>29252</text:p>
          </table:table-cell>
          <table:table-cell office:value-type="float" office:value="25365" table:style-name="ce19">
            <text:p>25365</text:p>
          </table:table-cell>
          <table:table-cell office:value-type="float" office:value="13160" table:style-name="ce19">
            <text:p>13160</text:p>
          </table:table-cell>
          <table:table-cell office:value-type="float" office:value="12703" table:style-name="ce19">
            <text:p>12703</text:p>
          </table:table-cell>
          <table:table-cell office:value-type="float" office:value="11912" table:style-name="ce19">
            <text:p>11912</text:p>
          </table:table-cell>
          <table:table-cell office:value-type="float" office:value="12537" table:style-name="ce19">
            <text:p>12537</text:p>
          </table:table-cell>
          <table:table-cell office:value-type="float" office:value="11719" table:style-name="ce19">
            <text:p>11719</text:p>
          </table:table-cell>
          <table:table-cell office:value-type="float" office:value="10185" table:style-name="ce19">
            <text:p>10185</text:p>
          </table:table-cell>
          <table:table-cell office:value-type="float" office:value="9452" table:style-name="ce19">
            <text:p>9452</text:p>
          </table:table-cell>
          <table:table-cell office:value-type="float" office:value="80987" table:formula="of:=SUM([進站資料.D6];[出站資料.D6])" table:style-name="ce19">
            <text:p>80987</text:p>
          </table:table-cell>
          <table:table-cell office:value-type="float" office:value="93629" table:formula="of:=SUM([進站資料.E6];[出站資料.E6])" table:style-name="ce19">
            <text:p>93629</text:p>
          </table:table-cell>
          <table:table-cell office:value-type="float" office:value="52852" table:formula="of:=SUM([進站資料.F6];[出站資料.F6])" table:style-name="ce19">
            <text:p>52852</text:p>
          </table:table-cell>
          <table:table-cell office:value-type="float" office:value="31467" table:formula="of:=SUM([進站資料.G6];[出站資料.G6])" table:style-name="ce19">
            <text:p>31467</text:p>
          </table:table-cell>
          <table:table-cell office:value-type="float" office:value="23943" table:formula="of:=SUM([進站資料.H6];[出站資料.H6])" table:style-name="ce19">
            <text:p>23943</text:p>
          </table:table-cell>
          <table:table-cell office:value-type="float" office:value="8160" table:formula="of:=SUM([進站資料.I6];[出站資料.I6])" table:style-name="ce19">
            <text:p>8160</text:p>
          </table:table-cell>
          <table:table-cell office:value-type="float" office:value="6144" table:formula="of:=SUM([進站資料.J6];[出站資料.J6])" table:style-name="ce19">
            <text:p>6144</text:p>
          </table:table-cell>
          <table:table-cell office:value-type="float" office:value="32492" table:formula="of:=SUM([進站資料.K6];[出站資料.K6])" table:style-name="ce19">
            <text:p>32492</text:p>
          </table:table-cell>
          <table:table-cell office:value-type="float" office:value="4804" table:formula="of:=SUM([進站資料.L6];[出站資料.L6])" table:style-name="ce19">
            <text:p>4804</text:p>
          </table:table-cell>
          <table:table-cell office:value-type="float" office:value="9559" table:formula="of:=SUM([進站資料.M6];[出站資料.M6])" table:style-name="ce19">
            <text:p>9559</text:p>
          </table:table-cell>
          <table:table-cell office:value-type="float" office:value="14497" table:formula="of:=SUM([進站資料.N6];[出站資料.N6])" table:style-name="ce19">
            <text:p>14497</text:p>
          </table:table-cell>
          <table:table-cell office:value-type="float" office:value="21417" table:formula="of:=SUM([進站資料.O6];[出站資料.O6])" table:style-name="ce19">
            <text:p>21417</text:p>
          </table:table-cell>
          <table:table-cell office:value-type="float" office:value="21819" table:formula="of:=SUM([進站資料.P6];[出站資料.P6])" table:style-name="ce19">
            <text:p>21819</text:p>
          </table:table-cell>
          <table:table-cell office:value-type="float" office:value="37091" table:formula="of:=SUM([進站資料.Q6];[出站資料.Q6])" table:style-name="ce19">
            <text:p>37091</text:p>
          </table:table-cell>
          <table:table-cell office:value-type="float" office:value="31745" table:formula="of:=SUM([進站資料.R6];[出站資料.R6])" table:style-name="ce19">
            <text:p>31745</text:p>
          </table:table-cell>
          <table:table-cell office:value-type="float" office:value="11008" table:formula="of:=SUM([進站資料.S6];[出站資料.S6])" table:style-name="ce19">
            <text:p>11008</text:p>
          </table:table-cell>
          <table:table-cell office:value-type="float" office:value="16408" table:formula="of:=SUM([進站資料.T6];[出站資料.T6])" table:style-name="ce19">
            <text:p>16408</text:p>
          </table:table-cell>
          <table:table-cell office:value-type="float" office:value="6656" table:formula="of:=SUM([進站資料.U6];[出站資料.U6])" table:style-name="ce19">
            <text:p>6656</text:p>
          </table:table-cell>
          <table:table-cell office:value-type="float" office:value="17438" table:formula="of:=SUM([進站資料.V6];[出站資料.V6])" table:style-name="ce19">
            <text:p>17438</text:p>
          </table:table-cell>
          <table:table-cell office:value-type="float" office:value="16526" table:formula="of:=SUM([進站資料.W6];[出站資料.W6])" table:style-name="ce19">
            <text:p>16526</text:p>
          </table:table-cell>
          <table:table-cell office:value-type="float" office:value="9597" table:formula="of:=SUM([進站資料.X6];[出站資料.X6])" table:style-name="ce19">
            <text:p>9597</text:p>
          </table:table-cell>
          <table:table-cell office:value-type="float" office:value="57474" table:formula="of:=SUM([進站資料.Y6];[出站資料.Y6])" table:style-name="ce19">
            <text:p>57474</text:p>
          </table:table-cell>
          <table:table-cell office:value-type="float" office:value="4782" table:formula="of:=SUM([進站資料.Z6];[出站資料.Z6])" table:style-name="ce19">
            <text:p>4782</text:p>
          </table:table-cell>
          <table:table-cell office:value-type="float" office:value="25648" table:formula="of:=SUM([進站資料.AA6];[出站資料.AA6])" table:style-name="ce19">
            <text:p>25648</text:p>
          </table:table-cell>
          <table:table-cell office:value-type="float" office:value="22908" table:formula="of:=SUM([進站資料.AB6];[出站資料.AB6])" table:style-name="ce19">
            <text:p>22908</text:p>
          </table:table-cell>
          <table:table-cell office:value-type="float" office:value="33466" table:formula="of:=SUM([進站資料.AC6];[出站資料.AC6])" table:style-name="ce19">
            <text:p>33466</text:p>
          </table:table-cell>
          <table:table-cell office:value-type="float" office:value="43851" table:formula="of:=SUM([進站資料.AD6];[出站資料.AD6])" table:style-name="ce19">
            <text:p>43851</text:p>
          </table:table-cell>
          <table:table-cell office:value-type="float" office:value="33673" table:formula="of:=SUM([進站資料.AE6];[出站資料.AE6])" table:style-name="ce19">
            <text:p>33673</text:p>
          </table:table-cell>
          <table:table-cell office:value-type="float" office:value="18529" table:formula="of:=SUM([進站資料.AF6];[出站資料.AF6])" table:style-name="ce19">
            <text:p>18529</text:p>
          </table:table-cell>
          <table:table-cell office:value-type="float" office:value="54663" table:formula="of:=SUM([進站資料.AG6];[出站資料.AG6])" table:style-name="ce19">
            <text:p>54663</text:p>
          </table:table-cell>
          <table:table-cell office:value-type="float" office:value="36710" table:formula="of:=SUM([進站資料.AH6];[出站資料.AH6])" table:style-name="ce19">
            <text:p>36710</text:p>
          </table:table-cell>
          <table:table-cell office:value-type="float" office:value="67675" table:formula="of:=SUM([進站資料.AI6];[出站資料.AI6])" table:style-name="ce19">
            <text:p>67675</text:p>
          </table:table-cell>
          <table:table-cell office:value-type="float" office:value="60536" table:formula="of:=SUM([進站資料.AJ6];[出站資料.AJ6])" table:style-name="ce19">
            <text:p>60536</text:p>
          </table:table-cell>
          <table:table-cell office:value-type="float" office:value="20337" table:formula="of:=SUM([進站資料.AK6];[出站資料.AK6])" table:style-name="ce19">
            <text:p>20337</text:p>
          </table:table-cell>
          <table:table-cell office:value-type="float" office:value="72948" table:formula="of:=SUM([進站資料.AL6];[出站資料.AL6])" table:style-name="ce19">
            <text:p>72948</text:p>
          </table:table-cell>
          <table:table-cell office:value-type="float" office:value="54630" table:formula="of:=SUM([進站資料.AM6];[出站資料.AM6])" table:style-name="ce19">
            <text:p>54630</text:p>
          </table:table-cell>
          <table:table-cell office:value-type="float" office:value="51112" table:formula="of:=SUM([進站資料.AN6];[出站資料.AN6])" table:style-name="ce19">
            <text:p>51112</text:p>
          </table:table-cell>
          <table:table-cell office:value-type="float" office:value="43273" table:formula="of:=SUM([進站資料.AO6];[出站資料.AO6])" table:style-name="ce19">
            <text:p>43273</text:p>
          </table:table-cell>
          <table:table-cell office:value-type="float" office:value="51025" table:formula="of:=SUM([進站資料.AP6];[出站資料.AP6])" table:style-name="ce19">
            <text:p>51025</text:p>
          </table:table-cell>
          <table:table-cell office:value-type="float" office:value="266582" table:formula="of:=SUM([進站資料.AQ6];[出站資料.AQ6])" table:style-name="ce19">
            <text:p>266582</text:p>
          </table:table-cell>
          <table:table-cell office:value-type="float" office:value="73900" table:formula="of:=SUM([進站資料.AR6];[出站資料.AR6])" table:style-name="ce19">
            <text:p>73900</text:p>
          </table:table-cell>
          <table:table-cell office:value-type="float" office:value="46749" table:formula="of:=SUM([進站資料.AS6];[出站資料.AS6])" table:style-name="ce19">
            <text:p>46749</text:p>
          </table:table-cell>
          <table:table-cell office:value-type="float" office:value="52124" table:formula="of:=SUM([進站資料.AT6];[出站資料.AT6])" table:style-name="ce19">
            <text:p>52124</text:p>
          </table:table-cell>
          <table:table-cell office:value-type="float" office:value="54920" table:formula="of:=SUM([進站資料.AU6];[出站資料.AU6])" table:style-name="ce19">
            <text:p>54920</text:p>
          </table:table-cell>
          <table:table-cell office:value-type="float" office:value="70685" table:formula="of:=SUM([進站資料.AV6];[出站資料.AV6])" table:style-name="ce19">
            <text:p>70685</text:p>
          </table:table-cell>
          <table:table-cell office:value-type="float" office:value="58980" table:formula="of:=SUM([進站資料.AW6];[出站資料.AW6])" table:style-name="ce19">
            <text:p>58980</text:p>
          </table:table-cell>
          <table:table-cell office:value-type="float" office:value="47799" table:formula="of:=SUM([進站資料.AX6];[出站資料.AX6])" table:style-name="ce19">
            <text:p>47799</text:p>
          </table:table-cell>
          <table:table-cell office:value-type="float" office:value="26213" table:formula="of:=SUM([進站資料.AY6];[出站資料.AY6])" table:style-name="ce19">
            <text:p>26213</text:p>
          </table:table-cell>
          <table:table-cell office:value-type="float" office:value="65036" table:formula="of:=SUM([進站資料.AZ6];[出站資料.AZ6])" table:style-name="ce19">
            <text:p>65036</text:p>
          </table:table-cell>
          <table:table-cell office:value-type="float" office:value="15224" table:formula="of:=SUM([進站資料.BA6];[出站資料.BA6])" table:style-name="ce19">
            <text:p>15224</text:p>
          </table:table-cell>
          <table:table-cell office:value-type="float" office:value="18972" table:formula="of:=SUM([進站資料.BB6];[出站資料.BB6])" table:style-name="ce19">
            <text:p>18972</text:p>
          </table:table-cell>
          <table:table-cell office:value-type="float" office:value="37465" table:formula="of:=SUM([進站資料.BC6];[出站資料.BC6])" table:style-name="ce19">
            <text:p>37465</text:p>
          </table:table-cell>
          <table:table-cell office:value-type="float" office:value="13346" table:formula="of:=SUM([進站資料.BD6];[出站資料.BD6])" table:style-name="ce19">
            <text:p>13346</text:p>
          </table:table-cell>
          <table:table-cell office:value-type="float" office:value="6988" table:formula="of:=SUM([進站資料.BE6];[出站資料.BE6])" table:style-name="ce19">
            <text:p>6988</text:p>
          </table:table-cell>
          <table:table-cell office:value-type="float" office:value="5979" table:formula="of:=SUM([進站資料.BF6];[出站資料.BF6])" table:style-name="ce19">
            <text:p>5979</text:p>
          </table:table-cell>
          <table:table-cell office:value-type="float" office:value="28412" table:formula="of:=SUM([進站資料.BG6];[出站資料.BG6])" table:style-name="ce19">
            <text:p>28412</text:p>
          </table:table-cell>
          <table:table-cell office:value-type="float" office:value="20209" table:formula="of:=SUM([進站資料.BH6];[出站資料.BH6])" table:style-name="ce19">
            <text:p>20209</text:p>
          </table:table-cell>
          <table:table-cell office:value-type="float" office:value="14406" table:formula="of:=SUM([進站資料.BI6];[出站資料.BI6])" table:style-name="ce19">
            <text:p>14406</text:p>
          </table:table-cell>
          <table:table-cell office:value-type="float" office:value="75600" table:formula="of:=SUM([進站資料.BJ6];[出站資料.BJ6])" table:style-name="ce19">
            <text:p>75600</text:p>
          </table:table-cell>
          <table:table-cell office:value-type="float" office:value="14545" table:formula="of:=SUM([進站資料.BK6];[出站資料.BK6])" table:style-name="ce19">
            <text:p>14545</text:p>
          </table:table-cell>
          <table:table-cell office:value-type="float" office:value="23263" table:formula="of:=SUM([進站資料.BL6];[出站資料.BL6])" table:style-name="ce19">
            <text:p>23263</text:p>
          </table:table-cell>
          <table:table-cell office:value-type="float" office:value="13732" table:formula="of:=SUM([進站資料.BM6];[出站資料.BM6])" table:style-name="ce19">
            <text:p>13732</text:p>
          </table:table-cell>
          <table:table-cell office:value-type="float" office:value="42863" table:formula="of:=SUM([進站資料.BN6];[出站資料.BN6])" table:style-name="ce19">
            <text:p>42863</text:p>
          </table:table-cell>
          <table:table-cell office:value-type="float" office:value="43265" table:formula="of:=SUM([進站資料.BO6];[出站資料.BO6])" table:style-name="ce19">
            <text:p>43265</text:p>
          </table:table-cell>
          <table:table-cell office:value-type="float" office:value="55990" table:formula="of:=SUM([進站資料.BP6];[出站資料.BP6])" table:style-name="ce19">
            <text:p>55990</text:p>
          </table:table-cell>
          <table:table-cell office:value-type="float" office:value="74099" table:formula="of:=SUM([進站資料.BQ6];[出站資料.BQ6])" table:style-name="ce19">
            <text:p>74099</text:p>
          </table:table-cell>
          <table:table-cell office:value-type="float" office:value="83196" table:formula="of:=SUM([進站資料.BR6];[出站資料.BR6])" table:style-name="ce19">
            <text:p>83196</text:p>
          </table:table-cell>
          <table:table-cell office:value-type="float" office:value="52510" table:formula="of:=SUM([進站資料.BS6];[出站資料.BS6])" table:style-name="ce19">
            <text:p>52510</text:p>
          </table:table-cell>
          <table:table-cell office:value-type="float" office:value="58342" table:formula="of:=SUM([進站資料.BT6];[出站資料.BT6])" table:style-name="ce19">
            <text:p>58342</text:p>
          </table:table-cell>
          <table:table-cell office:value-type="float" office:value="130909" table:formula="of:=SUM([進站資料.BU6];[出站資料.BU6])" table:style-name="ce19">
            <text:p>130909</text:p>
          </table:table-cell>
          <table:table-cell office:value-type="float" office:value="47308" table:formula="of:=SUM([進站資料.BV6];[出站資料.BV6])" table:style-name="ce19">
            <text:p>47308</text:p>
          </table:table-cell>
          <table:table-cell office:value-type="float" office:value="65239" table:formula="of:=SUM([進站資料.BW6];[出站資料.BW6])" table:style-name="ce19">
            <text:p>65239</text:p>
          </table:table-cell>
          <table:table-cell office:value-type="float" office:value="75691" table:formula="of:=SUM([進站資料.BX6];[出站資料.BX6])" table:style-name="ce19">
            <text:p>75691</text:p>
          </table:table-cell>
          <table:table-cell office:value-type="float" office:value="43329" table:formula="of:=SUM([進站資料.BY6];[出站資料.BY6])" table:style-name="ce19">
            <text:p>43329</text:p>
          </table:table-cell>
          <table:table-cell office:value-type="float" office:value="115042" table:formula="of:=SUM([進站資料.BZ6];[出站資料.BZ6])" table:style-name="ce19">
            <text:p>115042</text:p>
          </table:table-cell>
          <table:table-cell office:value-type="float" office:value="41362" table:formula="of:=SUM([進站資料.CA6];[出站資料.CA6])" table:style-name="ce19">
            <text:p>41362</text:p>
          </table:table-cell>
          <table:table-cell office:value-type="float" office:value="33996" table:formula="of:=SUM([進站資料.CB6];[出站資料.CB6])" table:style-name="ce19">
            <text:p>33996</text:p>
          </table:table-cell>
          <table:table-cell office:value-type="float" office:value="30323" table:formula="of:=SUM([進站資料.CC6];[出站資料.CC6])" table:style-name="ce19">
            <text:p>30323</text:p>
          </table:table-cell>
          <table:table-cell office:value-type="float" office:value="30847" table:formula="of:=SUM([進站資料.CD6];[出站資料.CD6])" table:style-name="ce19">
            <text:p>30847</text:p>
          </table:table-cell>
          <table:table-cell office:value-type="float" office:value="23156" table:formula="of:=SUM([進站資料.CE6];[出站資料.CE6])" table:style-name="ce19">
            <text:p>23156</text:p>
          </table:table-cell>
          <table:table-cell office:value-type="float" office:value="56396" table:formula="of:=SUM([進站資料.CF6];[出站資料.CF6])" table:style-name="ce19">
            <text:p>56396</text:p>
          </table:table-cell>
          <table:table-cell office:value-type="float" office:value="35446" table:formula="of:=SUM([進站資料.CG6];[出站資料.CG6])" table:style-name="ce19">
            <text:p>35446</text:p>
          </table:table-cell>
          <table:table-cell office:value-type="float" office:value="15474" table:formula="of:=SUM([進站資料.CH6];[出站資料.CH6])" table:style-name="ce19">
            <text:p>15474</text:p>
          </table:table-cell>
          <table:table-cell office:value-type="float" office:value="16605" table:formula="of:=SUM([進站資料.CI6];[出站資料.CI6])" table:style-name="ce19">
            <text:p>16605</text:p>
          </table:table-cell>
          <table:table-cell office:value-type="float" office:value="79071" table:formula="of:=SUM([進站資料.CJ6];[出站資料.CJ6])" table:style-name="ce19">
            <text:p>79071</text:p>
          </table:table-cell>
          <table:table-cell office:value-type="float" office:value="50514" table:formula="of:=SUM([進站資料.CK6];[出站資料.CK6])" table:style-name="ce19">
            <text:p>50514</text:p>
          </table:table-cell>
          <table:table-cell office:value-type="float" office:value="46735" table:formula="of:=SUM([進站資料.CL6];[出站資料.CL6])" table:style-name="ce19">
            <text:p>46735</text:p>
          </table:table-cell>
          <table:table-cell office:value-type="float" office:value="46899" table:formula="of:=SUM([進站資料.CM6];[出站資料.CM6])" table:style-name="ce19">
            <text:p>46899</text:p>
          </table:table-cell>
          <table:table-cell office:value-type="float" office:value="26523" table:formula="of:=SUM([進站資料.CN6];[出站資料.CN6])" table:style-name="ce19">
            <text:p>26523</text:p>
          </table:table-cell>
          <table:table-cell office:value-type="float" office:value="22965" table:formula="of:=SUM([進站資料.CO6];[出站資料.CO6])" table:style-name="ce19">
            <text:p>22965</text:p>
          </table:table-cell>
          <table:table-cell office:value-type="float" office:value="9560" table:formula="of:=SUM([進站資料.CP6];[出站資料.CP6])" table:style-name="ce19">
            <text:p>9560</text:p>
          </table:table-cell>
          <table:table-cell office:value-type="float" office:value="9119" table:formula="of:=SUM([進站資料.CQ6];[出站資料.CQ6])" table:style-name="ce19">
            <text:p>9119</text:p>
          </table:table-cell>
          <table:table-cell office:value-type="float" office:value="9263" table:formula="of:=SUM([進站資料.CR6];[出站資料.CR6])" table:style-name="ce19">
            <text:p>9263</text:p>
          </table:table-cell>
          <table:table-cell office:value-type="float" office:value="19742" table:formula="of:=SUM([進站資料.CS6];[出站資料.CS6])" table:style-name="ce19">
            <text:p>19742</text:p>
          </table:table-cell>
          <table:table-cell office:value-type="float" office:value="18187" table:formula="of:=SUM([進站資料.CT6];[出站資料.CT6])" table:style-name="ce19">
            <text:p>18187</text:p>
          </table:table-cell>
          <table:table-cell office:value-type="float" office:value="25771" table:formula="of:=SUM([進站資料.CU6];[出站資料.CU6])" table:style-name="ce19">
            <text:p>25771</text:p>
          </table:table-cell>
          <table:table-cell office:value-type="float" office:value="36403" table:formula="of:=SUM([進站資料.CV6];[出站資料.CV6])" table:style-name="ce19">
            <text:p>36403</text:p>
          </table:table-cell>
          <table:table-cell office:value-type="float" office:value="59573" table:formula="of:=SUM([進站資料.CW6];[出站資料.CW6])" table:style-name="ce19">
            <text:p>59573</text:p>
          </table:table-cell>
          <table:table-cell office:value-type="float" office:value="51313" table:formula="of:=SUM([進站資料.CX6];[出站資料.CX6])" table:style-name="ce19">
            <text:p>51313</text:p>
          </table:table-cell>
          <table:table-cell office:value-type="float" office:value="25033" table:formula="of:=SUM([進站資料.CY6];[出站資料.CY6])" table:style-name="ce19">
            <text:p>25033</text:p>
          </table:table-cell>
          <table:table-cell office:value-type="float" office:value="25750" table:formula="of:=SUM([進站資料.CZ6];[出站資料.CZ6])" table:style-name="ce19">
            <text:p>25750</text:p>
          </table:table-cell>
          <table:table-cell office:value-type="float" office:value="24464" table:formula="of:=SUM([進站資料.DA6];[出站資料.DA6])" table:style-name="ce19">
            <text:p>24464</text:p>
          </table:table-cell>
          <table:table-cell office:value-type="float" office:value="24335" table:formula="of:=SUM([進站資料.DB6];[出站資料.DB6])" table:style-name="ce19">
            <text:p>24335</text:p>
          </table:table-cell>
          <table:table-cell office:value-type="float" office:value="23529" table:formula="of:=SUM([進站資料.DC6];[出站資料.DC6])" table:style-name="ce19">
            <text:p>23529</text:p>
          </table:table-cell>
          <table:table-cell office:value-type="float" office:value="19678" table:formula="of:=SUM([進站資料.DD6];[出站資料.DD6])" table:style-name="ce19">
            <text:p>19678</text:p>
          </table:table-cell>
          <table:table-cell office:value-type="float" office:value="18112" table:formula="of:=SUM([進站資料.DE6];[出站資料.DE6])" table:style-name="ce19">
            <text:p>18112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6" table:style-name="ce19">
            <text:p>6</text:p>
          </table:table-cell>
          <table:table-cell office:value-type="float" office:value="12240" table:formula="of:=SUM([進站資料.B7];[出站資料.B7])" table:style-name="ce19">
            <text:p>12240</text:p>
          </table:table-cell>
          <table:table-cell office:value-type="float" office:value="35149" table:formula="of:=SUM([進站資料.C7];[出站資料.C7])" table:style-name="ce19">
            <text:p>35149</text:p>
          </table:table-cell>
          <table:table-cell office:value-type="float" office:value="52009" table:style-name="ce19">
            <text:p>52009</text:p>
          </table:table-cell>
          <table:table-cell office:value-type="float" office:value="27279" table:style-name="ce19">
            <text:p>27279</text:p>
          </table:table-cell>
          <table:table-cell office:value-type="float" office:value="16732" table:style-name="ce19">
            <text:p>16732</text:p>
          </table:table-cell>
          <table:table-cell office:value-type="float" office:value="12808" table:style-name="ce19">
            <text:p>12808</text:p>
          </table:table-cell>
          <table:table-cell office:value-type="float" office:value="4415" table:style-name="ce19">
            <text:p>4415</text:p>
          </table:table-cell>
          <table:table-cell office:value-type="float" office:value="3348" table:style-name="ce19">
            <text:p>3348</text:p>
          </table:table-cell>
          <table:table-cell office:value-type="float" office:value="16934" table:style-name="ce19">
            <text:p>16934</text:p>
          </table:table-cell>
          <table:table-cell office:value-type="float" office:value="2712" table:style-name="ce19">
            <text:p>2712</text:p>
          </table:table-cell>
          <table:table-cell office:value-type="float" office:value="5099" table:style-name="ce19">
            <text:p>5099</text:p>
          </table:table-cell>
          <table:table-cell office:value-type="float" office:value="7907" table:style-name="ce19">
            <text:p>7907</text:p>
          </table:table-cell>
          <table:table-cell office:value-type="float" office:value="11336" table:style-name="ce19">
            <text:p>11336</text:p>
          </table:table-cell>
          <table:table-cell office:value-type="float" office:value="13233" table:style-name="ce19">
            <text:p>13233</text:p>
          </table:table-cell>
          <table:table-cell office:value-type="float" office:value="18999" table:style-name="ce19">
            <text:p>18999</text:p>
          </table:table-cell>
          <table:table-cell office:value-type="float" office:value="16771" table:style-name="ce19">
            <text:p>16771</text:p>
          </table:table-cell>
          <table:table-cell office:value-type="float" office:value="6516" table:style-name="ce19">
            <text:p>6516</text:p>
          </table:table-cell>
          <table:table-cell office:value-type="float" office:value="8989" table:style-name="ce19">
            <text:p>8989</text:p>
          </table:table-cell>
          <table:table-cell office:value-type="float" office:value="3514" table:style-name="ce19">
            <text:p>3514</text:p>
          </table:table-cell>
          <table:table-cell office:value-type="float" office:value="9558" table:style-name="ce19">
            <text:p>9558</text:p>
          </table:table-cell>
          <table:table-cell office:value-type="float" office:value="8860" table:style-name="ce19">
            <text:p>8860</text:p>
          </table:table-cell>
          <table:table-cell office:value-type="float" office:value="6072" table:style-name="ce19">
            <text:p>6072</text:p>
          </table:table-cell>
          <table:table-cell office:value-type="float" office:value="38306" table:style-name="ce19">
            <text:p>38306</text:p>
          </table:table-cell>
          <table:table-cell office:value-type="float" office:value="2636" table:style-name="ce19">
            <text:p>2636</text:p>
          </table:table-cell>
          <table:table-cell office:value-type="float" office:value="14413" table:style-name="ce19">
            <text:p>14413</text:p>
          </table:table-cell>
          <table:table-cell office:value-type="float" office:value="11837" table:style-name="ce19">
            <text:p>11837</text:p>
          </table:table-cell>
          <table:table-cell office:value-type="float" office:value="18482" table:style-name="ce19">
            <text:p>18482</text:p>
          </table:table-cell>
          <table:table-cell office:value-type="float" office:value="24970" table:style-name="ce19">
            <text:p>24970</text:p>
          </table:table-cell>
          <table:table-cell office:value-type="float" office:value="18125" table:style-name="ce19">
            <text:p>18125</text:p>
          </table:table-cell>
          <table:table-cell office:value-type="float" office:value="10496" table:style-name="ce19">
            <text:p>10496</text:p>
          </table:table-cell>
          <table:table-cell office:value-type="float" office:value="31521" table:style-name="ce19">
            <text:p>31521</text:p>
          </table:table-cell>
          <table:table-cell office:value-type="float" office:value="20737" table:style-name="ce19">
            <text:p>20737</text:p>
          </table:table-cell>
          <table:table-cell office:value-type="float" office:value="35347" table:style-name="ce19">
            <text:p>35347</text:p>
          </table:table-cell>
          <table:table-cell office:value-type="float" office:value="32707" table:style-name="ce19">
            <text:p>32707</text:p>
          </table:table-cell>
          <table:table-cell office:value-type="float" office:value="10264" table:style-name="ce19">
            <text:p>10264</text:p>
          </table:table-cell>
          <table:table-cell office:value-type="float" office:value="38319" table:style-name="ce19">
            <text:p>38319</text:p>
          </table:table-cell>
          <table:table-cell office:value-type="float" office:value="28513" table:style-name="ce19">
            <text:p>28513</text:p>
          </table:table-cell>
          <table:table-cell office:value-type="float" office:value="27294" table:style-name="ce19">
            <text:p>27294</text:p>
          </table:table-cell>
          <table:table-cell office:value-type="float" office:value="23207" table:style-name="ce19">
            <text:p>23207</text:p>
          </table:table-cell>
          <table:table-cell office:value-type="float" office:value="25236" table:style-name="ce19">
            <text:p>25236</text:p>
          </table:table-cell>
          <table:table-cell office:value-type="float" office:value="157250" table:style-name="ce19">
            <text:p>157250</text:p>
          </table:table-cell>
          <table:table-cell office:value-type="float" office:value="41659" table:style-name="ce19">
            <text:p>41659</text:p>
          </table:table-cell>
          <table:table-cell office:value-type="float" office:value="23835" table:style-name="ce19">
            <text:p>23835</text:p>
          </table:table-cell>
          <table:table-cell office:value-type="float" office:value="28529" table:style-name="ce19">
            <text:p>28529</text:p>
          </table:table-cell>
          <table:table-cell office:value-type="float" office:value="29034" table:style-name="ce19">
            <text:p>29034</text:p>
          </table:table-cell>
          <table:table-cell office:value-type="float" office:value="39567" table:style-name="ce19">
            <text:p>39567</text:p>
          </table:table-cell>
          <table:table-cell office:value-type="float" office:value="32341" table:style-name="ce19">
            <text:p>32341</text:p>
          </table:table-cell>
          <table:table-cell office:value-type="float" office:value="26185" table:style-name="ce19">
            <text:p>26185</text:p>
          </table:table-cell>
          <table:table-cell office:value-type="float" office:value="14223" table:style-name="ce19">
            <text:p>14223</text:p>
          </table:table-cell>
          <table:table-cell office:value-type="float" office:value="33374" table:style-name="ce19">
            <text:p>33374</text:p>
          </table:table-cell>
          <table:table-cell office:value-type="float" office:value="8364" table:style-name="ce19">
            <text:p>8364</text:p>
          </table:table-cell>
          <table:table-cell office:value-type="float" office:value="10610" table:style-name="ce19">
            <text:p>10610</text:p>
          </table:table-cell>
          <table:table-cell office:value-type="float" office:value="19605" table:style-name="ce19">
            <text:p>19605</text:p>
          </table:table-cell>
          <table:table-cell office:value-type="float" office:value="7410" table:style-name="ce19">
            <text:p>7410</text:p>
          </table:table-cell>
          <table:table-cell office:value-type="float" office:value="3841" table:style-name="ce19">
            <text:p>3841</text:p>
          </table:table-cell>
          <table:table-cell office:value-type="float" office:value="3117" table:style-name="ce19">
            <text:p>3117</text:p>
          </table:table-cell>
          <table:table-cell office:value-type="float" office:value="14460" table:style-name="ce19">
            <text:p>14460</text:p>
          </table:table-cell>
          <table:table-cell office:value-type="float" office:value="10329" table:style-name="ce19">
            <text:p>10329</text:p>
          </table:table-cell>
          <table:table-cell office:value-type="float" office:value="8134" table:style-name="ce19">
            <text:p>8134</text:p>
          </table:table-cell>
          <table:table-cell office:value-type="float" office:value="42596" table:style-name="ce19">
            <text:p>42596</text:p>
          </table:table-cell>
          <table:table-cell office:value-type="float" office:value="8236" table:style-name="ce19">
            <text:p>8236</text:p>
          </table:table-cell>
          <table:table-cell office:value-type="float" office:value="12031" table:style-name="ce19">
            <text:p>12031</text:p>
          </table:table-cell>
          <table:table-cell office:value-type="float" office:value="7957" table:style-name="ce19">
            <text:p>7957</text:p>
          </table:table-cell>
          <table:table-cell office:value-type="float" office:value="22768" table:style-name="ce19">
            <text:p>22768</text:p>
          </table:table-cell>
          <table:table-cell office:value-type="float" office:value="23782" table:style-name="ce19">
            <text:p>23782</text:p>
          </table:table-cell>
          <table:table-cell office:value-type="float" office:value="31204" table:style-name="ce19">
            <text:p>31204</text:p>
          </table:table-cell>
          <table:table-cell office:value-type="float" office:value="40851" table:style-name="ce19">
            <text:p>40851</text:p>
          </table:table-cell>
          <table:table-cell office:value-type="float" office:value="46126" table:style-name="ce19">
            <text:p>46126</text:p>
          </table:table-cell>
          <table:table-cell office:value-type="float" office:value="27371" table:style-name="ce19">
            <text:p>27371</text:p>
          </table:table-cell>
          <table:table-cell office:value-type="float" office:value="31647" table:style-name="ce19">
            <text:p>31647</text:p>
          </table:table-cell>
          <table:table-cell office:value-type="float" office:value="75618" table:style-name="ce19">
            <text:p>75618</text:p>
          </table:table-cell>
          <table:table-cell office:value-type="float" office:value="23841" table:style-name="ce19">
            <text:p>23841</text:p>
          </table:table-cell>
          <table:table-cell office:value-type="float" office:value="35222" table:style-name="ce19">
            <text:p>35222</text:p>
          </table:table-cell>
          <table:table-cell office:value-type="float" office:value="42125" table:style-name="ce19">
            <text:p>42125</text:p>
          </table:table-cell>
          <table:table-cell office:value-type="float" office:value="24134" table:style-name="ce18">
            <text:p>24134</text:p>
          </table:table-cell>
          <table:table-cell office:value-type="float" office:value="64230" table:style-name="ce20">
            <text:p>64230</text:p>
          </table:table-cell>
          <table:table-cell office:value-type="float" office:value="22373" table:style-name="ce19">
            <text:p>22373</text:p>
          </table:table-cell>
          <table:table-cell office:value-type="float" office:value="18502" table:style-name="ce19">
            <text:p>18502</text:p>
          </table:table-cell>
          <table:table-cell office:value-type="float" office:value="15801" table:style-name="ce19">
            <text:p>15801</text:p>
          </table:table-cell>
          <table:table-cell office:value-type="float" office:value="17968" table:style-name="ce19">
            <text:p>17968</text:p>
          </table:table-cell>
          <table:table-cell office:value-type="float" office:value="12968" table:style-name="ce19">
            <text:p>12968</text:p>
          </table:table-cell>
          <table:table-cell office:value-type="float" office:value="31412" table:style-name="ce19">
            <text:p>31412</text:p>
          </table:table-cell>
          <table:table-cell office:value-type="float" office:value="18373" table:style-name="ce19">
            <text:p>18373</text:p>
          </table:table-cell>
          <table:table-cell office:value-type="float" office:value="8423" table:style-name="ce19">
            <text:p>8423</text:p>
          </table:table-cell>
          <table:table-cell office:value-type="float" office:value="8910" table:style-name="ce19">
            <text:p>8910</text:p>
          </table:table-cell>
          <table:table-cell office:value-type="float" office:value="40102" table:style-name="ce19">
            <text:p>40102</text:p>
          </table:table-cell>
          <table:table-cell office:value-type="float" office:value="25544" table:style-name="ce19">
            <text:p>25544</text:p>
          </table:table-cell>
          <table:table-cell office:value-type="float" office:value="24091" table:style-name="ce19">
            <text:p>24091</text:p>
          </table:table-cell>
          <table:table-cell office:value-type="float" office:value="25871" table:style-name="ce19">
            <text:p>25871</text:p>
          </table:table-cell>
          <table:table-cell office:value-type="float" office:value="13625" table:style-name="ce19">
            <text:p>13625</text:p>
          </table:table-cell>
          <table:table-cell office:value-type="float" office:value="11736" table:style-name="ce19">
            <text:p>11736</text:p>
          </table:table-cell>
          <table:table-cell office:value-type="float" office:value="5610" table:style-name="ce19">
            <text:p>5610</text:p>
          </table:table-cell>
          <table:table-cell office:value-type="float" office:value="4910" table:style-name="ce19">
            <text:p>4910</text:p>
          </table:table-cell>
          <table:table-cell office:value-type="float" office:value="4932" table:style-name="ce19">
            <text:p>4932</text:p>
          </table:table-cell>
          <table:table-cell office:value-type="float" office:value="10815" table:style-name="ce19">
            <text:p>10815</text:p>
          </table:table-cell>
          <table:table-cell office:value-type="float" office:value="9620" table:style-name="ce19">
            <text:p>9620</text:p>
          </table:table-cell>
          <table:table-cell office:value-type="float" office:value="15885" table:style-name="ce19">
            <text:p>15885</text:p>
          </table:table-cell>
          <table:table-cell office:value-type="float" office:value="19326" table:style-name="ce19">
            <text:p>19326</text:p>
          </table:table-cell>
          <table:table-cell office:value-type="float" office:value="30597" table:style-name="ce19">
            <text:p>30597</text:p>
          </table:table-cell>
          <table:table-cell office:value-type="float" office:value="27163" table:style-name="ce19">
            <text:p>27163</text:p>
          </table:table-cell>
          <table:table-cell office:value-type="float" office:value="13756" table:style-name="ce19">
            <text:p>13756</text:p>
          </table:table-cell>
          <table:table-cell office:value-type="float" office:value="13475" table:style-name="ce19">
            <text:p>13475</text:p>
          </table:table-cell>
          <table:table-cell office:value-type="float" office:value="13075" table:style-name="ce19">
            <text:p>13075</text:p>
          </table:table-cell>
          <table:table-cell office:value-type="float" office:value="13450" table:style-name="ce19">
            <text:p>13450</text:p>
          </table:table-cell>
          <table:table-cell office:value-type="float" office:value="12717" table:style-name="ce19">
            <text:p>12717</text:p>
          </table:table-cell>
          <table:table-cell office:value-type="float" office:value="11181" table:style-name="ce19">
            <text:p>11181</text:p>
          </table:table-cell>
          <table:table-cell office:value-type="float" office:value="10249" table:style-name="ce19">
            <text:p>10249</text:p>
          </table:table-cell>
          <table:table-cell office:value-type="float" office:value="85035" table:formula="of:=SUM([進站資料.D7];[出站資料.D7])" table:style-name="ce19">
            <text:p>85035</text:p>
          </table:table-cell>
          <table:table-cell office:value-type="float" office:value="105388" table:formula="of:=SUM([進站資料.E7];[出站資料.E7])" table:style-name="ce19">
            <text:p>105388</text:p>
          </table:table-cell>
          <table:table-cell office:value-type="float" office:value="55175" table:formula="of:=SUM([進站資料.F7];[出站資料.F7])" table:style-name="ce19">
            <text:p>55175</text:p>
          </table:table-cell>
          <table:table-cell office:value-type="float" office:value="32873" table:formula="of:=SUM([進站資料.G7];[出站資料.G7])" table:style-name="ce19">
            <text:p>32873</text:p>
          </table:table-cell>
          <table:table-cell office:value-type="float" office:value="25199" table:formula="of:=SUM([進站資料.H7];[出站資料.H7])" table:style-name="ce19">
            <text:p>25199</text:p>
          </table:table-cell>
          <table:table-cell office:value-type="float" office:value="8457" table:formula="of:=SUM([進站資料.I7];[出站資料.I7])" table:style-name="ce19">
            <text:p>8457</text:p>
          </table:table-cell>
          <table:table-cell office:value-type="float" office:value="6375" table:formula="of:=SUM([進站資料.J7];[出站資料.J7])" table:style-name="ce19">
            <text:p>6375</text:p>
          </table:table-cell>
          <table:table-cell office:value-type="float" office:value="33073" table:formula="of:=SUM([進站資料.K7];[出站資料.K7])" table:style-name="ce19">
            <text:p>33073</text:p>
          </table:table-cell>
          <table:table-cell office:value-type="float" office:value="4948" table:formula="of:=SUM([進站資料.L7];[出站資料.L7])" table:style-name="ce19">
            <text:p>4948</text:p>
          </table:table-cell>
          <table:table-cell office:value-type="float" office:value="9947" table:formula="of:=SUM([進站資料.M7];[出站資料.M7])" table:style-name="ce19">
            <text:p>9947</text:p>
          </table:table-cell>
          <table:table-cell office:value-type="float" office:value="15267" table:formula="of:=SUM([進站資料.N7];[出站資料.N7])" table:style-name="ce19">
            <text:p>15267</text:p>
          </table:table-cell>
          <table:table-cell office:value-type="float" office:value="22088" table:formula="of:=SUM([進站資料.O7];[出站資料.O7])" table:style-name="ce19">
            <text:p>22088</text:p>
          </table:table-cell>
          <table:table-cell office:value-type="float" office:value="26076" table:formula="of:=SUM([進站資料.P7];[出站資料.P7])" table:style-name="ce19">
            <text:p>26076</text:p>
          </table:table-cell>
          <table:table-cell office:value-type="float" office:value="38577" table:formula="of:=SUM([進站資料.Q7];[出站資料.Q7])" table:style-name="ce19">
            <text:p>38577</text:p>
          </table:table-cell>
          <table:table-cell office:value-type="float" office:value="33526" table:formula="of:=SUM([進站資料.R7];[出站資料.R7])" table:style-name="ce19">
            <text:p>33526</text:p>
          </table:table-cell>
          <table:table-cell office:value-type="float" office:value="12298" table:formula="of:=SUM([進站資料.S7];[出站資料.S7])" table:style-name="ce19">
            <text:p>12298</text:p>
          </table:table-cell>
          <table:table-cell office:value-type="float" office:value="17671" table:formula="of:=SUM([進站資料.T7];[出站資料.T7])" table:style-name="ce19">
            <text:p>17671</text:p>
          </table:table-cell>
          <table:table-cell office:value-type="float" office:value="6908" table:formula="of:=SUM([進站資料.U7];[出站資料.U7])" table:style-name="ce19">
            <text:p>6908</text:p>
          </table:table-cell>
          <table:table-cell office:value-type="float" office:value="18473" table:formula="of:=SUM([進站資料.V7];[出站資料.V7])" table:style-name="ce19">
            <text:p>18473</text:p>
          </table:table-cell>
          <table:table-cell office:value-type="float" office:value="17739" table:formula="of:=SUM([進站資料.W7];[出站資料.W7])" table:style-name="ce19">
            <text:p>17739</text:p>
          </table:table-cell>
          <table:table-cell office:value-type="float" office:value="11531" table:formula="of:=SUM([進站資料.X7];[出站資料.X7])" table:style-name="ce19">
            <text:p>11531</text:p>
          </table:table-cell>
          <table:table-cell office:value-type="float" office:value="75049" table:formula="of:=SUM([進站資料.Y7];[出站資料.Y7])" table:style-name="ce19">
            <text:p>75049</text:p>
          </table:table-cell>
          <table:table-cell office:value-type="float" office:value="5326" table:formula="of:=SUM([進站資料.Z7];[出站資料.Z7])" table:style-name="ce19">
            <text:p>5326</text:p>
          </table:table-cell>
          <table:table-cell office:value-type="float" office:value="27024" table:formula="of:=SUM([進站資料.AA7];[出站資料.AA7])" table:style-name="ce19">
            <text:p>27024</text:p>
          </table:table-cell>
          <table:table-cell office:value-type="float" office:value="24215" table:formula="of:=SUM([進站資料.AB7];[出站資料.AB7])" table:style-name="ce19">
            <text:p>24215</text:p>
          </table:table-cell>
          <table:table-cell office:value-type="float" office:value="35999" table:formula="of:=SUM([進站資料.AC7];[出站資料.AC7])" table:style-name="ce19">
            <text:p>35999</text:p>
          </table:table-cell>
          <table:table-cell office:value-type="float" office:value="48810" table:formula="of:=SUM([進站資料.AD7];[出站資料.AD7])" table:style-name="ce19">
            <text:p>48810</text:p>
          </table:table-cell>
          <table:table-cell office:value-type="float" office:value="36119" table:formula="of:=SUM([進站資料.AE7];[出站資料.AE7])" table:style-name="ce19">
            <text:p>36119</text:p>
          </table:table-cell>
          <table:table-cell office:value-type="float" office:value="20193" table:formula="of:=SUM([進站資料.AF7];[出站資料.AF7])" table:style-name="ce19">
            <text:p>20193</text:p>
          </table:table-cell>
          <table:table-cell office:value-type="float" office:value="61434" table:formula="of:=SUM([進站資料.AG7];[出站資料.AG7])" table:style-name="ce19">
            <text:p>61434</text:p>
          </table:table-cell>
          <table:table-cell office:value-type="float" office:value="40859" table:formula="of:=SUM([進站資料.AH7];[出站資料.AH7])" table:style-name="ce19">
            <text:p>40859</text:p>
          </table:table-cell>
          <table:table-cell office:value-type="float" office:value="70611" table:formula="of:=SUM([進站資料.AI7];[出站資料.AI7])" table:style-name="ce19">
            <text:p>70611</text:p>
          </table:table-cell>
          <table:table-cell office:value-type="float" office:value="64871" table:formula="of:=SUM([進站資料.AJ7];[出站資料.AJ7])" table:style-name="ce19">
            <text:p>64871</text:p>
          </table:table-cell>
          <table:table-cell office:value-type="float" office:value="20784" table:formula="of:=SUM([進站資料.AK7];[出站資料.AK7])" table:style-name="ce19">
            <text:p>20784</text:p>
          </table:table-cell>
          <table:table-cell office:value-type="float" office:value="77566" table:formula="of:=SUM([進站資料.AL7];[出站資料.AL7])" table:style-name="ce19">
            <text:p>77566</text:p>
          </table:table-cell>
          <table:table-cell office:value-type="float" office:value="57320" table:formula="of:=SUM([進站資料.AM7];[出站資料.AM7])" table:style-name="ce19">
            <text:p>57320</text:p>
          </table:table-cell>
          <table:table-cell office:value-type="float" office:value="53847" table:formula="of:=SUM([進站資料.AN7];[出站資料.AN7])" table:style-name="ce19">
            <text:p>53847</text:p>
          </table:table-cell>
          <table:table-cell office:value-type="float" office:value="45443" table:formula="of:=SUM([進站資料.AO7];[出站資料.AO7])" table:style-name="ce19">
            <text:p>45443</text:p>
          </table:table-cell>
          <table:table-cell office:value-type="float" office:value="52275" table:formula="of:=SUM([進站資料.AP7];[出站資料.AP7])" table:style-name="ce19">
            <text:p>52275</text:p>
          </table:table-cell>
          <table:table-cell office:value-type="float" office:value="322986" table:formula="of:=SUM([進站資料.AQ7];[出站資料.AQ7])" table:style-name="ce19">
            <text:p>322986</text:p>
          </table:table-cell>
          <table:table-cell office:value-type="float" office:value="84757" table:formula="of:=SUM([進站資料.AR7];[出站資料.AR7])" table:style-name="ce19">
            <text:p>84757</text:p>
          </table:table-cell>
          <table:table-cell office:value-type="float" office:value="49662" table:formula="of:=SUM([進站資料.AS7];[出站資料.AS7])" table:style-name="ce19">
            <text:p>49662</text:p>
          </table:table-cell>
          <table:table-cell office:value-type="float" office:value="55676" table:formula="of:=SUM([進站資料.AT7];[出站資料.AT7])" table:style-name="ce19">
            <text:p>55676</text:p>
          </table:table-cell>
          <table:table-cell office:value-type="float" office:value="58527" table:formula="of:=SUM([進站資料.AU7];[出站資料.AU7])" table:style-name="ce19">
            <text:p>58527</text:p>
          </table:table-cell>
          <table:table-cell office:value-type="float" office:value="77647" table:formula="of:=SUM([進站資料.AV7];[出站資料.AV7])" table:style-name="ce19">
            <text:p>77647</text:p>
          </table:table-cell>
          <table:table-cell office:value-type="float" office:value="63705" table:formula="of:=SUM([進站資料.AW7];[出站資料.AW7])" table:style-name="ce19">
            <text:p>63705</text:p>
          </table:table-cell>
          <table:table-cell office:value-type="float" office:value="52078" table:formula="of:=SUM([進站資料.AX7];[出站資料.AX7])" table:style-name="ce19">
            <text:p>52078</text:p>
          </table:table-cell>
          <table:table-cell office:value-type="float" office:value="27461" table:formula="of:=SUM([進站資料.AY7];[出站資料.AY7])" table:style-name="ce19">
            <text:p>27461</text:p>
          </table:table-cell>
          <table:table-cell office:value-type="float" office:value="67489" table:formula="of:=SUM([進站資料.AZ7];[出站資料.AZ7])" table:style-name="ce19">
            <text:p>67489</text:p>
          </table:table-cell>
          <table:table-cell office:value-type="float" office:value="16082" table:formula="of:=SUM([進站資料.BA7];[出站資料.BA7])" table:style-name="ce19">
            <text:p>16082</text:p>
          </table:table-cell>
          <table:table-cell office:value-type="float" office:value="19794" table:formula="of:=SUM([進站資料.BB7];[出站資料.BB7])" table:style-name="ce19">
            <text:p>19794</text:p>
          </table:table-cell>
          <table:table-cell office:value-type="float" office:value="39860" table:formula="of:=SUM([進站資料.BC7];[出站資料.BC7])" table:style-name="ce19">
            <text:p>39860</text:p>
          </table:table-cell>
          <table:table-cell office:value-type="float" office:value="14182" table:formula="of:=SUM([進站資料.BD7];[出站資料.BD7])" table:style-name="ce19">
            <text:p>14182</text:p>
          </table:table-cell>
          <table:table-cell office:value-type="float" office:value="7625" table:formula="of:=SUM([進站資料.BE7];[出站資料.BE7])" table:style-name="ce19">
            <text:p>7625</text:p>
          </table:table-cell>
          <table:table-cell office:value-type="float" office:value="6290" table:formula="of:=SUM([進站資料.BF7];[出站資料.BF7])" table:style-name="ce19">
            <text:p>6290</text:p>
          </table:table-cell>
          <table:table-cell office:value-type="float" office:value="28564" table:formula="of:=SUM([進站資料.BG7];[出站資料.BG7])" table:style-name="ce19">
            <text:p>28564</text:p>
          </table:table-cell>
          <table:table-cell office:value-type="float" office:value="20733" table:formula="of:=SUM([進站資料.BH7];[出站資料.BH7])" table:style-name="ce19">
            <text:p>20733</text:p>
          </table:table-cell>
          <table:table-cell office:value-type="float" office:value="15269" table:formula="of:=SUM([進站資料.BI7];[出站資料.BI7])" table:style-name="ce19">
            <text:p>15269</text:p>
          </table:table-cell>
          <table:table-cell office:value-type="float" office:value="81120" table:formula="of:=SUM([進站資料.BJ7];[出站資料.BJ7])" table:style-name="ce19">
            <text:p>81120</text:p>
          </table:table-cell>
          <table:table-cell office:value-type="float" office:value="16031" table:formula="of:=SUM([進站資料.BK7];[出站資料.BK7])" table:style-name="ce19">
            <text:p>16031</text:p>
          </table:table-cell>
          <table:table-cell office:value-type="float" office:value="25151" table:formula="of:=SUM([進站資料.BL7];[出站資料.BL7])" table:style-name="ce19">
            <text:p>25151</text:p>
          </table:table-cell>
          <table:table-cell office:value-type="float" office:value="15640" table:formula="of:=SUM([進站資料.BM7];[出站資料.BM7])" table:style-name="ce19">
            <text:p>15640</text:p>
          </table:table-cell>
          <table:table-cell office:value-type="float" office:value="46134" table:formula="of:=SUM([進站資料.BN7];[出站資料.BN7])" table:style-name="ce19">
            <text:p>46134</text:p>
          </table:table-cell>
          <table:table-cell office:value-type="float" office:value="45208" table:formula="of:=SUM([進站資料.BO7];[出站資料.BO7])" table:style-name="ce19">
            <text:p>45208</text:p>
          </table:table-cell>
          <table:table-cell office:value-type="float" office:value="61075" table:formula="of:=SUM([進站資料.BP7];[出站資料.BP7])" table:style-name="ce19">
            <text:p>61075</text:p>
          </table:table-cell>
          <table:table-cell office:value-type="float" office:value="84277" table:formula="of:=SUM([進站資料.BQ7];[出站資料.BQ7])" table:style-name="ce19">
            <text:p>84277</text:p>
          </table:table-cell>
          <table:table-cell office:value-type="float" office:value="88728" table:formula="of:=SUM([進站資料.BR7];[出站資料.BR7])" table:style-name="ce19">
            <text:p>88728</text:p>
          </table:table-cell>
          <table:table-cell office:value-type="float" office:value="55111" table:formula="of:=SUM([進站資料.BS7];[出站資料.BS7])" table:style-name="ce19">
            <text:p>55111</text:p>
          </table:table-cell>
          <table:table-cell office:value-type="float" office:value="61823" table:formula="of:=SUM([進站資料.BT7];[出站資料.BT7])" table:style-name="ce19">
            <text:p>61823</text:p>
          </table:table-cell>
          <table:table-cell office:value-type="float" office:value="152556" table:formula="of:=SUM([進站資料.BU7];[出站資料.BU7])" table:style-name="ce19">
            <text:p>152556</text:p>
          </table:table-cell>
          <table:table-cell office:value-type="float" office:value="49333" table:formula="of:=SUM([進站資料.BV7];[出站資料.BV7])" table:style-name="ce19">
            <text:p>49333</text:p>
          </table:table-cell>
          <table:table-cell office:value-type="float" office:value="69938" table:formula="of:=SUM([進站資料.BW7];[出站資料.BW7])" table:style-name="ce19">
            <text:p>69938</text:p>
          </table:table-cell>
          <table:table-cell office:value-type="float" office:value="86866" table:formula="of:=SUM([進站資料.BX7];[出站資料.BX7])" table:style-name="ce19">
            <text:p>86866</text:p>
          </table:table-cell>
          <table:table-cell office:value-type="float" office:value="50020" table:formula="of:=SUM([進站資料.BY7];[出站資料.BY7])" table:style-name="ce19">
            <text:p>50020</text:p>
          </table:table-cell>
          <table:table-cell office:value-type="float" office:value="131217" table:formula="of:=SUM([進站資料.BZ7];[出站資料.BZ7])" table:style-name="ce19">
            <text:p>131217</text:p>
          </table:table-cell>
          <table:table-cell office:value-type="float" office:value="44601" table:formula="of:=SUM([進站資料.CA7];[出站資料.CA7])" table:style-name="ce19">
            <text:p>44601</text:p>
          </table:table-cell>
          <table:table-cell office:value-type="float" office:value="36769" table:formula="of:=SUM([進站資料.CB7];[出站資料.CB7])" table:style-name="ce19">
            <text:p>36769</text:p>
          </table:table-cell>
          <table:table-cell office:value-type="float" office:value="31983" table:formula="of:=SUM([進站資料.CC7];[出站資料.CC7])" table:style-name="ce19">
            <text:p>31983</text:p>
          </table:table-cell>
          <table:table-cell office:value-type="float" office:value="36546" table:formula="of:=SUM([進站資料.CD7];[出站資料.CD7])" table:style-name="ce19">
            <text:p>36546</text:p>
          </table:table-cell>
          <table:table-cell office:value-type="float" office:value="24564" table:formula="of:=SUM([進站資料.CE7];[出站資料.CE7])" table:style-name="ce19">
            <text:p>24564</text:p>
          </table:table-cell>
          <table:table-cell office:value-type="float" office:value="64338" table:formula="of:=SUM([進站資料.CF7];[出站資料.CF7])" table:style-name="ce19">
            <text:p>64338</text:p>
          </table:table-cell>
          <table:table-cell office:value-type="float" office:value="38312" table:formula="of:=SUM([進站資料.CG7];[出站資料.CG7])" table:style-name="ce19">
            <text:p>38312</text:p>
          </table:table-cell>
          <table:table-cell office:value-type="float" office:value="16357" table:formula="of:=SUM([進站資料.CH7];[出站資料.CH7])" table:style-name="ce19">
            <text:p>16357</text:p>
          </table:table-cell>
          <table:table-cell office:value-type="float" office:value="18001" table:formula="of:=SUM([進站資料.CI7];[出站資料.CI7])" table:style-name="ce19">
            <text:p>18001</text:p>
          </table:table-cell>
          <table:table-cell office:value-type="float" office:value="83236" table:formula="of:=SUM([進站資料.CJ7];[出站資料.CJ7])" table:style-name="ce19">
            <text:p>83236</text:p>
          </table:table-cell>
          <table:table-cell office:value-type="float" office:value="52413" table:formula="of:=SUM([進站資料.CK7];[出站資料.CK7])" table:style-name="ce19">
            <text:p>52413</text:p>
          </table:table-cell>
          <table:table-cell office:value-type="float" office:value="49786" table:formula="of:=SUM([進站資料.CL7];[出站資料.CL7])" table:style-name="ce19">
            <text:p>49786</text:p>
          </table:table-cell>
          <table:table-cell office:value-type="float" office:value="50569" table:formula="of:=SUM([進站資料.CM7];[出站資料.CM7])" table:style-name="ce19">
            <text:p>50569</text:p>
          </table:table-cell>
          <table:table-cell office:value-type="float" office:value="27423" table:formula="of:=SUM([進站資料.CN7];[出站資料.CN7])" table:style-name="ce19">
            <text:p>27423</text:p>
          </table:table-cell>
          <table:table-cell office:value-type="float" office:value="24333" table:formula="of:=SUM([進站資料.CO7];[出站資料.CO7])" table:style-name="ce19">
            <text:p>24333</text:p>
          </table:table-cell>
          <table:table-cell office:value-type="float" office:value="10462" table:formula="of:=SUM([進站資料.CP7];[出站資料.CP7])" table:style-name="ce19">
            <text:p>10462</text:p>
          </table:table-cell>
          <table:table-cell office:value-type="float" office:value="9634" table:formula="of:=SUM([進站資料.CQ7];[出站資料.CQ7])" table:style-name="ce19">
            <text:p>9634</text:p>
          </table:table-cell>
          <table:table-cell office:value-type="float" office:value="9938" table:formula="of:=SUM([進站資料.CR7];[出站資料.CR7])" table:style-name="ce19">
            <text:p>9938</text:p>
          </table:table-cell>
          <table:table-cell office:value-type="float" office:value="21331" table:formula="of:=SUM([進站資料.CS7];[出站資料.CS7])" table:style-name="ce19">
            <text:p>21331</text:p>
          </table:table-cell>
          <table:table-cell office:value-type="float" office:value="19656" table:formula="of:=SUM([進站資料.CT7];[出站資料.CT7])" table:style-name="ce19">
            <text:p>19656</text:p>
          </table:table-cell>
          <table:table-cell office:value-type="float" office:value="28604" table:formula="of:=SUM([進站資料.CU7];[出站資料.CU7])" table:style-name="ce19">
            <text:p>28604</text:p>
          </table:table-cell>
          <table:table-cell office:value-type="float" office:value="39095" table:formula="of:=SUM([進站資料.CV7];[出站資料.CV7])" table:style-name="ce19">
            <text:p>39095</text:p>
          </table:table-cell>
          <table:table-cell office:value-type="float" office:value="62384" table:formula="of:=SUM([進站資料.CW7];[出站資料.CW7])" table:style-name="ce19">
            <text:p>62384</text:p>
          </table:table-cell>
          <table:table-cell office:value-type="float" office:value="54973" table:formula="of:=SUM([進站資料.CX7];[出站資料.CX7])" table:style-name="ce19">
            <text:p>54973</text:p>
          </table:table-cell>
          <table:table-cell office:value-type="float" office:value="26468" table:formula="of:=SUM([進站資料.CY7];[出站資料.CY7])" table:style-name="ce19">
            <text:p>26468</text:p>
          </table:table-cell>
          <table:table-cell office:value-type="float" office:value="27212" table:formula="of:=SUM([進站資料.CZ7];[出站資料.CZ7])" table:style-name="ce19">
            <text:p>27212</text:p>
          </table:table-cell>
          <table:table-cell office:value-type="float" office:value="26849" table:formula="of:=SUM([進站資料.DA7];[出站資料.DA7])" table:style-name="ce19">
            <text:p>26849</text:p>
          </table:table-cell>
          <table:table-cell office:value-type="float" office:value="26103" table:formula="of:=SUM([進站資料.DB7];[出站資料.DB7])" table:style-name="ce19">
            <text:p>26103</text:p>
          </table:table-cell>
          <table:table-cell office:value-type="float" office:value="25412" table:formula="of:=SUM([進站資料.DC7];[出站資料.DC7])" table:style-name="ce19">
            <text:p>25412</text:p>
          </table:table-cell>
          <table:table-cell office:value-type="float" office:value="21538" table:formula="of:=SUM([進站資料.DD7];[出站資料.DD7])" table:style-name="ce19">
            <text:p>21538</text:p>
          </table:table-cell>
          <table:table-cell office:value-type="float" office:value="19441" table:formula="of:=SUM([進站資料.DE7];[出站資料.DE7])" table:style-name="ce19">
            <text:p>19441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7" table:style-name="ce19">
            <text:p>7</text:p>
          </table:table-cell>
          <table:table-cell office:value-type="float" office:value="8949" table:formula="of:=SUM([進站資料.B8];[出站資料.B8])" table:style-name="ce19">
            <text:p>8949</text:p>
          </table:table-cell>
          <table:table-cell office:value-type="float" office:value="23304" table:formula="of:=SUM([進站資料.C8];[出站資料.C8])" table:style-name="ce19">
            <text:p>23304</text:p>
          </table:table-cell>
          <table:table-cell office:value-type="float" office:value="51424" table:style-name="ce19">
            <text:p>51424</text:p>
          </table:table-cell>
          <table:table-cell office:value-type="float" office:value="15997" table:style-name="ce19">
            <text:p>15997</text:p>
          </table:table-cell>
          <table:table-cell office:value-type="float" office:value="11627" table:style-name="ce19">
            <text:p>11627</text:p>
          </table:table-cell>
          <table:table-cell office:value-type="float" office:value="9110" table:style-name="ce19">
            <text:p>9110</text:p>
          </table:table-cell>
          <table:table-cell office:value-type="float" office:value="3700" table:style-name="ce19">
            <text:p>3700</text:p>
          </table:table-cell>
          <table:table-cell office:value-type="float" office:value="2836" table:style-name="ce19">
            <text:p>2836</text:p>
          </table:table-cell>
          <table:table-cell office:value-type="float" office:value="10583" table:style-name="ce19">
            <text:p>10583</text:p>
          </table:table-cell>
          <table:table-cell office:value-type="float" office:value="2143" table:style-name="ce19">
            <text:p>2143</text:p>
          </table:table-cell>
          <table:table-cell office:value-type="float" office:value="3364" table:style-name="ce19">
            <text:p>3364</text:p>
          </table:table-cell>
          <table:table-cell office:value-type="float" office:value="8495" table:style-name="ce19">
            <text:p>8495</text:p>
          </table:table-cell>
          <table:table-cell office:value-type="float" office:value="7479" table:style-name="ce19">
            <text:p>7479</text:p>
          </table:table-cell>
          <table:table-cell office:value-type="float" office:value="14152" table:style-name="ce19">
            <text:p>14152</text:p>
          </table:table-cell>
          <table:table-cell office:value-type="float" office:value="6552" table:style-name="ce19">
            <text:p>6552</text:p>
          </table:table-cell>
          <table:table-cell office:value-type="float" office:value="7139" table:style-name="ce19">
            <text:p>7139</text:p>
          </table:table-cell>
          <table:table-cell office:value-type="float" office:value="4612" table:style-name="ce19">
            <text:p>4612</text:p>
          </table:table-cell>
          <table:table-cell office:value-type="float" office:value="7916" table:style-name="ce19">
            <text:p>7916</text:p>
          </table:table-cell>
          <table:table-cell office:value-type="float" office:value="3717" table:style-name="ce19">
            <text:p>3717</text:p>
          </table:table-cell>
          <table:table-cell office:value-type="float" office:value="6365" table:style-name="ce19">
            <text:p>6365</text:p>
          </table:table-cell>
          <table:table-cell office:value-type="float" office:value="6755" table:style-name="ce19">
            <text:p>6755</text:p>
          </table:table-cell>
          <table:table-cell office:value-type="float" office:value="2409" table:style-name="ce19">
            <text:p>2409</text:p>
          </table:table-cell>
          <table:table-cell office:value-type="float" office:value="27371" table:style-name="ce19">
            <text:p>27371</text:p>
          </table:table-cell>
          <table:table-cell office:value-type="float" office:value="2159" table:style-name="ce19">
            <text:p>2159</text:p>
          </table:table-cell>
          <table:table-cell office:value-type="float" office:value="15664" table:style-name="ce19">
            <text:p>15664</text:p>
          </table:table-cell>
          <table:table-cell office:value-type="float" office:value="9907" table:style-name="ce19">
            <text:p>9907</text:p>
          </table:table-cell>
          <table:table-cell office:value-type="float" office:value="14856" table:style-name="ce19">
            <text:p>14856</text:p>
          </table:table-cell>
          <table:table-cell office:value-type="float" office:value="17891" table:style-name="ce19">
            <text:p>17891</text:p>
          </table:table-cell>
          <table:table-cell office:value-type="float" office:value="18043" table:style-name="ce19">
            <text:p>18043</text:p>
          </table:table-cell>
          <table:table-cell office:value-type="float" office:value="9196" table:style-name="ce19">
            <text:p>9196</text:p>
          </table:table-cell>
          <table:table-cell office:value-type="float" office:value="32168" table:style-name="ce19">
            <text:p>32168</text:p>
          </table:table-cell>
          <table:table-cell office:value-type="float" office:value="19200" table:style-name="ce19">
            <text:p>19200</text:p>
          </table:table-cell>
          <table:table-cell office:value-type="float" office:value="29149" table:style-name="ce19">
            <text:p>29149</text:p>
          </table:table-cell>
          <table:table-cell office:value-type="float" office:value="26375" table:style-name="ce19">
            <text:p>26375</text:p>
          </table:table-cell>
          <table:table-cell office:value-type="float" office:value="5380" table:style-name="ce19">
            <text:p>5380</text:p>
          </table:table-cell>
          <table:table-cell office:value-type="float" office:value="33443" table:style-name="ce19">
            <text:p>33443</text:p>
          </table:table-cell>
          <table:table-cell office:value-type="float" office:value="24100" table:style-name="ce19">
            <text:p>24100</text:p>
          </table:table-cell>
          <table:table-cell office:value-type="float" office:value="22470" table:style-name="ce19">
            <text:p>22470</text:p>
          </table:table-cell>
          <table:table-cell office:value-type="float" office:value="19482" table:style-name="ce19">
            <text:p>19482</text:p>
          </table:table-cell>
          <table:table-cell office:value-type="float" office:value="14510" table:style-name="ce19">
            <text:p>14510</text:p>
          </table:table-cell>
          <table:table-cell office:value-type="float" office:value="161911" table:style-name="ce19">
            <text:p>161911</text:p>
          </table:table-cell>
          <table:table-cell office:value-type="float" office:value="40299" table:style-name="ce19">
            <text:p>40299</text:p>
          </table:table-cell>
          <table:table-cell office:value-type="float" office:value="20724" table:style-name="ce19">
            <text:p>20724</text:p>
          </table:table-cell>
          <table:table-cell office:value-type="float" office:value="20778" table:style-name="ce19">
            <text:p>20778</text:p>
          </table:table-cell>
          <table:table-cell office:value-type="float" office:value="28979" table:style-name="ce19">
            <text:p>28979</text:p>
          </table:table-cell>
          <table:table-cell office:value-type="float" office:value="39878" table:style-name="ce19">
            <text:p>39878</text:p>
          </table:table-cell>
          <table:table-cell office:value-type="float" office:value="28664" table:style-name="ce19">
            <text:p>28664</text:p>
          </table:table-cell>
          <table:table-cell office:value-type="float" office:value="22037" table:style-name="ce19">
            <text:p>22037</text:p>
          </table:table-cell>
          <table:table-cell office:value-type="float" office:value="10176" table:style-name="ce19">
            <text:p>10176</text:p>
          </table:table-cell>
          <table:table-cell office:value-type="float" office:value="26176" table:style-name="ce19">
            <text:p>26176</text:p>
          </table:table-cell>
          <table:table-cell office:value-type="float" office:value="6640" table:style-name="ce19">
            <text:p>6640</text:p>
          </table:table-cell>
          <table:table-cell office:value-type="float" office:value="7301" table:style-name="ce19">
            <text:p>7301</text:p>
          </table:table-cell>
          <table:table-cell office:value-type="float" office:value="16724" table:style-name="ce19">
            <text:p>16724</text:p>
          </table:table-cell>
          <table:table-cell office:value-type="float" office:value="7956" table:style-name="ce19">
            <text:p>7956</text:p>
          </table:table-cell>
          <table:table-cell office:value-type="float" office:value="3625" table:style-name="ce19">
            <text:p>3625</text:p>
          </table:table-cell>
          <table:table-cell office:value-type="float" office:value="2591" table:style-name="ce19">
            <text:p>2591</text:p>
          </table:table-cell>
          <table:table-cell office:value-type="float" office:value="9052" table:style-name="ce19">
            <text:p>9052</text:p>
          </table:table-cell>
          <table:table-cell office:value-type="float" office:value="8878" table:style-name="ce19">
            <text:p>8878</text:p>
          </table:table-cell>
          <table:table-cell office:value-type="float" office:value="5784" table:style-name="ce19">
            <text:p>5784</text:p>
          </table:table-cell>
          <table:table-cell office:value-type="float" office:value="41469" table:style-name="ce19">
            <text:p>41469</text:p>
          </table:table-cell>
          <table:table-cell office:value-type="float" office:value="6269" table:style-name="ce19">
            <text:p>6269</text:p>
          </table:table-cell>
          <table:table-cell office:value-type="float" office:value="10497" table:style-name="ce19">
            <text:p>10497</text:p>
          </table:table-cell>
          <table:table-cell office:value-type="float" office:value="6506" table:style-name="ce19">
            <text:p>6506</text:p>
          </table:table-cell>
          <table:table-cell office:value-type="float" office:value="18747" table:style-name="ce19">
            <text:p>18747</text:p>
          </table:table-cell>
          <table:table-cell office:value-type="float" office:value="16992" table:style-name="ce19">
            <text:p>16992</text:p>
          </table:table-cell>
          <table:table-cell office:value-type="float" office:value="30258" table:style-name="ce19">
            <text:p>30258</text:p>
          </table:table-cell>
          <table:table-cell office:value-type="float" office:value="37853" table:style-name="ce19">
            <text:p>37853</text:p>
          </table:table-cell>
          <table:table-cell office:value-type="float" office:value="37002" table:style-name="ce19">
            <text:p>37002</text:p>
          </table:table-cell>
          <table:table-cell office:value-type="float" office:value="22420" table:style-name="ce19">
            <text:p>22420</text:p>
          </table:table-cell>
          <table:table-cell office:value-type="float" office:value="30229" table:style-name="ce19">
            <text:p>30229</text:p>
          </table:table-cell>
          <table:table-cell office:value-type="float" office:value="79365" table:style-name="ce19">
            <text:p>79365</text:p>
          </table:table-cell>
          <table:table-cell office:value-type="float" office:value="16175" table:style-name="ce19">
            <text:p>16175</text:p>
          </table:table-cell>
          <table:table-cell office:value-type="float" office:value="33405" table:style-name="ce19">
            <text:p>33405</text:p>
          </table:table-cell>
          <table:table-cell office:value-type="float" office:value="37199" table:style-name="ce19">
            <text:p>37199</text:p>
          </table:table-cell>
          <table:table-cell office:value-type="float" office:value="19578" table:style-name="ce18">
            <text:p>19578</text:p>
          </table:table-cell>
          <table:table-cell office:value-type="float" office:value="54020" table:style-name="ce20">
            <text:p>54020</text:p>
          </table:table-cell>
          <table:table-cell office:value-type="float" office:value="17156" table:style-name="ce19">
            <text:p>17156</text:p>
          </table:table-cell>
          <table:table-cell office:value-type="float" office:value="15277" table:style-name="ce19">
            <text:p>15277</text:p>
          </table:table-cell>
          <table:table-cell office:value-type="float" office:value="10262" table:style-name="ce19">
            <text:p>10262</text:p>
          </table:table-cell>
          <table:table-cell office:value-type="float" office:value="13772" table:style-name="ce19">
            <text:p>13772</text:p>
          </table:table-cell>
          <table:table-cell office:value-type="float" office:value="9494" table:style-name="ce19">
            <text:p>9494</text:p>
          </table:table-cell>
          <table:table-cell office:value-type="float" office:value="26296" table:style-name="ce19">
            <text:p>26296</text:p>
          </table:table-cell>
          <table:table-cell office:value-type="float" office:value="13468" table:style-name="ce19">
            <text:p>13468</text:p>
          </table:table-cell>
          <table:table-cell office:value-type="float" office:value="9812" table:style-name="ce19">
            <text:p>9812</text:p>
          </table:table-cell>
          <table:table-cell office:value-type="float" office:value="7503" table:style-name="ce19">
            <text:p>7503</text:p>
          </table:table-cell>
          <table:table-cell office:value-type="float" office:value="20861" table:style-name="ce19">
            <text:p>20861</text:p>
          </table:table-cell>
          <table:table-cell office:value-type="float" office:value="18854" table:style-name="ce19">
            <text:p>18854</text:p>
          </table:table-cell>
          <table:table-cell office:value-type="float" office:value="16616" table:style-name="ce19">
            <text:p>16616</text:p>
          </table:table-cell>
          <table:table-cell office:value-type="float" office:value="20873" table:style-name="ce19">
            <text:p>20873</text:p>
          </table:table-cell>
          <table:table-cell office:value-type="float" office:value="10057" table:style-name="ce19">
            <text:p>10057</text:p>
          </table:table-cell>
          <table:table-cell office:value-type="float" office:value="12120" table:style-name="ce19">
            <text:p>12120</text:p>
          </table:table-cell>
          <table:table-cell office:value-type="float" office:value="5608" table:style-name="ce19">
            <text:p>5608</text:p>
          </table:table-cell>
          <table:table-cell office:value-type="float" office:value="2943" table:style-name="ce19">
            <text:p>2943</text:p>
          </table:table-cell>
          <table:table-cell office:value-type="float" office:value="4199" table:style-name="ce19">
            <text:p>4199</text:p>
          </table:table-cell>
          <table:table-cell office:value-type="float" office:value="8146" table:style-name="ce19">
            <text:p>8146</text:p>
          </table:table-cell>
          <table:table-cell office:value-type="float" office:value="9431" table:style-name="ce19">
            <text:p>9431</text:p>
          </table:table-cell>
          <table:table-cell office:value-type="float" office:value="12852" table:style-name="ce19">
            <text:p>12852</text:p>
          </table:table-cell>
          <table:table-cell office:value-type="float" office:value="14538" table:style-name="ce19">
            <text:p>14538</text:p>
          </table:table-cell>
          <table:table-cell office:value-type="float" office:value="23007" table:style-name="ce19">
            <text:p>23007</text:p>
          </table:table-cell>
          <table:table-cell office:value-type="float" office:value="25305" table:style-name="ce19">
            <text:p>25305</text:p>
          </table:table-cell>
          <table:table-cell office:value-type="float" office:value="11652" table:style-name="ce19">
            <text:p>11652</text:p>
          </table:table-cell>
          <table:table-cell office:value-type="float" office:value="11385" table:style-name="ce19">
            <text:p>11385</text:p>
          </table:table-cell>
          <table:table-cell office:value-type="float" office:value="11973" table:style-name="ce19">
            <text:p>11973</text:p>
          </table:table-cell>
          <table:table-cell office:value-type="float" office:value="10405" table:style-name="ce19">
            <text:p>10405</text:p>
          </table:table-cell>
          <table:table-cell office:value-type="float" office:value="11120" table:style-name="ce19">
            <text:p>11120</text:p>
          </table:table-cell>
          <table:table-cell office:value-type="float" office:value="8915" table:style-name="ce19">
            <text:p>8915</text:p>
          </table:table-cell>
          <table:table-cell office:value-type="float" office:value="8603" table:style-name="ce19">
            <text:p>8603</text:p>
          </table:table-cell>
          <table:table-cell office:value-type="float" office:value="51164" table:formula="of:=SUM([進站資料.D8];[出站資料.D8])" table:style-name="ce19">
            <text:p>51164</text:p>
          </table:table-cell>
          <table:table-cell office:value-type="float" office:value="103801" table:formula="of:=SUM([進站資料.E8];[出站資料.E8])" table:style-name="ce19">
            <text:p>103801</text:p>
          </table:table-cell>
          <table:table-cell office:value-type="float" office:value="33012" table:formula="of:=SUM([進站資料.F8];[出站資料.F8])" table:style-name="ce19">
            <text:p>33012</text:p>
          </table:table-cell>
          <table:table-cell office:value-type="float" office:value="23010" table:formula="of:=SUM([進站資料.G8];[出站資料.G8])" table:style-name="ce19">
            <text:p>23010</text:p>
          </table:table-cell>
          <table:table-cell office:value-type="float" office:value="18030" table:formula="of:=SUM([進站資料.H8];[出站資料.H8])" table:style-name="ce19">
            <text:p>18030</text:p>
          </table:table-cell>
          <table:table-cell office:value-type="float" office:value="7153" table:formula="of:=SUM([進站資料.I8];[出站資料.I8])" table:style-name="ce19">
            <text:p>7153</text:p>
          </table:table-cell>
          <table:table-cell office:value-type="float" office:value="5582" table:formula="of:=SUM([進站資料.J8];[出站資料.J8])" table:style-name="ce19">
            <text:p>5582</text:p>
          </table:table-cell>
          <table:table-cell office:value-type="float" office:value="20976" table:formula="of:=SUM([進站資料.K8];[出站資料.K8])" table:style-name="ce19">
            <text:p>20976</text:p>
          </table:table-cell>
          <table:table-cell office:value-type="float" office:value="3888" table:formula="of:=SUM([進站資料.L8];[出站資料.L8])" table:style-name="ce19">
            <text:p>3888</text:p>
          </table:table-cell>
          <table:table-cell office:value-type="float" office:value="6656" table:formula="of:=SUM([進站資料.M8];[出站資料.M8])" table:style-name="ce19">
            <text:p>6656</text:p>
          </table:table-cell>
          <table:table-cell office:value-type="float" office:value="17295" table:formula="of:=SUM([進站資料.N8];[出站資料.N8])" table:style-name="ce19">
            <text:p>17295</text:p>
          </table:table-cell>
          <table:table-cell office:value-type="float" office:value="14956" table:formula="of:=SUM([進站資料.O8];[出站資料.O8])" table:style-name="ce19">
            <text:p>14956</text:p>
          </table:table-cell>
          <table:table-cell office:value-type="float" office:value="28682" table:formula="of:=SUM([進站資料.P8];[出站資料.P8])" table:style-name="ce19">
            <text:p>28682</text:p>
          </table:table-cell>
          <table:table-cell office:value-type="float" office:value="13278" table:formula="of:=SUM([進站資料.Q8];[出站資料.Q8])" table:style-name="ce19">
            <text:p>13278</text:p>
          </table:table-cell>
          <table:table-cell office:value-type="float" office:value="14326" table:formula="of:=SUM([進站資料.R8];[出站資料.R8])" table:style-name="ce19">
            <text:p>14326</text:p>
          </table:table-cell>
          <table:table-cell office:value-type="float" office:value="9059" table:formula="of:=SUM([進站資料.S8];[出站資料.S8])" table:style-name="ce19">
            <text:p>9059</text:p>
          </table:table-cell>
          <table:table-cell office:value-type="float" office:value="15373" table:formula="of:=SUM([進站資料.T8];[出站資料.T8])" table:style-name="ce19">
            <text:p>15373</text:p>
          </table:table-cell>
          <table:table-cell office:value-type="float" office:value="7352" table:formula="of:=SUM([進站資料.U8];[出站資料.U8])" table:style-name="ce19">
            <text:p>7352</text:p>
          </table:table-cell>
          <table:table-cell office:value-type="float" office:value="12481" table:formula="of:=SUM([進站資料.V8];[出站資料.V8])" table:style-name="ce19">
            <text:p>12481</text:p>
          </table:table-cell>
          <table:table-cell office:value-type="float" office:value="13439" table:formula="of:=SUM([進站資料.W8];[出站資料.W8])" table:style-name="ce19">
            <text:p>13439</text:p>
          </table:table-cell>
          <table:table-cell office:value-type="float" office:value="4680" table:formula="of:=SUM([進站資料.X8];[出站資料.X8])" table:style-name="ce19">
            <text:p>4680</text:p>
          </table:table-cell>
          <table:table-cell office:value-type="float" office:value="52529" table:formula="of:=SUM([進站資料.Y8];[出站資料.Y8])" table:style-name="ce19">
            <text:p>52529</text:p>
          </table:table-cell>
          <table:table-cell office:value-type="float" office:value="4537" table:formula="of:=SUM([進站資料.Z8];[出站資料.Z8])" table:style-name="ce19">
            <text:p>4537</text:p>
          </table:table-cell>
          <table:table-cell office:value-type="float" office:value="30371" table:formula="of:=SUM([進站資料.AA8];[出站資料.AA8])" table:style-name="ce19">
            <text:p>30371</text:p>
          </table:table-cell>
          <table:table-cell office:value-type="float" office:value="19945" table:formula="of:=SUM([進站資料.AB8];[出站資料.AB8])" table:style-name="ce19">
            <text:p>19945</text:p>
          </table:table-cell>
          <table:table-cell office:value-type="float" office:value="28784" table:formula="of:=SUM([進站資料.AC8];[出站資料.AC8])" table:style-name="ce19">
            <text:p>28784</text:p>
          </table:table-cell>
          <table:table-cell office:value-type="float" office:value="35259" table:formula="of:=SUM([進站資料.AD8];[出站資料.AD8])" table:style-name="ce19">
            <text:p>35259</text:p>
          </table:table-cell>
          <table:table-cell office:value-type="float" office:value="35595" table:formula="of:=SUM([進站資料.AE8];[出站資料.AE8])" table:style-name="ce19">
            <text:p>35595</text:p>
          </table:table-cell>
          <table:table-cell office:value-type="float" office:value="17726" table:formula="of:=SUM([進站資料.AF8];[出站資料.AF8])" table:style-name="ce19">
            <text:p>17726</text:p>
          </table:table-cell>
          <table:table-cell office:value-type="float" office:value="63478" table:formula="of:=SUM([進站資料.AG8];[出站資料.AG8])" table:style-name="ce19">
            <text:p>63478</text:p>
          </table:table-cell>
          <table:table-cell office:value-type="float" office:value="37990" table:formula="of:=SUM([進站資料.AH8];[出站資料.AH8])" table:style-name="ce19">
            <text:p>37990</text:p>
          </table:table-cell>
          <table:table-cell office:value-type="float" office:value="58260" table:formula="of:=SUM([進站資料.AI8];[出站資料.AI8])" table:style-name="ce19">
            <text:p>58260</text:p>
          </table:table-cell>
          <table:table-cell office:value-type="float" office:value="52216" table:formula="of:=SUM([進站資料.AJ8];[出站資料.AJ8])" table:style-name="ce19">
            <text:p>52216</text:p>
          </table:table-cell>
          <table:table-cell office:value-type="float" office:value="11196" table:formula="of:=SUM([進站資料.AK8];[出站資料.AK8])" table:style-name="ce19">
            <text:p>11196</text:p>
          </table:table-cell>
          <table:table-cell office:value-type="float" office:value="66444" table:formula="of:=SUM([進站資料.AL8];[出站資料.AL8])" table:style-name="ce19">
            <text:p>66444</text:p>
          </table:table-cell>
          <table:table-cell office:value-type="float" office:value="47969" table:formula="of:=SUM([進站資料.AM8];[出站資料.AM8])" table:style-name="ce19">
            <text:p>47969</text:p>
          </table:table-cell>
          <table:table-cell office:value-type="float" office:value="43714" table:formula="of:=SUM([進站資料.AN8];[出站資料.AN8])" table:style-name="ce19">
            <text:p>43714</text:p>
          </table:table-cell>
          <table:table-cell office:value-type="float" office:value="38357" table:formula="of:=SUM([進站資料.AO8];[出站資料.AO8])" table:style-name="ce19">
            <text:p>38357</text:p>
          </table:table-cell>
          <table:table-cell office:value-type="float" office:value="29983" table:formula="of:=SUM([進站資料.AP8];[出站資料.AP8])" table:style-name="ce19">
            <text:p>29983</text:p>
          </table:table-cell>
          <table:table-cell office:value-type="float" office:value="326336" table:formula="of:=SUM([進站資料.AQ8];[出站資料.AQ8])" table:style-name="ce19">
            <text:p>326336</text:p>
          </table:table-cell>
          <table:table-cell office:value-type="float" office:value="82835" table:formula="of:=SUM([進站資料.AR8];[出站資料.AR8])" table:style-name="ce19">
            <text:p>82835</text:p>
          </table:table-cell>
          <table:table-cell office:value-type="float" office:value="42905" table:formula="of:=SUM([進站資料.AS8];[出站資料.AS8])" table:style-name="ce19">
            <text:p>42905</text:p>
          </table:table-cell>
          <table:table-cell office:value-type="float" office:value="40207" table:formula="of:=SUM([進站資料.AT8];[出站資料.AT8])" table:style-name="ce19">
            <text:p>40207</text:p>
          </table:table-cell>
          <table:table-cell office:value-type="float" office:value="58311" table:formula="of:=SUM([進站資料.AU8];[出站資料.AU8])" table:style-name="ce19">
            <text:p>58311</text:p>
          </table:table-cell>
          <table:table-cell office:value-type="float" office:value="78396" table:formula="of:=SUM([進站資料.AV8];[出站資料.AV8])" table:style-name="ce19">
            <text:p>78396</text:p>
          </table:table-cell>
          <table:table-cell office:value-type="float" office:value="57592" table:formula="of:=SUM([進站資料.AW8];[出站資料.AW8])" table:style-name="ce19">
            <text:p>57592</text:p>
          </table:table-cell>
          <table:table-cell office:value-type="float" office:value="44467" table:formula="of:=SUM([進站資料.AX8];[出站資料.AX8])" table:style-name="ce19">
            <text:p>44467</text:p>
          </table:table-cell>
          <table:table-cell office:value-type="float" office:value="19822" table:formula="of:=SUM([進站資料.AY8];[出站資料.AY8])" table:style-name="ce19">
            <text:p>19822</text:p>
          </table:table-cell>
          <table:table-cell office:value-type="float" office:value="52888" table:formula="of:=SUM([進站資料.AZ8];[出站資料.AZ8])" table:style-name="ce19">
            <text:p>52888</text:p>
          </table:table-cell>
          <table:table-cell office:value-type="float" office:value="12705" table:formula="of:=SUM([進站資料.BA8];[出站資料.BA8])" table:style-name="ce19">
            <text:p>12705</text:p>
          </table:table-cell>
          <table:table-cell office:value-type="float" office:value="13580" table:formula="of:=SUM([進站資料.BB8];[出站資料.BB8])" table:style-name="ce19">
            <text:p>13580</text:p>
          </table:table-cell>
          <table:table-cell office:value-type="float" office:value="34126" table:formula="of:=SUM([進站資料.BC8];[出站資料.BC8])" table:style-name="ce19">
            <text:p>34126</text:p>
          </table:table-cell>
          <table:table-cell office:value-type="float" office:value="16197" table:formula="of:=SUM([進站資料.BD8];[出站資料.BD8])" table:style-name="ce19">
            <text:p>16197</text:p>
          </table:table-cell>
          <table:table-cell office:value-type="float" office:value="6894" table:formula="of:=SUM([進站資料.BE8];[出站資料.BE8])" table:style-name="ce19">
            <text:p>6894</text:p>
          </table:table-cell>
          <table:table-cell office:value-type="float" office:value="4853" table:formula="of:=SUM([進站資料.BF8];[出站資料.BF8])" table:style-name="ce19">
            <text:p>4853</text:p>
          </table:table-cell>
          <table:table-cell office:value-type="float" office:value="18378" table:formula="of:=SUM([進站資料.BG8];[出站資料.BG8])" table:style-name="ce19">
            <text:p>18378</text:p>
          </table:table-cell>
          <table:table-cell office:value-type="float" office:value="17725" table:formula="of:=SUM([進站資料.BH8];[出站資料.BH8])" table:style-name="ce19">
            <text:p>17725</text:p>
          </table:table-cell>
          <table:table-cell office:value-type="float" office:value="11470" table:formula="of:=SUM([進站資料.BI8];[出站資料.BI8])" table:style-name="ce19">
            <text:p>11470</text:p>
          </table:table-cell>
          <table:table-cell office:value-type="float" office:value="81373" table:formula="of:=SUM([進站資料.BJ8];[出站資料.BJ8])" table:style-name="ce19">
            <text:p>81373</text:p>
          </table:table-cell>
          <table:table-cell office:value-type="float" office:value="12420" table:formula="of:=SUM([進站資料.BK8];[出站資料.BK8])" table:style-name="ce19">
            <text:p>12420</text:p>
          </table:table-cell>
          <table:table-cell office:value-type="float" office:value="21881" table:formula="of:=SUM([進站資料.BL8];[出站資料.BL8])" table:style-name="ce19">
            <text:p>21881</text:p>
          </table:table-cell>
          <table:table-cell office:value-type="float" office:value="12904" table:formula="of:=SUM([進站資料.BM8];[出站資料.BM8])" table:style-name="ce19">
            <text:p>12904</text:p>
          </table:table-cell>
          <table:table-cell office:value-type="float" office:value="37164" table:formula="of:=SUM([進站資料.BN8];[出站資料.BN8])" table:style-name="ce19">
            <text:p>37164</text:p>
          </table:table-cell>
          <table:table-cell office:value-type="float" office:value="32270" table:formula="of:=SUM([進站資料.BO8];[出站資料.BO8])" table:style-name="ce19">
            <text:p>32270</text:p>
          </table:table-cell>
          <table:table-cell office:value-type="float" office:value="59413" table:formula="of:=SUM([進站資料.BP8];[出站資料.BP8])" table:style-name="ce19">
            <text:p>59413</text:p>
          </table:table-cell>
          <table:table-cell office:value-type="float" office:value="76903" table:formula="of:=SUM([進站資料.BQ8];[出站資料.BQ8])" table:style-name="ce19">
            <text:p>76903</text:p>
          </table:table-cell>
          <table:table-cell office:value-type="float" office:value="70769" table:formula="of:=SUM([進站資料.BR8];[出站資料.BR8])" table:style-name="ce19">
            <text:p>70769</text:p>
          </table:table-cell>
          <table:table-cell office:value-type="float" office:value="44772" table:formula="of:=SUM([進站資料.BS8];[出站資料.BS8])" table:style-name="ce19">
            <text:p>44772</text:p>
          </table:table-cell>
          <table:table-cell office:value-type="float" office:value="59010" table:formula="of:=SUM([進站資料.BT8];[出站資料.BT8])" table:style-name="ce19">
            <text:p>59010</text:p>
          </table:table-cell>
          <table:table-cell office:value-type="float" office:value="160745" table:formula="of:=SUM([進站資料.BU8];[出站資料.BU8])" table:style-name="ce19">
            <text:p>160745</text:p>
          </table:table-cell>
          <table:table-cell office:value-type="float" office:value="33446" table:formula="of:=SUM([進站資料.BV8];[出站資料.BV8])" table:style-name="ce19">
            <text:p>33446</text:p>
          </table:table-cell>
          <table:table-cell office:value-type="float" office:value="66475" table:formula="of:=SUM([進站資料.BW8];[出站資料.BW8])" table:style-name="ce19">
            <text:p>66475</text:p>
          </table:table-cell>
          <table:table-cell office:value-type="float" office:value="77620" table:formula="of:=SUM([進站資料.BX8];[出站資料.BX8])" table:style-name="ce19">
            <text:p>77620</text:p>
          </table:table-cell>
          <table:table-cell office:value-type="float" office:value="41793" table:formula="of:=SUM([進站資料.BY8];[出站資料.BY8])" table:style-name="ce19">
            <text:p>41793</text:p>
          </table:table-cell>
          <table:table-cell office:value-type="float" office:value="109686" table:formula="of:=SUM([進站資料.BZ8];[出站資料.BZ8])" table:style-name="ce19">
            <text:p>109686</text:p>
          </table:table-cell>
          <table:table-cell office:value-type="float" office:value="33540" table:formula="of:=SUM([進站資料.CA8];[出站資料.CA8])" table:style-name="ce19">
            <text:p>33540</text:p>
          </table:table-cell>
          <table:table-cell office:value-type="float" office:value="30758" table:formula="of:=SUM([進站資料.CB8];[出站資料.CB8])" table:style-name="ce19">
            <text:p>30758</text:p>
          </table:table-cell>
          <table:table-cell office:value-type="float" office:value="20335" table:formula="of:=SUM([進站資料.CC8];[出站資料.CC8])" table:style-name="ce19">
            <text:p>20335</text:p>
          </table:table-cell>
          <table:table-cell office:value-type="float" office:value="27971" table:formula="of:=SUM([進站資料.CD8];[出站資料.CD8])" table:style-name="ce19">
            <text:p>27971</text:p>
          </table:table-cell>
          <table:table-cell office:value-type="float" office:value="18491" table:formula="of:=SUM([進站資料.CE8];[出站資料.CE8])" table:style-name="ce19">
            <text:p>18491</text:p>
          </table:table-cell>
          <table:table-cell office:value-type="float" office:value="53589" table:formula="of:=SUM([進站資料.CF8];[出站資料.CF8])" table:style-name="ce19">
            <text:p>53589</text:p>
          </table:table-cell>
          <table:table-cell office:value-type="float" office:value="27780" table:formula="of:=SUM([進站資料.CG8];[出站資料.CG8])" table:style-name="ce19">
            <text:p>27780</text:p>
          </table:table-cell>
          <table:table-cell office:value-type="float" office:value="19556" table:formula="of:=SUM([進站資料.CH8];[出站資料.CH8])" table:style-name="ce19">
            <text:p>19556</text:p>
          </table:table-cell>
          <table:table-cell office:value-type="float" office:value="15397" table:formula="of:=SUM([進站資料.CI8];[出站資料.CI8])" table:style-name="ce19">
            <text:p>15397</text:p>
          </table:table-cell>
          <table:table-cell office:value-type="float" office:value="43200" table:formula="of:=SUM([進站資料.CJ8];[出站資料.CJ8])" table:style-name="ce19">
            <text:p>43200</text:p>
          </table:table-cell>
          <table:table-cell office:value-type="float" office:value="39086" table:formula="of:=SUM([進站資料.CK8];[出站資料.CK8])" table:style-name="ce19">
            <text:p>39086</text:p>
          </table:table-cell>
          <table:table-cell office:value-type="float" office:value="34245" table:formula="of:=SUM([進站資料.CL8];[出站資料.CL8])" table:style-name="ce19">
            <text:p>34245</text:p>
          </table:table-cell>
          <table:table-cell office:value-type="float" office:value="40614" table:formula="of:=SUM([進站資料.CM8];[出站資料.CM8])" table:style-name="ce19">
            <text:p>40614</text:p>
          </table:table-cell>
          <table:table-cell office:value-type="float" office:value="20505" table:formula="of:=SUM([進站資料.CN8];[出站資料.CN8])" table:style-name="ce19">
            <text:p>20505</text:p>
          </table:table-cell>
          <table:table-cell office:value-type="float" office:value="24938" table:formula="of:=SUM([進站資料.CO8];[出站資料.CO8])" table:style-name="ce19">
            <text:p>24938</text:p>
          </table:table-cell>
          <table:table-cell office:value-type="float" office:value="11085" table:formula="of:=SUM([進站資料.CP8];[出站資料.CP8])" table:style-name="ce19">
            <text:p>11085</text:p>
          </table:table-cell>
          <table:table-cell office:value-type="float" office:value="5878" table:formula="of:=SUM([進站資料.CQ8];[出站資料.CQ8])" table:style-name="ce19">
            <text:p>5878</text:p>
          </table:table-cell>
          <table:table-cell office:value-type="float" office:value="8467" table:formula="of:=SUM([進站資料.CR8];[出站資料.CR8])" table:style-name="ce19">
            <text:p>8467</text:p>
          </table:table-cell>
          <table:table-cell office:value-type="float" office:value="16042" table:formula="of:=SUM([進站資料.CS8];[出站資料.CS8])" table:style-name="ce19">
            <text:p>16042</text:p>
          </table:table-cell>
          <table:table-cell office:value-type="float" office:value="18801" table:formula="of:=SUM([進站資料.CT8];[出站資料.CT8])" table:style-name="ce19">
            <text:p>18801</text:p>
          </table:table-cell>
          <table:table-cell office:value-type="float" office:value="23101" table:formula="of:=SUM([進站資料.CU8];[出站資料.CU8])" table:style-name="ce19">
            <text:p>23101</text:p>
          </table:table-cell>
          <table:table-cell office:value-type="float" office:value="29294" table:formula="of:=SUM([進站資料.CV8];[出站資料.CV8])" table:style-name="ce19">
            <text:p>29294</text:p>
          </table:table-cell>
          <table:table-cell office:value-type="float" office:value="46979" table:formula="of:=SUM([進站資料.CW8];[出站資料.CW8])" table:style-name="ce19">
            <text:p>46979</text:p>
          </table:table-cell>
          <table:table-cell office:value-type="float" office:value="51296" table:formula="of:=SUM([進站資料.CX8];[出站資料.CX8])" table:style-name="ce19">
            <text:p>51296</text:p>
          </table:table-cell>
          <table:table-cell office:value-type="float" office:value="22188" table:formula="of:=SUM([進站資料.CY8];[出站資料.CY8])" table:style-name="ce19">
            <text:p>22188</text:p>
          </table:table-cell>
          <table:table-cell office:value-type="float" office:value="22627" table:formula="of:=SUM([進站資料.CZ8];[出站資料.CZ8])" table:style-name="ce19">
            <text:p>22627</text:p>
          </table:table-cell>
          <table:table-cell office:value-type="float" office:value="24086" table:formula="of:=SUM([進站資料.DA8];[出站資料.DA8])" table:style-name="ce19">
            <text:p>24086</text:p>
          </table:table-cell>
          <table:table-cell office:value-type="float" office:value="20020" table:formula="of:=SUM([進站資料.DB8];[出站資料.DB8])" table:style-name="ce19">
            <text:p>20020</text:p>
          </table:table-cell>
          <table:table-cell office:value-type="float" office:value="22098" table:formula="of:=SUM([進站資料.DC8];[出站資料.DC8])" table:style-name="ce19">
            <text:p>22098</text:p>
          </table:table-cell>
          <table:table-cell office:value-type="float" office:value="17699" table:formula="of:=SUM([進站資料.DD8];[出站資料.DD8])" table:style-name="ce19">
            <text:p>17699</text:p>
          </table:table-cell>
          <table:table-cell office:value-type="float" office:value="16472" table:formula="of:=SUM([進站資料.DE8];[出站資料.DE8])" table:style-name="ce19">
            <text:p>16472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8" table:style-name="ce19">
            <text:p>8</text:p>
          </table:table-cell>
          <table:table-cell office:value-type="float" office:value="8391" table:formula="of:=SUM([進站資料.B9];[出站資料.B9])" table:style-name="ce19">
            <text:p>8391</text:p>
          </table:table-cell>
          <table:table-cell office:value-type="float" office:value="17445" table:formula="of:=SUM([進站資料.C9];[出站資料.C9])" table:style-name="ce19">
            <text:p>17445</text:p>
          </table:table-cell>
          <table:table-cell office:value-type="float" office:value="40958" table:style-name="ce19">
            <text:p>40958</text:p>
          </table:table-cell>
          <table:table-cell office:value-type="float" office:value="12821" table:style-name="ce19">
            <text:p>12821</text:p>
          </table:table-cell>
          <table:table-cell office:value-type="float" office:value="8512" table:style-name="ce19">
            <text:p>8512</text:p>
          </table:table-cell>
          <table:table-cell office:value-type="float" office:value="6968" table:style-name="ce19">
            <text:p>6968</text:p>
          </table:table-cell>
          <table:table-cell office:value-type="float" office:value="3296" table:style-name="ce19">
            <text:p>3296</text:p>
          </table:table-cell>
          <table:table-cell office:value-type="float" office:value="2211" table:style-name="ce19">
            <text:p>2211</text:p>
          </table:table-cell>
          <table:table-cell office:value-type="float" office:value="7153" table:style-name="ce19">
            <text:p>7153</text:p>
          </table:table-cell>
          <table:table-cell office:value-type="float" office:value="1710" table:style-name="ce19">
            <text:p>1710</text:p>
          </table:table-cell>
          <table:table-cell office:value-type="float" office:value="2578" table:style-name="ce19">
            <text:p>2578</text:p>
          </table:table-cell>
          <table:table-cell office:value-type="float" office:value="7445" table:style-name="ce19">
            <text:p>7445</text:p>
          </table:table-cell>
          <table:table-cell office:value-type="float" office:value="5580" table:style-name="ce19">
            <text:p>5580</text:p>
          </table:table-cell>
          <table:table-cell office:value-type="float" office:value="10590" table:style-name="ce19">
            <text:p>10590</text:p>
          </table:table-cell>
          <table:table-cell office:value-type="float" office:value="4932" table:style-name="ce19">
            <text:p>4932</text:p>
          </table:table-cell>
          <table:table-cell office:value-type="float" office:value="5551" table:style-name="ce19">
            <text:p>5551</text:p>
          </table:table-cell>
          <table:table-cell office:value-type="float" office:value="3452" table:style-name="ce19">
            <text:p>3452</text:p>
          </table:table-cell>
          <table:table-cell office:value-type="float" office:value="6135" table:style-name="ce19">
            <text:p>6135</text:p>
          </table:table-cell>
          <table:table-cell office:value-type="float" office:value="3110" table:style-name="ce19">
            <text:p>3110</text:p>
          </table:table-cell>
          <table:table-cell office:value-type="float" office:value="5098" table:style-name="ce19">
            <text:p>5098</text:p>
          </table:table-cell>
          <table:table-cell office:value-type="float" office:value="5347" table:style-name="ce19">
            <text:p>5347</text:p>
          </table:table-cell>
          <table:table-cell office:value-type="float" office:value="1899" table:style-name="ce19">
            <text:p>1899</text:p>
          </table:table-cell>
          <table:table-cell office:value-type="float" office:value="19469" table:style-name="ce19">
            <text:p>19469</text:p>
          </table:table-cell>
          <table:table-cell office:value-type="float" office:value="1954" table:style-name="ce19">
            <text:p>1954</text:p>
          </table:table-cell>
          <table:table-cell office:value-type="float" office:value="12206" table:style-name="ce19">
            <text:p>12206</text:p>
          </table:table-cell>
          <table:table-cell office:value-type="float" office:value="7677" table:style-name="ce19">
            <text:p>7677</text:p>
          </table:table-cell>
          <table:table-cell office:value-type="float" office:value="11206" table:style-name="ce19">
            <text:p>11206</text:p>
          </table:table-cell>
          <table:table-cell office:value-type="float" office:value="14046" table:style-name="ce19">
            <text:p>14046</text:p>
          </table:table-cell>
          <table:table-cell office:value-type="float" office:value="13800" table:style-name="ce19">
            <text:p>13800</text:p>
          </table:table-cell>
          <table:table-cell office:value-type="float" office:value="7279" table:style-name="ce19">
            <text:p>7279</text:p>
          </table:table-cell>
          <table:table-cell office:value-type="float" office:value="22969" table:style-name="ce19">
            <text:p>22969</text:p>
          </table:table-cell>
          <table:table-cell office:value-type="float" office:value="15345" table:style-name="ce19">
            <text:p>15345</text:p>
          </table:table-cell>
          <table:table-cell office:value-type="float" office:value="20845" table:style-name="ce19">
            <text:p>20845</text:p>
          </table:table-cell>
          <table:table-cell office:value-type="float" office:value="21937" table:style-name="ce19">
            <text:p>21937</text:p>
          </table:table-cell>
          <table:table-cell office:value-type="float" office:value="4872" table:style-name="ce19">
            <text:p>4872</text:p>
          </table:table-cell>
          <table:table-cell office:value-type="float" office:value="26577" table:style-name="ce19">
            <text:p>26577</text:p>
          </table:table-cell>
          <table:table-cell office:value-type="float" office:value="18910" table:style-name="ce19">
            <text:p>18910</text:p>
          </table:table-cell>
          <table:table-cell office:value-type="float" office:value="17571" table:style-name="ce19">
            <text:p>17571</text:p>
          </table:table-cell>
          <table:table-cell office:value-type="float" office:value="15621" table:style-name="ce19">
            <text:p>15621</text:p>
          </table:table-cell>
          <table:table-cell office:value-type="float" office:value="11001" table:style-name="ce19">
            <text:p>11001</text:p>
          </table:table-cell>
          <table:table-cell office:value-type="float" office:value="150220" table:style-name="ce19">
            <text:p>150220</text:p>
          </table:table-cell>
          <table:table-cell office:value-type="float" office:value="33291" table:style-name="ce19">
            <text:p>33291</text:p>
          </table:table-cell>
          <table:table-cell office:value-type="float" office:value="15165" table:style-name="ce19">
            <text:p>15165</text:p>
          </table:table-cell>
          <table:table-cell office:value-type="float" office:value="18899" table:style-name="ce19">
            <text:p>18899</text:p>
          </table:table-cell>
          <table:table-cell office:value-type="float" office:value="26584" table:style-name="ce19">
            <text:p>26584</text:p>
          </table:table-cell>
          <table:table-cell office:value-type="float" office:value="31176" table:style-name="ce19">
            <text:p>31176</text:p>
          </table:table-cell>
          <table:table-cell office:value-type="float" office:value="21644" table:style-name="ce19">
            <text:p>21644</text:p>
          </table:table-cell>
          <table:table-cell office:value-type="float" office:value="17346" table:style-name="ce19">
            <text:p>17346</text:p>
          </table:table-cell>
          <table:table-cell office:value-type="float" office:value="7336" table:style-name="ce19">
            <text:p>7336</text:p>
          </table:table-cell>
          <table:table-cell office:value-type="float" office:value="19627" table:style-name="ce19">
            <text:p>19627</text:p>
          </table:table-cell>
          <table:table-cell office:value-type="float" office:value="5183" table:style-name="ce19">
            <text:p>5183</text:p>
          </table:table-cell>
          <table:table-cell office:value-type="float" office:value="6616" table:style-name="ce19">
            <text:p>6616</text:p>
          </table:table-cell>
          <table:table-cell office:value-type="float" office:value="13053" table:style-name="ce19">
            <text:p>13053</text:p>
          </table:table-cell>
          <table:table-cell office:value-type="float" office:value="7232" table:style-name="ce19">
            <text:p>7232</text:p>
          </table:table-cell>
          <table:table-cell office:value-type="float" office:value="2724" table:style-name="ce19">
            <text:p>2724</text:p>
          </table:table-cell>
          <table:table-cell office:value-type="float" office:value="1710" table:style-name="ce19">
            <text:p>1710</text:p>
          </table:table-cell>
          <table:table-cell office:value-type="float" office:value="7109" table:style-name="ce19">
            <text:p>7109</text:p>
          </table:table-cell>
          <table:table-cell office:value-type="float" office:value="7186" table:style-name="ce19">
            <text:p>7186</text:p>
          </table:table-cell>
          <table:table-cell office:value-type="float" office:value="5560" table:style-name="ce19">
            <text:p>5560</text:p>
          </table:table-cell>
          <table:table-cell office:value-type="float" office:value="35223" table:style-name="ce19">
            <text:p>35223</text:p>
          </table:table-cell>
          <table:table-cell office:value-type="float" office:value="5756" table:style-name="ce19">
            <text:p>5756</text:p>
          </table:table-cell>
          <table:table-cell office:value-type="float" office:value="8822" table:style-name="ce19">
            <text:p>8822</text:p>
          </table:table-cell>
          <table:table-cell office:value-type="float" office:value="5335" table:style-name="ce19">
            <text:p>5335</text:p>
          </table:table-cell>
          <table:table-cell office:value-type="float" office:value="15361" table:style-name="ce19">
            <text:p>15361</text:p>
          </table:table-cell>
          <table:table-cell office:value-type="float" office:value="12882" table:style-name="ce19">
            <text:p>12882</text:p>
          </table:table-cell>
          <table:table-cell office:value-type="float" office:value="23819" table:style-name="ce19">
            <text:p>23819</text:p>
          </table:table-cell>
          <table:table-cell office:value-type="float" office:value="32514" table:style-name="ce19">
            <text:p>32514</text:p>
          </table:table-cell>
          <table:table-cell office:value-type="float" office:value="29315" table:style-name="ce19">
            <text:p>29315</text:p>
          </table:table-cell>
          <table:table-cell office:value-type="float" office:value="17908" table:style-name="ce19">
            <text:p>17908</text:p>
          </table:table-cell>
          <table:table-cell office:value-type="float" office:value="26790" table:style-name="ce19">
            <text:p>26790</text:p>
          </table:table-cell>
          <table:table-cell office:value-type="float" office:value="67725" table:style-name="ce19">
            <text:p>67725</text:p>
          </table:table-cell>
          <table:table-cell office:value-type="float" office:value="13115" table:style-name="ce19">
            <text:p>13115</text:p>
          </table:table-cell>
          <table:table-cell office:value-type="float" office:value="25434" table:style-name="ce19">
            <text:p>25434</text:p>
          </table:table-cell>
          <table:table-cell office:value-type="float" office:value="29255" table:style-name="ce19">
            <text:p>29255</text:p>
          </table:table-cell>
          <table:table-cell office:value-type="float" office:value="15332" table:style-name="ce18">
            <text:p>15332</text:p>
          </table:table-cell>
          <table:table-cell office:value-type="float" office:value="45732" table:style-name="ce20">
            <text:p>45732</text:p>
          </table:table-cell>
          <table:table-cell office:value-type="float" office:value="13947" table:style-name="ce19">
            <text:p>13947</text:p>
          </table:table-cell>
          <table:table-cell office:value-type="float" office:value="12605" table:style-name="ce19">
            <text:p>12605</text:p>
          </table:table-cell>
          <table:table-cell office:value-type="float" office:value="7753" table:style-name="ce19">
            <text:p>7753</text:p>
          </table:table-cell>
          <table:table-cell office:value-type="float" office:value="11399" table:style-name="ce19">
            <text:p>11399</text:p>
          </table:table-cell>
          <table:table-cell office:value-type="float" office:value="8078" table:style-name="ce19">
            <text:p>8078</text:p>
          </table:table-cell>
          <table:table-cell office:value-type="float" office:value="23735" table:style-name="ce19">
            <text:p>23735</text:p>
          </table:table-cell>
          <table:table-cell office:value-type="float" office:value="10428" table:style-name="ce19">
            <text:p>10428</text:p>
          </table:table-cell>
          <table:table-cell office:value-type="float" office:value="8437" table:style-name="ce19">
            <text:p>8437</text:p>
          </table:table-cell>
          <table:table-cell office:value-type="float" office:value="6186" table:style-name="ce19">
            <text:p>6186</text:p>
          </table:table-cell>
          <table:table-cell office:value-type="float" office:value="16386" table:style-name="ce19">
            <text:p>16386</text:p>
          </table:table-cell>
          <table:table-cell office:value-type="float" office:value="11330" table:style-name="ce19">
            <text:p>11330</text:p>
          </table:table-cell>
          <table:table-cell office:value-type="float" office:value="13397" table:style-name="ce19">
            <text:p>13397</text:p>
          </table:table-cell>
          <table:table-cell office:value-type="float" office:value="16092" table:style-name="ce19">
            <text:p>16092</text:p>
          </table:table-cell>
          <table:table-cell office:value-type="float" office:value="6445" table:style-name="ce19">
            <text:p>6445</text:p>
          </table:table-cell>
          <table:table-cell office:value-type="float" office:value="7599" table:style-name="ce19">
            <text:p>7599</text:p>
          </table:table-cell>
          <table:table-cell office:value-type="float" office:value="4192" table:style-name="ce19">
            <text:p>4192</text:p>
          </table:table-cell>
          <table:table-cell office:value-type="float" office:value="2362" table:style-name="ce19">
            <text:p>2362</text:p>
          </table:table-cell>
          <table:table-cell office:value-type="float" office:value="3294" table:style-name="ce19">
            <text:p>3294</text:p>
          </table:table-cell>
          <table:table-cell office:value-type="float" office:value="6513" table:style-name="ce19">
            <text:p>6513</text:p>
          </table:table-cell>
          <table:table-cell office:value-type="float" office:value="7474" table:style-name="ce19">
            <text:p>7474</text:p>
          </table:table-cell>
          <table:table-cell office:value-type="float" office:value="11271" table:style-name="ce19">
            <text:p>11271</text:p>
          </table:table-cell>
          <table:table-cell office:value-type="float" office:value="11898" table:style-name="ce19">
            <text:p>11898</text:p>
          </table:table-cell>
          <table:table-cell office:value-type="float" office:value="18456" table:style-name="ce19">
            <text:p>18456</text:p>
          </table:table-cell>
          <table:table-cell office:value-type="float" office:value="21113" table:style-name="ce19">
            <text:p>21113</text:p>
          </table:table-cell>
          <table:table-cell office:value-type="float" office:value="8927" table:style-name="ce19">
            <text:p>8927</text:p>
          </table:table-cell>
          <table:table-cell office:value-type="float" office:value="9220" table:style-name="ce19">
            <text:p>9220</text:p>
          </table:table-cell>
          <table:table-cell office:value-type="float" office:value="9659" table:style-name="ce19">
            <text:p>9659</text:p>
          </table:table-cell>
          <table:table-cell office:value-type="float" office:value="8604" table:style-name="ce19">
            <text:p>8604</text:p>
          </table:table-cell>
          <table:table-cell office:value-type="float" office:value="8957" table:style-name="ce19">
            <text:p>8957</text:p>
          </table:table-cell>
          <table:table-cell office:value-type="float" office:value="7123" table:style-name="ce19">
            <text:p>7123</text:p>
          </table:table-cell>
          <table:table-cell office:value-type="float" office:value="6981" table:style-name="ce19">
            <text:p>6981</text:p>
          </table:table-cell>
          <table:table-cell office:value-type="float" office:value="37272" table:formula="of:=SUM([進站資料.D9];[出站資料.D9])" table:style-name="ce19">
            <text:p>37272</text:p>
          </table:table-cell>
          <table:table-cell office:value-type="float" office:value="81786" table:formula="of:=SUM([進站資料.E9];[出站資料.E9])" table:style-name="ce19">
            <text:p>81786</text:p>
          </table:table-cell>
          <table:table-cell office:value-type="float" office:value="26070" table:formula="of:=SUM([進站資料.F9];[出站資料.F9])" table:style-name="ce19">
            <text:p>26070</text:p>
          </table:table-cell>
          <table:table-cell office:value-type="float" office:value="16886" table:formula="of:=SUM([進站資料.G9];[出站資料.G9])" table:style-name="ce19">
            <text:p>16886</text:p>
          </table:table-cell>
          <table:table-cell office:value-type="float" office:value="13891" table:formula="of:=SUM([進站資料.H9];[出站資料.H9])" table:style-name="ce19">
            <text:p>13891</text:p>
          </table:table-cell>
          <table:table-cell office:value-type="float" office:value="6527" table:formula="of:=SUM([進站資料.I9];[出站資料.I9])" table:style-name="ce19">
            <text:p>6527</text:p>
          </table:table-cell>
          <table:table-cell office:value-type="float" office:value="4362" table:formula="of:=SUM([進站資料.J9];[出站資料.J9])" table:style-name="ce19">
            <text:p>4362</text:p>
          </table:table-cell>
          <table:table-cell office:value-type="float" office:value="15424" table:formula="of:=SUM([進站資料.K9];[出站資料.K9])" table:style-name="ce19">
            <text:p>15424</text:p>
          </table:table-cell>
          <table:table-cell office:value-type="float" office:value="3234" table:formula="of:=SUM([進站資料.L9];[出站資料.L9])" table:style-name="ce19">
            <text:p>3234</text:p>
          </table:table-cell>
          <table:table-cell office:value-type="float" office:value="5245" table:formula="of:=SUM([進站資料.M9];[出站資料.M9])" table:style-name="ce19">
            <text:p>5245</text:p>
          </table:table-cell>
          <table:table-cell office:value-type="float" office:value="15307" table:formula="of:=SUM([進站資料.N9];[出站資料.N9])" table:style-name="ce19">
            <text:p>15307</text:p>
          </table:table-cell>
          <table:table-cell office:value-type="float" office:value="11713" table:formula="of:=SUM([進站資料.O9];[出站資料.O9])" table:style-name="ce19">
            <text:p>11713</text:p>
          </table:table-cell>
          <table:table-cell office:value-type="float" office:value="21657" table:formula="of:=SUM([進站資料.P9];[出站資料.P9])" table:style-name="ce19">
            <text:p>21657</text:p>
          </table:table-cell>
          <table:table-cell office:value-type="float" office:value="10228" table:formula="of:=SUM([進站資料.Q9];[出站資料.Q9])" table:style-name="ce19">
            <text:p>10228</text:p>
          </table:table-cell>
          <table:table-cell office:value-type="float" office:value="11162" table:formula="of:=SUM([進站資料.R9];[出站資料.R9])" table:style-name="ce19">
            <text:p>11162</text:p>
          </table:table-cell>
          <table:table-cell office:value-type="float" office:value="7085" table:formula="of:=SUM([進站資料.S9];[出站資料.S9])" table:style-name="ce19">
            <text:p>7085</text:p>
          </table:table-cell>
          <table:table-cell office:value-type="float" office:value="12321" table:formula="of:=SUM([進站資料.T9];[出站資料.T9])" table:style-name="ce19">
            <text:p>12321</text:p>
          </table:table-cell>
          <table:table-cell office:value-type="float" office:value="6202" table:formula="of:=SUM([進站資料.U9];[出站資料.U9])" table:style-name="ce19">
            <text:p>6202</text:p>
          </table:table-cell>
          <table:table-cell office:value-type="float" office:value="10339" table:formula="of:=SUM([進站資料.V9];[出站資料.V9])" table:style-name="ce19">
            <text:p>10339</text:p>
          </table:table-cell>
          <table:table-cell office:value-type="float" office:value="10910" table:formula="of:=SUM([進站資料.W9];[出站資料.W9])" table:style-name="ce19">
            <text:p>10910</text:p>
          </table:table-cell>
          <table:table-cell office:value-type="float" office:value="3823" table:formula="of:=SUM([進站資料.X9];[出站資料.X9])" table:style-name="ce19">
            <text:p>3823</text:p>
          </table:table-cell>
          <table:table-cell office:value-type="float" office:value="37562" table:formula="of:=SUM([進站資料.Y9];[出站資料.Y9])" table:style-name="ce19">
            <text:p>37562</text:p>
          </table:table-cell>
          <table:table-cell office:value-type="float" office:value="4017" table:formula="of:=SUM([進站資料.Z9];[出站資料.Z9])" table:style-name="ce19">
            <text:p>4017</text:p>
          </table:table-cell>
          <table:table-cell office:value-type="float" office:value="23766" table:formula="of:=SUM([進站資料.AA9];[出站資料.AA9])" table:style-name="ce19">
            <text:p>23766</text:p>
          </table:table-cell>
          <table:table-cell office:value-type="float" office:value="15740" table:formula="of:=SUM([進站資料.AB9];[出站資料.AB9])" table:style-name="ce19">
            <text:p>15740</text:p>
          </table:table-cell>
          <table:table-cell office:value-type="float" office:value="22002" table:formula="of:=SUM([進站資料.AC9];[出站資料.AC9])" table:style-name="ce19">
            <text:p>22002</text:p>
          </table:table-cell>
          <table:table-cell office:value-type="float" office:value="28032" table:formula="of:=SUM([進站資料.AD9];[出站資料.AD9])" table:style-name="ce19">
            <text:p>28032</text:p>
          </table:table-cell>
          <table:table-cell office:value-type="float" office:value="27934" table:formula="of:=SUM([進站資料.AE9];[出站資料.AE9])" table:style-name="ce19">
            <text:p>27934</text:p>
          </table:table-cell>
          <table:table-cell office:value-type="float" office:value="14360" table:formula="of:=SUM([進站資料.AF9];[出站資料.AF9])" table:style-name="ce19">
            <text:p>14360</text:p>
          </table:table-cell>
          <table:table-cell office:value-type="float" office:value="46529" table:formula="of:=SUM([進站資料.AG9];[出站資料.AG9])" table:style-name="ce19">
            <text:p>46529</text:p>
          </table:table-cell>
          <table:table-cell office:value-type="float" office:value="30749" table:formula="of:=SUM([進站資料.AH9];[出站資料.AH9])" table:style-name="ce19">
            <text:p>30749</text:p>
          </table:table-cell>
          <table:table-cell office:value-type="float" office:value="41604" table:formula="of:=SUM([進站資料.AI9];[出站資料.AI9])" table:style-name="ce19">
            <text:p>41604</text:p>
          </table:table-cell>
          <table:table-cell office:value-type="float" office:value="45871" table:formula="of:=SUM([進站資料.AJ9];[出站資料.AJ9])" table:style-name="ce19">
            <text:p>45871</text:p>
          </table:table-cell>
          <table:table-cell office:value-type="float" office:value="10109" table:formula="of:=SUM([進站資料.AK9];[出站資料.AK9])" table:style-name="ce19">
            <text:p>10109</text:p>
          </table:table-cell>
          <table:table-cell office:value-type="float" office:value="53502" table:formula="of:=SUM([進站資料.AL9];[出站資料.AL9])" table:style-name="ce19">
            <text:p>53502</text:p>
          </table:table-cell>
          <table:table-cell office:value-type="float" office:value="37960" table:formula="of:=SUM([進站資料.AM9];[出站資料.AM9])" table:style-name="ce19">
            <text:p>37960</text:p>
          </table:table-cell>
          <table:table-cell office:value-type="float" office:value="34357" table:formula="of:=SUM([進站資料.AN9];[出站資料.AN9])" table:style-name="ce19">
            <text:p>34357</text:p>
          </table:table-cell>
          <table:table-cell office:value-type="float" office:value="30967" table:formula="of:=SUM([進站資料.AO9];[出站資料.AO9])" table:style-name="ce19">
            <text:p>30967</text:p>
          </table:table-cell>
          <table:table-cell office:value-type="float" office:value="22709" table:formula="of:=SUM([進站資料.AP9];[出站資料.AP9])" table:style-name="ce19">
            <text:p>22709</text:p>
          </table:table-cell>
          <table:table-cell office:value-type="float" office:value="293686" table:formula="of:=SUM([進站資料.AQ9];[出站資料.AQ9])" table:style-name="ce19">
            <text:p>293686</text:p>
          </table:table-cell>
          <table:table-cell office:value-type="float" office:value="67088" table:formula="of:=SUM([進站資料.AR9];[出站資料.AR9])" table:style-name="ce19">
            <text:p>67088</text:p>
          </table:table-cell>
          <table:table-cell office:value-type="float" office:value="30884" table:formula="of:=SUM([進站資料.AS9];[出站資料.AS9])" table:style-name="ce19">
            <text:p>30884</text:p>
          </table:table-cell>
          <table:table-cell office:value-type="float" office:value="36271" table:formula="of:=SUM([進站資料.AT9];[出站資料.AT9])" table:style-name="ce19">
            <text:p>36271</text:p>
          </table:table-cell>
          <table:table-cell office:value-type="float" office:value="51718" table:formula="of:=SUM([進站資料.AU9];[出站資料.AU9])" table:style-name="ce19">
            <text:p>51718</text:p>
          </table:table-cell>
          <table:table-cell office:value-type="float" office:value="61554" table:formula="of:=SUM([進站資料.AV9];[出站資料.AV9])" table:style-name="ce19">
            <text:p>61554</text:p>
          </table:table-cell>
          <table:table-cell office:value-type="float" office:value="44209" table:formula="of:=SUM([進站資料.AW9];[出站資料.AW9])" table:style-name="ce19">
            <text:p>44209</text:p>
          </table:table-cell>
          <table:table-cell office:value-type="float" office:value="35263" table:formula="of:=SUM([進站資料.AX9];[出站資料.AX9])" table:style-name="ce19">
            <text:p>35263</text:p>
          </table:table-cell>
          <table:table-cell office:value-type="float" office:value="14730" table:formula="of:=SUM([進站資料.AY9];[出站資料.AY9])" table:style-name="ce19">
            <text:p>14730</text:p>
          </table:table-cell>
          <table:table-cell office:value-type="float" office:value="40309" table:formula="of:=SUM([進站資料.AZ9];[出站資料.AZ9])" table:style-name="ce19">
            <text:p>40309</text:p>
          </table:table-cell>
          <table:table-cell office:value-type="float" office:value="10147" table:formula="of:=SUM([進站資料.BA9];[出站資料.BA9])" table:style-name="ce19">
            <text:p>10147</text:p>
          </table:table-cell>
          <table:table-cell office:value-type="float" office:value="12450" table:formula="of:=SUM([進站資料.BB9];[出站資料.BB9])" table:style-name="ce19">
            <text:p>12450</text:p>
          </table:table-cell>
          <table:table-cell office:value-type="float" office:value="27561" table:formula="of:=SUM([進站資料.BC9];[出站資料.BC9])" table:style-name="ce19">
            <text:p>27561</text:p>
          </table:table-cell>
          <table:table-cell office:value-type="float" office:value="14561" table:formula="of:=SUM([進站資料.BD9];[出站資料.BD9])" table:style-name="ce19">
            <text:p>14561</text:p>
          </table:table-cell>
          <table:table-cell office:value-type="float" office:value="5469" table:formula="of:=SUM([進站資料.BE9];[出站資料.BE9])" table:style-name="ce19">
            <text:p>5469</text:p>
          </table:table-cell>
          <table:table-cell office:value-type="float" office:value="3335" table:formula="of:=SUM([進站資料.BF9];[出站資料.BF9])" table:style-name="ce19">
            <text:p>3335</text:p>
          </table:table-cell>
          <table:table-cell office:value-type="float" office:value="15247" table:formula="of:=SUM([進站資料.BG9];[出站資料.BG9])" table:style-name="ce19">
            <text:p>15247</text:p>
          </table:table-cell>
          <table:table-cell office:value-type="float" office:value="14616" table:formula="of:=SUM([進站資料.BH9];[出站資料.BH9])" table:style-name="ce19">
            <text:p>14616</text:p>
          </table:table-cell>
          <table:table-cell office:value-type="float" office:value="11352" table:formula="of:=SUM([進站資料.BI9];[出站資料.BI9])" table:style-name="ce19">
            <text:p>11352</text:p>
          </table:table-cell>
          <table:table-cell office:value-type="float" office:value="71338" table:formula="of:=SUM([進站資料.BJ9];[出站資料.BJ9])" table:style-name="ce19">
            <text:p>71338</text:p>
          </table:table-cell>
          <table:table-cell office:value-type="float" office:value="11358" table:formula="of:=SUM([進站資料.BK9];[出站資料.BK9])" table:style-name="ce19">
            <text:p>11358</text:p>
          </table:table-cell>
          <table:table-cell office:value-type="float" office:value="17864" table:formula="of:=SUM([進站資料.BL9];[出站資料.BL9])" table:style-name="ce19">
            <text:p>17864</text:p>
          </table:table-cell>
          <table:table-cell office:value-type="float" office:value="10533" table:formula="of:=SUM([進站資料.BM9];[出站資料.BM9])" table:style-name="ce19">
            <text:p>10533</text:p>
          </table:table-cell>
          <table:table-cell office:value-type="float" office:value="30406" table:formula="of:=SUM([進站資料.BN9];[出站資料.BN9])" table:style-name="ce19">
            <text:p>30406</text:p>
          </table:table-cell>
          <table:table-cell office:value-type="float" office:value="24677" table:formula="of:=SUM([進站資料.BO9];[出站資料.BO9])" table:style-name="ce19">
            <text:p>24677</text:p>
          </table:table-cell>
          <table:table-cell office:value-type="float" office:value="46339" table:formula="of:=SUM([進站資料.BP9];[出站資料.BP9])" table:style-name="ce19">
            <text:p>46339</text:p>
          </table:table-cell>
          <table:table-cell office:value-type="float" office:value="65284" table:formula="of:=SUM([進站資料.BQ9];[出站資料.BQ9])" table:style-name="ce19">
            <text:p>65284</text:p>
          </table:table-cell>
          <table:table-cell office:value-type="float" office:value="56303" table:formula="of:=SUM([進站資料.BR9];[出站資料.BR9])" table:style-name="ce19">
            <text:p>56303</text:p>
          </table:table-cell>
          <table:table-cell office:value-type="float" office:value="35991" table:formula="of:=SUM([進站資料.BS9];[出站資料.BS9])" table:style-name="ce19">
            <text:p>35991</text:p>
          </table:table-cell>
          <table:table-cell office:value-type="float" office:value="52680" table:formula="of:=SUM([進站資料.BT9];[出站資料.BT9])" table:style-name="ce19">
            <text:p>52680</text:p>
          </table:table-cell>
          <table:table-cell office:value-type="float" office:value="136054" table:formula="of:=SUM([進站資料.BU9];[出站資料.BU9])" table:style-name="ce19">
            <text:p>136054</text:p>
          </table:table-cell>
          <table:table-cell office:value-type="float" office:value="26699" table:formula="of:=SUM([進站資料.BV9];[出站資料.BV9])" table:style-name="ce19">
            <text:p>26699</text:p>
          </table:table-cell>
          <table:table-cell office:value-type="float" office:value="50806" table:formula="of:=SUM([進站資料.BW9];[出站資料.BW9])" table:style-name="ce19">
            <text:p>50806</text:p>
          </table:table-cell>
          <table:table-cell office:value-type="float" office:value="59950" table:formula="of:=SUM([進站資料.BX9];[出站資料.BX9])" table:style-name="ce19">
            <text:p>59950</text:p>
          </table:table-cell>
          <table:table-cell office:value-type="float" office:value="32668" table:formula="of:=SUM([進站資料.BY9];[出站資料.BY9])" table:style-name="ce19">
            <text:p>32668</text:p>
          </table:table-cell>
          <table:table-cell office:value-type="float" office:value="90671" table:formula="of:=SUM([進站資料.BZ9];[出站資料.BZ9])" table:style-name="ce19">
            <text:p>90671</text:p>
          </table:table-cell>
          <table:table-cell office:value-type="float" office:value="28184" table:formula="of:=SUM([進站資料.CA9];[出站資料.CA9])" table:style-name="ce19">
            <text:p>28184</text:p>
          </table:table-cell>
          <table:table-cell office:value-type="float" office:value="25565" table:formula="of:=SUM([進站資料.CB9];[出站資料.CB9])" table:style-name="ce19">
            <text:p>25565</text:p>
          </table:table-cell>
          <table:table-cell office:value-type="float" office:value="15786" table:formula="of:=SUM([進站資料.CC9];[出站資料.CC9])" table:style-name="ce19">
            <text:p>15786</text:p>
          </table:table-cell>
          <table:table-cell office:value-type="float" office:value="22670" table:formula="of:=SUM([進站資料.CD9];[出站資料.CD9])" table:style-name="ce19">
            <text:p>22670</text:p>
          </table:table-cell>
          <table:table-cell office:value-type="float" office:value="15965" table:formula="of:=SUM([進站資料.CE9];[出站資料.CE9])" table:style-name="ce19">
            <text:p>15965</text:p>
          </table:table-cell>
          <table:table-cell office:value-type="float" office:value="47715" table:formula="of:=SUM([進站資料.CF9];[出站資料.CF9])" table:style-name="ce19">
            <text:p>47715</text:p>
          </table:table-cell>
          <table:table-cell office:value-type="float" office:value="21213" table:formula="of:=SUM([進站資料.CG9];[出站資料.CG9])" table:style-name="ce19">
            <text:p>21213</text:p>
          </table:table-cell>
          <table:table-cell office:value-type="float" office:value="16993" table:formula="of:=SUM([進站資料.CH9];[出站資料.CH9])" table:style-name="ce19">
            <text:p>16993</text:p>
          </table:table-cell>
          <table:table-cell office:value-type="float" office:value="12516" table:formula="of:=SUM([進站資料.CI9];[出站資料.CI9])" table:style-name="ce19">
            <text:p>12516</text:p>
          </table:table-cell>
          <table:table-cell office:value-type="float" office:value="33615" table:formula="of:=SUM([進站資料.CJ9];[出站資料.CJ9])" table:style-name="ce19">
            <text:p>33615</text:p>
          </table:table-cell>
          <table:table-cell office:value-type="float" office:value="23504" table:formula="of:=SUM([進站資料.CK9];[出站資料.CK9])" table:style-name="ce19">
            <text:p>23504</text:p>
          </table:table-cell>
          <table:table-cell office:value-type="float" office:value="27711" table:formula="of:=SUM([進站資料.CL9];[出站資料.CL9])" table:style-name="ce19">
            <text:p>27711</text:p>
          </table:table-cell>
          <table:table-cell office:value-type="float" office:value="31116" table:formula="of:=SUM([進站資料.CM9];[出站資料.CM9])" table:style-name="ce19">
            <text:p>31116</text:p>
          </table:table-cell>
          <table:table-cell office:value-type="float" office:value="13760" table:formula="of:=SUM([進站資料.CN9];[出站資料.CN9])" table:style-name="ce19">
            <text:p>13760</text:p>
          </table:table-cell>
          <table:table-cell office:value-type="float" office:value="15726" table:formula="of:=SUM([進站資料.CO9];[出站資料.CO9])" table:style-name="ce19">
            <text:p>15726</text:p>
          </table:table-cell>
          <table:table-cell office:value-type="float" office:value="8254" table:formula="of:=SUM([進站資料.CP9];[出站資料.CP9])" table:style-name="ce19">
            <text:p>8254</text:p>
          </table:table-cell>
          <table:table-cell office:value-type="float" office:value="4645" table:formula="of:=SUM([進站資料.CQ9];[出站資料.CQ9])" table:style-name="ce19">
            <text:p>4645</text:p>
          </table:table-cell>
          <table:table-cell office:value-type="float" office:value="6773" table:formula="of:=SUM([進站資料.CR9];[出站資料.CR9])" table:style-name="ce19">
            <text:p>6773</text:p>
          </table:table-cell>
          <table:table-cell office:value-type="float" office:value="12914" table:formula="of:=SUM([進站資料.CS9];[出站資料.CS9])" table:style-name="ce19">
            <text:p>12914</text:p>
          </table:table-cell>
          <table:table-cell office:value-type="float" office:value="14924" table:formula="of:=SUM([進站資料.CT9];[出站資料.CT9])" table:style-name="ce19">
            <text:p>14924</text:p>
          </table:table-cell>
          <table:table-cell office:value-type="float" office:value="19681" table:formula="of:=SUM([進站資料.CU9];[出站資料.CU9])" table:style-name="ce19">
            <text:p>19681</text:p>
          </table:table-cell>
          <table:table-cell office:value-type="float" office:value="23534" table:formula="of:=SUM([進站資料.CV9];[出站資料.CV9])" table:style-name="ce19">
            <text:p>23534</text:p>
          </table:table-cell>
          <table:table-cell office:value-type="float" office:value="37492" table:formula="of:=SUM([進站資料.CW9];[出站資料.CW9])" table:style-name="ce19">
            <text:p>37492</text:p>
          </table:table-cell>
          <table:table-cell office:value-type="float" office:value="43214" table:formula="of:=SUM([進站資料.CX9];[出站資料.CX9])" table:style-name="ce19">
            <text:p>43214</text:p>
          </table:table-cell>
          <table:table-cell office:value-type="float" office:value="17218" table:formula="of:=SUM([進站資料.CY9];[出站資料.CY9])" table:style-name="ce19">
            <text:p>17218</text:p>
          </table:table-cell>
          <table:table-cell office:value-type="float" office:value="18097" table:formula="of:=SUM([進站資料.CZ9];[出站資料.CZ9])" table:style-name="ce19">
            <text:p>18097</text:p>
          </table:table-cell>
          <table:table-cell office:value-type="float" office:value="19379" table:formula="of:=SUM([進站資料.DA9];[出站資料.DA9])" table:style-name="ce19">
            <text:p>19379</text:p>
          </table:table-cell>
          <table:table-cell office:value-type="float" office:value="16708" table:formula="of:=SUM([進站資料.DB9];[出站資料.DB9])" table:style-name="ce19">
            <text:p>16708</text:p>
          </table:table-cell>
          <table:table-cell office:value-type="float" office:value="17909" table:formula="of:=SUM([進站資料.DC9];[出站資料.DC9])" table:style-name="ce19">
            <text:p>17909</text:p>
          </table:table-cell>
          <table:table-cell office:value-type="float" office:value="13994" table:formula="of:=SUM([進站資料.DD9];[出站資料.DD9])" table:style-name="ce19">
            <text:p>13994</text:p>
          </table:table-cell>
          <table:table-cell office:value-type="float" office:value="13606" table:formula="of:=SUM([進站資料.DE9];[出站資料.DE9])" table:style-name="ce19">
            <text:p>13606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9" table:style-name="ce19">
            <text:p>9</text:p>
          </table:table-cell>
          <table:table-cell office:value-type="float" office:value="10618" table:formula="of:=SUM([進站資料.B10];[出站資料.B10])" table:style-name="ce19">
            <text:p>10618</text:p>
          </table:table-cell>
          <table:table-cell office:value-type="float" office:value="31983" table:formula="of:=SUM([進站資料.C10];[出站資料.C10])" table:style-name="ce19">
            <text:p>31983</text:p>
          </table:table-cell>
          <table:table-cell office:value-type="float" office:value="43990" table:style-name="ce19">
            <text:p>43990</text:p>
          </table:table-cell>
          <table:table-cell office:value-type="float" office:value="25303" table:style-name="ce19">
            <text:p>25303</text:p>
          </table:table-cell>
          <table:table-cell office:value-type="float" office:value="15105" table:style-name="ce19">
            <text:p>15105</text:p>
          </table:table-cell>
          <table:table-cell office:value-type="float" office:value="11595" table:style-name="ce19">
            <text:p>11595</text:p>
          </table:table-cell>
          <table:table-cell office:value-type="float" office:value="4078" table:style-name="ce19">
            <text:p>4078</text:p>
          </table:table-cell>
          <table:table-cell office:value-type="float" office:value="3061" table:style-name="ce19">
            <text:p>3061</text:p>
          </table:table-cell>
          <table:table-cell office:value-type="float" office:value="14749" table:style-name="ce19">
            <text:p>14749</text:p>
          </table:table-cell>
          <table:table-cell office:value-type="float" office:value="2454" table:style-name="ce19">
            <text:p>2454</text:p>
          </table:table-cell>
          <table:table-cell office:value-type="float" office:value="4617" table:style-name="ce19">
            <text:p>4617</text:p>
          </table:table-cell>
          <table:table-cell office:value-type="float" office:value="5032" table:style-name="ce19">
            <text:p>5032</text:p>
          </table:table-cell>
          <table:table-cell office:value-type="float" office:value="10038" table:style-name="ce19">
            <text:p>10038</text:p>
          </table:table-cell>
          <table:table-cell office:value-type="float" office:value="10908" table:style-name="ce19">
            <text:p>10908</text:p>
          </table:table-cell>
          <table:table-cell office:value-type="float" office:value="17388" table:style-name="ce19">
            <text:p>17388</text:p>
          </table:table-cell>
          <table:table-cell office:value-type="float" office:value="15454" table:style-name="ce19">
            <text:p>15454</text:p>
          </table:table-cell>
          <table:table-cell office:value-type="float" office:value="5461" table:style-name="ce19">
            <text:p>5461</text:p>
          </table:table-cell>
          <table:table-cell office:value-type="float" office:value="8075" table:style-name="ce19">
            <text:p>8075</text:p>
          </table:table-cell>
          <table:table-cell office:value-type="float" office:value="3131" table:style-name="ce19">
            <text:p>3131</text:p>
          </table:table-cell>
          <table:table-cell office:value-type="float" office:value="8109" table:style-name="ce19">
            <text:p>8109</text:p>
          </table:table-cell>
          <table:table-cell office:value-type="float" office:value="8071" table:style-name="ce19">
            <text:p>8071</text:p>
          </table:table-cell>
          <table:table-cell office:value-type="float" office:value="4919" table:style-name="ce19">
            <text:p>4919</text:p>
          </table:table-cell>
          <table:table-cell office:value-type="float" office:value="27865" table:style-name="ce19">
            <text:p>27865</text:p>
          </table:table-cell>
          <table:table-cell office:value-type="float" office:value="2921" table:style-name="ce19">
            <text:p>2921</text:p>
          </table:table-cell>
          <table:table-cell office:value-type="float" office:value="12866" table:style-name="ce19">
            <text:p>12866</text:p>
          </table:table-cell>
          <table:table-cell office:value-type="float" office:value="10714" table:style-name="ce19">
            <text:p>10714</text:p>
          </table:table-cell>
          <table:table-cell office:value-type="float" office:value="16463" table:style-name="ce19">
            <text:p>16463</text:p>
          </table:table-cell>
          <table:table-cell office:value-type="float" office:value="21734" table:style-name="ce19">
            <text:p>21734</text:p>
          </table:table-cell>
          <table:table-cell office:value-type="float" office:value="15992" table:style-name="ce19">
            <text:p>15992</text:p>
          </table:table-cell>
          <table:table-cell office:value-type="float" office:value="9162" table:style-name="ce19">
            <text:p>9162</text:p>
          </table:table-cell>
          <table:table-cell office:value-type="float" office:value="25866" table:style-name="ce19">
            <text:p>25866</text:p>
          </table:table-cell>
          <table:table-cell office:value-type="float" office:value="17235" table:style-name="ce19">
            <text:p>17235</text:p>
          </table:table-cell>
          <table:table-cell office:value-type="float" office:value="32095" table:style-name="ce19">
            <text:p>32095</text:p>
          </table:table-cell>
          <table:table-cell office:value-type="float" office:value="28219" table:style-name="ce19">
            <text:p>28219</text:p>
          </table:table-cell>
          <table:table-cell office:value-type="float" office:value="9884" table:style-name="ce19">
            <text:p>9884</text:p>
          </table:table-cell>
          <table:table-cell office:value-type="float" office:value="34922" table:style-name="ce19">
            <text:p>34922</text:p>
          </table:table-cell>
          <table:table-cell office:value-type="float" office:value="26201" table:style-name="ce19">
            <text:p>26201</text:p>
          </table:table-cell>
          <table:table-cell office:value-type="float" office:value="25136" table:style-name="ce19">
            <text:p>25136</text:p>
          </table:table-cell>
          <table:table-cell office:value-type="float" office:value="21826" table:style-name="ce19">
            <text:p>21826</text:p>
          </table:table-cell>
          <table:table-cell office:value-type="float" office:value="25196" table:style-name="ce19">
            <text:p>25196</text:p>
          </table:table-cell>
          <table:table-cell office:value-type="float" office:value="135443" table:style-name="ce19">
            <text:p>135443</text:p>
          </table:table-cell>
          <table:table-cell office:value-type="float" office:value="34663" table:style-name="ce19">
            <text:p>34663</text:p>
          </table:table-cell>
          <table:table-cell office:value-type="float" office:value="22748" table:style-name="ce19">
            <text:p>22748</text:p>
          </table:table-cell>
          <table:table-cell office:value-type="float" office:value="25887" table:style-name="ce19">
            <text:p>25887</text:p>
          </table:table-cell>
          <table:table-cell office:value-type="float" office:value="25847" table:style-name="ce19">
            <text:p>25847</text:p>
          </table:table-cell>
          <table:table-cell office:value-type="float" office:value="31753" table:style-name="ce19">
            <text:p>31753</text:p>
          </table:table-cell>
          <table:table-cell office:value-type="float" office:value="27566" table:style-name="ce19">
            <text:p>27566</text:p>
          </table:table-cell>
          <table:table-cell office:value-type="float" office:value="22812" table:style-name="ce19">
            <text:p>22812</text:p>
          </table:table-cell>
          <table:table-cell office:value-type="float" office:value="13133" table:style-name="ce19">
            <text:p>13133</text:p>
          </table:table-cell>
          <table:table-cell office:value-type="float" office:value="31007" table:style-name="ce19">
            <text:p>31007</text:p>
          </table:table-cell>
          <table:table-cell office:value-type="float" office:value="7806" table:style-name="ce19">
            <text:p>7806</text:p>
          </table:table-cell>
          <table:table-cell office:value-type="float" office:value="9916" table:style-name="ce19">
            <text:p>9916</text:p>
          </table:table-cell>
          <table:table-cell office:value-type="float" office:value="17071" table:style-name="ce19">
            <text:p>17071</text:p>
          </table:table-cell>
          <table:table-cell office:value-type="float" office:value="6507" table:style-name="ce19">
            <text:p>6507</text:p>
          </table:table-cell>
          <table:table-cell office:value-type="float" office:value="3412" table:style-name="ce19">
            <text:p>3412</text:p>
          </table:table-cell>
          <table:table-cell office:value-type="float" office:value="2834" table:style-name="ce19">
            <text:p>2834</text:p>
          </table:table-cell>
          <table:table-cell office:value-type="float" office:value="11776" table:style-name="ce19">
            <text:p>11776</text:p>
          </table:table-cell>
          <table:table-cell office:value-type="float" office:value="9339" table:style-name="ce19">
            <text:p>9339</text:p>
          </table:table-cell>
          <table:table-cell office:value-type="float" office:value="6980" table:style-name="ce19">
            <text:p>6980</text:p>
          </table:table-cell>
          <table:table-cell office:value-type="float" office:value="34987" table:style-name="ce19">
            <text:p>34987</text:p>
          </table:table-cell>
          <table:table-cell office:value-type="float" office:value="7667" table:style-name="ce19">
            <text:p>7667</text:p>
          </table:table-cell>
          <table:table-cell office:value-type="float" office:value="11190" table:style-name="ce19">
            <text:p>11190</text:p>
          </table:table-cell>
          <table:table-cell office:value-type="float" office:value="7090" table:style-name="ce19">
            <text:p>7090</text:p>
          </table:table-cell>
          <table:table-cell office:value-type="float" office:value="21056" table:style-name="ce19">
            <text:p>21056</text:p>
          </table:table-cell>
          <table:table-cell office:value-type="float" office:value="22508" table:style-name="ce19">
            <text:p>22508</text:p>
          </table:table-cell>
          <table:table-cell office:value-type="float" office:value="27790" table:style-name="ce19">
            <text:p>27790</text:p>
          </table:table-cell>
          <table:table-cell office:value-type="float" office:value="34973" table:style-name="ce19">
            <text:p>34973</text:p>
          </table:table-cell>
          <table:table-cell office:value-type="float" office:value="41761" table:style-name="ce19">
            <text:p>41761</text:p>
          </table:table-cell>
          <table:table-cell office:value-type="float" office:value="25447" table:style-name="ce19">
            <text:p>25447</text:p>
          </table:table-cell>
          <table:table-cell office:value-type="float" office:value="29229" table:style-name="ce19">
            <text:p>29229</text:p>
          </table:table-cell>
          <table:table-cell office:value-type="float" office:value="64815" table:style-name="ce19">
            <text:p>64815</text:p>
          </table:table-cell>
          <table:table-cell office:value-type="float" office:value="21463" table:style-name="ce19">
            <text:p>21463</text:p>
          </table:table-cell>
          <table:table-cell office:value-type="float" office:value="30832" table:style-name="ce19">
            <text:p>30832</text:p>
          </table:table-cell>
          <table:table-cell office:value-type="float" office:value="35186" table:style-name="ce19">
            <text:p>35186</text:p>
          </table:table-cell>
          <table:table-cell office:value-type="float" office:value="20724" table:style-name="ce18">
            <text:p>20724</text:p>
          </table:table-cell>
          <table:table-cell office:value-type="float" office:value="55852" table:style-name="ce20">
            <text:p>55852</text:p>
          </table:table-cell>
          <table:table-cell office:value-type="float" office:value="19709" table:style-name="ce19">
            <text:p>19709</text:p>
          </table:table-cell>
          <table:table-cell office:value-type="float" office:value="16914" table:style-name="ce19">
            <text:p>16914</text:p>
          </table:table-cell>
          <table:table-cell office:value-type="float" office:value="14262" table:style-name="ce19">
            <text:p>14262</text:p>
          </table:table-cell>
          <table:table-cell office:value-type="float" office:value="15355" table:style-name="ce19">
            <text:p>15355</text:p>
          </table:table-cell>
          <table:table-cell office:value-type="float" office:value="12073" table:style-name="ce19">
            <text:p>12073</text:p>
          </table:table-cell>
          <table:table-cell office:value-type="float" office:value="26675" table:style-name="ce19">
            <text:p>26675</text:p>
          </table:table-cell>
          <table:table-cell office:value-type="float" office:value="16433" table:style-name="ce19">
            <text:p>16433</text:p>
          </table:table-cell>
          <table:table-cell office:value-type="float" office:value="7172" table:style-name="ce19">
            <text:p>7172</text:p>
          </table:table-cell>
          <table:table-cell office:value-type="float" office:value="8393" table:style-name="ce19">
            <text:p>8393</text:p>
          </table:table-cell>
          <table:table-cell office:value-type="float" office:value="37614" table:style-name="ce19">
            <text:p>37614</text:p>
          </table:table-cell>
          <table:table-cell office:value-type="float" office:value="23484" table:style-name="ce19">
            <text:p>23484</text:p>
          </table:table-cell>
          <table:table-cell office:value-type="float" office:value="21883" table:style-name="ce19">
            <text:p>21883</text:p>
          </table:table-cell>
          <table:table-cell office:value-type="float" office:value="23173" table:style-name="ce19">
            <text:p>23173</text:p>
          </table:table-cell>
          <table:table-cell office:value-type="float" office:value="12189" table:style-name="ce19">
            <text:p>12189</text:p>
          </table:table-cell>
          <table:table-cell office:value-type="float" office:value="10495" table:style-name="ce19">
            <text:p>10495</text:p>
          </table:table-cell>
          <table:table-cell office:value-type="float" office:value="5046" table:style-name="ce19">
            <text:p>5046</text:p>
          </table:table-cell>
          <table:table-cell office:value-type="float" office:value="4482" table:style-name="ce19">
            <text:p>4482</text:p>
          </table:table-cell>
          <table:table-cell office:value-type="float" office:value="4546" table:style-name="ce19">
            <text:p>4546</text:p>
          </table:table-cell>
          <table:table-cell office:value-type="float" office:value="9738" table:style-name="ce19">
            <text:p>9738</text:p>
          </table:table-cell>
          <table:table-cell office:value-type="float" office:value="8933" table:style-name="ce19">
            <text:p>8933</text:p>
          </table:table-cell>
          <table:table-cell office:value-type="float" office:value="13877" table:style-name="ce19">
            <text:p>13877</text:p>
          </table:table-cell>
          <table:table-cell office:value-type="float" office:value="17394" table:style-name="ce19">
            <text:p>17394</text:p>
          </table:table-cell>
          <table:table-cell office:value-type="float" office:value="27964" table:style-name="ce19">
            <text:p>27964</text:p>
          </table:table-cell>
          <table:table-cell office:value-type="float" office:value="24029" table:style-name="ce19">
            <text:p>24029</text:p>
          </table:table-cell>
          <table:table-cell office:value-type="float" office:value="12762" table:style-name="ce19">
            <text:p>12762</text:p>
          </table:table-cell>
          <table:table-cell office:value-type="float" office:value="12364" table:style-name="ce19">
            <text:p>12364</text:p>
          </table:table-cell>
          <table:table-cell office:value-type="float" office:value="11811" table:style-name="ce19">
            <text:p>11811</text:p>
          </table:table-cell>
          <table:table-cell office:value-type="float" office:value="12419" table:style-name="ce19">
            <text:p>12419</text:p>
          </table:table-cell>
          <table:table-cell office:value-type="float" office:value="11510" table:style-name="ce19">
            <text:p>11510</text:p>
          </table:table-cell>
          <table:table-cell office:value-type="float" office:value="9546" table:style-name="ce19">
            <text:p>9546</text:p>
          </table:table-cell>
          <table:table-cell office:value-type="float" office:value="8978" table:style-name="ce19">
            <text:p>8978</text:p>
          </table:table-cell>
          <table:table-cell office:value-type="float" office:value="76975" table:formula="of:=SUM([進站資料.D10];[出站資料.D10])" table:style-name="ce19">
            <text:p>76975</text:p>
          </table:table-cell>
          <table:table-cell office:value-type="float" office:value="88266" table:formula="of:=SUM([進站資料.E10];[出站資料.E10])" table:style-name="ce19">
            <text:p>88266</text:p>
          </table:table-cell>
          <table:table-cell office:value-type="float" office:value="50520" table:formula="of:=SUM([進站資料.F10];[出站資料.F10])" table:style-name="ce19">
            <text:p>50520</text:p>
          </table:table-cell>
          <table:table-cell office:value-type="float" office:value="29931" table:formula="of:=SUM([進站資料.G10];[出站資料.G10])" table:style-name="ce19">
            <text:p>29931</text:p>
          </table:table-cell>
          <table:table-cell office:value-type="float" office:value="22928" table:formula="of:=SUM([進站資料.H10];[出站資料.H10])" table:style-name="ce19">
            <text:p>22928</text:p>
          </table:table-cell>
          <table:table-cell office:value-type="float" office:value="7849" table:formula="of:=SUM([進站資料.I10];[出站資料.I10])" table:style-name="ce19">
            <text:p>7849</text:p>
          </table:table-cell>
          <table:table-cell office:value-type="float" office:value="6027" table:formula="of:=SUM([進站資料.J10];[出站資料.J10])" table:style-name="ce19">
            <text:p>6027</text:p>
          </table:table-cell>
          <table:table-cell office:value-type="float" office:value="30531" table:formula="of:=SUM([進站資料.K10];[出站資料.K10])" table:style-name="ce19">
            <text:p>30531</text:p>
          </table:table-cell>
          <table:table-cell office:value-type="float" office:value="4551" table:formula="of:=SUM([進站資料.L10];[出站資料.L10])" table:style-name="ce19">
            <text:p>4551</text:p>
          </table:table-cell>
          <table:table-cell office:value-type="float" office:value="9167" table:formula="of:=SUM([進站資料.M10];[出站資料.M10])" table:style-name="ce19">
            <text:p>9167</text:p>
          </table:table-cell>
          <table:table-cell office:value-type="float" office:value="10230" table:formula="of:=SUM([進站資料.N10];[出站資料.N10])" table:style-name="ce19">
            <text:p>10230</text:p>
          </table:table-cell>
          <table:table-cell office:value-type="float" office:value="20545" table:formula="of:=SUM([進站資料.O10];[出站資料.O10])" table:style-name="ce19">
            <text:p>20545</text:p>
          </table:table-cell>
          <table:table-cell office:value-type="float" office:value="21437" table:formula="of:=SUM([進站資料.P10];[出站資料.P10])" table:style-name="ce19">
            <text:p>21437</text:p>
          </table:table-cell>
          <table:table-cell office:value-type="float" office:value="36107" table:formula="of:=SUM([進站資料.Q10];[出站資料.Q10])" table:style-name="ce19">
            <text:p>36107</text:p>
          </table:table-cell>
          <table:table-cell office:value-type="float" office:value="31057" table:formula="of:=SUM([進站資料.R10];[出站資料.R10])" table:style-name="ce19">
            <text:p>31057</text:p>
          </table:table-cell>
          <table:table-cell office:value-type="float" office:value="10758" table:formula="of:=SUM([進站資料.S10];[出站資料.S10])" table:style-name="ce19">
            <text:p>10758</text:p>
          </table:table-cell>
          <table:table-cell office:value-type="float" office:value="16040" table:formula="of:=SUM([進站資料.T10];[出站資料.T10])" table:style-name="ce19">
            <text:p>16040</text:p>
          </table:table-cell>
          <table:table-cell office:value-type="float" office:value="6032" table:formula="of:=SUM([進站資料.U10];[出站資料.U10])" table:style-name="ce19">
            <text:p>6032</text:p>
          </table:table-cell>
          <table:table-cell office:value-type="float" office:value="16486" table:formula="of:=SUM([進站資料.V10];[出站資料.V10])" table:style-name="ce19">
            <text:p>16486</text:p>
          </table:table-cell>
          <table:table-cell office:value-type="float" office:value="16317" table:formula="of:=SUM([進站資料.W10];[出站資料.W10])" table:style-name="ce19">
            <text:p>16317</text:p>
          </table:table-cell>
          <table:table-cell office:value-type="float" office:value="9523" table:formula="of:=SUM([進站資料.X10];[出站資料.X10])" table:style-name="ce19">
            <text:p>9523</text:p>
          </table:table-cell>
          <table:table-cell office:value-type="float" office:value="54142" table:formula="of:=SUM([進站資料.Y10];[出站資料.Y10])" table:style-name="ce19">
            <text:p>54142</text:p>
          </table:table-cell>
          <table:table-cell office:value-type="float" office:value="5724" table:formula="of:=SUM([進站資料.Z10];[出站資料.Z10])" table:style-name="ce19">
            <text:p>5724</text:p>
          </table:table-cell>
          <table:table-cell office:value-type="float" office:value="24296" table:formula="of:=SUM([進站資料.AA10];[出站資料.AA10])" table:style-name="ce19">
            <text:p>24296</text:p>
          </table:table-cell>
          <table:table-cell office:value-type="float" office:value="22200" table:formula="of:=SUM([進站資料.AB10];[出站資料.AB10])" table:style-name="ce19">
            <text:p>22200</text:p>
          </table:table-cell>
          <table:table-cell office:value-type="float" office:value="32526" table:formula="of:=SUM([進站資料.AC10];[出站資料.AC10])" table:style-name="ce19">
            <text:p>32526</text:p>
          </table:table-cell>
          <table:table-cell office:value-type="float" office:value="42762" table:formula="of:=SUM([進站資料.AD10];[出站資料.AD10])" table:style-name="ce19">
            <text:p>42762</text:p>
          </table:table-cell>
          <table:table-cell office:value-type="float" office:value="32523" table:formula="of:=SUM([進站資料.AE10];[出站資料.AE10])" table:style-name="ce19">
            <text:p>32523</text:p>
          </table:table-cell>
          <table:table-cell office:value-type="float" office:value="17920" table:formula="of:=SUM([進站資料.AF10];[出站資料.AF10])" table:style-name="ce19">
            <text:p>17920</text:p>
          </table:table-cell>
          <table:table-cell office:value-type="float" office:value="51661" table:formula="of:=SUM([進站資料.AG10];[出站資料.AG10])" table:style-name="ce19">
            <text:p>51661</text:p>
          </table:table-cell>
          <table:table-cell office:value-type="float" office:value="34695" table:formula="of:=SUM([進站資料.AH10];[出站資料.AH10])" table:style-name="ce19">
            <text:p>34695</text:p>
          </table:table-cell>
          <table:table-cell office:value-type="float" office:value="64170" table:formula="of:=SUM([進站資料.AI10];[出站資料.AI10])" table:style-name="ce19">
            <text:p>64170</text:p>
          </table:table-cell>
          <table:table-cell office:value-type="float" office:value="56193" table:formula="of:=SUM([進站資料.AJ10];[出站資料.AJ10])" table:style-name="ce19">
            <text:p>56193</text:p>
          </table:table-cell>
          <table:table-cell office:value-type="float" office:value="20087" table:formula="of:=SUM([進站資料.AK10];[出站資料.AK10])" table:style-name="ce19">
            <text:p>20087</text:p>
          </table:table-cell>
          <table:table-cell office:value-type="float" office:value="70987" table:formula="of:=SUM([進站資料.AL10];[出站資料.AL10])" table:style-name="ce19">
            <text:p>70987</text:p>
          </table:table-cell>
          <table:table-cell office:value-type="float" office:value="52501" table:formula="of:=SUM([進站資料.AM10];[出站資料.AM10])" table:style-name="ce19">
            <text:p>52501</text:p>
          </table:table-cell>
          <table:table-cell office:value-type="float" office:value="49847" table:formula="of:=SUM([進站資料.AN10];[出站資料.AN10])" table:style-name="ce19">
            <text:p>49847</text:p>
          </table:table-cell>
          <table:table-cell office:value-type="float" office:value="42677" table:formula="of:=SUM([進站資料.AO10];[出站資料.AO10])" table:style-name="ce19">
            <text:p>42677</text:p>
          </table:table-cell>
          <table:table-cell office:value-type="float" office:value="51868" table:formula="of:=SUM([進站資料.AP10];[出站資料.AP10])" table:style-name="ce19">
            <text:p>51868</text:p>
          </table:table-cell>
          <table:table-cell office:value-type="float" office:value="267800" table:formula="of:=SUM([進站資料.AQ10];[出站資料.AQ10])" table:style-name="ce19">
            <text:p>267800</text:p>
          </table:table-cell>
          <table:table-cell office:value-type="float" office:value="69827" table:formula="of:=SUM([進站資料.AR10];[出站資料.AR10])" table:style-name="ce19">
            <text:p>69827</text:p>
          </table:table-cell>
          <table:table-cell office:value-type="float" office:value="46757" table:formula="of:=SUM([進站資料.AS10];[出站資料.AS10])" table:style-name="ce19">
            <text:p>46757</text:p>
          </table:table-cell>
          <table:table-cell office:value-type="float" office:value="50327" table:formula="of:=SUM([進站資料.AT10];[出站資料.AT10])" table:style-name="ce19">
            <text:p>50327</text:p>
          </table:table-cell>
          <table:table-cell office:value-type="float" office:value="51973" table:formula="of:=SUM([進站資料.AU10];[出站資料.AU10])" table:style-name="ce19">
            <text:p>51973</text:p>
          </table:table-cell>
          <table:table-cell office:value-type="float" office:value="63113" table:formula="of:=SUM([進站資料.AV10];[出站資料.AV10])" table:style-name="ce19">
            <text:p>63113</text:p>
          </table:table-cell>
          <table:table-cell office:value-type="float" office:value="55609" table:formula="of:=SUM([進站資料.AW10];[出站資料.AW10])" table:style-name="ce19">
            <text:p>55609</text:p>
          </table:table-cell>
          <table:table-cell office:value-type="float" office:value="45614" table:formula="of:=SUM([進站資料.AX10];[出站資料.AX10])" table:style-name="ce19">
            <text:p>45614</text:p>
          </table:table-cell>
          <table:table-cell office:value-type="float" office:value="25641" table:formula="of:=SUM([進站資料.AY10];[出站資料.AY10])" table:style-name="ce19">
            <text:p>25641</text:p>
          </table:table-cell>
          <table:table-cell office:value-type="float" office:value="63471" table:formula="of:=SUM([進站資料.AZ10];[出站資料.AZ10])" table:style-name="ce19">
            <text:p>63471</text:p>
          </table:table-cell>
          <table:table-cell office:value-type="float" office:value="15025" table:formula="of:=SUM([進站資料.BA10];[出站資料.BA10])" table:style-name="ce19">
            <text:p>15025</text:p>
          </table:table-cell>
          <table:table-cell office:value-type="float" office:value="18373" table:formula="of:=SUM([進站資料.BB10];[出站資料.BB10])" table:style-name="ce19">
            <text:p>18373</text:p>
          </table:table-cell>
          <table:table-cell office:value-type="float" office:value="35641" table:formula="of:=SUM([進站資料.BC10];[出站資料.BC10])" table:style-name="ce19">
            <text:p>35641</text:p>
          </table:table-cell>
          <table:table-cell office:value-type="float" office:value="12546" table:formula="of:=SUM([進站資料.BD10];[出站資料.BD10])" table:style-name="ce19">
            <text:p>12546</text:p>
          </table:table-cell>
          <table:table-cell office:value-type="float" office:value="6724" table:formula="of:=SUM([進站資料.BE10];[出站資料.BE10])" table:style-name="ce19">
            <text:p>6724</text:p>
          </table:table-cell>
          <table:table-cell office:value-type="float" office:value="5824" table:formula="of:=SUM([進站資料.BF10];[出站資料.BF10])" table:style-name="ce19">
            <text:p>5824</text:p>
          </table:table-cell>
          <table:table-cell office:value-type="float" office:value="24113" table:formula="of:=SUM([進站資料.BG10];[出站資料.BG10])" table:style-name="ce19">
            <text:p>24113</text:p>
          </table:table-cell>
          <table:table-cell office:value-type="float" office:value="19247" table:formula="of:=SUM([進站資料.BH10];[出站資料.BH10])" table:style-name="ce19">
            <text:p>19247</text:p>
          </table:table-cell>
          <table:table-cell office:value-type="float" office:value="13705" table:formula="of:=SUM([進站資料.BI10];[出站資料.BI10])" table:style-name="ce19">
            <text:p>13705</text:p>
          </table:table-cell>
          <table:table-cell office:value-type="float" office:value="70495" table:formula="of:=SUM([進站資料.BJ10];[出站資料.BJ10])" table:style-name="ce19">
            <text:p>70495</text:p>
          </table:table-cell>
          <table:table-cell office:value-type="float" office:value="14809" table:formula="of:=SUM([進站資料.BK10];[出站資料.BK10])" table:style-name="ce19">
            <text:p>14809</text:p>
          </table:table-cell>
          <table:table-cell office:value-type="float" office:value="22927" table:formula="of:=SUM([進站資料.BL10];[出站資料.BL10])" table:style-name="ce19">
            <text:p>22927</text:p>
          </table:table-cell>
          <table:table-cell office:value-type="float" office:value="14018" table:formula="of:=SUM([進站資料.BM10];[出站資料.BM10])" table:style-name="ce19">
            <text:p>14018</text:p>
          </table:table-cell>
          <table:table-cell office:value-type="float" office:value="42402" table:formula="of:=SUM([進站資料.BN10];[出站資料.BN10])" table:style-name="ce19">
            <text:p>42402</text:p>
          </table:table-cell>
          <table:table-cell office:value-type="float" office:value="42892" table:formula="of:=SUM([進站資料.BO10];[出站資料.BO10])" table:style-name="ce19">
            <text:p>42892</text:p>
          </table:table-cell>
          <table:table-cell office:value-type="float" office:value="53938" table:formula="of:=SUM([進站資料.BP10];[出站資料.BP10])" table:style-name="ce19">
            <text:p>53938</text:p>
          </table:table-cell>
          <table:table-cell office:value-type="float" office:value="72807" table:formula="of:=SUM([進站資料.BQ10];[出站資料.BQ10])" table:style-name="ce19">
            <text:p>72807</text:p>
          </table:table-cell>
          <table:table-cell office:value-type="float" office:value="80958" table:formula="of:=SUM([進站資料.BR10];[出站資料.BR10])" table:style-name="ce19">
            <text:p>80958</text:p>
          </table:table-cell>
          <table:table-cell office:value-type="float" office:value="51546" table:formula="of:=SUM([進站資料.BS10];[出站資料.BS10])" table:style-name="ce19">
            <text:p>51546</text:p>
          </table:table-cell>
          <table:table-cell office:value-type="float" office:value="57154" table:formula="of:=SUM([進站資料.BT10];[出站資料.BT10])" table:style-name="ce19">
            <text:p>57154</text:p>
          </table:table-cell>
          <table:table-cell office:value-type="float" office:value="128999" table:formula="of:=SUM([進站資料.BU10];[出站資料.BU10])" table:style-name="ce19">
            <text:p>128999</text:p>
          </table:table-cell>
          <table:table-cell office:value-type="float" office:value="43994" table:formula="of:=SUM([進站資料.BV10];[出站資料.BV10])" table:style-name="ce19">
            <text:p>43994</text:p>
          </table:table-cell>
          <table:table-cell office:value-type="float" office:value="60803" table:formula="of:=SUM([進站資料.BW10];[出站資料.BW10])" table:style-name="ce19">
            <text:p>60803</text:p>
          </table:table-cell>
          <table:table-cell office:value-type="float" office:value="72225" table:formula="of:=SUM([進站資料.BX10];[出站資料.BX10])" table:style-name="ce19">
            <text:p>72225</text:p>
          </table:table-cell>
          <table:table-cell office:value-type="float" office:value="42930" table:formula="of:=SUM([進站資料.BY10];[出站資料.BY10])" table:style-name="ce19">
            <text:p>42930</text:p>
          </table:table-cell>
          <table:table-cell office:value-type="float" office:value="112415" table:formula="of:=SUM([進站資料.BZ10];[出站資料.BZ10])" table:style-name="ce19">
            <text:p>112415</text:p>
          </table:table-cell>
          <table:table-cell office:value-type="float" office:value="39513" table:formula="of:=SUM([進站資料.CA10];[出站資料.CA10])" table:style-name="ce19">
            <text:p>39513</text:p>
          </table:table-cell>
          <table:table-cell office:value-type="float" office:value="34002" table:formula="of:=SUM([進站資料.CB10];[出站資料.CB10])" table:style-name="ce19">
            <text:p>34002</text:p>
          </table:table-cell>
          <table:table-cell office:value-type="float" office:value="29464" table:formula="of:=SUM([進站資料.CC10];[出站資料.CC10])" table:style-name="ce19">
            <text:p>29464</text:p>
          </table:table-cell>
          <table:table-cell office:value-type="float" office:value="30173" table:formula="of:=SUM([進站資料.CD10];[出站資料.CD10])" table:style-name="ce19">
            <text:p>30173</text:p>
          </table:table-cell>
          <table:table-cell office:value-type="float" office:value="22569" table:formula="of:=SUM([進站資料.CE10];[出站資料.CE10])" table:style-name="ce19">
            <text:p>22569</text:p>
          </table:table-cell>
          <table:table-cell office:value-type="float" office:value="53585" table:formula="of:=SUM([進站資料.CF10];[出站資料.CF10])" table:style-name="ce19">
            <text:p>53585</text:p>
          </table:table-cell>
          <table:table-cell office:value-type="float" office:value="33638" table:formula="of:=SUM([進站資料.CG10];[出站資料.CG10])" table:style-name="ce19">
            <text:p>33638</text:p>
          </table:table-cell>
          <table:table-cell office:value-type="float" office:value="13770" table:formula="of:=SUM([進站資料.CH10];[出站資料.CH10])" table:style-name="ce19">
            <text:p>13770</text:p>
          </table:table-cell>
          <table:table-cell office:value-type="float" office:value="16902" table:formula="of:=SUM([進站資料.CI10];[出站資料.CI10])" table:style-name="ce19">
            <text:p>16902</text:p>
          </table:table-cell>
          <table:table-cell office:value-type="float" office:value="76777" table:formula="of:=SUM([進站資料.CJ10];[出站資料.CJ10])" table:style-name="ce19">
            <text:p>76777</text:p>
          </table:table-cell>
          <table:table-cell office:value-type="float" office:value="47748" table:formula="of:=SUM([進站資料.CK10];[出站資料.CK10])" table:style-name="ce19">
            <text:p>47748</text:p>
          </table:table-cell>
          <table:table-cell office:value-type="float" office:value="44831" table:formula="of:=SUM([進站資料.CL10];[出站資料.CL10])" table:style-name="ce19">
            <text:p>44831</text:p>
          </table:table-cell>
          <table:table-cell office:value-type="float" office:value="45380" table:formula="of:=SUM([進站資料.CM10];[出站資料.CM10])" table:style-name="ce19">
            <text:p>45380</text:p>
          </table:table-cell>
          <table:table-cell office:value-type="float" office:value="25820" table:formula="of:=SUM([進站資料.CN10];[出站資料.CN10])" table:style-name="ce19">
            <text:p>25820</text:p>
          </table:table-cell>
          <table:table-cell office:value-type="float" office:value="21835" table:formula="of:=SUM([進站資料.CO10];[出站資料.CO10])" table:style-name="ce19">
            <text:p>21835</text:p>
          </table:table-cell>
          <table:table-cell office:value-type="float" office:value="9347" table:formula="of:=SUM([進站資料.CP10];[出站資料.CP10])" table:style-name="ce19">
            <text:p>9347</text:p>
          </table:table-cell>
          <table:table-cell office:value-type="float" office:value="8867" table:formula="of:=SUM([進站資料.CQ10];[出站資料.CQ10])" table:style-name="ce19">
            <text:p>8867</text:p>
          </table:table-cell>
          <table:table-cell office:value-type="float" office:value="9048" table:formula="of:=SUM([進站資料.CR10];[出站資料.CR10])" table:style-name="ce19">
            <text:p>9048</text:p>
          </table:table-cell>
          <table:table-cell office:value-type="float" office:value="19354" table:formula="of:=SUM([進站資料.CS10];[出站資料.CS10])" table:style-name="ce19">
            <text:p>19354</text:p>
          </table:table-cell>
          <table:table-cell office:value-type="float" office:value="18089" table:formula="of:=SUM([進站資料.CT10];[出站資料.CT10])" table:style-name="ce19">
            <text:p>18089</text:p>
          </table:table-cell>
          <table:table-cell office:value-type="float" office:value="25936" table:formula="of:=SUM([進站資料.CU10];[出站資料.CU10])" table:style-name="ce19">
            <text:p>25936</text:p>
          </table:table-cell>
          <table:table-cell office:value-type="float" office:value="34965" table:formula="of:=SUM([進站資料.CV10];[出站資料.CV10])" table:style-name="ce19">
            <text:p>34965</text:p>
          </table:table-cell>
          <table:table-cell office:value-type="float" office:value="56977" table:formula="of:=SUM([進站資料.CW10];[出站資料.CW10])" table:style-name="ce19">
            <text:p>56977</text:p>
          </table:table-cell>
          <table:table-cell office:value-type="float" office:value="48481" table:formula="of:=SUM([進站資料.CX10];[出站資料.CX10])" table:style-name="ce19">
            <text:p>48481</text:p>
          </table:table-cell>
          <table:table-cell office:value-type="float" office:value="24386" table:formula="of:=SUM([進站資料.CY10];[出站資料.CY10])" table:style-name="ce19">
            <text:p>24386</text:p>
          </table:table-cell>
          <table:table-cell office:value-type="float" office:value="24917" table:formula="of:=SUM([進站資料.CZ10];[出站資料.CZ10])" table:style-name="ce19">
            <text:p>24917</text:p>
          </table:table-cell>
          <table:table-cell office:value-type="float" office:value="23999" table:formula="of:=SUM([進站資料.DA10];[出站資料.DA10])" table:style-name="ce19">
            <text:p>23999</text:p>
          </table:table-cell>
          <table:table-cell office:value-type="float" office:value="24189" table:formula="of:=SUM([進站資料.DB10];[出站資料.DB10])" table:style-name="ce19">
            <text:p>24189</text:p>
          </table:table-cell>
          <table:table-cell office:value-type="float" office:value="23154" table:formula="of:=SUM([進站資料.DC10];[出站資料.DC10])" table:style-name="ce19">
            <text:p>23154</text:p>
          </table:table-cell>
          <table:table-cell office:value-type="float" office:value="18325" table:formula="of:=SUM([進站資料.DD10];[出站資料.DD10])" table:style-name="ce19">
            <text:p>18325</text:p>
          </table:table-cell>
          <table:table-cell office:value-type="float" office:value="17178" table:formula="of:=SUM([進站資料.DE10];[出站資料.DE10])" table:style-name="ce19">
            <text:p>17178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0" table:style-name="ce19">
            <text:p>10</text:p>
          </table:table-cell>
          <table:table-cell office:value-type="float" office:value="10750" table:formula="of:=SUM([進站資料.B11];[出站資料.B11])" table:style-name="ce19">
            <text:p>10750</text:p>
          </table:table-cell>
          <table:table-cell office:value-type="float" office:value="32424" table:formula="of:=SUM([進站資料.C11];[出站資料.C11])" table:style-name="ce19">
            <text:p>32424</text:p>
          </table:table-cell>
          <table:table-cell office:value-type="float" office:value="45688" table:style-name="ce19">
            <text:p>45688</text:p>
          </table:table-cell>
          <table:table-cell office:value-type="float" office:value="25966" table:style-name="ce19">
            <text:p>25966</text:p>
          </table:table-cell>
          <table:table-cell office:value-type="float" office:value="15484" table:style-name="ce19">
            <text:p>15484</text:p>
          </table:table-cell>
          <table:table-cell office:value-type="float" office:value="11958" table:style-name="ce19">
            <text:p>11958</text:p>
          </table:table-cell>
          <table:table-cell office:value-type="float" office:value="4215" table:style-name="ce19">
            <text:p>4215</text:p>
          </table:table-cell>
          <table:table-cell office:value-type="float" office:value="3188" table:style-name="ce19">
            <text:p>3188</text:p>
          </table:table-cell>
          <table:table-cell office:value-type="float" office:value="14969" table:style-name="ce19">
            <text:p>14969</text:p>
          </table:table-cell>
          <table:table-cell office:value-type="float" office:value="2551" table:style-name="ce19">
            <text:p>2551</text:p>
          </table:table-cell>
          <table:table-cell office:value-type="float" office:value="4675" table:style-name="ce19">
            <text:p>4675</text:p>
          </table:table-cell>
          <table:table-cell office:value-type="float" office:value="6651" table:style-name="ce19">
            <text:p>6651</text:p>
          </table:table-cell>
          <table:table-cell office:value-type="float" office:value="10449" table:style-name="ce19">
            <text:p>10449</text:p>
          </table:table-cell>
          <table:table-cell office:value-type="float" office:value="11648" table:style-name="ce19">
            <text:p>11648</text:p>
          </table:table-cell>
          <table:table-cell office:value-type="float" office:value="17927" table:style-name="ce19">
            <text:p>17927</text:p>
          </table:table-cell>
          <table:table-cell office:value-type="float" office:value="15635" table:style-name="ce19">
            <text:p>15635</text:p>
          </table:table-cell>
          <table:table-cell office:value-type="float" office:value="5544" table:style-name="ce19">
            <text:p>5544</text:p>
          </table:table-cell>
          <table:table-cell office:value-type="float" office:value="8241" table:style-name="ce19">
            <text:p>8241</text:p>
          </table:table-cell>
          <table:table-cell office:value-type="float" office:value="3336" table:style-name="ce19">
            <text:p>3336</text:p>
          </table:table-cell>
          <table:table-cell office:value-type="float" office:value="8511" table:style-name="ce19">
            <text:p>8511</text:p>
          </table:table-cell>
          <table:table-cell office:value-type="float" office:value="8299" table:style-name="ce19">
            <text:p>8299</text:p>
          </table:table-cell>
          <table:table-cell office:value-type="float" office:value="4992" table:style-name="ce19">
            <text:p>4992</text:p>
          </table:table-cell>
          <table:table-cell office:value-type="float" office:value="28707" table:style-name="ce19">
            <text:p>28707</text:p>
          </table:table-cell>
          <table:table-cell office:value-type="float" office:value="3002" table:style-name="ce19">
            <text:p>3002</text:p>
          </table:table-cell>
          <table:table-cell office:value-type="float" office:value="13349" table:style-name="ce19">
            <text:p>13349</text:p>
          </table:table-cell>
          <table:table-cell office:value-type="float" office:value="11048" table:style-name="ce19">
            <text:p>11048</text:p>
          </table:table-cell>
          <table:table-cell office:value-type="float" office:value="16593" table:style-name="ce19">
            <text:p>16593</text:p>
          </table:table-cell>
          <table:table-cell office:value-type="float" office:value="22052" table:style-name="ce19">
            <text:p>22052</text:p>
          </table:table-cell>
          <table:table-cell office:value-type="float" office:value="16657" table:style-name="ce19">
            <text:p>16657</text:p>
          </table:table-cell>
          <table:table-cell office:value-type="float" office:value="9539" table:style-name="ce19">
            <text:p>9539</text:p>
          </table:table-cell>
          <table:table-cell office:value-type="float" office:value="26667" table:style-name="ce19">
            <text:p>26667</text:p>
          </table:table-cell>
          <table:table-cell office:value-type="float" office:value="18203" table:style-name="ce19">
            <text:p>18203</text:p>
          </table:table-cell>
          <table:table-cell office:value-type="float" office:value="32786" table:style-name="ce19">
            <text:p>32786</text:p>
          </table:table-cell>
          <table:table-cell office:value-type="float" office:value="29999" table:style-name="ce19">
            <text:p>29999</text:p>
          </table:table-cell>
          <table:table-cell office:value-type="float" office:value="10032" table:style-name="ce19">
            <text:p>10032</text:p>
          </table:table-cell>
          <table:table-cell office:value-type="float" office:value="35920" table:style-name="ce19">
            <text:p>35920</text:p>
          </table:table-cell>
          <table:table-cell office:value-type="float" office:value="26933" table:style-name="ce19">
            <text:p>26933</text:p>
          </table:table-cell>
          <table:table-cell office:value-type="float" office:value="25663" table:style-name="ce19">
            <text:p>25663</text:p>
          </table:table-cell>
          <table:table-cell office:value-type="float" office:value="22102" table:style-name="ce19">
            <text:p>22102</text:p>
          </table:table-cell>
          <table:table-cell office:value-type="float" office:value="25287" table:style-name="ce19">
            <text:p>25287</text:p>
          </table:table-cell>
          <table:table-cell office:value-type="float" office:value="131045" table:style-name="ce19">
            <text:p>131045</text:p>
          </table:table-cell>
          <table:table-cell office:value-type="float" office:value="35621" table:style-name="ce19">
            <text:p>35621</text:p>
          </table:table-cell>
          <table:table-cell office:value-type="float" office:value="22423" table:style-name="ce19">
            <text:p>22423</text:p>
          </table:table-cell>
          <table:table-cell office:value-type="float" office:value="26091" table:style-name="ce19">
            <text:p>26091</text:p>
          </table:table-cell>
          <table:table-cell office:value-type="float" office:value="26552" table:style-name="ce19">
            <text:p>26552</text:p>
          </table:table-cell>
          <table:table-cell office:value-type="float" office:value="33131" table:style-name="ce19">
            <text:p>33131</text:p>
          </table:table-cell>
          <table:table-cell office:value-type="float" office:value="29162" table:style-name="ce19">
            <text:p>29162</text:p>
          </table:table-cell>
          <table:table-cell office:value-type="float" office:value="23580" table:style-name="ce19">
            <text:p>23580</text:p>
          </table:table-cell>
          <table:table-cell office:value-type="float" office:value="13483" table:style-name="ce19">
            <text:p>13483</text:p>
          </table:table-cell>
          <table:table-cell office:value-type="float" office:value="31083" table:style-name="ce19">
            <text:p>31083</text:p>
          </table:table-cell>
          <table:table-cell office:value-type="float" office:value="7958" table:style-name="ce19">
            <text:p>7958</text:p>
          </table:table-cell>
          <table:table-cell office:value-type="float" office:value="9899" table:style-name="ce19">
            <text:p>9899</text:p>
          </table:table-cell>
          <table:table-cell office:value-type="float" office:value="17744" table:style-name="ce19">
            <text:p>17744</text:p>
          </table:table-cell>
          <table:table-cell office:value-type="float" office:value="7072" table:style-name="ce19">
            <text:p>7072</text:p>
          </table:table-cell>
          <table:table-cell office:value-type="float" office:value="3482" table:style-name="ce19">
            <text:p>3482</text:p>
          </table:table-cell>
          <table:table-cell office:value-type="float" office:value="3040" table:style-name="ce19">
            <text:p>3040</text:p>
          </table:table-cell>
          <table:table-cell office:value-type="float" office:value="11984" table:style-name="ce19">
            <text:p>11984</text:p>
          </table:table-cell>
          <table:table-cell office:value-type="float" office:value="9554" table:style-name="ce19">
            <text:p>9554</text:p>
          </table:table-cell>
          <table:table-cell office:value-type="float" office:value="7228" table:style-name="ce19">
            <text:p>7228</text:p>
          </table:table-cell>
          <table:table-cell office:value-type="float" office:value="36887" table:style-name="ce19">
            <text:p>36887</text:p>
          </table:table-cell>
          <table:table-cell office:value-type="float" office:value="7716" table:style-name="ce19">
            <text:p>7716</text:p>
          </table:table-cell>
          <table:table-cell office:value-type="float" office:value="11272" table:style-name="ce19">
            <text:p>11272</text:p>
          </table:table-cell>
          <table:table-cell office:value-type="float" office:value="6947" table:style-name="ce19">
            <text:p>6947</text:p>
          </table:table-cell>
          <table:table-cell office:value-type="float" office:value="21496" table:style-name="ce19">
            <text:p>21496</text:p>
          </table:table-cell>
          <table:table-cell office:value-type="float" office:value="22985" table:style-name="ce19">
            <text:p>22985</text:p>
          </table:table-cell>
          <table:table-cell office:value-type="float" office:value="28761" table:style-name="ce19">
            <text:p>28761</text:p>
          </table:table-cell>
          <table:table-cell office:value-type="float" office:value="35351" table:style-name="ce19">
            <text:p>35351</text:p>
          </table:table-cell>
          <table:table-cell office:value-type="float" office:value="43187" table:style-name="ce19">
            <text:p>43187</text:p>
          </table:table-cell>
          <table:table-cell office:value-type="float" office:value="25742" table:style-name="ce19">
            <text:p>25742</text:p>
          </table:table-cell>
          <table:table-cell office:value-type="float" office:value="29311" table:style-name="ce19">
            <text:p>29311</text:p>
          </table:table-cell>
          <table:table-cell office:value-type="float" office:value="66202" table:style-name="ce19">
            <text:p>66202</text:p>
          </table:table-cell>
          <table:table-cell office:value-type="float" office:value="22388" table:style-name="ce19">
            <text:p>22388</text:p>
          </table:table-cell>
          <table:table-cell office:value-type="float" office:value="31957" table:style-name="ce19">
            <text:p>31957</text:p>
          </table:table-cell>
          <table:table-cell office:value-type="float" office:value="36203" table:style-name="ce19">
            <text:p>36203</text:p>
          </table:table-cell>
          <table:table-cell office:value-type="float" office:value="21156" table:style-name="ce18">
            <text:p>21156</text:p>
          </table:table-cell>
          <table:table-cell office:value-type="float" office:value="56201" table:style-name="ce20">
            <text:p>56201</text:p>
          </table:table-cell>
          <table:table-cell office:value-type="float" office:value="20847" table:style-name="ce19">
            <text:p>20847</text:p>
          </table:table-cell>
          <table:table-cell office:value-type="float" office:value="17333" table:style-name="ce19">
            <text:p>17333</text:p>
          </table:table-cell>
          <table:table-cell office:value-type="float" office:value="14503" table:style-name="ce19">
            <text:p>14503</text:p>
          </table:table-cell>
          <table:table-cell office:value-type="float" office:value="15478" table:style-name="ce19">
            <text:p>15478</text:p>
          </table:table-cell>
          <table:table-cell office:value-type="float" office:value="12104" table:style-name="ce19">
            <text:p>12104</text:p>
          </table:table-cell>
          <table:table-cell office:value-type="float" office:value="26612" table:style-name="ce19">
            <text:p>26612</text:p>
          </table:table-cell>
          <table:table-cell office:value-type="float" office:value="16883" table:style-name="ce19">
            <text:p>16883</text:p>
          </table:table-cell>
          <table:table-cell office:value-type="float" office:value="7677" table:style-name="ce19">
            <text:p>7677</text:p>
          </table:table-cell>
          <table:table-cell office:value-type="float" office:value="8375" table:style-name="ce19">
            <text:p>8375</text:p>
          </table:table-cell>
          <table:table-cell office:value-type="float" office:value="37898" table:style-name="ce19">
            <text:p>37898</text:p>
          </table:table-cell>
          <table:table-cell office:value-type="float" office:value="23716" table:style-name="ce19">
            <text:p>23716</text:p>
          </table:table-cell>
          <table:table-cell office:value-type="float" office:value="22376" table:style-name="ce19">
            <text:p>22376</text:p>
          </table:table-cell>
          <table:table-cell office:value-type="float" office:value="23592" table:style-name="ce19">
            <text:p>23592</text:p>
          </table:table-cell>
          <table:table-cell office:value-type="float" office:value="12736" table:style-name="ce19">
            <text:p>12736</text:p>
          </table:table-cell>
          <table:table-cell office:value-type="float" office:value="10904" table:style-name="ce19">
            <text:p>10904</text:p>
          </table:table-cell>
          <table:table-cell office:value-type="float" office:value="5249" table:style-name="ce19">
            <text:p>5249</text:p>
          </table:table-cell>
          <table:table-cell office:value-type="float" office:value="4737" table:style-name="ce19">
            <text:p>4737</text:p>
          </table:table-cell>
          <table:table-cell office:value-type="float" office:value="4712" table:style-name="ce19">
            <text:p>4712</text:p>
          </table:table-cell>
          <table:table-cell office:value-type="float" office:value="10001" table:style-name="ce19">
            <text:p>10001</text:p>
          </table:table-cell>
          <table:table-cell office:value-type="float" office:value="9075" table:style-name="ce19">
            <text:p>9075</text:p>
          </table:table-cell>
          <table:table-cell office:value-type="float" office:value="13758" table:style-name="ce19">
            <text:p>13758</text:p>
          </table:table-cell>
          <table:table-cell office:value-type="float" office:value="17702" table:style-name="ce19">
            <text:p>17702</text:p>
          </table:table-cell>
          <table:table-cell office:value-type="float" office:value="28296" table:style-name="ce19">
            <text:p>28296</text:p>
          </table:table-cell>
          <table:table-cell office:value-type="float" office:value="24625" table:style-name="ce19">
            <text:p>24625</text:p>
          </table:table-cell>
          <table:table-cell office:value-type="float" office:value="13139" table:style-name="ce19">
            <text:p>13139</text:p>
          </table:table-cell>
          <table:table-cell office:value-type="float" office:value="12686" table:style-name="ce19">
            <text:p>12686</text:p>
          </table:table-cell>
          <table:table-cell office:value-type="float" office:value="11923" table:style-name="ce19">
            <text:p>11923</text:p>
          </table:table-cell>
          <table:table-cell office:value-type="float" office:value="12557" table:style-name="ce19">
            <text:p>12557</text:p>
          </table:table-cell>
          <table:table-cell office:value-type="float" office:value="11538" table:style-name="ce19">
            <text:p>11538</text:p>
          </table:table-cell>
          <table:table-cell office:value-type="float" office:value="9642" table:style-name="ce19">
            <text:p>9642</text:p>
          </table:table-cell>
          <table:table-cell office:value-type="float" office:value="9280" table:style-name="ce19">
            <text:p>9280</text:p>
          </table:table-cell>
          <table:table-cell office:value-type="float" office:value="79588" table:formula="of:=SUM([進站資料.D11];[出站資料.D11])" table:style-name="ce19">
            <text:p>79588</text:p>
          </table:table-cell>
          <table:table-cell office:value-type="float" office:value="91749" table:formula="of:=SUM([進站資料.E11];[出站資料.E11])" table:style-name="ce19">
            <text:p>91749</text:p>
          </table:table-cell>
          <table:table-cell office:value-type="float" office:value="51892" table:formula="of:=SUM([進站資料.F11];[出站資料.F11])" table:style-name="ce19">
            <text:p>51892</text:p>
          </table:table-cell>
          <table:table-cell office:value-type="float" office:value="30757" table:formula="of:=SUM([進站資料.G11];[出站資料.G11])" table:style-name="ce19">
            <text:p>30757</text:p>
          </table:table-cell>
          <table:table-cell office:value-type="float" office:value="23592" table:formula="of:=SUM([進站資料.H11];[出站資料.H11])" table:style-name="ce19">
            <text:p>23592</text:p>
          </table:table-cell>
          <table:table-cell office:value-type="float" office:value="8142" table:formula="of:=SUM([進站資料.I11];[出站資料.I11])" table:style-name="ce19">
            <text:p>8142</text:p>
          </table:table-cell>
          <table:table-cell office:value-type="float" office:value="6195" table:formula="of:=SUM([進站資料.J11];[出站資料.J11])" table:style-name="ce19">
            <text:p>6195</text:p>
          </table:table-cell>
          <table:table-cell office:value-type="float" office:value="30623" table:formula="of:=SUM([進站資料.K11];[出站資料.K11])" table:style-name="ce19">
            <text:p>30623</text:p>
          </table:table-cell>
          <table:table-cell office:value-type="float" office:value="4641" table:formula="of:=SUM([進站資料.L11];[出站資料.L11])" table:style-name="ce19">
            <text:p>4641</text:p>
          </table:table-cell>
          <table:table-cell office:value-type="float" office:value="9361" table:formula="of:=SUM([進站資料.M11];[出站資料.M11])" table:style-name="ce19">
            <text:p>9361</text:p>
          </table:table-cell>
          <table:table-cell office:value-type="float" office:value="13437" table:formula="of:=SUM([進站資料.N11];[出站資料.N11])" table:style-name="ce19">
            <text:p>13437</text:p>
          </table:table-cell>
          <table:table-cell office:value-type="float" office:value="21216" table:formula="of:=SUM([進站資料.O11];[出站資料.O11])" table:style-name="ce19">
            <text:p>21216</text:p>
          </table:table-cell>
          <table:table-cell office:value-type="float" office:value="23096" table:formula="of:=SUM([進站資料.P11];[出站資料.P11])" table:style-name="ce19">
            <text:p>23096</text:p>
          </table:table-cell>
          <table:table-cell office:value-type="float" office:value="36956" table:formula="of:=SUM([進站資料.Q11];[出站資料.Q11])" table:style-name="ce19">
            <text:p>36956</text:p>
          </table:table-cell>
          <table:table-cell office:value-type="float" office:value="31535" table:formula="of:=SUM([進站資料.R11];[出站資料.R11])" table:style-name="ce19">
            <text:p>31535</text:p>
          </table:table-cell>
          <table:table-cell office:value-type="float" office:value="11001" table:formula="of:=SUM([進站資料.S11];[出站資料.S11])" table:style-name="ce19">
            <text:p>11001</text:p>
          </table:table-cell>
          <table:table-cell office:value-type="float" office:value="16206" table:formula="of:=SUM([進站資料.T11];[出站資料.T11])" table:style-name="ce19">
            <text:p>16206</text:p>
          </table:table-cell>
          <table:table-cell office:value-type="float" office:value="6483" table:formula="of:=SUM([進站資料.U11];[出站資料.U11])" table:style-name="ce19">
            <text:p>6483</text:p>
          </table:table-cell>
          <table:table-cell office:value-type="float" office:value="16997" table:formula="of:=SUM([進站資料.V11];[出站資料.V11])" table:style-name="ce19">
            <text:p>16997</text:p>
          </table:table-cell>
          <table:table-cell office:value-type="float" office:value="16754" table:formula="of:=SUM([進站資料.W11];[出站資料.W11])" table:style-name="ce19">
            <text:p>16754</text:p>
          </table:table-cell>
          <table:table-cell office:value-type="float" office:value="9691" table:formula="of:=SUM([進站資料.X11];[出站資料.X11])" table:style-name="ce19">
            <text:p>9691</text:p>
          </table:table-cell>
          <table:table-cell office:value-type="float" office:value="56192" table:formula="of:=SUM([進站資料.Y11];[出站資料.Y11])" table:style-name="ce19">
            <text:p>56192</text:p>
          </table:table-cell>
          <table:table-cell office:value-type="float" office:value="6033" table:formula="of:=SUM([進站資料.Z11];[出站資料.Z11])" table:style-name="ce19">
            <text:p>6033</text:p>
          </table:table-cell>
          <table:table-cell office:value-type="float" office:value="25222" table:formula="of:=SUM([進站資料.AA11];[出站資料.AA11])" table:style-name="ce19">
            <text:p>25222</text:p>
          </table:table-cell>
          <table:table-cell office:value-type="float" office:value="22755" table:formula="of:=SUM([進站資料.AB11];[出站資料.AB11])" table:style-name="ce19">
            <text:p>22755</text:p>
          </table:table-cell>
          <table:table-cell office:value-type="float" office:value="32957" table:formula="of:=SUM([進站資料.AC11];[出站資料.AC11])" table:style-name="ce19">
            <text:p>32957</text:p>
          </table:table-cell>
          <table:table-cell office:value-type="float" office:value="43379" table:formula="of:=SUM([進站資料.AD11];[出站資料.AD11])" table:style-name="ce19">
            <text:p>43379</text:p>
          </table:table-cell>
          <table:table-cell office:value-type="float" office:value="33606" table:formula="of:=SUM([進站資料.AE11];[出站資料.AE11])" table:style-name="ce19">
            <text:p>33606</text:p>
          </table:table-cell>
          <table:table-cell office:value-type="float" office:value="18602" table:formula="of:=SUM([進站資料.AF11];[出站資料.AF11])" table:style-name="ce19">
            <text:p>18602</text:p>
          </table:table-cell>
          <table:table-cell office:value-type="float" office:value="52558" table:formula="of:=SUM([進站資料.AG11];[出站資料.AG11])" table:style-name="ce19">
            <text:p>52558</text:p>
          </table:table-cell>
          <table:table-cell office:value-type="float" office:value="36438" table:formula="of:=SUM([進站資料.AH11];[出站資料.AH11])" table:style-name="ce19">
            <text:p>36438</text:p>
          </table:table-cell>
          <table:table-cell office:value-type="float" office:value="65555" table:formula="of:=SUM([進站資料.AI11];[出站資料.AI11])" table:style-name="ce19">
            <text:p>65555</text:p>
          </table:table-cell>
          <table:table-cell office:value-type="float" office:value="59923" table:formula="of:=SUM([進站資料.AJ11];[出站資料.AJ11])" table:style-name="ce19">
            <text:p>59923</text:p>
          </table:table-cell>
          <table:table-cell office:value-type="float" office:value="20355" table:formula="of:=SUM([進站資料.AK11];[出站資料.AK11])" table:style-name="ce19">
            <text:p>20355</text:p>
          </table:table-cell>
          <table:table-cell office:value-type="float" office:value="72811" table:formula="of:=SUM([進站資料.AL11];[出站資料.AL11])" table:style-name="ce19">
            <text:p>72811</text:p>
          </table:table-cell>
          <table:table-cell office:value-type="float" office:value="54120" table:formula="of:=SUM([進站資料.AM11];[出站資料.AM11])" table:style-name="ce19">
            <text:p>54120</text:p>
          </table:table-cell>
          <table:table-cell office:value-type="float" office:value="50715" table:formula="of:=SUM([進站資料.AN11];[出站資料.AN11])" table:style-name="ce19">
            <text:p>50715</text:p>
          </table:table-cell>
          <table:table-cell office:value-type="float" office:value="43367" table:formula="of:=SUM([進站資料.AO11];[出站資料.AO11])" table:style-name="ce19">
            <text:p>43367</text:p>
          </table:table-cell>
          <table:table-cell office:value-type="float" office:value="51815" table:formula="of:=SUM([進站資料.AP11];[出站資料.AP11])" table:style-name="ce19">
            <text:p>51815</text:p>
          </table:table-cell>
          <table:table-cell office:value-type="float" office:value="261812" table:formula="of:=SUM([進站資料.AQ11];[出站資料.AQ11])" table:style-name="ce19">
            <text:p>261812</text:p>
          </table:table-cell>
          <table:table-cell office:value-type="float" office:value="71977" table:formula="of:=SUM([進站資料.AR11];[出站資料.AR11])" table:style-name="ce19">
            <text:p>71977</text:p>
          </table:table-cell>
          <table:table-cell office:value-type="float" office:value="46635" table:formula="of:=SUM([進站資料.AS11];[出站資料.AS11])" table:style-name="ce19">
            <text:p>46635</text:p>
          </table:table-cell>
          <table:table-cell office:value-type="float" office:value="51078" table:formula="of:=SUM([進站資料.AT11];[出站資料.AT11])" table:style-name="ce19">
            <text:p>51078</text:p>
          </table:table-cell>
          <table:table-cell office:value-type="float" office:value="53578" table:formula="of:=SUM([進站資料.AU11];[出站資料.AU11])" table:style-name="ce19">
            <text:p>53578</text:p>
          </table:table-cell>
          <table:table-cell office:value-type="float" office:value="65572" table:formula="of:=SUM([進站資料.AV11];[出站資料.AV11])" table:style-name="ce19">
            <text:p>65572</text:p>
          </table:table-cell>
          <table:table-cell office:value-type="float" office:value="58144" table:formula="of:=SUM([進站資料.AW11];[出站資料.AW11])" table:style-name="ce19">
            <text:p>58144</text:p>
          </table:table-cell>
          <table:table-cell office:value-type="float" office:value="46971" table:formula="of:=SUM([進站資料.AX11];[出站資料.AX11])" table:style-name="ce19">
            <text:p>46971</text:p>
          </table:table-cell>
          <table:table-cell office:value-type="float" office:value="26453" table:formula="of:=SUM([進站資料.AY11];[出站資料.AY11])" table:style-name="ce19">
            <text:p>26453</text:p>
          </table:table-cell>
          <table:table-cell office:value-type="float" office:value="63507" table:formula="of:=SUM([進站資料.AZ11];[出站資料.AZ11])" table:style-name="ce19">
            <text:p>63507</text:p>
          </table:table-cell>
          <table:table-cell office:value-type="float" office:value="15289" table:formula="of:=SUM([進站資料.BA11];[出站資料.BA11])" table:style-name="ce19">
            <text:p>15289</text:p>
          </table:table-cell>
          <table:table-cell office:value-type="float" office:value="18485" table:formula="of:=SUM([進站資料.BB11];[出站資料.BB11])" table:style-name="ce19">
            <text:p>18485</text:p>
          </table:table-cell>
          <table:table-cell office:value-type="float" office:value="36821" table:formula="of:=SUM([進站資料.BC11];[出站資料.BC11])" table:style-name="ce19">
            <text:p>36821</text:p>
          </table:table-cell>
          <table:table-cell office:value-type="float" office:value="13622" table:formula="of:=SUM([進站資料.BD11];[出站資料.BD11])" table:style-name="ce19">
            <text:p>13622</text:p>
          </table:table-cell>
          <table:table-cell office:value-type="float" office:value="6947" table:formula="of:=SUM([進站資料.BE11];[出站資料.BE11])" table:style-name="ce19">
            <text:p>6947</text:p>
          </table:table-cell>
          <table:table-cell office:value-type="float" office:value="6215" table:formula="of:=SUM([進站資料.BF11];[出站資料.BF11])" table:style-name="ce19">
            <text:p>6215</text:p>
          </table:table-cell>
          <table:table-cell office:value-type="float" office:value="24232" table:formula="of:=SUM([進站資料.BG11];[出站資料.BG11])" table:style-name="ce19">
            <text:p>24232</text:p>
          </table:table-cell>
          <table:table-cell office:value-type="float" office:value="19622" table:formula="of:=SUM([進站資料.BH11];[出站資料.BH11])" table:style-name="ce19">
            <text:p>19622</text:p>
          </table:table-cell>
          <table:table-cell office:value-type="float" office:value="14069" table:formula="of:=SUM([進站資料.BI11];[出站資料.BI11])" table:style-name="ce19">
            <text:p>14069</text:p>
          </table:table-cell>
          <table:table-cell office:value-type="float" office:value="73212" table:formula="of:=SUM([進站資料.BJ11];[出站資料.BJ11])" table:style-name="ce19">
            <text:p>73212</text:p>
          </table:table-cell>
          <table:table-cell office:value-type="float" office:value="14890" table:formula="of:=SUM([進站資料.BK11];[出站資料.BK11])" table:style-name="ce19">
            <text:p>14890</text:p>
          </table:table-cell>
          <table:table-cell office:value-type="float" office:value="23095" table:formula="of:=SUM([進站資料.BL11];[出站資料.BL11])" table:style-name="ce19">
            <text:p>23095</text:p>
          </table:table-cell>
          <table:table-cell office:value-type="float" office:value="13704" table:formula="of:=SUM([進站資料.BM11];[出站資料.BM11])" table:style-name="ce19">
            <text:p>13704</text:p>
          </table:table-cell>
          <table:table-cell office:value-type="float" office:value="43212" table:formula="of:=SUM([進站資料.BN11];[出站資料.BN11])" table:style-name="ce19">
            <text:p>43212</text:p>
          </table:table-cell>
          <table:table-cell office:value-type="float" office:value="43864" table:formula="of:=SUM([進站資料.BO11];[出站資料.BO11])" table:style-name="ce19">
            <text:p>43864</text:p>
          </table:table-cell>
          <table:table-cell office:value-type="float" office:value="55934" table:formula="of:=SUM([進站資料.BP11];[出站資料.BP11])" table:style-name="ce19">
            <text:p>55934</text:p>
          </table:table-cell>
          <table:table-cell office:value-type="float" office:value="73866" table:formula="of:=SUM([進站資料.BQ11];[出站資料.BQ11])" table:style-name="ce19">
            <text:p>73866</text:p>
          </table:table-cell>
          <table:table-cell office:value-type="float" office:value="83506" table:formula="of:=SUM([進站資料.BR11];[出站資料.BR11])" table:style-name="ce19">
            <text:p>83506</text:p>
          </table:table-cell>
          <table:table-cell office:value-type="float" office:value="52077" table:formula="of:=SUM([進站資料.BS11];[出站資料.BS11])" table:style-name="ce19">
            <text:p>52077</text:p>
          </table:table-cell>
          <table:table-cell office:value-type="float" office:value="57241" table:formula="of:=SUM([進站資料.BT11];[出站資料.BT11])" table:style-name="ce19">
            <text:p>57241</text:p>
          </table:table-cell>
          <table:table-cell office:value-type="float" office:value="132339" table:formula="of:=SUM([進站資料.BU11];[出站資料.BU11])" table:style-name="ce19">
            <text:p>132339</text:p>
          </table:table-cell>
          <table:table-cell office:value-type="float" office:value="45541" table:formula="of:=SUM([進站資料.BV11];[出站資料.BV11])" table:style-name="ce19">
            <text:p>45541</text:p>
          </table:table-cell>
          <table:table-cell office:value-type="float" office:value="63193" table:formula="of:=SUM([進站資料.BW11];[出站資料.BW11])" table:style-name="ce19">
            <text:p>63193</text:p>
          </table:table-cell>
          <table:table-cell office:value-type="float" office:value="74698" table:formula="of:=SUM([進站資料.BX11];[出站資料.BX11])" table:style-name="ce19">
            <text:p>74698</text:p>
          </table:table-cell>
          <table:table-cell office:value-type="float" office:value="43494" table:formula="of:=SUM([進站資料.BY11];[出站資料.BY11])" table:style-name="ce19">
            <text:p>43494</text:p>
          </table:table-cell>
          <table:table-cell office:value-type="float" office:value="113680" table:formula="of:=SUM([進站資料.BZ11];[出站資料.BZ11])" table:style-name="ce19">
            <text:p>113680</text:p>
          </table:table-cell>
          <table:table-cell office:value-type="float" office:value="41765" table:formula="of:=SUM([進站資料.CA11];[出站資料.CA11])" table:style-name="ce19">
            <text:p>41765</text:p>
          </table:table-cell>
          <table:table-cell office:value-type="float" office:value="34416" table:formula="of:=SUM([進站資料.CB11];[出站資料.CB11])" table:style-name="ce19">
            <text:p>34416</text:p>
          </table:table-cell>
          <table:table-cell office:value-type="float" office:value="29884" table:formula="of:=SUM([進站資料.CC11];[出站資料.CC11])" table:style-name="ce19">
            <text:p>29884</text:p>
          </table:table-cell>
          <table:table-cell office:value-type="float" office:value="30343" table:formula="of:=SUM([進站資料.CD11];[出站資料.CD11])" table:style-name="ce19">
            <text:p>30343</text:p>
          </table:table-cell>
          <table:table-cell office:value-type="float" office:value="22850" table:formula="of:=SUM([進站資料.CE11];[出站資料.CE11])" table:style-name="ce19">
            <text:p>22850</text:p>
          </table:table-cell>
          <table:table-cell office:value-type="float" office:value="53044" table:formula="of:=SUM([進站資料.CF11];[出站資料.CF11])" table:style-name="ce19">
            <text:p>53044</text:p>
          </table:table-cell>
          <table:table-cell office:value-type="float" office:value="34741" table:formula="of:=SUM([進站資料.CG11];[出站資料.CG11])" table:style-name="ce19">
            <text:p>34741</text:p>
          </table:table-cell>
          <table:table-cell office:value-type="float" office:value="14867" table:formula="of:=SUM([進站資料.CH11];[出站資料.CH11])" table:style-name="ce19">
            <text:p>14867</text:p>
          </table:table-cell>
          <table:table-cell office:value-type="float" office:value="16862" table:formula="of:=SUM([進站資料.CI11];[出站資料.CI11])" table:style-name="ce19">
            <text:p>16862</text:p>
          </table:table-cell>
          <table:table-cell office:value-type="float" office:value="77309" table:formula="of:=SUM([進站資料.CJ11];[出站資料.CJ11])" table:style-name="ce19">
            <text:p>77309</text:p>
          </table:table-cell>
          <table:table-cell office:value-type="float" office:value="48166" table:formula="of:=SUM([進站資料.CK11];[出站資料.CK11])" table:style-name="ce19">
            <text:p>48166</text:p>
          </table:table-cell>
          <table:table-cell office:value-type="float" office:value="45980" table:formula="of:=SUM([進站資料.CL11];[出站資料.CL11])" table:style-name="ce19">
            <text:p>45980</text:p>
          </table:table-cell>
          <table:table-cell office:value-type="float" office:value="46354" table:formula="of:=SUM([進站資料.CM11];[出站資料.CM11])" table:style-name="ce19">
            <text:p>46354</text:p>
          </table:table-cell>
          <table:table-cell office:value-type="float" office:value="26467" table:formula="of:=SUM([進站資料.CN11];[出站資料.CN11])" table:style-name="ce19">
            <text:p>26467</text:p>
          </table:table-cell>
          <table:table-cell office:value-type="float" office:value="22697" table:formula="of:=SUM([進站資料.CO11];[出站資料.CO11])" table:style-name="ce19">
            <text:p>22697</text:p>
          </table:table-cell>
          <table:table-cell office:value-type="float" office:value="9783" table:formula="of:=SUM([進站資料.CP11];[出站資料.CP11])" table:style-name="ce19">
            <text:p>9783</text:p>
          </table:table-cell>
          <table:table-cell office:value-type="float" office:value="9273" table:formula="of:=SUM([進站資料.CQ11];[出站資料.CQ11])" table:style-name="ce19">
            <text:p>9273</text:p>
          </table:table-cell>
          <table:table-cell office:value-type="float" office:value="9391" table:formula="of:=SUM([進站資料.CR11];[出站資料.CR11])" table:style-name="ce19">
            <text:p>9391</text:p>
          </table:table-cell>
          <table:table-cell office:value-type="float" office:value="19871" table:formula="of:=SUM([進站資料.CS11];[出站資料.CS11])" table:style-name="ce19">
            <text:p>19871</text:p>
          </table:table-cell>
          <table:table-cell office:value-type="float" office:value="18332" table:formula="of:=SUM([進站資料.CT11];[出站資料.CT11])" table:style-name="ce19">
            <text:p>18332</text:p>
          </table:table-cell>
          <table:table-cell office:value-type="float" office:value="25756" table:formula="of:=SUM([進站資料.CU11];[出站資料.CU11])" table:style-name="ce19">
            <text:p>25756</text:p>
          </table:table-cell>
          <table:table-cell office:value-type="float" office:value="35366" table:formula="of:=SUM([進站資料.CV11];[出站資料.CV11])" table:style-name="ce19">
            <text:p>35366</text:p>
          </table:table-cell>
          <table:table-cell office:value-type="float" office:value="58005" table:formula="of:=SUM([進站資料.CW11];[出站資料.CW11])" table:style-name="ce19">
            <text:p>58005</text:p>
          </table:table-cell>
          <table:table-cell office:value-type="float" office:value="49751" table:formula="of:=SUM([進站資料.CX11];[出站資料.CX11])" table:style-name="ce19">
            <text:p>49751</text:p>
          </table:table-cell>
          <table:table-cell office:value-type="float" office:value="25088" table:formula="of:=SUM([進站資料.CY11];[出站資料.CY11])" table:style-name="ce19">
            <text:p>25088</text:p>
          </table:table-cell>
          <table:table-cell office:value-type="float" office:value="25429" table:formula="of:=SUM([進站資料.CZ11];[出站資料.CZ11])" table:style-name="ce19">
            <text:p>25429</text:p>
          </table:table-cell>
          <table:table-cell office:value-type="float" office:value="24226" table:formula="of:=SUM([進站資料.DA11];[出站資料.DA11])" table:style-name="ce19">
            <text:p>24226</text:p>
          </table:table-cell>
          <table:table-cell office:value-type="float" office:value="24478" table:formula="of:=SUM([進站資料.DB11];[出站資料.DB11])" table:style-name="ce19">
            <text:p>24478</text:p>
          </table:table-cell>
          <table:table-cell office:value-type="float" office:value="23155" table:formula="of:=SUM([進站資料.DC11];[出站資料.DC11])" table:style-name="ce19">
            <text:p>23155</text:p>
          </table:table-cell>
          <table:table-cell office:value-type="float" office:value="18658" table:formula="of:=SUM([進站資料.DD11];[出站資料.DD11])" table:style-name="ce19">
            <text:p>18658</text:p>
          </table:table-cell>
          <table:table-cell office:value-type="float" office:value="17667" table:formula="of:=SUM([進站資料.DE11];[出站資料.DE11])" table:style-name="ce19">
            <text:p>17667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1" table:style-name="ce19">
            <text:p>11</text:p>
          </table:table-cell>
          <table:table-cell office:value-type="float" office:value="10410" table:formula="of:=SUM([進站資料.B12];[出站資料.B12])" table:style-name="ce19">
            <text:p>10410</text:p>
          </table:table-cell>
          <table:table-cell office:value-type="float" office:value="32734" table:formula="of:=SUM([進站資料.C12];[出站資料.C12])" table:style-name="ce19">
            <text:p>32734</text:p>
          </table:table-cell>
          <table:table-cell office:value-type="float" office:value="46368" table:style-name="ce19">
            <text:p>46368</text:p>
          </table:table-cell>
          <table:table-cell office:value-type="float" office:value="25650" table:style-name="ce19">
            <text:p>25650</text:p>
          </table:table-cell>
          <table:table-cell office:value-type="float" office:value="15445" table:style-name="ce19">
            <text:p>15445</text:p>
          </table:table-cell>
          <table:table-cell office:value-type="float" office:value="11939" table:style-name="ce19">
            <text:p>11939</text:p>
          </table:table-cell>
          <table:table-cell office:value-type="float" office:value="4205" table:style-name="ce19">
            <text:p>4205</text:p>
          </table:table-cell>
          <table:table-cell office:value-type="float" office:value="3275" table:style-name="ce19">
            <text:p>3275</text:p>
          </table:table-cell>
          <table:table-cell office:value-type="float" office:value="15063" table:style-name="ce19">
            <text:p>15063</text:p>
          </table:table-cell>
          <table:table-cell office:value-type="float" office:value="2651" table:style-name="ce19">
            <text:p>2651</text:p>
          </table:table-cell>
          <table:table-cell office:value-type="float" office:value="4785" table:style-name="ce19">
            <text:p>4785</text:p>
          </table:table-cell>
          <table:table-cell office:value-type="float" office:value="6711" table:style-name="ce19">
            <text:p>6711</text:p>
          </table:table-cell>
          <table:table-cell office:value-type="float" office:value="10628" table:style-name="ce19">
            <text:p>10628</text:p>
          </table:table-cell>
          <table:table-cell office:value-type="float" office:value="12565" table:style-name="ce19">
            <text:p>12565</text:p>
          </table:table-cell>
          <table:table-cell office:value-type="float" office:value="18204" table:style-name="ce19">
            <text:p>18204</text:p>
          </table:table-cell>
          <table:table-cell office:value-type="float" office:value="16058" table:style-name="ce19">
            <text:p>16058</text:p>
          </table:table-cell>
          <table:table-cell office:value-type="float" office:value="5704" table:style-name="ce19">
            <text:p>5704</text:p>
          </table:table-cell>
          <table:table-cell office:value-type="float" office:value="8320" table:style-name="ce19">
            <text:p>8320</text:p>
          </table:table-cell>
          <table:table-cell office:value-type="float" office:value="3401" table:style-name="ce19">
            <text:p>3401</text:p>
          </table:table-cell>
          <table:table-cell office:value-type="float" office:value="8781" table:style-name="ce19">
            <text:p>8781</text:p>
          </table:table-cell>
          <table:table-cell office:value-type="float" office:value="8151" table:style-name="ce19">
            <text:p>8151</text:p>
          </table:table-cell>
          <table:table-cell office:value-type="float" office:value="5152" table:style-name="ce19">
            <text:p>5152</text:p>
          </table:table-cell>
          <table:table-cell office:value-type="float" office:value="31261" table:style-name="ce19">
            <text:p>31261</text:p>
          </table:table-cell>
          <table:table-cell office:value-type="float" office:value="2827" table:style-name="ce19">
            <text:p>2827</text:p>
          </table:table-cell>
          <table:table-cell office:value-type="float" office:value="13188" table:style-name="ce19">
            <text:p>13188</text:p>
          </table:table-cell>
          <table:table-cell office:value-type="float" office:value="11285" table:style-name="ce19">
            <text:p>11285</text:p>
          </table:table-cell>
          <table:table-cell office:value-type="float" office:value="17025" table:style-name="ce19">
            <text:p>17025</text:p>
          </table:table-cell>
          <table:table-cell office:value-type="float" office:value="22612" table:style-name="ce19">
            <text:p>22612</text:p>
          </table:table-cell>
          <table:table-cell office:value-type="float" office:value="16931" table:style-name="ce19">
            <text:p>16931</text:p>
          </table:table-cell>
          <table:table-cell office:value-type="float" office:value="9574" table:style-name="ce19">
            <text:p>9574</text:p>
          </table:table-cell>
          <table:table-cell office:value-type="float" office:value="27493" table:style-name="ce19">
            <text:p>27493</text:p>
          </table:table-cell>
          <table:table-cell office:value-type="float" office:value="18680" table:style-name="ce19">
            <text:p>18680</text:p>
          </table:table-cell>
          <table:table-cell office:value-type="float" office:value="33372" table:style-name="ce19">
            <text:p>33372</text:p>
          </table:table-cell>
          <table:table-cell office:value-type="float" office:value="30287" table:style-name="ce19">
            <text:p>30287</text:p>
          </table:table-cell>
          <table:table-cell office:value-type="float" office:value="9866" table:style-name="ce19">
            <text:p>9866</text:p>
          </table:table-cell>
          <table:table-cell office:value-type="float" office:value="35911" table:style-name="ce19">
            <text:p>35911</text:p>
          </table:table-cell>
          <table:table-cell office:value-type="float" office:value="27549" table:style-name="ce19">
            <text:p>27549</text:p>
          </table:table-cell>
          <table:table-cell office:value-type="float" office:value="25798" table:style-name="ce19">
            <text:p>25798</text:p>
          </table:table-cell>
          <table:table-cell office:value-type="float" office:value="22455" table:style-name="ce19">
            <text:p>22455</text:p>
          </table:table-cell>
          <table:table-cell office:value-type="float" office:value="24885" table:style-name="ce19">
            <text:p>24885</text:p>
          </table:table-cell>
          <table:table-cell office:value-type="float" office:value="132126" table:style-name="ce19">
            <text:p>132126</text:p>
          </table:table-cell>
          <table:table-cell office:value-type="float" office:value="36817" table:style-name="ce19">
            <text:p>36817</text:p>
          </table:table-cell>
          <table:table-cell office:value-type="float" office:value="22857" table:style-name="ce19">
            <text:p>22857</text:p>
          </table:table-cell>
          <table:table-cell office:value-type="float" office:value="26437" table:style-name="ce19">
            <text:p>26437</text:p>
          </table:table-cell>
          <table:table-cell office:value-type="float" office:value="26601" table:style-name="ce19">
            <text:p>26601</text:p>
          </table:table-cell>
          <table:table-cell office:value-type="float" office:value="34249" table:style-name="ce19">
            <text:p>34249</text:p>
          </table:table-cell>
          <table:table-cell office:value-type="float" office:value="29058" table:style-name="ce19">
            <text:p>29058</text:p>
          </table:table-cell>
          <table:table-cell office:value-type="float" office:value="23714" table:style-name="ce19">
            <text:p>23714</text:p>
          </table:table-cell>
          <table:table-cell office:value-type="float" office:value="13431" table:style-name="ce19">
            <text:p>13431</text:p>
          </table:table-cell>
          <table:table-cell office:value-type="float" office:value="31715" table:style-name="ce19">
            <text:p>31715</text:p>
          </table:table-cell>
          <table:table-cell office:value-type="float" office:value="7915" table:style-name="ce19">
            <text:p>7915</text:p>
          </table:table-cell>
          <table:table-cell office:value-type="float" office:value="10037" table:style-name="ce19">
            <text:p>10037</text:p>
          </table:table-cell>
          <table:table-cell office:value-type="float" office:value="17794" table:style-name="ce19">
            <text:p>17794</text:p>
          </table:table-cell>
          <table:table-cell office:value-type="float" office:value="6833" table:style-name="ce19">
            <text:p>6833</text:p>
          </table:table-cell>
          <table:table-cell office:value-type="float" office:value="3397" table:style-name="ce19">
            <text:p>3397</text:p>
          </table:table-cell>
          <table:table-cell office:value-type="float" office:value="3033" table:style-name="ce19">
            <text:p>3033</text:p>
          </table:table-cell>
          <table:table-cell office:value-type="float" office:value="12018" table:style-name="ce19">
            <text:p>12018</text:p>
          </table:table-cell>
          <table:table-cell office:value-type="float" office:value="9597" table:style-name="ce19">
            <text:p>9597</text:p>
          </table:table-cell>
          <table:table-cell office:value-type="float" office:value="7248" table:style-name="ce19">
            <text:p>7248</text:p>
          </table:table-cell>
          <table:table-cell office:value-type="float" office:value="37105" table:style-name="ce19">
            <text:p>37105</text:p>
          </table:table-cell>
          <table:table-cell office:value-type="float" office:value="7687" table:style-name="ce19">
            <text:p>7687</text:p>
          </table:table-cell>
          <table:table-cell office:value-type="float" office:value="11387" table:style-name="ce19">
            <text:p>11387</text:p>
          </table:table-cell>
          <table:table-cell office:value-type="float" office:value="7182" table:style-name="ce19">
            <text:p>7182</text:p>
          </table:table-cell>
          <table:table-cell office:value-type="float" office:value="21712" table:style-name="ce19">
            <text:p>21712</text:p>
          </table:table-cell>
          <table:table-cell office:value-type="float" office:value="22821" table:style-name="ce19">
            <text:p>22821</text:p>
          </table:table-cell>
          <table:table-cell office:value-type="float" office:value="29134" table:style-name="ce19">
            <text:p>29134</text:p>
          </table:table-cell>
          <table:table-cell office:value-type="float" office:value="35943" table:style-name="ce19">
            <text:p>35943</text:p>
          </table:table-cell>
          <table:table-cell office:value-type="float" office:value="43439" table:style-name="ce19">
            <text:p>43439</text:p>
          </table:table-cell>
          <table:table-cell office:value-type="float" office:value="26227" table:style-name="ce19">
            <text:p>26227</text:p>
          </table:table-cell>
          <table:table-cell office:value-type="float" office:value="29294" table:style-name="ce19">
            <text:p>29294</text:p>
          </table:table-cell>
          <table:table-cell office:value-type="float" office:value="67361" table:style-name="ce19">
            <text:p>67361</text:p>
          </table:table-cell>
          <table:table-cell office:value-type="float" office:value="22973" table:style-name="ce19">
            <text:p>22973</text:p>
          </table:table-cell>
          <table:table-cell office:value-type="float" office:value="32620" table:style-name="ce19">
            <text:p>32620</text:p>
          </table:table-cell>
          <table:table-cell office:value-type="float" office:value="37587" table:style-name="ce19">
            <text:p>37587</text:p>
          </table:table-cell>
          <table:table-cell office:value-type="float" office:value="21778" table:style-name="ce18">
            <text:p>21778</text:p>
          </table:table-cell>
          <table:table-cell office:value-type="float" office:value="56740" table:style-name="ce20">
            <text:p>56740</text:p>
          </table:table-cell>
          <table:table-cell office:value-type="float" office:value="20568" table:style-name="ce19">
            <text:p>20568</text:p>
          </table:table-cell>
          <table:table-cell office:value-type="float" office:value="17150" table:style-name="ce19">
            <text:p>17150</text:p>
          </table:table-cell>
          <table:table-cell office:value-type="float" office:value="14503" table:style-name="ce19">
            <text:p>14503</text:p>
          </table:table-cell>
          <table:table-cell office:value-type="float" office:value="15701" table:style-name="ce19">
            <text:p>15701</text:p>
          </table:table-cell>
          <table:table-cell office:value-type="float" office:value="12293" table:style-name="ce19">
            <text:p>12293</text:p>
          </table:table-cell>
          <table:table-cell office:value-type="float" office:value="27983" table:style-name="ce19">
            <text:p>27983</text:p>
          </table:table-cell>
          <table:table-cell office:value-type="float" office:value="17037" table:style-name="ce19">
            <text:p>17037</text:p>
          </table:table-cell>
          <table:table-cell office:value-type="float" office:value="7523" table:style-name="ce19">
            <text:p>7523</text:p>
          </table:table-cell>
          <table:table-cell office:value-type="float" office:value="8253" table:style-name="ce19">
            <text:p>8253</text:p>
          </table:table-cell>
          <table:table-cell office:value-type="float" office:value="39047" table:style-name="ce19">
            <text:p>39047</text:p>
          </table:table-cell>
          <table:table-cell office:value-type="float" office:value="23085" table:style-name="ce19">
            <text:p>23085</text:p>
          </table:table-cell>
          <table:table-cell office:value-type="float" office:value="22674" table:style-name="ce19">
            <text:p>22674</text:p>
          </table:table-cell>
          <table:table-cell office:value-type="float" office:value="24034" table:style-name="ce19">
            <text:p>24034</text:p>
          </table:table-cell>
          <table:table-cell office:value-type="float" office:value="12426" table:style-name="ce19">
            <text:p>12426</text:p>
          </table:table-cell>
          <table:table-cell office:value-type="float" office:value="11107" table:style-name="ce19">
            <text:p>11107</text:p>
          </table:table-cell>
          <table:table-cell office:value-type="float" office:value="5606" table:style-name="ce19">
            <text:p>5606</text:p>
          </table:table-cell>
          <table:table-cell office:value-type="float" office:value="4526" table:style-name="ce19">
            <text:p>4526</text:p>
          </table:table-cell>
          <table:table-cell office:value-type="float" office:value="4706" table:style-name="ce19">
            <text:p>4706</text:p>
          </table:table-cell>
          <table:table-cell office:value-type="float" office:value="10182" table:style-name="ce19">
            <text:p>10182</text:p>
          </table:table-cell>
          <table:table-cell office:value-type="float" office:value="9226" table:style-name="ce19">
            <text:p>9226</text:p>
          </table:table-cell>
          <table:table-cell office:value-type="float" office:value="13459" table:style-name="ce19">
            <text:p>13459</text:p>
          </table:table-cell>
          <table:table-cell office:value-type="float" office:value="18004" table:style-name="ce19">
            <text:p>18004</text:p>
          </table:table-cell>
          <table:table-cell office:value-type="float" office:value="28243" table:style-name="ce19">
            <text:p>28243</text:p>
          </table:table-cell>
          <table:table-cell office:value-type="float" office:value="24962" table:style-name="ce19">
            <text:p>24962</text:p>
          </table:table-cell>
          <table:table-cell office:value-type="float" office:value="13061" table:style-name="ce19">
            <text:p>13061</text:p>
          </table:table-cell>
          <table:table-cell office:value-type="float" office:value="12863" table:style-name="ce19">
            <text:p>12863</text:p>
          </table:table-cell>
          <table:table-cell office:value-type="float" office:value="12230" table:style-name="ce19">
            <text:p>12230</text:p>
          </table:table-cell>
          <table:table-cell office:value-type="float" office:value="12672" table:style-name="ce19">
            <text:p>12672</text:p>
          </table:table-cell>
          <table:table-cell office:value-type="float" office:value="11750" table:style-name="ce19">
            <text:p>11750</text:p>
          </table:table-cell>
          <table:table-cell office:value-type="float" office:value="9720" table:style-name="ce19">
            <text:p>9720</text:p>
          </table:table-cell>
          <table:table-cell office:value-type="float" office:value="9264" table:style-name="ce19">
            <text:p>9264</text:p>
          </table:table-cell>
          <table:table-cell office:value-type="float" office:value="79703" table:formula="of:=SUM([進站資料.D12];[出站資料.D12])" table:style-name="ce19">
            <text:p>79703</text:p>
          </table:table-cell>
          <table:table-cell office:value-type="float" office:value="93305" table:formula="of:=SUM([進站資料.E12];[出站資料.E12])" table:style-name="ce19">
            <text:p>93305</text:p>
          </table:table-cell>
          <table:table-cell office:value-type="float" office:value="51428" table:formula="of:=SUM([進站資料.F12];[出站資料.F12])" table:style-name="ce19">
            <text:p>51428</text:p>
          </table:table-cell>
          <table:table-cell office:value-type="float" office:value="30648" table:formula="of:=SUM([進站資料.G12];[出站資料.G12])" table:style-name="ce19">
            <text:p>30648</text:p>
          </table:table-cell>
          <table:table-cell office:value-type="float" office:value="23539" table:formula="of:=SUM([進站資料.H12];[出站資料.H12])" table:style-name="ce19">
            <text:p>23539</text:p>
          </table:table-cell>
          <table:table-cell office:value-type="float" office:value="7980" table:formula="of:=SUM([進站資料.I12];[出站資料.I12])" table:style-name="ce19">
            <text:p>7980</text:p>
          </table:table-cell>
          <table:table-cell office:value-type="float" office:value="6319" table:formula="of:=SUM([進站資料.J12];[出站資料.J12])" table:style-name="ce19">
            <text:p>6319</text:p>
          </table:table-cell>
          <table:table-cell office:value-type="float" office:value="30815" table:formula="of:=SUM([進站資料.K12];[出站資料.K12])" table:style-name="ce19">
            <text:p>30815</text:p>
          </table:table-cell>
          <table:table-cell office:value-type="float" office:value="4812" table:formula="of:=SUM([進站資料.L12];[出站資料.L12])" table:style-name="ce19">
            <text:p>4812</text:p>
          </table:table-cell>
          <table:table-cell office:value-type="float" office:value="9562" table:formula="of:=SUM([進站資料.M12];[出站資料.M12])" table:style-name="ce19">
            <text:p>9562</text:p>
          </table:table-cell>
          <table:table-cell office:value-type="float" office:value="13436" table:formula="of:=SUM([進站資料.N12];[出站資料.N12])" table:style-name="ce19">
            <text:p>13436</text:p>
          </table:table-cell>
          <table:table-cell office:value-type="float" office:value="21485" table:formula="of:=SUM([進站資料.O12];[出站資料.O12])" table:style-name="ce19">
            <text:p>21485</text:p>
          </table:table-cell>
          <table:table-cell office:value-type="float" office:value="24970" table:formula="of:=SUM([進站資料.P12];[出站資料.P12])" table:style-name="ce19">
            <text:p>24970</text:p>
          </table:table-cell>
          <table:table-cell office:value-type="float" office:value="37474" table:formula="of:=SUM([進站資料.Q12];[出站資料.Q12])" table:style-name="ce19">
            <text:p>37474</text:p>
          </table:table-cell>
          <table:table-cell office:value-type="float" office:value="32181" table:formula="of:=SUM([進站資料.R12];[出站資料.R12])" table:style-name="ce19">
            <text:p>32181</text:p>
          </table:table-cell>
          <table:table-cell office:value-type="float" office:value="11105" table:formula="of:=SUM([進站資料.S12];[出站資料.S12])" table:style-name="ce19">
            <text:p>11105</text:p>
          </table:table-cell>
          <table:table-cell office:value-type="float" office:value="16572" table:formula="of:=SUM([進站資料.T12];[出站資料.T12])" table:style-name="ce19">
            <text:p>16572</text:p>
          </table:table-cell>
          <table:table-cell office:value-type="float" office:value="6566" table:formula="of:=SUM([進站資料.U12];[出站資料.U12])" table:style-name="ce19">
            <text:p>6566</text:p>
          </table:table-cell>
          <table:table-cell office:value-type="float" office:value="17619" table:formula="of:=SUM([進站資料.V12];[出站資料.V12])" table:style-name="ce19">
            <text:p>17619</text:p>
          </table:table-cell>
          <table:table-cell office:value-type="float" office:value="16589" table:formula="of:=SUM([進站資料.W12];[出站資料.W12])" table:style-name="ce19">
            <text:p>16589</text:p>
          </table:table-cell>
          <table:table-cell office:value-type="float" office:value="9804" table:formula="of:=SUM([進站資料.X12];[出站資料.X12])" table:style-name="ce19">
            <text:p>9804</text:p>
          </table:table-cell>
          <table:table-cell office:value-type="float" office:value="60361" table:formula="of:=SUM([進站資料.Y12];[出站資料.Y12])" table:style-name="ce19">
            <text:p>60361</text:p>
          </table:table-cell>
          <table:table-cell office:value-type="float" office:value="5818" table:formula="of:=SUM([進站資料.Z12];[出站資料.Z12])" table:style-name="ce19">
            <text:p>5818</text:p>
          </table:table-cell>
          <table:table-cell office:value-type="float" office:value="24790" table:formula="of:=SUM([進站資料.AA12];[出站資料.AA12])" table:style-name="ce19">
            <text:p>24790</text:p>
          </table:table-cell>
          <table:table-cell office:value-type="float" office:value="23156" table:formula="of:=SUM([進站資料.AB12];[出站資料.AB12])" table:style-name="ce19">
            <text:p>23156</text:p>
          </table:table-cell>
          <table:table-cell office:value-type="float" office:value="33742" table:formula="of:=SUM([進站資料.AC12];[出站資料.AC12])" table:style-name="ce19">
            <text:p>33742</text:p>
          </table:table-cell>
          <table:table-cell office:value-type="float" office:value="44339" table:formula="of:=SUM([進站資料.AD12];[出站資料.AD12])" table:style-name="ce19">
            <text:p>44339</text:p>
          </table:table-cell>
          <table:table-cell office:value-type="float" office:value="33985" table:formula="of:=SUM([進站資料.AE12];[出站資料.AE12])" table:style-name="ce19">
            <text:p>33985</text:p>
          </table:table-cell>
          <table:table-cell office:value-type="float" office:value="18630" table:formula="of:=SUM([進站資料.AF12];[出站資料.AF12])" table:style-name="ce19">
            <text:p>18630</text:p>
          </table:table-cell>
          <table:table-cell office:value-type="float" office:value="54352" table:formula="of:=SUM([進站資料.AG12];[出站資料.AG12])" table:style-name="ce19">
            <text:p>54352</text:p>
          </table:table-cell>
          <table:table-cell office:value-type="float" office:value="37328" table:formula="of:=SUM([進站資料.AH12];[出站資料.AH12])" table:style-name="ce19">
            <text:p>37328</text:p>
          </table:table-cell>
          <table:table-cell office:value-type="float" office:value="66413" table:formula="of:=SUM([進站資料.AI12];[出站資料.AI12])" table:style-name="ce19">
            <text:p>66413</text:p>
          </table:table-cell>
          <table:table-cell office:value-type="float" office:value="60379" table:formula="of:=SUM([進站資料.AJ12];[出站資料.AJ12])" table:style-name="ce19">
            <text:p>60379</text:p>
          </table:table-cell>
          <table:table-cell office:value-type="float" office:value="19917" table:formula="of:=SUM([進站資料.AK12];[出站資料.AK12])" table:style-name="ce19">
            <text:p>19917</text:p>
          </table:table-cell>
          <table:table-cell office:value-type="float" office:value="72777" table:formula="of:=SUM([進站資料.AL12];[出站資料.AL12])" table:style-name="ce19">
            <text:p>72777</text:p>
          </table:table-cell>
          <table:table-cell office:value-type="float" office:value="55293" table:formula="of:=SUM([進站資料.AM12];[出站資料.AM12])" table:style-name="ce19">
            <text:p>55293</text:p>
          </table:table-cell>
          <table:table-cell office:value-type="float" office:value="51182" table:formula="of:=SUM([進站資料.AN12];[出站資料.AN12])" table:style-name="ce19">
            <text:p>51182</text:p>
          </table:table-cell>
          <table:table-cell office:value-type="float" office:value="44166" table:formula="of:=SUM([進站資料.AO12];[出站資料.AO12])" table:style-name="ce19">
            <text:p>44166</text:p>
          </table:table-cell>
          <table:table-cell office:value-type="float" office:value="51500" table:formula="of:=SUM([進站資料.AP12];[出站資料.AP12])" table:style-name="ce19">
            <text:p>51500</text:p>
          </table:table-cell>
          <table:table-cell office:value-type="float" office:value="264341" table:formula="of:=SUM([進站資料.AQ12];[出站資料.AQ12])" table:style-name="ce19">
            <text:p>264341</text:p>
          </table:table-cell>
          <table:table-cell office:value-type="float" office:value="74067" table:formula="of:=SUM([進站資料.AR12];[出站資料.AR12])" table:style-name="ce19">
            <text:p>74067</text:p>
          </table:table-cell>
          <table:table-cell office:value-type="float" office:value="47357" table:formula="of:=SUM([進站資料.AS12];[出站資料.AS12])" table:style-name="ce19">
            <text:p>47357</text:p>
          </table:table-cell>
          <table:table-cell office:value-type="float" office:value="51500" table:formula="of:=SUM([進站資料.AT12];[出站資料.AT12])" table:style-name="ce19">
            <text:p>51500</text:p>
          </table:table-cell>
          <table:table-cell office:value-type="float" office:value="54186" table:formula="of:=SUM([進站資料.AU12];[出站資料.AU12])" table:style-name="ce19">
            <text:p>54186</text:p>
          </table:table-cell>
          <table:table-cell office:value-type="float" office:value="67032" table:formula="of:=SUM([進站資料.AV12];[出站資料.AV12])" table:style-name="ce19">
            <text:p>67032</text:p>
          </table:table-cell>
          <table:table-cell office:value-type="float" office:value="58184" table:formula="of:=SUM([進站資料.AW12];[出站資料.AW12])" table:style-name="ce19">
            <text:p>58184</text:p>
          </table:table-cell>
          <table:table-cell office:value-type="float" office:value="47545" table:formula="of:=SUM([進站資料.AX12];[出站資料.AX12])" table:style-name="ce19">
            <text:p>47545</text:p>
          </table:table-cell>
          <table:table-cell office:value-type="float" office:value="26092" table:formula="of:=SUM([進站資料.AY12];[出站資料.AY12])" table:style-name="ce19">
            <text:p>26092</text:p>
          </table:table-cell>
          <table:table-cell office:value-type="float" office:value="64603" table:formula="of:=SUM([進站資料.AZ12];[出站資料.AZ12])" table:style-name="ce19">
            <text:p>64603</text:p>
          </table:table-cell>
          <table:table-cell office:value-type="float" office:value="15245" table:formula="of:=SUM([進站資料.BA12];[出站資料.BA12])" table:style-name="ce19">
            <text:p>15245</text:p>
          </table:table-cell>
          <table:table-cell office:value-type="float" office:value="18764" table:formula="of:=SUM([進站資料.BB12];[出站資料.BB12])" table:style-name="ce19">
            <text:p>18764</text:p>
          </table:table-cell>
          <table:table-cell office:value-type="float" office:value="36818" table:formula="of:=SUM([進站資料.BC12];[出站資料.BC12])" table:style-name="ce19">
            <text:p>36818</text:p>
          </table:table-cell>
          <table:table-cell office:value-type="float" office:value="13140" table:formula="of:=SUM([進站資料.BD12];[出站資料.BD12])" table:style-name="ce19">
            <text:p>13140</text:p>
          </table:table-cell>
          <table:table-cell office:value-type="float" office:value="6769" table:formula="of:=SUM([進站資料.BE12];[出站資料.BE12])" table:style-name="ce19">
            <text:p>6769</text:p>
          </table:table-cell>
          <table:table-cell office:value-type="float" office:value="6191" table:formula="of:=SUM([進站資料.BF12];[出站資料.BF12])" table:style-name="ce19">
            <text:p>6191</text:p>
          </table:table-cell>
          <table:table-cell office:value-type="float" office:value="24285" table:formula="of:=SUM([進站資料.BG12];[出站資料.BG12])" table:style-name="ce19">
            <text:p>24285</text:p>
          </table:table-cell>
          <table:table-cell office:value-type="float" office:value="19545" table:formula="of:=SUM([進站資料.BH12];[出站資料.BH12])" table:style-name="ce19">
            <text:p>19545</text:p>
          </table:table-cell>
          <table:table-cell office:value-type="float" office:value="14136" table:formula="of:=SUM([進站資料.BI12];[出站資料.BI12])" table:style-name="ce19">
            <text:p>14136</text:p>
          </table:table-cell>
          <table:table-cell office:value-type="float" office:value="73446" table:formula="of:=SUM([進站資料.BJ12];[出站資料.BJ12])" table:style-name="ce19">
            <text:p>73446</text:p>
          </table:table-cell>
          <table:table-cell office:value-type="float" office:value="14880" table:formula="of:=SUM([進站資料.BK12];[出站資料.BK12])" table:style-name="ce19">
            <text:p>14880</text:p>
          </table:table-cell>
          <table:table-cell office:value-type="float" office:value="23497" table:formula="of:=SUM([進站資料.BL12];[出站資料.BL12])" table:style-name="ce19">
            <text:p>23497</text:p>
          </table:table-cell>
          <table:table-cell office:value-type="float" office:value="14146" table:formula="of:=SUM([進站資料.BM12];[出站資料.BM12])" table:style-name="ce19">
            <text:p>14146</text:p>
          </table:table-cell>
          <table:table-cell office:value-type="float" office:value="43779" table:formula="of:=SUM([進站資料.BN12];[出站資料.BN12])" table:style-name="ce19">
            <text:p>43779</text:p>
          </table:table-cell>
          <table:table-cell office:value-type="float" office:value="43519" table:formula="of:=SUM([進站資料.BO12];[出站資料.BO12])" table:style-name="ce19">
            <text:p>43519</text:p>
          </table:table-cell>
          <table:table-cell office:value-type="float" office:value="56900" table:formula="of:=SUM([進站資料.BP12];[出站資料.BP12])" table:style-name="ce19">
            <text:p>56900</text:p>
          </table:table-cell>
          <table:table-cell office:value-type="float" office:value="75157" table:formula="of:=SUM([進站資料.BQ12];[出站資料.BQ12])" table:style-name="ce19">
            <text:p>75157</text:p>
          </table:table-cell>
          <table:table-cell office:value-type="float" office:value="83930" table:formula="of:=SUM([進站資料.BR12];[出站資料.BR12])" table:style-name="ce19">
            <text:p>83930</text:p>
          </table:table-cell>
          <table:table-cell office:value-type="float" office:value="52965" table:formula="of:=SUM([進站資料.BS12];[出站資料.BS12])" table:style-name="ce19">
            <text:p>52965</text:p>
          </table:table-cell>
          <table:table-cell office:value-type="float" office:value="57006" table:formula="of:=SUM([進站資料.BT12];[出站資料.BT12])" table:style-name="ce19">
            <text:p>57006</text:p>
          </table:table-cell>
          <table:table-cell office:value-type="float" office:value="134492" table:formula="of:=SUM([進站資料.BU12];[出站資料.BU12])" table:style-name="ce19">
            <text:p>134492</text:p>
          </table:table-cell>
          <table:table-cell office:value-type="float" office:value="47034" table:formula="of:=SUM([進站資料.BV12];[出站資料.BV12])" table:style-name="ce19">
            <text:p>47034</text:p>
          </table:table-cell>
          <table:table-cell office:value-type="float" office:value="64472" table:formula="of:=SUM([進站資料.BW12];[出站資料.BW12])" table:style-name="ce19">
            <text:p>64472</text:p>
          </table:table-cell>
          <table:table-cell office:value-type="float" office:value="77351" table:formula="of:=SUM([進站資料.BX12];[出站資料.BX12])" table:style-name="ce19">
            <text:p>77351</text:p>
          </table:table-cell>
          <table:table-cell office:value-type="float" office:value="44833" table:formula="of:=SUM([進站資料.BY12];[出站資料.BY12])" table:style-name="ce19">
            <text:p>44833</text:p>
          </table:table-cell>
          <table:table-cell office:value-type="float" office:value="115416" table:formula="of:=SUM([進站資料.BZ12];[出站資料.BZ12])" table:style-name="ce19">
            <text:p>115416</text:p>
          </table:table-cell>
          <table:table-cell office:value-type="float" office:value="41297" table:formula="of:=SUM([進站資料.CA12];[出站資料.CA12])" table:style-name="ce19">
            <text:p>41297</text:p>
          </table:table-cell>
          <table:table-cell office:value-type="float" office:value="34152" table:formula="of:=SUM([進站資料.CB12];[出站資料.CB12])" table:style-name="ce19">
            <text:p>34152</text:p>
          </table:table-cell>
          <table:table-cell office:value-type="float" office:value="29918" table:formula="of:=SUM([進站資料.CC12];[出站資料.CC12])" table:style-name="ce19">
            <text:p>29918</text:p>
          </table:table-cell>
          <table:table-cell office:value-type="float" office:value="31129" table:formula="of:=SUM([進站資料.CD12];[出站資料.CD12])" table:style-name="ce19">
            <text:p>31129</text:p>
          </table:table-cell>
          <table:table-cell office:value-type="float" office:value="23267" table:formula="of:=SUM([進站資料.CE12];[出站資料.CE12])" table:style-name="ce19">
            <text:p>23267</text:p>
          </table:table-cell>
          <table:table-cell office:value-type="float" office:value="55584" table:formula="of:=SUM([進站資料.CF12];[出站資料.CF12])" table:style-name="ce19">
            <text:p>55584</text:p>
          </table:table-cell>
          <table:table-cell office:value-type="float" office:value="34934" table:formula="of:=SUM([進站資料.CG12];[出站資料.CG12])" table:style-name="ce19">
            <text:p>34934</text:p>
          </table:table-cell>
          <table:table-cell office:value-type="float" office:value="14586" table:formula="of:=SUM([進站資料.CH12];[出站資料.CH12])" table:style-name="ce19">
            <text:p>14586</text:p>
          </table:table-cell>
          <table:table-cell office:value-type="float" office:value="16653" table:formula="of:=SUM([進站資料.CI12];[出站資料.CI12])" table:style-name="ce19">
            <text:p>16653</text:p>
          </table:table-cell>
          <table:table-cell office:value-type="float" office:value="79677" table:formula="of:=SUM([進站資料.CJ12];[出站資料.CJ12])" table:style-name="ce19">
            <text:p>79677</text:p>
          </table:table-cell>
          <table:table-cell office:value-type="float" office:value="47204" table:formula="of:=SUM([進站資料.CK12];[出站資料.CK12])" table:style-name="ce19">
            <text:p>47204</text:p>
          </table:table-cell>
          <table:table-cell office:value-type="float" office:value="46699" table:formula="of:=SUM([進站資料.CL12];[出站資料.CL12])" table:style-name="ce19">
            <text:p>46699</text:p>
          </table:table-cell>
          <table:table-cell office:value-type="float" office:value="46977" table:formula="of:=SUM([進站資料.CM12];[出站資料.CM12])" table:style-name="ce19">
            <text:p>46977</text:p>
          </table:table-cell>
          <table:table-cell office:value-type="float" office:value="25806" table:formula="of:=SUM([進站資料.CN12];[出站資料.CN12])" table:style-name="ce19">
            <text:p>25806</text:p>
          </table:table-cell>
          <table:table-cell office:value-type="float" office:value="23041" table:formula="of:=SUM([進站資料.CO12];[出站資料.CO12])" table:style-name="ce19">
            <text:p>23041</text:p>
          </table:table-cell>
          <table:table-cell office:value-type="float" office:value="10510" table:formula="of:=SUM([進站資料.CP12];[出站資料.CP12])" table:style-name="ce19">
            <text:p>10510</text:p>
          </table:table-cell>
          <table:table-cell office:value-type="float" office:value="8836" table:formula="of:=SUM([進站資料.CQ12];[出站資料.CQ12])" table:style-name="ce19">
            <text:p>8836</text:p>
          </table:table-cell>
          <table:table-cell office:value-type="float" office:value="9338" table:formula="of:=SUM([進站資料.CR12];[出站資料.CR12])" table:style-name="ce19">
            <text:p>9338</text:p>
          </table:table-cell>
          <table:table-cell office:value-type="float" office:value="20027" table:formula="of:=SUM([進站資料.CS12];[出站資料.CS12])" table:style-name="ce19">
            <text:p>20027</text:p>
          </table:table-cell>
          <table:table-cell office:value-type="float" office:value="18821" table:formula="of:=SUM([進站資料.CT12];[出站資料.CT12])" table:style-name="ce19">
            <text:p>18821</text:p>
          </table:table-cell>
          <table:table-cell office:value-type="float" office:value="25557" table:formula="of:=SUM([進站資料.CU12];[出站資料.CU12])" table:style-name="ce19">
            <text:p>25557</text:p>
          </table:table-cell>
          <table:table-cell office:value-type="float" office:value="36008" table:formula="of:=SUM([進站資料.CV12];[出站資料.CV12])" table:style-name="ce19">
            <text:p>36008</text:p>
          </table:table-cell>
          <table:table-cell office:value-type="float" office:value="57679" table:formula="of:=SUM([進站資料.CW12];[出站資料.CW12])" table:style-name="ce19">
            <text:p>57679</text:p>
          </table:table-cell>
          <table:table-cell office:value-type="float" office:value="50428" table:formula="of:=SUM([進站資料.CX12];[出站資料.CX12])" table:style-name="ce19">
            <text:p>50428</text:p>
          </table:table-cell>
          <table:table-cell office:value-type="float" office:value="24965" table:formula="of:=SUM([進站資料.CY12];[出站資料.CY12])" table:style-name="ce19">
            <text:p>24965</text:p>
          </table:table-cell>
          <table:table-cell office:value-type="float" office:value="25930" table:formula="of:=SUM([進站資料.CZ12];[出站資料.CZ12])" table:style-name="ce19">
            <text:p>25930</text:p>
          </table:table-cell>
          <table:table-cell office:value-type="float" office:value="24897" table:formula="of:=SUM([進站資料.DA12];[出站資料.DA12])" table:style-name="ce19">
            <text:p>24897</text:p>
          </table:table-cell>
          <table:table-cell office:value-type="float" office:value="24692" table:formula="of:=SUM([進站資料.DB12];[出站資料.DB12])" table:style-name="ce19">
            <text:p>24692</text:p>
          </table:table-cell>
          <table:table-cell office:value-type="float" office:value="23601" table:formula="of:=SUM([進站資料.DC12];[出站資料.DC12])" table:style-name="ce19">
            <text:p>23601</text:p>
          </table:table-cell>
          <table:table-cell office:value-type="float" office:value="18648" table:formula="of:=SUM([進站資料.DD12];[出站資料.DD12])" table:style-name="ce19">
            <text:p>18648</text:p>
          </table:table-cell>
          <table:table-cell office:value-type="float" office:value="17832" table:formula="of:=SUM([進站資料.DE12];[出站資料.DE12])" table:style-name="ce19">
            <text:p>17832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2" table:style-name="ce19">
            <text:p>12</text:p>
          </table:table-cell>
          <table:table-cell office:value-type="float" office:value="11121" table:formula="of:=SUM([進站資料.B13];[出站資料.B13])" table:style-name="ce19">
            <text:p>11121</text:p>
          </table:table-cell>
          <table:table-cell office:value-type="float" office:value="32972" table:formula="of:=SUM([進站資料.C13];[出站資料.C13])" table:style-name="ce19">
            <text:p>32972</text:p>
          </table:table-cell>
          <table:table-cell office:value-type="float" office:value="48734" table:style-name="ce19">
            <text:p>48734</text:p>
          </table:table-cell>
          <table:table-cell office:value-type="float" office:value="26275" table:style-name="ce19">
            <text:p>26275</text:p>
          </table:table-cell>
          <table:table-cell office:value-type="float" office:value="15898" table:style-name="ce19">
            <text:p>15898</text:p>
          </table:table-cell>
          <table:table-cell office:value-type="float" office:value="12283" table:style-name="ce19">
            <text:p>12283</text:p>
          </table:table-cell>
          <table:table-cell office:value-type="float" office:value="4252" table:style-name="ce19">
            <text:p>4252</text:p>
          </table:table-cell>
          <table:table-cell office:value-type="float" office:value="3150" table:style-name="ce19">
            <text:p>3150</text:p>
          </table:table-cell>
          <table:table-cell office:value-type="float" office:value="15438" table:style-name="ce19">
            <text:p>15438</text:p>
          </table:table-cell>
          <table:table-cell office:value-type="float" office:value="2517" table:style-name="ce19">
            <text:p>2517</text:p>
          </table:table-cell>
          <table:table-cell office:value-type="float" office:value="4644" table:style-name="ce19">
            <text:p>4644</text:p>
          </table:table-cell>
          <table:table-cell office:value-type="float" office:value="6936" table:style-name="ce19">
            <text:p>6936</text:p>
          </table:table-cell>
          <table:table-cell office:value-type="float" office:value="11084" table:style-name="ce19">
            <text:p>11084</text:p>
          </table:table-cell>
          <table:table-cell office:value-type="float" office:value="11549" table:style-name="ce19">
            <text:p>11549</text:p>
          </table:table-cell>
          <table:table-cell office:value-type="float" office:value="18244" table:style-name="ce19">
            <text:p>18244</text:p>
          </table:table-cell>
          <table:table-cell office:value-type="float" office:value="15947" table:style-name="ce19">
            <text:p>15947</text:p>
          </table:table-cell>
          <table:table-cell office:value-type="float" office:value="5853" table:style-name="ce19">
            <text:p>5853</text:p>
          </table:table-cell>
          <table:table-cell office:value-type="float" office:value="8148" table:style-name="ce19">
            <text:p>8148</text:p>
          </table:table-cell>
          <table:table-cell office:value-type="float" office:value="3317" table:style-name="ce19">
            <text:p>3317</text:p>
          </table:table-cell>
          <table:table-cell office:value-type="float" office:value="8765" table:style-name="ce19">
            <text:p>8765</text:p>
          </table:table-cell>
          <table:table-cell office:value-type="float" office:value="8428" table:style-name="ce19">
            <text:p>8428</text:p>
          </table:table-cell>
          <table:table-cell office:value-type="float" office:value="5207" table:style-name="ce19">
            <text:p>5207</text:p>
          </table:table-cell>
          <table:table-cell office:value-type="float" office:value="31117" table:style-name="ce19">
            <text:p>31117</text:p>
          </table:table-cell>
          <table:table-cell office:value-type="float" office:value="2289" table:style-name="ce19">
            <text:p>2289</text:p>
          </table:table-cell>
          <table:table-cell office:value-type="float" office:value="13012" table:style-name="ce19">
            <text:p>13012</text:p>
          </table:table-cell>
          <table:table-cell office:value-type="float" office:value="11127" table:style-name="ce19">
            <text:p>11127</text:p>
          </table:table-cell>
          <table:table-cell office:value-type="float" office:value="17235" table:style-name="ce19">
            <text:p>17235</text:p>
          </table:table-cell>
          <table:table-cell office:value-type="float" office:value="22464" table:style-name="ce19">
            <text:p>22464</text:p>
          </table:table-cell>
          <table:table-cell office:value-type="float" office:value="17362" table:style-name="ce19">
            <text:p>17362</text:p>
          </table:table-cell>
          <table:table-cell office:value-type="float" office:value="9733" table:style-name="ce19">
            <text:p>9733</text:p>
          </table:table-cell>
          <table:table-cell office:value-type="float" office:value="29701" table:style-name="ce19">
            <text:p>29701</text:p>
          </table:table-cell>
          <table:table-cell office:value-type="float" office:value="19418" table:style-name="ce19">
            <text:p>19418</text:p>
          </table:table-cell>
          <table:table-cell office:value-type="float" office:value="33298" table:style-name="ce19">
            <text:p>33298</text:p>
          </table:table-cell>
          <table:table-cell office:value-type="float" office:value="30189" table:style-name="ce19">
            <text:p>30189</text:p>
          </table:table-cell>
          <table:table-cell office:value-type="float" office:value="10004" table:style-name="ce19">
            <text:p>10004</text:p>
          </table:table-cell>
          <table:table-cell office:value-type="float" office:value="36365" table:style-name="ce19">
            <text:p>36365</text:p>
          </table:table-cell>
          <table:table-cell office:value-type="float" office:value="27603" table:style-name="ce19">
            <text:p>27603</text:p>
          </table:table-cell>
          <table:table-cell office:value-type="float" office:value="26019" table:style-name="ce19">
            <text:p>26019</text:p>
          </table:table-cell>
          <table:table-cell office:value-type="float" office:value="22228" table:style-name="ce19">
            <text:p>22228</text:p>
          </table:table-cell>
          <table:table-cell office:value-type="float" office:value="24334" table:style-name="ce19">
            <text:p>24334</text:p>
          </table:table-cell>
          <table:table-cell office:value-type="float" office:value="135166" table:style-name="ce19">
            <text:p>135166</text:p>
          </table:table-cell>
          <table:table-cell office:value-type="float" office:value="37321" table:style-name="ce19">
            <text:p>37321</text:p>
          </table:table-cell>
          <table:table-cell office:value-type="float" office:value="22233" table:style-name="ce19">
            <text:p>22233</text:p>
          </table:table-cell>
          <table:table-cell office:value-type="float" office:value="26419" table:style-name="ce19">
            <text:p>26419</text:p>
          </table:table-cell>
          <table:table-cell office:value-type="float" office:value="26937" table:style-name="ce19">
            <text:p>26937</text:p>
          </table:table-cell>
          <table:table-cell office:value-type="float" office:value="34615" table:style-name="ce19">
            <text:p>34615</text:p>
          </table:table-cell>
          <table:table-cell office:value-type="float" office:value="28822" table:style-name="ce19">
            <text:p>28822</text:p>
          </table:table-cell>
          <table:table-cell office:value-type="float" office:value="23902" table:style-name="ce19">
            <text:p>23902</text:p>
          </table:table-cell>
          <table:table-cell office:value-type="float" office:value="13252" table:style-name="ce19">
            <text:p>13252</text:p>
          </table:table-cell>
          <table:table-cell office:value-type="float" office:value="32129" table:style-name="ce19">
            <text:p>32129</text:p>
          </table:table-cell>
          <table:table-cell office:value-type="float" office:value="8040" table:style-name="ce19">
            <text:p>8040</text:p>
          </table:table-cell>
          <table:table-cell office:value-type="float" office:value="10033" table:style-name="ce19">
            <text:p>10033</text:p>
          </table:table-cell>
          <table:table-cell office:value-type="float" office:value="17999" table:style-name="ce19">
            <text:p>17999</text:p>
          </table:table-cell>
          <table:table-cell office:value-type="float" office:value="6718" table:style-name="ce19">
            <text:p>6718</text:p>
          </table:table-cell>
          <table:table-cell office:value-type="float" office:value="3498" table:style-name="ce19">
            <text:p>3498</text:p>
          </table:table-cell>
          <table:table-cell office:value-type="float" office:value="3002" table:style-name="ce19">
            <text:p>3002</text:p>
          </table:table-cell>
          <table:table-cell office:value-type="float" office:value="11856" table:style-name="ce19">
            <text:p>11856</text:p>
          </table:table-cell>
          <table:table-cell office:value-type="float" office:value="9765" table:style-name="ce19">
            <text:p>9765</text:p>
          </table:table-cell>
          <table:table-cell office:value-type="float" office:value="7146" table:style-name="ce19">
            <text:p>7146</text:p>
          </table:table-cell>
          <table:table-cell office:value-type="float" office:value="37663" table:style-name="ce19">
            <text:p>37663</text:p>
          </table:table-cell>
          <table:table-cell office:value-type="float" office:value="7616" table:style-name="ce19">
            <text:p>7616</text:p>
          </table:table-cell>
          <table:table-cell office:value-type="float" office:value="11612" table:style-name="ce19">
            <text:p>11612</text:p>
          </table:table-cell>
          <table:table-cell office:value-type="float" office:value="7073" table:style-name="ce19">
            <text:p>7073</text:p>
          </table:table-cell>
          <table:table-cell office:value-type="float" office:value="21527" table:style-name="ce19">
            <text:p>21527</text:p>
          </table:table-cell>
          <table:table-cell office:value-type="float" office:value="22864" table:style-name="ce19">
            <text:p>22864</text:p>
          </table:table-cell>
          <table:table-cell office:value-type="float" office:value="29751" table:style-name="ce19">
            <text:p>29751</text:p>
          </table:table-cell>
          <table:table-cell office:value-type="float" office:value="35898" table:style-name="ce19">
            <text:p>35898</text:p>
          </table:table-cell>
          <table:table-cell office:value-type="float" office:value="43724" table:style-name="ce19">
            <text:p>43724</text:p>
          </table:table-cell>
          <table:table-cell office:value-type="float" office:value="26179" table:style-name="ce19">
            <text:p>26179</text:p>
          </table:table-cell>
          <table:table-cell office:value-type="float" office:value="31010" table:style-name="ce19">
            <text:p>31010</text:p>
          </table:table-cell>
          <table:table-cell office:value-type="float" office:value="67225" table:style-name="ce19">
            <text:p>67225</text:p>
          </table:table-cell>
          <table:table-cell office:value-type="float" office:value="22706" table:style-name="ce19">
            <text:p>22706</text:p>
          </table:table-cell>
          <table:table-cell office:value-type="float" office:value="33091" table:style-name="ce19">
            <text:p>33091</text:p>
          </table:table-cell>
          <table:table-cell office:value-type="float" office:value="38277" table:style-name="ce19">
            <text:p>38277</text:p>
          </table:table-cell>
          <table:table-cell office:value-type="float" office:value="21737" table:style-name="ce18">
            <text:p>21737</text:p>
          </table:table-cell>
          <table:table-cell office:value-type="float" office:value="59639" table:style-name="ce20">
            <text:p>59639</text:p>
          </table:table-cell>
          <table:table-cell office:value-type="float" office:value="20710" table:style-name="ce19">
            <text:p>20710</text:p>
          </table:table-cell>
          <table:table-cell office:value-type="float" office:value="17777" table:style-name="ce19">
            <text:p>17777</text:p>
          </table:table-cell>
          <table:table-cell office:value-type="float" office:value="14806" table:style-name="ce19">
            <text:p>14806</text:p>
          </table:table-cell>
          <table:table-cell office:value-type="float" office:value="16311" table:style-name="ce19">
            <text:p>16311</text:p>
          </table:table-cell>
          <table:table-cell office:value-type="float" office:value="12011" table:style-name="ce19">
            <text:p>12011</text:p>
          </table:table-cell>
          <table:table-cell office:value-type="float" office:value="29609" table:style-name="ce19">
            <text:p>29609</text:p>
          </table:table-cell>
          <table:table-cell office:value-type="float" office:value="17201" table:style-name="ce19">
            <text:p>17201</text:p>
          </table:table-cell>
          <table:table-cell office:value-type="float" office:value="7673" table:style-name="ce19">
            <text:p>7673</text:p>
          </table:table-cell>
          <table:table-cell office:value-type="float" office:value="8320" table:style-name="ce19">
            <text:p>8320</text:p>
          </table:table-cell>
          <table:table-cell office:value-type="float" office:value="39101" table:style-name="ce19">
            <text:p>39101</text:p>
          </table:table-cell>
          <table:table-cell office:value-type="float" office:value="23700" table:style-name="ce19">
            <text:p>23700</text:p>
          </table:table-cell>
          <table:table-cell office:value-type="float" office:value="22977" table:style-name="ce19">
            <text:p>22977</text:p>
          </table:table-cell>
          <table:table-cell office:value-type="float" office:value="24096" table:style-name="ce19">
            <text:p>24096</text:p>
          </table:table-cell>
          <table:table-cell office:value-type="float" office:value="13382" table:style-name="ce19">
            <text:p>13382</text:p>
          </table:table-cell>
          <table:table-cell office:value-type="float" office:value="11011" table:style-name="ce19">
            <text:p>11011</text:p>
          </table:table-cell>
          <table:table-cell office:value-type="float" office:value="5557" table:style-name="ce19">
            <text:p>5557</text:p>
          </table:table-cell>
          <table:table-cell office:value-type="float" office:value="4627" table:style-name="ce19">
            <text:p>4627</text:p>
          </table:table-cell>
          <table:table-cell office:value-type="float" office:value="4719" table:style-name="ce19">
            <text:p>4719</text:p>
          </table:table-cell>
          <table:table-cell office:value-type="float" office:value="10178" table:style-name="ce19">
            <text:p>10178</text:p>
          </table:table-cell>
          <table:table-cell office:value-type="float" office:value="9318" table:style-name="ce19">
            <text:p>9318</text:p>
          </table:table-cell>
          <table:table-cell office:value-type="float" office:value="13175" table:style-name="ce19">
            <text:p>13175</text:p>
          </table:table-cell>
          <table:table-cell office:value-type="float" office:value="18170" table:style-name="ce19">
            <text:p>18170</text:p>
          </table:table-cell>
          <table:table-cell office:value-type="float" office:value="29378" table:style-name="ce19">
            <text:p>29378</text:p>
          </table:table-cell>
          <table:table-cell office:value-type="float" office:value="24876" table:style-name="ce19">
            <text:p>24876</text:p>
          </table:table-cell>
          <table:table-cell office:value-type="float" office:value="13027" table:style-name="ce19">
            <text:p>13027</text:p>
          </table:table-cell>
          <table:table-cell office:value-type="float" office:value="12737" table:style-name="ce19">
            <text:p>12737</text:p>
          </table:table-cell>
          <table:table-cell office:value-type="float" office:value="12066" table:style-name="ce19">
            <text:p>12066</text:p>
          </table:table-cell>
          <table:table-cell office:value-type="float" office:value="12532" table:style-name="ce19">
            <text:p>12532</text:p>
          </table:table-cell>
          <table:table-cell office:value-type="float" office:value="11756" table:style-name="ce19">
            <text:p>11756</text:p>
          </table:table-cell>
          <table:table-cell office:value-type="float" office:value="9716" table:style-name="ce19">
            <text:p>9716</text:p>
          </table:table-cell>
          <table:table-cell office:value-type="float" office:value="9331" table:style-name="ce19">
            <text:p>9331</text:p>
          </table:table-cell>
          <table:table-cell office:value-type="float" office:value="81411" table:formula="of:=SUM([進站資料.D13];[出站資料.D13])" table:style-name="ce19">
            <text:p>81411</text:p>
          </table:table-cell>
          <table:table-cell office:value-type="float" office:value="98284" table:formula="of:=SUM([進站資料.E13];[出站資料.E13])" table:style-name="ce19">
            <text:p>98284</text:p>
          </table:table-cell>
          <table:table-cell office:value-type="float" office:value="52715" table:formula="of:=SUM([進站資料.F13];[出站資料.F13])" table:style-name="ce19">
            <text:p>52715</text:p>
          </table:table-cell>
          <table:table-cell office:value-type="float" office:value="31378" table:formula="of:=SUM([進站資料.G13];[出站資料.G13])" table:style-name="ce19">
            <text:p>31378</text:p>
          </table:table-cell>
          <table:table-cell office:value-type="float" office:value="24100" table:formula="of:=SUM([進站資料.H13];[出站資料.H13])" table:style-name="ce19">
            <text:p>24100</text:p>
          </table:table-cell>
          <table:table-cell office:value-type="float" office:value="8054" table:formula="of:=SUM([進站資料.I13];[出站資料.I13])" table:style-name="ce19">
            <text:p>8054</text:p>
          </table:table-cell>
          <table:table-cell office:value-type="float" office:value="6174" table:formula="of:=SUM([進站資料.J13];[出站資料.J13])" table:style-name="ce19">
            <text:p>6174</text:p>
          </table:table-cell>
          <table:table-cell office:value-type="float" office:value="31512" table:formula="of:=SUM([進站資料.K13];[出站資料.K13])" table:style-name="ce19">
            <text:p>31512</text:p>
          </table:table-cell>
          <table:table-cell office:value-type="float" office:value="4589" table:formula="of:=SUM([進站資料.L13];[出站資料.L13])" table:style-name="ce19">
            <text:p>4589</text:p>
          </table:table-cell>
          <table:table-cell office:value-type="float" office:value="9314" table:formula="of:=SUM([進站資料.M13];[出站資料.M13])" table:style-name="ce19">
            <text:p>9314</text:p>
          </table:table-cell>
          <table:table-cell office:value-type="float" office:value="13933" table:formula="of:=SUM([進站資料.N13];[出站資料.N13])" table:style-name="ce19">
            <text:p>13933</text:p>
          </table:table-cell>
          <table:table-cell office:value-type="float" office:value="22237" table:formula="of:=SUM([進站資料.O13];[出站資料.O13])" table:style-name="ce19">
            <text:p>22237</text:p>
          </table:table-cell>
          <table:table-cell office:value-type="float" office:value="22953" table:formula="of:=SUM([進站資料.P13];[出站資料.P13])" table:style-name="ce19">
            <text:p>22953</text:p>
          </table:table-cell>
          <table:table-cell office:value-type="float" office:value="37365" table:formula="of:=SUM([進站資料.Q13];[出站資料.Q13])" table:style-name="ce19">
            <text:p>37365</text:p>
          </table:table-cell>
          <table:table-cell office:value-type="float" office:value="32233" table:formula="of:=SUM([進站資料.R13];[出站資料.R13])" table:style-name="ce19">
            <text:p>32233</text:p>
          </table:table-cell>
          <table:table-cell office:value-type="float" office:value="11442" table:formula="of:=SUM([進站資料.S13];[出站資料.S13])" table:style-name="ce19">
            <text:p>11442</text:p>
          </table:table-cell>
          <table:table-cell office:value-type="float" office:value="16103" table:formula="of:=SUM([進站資料.T13];[出站資料.T13])" table:style-name="ce19">
            <text:p>16103</text:p>
          </table:table-cell>
          <table:table-cell office:value-type="float" office:value="6446" table:formula="of:=SUM([進站資料.U13];[出站資料.U13])" table:style-name="ce19">
            <text:p>6446</text:p>
          </table:table-cell>
          <table:table-cell office:value-type="float" office:value="17597" table:formula="of:=SUM([進站資料.V13];[出站資料.V13])" table:style-name="ce19">
            <text:p>17597</text:p>
          </table:table-cell>
          <table:table-cell office:value-type="float" office:value="17057" table:formula="of:=SUM([進站資料.W13];[出站資料.W13])" table:style-name="ce19">
            <text:p>17057</text:p>
          </table:table-cell>
          <table:table-cell office:value-type="float" office:value="10134" table:formula="of:=SUM([進站資料.X13];[出站資料.X13])" table:style-name="ce19">
            <text:p>10134</text:p>
          </table:table-cell>
          <table:table-cell office:value-type="float" office:value="60264" table:formula="of:=SUM([進站資料.Y13];[出站資料.Y13])" table:style-name="ce19">
            <text:p>60264</text:p>
          </table:table-cell>
          <table:table-cell office:value-type="float" office:value="4727" table:formula="of:=SUM([進站資料.Z13];[出站資料.Z13])" table:style-name="ce19">
            <text:p>4727</text:p>
          </table:table-cell>
          <table:table-cell office:value-type="float" office:value="24443" table:formula="of:=SUM([進站資料.AA13];[出站資料.AA13])" table:style-name="ce19">
            <text:p>24443</text:p>
          </table:table-cell>
          <table:table-cell office:value-type="float" office:value="22874" table:formula="of:=SUM([進站資料.AB13];[出站資料.AB13])" table:style-name="ce19">
            <text:p>22874</text:p>
          </table:table-cell>
          <table:table-cell office:value-type="float" office:value="33933" table:formula="of:=SUM([進站資料.AC13];[出站資料.AC13])" table:style-name="ce19">
            <text:p>33933</text:p>
          </table:table-cell>
          <table:table-cell office:value-type="float" office:value="44237" table:formula="of:=SUM([進站資料.AD13];[出站資料.AD13])" table:style-name="ce19">
            <text:p>44237</text:p>
          </table:table-cell>
          <table:table-cell office:value-type="float" office:value="34638" table:formula="of:=SUM([進站資料.AE13];[出站資料.AE13])" table:style-name="ce19">
            <text:p>34638</text:p>
          </table:table-cell>
          <table:table-cell office:value-type="float" office:value="18944" table:formula="of:=SUM([進站資料.AF13];[出站資料.AF13])" table:style-name="ce19">
            <text:p>18944</text:p>
          </table:table-cell>
          <table:table-cell office:value-type="float" office:value="57870" table:formula="of:=SUM([進站資料.AG13];[出站資料.AG13])" table:style-name="ce19">
            <text:p>57870</text:p>
          </table:table-cell>
          <table:table-cell office:value-type="float" office:value="38633" table:formula="of:=SUM([進站資料.AH13];[出站資料.AH13])" table:style-name="ce19">
            <text:p>38633</text:p>
          </table:table-cell>
          <table:table-cell office:value-type="float" office:value="66651" table:formula="of:=SUM([進站資料.AI13];[出站資料.AI13])" table:style-name="ce19">
            <text:p>66651</text:p>
          </table:table-cell>
          <table:table-cell office:value-type="float" office:value="59760" table:formula="of:=SUM([進站資料.AJ13];[出站資料.AJ13])" table:style-name="ce19">
            <text:p>59760</text:p>
          </table:table-cell>
          <table:table-cell office:value-type="float" office:value="20216" table:formula="of:=SUM([進站資料.AK13];[出站資料.AK13])" table:style-name="ce19">
            <text:p>20216</text:p>
          </table:table-cell>
          <table:table-cell office:value-type="float" office:value="73785" table:formula="of:=SUM([進站資料.AL13];[出站資料.AL13])" table:style-name="ce19">
            <text:p>73785</text:p>
          </table:table-cell>
          <table:table-cell office:value-type="float" office:value="55299" table:formula="of:=SUM([進站資料.AM13];[出站資料.AM13])" table:style-name="ce19">
            <text:p>55299</text:p>
          </table:table-cell>
          <table:table-cell office:value-type="float" office:value="51433" table:formula="of:=SUM([進站資料.AN13];[出站資料.AN13])" table:style-name="ce19">
            <text:p>51433</text:p>
          </table:table-cell>
          <table:table-cell office:value-type="float" office:value="43643" table:formula="of:=SUM([進站資料.AO13];[出站資料.AO13])" table:style-name="ce19">
            <text:p>43643</text:p>
          </table:table-cell>
          <table:table-cell office:value-type="float" office:value="50284" table:formula="of:=SUM([進站資料.AP13];[出站資料.AP13])" table:style-name="ce19">
            <text:p>50284</text:p>
          </table:table-cell>
          <table:table-cell office:value-type="float" office:value="270609" table:formula="of:=SUM([進站資料.AQ13];[出站資料.AQ13])" table:style-name="ce19">
            <text:p>270609</text:p>
          </table:table-cell>
          <table:table-cell office:value-type="float" office:value="75127" table:formula="of:=SUM([進站資料.AR13];[出站資料.AR13])" table:style-name="ce19">
            <text:p>75127</text:p>
          </table:table-cell>
          <table:table-cell office:value-type="float" office:value="46461" table:formula="of:=SUM([進站資料.AS13];[出站資料.AS13])" table:style-name="ce19">
            <text:p>46461</text:p>
          </table:table-cell>
          <table:table-cell office:value-type="float" office:value="51419" table:formula="of:=SUM([進站資料.AT13];[出站資料.AT13])" table:style-name="ce19">
            <text:p>51419</text:p>
          </table:table-cell>
          <table:table-cell office:value-type="float" office:value="54424" table:formula="of:=SUM([進站資料.AU13];[出站資料.AU13])" table:style-name="ce19">
            <text:p>54424</text:p>
          </table:table-cell>
          <table:table-cell office:value-type="float" office:value="67580" table:formula="of:=SUM([進站資料.AV13];[出站資料.AV13])" table:style-name="ce19">
            <text:p>67580</text:p>
          </table:table-cell>
          <table:table-cell office:value-type="float" office:value="57850" table:formula="of:=SUM([進站資料.AW13];[出站資料.AW13])" table:style-name="ce19">
            <text:p>57850</text:p>
          </table:table-cell>
          <table:table-cell office:value-type="float" office:value="47805" table:formula="of:=SUM([進站資料.AX13];[出站資料.AX13])" table:style-name="ce19">
            <text:p>47805</text:p>
          </table:table-cell>
          <table:table-cell office:value-type="float" office:value="25870" table:formula="of:=SUM([進站資料.AY13];[出站資料.AY13])" table:style-name="ce19">
            <text:p>25870</text:p>
          </table:table-cell>
          <table:table-cell office:value-type="float" office:value="64995" table:formula="of:=SUM([進站資料.AZ13];[出站資料.AZ13])" table:style-name="ce19">
            <text:p>64995</text:p>
          </table:table-cell>
          <table:table-cell office:value-type="float" office:value="15512" table:formula="of:=SUM([進站資料.BA13];[出站資料.BA13])" table:style-name="ce19">
            <text:p>15512</text:p>
          </table:table-cell>
          <table:table-cell office:value-type="float" office:value="18698" table:formula="of:=SUM([進站資料.BB13];[出站資料.BB13])" table:style-name="ce19">
            <text:p>18698</text:p>
          </table:table-cell>
          <table:table-cell office:value-type="float" office:value="37617" table:formula="of:=SUM([進站資料.BC13];[出站資料.BC13])" table:style-name="ce19">
            <text:p>37617</text:p>
          </table:table-cell>
          <table:table-cell office:value-type="float" office:value="12866" table:formula="of:=SUM([進站資料.BD13];[出站資料.BD13])" table:style-name="ce19">
            <text:p>12866</text:p>
          </table:table-cell>
          <table:table-cell office:value-type="float" office:value="6997" table:formula="of:=SUM([進站資料.BE13];[出站資料.BE13])" table:style-name="ce19">
            <text:p>6997</text:p>
          </table:table-cell>
          <table:table-cell office:value-type="float" office:value="6182" table:formula="of:=SUM([進站資料.BF13];[出站資料.BF13])" table:style-name="ce19">
            <text:p>6182</text:p>
          </table:table-cell>
          <table:table-cell office:value-type="float" office:value="24367" table:formula="of:=SUM([進站資料.BG13];[出站資料.BG13])" table:style-name="ce19">
            <text:p>24367</text:p>
          </table:table-cell>
          <table:table-cell office:value-type="float" office:value="19810" table:formula="of:=SUM([進站資料.BH13];[出站資料.BH13])" table:style-name="ce19">
            <text:p>19810</text:p>
          </table:table-cell>
          <table:table-cell office:value-type="float" office:value="14131" table:formula="of:=SUM([進站資料.BI13];[出站資料.BI13])" table:style-name="ce19">
            <text:p>14131</text:p>
          </table:table-cell>
          <table:table-cell office:value-type="float" office:value="74231" table:formula="of:=SUM([進站資料.BJ13];[出站資料.BJ13])" table:style-name="ce19">
            <text:p>74231</text:p>
          </table:table-cell>
          <table:table-cell office:value-type="float" office:value="14883" table:formula="of:=SUM([進站資料.BK13];[出站資料.BK13])" table:style-name="ce19">
            <text:p>14883</text:p>
          </table:table-cell>
          <table:table-cell office:value-type="float" office:value="23726" table:formula="of:=SUM([進站資料.BL13];[出站資料.BL13])" table:style-name="ce19">
            <text:p>23726</text:p>
          </table:table-cell>
          <table:table-cell office:value-type="float" office:value="14021" table:formula="of:=SUM([進站資料.BM13];[出站資料.BM13])" table:style-name="ce19">
            <text:p>14021</text:p>
          </table:table-cell>
          <table:table-cell office:value-type="float" office:value="43455" table:formula="of:=SUM([進站資料.BN13];[出站資料.BN13])" table:style-name="ce19">
            <text:p>43455</text:p>
          </table:table-cell>
          <table:table-cell office:value-type="float" office:value="43643" table:formula="of:=SUM([進站資料.BO13];[出站資料.BO13])" table:style-name="ce19">
            <text:p>43643</text:p>
          </table:table-cell>
          <table:table-cell office:value-type="float" office:value="57722" table:formula="of:=SUM([進站資料.BP13];[出站資料.BP13])" table:style-name="ce19">
            <text:p>57722</text:p>
          </table:table-cell>
          <table:table-cell office:value-type="float" office:value="74830" table:formula="of:=SUM([進站資料.BQ13];[出站資料.BQ13])" table:style-name="ce19">
            <text:p>74830</text:p>
          </table:table-cell>
          <table:table-cell office:value-type="float" office:value="84442" table:formula="of:=SUM([進站資料.BR13];[出站資料.BR13])" table:style-name="ce19">
            <text:p>84442</text:p>
          </table:table-cell>
          <table:table-cell office:value-type="float" office:value="52977" table:formula="of:=SUM([進站資料.BS13];[出站資料.BS13])" table:style-name="ce19">
            <text:p>52977</text:p>
          </table:table-cell>
          <table:table-cell office:value-type="float" office:value="60540" table:formula="of:=SUM([進站資料.BT13];[出站資料.BT13])" table:style-name="ce19">
            <text:p>60540</text:p>
          </table:table-cell>
          <table:table-cell office:value-type="float" office:value="134200" table:formula="of:=SUM([進站資料.BU13];[出站資料.BU13])" table:style-name="ce19">
            <text:p>134200</text:p>
          </table:table-cell>
          <table:table-cell office:value-type="float" office:value="46915" table:formula="of:=SUM([進站資料.BV13];[出站資料.BV13])" table:style-name="ce19">
            <text:p>46915</text:p>
          </table:table-cell>
          <table:table-cell office:value-type="float" office:value="65189" table:formula="of:=SUM([進站資料.BW13];[出站資料.BW13])" table:style-name="ce19">
            <text:p>65189</text:p>
          </table:table-cell>
          <table:table-cell office:value-type="float" office:value="78771" table:formula="of:=SUM([進站資料.BX13];[出站資料.BX13])" table:style-name="ce19">
            <text:p>78771</text:p>
          </table:table-cell>
          <table:table-cell office:value-type="float" office:value="44969" table:formula="of:=SUM([進站資料.BY13];[出站資料.BY13])" table:style-name="ce19">
            <text:p>44969</text:p>
          </table:table-cell>
          <table:table-cell office:value-type="float" office:value="120808" table:formula="of:=SUM([進站資料.BZ13];[出站資料.BZ13])" table:style-name="ce19">
            <text:p>120808</text:p>
          </table:table-cell>
          <table:table-cell office:value-type="float" office:value="41431" table:formula="of:=SUM([進站資料.CA13];[出站資料.CA13])" table:style-name="ce19">
            <text:p>41431</text:p>
          </table:table-cell>
          <table:table-cell office:value-type="float" office:value="35239" table:formula="of:=SUM([進站資料.CB13];[出站資料.CB13])" table:style-name="ce19">
            <text:p>35239</text:p>
          </table:table-cell>
          <table:table-cell office:value-type="float" office:value="30520" table:formula="of:=SUM([進站資料.CC13];[出站資料.CC13])" table:style-name="ce19">
            <text:p>30520</text:p>
          </table:table-cell>
          <table:table-cell office:value-type="float" office:value="32144" table:formula="of:=SUM([進站資料.CD13];[出站資料.CD13])" table:style-name="ce19">
            <text:p>32144</text:p>
          </table:table-cell>
          <table:table-cell office:value-type="float" office:value="23071" table:formula="of:=SUM([進站資料.CE13];[出站資料.CE13])" table:style-name="ce19">
            <text:p>23071</text:p>
          </table:table-cell>
          <table:table-cell office:value-type="float" office:value="59691" table:formula="of:=SUM([進站資料.CF13];[出站資料.CF13])" table:style-name="ce19">
            <text:p>59691</text:p>
          </table:table-cell>
          <table:table-cell office:value-type="float" office:value="35414" table:formula="of:=SUM([進站資料.CG13];[出站資料.CG13])" table:style-name="ce19">
            <text:p>35414</text:p>
          </table:table-cell>
          <table:table-cell office:value-type="float" office:value="14883" table:formula="of:=SUM([進站資料.CH13];[出站資料.CH13])" table:style-name="ce19">
            <text:p>14883</text:p>
          </table:table-cell>
          <table:table-cell office:value-type="float" office:value="16754" table:formula="of:=SUM([進站資料.CI13];[出站資料.CI13])" table:style-name="ce19">
            <text:p>16754</text:p>
          </table:table-cell>
          <table:table-cell office:value-type="float" office:value="80201" table:formula="of:=SUM([進站資料.CJ13];[出站資料.CJ13])" table:style-name="ce19">
            <text:p>80201</text:p>
          </table:table-cell>
          <table:table-cell office:value-type="float" office:value="48545" table:formula="of:=SUM([進站資料.CK13];[出站資料.CK13])" table:style-name="ce19">
            <text:p>48545</text:p>
          </table:table-cell>
          <table:table-cell office:value-type="float" office:value="47253" table:formula="of:=SUM([進站資料.CL13];[出站資料.CL13])" table:style-name="ce19">
            <text:p>47253</text:p>
          </table:table-cell>
          <table:table-cell office:value-type="float" office:value="47355" table:formula="of:=SUM([進站資料.CM13];[出站資料.CM13])" table:style-name="ce19">
            <text:p>47355</text:p>
          </table:table-cell>
          <table:table-cell office:value-type="float" office:value="27580" table:formula="of:=SUM([進站資料.CN13];[出站資料.CN13])" table:style-name="ce19">
            <text:p>27580</text:p>
          </table:table-cell>
          <table:table-cell office:value-type="float" office:value="22992" table:formula="of:=SUM([進站資料.CO13];[出站資料.CO13])" table:style-name="ce19">
            <text:p>22992</text:p>
          </table:table-cell>
          <table:table-cell office:value-type="float" office:value="10467" table:formula="of:=SUM([進站資料.CP13];[出站資料.CP13])" table:style-name="ce19">
            <text:p>10467</text:p>
          </table:table-cell>
          <table:table-cell office:value-type="float" office:value="9140" table:formula="of:=SUM([進站資料.CQ13];[出站資料.CQ13])" table:style-name="ce19">
            <text:p>9140</text:p>
          </table:table-cell>
          <table:table-cell office:value-type="float" office:value="9489" table:formula="of:=SUM([進站資料.CR13];[出站資料.CR13])" table:style-name="ce19">
            <text:p>9489</text:p>
          </table:table-cell>
          <table:table-cell office:value-type="float" office:value="20104" table:formula="of:=SUM([進站資料.CS13];[出站資料.CS13])" table:style-name="ce19">
            <text:p>20104</text:p>
          </table:table-cell>
          <table:table-cell office:value-type="float" office:value="18732" table:formula="of:=SUM([進站資料.CT13];[出站資料.CT13])" table:style-name="ce19">
            <text:p>18732</text:p>
          </table:table-cell>
          <table:table-cell office:value-type="float" office:value="24800" table:formula="of:=SUM([進站資料.CU13];[出站資料.CU13])" table:style-name="ce19">
            <text:p>24800</text:p>
          </table:table-cell>
          <table:table-cell office:value-type="float" office:value="36360" table:formula="of:=SUM([進站資料.CV13];[出站資料.CV13])" table:style-name="ce19">
            <text:p>36360</text:p>
          </table:table-cell>
          <table:table-cell office:value-type="float" office:value="60134" table:formula="of:=SUM([進站資料.CW13];[出站資料.CW13])" table:style-name="ce19">
            <text:p>60134</text:p>
          </table:table-cell>
          <table:table-cell office:value-type="float" office:value="50285" table:formula="of:=SUM([進站資料.CX13];[出站資料.CX13])" table:style-name="ce19">
            <text:p>50285</text:p>
          </table:table-cell>
          <table:table-cell office:value-type="float" office:value="24847" table:formula="of:=SUM([進站資料.CY13];[出站資料.CY13])" table:style-name="ce19">
            <text:p>24847</text:p>
          </table:table-cell>
          <table:table-cell office:value-type="float" office:value="25647" table:formula="of:=SUM([進站資料.CZ13];[出站資料.CZ13])" table:style-name="ce19">
            <text:p>25647</text:p>
          </table:table-cell>
          <table:table-cell office:value-type="float" office:value="24461" table:formula="of:=SUM([進站資料.DA13];[出站資料.DA13])" table:style-name="ce19">
            <text:p>24461</text:p>
          </table:table-cell>
          <table:table-cell office:value-type="float" office:value="24316" table:formula="of:=SUM([進站資料.DB13];[出站資料.DB13])" table:style-name="ce19">
            <text:p>24316</text:p>
          </table:table-cell>
          <table:table-cell office:value-type="float" office:value="23625" table:formula="of:=SUM([進站資料.DC13];[出站資料.DC13])" table:style-name="ce19">
            <text:p>23625</text:p>
          </table:table-cell>
          <table:table-cell office:value-type="float" office:value="18702" table:formula="of:=SUM([進站資料.DD13];[出站資料.DD13])" table:style-name="ce19">
            <text:p>18702</text:p>
          </table:table-cell>
          <table:table-cell office:value-type="float" office:value="17860" table:formula="of:=SUM([進站資料.DE13];[出站資料.DE13])" table:style-name="ce19">
            <text:p>17860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3" table:style-name="ce19">
            <text:p>13</text:p>
          </table:table-cell>
          <table:table-cell office:value-type="float" office:value="12693" table:formula="of:=SUM([進站資料.B14];[出站資料.B14])" table:style-name="ce19">
            <text:p>12693</text:p>
          </table:table-cell>
          <table:table-cell office:value-type="float" office:value="36069" table:formula="of:=SUM([進站資料.C14];[出站資料.C14])" table:style-name="ce19">
            <text:p>36069</text:p>
          </table:table-cell>
          <table:table-cell office:value-type="float" office:value="56838" table:style-name="ce19">
            <text:p>56838</text:p>
          </table:table-cell>
          <table:table-cell office:value-type="float" office:value="27809" table:style-name="ce19">
            <text:p>27809</text:p>
          </table:table-cell>
          <table:table-cell office:value-type="float" office:value="17578" table:style-name="ce19">
            <text:p>17578</text:p>
          </table:table-cell>
          <table:table-cell office:value-type="float" office:value="13300" table:style-name="ce19">
            <text:p>13300</text:p>
          </table:table-cell>
          <table:table-cell office:value-type="float" office:value="4651" table:style-name="ce19">
            <text:p>4651</text:p>
          </table:table-cell>
          <table:table-cell office:value-type="float" office:value="3560" table:style-name="ce19">
            <text:p>3560</text:p>
          </table:table-cell>
          <table:table-cell office:value-type="float" office:value="18172" table:style-name="ce19">
            <text:p>18172</text:p>
          </table:table-cell>
          <table:table-cell office:value-type="float" office:value="2684" table:style-name="ce19">
            <text:p>2684</text:p>
          </table:table-cell>
          <table:table-cell office:value-type="float" office:value="4840" table:style-name="ce19">
            <text:p>4840</text:p>
          </table:table-cell>
          <table:table-cell office:value-type="float" office:value="6164" table:style-name="ce19">
            <text:p>6164</text:p>
          </table:table-cell>
          <table:table-cell office:value-type="float" office:value="11790" table:style-name="ce19">
            <text:p>11790</text:p>
          </table:table-cell>
          <table:table-cell office:value-type="float" office:value="14501" table:style-name="ce19">
            <text:p>14501</text:p>
          </table:table-cell>
          <table:table-cell office:value-type="float" office:value="20644" table:style-name="ce19">
            <text:p>20644</text:p>
          </table:table-cell>
          <table:table-cell office:value-type="float" office:value="17236" table:style-name="ce19">
            <text:p>17236</text:p>
          </table:table-cell>
          <table:table-cell office:value-type="float" office:value="6468" table:style-name="ce19">
            <text:p>6468</text:p>
          </table:table-cell>
          <table:table-cell office:value-type="float" office:value="9230" table:style-name="ce19">
            <text:p>9230</text:p>
          </table:table-cell>
          <table:table-cell office:value-type="float" office:value="3312" table:style-name="ce19">
            <text:p>3312</text:p>
          </table:table-cell>
          <table:table-cell office:value-type="float" office:value="9781" table:style-name="ce19">
            <text:p>9781</text:p>
          </table:table-cell>
          <table:table-cell office:value-type="float" office:value="9048" table:style-name="ce19">
            <text:p>9048</text:p>
          </table:table-cell>
          <table:table-cell office:value-type="float" office:value="5955" table:style-name="ce19">
            <text:p>5955</text:p>
          </table:table-cell>
          <table:table-cell office:value-type="float" office:value="35344" table:style-name="ce19">
            <text:p>35344</text:p>
          </table:table-cell>
          <table:table-cell office:value-type="float" office:value="2468" table:style-name="ce19">
            <text:p>2468</text:p>
          </table:table-cell>
          <table:table-cell office:value-type="float" office:value="13283" table:style-name="ce19">
            <text:p>13283</text:p>
          </table:table-cell>
          <table:table-cell office:value-type="float" office:value="12141" table:style-name="ce19">
            <text:p>12141</text:p>
          </table:table-cell>
          <table:table-cell office:value-type="float" office:value="18261" table:style-name="ce19">
            <text:p>18261</text:p>
          </table:table-cell>
          <table:table-cell office:value-type="float" office:value="25073" table:style-name="ce19">
            <text:p>25073</text:p>
          </table:table-cell>
          <table:table-cell office:value-type="float" office:value="19028" table:style-name="ce19">
            <text:p>19028</text:p>
          </table:table-cell>
          <table:table-cell office:value-type="float" office:value="10909" table:style-name="ce19">
            <text:p>10909</text:p>
          </table:table-cell>
          <table:table-cell office:value-type="float" office:value="37072" table:style-name="ce19">
            <text:p>37072</text:p>
          </table:table-cell>
          <table:table-cell office:value-type="float" office:value="21995" table:style-name="ce19">
            <text:p>21995</text:p>
          </table:table-cell>
          <table:table-cell office:value-type="float" office:value="36752" table:style-name="ce19">
            <text:p>36752</text:p>
          </table:table-cell>
          <table:table-cell office:value-type="float" office:value="33169" table:style-name="ce19">
            <text:p>33169</text:p>
          </table:table-cell>
          <table:table-cell office:value-type="float" office:value="10731" table:style-name="ce19">
            <text:p>10731</text:p>
          </table:table-cell>
          <table:table-cell office:value-type="float" office:value="39444" table:style-name="ce19">
            <text:p>39444</text:p>
          </table:table-cell>
          <table:table-cell office:value-type="float" office:value="29079" table:style-name="ce19">
            <text:p>29079</text:p>
          </table:table-cell>
          <table:table-cell office:value-type="float" office:value="28019" table:style-name="ce19">
            <text:p>28019</text:p>
          </table:table-cell>
          <table:table-cell office:value-type="float" office:value="23500" table:style-name="ce19">
            <text:p>23500</text:p>
          </table:table-cell>
          <table:table-cell office:value-type="float" office:value="25618" table:style-name="ce19">
            <text:p>25618</text:p>
          </table:table-cell>
          <table:table-cell office:value-type="float" office:value="162073" table:style-name="ce19">
            <text:p>162073</text:p>
          </table:table-cell>
          <table:table-cell office:value-type="float" office:value="42643" table:style-name="ce19">
            <text:p>42643</text:p>
          </table:table-cell>
          <table:table-cell office:value-type="float" office:value="24341" table:style-name="ce19">
            <text:p>24341</text:p>
          </table:table-cell>
          <table:table-cell office:value-type="float" office:value="28200" table:style-name="ce19">
            <text:p>28200</text:p>
          </table:table-cell>
          <table:table-cell office:value-type="float" office:value="27645" table:style-name="ce19">
            <text:p>27645</text:p>
          </table:table-cell>
          <table:table-cell office:value-type="float" office:value="34813" table:style-name="ce19">
            <text:p>34813</text:p>
          </table:table-cell>
          <table:table-cell office:value-type="float" office:value="31226" table:style-name="ce19">
            <text:p>31226</text:p>
          </table:table-cell>
          <table:table-cell office:value-type="float" office:value="25669" table:style-name="ce19">
            <text:p>25669</text:p>
          </table:table-cell>
          <table:table-cell office:value-type="float" office:value="14041" table:style-name="ce19">
            <text:p>14041</text:p>
          </table:table-cell>
          <table:table-cell office:value-type="float" office:value="33717" table:style-name="ce19">
            <text:p>33717</text:p>
          </table:table-cell>
          <table:table-cell office:value-type="float" office:value="8653" table:style-name="ce19">
            <text:p>8653</text:p>
          </table:table-cell>
          <table:table-cell office:value-type="float" office:value="10327" table:style-name="ce19">
            <text:p>10327</text:p>
          </table:table-cell>
          <table:table-cell office:value-type="float" office:value="18402" table:style-name="ce19">
            <text:p>18402</text:p>
          </table:table-cell>
          <table:table-cell office:value-type="float" office:value="7821" table:style-name="ce19">
            <text:p>7821</text:p>
          </table:table-cell>
          <table:table-cell office:value-type="float" office:value="3776" table:style-name="ce19">
            <text:p>3776</text:p>
          </table:table-cell>
          <table:table-cell office:value-type="float" office:value="2939" table:style-name="ce19">
            <text:p>2939</text:p>
          </table:table-cell>
          <table:table-cell office:value-type="float" office:value="12761" table:style-name="ce19">
            <text:p>12761</text:p>
          </table:table-cell>
          <table:table-cell office:value-type="float" office:value="9763" table:style-name="ce19">
            <text:p>9763</text:p>
          </table:table-cell>
          <table:table-cell office:value-type="float" office:value="7902" table:style-name="ce19">
            <text:p>7902</text:p>
          </table:table-cell>
          <table:table-cell office:value-type="float" office:value="40607" table:style-name="ce19">
            <text:p>40607</text:p>
          </table:table-cell>
          <table:table-cell office:value-type="float" office:value="8331" table:style-name="ce19">
            <text:p>8331</text:p>
          </table:table-cell>
          <table:table-cell office:value-type="float" office:value="12269" table:style-name="ce19">
            <text:p>12269</text:p>
          </table:table-cell>
          <table:table-cell office:value-type="float" office:value="7796" table:style-name="ce19">
            <text:p>7796</text:p>
          </table:table-cell>
          <table:table-cell office:value-type="float" office:value="22821" table:style-name="ce19">
            <text:p>22821</text:p>
          </table:table-cell>
          <table:table-cell office:value-type="float" office:value="24115" table:style-name="ce19">
            <text:p>24115</text:p>
          </table:table-cell>
          <table:table-cell office:value-type="float" office:value="32252" table:style-name="ce19">
            <text:p>32252</text:p>
          </table:table-cell>
          <table:table-cell office:value-type="float" office:value="41626" table:style-name="ce19">
            <text:p>41626</text:p>
          </table:table-cell>
          <table:table-cell office:value-type="float" office:value="47766" table:style-name="ce19">
            <text:p>47766</text:p>
          </table:table-cell>
          <table:table-cell office:value-type="float" office:value="28002" table:style-name="ce19">
            <text:p>28002</text:p>
          </table:table-cell>
          <table:table-cell office:value-type="float" office:value="30632" table:style-name="ce19">
            <text:p>30632</text:p>
          </table:table-cell>
          <table:table-cell office:value-type="float" office:value="78949" table:style-name="ce19">
            <text:p>78949</text:p>
          </table:table-cell>
          <table:table-cell office:value-type="float" office:value="25592" table:style-name="ce19">
            <text:p>25592</text:p>
          </table:table-cell>
          <table:table-cell office:value-type="float" office:value="37763" table:style-name="ce19">
            <text:p>37763</text:p>
          </table:table-cell>
          <table:table-cell office:value-type="float" office:value="44363" table:style-name="ce19">
            <text:p>44363</text:p>
          </table:table-cell>
          <table:table-cell office:value-type="float" office:value="24584" table:style-name="ce18">
            <text:p>24584</text:p>
          </table:table-cell>
          <table:table-cell office:value-type="float" office:value="68186" table:style-name="ce20">
            <text:p>68186</text:p>
          </table:table-cell>
          <table:table-cell office:value-type="float" office:value="23266" table:style-name="ce19">
            <text:p>23266</text:p>
          </table:table-cell>
          <table:table-cell office:value-type="float" office:value="18964" table:style-name="ce19">
            <text:p>18964</text:p>
          </table:table-cell>
          <table:table-cell office:value-type="float" office:value="16015" table:style-name="ce19">
            <text:p>16015</text:p>
          </table:table-cell>
          <table:table-cell office:value-type="float" office:value="18060" table:style-name="ce19">
            <text:p>18060</text:p>
          </table:table-cell>
          <table:table-cell office:value-type="float" office:value="11780" table:style-name="ce19">
            <text:p>11780</text:p>
          </table:table-cell>
          <table:table-cell office:value-type="float" office:value="31979" table:style-name="ce19">
            <text:p>31979</text:p>
          </table:table-cell>
          <table:table-cell office:value-type="float" office:value="19369" table:style-name="ce19">
            <text:p>19369</text:p>
          </table:table-cell>
          <table:table-cell office:value-type="float" office:value="7641" table:style-name="ce19">
            <text:p>7641</text:p>
          </table:table-cell>
          <table:table-cell office:value-type="float" office:value="9899" table:style-name="ce19">
            <text:p>9899</text:p>
          </table:table-cell>
          <table:table-cell office:value-type="float" office:value="42121" table:style-name="ce19">
            <text:p>42121</text:p>
          </table:table-cell>
          <table:table-cell office:value-type="float" office:value="26167" table:style-name="ce19">
            <text:p>26167</text:p>
          </table:table-cell>
          <table:table-cell office:value-type="float" office:value="25233" table:style-name="ce19">
            <text:p>25233</text:p>
          </table:table-cell>
          <table:table-cell office:value-type="float" office:value="24207" table:style-name="ce19">
            <text:p>24207</text:p>
          </table:table-cell>
          <table:table-cell office:value-type="float" office:value="15441" table:style-name="ce19">
            <text:p>15441</text:p>
          </table:table-cell>
          <table:table-cell office:value-type="float" office:value="11586" table:style-name="ce19">
            <text:p>11586</text:p>
          </table:table-cell>
          <table:table-cell office:value-type="float" office:value="6066" table:style-name="ce19">
            <text:p>6066</text:p>
          </table:table-cell>
          <table:table-cell office:value-type="float" office:value="5114" table:style-name="ce19">
            <text:p>5114</text:p>
          </table:table-cell>
          <table:table-cell office:value-type="float" office:value="5067" table:style-name="ce19">
            <text:p>5067</text:p>
          </table:table-cell>
          <table:table-cell office:value-type="float" office:value="11055" table:style-name="ce19">
            <text:p>11055</text:p>
          </table:table-cell>
          <table:table-cell office:value-type="float" office:value="10681" table:style-name="ce19">
            <text:p>10681</text:p>
          </table:table-cell>
          <table:table-cell office:value-type="float" office:value="16501" table:style-name="ce19">
            <text:p>16501</text:p>
          </table:table-cell>
          <table:table-cell office:value-type="float" office:value="20108" table:style-name="ce19">
            <text:p>20108</text:p>
          </table:table-cell>
          <table:table-cell office:value-type="float" office:value="31618" table:style-name="ce19">
            <text:p>31618</text:p>
          </table:table-cell>
          <table:table-cell office:value-type="float" office:value="27256" table:style-name="ce19">
            <text:p>27256</text:p>
          </table:table-cell>
          <table:table-cell office:value-type="float" office:value="14019" table:style-name="ce19">
            <text:p>14019</text:p>
          </table:table-cell>
          <table:table-cell office:value-type="float" office:value="13303" table:style-name="ce19">
            <text:p>13303</text:p>
          </table:table-cell>
          <table:table-cell office:value-type="float" office:value="13737" table:style-name="ce19">
            <text:p>13737</text:p>
          </table:table-cell>
          <table:table-cell office:value-type="float" office:value="13753" table:style-name="ce19">
            <text:p>13753</text:p>
          </table:table-cell>
          <table:table-cell office:value-type="float" office:value="12970" table:style-name="ce19">
            <text:p>12970</text:p>
          </table:table-cell>
          <table:table-cell office:value-type="float" office:value="10258" table:style-name="ce19">
            <text:p>10258</text:p>
          </table:table-cell>
          <table:table-cell office:value-type="float" office:value="10299" table:style-name="ce19">
            <text:p>10299</text:p>
          </table:table-cell>
          <table:table-cell office:value-type="float" office:value="88975" table:formula="of:=SUM([進站資料.D14];[出站資料.D14])" table:style-name="ce19">
            <text:p>88975</text:p>
          </table:table-cell>
          <table:table-cell office:value-type="float" office:value="114414" table:formula="of:=SUM([進站資料.E14];[出站資料.E14])" table:style-name="ce19">
            <text:p>114414</text:p>
          </table:table-cell>
          <table:table-cell office:value-type="float" office:value="55870" table:formula="of:=SUM([進站資料.F14];[出站資料.F14])" table:style-name="ce19">
            <text:p>55870</text:p>
          </table:table-cell>
          <table:table-cell office:value-type="float" office:value="34497" table:formula="of:=SUM([進站資料.G14];[出站資料.G14])" table:style-name="ce19">
            <text:p>34497</text:p>
          </table:table-cell>
          <table:table-cell office:value-type="float" office:value="26494" table:formula="of:=SUM([進站資料.H14];[出站資料.H14])" table:style-name="ce19">
            <text:p>26494</text:p>
          </table:table-cell>
          <table:table-cell office:value-type="float" office:value="8929" table:formula="of:=SUM([進站資料.I14];[出站資料.I14])" table:style-name="ce19">
            <text:p>8929</text:p>
          </table:table-cell>
          <table:table-cell office:value-type="float" office:value="6817" table:formula="of:=SUM([進站資料.J14];[出站資料.J14])" table:style-name="ce19">
            <text:p>6817</text:p>
          </table:table-cell>
          <table:table-cell office:value-type="float" office:value="35359" table:formula="of:=SUM([進站資料.K14];[出站資料.K14])" table:style-name="ce19">
            <text:p>35359</text:p>
          </table:table-cell>
          <table:table-cell office:value-type="float" office:value="4856" table:formula="of:=SUM([進站資料.L14];[出站資料.L14])" table:style-name="ce19">
            <text:p>4856</text:p>
          </table:table-cell>
          <table:table-cell office:value-type="float" office:value="9750" table:formula="of:=SUM([進站資料.M14];[出站資料.M14])" table:style-name="ce19">
            <text:p>9750</text:p>
          </table:table-cell>
          <table:table-cell office:value-type="float" office:value="11961" table:formula="of:=SUM([進站資料.N14];[出站資料.N14])" table:style-name="ce19">
            <text:p>11961</text:p>
          </table:table-cell>
          <table:table-cell office:value-type="float" office:value="22897" table:formula="of:=SUM([進站資料.O14];[出站資料.O14])" table:style-name="ce19">
            <text:p>22897</text:p>
          </table:table-cell>
          <table:table-cell office:value-type="float" office:value="28458" table:formula="of:=SUM([進站資料.P14];[出站資料.P14])" table:style-name="ce19">
            <text:p>28458</text:p>
          </table:table-cell>
          <table:table-cell office:value-type="float" office:value="41590" table:formula="of:=SUM([進站資料.Q14];[出站資料.Q14])" table:style-name="ce19">
            <text:p>41590</text:p>
          </table:table-cell>
          <table:table-cell office:value-type="float" office:value="34619" table:formula="of:=SUM([進站資料.R14];[出站資料.R14])" table:style-name="ce19">
            <text:p>34619</text:p>
          </table:table-cell>
          <table:table-cell office:value-type="float" office:value="12450" table:formula="of:=SUM([進站資料.S14];[出站資料.S14])" table:style-name="ce19">
            <text:p>12450</text:p>
          </table:table-cell>
          <table:table-cell office:value-type="float" office:value="18376" table:formula="of:=SUM([進站資料.T14];[出站資料.T14])" table:style-name="ce19">
            <text:p>18376</text:p>
          </table:table-cell>
          <table:table-cell office:value-type="float" office:value="6387" table:formula="of:=SUM([進站資料.U14];[出站資料.U14])" table:style-name="ce19">
            <text:p>6387</text:p>
          </table:table-cell>
          <table:table-cell office:value-type="float" office:value="19062" table:formula="of:=SUM([進站資料.V14];[出站資料.V14])" table:style-name="ce19">
            <text:p>19062</text:p>
          </table:table-cell>
          <table:table-cell office:value-type="float" office:value="18269" table:formula="of:=SUM([進站資料.W14];[出站資料.W14])" table:style-name="ce19">
            <text:p>18269</text:p>
          </table:table-cell>
          <table:table-cell office:value-type="float" office:value="11241" table:formula="of:=SUM([進站資料.X14];[出站資料.X14])" table:style-name="ce19">
            <text:p>11241</text:p>
          </table:table-cell>
          <table:table-cell office:value-type="float" office:value="68608" table:formula="of:=SUM([進站資料.Y14];[出站資料.Y14])" table:style-name="ce19">
            <text:p>68608</text:p>
          </table:table-cell>
          <table:table-cell office:value-type="float" office:value="5043" table:formula="of:=SUM([進站資料.Z14];[出站資料.Z14])" table:style-name="ce19">
            <text:p>5043</text:p>
          </table:table-cell>
          <table:table-cell office:value-type="float" office:value="25077" table:formula="of:=SUM([進站資料.AA14];[出站資料.AA14])" table:style-name="ce19">
            <text:p>25077</text:p>
          </table:table-cell>
          <table:table-cell office:value-type="float" office:value="24747" table:formula="of:=SUM([進站資料.AB14];[出站資料.AB14])" table:style-name="ce19">
            <text:p>24747</text:p>
          </table:table-cell>
          <table:table-cell office:value-type="float" office:value="36065" table:formula="of:=SUM([進站資料.AC14];[出站資料.AC14])" table:style-name="ce19">
            <text:p>36065</text:p>
          </table:table-cell>
          <table:table-cell office:value-type="float" office:value="49207" table:formula="of:=SUM([進站資料.AD14];[出站資料.AD14])" table:style-name="ce19">
            <text:p>49207</text:p>
          </table:table-cell>
          <table:table-cell office:value-type="float" office:value="37708" table:formula="of:=SUM([進站資料.AE14];[出站資料.AE14])" table:style-name="ce19">
            <text:p>37708</text:p>
          </table:table-cell>
          <table:table-cell office:value-type="float" office:value="21439" table:formula="of:=SUM([進站資料.AF14];[出站資料.AF14])" table:style-name="ce19">
            <text:p>21439</text:p>
          </table:table-cell>
          <table:table-cell office:value-type="float" office:value="71697" table:formula="of:=SUM([進站資料.AG14];[出站資料.AG14])" table:style-name="ce19">
            <text:p>71697</text:p>
          </table:table-cell>
          <table:table-cell office:value-type="float" office:value="43413" table:formula="of:=SUM([進站資料.AH14];[出站資料.AH14])" table:style-name="ce19">
            <text:p>43413</text:p>
          </table:table-cell>
          <table:table-cell office:value-type="float" office:value="73414" table:formula="of:=SUM([進站資料.AI14];[出站資料.AI14])" table:style-name="ce19">
            <text:p>73414</text:p>
          </table:table-cell>
          <table:table-cell office:value-type="float" office:value="65326" table:formula="of:=SUM([進站資料.AJ14];[出站資料.AJ14])" table:style-name="ce19">
            <text:p>65326</text:p>
          </table:table-cell>
          <table:table-cell office:value-type="float" office:value="21804" table:formula="of:=SUM([進站資料.AK14];[出站資料.AK14])" table:style-name="ce19">
            <text:p>21804</text:p>
          </table:table-cell>
          <table:table-cell office:value-type="float" office:value="79913" table:formula="of:=SUM([進站資料.AL14];[出站資料.AL14])" table:style-name="ce19">
            <text:p>79913</text:p>
          </table:table-cell>
          <table:table-cell office:value-type="float" office:value="58734" table:formula="of:=SUM([進站資料.AM14];[出站資料.AM14])" table:style-name="ce19">
            <text:p>58734</text:p>
          </table:table-cell>
          <table:table-cell office:value-type="float" office:value="55325" table:formula="of:=SUM([進站資料.AN14];[出站資料.AN14])" table:style-name="ce19">
            <text:p>55325</text:p>
          </table:table-cell>
          <table:table-cell office:value-type="float" office:value="46180" table:formula="of:=SUM([進站資料.AO14];[出站資料.AO14])" table:style-name="ce19">
            <text:p>46180</text:p>
          </table:table-cell>
          <table:table-cell office:value-type="float" office:value="52848" table:formula="of:=SUM([進站資料.AP14];[出站資料.AP14])" table:style-name="ce19">
            <text:p>52848</text:p>
          </table:table-cell>
          <table:table-cell office:value-type="float" office:value="333443" table:formula="of:=SUM([進站資料.AQ14];[出站資料.AQ14])" table:style-name="ce19">
            <text:p>333443</text:p>
          </table:table-cell>
          <table:table-cell office:value-type="float" office:value="86817" table:formula="of:=SUM([進站資料.AR14];[出站資料.AR14])" table:style-name="ce19">
            <text:p>86817</text:p>
          </table:table-cell>
          <table:table-cell office:value-type="float" office:value="50723" table:formula="of:=SUM([進站資料.AS14];[出站資料.AS14])" table:style-name="ce19">
            <text:p>50723</text:p>
          </table:table-cell>
          <table:table-cell office:value-type="float" office:value="55285" table:formula="of:=SUM([進站資料.AT14];[出站資料.AT14])" table:style-name="ce19">
            <text:p>55285</text:p>
          </table:table-cell>
          <table:table-cell office:value-type="float" office:value="55678" table:formula="of:=SUM([進站資料.AU14];[出站資料.AU14])" table:style-name="ce19">
            <text:p>55678</text:p>
          </table:table-cell>
          <table:table-cell office:value-type="float" office:value="67835" table:formula="of:=SUM([進站資料.AV14];[出站資料.AV14])" table:style-name="ce19">
            <text:p>67835</text:p>
          </table:table-cell>
          <table:table-cell office:value-type="float" office:value="61757" table:formula="of:=SUM([進站資料.AW14];[出站資料.AW14])" table:style-name="ce19">
            <text:p>61757</text:p>
          </table:table-cell>
          <table:table-cell office:value-type="float" office:value="51253" table:formula="of:=SUM([進站資料.AX14];[出站資料.AX14])" table:style-name="ce19">
            <text:p>51253</text:p>
          </table:table-cell>
          <table:table-cell office:value-type="float" office:value="27203" table:formula="of:=SUM([進站資料.AY14];[出站資料.AY14])" table:style-name="ce19">
            <text:p>27203</text:p>
          </table:table-cell>
          <table:table-cell office:value-type="float" office:value="67967" table:formula="of:=SUM([進站資料.AZ14];[出站資料.AZ14])" table:style-name="ce19">
            <text:p>67967</text:p>
          </table:table-cell>
          <table:table-cell office:value-type="float" office:value="16644" table:formula="of:=SUM([進站資料.BA14];[出站資料.BA14])" table:style-name="ce19">
            <text:p>16644</text:p>
          </table:table-cell>
          <table:table-cell office:value-type="float" office:value="19180" table:formula="of:=SUM([進站資料.BB14];[出站資料.BB14])" table:style-name="ce19">
            <text:p>19180</text:p>
          </table:table-cell>
          <table:table-cell office:value-type="float" office:value="37842" table:formula="of:=SUM([進站資料.BC14];[出站資料.BC14])" table:style-name="ce19">
            <text:p>37842</text:p>
          </table:table-cell>
          <table:table-cell office:value-type="float" office:value="15088" table:formula="of:=SUM([進站資料.BD14];[出站資料.BD14])" table:style-name="ce19">
            <text:p>15088</text:p>
          </table:table-cell>
          <table:table-cell office:value-type="float" office:value="7482" table:formula="of:=SUM([進站資料.BE14];[出站資料.BE14])" table:style-name="ce19">
            <text:p>7482</text:p>
          </table:table-cell>
          <table:table-cell office:value-type="float" office:value="6057" table:formula="of:=SUM([進站資料.BF14];[出站資料.BF14])" table:style-name="ce19">
            <text:p>6057</text:p>
          </table:table-cell>
          <table:table-cell office:value-type="float" office:value="25408" table:formula="of:=SUM([進站資料.BG14];[出站資料.BG14])" table:style-name="ce19">
            <text:p>25408</text:p>
          </table:table-cell>
          <table:table-cell office:value-type="float" office:value="19862" table:formula="of:=SUM([進站資料.BH14];[出站資料.BH14])" table:style-name="ce19">
            <text:p>19862</text:p>
          </table:table-cell>
          <table:table-cell office:value-type="float" office:value="14714" table:formula="of:=SUM([進站資料.BI14];[出站資料.BI14])" table:style-name="ce19">
            <text:p>14714</text:p>
          </table:table-cell>
          <table:table-cell office:value-type="float" office:value="76576" table:formula="of:=SUM([進站資料.BJ14];[出站資料.BJ14])" table:style-name="ce19">
            <text:p>76576</text:p>
          </table:table-cell>
          <table:table-cell office:value-type="float" office:value="16197" table:formula="of:=SUM([進站資料.BK14];[出站資料.BK14])" table:style-name="ce19">
            <text:p>16197</text:p>
          </table:table-cell>
          <table:table-cell office:value-type="float" office:value="25672" table:formula="of:=SUM([進站資料.BL14];[出站資料.BL14])" table:style-name="ce19">
            <text:p>25672</text:p>
          </table:table-cell>
          <table:table-cell office:value-type="float" office:value="15391" table:formula="of:=SUM([進站資料.BM14];[出站資料.BM14])" table:style-name="ce19">
            <text:p>15391</text:p>
          </table:table-cell>
          <table:table-cell office:value-type="float" office:value="46180" table:formula="of:=SUM([進站資料.BN14];[出站資料.BN14])" table:style-name="ce19">
            <text:p>46180</text:p>
          </table:table-cell>
          <table:table-cell office:value-type="float" office:value="45536" table:formula="of:=SUM([進站資料.BO14];[出站資料.BO14])" table:style-name="ce19">
            <text:p>45536</text:p>
          </table:table-cell>
          <table:table-cell office:value-type="float" office:value="62804" table:formula="of:=SUM([進站資料.BP14];[出站資料.BP14])" table:style-name="ce19">
            <text:p>62804</text:p>
          </table:table-cell>
          <table:table-cell office:value-type="float" office:value="87039" table:formula="of:=SUM([進站資料.BQ14];[出站資料.BQ14])" table:style-name="ce19">
            <text:p>87039</text:p>
          </table:table-cell>
          <table:table-cell office:value-type="float" office:value="91628" table:formula="of:=SUM([進站資料.BR14];[出站資料.BR14])" table:style-name="ce19">
            <text:p>91628</text:p>
          </table:table-cell>
          <table:table-cell office:value-type="float" office:value="56597" table:formula="of:=SUM([進站資料.BS14];[出站資料.BS14])" table:style-name="ce19">
            <text:p>56597</text:p>
          </table:table-cell>
          <table:table-cell office:value-type="float" office:value="59787" table:formula="of:=SUM([進站資料.BT14];[出站資料.BT14])" table:style-name="ce19">
            <text:p>59787</text:p>
          </table:table-cell>
          <table:table-cell office:value-type="float" office:value="159837" table:formula="of:=SUM([進站資料.BU14];[出站資料.BU14])" table:style-name="ce19">
            <text:p>159837</text:p>
          </table:table-cell>
          <table:table-cell office:value-type="float" office:value="52116" table:formula="of:=SUM([進站資料.BV14];[出站資料.BV14])" table:style-name="ce19">
            <text:p>52116</text:p>
          </table:table-cell>
          <table:table-cell office:value-type="float" office:value="74916" table:formula="of:=SUM([進站資料.BW14];[出站資料.BW14])" table:style-name="ce19">
            <text:p>74916</text:p>
          </table:table-cell>
          <table:table-cell office:value-type="float" office:value="91918" table:formula="of:=SUM([進站資料.BX14];[出站資料.BX14])" table:style-name="ce19">
            <text:p>91918</text:p>
          </table:table-cell>
          <table:table-cell office:value-type="float" office:value="50626" table:formula="of:=SUM([進站資料.BY14];[出站資料.BY14])" table:style-name="ce19">
            <text:p>50626</text:p>
          </table:table-cell>
          <table:table-cell office:value-type="float" office:value="138357" table:formula="of:=SUM([進站資料.BZ14];[出站資料.BZ14])" table:style-name="ce19">
            <text:p>138357</text:p>
          </table:table-cell>
          <table:table-cell office:value-type="float" office:value="46566" table:formula="of:=SUM([進站資料.CA14];[出站資料.CA14])" table:style-name="ce19">
            <text:p>46566</text:p>
          </table:table-cell>
          <table:table-cell office:value-type="float" office:value="37926" table:formula="of:=SUM([進站資料.CB14];[出站資料.CB14])" table:style-name="ce19">
            <text:p>37926</text:p>
          </table:table-cell>
          <table:table-cell office:value-type="float" office:value="32566" table:formula="of:=SUM([進站資料.CC14];[出站資料.CC14])" table:style-name="ce19">
            <text:p>32566</text:p>
          </table:table-cell>
          <table:table-cell office:value-type="float" office:value="36559" table:formula="of:=SUM([進站資料.CD14];[出站資料.CD14])" table:style-name="ce19">
            <text:p>36559</text:p>
          </table:table-cell>
          <table:table-cell office:value-type="float" office:value="22236" table:formula="of:=SUM([進站資料.CE14];[出站資料.CE14])" table:style-name="ce19">
            <text:p>22236</text:p>
          </table:table-cell>
          <table:table-cell office:value-type="float" office:value="64324" table:formula="of:=SUM([進站資料.CF14];[出站資料.CF14])" table:style-name="ce19">
            <text:p>64324</text:p>
          </table:table-cell>
          <table:table-cell office:value-type="float" office:value="40277" table:formula="of:=SUM([進站資料.CG14];[出站資料.CG14])" table:style-name="ce19">
            <text:p>40277</text:p>
          </table:table-cell>
          <table:table-cell office:value-type="float" office:value="15126" table:formula="of:=SUM([進站資料.CH14];[出站資料.CH14])" table:style-name="ce19">
            <text:p>15126</text:p>
          </table:table-cell>
          <table:table-cell office:value-type="float" office:value="19800" table:formula="of:=SUM([進站資料.CI14];[出站資料.CI14])" table:style-name="ce19">
            <text:p>19800</text:p>
          </table:table-cell>
          <table:table-cell office:value-type="float" office:value="87257" table:formula="of:=SUM([進站資料.CJ14];[出站資料.CJ14])" table:style-name="ce19">
            <text:p>87257</text:p>
          </table:table-cell>
          <table:table-cell office:value-type="float" office:value="53490" table:formula="of:=SUM([進站資料.CK14];[出站資料.CK14])" table:style-name="ce19">
            <text:p>53490</text:p>
          </table:table-cell>
          <table:table-cell office:value-type="float" office:value="51669" table:formula="of:=SUM([進站資料.CL14];[出站資料.CL14])" table:style-name="ce19">
            <text:p>51669</text:p>
          </table:table-cell>
          <table:table-cell office:value-type="float" office:value="48124" table:formula="of:=SUM([進站資料.CM14];[出站資料.CM14])" table:style-name="ce19">
            <text:p>48124</text:p>
          </table:table-cell>
          <table:table-cell office:value-type="float" office:value="31052" table:formula="of:=SUM([進站資料.CN14];[出站資料.CN14])" table:style-name="ce19">
            <text:p>31052</text:p>
          </table:table-cell>
          <table:table-cell office:value-type="float" office:value="24311" table:formula="of:=SUM([進站資料.CO14];[出站資料.CO14])" table:style-name="ce19">
            <text:p>24311</text:p>
          </table:table-cell>
          <table:table-cell office:value-type="float" office:value="11133" table:formula="of:=SUM([進站資料.CP14];[出站資料.CP14])" table:style-name="ce19">
            <text:p>11133</text:p>
          </table:table-cell>
          <table:table-cell office:value-type="float" office:value="10090" table:formula="of:=SUM([進站資料.CQ14];[出站資料.CQ14])" table:style-name="ce19">
            <text:p>10090</text:p>
          </table:table-cell>
          <table:table-cell office:value-type="float" office:value="10227" table:formula="of:=SUM([進站資料.CR14];[出站資料.CR14])" table:style-name="ce19">
            <text:p>10227</text:p>
          </table:table-cell>
          <table:table-cell office:value-type="float" office:value="21720" table:formula="of:=SUM([進站資料.CS14];[出站資料.CS14])" table:style-name="ce19">
            <text:p>21720</text:p>
          </table:table-cell>
          <table:table-cell office:value-type="float" office:value="21777" table:formula="of:=SUM([進站資料.CT14];[出站資料.CT14])" table:style-name="ce19">
            <text:p>21777</text:p>
          </table:table-cell>
          <table:table-cell office:value-type="float" office:value="29077" table:formula="of:=SUM([進站資料.CU14];[出站資料.CU14])" table:style-name="ce19">
            <text:p>29077</text:p>
          </table:table-cell>
          <table:table-cell office:value-type="float" office:value="40586" table:formula="of:=SUM([進站資料.CV14];[出站資料.CV14])" table:style-name="ce19">
            <text:p>40586</text:p>
          </table:table-cell>
          <table:table-cell office:value-type="float" office:value="64902" table:formula="of:=SUM([進站資料.CW14];[出站資料.CW14])" table:style-name="ce19">
            <text:p>64902</text:p>
          </table:table-cell>
          <table:table-cell office:value-type="float" office:value="55071" table:formula="of:=SUM([進站資料.CX14];[出站資料.CX14])" table:style-name="ce19">
            <text:p>55071</text:p>
          </table:table-cell>
          <table:table-cell office:value-type="float" office:value="27011" table:formula="of:=SUM([進站資料.CY14];[出站資料.CY14])" table:style-name="ce19">
            <text:p>27011</text:p>
          </table:table-cell>
          <table:table-cell office:value-type="float" office:value="26927" table:formula="of:=SUM([進站資料.CZ14];[出站資料.CZ14])" table:style-name="ce19">
            <text:p>26927</text:p>
          </table:table-cell>
          <table:table-cell office:value-type="float" office:value="27979" table:formula="of:=SUM([進站資料.DA14];[出站資料.DA14])" table:style-name="ce19">
            <text:p>27979</text:p>
          </table:table-cell>
          <table:table-cell office:value-type="float" office:value="26822" table:formula="of:=SUM([進站資料.DB14];[出站資料.DB14])" table:style-name="ce19">
            <text:p>26822</text:p>
          </table:table-cell>
          <table:table-cell office:value-type="float" office:value="26025" table:formula="of:=SUM([進站資料.DC14];[出站資料.DC14])" table:style-name="ce19">
            <text:p>26025</text:p>
          </table:table-cell>
          <table:table-cell office:value-type="float" office:value="19809" table:formula="of:=SUM([進站資料.DD14];[出站資料.DD14])" table:style-name="ce19">
            <text:p>19809</text:p>
          </table:table-cell>
          <table:table-cell office:value-type="float" office:value="19593" table:formula="of:=SUM([進站資料.DE14];[出站資料.DE14])" table:style-name="ce19">
            <text:p>19593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4" table:style-name="ce19">
            <text:p>14</text:p>
          </table:table-cell>
          <table:table-cell office:value-type="float" office:value="9474" table:formula="of:=SUM([進站資料.B15];[出站資料.B15])" table:style-name="ce19">
            <text:p>9474</text:p>
          </table:table-cell>
          <table:table-cell office:value-type="float" office:value="22646" table:formula="of:=SUM([進站資料.C15];[出站資料.C15])" table:style-name="ce19">
            <text:p>22646</text:p>
          </table:table-cell>
          <table:table-cell office:value-type="float" office:value="56961" table:style-name="ce19">
            <text:p>56961</text:p>
          </table:table-cell>
          <table:table-cell office:value-type="float" office:value="16324" table:style-name="ce19">
            <text:p>16324</text:p>
          </table:table-cell>
          <table:table-cell office:value-type="float" office:value="11935" table:style-name="ce19">
            <text:p>11935</text:p>
          </table:table-cell>
          <table:table-cell office:value-type="float" office:value="9837" table:style-name="ce19">
            <text:p>9837</text:p>
          </table:table-cell>
          <table:table-cell office:value-type="float" office:value="4081" table:style-name="ce19">
            <text:p>4081</text:p>
          </table:table-cell>
          <table:table-cell office:value-type="float" office:value="2853" table:style-name="ce19">
            <text:p>2853</text:p>
          </table:table-cell>
          <table:table-cell office:value-type="float" office:value="11375" table:style-name="ce19">
            <text:p>11375</text:p>
          </table:table-cell>
          <table:table-cell office:value-type="float" office:value="1989" table:style-name="ce19">
            <text:p>1989</text:p>
          </table:table-cell>
          <table:table-cell office:value-type="float" office:value="2892" table:style-name="ce19">
            <text:p>2892</text:p>
          </table:table-cell>
          <table:table-cell office:value-type="float" office:value="5531" table:style-name="ce19">
            <text:p>5531</text:p>
          </table:table-cell>
          <table:table-cell office:value-type="float" office:value="7714" table:style-name="ce19">
            <text:p>7714</text:p>
          </table:table-cell>
          <table:table-cell office:value-type="float" office:value="13343" table:style-name="ce19">
            <text:p>13343</text:p>
          </table:table-cell>
          <table:table-cell office:value-type="float" office:value="7020" table:style-name="ce19">
            <text:p>7020</text:p>
          </table:table-cell>
          <table:table-cell office:value-type="float" office:value="7999" table:style-name="ce19">
            <text:p>7999</text:p>
          </table:table-cell>
          <table:table-cell office:value-type="float" office:value="4248" table:style-name="ce19">
            <text:p>4248</text:p>
          </table:table-cell>
          <table:table-cell office:value-type="float" office:value="8283" table:style-name="ce19">
            <text:p>8283</text:p>
          </table:table-cell>
          <table:table-cell office:value-type="float" office:value="2797" table:style-name="ce19">
            <text:p>2797</text:p>
          </table:table-cell>
          <table:table-cell office:value-type="float" office:value="6585" table:style-name="ce19">
            <text:p>6585</text:p>
          </table:table-cell>
          <table:table-cell office:value-type="float" office:value="7212" table:style-name="ce19">
            <text:p>7212</text:p>
          </table:table-cell>
          <table:table-cell office:value-type="float" office:value="2501" table:style-name="ce19">
            <text:p>2501</text:p>
          </table:table-cell>
          <table:table-cell office:value-type="float" office:value="28176" table:style-name="ce19">
            <text:p>28176</text:p>
          </table:table-cell>
          <table:table-cell office:value-type="float" office:value="1959" table:style-name="ce19">
            <text:p>1959</text:p>
          </table:table-cell>
          <table:table-cell office:value-type="float" office:value="11155" table:style-name="ce19">
            <text:p>11155</text:p>
          </table:table-cell>
          <table:table-cell office:value-type="float" office:value="9764" table:style-name="ce19">
            <text:p>9764</text:p>
          </table:table-cell>
          <table:table-cell office:value-type="float" office:value="14415" table:style-name="ce19">
            <text:p>14415</text:p>
          </table:table-cell>
          <table:table-cell office:value-type="float" office:value="17144" table:style-name="ce19">
            <text:p>17144</text:p>
          </table:table-cell>
          <table:table-cell office:value-type="float" office:value="15425" table:style-name="ce19">
            <text:p>15425</text:p>
          </table:table-cell>
          <table:table-cell office:value-type="float" office:value="9348" table:style-name="ce19">
            <text:p>9348</text:p>
          </table:table-cell>
          <table:table-cell office:value-type="float" office:value="33185" table:style-name="ce19">
            <text:p>33185</text:p>
          </table:table-cell>
          <table:table-cell office:value-type="float" office:value="20644" table:style-name="ce19">
            <text:p>20644</text:p>
          </table:table-cell>
          <table:table-cell office:value-type="float" office:value="29523" table:style-name="ce19">
            <text:p>29523</text:p>
          </table:table-cell>
          <table:table-cell office:value-type="float" office:value="25255" table:style-name="ce19">
            <text:p>25255</text:p>
          </table:table-cell>
          <table:table-cell office:value-type="float" office:value="5201" table:style-name="ce19">
            <text:p>5201</text:p>
          </table:table-cell>
          <table:table-cell office:value-type="float" office:value="33996" table:style-name="ce19">
            <text:p>33996</text:p>
          </table:table-cell>
          <table:table-cell office:value-type="float" office:value="24427" table:style-name="ce19">
            <text:p>24427</text:p>
          </table:table-cell>
          <table:table-cell office:value-type="float" office:value="22351" table:style-name="ce19">
            <text:p>22351</text:p>
          </table:table-cell>
          <table:table-cell office:value-type="float" office:value="19294" table:style-name="ce19">
            <text:p>19294</text:p>
          </table:table-cell>
          <table:table-cell office:value-type="float" office:value="13731" table:style-name="ce19">
            <text:p>13731</text:p>
          </table:table-cell>
          <table:table-cell office:value-type="float" office:value="163342" table:style-name="ce19">
            <text:p>163342</text:p>
          </table:table-cell>
          <table:table-cell office:value-type="float" office:value="43208" table:style-name="ce19">
            <text:p>43208</text:p>
          </table:table-cell>
          <table:table-cell office:value-type="float" office:value="20887" table:style-name="ce19">
            <text:p>20887</text:p>
          </table:table-cell>
          <table:table-cell office:value-type="float" office:value="19855" table:style-name="ce19">
            <text:p>19855</text:p>
          </table:table-cell>
          <table:table-cell office:value-type="float" office:value="25811" table:style-name="ce19">
            <text:p>25811</text:p>
          </table:table-cell>
          <table:table-cell office:value-type="float" office:value="36036" table:style-name="ce19">
            <text:p>36036</text:p>
          </table:table-cell>
          <table:table-cell office:value-type="float" office:value="26114" table:style-name="ce19">
            <text:p>26114</text:p>
          </table:table-cell>
          <table:table-cell office:value-type="float" office:value="21195" table:style-name="ce19">
            <text:p>21195</text:p>
          </table:table-cell>
          <table:table-cell office:value-type="float" office:value="9922" table:style-name="ce19">
            <text:p>9922</text:p>
          </table:table-cell>
          <table:table-cell office:value-type="float" office:value="26368" table:style-name="ce19">
            <text:p>26368</text:p>
          </table:table-cell>
          <table:table-cell office:value-type="float" office:value="6446" table:style-name="ce19">
            <text:p>6446</text:p>
          </table:table-cell>
          <table:table-cell office:value-type="float" office:value="7131" table:style-name="ce19">
            <text:p>7131</text:p>
          </table:table-cell>
          <table:table-cell office:value-type="float" office:value="15057" table:style-name="ce19">
            <text:p>15057</text:p>
          </table:table-cell>
          <table:table-cell office:value-type="float" office:value="8136" table:style-name="ce19">
            <text:p>8136</text:p>
          </table:table-cell>
          <table:table-cell office:value-type="float" office:value="3369" table:style-name="ce19">
            <text:p>3369</text:p>
          </table:table-cell>
          <table:table-cell office:value-type="float" office:value="1848" table:style-name="ce19">
            <text:p>1848</text:p>
          </table:table-cell>
          <table:table-cell office:value-type="float" office:value="8516" table:style-name="ce19">
            <text:p>8516</text:p>
          </table:table-cell>
          <table:table-cell office:value-type="float" office:value="8425" table:style-name="ce19">
            <text:p>8425</text:p>
          </table:table-cell>
          <table:table-cell office:value-type="float" office:value="5869" table:style-name="ce19">
            <text:p>5869</text:p>
          </table:table-cell>
          <table:table-cell office:value-type="float" office:value="34899" table:style-name="ce19">
            <text:p>34899</text:p>
          </table:table-cell>
          <table:table-cell office:value-type="float" office:value="6056" table:style-name="ce19">
            <text:p>6056</text:p>
          </table:table-cell>
          <table:table-cell office:value-type="float" office:value="9815" table:style-name="ce19">
            <text:p>9815</text:p>
          </table:table-cell>
          <table:table-cell office:value-type="float" office:value="6379" table:style-name="ce19">
            <text:p>6379</text:p>
          </table:table-cell>
          <table:table-cell office:value-type="float" office:value="18103" table:style-name="ce19">
            <text:p>18103</text:p>
          </table:table-cell>
          <table:table-cell office:value-type="float" office:value="16877" table:style-name="ce19">
            <text:p>16877</text:p>
          </table:table-cell>
          <table:table-cell office:value-type="float" office:value="29914" table:style-name="ce19">
            <text:p>29914</text:p>
          </table:table-cell>
          <table:table-cell office:value-type="float" office:value="38389" table:style-name="ce19">
            <text:p>38389</text:p>
          </table:table-cell>
          <table:table-cell office:value-type="float" office:value="37454" table:style-name="ce19">
            <text:p>37454</text:p>
          </table:table-cell>
          <table:table-cell office:value-type="float" office:value="22975" table:style-name="ce19">
            <text:p>22975</text:p>
          </table:table-cell>
          <table:table-cell office:value-type="float" office:value="29261" table:style-name="ce19">
            <text:p>29261</text:p>
          </table:table-cell>
          <table:table-cell office:value-type="float" office:value="82398" table:style-name="ce19">
            <text:p>82398</text:p>
          </table:table-cell>
          <table:table-cell office:value-type="float" office:value="16165" table:style-name="ce19">
            <text:p>16165</text:p>
          </table:table-cell>
          <table:table-cell office:value-type="float" office:value="35117" table:style-name="ce19">
            <text:p>35117</text:p>
          </table:table-cell>
          <table:table-cell office:value-type="float" office:value="42564" table:style-name="ce19">
            <text:p>42564</text:p>
          </table:table-cell>
          <table:table-cell office:value-type="float" office:value="19638" table:style-name="ce18">
            <text:p>19638</text:p>
          </table:table-cell>
          <table:table-cell office:value-type="float" office:value="58043" table:style-name="ce20">
            <text:p>58043</text:p>
          </table:table-cell>
          <table:table-cell office:value-type="float" office:value="17158" table:style-name="ce19">
            <text:p>17158</text:p>
          </table:table-cell>
          <table:table-cell office:value-type="float" office:value="15674" table:style-name="ce19">
            <text:p>15674</text:p>
          </table:table-cell>
          <table:table-cell office:value-type="float" office:value="9959" table:style-name="ce19">
            <text:p>9959</text:p>
          </table:table-cell>
          <table:table-cell office:value-type="float" office:value="12867" table:style-name="ce19">
            <text:p>12867</text:p>
          </table:table-cell>
          <table:table-cell office:value-type="float" office:value="7762" table:style-name="ce19">
            <text:p>7762</text:p>
          </table:table-cell>
          <table:table-cell office:value-type="float" office:value="29802" table:style-name="ce19">
            <text:p>29802</text:p>
          </table:table-cell>
          <table:table-cell office:value-type="float" office:value="14054" table:style-name="ce19">
            <text:p>14054</text:p>
          </table:table-cell>
          <table:table-cell office:value-type="float" office:value="8172" table:style-name="ce19">
            <text:p>8172</text:p>
          </table:table-cell>
          <table:table-cell office:value-type="float" office:value="8954" table:style-name="ce19">
            <text:p>8954</text:p>
          </table:table-cell>
          <table:table-cell office:value-type="float" office:value="22752" table:style-name="ce19">
            <text:p>22752</text:p>
          </table:table-cell>
          <table:table-cell office:value-type="float" office:value="19011" table:style-name="ce19">
            <text:p>19011</text:p>
          </table:table-cell>
          <table:table-cell office:value-type="float" office:value="17740" table:style-name="ce19">
            <text:p>17740</text:p>
          </table:table-cell>
          <table:table-cell office:value-type="float" office:value="20139" table:style-name="ce19">
            <text:p>20139</text:p>
          </table:table-cell>
          <table:table-cell office:value-type="float" office:value="10490" table:style-name="ce19">
            <text:p>10490</text:p>
          </table:table-cell>
          <table:table-cell office:value-type="float" office:value="9295" table:style-name="ce19">
            <text:p>9295</text:p>
          </table:table-cell>
          <table:table-cell office:value-type="float" office:value="5271" table:style-name="ce19">
            <text:p>5271</text:p>
          </table:table-cell>
          <table:table-cell office:value-type="float" office:value="2845" table:style-name="ce19">
            <text:p>2845</text:p>
          </table:table-cell>
          <table:table-cell office:value-type="float" office:value="4154" table:style-name="ce19">
            <text:p>4154</text:p>
          </table:table-cell>
          <table:table-cell office:value-type="float" office:value="9370" table:style-name="ce19">
            <text:p>9370</text:p>
          </table:table-cell>
          <table:table-cell office:value-type="float" office:value="10395" table:style-name="ce19">
            <text:p>10395</text:p>
          </table:table-cell>
          <table:table-cell office:value-type="float" office:value="14229" table:style-name="ce19">
            <text:p>14229</text:p>
          </table:table-cell>
          <table:table-cell office:value-type="float" office:value="14253" table:style-name="ce19">
            <text:p>14253</text:p>
          </table:table-cell>
          <table:table-cell office:value-type="float" office:value="22246" table:style-name="ce19">
            <text:p>22246</text:p>
          </table:table-cell>
          <table:table-cell office:value-type="float" office:value="24553" table:style-name="ce19">
            <text:p>24553</text:p>
          </table:table-cell>
          <table:table-cell office:value-type="float" office:value="11056" table:style-name="ce19">
            <text:p>11056</text:p>
          </table:table-cell>
          <table:table-cell office:value-type="float" office:value="10956" table:style-name="ce19">
            <text:p>10956</text:p>
          </table:table-cell>
          <table:table-cell office:value-type="float" office:value="11761" table:style-name="ce19">
            <text:p>11761</text:p>
          </table:table-cell>
          <table:table-cell office:value-type="float" office:value="10716" table:style-name="ce19">
            <text:p>10716</text:p>
          </table:table-cell>
          <table:table-cell office:value-type="float" office:value="11226" table:style-name="ce19">
            <text:p>11226</text:p>
          </table:table-cell>
          <table:table-cell office:value-type="float" office:value="7896" table:style-name="ce19">
            <text:p>7896</text:p>
          </table:table-cell>
          <table:table-cell office:value-type="float" office:value="8339" table:style-name="ce19">
            <text:p>8339</text:p>
          </table:table-cell>
          <table:table-cell office:value-type="float" office:value="54058" table:formula="of:=SUM([進站資料.D15];[出站資料.D15])" table:style-name="ce19">
            <text:p>54058</text:p>
          </table:table-cell>
          <table:table-cell office:value-type="float" office:value="114729" table:formula="of:=SUM([進站資料.E15];[出站資料.E15])" table:style-name="ce19">
            <text:p>114729</text:p>
          </table:table-cell>
          <table:table-cell office:value-type="float" office:value="33690" table:formula="of:=SUM([進站資料.F15];[出站資料.F15])" table:style-name="ce19">
            <text:p>33690</text:p>
          </table:table-cell>
          <table:table-cell office:value-type="float" office:value="23442" table:formula="of:=SUM([進站資料.G15];[出站資料.G15])" table:style-name="ce19">
            <text:p>23442</text:p>
          </table:table-cell>
          <table:table-cell office:value-type="float" office:value="19351" table:formula="of:=SUM([進站資料.H15];[出站資料.H15])" table:style-name="ce19">
            <text:p>19351</text:p>
          </table:table-cell>
          <table:table-cell office:value-type="float" office:value="7900" table:formula="of:=SUM([進站資料.I15];[出站資料.I15])" table:style-name="ce19">
            <text:p>7900</text:p>
          </table:table-cell>
          <table:table-cell office:value-type="float" office:value="5532" table:formula="of:=SUM([進站資料.J15];[出站資料.J15])" table:style-name="ce19">
            <text:p>5532</text:p>
          </table:table-cell>
          <table:table-cell office:value-type="float" office:value="22143" table:formula="of:=SUM([進站資料.K15];[出站資料.K15])" table:style-name="ce19">
            <text:p>22143</text:p>
          </table:table-cell>
          <table:table-cell office:value-type="float" office:value="3616" table:formula="of:=SUM([進站資料.L15];[出站資料.L15])" table:style-name="ce19">
            <text:p>3616</text:p>
          </table:table-cell>
          <table:table-cell office:value-type="float" office:value="5872" table:formula="of:=SUM([進站資料.M15];[出站資料.M15])" table:style-name="ce19">
            <text:p>5872</text:p>
          </table:table-cell>
          <table:table-cell office:value-type="float" office:value="11170" table:formula="of:=SUM([進站資料.N15];[出站資料.N15])" table:style-name="ce19">
            <text:p>11170</text:p>
          </table:table-cell>
          <table:table-cell office:value-type="float" office:value="15397" table:formula="of:=SUM([進站資料.O15];[出站資料.O15])" table:style-name="ce19">
            <text:p>15397</text:p>
          </table:table-cell>
          <table:table-cell office:value-type="float" office:value="27155" table:formula="of:=SUM([進站資料.P15];[出站資料.P15])" table:style-name="ce19">
            <text:p>27155</text:p>
          </table:table-cell>
          <table:table-cell office:value-type="float" office:value="14135" table:formula="of:=SUM([進站資料.Q15];[出站資料.Q15])" table:style-name="ce19">
            <text:p>14135</text:p>
          </table:table-cell>
          <table:table-cell office:value-type="float" office:value="16145" table:formula="of:=SUM([進站資料.R15];[出站資料.R15])" table:style-name="ce19">
            <text:p>16145</text:p>
          </table:table-cell>
          <table:table-cell office:value-type="float" office:value="8196" table:formula="of:=SUM([進站資料.S15];[出站資料.S15])" table:style-name="ce19">
            <text:p>8196</text:p>
          </table:table-cell>
          <table:table-cell office:value-type="float" office:value="15964" table:formula="of:=SUM([進站資料.T15];[出站資料.T15])" table:style-name="ce19">
            <text:p>15964</text:p>
          </table:table-cell>
          <table:table-cell office:value-type="float" office:value="5472" table:formula="of:=SUM([進站資料.U15];[出站資料.U15])" table:style-name="ce19">
            <text:p>5472</text:p>
          </table:table-cell>
          <table:table-cell office:value-type="float" office:value="12717" table:formula="of:=SUM([進站資料.V15];[出站資料.V15])" table:style-name="ce19">
            <text:p>12717</text:p>
          </table:table-cell>
          <table:table-cell office:value-type="float" office:value="14361" table:formula="of:=SUM([進站資料.W15];[出站資料.W15])" table:style-name="ce19">
            <text:p>14361</text:p>
          </table:table-cell>
          <table:table-cell office:value-type="float" office:value="4944" table:formula="of:=SUM([進站資料.X15];[出站資料.X15])" table:style-name="ce19">
            <text:p>4944</text:p>
          </table:table-cell>
          <table:table-cell office:value-type="float" office:value="55043" table:formula="of:=SUM([進站資料.Y15];[出站資料.Y15])" table:style-name="ce19">
            <text:p>55043</text:p>
          </table:table-cell>
          <table:table-cell office:value-type="float" office:value="4172" table:formula="of:=SUM([進站資料.Z15];[出站資料.Z15])" table:style-name="ce19">
            <text:p>4172</text:p>
          </table:table-cell>
          <table:table-cell office:value-type="float" office:value="21418" table:formula="of:=SUM([進站資料.AA15];[出站資料.AA15])" table:style-name="ce19">
            <text:p>21418</text:p>
          </table:table-cell>
          <table:table-cell office:value-type="float" office:value="19668" table:formula="of:=SUM([進站資料.AB15];[出站資料.AB15])" table:style-name="ce19">
            <text:p>19668</text:p>
          </table:table-cell>
          <table:table-cell office:value-type="float" office:value="27975" table:formula="of:=SUM([進站資料.AC15];[出站資料.AC15])" table:style-name="ce19">
            <text:p>27975</text:p>
          </table:table-cell>
          <table:table-cell office:value-type="float" office:value="33624" table:formula="of:=SUM([進站資料.AD15];[出站資料.AD15])" table:style-name="ce19">
            <text:p>33624</text:p>
          </table:table-cell>
          <table:table-cell office:value-type="float" office:value="30409" table:formula="of:=SUM([進站資料.AE15];[出站資料.AE15])" table:style-name="ce19">
            <text:p>30409</text:p>
          </table:table-cell>
          <table:table-cell office:value-type="float" office:value="18064" table:formula="of:=SUM([進站資料.AF15];[出站資料.AF15])" table:style-name="ce19">
            <text:p>18064</text:p>
          </table:table-cell>
          <table:table-cell office:value-type="float" office:value="64534" table:formula="of:=SUM([進站資料.AG15];[出站資料.AG15])" table:style-name="ce19">
            <text:p>64534</text:p>
          </table:table-cell>
          <table:table-cell office:value-type="float" office:value="40685" table:formula="of:=SUM([進站資料.AH15];[出站資料.AH15])" table:style-name="ce19">
            <text:p>40685</text:p>
          </table:table-cell>
          <table:table-cell office:value-type="float" office:value="58500" table:formula="of:=SUM([進站資料.AI15];[出站資料.AI15])" table:style-name="ce19">
            <text:p>58500</text:p>
          </table:table-cell>
          <table:table-cell office:value-type="float" office:value="50086" table:formula="of:=SUM([進站資料.AJ15];[出站資料.AJ15])" table:style-name="ce19">
            <text:p>50086</text:p>
          </table:table-cell>
          <table:table-cell office:value-type="float" office:value="10610" table:formula="of:=SUM([進站資料.AK15];[出站資料.AK15])" table:style-name="ce19">
            <text:p>10610</text:p>
          </table:table-cell>
          <table:table-cell office:value-type="float" office:value="67655" table:formula="of:=SUM([進站資料.AL15];[出站資料.AL15])" table:style-name="ce19">
            <text:p>67655</text:p>
          </table:table-cell>
          <table:table-cell office:value-type="float" office:value="48550" table:formula="of:=SUM([進站資料.AM15];[出站資料.AM15])" table:style-name="ce19">
            <text:p>48550</text:p>
          </table:table-cell>
          <table:table-cell office:value-type="float" office:value="43500" table:formula="of:=SUM([進站資料.AN15];[出站資料.AN15])" table:style-name="ce19">
            <text:p>43500</text:p>
          </table:table-cell>
          <table:table-cell office:value-type="float" office:value="38102" table:formula="of:=SUM([進站資料.AO15];[出站資料.AO15])" table:style-name="ce19">
            <text:p>38102</text:p>
          </table:table-cell>
          <table:table-cell office:value-type="float" office:value="28280" table:formula="of:=SUM([進站資料.AP15];[出站資料.AP15])" table:style-name="ce19">
            <text:p>28280</text:p>
          </table:table-cell>
          <table:table-cell office:value-type="float" office:value="331340" table:formula="of:=SUM([進站資料.AQ15];[出站資料.AQ15])" table:style-name="ce19">
            <text:p>331340</text:p>
          </table:table-cell>
          <table:table-cell office:value-type="float" office:value="88375" table:formula="of:=SUM([進站資料.AR15];[出站資料.AR15])" table:style-name="ce19">
            <text:p>88375</text:p>
          </table:table-cell>
          <table:table-cell office:value-type="float" office:value="43357" table:formula="of:=SUM([進站資料.AS15];[出站資料.AS15])" table:style-name="ce19">
            <text:p>43357</text:p>
          </table:table-cell>
          <table:table-cell office:value-type="float" office:value="38782" table:formula="of:=SUM([進站資料.AT15];[出站資料.AT15])" table:style-name="ce19">
            <text:p>38782</text:p>
          </table:table-cell>
          <table:table-cell office:value-type="float" office:value="51705" table:formula="of:=SUM([進站資料.AU15];[出站資料.AU15])" table:style-name="ce19">
            <text:p>51705</text:p>
          </table:table-cell>
          <table:table-cell office:value-type="float" office:value="70314" table:formula="of:=SUM([進站資料.AV15];[出站資料.AV15])" table:style-name="ce19">
            <text:p>70314</text:p>
          </table:table-cell>
          <table:table-cell office:value-type="float" office:value="52440" table:formula="of:=SUM([進站資料.AW15];[出站資料.AW15])" table:style-name="ce19">
            <text:p>52440</text:p>
          </table:table-cell>
          <table:table-cell office:value-type="float" office:value="42776" table:formula="of:=SUM([進站資料.AX15];[出站資料.AX15])" table:style-name="ce19">
            <text:p>42776</text:p>
          </table:table-cell>
          <table:table-cell office:value-type="float" office:value="19349" table:formula="of:=SUM([進站資料.AY15];[出站資料.AY15])" table:style-name="ce19">
            <text:p>19349</text:p>
          </table:table-cell>
          <table:table-cell office:value-type="float" office:value="52717" table:formula="of:=SUM([進站資料.AZ15];[出站資料.AZ15])" table:style-name="ce19">
            <text:p>52717</text:p>
          </table:table-cell>
          <table:table-cell office:value-type="float" office:value="12145" table:formula="of:=SUM([進站資料.BA15];[出站資料.BA15])" table:style-name="ce19">
            <text:p>12145</text:p>
          </table:table-cell>
          <table:table-cell office:value-type="float" office:value="13115" table:formula="of:=SUM([進站資料.BB15];[出站資料.BB15])" table:style-name="ce19">
            <text:p>13115</text:p>
          </table:table-cell>
          <table:table-cell office:value-type="float" office:value="30803" table:formula="of:=SUM([進站資料.BC15];[出站資料.BC15])" table:style-name="ce19">
            <text:p>30803</text:p>
          </table:table-cell>
          <table:table-cell office:value-type="float" office:value="16492" table:formula="of:=SUM([進站資料.BD15];[出站資料.BD15])" table:style-name="ce19">
            <text:p>16492</text:p>
          </table:table-cell>
          <table:table-cell office:value-type="float" office:value="6739" table:formula="of:=SUM([進站資料.BE15];[出站資料.BE15])" table:style-name="ce19">
            <text:p>6739</text:p>
          </table:table-cell>
          <table:table-cell office:value-type="float" office:value="3611" table:formula="of:=SUM([進站資料.BF15];[出站資料.BF15])" table:style-name="ce19">
            <text:p>3611</text:p>
          </table:table-cell>
          <table:table-cell office:value-type="float" office:value="17222" table:formula="of:=SUM([進站資料.BG15];[出站資料.BG15])" table:style-name="ce19">
            <text:p>17222</text:p>
          </table:table-cell>
          <table:table-cell office:value-type="float" office:value="16782" table:formula="of:=SUM([進站資料.BH15];[出站資料.BH15])" table:style-name="ce19">
            <text:p>16782</text:p>
          </table:table-cell>
          <table:table-cell office:value-type="float" office:value="11492" table:formula="of:=SUM([進站資料.BI15];[出站資料.BI15])" table:style-name="ce19">
            <text:p>11492</text:p>
          </table:table-cell>
          <table:table-cell office:value-type="float" office:value="67137" table:formula="of:=SUM([進站資料.BJ15];[出站資料.BJ15])" table:style-name="ce19">
            <text:p>67137</text:p>
          </table:table-cell>
          <table:table-cell office:value-type="float" office:value="11871" table:formula="of:=SUM([進站資料.BK15];[出站資料.BK15])" table:style-name="ce19">
            <text:p>11871</text:p>
          </table:table-cell>
          <table:table-cell office:value-type="float" office:value="20459" table:formula="of:=SUM([進站資料.BL15];[出站資料.BL15])" table:style-name="ce19">
            <text:p>20459</text:p>
          </table:table-cell>
          <table:table-cell office:value-type="float" office:value="12652" table:formula="of:=SUM([進站資料.BM15];[出站資料.BM15])" table:style-name="ce19">
            <text:p>12652</text:p>
          </table:table-cell>
          <table:table-cell office:value-type="float" office:value="36068" table:formula="of:=SUM([進站資料.BN15];[出站資料.BN15])" table:style-name="ce19">
            <text:p>36068</text:p>
          </table:table-cell>
          <table:table-cell office:value-type="float" office:value="31898" table:formula="of:=SUM([進站資料.BO15];[出站資料.BO15])" table:style-name="ce19">
            <text:p>31898</text:p>
          </table:table-cell>
          <table:table-cell office:value-type="float" office:value="58637" table:formula="of:=SUM([進站資料.BP15];[出站資料.BP15])" table:style-name="ce19">
            <text:p>58637</text:p>
          </table:table-cell>
          <table:table-cell office:value-type="float" office:value="78738" table:formula="of:=SUM([進站資料.BQ15];[出站資料.BQ15])" table:style-name="ce19">
            <text:p>78738</text:p>
          </table:table-cell>
          <table:table-cell office:value-type="float" office:value="71355" table:formula="of:=SUM([進站資料.BR15];[出站資料.BR15])" table:style-name="ce19">
            <text:p>71355</text:p>
          </table:table-cell>
          <table:table-cell office:value-type="float" office:value="45923" table:formula="of:=SUM([進站資料.BS15];[出站資料.BS15])" table:style-name="ce19">
            <text:p>45923</text:p>
          </table:table-cell>
          <table:table-cell office:value-type="float" office:value="57521" table:formula="of:=SUM([進站資料.BT15];[出站資料.BT15])" table:style-name="ce19">
            <text:p>57521</text:p>
          </table:table-cell>
          <table:table-cell office:value-type="float" office:value="168274" table:formula="of:=SUM([進站資料.BU15];[出站資料.BU15])" table:style-name="ce19">
            <text:p>168274</text:p>
          </table:table-cell>
          <table:table-cell office:value-type="float" office:value="33187" table:formula="of:=SUM([進站資料.BV15];[出站資料.BV15])" table:style-name="ce19">
            <text:p>33187</text:p>
          </table:table-cell>
          <table:table-cell office:value-type="float" office:value="69423" table:formula="of:=SUM([進站資料.BW15];[出站資料.BW15])" table:style-name="ce19">
            <text:p>69423</text:p>
          </table:table-cell>
          <table:table-cell office:value-type="float" office:value="87681" table:formula="of:=SUM([進站資料.BX15];[出站資料.BX15])" table:style-name="ce19">
            <text:p>87681</text:p>
          </table:table-cell>
          <table:table-cell office:value-type="float" office:value="41716" table:formula="of:=SUM([進站資料.BY15];[出站資料.BY15])" table:style-name="ce19">
            <text:p>41716</text:p>
          </table:table-cell>
          <table:table-cell office:value-type="float" office:value="117424" table:formula="of:=SUM([進站資料.BZ15];[出站資料.BZ15])" table:style-name="ce19">
            <text:p>117424</text:p>
          </table:table-cell>
          <table:table-cell office:value-type="float" office:value="34091" table:formula="of:=SUM([進站資料.CA15];[出站資料.CA15])" table:style-name="ce19">
            <text:p>34091</text:p>
          </table:table-cell>
          <table:table-cell office:value-type="float" office:value="31461" table:formula="of:=SUM([進站資料.CB15];[出站資料.CB15])" table:style-name="ce19">
            <text:p>31461</text:p>
          </table:table-cell>
          <table:table-cell office:value-type="float" office:value="20013" table:formula="of:=SUM([進站資料.CC15];[出站資料.CC15])" table:style-name="ce19">
            <text:p>20013</text:p>
          </table:table-cell>
          <table:table-cell office:value-type="float" office:value="26089" table:formula="of:=SUM([進站資料.CD15];[出站資料.CD15])" table:style-name="ce19">
            <text:p>26089</text:p>
          </table:table-cell>
          <table:table-cell office:value-type="float" office:value="14740" table:formula="of:=SUM([進站資料.CE15];[出站資料.CE15])" table:style-name="ce19">
            <text:p>14740</text:p>
          </table:table-cell>
          <table:table-cell office:value-type="float" office:value="60776" table:formula="of:=SUM([進站資料.CF15];[出站資料.CF15])" table:style-name="ce19">
            <text:p>60776</text:p>
          </table:table-cell>
          <table:table-cell office:value-type="float" office:value="28982" table:formula="of:=SUM([進站資料.CG15];[出站資料.CG15])" table:style-name="ce19">
            <text:p>28982</text:p>
          </table:table-cell>
          <table:table-cell office:value-type="float" office:value="16449" table:formula="of:=SUM([進站資料.CH15];[出站資料.CH15])" table:style-name="ce19">
            <text:p>16449</text:p>
          </table:table-cell>
          <table:table-cell office:value-type="float" office:value="18346" table:formula="of:=SUM([進站資料.CI15];[出站資料.CI15])" table:style-name="ce19">
            <text:p>18346</text:p>
          </table:table-cell>
          <table:table-cell office:value-type="float" office:value="47381" table:formula="of:=SUM([進站資料.CJ15];[出站資料.CJ15])" table:style-name="ce19">
            <text:p>47381</text:p>
          </table:table-cell>
          <table:table-cell office:value-type="float" office:value="39101" table:formula="of:=SUM([進站資料.CK15];[出站資料.CK15])" table:style-name="ce19">
            <text:p>39101</text:p>
          </table:table-cell>
          <table:table-cell office:value-type="float" office:value="36503" table:formula="of:=SUM([進站資料.CL15];[出站資料.CL15])" table:style-name="ce19">
            <text:p>36503</text:p>
          </table:table-cell>
          <table:table-cell office:value-type="float" office:value="39696" table:formula="of:=SUM([進站資料.CM15];[出站資料.CM15])" table:style-name="ce19">
            <text:p>39696</text:p>
          </table:table-cell>
          <table:table-cell office:value-type="float" office:value="20715" table:formula="of:=SUM([進站資料.CN15];[出站資料.CN15])" table:style-name="ce19">
            <text:p>20715</text:p>
          </table:table-cell>
          <table:table-cell office:value-type="float" office:value="19702" table:formula="of:=SUM([進站資料.CO15];[出站資料.CO15])" table:style-name="ce19">
            <text:p>19702</text:p>
          </table:table-cell>
          <table:table-cell office:value-type="float" office:value="10275" table:formula="of:=SUM([進站資料.CP15];[出站資料.CP15])" table:style-name="ce19">
            <text:p>10275</text:p>
          </table:table-cell>
          <table:table-cell office:value-type="float" office:value="5702" table:formula="of:=SUM([進站資料.CQ15];[出站資料.CQ15])" table:style-name="ce19">
            <text:p>5702</text:p>
          </table:table-cell>
          <table:table-cell office:value-type="float" office:value="8413" table:formula="of:=SUM([進站資料.CR15];[出站資料.CR15])" table:style-name="ce19">
            <text:p>8413</text:p>
          </table:table-cell>
          <table:table-cell office:value-type="float" office:value="18393" table:formula="of:=SUM([進站資料.CS15];[出站資料.CS15])" table:style-name="ce19">
            <text:p>18393</text:p>
          </table:table-cell>
          <table:table-cell office:value-type="float" office:value="20813" table:formula="of:=SUM([進站資料.CT15];[出站資料.CT15])" table:style-name="ce19">
            <text:p>20813</text:p>
          </table:table-cell>
          <table:table-cell office:value-type="float" office:value="25894" table:formula="of:=SUM([進站資料.CU15];[出站資料.CU15])" table:style-name="ce19">
            <text:p>25894</text:p>
          </table:table-cell>
          <table:table-cell office:value-type="float" office:value="28776" table:formula="of:=SUM([進站資料.CV15];[出站資料.CV15])" table:style-name="ce19">
            <text:p>28776</text:p>
          </table:table-cell>
          <table:table-cell office:value-type="float" office:value="45376" table:formula="of:=SUM([進站資料.CW15];[出站資料.CW15])" table:style-name="ce19">
            <text:p>45376</text:p>
          </table:table-cell>
          <table:table-cell office:value-type="float" office:value="49481" table:formula="of:=SUM([進站資料.CX15];[出站資料.CX15])" table:style-name="ce19">
            <text:p>49481</text:p>
          </table:table-cell>
          <table:table-cell office:value-type="float" office:value="21045" table:formula="of:=SUM([進站資料.CY15];[出站資料.CY15])" table:style-name="ce19">
            <text:p>21045</text:p>
          </table:table-cell>
          <table:table-cell office:value-type="float" office:value="21722" table:formula="of:=SUM([進站資料.CZ15];[出站資料.CZ15])" table:style-name="ce19">
            <text:p>21722</text:p>
          </table:table-cell>
          <table:table-cell office:value-type="float" office:value="23897" table:formula="of:=SUM([進站資料.DA15];[出站資料.DA15])" table:style-name="ce19">
            <text:p>23897</text:p>
          </table:table-cell>
          <table:table-cell office:value-type="float" office:value="20736" table:formula="of:=SUM([進站資料.DB15];[出站資料.DB15])" table:style-name="ce19">
            <text:p>20736</text:p>
          </table:table-cell>
          <table:table-cell office:value-type="float" office:value="22355" table:formula="of:=SUM([進站資料.DC15];[出站資料.DC15])" table:style-name="ce19">
            <text:p>22355</text:p>
          </table:table-cell>
          <table:table-cell office:value-type="float" office:value="15456" table:formula="of:=SUM([進站資料.DD15];[出站資料.DD15])" table:style-name="ce19">
            <text:p>15456</text:p>
          </table:table-cell>
          <table:table-cell office:value-type="float" office:value="15929" table:formula="of:=SUM([進站資料.DE15];[出站資料.DE15])" table:style-name="ce19">
            <text:p>15929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5" table:style-name="ce19">
            <text:p>15</text:p>
          </table:table-cell>
          <table:table-cell office:value-type="float" office:value="9366" table:formula="of:=SUM([進站資料.B16];[出站資料.B16])" table:style-name="ce19">
            <text:p>9366</text:p>
          </table:table-cell>
          <table:table-cell office:value-type="float" office:value="18544" table:formula="of:=SUM([進站資料.C16];[出站資料.C16])" table:style-name="ce19">
            <text:p>18544</text:p>
          </table:table-cell>
          <table:table-cell office:value-type="float" office:value="46670" table:style-name="ce19">
            <text:p>46670</text:p>
          </table:table-cell>
          <table:table-cell office:value-type="float" office:value="12563" table:style-name="ce19">
            <text:p>12563</text:p>
          </table:table-cell>
          <table:table-cell office:value-type="float" office:value="9053" table:style-name="ce19">
            <text:p>9053</text:p>
          </table:table-cell>
          <table:table-cell office:value-type="float" office:value="7256" table:style-name="ce19">
            <text:p>7256</text:p>
          </table:table-cell>
          <table:table-cell office:value-type="float" office:value="3365" table:style-name="ce19">
            <text:p>3365</text:p>
          </table:table-cell>
          <table:table-cell office:value-type="float" office:value="2289" table:style-name="ce19">
            <text:p>2289</text:p>
          </table:table-cell>
          <table:table-cell office:value-type="float" office:value="8066" table:style-name="ce19">
            <text:p>8066</text:p>
          </table:table-cell>
          <table:table-cell office:value-type="float" office:value="1690" table:style-name="ce19">
            <text:p>1690</text:p>
          </table:table-cell>
          <table:table-cell office:value-type="float" office:value="2521" table:style-name="ce19">
            <text:p>2521</text:p>
          </table:table-cell>
          <table:table-cell office:value-type="float" office:value="6301" table:style-name="ce19">
            <text:p>6301</text:p>
          </table:table-cell>
          <table:table-cell office:value-type="float" office:value="5944" table:style-name="ce19">
            <text:p>5944</text:p>
          </table:table-cell>
          <table:table-cell office:value-type="float" office:value="12435" table:style-name="ce19">
            <text:p>12435</text:p>
          </table:table-cell>
          <table:table-cell office:value-type="float" office:value="5094" table:style-name="ce19">
            <text:p>5094</text:p>
          </table:table-cell>
          <table:table-cell office:value-type="float" office:value="5744" table:style-name="ce19">
            <text:p>5744</text:p>
          </table:table-cell>
          <table:table-cell office:value-type="float" office:value="3541" table:style-name="ce19">
            <text:p>3541</text:p>
          </table:table-cell>
          <table:table-cell office:value-type="float" office:value="6593" table:style-name="ce19">
            <text:p>6593</text:p>
          </table:table-cell>
          <table:table-cell office:value-type="float" office:value="2551" table:style-name="ce19">
            <text:p>2551</text:p>
          </table:table-cell>
          <table:table-cell office:value-type="float" office:value="5194" table:style-name="ce19">
            <text:p>5194</text:p>
          </table:table-cell>
          <table:table-cell office:value-type="float" office:value="5503" table:style-name="ce19">
            <text:p>5503</text:p>
          </table:table-cell>
          <table:table-cell office:value-type="float" office:value="2098" table:style-name="ce19">
            <text:p>2098</text:p>
          </table:table-cell>
          <table:table-cell office:value-type="float" office:value="21103" table:style-name="ce19">
            <text:p>21103</text:p>
          </table:table-cell>
          <table:table-cell office:value-type="float" office:value="1921" table:style-name="ce19">
            <text:p>1921</text:p>
          </table:table-cell>
          <table:table-cell office:value-type="float" office:value="10444" table:style-name="ce19">
            <text:p>10444</text:p>
          </table:table-cell>
          <table:table-cell office:value-type="float" office:value="8206" table:style-name="ce19">
            <text:p>8206</text:p>
          </table:table-cell>
          <table:table-cell office:value-type="float" office:value="12808" table:style-name="ce19">
            <text:p>12808</text:p>
          </table:table-cell>
          <table:table-cell office:value-type="float" office:value="14919" table:style-name="ce19">
            <text:p>14919</text:p>
          </table:table-cell>
          <table:table-cell office:value-type="float" office:value="13573" table:style-name="ce19">
            <text:p>13573</text:p>
          </table:table-cell>
          <table:table-cell office:value-type="float" office:value="7998" table:style-name="ce19">
            <text:p>7998</text:p>
          </table:table-cell>
          <table:table-cell office:value-type="float" office:value="28232" table:style-name="ce19">
            <text:p>28232</text:p>
          </table:table-cell>
          <table:table-cell office:value-type="float" office:value="17275" table:style-name="ce19">
            <text:p>17275</text:p>
          </table:table-cell>
          <table:table-cell office:value-type="float" office:value="22436" table:style-name="ce19">
            <text:p>22436</text:p>
          </table:table-cell>
          <table:table-cell office:value-type="float" office:value="22400" table:style-name="ce19">
            <text:p>22400</text:p>
          </table:table-cell>
          <table:table-cell office:value-type="float" office:value="4359" table:style-name="ce19">
            <text:p>4359</text:p>
          </table:table-cell>
          <table:table-cell office:value-type="float" office:value="28428" table:style-name="ce19">
            <text:p>28428</text:p>
          </table:table-cell>
          <table:table-cell office:value-type="float" office:value="20484" table:style-name="ce19">
            <text:p>20484</text:p>
          </table:table-cell>
          <table:table-cell office:value-type="float" office:value="18710" table:style-name="ce19">
            <text:p>18710</text:p>
          </table:table-cell>
          <table:table-cell office:value-type="float" office:value="16536" table:style-name="ce19">
            <text:p>16536</text:p>
          </table:table-cell>
          <table:table-cell office:value-type="float" office:value="10230" table:style-name="ce19">
            <text:p>10230</text:p>
          </table:table-cell>
          <table:table-cell office:value-type="float" office:value="159719" table:style-name="ce19">
            <text:p>159719</text:p>
          </table:table-cell>
          <table:table-cell office:value-type="float" office:value="35712" table:style-name="ce19">
            <text:p>35712</text:p>
          </table:table-cell>
          <table:table-cell office:value-type="float" office:value="16257" table:style-name="ce19">
            <text:p>16257</text:p>
          </table:table-cell>
          <table:table-cell office:value-type="float" office:value="18942" table:style-name="ce19">
            <text:p>18942</text:p>
          </table:table-cell>
          <table:table-cell office:value-type="float" office:value="23815" table:style-name="ce19">
            <text:p>23815</text:p>
          </table:table-cell>
          <table:table-cell office:value-type="float" office:value="31383" table:style-name="ce19">
            <text:p>31383</text:p>
          </table:table-cell>
          <table:table-cell office:value-type="float" office:value="22837" table:style-name="ce19">
            <text:p>22837</text:p>
          </table:table-cell>
          <table:table-cell office:value-type="float" office:value="18437" table:style-name="ce19">
            <text:p>18437</text:p>
          </table:table-cell>
          <table:table-cell office:value-type="float" office:value="7883" table:style-name="ce19">
            <text:p>7883</text:p>
          </table:table-cell>
          <table:table-cell office:value-type="float" office:value="21568" table:style-name="ce19">
            <text:p>21568</text:p>
          </table:table-cell>
          <table:table-cell office:value-type="float" office:value="5589" table:style-name="ce19">
            <text:p>5589</text:p>
          </table:table-cell>
          <table:table-cell office:value-type="float" office:value="6263" table:style-name="ce19">
            <text:p>6263</text:p>
          </table:table-cell>
          <table:table-cell office:value-type="float" office:value="13392" table:style-name="ce19">
            <text:p>13392</text:p>
          </table:table-cell>
          <table:table-cell office:value-type="float" office:value="8171" table:style-name="ce19">
            <text:p>8171</text:p>
          </table:table-cell>
          <table:table-cell office:value-type="float" office:value="2847" table:style-name="ce19">
            <text:p>2847</text:p>
          </table:table-cell>
          <table:table-cell office:value-type="float" office:value="1583" table:style-name="ce19">
            <text:p>1583</text:p>
          </table:table-cell>
          <table:table-cell office:value-type="float" office:value="7261" table:style-name="ce19">
            <text:p>7261</text:p>
          </table:table-cell>
          <table:table-cell office:value-type="float" office:value="7151" table:style-name="ce19">
            <text:p>7151</text:p>
          </table:table-cell>
          <table:table-cell office:value-type="float" office:value="5830" table:style-name="ce19">
            <text:p>5830</text:p>
          </table:table-cell>
          <table:table-cell office:value-type="float" office:value="33021" table:style-name="ce19">
            <text:p>33021</text:p>
          </table:table-cell>
          <table:table-cell office:value-type="float" office:value="5939" table:style-name="ce19">
            <text:p>5939</text:p>
          </table:table-cell>
          <table:table-cell office:value-type="float" office:value="9111" table:style-name="ce19">
            <text:p>9111</text:p>
          </table:table-cell>
          <table:table-cell office:value-type="float" office:value="5820" table:style-name="ce19">
            <text:p>5820</text:p>
          </table:table-cell>
          <table:table-cell office:value-type="float" office:value="16035" table:style-name="ce19">
            <text:p>16035</text:p>
          </table:table-cell>
          <table:table-cell office:value-type="float" office:value="13802" table:style-name="ce19">
            <text:p>13802</text:p>
          </table:table-cell>
          <table:table-cell office:value-type="float" office:value="25321" table:style-name="ce19">
            <text:p>25321</text:p>
          </table:table-cell>
          <table:table-cell office:value-type="float" office:value="36236" table:style-name="ce19">
            <text:p>36236</text:p>
          </table:table-cell>
          <table:table-cell office:value-type="float" office:value="31017" table:style-name="ce19">
            <text:p>31017</text:p>
          </table:table-cell>
          <table:table-cell office:value-type="float" office:value="18925" table:style-name="ce19">
            <text:p>18925</text:p>
          </table:table-cell>
          <table:table-cell office:value-type="float" office:value="26972" table:style-name="ce19">
            <text:p>26972</text:p>
          </table:table-cell>
          <table:table-cell office:value-type="float" office:value="70919" table:style-name="ce19">
            <text:p>70919</text:p>
          </table:table-cell>
          <table:table-cell office:value-type="float" office:value="12961" table:style-name="ce19">
            <text:p>12961</text:p>
          </table:table-cell>
          <table:table-cell office:value-type="float" office:value="28841" table:style-name="ce19">
            <text:p>28841</text:p>
          </table:table-cell>
          <table:table-cell office:value-type="float" office:value="32738" table:style-name="ce19">
            <text:p>32738</text:p>
          </table:table-cell>
          <table:table-cell office:value-type="float" office:value="15428" table:style-name="ce18">
            <text:p>15428</text:p>
          </table:table-cell>
          <table:table-cell office:value-type="float" office:value="50484" table:style-name="ce20">
            <text:p>50484</text:p>
          </table:table-cell>
          <table:table-cell office:value-type="float" office:value="14982" table:style-name="ce19">
            <text:p>14982</text:p>
          </table:table-cell>
          <table:table-cell office:value-type="float" office:value="13178" table:style-name="ce19">
            <text:p>13178</text:p>
          </table:table-cell>
          <table:table-cell office:value-type="float" office:value="8157" table:style-name="ce19">
            <text:p>8157</text:p>
          </table:table-cell>
          <table:table-cell office:value-type="float" office:value="11932" table:style-name="ce19">
            <text:p>11932</text:p>
          </table:table-cell>
          <table:table-cell office:value-type="float" office:value="7027" table:style-name="ce19">
            <text:p>7027</text:p>
          </table:table-cell>
          <table:table-cell office:value-type="float" office:value="27146" table:style-name="ce19">
            <text:p>27146</text:p>
          </table:table-cell>
          <table:table-cell office:value-type="float" office:value="10980" table:style-name="ce19">
            <text:p>10980</text:p>
          </table:table-cell>
          <table:table-cell office:value-type="float" office:value="8015" table:style-name="ce19">
            <text:p>8015</text:p>
          </table:table-cell>
          <table:table-cell office:value-type="float" office:value="8543" table:style-name="ce19">
            <text:p>8543</text:p>
          </table:table-cell>
          <table:table-cell office:value-type="float" office:value="17833" table:style-name="ce19">
            <text:p>17833</text:p>
          </table:table-cell>
          <table:table-cell office:value-type="float" office:value="11381" table:style-name="ce19">
            <text:p>11381</text:p>
          </table:table-cell>
          <table:table-cell office:value-type="float" office:value="14932" table:style-name="ce19">
            <text:p>14932</text:p>
          </table:table-cell>
          <table:table-cell office:value-type="float" office:value="16399" table:style-name="ce19">
            <text:p>16399</text:p>
          </table:table-cell>
          <table:table-cell office:value-type="float" office:value="8110" table:style-name="ce19">
            <text:p>8110</text:p>
          </table:table-cell>
          <table:table-cell office:value-type="float" office:value="8105" table:style-name="ce19">
            <text:p>8105</text:p>
          </table:table-cell>
          <table:table-cell office:value-type="float" office:value="5172" table:style-name="ce19">
            <text:p>5172</text:p>
          </table:table-cell>
          <table:table-cell office:value-type="float" office:value="2638" table:style-name="ce19">
            <text:p>2638</text:p>
          </table:table-cell>
          <table:table-cell office:value-type="float" office:value="3574" table:style-name="ce19">
            <text:p>3574</text:p>
          </table:table-cell>
          <table:table-cell office:value-type="float" office:value="7833" table:style-name="ce19">
            <text:p>7833</text:p>
          </table:table-cell>
          <table:table-cell office:value-type="float" office:value="8309" table:style-name="ce19">
            <text:p>8309</text:p>
          </table:table-cell>
          <table:table-cell office:value-type="float" office:value="12651" table:style-name="ce19">
            <text:p>12651</text:p>
          </table:table-cell>
          <table:table-cell office:value-type="float" office:value="12616" table:style-name="ce19">
            <text:p>12616</text:p>
          </table:table-cell>
          <table:table-cell office:value-type="float" office:value="19296" table:style-name="ce19">
            <text:p>19296</text:p>
          </table:table-cell>
          <table:table-cell office:value-type="float" office:value="20681" table:style-name="ce19">
            <text:p>20681</text:p>
          </table:table-cell>
          <table:table-cell office:value-type="float" office:value="9566" table:style-name="ce19">
            <text:p>9566</text:p>
          </table:table-cell>
          <table:table-cell office:value-type="float" office:value="9265" table:style-name="ce19">
            <text:p>9265</text:p>
          </table:table-cell>
          <table:table-cell office:value-type="float" office:value="10015" table:style-name="ce19">
            <text:p>10015</text:p>
          </table:table-cell>
          <table:table-cell office:value-type="float" office:value="8767" table:style-name="ce19">
            <text:p>8767</text:p>
          </table:table-cell>
          <table:table-cell office:value-type="float" office:value="9457" table:style-name="ce19">
            <text:p>9457</text:p>
          </table:table-cell>
          <table:table-cell office:value-type="float" office:value="7154" table:style-name="ce19">
            <text:p>7154</text:p>
          </table:table-cell>
          <table:table-cell office:value-type="float" office:value="7390" table:style-name="ce19">
            <text:p>7390</text:p>
          </table:table-cell>
          <table:table-cell office:value-type="float" office:value="39922" table:formula="of:=SUM([進站資料.D16];[出站資料.D16])" table:style-name="ce19">
            <text:p>39922</text:p>
          </table:table-cell>
          <table:table-cell office:value-type="float" office:value="93113" table:formula="of:=SUM([進站資料.E16];[出站資料.E16])" table:style-name="ce19">
            <text:p>93113</text:p>
          </table:table-cell>
          <table:table-cell office:value-type="float" office:value="25864" table:formula="of:=SUM([進站資料.F16];[出站資料.F16])" table:style-name="ce19">
            <text:p>25864</text:p>
          </table:table-cell>
          <table:table-cell office:value-type="float" office:value="17712" table:formula="of:=SUM([進站資料.G16];[出站資料.G16])" table:style-name="ce19">
            <text:p>17712</text:p>
          </table:table-cell>
          <table:table-cell office:value-type="float" office:value="14532" table:formula="of:=SUM([進站資料.H16];[出站資料.H16])" table:style-name="ce19">
            <text:p>14532</text:p>
          </table:table-cell>
          <table:table-cell office:value-type="float" office:value="6872" table:formula="of:=SUM([進站資料.I16];[出站資料.I16])" table:style-name="ce19">
            <text:p>6872</text:p>
          </table:table-cell>
          <table:table-cell office:value-type="float" office:value="4531" table:formula="of:=SUM([進站資料.J16];[出站資料.J16])" table:style-name="ce19">
            <text:p>4531</text:p>
          </table:table-cell>
          <table:table-cell office:value-type="float" office:value="17427" table:formula="of:=SUM([進站資料.K16];[出站資料.K16])" table:style-name="ce19">
            <text:p>17427</text:p>
          </table:table-cell>
          <table:table-cell office:value-type="float" office:value="3134" table:formula="of:=SUM([進站資料.L16];[出站資料.L16])" table:style-name="ce19">
            <text:p>3134</text:p>
          </table:table-cell>
          <table:table-cell office:value-type="float" office:value="5230" table:formula="of:=SUM([進站資料.M16];[出站資料.M16])" table:style-name="ce19">
            <text:p>5230</text:p>
          </table:table-cell>
          <table:table-cell office:value-type="float" office:value="12889" table:formula="of:=SUM([進站資料.N16];[出站資料.N16])" table:style-name="ce19">
            <text:p>12889</text:p>
          </table:table-cell>
          <table:table-cell office:value-type="float" office:value="12392" table:formula="of:=SUM([進站資料.O16];[出站資料.O16])" table:style-name="ce19">
            <text:p>12392</text:p>
          </table:table-cell>
          <table:table-cell office:value-type="float" office:value="25139" table:formula="of:=SUM([進站資料.P16];[出站資料.P16])" table:style-name="ce19">
            <text:p>25139</text:p>
          </table:table-cell>
          <table:table-cell office:value-type="float" office:value="10449" table:formula="of:=SUM([進站資料.Q16];[出站資料.Q16])" table:style-name="ce19">
            <text:p>10449</text:p>
          </table:table-cell>
          <table:table-cell office:value-type="float" office:value="11897" table:formula="of:=SUM([進站資料.R16];[出站資料.R16])" table:style-name="ce19">
            <text:p>11897</text:p>
          </table:table-cell>
          <table:table-cell office:value-type="float" office:value="7358" table:formula="of:=SUM([進站資料.S16];[出站資料.S16])" table:style-name="ce19">
            <text:p>7358</text:p>
          </table:table-cell>
          <table:table-cell office:value-type="float" office:value="13043" table:formula="of:=SUM([進站資料.T16];[出站資料.T16])" table:style-name="ce19">
            <text:p>13043</text:p>
          </table:table-cell>
          <table:table-cell office:value-type="float" office:value="5240" table:formula="of:=SUM([進站資料.U16];[出站資料.U16])" table:style-name="ce19">
            <text:p>5240</text:p>
          </table:table-cell>
          <table:table-cell office:value-type="float" office:value="10518" table:formula="of:=SUM([進站資料.V16];[出站資料.V16])" table:style-name="ce19">
            <text:p>10518</text:p>
          </table:table-cell>
          <table:table-cell office:value-type="float" office:value="11277" table:formula="of:=SUM([進站資料.W16];[出站資料.W16])" table:style-name="ce19">
            <text:p>11277</text:p>
          </table:table-cell>
          <table:table-cell office:value-type="float" office:value="4043" table:formula="of:=SUM([進站資料.X16];[出站資料.X16])" table:style-name="ce19">
            <text:p>4043</text:p>
          </table:table-cell>
          <table:table-cell office:value-type="float" office:value="41188" table:formula="of:=SUM([進站資料.Y16];[出站資料.Y16])" table:style-name="ce19">
            <text:p>41188</text:p>
          </table:table-cell>
          <table:table-cell office:value-type="float" office:value="3986" table:formula="of:=SUM([進站資料.Z16];[出站資料.Z16])" table:style-name="ce19">
            <text:p>3986</text:p>
          </table:table-cell>
          <table:table-cell office:value-type="float" office:value="20191" table:formula="of:=SUM([進站資料.AA16];[出站資料.AA16])" table:style-name="ce19">
            <text:p>20191</text:p>
          </table:table-cell>
          <table:table-cell office:value-type="float" office:value="17026" table:formula="of:=SUM([進站資料.AB16];[出站資料.AB16])" table:style-name="ce19">
            <text:p>17026</text:p>
          </table:table-cell>
          <table:table-cell office:value-type="float" office:value="25307" table:formula="of:=SUM([進站資料.AC16];[出站資料.AC16])" table:style-name="ce19">
            <text:p>25307</text:p>
          </table:table-cell>
          <table:table-cell office:value-type="float" office:value="29816" table:formula="of:=SUM([進站資料.AD16];[出站資料.AD16])" table:style-name="ce19">
            <text:p>29816</text:p>
          </table:table-cell>
          <table:table-cell office:value-type="float" office:value="27248" table:formula="of:=SUM([進站資料.AE16];[出站資料.AE16])" table:style-name="ce19">
            <text:p>27248</text:p>
          </table:table-cell>
          <table:table-cell office:value-type="float" office:value="15901" table:formula="of:=SUM([進站資料.AF16];[出站資料.AF16])" table:style-name="ce19">
            <text:p>15901</text:p>
          </table:table-cell>
          <table:table-cell office:value-type="float" office:value="55899" table:formula="of:=SUM([進站資料.AG16];[出站資料.AG16])" table:style-name="ce19">
            <text:p>55899</text:p>
          </table:table-cell>
          <table:table-cell office:value-type="float" office:value="34769" table:formula="of:=SUM([進站資料.AH16];[出站資料.AH16])" table:style-name="ce19">
            <text:p>34769</text:p>
          </table:table-cell>
          <table:table-cell office:value-type="float" office:value="44485" table:formula="of:=SUM([進站資料.AI16];[出站資料.AI16])" table:style-name="ce19">
            <text:p>44485</text:p>
          </table:table-cell>
          <table:table-cell office:value-type="float" office:value="45867" table:formula="of:=SUM([進站資料.AJ16];[出站資料.AJ16])" table:style-name="ce19">
            <text:p>45867</text:p>
          </table:table-cell>
          <table:table-cell office:value-type="float" office:value="9055" table:formula="of:=SUM([進站資料.AK16];[出站資料.AK16])" table:style-name="ce19">
            <text:p>9055</text:p>
          </table:table-cell>
          <table:table-cell office:value-type="float" office:value="57592" table:formula="of:=SUM([進站資料.AL16];[出站資料.AL16])" table:style-name="ce19">
            <text:p>57592</text:p>
          </table:table-cell>
          <table:table-cell office:value-type="float" office:value="41178" table:formula="of:=SUM([進站資料.AM16];[出站資料.AM16])" table:style-name="ce19">
            <text:p>41178</text:p>
          </table:table-cell>
          <table:table-cell office:value-type="float" office:value="36706" table:formula="of:=SUM([進站資料.AN16];[出站資料.AN16])" table:style-name="ce19">
            <text:p>36706</text:p>
          </table:table-cell>
          <table:table-cell office:value-type="float" office:value="33012" table:formula="of:=SUM([進站資料.AO16];[出站資料.AO16])" table:style-name="ce19">
            <text:p>33012</text:p>
          </table:table-cell>
          <table:table-cell office:value-type="float" office:value="20631" table:formula="of:=SUM([進站資料.AP16];[出站資料.AP16])" table:style-name="ce19">
            <text:p>20631</text:p>
          </table:table-cell>
          <table:table-cell office:value-type="float" office:value="315623" table:formula="of:=SUM([進站資料.AQ16];[出站資料.AQ16])" table:style-name="ce19">
            <text:p>315623</text:p>
          </table:table-cell>
          <table:table-cell office:value-type="float" office:value="72460" table:formula="of:=SUM([進站資料.AR16];[出站資料.AR16])" table:style-name="ce19">
            <text:p>72460</text:p>
          </table:table-cell>
          <table:table-cell office:value-type="float" office:value="33118" table:formula="of:=SUM([進站資料.AS16];[出站資料.AS16])" table:style-name="ce19">
            <text:p>33118</text:p>
          </table:table-cell>
          <table:table-cell office:value-type="float" office:value="36723" table:formula="of:=SUM([進站資料.AT16];[出站資料.AT16])" table:style-name="ce19">
            <text:p>36723</text:p>
          </table:table-cell>
          <table:table-cell office:value-type="float" office:value="46878" table:formula="of:=SUM([進站資料.AU16];[出站資料.AU16])" table:style-name="ce19">
            <text:p>46878</text:p>
          </table:table-cell>
          <table:table-cell office:value-type="float" office:value="61449" table:formula="of:=SUM([進站資料.AV16];[出站資料.AV16])" table:style-name="ce19">
            <text:p>61449</text:p>
          </table:table-cell>
          <table:table-cell office:value-type="float" office:value="46621" table:formula="of:=SUM([進站資料.AW16];[出站資料.AW16])" table:style-name="ce19">
            <text:p>46621</text:p>
          </table:table-cell>
          <table:table-cell office:value-type="float" office:value="37610" table:formula="of:=SUM([進站資料.AX16];[出站資料.AX16])" table:style-name="ce19">
            <text:p>37610</text:p>
          </table:table-cell>
          <table:table-cell office:value-type="float" office:value="15658" table:formula="of:=SUM([進站資料.AY16];[出站資料.AY16])" table:style-name="ce19">
            <text:p>15658</text:p>
          </table:table-cell>
          <table:table-cell office:value-type="float" office:value="44329" table:formula="of:=SUM([進站資料.AZ16];[出站資料.AZ16])" table:style-name="ce19">
            <text:p>44329</text:p>
          </table:table-cell>
          <table:table-cell office:value-type="float" office:value="10999" table:formula="of:=SUM([進站資料.BA16];[出站資料.BA16])" table:style-name="ce19">
            <text:p>10999</text:p>
          </table:table-cell>
          <table:table-cell office:value-type="float" office:value="11773" table:formula="of:=SUM([進站資料.BB16];[出站資料.BB16])" table:style-name="ce19">
            <text:p>11773</text:p>
          </table:table-cell>
          <table:table-cell office:value-type="float" office:value="28047" table:formula="of:=SUM([進站資料.BC16];[出站資料.BC16])" table:style-name="ce19">
            <text:p>28047</text:p>
          </table:table-cell>
          <table:table-cell office:value-type="float" office:value="16599" table:formula="of:=SUM([進站資料.BD16];[出站資料.BD16])" table:style-name="ce19">
            <text:p>16599</text:p>
          </table:table-cell>
          <table:table-cell office:value-type="float" office:value="5670" table:formula="of:=SUM([進站資料.BE16];[出站資料.BE16])" table:style-name="ce19">
            <text:p>5670</text:p>
          </table:table-cell>
          <table:table-cell office:value-type="float" office:value="3246" table:formula="of:=SUM([進站資料.BF16];[出站資料.BF16])" table:style-name="ce19">
            <text:p>3246</text:p>
          </table:table-cell>
          <table:table-cell office:value-type="float" office:value="15085" table:formula="of:=SUM([進站資料.BG16];[出站資料.BG16])" table:style-name="ce19">
            <text:p>15085</text:p>
          </table:table-cell>
          <table:table-cell office:value-type="float" office:value="14518" table:formula="of:=SUM([進站資料.BH16];[出站資料.BH16])" table:style-name="ce19">
            <text:p>14518</text:p>
          </table:table-cell>
          <table:table-cell office:value-type="float" office:value="11737" table:formula="of:=SUM([進站資料.BI16];[出站資料.BI16])" table:style-name="ce19">
            <text:p>11737</text:p>
          </table:table-cell>
          <table:table-cell office:value-type="float" office:value="65386" table:formula="of:=SUM([進站資料.BJ16];[出站資料.BJ16])" table:style-name="ce19">
            <text:p>65386</text:p>
          </table:table-cell>
          <table:table-cell office:value-type="float" office:value="11677" table:formula="of:=SUM([進站資料.BK16];[出站資料.BK16])" table:style-name="ce19">
            <text:p>11677</text:p>
          </table:table-cell>
          <table:table-cell office:value-type="float" office:value="18463" table:formula="of:=SUM([進站資料.BL16];[出站資料.BL16])" table:style-name="ce19">
            <text:p>18463</text:p>
          </table:table-cell>
          <table:table-cell office:value-type="float" office:value="11514" table:formula="of:=SUM([進站資料.BM16];[出站資料.BM16])" table:style-name="ce19">
            <text:p>11514</text:p>
          </table:table-cell>
          <table:table-cell office:value-type="float" office:value="32012" table:formula="of:=SUM([進站資料.BN16];[出站資料.BN16])" table:style-name="ce19">
            <text:p>32012</text:p>
          </table:table-cell>
          <table:table-cell office:value-type="float" office:value="26162" table:formula="of:=SUM([進站資料.BO16];[出站資料.BO16])" table:style-name="ce19">
            <text:p>26162</text:p>
          </table:table-cell>
          <table:table-cell office:value-type="float" office:value="49138" table:formula="of:=SUM([進站資料.BP16];[出站資料.BP16])" table:style-name="ce19">
            <text:p>49138</text:p>
          </table:table-cell>
          <table:table-cell office:value-type="float" office:value="73104" table:formula="of:=SUM([進站資料.BQ16];[出站資料.BQ16])" table:style-name="ce19">
            <text:p>73104</text:p>
          </table:table-cell>
          <table:table-cell office:value-type="float" office:value="59609" table:formula="of:=SUM([進站資料.BR16];[出站資料.BR16])" table:style-name="ce19">
            <text:p>59609</text:p>
          </table:table-cell>
          <table:table-cell office:value-type="float" office:value="37913" table:formula="of:=SUM([進站資料.BS16];[出站資料.BS16])" table:style-name="ce19">
            <text:p>37913</text:p>
          </table:table-cell>
          <table:table-cell office:value-type="float" office:value="52779" table:formula="of:=SUM([進站資料.BT16];[出站資料.BT16])" table:style-name="ce19">
            <text:p>52779</text:p>
          </table:table-cell>
          <table:table-cell office:value-type="float" office:value="143085" table:formula="of:=SUM([進站資料.BU16];[出站資料.BU16])" table:style-name="ce19">
            <text:p>143085</text:p>
          </table:table-cell>
          <table:table-cell office:value-type="float" office:value="26484" table:formula="of:=SUM([進站資料.BV16];[出站資料.BV16])" table:style-name="ce19">
            <text:p>26484</text:p>
          </table:table-cell>
          <table:table-cell office:value-type="float" office:value="56851" table:formula="of:=SUM([進站資料.BW16];[出站資料.BW16])" table:style-name="ce19">
            <text:p>56851</text:p>
          </table:table-cell>
          <table:table-cell office:value-type="float" office:value="66550" table:formula="of:=SUM([進站資料.BX16];[出站資料.BX16])" table:style-name="ce19">
            <text:p>66550</text:p>
          </table:table-cell>
          <table:table-cell office:value-type="float" office:value="32607" table:formula="of:=SUM([進站資料.BY16];[出站資料.BY16])" table:style-name="ce19">
            <text:p>32607</text:p>
          </table:table-cell>
          <table:table-cell office:value-type="float" office:value="99289" table:formula="of:=SUM([進站資料.BZ16];[出站資料.BZ16])" table:style-name="ce19">
            <text:p>99289</text:p>
          </table:table-cell>
          <table:table-cell office:value-type="float" office:value="30147" table:formula="of:=SUM([進站資料.CA16];[出站資料.CA16])" table:style-name="ce19">
            <text:p>30147</text:p>
          </table:table-cell>
          <table:table-cell office:value-type="float" office:value="26812" table:formula="of:=SUM([進站資料.CB16];[出站資料.CB16])" table:style-name="ce19">
            <text:p>26812</text:p>
          </table:table-cell>
          <table:table-cell office:value-type="float" office:value="16755" table:formula="of:=SUM([進站資料.CC16];[出站資料.CC16])" table:style-name="ce19">
            <text:p>16755</text:p>
          </table:table-cell>
          <table:table-cell office:value-type="float" office:value="23608" table:formula="of:=SUM([進站資料.CD16];[出站資料.CD16])" table:style-name="ce19">
            <text:p>23608</text:p>
          </table:table-cell>
          <table:table-cell office:value-type="float" office:value="13453" table:formula="of:=SUM([進站資料.CE16];[出站資料.CE16])" table:style-name="ce19">
            <text:p>13453</text:p>
          </table:table-cell>
          <table:table-cell office:value-type="float" office:value="54707" table:formula="of:=SUM([進站資料.CF16];[出站資料.CF16])" table:style-name="ce19">
            <text:p>54707</text:p>
          </table:table-cell>
          <table:table-cell office:value-type="float" office:value="22561" table:formula="of:=SUM([進站資料.CG16];[出站資料.CG16])" table:style-name="ce19">
            <text:p>22561</text:p>
          </table:table-cell>
          <table:table-cell office:value-type="float" office:value="16393" table:formula="of:=SUM([進站資料.CH16];[出站資料.CH16])" table:style-name="ce19">
            <text:p>16393</text:p>
          </table:table-cell>
          <table:table-cell office:value-type="float" office:value="17391" table:formula="of:=SUM([進站資料.CI16];[出站資料.CI16])" table:style-name="ce19">
            <text:p>17391</text:p>
          </table:table-cell>
          <table:table-cell office:value-type="float" office:value="36665" table:formula="of:=SUM([進站資料.CJ16];[出站資料.CJ16])" table:style-name="ce19">
            <text:p>36665</text:p>
          </table:table-cell>
          <table:table-cell office:value-type="float" office:value="23796" table:formula="of:=SUM([進站資料.CK16];[出站資料.CK16])" table:style-name="ce19">
            <text:p>23796</text:p>
          </table:table-cell>
          <table:table-cell office:value-type="float" office:value="30695" table:formula="of:=SUM([進站資料.CL16];[出站資料.CL16])" table:style-name="ce19">
            <text:p>30695</text:p>
          </table:table-cell>
          <table:table-cell office:value-type="float" office:value="31850" table:formula="of:=SUM([進站資料.CM16];[出站資料.CM16])" table:style-name="ce19">
            <text:p>31850</text:p>
          </table:table-cell>
          <table:table-cell office:value-type="float" office:value="16425" table:formula="of:=SUM([進站資料.CN16];[出站資料.CN16])" table:style-name="ce19">
            <text:p>16425</text:p>
          </table:table-cell>
          <table:table-cell office:value-type="float" office:value="16892" table:formula="of:=SUM([進站資料.CO16];[出站資料.CO16])" table:style-name="ce19">
            <text:p>16892</text:p>
          </table:table-cell>
          <table:table-cell office:value-type="float" office:value="10225" table:formula="of:=SUM([進站資料.CP16];[出站資料.CP16])" table:style-name="ce19">
            <text:p>10225</text:p>
          </table:table-cell>
          <table:table-cell office:value-type="float" office:value="5167" table:formula="of:=SUM([進站資料.CQ16];[出站資料.CQ16])" table:style-name="ce19">
            <text:p>5167</text:p>
          </table:table-cell>
          <table:table-cell office:value-type="float" office:value="7130" table:formula="of:=SUM([進站資料.CR16];[出站資料.CR16])" table:style-name="ce19">
            <text:p>7130</text:p>
          </table:table-cell>
          <table:table-cell office:value-type="float" office:value="15742" table:formula="of:=SUM([進站資料.CS16];[出站資料.CS16])" table:style-name="ce19">
            <text:p>15742</text:p>
          </table:table-cell>
          <table:table-cell office:value-type="float" office:value="16740" table:formula="of:=SUM([進站資料.CT16];[出站資料.CT16])" table:style-name="ce19">
            <text:p>16740</text:p>
          </table:table-cell>
          <table:table-cell office:value-type="float" office:value="22916" table:formula="of:=SUM([進站資料.CU16];[出站資料.CU16])" table:style-name="ce19">
            <text:p>22916</text:p>
          </table:table-cell>
          <table:table-cell office:value-type="float" office:value="25598" table:formula="of:=SUM([進站資料.CV16];[出站資料.CV16])" table:style-name="ce19">
            <text:p>25598</text:p>
          </table:table-cell>
          <table:table-cell office:value-type="float" office:value="39258" table:formula="of:=SUM([進站資料.CW16];[出站資料.CW16])" table:style-name="ce19">
            <text:p>39258</text:p>
          </table:table-cell>
          <table:table-cell office:value-type="float" office:value="42065" table:formula="of:=SUM([進站資料.CX16];[出站資料.CX16])" table:style-name="ce19">
            <text:p>42065</text:p>
          </table:table-cell>
          <table:table-cell office:value-type="float" office:value="18422" table:formula="of:=SUM([進站資料.CY16];[出站資料.CY16])" table:style-name="ce19">
            <text:p>18422</text:p>
          </table:table-cell>
          <table:table-cell office:value-type="float" office:value="18376" table:formula="of:=SUM([進站資料.CZ16];[出站資料.CZ16])" table:style-name="ce19">
            <text:p>18376</text:p>
          </table:table-cell>
          <table:table-cell office:value-type="float" office:value="20198" table:formula="of:=SUM([進站資料.DA16];[出站資料.DA16])" table:style-name="ce19">
            <text:p>20198</text:p>
          </table:table-cell>
          <table:table-cell office:value-type="float" office:value="17185" table:formula="of:=SUM([進站資料.DB16];[出站資料.DB16])" table:style-name="ce19">
            <text:p>17185</text:p>
          </table:table-cell>
          <table:table-cell office:value-type="float" office:value="19068" table:formula="of:=SUM([進站資料.DC16];[出站資料.DC16])" table:style-name="ce19">
            <text:p>19068</text:p>
          </table:table-cell>
          <table:table-cell office:value-type="float" office:value="14085" table:formula="of:=SUM([進站資料.DD16];[出站資料.DD16])" table:style-name="ce19">
            <text:p>14085</text:p>
          </table:table-cell>
          <table:table-cell office:value-type="float" office:value="14146" table:formula="of:=SUM([進站資料.DE16];[出站資料.DE16])" table:style-name="ce19">
            <text:p>14146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6" table:style-name="ce19">
            <text:p>16</text:p>
          </table:table-cell>
          <table:table-cell office:value-type="float" office:value="11936" table:formula="of:=SUM([進站資料.B17];[出站資料.B17])" table:style-name="ce19">
            <text:p>11936</text:p>
          </table:table-cell>
          <table:table-cell office:value-type="float" office:value="31976" table:formula="of:=SUM([進站資料.C17];[出站資料.C17])" table:style-name="ce19">
            <text:p>31976</text:p>
          </table:table-cell>
          <table:table-cell office:value-type="float" office:value="47838" table:style-name="ce19">
            <text:p>47838</text:p>
          </table:table-cell>
          <table:table-cell office:value-type="float" office:value="25318" table:style-name="ce19">
            <text:p>25318</text:p>
          </table:table-cell>
          <table:table-cell office:value-type="float" office:value="14175" table:style-name="ce19">
            <text:p>14175</text:p>
          </table:table-cell>
          <table:table-cell office:value-type="float" office:value="11871" table:style-name="ce19">
            <text:p>11871</text:p>
          </table:table-cell>
          <table:table-cell office:value-type="float" office:value="4139" table:style-name="ce19">
            <text:p>4139</text:p>
          </table:table-cell>
          <table:table-cell office:value-type="float" office:value="3154" table:style-name="ce19">
            <text:p>3154</text:p>
          </table:table-cell>
          <table:table-cell office:value-type="float" office:value="13513" table:style-name="ce19">
            <text:p>13513</text:p>
          </table:table-cell>
          <table:table-cell office:value-type="float" office:value="2509" table:style-name="ce19">
            <text:p>2509</text:p>
          </table:table-cell>
          <table:table-cell office:value-type="float" office:value="4540" table:style-name="ce19">
            <text:p>4540</text:p>
          </table:table-cell>
          <table:table-cell office:value-type="float" office:value="5154" table:style-name="ce19">
            <text:p>5154</text:p>
          </table:table-cell>
          <table:table-cell office:value-type="float" office:value="8838" table:style-name="ce19">
            <text:p>8838</text:p>
          </table:table-cell>
          <table:table-cell office:value-type="float" office:value="12142" table:style-name="ce19">
            <text:p>12142</text:p>
          </table:table-cell>
          <table:table-cell office:value-type="float" office:value="16292" table:style-name="ce19">
            <text:p>16292</text:p>
          </table:table-cell>
          <table:table-cell office:value-type="float" office:value="15682" table:style-name="ce19">
            <text:p>15682</text:p>
          </table:table-cell>
          <table:table-cell office:value-type="float" office:value="5774" table:style-name="ce19">
            <text:p>5774</text:p>
          </table:table-cell>
          <table:table-cell office:value-type="float" office:value="8120" table:style-name="ce19">
            <text:p>8120</text:p>
          </table:table-cell>
          <table:table-cell office:value-type="float" office:value="3119" table:style-name="ce19">
            <text:p>3119</text:p>
          </table:table-cell>
          <table:table-cell office:value-type="float" office:value="8314" table:style-name="ce19">
            <text:p>8314</text:p>
          </table:table-cell>
          <table:table-cell office:value-type="float" office:value="8194" table:style-name="ce19">
            <text:p>8194</text:p>
          </table:table-cell>
          <table:table-cell office:value-type="float" office:value="4996" table:style-name="ce19">
            <text:p>4996</text:p>
          </table:table-cell>
          <table:table-cell office:value-type="float" office:value="27737" table:style-name="ce19">
            <text:p>27737</text:p>
          </table:table-cell>
          <table:table-cell office:value-type="float" office:value="2151" table:style-name="ce19">
            <text:p>2151</text:p>
          </table:table-cell>
          <table:table-cell office:value-type="float" office:value="12605" table:style-name="ce19">
            <text:p>12605</text:p>
          </table:table-cell>
          <table:table-cell office:value-type="float" office:value="10806" table:style-name="ce19">
            <text:p>10806</text:p>
          </table:table-cell>
          <table:table-cell office:value-type="float" office:value="16372" table:style-name="ce19">
            <text:p>16372</text:p>
          </table:table-cell>
          <table:table-cell office:value-type="float" office:value="21795" table:style-name="ce19">
            <text:p>21795</text:p>
          </table:table-cell>
          <table:table-cell office:value-type="float" office:value="15738" table:style-name="ce19">
            <text:p>15738</text:p>
          </table:table-cell>
          <table:table-cell office:value-type="float" office:value="9491" table:style-name="ce19">
            <text:p>9491</text:p>
          </table:table-cell>
          <table:table-cell office:value-type="float" office:value="28965" table:style-name="ce19">
            <text:p>28965</text:p>
          </table:table-cell>
          <table:table-cell office:value-type="float" office:value="18759" table:style-name="ce19">
            <text:p>18759</text:p>
          </table:table-cell>
          <table:table-cell office:value-type="float" office:value="32241" table:style-name="ce19">
            <text:p>32241</text:p>
          </table:table-cell>
          <table:table-cell office:value-type="float" office:value="28479" table:style-name="ce19">
            <text:p>28479</text:p>
          </table:table-cell>
          <table:table-cell office:value-type="float" office:value="8826" table:style-name="ce19">
            <text:p>8826</text:p>
          </table:table-cell>
          <table:table-cell office:value-type="float" office:value="35707" table:style-name="ce19">
            <text:p>35707</text:p>
          </table:table-cell>
          <table:table-cell office:value-type="float" office:value="26786" table:style-name="ce19">
            <text:p>26786</text:p>
          </table:table-cell>
          <table:table-cell office:value-type="float" office:value="25363" table:style-name="ce19">
            <text:p>25363</text:p>
          </table:table-cell>
          <table:table-cell office:value-type="float" office:value="21648" table:style-name="ce19">
            <text:p>21648</text:p>
          </table:table-cell>
          <table:table-cell office:value-type="float" office:value="24860" table:style-name="ce19">
            <text:p>24860</text:p>
          </table:table-cell>
          <table:table-cell office:value-type="float" office:value="144320" table:style-name="ce19">
            <text:p>144320</text:p>
          </table:table-cell>
          <table:table-cell office:value-type="float" office:value="36378" table:style-name="ce19">
            <text:p>36378</text:p>
          </table:table-cell>
          <table:table-cell office:value-type="float" office:value="23606" table:style-name="ce19">
            <text:p>23606</text:p>
          </table:table-cell>
          <table:table-cell office:value-type="float" office:value="25906" table:style-name="ce19">
            <text:p>25906</text:p>
          </table:table-cell>
          <table:table-cell office:value-type="float" office:value="25337" table:style-name="ce19">
            <text:p>25337</text:p>
          </table:table-cell>
          <table:table-cell office:value-type="float" office:value="31994" table:style-name="ce19">
            <text:p>31994</text:p>
          </table:table-cell>
          <table:table-cell office:value-type="float" office:value="26149" table:style-name="ce19">
            <text:p>26149</text:p>
          </table:table-cell>
          <table:table-cell office:value-type="float" office:value="23425" table:style-name="ce19">
            <text:p>23425</text:p>
          </table:table-cell>
          <table:table-cell office:value-type="float" office:value="13373" table:style-name="ce19">
            <text:p>13373</text:p>
          </table:table-cell>
          <table:table-cell office:value-type="float" office:value="30886" table:style-name="ce19">
            <text:p>30886</text:p>
          </table:table-cell>
          <table:table-cell office:value-type="float" office:value="7371" table:style-name="ce19">
            <text:p>7371</text:p>
          </table:table-cell>
          <table:table-cell office:value-type="float" office:value="9869" table:style-name="ce19">
            <text:p>9869</text:p>
          </table:table-cell>
          <table:table-cell office:value-type="float" office:value="17411" table:style-name="ce19">
            <text:p>17411</text:p>
          </table:table-cell>
          <table:table-cell office:value-type="float" office:value="7147" table:style-name="ce19">
            <text:p>7147</text:p>
          </table:table-cell>
          <table:table-cell office:value-type="float" office:value="3488" table:style-name="ce19">
            <text:p>3488</text:p>
          </table:table-cell>
          <table:table-cell office:value-type="float" office:value="2465" table:style-name="ce19">
            <text:p>2465</text:p>
          </table:table-cell>
          <table:table-cell office:value-type="float" office:value="10805" table:style-name="ce19">
            <text:p>10805</text:p>
          </table:table-cell>
          <table:table-cell office:value-type="float" office:value="9240" table:style-name="ce19">
            <text:p>9240</text:p>
          </table:table-cell>
          <table:table-cell office:value-type="float" office:value="6949" table:style-name="ce19">
            <text:p>6949</text:p>
          </table:table-cell>
          <table:table-cell office:value-type="float" office:value="33936" table:style-name="ce19">
            <text:p>33936</text:p>
          </table:table-cell>
          <table:table-cell office:value-type="float" office:value="7897" table:style-name="ce19">
            <text:p>7897</text:p>
          </table:table-cell>
          <table:table-cell office:value-type="float" office:value="11187" table:style-name="ce19">
            <text:p>11187</text:p>
          </table:table-cell>
          <table:table-cell office:value-type="float" office:value="7137" table:style-name="ce19">
            <text:p>7137</text:p>
          </table:table-cell>
          <table:table-cell office:value-type="float" office:value="21238" table:style-name="ce19">
            <text:p>21238</text:p>
          </table:table-cell>
          <table:table-cell office:value-type="float" office:value="21778" table:style-name="ce19">
            <text:p>21778</text:p>
          </table:table-cell>
          <table:table-cell office:value-type="float" office:value="30145" table:style-name="ce19">
            <text:p>30145</text:p>
          </table:table-cell>
          <table:table-cell office:value-type="float" office:value="36597" table:style-name="ce19">
            <text:p>36597</text:p>
          </table:table-cell>
          <table:table-cell office:value-type="float" office:value="39963" table:style-name="ce19">
            <text:p>39963</text:p>
          </table:table-cell>
          <table:table-cell office:value-type="float" office:value="25699" table:style-name="ce19">
            <text:p>25699</text:p>
          </table:table-cell>
          <table:table-cell office:value-type="float" office:value="29373" table:style-name="ce19">
            <text:p>29373</text:p>
          </table:table-cell>
          <table:table-cell office:value-type="float" office:value="69415" table:style-name="ce19">
            <text:p>69415</text:p>
          </table:table-cell>
          <table:table-cell office:value-type="float" office:value="19536" table:style-name="ce19">
            <text:p>19536</text:p>
          </table:table-cell>
          <table:table-cell office:value-type="float" office:value="31672" table:style-name="ce19">
            <text:p>31672</text:p>
          </table:table-cell>
          <table:table-cell office:value-type="float" office:value="38536" table:style-name="ce19">
            <text:p>38536</text:p>
          </table:table-cell>
          <table:table-cell office:value-type="float" office:value="21532" table:style-name="ce18">
            <text:p>21532</text:p>
          </table:table-cell>
          <table:table-cell office:value-type="float" office:value="58897" table:style-name="ce20">
            <text:p>58897</text:p>
          </table:table-cell>
          <table:table-cell office:value-type="float" office:value="20487" table:style-name="ce19">
            <text:p>20487</text:p>
          </table:table-cell>
          <table:table-cell office:value-type="float" office:value="17552" table:style-name="ce19">
            <text:p>17552</text:p>
          </table:table-cell>
          <table:table-cell office:value-type="float" office:value="14187" table:style-name="ce19">
            <text:p>14187</text:p>
          </table:table-cell>
          <table:table-cell office:value-type="float" office:value="15723" table:style-name="ce19">
            <text:p>15723</text:p>
          </table:table-cell>
          <table:table-cell office:value-type="float" office:value="11422" table:style-name="ce19">
            <text:p>11422</text:p>
          </table:table-cell>
          <table:table-cell office:value-type="float" office:value="30294" table:style-name="ce19">
            <text:p>30294</text:p>
          </table:table-cell>
          <table:table-cell office:value-type="float" office:value="16652" table:style-name="ce19">
            <text:p>16652</text:p>
          </table:table-cell>
          <table:table-cell office:value-type="float" office:value="7168" table:style-name="ce19">
            <text:p>7168</text:p>
          </table:table-cell>
          <table:table-cell office:value-type="float" office:value="9718" table:style-name="ce19">
            <text:p>9718</text:p>
          </table:table-cell>
          <table:table-cell office:value-type="float" office:value="38131" table:style-name="ce19">
            <text:p>38131</text:p>
          </table:table-cell>
          <table:table-cell office:value-type="float" office:value="24368" table:style-name="ce19">
            <text:p>24368</text:p>
          </table:table-cell>
          <table:table-cell office:value-type="float" office:value="23074" table:style-name="ce19">
            <text:p>23074</text:p>
          </table:table-cell>
          <table:table-cell office:value-type="float" office:value="24175" table:style-name="ce19">
            <text:p>24175</text:p>
          </table:table-cell>
          <table:table-cell office:value-type="float" office:value="8457" table:style-name="ce19">
            <text:p>8457</text:p>
          </table:table-cell>
          <table:table-cell office:value-type="float" office:value="10604" table:style-name="ce19">
            <text:p>10604</text:p>
          </table:table-cell>
          <table:table-cell office:value-type="float" office:value="5200" table:style-name="ce19">
            <text:p>5200</text:p>
          </table:table-cell>
          <table:table-cell office:value-type="float" office:value="4603" table:style-name="ce19">
            <text:p>4603</text:p>
          </table:table-cell>
          <table:table-cell office:value-type="float" office:value="4619" table:style-name="ce19">
            <text:p>4619</text:p>
          </table:table-cell>
          <table:table-cell office:value-type="float" office:value="9907" table:style-name="ce19">
            <text:p>9907</text:p>
          </table:table-cell>
          <table:table-cell office:value-type="float" office:value="9450" table:style-name="ce19">
            <text:p>9450</text:p>
          </table:table-cell>
          <table:table-cell office:value-type="float" office:value="14344" table:style-name="ce19">
            <text:p>14344</text:p>
          </table:table-cell>
          <table:table-cell office:value-type="float" office:value="17772" table:style-name="ce19">
            <text:p>17772</text:p>
          </table:table-cell>
          <table:table-cell office:value-type="float" office:value="28741" table:style-name="ce19">
            <text:p>28741</text:p>
          </table:table-cell>
          <table:table-cell office:value-type="float" office:value="24429" table:style-name="ce19">
            <text:p>24429</text:p>
          </table:table-cell>
          <table:table-cell office:value-type="float" office:value="12825" table:style-name="ce19">
            <text:p>12825</text:p>
          </table:table-cell>
          <table:table-cell office:value-type="float" office:value="12453" table:style-name="ce19">
            <text:p>12453</text:p>
          </table:table-cell>
          <table:table-cell office:value-type="float" office:value="11785" table:style-name="ce19">
            <text:p>11785</text:p>
          </table:table-cell>
          <table:table-cell office:value-type="float" office:value="12409" table:style-name="ce19">
            <text:p>12409</text:p>
          </table:table-cell>
          <table:table-cell office:value-type="float" office:value="11798" table:style-name="ce19">
            <text:p>11798</text:p>
          </table:table-cell>
          <table:table-cell office:value-type="float" office:value="9387" table:style-name="ce19">
            <text:p>9387</text:p>
          </table:table-cell>
          <table:table-cell office:value-type="float" office:value="9111" table:style-name="ce19">
            <text:p>9111</text:p>
          </table:table-cell>
          <table:table-cell office:value-type="float" office:value="80142" table:formula="of:=SUM([進站資料.D17];[出站資料.D17])" table:style-name="ce19">
            <text:p>80142</text:p>
          </table:table-cell>
          <table:table-cell office:value-type="float" office:value="95835" table:formula="of:=SUM([進站資料.E17];[出站資料.E17])" table:style-name="ce19">
            <text:p>95835</text:p>
          </table:table-cell>
          <table:table-cell office:value-type="float" office:value="50959" table:formula="of:=SUM([進站資料.F17];[出站資料.F17])" table:style-name="ce19">
            <text:p>50959</text:p>
          </table:table-cell>
          <table:table-cell office:value-type="float" office:value="27907" table:formula="of:=SUM([進站資料.G17];[出站資料.G17])" table:style-name="ce19">
            <text:p>27907</text:p>
          </table:table-cell>
          <table:table-cell office:value-type="float" office:value="23488" table:formula="of:=SUM([進站資料.H17];[出站資料.H17])" table:style-name="ce19">
            <text:p>23488</text:p>
          </table:table-cell>
          <table:table-cell office:value-type="float" office:value="8012" table:formula="of:=SUM([進站資料.I17];[出站資料.I17])" table:style-name="ce19">
            <text:p>8012</text:p>
          </table:table-cell>
          <table:table-cell office:value-type="float" office:value="6150" table:formula="of:=SUM([進站資料.J17];[出站資料.J17])" table:style-name="ce19">
            <text:p>6150</text:p>
          </table:table-cell>
          <table:table-cell office:value-type="float" office:value="27679" table:formula="of:=SUM([進站資料.K17];[出站資料.K17])" table:style-name="ce19">
            <text:p>27679</text:p>
          </table:table-cell>
          <table:table-cell office:value-type="float" office:value="4609" table:formula="of:=SUM([進站資料.L17];[出站資料.L17])" table:style-name="ce19">
            <text:p>4609</text:p>
          </table:table-cell>
          <table:table-cell office:value-type="float" office:value="9114" table:formula="of:=SUM([進站資料.M17];[出站資料.M17])" table:style-name="ce19">
            <text:p>9114</text:p>
          </table:table-cell>
          <table:table-cell office:value-type="float" office:value="10177" table:formula="of:=SUM([進站資料.N17];[出站資料.N17])" table:style-name="ce19">
            <text:p>10177</text:p>
          </table:table-cell>
          <table:table-cell office:value-type="float" office:value="17679" table:formula="of:=SUM([進站資料.O17];[出站資料.O17])" table:style-name="ce19">
            <text:p>17679</text:p>
          </table:table-cell>
          <table:table-cell office:value-type="float" office:value="24019" table:formula="of:=SUM([進站資料.P17];[出站資料.P17])" table:style-name="ce19">
            <text:p>24019</text:p>
          </table:table-cell>
          <table:table-cell office:value-type="float" office:value="33652" table:formula="of:=SUM([進站資料.Q17];[出站資料.Q17])" table:style-name="ce19">
            <text:p>33652</text:p>
          </table:table-cell>
          <table:table-cell office:value-type="float" office:value="31544" table:formula="of:=SUM([進站資料.R17];[出站資料.R17])" table:style-name="ce19">
            <text:p>31544</text:p>
          </table:table-cell>
          <table:table-cell office:value-type="float" office:value="11265" table:formula="of:=SUM([進站資料.S17];[出站資料.S17])" table:style-name="ce19">
            <text:p>11265</text:p>
          </table:table-cell>
          <table:table-cell office:value-type="float" office:value="16145" table:formula="of:=SUM([進站資料.T17];[出站資料.T17])" table:style-name="ce19">
            <text:p>16145</text:p>
          </table:table-cell>
          <table:table-cell office:value-type="float" office:value="6102" table:formula="of:=SUM([進站資料.U17];[出站資料.U17])" table:style-name="ce19">
            <text:p>6102</text:p>
          </table:table-cell>
          <table:table-cell office:value-type="float" office:value="16797" table:formula="of:=SUM([進站資料.V17];[出站資料.V17])" table:style-name="ce19">
            <text:p>16797</text:p>
          </table:table-cell>
          <table:table-cell office:value-type="float" office:value="16543" table:formula="of:=SUM([進站資料.W17];[出站資料.W17])" table:style-name="ce19">
            <text:p>16543</text:p>
          </table:table-cell>
          <table:table-cell office:value-type="float" office:value="9697" table:formula="of:=SUM([進站資料.X17];[出站資料.X17])" table:style-name="ce19">
            <text:p>9697</text:p>
          </table:table-cell>
          <table:table-cell office:value-type="float" office:value="54269" table:formula="of:=SUM([進站資料.Y17];[出站資料.Y17])" table:style-name="ce19">
            <text:p>54269</text:p>
          </table:table-cell>
          <table:table-cell office:value-type="float" office:value="4456" table:formula="of:=SUM([進站資料.Z17];[出站資料.Z17])" table:style-name="ce19">
            <text:p>4456</text:p>
          </table:table-cell>
          <table:table-cell office:value-type="float" office:value="23759" table:formula="of:=SUM([進站資料.AA17];[出站資料.AA17])" table:style-name="ce19">
            <text:p>23759</text:p>
          </table:table-cell>
          <table:table-cell office:value-type="float" office:value="22158" table:formula="of:=SUM([進站資料.AB17];[出站資料.AB17])" table:style-name="ce19">
            <text:p>22158</text:p>
          </table:table-cell>
          <table:table-cell office:value-type="float" office:value="32761" table:formula="of:=SUM([進站資料.AC17];[出站資料.AC17])" table:style-name="ce19">
            <text:p>32761</text:p>
          </table:table-cell>
          <table:table-cell office:value-type="float" office:value="42874" table:formula="of:=SUM([進站資料.AD17];[出站資料.AD17])" table:style-name="ce19">
            <text:p>42874</text:p>
          </table:table-cell>
          <table:table-cell office:value-type="float" office:value="31598" table:formula="of:=SUM([進站資料.AE17];[出站資料.AE17])" table:style-name="ce19">
            <text:p>31598</text:p>
          </table:table-cell>
          <table:table-cell office:value-type="float" office:value="18535" table:formula="of:=SUM([進站資料.AF17];[出站資料.AF17])" table:style-name="ce19">
            <text:p>18535</text:p>
          </table:table-cell>
          <table:table-cell office:value-type="float" office:value="56975" table:formula="of:=SUM([進站資料.AG17];[出站資料.AG17])" table:style-name="ce19">
            <text:p>56975</text:p>
          </table:table-cell>
          <table:table-cell office:value-type="float" office:value="37800" table:formula="of:=SUM([進站資料.AH17];[出站資料.AH17])" table:style-name="ce19">
            <text:p>37800</text:p>
          </table:table-cell>
          <table:table-cell office:value-type="float" office:value="64488" table:formula="of:=SUM([進站資料.AI17];[出站資料.AI17])" table:style-name="ce19">
            <text:p>64488</text:p>
          </table:table-cell>
          <table:table-cell office:value-type="float" office:value="56719" table:formula="of:=SUM([進站資料.AJ17];[出站資料.AJ17])" table:style-name="ce19">
            <text:p>56719</text:p>
          </table:table-cell>
          <table:table-cell office:value-type="float" office:value="17681" table:formula="of:=SUM([進站資料.AK17];[出站資料.AK17])" table:style-name="ce19">
            <text:p>17681</text:p>
          </table:table-cell>
          <table:table-cell office:value-type="float" office:value="72694" table:formula="of:=SUM([進站資料.AL17];[出站資料.AL17])" table:style-name="ce19">
            <text:p>72694</text:p>
          </table:table-cell>
          <table:table-cell office:value-type="float" office:value="53479" table:formula="of:=SUM([進站資料.AM17];[出站資料.AM17])" table:style-name="ce19">
            <text:p>53479</text:p>
          </table:table-cell>
          <table:table-cell office:value-type="float" office:value="50171" table:formula="of:=SUM([進站資料.AN17];[出站資料.AN17])" table:style-name="ce19">
            <text:p>50171</text:p>
          </table:table-cell>
          <table:table-cell office:value-type="float" office:value="42368" table:formula="of:=SUM([進站資料.AO17];[出站資料.AO17])" table:style-name="ce19">
            <text:p>42368</text:p>
          </table:table-cell>
          <table:table-cell office:value-type="float" office:value="51333" table:formula="of:=SUM([進站資料.AP17];[出站資料.AP17])" table:style-name="ce19">
            <text:p>51333</text:p>
          </table:table-cell>
          <table:table-cell office:value-type="float" office:value="286135" table:formula="of:=SUM([進站資料.AQ17];[出站資料.AQ17])" table:style-name="ce19">
            <text:p>286135</text:p>
          </table:table-cell>
          <table:table-cell office:value-type="float" office:value="73801" table:formula="of:=SUM([進站資料.AR17];[出站資料.AR17])" table:style-name="ce19">
            <text:p>73801</text:p>
          </table:table-cell>
          <table:table-cell office:value-type="float" office:value="48713" table:formula="of:=SUM([進站資料.AS17];[出站資料.AS17])" table:style-name="ce19">
            <text:p>48713</text:p>
          </table:table-cell>
          <table:table-cell office:value-type="float" office:value="50573" table:formula="of:=SUM([進站資料.AT17];[出站資料.AT17])" table:style-name="ce19">
            <text:p>50573</text:p>
          </table:table-cell>
          <table:table-cell office:value-type="float" office:value="50914" table:formula="of:=SUM([進站資料.AU17];[出站資料.AU17])" table:style-name="ce19">
            <text:p>50914</text:p>
          </table:table-cell>
          <table:table-cell office:value-type="float" office:value="62556" table:formula="of:=SUM([進站資料.AV17];[出站資料.AV17])" table:style-name="ce19">
            <text:p>62556</text:p>
          </table:table-cell>
          <table:table-cell office:value-type="float" office:value="53168" table:formula="of:=SUM([進站資料.AW17];[出站資料.AW17])" table:style-name="ce19">
            <text:p>53168</text:p>
          </table:table-cell>
          <table:table-cell office:value-type="float" office:value="46663" table:formula="of:=SUM([進站資料.AX17];[出站資料.AX17])" table:style-name="ce19">
            <text:p>46663</text:p>
          </table:table-cell>
          <table:table-cell office:value-type="float" office:value="26057" table:formula="of:=SUM([進站資料.AY17];[出站資料.AY17])" table:style-name="ce19">
            <text:p>26057</text:p>
          </table:table-cell>
          <table:table-cell office:value-type="float" office:value="63332" table:formula="of:=SUM([進站資料.AZ17];[出站資料.AZ17])" table:style-name="ce19">
            <text:p>63332</text:p>
          </table:table-cell>
          <table:table-cell office:value-type="float" office:value="14150" table:formula="of:=SUM([進站資料.BA17];[出站資料.BA17])" table:style-name="ce19">
            <text:p>14150</text:p>
          </table:table-cell>
          <table:table-cell office:value-type="float" office:value="18408" table:formula="of:=SUM([進站資料.BB17];[出站資料.BB17])" table:style-name="ce19">
            <text:p>18408</text:p>
          </table:table-cell>
          <table:table-cell office:value-type="float" office:value="36419" table:formula="of:=SUM([進站資料.BC17];[出站資料.BC17])" table:style-name="ce19">
            <text:p>36419</text:p>
          </table:table-cell>
          <table:table-cell office:value-type="float" office:value="13615" table:formula="of:=SUM([進站資料.BD17];[出站資料.BD17])" table:style-name="ce19">
            <text:p>13615</text:p>
          </table:table-cell>
          <table:table-cell office:value-type="float" office:value="6833" table:formula="of:=SUM([進站資料.BE17];[出站資料.BE17])" table:style-name="ce19">
            <text:p>6833</text:p>
          </table:table-cell>
          <table:table-cell office:value-type="float" office:value="5214" table:formula="of:=SUM([進站資料.BF17];[出站資料.BF17])" table:style-name="ce19">
            <text:p>5214</text:p>
          </table:table-cell>
          <table:table-cell office:value-type="float" office:value="22263" table:formula="of:=SUM([進站資料.BG17];[出站資料.BG17])" table:style-name="ce19">
            <text:p>22263</text:p>
          </table:table-cell>
          <table:table-cell office:value-type="float" office:value="18985" table:formula="of:=SUM([進站資料.BH17];[出站資料.BH17])" table:style-name="ce19">
            <text:p>18985</text:p>
          </table:table-cell>
          <table:table-cell office:value-type="float" office:value="13811" table:formula="of:=SUM([進站資料.BI17];[出站資料.BI17])" table:style-name="ce19">
            <text:p>13811</text:p>
          </table:table-cell>
          <table:table-cell office:value-type="float" office:value="67290" table:formula="of:=SUM([進站資料.BJ17];[出站資料.BJ17])" table:style-name="ce19">
            <text:p>67290</text:p>
          </table:table-cell>
          <table:table-cell office:value-type="float" office:value="15403" table:formula="of:=SUM([進站資料.BK17];[出站資料.BK17])" table:style-name="ce19">
            <text:p>15403</text:p>
          </table:table-cell>
          <table:table-cell office:value-type="float" office:value="22911" table:formula="of:=SUM([進站資料.BL17];[出站資料.BL17])" table:style-name="ce19">
            <text:p>22911</text:p>
          </table:table-cell>
          <table:table-cell office:value-type="float" office:value="14107" table:formula="of:=SUM([進站資料.BM17];[出站資料.BM17])" table:style-name="ce19">
            <text:p>14107</text:p>
          </table:table-cell>
          <table:table-cell office:value-type="float" office:value="42713" table:formula="of:=SUM([進站資料.BN17];[出站資料.BN17])" table:style-name="ce19">
            <text:p>42713</text:p>
          </table:table-cell>
          <table:table-cell office:value-type="float" office:value="41442" table:formula="of:=SUM([進站資料.BO17];[出站資料.BO17])" table:style-name="ce19">
            <text:p>41442</text:p>
          </table:table-cell>
          <table:table-cell office:value-type="float" office:value="57392" table:formula="of:=SUM([進站資料.BP17];[出站資料.BP17])" table:style-name="ce19">
            <text:p>57392</text:p>
          </table:table-cell>
          <table:table-cell office:value-type="float" office:value="76120" table:formula="of:=SUM([進站資料.BQ17];[出站資料.BQ17])" table:style-name="ce19">
            <text:p>76120</text:p>
          </table:table-cell>
          <table:table-cell office:value-type="float" office:value="78260" table:formula="of:=SUM([進站資料.BR17];[出站資料.BR17])" table:style-name="ce19">
            <text:p>78260</text:p>
          </table:table-cell>
          <table:table-cell office:value-type="float" office:value="51983" table:formula="of:=SUM([進站資料.BS17];[出站資料.BS17])" table:style-name="ce19">
            <text:p>51983</text:p>
          </table:table-cell>
          <table:table-cell office:value-type="float" office:value="57575" table:formula="of:=SUM([進站資料.BT17];[出站資料.BT17])" table:style-name="ce19">
            <text:p>57575</text:p>
          </table:table-cell>
          <table:table-cell office:value-type="float" office:value="139246" table:formula="of:=SUM([進站資料.BU17];[出站資料.BU17])" table:style-name="ce19">
            <text:p>139246</text:p>
          </table:table-cell>
          <table:table-cell office:value-type="float" office:value="40069" table:formula="of:=SUM([進站資料.BV17];[出站資料.BV17])" table:style-name="ce19">
            <text:p>40069</text:p>
          </table:table-cell>
          <table:table-cell office:value-type="float" office:value="62707" table:formula="of:=SUM([進站資料.BW17];[出站資料.BW17])" table:style-name="ce19">
            <text:p>62707</text:p>
          </table:table-cell>
          <table:table-cell office:value-type="float" office:value="78782" table:formula="of:=SUM([進站資料.BX17];[出站資料.BX17])" table:style-name="ce19">
            <text:p>78782</text:p>
          </table:table-cell>
          <table:table-cell office:value-type="float" office:value="44627" table:formula="of:=SUM([進站資料.BY17];[出站資料.BY17])" table:style-name="ce19">
            <text:p>44627</text:p>
          </table:table-cell>
          <table:table-cell office:value-type="float" office:value="118636" table:formula="of:=SUM([進站資料.BZ17];[出站資料.BZ17])" table:style-name="ce19">
            <text:p>118636</text:p>
          </table:table-cell>
          <table:table-cell office:value-type="float" office:value="41196" table:formula="of:=SUM([進站資料.CA17];[出站資料.CA17])" table:style-name="ce19">
            <text:p>41196</text:p>
          </table:table-cell>
          <table:table-cell office:value-type="float" office:value="35013" table:formula="of:=SUM([進站資料.CB17];[出站資料.CB17])" table:style-name="ce19">
            <text:p>35013</text:p>
          </table:table-cell>
          <table:table-cell office:value-type="float" office:value="29247" table:formula="of:=SUM([進站資料.CC17];[出站資料.CC17])" table:style-name="ce19">
            <text:p>29247</text:p>
          </table:table-cell>
          <table:table-cell office:value-type="float" office:value="30737" table:formula="of:=SUM([進站資料.CD17];[出站資料.CD17])" table:style-name="ce19">
            <text:p>30737</text:p>
          </table:table-cell>
          <table:table-cell office:value-type="float" office:value="21693" table:formula="of:=SUM([進站資料.CE17];[出站資料.CE17])" table:style-name="ce19">
            <text:p>21693</text:p>
          </table:table-cell>
          <table:table-cell office:value-type="float" office:value="60952" table:formula="of:=SUM([進站資料.CF17];[出站資料.CF17])" table:style-name="ce19">
            <text:p>60952</text:p>
          </table:table-cell>
          <table:table-cell office:value-type="float" office:value="34405" table:formula="of:=SUM([進站資料.CG17];[出站資料.CG17])" table:style-name="ce19">
            <text:p>34405</text:p>
          </table:table-cell>
          <table:table-cell office:value-type="float" office:value="13925" table:formula="of:=SUM([進站資料.CH17];[出站資料.CH17])" table:style-name="ce19">
            <text:p>13925</text:p>
          </table:table-cell>
          <table:table-cell office:value-type="float" office:value="19532" table:formula="of:=SUM([進站資料.CI17];[出站資料.CI17])" table:style-name="ce19">
            <text:p>19532</text:p>
          </table:table-cell>
          <table:table-cell office:value-type="float" office:value="77849" table:formula="of:=SUM([進站資料.CJ17];[出站資料.CJ17])" table:style-name="ce19">
            <text:p>77849</text:p>
          </table:table-cell>
          <table:table-cell office:value-type="float" office:value="49825" table:formula="of:=SUM([進站資料.CK17];[出站資料.CK17])" table:style-name="ce19">
            <text:p>49825</text:p>
          </table:table-cell>
          <table:table-cell office:value-type="float" office:value="47913" table:formula="of:=SUM([進站資料.CL17];[出站資料.CL17])" table:style-name="ce19">
            <text:p>47913</text:p>
          </table:table-cell>
          <table:table-cell office:value-type="float" office:value="47174" table:formula="of:=SUM([進站資料.CM17];[出站資料.CM17])" table:style-name="ce19">
            <text:p>47174</text:p>
          </table:table-cell>
          <table:table-cell office:value-type="float" office:value="17490" table:formula="of:=SUM([進站資料.CN17];[出站資料.CN17])" table:style-name="ce19">
            <text:p>17490</text:p>
          </table:table-cell>
          <table:table-cell office:value-type="float" office:value="22284" table:formula="of:=SUM([進站資料.CO17];[出站資料.CO17])" table:style-name="ce19">
            <text:p>22284</text:p>
          </table:table-cell>
          <table:table-cell office:value-type="float" office:value="9797" table:formula="of:=SUM([進站資料.CP17];[出站資料.CP17])" table:style-name="ce19">
            <text:p>9797</text:p>
          </table:table-cell>
          <table:table-cell office:value-type="float" office:value="9139" table:formula="of:=SUM([進站資料.CQ17];[出站資料.CQ17])" table:style-name="ce19">
            <text:p>9139</text:p>
          </table:table-cell>
          <table:table-cell office:value-type="float" office:value="9327" table:formula="of:=SUM([進站資料.CR17];[出站資料.CR17])" table:style-name="ce19">
            <text:p>9327</text:p>
          </table:table-cell>
          <table:table-cell office:value-type="float" office:value="19623" table:formula="of:=SUM([進站資料.CS17];[出站資料.CS17])" table:style-name="ce19">
            <text:p>19623</text:p>
          </table:table-cell>
          <table:table-cell office:value-type="float" office:value="19174" table:formula="of:=SUM([進站資料.CT17];[出站資料.CT17])" table:style-name="ce19">
            <text:p>19174</text:p>
          </table:table-cell>
          <table:table-cell office:value-type="float" office:value="26806" table:formula="of:=SUM([進站資料.CU17];[出站資料.CU17])" table:style-name="ce19">
            <text:p>26806</text:p>
          </table:table-cell>
          <table:table-cell office:value-type="float" office:value="35549" table:formula="of:=SUM([進站資料.CV17];[出站資料.CV17])" table:style-name="ce19">
            <text:p>35549</text:p>
          </table:table-cell>
          <table:table-cell office:value-type="float" office:value="58823" table:formula="of:=SUM([進站資料.CW17];[出站資料.CW17])" table:style-name="ce19">
            <text:p>58823</text:p>
          </table:table-cell>
          <table:table-cell office:value-type="float" office:value="49341" table:formula="of:=SUM([進站資料.CX17];[出站資料.CX17])" table:style-name="ce19">
            <text:p>49341</text:p>
          </table:table-cell>
          <table:table-cell office:value-type="float" office:value="24482" table:formula="of:=SUM([進站資料.CY17];[出站資料.CY17])" table:style-name="ce19">
            <text:p>24482</text:p>
          </table:table-cell>
          <table:table-cell office:value-type="float" office:value="25066" table:formula="of:=SUM([進站資料.CZ17];[出站資料.CZ17])" table:style-name="ce19">
            <text:p>25066</text:p>
          </table:table-cell>
          <table:table-cell office:value-type="float" office:value="24135" table:formula="of:=SUM([進站資料.DA17];[出站資料.DA17])" table:style-name="ce19">
            <text:p>24135</text:p>
          </table:table-cell>
          <table:table-cell office:value-type="float" office:value="24181" table:formula="of:=SUM([進站資料.DB17];[出站資料.DB17])" table:style-name="ce19">
            <text:p>24181</text:p>
          </table:table-cell>
          <table:table-cell office:value-type="float" office:value="23445" table:formula="of:=SUM([進站資料.DC17];[出站資料.DC17])" table:style-name="ce19">
            <text:p>23445</text:p>
          </table:table-cell>
          <table:table-cell office:value-type="float" office:value="18089" table:formula="of:=SUM([進站資料.DD17];[出站資料.DD17])" table:style-name="ce19">
            <text:p>18089</text:p>
          </table:table-cell>
          <table:table-cell office:value-type="float" office:value="17562" table:formula="of:=SUM([進站資料.DE17];[出站資料.DE17])" table:style-name="ce19">
            <text:p>17562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7" table:style-name="ce19">
            <text:p>17</text:p>
          </table:table-cell>
          <table:table-cell office:value-type="float" office:value="11221" table:formula="of:=SUM([進站資料.B18];[出站資料.B18])" table:style-name="ce19">
            <text:p>11221</text:p>
          </table:table-cell>
          <table:table-cell office:value-type="float" office:value="32537" table:formula="of:=SUM([進站資料.C18];[出站資料.C18])" table:style-name="ce19">
            <text:p>32537</text:p>
          </table:table-cell>
          <table:table-cell office:value-type="float" office:value="49339" table:style-name="ce19">
            <text:p>49339</text:p>
          </table:table-cell>
          <table:table-cell office:value-type="float" office:value="26149" table:style-name="ce19">
            <text:p>26149</text:p>
          </table:table-cell>
          <table:table-cell office:value-type="float" office:value="14783" table:style-name="ce19">
            <text:p>14783</text:p>
          </table:table-cell>
          <table:table-cell office:value-type="float" office:value="12007" table:style-name="ce19">
            <text:p>12007</text:p>
          </table:table-cell>
          <table:table-cell office:value-type="float" office:value="4231" table:style-name="ce19">
            <text:p>4231</text:p>
          </table:table-cell>
          <table:table-cell office:value-type="float" office:value="3316" table:style-name="ce19">
            <text:p>3316</text:p>
          </table:table-cell>
          <table:table-cell office:value-type="float" office:value="13360" table:style-name="ce19">
            <text:p>13360</text:p>
          </table:table-cell>
          <table:table-cell office:value-type="float" office:value="2640" table:style-name="ce19">
            <text:p>2640</text:p>
          </table:table-cell>
          <table:table-cell office:value-type="float" office:value="4526" table:style-name="ce19">
            <text:p>4526</text:p>
          </table:table-cell>
          <table:table-cell office:value-type="float" office:value="7484" table:style-name="ce19">
            <text:p>7484</text:p>
          </table:table-cell>
          <table:table-cell office:value-type="float" office:value="8686" table:style-name="ce19">
            <text:p>8686</text:p>
          </table:table-cell>
          <table:table-cell office:value-type="float" office:value="12774" table:style-name="ce19">
            <text:p>12774</text:p>
          </table:table-cell>
          <table:table-cell office:value-type="float" office:value="16906" table:style-name="ce19">
            <text:p>16906</text:p>
          </table:table-cell>
          <table:table-cell office:value-type="float" office:value="15882" table:style-name="ce19">
            <text:p>15882</text:p>
          </table:table-cell>
          <table:table-cell office:value-type="float" office:value="5720" table:style-name="ce19">
            <text:p>5720</text:p>
          </table:table-cell>
          <table:table-cell office:value-type="float" office:value="8565" table:style-name="ce19">
            <text:p>8565</text:p>
          </table:table-cell>
          <table:table-cell office:value-type="float" office:value="3382" table:style-name="ce19">
            <text:p>3382</text:p>
          </table:table-cell>
          <table:table-cell office:value-type="float" office:value="8428" table:style-name="ce19">
            <text:p>8428</text:p>
          </table:table-cell>
          <table:table-cell office:value-type="float" office:value="8450" table:style-name="ce19">
            <text:p>8450</text:p>
          </table:table-cell>
          <table:table-cell office:value-type="float" office:value="5053" table:style-name="ce19">
            <text:p>5053</text:p>
          </table:table-cell>
          <table:table-cell office:value-type="float" office:value="34228" table:style-name="ce19">
            <text:p>34228</text:p>
          </table:table-cell>
          <table:table-cell office:value-type="float" office:value="2223" table:style-name="ce19">
            <text:p>2223</text:p>
          </table:table-cell>
          <table:table-cell office:value-type="float" office:value="13100" table:style-name="ce19">
            <text:p>13100</text:p>
          </table:table-cell>
          <table:table-cell office:value-type="float" office:value="11040" table:style-name="ce19">
            <text:p>11040</text:p>
          </table:table-cell>
          <table:table-cell office:value-type="float" office:value="16818" table:style-name="ce19">
            <text:p>16818</text:p>
          </table:table-cell>
          <table:table-cell office:value-type="float" office:value="22842" table:style-name="ce19">
            <text:p>22842</text:p>
          </table:table-cell>
          <table:table-cell office:value-type="float" office:value="16103" table:style-name="ce19">
            <text:p>16103</text:p>
          </table:table-cell>
          <table:table-cell office:value-type="float" office:value="9897" table:style-name="ce19">
            <text:p>9897</text:p>
          </table:table-cell>
          <table:table-cell office:value-type="float" office:value="29313" table:style-name="ce19">
            <text:p>29313</text:p>
          </table:table-cell>
          <table:table-cell office:value-type="float" office:value="19358" table:style-name="ce19">
            <text:p>19358</text:p>
          </table:table-cell>
          <table:table-cell office:value-type="float" office:value="32636" table:style-name="ce19">
            <text:p>32636</text:p>
          </table:table-cell>
          <table:table-cell office:value-type="float" office:value="31446" table:style-name="ce19">
            <text:p>31446</text:p>
          </table:table-cell>
          <table:table-cell office:value-type="float" office:value="9192" table:style-name="ce19">
            <text:p>9192</text:p>
          </table:table-cell>
          <table:table-cell office:value-type="float" office:value="36043" table:style-name="ce19">
            <text:p>36043</text:p>
          </table:table-cell>
          <table:table-cell office:value-type="float" office:value="26349" table:style-name="ce19">
            <text:p>26349</text:p>
          </table:table-cell>
          <table:table-cell office:value-type="float" office:value="26035" table:style-name="ce19">
            <text:p>26035</text:p>
          </table:table-cell>
          <table:table-cell office:value-type="float" office:value="22141" table:style-name="ce19">
            <text:p>22141</text:p>
          </table:table-cell>
          <table:table-cell office:value-type="float" office:value="25531" table:style-name="ce19">
            <text:p>25531</text:p>
          </table:table-cell>
          <table:table-cell office:value-type="float" office:value="138771" table:style-name="ce19">
            <text:p>138771</text:p>
          </table:table-cell>
          <table:table-cell office:value-type="float" office:value="37887" table:style-name="ce19">
            <text:p>37887</text:p>
          </table:table-cell>
          <table:table-cell office:value-type="float" office:value="24521" table:style-name="ce19">
            <text:p>24521</text:p>
          </table:table-cell>
          <table:table-cell office:value-type="float" office:value="25963" table:style-name="ce19">
            <text:p>25963</text:p>
          </table:table-cell>
          <table:table-cell office:value-type="float" office:value="26770" table:style-name="ce19">
            <text:p>26770</text:p>
          </table:table-cell>
          <table:table-cell office:value-type="float" office:value="33372" table:style-name="ce19">
            <text:p>33372</text:p>
          </table:table-cell>
          <table:table-cell office:value-type="float" office:value="27500" table:style-name="ce19">
            <text:p>27500</text:p>
          </table:table-cell>
          <table:table-cell office:value-type="float" office:value="24424" table:style-name="ce19">
            <text:p>24424</text:p>
          </table:table-cell>
          <table:table-cell office:value-type="float" office:value="13745" table:style-name="ce19">
            <text:p>13745</text:p>
          </table:table-cell>
          <table:table-cell office:value-type="float" office:value="31749" table:style-name="ce19">
            <text:p>31749</text:p>
          </table:table-cell>
          <table:table-cell office:value-type="float" office:value="8451" table:style-name="ce19">
            <text:p>8451</text:p>
          </table:table-cell>
          <table:table-cell office:value-type="float" office:value="10311" table:style-name="ce19">
            <text:p>10311</text:p>
          </table:table-cell>
          <table:table-cell office:value-type="float" office:value="18004" table:style-name="ce19">
            <text:p>18004</text:p>
          </table:table-cell>
          <table:table-cell office:value-type="float" office:value="8047" table:style-name="ce19">
            <text:p>8047</text:p>
          </table:table-cell>
          <table:table-cell office:value-type="float" office:value="3662" table:style-name="ce19">
            <text:p>3662</text:p>
          </table:table-cell>
          <table:table-cell office:value-type="float" office:value="2832" table:style-name="ce19">
            <text:p>2832</text:p>
          </table:table-cell>
          <table:table-cell office:value-type="float" office:value="12264" table:style-name="ce19">
            <text:p>12264</text:p>
          </table:table-cell>
          <table:table-cell office:value-type="float" office:value="9392" table:style-name="ce19">
            <text:p>9392</text:p>
          </table:table-cell>
          <table:table-cell office:value-type="float" office:value="7381" table:style-name="ce19">
            <text:p>7381</text:p>
          </table:table-cell>
          <table:table-cell office:value-type="float" office:value="37291" table:style-name="ce19">
            <text:p>37291</text:p>
          </table:table-cell>
          <table:table-cell office:value-type="float" office:value="7716" table:style-name="ce19">
            <text:p>7716</text:p>
          </table:table-cell>
          <table:table-cell office:value-type="float" office:value="11392" table:style-name="ce19">
            <text:p>11392</text:p>
          </table:table-cell>
          <table:table-cell office:value-type="float" office:value="7247" table:style-name="ce19">
            <text:p>7247</text:p>
          </table:table-cell>
          <table:table-cell office:value-type="float" office:value="21678" table:style-name="ce19">
            <text:p>21678</text:p>
          </table:table-cell>
          <table:table-cell office:value-type="float" office:value="21957" table:style-name="ce19">
            <text:p>21957</text:p>
          </table:table-cell>
          <table:table-cell office:value-type="float" office:value="31322" table:style-name="ce19">
            <text:p>31322</text:p>
          </table:table-cell>
          <table:table-cell office:value-type="float" office:value="36678" table:style-name="ce19">
            <text:p>36678</text:p>
          </table:table-cell>
          <table:table-cell office:value-type="float" office:value="40789" table:style-name="ce19">
            <text:p>40789</text:p>
          </table:table-cell>
          <table:table-cell office:value-type="float" office:value="26279" table:style-name="ce19">
            <text:p>26279</text:p>
          </table:table-cell>
          <table:table-cell office:value-type="float" office:value="29719" table:style-name="ce19">
            <text:p>29719</text:p>
          </table:table-cell>
          <table:table-cell office:value-type="float" office:value="69320" table:style-name="ce19">
            <text:p>69320</text:p>
          </table:table-cell>
          <table:table-cell office:value-type="float" office:value="21031" table:style-name="ce19">
            <text:p>21031</text:p>
          </table:table-cell>
          <table:table-cell office:value-type="float" office:value="31329" table:style-name="ce19">
            <text:p>31329</text:p>
          </table:table-cell>
          <table:table-cell office:value-type="float" office:value="39843" table:style-name="ce19">
            <text:p>39843</text:p>
          </table:table-cell>
          <table:table-cell office:value-type="float" office:value="22626" table:style-name="ce18">
            <text:p>22626</text:p>
          </table:table-cell>
          <table:table-cell office:value-type="float" office:value="59514" table:style-name="ce20">
            <text:p>59514</text:p>
          </table:table-cell>
          <table:table-cell office:value-type="float" office:value="21261" table:style-name="ce19">
            <text:p>21261</text:p>
          </table:table-cell>
          <table:table-cell office:value-type="float" office:value="17261" table:style-name="ce19">
            <text:p>17261</text:p>
          </table:table-cell>
          <table:table-cell office:value-type="float" office:value="14699" table:style-name="ce19">
            <text:p>14699</text:p>
          </table:table-cell>
          <table:table-cell office:value-type="float" office:value="15975" table:style-name="ce19">
            <text:p>15975</text:p>
          </table:table-cell>
          <table:table-cell office:value-type="float" office:value="12196" table:style-name="ce19">
            <text:p>12196</text:p>
          </table:table-cell>
          <table:table-cell office:value-type="float" office:value="27876" table:style-name="ce19">
            <text:p>27876</text:p>
          </table:table-cell>
          <table:table-cell office:value-type="float" office:value="17592" table:style-name="ce19">
            <text:p>17592</text:p>
          </table:table-cell>
          <table:table-cell office:value-type="float" office:value="8189" table:style-name="ce19">
            <text:p>8189</text:p>
          </table:table-cell>
          <table:table-cell office:value-type="float" office:value="10168" table:style-name="ce19">
            <text:p>10168</text:p>
          </table:table-cell>
          <table:table-cell office:value-type="float" office:value="38455" table:style-name="ce19">
            <text:p>38455</text:p>
          </table:table-cell>
          <table:table-cell office:value-type="float" office:value="24433" table:style-name="ce19">
            <text:p>24433</text:p>
          </table:table-cell>
          <table:table-cell office:value-type="float" office:value="23154" table:style-name="ce19">
            <text:p>23154</text:p>
          </table:table-cell>
          <table:table-cell office:value-type="float" office:value="24274" table:style-name="ce19">
            <text:p>24274</text:p>
          </table:table-cell>
          <table:table-cell office:value-type="float" office:value="8369" table:style-name="ce19">
            <text:p>8369</text:p>
          </table:table-cell>
          <table:table-cell office:value-type="float" office:value="10921" table:style-name="ce19">
            <text:p>10921</text:p>
          </table:table-cell>
          <table:table-cell office:value-type="float" office:value="5932" table:style-name="ce19">
            <text:p>5932</text:p>
          </table:table-cell>
          <table:table-cell office:value-type="float" office:value="4722" table:style-name="ce19">
            <text:p>4722</text:p>
          </table:table-cell>
          <table:table-cell office:value-type="float" office:value="4696" table:style-name="ce19">
            <text:p>4696</text:p>
          </table:table-cell>
          <table:table-cell office:value-type="float" office:value="9930" table:style-name="ce19">
            <text:p>9930</text:p>
          </table:table-cell>
          <table:table-cell office:value-type="float" office:value="9432" table:style-name="ce19">
            <text:p>9432</text:p>
          </table:table-cell>
          <table:table-cell office:value-type="float" office:value="14453" table:style-name="ce19">
            <text:p>14453</text:p>
          </table:table-cell>
          <table:table-cell office:value-type="float" office:value="17883" table:style-name="ce19">
            <text:p>17883</text:p>
          </table:table-cell>
          <table:table-cell office:value-type="float" office:value="28335" table:style-name="ce19">
            <text:p>28335</text:p>
          </table:table-cell>
          <table:table-cell office:value-type="float" office:value="25402" table:style-name="ce19">
            <text:p>25402</text:p>
          </table:table-cell>
          <table:table-cell office:value-type="float" office:value="13125" table:style-name="ce19">
            <text:p>13125</text:p>
          </table:table-cell>
          <table:table-cell office:value-type="float" office:value="12697" table:style-name="ce19">
            <text:p>12697</text:p>
          </table:table-cell>
          <table:table-cell office:value-type="float" office:value="12042" table:style-name="ce19">
            <text:p>12042</text:p>
          </table:table-cell>
          <table:table-cell office:value-type="float" office:value="12523" table:style-name="ce19">
            <text:p>12523</text:p>
          </table:table-cell>
          <table:table-cell office:value-type="float" office:value="11705" table:style-name="ce19">
            <text:p>11705</text:p>
          </table:table-cell>
          <table:table-cell office:value-type="float" office:value="9529" table:style-name="ce19">
            <text:p>9529</text:p>
          </table:table-cell>
          <table:table-cell office:value-type="float" office:value="9036" table:style-name="ce19">
            <text:p>9036</text:p>
          </table:table-cell>
          <table:table-cell office:value-type="float" office:value="81762" table:formula="of:=SUM([進站資料.D18];[出站資料.D18])" table:style-name="ce19">
            <text:p>81762</text:p>
          </table:table-cell>
          <table:table-cell office:value-type="float" office:value="98990" table:formula="of:=SUM([進站資料.E18];[出站資料.E18])" table:style-name="ce19">
            <text:p>98990</text:p>
          </table:table-cell>
          <table:table-cell office:value-type="float" office:value="52535" table:formula="of:=SUM([進站資料.F18];[出站資料.F18])" table:style-name="ce19">
            <text:p>52535</text:p>
          </table:table-cell>
          <table:table-cell office:value-type="float" office:value="29167" table:formula="of:=SUM([進站資料.G18];[出站資料.G18])" table:style-name="ce19">
            <text:p>29167</text:p>
          </table:table-cell>
          <table:table-cell office:value-type="float" office:value="23574" table:formula="of:=SUM([進站資料.H18];[出站資料.H18])" table:style-name="ce19">
            <text:p>23574</text:p>
          </table:table-cell>
          <table:table-cell office:value-type="float" office:value="8160" table:formula="of:=SUM([進站資料.I18];[出站資料.I18])" table:style-name="ce19">
            <text:p>8160</text:p>
          </table:table-cell>
          <table:table-cell office:value-type="float" office:value="6423" table:formula="of:=SUM([進站資料.J18];[出站資料.J18])" table:style-name="ce19">
            <text:p>6423</text:p>
          </table:table-cell>
          <table:table-cell office:value-type="float" office:value="27191" table:formula="of:=SUM([進站資料.K18];[出站資料.K18])" table:style-name="ce19">
            <text:p>27191</text:p>
          </table:table-cell>
          <table:table-cell office:value-type="float" office:value="4863" table:formula="of:=SUM([進站資料.L18];[出站資料.L18])" table:style-name="ce19">
            <text:p>4863</text:p>
          </table:table-cell>
          <table:table-cell office:value-type="float" office:value="9012" table:formula="of:=SUM([進站資料.M18];[出站資料.M18])" table:style-name="ce19">
            <text:p>9012</text:p>
          </table:table-cell>
          <table:table-cell office:value-type="float" office:value="15180" table:formula="of:=SUM([進站資料.N18];[出站資料.N18])" table:style-name="ce19">
            <text:p>15180</text:p>
          </table:table-cell>
          <table:table-cell office:value-type="float" office:value="17522" table:formula="of:=SUM([進站資料.O18];[出站資料.O18])" table:style-name="ce19">
            <text:p>17522</text:p>
          </table:table-cell>
          <table:table-cell office:value-type="float" office:value="25238" table:formula="of:=SUM([進站資料.P18];[出站資料.P18])" table:style-name="ce19">
            <text:p>25238</text:p>
          </table:table-cell>
          <table:table-cell office:value-type="float" office:value="34705" table:formula="of:=SUM([進站資料.Q18];[出站資料.Q18])" table:style-name="ce19">
            <text:p>34705</text:p>
          </table:table-cell>
          <table:table-cell office:value-type="float" office:value="31949" table:formula="of:=SUM([進站資料.R18];[出站資料.R18])" table:style-name="ce19">
            <text:p>31949</text:p>
          </table:table-cell>
          <table:table-cell office:value-type="float" office:value="11313" table:formula="of:=SUM([進站資料.S18];[出站資料.S18])" table:style-name="ce19">
            <text:p>11313</text:p>
          </table:table-cell>
          <table:table-cell office:value-type="float" office:value="16842" table:formula="of:=SUM([進站資料.T18];[出站資料.T18])" table:style-name="ce19">
            <text:p>16842</text:p>
          </table:table-cell>
          <table:table-cell office:value-type="float" office:value="6676" table:formula="of:=SUM([進站資料.U18];[出站資料.U18])" table:style-name="ce19">
            <text:p>6676</text:p>
          </table:table-cell>
          <table:table-cell office:value-type="float" office:value="16975" table:formula="of:=SUM([進站資料.V18];[出站資料.V18])" table:style-name="ce19">
            <text:p>16975</text:p>
          </table:table-cell>
          <table:table-cell office:value-type="float" office:value="16869" table:formula="of:=SUM([進站資料.W18];[出站資料.W18])" table:style-name="ce19">
            <text:p>16869</text:p>
          </table:table-cell>
          <table:table-cell office:value-type="float" office:value="9843" table:formula="of:=SUM([進站資料.X18];[出站資料.X18])" table:style-name="ce19">
            <text:p>9843</text:p>
          </table:table-cell>
          <table:table-cell office:value-type="float" office:value="66795" table:formula="of:=SUM([進站資料.Y18];[出站資料.Y18])" table:style-name="ce19">
            <text:p>66795</text:p>
          </table:table-cell>
          <table:table-cell office:value-type="float" office:value="4597" table:formula="of:=SUM([進站資料.Z18];[出站資料.Z18])" table:style-name="ce19">
            <text:p>4597</text:p>
          </table:table-cell>
          <table:table-cell office:value-type="float" office:value="24711" table:formula="of:=SUM([進站資料.AA18];[出站資料.AA18])" table:style-name="ce19">
            <text:p>24711</text:p>
          </table:table-cell>
          <table:table-cell office:value-type="float" office:value="22407" table:formula="of:=SUM([進站資料.AB18];[出站資料.AB18])" table:style-name="ce19">
            <text:p>22407</text:p>
          </table:table-cell>
          <table:table-cell office:value-type="float" office:value="33391" table:formula="of:=SUM([進站資料.AC18];[出站資料.AC18])" table:style-name="ce19">
            <text:p>33391</text:p>
          </table:table-cell>
          <table:table-cell office:value-type="float" office:value="45070" table:formula="of:=SUM([進站資料.AD18];[出站資料.AD18])" table:style-name="ce19">
            <text:p>45070</text:p>
          </table:table-cell>
          <table:table-cell office:value-type="float" office:value="32030" table:formula="of:=SUM([進站資料.AE18];[出站資料.AE18])" table:style-name="ce19">
            <text:p>32030</text:p>
          </table:table-cell>
          <table:table-cell office:value-type="float" office:value="19286" table:formula="of:=SUM([進站資料.AF18];[出站資料.AF18])" table:style-name="ce19">
            <text:p>19286</text:p>
          </table:table-cell>
          <table:table-cell office:value-type="float" office:value="57593" table:formula="of:=SUM([進站資料.AG18];[出站資料.AG18])" table:style-name="ce19">
            <text:p>57593</text:p>
          </table:table-cell>
          <table:table-cell office:value-type="float" office:value="38485" table:formula="of:=SUM([進站資料.AH18];[出站資料.AH18])" table:style-name="ce19">
            <text:p>38485</text:p>
          </table:table-cell>
          <table:table-cell office:value-type="float" office:value="65592" table:formula="of:=SUM([進站資料.AI18];[出站資料.AI18])" table:style-name="ce19">
            <text:p>65592</text:p>
          </table:table-cell>
          <table:table-cell office:value-type="float" office:value="62706" table:formula="of:=SUM([進站資料.AJ18];[出站資料.AJ18])" table:style-name="ce19">
            <text:p>62706</text:p>
          </table:table-cell>
          <table:table-cell office:value-type="float" office:value="18411" table:formula="of:=SUM([進站資料.AK18];[出站資料.AK18])" table:style-name="ce19">
            <text:p>18411</text:p>
          </table:table-cell>
          <table:table-cell office:value-type="float" office:value="72675" table:formula="of:=SUM([進站資料.AL18];[出站資料.AL18])" table:style-name="ce19">
            <text:p>72675</text:p>
          </table:table-cell>
          <table:table-cell office:value-type="float" office:value="53282" table:formula="of:=SUM([進站資料.AM18];[出站資料.AM18])" table:style-name="ce19">
            <text:p>53282</text:p>
          </table:table-cell>
          <table:table-cell office:value-type="float" office:value="51511" table:formula="of:=SUM([進站資料.AN18];[出站資料.AN18])" table:style-name="ce19">
            <text:p>51511</text:p>
          </table:table-cell>
          <table:table-cell office:value-type="float" office:value="43071" table:formula="of:=SUM([進站資料.AO18];[出站資料.AO18])" table:style-name="ce19">
            <text:p>43071</text:p>
          </table:table-cell>
          <table:table-cell office:value-type="float" office:value="52584" table:formula="of:=SUM([進站資料.AP18];[出站資料.AP18])" table:style-name="ce19">
            <text:p>52584</text:p>
          </table:table-cell>
          <table:table-cell office:value-type="float" office:value="278525" table:formula="of:=SUM([進站資料.AQ18];[出站資料.AQ18])" table:style-name="ce19">
            <text:p>278525</text:p>
          </table:table-cell>
          <table:table-cell office:value-type="float" office:value="76446" table:formula="of:=SUM([進站資料.AR18];[出站資料.AR18])" table:style-name="ce19">
            <text:p>76446</text:p>
          </table:table-cell>
          <table:table-cell office:value-type="float" office:value="51033" table:formula="of:=SUM([進站資料.AS18];[出站資料.AS18])" table:style-name="ce19">
            <text:p>51033</text:p>
          </table:table-cell>
          <table:table-cell office:value-type="float" office:value="50678" table:formula="of:=SUM([進站資料.AT18];[出站資料.AT18])" table:style-name="ce19">
            <text:p>50678</text:p>
          </table:table-cell>
          <table:table-cell office:value-type="float" office:value="54271" table:formula="of:=SUM([進站資料.AU18];[出站資料.AU18])" table:style-name="ce19">
            <text:p>54271</text:p>
          </table:table-cell>
          <table:table-cell office:value-type="float" office:value="65063" table:formula="of:=SUM([進站資料.AV18];[出站資料.AV18])" table:style-name="ce19">
            <text:p>65063</text:p>
          </table:table-cell>
          <table:table-cell office:value-type="float" office:value="55628" table:formula="of:=SUM([進站資料.AW18];[出站資料.AW18])" table:style-name="ce19">
            <text:p>55628</text:p>
          </table:table-cell>
          <table:table-cell office:value-type="float" office:value="48788" table:formula="of:=SUM([進站資料.AX18];[出站資料.AX18])" table:style-name="ce19">
            <text:p>48788</text:p>
          </table:table-cell>
          <table:table-cell office:value-type="float" office:value="26911" table:formula="of:=SUM([進站資料.AY18];[出站資料.AY18])" table:style-name="ce19">
            <text:p>26911</text:p>
          </table:table-cell>
          <table:table-cell office:value-type="float" office:value="64408" table:formula="of:=SUM([進站資料.AZ18];[出站資料.AZ18])" table:style-name="ce19">
            <text:p>64408</text:p>
          </table:table-cell>
          <table:table-cell office:value-type="float" office:value="16322" table:formula="of:=SUM([進站資料.BA18];[出站資料.BA18])" table:style-name="ce19">
            <text:p>16322</text:p>
          </table:table-cell>
          <table:table-cell office:value-type="float" office:value="19387" table:formula="of:=SUM([進站資料.BB18];[出站資料.BB18])" table:style-name="ce19">
            <text:p>19387</text:p>
          </table:table-cell>
          <table:table-cell office:value-type="float" office:value="37335" table:formula="of:=SUM([進站資料.BC18];[出站資料.BC18])" table:style-name="ce19">
            <text:p>37335</text:p>
          </table:table-cell>
          <table:table-cell office:value-type="float" office:value="15127" table:formula="of:=SUM([進站資料.BD18];[出站資料.BD18])" table:style-name="ce19">
            <text:p>15127</text:p>
          </table:table-cell>
          <table:table-cell office:value-type="float" office:value="7291" table:formula="of:=SUM([進站資料.BE18];[出站資料.BE18])" table:style-name="ce19">
            <text:p>7291</text:p>
          </table:table-cell>
          <table:table-cell office:value-type="float" office:value="5932" table:formula="of:=SUM([進站資料.BF18];[出站資料.BF18])" table:style-name="ce19">
            <text:p>5932</text:p>
          </table:table-cell>
          <table:table-cell office:value-type="float" office:value="25151" table:formula="of:=SUM([進站資料.BG18];[出站資料.BG18])" table:style-name="ce19">
            <text:p>25151</text:p>
          </table:table-cell>
          <table:table-cell office:value-type="float" office:value="19294" table:formula="of:=SUM([進站資料.BH18];[出站資料.BH18])" table:style-name="ce19">
            <text:p>19294</text:p>
          </table:table-cell>
          <table:table-cell office:value-type="float" office:value="14510" table:formula="of:=SUM([進站資料.BI18];[出站資料.BI18])" table:style-name="ce19">
            <text:p>14510</text:p>
          </table:table-cell>
          <table:table-cell office:value-type="float" office:value="73108" table:formula="of:=SUM([進站資料.BJ18];[出站資料.BJ18])" table:style-name="ce19">
            <text:p>73108</text:p>
          </table:table-cell>
          <table:table-cell office:value-type="float" office:value="14962" table:formula="of:=SUM([進站資料.BK18];[出站資料.BK18])" table:style-name="ce19">
            <text:p>14962</text:p>
          </table:table-cell>
          <table:table-cell office:value-type="float" office:value="23513" table:formula="of:=SUM([進站資料.BL18];[出站資料.BL18])" table:style-name="ce19">
            <text:p>23513</text:p>
          </table:table-cell>
          <table:table-cell office:value-type="float" office:value="14201" table:formula="of:=SUM([進站資料.BM18];[出站資料.BM18])" table:style-name="ce19">
            <text:p>14201</text:p>
          </table:table-cell>
          <table:table-cell office:value-type="float" office:value="43574" table:formula="of:=SUM([進站資料.BN18];[出站資料.BN18])" table:style-name="ce19">
            <text:p>43574</text:p>
          </table:table-cell>
          <table:table-cell office:value-type="float" office:value="41755" table:formula="of:=SUM([進站資料.BO18];[出站資料.BO18])" table:style-name="ce19">
            <text:p>41755</text:p>
          </table:table-cell>
          <table:table-cell office:value-type="float" office:value="59709" table:formula="of:=SUM([進站資料.BP18];[出站資料.BP18])" table:style-name="ce19">
            <text:p>59709</text:p>
          </table:table-cell>
          <table:table-cell office:value-type="float" office:value="76538" table:formula="of:=SUM([進站資料.BQ18];[出站資料.BQ18])" table:style-name="ce19">
            <text:p>76538</text:p>
          </table:table-cell>
          <table:table-cell office:value-type="float" office:value="79734" table:formula="of:=SUM([進站資料.BR18];[出站資料.BR18])" table:style-name="ce19">
            <text:p>79734</text:p>
          </table:table-cell>
          <table:table-cell office:value-type="float" office:value="53200" table:formula="of:=SUM([進站資料.BS18];[出站資料.BS18])" table:style-name="ce19">
            <text:p>53200</text:p>
          </table:table-cell>
          <table:table-cell office:value-type="float" office:value="58031" table:formula="of:=SUM([進站資料.BT18];[出站資料.BT18])" table:style-name="ce19">
            <text:p>58031</text:p>
          </table:table-cell>
          <table:table-cell office:value-type="float" office:value="139104" table:formula="of:=SUM([進站資料.BU18];[出站資料.BU18])" table:style-name="ce19">
            <text:p>139104</text:p>
          </table:table-cell>
          <table:table-cell office:value-type="float" office:value="42946" table:formula="of:=SUM([進站資料.BV18];[出站資料.BV18])" table:style-name="ce19">
            <text:p>42946</text:p>
          </table:table-cell>
          <table:table-cell office:value-type="float" office:value="62119" table:formula="of:=SUM([進站資料.BW18];[出站資料.BW18])" table:style-name="ce19">
            <text:p>62119</text:p>
          </table:table-cell>
          <table:table-cell office:value-type="float" office:value="81819" table:formula="of:=SUM([進站資料.BX18];[出站資料.BX18])" table:style-name="ce19">
            <text:p>81819</text:p>
          </table:table-cell>
          <table:table-cell office:value-type="float" office:value="46587" table:formula="of:=SUM([進站資料.BY18];[出站資料.BY18])" table:style-name="ce19">
            <text:p>46587</text:p>
          </table:table-cell>
          <table:table-cell office:value-type="float" office:value="120027" table:formula="of:=SUM([進站資料.BZ18];[出站資料.BZ18])" table:style-name="ce19">
            <text:p>120027</text:p>
          </table:table-cell>
          <table:table-cell office:value-type="float" office:value="42577" table:formula="of:=SUM([進站資料.CA18];[出站資料.CA18])" table:style-name="ce19">
            <text:p>42577</text:p>
          </table:table-cell>
          <table:table-cell office:value-type="float" office:value="34261" table:formula="of:=SUM([進站資料.CB18];[出站資料.CB18])" table:style-name="ce19">
            <text:p>34261</text:p>
          </table:table-cell>
          <table:table-cell office:value-type="float" office:value="30240" table:formula="of:=SUM([進站資料.CC18];[出站資料.CC18])" table:style-name="ce19">
            <text:p>30240</text:p>
          </table:table-cell>
          <table:table-cell office:value-type="float" office:value="31743" table:formula="of:=SUM([進站資料.CD18];[出站資料.CD18])" table:style-name="ce19">
            <text:p>31743</text:p>
          </table:table-cell>
          <table:table-cell office:value-type="float" office:value="23364" table:formula="of:=SUM([進站資料.CE18];[出站資料.CE18])" table:style-name="ce19">
            <text:p>23364</text:p>
          </table:table-cell>
          <table:table-cell office:value-type="float" office:value="55937" table:formula="of:=SUM([進站資料.CF18];[出站資料.CF18])" table:style-name="ce19">
            <text:p>55937</text:p>
          </table:table-cell>
          <table:table-cell office:value-type="float" office:value="36119" table:formula="of:=SUM([進站資料.CG18];[出站資料.CG18])" table:style-name="ce19">
            <text:p>36119</text:p>
          </table:table-cell>
          <table:table-cell office:value-type="float" office:value="15861" table:formula="of:=SUM([進站資料.CH18];[出站資料.CH18])" table:style-name="ce19">
            <text:p>15861</text:p>
          </table:table-cell>
          <table:table-cell office:value-type="float" office:value="20538" table:formula="of:=SUM([進站資料.CI18];[出站資料.CI18])" table:style-name="ce19">
            <text:p>20538</text:p>
          </table:table-cell>
          <table:table-cell office:value-type="float" office:value="78860" table:formula="of:=SUM([進站資料.CJ18];[出站資料.CJ18])" table:style-name="ce19">
            <text:p>78860</text:p>
          </table:table-cell>
          <table:table-cell office:value-type="float" office:value="49731" table:formula="of:=SUM([進站資料.CK18];[出站資料.CK18])" table:style-name="ce19">
            <text:p>49731</text:p>
          </table:table-cell>
          <table:table-cell office:value-type="float" office:value="47660" table:formula="of:=SUM([進站資料.CL18];[出站資料.CL18])" table:style-name="ce19">
            <text:p>47660</text:p>
          </table:table-cell>
          <table:table-cell office:value-type="float" office:value="47508" table:formula="of:=SUM([進站資料.CM18];[出站資料.CM18])" table:style-name="ce19">
            <text:p>47508</text:p>
          </table:table-cell>
          <table:table-cell office:value-type="float" office:value="17180" table:formula="of:=SUM([進站資料.CN18];[出站資料.CN18])" table:style-name="ce19">
            <text:p>17180</text:p>
          </table:table-cell>
          <table:table-cell office:value-type="float" office:value="22662" table:formula="of:=SUM([進站資料.CO18];[出站資料.CO18])" table:style-name="ce19">
            <text:p>22662</text:p>
          </table:table-cell>
          <table:table-cell office:value-type="float" office:value="10692" table:formula="of:=SUM([進站資料.CP18];[出站資料.CP18])" table:style-name="ce19">
            <text:p>10692</text:p>
          </table:table-cell>
          <table:table-cell office:value-type="float" office:value="9290" table:formula="of:=SUM([進站資料.CQ18];[出站資料.CQ18])" table:style-name="ce19">
            <text:p>9290</text:p>
          </table:table-cell>
          <table:table-cell office:value-type="float" office:value="9414" table:formula="of:=SUM([進站資料.CR18];[出站資料.CR18])" table:style-name="ce19">
            <text:p>9414</text:p>
          </table:table-cell>
          <table:table-cell office:value-type="float" office:value="19679" table:formula="of:=SUM([進站資料.CS18];[出站資料.CS18])" table:style-name="ce19">
            <text:p>19679</text:p>
          </table:table-cell>
          <table:table-cell office:value-type="float" office:value="18985" table:formula="of:=SUM([進站資料.CT18];[出站資料.CT18])" table:style-name="ce19">
            <text:p>18985</text:p>
          </table:table-cell>
          <table:table-cell office:value-type="float" office:value="27214" table:formula="of:=SUM([進站資料.CU18];[出站資料.CU18])" table:style-name="ce19">
            <text:p>27214</text:p>
          </table:table-cell>
          <table:table-cell office:value-type="float" office:value="35957" table:formula="of:=SUM([進站資料.CV18];[出站資料.CV18])" table:style-name="ce19">
            <text:p>35957</text:p>
          </table:table-cell>
          <table:table-cell office:value-type="float" office:value="57646" table:formula="of:=SUM([進站資料.CW18];[出站資料.CW18])" table:style-name="ce19">
            <text:p>57646</text:p>
          </table:table-cell>
          <table:table-cell office:value-type="float" office:value="51485" table:formula="of:=SUM([進站資料.CX18];[出站資料.CX18])" table:style-name="ce19">
            <text:p>51485</text:p>
          </table:table-cell>
          <table:table-cell office:value-type="float" office:value="25305" table:formula="of:=SUM([進站資料.CY18];[出站資料.CY18])" table:style-name="ce19">
            <text:p>25305</text:p>
          </table:table-cell>
          <table:table-cell office:value-type="float" office:value="25532" table:formula="of:=SUM([進站資料.CZ18];[出站資料.CZ18])" table:style-name="ce19">
            <text:p>25532</text:p>
          </table:table-cell>
          <table:table-cell office:value-type="float" office:value="24421" table:formula="of:=SUM([進站資料.DA18];[出站資料.DA18])" table:style-name="ce19">
            <text:p>24421</text:p>
          </table:table-cell>
          <table:table-cell office:value-type="float" office:value="24283" table:formula="of:=SUM([進站資料.DB18];[出站資料.DB18])" table:style-name="ce19">
            <text:p>24283</text:p>
          </table:table-cell>
          <table:table-cell office:value-type="float" office:value="23501" table:formula="of:=SUM([進站資料.DC18];[出站資料.DC18])" table:style-name="ce19">
            <text:p>23501</text:p>
          </table:table-cell>
          <table:table-cell office:value-type="float" office:value="18506" table:formula="of:=SUM([進站資料.DD18];[出站資料.DD18])" table:style-name="ce19">
            <text:p>18506</text:p>
          </table:table-cell>
          <table:table-cell office:value-type="float" office:value="17506" table:formula="of:=SUM([進站資料.DE18];[出站資料.DE18])" table:style-name="ce19">
            <text:p>17506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8" table:style-name="ce19">
            <text:p>18</text:p>
          </table:table-cell>
          <table:table-cell office:value-type="float" office:value="10953" table:formula="of:=SUM([進站資料.B19];[出站資料.B19])" table:style-name="ce19">
            <text:p>10953</text:p>
          </table:table-cell>
          <table:table-cell office:value-type="float" office:value="32916" table:formula="of:=SUM([進站資料.C19];[出站資料.C19])" table:style-name="ce19">
            <text:p>32916</text:p>
          </table:table-cell>
          <table:table-cell office:value-type="float" office:value="50717" table:style-name="ce19">
            <text:p>50717</text:p>
          </table:table-cell>
          <table:table-cell office:value-type="float" office:value="26304" table:style-name="ce19">
            <text:p>26304</text:p>
          </table:table-cell>
          <table:table-cell office:value-type="float" office:value="14979" table:style-name="ce19">
            <text:p>14979</text:p>
          </table:table-cell>
          <table:table-cell office:value-type="float" office:value="12305" table:style-name="ce19">
            <text:p>12305</text:p>
          </table:table-cell>
          <table:table-cell office:value-type="float" office:value="4405" table:style-name="ce19">
            <text:p>4405</text:p>
          </table:table-cell>
          <table:table-cell office:value-type="float" office:value="3346" table:style-name="ce19">
            <text:p>3346</text:p>
          </table:table-cell>
          <table:table-cell office:value-type="float" office:value="13414" table:style-name="ce19">
            <text:p>13414</text:p>
          </table:table-cell>
          <table:table-cell office:value-type="float" office:value="2684" table:style-name="ce19">
            <text:p>2684</text:p>
          </table:table-cell>
          <table:table-cell office:value-type="float" office:value="4644" table:style-name="ce19">
            <text:p>4644</text:p>
          </table:table-cell>
          <table:table-cell office:value-type="float" office:value="7026" table:style-name="ce19">
            <text:p>7026</text:p>
          </table:table-cell>
          <table:table-cell office:value-type="float" office:value="8864" table:style-name="ce19">
            <text:p>8864</text:p>
          </table:table-cell>
          <table:table-cell office:value-type="float" office:value="12193" table:style-name="ce19">
            <text:p>12193</text:p>
          </table:table-cell>
          <table:table-cell office:value-type="float" office:value="17023" table:style-name="ce19">
            <text:p>17023</text:p>
          </table:table-cell>
          <table:table-cell office:value-type="float" office:value="16403" table:style-name="ce19">
            <text:p>16403</text:p>
          </table:table-cell>
          <table:table-cell office:value-type="float" office:value="5752" table:style-name="ce19">
            <text:p>5752</text:p>
          </table:table-cell>
          <table:table-cell office:value-type="float" office:value="8470" table:style-name="ce19">
            <text:p>8470</text:p>
          </table:table-cell>
          <table:table-cell office:value-type="float" office:value="3555" table:style-name="ce19">
            <text:p>3555</text:p>
          </table:table-cell>
          <table:table-cell office:value-type="float" office:value="8967" table:style-name="ce19">
            <text:p>8967</text:p>
          </table:table-cell>
          <table:table-cell office:value-type="float" office:value="8425" table:style-name="ce19">
            <text:p>8425</text:p>
          </table:table-cell>
          <table:table-cell office:value-type="float" office:value="5207" table:style-name="ce19">
            <text:p>5207</text:p>
          </table:table-cell>
          <table:table-cell office:value-type="float" office:value="29365" table:style-name="ce19">
            <text:p>29365</text:p>
          </table:table-cell>
          <table:table-cell office:value-type="float" office:value="2415" table:style-name="ce19">
            <text:p>2415</text:p>
          </table:table-cell>
          <table:table-cell office:value-type="float" office:value="13447" table:style-name="ce19">
            <text:p>13447</text:p>
          </table:table-cell>
          <table:table-cell office:value-type="float" office:value="11342" table:style-name="ce19">
            <text:p>11342</text:p>
          </table:table-cell>
          <table:table-cell office:value-type="float" office:value="16642" table:style-name="ce19">
            <text:p>16642</text:p>
          </table:table-cell>
          <table:table-cell office:value-type="float" office:value="23263" table:style-name="ce19">
            <text:p>23263</text:p>
          </table:table-cell>
          <table:table-cell office:value-type="float" office:value="16019" table:style-name="ce19">
            <text:p>16019</text:p>
          </table:table-cell>
          <table:table-cell office:value-type="float" office:value="9843" table:style-name="ce19">
            <text:p>9843</text:p>
          </table:table-cell>
          <table:table-cell office:value-type="float" office:value="28612" table:style-name="ce19">
            <text:p>28612</text:p>
          </table:table-cell>
          <table:table-cell office:value-type="float" office:value="19410" table:style-name="ce19">
            <text:p>19410</text:p>
          </table:table-cell>
          <table:table-cell office:value-type="float" office:value="33094" table:style-name="ce19">
            <text:p>33094</text:p>
          </table:table-cell>
          <table:table-cell office:value-type="float" office:value="32179" table:style-name="ce19">
            <text:p>32179</text:p>
          </table:table-cell>
          <table:table-cell office:value-type="float" office:value="9058" table:style-name="ce19">
            <text:p>9058</text:p>
          </table:table-cell>
          <table:table-cell office:value-type="float" office:value="37110" table:style-name="ce19">
            <text:p>37110</text:p>
          </table:table-cell>
          <table:table-cell office:value-type="float" office:value="28132" table:style-name="ce19">
            <text:p>28132</text:p>
          </table:table-cell>
          <table:table-cell office:value-type="float" office:value="26423" table:style-name="ce19">
            <text:p>26423</text:p>
          </table:table-cell>
          <table:table-cell office:value-type="float" office:value="22007" table:style-name="ce19">
            <text:p>22007</text:p>
          </table:table-cell>
          <table:table-cell office:value-type="float" office:value="25614" table:style-name="ce19">
            <text:p>25614</text:p>
          </table:table-cell>
          <table:table-cell office:value-type="float" office:value="140958" table:style-name="ce19">
            <text:p>140958</text:p>
          </table:table-cell>
          <table:table-cell office:value-type="float" office:value="38369" table:style-name="ce19">
            <text:p>38369</text:p>
          </table:table-cell>
          <table:table-cell office:value-type="float" office:value="25426" table:style-name="ce19">
            <text:p>25426</text:p>
          </table:table-cell>
          <table:table-cell office:value-type="float" office:value="26620" table:style-name="ce19">
            <text:p>26620</text:p>
          </table:table-cell>
          <table:table-cell office:value-type="float" office:value="27912" table:style-name="ce19">
            <text:p>27912</text:p>
          </table:table-cell>
          <table:table-cell office:value-type="float" office:value="33257" table:style-name="ce19">
            <text:p>33257</text:p>
          </table:table-cell>
          <table:table-cell office:value-type="float" office:value="27539" table:style-name="ce19">
            <text:p>27539</text:p>
          </table:table-cell>
          <table:table-cell office:value-type="float" office:value="26298" table:style-name="ce19">
            <text:p>26298</text:p>
          </table:table-cell>
          <table:table-cell office:value-type="float" office:value="13774" table:style-name="ce19">
            <text:p>13774</text:p>
          </table:table-cell>
          <table:table-cell office:value-type="float" office:value="32318" table:style-name="ce19">
            <text:p>32318</text:p>
          </table:table-cell>
          <table:table-cell office:value-type="float" office:value="7865" table:style-name="ce19">
            <text:p>7865</text:p>
          </table:table-cell>
          <table:table-cell office:value-type="float" office:value="9281" table:style-name="ce19">
            <text:p>9281</text:p>
          </table:table-cell>
          <table:table-cell office:value-type="float" office:value="17852" table:style-name="ce19">
            <text:p>17852</text:p>
          </table:table-cell>
          <table:table-cell office:value-type="float" office:value="7020" table:style-name="ce19">
            <text:p>7020</text:p>
          </table:table-cell>
          <table:table-cell office:value-type="float" office:value="3625" table:style-name="ce19">
            <text:p>3625</text:p>
          </table:table-cell>
          <table:table-cell office:value-type="float" office:value="2892" table:style-name="ce19">
            <text:p>2892</text:p>
          </table:table-cell>
          <table:table-cell office:value-type="float" office:value="10714" table:style-name="ce19">
            <text:p>10714</text:p>
          </table:table-cell>
          <table:table-cell office:value-type="float" office:value="9587" table:style-name="ce19">
            <text:p>9587</text:p>
          </table:table-cell>
          <table:table-cell office:value-type="float" office:value="7521" table:style-name="ce19">
            <text:p>7521</text:p>
          </table:table-cell>
          <table:table-cell office:value-type="float" office:value="35948" table:style-name="ce19">
            <text:p>35948</text:p>
          </table:table-cell>
          <table:table-cell office:value-type="float" office:value="7831" table:style-name="ce19">
            <text:p>7831</text:p>
          </table:table-cell>
          <table:table-cell office:value-type="float" office:value="11533" table:style-name="ce19">
            <text:p>11533</text:p>
          </table:table-cell>
          <table:table-cell office:value-type="float" office:value="7235" table:style-name="ce19">
            <text:p>7235</text:p>
          </table:table-cell>
          <table:table-cell office:value-type="float" office:value="22059" table:style-name="ce19">
            <text:p>22059</text:p>
          </table:table-cell>
          <table:table-cell office:value-type="float" office:value="21997" table:style-name="ce19">
            <text:p>21997</text:p>
          </table:table-cell>
          <table:table-cell office:value-type="float" office:value="30917" table:style-name="ce19">
            <text:p>30917</text:p>
          </table:table-cell>
          <table:table-cell office:value-type="float" office:value="37552" table:style-name="ce19">
            <text:p>37552</text:p>
          </table:table-cell>
          <table:table-cell office:value-type="float" office:value="41343" table:style-name="ce19">
            <text:p>41343</text:p>
          </table:table-cell>
          <table:table-cell office:value-type="float" office:value="26961" table:style-name="ce19">
            <text:p>26961</text:p>
          </table:table-cell>
          <table:table-cell office:value-type="float" office:value="29910" table:style-name="ce19">
            <text:p>29910</text:p>
          </table:table-cell>
          <table:table-cell office:value-type="float" office:value="71333" table:style-name="ce19">
            <text:p>71333</text:p>
          </table:table-cell>
          <table:table-cell office:value-type="float" office:value="21184" table:style-name="ce19">
            <text:p>21184</text:p>
          </table:table-cell>
          <table:table-cell office:value-type="float" office:value="32227" table:style-name="ce19">
            <text:p>32227</text:p>
          </table:table-cell>
          <table:table-cell office:value-type="float" office:value="41519" table:style-name="ce19">
            <text:p>41519</text:p>
          </table:table-cell>
          <table:table-cell office:value-type="float" office:value="24001" table:style-name="ce18">
            <text:p>24001</text:p>
          </table:table-cell>
          <table:table-cell office:value-type="float" office:value="59923" table:style-name="ce20">
            <text:p>59923</text:p>
          </table:table-cell>
          <table:table-cell office:value-type="float" office:value="21170" table:style-name="ce19">
            <text:p>21170</text:p>
          </table:table-cell>
          <table:table-cell office:value-type="float" office:value="18038" table:style-name="ce19">
            <text:p>18038</text:p>
          </table:table-cell>
          <table:table-cell office:value-type="float" office:value="14948" table:style-name="ce19">
            <text:p>14948</text:p>
          </table:table-cell>
          <table:table-cell office:value-type="float" office:value="16347" table:style-name="ce19">
            <text:p>16347</text:p>
          </table:table-cell>
          <table:table-cell office:value-type="float" office:value="12046" table:style-name="ce19">
            <text:p>12046</text:p>
          </table:table-cell>
          <table:table-cell office:value-type="float" office:value="28506" table:style-name="ce19">
            <text:p>28506</text:p>
          </table:table-cell>
          <table:table-cell office:value-type="float" office:value="17666" table:style-name="ce19">
            <text:p>17666</text:p>
          </table:table-cell>
          <table:table-cell office:value-type="float" office:value="8013" table:style-name="ce19">
            <text:p>8013</text:p>
          </table:table-cell>
          <table:table-cell office:value-type="float" office:value="10055" table:style-name="ce19">
            <text:p>10055</text:p>
          </table:table-cell>
          <table:table-cell office:value-type="float" office:value="39560" table:style-name="ce19">
            <text:p>39560</text:p>
          </table:table-cell>
          <table:table-cell office:value-type="float" office:value="24841" table:style-name="ce19">
            <text:p>24841</text:p>
          </table:table-cell>
          <table:table-cell office:value-type="float" office:value="23312" table:style-name="ce19">
            <text:p>23312</text:p>
          </table:table-cell>
          <table:table-cell office:value-type="float" office:value="24496" table:style-name="ce19">
            <text:p>24496</text:p>
          </table:table-cell>
          <table:table-cell office:value-type="float" office:value="8133" table:style-name="ce19">
            <text:p>8133</text:p>
          </table:table-cell>
          <table:table-cell office:value-type="float" office:value="11142" table:style-name="ce19">
            <text:p>11142</text:p>
          </table:table-cell>
          <table:table-cell office:value-type="float" office:value="5320" table:style-name="ce19">
            <text:p>5320</text:p>
          </table:table-cell>
          <table:table-cell office:value-type="float" office:value="4855" table:style-name="ce19">
            <text:p>4855</text:p>
          </table:table-cell>
          <table:table-cell office:value-type="float" office:value="4777" table:style-name="ce19">
            <text:p>4777</text:p>
          </table:table-cell>
          <table:table-cell office:value-type="float" office:value="10149" table:style-name="ce19">
            <text:p>10149</text:p>
          </table:table-cell>
          <table:table-cell office:value-type="float" office:value="9520" table:style-name="ce19">
            <text:p>9520</text:p>
          </table:table-cell>
          <table:table-cell office:value-type="float" office:value="14351" table:style-name="ce19">
            <text:p>14351</text:p>
          </table:table-cell>
          <table:table-cell office:value-type="float" office:value="18012" table:style-name="ce19">
            <text:p>18012</text:p>
          </table:table-cell>
          <table:table-cell office:value-type="float" office:value="28936" table:style-name="ce19">
            <text:p>28936</text:p>
          </table:table-cell>
          <table:table-cell office:value-type="float" office:value="24940" table:style-name="ce19">
            <text:p>24940</text:p>
          </table:table-cell>
          <table:table-cell office:value-type="float" office:value="13202" table:style-name="ce19">
            <text:p>13202</text:p>
          </table:table-cell>
          <table:table-cell office:value-type="float" office:value="12946" table:style-name="ce19">
            <text:p>12946</text:p>
          </table:table-cell>
          <table:table-cell office:value-type="float" office:value="12478" table:style-name="ce19">
            <text:p>12478</text:p>
          </table:table-cell>
          <table:table-cell office:value-type="float" office:value="12905" table:style-name="ce19">
            <text:p>12905</text:p>
          </table:table-cell>
          <table:table-cell office:value-type="float" office:value="12005" table:style-name="ce19">
            <text:p>12005</text:p>
          </table:table-cell>
          <table:table-cell office:value-type="float" office:value="9614" table:style-name="ce19">
            <text:p>9614</text:p>
          </table:table-cell>
          <table:table-cell office:value-type="float" office:value="9505" table:style-name="ce19">
            <text:p>9505</text:p>
          </table:table-cell>
          <table:table-cell office:value-type="float" office:value="81182" table:formula="of:=SUM([進站資料.D19];[出站資料.D19])" table:style-name="ce19">
            <text:p>81182</text:p>
          </table:table-cell>
          <table:table-cell office:value-type="float" office:value="101505" table:formula="of:=SUM([進站資料.E19];[出站資料.E19])" table:style-name="ce19">
            <text:p>101505</text:p>
          </table:table-cell>
          <table:table-cell office:value-type="float" office:value="52846" table:formula="of:=SUM([進站資料.F19];[出站資料.F19])" table:style-name="ce19">
            <text:p>52846</text:p>
          </table:table-cell>
          <table:table-cell office:value-type="float" office:value="29231" table:formula="of:=SUM([進站資料.G19];[出站資料.G19])" table:style-name="ce19">
            <text:p>29231</text:p>
          </table:table-cell>
          <table:table-cell office:value-type="float" office:value="24223" table:formula="of:=SUM([進站資料.H19];[出站資料.H19])" table:style-name="ce19">
            <text:p>24223</text:p>
          </table:table-cell>
          <table:table-cell office:value-type="float" office:value="8413" table:formula="of:=SUM([進站資料.I19];[出站資料.I19])" table:style-name="ce19">
            <text:p>8413</text:p>
          </table:table-cell>
          <table:table-cell office:value-type="float" office:value="6420" table:formula="of:=SUM([進站資料.J19];[出站資料.J19])" table:style-name="ce19">
            <text:p>6420</text:p>
          </table:table-cell>
          <table:table-cell office:value-type="float" office:value="27505" table:formula="of:=SUM([進站資料.K19];[出站資料.K19])" table:style-name="ce19">
            <text:p>27505</text:p>
          </table:table-cell>
          <table:table-cell office:value-type="float" office:value="4875" table:formula="of:=SUM([進站資料.L19];[出站資料.L19])" table:style-name="ce19">
            <text:p>4875</text:p>
          </table:table-cell>
          <table:table-cell office:value-type="float" office:value="9322" table:formula="of:=SUM([進站資料.M19];[出站資料.M19])" table:style-name="ce19">
            <text:p>9322</text:p>
          </table:table-cell>
          <table:table-cell office:value-type="float" office:value="14089" table:formula="of:=SUM([進站資料.N19];[出站資料.N19])" table:style-name="ce19">
            <text:p>14089</text:p>
          </table:table-cell>
          <table:table-cell office:value-type="float" office:value="17733" table:formula="of:=SUM([進站資料.O19];[出站資料.O19])" table:style-name="ce19">
            <text:p>17733</text:p>
          </table:table-cell>
          <table:table-cell office:value-type="float" office:value="24349" table:formula="of:=SUM([進站資料.P19];[出站資料.P19])" table:style-name="ce19">
            <text:p>24349</text:p>
          </table:table-cell>
          <table:table-cell office:value-type="float" office:value="34963" table:formula="of:=SUM([進站資料.Q19];[出站資料.Q19])" table:style-name="ce19">
            <text:p>34963</text:p>
          </table:table-cell>
          <table:table-cell office:value-type="float" office:value="32769" table:formula="of:=SUM([進站資料.R19];[出站資料.R19])" table:style-name="ce19">
            <text:p>32769</text:p>
          </table:table-cell>
          <table:table-cell office:value-type="float" office:value="11410" table:formula="of:=SUM([進站資料.S19];[出站資料.S19])" table:style-name="ce19">
            <text:p>11410</text:p>
          </table:table-cell>
          <table:table-cell office:value-type="float" office:value="16886" table:formula="of:=SUM([進站資料.T19];[出站資料.T19])" table:style-name="ce19">
            <text:p>16886</text:p>
          </table:table-cell>
          <table:table-cell office:value-type="float" office:value="6863" table:formula="of:=SUM([進站資料.U19];[出站資料.U19])" table:style-name="ce19">
            <text:p>6863</text:p>
          </table:table-cell>
          <table:table-cell office:value-type="float" office:value="18025" table:formula="of:=SUM([進站資料.V19];[出站資料.V19])" table:style-name="ce19">
            <text:p>18025</text:p>
          </table:table-cell>
          <table:table-cell office:value-type="float" office:value="16885" table:formula="of:=SUM([進站資料.W19];[出站資料.W19])" table:style-name="ce19">
            <text:p>16885</text:p>
          </table:table-cell>
          <table:table-cell office:value-type="float" office:value="10186" table:formula="of:=SUM([進站資料.X19];[出站資料.X19])" table:style-name="ce19">
            <text:p>10186</text:p>
          </table:table-cell>
          <table:table-cell office:value-type="float" office:value="57073" table:formula="of:=SUM([進站資料.Y19];[出站資料.Y19])" table:style-name="ce19">
            <text:p>57073</text:p>
          </table:table-cell>
          <table:table-cell office:value-type="float" office:value="4887" table:formula="of:=SUM([進站資料.Z19];[出站資料.Z19])" table:style-name="ce19">
            <text:p>4887</text:p>
          </table:table-cell>
          <table:table-cell office:value-type="float" office:value="25205" table:formula="of:=SUM([進站資料.AA19];[出站資料.AA19])" table:style-name="ce19">
            <text:p>25205</text:p>
          </table:table-cell>
          <table:table-cell office:value-type="float" office:value="23396" table:formula="of:=SUM([進站資料.AB19];[出站資料.AB19])" table:style-name="ce19">
            <text:p>23396</text:p>
          </table:table-cell>
          <table:table-cell office:value-type="float" office:value="33066" table:formula="of:=SUM([進站資料.AC19];[出站資料.AC19])" table:style-name="ce19">
            <text:p>33066</text:p>
          </table:table-cell>
          <table:table-cell office:value-type="float" office:value="45737" table:formula="of:=SUM([進站資料.AD19];[出站資料.AD19])" table:style-name="ce19">
            <text:p>45737</text:p>
          </table:table-cell>
          <table:table-cell office:value-type="float" office:value="32040" table:formula="of:=SUM([進站資料.AE19];[出站資料.AE19])" table:style-name="ce19">
            <text:p>32040</text:p>
          </table:table-cell>
          <table:table-cell office:value-type="float" office:value="19160" table:formula="of:=SUM([進站資料.AF19];[出站資料.AF19])" table:style-name="ce19">
            <text:p>19160</text:p>
          </table:table-cell>
          <table:table-cell office:value-type="float" office:value="56694" table:formula="of:=SUM([進站資料.AG19];[出站資料.AG19])" table:style-name="ce19">
            <text:p>56694</text:p>
          </table:table-cell>
          <table:table-cell office:value-type="float" office:value="38850" table:formula="of:=SUM([進站資料.AH19];[出站資料.AH19])" table:style-name="ce19">
            <text:p>38850</text:p>
          </table:table-cell>
          <table:table-cell office:value-type="float" office:value="66317" table:formula="of:=SUM([進站資料.AI19];[出站資料.AI19])" table:style-name="ce19">
            <text:p>66317</text:p>
          </table:table-cell>
          <table:table-cell office:value-type="float" office:value="63733" table:formula="of:=SUM([進站資料.AJ19];[出站資料.AJ19])" table:style-name="ce19">
            <text:p>63733</text:p>
          </table:table-cell>
          <table:table-cell office:value-type="float" office:value="18282" table:formula="of:=SUM([進站資料.AK19];[出站資料.AK19])" table:style-name="ce19">
            <text:p>18282</text:p>
          </table:table-cell>
          <table:table-cell office:value-type="float" office:value="75054" table:formula="of:=SUM([進站資料.AL19];[出站資料.AL19])" table:style-name="ce19">
            <text:p>75054</text:p>
          </table:table-cell>
          <table:table-cell office:value-type="float" office:value="56054" table:formula="of:=SUM([進站資料.AM19];[出站資料.AM19])" table:style-name="ce19">
            <text:p>56054</text:p>
          </table:table-cell>
          <table:table-cell office:value-type="float" office:value="52011" table:formula="of:=SUM([進站資料.AN19];[出站資料.AN19])" table:style-name="ce19">
            <text:p>52011</text:p>
          </table:table-cell>
          <table:table-cell office:value-type="float" office:value="43320" table:formula="of:=SUM([進站資料.AO19];[出站資料.AO19])" table:style-name="ce19">
            <text:p>43320</text:p>
          </table:table-cell>
          <table:table-cell office:value-type="float" office:value="52669" table:formula="of:=SUM([進站資料.AP19];[出站資料.AP19])" table:style-name="ce19">
            <text:p>52669</text:p>
          </table:table-cell>
          <table:table-cell office:value-type="float" office:value="282540" table:formula="of:=SUM([進站資料.AQ19];[出站資料.AQ19])" table:style-name="ce19">
            <text:p>282540</text:p>
          </table:table-cell>
          <table:table-cell office:value-type="float" office:value="77974" table:formula="of:=SUM([進站資料.AR19];[出站資料.AR19])" table:style-name="ce19">
            <text:p>77974</text:p>
          </table:table-cell>
          <table:table-cell office:value-type="float" office:value="52853" table:formula="of:=SUM([進站資料.AS19];[出站資料.AS19])" table:style-name="ce19">
            <text:p>52853</text:p>
          </table:table-cell>
          <table:table-cell office:value-type="float" office:value="51968" table:formula="of:=SUM([進站資料.AT19];[出站資料.AT19])" table:style-name="ce19">
            <text:p>51968</text:p>
          </table:table-cell>
          <table:table-cell office:value-type="float" office:value="56090" table:formula="of:=SUM([進站資料.AU19];[出站資料.AU19])" table:style-name="ce19">
            <text:p>56090</text:p>
          </table:table-cell>
          <table:table-cell office:value-type="float" office:value="64902" table:formula="of:=SUM([進站資料.AV19];[出站資料.AV19])" table:style-name="ce19">
            <text:p>64902</text:p>
          </table:table-cell>
          <table:table-cell office:value-type="float" office:value="55437" table:formula="of:=SUM([進站資料.AW19];[出站資料.AW19])" table:style-name="ce19">
            <text:p>55437</text:p>
          </table:table-cell>
          <table:table-cell office:value-type="float" office:value="53020" table:formula="of:=SUM([進站資料.AX19];[出站資料.AX19])" table:style-name="ce19">
            <text:p>53020</text:p>
          </table:table-cell>
          <table:table-cell office:value-type="float" office:value="26859" table:formula="of:=SUM([進站資料.AY19];[出站資料.AY19])" table:style-name="ce19">
            <text:p>26859</text:p>
          </table:table-cell>
          <table:table-cell office:value-type="float" office:value="65387" table:formula="of:=SUM([進站資料.AZ19];[出站資料.AZ19])" table:style-name="ce19">
            <text:p>65387</text:p>
          </table:table-cell>
          <table:table-cell office:value-type="float" office:value="15267" table:formula="of:=SUM([進站資料.BA19];[出站資料.BA19])" table:style-name="ce19">
            <text:p>15267</text:p>
          </table:table-cell>
          <table:table-cell office:value-type="float" office:value="17174" table:formula="of:=SUM([進站資料.BB19];[出站資料.BB19])" table:style-name="ce19">
            <text:p>17174</text:p>
          </table:table-cell>
          <table:table-cell office:value-type="float" office:value="37104" table:formula="of:=SUM([進站資料.BC19];[出站資料.BC19])" table:style-name="ce19">
            <text:p>37104</text:p>
          </table:table-cell>
          <table:table-cell office:value-type="float" office:value="13355" table:formula="of:=SUM([進站資料.BD19];[出站資料.BD19])" table:style-name="ce19">
            <text:p>13355</text:p>
          </table:table-cell>
          <table:table-cell office:value-type="float" office:value="7193" table:formula="of:=SUM([進站資料.BE19];[出站資料.BE19])" table:style-name="ce19">
            <text:p>7193</text:p>
          </table:table-cell>
          <table:table-cell office:value-type="float" office:value="5895" table:formula="of:=SUM([進站資料.BF19];[出站資料.BF19])" table:style-name="ce19">
            <text:p>5895</text:p>
          </table:table-cell>
          <table:table-cell office:value-type="float" office:value="21900" table:formula="of:=SUM([進站資料.BG19];[出站資料.BG19])" table:style-name="ce19">
            <text:p>21900</text:p>
          </table:table-cell>
          <table:table-cell office:value-type="float" office:value="19600" table:formula="of:=SUM([進站資料.BH19];[出站資料.BH19])" table:style-name="ce19">
            <text:p>19600</text:p>
          </table:table-cell>
          <table:table-cell office:value-type="float" office:value="14547" table:formula="of:=SUM([進站資料.BI19];[出站資料.BI19])" table:style-name="ce19">
            <text:p>14547</text:p>
          </table:table-cell>
          <table:table-cell office:value-type="float" office:value="70511" table:formula="of:=SUM([進站資料.BJ19];[出站資料.BJ19])" table:style-name="ce19">
            <text:p>70511</text:p>
          </table:table-cell>
          <table:table-cell office:value-type="float" office:value="15292" table:formula="of:=SUM([進站資料.BK19];[出站資料.BK19])" table:style-name="ce19">
            <text:p>15292</text:p>
          </table:table-cell>
          <table:table-cell office:value-type="float" office:value="23790" table:formula="of:=SUM([進站資料.BL19];[出站資料.BL19])" table:style-name="ce19">
            <text:p>23790</text:p>
          </table:table-cell>
          <table:table-cell office:value-type="float" office:value="14185" table:formula="of:=SUM([進站資料.BM19];[出站資料.BM19])" table:style-name="ce19">
            <text:p>14185</text:p>
          </table:table-cell>
          <table:table-cell office:value-type="float" office:value="44532" table:formula="of:=SUM([進站資料.BN19];[出站資料.BN19])" table:style-name="ce19">
            <text:p>44532</text:p>
          </table:table-cell>
          <table:table-cell office:value-type="float" office:value="41560" table:formula="of:=SUM([進站資料.BO19];[出站資料.BO19])" table:style-name="ce19">
            <text:p>41560</text:p>
          </table:table-cell>
          <table:table-cell office:value-type="float" office:value="59053" table:formula="of:=SUM([進站資料.BP19];[出站資料.BP19])" table:style-name="ce19">
            <text:p>59053</text:p>
          </table:table-cell>
          <table:table-cell office:value-type="float" office:value="78092" table:formula="of:=SUM([進站資料.BQ19];[出站資料.BQ19])" table:style-name="ce19">
            <text:p>78092</text:p>
          </table:table-cell>
          <table:table-cell office:value-type="float" office:value="80655" table:formula="of:=SUM([進站資料.BR19];[出站資料.BR19])" table:style-name="ce19">
            <text:p>80655</text:p>
          </table:table-cell>
          <table:table-cell office:value-type="float" office:value="54404" table:formula="of:=SUM([進站資料.BS19];[出站資料.BS19])" table:style-name="ce19">
            <text:p>54404</text:p>
          </table:table-cell>
          <table:table-cell office:value-type="float" office:value="58522" table:formula="of:=SUM([進站資料.BT19];[出站資料.BT19])" table:style-name="ce19">
            <text:p>58522</text:p>
          </table:table-cell>
          <table:table-cell office:value-type="float" office:value="142591" table:formula="of:=SUM([進站資料.BU19];[出站資料.BU19])" table:style-name="ce19">
            <text:p>142591</text:p>
          </table:table-cell>
          <table:table-cell office:value-type="float" office:value="43364" table:formula="of:=SUM([進站資料.BV19];[出站資料.BV19])" table:style-name="ce19">
            <text:p>43364</text:p>
          </table:table-cell>
          <table:table-cell office:value-type="float" office:value="64027" table:formula="of:=SUM([進站資料.BW19];[出站資料.BW19])" table:style-name="ce19">
            <text:p>64027</text:p>
          </table:table-cell>
          <table:table-cell office:value-type="float" office:value="84849" table:formula="of:=SUM([進站資料.BX19];[出站資料.BX19])" table:style-name="ce19">
            <text:p>84849</text:p>
          </table:table-cell>
          <table:table-cell office:value-type="float" office:value="49033" table:formula="of:=SUM([進站資料.BY19];[出站資料.BY19])" table:style-name="ce19">
            <text:p>49033</text:p>
          </table:table-cell>
          <table:table-cell office:value-type="float" office:value="121355" table:formula="of:=SUM([進站資料.BZ19];[出站資料.BZ19])" table:style-name="ce19">
            <text:p>121355</text:p>
          </table:table-cell>
          <table:table-cell office:value-type="float" office:value="42548" table:formula="of:=SUM([進站資料.CA19];[出站資料.CA19])" table:style-name="ce19">
            <text:p>42548</text:p>
          </table:table-cell>
          <table:table-cell office:value-type="float" office:value="36036" table:formula="of:=SUM([進站資料.CB19];[出站資料.CB19])" table:style-name="ce19">
            <text:p>36036</text:p>
          </table:table-cell>
          <table:table-cell office:value-type="float" office:value="30714" table:formula="of:=SUM([進站資料.CC19];[出站資料.CC19])" table:style-name="ce19">
            <text:p>30714</text:p>
          </table:table-cell>
          <table:table-cell office:value-type="float" office:value="32236" table:formula="of:=SUM([進站資料.CD19];[出站資料.CD19])" table:style-name="ce19">
            <text:p>32236</text:p>
          </table:table-cell>
          <table:table-cell office:value-type="float" office:value="23034" table:formula="of:=SUM([進站資料.CE19];[出站資料.CE19])" table:style-name="ce19">
            <text:p>23034</text:p>
          </table:table-cell>
          <table:table-cell office:value-type="float" office:value="58012" table:formula="of:=SUM([進站資料.CF19];[出站資料.CF19])" table:style-name="ce19">
            <text:p>58012</text:p>
          </table:table-cell>
          <table:table-cell office:value-type="float" office:value="36266" table:formula="of:=SUM([進站資料.CG19];[出站資料.CG19])" table:style-name="ce19">
            <text:p>36266</text:p>
          </table:table-cell>
          <table:table-cell office:value-type="float" office:value="15416" table:formula="of:=SUM([進站資料.CH19];[出站資料.CH19])" table:style-name="ce19">
            <text:p>15416</text:p>
          </table:table-cell>
          <table:table-cell office:value-type="float" office:value="20486" table:formula="of:=SUM([進站資料.CI19];[出站資料.CI19])" table:style-name="ce19">
            <text:p>20486</text:p>
          </table:table-cell>
          <table:table-cell office:value-type="float" office:value="80847" table:formula="of:=SUM([進站資料.CJ19];[出站資料.CJ19])" table:style-name="ce19">
            <text:p>80847</text:p>
          </table:table-cell>
          <table:table-cell office:value-type="float" office:value="50734" table:formula="of:=SUM([進站資料.CK19];[出站資料.CK19])" table:style-name="ce19">
            <text:p>50734</text:p>
          </table:table-cell>
          <table:table-cell office:value-type="float" office:value="48158" table:formula="of:=SUM([進站資料.CL19];[出站資料.CL19])" table:style-name="ce19">
            <text:p>48158</text:p>
          </table:table-cell>
          <table:table-cell office:value-type="float" office:value="47913" table:formula="of:=SUM([進站資料.CM19];[出站資料.CM19])" table:style-name="ce19">
            <text:p>47913</text:p>
          </table:table-cell>
          <table:table-cell office:value-type="float" office:value="17077" table:formula="of:=SUM([進站資料.CN19];[出站資料.CN19])" table:style-name="ce19">
            <text:p>17077</text:p>
          </table:table-cell>
          <table:table-cell office:value-type="float" office:value="22980" table:formula="of:=SUM([進站資料.CO19];[出站資料.CO19])" table:style-name="ce19">
            <text:p>22980</text:p>
          </table:table-cell>
          <table:table-cell office:value-type="float" office:value="10077" table:formula="of:=SUM([進站資料.CP19];[出站資料.CP19])" table:style-name="ce19">
            <text:p>10077</text:p>
          </table:table-cell>
          <table:table-cell office:value-type="float" office:value="9447" table:formula="of:=SUM([進站資料.CQ19];[出站資料.CQ19])" table:style-name="ce19">
            <text:p>9447</text:p>
          </table:table-cell>
          <table:table-cell office:value-type="float" office:value="9562" table:formula="of:=SUM([進站資料.CR19];[出站資料.CR19])" table:style-name="ce19">
            <text:p>9562</text:p>
          </table:table-cell>
          <table:table-cell office:value-type="float" office:value="20074" table:formula="of:=SUM([進站資料.CS19];[出站資料.CS19])" table:style-name="ce19">
            <text:p>20074</text:p>
          </table:table-cell>
          <table:table-cell office:value-type="float" office:value="19268" table:formula="of:=SUM([進站資料.CT19];[出站資料.CT19])" table:style-name="ce19">
            <text:p>19268</text:p>
          </table:table-cell>
          <table:table-cell office:value-type="float" office:value="27147" table:formula="of:=SUM([進站資料.CU19];[出站資料.CU19])" table:style-name="ce19">
            <text:p>27147</text:p>
          </table:table-cell>
          <table:table-cell office:value-type="float" office:value="36270" table:formula="of:=SUM([進站資料.CV19];[出站資料.CV19])" table:style-name="ce19">
            <text:p>36270</text:p>
          </table:table-cell>
          <table:table-cell office:value-type="float" office:value="59148" table:formula="of:=SUM([進站資料.CW19];[出站資料.CW19])" table:style-name="ce19">
            <text:p>59148</text:p>
          </table:table-cell>
          <table:table-cell office:value-type="float" office:value="50318" table:formula="of:=SUM([進站資料.CX19];[出站資料.CX19])" table:style-name="ce19">
            <text:p>50318</text:p>
          </table:table-cell>
          <table:table-cell office:value-type="float" office:value="25154" table:formula="of:=SUM([進站資料.CY19];[出站資料.CY19])" table:style-name="ce19">
            <text:p>25154</text:p>
          </table:table-cell>
          <table:table-cell office:value-type="float" office:value="25996" table:formula="of:=SUM([進站資料.CZ19];[出站資料.CZ19])" table:style-name="ce19">
            <text:p>25996</text:p>
          </table:table-cell>
          <table:table-cell office:value-type="float" office:value="25455" table:formula="of:=SUM([進站資料.DA19];[出站資料.DA19])" table:style-name="ce19">
            <text:p>25455</text:p>
          </table:table-cell>
          <table:table-cell office:value-type="float" office:value="24942" table:formula="of:=SUM([進站資料.DB19];[出站資料.DB19])" table:style-name="ce19">
            <text:p>24942</text:p>
          </table:table-cell>
          <table:table-cell office:value-type="float" office:value="24063" table:formula="of:=SUM([進站資料.DC19];[出站資料.DC19])" table:style-name="ce19">
            <text:p>24063</text:p>
          </table:table-cell>
          <table:table-cell office:value-type="float" office:value="18483" table:formula="of:=SUM([進站資料.DD19];[出站資料.DD19])" table:style-name="ce19">
            <text:p>18483</text:p>
          </table:table-cell>
          <table:table-cell office:value-type="float" office:value="18244" table:formula="of:=SUM([進站資料.DE19];[出站資料.DE19])" table:style-name="ce19">
            <text:p>18244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19" table:style-name="ce19">
            <text:p>19</text:p>
          </table:table-cell>
          <table:table-cell office:value-type="float" office:value="11193" table:formula="of:=SUM([進站資料.B20];[出站資料.B20])" table:style-name="ce19">
            <text:p>11193</text:p>
          </table:table-cell>
          <table:table-cell office:value-type="float" office:value="34254" table:formula="of:=SUM([進站資料.C20];[出站資料.C20])" table:style-name="ce19">
            <text:p>34254</text:p>
          </table:table-cell>
          <table:table-cell office:value-type="float" office:value="54914" table:style-name="ce19">
            <text:p>54914</text:p>
          </table:table-cell>
          <table:table-cell office:value-type="float" office:value="28875" table:style-name="ce19">
            <text:p>28875</text:p>
          </table:table-cell>
          <table:table-cell office:value-type="float" office:value="15455" table:style-name="ce19">
            <text:p>15455</text:p>
          </table:table-cell>
          <table:table-cell office:value-type="float" office:value="12624" table:style-name="ce19">
            <text:p>12624</text:p>
          </table:table-cell>
          <table:table-cell office:value-type="float" office:value="4543" table:style-name="ce19">
            <text:p>4543</text:p>
          </table:table-cell>
          <table:table-cell office:value-type="float" office:value="3376" table:style-name="ce19">
            <text:p>3376</text:p>
          </table:table-cell>
          <table:table-cell office:value-type="float" office:value="14268" table:style-name="ce19">
            <text:p>14268</text:p>
          </table:table-cell>
          <table:table-cell office:value-type="float" office:value="2706" table:style-name="ce19">
            <text:p>2706</text:p>
          </table:table-cell>
          <table:table-cell office:value-type="float" office:value="4644" table:style-name="ce19">
            <text:p>4644</text:p>
          </table:table-cell>
          <table:table-cell office:value-type="float" office:value="6755" table:style-name="ce19">
            <text:p>6755</text:p>
          </table:table-cell>
          <table:table-cell office:value-type="float" office:value="9259" table:style-name="ce19">
            <text:p>9259</text:p>
          </table:table-cell>
          <table:table-cell office:value-type="float" office:value="13806" table:style-name="ce19">
            <text:p>13806</text:p>
          </table:table-cell>
          <table:table-cell office:value-type="float" office:value="17054" table:style-name="ce19">
            <text:p>17054</text:p>
          </table:table-cell>
          <table:table-cell office:value-type="float" office:value="16933" table:style-name="ce19">
            <text:p>16933</text:p>
          </table:table-cell>
          <table:table-cell office:value-type="float" office:value="6897" table:style-name="ce19">
            <text:p>6897</text:p>
          </table:table-cell>
          <table:table-cell office:value-type="float" office:value="9435" table:style-name="ce19">
            <text:p>9435</text:p>
          </table:table-cell>
          <table:table-cell office:value-type="float" office:value="3466" table:style-name="ce19">
            <text:p>3466</text:p>
          </table:table-cell>
          <table:table-cell office:value-type="float" office:value="9435" table:style-name="ce19">
            <text:p>9435</text:p>
          </table:table-cell>
          <table:table-cell office:value-type="float" office:value="9727" table:style-name="ce19">
            <text:p>9727</text:p>
          </table:table-cell>
          <table:table-cell office:value-type="float" office:value="5685" table:style-name="ce19">
            <text:p>5685</text:p>
          </table:table-cell>
          <table:table-cell office:value-type="float" office:value="31163" table:style-name="ce19">
            <text:p>31163</text:p>
          </table:table-cell>
          <table:table-cell office:value-type="float" office:value="2931" table:style-name="ce19">
            <text:p>2931</text:p>
          </table:table-cell>
          <table:table-cell office:value-type="float" office:value="13725" table:style-name="ce19">
            <text:p>13725</text:p>
          </table:table-cell>
          <table:table-cell office:value-type="float" office:value="11918" table:style-name="ce19">
            <text:p>11918</text:p>
          </table:table-cell>
          <table:table-cell office:value-type="float" office:value="18297" table:style-name="ce19">
            <text:p>18297</text:p>
          </table:table-cell>
          <table:table-cell office:value-type="float" office:value="24547" table:style-name="ce19">
            <text:p>24547</text:p>
          </table:table-cell>
          <table:table-cell office:value-type="float" office:value="17217" table:style-name="ce19">
            <text:p>17217</text:p>
          </table:table-cell>
          <table:table-cell office:value-type="float" office:value="10470" table:style-name="ce19">
            <text:p>10470</text:p>
          </table:table-cell>
          <table:table-cell office:value-type="float" office:value="31263" table:style-name="ce19">
            <text:p>31263</text:p>
          </table:table-cell>
          <table:table-cell office:value-type="float" office:value="21084" table:style-name="ce19">
            <text:p>21084</text:p>
          </table:table-cell>
          <table:table-cell office:value-type="float" office:value="34315" table:style-name="ce19">
            <text:p>34315</text:p>
          </table:table-cell>
          <table:table-cell office:value-type="float" office:value="35024" table:style-name="ce19">
            <text:p>35024</text:p>
          </table:table-cell>
          <table:table-cell office:value-type="float" office:value="9271" table:style-name="ce19">
            <text:p>9271</text:p>
          </table:table-cell>
          <table:table-cell office:value-type="float" office:value="39860" table:style-name="ce19">
            <text:p>39860</text:p>
          </table:table-cell>
          <table:table-cell office:value-type="float" office:value="29515" table:style-name="ce19">
            <text:p>29515</text:p>
          </table:table-cell>
          <table:table-cell office:value-type="float" office:value="27231" table:style-name="ce19">
            <text:p>27231</text:p>
          </table:table-cell>
          <table:table-cell office:value-type="float" office:value="23158" table:style-name="ce19">
            <text:p>23158</text:p>
          </table:table-cell>
          <table:table-cell office:value-type="float" office:value="25444" table:style-name="ce19">
            <text:p>25444</text:p>
          </table:table-cell>
          <table:table-cell office:value-type="float" office:value="153139" table:style-name="ce19">
            <text:p>153139</text:p>
          </table:table-cell>
          <table:table-cell office:value-type="float" office:value="41238" table:style-name="ce19">
            <text:p>41238</text:p>
          </table:table-cell>
          <table:table-cell office:value-type="float" office:value="26939" table:style-name="ce19">
            <text:p>26939</text:p>
          </table:table-cell>
          <table:table-cell office:value-type="float" office:value="28288" table:style-name="ce19">
            <text:p>28288</text:p>
          </table:table-cell>
          <table:table-cell office:value-type="float" office:value="28285" table:style-name="ce19">
            <text:p>28285</text:p>
          </table:table-cell>
          <table:table-cell office:value-type="float" office:value="37218" table:style-name="ce19">
            <text:p>37218</text:p>
          </table:table-cell>
          <table:table-cell office:value-type="float" office:value="29646" table:style-name="ce19">
            <text:p>29646</text:p>
          </table:table-cell>
          <table:table-cell office:value-type="float" office:value="25364" table:style-name="ce19">
            <text:p>25364</text:p>
          </table:table-cell>
          <table:table-cell office:value-type="float" office:value="14179" table:style-name="ce19">
            <text:p>14179</text:p>
          </table:table-cell>
          <table:table-cell office:value-type="float" office:value="32795" table:style-name="ce19">
            <text:p>32795</text:p>
          </table:table-cell>
          <table:table-cell office:value-type="float" office:value="8619" table:style-name="ce19">
            <text:p>8619</text:p>
          </table:table-cell>
          <table:table-cell office:value-type="float" office:value="10596" table:style-name="ce19">
            <text:p>10596</text:p>
          </table:table-cell>
          <table:table-cell office:value-type="float" office:value="18592" table:style-name="ce19">
            <text:p>18592</text:p>
          </table:table-cell>
          <table:table-cell office:value-type="float" office:value="7618" table:style-name="ce19">
            <text:p>7618</text:p>
          </table:table-cell>
          <table:table-cell office:value-type="float" office:value="3851" table:style-name="ce19">
            <text:p>3851</text:p>
          </table:table-cell>
          <table:table-cell office:value-type="float" office:value="2986" table:style-name="ce19">
            <text:p>2986</text:p>
          </table:table-cell>
          <table:table-cell office:value-type="float" office:value="12512" table:style-name="ce19">
            <text:p>12512</text:p>
          </table:table-cell>
          <table:table-cell office:value-type="float" office:value="10075" table:style-name="ce19">
            <text:p>10075</text:p>
          </table:table-cell>
          <table:table-cell office:value-type="float" office:value="7565" table:style-name="ce19">
            <text:p>7565</text:p>
          </table:table-cell>
          <table:table-cell office:value-type="float" office:value="37773" table:style-name="ce19">
            <text:p>37773</text:p>
          </table:table-cell>
          <table:table-cell office:value-type="float" office:value="8414" table:style-name="ce19">
            <text:p>8414</text:p>
          </table:table-cell>
          <table:table-cell office:value-type="float" office:value="12394" table:style-name="ce19">
            <text:p>12394</text:p>
          </table:table-cell>
          <table:table-cell office:value-type="float" office:value="7629" table:style-name="ce19">
            <text:p>7629</text:p>
          </table:table-cell>
          <table:table-cell office:value-type="float" office:value="23520" table:style-name="ce19">
            <text:p>23520</text:p>
          </table:table-cell>
          <table:table-cell office:value-type="float" office:value="22648" table:style-name="ce19">
            <text:p>22648</text:p>
          </table:table-cell>
          <table:table-cell office:value-type="float" office:value="34499" table:style-name="ce19">
            <text:p>34499</text:p>
          </table:table-cell>
          <table:table-cell office:value-type="float" office:value="40769" table:style-name="ce19">
            <text:p>40769</text:p>
          </table:table-cell>
          <table:table-cell office:value-type="float" office:value="43097" table:style-name="ce19">
            <text:p>43097</text:p>
          </table:table-cell>
          <table:table-cell office:value-type="float" office:value="28028" table:style-name="ce19">
            <text:p>28028</text:p>
          </table:table-cell>
          <table:table-cell office:value-type="float" office:value="31317" table:style-name="ce19">
            <text:p>31317</text:p>
          </table:table-cell>
          <table:table-cell office:value-type="float" office:value="86149" table:style-name="ce19">
            <text:p>86149</text:p>
          </table:table-cell>
          <table:table-cell office:value-type="float" office:value="21544" table:style-name="ce19">
            <text:p>21544</text:p>
          </table:table-cell>
          <table:table-cell office:value-type="float" office:value="35166" table:style-name="ce19">
            <text:p>35166</text:p>
          </table:table-cell>
          <table:table-cell office:value-type="float" office:value="44156" table:style-name="ce19">
            <text:p>44156</text:p>
          </table:table-cell>
          <table:table-cell office:value-type="float" office:value="24821" table:style-name="ce18">
            <text:p>24821</text:p>
          </table:table-cell>
          <table:table-cell office:value-type="float" office:value="65656" table:style-name="ce20">
            <text:p>65656</text:p>
          </table:table-cell>
          <table:table-cell office:value-type="float" office:value="22129" table:style-name="ce19">
            <text:p>22129</text:p>
          </table:table-cell>
          <table:table-cell office:value-type="float" office:value="19223" table:style-name="ce19">
            <text:p>19223</text:p>
          </table:table-cell>
          <table:table-cell office:value-type="float" office:value="15425" table:style-name="ce19">
            <text:p>15425</text:p>
          </table:table-cell>
          <table:table-cell office:value-type="float" office:value="18155" table:style-name="ce19">
            <text:p>18155</text:p>
          </table:table-cell>
          <table:table-cell office:value-type="float" office:value="12422" table:style-name="ce19">
            <text:p>12422</text:p>
          </table:table-cell>
          <table:table-cell office:value-type="float" office:value="30811" table:style-name="ce19">
            <text:p>30811</text:p>
          </table:table-cell>
          <table:table-cell office:value-type="float" office:value="18500" table:style-name="ce19">
            <text:p>18500</text:p>
          </table:table-cell>
          <table:table-cell office:value-type="float" office:value="8609" table:style-name="ce19">
            <text:p>8609</text:p>
          </table:table-cell>
          <table:table-cell office:value-type="float" office:value="10466" table:style-name="ce19">
            <text:p>10466</text:p>
          </table:table-cell>
          <table:table-cell office:value-type="float" office:value="41679" table:style-name="ce19">
            <text:p>41679</text:p>
          </table:table-cell>
          <table:table-cell office:value-type="float" office:value="27249" table:style-name="ce19">
            <text:p>27249</text:p>
          </table:table-cell>
          <table:table-cell office:value-type="float" office:value="24652" table:style-name="ce19">
            <text:p>24652</text:p>
          </table:table-cell>
          <table:table-cell office:value-type="float" office:value="25395" table:style-name="ce19">
            <text:p>25395</text:p>
          </table:table-cell>
          <table:table-cell office:value-type="float" office:value="8417" table:style-name="ce19">
            <text:p>8417</text:p>
          </table:table-cell>
          <table:table-cell office:value-type="float" office:value="12223" table:style-name="ce19">
            <text:p>12223</text:p>
          </table:table-cell>
          <table:table-cell office:value-type="float" office:value="5587" table:style-name="ce19">
            <text:p>5587</text:p>
          </table:table-cell>
          <table:table-cell office:value-type="float" office:value="5135" table:style-name="ce19">
            <text:p>5135</text:p>
          </table:table-cell>
          <table:table-cell office:value-type="float" office:value="5186" table:style-name="ce19">
            <text:p>5186</text:p>
          </table:table-cell>
          <table:table-cell office:value-type="float" office:value="10828" table:style-name="ce19">
            <text:p>10828</text:p>
          </table:table-cell>
          <table:table-cell office:value-type="float" office:value="10743" table:style-name="ce19">
            <text:p>10743</text:p>
          </table:table-cell>
          <table:table-cell office:value-type="float" office:value="15020" table:style-name="ce19">
            <text:p>15020</text:p>
          </table:table-cell>
          <table:table-cell office:value-type="float" office:value="18898" table:style-name="ce19">
            <text:p>18898</text:p>
          </table:table-cell>
          <table:table-cell office:value-type="float" office:value="29865" table:style-name="ce19">
            <text:p>29865</text:p>
          </table:table-cell>
          <table:table-cell office:value-type="float" office:value="27062" table:style-name="ce19">
            <text:p>27062</text:p>
          </table:table-cell>
          <table:table-cell office:value-type="float" office:value="14416" table:style-name="ce19">
            <text:p>14416</text:p>
          </table:table-cell>
          <table:table-cell office:value-type="float" office:value="13789" table:style-name="ce19">
            <text:p>13789</text:p>
          </table:table-cell>
          <table:table-cell office:value-type="float" office:value="13296" table:style-name="ce19">
            <text:p>13296</text:p>
          </table:table-cell>
          <table:table-cell office:value-type="float" office:value="13994" table:style-name="ce19">
            <text:p>13994</text:p>
          </table:table-cell>
          <table:table-cell office:value-type="float" office:value="12732" table:style-name="ce19">
            <text:p>12732</text:p>
          </table:table-cell>
          <table:table-cell office:value-type="float" office:value="10185" table:style-name="ce19">
            <text:p>10185</text:p>
          </table:table-cell>
          <table:table-cell office:value-type="float" office:value="9833" table:style-name="ce19">
            <text:p>9833</text:p>
          </table:table-cell>
          <table:table-cell office:value-type="float" office:value="85945" table:formula="of:=SUM([進站資料.D20];[出站資料.D20])" table:style-name="ce19">
            <text:p>85945</text:p>
          </table:table-cell>
          <table:table-cell office:value-type="float" office:value="110658" table:formula="of:=SUM([進站資料.E20];[出站資料.E20])" table:style-name="ce19">
            <text:p>110658</text:p>
          </table:table-cell>
          <table:table-cell office:value-type="float" office:value="57927" table:formula="of:=SUM([進站資料.F20];[出站資料.F20])" table:style-name="ce19">
            <text:p>57927</text:p>
          </table:table-cell>
          <table:table-cell office:value-type="float" office:value="30429" table:formula="of:=SUM([進站資料.G20];[出站資料.G20])" table:style-name="ce19">
            <text:p>30429</text:p>
          </table:table-cell>
          <table:table-cell office:value-type="float" office:value="24846" table:formula="of:=SUM([進站資料.H20];[出站資料.H20])" table:style-name="ce19">
            <text:p>24846</text:p>
          </table:table-cell>
          <table:table-cell office:value-type="float" office:value="8656" table:formula="of:=SUM([進站資料.I20];[出站資料.I20])" table:style-name="ce19">
            <text:p>8656</text:p>
          </table:table-cell>
          <table:table-cell office:value-type="float" office:value="6606" table:formula="of:=SUM([進站資料.J20];[出站資料.J20])" table:style-name="ce19">
            <text:p>6606</text:p>
          </table:table-cell>
          <table:table-cell office:value-type="float" office:value="28899" table:formula="of:=SUM([進站資料.K20];[出站資料.K20])" table:style-name="ce19">
            <text:p>28899</text:p>
          </table:table-cell>
          <table:table-cell office:value-type="float" office:value="4916" table:formula="of:=SUM([進站資料.L20];[出站資料.L20])" table:style-name="ce19">
            <text:p>4916</text:p>
          </table:table-cell>
          <table:table-cell office:value-type="float" office:value="9280" table:formula="of:=SUM([進站資料.M20];[出站資料.M20])" table:style-name="ce19">
            <text:p>9280</text:p>
          </table:table-cell>
          <table:table-cell office:value-type="float" office:value="13466" table:formula="of:=SUM([進站資料.N20];[出站資料.N20])" table:style-name="ce19">
            <text:p>13466</text:p>
          </table:table-cell>
          <table:table-cell office:value-type="float" office:value="18484" table:formula="of:=SUM([進站資料.O20];[出站資料.O20])" table:style-name="ce19">
            <text:p>18484</text:p>
          </table:table-cell>
          <table:table-cell office:value-type="float" office:value="27242" table:formula="of:=SUM([進站資料.P20];[出站資料.P20])" table:style-name="ce19">
            <text:p>27242</text:p>
          </table:table-cell>
          <table:table-cell office:value-type="float" office:value="35225" table:formula="of:=SUM([進站資料.Q20];[出站資料.Q20])" table:style-name="ce19">
            <text:p>35225</text:p>
          </table:table-cell>
          <table:table-cell office:value-type="float" office:value="34007" table:formula="of:=SUM([進站資料.R20];[出站資料.R20])" table:style-name="ce19">
            <text:p>34007</text:p>
          </table:table-cell>
          <table:table-cell office:value-type="float" office:value="13255" table:formula="of:=SUM([進站資料.S20];[出站資料.S20])" table:style-name="ce19">
            <text:p>13255</text:p>
          </table:table-cell>
          <table:table-cell office:value-type="float" office:value="18533" table:formula="of:=SUM([進站資料.T20];[出站資料.T20])" table:style-name="ce19">
            <text:p>18533</text:p>
          </table:table-cell>
          <table:table-cell office:value-type="float" office:value="6716" table:formula="of:=SUM([進站資料.U20];[出站資料.U20])" table:style-name="ce19">
            <text:p>6716</text:p>
          </table:table-cell>
          <table:table-cell office:value-type="float" office:value="19013" table:formula="of:=SUM([進站資料.V20];[出站資料.V20])" table:style-name="ce19">
            <text:p>19013</text:p>
          </table:table-cell>
          <table:table-cell office:value-type="float" office:value="19534" table:formula="of:=SUM([進站資料.W20];[出站資料.W20])" table:style-name="ce19">
            <text:p>19534</text:p>
          </table:table-cell>
          <table:table-cell office:value-type="float" office:value="11143" table:formula="of:=SUM([進站資料.X20];[出站資料.X20])" table:style-name="ce19">
            <text:p>11143</text:p>
          </table:table-cell>
          <table:table-cell office:value-type="float" office:value="60791" table:formula="of:=SUM([進站資料.Y20];[出站資料.Y20])" table:style-name="ce19">
            <text:p>60791</text:p>
          </table:table-cell>
          <table:table-cell office:value-type="float" office:value="5719" table:formula="of:=SUM([進站資料.Z20];[出站資料.Z20])" table:style-name="ce19">
            <text:p>5719</text:p>
          </table:table-cell>
          <table:table-cell office:value-type="float" office:value="25865" table:formula="of:=SUM([進站資料.AA20];[出站資料.AA20])" table:style-name="ce19">
            <text:p>25865</text:p>
          </table:table-cell>
          <table:table-cell office:value-type="float" office:value="24447" table:formula="of:=SUM([進站資料.AB20];[出站資料.AB20])" table:style-name="ce19">
            <text:p>24447</text:p>
          </table:table-cell>
          <table:table-cell office:value-type="float" office:value="35801" table:formula="of:=SUM([進站資料.AC20];[出站資料.AC20])" table:style-name="ce19">
            <text:p>35801</text:p>
          </table:table-cell>
          <table:table-cell office:value-type="float" office:value="48260" table:formula="of:=SUM([進站資料.AD20];[出站資料.AD20])" table:style-name="ce19">
            <text:p>48260</text:p>
          </table:table-cell>
          <table:table-cell office:value-type="float" office:value="34102" table:formula="of:=SUM([進站資料.AE20];[出站資料.AE20])" table:style-name="ce19">
            <text:p>34102</text:p>
          </table:table-cell>
          <table:table-cell office:value-type="float" office:value="20525" table:formula="of:=SUM([進站資料.AF20];[出站資料.AF20])" table:style-name="ce19">
            <text:p>20525</text:p>
          </table:table-cell>
          <table:table-cell office:value-type="float" office:value="61945" table:formula="of:=SUM([進站資料.AG20];[出站資料.AG20])" table:style-name="ce19">
            <text:p>61945</text:p>
          </table:table-cell>
          <table:table-cell office:value-type="float" office:value="41917" table:formula="of:=SUM([進站資料.AH20];[出站資料.AH20])" table:style-name="ce19">
            <text:p>41917</text:p>
          </table:table-cell>
          <table:table-cell office:value-type="float" office:value="68549" table:formula="of:=SUM([進站資料.AI20];[出站資料.AI20])" table:style-name="ce19">
            <text:p>68549</text:p>
          </table:table-cell>
          <table:table-cell office:value-type="float" office:value="69528" table:formula="of:=SUM([進站資料.AJ20];[出站資料.AJ20])" table:style-name="ce19">
            <text:p>69528</text:p>
          </table:table-cell>
          <table:table-cell office:value-type="float" office:value="18800" table:formula="of:=SUM([進站資料.AK20];[出站資料.AK20])" table:style-name="ce19">
            <text:p>18800</text:p>
          </table:table-cell>
          <table:table-cell office:value-type="float" office:value="80552" table:formula="of:=SUM([進站資料.AL20];[出站資料.AL20])" table:style-name="ce19">
            <text:p>80552</text:p>
          </table:table-cell>
          <table:table-cell office:value-type="float" office:value="58713" table:formula="of:=SUM([進站資料.AM20];[出站資料.AM20])" table:style-name="ce19">
            <text:p>58713</text:p>
          </table:table-cell>
          <table:table-cell office:value-type="float" office:value="54161" table:formula="of:=SUM([進站資料.AN20];[出站資料.AN20])" table:style-name="ce19">
            <text:p>54161</text:p>
          </table:table-cell>
          <table:table-cell office:value-type="float" office:value="45439" table:formula="of:=SUM([進站資料.AO20];[出站資料.AO20])" table:style-name="ce19">
            <text:p>45439</text:p>
          </table:table-cell>
          <table:table-cell office:value-type="float" office:value="52527" table:formula="of:=SUM([進站資料.AP20];[出站資料.AP20])" table:style-name="ce19">
            <text:p>52527</text:p>
          </table:table-cell>
          <table:table-cell office:value-type="float" office:value="305873" table:formula="of:=SUM([進站資料.AQ20];[出站資料.AQ20])" table:style-name="ce19">
            <text:p>305873</text:p>
          </table:table-cell>
          <table:table-cell office:value-type="float" office:value="83266" table:formula="of:=SUM([進站資料.AR20];[出站資料.AR20])" table:style-name="ce19">
            <text:p>83266</text:p>
          </table:table-cell>
          <table:table-cell office:value-type="float" office:value="55831" table:formula="of:=SUM([進站資料.AS20];[出站資料.AS20])" table:style-name="ce19">
            <text:p>55831</text:p>
          </table:table-cell>
          <table:table-cell office:value-type="float" office:value="54932" table:formula="of:=SUM([進站資料.AT20];[出站資料.AT20])" table:style-name="ce19">
            <text:p>54932</text:p>
          </table:table-cell>
          <table:table-cell office:value-type="float" office:value="57193" table:formula="of:=SUM([進站資料.AU20];[出站資料.AU20])" table:style-name="ce19">
            <text:p>57193</text:p>
          </table:table-cell>
          <table:table-cell office:value-type="float" office:value="72416" table:formula="of:=SUM([進站資料.AV20];[出站資料.AV20])" table:style-name="ce19">
            <text:p>72416</text:p>
          </table:table-cell>
          <table:table-cell office:value-type="float" office:value="60077" table:formula="of:=SUM([進站資料.AW20];[出站資料.AW20])" table:style-name="ce19">
            <text:p>60077</text:p>
          </table:table-cell>
          <table:table-cell office:value-type="float" office:value="50759" table:formula="of:=SUM([進站資料.AX20];[出站資料.AX20])" table:style-name="ce19">
            <text:p>50759</text:p>
          </table:table-cell>
          <table:table-cell office:value-type="float" office:value="27624" table:formula="of:=SUM([進站資料.AY20];[出站資料.AY20])" table:style-name="ce19">
            <text:p>27624</text:p>
          </table:table-cell>
          <table:table-cell office:value-type="float" office:value="66913" table:formula="of:=SUM([進站資料.AZ20];[出站資料.AZ20])" table:style-name="ce19">
            <text:p>66913</text:p>
          </table:table-cell>
          <table:table-cell office:value-type="float" office:value="16736" table:formula="of:=SUM([進站資料.BA20];[出站資料.BA20])" table:style-name="ce19">
            <text:p>16736</text:p>
          </table:table-cell>
          <table:table-cell office:value-type="float" office:value="19999" table:formula="of:=SUM([進站資料.BB20];[出站資料.BB20])" table:style-name="ce19">
            <text:p>19999</text:p>
          </table:table-cell>
          <table:table-cell office:value-type="float" office:value="38790" table:formula="of:=SUM([進站資料.BC20];[出站資料.BC20])" table:style-name="ce19">
            <text:p>38790</text:p>
          </table:table-cell>
          <table:table-cell office:value-type="float" office:value="14451" table:formula="of:=SUM([進站資料.BD20];[出站資料.BD20])" table:style-name="ce19">
            <text:p>14451</text:p>
          </table:table-cell>
          <table:table-cell office:value-type="float" office:value="7737" table:formula="of:=SUM([進站資料.BE20];[出站資料.BE20])" table:style-name="ce19">
            <text:p>7737</text:p>
          </table:table-cell>
          <table:table-cell office:value-type="float" office:value="6150" table:formula="of:=SUM([進站資料.BF20];[出站資料.BF20])" table:style-name="ce19">
            <text:p>6150</text:p>
          </table:table-cell>
          <table:table-cell office:value-type="float" office:value="25443" table:formula="of:=SUM([進站資料.BG20];[出站資料.BG20])" table:style-name="ce19">
            <text:p>25443</text:p>
          </table:table-cell>
          <table:table-cell office:value-type="float" office:value="20636" table:formula="of:=SUM([進站資料.BH20];[出站資料.BH20])" table:style-name="ce19">
            <text:p>20636</text:p>
          </table:table-cell>
          <table:table-cell office:value-type="float" office:value="14642" table:formula="of:=SUM([進站資料.BI20];[出站資料.BI20])" table:style-name="ce19">
            <text:p>14642</text:p>
          </table:table-cell>
          <table:table-cell office:value-type="float" office:value="73354" table:formula="of:=SUM([進站資料.BJ20];[出站資料.BJ20])" table:style-name="ce19">
            <text:p>73354</text:p>
          </table:table-cell>
          <table:table-cell office:value-type="float" office:value="16366" table:formula="of:=SUM([進站資料.BK20];[出站資料.BK20])" table:style-name="ce19">
            <text:p>16366</text:p>
          </table:table-cell>
          <table:table-cell office:value-type="float" office:value="25278" table:formula="of:=SUM([進站資料.BL20];[出站資料.BL20])" table:style-name="ce19">
            <text:p>25278</text:p>
          </table:table-cell>
          <table:table-cell office:value-type="float" office:value="15165" table:formula="of:=SUM([進站資料.BM20];[出站資料.BM20])" table:style-name="ce19">
            <text:p>15165</text:p>
          </table:table-cell>
          <table:table-cell office:value-type="float" office:value="47328" table:formula="of:=SUM([進站資料.BN20];[出站資料.BN20])" table:style-name="ce19">
            <text:p>47328</text:p>
          </table:table-cell>
          <table:table-cell office:value-type="float" office:value="43087" table:formula="of:=SUM([進站資料.BO20];[出站資料.BO20])" table:style-name="ce19">
            <text:p>43087</text:p>
          </table:table-cell>
          <table:table-cell office:value-type="float" office:value="66617" table:formula="of:=SUM([進站資料.BP20];[出站資料.BP20])" table:style-name="ce19">
            <text:p>66617</text:p>
          </table:table-cell>
          <table:table-cell office:value-type="float" office:value="84913" table:formula="of:=SUM([進站資料.BQ20];[出站資料.BQ20])" table:style-name="ce19">
            <text:p>84913</text:p>
          </table:table-cell>
          <table:table-cell office:value-type="float" office:value="84521" table:formula="of:=SUM([進站資料.BR20];[出站資料.BR20])" table:style-name="ce19">
            <text:p>84521</text:p>
          </table:table-cell>
          <table:table-cell office:value-type="float" office:value="56793" table:formula="of:=SUM([進站資料.BS20];[出站資料.BS20])" table:style-name="ce19">
            <text:p>56793</text:p>
          </table:table-cell>
          <table:table-cell office:value-type="float" office:value="60997" table:formula="of:=SUM([進站資料.BT20];[出站資料.BT20])" table:style-name="ce19">
            <text:p>60997</text:p>
          </table:table-cell>
          <table:table-cell office:value-type="float" office:value="173190" table:formula="of:=SUM([進站資料.BU20];[出站資料.BU20])" table:style-name="ce19">
            <text:p>173190</text:p>
          </table:table-cell>
          <table:table-cell office:value-type="float" office:value="44623" table:formula="of:=SUM([進站資料.BV20];[出站資料.BV20])" table:style-name="ce19">
            <text:p>44623</text:p>
          </table:table-cell>
          <table:table-cell office:value-type="float" office:value="69325" table:formula="of:=SUM([進站資料.BW20];[出站資料.BW20])" table:style-name="ce19">
            <text:p>69325</text:p>
          </table:table-cell>
          <table:table-cell office:value-type="float" office:value="90298" table:formula="of:=SUM([進站資料.BX20];[出站資料.BX20])" table:style-name="ce19">
            <text:p>90298</text:p>
          </table:table-cell>
          <table:table-cell office:value-type="float" office:value="51335" table:formula="of:=SUM([進站資料.BY20];[出站資料.BY20])" table:style-name="ce19">
            <text:p>51335</text:p>
          </table:table-cell>
          <table:table-cell office:value-type="float" office:value="132937" table:formula="of:=SUM([進站資料.BZ20];[出站資料.BZ20])" table:style-name="ce19">
            <text:p>132937</text:p>
          </table:table-cell>
          <table:table-cell office:value-type="float" office:value="44500" table:formula="of:=SUM([進站資料.CA20];[出站資料.CA20])" table:style-name="ce19">
            <text:p>44500</text:p>
          </table:table-cell>
          <table:table-cell office:value-type="float" office:value="37946" table:formula="of:=SUM([進站資料.CB20];[出站資料.CB20])" table:style-name="ce19">
            <text:p>37946</text:p>
          </table:table-cell>
          <table:table-cell office:value-type="float" office:value="31769" table:formula="of:=SUM([進站資料.CC20];[出站資料.CC20])" table:style-name="ce19">
            <text:p>31769</text:p>
          </table:table-cell>
          <table:table-cell office:value-type="float" office:value="35247" table:formula="of:=SUM([進站資料.CD20];[出站資料.CD20])" table:style-name="ce19">
            <text:p>35247</text:p>
          </table:table-cell>
          <table:table-cell office:value-type="float" office:value="23863" table:formula="of:=SUM([進站資料.CE20];[出站資料.CE20])" table:style-name="ce19">
            <text:p>23863</text:p>
          </table:table-cell>
          <table:table-cell office:value-type="float" office:value="61836" table:formula="of:=SUM([進站資料.CF20];[出站資料.CF20])" table:style-name="ce19">
            <text:p>61836</text:p>
          </table:table-cell>
          <table:table-cell office:value-type="float" office:value="37962" table:formula="of:=SUM([進站資料.CG20];[出站資料.CG20])" table:style-name="ce19">
            <text:p>37962</text:p>
          </table:table-cell>
          <table:table-cell office:value-type="float" office:value="16665" table:formula="of:=SUM([進站資料.CH20];[出站資料.CH20])" table:style-name="ce19">
            <text:p>16665</text:p>
          </table:table-cell>
          <table:table-cell office:value-type="float" office:value="21020" table:formula="of:=SUM([進站資料.CI20];[出站資料.CI20])" table:style-name="ce19">
            <text:p>21020</text:p>
          </table:table-cell>
          <table:table-cell office:value-type="float" office:value="85706" table:formula="of:=SUM([進站資料.CJ20];[出站資料.CJ20])" table:style-name="ce19">
            <text:p>85706</text:p>
          </table:table-cell>
          <table:table-cell office:value-type="float" office:value="55756" table:formula="of:=SUM([進站資料.CK20];[出站資料.CK20])" table:style-name="ce19">
            <text:p>55756</text:p>
          </table:table-cell>
          <table:table-cell office:value-type="float" office:value="50521" table:formula="of:=SUM([進站資料.CL20];[出站資料.CL20])" table:style-name="ce19">
            <text:p>50521</text:p>
          </table:table-cell>
          <table:table-cell office:value-type="float" office:value="50317" table:formula="of:=SUM([進站資料.CM20];[出站資料.CM20])" table:style-name="ce19">
            <text:p>50317</text:p>
          </table:table-cell>
          <table:table-cell office:value-type="float" office:value="17587" table:formula="of:=SUM([進站資料.CN20];[出站資料.CN20])" table:style-name="ce19">
            <text:p>17587</text:p>
          </table:table-cell>
          <table:table-cell office:value-type="float" office:value="25253" table:formula="of:=SUM([進站資料.CO20];[出站資料.CO20])" table:style-name="ce19">
            <text:p>25253</text:p>
          </table:table-cell>
          <table:table-cell office:value-type="float" office:value="10570" table:formula="of:=SUM([進站資料.CP20];[出站資料.CP20])" table:style-name="ce19">
            <text:p>10570</text:p>
          </table:table-cell>
          <table:table-cell office:value-type="float" office:value="10060" table:formula="of:=SUM([進站資料.CQ20];[出站資料.CQ20])" table:style-name="ce19">
            <text:p>10060</text:p>
          </table:table-cell>
          <table:table-cell office:value-type="float" office:value="10363" table:formula="of:=SUM([進站資料.CR20];[出站資料.CR20])" table:style-name="ce19">
            <text:p>10363</text:p>
          </table:table-cell>
          <table:table-cell office:value-type="float" office:value="21431" table:formula="of:=SUM([進站資料.CS20];[出站資料.CS20])" table:style-name="ce19">
            <text:p>21431</text:p>
          </table:table-cell>
          <table:table-cell office:value-type="float" office:value="21901" table:formula="of:=SUM([進站資料.CT20];[出站資料.CT20])" table:style-name="ce19">
            <text:p>21901</text:p>
          </table:table-cell>
          <table:table-cell office:value-type="float" office:value="28734" table:formula="of:=SUM([進站資料.CU20];[出站資料.CU20])" table:style-name="ce19">
            <text:p>28734</text:p>
          </table:table-cell>
          <table:table-cell office:value-type="float" office:value="37929" table:formula="of:=SUM([進站資料.CV20];[出站資料.CV20])" table:style-name="ce19">
            <text:p>37929</text:p>
          </table:table-cell>
          <table:table-cell office:value-type="float" office:value="61103" table:formula="of:=SUM([進站資料.CW20];[出站資料.CW20])" table:style-name="ce19">
            <text:p>61103</text:p>
          </table:table-cell>
          <table:table-cell office:value-type="float" office:value="54779" table:formula="of:=SUM([進站資料.CX20];[出站資料.CX20])" table:style-name="ce19">
            <text:p>54779</text:p>
          </table:table-cell>
          <table:table-cell office:value-type="float" office:value="27685" table:formula="of:=SUM([進站資料.CY20];[出站資料.CY20])" table:style-name="ce19">
            <text:p>27685</text:p>
          </table:table-cell>
          <table:table-cell office:value-type="float" office:value="27719" table:formula="of:=SUM([進站資料.CZ20];[出站資料.CZ20])" table:style-name="ce19">
            <text:p>27719</text:p>
          </table:table-cell>
          <table:table-cell office:value-type="float" office:value="27024" table:formula="of:=SUM([進站資料.DA20];[出站資料.DA20])" table:style-name="ce19">
            <text:p>27024</text:p>
          </table:table-cell>
          <table:table-cell office:value-type="float" office:value="26935" table:formula="of:=SUM([進站資料.DB20];[出站資料.DB20])" table:style-name="ce19">
            <text:p>26935</text:p>
          </table:table-cell>
          <table:table-cell office:value-type="float" office:value="25442" table:formula="of:=SUM([進站資料.DC20];[出站資料.DC20])" table:style-name="ce19">
            <text:p>25442</text:p>
          </table:table-cell>
          <table:table-cell office:value-type="float" office:value="19501" table:formula="of:=SUM([進站資料.DD20];[出站資料.DD20])" table:style-name="ce19">
            <text:p>19501</text:p>
          </table:table-cell>
          <table:table-cell office:value-type="float" office:value="18965" table:formula="of:=SUM([進站資料.DE20];[出站資料.DE20])" table:style-name="ce19">
            <text:p>18965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0" table:style-name="ce19">
            <text:p>20</text:p>
          </table:table-cell>
          <table:table-cell office:value-type="float" office:value="12530" table:formula="of:=SUM([進站資料.B21];[出站資料.B21])" table:style-name="ce19">
            <text:p>12530</text:p>
          </table:table-cell>
          <table:table-cell office:value-type="float" office:value="35657" table:formula="of:=SUM([進站資料.C21];[出站資料.C21])" table:style-name="ce19">
            <text:p>35657</text:p>
          </table:table-cell>
          <table:table-cell office:value-type="float" office:value="59267" table:style-name="ce19">
            <text:p>59267</text:p>
          </table:table-cell>
          <table:table-cell office:value-type="float" office:value="27505" table:style-name="ce19">
            <text:p>27505</text:p>
          </table:table-cell>
          <table:table-cell office:value-type="float" office:value="15517" table:style-name="ce19">
            <text:p>15517</text:p>
          </table:table-cell>
          <table:table-cell office:value-type="float" office:value="13227" table:style-name="ce19">
            <text:p>13227</text:p>
          </table:table-cell>
          <table:table-cell office:value-type="float" office:value="4750" table:style-name="ce19">
            <text:p>4750</text:p>
          </table:table-cell>
          <table:table-cell office:value-type="float" office:value="3483" table:style-name="ce19">
            <text:p>3483</text:p>
          </table:table-cell>
          <table:table-cell office:value-type="float" office:value="13768" table:style-name="ce19">
            <text:p>13768</text:p>
          </table:table-cell>
          <table:table-cell office:value-type="float" office:value="2682" table:style-name="ce19">
            <text:p>2682</text:p>
          </table:table-cell>
          <table:table-cell office:value-type="float" office:value="3924" table:style-name="ce19">
            <text:p>3924</text:p>
          </table:table-cell>
          <table:table-cell office:value-type="float" office:value="6568" table:style-name="ce19">
            <text:p>6568</text:p>
          </table:table-cell>
          <table:table-cell office:value-type="float" office:value="9866" table:style-name="ce19">
            <text:p>9866</text:p>
          </table:table-cell>
          <table:table-cell office:value-type="float" office:value="14630" table:style-name="ce19">
            <text:p>14630</text:p>
          </table:table-cell>
          <table:table-cell office:value-type="float" office:value="17647" table:style-name="ce19">
            <text:p>17647</text:p>
          </table:table-cell>
          <table:table-cell office:value-type="float" office:value="15344" table:style-name="ce19">
            <text:p>15344</text:p>
          </table:table-cell>
          <table:table-cell office:value-type="float" office:value="6380" table:style-name="ce19">
            <text:p>6380</text:p>
          </table:table-cell>
          <table:table-cell office:value-type="float" office:value="9493" table:style-name="ce19">
            <text:p>9493</text:p>
          </table:table-cell>
          <table:table-cell office:value-type="float" office:value="3539" table:style-name="ce19">
            <text:p>3539</text:p>
          </table:table-cell>
          <table:table-cell office:value-type="float" office:value="9919" table:style-name="ce19">
            <text:p>9919</text:p>
          </table:table-cell>
          <table:table-cell office:value-type="float" office:value="8718" table:style-name="ce19">
            <text:p>8718</text:p>
          </table:table-cell>
          <table:table-cell office:value-type="float" office:value="5671" table:style-name="ce19">
            <text:p>5671</text:p>
          </table:table-cell>
          <table:table-cell office:value-type="float" office:value="33325" table:style-name="ce19">
            <text:p>33325</text:p>
          </table:table-cell>
          <table:table-cell office:value-type="float" office:value="3252" table:style-name="ce19">
            <text:p>3252</text:p>
          </table:table-cell>
          <table:table-cell office:value-type="float" office:value="13339" table:style-name="ce19">
            <text:p>13339</text:p>
          </table:table-cell>
          <table:table-cell office:value-type="float" office:value="12357" table:style-name="ce19">
            <text:p>12357</text:p>
          </table:table-cell>
          <table:table-cell office:value-type="float" office:value="18034" table:style-name="ce19">
            <text:p>18034</text:p>
          </table:table-cell>
          <table:table-cell office:value-type="float" office:value="24081" table:style-name="ce19">
            <text:p>24081</text:p>
          </table:table-cell>
          <table:table-cell office:value-type="float" office:value="16750" table:style-name="ce19">
            <text:p>16750</text:p>
          </table:table-cell>
          <table:table-cell office:value-type="float" office:value="10939" table:style-name="ce19">
            <text:p>10939</text:p>
          </table:table-cell>
          <table:table-cell office:value-type="float" office:value="32402" table:style-name="ce19">
            <text:p>32402</text:p>
          </table:table-cell>
          <table:table-cell office:value-type="float" office:value="21444" table:style-name="ce19">
            <text:p>21444</text:p>
          </table:table-cell>
          <table:table-cell office:value-type="float" office:value="35571" table:style-name="ce19">
            <text:p>35571</text:p>
          </table:table-cell>
          <table:table-cell office:value-type="float" office:value="35473" table:style-name="ce19">
            <text:p>35473</text:p>
          </table:table-cell>
          <table:table-cell office:value-type="float" office:value="8754" table:style-name="ce19">
            <text:p>8754</text:p>
          </table:table-cell>
          <table:table-cell office:value-type="float" office:value="40588" table:style-name="ce19">
            <text:p>40588</text:p>
          </table:table-cell>
          <table:table-cell office:value-type="float" office:value="29529" table:style-name="ce19">
            <text:p>29529</text:p>
          </table:table-cell>
          <table:table-cell office:value-type="float" office:value="28552" table:style-name="ce19">
            <text:p>28552</text:p>
          </table:table-cell>
          <table:table-cell office:value-type="float" office:value="23356" table:style-name="ce19">
            <text:p>23356</text:p>
          </table:table-cell>
          <table:table-cell office:value-type="float" office:value="26514" table:style-name="ce19">
            <text:p>26514</text:p>
          </table:table-cell>
          <table:table-cell office:value-type="float" office:value="174400" table:style-name="ce19">
            <text:p>174400</text:p>
          </table:table-cell>
          <table:table-cell office:value-type="float" office:value="45021" table:style-name="ce19">
            <text:p>45021</text:p>
          </table:table-cell>
          <table:table-cell office:value-type="float" office:value="25035" table:style-name="ce19">
            <text:p>25035</text:p>
          </table:table-cell>
          <table:table-cell office:value-type="float" office:value="28512" table:style-name="ce19">
            <text:p>28512</text:p>
          </table:table-cell>
          <table:table-cell office:value-type="float" office:value="28508" table:style-name="ce19">
            <text:p>28508</text:p>
          </table:table-cell>
          <table:table-cell office:value-type="float" office:value="37154" table:style-name="ce19">
            <text:p>37154</text:p>
          </table:table-cell>
          <table:table-cell office:value-type="float" office:value="28244" table:style-name="ce19">
            <text:p>28244</text:p>
          </table:table-cell>
          <table:table-cell office:value-type="float" office:value="26531" table:style-name="ce19">
            <text:p>26531</text:p>
          </table:table-cell>
          <table:table-cell office:value-type="float" office:value="13792" table:style-name="ce19">
            <text:p>13792</text:p>
          </table:table-cell>
          <table:table-cell office:value-type="float" office:value="32556" table:style-name="ce19">
            <text:p>32556</text:p>
          </table:table-cell>
          <table:table-cell office:value-type="float" office:value="8779" table:style-name="ce19">
            <text:p>8779</text:p>
          </table:table-cell>
          <table:table-cell office:value-type="float" office:value="10600" table:style-name="ce19">
            <text:p>10600</text:p>
          </table:table-cell>
          <table:table-cell office:value-type="float" office:value="18974" table:style-name="ce19">
            <text:p>18974</text:p>
          </table:table-cell>
          <table:table-cell office:value-type="float" office:value="7873" table:style-name="ce19">
            <text:p>7873</text:p>
          </table:table-cell>
          <table:table-cell office:value-type="float" office:value="3949" table:style-name="ce19">
            <text:p>3949</text:p>
          </table:table-cell>
          <table:table-cell office:value-type="float" office:value="2848" table:style-name="ce19">
            <text:p>2848</text:p>
          </table:table-cell>
          <table:table-cell office:value-type="float" office:value="12210" table:style-name="ce19">
            <text:p>12210</text:p>
          </table:table-cell>
          <table:table-cell office:value-type="float" office:value="9993" table:style-name="ce19">
            <text:p>9993</text:p>
          </table:table-cell>
          <table:table-cell office:value-type="float" office:value="7501" table:style-name="ce19">
            <text:p>7501</text:p>
          </table:table-cell>
          <table:table-cell office:value-type="float" office:value="35455" table:style-name="ce19">
            <text:p>35455</text:p>
          </table:table-cell>
          <table:table-cell office:value-type="float" office:value="8489" table:style-name="ce19">
            <text:p>8489</text:p>
          </table:table-cell>
          <table:table-cell office:value-type="float" office:value="12458" table:style-name="ce19">
            <text:p>12458</text:p>
          </table:table-cell>
          <table:table-cell office:value-type="float" office:value="7849" table:style-name="ce19">
            <text:p>7849</text:p>
          </table:table-cell>
          <table:table-cell office:value-type="float" office:value="23595" table:style-name="ce19">
            <text:p>23595</text:p>
          </table:table-cell>
          <table:table-cell office:value-type="float" office:value="22420" table:style-name="ce19">
            <text:p>22420</text:p>
          </table:table-cell>
          <table:table-cell office:value-type="float" office:value="34416" table:style-name="ce19">
            <text:p>34416</text:p>
          </table:table-cell>
          <table:table-cell office:value-type="float" office:value="43612" table:style-name="ce19">
            <text:p>43612</text:p>
          </table:table-cell>
          <table:table-cell office:value-type="float" office:value="44481" table:style-name="ce19">
            <text:p>44481</text:p>
          </table:table-cell>
          <table:table-cell office:value-type="float" office:value="29059" table:style-name="ce19">
            <text:p>29059</text:p>
          </table:table-cell>
          <table:table-cell office:value-type="float" office:value="31301" table:style-name="ce19">
            <text:p>31301</text:p>
          </table:table-cell>
          <table:table-cell office:value-type="float" office:value="84616" table:style-name="ce19">
            <text:p>84616</text:p>
          </table:table-cell>
          <table:table-cell office:value-type="float" office:value="22745" table:style-name="ce19">
            <text:p>22745</text:p>
          </table:table-cell>
          <table:table-cell office:value-type="float" office:value="37425" table:style-name="ce19">
            <text:p>37425</text:p>
          </table:table-cell>
          <table:table-cell office:value-type="float" office:value="46519" table:style-name="ce19">
            <text:p>46519</text:p>
          </table:table-cell>
          <table:table-cell office:value-type="float" office:value="26170" table:style-name="ce18">
            <text:p>26170</text:p>
          </table:table-cell>
          <table:table-cell office:value-type="float" office:value="70961" table:style-name="ce20">
            <text:p>70961</text:p>
          </table:table-cell>
          <table:table-cell office:value-type="float" office:value="21635" table:style-name="ce19">
            <text:p>21635</text:p>
          </table:table-cell>
          <table:table-cell office:value-type="float" office:value="18708" table:style-name="ce19">
            <text:p>18708</text:p>
          </table:table-cell>
          <table:table-cell office:value-type="float" office:value="15831" table:style-name="ce19">
            <text:p>15831</text:p>
          </table:table-cell>
          <table:table-cell office:value-type="float" office:value="17265" table:style-name="ce19">
            <text:p>17265</text:p>
          </table:table-cell>
          <table:table-cell office:value-type="float" office:value="11995" table:style-name="ce19">
            <text:p>11995</text:p>
          </table:table-cell>
          <table:table-cell office:value-type="float" office:value="47744" table:style-name="ce19">
            <text:p>47744</text:p>
          </table:table-cell>
          <table:table-cell office:value-type="float" office:value="19261" table:style-name="ce19">
            <text:p>19261</text:p>
          </table:table-cell>
          <table:table-cell office:value-type="float" office:value="8018" table:style-name="ce19">
            <text:p>8018</text:p>
          </table:table-cell>
          <table:table-cell office:value-type="float" office:value="11289" table:style-name="ce19">
            <text:p>11289</text:p>
          </table:table-cell>
          <table:table-cell office:value-type="float" office:value="42612" table:style-name="ce19">
            <text:p>42612</text:p>
          </table:table-cell>
          <table:table-cell office:value-type="float" office:value="22909" table:style-name="ce19">
            <text:p>22909</text:p>
          </table:table-cell>
          <table:table-cell office:value-type="float" office:value="24985" table:style-name="ce19">
            <text:p>24985</text:p>
          </table:table-cell>
          <table:table-cell office:value-type="float" office:value="26052" table:style-name="ce19">
            <text:p>26052</text:p>
          </table:table-cell>
          <table:table-cell office:value-type="float" office:value="8762" table:style-name="ce19">
            <text:p>8762</text:p>
          </table:table-cell>
          <table:table-cell office:value-type="float" office:value="12115" table:style-name="ce19">
            <text:p>12115</text:p>
          </table:table-cell>
          <table:table-cell office:value-type="float" office:value="6402" table:style-name="ce19">
            <text:p>6402</text:p>
          </table:table-cell>
          <table:table-cell office:value-type="float" office:value="5152" table:style-name="ce19">
            <text:p>5152</text:p>
          </table:table-cell>
          <table:table-cell office:value-type="float" office:value="5112" table:style-name="ce19">
            <text:p>5112</text:p>
          </table:table-cell>
          <table:table-cell office:value-type="float" office:value="10917" table:style-name="ce19">
            <text:p>10917</text:p>
          </table:table-cell>
          <table:table-cell office:value-type="float" office:value="10768" table:style-name="ce19">
            <text:p>10768</text:p>
          </table:table-cell>
          <table:table-cell office:value-type="float" office:value="15949" table:style-name="ce19">
            <text:p>15949</text:p>
          </table:table-cell>
          <table:table-cell office:value-type="float" office:value="18998" table:style-name="ce19">
            <text:p>18998</text:p>
          </table:table-cell>
          <table:table-cell office:value-type="float" office:value="31179" table:style-name="ce19">
            <text:p>31179</text:p>
          </table:table-cell>
          <table:table-cell office:value-type="float" office:value="27409" table:style-name="ce19">
            <text:p>27409</text:p>
          </table:table-cell>
          <table:table-cell office:value-type="float" office:value="14134" table:style-name="ce19">
            <text:p>14134</text:p>
          </table:table-cell>
          <table:table-cell office:value-type="float" office:value="13903" table:style-name="ce19">
            <text:p>13903</text:p>
          </table:table-cell>
          <table:table-cell office:value-type="float" office:value="13184" table:style-name="ce19">
            <text:p>13184</text:p>
          </table:table-cell>
          <table:table-cell office:value-type="float" office:value="13516" table:style-name="ce19">
            <text:p>13516</text:p>
          </table:table-cell>
          <table:table-cell office:value-type="float" office:value="12844" table:style-name="ce19">
            <text:p>12844</text:p>
          </table:table-cell>
          <table:table-cell office:value-type="float" office:value="10365" table:style-name="ce19">
            <text:p>10365</text:p>
          </table:table-cell>
          <table:table-cell office:value-type="float" office:value="10452" table:style-name="ce19">
            <text:p>10452</text:p>
          </table:table-cell>
          <table:table-cell office:value-type="float" office:value="87743" table:formula="of:=SUM([進站資料.D21];[出站資料.D21])" table:style-name="ce19">
            <text:p>87743</text:p>
          </table:table-cell>
          <table:table-cell office:value-type="float" office:value="120000" table:formula="of:=SUM([進站資料.E21];[出站資料.E21])" table:style-name="ce19">
            <text:p>120000</text:p>
          </table:table-cell>
          <table:table-cell office:value-type="float" office:value="56240" table:formula="of:=SUM([進站資料.F21];[出站資料.F21])" table:style-name="ce19">
            <text:p>56240</text:p>
          </table:table-cell>
          <table:table-cell office:value-type="float" office:value="30741" table:formula="of:=SUM([進站資料.G21];[出站資料.G21])" table:style-name="ce19">
            <text:p>30741</text:p>
          </table:table-cell>
          <table:table-cell office:value-type="float" office:value="26194" table:formula="of:=SUM([進站資料.H21];[出站資料.H21])" table:style-name="ce19">
            <text:p>26194</text:p>
          </table:table-cell>
          <table:table-cell office:value-type="float" office:value="9077" table:formula="of:=SUM([進站資料.I21];[出站資料.I21])" table:style-name="ce19">
            <text:p>9077</text:p>
          </table:table-cell>
          <table:table-cell office:value-type="float" office:value="6530" table:formula="of:=SUM([進站資料.J21];[出站資料.J21])" table:style-name="ce19">
            <text:p>6530</text:p>
          </table:table-cell>
          <table:table-cell office:value-type="float" office:value="27497" table:formula="of:=SUM([進站資料.K21];[出站資料.K21])" table:style-name="ce19">
            <text:p>27497</text:p>
          </table:table-cell>
          <table:table-cell office:value-type="float" office:value="4840" table:formula="of:=SUM([進站資料.L21];[出站資料.L21])" table:style-name="ce19">
            <text:p>4840</text:p>
          </table:table-cell>
          <table:table-cell office:value-type="float" office:value="7902" table:formula="of:=SUM([進站資料.M21];[出站資料.M21])" table:style-name="ce19">
            <text:p>7902</text:p>
          </table:table-cell>
          <table:table-cell office:value-type="float" office:value="12871" table:formula="of:=SUM([進站資料.N21];[出站資料.N21])" table:style-name="ce19">
            <text:p>12871</text:p>
          </table:table-cell>
          <table:table-cell office:value-type="float" office:value="19184" table:formula="of:=SUM([進站資料.O21];[出站資料.O21])" table:style-name="ce19">
            <text:p>19184</text:p>
          </table:table-cell>
          <table:table-cell office:value-type="float" office:value="28928" table:formula="of:=SUM([進站資料.P21];[出站資料.P21])" table:style-name="ce19">
            <text:p>28928</text:p>
          </table:table-cell>
          <table:table-cell office:value-type="float" office:value="36274" table:formula="of:=SUM([進站資料.Q21];[出站資料.Q21])" table:style-name="ce19">
            <text:p>36274</text:p>
          </table:table-cell>
          <table:table-cell office:value-type="float" office:value="31405" table:formula="of:=SUM([進站資料.R21];[出站資料.R21])" table:style-name="ce19">
            <text:p>31405</text:p>
          </table:table-cell>
          <table:table-cell office:value-type="float" office:value="12585" table:formula="of:=SUM([進站資料.S21];[出站資料.S21])" table:style-name="ce19">
            <text:p>12585</text:p>
          </table:table-cell>
          <table:table-cell office:value-type="float" office:value="18512" table:formula="of:=SUM([進站資料.T21];[出站資料.T21])" table:style-name="ce19">
            <text:p>18512</text:p>
          </table:table-cell>
          <table:table-cell office:value-type="float" office:value="6821" table:formula="of:=SUM([進站資料.U21];[出站資料.U21])" table:style-name="ce19">
            <text:p>6821</text:p>
          </table:table-cell>
          <table:table-cell office:value-type="float" office:value="19134" table:formula="of:=SUM([進站資料.V21];[出站資料.V21])" table:style-name="ce19">
            <text:p>19134</text:p>
          </table:table-cell>
          <table:table-cell office:value-type="float" office:value="17527" table:formula="of:=SUM([進站資料.W21];[出站資料.W21])" table:style-name="ce19">
            <text:p>17527</text:p>
          </table:table-cell>
          <table:table-cell office:value-type="float" office:value="10963" table:formula="of:=SUM([進站資料.X21];[出站資料.X21])" table:style-name="ce19">
            <text:p>10963</text:p>
          </table:table-cell>
          <table:table-cell office:value-type="float" office:value="63057" table:formula="of:=SUM([進站資料.Y21];[出站資料.Y21])" table:style-name="ce19">
            <text:p>63057</text:p>
          </table:table-cell>
          <table:table-cell office:value-type="float" office:value="6549" table:formula="of:=SUM([進站資料.Z21];[出站資料.Z21])" table:style-name="ce19">
            <text:p>6549</text:p>
          </table:table-cell>
          <table:table-cell office:value-type="float" office:value="24787" table:formula="of:=SUM([進站資料.AA21];[出站資料.AA21])" table:style-name="ce19">
            <text:p>24787</text:p>
          </table:table-cell>
          <table:table-cell office:value-type="float" office:value="24715" table:formula="of:=SUM([進站資料.AB21];[出站資料.AB21])" table:style-name="ce19">
            <text:p>24715</text:p>
          </table:table-cell>
          <table:table-cell office:value-type="float" office:value="35540" table:formula="of:=SUM([進站資料.AC21];[出站資料.AC21])" table:style-name="ce19">
            <text:p>35540</text:p>
          </table:table-cell>
          <table:table-cell office:value-type="float" office:value="47519" table:formula="of:=SUM([進站資料.AD21];[出站資料.AD21])" table:style-name="ce19">
            <text:p>47519</text:p>
          </table:table-cell>
          <table:table-cell office:value-type="float" office:value="33355" table:formula="of:=SUM([進站資料.AE21];[出站資料.AE21])" table:style-name="ce19">
            <text:p>33355</text:p>
          </table:table-cell>
          <table:table-cell office:value-type="float" office:value="21121" table:formula="of:=SUM([進站資料.AF21];[出站資料.AF21])" table:style-name="ce19">
            <text:p>21121</text:p>
          </table:table-cell>
          <table:table-cell office:value-type="float" office:value="63341" table:formula="of:=SUM([進站資料.AG21];[出站資料.AG21])" table:style-name="ce19">
            <text:p>63341</text:p>
          </table:table-cell>
          <table:table-cell office:value-type="float" office:value="42596" table:formula="of:=SUM([進站資料.AH21];[出站資料.AH21])" table:style-name="ce19">
            <text:p>42596</text:p>
          </table:table-cell>
          <table:table-cell office:value-type="float" office:value="71150" table:formula="of:=SUM([進站資料.AI21];[出站資料.AI21])" table:style-name="ce19">
            <text:p>71150</text:p>
          </table:table-cell>
          <table:table-cell office:value-type="float" office:value="70779" table:formula="of:=SUM([進站資料.AJ21];[出站資料.AJ21])" table:style-name="ce19">
            <text:p>70779</text:p>
          </table:table-cell>
          <table:table-cell office:value-type="float" office:value="17587" table:formula="of:=SUM([進站資料.AK21];[出站資料.AK21])" table:style-name="ce19">
            <text:p>17587</text:p>
          </table:table-cell>
          <table:table-cell office:value-type="float" office:value="81232" table:formula="of:=SUM([進站資料.AL21];[出站資料.AL21])" table:style-name="ce19">
            <text:p>81232</text:p>
          </table:table-cell>
          <table:table-cell office:value-type="float" office:value="58765" table:formula="of:=SUM([進站資料.AM21];[出站資料.AM21])" table:style-name="ce19">
            <text:p>58765</text:p>
          </table:table-cell>
          <table:table-cell office:value-type="float" office:value="55454" table:formula="of:=SUM([進站資料.AN21];[出站資料.AN21])" table:style-name="ce19">
            <text:p>55454</text:p>
          </table:table-cell>
          <table:table-cell office:value-type="float" office:value="45574" table:formula="of:=SUM([進站資料.AO21];[出站資料.AO21])" table:style-name="ce19">
            <text:p>45574</text:p>
          </table:table-cell>
          <table:table-cell office:value-type="float" office:value="55218" table:formula="of:=SUM([進站資料.AP21];[出站資料.AP21])" table:style-name="ce19">
            <text:p>55218</text:p>
          </table:table-cell>
          <table:table-cell office:value-type="float" office:value="352878" table:formula="of:=SUM([進站資料.AQ21];[出站資料.AQ21])" table:style-name="ce19">
            <text:p>352878</text:p>
          </table:table-cell>
          <table:table-cell office:value-type="float" office:value="91767" table:formula="of:=SUM([進站資料.AR21];[出站資料.AR21])" table:style-name="ce19">
            <text:p>91767</text:p>
          </table:table-cell>
          <table:table-cell office:value-type="float" office:value="52714" table:formula="of:=SUM([進站資料.AS21];[出站資料.AS21])" table:style-name="ce19">
            <text:p>52714</text:p>
          </table:table-cell>
          <table:table-cell office:value-type="float" office:value="55925" table:formula="of:=SUM([進站資料.AT21];[出站資料.AT21])" table:style-name="ce19">
            <text:p>55925</text:p>
          </table:table-cell>
          <table:table-cell office:value-type="float" office:value="57202" table:formula="of:=SUM([進站資料.AU21];[出站資料.AU21])" table:style-name="ce19">
            <text:p>57202</text:p>
          </table:table-cell>
          <table:table-cell office:value-type="float" office:value="72745" table:formula="of:=SUM([進站資料.AV21];[出站資料.AV21])" table:style-name="ce19">
            <text:p>72745</text:p>
          </table:table-cell>
          <table:table-cell office:value-type="float" office:value="57243" table:formula="of:=SUM([進站資料.AW21];[出站資料.AW21])" table:style-name="ce19">
            <text:p>57243</text:p>
          </table:table-cell>
          <table:table-cell office:value-type="float" office:value="52980" table:formula="of:=SUM([進站資料.AX21];[出站資料.AX21])" table:style-name="ce19">
            <text:p>52980</text:p>
          </table:table-cell>
          <table:table-cell office:value-type="float" office:value="26844" table:formula="of:=SUM([進站資料.AY21];[出站資料.AY21])" table:style-name="ce19">
            <text:p>26844</text:p>
          </table:table-cell>
          <table:table-cell office:value-type="float" office:value="65827" table:formula="of:=SUM([進站資料.AZ21];[出站資料.AZ21])" table:style-name="ce19">
            <text:p>65827</text:p>
          </table:table-cell>
          <table:table-cell office:value-type="float" office:value="16891" table:formula="of:=SUM([進站資料.BA21];[出站資料.BA21])" table:style-name="ce19">
            <text:p>16891</text:p>
          </table:table-cell>
          <table:table-cell office:value-type="float" office:value="19934" table:formula="of:=SUM([進站資料.BB21];[出站資料.BB21])" table:style-name="ce19">
            <text:p>19934</text:p>
          </table:table-cell>
          <table:table-cell office:value-type="float" office:value="37669" table:formula="of:=SUM([進站資料.BC21];[出站資料.BC21])" table:style-name="ce19">
            <text:p>37669</text:p>
          </table:table-cell>
          <table:table-cell office:value-type="float" office:value="15695" table:formula="of:=SUM([進站資料.BD21];[出站資料.BD21])" table:style-name="ce19">
            <text:p>15695</text:p>
          </table:table-cell>
          <table:table-cell office:value-type="float" office:value="7867" table:formula="of:=SUM([進站資料.BE21];[出站資料.BE21])" table:style-name="ce19">
            <text:p>7867</text:p>
          </table:table-cell>
          <table:table-cell office:value-type="float" office:value="5831" table:formula="of:=SUM([進站資料.BF21];[出站資料.BF21])" table:style-name="ce19">
            <text:p>5831</text:p>
          </table:table-cell>
          <table:table-cell office:value-type="float" office:value="24598" table:formula="of:=SUM([進站資料.BG21];[出站資料.BG21])" table:style-name="ce19">
            <text:p>24598</text:p>
          </table:table-cell>
          <table:table-cell office:value-type="float" office:value="20177" table:formula="of:=SUM([進站資料.BH21];[出站資料.BH21])" table:style-name="ce19">
            <text:p>20177</text:p>
          </table:table-cell>
          <table:table-cell office:value-type="float" office:value="14408" table:formula="of:=SUM([進站資料.BI21];[出站資料.BI21])" table:style-name="ce19">
            <text:p>14408</text:p>
          </table:table-cell>
          <table:table-cell office:value-type="float" office:value="68795" table:formula="of:=SUM([進站資料.BJ21];[出站資料.BJ21])" table:style-name="ce19">
            <text:p>68795</text:p>
          </table:table-cell>
          <table:table-cell office:value-type="float" office:value="16522" table:formula="of:=SUM([進站資料.BK21];[出站資料.BK21])" table:style-name="ce19">
            <text:p>16522</text:p>
          </table:table-cell>
          <table:table-cell office:value-type="float" office:value="25417" table:formula="of:=SUM([進站資料.BL21];[出站資料.BL21])" table:style-name="ce19">
            <text:p>25417</text:p>
          </table:table-cell>
          <table:table-cell office:value-type="float" office:value="15371" table:formula="of:=SUM([進站資料.BM21];[出站資料.BM21])" table:style-name="ce19">
            <text:p>15371</text:p>
          </table:table-cell>
          <table:table-cell office:value-type="float" office:value="46985" table:formula="of:=SUM([進站資料.BN21];[出站資料.BN21])" table:style-name="ce19">
            <text:p>46985</text:p>
          </table:table-cell>
          <table:table-cell office:value-type="float" office:value="42267" table:formula="of:=SUM([進站資料.BO21];[出站資料.BO21])" table:style-name="ce19">
            <text:p>42267</text:p>
          </table:table-cell>
          <table:table-cell office:value-type="float" office:value="65652" table:formula="of:=SUM([進站資料.BP21];[出站資料.BP21])" table:style-name="ce19">
            <text:p>65652</text:p>
          </table:table-cell>
          <table:table-cell office:value-type="float" office:value="89913" table:formula="of:=SUM([進站資料.BQ21];[出站資料.BQ21])" table:style-name="ce19">
            <text:p>89913</text:p>
          </table:table-cell>
          <table:table-cell office:value-type="float" office:value="85942" table:formula="of:=SUM([進站資料.BR21];[出站資料.BR21])" table:style-name="ce19">
            <text:p>85942</text:p>
          </table:table-cell>
          <table:table-cell office:value-type="float" office:value="57889" table:formula="of:=SUM([進站資料.BS21];[出站資料.BS21])" table:style-name="ce19">
            <text:p>57889</text:p>
          </table:table-cell>
          <table:table-cell office:value-type="float" office:value="60809" table:formula="of:=SUM([進站資料.BT21];[出站資料.BT21])" table:style-name="ce19">
            <text:p>60809</text:p>
          </table:table-cell>
          <table:table-cell office:value-type="float" office:value="171321" table:formula="of:=SUM([進站資料.BU21];[出站資料.BU21])" table:style-name="ce19">
            <text:p>171321</text:p>
          </table:table-cell>
          <table:table-cell office:value-type="float" office:value="46578" table:formula="of:=SUM([進站資料.BV21];[出站資料.BV21])" table:style-name="ce19">
            <text:p>46578</text:p>
          </table:table-cell>
          <table:table-cell office:value-type="float" office:value="74455" table:formula="of:=SUM([進站資料.BW21];[出站資料.BW21])" table:style-name="ce19">
            <text:p>74455</text:p>
          </table:table-cell>
          <table:table-cell office:value-type="float" office:value="96651" table:formula="of:=SUM([進站資料.BX21];[出站資料.BX21])" table:style-name="ce19">
            <text:p>96651</text:p>
          </table:table-cell>
          <table:table-cell office:value-type="float" office:value="54888" table:formula="of:=SUM([進站資料.BY21];[出站資料.BY21])" table:style-name="ce19">
            <text:p>54888</text:p>
          </table:table-cell>
          <table:table-cell office:value-type="float" office:value="144820" table:formula="of:=SUM([進站資料.BZ21];[出站資料.BZ21])" table:style-name="ce19">
            <text:p>144820</text:p>
          </table:table-cell>
          <table:table-cell office:value-type="float" office:value="43305" table:formula="of:=SUM([進站資料.CA21];[出站資料.CA21])" table:style-name="ce19">
            <text:p>43305</text:p>
          </table:table-cell>
          <table:table-cell office:value-type="float" office:value="37345" table:formula="of:=SUM([進站資料.CB21];[出站資料.CB21])" table:style-name="ce19">
            <text:p>37345</text:p>
          </table:table-cell>
          <table:table-cell office:value-type="float" office:value="32216" table:formula="of:=SUM([進站資料.CC21];[出站資料.CC21])" table:style-name="ce19">
            <text:p>32216</text:p>
          </table:table-cell>
          <table:table-cell office:value-type="float" office:value="34561" table:formula="of:=SUM([進站資料.CD21];[出站資料.CD21])" table:style-name="ce19">
            <text:p>34561</text:p>
          </table:table-cell>
          <table:table-cell office:value-type="float" office:value="22741" table:formula="of:=SUM([進站資料.CE21];[出站資料.CE21])" table:style-name="ce19">
            <text:p>22741</text:p>
          </table:table-cell>
          <table:table-cell office:value-type="float" office:value="95649" table:formula="of:=SUM([進站資料.CF21];[出站資料.CF21])" table:style-name="ce19">
            <text:p>95649</text:p>
          </table:table-cell>
          <table:table-cell office:value-type="float" office:value="40019" table:formula="of:=SUM([進站資料.CG21];[出站資料.CG21])" table:style-name="ce19">
            <text:p>40019</text:p>
          </table:table-cell>
          <table:table-cell office:value-type="float" office:value="15963" table:formula="of:=SUM([進站資料.CH21];[出站資料.CH21])" table:style-name="ce19">
            <text:p>15963</text:p>
          </table:table-cell>
          <table:table-cell office:value-type="float" office:value="23036" table:formula="of:=SUM([進站資料.CI21];[出站資料.CI21])" table:style-name="ce19">
            <text:p>23036</text:p>
          </table:table-cell>
          <table:table-cell office:value-type="float" office:value="88642" table:formula="of:=SUM([進站資料.CJ21];[出站資料.CJ21])" table:style-name="ce19">
            <text:p>88642</text:p>
          </table:table-cell>
          <table:table-cell office:value-type="float" office:value="47390" table:formula="of:=SUM([進站資料.CK21];[出站資料.CK21])" table:style-name="ce19">
            <text:p>47390</text:p>
          </table:table-cell>
          <table:table-cell office:value-type="float" office:value="52007" table:formula="of:=SUM([進站資料.CL21];[出站資料.CL21])" table:style-name="ce19">
            <text:p>52007</text:p>
          </table:table-cell>
          <table:table-cell office:value-type="float" office:value="51578" table:formula="of:=SUM([進站資料.CM21];[出站資料.CM21])" table:style-name="ce19">
            <text:p>51578</text:p>
          </table:table-cell>
          <table:table-cell office:value-type="float" office:value="18144" table:formula="of:=SUM([進站資料.CN21];[出站資料.CN21])" table:style-name="ce19">
            <text:p>18144</text:p>
          </table:table-cell>
          <table:table-cell office:value-type="float" office:value="25003" table:formula="of:=SUM([進站資料.CO21];[出站資料.CO21])" table:style-name="ce19">
            <text:p>25003</text:p>
          </table:table-cell>
          <table:table-cell office:value-type="float" office:value="11851" table:formula="of:=SUM([進站資料.CP21];[出站資料.CP21])" table:style-name="ce19">
            <text:p>11851</text:p>
          </table:table-cell>
          <table:table-cell office:value-type="float" office:value="10214" table:formula="of:=SUM([進站資料.CQ21];[出站資料.CQ21])" table:style-name="ce19">
            <text:p>10214</text:p>
          </table:table-cell>
          <table:table-cell office:value-type="float" office:value="10142" table:formula="of:=SUM([進站資料.CR21];[出站資料.CR21])" table:style-name="ce19">
            <text:p>10142</text:p>
          </table:table-cell>
          <table:table-cell office:value-type="float" office:value="21204" table:formula="of:=SUM([進站資料.CS21];[出站資料.CS21])" table:style-name="ce19">
            <text:p>21204</text:p>
          </table:table-cell>
          <table:table-cell office:value-type="float" office:value="21836" table:formula="of:=SUM([進站資料.CT21];[出站資料.CT21])" table:style-name="ce19">
            <text:p>21836</text:p>
          </table:table-cell>
          <table:table-cell office:value-type="float" office:value="29197" table:formula="of:=SUM([進站資料.CU21];[出站資料.CU21])" table:style-name="ce19">
            <text:p>29197</text:p>
          </table:table-cell>
          <table:table-cell office:value-type="float" office:value="38611" table:formula="of:=SUM([進站資料.CV21];[出站資料.CV21])" table:style-name="ce19">
            <text:p>38611</text:p>
          </table:table-cell>
          <table:table-cell office:value-type="float" office:value="63842" table:formula="of:=SUM([進站資料.CW21];[出站資料.CW21])" table:style-name="ce19">
            <text:p>63842</text:p>
          </table:table-cell>
          <table:table-cell office:value-type="float" office:value="55760" table:formula="of:=SUM([進站資料.CX21];[出站資料.CX21])" table:style-name="ce19">
            <text:p>55760</text:p>
          </table:table-cell>
          <table:table-cell office:value-type="float" office:value="26545" table:formula="of:=SUM([進站資料.CY21];[出站資料.CY21])" table:style-name="ce19">
            <text:p>26545</text:p>
          </table:table-cell>
          <table:table-cell office:value-type="float" office:value="27437" table:formula="of:=SUM([進站資料.CZ21];[出站資料.CZ21])" table:style-name="ce19">
            <text:p>27437</text:p>
          </table:table-cell>
          <table:table-cell office:value-type="float" office:value="26728" table:formula="of:=SUM([進站資料.DA21];[出站資料.DA21])" table:style-name="ce19">
            <text:p>26728</text:p>
          </table:table-cell>
          <table:table-cell office:value-type="float" office:value="26117" table:formula="of:=SUM([進站資料.DB21];[出站資料.DB21])" table:style-name="ce19">
            <text:p>26117</text:p>
          </table:table-cell>
          <table:table-cell office:value-type="float" office:value="25355" table:formula="of:=SUM([進站資料.DC21];[出站資料.DC21])" table:style-name="ce19">
            <text:p>25355</text:p>
          </table:table-cell>
          <table:table-cell office:value-type="float" office:value="19752" table:formula="of:=SUM([進站資料.DD21];[出站資料.DD21])" table:style-name="ce19">
            <text:p>19752</text:p>
          </table:table-cell>
          <table:table-cell office:value-type="float" office:value="19498" table:formula="of:=SUM([進站資料.DE21];[出站資料.DE21])" table:style-name="ce19">
            <text:p>19498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1" table:style-name="ce19">
            <text:p>21</text:p>
          </table:table-cell>
          <table:table-cell office:value-type="float" office:value="9149" table:formula="of:=SUM([進站資料.B22];[出站資料.B22])" table:style-name="ce19">
            <text:p>9149</text:p>
          </table:table-cell>
          <table:table-cell office:value-type="float" office:value="22939" table:formula="of:=SUM([進站資料.C22];[出站資料.C22])" table:style-name="ce19">
            <text:p>22939</text:p>
          </table:table-cell>
          <table:table-cell office:value-type="float" office:value="58738" table:style-name="ce19">
            <text:p>58738</text:p>
          </table:table-cell>
          <table:table-cell office:value-type="float" office:value="19250" table:style-name="ce19">
            <text:p>19250</text:p>
          </table:table-cell>
          <table:table-cell office:value-type="float" office:value="10617" table:style-name="ce19">
            <text:p>10617</text:p>
          </table:table-cell>
          <table:table-cell office:value-type="float" office:value="9692" table:style-name="ce19">
            <text:p>9692</text:p>
          </table:table-cell>
          <table:table-cell office:value-type="float" office:value="4322" table:style-name="ce19">
            <text:p>4322</text:p>
          </table:table-cell>
          <table:table-cell office:value-type="float" office:value="2817" table:style-name="ce19">
            <text:p>2817</text:p>
          </table:table-cell>
          <table:table-cell office:value-type="float" office:value="9922" table:style-name="ce19">
            <text:p>9922</text:p>
          </table:table-cell>
          <table:table-cell office:value-type="float" office:value="2183" table:style-name="ce19">
            <text:p>2183</text:p>
          </table:table-cell>
          <table:table-cell office:value-type="float" office:value="3062" table:style-name="ce19">
            <text:p>3062</text:p>
          </table:table-cell>
          <table:table-cell office:value-type="float" office:value="7156" table:style-name="ce19">
            <text:p>7156</text:p>
          </table:table-cell>
          <table:table-cell office:value-type="float" office:value="7383" table:style-name="ce19">
            <text:p>7383</text:p>
          </table:table-cell>
          <table:table-cell office:value-type="float" office:value="14045" table:style-name="ce19">
            <text:p>14045</text:p>
          </table:table-cell>
          <table:table-cell office:value-type="float" office:value="6652" table:style-name="ce19">
            <text:p>6652</text:p>
          </table:table-cell>
          <table:table-cell office:value-type="float" office:value="8173" table:style-name="ce19">
            <text:p>8173</text:p>
          </table:table-cell>
          <table:table-cell office:value-type="float" office:value="5567" table:style-name="ce19">
            <text:p>5567</text:p>
          </table:table-cell>
          <table:table-cell office:value-type="float" office:value="8258" table:style-name="ce19">
            <text:p>8258</text:p>
          </table:table-cell>
          <table:table-cell office:value-type="float" office:value="2880" table:style-name="ce19">
            <text:p>2880</text:p>
          </table:table-cell>
          <table:table-cell office:value-type="float" office:value="6833" table:style-name="ce19">
            <text:p>6833</text:p>
          </table:table-cell>
          <table:table-cell office:value-type="float" office:value="7488" table:style-name="ce19">
            <text:p>7488</text:p>
          </table:table-cell>
          <table:table-cell office:value-type="float" office:value="2039" table:style-name="ce19">
            <text:p>2039</text:p>
          </table:table-cell>
          <table:table-cell office:value-type="float" office:value="22669" table:style-name="ce19">
            <text:p>22669</text:p>
          </table:table-cell>
          <table:table-cell office:value-type="float" office:value="3210" table:style-name="ce19">
            <text:p>3210</text:p>
          </table:table-cell>
          <table:table-cell office:value-type="float" office:value="11907" table:style-name="ce19">
            <text:p>11907</text:p>
          </table:table-cell>
          <table:table-cell office:value-type="float" office:value="9882" table:style-name="ce19">
            <text:p>9882</text:p>
          </table:table-cell>
          <table:table-cell office:value-type="float" office:value="14831" table:style-name="ce19">
            <text:p>14831</text:p>
          </table:table-cell>
          <table:table-cell office:value-type="float" office:value="17758" table:style-name="ce19">
            <text:p>17758</text:p>
          </table:table-cell>
          <table:table-cell office:value-type="float" office:value="15171" table:style-name="ce19">
            <text:p>15171</text:p>
          </table:table-cell>
          <table:table-cell office:value-type="float" office:value="9200" table:style-name="ce19">
            <text:p>9200</text:p>
          </table:table-cell>
          <table:table-cell office:value-type="float" office:value="30824" table:style-name="ce19">
            <text:p>30824</text:p>
          </table:table-cell>
          <table:table-cell office:value-type="float" office:value="20995" table:style-name="ce19">
            <text:p>20995</text:p>
          </table:table-cell>
          <table:table-cell office:value-type="float" office:value="29084" table:style-name="ce19">
            <text:p>29084</text:p>
          </table:table-cell>
          <table:table-cell office:value-type="float" office:value="29964" table:style-name="ce19">
            <text:p>29964</text:p>
          </table:table-cell>
          <table:table-cell office:value-type="float" office:value="5161" table:style-name="ce19">
            <text:p>5161</text:p>
          </table:table-cell>
          <table:table-cell office:value-type="float" office:value="34981" table:style-name="ce19">
            <text:p>34981</text:p>
          </table:table-cell>
          <table:table-cell office:value-type="float" office:value="24310" table:style-name="ce19">
            <text:p>24310</text:p>
          </table:table-cell>
          <table:table-cell office:value-type="float" office:value="22910" table:style-name="ce19">
            <text:p>22910</text:p>
          </table:table-cell>
          <table:table-cell office:value-type="float" office:value="19791" table:style-name="ce19">
            <text:p>19791</text:p>
          </table:table-cell>
          <table:table-cell office:value-type="float" office:value="14987" table:style-name="ce19">
            <text:p>14987</text:p>
          </table:table-cell>
          <table:table-cell office:value-type="float" office:value="172241" table:style-name="ce19">
            <text:p>172241</text:p>
          </table:table-cell>
          <table:table-cell office:value-type="float" office:value="43250" table:style-name="ce19">
            <text:p>43250</text:p>
          </table:table-cell>
          <table:table-cell office:value-type="float" office:value="21538" table:style-name="ce19">
            <text:p>21538</text:p>
          </table:table-cell>
          <table:table-cell office:value-type="float" office:value="21822" table:style-name="ce19">
            <text:p>21822</text:p>
          </table:table-cell>
          <table:table-cell office:value-type="float" office:value="27785" table:style-name="ce19">
            <text:p>27785</text:p>
          </table:table-cell>
          <table:table-cell office:value-type="float" office:value="39520" table:style-name="ce19">
            <text:p>39520</text:p>
          </table:table-cell>
          <table:table-cell office:value-type="float" office:value="26448" table:style-name="ce19">
            <text:p>26448</text:p>
          </table:table-cell>
          <table:table-cell office:value-type="float" office:value="22073" table:style-name="ce19">
            <text:p>22073</text:p>
          </table:table-cell>
          <table:table-cell office:value-type="float" office:value="10735" table:style-name="ce19">
            <text:p>10735</text:p>
          </table:table-cell>
          <table:table-cell office:value-type="float" office:value="25970" table:style-name="ce19">
            <text:p>25970</text:p>
          </table:table-cell>
          <table:table-cell office:value-type="float" office:value="6694" table:style-name="ce19">
            <text:p>6694</text:p>
          </table:table-cell>
          <table:table-cell office:value-type="float" office:value="7352" table:style-name="ce19">
            <text:p>7352</text:p>
          </table:table-cell>
          <table:table-cell office:value-type="float" office:value="15715" table:style-name="ce19">
            <text:p>15715</text:p>
          </table:table-cell>
          <table:table-cell office:value-type="float" office:value="8334" table:style-name="ce19">
            <text:p>8334</text:p>
          </table:table-cell>
          <table:table-cell office:value-type="float" office:value="3318" table:style-name="ce19">
            <text:p>3318</text:p>
          </table:table-cell>
          <table:table-cell office:value-type="float" office:value="1796" table:style-name="ce19">
            <text:p>1796</text:p>
          </table:table-cell>
          <table:table-cell office:value-type="float" office:value="8780" table:style-name="ce19">
            <text:p>8780</text:p>
          </table:table-cell>
          <table:table-cell office:value-type="float" office:value="8731" table:style-name="ce19">
            <text:p>8731</text:p>
          </table:table-cell>
          <table:table-cell office:value-type="float" office:value="5902" table:style-name="ce19">
            <text:p>5902</text:p>
          </table:table-cell>
          <table:table-cell office:value-type="float" office:value="36218" table:style-name="ce19">
            <text:p>36218</text:p>
          </table:table-cell>
          <table:table-cell office:value-type="float" office:value="6877" table:style-name="ce19">
            <text:p>6877</text:p>
          </table:table-cell>
          <table:table-cell office:value-type="float" office:value="10061" table:style-name="ce19">
            <text:p>10061</text:p>
          </table:table-cell>
          <table:table-cell office:value-type="float" office:value="6845" table:style-name="ce19">
            <text:p>6845</text:p>
          </table:table-cell>
          <table:table-cell office:value-type="float" office:value="20194" table:style-name="ce19">
            <text:p>20194</text:p>
          </table:table-cell>
          <table:table-cell office:value-type="float" office:value="16523" table:style-name="ce19">
            <text:p>16523</text:p>
          </table:table-cell>
          <table:table-cell office:value-type="float" office:value="32468" table:style-name="ce19">
            <text:p>32468</text:p>
          </table:table-cell>
          <table:table-cell office:value-type="float" office:value="40152" table:style-name="ce19">
            <text:p>40152</text:p>
          </table:table-cell>
          <table:table-cell office:value-type="float" office:value="36163" table:style-name="ce19">
            <text:p>36163</text:p>
          </table:table-cell>
          <table:table-cell office:value-type="float" office:value="23088" table:style-name="ce19">
            <text:p>23088</text:p>
          </table:table-cell>
          <table:table-cell office:value-type="float" office:value="30577" table:style-name="ce19">
            <text:p>30577</text:p>
          </table:table-cell>
          <table:table-cell office:value-type="float" office:value="87036" table:style-name="ce19">
            <text:p>87036</text:p>
          </table:table-cell>
          <table:table-cell office:value-type="float" office:value="15871" table:style-name="ce19">
            <text:p>15871</text:p>
          </table:table-cell>
          <table:table-cell office:value-type="float" office:value="34316" table:style-name="ce19">
            <text:p>34316</text:p>
          </table:table-cell>
          <table:table-cell office:value-type="float" office:value="42258" table:style-name="ce19">
            <text:p>42258</text:p>
          </table:table-cell>
          <table:table-cell office:value-type="float" office:value="20706" table:style-name="ce18">
            <text:p>20706</text:p>
          </table:table-cell>
          <table:table-cell office:value-type="float" office:value="61638" table:style-name="ce20">
            <text:p>61638</text:p>
          </table:table-cell>
          <table:table-cell office:value-type="float" office:value="17607" table:style-name="ce19">
            <text:p>17607</text:p>
          </table:table-cell>
          <table:table-cell office:value-type="float" office:value="15753" table:style-name="ce19">
            <text:p>15753</text:p>
          </table:table-cell>
          <table:table-cell office:value-type="float" office:value="9901" table:style-name="ce19">
            <text:p>9901</text:p>
          </table:table-cell>
          <table:table-cell office:value-type="float" office:value="13370" table:style-name="ce19">
            <text:p>13370</text:p>
          </table:table-cell>
          <table:table-cell office:value-type="float" office:value="9343" table:style-name="ce19">
            <text:p>9343</text:p>
          </table:table-cell>
          <table:table-cell office:value-type="float" office:value="48540" table:style-name="ce19">
            <text:p>48540</text:p>
          </table:table-cell>
          <table:table-cell office:value-type="float" office:value="14386" table:style-name="ce19">
            <text:p>14386</text:p>
          </table:table-cell>
          <table:table-cell office:value-type="float" office:value="9952" table:style-name="ce19">
            <text:p>9952</text:p>
          </table:table-cell>
          <table:table-cell office:value-type="float" office:value="11769" table:style-name="ce19">
            <text:p>11769</text:p>
          </table:table-cell>
          <table:table-cell office:value-type="float" office:value="23634" table:style-name="ce19">
            <text:p>23634</text:p>
          </table:table-cell>
          <table:table-cell office:value-type="float" office:value="19921" table:style-name="ce19">
            <text:p>19921</text:p>
          </table:table-cell>
          <table:table-cell office:value-type="float" office:value="17766" table:style-name="ce19">
            <text:p>17766</text:p>
          </table:table-cell>
          <table:table-cell office:value-type="float" office:value="21365" table:style-name="ce19">
            <text:p>21365</text:p>
          </table:table-cell>
          <table:table-cell office:value-type="float" office:value="7775" table:style-name="ce19">
            <text:p>7775</text:p>
          </table:table-cell>
          <table:table-cell office:value-type="float" office:value="11362" table:style-name="ce19">
            <text:p>11362</text:p>
          </table:table-cell>
          <table:table-cell office:value-type="float" office:value="4985" table:style-name="ce19">
            <text:p>4985</text:p>
          </table:table-cell>
          <table:table-cell office:value-type="float" office:value="2999" table:style-name="ce19">
            <text:p>2999</text:p>
          </table:table-cell>
          <table:table-cell office:value-type="float" office:value="4409" table:style-name="ce19">
            <text:p>4409</text:p>
          </table:table-cell>
          <table:table-cell office:value-type="float" office:value="8541" table:style-name="ce19">
            <text:p>8541</text:p>
          </table:table-cell>
          <table:table-cell office:value-type="float" office:value="9928" table:style-name="ce19">
            <text:p>9928</text:p>
          </table:table-cell>
          <table:table-cell office:value-type="float" office:value="15327" table:style-name="ce19">
            <text:p>15327</text:p>
          </table:table-cell>
          <table:table-cell office:value-type="float" office:value="14354" table:style-name="ce19">
            <text:p>14354</text:p>
          </table:table-cell>
          <table:table-cell office:value-type="float" office:value="22142" table:style-name="ce19">
            <text:p>22142</text:p>
          </table:table-cell>
          <table:table-cell office:value-type="float" office:value="25494" table:style-name="ce19">
            <text:p>25494</text:p>
          </table:table-cell>
          <table:table-cell office:value-type="float" office:value="11580" table:style-name="ce19">
            <text:p>11580</text:p>
          </table:table-cell>
          <table:table-cell office:value-type="float" office:value="12445" table:style-name="ce19">
            <text:p>12445</text:p>
          </table:table-cell>
          <table:table-cell office:value-type="float" office:value="12227" table:style-name="ce19">
            <text:p>12227</text:p>
          </table:table-cell>
          <table:table-cell office:value-type="float" office:value="10952" table:style-name="ce19">
            <text:p>10952</text:p>
          </table:table-cell>
          <table:table-cell office:value-type="float" office:value="11318" table:style-name="ce19">
            <text:p>11318</text:p>
          </table:table-cell>
          <table:table-cell office:value-type="float" office:value="8628" table:style-name="ce19">
            <text:p>8628</text:p>
          </table:table-cell>
          <table:table-cell office:value-type="float" office:value="9110" table:style-name="ce19">
            <text:p>9110</text:p>
          </table:table-cell>
          <table:table-cell office:value-type="float" office:value="52406" table:formula="of:=SUM([進站資料.D22];[出站資料.D22])" table:style-name="ce19">
            <text:p>52406</text:p>
          </table:table-cell>
          <table:table-cell office:value-type="float" office:value="119106" table:formula="of:=SUM([進站資料.E22];[出站資料.E22])" table:style-name="ce19">
            <text:p>119106</text:p>
          </table:table-cell>
          <table:table-cell office:value-type="float" office:value="39318" table:formula="of:=SUM([進站資料.F22];[出站資料.F22])" table:style-name="ce19">
            <text:p>39318</text:p>
          </table:table-cell>
          <table:table-cell office:value-type="float" office:value="21003" table:formula="of:=SUM([進站資料.G22];[出站資料.G22])" table:style-name="ce19">
            <text:p>21003</text:p>
          </table:table-cell>
          <table:table-cell office:value-type="float" office:value="19113" table:formula="of:=SUM([進站資料.H22];[出站資料.H22])" table:style-name="ce19">
            <text:p>19113</text:p>
          </table:table-cell>
          <table:table-cell office:value-type="float" office:value="8311" table:formula="of:=SUM([進站資料.I22];[出站資料.I22])" table:style-name="ce19">
            <text:p>8311</text:p>
          </table:table-cell>
          <table:table-cell office:value-type="float" office:value="5551" table:formula="of:=SUM([進站資料.J22];[出站資料.J22])" table:style-name="ce19">
            <text:p>5551</text:p>
          </table:table-cell>
          <table:table-cell office:value-type="float" office:value="19719" table:formula="of:=SUM([進站資料.K22];[出站資料.K22])" table:style-name="ce19">
            <text:p>19719</text:p>
          </table:table-cell>
          <table:table-cell office:value-type="float" office:value="4090" table:formula="of:=SUM([進站資料.L22];[出站資料.L22])" table:style-name="ce19">
            <text:p>4090</text:p>
          </table:table-cell>
          <table:table-cell office:value-type="float" office:value="6038" table:formula="of:=SUM([進站資料.M22];[出站資料.M22])" table:style-name="ce19">
            <text:p>6038</text:p>
          </table:table-cell>
          <table:table-cell office:value-type="float" office:value="14608" table:formula="of:=SUM([進站資料.N22];[出站資料.N22])" table:style-name="ce19">
            <text:p>14608</text:p>
          </table:table-cell>
          <table:table-cell office:value-type="float" office:value="14604" table:formula="of:=SUM([進站資料.O22];[出站資料.O22])" table:style-name="ce19">
            <text:p>14604</text:p>
          </table:table-cell>
          <table:table-cell office:value-type="float" office:value="28760" table:formula="of:=SUM([進站資料.P22];[出站資料.P22])" table:style-name="ce19">
            <text:p>28760</text:p>
          </table:table-cell>
          <table:table-cell office:value-type="float" office:value="13333" table:formula="of:=SUM([進站資料.Q22];[出站資料.Q22])" table:style-name="ce19">
            <text:p>13333</text:p>
          </table:table-cell>
          <table:table-cell office:value-type="float" office:value="16406" table:formula="of:=SUM([進站資料.R22];[出站資料.R22])" table:style-name="ce19">
            <text:p>16406</text:p>
          </table:table-cell>
          <table:table-cell office:value-type="float" office:value="10770" table:formula="of:=SUM([進站資料.S22];[出站資料.S22])" table:style-name="ce19">
            <text:p>10770</text:p>
          </table:table-cell>
          <table:table-cell office:value-type="float" office:value="16150" table:formula="of:=SUM([進站資料.T22];[出站資料.T22])" table:style-name="ce19">
            <text:p>16150</text:p>
          </table:table-cell>
          <table:table-cell office:value-type="float" office:value="5850" table:formula="of:=SUM([進站資料.U22];[出站資料.U22])" table:style-name="ce19">
            <text:p>5850</text:p>
          </table:table-cell>
          <table:table-cell office:value-type="float" office:value="13193" table:formula="of:=SUM([進站資料.V22];[出站資料.V22])" table:style-name="ce19">
            <text:p>13193</text:p>
          </table:table-cell>
          <table:table-cell office:value-type="float" office:value="14827" table:formula="of:=SUM([進站資料.W22];[出站資料.W22])" table:style-name="ce19">
            <text:p>14827</text:p>
          </table:table-cell>
          <table:table-cell office:value-type="float" office:value="4070" table:formula="of:=SUM([進站資料.X22];[出站資料.X22])" table:style-name="ce19">
            <text:p>4070</text:p>
          </table:table-cell>
          <table:table-cell office:value-type="float" office:value="43371" table:formula="of:=SUM([進站資料.Y22];[出站資料.Y22])" table:style-name="ce19">
            <text:p>43371</text:p>
          </table:table-cell>
          <table:table-cell office:value-type="float" office:value="6448" table:formula="of:=SUM([進站資料.Z22];[出站資料.Z22])" table:style-name="ce19">
            <text:p>6448</text:p>
          </table:table-cell>
          <table:table-cell office:value-type="float" office:value="23231" table:formula="of:=SUM([進站資料.AA22];[出站資料.AA22])" table:style-name="ce19">
            <text:p>23231</text:p>
          </table:table-cell>
          <table:table-cell office:value-type="float" office:value="20076" table:formula="of:=SUM([進站資料.AB22];[出站資料.AB22])" table:style-name="ce19">
            <text:p>20076</text:p>
          </table:table-cell>
          <table:table-cell office:value-type="float" office:value="28993" table:formula="of:=SUM([進站資料.AC22];[出站資料.AC22])" table:style-name="ce19">
            <text:p>28993</text:p>
          </table:table-cell>
          <table:table-cell office:value-type="float" office:value="34849" table:formula="of:=SUM([進站資料.AD22];[出站資料.AD22])" table:style-name="ce19">
            <text:p>34849</text:p>
          </table:table-cell>
          <table:table-cell office:value-type="float" office:value="30181" table:formula="of:=SUM([進站資料.AE22];[出站資料.AE22])" table:style-name="ce19">
            <text:p>30181</text:p>
          </table:table-cell>
          <table:table-cell office:value-type="float" office:value="17814" table:formula="of:=SUM([進站資料.AF22];[出站資料.AF22])" table:style-name="ce19">
            <text:p>17814</text:p>
          </table:table-cell>
          <table:table-cell office:value-type="float" office:value="61065" table:formula="of:=SUM([進站資料.AG22];[出站資料.AG22])" table:style-name="ce19">
            <text:p>61065</text:p>
          </table:table-cell>
          <table:table-cell office:value-type="float" office:value="42050" table:formula="of:=SUM([進站資料.AH22];[出站資料.AH22])" table:style-name="ce19">
            <text:p>42050</text:p>
          </table:table-cell>
          <table:table-cell office:value-type="float" office:value="57996" table:formula="of:=SUM([進站資料.AI22];[出站資料.AI22])" table:style-name="ce19">
            <text:p>57996</text:p>
          </table:table-cell>
          <table:table-cell office:value-type="float" office:value="59356" table:formula="of:=SUM([進站資料.AJ22];[出站資料.AJ22])" table:style-name="ce19">
            <text:p>59356</text:p>
          </table:table-cell>
          <table:table-cell office:value-type="float" office:value="10522" table:formula="of:=SUM([進站資料.AK22];[出站資料.AK22])" table:style-name="ce19">
            <text:p>10522</text:p>
          </table:table-cell>
          <table:table-cell office:value-type="float" office:value="69457" table:formula="of:=SUM([進站資料.AL22];[出站資料.AL22])" table:style-name="ce19">
            <text:p>69457</text:p>
          </table:table-cell>
          <table:table-cell office:value-type="float" office:value="48331" table:formula="of:=SUM([進站資料.AM22];[出站資料.AM22])" table:style-name="ce19">
            <text:p>48331</text:p>
          </table:table-cell>
          <table:table-cell office:value-type="float" office:value="44186" table:formula="of:=SUM([進站資料.AN22];[出站資料.AN22])" table:style-name="ce19">
            <text:p>44186</text:p>
          </table:table-cell>
          <table:table-cell office:value-type="float" office:value="39182" table:formula="of:=SUM([進站資料.AO22];[出站資料.AO22])" table:style-name="ce19">
            <text:p>39182</text:p>
          </table:table-cell>
          <table:table-cell office:value-type="float" office:value="30116" table:formula="of:=SUM([進站資料.AP22];[出站資料.AP22])" table:style-name="ce19">
            <text:p>30116</text:p>
          </table:table-cell>
          <table:table-cell office:value-type="float" office:value="343123" table:formula="of:=SUM([進站資料.AQ22];[出站資料.AQ22])" table:style-name="ce19">
            <text:p>343123</text:p>
          </table:table-cell>
          <table:table-cell office:value-type="float" office:value="89369" table:formula="of:=SUM([進站資料.AR22];[出站資料.AR22])" table:style-name="ce19">
            <text:p>89369</text:p>
          </table:table-cell>
          <table:table-cell office:value-type="float" office:value="44149" table:formula="of:=SUM([進站資料.AS22];[出站資料.AS22])" table:style-name="ce19">
            <text:p>44149</text:p>
          </table:table-cell>
          <table:table-cell office:value-type="float" office:value="41958" table:formula="of:=SUM([進站資料.AT22];[出站資料.AT22])" table:style-name="ce19">
            <text:p>41958</text:p>
          </table:table-cell>
          <table:table-cell office:value-type="float" office:value="55486" table:formula="of:=SUM([進站資料.AU22];[出站資料.AU22])" table:style-name="ce19">
            <text:p>55486</text:p>
          </table:table-cell>
          <table:table-cell office:value-type="float" office:value="77544" table:formula="of:=SUM([進站資料.AV22];[出站資料.AV22])" table:style-name="ce19">
            <text:p>77544</text:p>
          </table:table-cell>
          <table:table-cell office:value-type="float" office:value="53763" table:formula="of:=SUM([進站資料.AW22];[出站資料.AW22])" table:style-name="ce19">
            <text:p>53763</text:p>
          </table:table-cell>
          <table:table-cell office:value-type="float" office:value="44274" table:formula="of:=SUM([進站資料.AX22];[出站資料.AX22])" table:style-name="ce19">
            <text:p>44274</text:p>
          </table:table-cell>
          <table:table-cell office:value-type="float" office:value="20790" table:formula="of:=SUM([進站資料.AY22];[出站資料.AY22])" table:style-name="ce19">
            <text:p>20790</text:p>
          </table:table-cell>
          <table:table-cell office:value-type="float" office:value="52861" table:formula="of:=SUM([進站資料.AZ22];[出站資料.AZ22])" table:style-name="ce19">
            <text:p>52861</text:p>
          </table:table-cell>
          <table:table-cell office:value-type="float" office:value="12884" table:formula="of:=SUM([進站資料.BA22];[出站資料.BA22])" table:style-name="ce19">
            <text:p>12884</text:p>
          </table:table-cell>
          <table:table-cell office:value-type="float" office:value="13572" table:formula="of:=SUM([進站資料.BB22];[出站資料.BB22])" table:style-name="ce19">
            <text:p>13572</text:p>
          </table:table-cell>
          <table:table-cell office:value-type="float" office:value="32204" table:formula="of:=SUM([進站資料.BC22];[出站資料.BC22])" table:style-name="ce19">
            <text:p>32204</text:p>
          </table:table-cell>
          <table:table-cell office:value-type="float" office:value="16977" table:formula="of:=SUM([進站資料.BD22];[出站資料.BD22])" table:style-name="ce19">
            <text:p>16977</text:p>
          </table:table-cell>
          <table:table-cell office:value-type="float" office:value="6624" table:formula="of:=SUM([進站資料.BE22];[出站資料.BE22])" table:style-name="ce19">
            <text:p>6624</text:p>
          </table:table-cell>
          <table:table-cell office:value-type="float" office:value="3611" table:formula="of:=SUM([進站資料.BF22];[出站資料.BF22])" table:style-name="ce19">
            <text:p>3611</text:p>
          </table:table-cell>
          <table:table-cell office:value-type="float" office:value="17837" table:formula="of:=SUM([進站資料.BG22];[出站資料.BG22])" table:style-name="ce19">
            <text:p>17837</text:p>
          </table:table-cell>
          <table:table-cell office:value-type="float" office:value="17293" table:formula="of:=SUM([進站資料.BH22];[出站資料.BH22])" table:style-name="ce19">
            <text:p>17293</text:p>
          </table:table-cell>
          <table:table-cell office:value-type="float" office:value="11548" table:formula="of:=SUM([進站資料.BI22];[出站資料.BI22])" table:style-name="ce19">
            <text:p>11548</text:p>
          </table:table-cell>
          <table:table-cell office:value-type="float" office:value="70740" table:formula="of:=SUM([進站資料.BJ22];[出站資料.BJ22])" table:style-name="ce19">
            <text:p>70740</text:p>
          </table:table-cell>
          <table:table-cell office:value-type="float" office:value="13610" table:formula="of:=SUM([進站資料.BK22];[出站資料.BK22])" table:style-name="ce19">
            <text:p>13610</text:p>
          </table:table-cell>
          <table:table-cell office:value-type="float" office:value="21047" table:formula="of:=SUM([進站資料.BL22];[出站資料.BL22])" table:style-name="ce19">
            <text:p>21047</text:p>
          </table:table-cell>
          <table:table-cell office:value-type="float" office:value="13475" table:formula="of:=SUM([進站資料.BM22];[出站資料.BM22])" table:style-name="ce19">
            <text:p>13475</text:p>
          </table:table-cell>
          <table:table-cell office:value-type="float" office:value="39863" table:formula="of:=SUM([進站資料.BN22];[出站資料.BN22])" table:style-name="ce19">
            <text:p>39863</text:p>
          </table:table-cell>
          <table:table-cell office:value-type="float" office:value="31236" table:formula="of:=SUM([進站資料.BO22];[出站資料.BO22])" table:style-name="ce19">
            <text:p>31236</text:p>
          </table:table-cell>
          <table:table-cell office:value-type="float" office:value="62134" table:formula="of:=SUM([進站資料.BP22];[出站資料.BP22])" table:style-name="ce19">
            <text:p>62134</text:p>
          </table:table-cell>
          <table:table-cell office:value-type="float" office:value="81136" table:formula="of:=SUM([進站資料.BQ22];[出站資料.BQ22])" table:style-name="ce19">
            <text:p>81136</text:p>
          </table:table-cell>
          <table:table-cell office:value-type="float" office:value="70153" table:formula="of:=SUM([進站資料.BR22];[出站資料.BR22])" table:style-name="ce19">
            <text:p>70153</text:p>
          </table:table-cell>
          <table:table-cell office:value-type="float" office:value="46178" table:formula="of:=SUM([進站資料.BS22];[出站資料.BS22])" table:style-name="ce19">
            <text:p>46178</text:p>
          </table:table-cell>
          <table:table-cell office:value-type="float" office:value="59670" table:formula="of:=SUM([進站資料.BT22];[出站資料.BT22])" table:style-name="ce19">
            <text:p>59670</text:p>
          </table:table-cell>
          <table:table-cell office:value-type="float" office:value="177196" table:formula="of:=SUM([進站資料.BU22];[出站資料.BU22])" table:style-name="ce19">
            <text:p>177196</text:p>
          </table:table-cell>
          <table:table-cell office:value-type="float" office:value="32945" table:formula="of:=SUM([進站資料.BV22];[出站資料.BV22])" table:style-name="ce19">
            <text:p>32945</text:p>
          </table:table-cell>
          <table:table-cell office:value-type="float" office:value="68331" table:formula="of:=SUM([進站資料.BW22];[出站資料.BW22])" table:style-name="ce19">
            <text:p>68331</text:p>
          </table:table-cell>
          <table:table-cell office:value-type="float" office:value="87583" table:formula="of:=SUM([進站資料.BX22];[出站資料.BX22])" table:style-name="ce19">
            <text:p>87583</text:p>
          </table:table-cell>
          <table:table-cell office:value-type="float" office:value="43832" table:formula="of:=SUM([進站資料.BY22];[出站資料.BY22])" table:style-name="ce19">
            <text:p>43832</text:p>
          </table:table-cell>
          <table:table-cell office:value-type="float" office:value="123658" table:formula="of:=SUM([進站資料.BZ22];[出站資料.BZ22])" table:style-name="ce19">
            <text:p>123658</text:p>
          </table:table-cell>
          <table:table-cell office:value-type="float" office:value="34552" table:formula="of:=SUM([進站資料.CA22];[出站資料.CA22])" table:style-name="ce19">
            <text:p>34552</text:p>
          </table:table-cell>
          <table:table-cell office:value-type="float" office:value="31895" table:formula="of:=SUM([進站資料.CB22];[出站資料.CB22])" table:style-name="ce19">
            <text:p>31895</text:p>
          </table:table-cell>
          <table:table-cell office:value-type="float" office:value="19974" table:formula="of:=SUM([進站資料.CC22];[出站資料.CC22])" table:style-name="ce19">
            <text:p>19974</text:p>
          </table:table-cell>
          <table:table-cell office:value-type="float" office:value="27003" table:formula="of:=SUM([進站資料.CD22];[出站資料.CD22])" table:style-name="ce19">
            <text:p>27003</text:p>
          </table:table-cell>
          <table:table-cell office:value-type="float" office:value="18079" table:formula="of:=SUM([進站資料.CE22];[出站資料.CE22])" table:style-name="ce19">
            <text:p>18079</text:p>
          </table:table-cell>
          <table:table-cell office:value-type="float" office:value="99183" table:formula="of:=SUM([進站資料.CF22];[出站資料.CF22])" table:style-name="ce19">
            <text:p>99183</text:p>
          </table:table-cell>
          <table:table-cell office:value-type="float" office:value="29553" table:formula="of:=SUM([進站資料.CG22];[出站資料.CG22])" table:style-name="ce19">
            <text:p>29553</text:p>
          </table:table-cell>
          <table:table-cell office:value-type="float" office:value="20089" table:formula="of:=SUM([進站資料.CH22];[出站資料.CH22])" table:style-name="ce19">
            <text:p>20089</text:p>
          </table:table-cell>
          <table:table-cell office:value-type="float" office:value="24795" table:formula="of:=SUM([進站資料.CI22];[出站資料.CI22])" table:style-name="ce19">
            <text:p>24795</text:p>
          </table:table-cell>
          <table:table-cell office:value-type="float" office:value="48710" table:formula="of:=SUM([進站資料.CJ22];[出站資料.CJ22])" table:style-name="ce19">
            <text:p>48710</text:p>
          </table:table-cell>
          <table:table-cell office:value-type="float" office:value="41741" table:formula="of:=SUM([進站資料.CK22];[出站資料.CK22])" table:style-name="ce19">
            <text:p>41741</text:p>
          </table:table-cell>
          <table:table-cell office:value-type="float" office:value="36949" table:formula="of:=SUM([進站資料.CL22];[出站資料.CL22])" table:style-name="ce19">
            <text:p>36949</text:p>
          </table:table-cell>
          <table:table-cell office:value-type="float" office:value="41738" table:formula="of:=SUM([進站資料.CM22];[出站資料.CM22])" table:style-name="ce19">
            <text:p>41738</text:p>
          </table:table-cell>
          <table:table-cell office:value-type="float" office:value="15982" table:formula="of:=SUM([進站資料.CN22];[出站資料.CN22])" table:style-name="ce19">
            <text:p>15982</text:p>
          </table:table-cell>
          <table:table-cell office:value-type="float" office:value="23183" table:formula="of:=SUM([進站資料.CO22];[出站資料.CO22])" table:style-name="ce19">
            <text:p>23183</text:p>
          </table:table-cell>
          <table:table-cell office:value-type="float" office:value="9757" table:formula="of:=SUM([進站資料.CP22];[出站資料.CP22])" table:style-name="ce19">
            <text:p>9757</text:p>
          </table:table-cell>
          <table:table-cell office:value-type="float" office:value="5946" table:formula="of:=SUM([進站資料.CQ22];[出站資料.CQ22])" table:style-name="ce19">
            <text:p>5946</text:p>
          </table:table-cell>
          <table:table-cell office:value-type="float" office:value="8919" table:formula="of:=SUM([進站資料.CR22];[出站資料.CR22])" table:style-name="ce19">
            <text:p>8919</text:p>
          </table:table-cell>
          <table:table-cell office:value-type="float" office:value="16844" table:formula="of:=SUM([進站資料.CS22];[出站資料.CS22])" table:style-name="ce19">
            <text:p>16844</text:p>
          </table:table-cell>
          <table:table-cell office:value-type="float" office:value="20146" table:formula="of:=SUM([進站資料.CT22];[出站資料.CT22])" table:style-name="ce19">
            <text:p>20146</text:p>
          </table:table-cell>
          <table:table-cell office:value-type="float" office:value="28494" table:formula="of:=SUM([進站資料.CU22];[出站資料.CU22])" table:style-name="ce19">
            <text:p>28494</text:p>
          </table:table-cell>
          <table:table-cell office:value-type="float" office:value="29165" table:formula="of:=SUM([進站資料.CV22];[出站資料.CV22])" table:style-name="ce19">
            <text:p>29165</text:p>
          </table:table-cell>
          <table:table-cell office:value-type="float" office:value="45469" table:formula="of:=SUM([進站資料.CW22];[出站資料.CW22])" table:style-name="ce19">
            <text:p>45469</text:p>
          </table:table-cell>
          <table:table-cell office:value-type="float" office:value="51677" table:formula="of:=SUM([進站資料.CX22];[出站資料.CX22])" table:style-name="ce19">
            <text:p>51677</text:p>
          </table:table-cell>
          <table:table-cell office:value-type="float" office:value="22346" table:formula="of:=SUM([進站資料.CY22];[出站資料.CY22])" table:style-name="ce19">
            <text:p>22346</text:p>
          </table:table-cell>
          <table:table-cell office:value-type="float" office:value="24318" table:formula="of:=SUM([進站資料.CZ22];[出站資料.CZ22])" table:style-name="ce19">
            <text:p>24318</text:p>
          </table:table-cell>
          <table:table-cell office:value-type="float" office:value="24532" table:formula="of:=SUM([進站資料.DA22];[出站資料.DA22])" table:style-name="ce19">
            <text:p>24532</text:p>
          </table:table-cell>
          <table:table-cell office:value-type="float" office:value="21242" table:formula="of:=SUM([進站資料.DB22];[出站資料.DB22])" table:style-name="ce19">
            <text:p>21242</text:p>
          </table:table-cell>
          <table:table-cell office:value-type="float" office:value="22423" table:formula="of:=SUM([進站資料.DC22];[出站資料.DC22])" table:style-name="ce19">
            <text:p>22423</text:p>
          </table:table-cell>
          <table:table-cell office:value-type="float" office:value="17087" table:formula="of:=SUM([進站資料.DD22];[出站資料.DD22])" table:style-name="ce19">
            <text:p>17087</text:p>
          </table:table-cell>
          <table:table-cell office:value-type="float" office:value="17381" table:formula="of:=SUM([進站資料.DE22];[出站資料.DE22])" table:style-name="ce19">
            <text:p>17381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2" table:style-name="ce19">
            <text:p>22</text:p>
          </table:table-cell>
          <table:table-cell office:value-type="float" office:value="8699" table:formula="of:=SUM([進站資料.B23];[出站資料.B23])" table:style-name="ce19">
            <text:p>8699</text:p>
          </table:table-cell>
          <table:table-cell office:value-type="float" office:value="20666" table:formula="of:=SUM([進站資料.C23];[出站資料.C23])" table:style-name="ce19">
            <text:p>20666</text:p>
          </table:table-cell>
          <table:table-cell office:value-type="float" office:value="51309" table:style-name="ce19">
            <text:p>51309</text:p>
          </table:table-cell>
          <table:table-cell office:value-type="float" office:value="14148" table:style-name="ce19">
            <text:p>14148</text:p>
          </table:table-cell>
          <table:table-cell office:value-type="float" office:value="9560" table:style-name="ce19">
            <text:p>9560</text:p>
          </table:table-cell>
          <table:table-cell office:value-type="float" office:value="7961" table:style-name="ce19">
            <text:p>7961</text:p>
          </table:table-cell>
          <table:table-cell office:value-type="float" office:value="3801" table:style-name="ce19">
            <text:p>3801</text:p>
          </table:table-cell>
          <table:table-cell office:value-type="float" office:value="2438" table:style-name="ce19">
            <text:p>2438</text:p>
          </table:table-cell>
          <table:table-cell office:value-type="float" office:value="7863" table:style-name="ce19">
            <text:p>7863</text:p>
          </table:table-cell>
          <table:table-cell office:value-type="float" office:value="1870" table:style-name="ce19">
            <text:p>1870</text:p>
          </table:table-cell>
          <table:table-cell office:value-type="float" office:value="2796" table:style-name="ce19">
            <text:p>2796</text:p>
          </table:table-cell>
          <table:table-cell office:value-type="float" office:value="8706" table:style-name="ce19">
            <text:p>8706</text:p>
          </table:table-cell>
          <table:table-cell office:value-type="float" office:value="6065" table:style-name="ce19">
            <text:p>6065</text:p>
          </table:table-cell>
          <table:table-cell office:value-type="float" office:value="11623" table:style-name="ce19">
            <text:p>11623</text:p>
          </table:table-cell>
          <table:table-cell office:value-type="float" office:value="5669" table:style-name="ce19">
            <text:p>5669</text:p>
          </table:table-cell>
          <table:table-cell office:value-type="float" office:value="6585" table:style-name="ce19">
            <text:p>6585</text:p>
          </table:table-cell>
          <table:table-cell office:value-type="float" office:value="3940" table:style-name="ce19">
            <text:p>3940</text:p>
          </table:table-cell>
          <table:table-cell office:value-type="float" office:value="7022" table:style-name="ce19">
            <text:p>7022</text:p>
          </table:table-cell>
          <table:table-cell office:value-type="float" office:value="3329" table:style-name="ce19">
            <text:p>3329</text:p>
          </table:table-cell>
          <table:table-cell office:value-type="float" office:value="5680" table:style-name="ce19">
            <text:p>5680</text:p>
          </table:table-cell>
          <table:table-cell office:value-type="float" office:value="6343" table:style-name="ce19">
            <text:p>6343</text:p>
          </table:table-cell>
          <table:table-cell office:value-type="float" office:value="2303" table:style-name="ce19">
            <text:p>2303</text:p>
          </table:table-cell>
          <table:table-cell office:value-type="float" office:value="31445" table:style-name="ce19">
            <text:p>31445</text:p>
          </table:table-cell>
          <table:table-cell office:value-type="float" office:value="2165" table:style-name="ce19">
            <text:p>2165</text:p>
          </table:table-cell>
          <table:table-cell office:value-type="float" office:value="11721" table:style-name="ce19">
            <text:p>11721</text:p>
          </table:table-cell>
          <table:table-cell office:value-type="float" office:value="8614" table:style-name="ce19">
            <text:p>8614</text:p>
          </table:table-cell>
          <table:table-cell office:value-type="float" office:value="12862" table:style-name="ce19">
            <text:p>12862</text:p>
          </table:table-cell>
          <table:table-cell office:value-type="float" office:value="15167" table:style-name="ce19">
            <text:p>15167</text:p>
          </table:table-cell>
          <table:table-cell office:value-type="float" office:value="14483" table:style-name="ce19">
            <text:p>14483</text:p>
          </table:table-cell>
          <table:table-cell office:value-type="float" office:value="8641" table:style-name="ce19">
            <text:p>8641</text:p>
          </table:table-cell>
          <table:table-cell office:value-type="float" office:value="34736" table:style-name="ce19">
            <text:p>34736</text:p>
          </table:table-cell>
          <table:table-cell office:value-type="float" office:value="19044" table:style-name="ce19">
            <text:p>19044</text:p>
          </table:table-cell>
          <table:table-cell office:value-type="float" office:value="22981" table:style-name="ce19">
            <text:p>22981</text:p>
          </table:table-cell>
          <table:table-cell office:value-type="float" office:value="34036" table:style-name="ce19">
            <text:p>34036</text:p>
          </table:table-cell>
          <table:table-cell office:value-type="float" office:value="5827" table:style-name="ce19">
            <text:p>5827</text:p>
          </table:table-cell>
          <table:table-cell office:value-type="float" office:value="30969" table:style-name="ce19">
            <text:p>30969</text:p>
          </table:table-cell>
          <table:table-cell office:value-type="float" office:value="21656" table:style-name="ce19">
            <text:p>21656</text:p>
          </table:table-cell>
          <table:table-cell office:value-type="float" office:value="19674" table:style-name="ce19">
            <text:p>19674</text:p>
          </table:table-cell>
          <table:table-cell office:value-type="float" office:value="17739" table:style-name="ce19">
            <text:p>17739</text:p>
          </table:table-cell>
          <table:table-cell office:value-type="float" office:value="17078" table:style-name="ce19">
            <text:p>17078</text:p>
          </table:table-cell>
          <table:table-cell office:value-type="float" office:value="167878" table:style-name="ce19">
            <text:p>167878</text:p>
          </table:table-cell>
          <table:table-cell office:value-type="float" office:value="38846" table:style-name="ce19">
            <text:p>38846</text:p>
          </table:table-cell>
          <table:table-cell office:value-type="float" office:value="17419" table:style-name="ce19">
            <text:p>17419</text:p>
          </table:table-cell>
          <table:table-cell office:value-type="float" office:value="19540" table:style-name="ce19">
            <text:p>19540</text:p>
          </table:table-cell>
          <table:table-cell office:value-type="float" office:value="26115" table:style-name="ce19">
            <text:p>26115</text:p>
          </table:table-cell>
          <table:table-cell office:value-type="float" office:value="35485" table:style-name="ce19">
            <text:p>35485</text:p>
          </table:table-cell>
          <table:table-cell office:value-type="float" office:value="24439" table:style-name="ce19">
            <text:p>24439</text:p>
          </table:table-cell>
          <table:table-cell office:value-type="float" office:value="21883" table:style-name="ce19">
            <text:p>21883</text:p>
          </table:table-cell>
          <table:table-cell office:value-type="float" office:value="8025" table:style-name="ce19">
            <text:p>8025</text:p>
          </table:table-cell>
          <table:table-cell office:value-type="float" office:value="21340" table:style-name="ce19">
            <text:p>21340</text:p>
          </table:table-cell>
          <table:table-cell office:value-type="float" office:value="5733" table:style-name="ce19">
            <text:p>5733</text:p>
          </table:table-cell>
          <table:table-cell office:value-type="float" office:value="6496" table:style-name="ce19">
            <text:p>6496</text:p>
          </table:table-cell>
          <table:table-cell office:value-type="float" office:value="13985" table:style-name="ce19">
            <text:p>13985</text:p>
          </table:table-cell>
          <table:table-cell office:value-type="float" office:value="8097" table:style-name="ce19">
            <text:p>8097</text:p>
          </table:table-cell>
          <table:table-cell office:value-type="float" office:value="2811" table:style-name="ce19">
            <text:p>2811</text:p>
          </table:table-cell>
          <table:table-cell office:value-type="float" office:value="1516" table:style-name="ce19">
            <text:p>1516</text:p>
          </table:table-cell>
          <table:table-cell office:value-type="float" office:value="7470" table:style-name="ce19">
            <text:p>7470</text:p>
          </table:table-cell>
          <table:table-cell office:value-type="float" office:value="7576" table:style-name="ce19">
            <text:p>7576</text:p>
          </table:table-cell>
          <table:table-cell office:value-type="float" office:value="5504" table:style-name="ce19">
            <text:p>5504</text:p>
          </table:table-cell>
          <table:table-cell office:value-type="float" office:value="37731" table:style-name="ce19">
            <text:p>37731</text:p>
          </table:table-cell>
          <table:table-cell office:value-type="float" office:value="6541" table:style-name="ce19">
            <text:p>6541</text:p>
          </table:table-cell>
          <table:table-cell office:value-type="float" office:value="9750" table:style-name="ce19">
            <text:p>9750</text:p>
          </table:table-cell>
          <table:table-cell office:value-type="float" office:value="6141" table:style-name="ce19">
            <text:p>6141</text:p>
          </table:table-cell>
          <table:table-cell office:value-type="float" office:value="17625" table:style-name="ce19">
            <text:p>17625</text:p>
          </table:table-cell>
          <table:table-cell office:value-type="float" office:value="14004" table:style-name="ce19">
            <text:p>14004</text:p>
          </table:table-cell>
          <table:table-cell office:value-type="float" office:value="28709" table:style-name="ce19">
            <text:p>28709</text:p>
          </table:table-cell>
          <table:table-cell office:value-type="float" office:value="37177" table:style-name="ce19">
            <text:p>37177</text:p>
          </table:table-cell>
          <table:table-cell office:value-type="float" office:value="31706" table:style-name="ce19">
            <text:p>31706</text:p>
          </table:table-cell>
          <table:table-cell office:value-type="float" office:value="20187" table:style-name="ce19">
            <text:p>20187</text:p>
          </table:table-cell>
          <table:table-cell office:value-type="float" office:value="28465" table:style-name="ce19">
            <text:p>28465</text:p>
          </table:table-cell>
          <table:table-cell office:value-type="float" office:value="86358" table:style-name="ce19">
            <text:p>86358</text:p>
          </table:table-cell>
          <table:table-cell office:value-type="float" office:value="14533" table:style-name="ce19">
            <text:p>14533</text:p>
          </table:table-cell>
          <table:table-cell office:value-type="float" office:value="31131" table:style-name="ce19">
            <text:p>31131</text:p>
          </table:table-cell>
          <table:table-cell office:value-type="float" office:value="35632" table:style-name="ce19">
            <text:p>35632</text:p>
          </table:table-cell>
          <table:table-cell office:value-type="float" office:value="16919" table:style-name="ce18">
            <text:p>16919</text:p>
          </table:table-cell>
          <table:table-cell office:value-type="float" office:value="55275" table:style-name="ce20">
            <text:p>55275</text:p>
          </table:table-cell>
          <table:table-cell office:value-type="float" office:value="14961" table:style-name="ce19">
            <text:p>14961</text:p>
          </table:table-cell>
          <table:table-cell office:value-type="float" office:value="14341" table:style-name="ce19">
            <text:p>14341</text:p>
          </table:table-cell>
          <table:table-cell office:value-type="float" office:value="8785" table:style-name="ce19">
            <text:p>8785</text:p>
          </table:table-cell>
          <table:table-cell office:value-type="float" office:value="14128" table:style-name="ce19">
            <text:p>14128</text:p>
          </table:table-cell>
          <table:table-cell office:value-type="float" office:value="9027" table:style-name="ce19">
            <text:p>9027</text:p>
          </table:table-cell>
          <table:table-cell office:value-type="float" office:value="45377" table:style-name="ce19">
            <text:p>45377</text:p>
          </table:table-cell>
          <table:table-cell office:value-type="float" office:value="11687" table:style-name="ce19">
            <text:p>11687</text:p>
          </table:table-cell>
          <table:table-cell office:value-type="float" office:value="11486" table:style-name="ce19">
            <text:p>11486</text:p>
          </table:table-cell>
          <table:table-cell office:value-type="float" office:value="10546" table:style-name="ce19">
            <text:p>10546</text:p>
          </table:table-cell>
          <table:table-cell office:value-type="float" office:value="16825" table:style-name="ce19">
            <text:p>16825</text:p>
          </table:table-cell>
          <table:table-cell office:value-type="float" office:value="11402" table:style-name="ce19">
            <text:p>11402</text:p>
          </table:table-cell>
          <table:table-cell office:value-type="float" office:value="15007" table:style-name="ce19">
            <text:p>15007</text:p>
          </table:table-cell>
          <table:table-cell office:value-type="float" office:value="17759" table:style-name="ce19">
            <text:p>17759</text:p>
          </table:table-cell>
          <table:table-cell office:value-type="float" office:value="7026" table:style-name="ce19">
            <text:p>7026</text:p>
          </table:table-cell>
          <table:table-cell office:value-type="float" office:value="9080" table:style-name="ce19">
            <text:p>9080</text:p>
          </table:table-cell>
          <table:table-cell office:value-type="float" office:value="4299" table:style-name="ce19">
            <text:p>4299</text:p>
          </table:table-cell>
          <table:table-cell office:value-type="float" office:value="2502" table:style-name="ce19">
            <text:p>2502</text:p>
          </table:table-cell>
          <table:table-cell office:value-type="float" office:value="3728" table:style-name="ce19">
            <text:p>3728</text:p>
          </table:table-cell>
          <table:table-cell office:value-type="float" office:value="7446" table:style-name="ce19">
            <text:p>7446</text:p>
          </table:table-cell>
          <table:table-cell office:value-type="float" office:value="8540" table:style-name="ce19">
            <text:p>8540</text:p>
          </table:table-cell>
          <table:table-cell office:value-type="float" office:value="14262" table:style-name="ce19">
            <text:p>14262</text:p>
          </table:table-cell>
          <table:table-cell office:value-type="float" office:value="12516" table:style-name="ce19">
            <text:p>12516</text:p>
          </table:table-cell>
          <table:table-cell office:value-type="float" office:value="19141" table:style-name="ce19">
            <text:p>19141</text:p>
          </table:table-cell>
          <table:table-cell office:value-type="float" office:value="23925" table:style-name="ce19">
            <text:p>23925</text:p>
          </table:table-cell>
          <table:table-cell office:value-type="float" office:value="9872" table:style-name="ce19">
            <text:p>9872</text:p>
          </table:table-cell>
          <table:table-cell office:value-type="float" office:value="9969" table:style-name="ce19">
            <text:p>9969</text:p>
          </table:table-cell>
          <table:table-cell office:value-type="float" office:value="10478" table:style-name="ce19">
            <text:p>10478</text:p>
          </table:table-cell>
          <table:table-cell office:value-type="float" office:value="9477" table:style-name="ce19">
            <text:p>9477</text:p>
          </table:table-cell>
          <table:table-cell office:value-type="float" office:value="9981" table:style-name="ce19">
            <text:p>9981</text:p>
          </table:table-cell>
          <table:table-cell office:value-type="float" office:value="7760" table:style-name="ce19">
            <text:p>7760</text:p>
          </table:table-cell>
          <table:table-cell office:value-type="float" office:value="8018" table:style-name="ce19">
            <text:p>8018</text:p>
          </table:table-cell>
          <table:table-cell office:value-type="float" office:value="39912" table:formula="of:=SUM([進站資料.D23];[出站資料.D23])" table:style-name="ce19">
            <text:p>39912</text:p>
          </table:table-cell>
          <table:table-cell office:value-type="float" office:value="102633" table:formula="of:=SUM([進站資料.E23];[出站資料.E23])" table:style-name="ce19">
            <text:p>102633</text:p>
          </table:table-cell>
          <table:table-cell office:value-type="float" office:value="29055" table:formula="of:=SUM([進站資料.F23];[出站資料.F23])" table:style-name="ce19">
            <text:p>29055</text:p>
          </table:table-cell>
          <table:table-cell office:value-type="float" office:value="18871" table:formula="of:=SUM([進站資料.G23];[出站資料.G23])" table:style-name="ce19">
            <text:p>18871</text:p>
          </table:table-cell>
          <table:table-cell office:value-type="float" office:value="15951" table:formula="of:=SUM([進站資料.H23];[出站資料.H23])" table:style-name="ce19">
            <text:p>15951</text:p>
          </table:table-cell>
          <table:table-cell office:value-type="float" office:value="7540" table:formula="of:=SUM([進站資料.I23];[出站資料.I23])" table:style-name="ce19">
            <text:p>7540</text:p>
          </table:table-cell>
          <table:table-cell office:value-type="float" office:value="4867" table:formula="of:=SUM([進站資料.J23];[出站資料.J23])" table:style-name="ce19">
            <text:p>4867</text:p>
          </table:table-cell>
          <table:table-cell office:value-type="float" office:value="16245" table:formula="of:=SUM([進站資料.K23];[出站資料.K23])" table:style-name="ce19">
            <text:p>16245</text:p>
          </table:table-cell>
          <table:table-cell office:value-type="float" office:value="3529" table:formula="of:=SUM([進站資料.L23];[出站資料.L23])" table:style-name="ce19">
            <text:p>3529</text:p>
          </table:table-cell>
          <table:table-cell office:value-type="float" office:value="5638" table:formula="of:=SUM([進站資料.M23];[出站資料.M23])" table:style-name="ce19">
            <text:p>5638</text:p>
          </table:table-cell>
          <table:table-cell office:value-type="float" office:value="17930" table:formula="of:=SUM([進站資料.N23];[出站資料.N23])" table:style-name="ce19">
            <text:p>17930</text:p>
          </table:table-cell>
          <table:table-cell office:value-type="float" office:value="12728" table:formula="of:=SUM([進站資料.O23];[出站資料.O23])" table:style-name="ce19">
            <text:p>12728</text:p>
          </table:table-cell>
          <table:table-cell office:value-type="float" office:value="23794" table:formula="of:=SUM([進站資料.P23];[出站資料.P23])" table:style-name="ce19">
            <text:p>23794</text:p>
          </table:table-cell>
          <table:table-cell office:value-type="float" office:value="11648" table:formula="of:=SUM([進站資料.Q23];[出站資料.Q23])" table:style-name="ce19">
            <text:p>11648</text:p>
          </table:table-cell>
          <table:table-cell office:value-type="float" office:value="13273" table:formula="of:=SUM([進站資料.R23];[出站資料.R23])" table:style-name="ce19">
            <text:p>13273</text:p>
          </table:table-cell>
          <table:table-cell office:value-type="float" office:value="7780" table:formula="of:=SUM([進站資料.S23];[出站資料.S23])" table:style-name="ce19">
            <text:p>7780</text:p>
          </table:table-cell>
          <table:table-cell office:value-type="float" office:value="13847" table:formula="of:=SUM([進站資料.T23];[出站資料.T23])" table:style-name="ce19">
            <text:p>13847</text:p>
          </table:table-cell>
          <table:table-cell office:value-type="float" office:value="6648" table:formula="of:=SUM([進站資料.U23];[出站資料.U23])" table:style-name="ce19">
            <text:p>6648</text:p>
          </table:table-cell>
          <table:table-cell office:value-type="float" office:value="11192" table:formula="of:=SUM([進站資料.V23];[出站資料.V23])" table:style-name="ce19">
            <text:p>11192</text:p>
          </table:table-cell>
          <table:table-cell office:value-type="float" office:value="12905" table:formula="of:=SUM([進站資料.W23];[出站資料.W23])" table:style-name="ce19">
            <text:p>12905</text:p>
          </table:table-cell>
          <table:table-cell office:value-type="float" office:value="4390" table:formula="of:=SUM([進站資料.X23];[出站資料.X23])" table:style-name="ce19">
            <text:p>4390</text:p>
          </table:table-cell>
          <table:table-cell office:value-type="float" office:value="61269" table:formula="of:=SUM([進站資料.Y23];[出站資料.Y23])" table:style-name="ce19">
            <text:p>61269</text:p>
          </table:table-cell>
          <table:table-cell office:value-type="float" office:value="4489" table:formula="of:=SUM([進站資料.Z23];[出站資料.Z23])" table:style-name="ce19">
            <text:p>4489</text:p>
          </table:table-cell>
          <table:table-cell office:value-type="float" office:value="22842" table:formula="of:=SUM([進站資料.AA23];[出站資料.AA23])" table:style-name="ce19">
            <text:p>22842</text:p>
          </table:table-cell>
          <table:table-cell office:value-type="float" office:value="17843" table:formula="of:=SUM([進站資料.AB23];[出站資料.AB23])" table:style-name="ce19">
            <text:p>17843</text:p>
          </table:table-cell>
          <table:table-cell office:value-type="float" office:value="25472" table:formula="of:=SUM([進站資料.AC23];[出站資料.AC23])" table:style-name="ce19">
            <text:p>25472</text:p>
          </table:table-cell>
          <table:table-cell office:value-type="float" office:value="30257" table:formula="of:=SUM([進站資料.AD23];[出站資料.AD23])" table:style-name="ce19">
            <text:p>30257</text:p>
          </table:table-cell>
          <table:table-cell office:value-type="float" office:value="29326" table:formula="of:=SUM([進站資料.AE23];[出站資料.AE23])" table:style-name="ce19">
            <text:p>29326</text:p>
          </table:table-cell>
          <table:table-cell office:value-type="float" office:value="17044" table:formula="of:=SUM([進站資料.AF23];[出站資料.AF23])" table:style-name="ce19">
            <text:p>17044</text:p>
          </table:table-cell>
          <table:table-cell office:value-type="float" office:value="68484" table:formula="of:=SUM([進站資料.AG23];[出站資料.AG23])" table:style-name="ce19">
            <text:p>68484</text:p>
          </table:table-cell>
          <table:table-cell office:value-type="float" office:value="38212" table:formula="of:=SUM([進站資料.AH23];[出站資料.AH23])" table:style-name="ce19">
            <text:p>38212</text:p>
          </table:table-cell>
          <table:table-cell office:value-type="float" office:value="45739" table:formula="of:=SUM([進站資料.AI23];[出站資料.AI23])" table:style-name="ce19">
            <text:p>45739</text:p>
          </table:table-cell>
          <table:table-cell office:value-type="float" office:value="67359" table:formula="of:=SUM([進站資料.AJ23];[出站資料.AJ23])" table:style-name="ce19">
            <text:p>67359</text:p>
          </table:table-cell>
          <table:table-cell office:value-type="float" office:value="10771" table:formula="of:=SUM([進站資料.AK23];[出站資料.AK23])" table:style-name="ce19">
            <text:p>10771</text:p>
          </table:table-cell>
          <table:table-cell office:value-type="float" office:value="62172" table:formula="of:=SUM([進站資料.AL23];[出站資料.AL23])" table:style-name="ce19">
            <text:p>62172</text:p>
          </table:table-cell>
          <table:table-cell office:value-type="float" office:value="43648" table:formula="of:=SUM([進站資料.AM23];[出站資料.AM23])" table:style-name="ce19">
            <text:p>43648</text:p>
          </table:table-cell>
          <table:table-cell office:value-type="float" office:value="38558" table:formula="of:=SUM([進站資料.AN23];[出站資料.AN23])" table:style-name="ce19">
            <text:p>38558</text:p>
          </table:table-cell>
          <table:table-cell office:value-type="float" office:value="35461" table:formula="of:=SUM([進站資料.AO23];[出站資料.AO23])" table:style-name="ce19">
            <text:p>35461</text:p>
          </table:table-cell>
          <table:table-cell office:value-type="float" office:value="35599" table:formula="of:=SUM([進站資料.AP23];[出站資料.AP23])" table:style-name="ce19">
            <text:p>35599</text:p>
          </table:table-cell>
          <table:table-cell office:value-type="float" office:value="337419" table:formula="of:=SUM([進站資料.AQ23];[出站資料.AQ23])" table:style-name="ce19">
            <text:p>337419</text:p>
          </table:table-cell>
          <table:table-cell office:value-type="float" office:value="79149" table:formula="of:=SUM([進站資料.AR23];[出站資料.AR23])" table:style-name="ce19">
            <text:p>79149</text:p>
          </table:table-cell>
          <table:table-cell office:value-type="float" office:value="35229" table:formula="of:=SUM([進站資料.AS23];[出站資料.AS23])" table:style-name="ce19">
            <text:p>35229</text:p>
          </table:table-cell>
          <table:table-cell office:value-type="float" office:value="38069" table:formula="of:=SUM([進站資料.AT23];[出站資料.AT23])" table:style-name="ce19">
            <text:p>38069</text:p>
          </table:table-cell>
          <table:table-cell office:value-type="float" office:value="51779" table:formula="of:=SUM([進站資料.AU23];[出站資料.AU23])" table:style-name="ce19">
            <text:p>51779</text:p>
          </table:table-cell>
          <table:table-cell office:value-type="float" office:value="69566" table:formula="of:=SUM([進站資料.AV23];[出站資料.AV23])" table:style-name="ce19">
            <text:p>69566</text:p>
          </table:table-cell>
          <table:table-cell office:value-type="float" office:value="49400" table:formula="of:=SUM([進站資料.AW23];[出站資料.AW23])" table:style-name="ce19">
            <text:p>49400</text:p>
          </table:table-cell>
          <table:table-cell office:value-type="float" office:value="45213" table:formula="of:=SUM([進站資料.AX23];[出站資料.AX23])" table:style-name="ce19">
            <text:p>45213</text:p>
          </table:table-cell>
          <table:table-cell office:value-type="float" office:value="15841" table:formula="of:=SUM([進站資料.AY23];[出站資料.AY23])" table:style-name="ce19">
            <text:p>15841</text:p>
          </table:table-cell>
          <table:table-cell office:value-type="float" office:value="43444" table:formula="of:=SUM([進站資料.AZ23];[出站資料.AZ23])" table:style-name="ce19">
            <text:p>43444</text:p>
          </table:table-cell>
          <table:table-cell office:value-type="float" office:value="11190" table:formula="of:=SUM([進站資料.BA23];[出站資料.BA23])" table:style-name="ce19">
            <text:p>11190</text:p>
          </table:table-cell>
          <table:table-cell office:value-type="float" office:value="11974" table:formula="of:=SUM([進站資料.BB23];[出站資料.BB23])" table:style-name="ce19">
            <text:p>11974</text:p>
          </table:table-cell>
          <table:table-cell office:value-type="float" office:value="28571" table:formula="of:=SUM([進站資料.BC23];[出站資料.BC23])" table:style-name="ce19">
            <text:p>28571</text:p>
          </table:table-cell>
          <table:table-cell office:value-type="float" office:value="16308" table:formula="of:=SUM([進站資料.BD23];[出站資料.BD23])" table:style-name="ce19">
            <text:p>16308</text:p>
          </table:table-cell>
          <table:table-cell office:value-type="float" office:value="5518" table:formula="of:=SUM([進站資料.BE23];[出站資料.BE23])" table:style-name="ce19">
            <text:p>5518</text:p>
          </table:table-cell>
          <table:table-cell office:value-type="float" office:value="3014" table:formula="of:=SUM([進站資料.BF23];[出站資料.BF23])" table:style-name="ce19">
            <text:p>3014</text:p>
          </table:table-cell>
          <table:table-cell office:value-type="float" office:value="15394" table:formula="of:=SUM([進站資料.BG23];[出站資料.BG23])" table:style-name="ce19">
            <text:p>15394</text:p>
          </table:table-cell>
          <table:table-cell office:value-type="float" office:value="14922" table:formula="of:=SUM([進站資料.BH23];[出站資料.BH23])" table:style-name="ce19">
            <text:p>14922</text:p>
          </table:table-cell>
          <table:table-cell office:value-type="float" office:value="10996" table:formula="of:=SUM([進站資料.BI23];[出站資料.BI23])" table:style-name="ce19">
            <text:p>10996</text:p>
          </table:table-cell>
          <table:table-cell office:value-type="float" office:value="73518" table:formula="of:=SUM([進站資料.BJ23];[出站資料.BJ23])" table:style-name="ce19">
            <text:p>73518</text:p>
          </table:table-cell>
          <table:table-cell office:value-type="float" office:value="12978" table:formula="of:=SUM([進站資料.BK23];[出站資料.BK23])" table:style-name="ce19">
            <text:p>12978</text:p>
          </table:table-cell>
          <table:table-cell office:value-type="float" office:value="19902" table:formula="of:=SUM([進站資料.BL23];[出站資料.BL23])" table:style-name="ce19">
            <text:p>19902</text:p>
          </table:table-cell>
          <table:table-cell office:value-type="float" office:value="12121" table:formula="of:=SUM([進站資料.BM23];[出站資料.BM23])" table:style-name="ce19">
            <text:p>12121</text:p>
          </table:table-cell>
          <table:table-cell office:value-type="float" office:value="35052" table:formula="of:=SUM([進站資料.BN23];[出站資料.BN23])" table:style-name="ce19">
            <text:p>35052</text:p>
          </table:table-cell>
          <table:table-cell office:value-type="float" office:value="26825" table:formula="of:=SUM([進站資料.BO23];[出站資料.BO23])" table:style-name="ce19">
            <text:p>26825</text:p>
          </table:table-cell>
          <table:table-cell office:value-type="float" office:value="55032" table:formula="of:=SUM([進站資料.BP23];[出站資料.BP23])" table:style-name="ce19">
            <text:p>55032</text:p>
          </table:table-cell>
          <table:table-cell office:value-type="float" office:value="75944" table:formula="of:=SUM([進站資料.BQ23];[出站資料.BQ23])" table:style-name="ce19">
            <text:p>75944</text:p>
          </table:table-cell>
          <table:table-cell office:value-type="float" office:value="62292" table:formula="of:=SUM([進站資料.BR23];[出站資料.BR23])" table:style-name="ce19">
            <text:p>62292</text:p>
          </table:table-cell>
          <table:table-cell office:value-type="float" office:value="40654" table:formula="of:=SUM([進站資料.BS23];[出站資料.BS23])" table:style-name="ce19">
            <text:p>40654</text:p>
          </table:table-cell>
          <table:table-cell office:value-type="float" office:value="55722" table:formula="of:=SUM([進站資料.BT23];[出站資料.BT23])" table:style-name="ce19">
            <text:p>55722</text:p>
          </table:table-cell>
          <table:table-cell office:value-type="float" office:value="172365" table:formula="of:=SUM([進站資料.BU23];[出站資料.BU23])" table:style-name="ce19">
            <text:p>172365</text:p>
          </table:table-cell>
          <table:table-cell office:value-type="float" office:value="29529" table:formula="of:=SUM([進站資料.BV23];[出站資料.BV23])" table:style-name="ce19">
            <text:p>29529</text:p>
          </table:table-cell>
          <table:table-cell office:value-type="float" office:value="61635" table:formula="of:=SUM([進站資料.BW23];[出站資料.BW23])" table:style-name="ce19">
            <text:p>61635</text:p>
          </table:table-cell>
          <table:table-cell office:value-type="float" office:value="72896" table:formula="of:=SUM([進站資料.BX23];[出站資料.BX23])" table:style-name="ce19">
            <text:p>72896</text:p>
          </table:table-cell>
          <table:table-cell office:value-type="float" office:value="35815" table:formula="of:=SUM([進站資料.BY23];[出站資料.BY23])" table:style-name="ce19">
            <text:p>35815</text:p>
          </table:table-cell>
          <table:table-cell office:value-type="float" office:value="108843" table:formula="of:=SUM([進站資料.BZ23];[出站資料.BZ23])" table:style-name="ce19">
            <text:p>108843</text:p>
          </table:table-cell>
          <table:table-cell office:value-type="float" office:value="29875" table:formula="of:=SUM([進站資料.CA23];[出站資料.CA23])" table:style-name="ce19">
            <text:p>29875</text:p>
          </table:table-cell>
          <table:table-cell office:value-type="float" office:value="29053" table:formula="of:=SUM([進站資料.CB23];[出站資料.CB23])" table:style-name="ce19">
            <text:p>29053</text:p>
          </table:table-cell>
          <table:table-cell office:value-type="float" office:value="18197" table:formula="of:=SUM([進站資料.CC23];[出站資料.CC23])" table:style-name="ce19">
            <text:p>18197</text:p>
          </table:table-cell>
          <table:table-cell office:value-type="float" office:value="27787" table:formula="of:=SUM([進站資料.CD23];[出站資料.CD23])" table:style-name="ce19">
            <text:p>27787</text:p>
          </table:table-cell>
          <table:table-cell office:value-type="float" office:value="17929" table:formula="of:=SUM([進站資料.CE23];[出站資料.CE23])" table:style-name="ce19">
            <text:p>17929</text:p>
          </table:table-cell>
          <table:table-cell office:value-type="float" office:value="91652" table:formula="of:=SUM([進站資料.CF23];[出站資料.CF23])" table:style-name="ce19">
            <text:p>91652</text:p>
          </table:table-cell>
          <table:table-cell office:value-type="float" office:value="24190" table:formula="of:=SUM([進站資料.CG23];[出站資料.CG23])" table:style-name="ce19">
            <text:p>24190</text:p>
          </table:table-cell>
          <table:table-cell office:value-type="float" office:value="23328" table:formula="of:=SUM([進站資料.CH23];[出站資料.CH23])" table:style-name="ce19">
            <text:p>23328</text:p>
          </table:table-cell>
          <table:table-cell office:value-type="float" office:value="22414" table:formula="of:=SUM([進站資料.CI23];[出站資料.CI23])" table:style-name="ce19">
            <text:p>22414</text:p>
          </table:table-cell>
          <table:table-cell office:value-type="float" office:value="34506" table:formula="of:=SUM([進站資料.CJ23];[出站資料.CJ23])" table:style-name="ce19">
            <text:p>34506</text:p>
          </table:table-cell>
          <table:table-cell office:value-type="float" office:value="23700" table:formula="of:=SUM([進站資料.CK23];[出站資料.CK23])" table:style-name="ce19">
            <text:p>23700</text:p>
          </table:table-cell>
          <table:table-cell office:value-type="float" office:value="30853" table:formula="of:=SUM([進站資料.CL23];[出站資料.CL23])" table:style-name="ce19">
            <text:p>30853</text:p>
          </table:table-cell>
          <table:table-cell office:value-type="float" office:value="34456" table:formula="of:=SUM([進站資料.CM23];[出站資料.CM23])" table:style-name="ce19">
            <text:p>34456</text:p>
          </table:table-cell>
          <table:table-cell office:value-type="float" office:value="14293" table:formula="of:=SUM([進站資料.CN23];[出站資料.CN23])" table:style-name="ce19">
            <text:p>14293</text:p>
          </table:table-cell>
          <table:table-cell office:value-type="float" office:value="18806" table:formula="of:=SUM([進站資料.CO23];[出站資料.CO23])" table:style-name="ce19">
            <text:p>18806</text:p>
          </table:table-cell>
          <table:table-cell office:value-type="float" office:value="8371" table:formula="of:=SUM([進站資料.CP23];[出站資料.CP23])" table:style-name="ce19">
            <text:p>8371</text:p>
          </table:table-cell>
          <table:table-cell office:value-type="float" office:value="5023" table:formula="of:=SUM([進站資料.CQ23];[出站資料.CQ23])" table:style-name="ce19">
            <text:p>5023</text:p>
          </table:table-cell>
          <table:table-cell office:value-type="float" office:value="7413" table:formula="of:=SUM([進站資料.CR23];[出站資料.CR23])" table:style-name="ce19">
            <text:p>7413</text:p>
          </table:table-cell>
          <table:table-cell office:value-type="float" office:value="14792" table:formula="of:=SUM([進站資料.CS23];[出站資料.CS23])" table:style-name="ce19">
            <text:p>14792</text:p>
          </table:table-cell>
          <table:table-cell office:value-type="float" office:value="17325" table:formula="of:=SUM([進站資料.CT23];[出站資料.CT23])" table:style-name="ce19">
            <text:p>17325</text:p>
          </table:table-cell>
          <table:table-cell office:value-type="float" office:value="26354" table:formula="of:=SUM([進站資料.CU23];[出站資料.CU23])" table:style-name="ce19">
            <text:p>26354</text:p>
          </table:table-cell>
          <table:table-cell office:value-type="float" office:value="24953" table:formula="of:=SUM([進站資料.CV23];[出站資料.CV23])" table:style-name="ce19">
            <text:p>24953</text:p>
          </table:table-cell>
          <table:table-cell office:value-type="float" office:value="38703" table:formula="of:=SUM([進站資料.CW23];[出站資料.CW23])" table:style-name="ce19">
            <text:p>38703</text:p>
          </table:table-cell>
          <table:table-cell office:value-type="float" office:value="48178" table:formula="of:=SUM([進站資料.CX23];[出站資料.CX23])" table:style-name="ce19">
            <text:p>48178</text:p>
          </table:table-cell>
          <table:table-cell office:value-type="float" office:value="19191" table:formula="of:=SUM([進站資料.CY23];[出站資料.CY23])" table:style-name="ce19">
            <text:p>19191</text:p>
          </table:table-cell>
          <table:table-cell office:value-type="float" office:value="19781" table:formula="of:=SUM([進站資料.CZ23];[出站資料.CZ23])" table:style-name="ce19">
            <text:p>19781</text:p>
          </table:table-cell>
          <table:table-cell office:value-type="float" office:value="20942" table:formula="of:=SUM([進站資料.DA23];[出站資料.DA23])" table:style-name="ce19">
            <text:p>20942</text:p>
          </table:table-cell>
          <table:table-cell office:value-type="float" office:value="18539" table:formula="of:=SUM([進站資料.DB23];[出站資料.DB23])" table:style-name="ce19">
            <text:p>18539</text:p>
          </table:table-cell>
          <table:table-cell office:value-type="float" office:value="19827" table:formula="of:=SUM([進站資料.DC23];[出站資料.DC23])" table:style-name="ce19">
            <text:p>19827</text:p>
          </table:table-cell>
          <table:table-cell office:value-type="float" office:value="15295" table:formula="of:=SUM([進站資料.DD23];[出站資料.DD23])" table:style-name="ce19">
            <text:p>15295</text:p>
          </table:table-cell>
          <table:table-cell office:value-type="float" office:value="15501" table:formula="of:=SUM([進站資料.DE23];[出站資料.DE23])" table:style-name="ce19">
            <text:p>15501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3" table:style-name="ce19">
            <text:p>23</text:p>
          </table:table-cell>
          <table:table-cell office:value-type="float" office:value="11949" table:formula="of:=SUM([進站資料.B24];[出站資料.B24])" table:style-name="ce19">
            <text:p>11949</text:p>
          </table:table-cell>
          <table:table-cell office:value-type="float" office:value="33125" table:formula="of:=SUM([進站資料.C24];[出站資料.C24])" table:style-name="ce19">
            <text:p>33125</text:p>
          </table:table-cell>
          <table:table-cell office:value-type="float" office:value="54825" table:style-name="ce19">
            <text:p>54825</text:p>
          </table:table-cell>
          <table:table-cell office:value-type="float" office:value="23282" table:style-name="ce19">
            <text:p>23282</text:p>
          </table:table-cell>
          <table:table-cell office:value-type="float" office:value="14887" table:style-name="ce19">
            <text:p>14887</text:p>
          </table:table-cell>
          <table:table-cell office:value-type="float" office:value="12249" table:style-name="ce19">
            <text:p>12249</text:p>
          </table:table-cell>
          <table:table-cell office:value-type="float" office:value="4482" table:style-name="ce19">
            <text:p>4482</text:p>
          </table:table-cell>
          <table:table-cell office:value-type="float" office:value="3983" table:style-name="ce19">
            <text:p>3983</text:p>
          </table:table-cell>
          <table:table-cell office:value-type="float" office:value="13224" table:style-name="ce19">
            <text:p>13224</text:p>
          </table:table-cell>
          <table:table-cell office:value-type="float" office:value="2584" table:style-name="ce19">
            <text:p>2584</text:p>
          </table:table-cell>
          <table:table-cell office:value-type="float" office:value="3706" table:style-name="ce19">
            <text:p>3706</text:p>
          </table:table-cell>
          <table:table-cell office:value-type="float" office:value="5846" table:style-name="ce19">
            <text:p>5846</text:p>
          </table:table-cell>
          <table:table-cell office:value-type="float" office:value="8526" table:style-name="ce19">
            <text:p>8526</text:p>
          </table:table-cell>
          <table:table-cell office:value-type="float" office:value="12726" table:style-name="ce19">
            <text:p>12726</text:p>
          </table:table-cell>
          <table:table-cell office:value-type="float" office:value="16955" table:style-name="ce19">
            <text:p>16955</text:p>
          </table:table-cell>
          <table:table-cell office:value-type="float" office:value="14987" table:style-name="ce19">
            <text:p>14987</text:p>
          </table:table-cell>
          <table:table-cell office:value-type="float" office:value="5236" table:style-name="ce19">
            <text:p>5236</text:p>
          </table:table-cell>
          <table:table-cell office:value-type="float" office:value="8684" table:style-name="ce19">
            <text:p>8684</text:p>
          </table:table-cell>
          <table:table-cell office:value-type="float" office:value="3256" table:style-name="ce19">
            <text:p>3256</text:p>
          </table:table-cell>
          <table:table-cell office:value-type="float" office:value="8267" table:style-name="ce19">
            <text:p>8267</text:p>
          </table:table-cell>
          <table:table-cell office:value-type="float" office:value="8231" table:style-name="ce19">
            <text:p>8231</text:p>
          </table:table-cell>
          <table:table-cell office:value-type="float" office:value="5149" table:style-name="ce19">
            <text:p>5149</text:p>
          </table:table-cell>
          <table:table-cell office:value-type="float" office:value="29522" table:style-name="ce19">
            <text:p>29522</text:p>
          </table:table-cell>
          <table:table-cell office:value-type="float" office:value="2149" table:style-name="ce19">
            <text:p>2149</text:p>
          </table:table-cell>
          <table:table-cell office:value-type="float" office:value="12761" table:style-name="ce19">
            <text:p>12761</text:p>
          </table:table-cell>
          <table:table-cell office:value-type="float" office:value="11556" table:style-name="ce19">
            <text:p>11556</text:p>
          </table:table-cell>
          <table:table-cell office:value-type="float" office:value="17276" table:style-name="ce19">
            <text:p>17276</text:p>
          </table:table-cell>
          <table:table-cell office:value-type="float" office:value="22090" table:style-name="ce19">
            <text:p>22090</text:p>
          </table:table-cell>
          <table:table-cell office:value-type="float" office:value="15441" table:style-name="ce19">
            <text:p>15441</text:p>
          </table:table-cell>
          <table:table-cell office:value-type="float" office:value="10227" table:style-name="ce19">
            <text:p>10227</text:p>
          </table:table-cell>
          <table:table-cell office:value-type="float" office:value="29322" table:style-name="ce19">
            <text:p>29322</text:p>
          </table:table-cell>
          <table:table-cell office:value-type="float" office:value="20239" table:style-name="ce19">
            <text:p>20239</text:p>
          </table:table-cell>
          <table:table-cell office:value-type="float" office:value="34253" table:style-name="ce19">
            <text:p>34253</text:p>
          </table:table-cell>
          <table:table-cell office:value-type="float" office:value="33035" table:style-name="ce19">
            <text:p>33035</text:p>
          </table:table-cell>
          <table:table-cell office:value-type="float" office:value="8257" table:style-name="ce19">
            <text:p>8257</text:p>
          </table:table-cell>
          <table:table-cell office:value-type="float" office:value="37426" table:style-name="ce19">
            <text:p>37426</text:p>
          </table:table-cell>
          <table:table-cell office:value-type="float" office:value="27284" table:style-name="ce19">
            <text:p>27284</text:p>
          </table:table-cell>
          <table:table-cell office:value-type="float" office:value="26657" table:style-name="ce19">
            <text:p>26657</text:p>
          </table:table-cell>
          <table:table-cell office:value-type="float" office:value="22247" table:style-name="ce19">
            <text:p>22247</text:p>
          </table:table-cell>
          <table:table-cell office:value-type="float" office:value="25514" table:style-name="ce19">
            <text:p>25514</text:p>
          </table:table-cell>
          <table:table-cell office:value-type="float" office:value="162210" table:style-name="ce19">
            <text:p>162210</text:p>
          </table:table-cell>
          <table:table-cell office:value-type="float" office:value="40432" table:style-name="ce19">
            <text:p>40432</text:p>
          </table:table-cell>
          <table:table-cell office:value-type="float" office:value="24387" table:style-name="ce19">
            <text:p>24387</text:p>
          </table:table-cell>
          <table:table-cell office:value-type="float" office:value="25297" table:style-name="ce19">
            <text:p>25297</text:p>
          </table:table-cell>
          <table:table-cell office:value-type="float" office:value="26293" table:style-name="ce19">
            <text:p>26293</text:p>
          </table:table-cell>
          <table:table-cell office:value-type="float" office:value="33937" table:style-name="ce19">
            <text:p>33937</text:p>
          </table:table-cell>
          <table:table-cell office:value-type="float" office:value="26477" table:style-name="ce19">
            <text:p>26477</text:p>
          </table:table-cell>
          <table:table-cell office:value-type="float" office:value="24586" table:style-name="ce19">
            <text:p>24586</text:p>
          </table:table-cell>
          <table:table-cell office:value-type="float" office:value="12748" table:style-name="ce19">
            <text:p>12748</text:p>
          </table:table-cell>
          <table:table-cell office:value-type="float" office:value="31532" table:style-name="ce19">
            <text:p>31532</text:p>
          </table:table-cell>
          <table:table-cell office:value-type="float" office:value="8244" table:style-name="ce19">
            <text:p>8244</text:p>
          </table:table-cell>
          <table:table-cell office:value-type="float" office:value="10145" table:style-name="ce19">
            <text:p>10145</text:p>
          </table:table-cell>
          <table:table-cell office:value-type="float" office:value="17480" table:style-name="ce19">
            <text:p>17480</text:p>
          </table:table-cell>
          <table:table-cell office:value-type="float" office:value="7089" table:style-name="ce19">
            <text:p>7089</text:p>
          </table:table-cell>
          <table:table-cell office:value-type="float" office:value="3562" table:style-name="ce19">
            <text:p>3562</text:p>
          </table:table-cell>
          <table:table-cell office:value-type="float" office:value="2812" table:style-name="ce19">
            <text:p>2812</text:p>
          </table:table-cell>
          <table:table-cell office:value-type="float" office:value="11456" table:style-name="ce19">
            <text:p>11456</text:p>
          </table:table-cell>
          <table:table-cell office:value-type="float" office:value="9287" table:style-name="ce19">
            <text:p>9287</text:p>
          </table:table-cell>
          <table:table-cell office:value-type="float" office:value="7073" table:style-name="ce19">
            <text:p>7073</text:p>
          </table:table-cell>
          <table:table-cell office:value-type="float" office:value="34205" table:style-name="ce19">
            <text:p>34205</text:p>
          </table:table-cell>
          <table:table-cell office:value-type="float" office:value="8914" table:style-name="ce19">
            <text:p>8914</text:p>
          </table:table-cell>
          <table:table-cell office:value-type="float" office:value="12285" table:style-name="ce19">
            <text:p>12285</text:p>
          </table:table-cell>
          <table:table-cell office:value-type="float" office:value="7608" table:style-name="ce19">
            <text:p>7608</text:p>
          </table:table-cell>
          <table:table-cell office:value-type="float" office:value="21555" table:style-name="ce19">
            <text:p>21555</text:p>
          </table:table-cell>
          <table:table-cell office:value-type="float" office:value="22000" table:style-name="ce19">
            <text:p>22000</text:p>
          </table:table-cell>
          <table:table-cell office:value-type="float" office:value="32737" table:style-name="ce19">
            <text:p>32737</text:p>
          </table:table-cell>
          <table:table-cell office:value-type="float" office:value="39905" table:style-name="ce19">
            <text:p>39905</text:p>
          </table:table-cell>
          <table:table-cell office:value-type="float" office:value="42445" table:style-name="ce19">
            <text:p>42445</text:p>
          </table:table-cell>
          <table:table-cell office:value-type="float" office:value="27225" table:style-name="ce19">
            <text:p>27225</text:p>
          </table:table-cell>
          <table:table-cell office:value-type="float" office:value="30408" table:style-name="ce19">
            <text:p>30408</text:p>
          </table:table-cell>
          <table:table-cell office:value-type="float" office:value="78301" table:style-name="ce19">
            <text:p>78301</text:p>
          </table:table-cell>
          <table:table-cell office:value-type="float" office:value="20698" table:style-name="ce19">
            <text:p>20698</text:p>
          </table:table-cell>
          <table:table-cell office:value-type="float" office:value="34686" table:style-name="ce19">
            <text:p>34686</text:p>
          </table:table-cell>
          <table:table-cell office:value-type="float" office:value="42317" table:style-name="ce19">
            <text:p>42317</text:p>
          </table:table-cell>
          <table:table-cell office:value-type="float" office:value="24012" table:style-name="ce18">
            <text:p>24012</text:p>
          </table:table-cell>
          <table:table-cell office:value-type="float" office:value="64235" table:style-name="ce20">
            <text:p>64235</text:p>
          </table:table-cell>
          <table:table-cell office:value-type="float" office:value="20063" table:style-name="ce19">
            <text:p>20063</text:p>
          </table:table-cell>
          <table:table-cell office:value-type="float" office:value="18023" table:style-name="ce19">
            <text:p>18023</text:p>
          </table:table-cell>
          <table:table-cell office:value-type="float" office:value="14832" table:style-name="ce19">
            <text:p>14832</text:p>
          </table:table-cell>
          <table:table-cell office:value-type="float" office:value="15685" table:style-name="ce19">
            <text:p>15685</text:p>
          </table:table-cell>
          <table:table-cell office:value-type="float" office:value="11621" table:style-name="ce19">
            <text:p>11621</text:p>
          </table:table-cell>
          <table:table-cell office:value-type="float" office:value="43757" table:style-name="ce19">
            <text:p>43757</text:p>
          </table:table-cell>
          <table:table-cell office:value-type="float" office:value="17908" table:style-name="ce19">
            <text:p>17908</text:p>
          </table:table-cell>
          <table:table-cell office:value-type="float" office:value="8498" table:style-name="ce19">
            <text:p>8498</text:p>
          </table:table-cell>
          <table:table-cell office:value-type="float" office:value="10936" table:style-name="ce19">
            <text:p>10936</text:p>
          </table:table-cell>
          <table:table-cell office:value-type="float" office:value="40425" table:style-name="ce19">
            <text:p>40425</text:p>
          </table:table-cell>
          <table:table-cell office:value-type="float" office:value="21518" table:style-name="ce19">
            <text:p>21518</text:p>
          </table:table-cell>
          <table:table-cell office:value-type="float" office:value="23591" table:style-name="ce19">
            <text:p>23591</text:p>
          </table:table-cell>
          <table:table-cell office:value-type="float" office:value="25060" table:style-name="ce19">
            <text:p>25060</text:p>
          </table:table-cell>
          <table:table-cell office:value-type="float" office:value="8067" table:style-name="ce19">
            <text:p>8067</text:p>
          </table:table-cell>
          <table:table-cell office:value-type="float" office:value="10884" table:style-name="ce19">
            <text:p>10884</text:p>
          </table:table-cell>
          <table:table-cell office:value-type="float" office:value="5642" table:style-name="ce19">
            <text:p>5642</text:p>
          </table:table-cell>
          <table:table-cell office:value-type="float" office:value="4682" table:style-name="ce19">
            <text:p>4682</text:p>
          </table:table-cell>
          <table:table-cell office:value-type="float" office:value="4713" table:style-name="ce19">
            <text:p>4713</text:p>
          </table:table-cell>
          <table:table-cell office:value-type="float" office:value="10026" table:style-name="ce19">
            <text:p>10026</text:p>
          </table:table-cell>
          <table:table-cell office:value-type="float" office:value="10152" table:style-name="ce19">
            <text:p>10152</text:p>
          </table:table-cell>
          <table:table-cell office:value-type="float" office:value="14731" table:style-name="ce19">
            <text:p>14731</text:p>
          </table:table-cell>
          <table:table-cell office:value-type="float" office:value="17384" table:style-name="ce19">
            <text:p>17384</text:p>
          </table:table-cell>
          <table:table-cell office:value-type="float" office:value="29328" table:style-name="ce19">
            <text:p>29328</text:p>
          </table:table-cell>
          <table:table-cell office:value-type="float" office:value="24528" table:style-name="ce19">
            <text:p>24528</text:p>
          </table:table-cell>
          <table:table-cell office:value-type="float" office:value="13412" table:style-name="ce19">
            <text:p>13412</text:p>
          </table:table-cell>
          <table:table-cell office:value-type="float" office:value="12552" table:style-name="ce19">
            <text:p>12552</text:p>
          </table:table-cell>
          <table:table-cell office:value-type="float" office:value="12344" table:style-name="ce19">
            <text:p>12344</text:p>
          </table:table-cell>
          <table:table-cell office:value-type="float" office:value="12457" table:style-name="ce19">
            <text:p>12457</text:p>
          </table:table-cell>
          <table:table-cell office:value-type="float" office:value="12051" table:style-name="ce19">
            <text:p>12051</text:p>
          </table:table-cell>
          <table:table-cell office:value-type="float" office:value="9728" table:style-name="ce19">
            <text:p>9728</text:p>
          </table:table-cell>
          <table:table-cell office:value-type="float" office:value="9941" table:style-name="ce19">
            <text:p>9941</text:p>
          </table:table-cell>
          <table:table-cell office:value-type="float" office:value="81818" table:formula="of:=SUM([進站資料.D24];[出站資料.D24])" table:style-name="ce19">
            <text:p>81818</text:p>
          </table:table-cell>
          <table:table-cell office:value-type="float" office:value="110084" table:formula="of:=SUM([進站資料.E24];[出站資料.E24])" table:style-name="ce19">
            <text:p>110084</text:p>
          </table:table-cell>
          <table:table-cell office:value-type="float" office:value="47907" table:formula="of:=SUM([進站資料.F24];[出站資料.F24])" table:style-name="ce19">
            <text:p>47907</text:p>
          </table:table-cell>
          <table:table-cell office:value-type="float" office:value="29272" table:formula="of:=SUM([進站資料.G24];[出站資料.G24])" table:style-name="ce19">
            <text:p>29272</text:p>
          </table:table-cell>
          <table:table-cell office:value-type="float" office:value="24275" table:formula="of:=SUM([進站資料.H24];[出站資料.H24])" table:style-name="ce19">
            <text:p>24275</text:p>
          </table:table-cell>
          <table:table-cell office:value-type="float" office:value="8638" table:formula="of:=SUM([進站資料.I24];[出站資料.I24])" table:style-name="ce19">
            <text:p>8638</text:p>
          </table:table-cell>
          <table:table-cell office:value-type="float" office:value="7619" table:formula="of:=SUM([進站資料.J24];[出站資料.J24])" table:style-name="ce19">
            <text:p>7619</text:p>
          </table:table-cell>
          <table:table-cell office:value-type="float" office:value="27086" table:formula="of:=SUM([進站資料.K24];[出站資料.K24])" table:style-name="ce19">
            <text:p>27086</text:p>
          </table:table-cell>
          <table:table-cell office:value-type="float" office:value="4715" table:formula="of:=SUM([進站資料.L24];[出站資料.L24])" table:style-name="ce19">
            <text:p>4715</text:p>
          </table:table-cell>
          <table:table-cell office:value-type="float" office:value="7373" table:formula="of:=SUM([進站資料.M24];[出站資料.M24])" table:style-name="ce19">
            <text:p>7373</text:p>
          </table:table-cell>
          <table:table-cell office:value-type="float" office:value="11562" table:formula="of:=SUM([進站資料.N24];[出站資料.N24])" table:style-name="ce19">
            <text:p>11562</text:p>
          </table:table-cell>
          <table:table-cell office:value-type="float" office:value="17124" table:formula="of:=SUM([進站資料.O24];[出站資料.O24])" table:style-name="ce19">
            <text:p>17124</text:p>
          </table:table-cell>
          <table:table-cell office:value-type="float" office:value="25370" table:formula="of:=SUM([進站資料.P24];[出站資料.P24])" table:style-name="ce19">
            <text:p>25370</text:p>
          </table:table-cell>
          <table:table-cell office:value-type="float" office:value="34721" table:formula="of:=SUM([進站資料.Q24];[出站資料.Q24])" table:style-name="ce19">
            <text:p>34721</text:p>
          </table:table-cell>
          <table:table-cell office:value-type="float" office:value="30115" table:formula="of:=SUM([進站資料.R24];[出站資料.R24])" table:style-name="ce19">
            <text:p>30115</text:p>
          </table:table-cell>
          <table:table-cell office:value-type="float" office:value="10269" table:formula="of:=SUM([進站資料.S24];[出站資料.S24])" table:style-name="ce19">
            <text:p>10269</text:p>
          </table:table-cell>
          <table:table-cell office:value-type="float" office:value="17180" table:formula="of:=SUM([進站資料.T24];[出站資料.T24])" table:style-name="ce19">
            <text:p>17180</text:p>
          </table:table-cell>
          <table:table-cell office:value-type="float" office:value="6299" table:formula="of:=SUM([進站資料.U24];[出站資料.U24])" table:style-name="ce19">
            <text:p>6299</text:p>
          </table:table-cell>
          <table:table-cell office:value-type="float" office:value="16222" table:formula="of:=SUM([進站資料.V24];[出站資料.V24])" table:style-name="ce19">
            <text:p>16222</text:p>
          </table:table-cell>
          <table:table-cell office:value-type="float" office:value="16550" table:formula="of:=SUM([進站資料.W24];[出站資料.W24])" table:style-name="ce19">
            <text:p>16550</text:p>
          </table:table-cell>
          <table:table-cell office:value-type="float" office:value="10001" table:formula="of:=SUM([進站資料.X24];[出站資料.X24])" table:style-name="ce19">
            <text:p>10001</text:p>
          </table:table-cell>
          <table:table-cell office:value-type="float" office:value="56634" table:formula="of:=SUM([進站資料.Y24];[出站資料.Y24])" table:style-name="ce19">
            <text:p>56634</text:p>
          </table:table-cell>
          <table:table-cell office:value-type="float" office:value="4370" table:formula="of:=SUM([進站資料.Z24];[出站資料.Z24])" table:style-name="ce19">
            <text:p>4370</text:p>
          </table:table-cell>
          <table:table-cell office:value-type="float" office:value="23995" table:formula="of:=SUM([進站資料.AA24];[出站資料.AA24])" table:style-name="ce19">
            <text:p>23995</text:p>
          </table:table-cell>
          <table:table-cell office:value-type="float" office:value="23285" table:formula="of:=SUM([進站資料.AB24];[出站資料.AB24])" table:style-name="ce19">
            <text:p>23285</text:p>
          </table:table-cell>
          <table:table-cell office:value-type="float" office:value="34145" table:formula="of:=SUM([進站資料.AC24];[出站資料.AC24])" table:style-name="ce19">
            <text:p>34145</text:p>
          </table:table-cell>
          <table:table-cell office:value-type="float" office:value="43386" table:formula="of:=SUM([進站資料.AD24];[出站資料.AD24])" table:style-name="ce19">
            <text:p>43386</text:p>
          </table:table-cell>
          <table:table-cell office:value-type="float" office:value="30866" table:formula="of:=SUM([進站資料.AE24];[出站資料.AE24])" table:style-name="ce19">
            <text:p>30866</text:p>
          </table:table-cell>
          <table:table-cell office:value-type="float" office:value="19818" table:formula="of:=SUM([進站資料.AF24];[出站資料.AF24])" table:style-name="ce19">
            <text:p>19818</text:p>
          </table:table-cell>
          <table:table-cell office:value-type="float" office:value="57857" table:formula="of:=SUM([進站資料.AG24];[出站資料.AG24])" table:style-name="ce19">
            <text:p>57857</text:p>
          </table:table-cell>
          <table:table-cell office:value-type="float" office:value="40293" table:formula="of:=SUM([進站資料.AH24];[出站資料.AH24])" table:style-name="ce19">
            <text:p>40293</text:p>
          </table:table-cell>
          <table:table-cell office:value-type="float" office:value="68347" table:formula="of:=SUM([進站資料.AI24];[出站資料.AI24])" table:style-name="ce19">
            <text:p>68347</text:p>
          </table:table-cell>
          <table:table-cell office:value-type="float" office:value="66316" table:formula="of:=SUM([進站資料.AJ24];[出站資料.AJ24])" table:style-name="ce19">
            <text:p>66316</text:p>
          </table:table-cell>
          <table:table-cell office:value-type="float" office:value="16860" table:formula="of:=SUM([進站資料.AK24];[出站資料.AK24])" table:style-name="ce19">
            <text:p>16860</text:p>
          </table:table-cell>
          <table:table-cell office:value-type="float" office:value="75544" table:formula="of:=SUM([進站資料.AL24];[出站資料.AL24])" table:style-name="ce19">
            <text:p>75544</text:p>
          </table:table-cell>
          <table:table-cell office:value-type="float" office:value="54437" table:formula="of:=SUM([進站資料.AM24];[出站資料.AM24])" table:style-name="ce19">
            <text:p>54437</text:p>
          </table:table-cell>
          <table:table-cell office:value-type="float" office:value="52257" table:formula="of:=SUM([進站資料.AN24];[出站資料.AN24])" table:style-name="ce19">
            <text:p>52257</text:p>
          </table:table-cell>
          <table:table-cell office:value-type="float" office:value="43562" table:formula="of:=SUM([進站資料.AO24];[出站資料.AO24])" table:style-name="ce19">
            <text:p>43562</text:p>
          </table:table-cell>
          <table:table-cell office:value-type="float" office:value="53056" table:formula="of:=SUM([進站資料.AP24];[出站資料.AP24])" table:style-name="ce19">
            <text:p>53056</text:p>
          </table:table-cell>
          <table:table-cell office:value-type="float" office:value="328425" table:formula="of:=SUM([進站資料.AQ24];[出站資料.AQ24])" table:style-name="ce19">
            <text:p>328425</text:p>
          </table:table-cell>
          <table:table-cell office:value-type="float" office:value="81799" table:formula="of:=SUM([進站資料.AR24];[出站資料.AR24])" table:style-name="ce19">
            <text:p>81799</text:p>
          </table:table-cell>
          <table:table-cell office:value-type="float" office:value="51042" table:formula="of:=SUM([進站資料.AS24];[出站資料.AS24])" table:style-name="ce19">
            <text:p>51042</text:p>
          </table:table-cell>
          <table:table-cell office:value-type="float" office:value="49717" table:formula="of:=SUM([進站資料.AT24];[出站資料.AT24])" table:style-name="ce19">
            <text:p>49717</text:p>
          </table:table-cell>
          <table:table-cell office:value-type="float" office:value="52707" table:formula="of:=SUM([進站資料.AU24];[出站資料.AU24])" table:style-name="ce19">
            <text:p>52707</text:p>
          </table:table-cell>
          <table:table-cell office:value-type="float" office:value="66146" table:formula="of:=SUM([進站資料.AV24];[出站資料.AV24])" table:style-name="ce19">
            <text:p>66146</text:p>
          </table:table-cell>
          <table:table-cell office:value-type="float" office:value="54123" table:formula="of:=SUM([進站資料.AW24];[出站資料.AW24])" table:style-name="ce19">
            <text:p>54123</text:p>
          </table:table-cell>
          <table:table-cell office:value-type="float" office:value="49025" table:formula="of:=SUM([進站資料.AX24];[出站資料.AX24])" table:style-name="ce19">
            <text:p>49025</text:p>
          </table:table-cell>
          <table:table-cell office:value-type="float" office:value="25248" table:formula="of:=SUM([進站資料.AY24];[出站資料.AY24])" table:style-name="ce19">
            <text:p>25248</text:p>
          </table:table-cell>
          <table:table-cell office:value-type="float" office:value="63852" table:formula="of:=SUM([進站資料.AZ24];[出站資料.AZ24])" table:style-name="ce19">
            <text:p>63852</text:p>
          </table:table-cell>
          <table:table-cell office:value-type="float" office:value="15794" table:formula="of:=SUM([進站資料.BA24];[出站資料.BA24])" table:style-name="ce19">
            <text:p>15794</text:p>
          </table:table-cell>
          <table:table-cell office:value-type="float" office:value="18930" table:formula="of:=SUM([進站資料.BB24];[出站資料.BB24])" table:style-name="ce19">
            <text:p>18930</text:p>
          </table:table-cell>
          <table:table-cell office:value-type="float" office:value="36034" table:formula="of:=SUM([進站資料.BC24];[出站資料.BC24])" table:style-name="ce19">
            <text:p>36034</text:p>
          </table:table-cell>
          <table:table-cell office:value-type="float" office:value="13807" table:formula="of:=SUM([進站資料.BD24];[出站資料.BD24])" table:style-name="ce19">
            <text:p>13807</text:p>
          </table:table-cell>
          <table:table-cell office:value-type="float" office:value="7028" table:formula="of:=SUM([進站資料.BE24];[出站資料.BE24])" table:style-name="ce19">
            <text:p>7028</text:p>
          </table:table-cell>
          <table:table-cell office:value-type="float" office:value="5831" table:formula="of:=SUM([進站資料.BF24];[出站資料.BF24])" table:style-name="ce19">
            <text:p>5831</text:p>
          </table:table-cell>
          <table:table-cell office:value-type="float" office:value="23148" table:formula="of:=SUM([進站資料.BG24];[出站資料.BG24])" table:style-name="ce19">
            <text:p>23148</text:p>
          </table:table-cell>
          <table:table-cell office:value-type="float" office:value="18813" table:formula="of:=SUM([進站資料.BH24];[出站資料.BH24])" table:style-name="ce19">
            <text:p>18813</text:p>
          </table:table-cell>
          <table:table-cell office:value-type="float" office:value="13611" table:formula="of:=SUM([進站資料.BI24];[出站資料.BI24])" table:style-name="ce19">
            <text:p>13611</text:p>
          </table:table-cell>
          <table:table-cell office:value-type="float" office:value="66904" table:formula="of:=SUM([進站資料.BJ24];[出站資料.BJ24])" table:style-name="ce19">
            <text:p>66904</text:p>
          </table:table-cell>
          <table:table-cell office:value-type="float" office:value="17266" table:formula="of:=SUM([進站資料.BK24];[出站資料.BK24])" table:style-name="ce19">
            <text:p>17266</text:p>
          </table:table-cell>
          <table:table-cell office:value-type="float" office:value="24786" table:formula="of:=SUM([進站資料.BL24];[出站資料.BL24])" table:style-name="ce19">
            <text:p>24786</text:p>
          </table:table-cell>
          <table:table-cell office:value-type="float" office:value="14952" table:formula="of:=SUM([進站資料.BM24];[出站資料.BM24])" table:style-name="ce19">
            <text:p>14952</text:p>
          </table:table-cell>
          <table:table-cell office:value-type="float" office:value="43199" table:formula="of:=SUM([進站資料.BN24];[出站資料.BN24])" table:style-name="ce19">
            <text:p>43199</text:p>
          </table:table-cell>
          <table:table-cell office:value-type="float" office:value="41712" table:formula="of:=SUM([進站資料.BO24];[出站資料.BO24])" table:style-name="ce19">
            <text:p>41712</text:p>
          </table:table-cell>
          <table:table-cell office:value-type="float" office:value="62965" table:formula="of:=SUM([進站資料.BP24];[出站資料.BP24])" table:style-name="ce19">
            <text:p>62965</text:p>
          </table:table-cell>
          <table:table-cell office:value-type="float" office:value="82928" table:formula="of:=SUM([進站資料.BQ24];[出站資料.BQ24])" table:style-name="ce19">
            <text:p>82928</text:p>
          </table:table-cell>
          <table:table-cell office:value-type="float" office:value="82730" table:formula="of:=SUM([進站資料.BR24];[出站資料.BR24])" table:style-name="ce19">
            <text:p>82730</text:p>
          </table:table-cell>
          <table:table-cell office:value-type="float" office:value="54750" table:formula="of:=SUM([進站資料.BS24];[出站資料.BS24])" table:style-name="ce19">
            <text:p>54750</text:p>
          </table:table-cell>
          <table:table-cell office:value-type="float" office:value="59301" table:formula="of:=SUM([進站資料.BT24];[出站資料.BT24])" table:style-name="ce19">
            <text:p>59301</text:p>
          </table:table-cell>
          <table:table-cell office:value-type="float" office:value="157212" table:formula="of:=SUM([進站資料.BU24];[出站資料.BU24])" table:style-name="ce19">
            <text:p>157212</text:p>
          </table:table-cell>
          <table:table-cell office:value-type="float" office:value="42296" table:formula="of:=SUM([進站資料.BV24];[出站資料.BV24])" table:style-name="ce19">
            <text:p>42296</text:p>
          </table:table-cell>
          <table:table-cell office:value-type="float" office:value="68865" table:formula="of:=SUM([進站資料.BW24];[出站資料.BW24])" table:style-name="ce19">
            <text:p>68865</text:p>
          </table:table-cell>
          <table:table-cell office:value-type="float" office:value="87258" table:formula="of:=SUM([進站資料.BX24];[出站資料.BX24])" table:style-name="ce19">
            <text:p>87258</text:p>
          </table:table-cell>
          <table:table-cell office:value-type="float" office:value="50074" table:formula="of:=SUM([進站資料.BY24];[出站資料.BY24])" table:style-name="ce19">
            <text:p>50074</text:p>
          </table:table-cell>
          <table:table-cell office:value-type="float" office:value="129415" table:formula="of:=SUM([進站資料.BZ24];[出站資料.BZ24])" table:style-name="ce19">
            <text:p>129415</text:p>
          </table:table-cell>
          <table:table-cell office:value-type="float" office:value="40171" table:formula="of:=SUM([進站資料.CA24];[出站資料.CA24])" table:style-name="ce19">
            <text:p>40171</text:p>
          </table:table-cell>
          <table:table-cell office:value-type="float" office:value="35836" table:formula="of:=SUM([進站資料.CB24];[出站資料.CB24])" table:style-name="ce19">
            <text:p>35836</text:p>
          </table:table-cell>
          <table:table-cell office:value-type="float" office:value="30333" table:formula="of:=SUM([進站資料.CC24];[出站資料.CC24])" table:style-name="ce19">
            <text:p>30333</text:p>
          </table:table-cell>
          <table:table-cell office:value-type="float" office:value="30853" table:formula="of:=SUM([進站資料.CD24];[出站資料.CD24])" table:style-name="ce19">
            <text:p>30853</text:p>
          </table:table-cell>
          <table:table-cell office:value-type="float" office:value="22217" table:formula="of:=SUM([進站資料.CE24];[出站資料.CE24])" table:style-name="ce19">
            <text:p>22217</text:p>
          </table:table-cell>
          <table:table-cell office:value-type="float" office:value="86997" table:formula="of:=SUM([進站資料.CF24];[出站資料.CF24])" table:style-name="ce19">
            <text:p>86997</text:p>
          </table:table-cell>
          <table:table-cell office:value-type="float" office:value="36525" table:formula="of:=SUM([進站資料.CG24];[出站資料.CG24])" table:style-name="ce19">
            <text:p>36525</text:p>
          </table:table-cell>
          <table:table-cell office:value-type="float" office:value="16959" table:formula="of:=SUM([進站資料.CH24];[出站資料.CH24])" table:style-name="ce19">
            <text:p>16959</text:p>
          </table:table-cell>
          <table:table-cell office:value-type="float" office:value="22440" table:formula="of:=SUM([進站資料.CI24];[出站資料.CI24])" table:style-name="ce19">
            <text:p>22440</text:p>
          </table:table-cell>
          <table:table-cell office:value-type="float" office:value="82887" table:formula="of:=SUM([進站資料.CJ24];[出站資料.CJ24])" table:style-name="ce19">
            <text:p>82887</text:p>
          </table:table-cell>
          <table:table-cell office:value-type="float" office:value="43914" table:formula="of:=SUM([進站資料.CK24];[出站資料.CK24])" table:style-name="ce19">
            <text:p>43914</text:p>
          </table:table-cell>
          <table:table-cell office:value-type="float" office:value="48602" table:formula="of:=SUM([進站資料.CL24];[出站資料.CL24])" table:style-name="ce19">
            <text:p>48602</text:p>
          </table:table-cell>
          <table:table-cell office:value-type="float" office:value="48788" table:formula="of:=SUM([進站資料.CM24];[出站資料.CM24])" table:style-name="ce19">
            <text:p>48788</text:p>
          </table:table-cell>
          <table:table-cell office:value-type="float" office:value="16749" table:formula="of:=SUM([進站資料.CN24];[出站資料.CN24])" table:style-name="ce19">
            <text:p>16749</text:p>
          </table:table-cell>
          <table:table-cell office:value-type="float" office:value="22498" table:formula="of:=SUM([進站資料.CO24];[出站資料.CO24])" table:style-name="ce19">
            <text:p>22498</text:p>
          </table:table-cell>
          <table:table-cell office:value-type="float" office:value="10500" table:formula="of:=SUM([進站資料.CP24];[出站資料.CP24])" table:style-name="ce19">
            <text:p>10500</text:p>
          </table:table-cell>
          <table:table-cell office:value-type="float" office:value="9207" table:formula="of:=SUM([進站資料.CQ24];[出站資料.CQ24])" table:style-name="ce19">
            <text:p>9207</text:p>
          </table:table-cell>
          <table:table-cell office:value-type="float" office:value="9348" table:formula="of:=SUM([進站資料.CR24];[出站資料.CR24])" table:style-name="ce19">
            <text:p>9348</text:p>
          </table:table-cell>
          <table:table-cell office:value-type="float" office:value="19666" table:formula="of:=SUM([進站資料.CS24];[出站資料.CS24])" table:style-name="ce19">
            <text:p>19666</text:p>
          </table:table-cell>
          <table:table-cell office:value-type="float" office:value="20425" table:formula="of:=SUM([進站資料.CT24];[出站資料.CT24])" table:style-name="ce19">
            <text:p>20425</text:p>
          </table:table-cell>
          <table:table-cell office:value-type="float" office:value="27762" table:formula="of:=SUM([進站資料.CU24];[出站資料.CU24])" table:style-name="ce19">
            <text:p>27762</text:p>
          </table:table-cell>
          <table:table-cell office:value-type="float" office:value="35033" table:formula="of:=SUM([進站資料.CV24];[出站資料.CV24])" table:style-name="ce19">
            <text:p>35033</text:p>
          </table:table-cell>
          <table:table-cell office:value-type="float" office:value="59539" table:formula="of:=SUM([進站資料.CW24];[出站資料.CW24])" table:style-name="ce19">
            <text:p>59539</text:p>
          </table:table-cell>
          <table:table-cell office:value-type="float" office:value="49993" table:formula="of:=SUM([進站資料.CX24];[出站資料.CX24])" table:style-name="ce19">
            <text:p>49993</text:p>
          </table:table-cell>
          <table:table-cell office:value-type="float" office:value="25108" table:formula="of:=SUM([進站資料.CY24];[出站資料.CY24])" table:style-name="ce19">
            <text:p>25108</text:p>
          </table:table-cell>
          <table:table-cell office:value-type="float" office:value="24937" table:formula="of:=SUM([進站資料.CZ24];[出站資料.CZ24])" table:style-name="ce19">
            <text:p>24937</text:p>
          </table:table-cell>
          <table:table-cell office:value-type="float" office:value="24792" table:formula="of:=SUM([進站資料.DA24];[出站資料.DA24])" table:style-name="ce19">
            <text:p>24792</text:p>
          </table:table-cell>
          <table:table-cell office:value-type="float" office:value="24288" table:formula="of:=SUM([進站資料.DB24];[出站資料.DB24])" table:style-name="ce19">
            <text:p>24288</text:p>
          </table:table-cell>
          <table:table-cell office:value-type="float" office:value="23952" table:formula="of:=SUM([進站資料.DC24];[出站資料.DC24])" table:style-name="ce19">
            <text:p>23952</text:p>
          </table:table-cell>
          <table:table-cell office:value-type="float" office:value="18717" table:formula="of:=SUM([進站資料.DD24];[出站資料.DD24])" table:style-name="ce19">
            <text:p>18717</text:p>
          </table:table-cell>
          <table:table-cell office:value-type="float" office:value="18935" table:formula="of:=SUM([進站資料.DE24];[出站資料.DE24])" table:style-name="ce19">
            <text:p>18935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4" table:style-name="ce19">
            <text:p>24</text:p>
          </table:table-cell>
          <table:table-cell office:value-type="float" office:value="11341" table:formula="of:=SUM([進站資料.B25];[出站資料.B25])" table:style-name="ce19">
            <text:p>11341</text:p>
          </table:table-cell>
          <table:table-cell office:value-type="float" office:value="34858" table:formula="of:=SUM([進站資料.C25];[出站資料.C25])" table:style-name="ce19">
            <text:p>34858</text:p>
          </table:table-cell>
          <table:table-cell office:value-type="float" office:value="57127" table:style-name="ce19">
            <text:p>57127</text:p>
          </table:table-cell>
          <table:table-cell office:value-type="float" office:value="24034" table:style-name="ce19">
            <text:p>24034</text:p>
          </table:table-cell>
          <table:table-cell office:value-type="float" office:value="15156" table:style-name="ce19">
            <text:p>15156</text:p>
          </table:table-cell>
          <table:table-cell office:value-type="float" office:value="12743" table:style-name="ce19">
            <text:p>12743</text:p>
          </table:table-cell>
          <table:table-cell office:value-type="float" office:value="4498" table:style-name="ce19">
            <text:p>4498</text:p>
          </table:table-cell>
          <table:table-cell office:value-type="float" office:value="4017" table:style-name="ce19">
            <text:p>4017</text:p>
          </table:table-cell>
          <table:table-cell office:value-type="float" office:value="13226" table:style-name="ce19">
            <text:p>13226</text:p>
          </table:table-cell>
          <table:table-cell office:value-type="float" office:value="2775" table:style-name="ce19">
            <text:p>2775</text:p>
          </table:table-cell>
          <table:table-cell office:value-type="float" office:value="3763" table:style-name="ce19">
            <text:p>3763</text:p>
          </table:table-cell>
          <table:table-cell office:value-type="float" office:value="7928" table:style-name="ce19">
            <text:p>7928</text:p>
          </table:table-cell>
          <table:table-cell office:value-type="float" office:value="8845" table:style-name="ce19">
            <text:p>8845</text:p>
          </table:table-cell>
          <table:table-cell office:value-type="float" office:value="12123" table:style-name="ce19">
            <text:p>12123</text:p>
          </table:table-cell>
          <table:table-cell office:value-type="float" office:value="17368" table:style-name="ce19">
            <text:p>17368</text:p>
          </table:table-cell>
          <table:table-cell office:value-type="float" office:value="15359" table:style-name="ce19">
            <text:p>15359</text:p>
          </table:table-cell>
          <table:table-cell office:value-type="float" office:value="5233" table:style-name="ce19">
            <text:p>5233</text:p>
          </table:table-cell>
          <table:table-cell office:value-type="float" office:value="8906" table:style-name="ce19">
            <text:p>8906</text:p>
          </table:table-cell>
          <table:table-cell office:value-type="float" office:value="3329" table:style-name="ce19">
            <text:p>3329</text:p>
          </table:table-cell>
          <table:table-cell office:value-type="float" office:value="8317" table:style-name="ce19">
            <text:p>8317</text:p>
          </table:table-cell>
          <table:table-cell office:value-type="float" office:value="8192" table:style-name="ce19">
            <text:p>8192</text:p>
          </table:table-cell>
          <table:table-cell office:value-type="float" office:value="5363" table:style-name="ce19">
            <text:p>5363</text:p>
          </table:table-cell>
          <table:table-cell office:value-type="float" office:value="30134" table:style-name="ce19">
            <text:p>30134</text:p>
          </table:table-cell>
          <table:table-cell office:value-type="float" office:value="2149" table:style-name="ce19">
            <text:p>2149</text:p>
          </table:table-cell>
          <table:table-cell office:value-type="float" office:value="12221" table:style-name="ce19">
            <text:p>12221</text:p>
          </table:table-cell>
          <table:table-cell office:value-type="float" office:value="11977" table:style-name="ce19">
            <text:p>11977</text:p>
          </table:table-cell>
          <table:table-cell office:value-type="float" office:value="17493" table:style-name="ce19">
            <text:p>17493</text:p>
          </table:table-cell>
          <table:table-cell office:value-type="float" office:value="22746" table:style-name="ce19">
            <text:p>22746</text:p>
          </table:table-cell>
          <table:table-cell office:value-type="float" office:value="15857" table:style-name="ce19">
            <text:p>15857</text:p>
          </table:table-cell>
          <table:table-cell office:value-type="float" office:value="10493" table:style-name="ce19">
            <text:p>10493</text:p>
          </table:table-cell>
          <table:table-cell office:value-type="float" office:value="29755" table:style-name="ce19">
            <text:p>29755</text:p>
          </table:table-cell>
          <table:table-cell office:value-type="float" office:value="21210" table:style-name="ce19">
            <text:p>21210</text:p>
          </table:table-cell>
          <table:table-cell office:value-type="float" office:value="34824" table:style-name="ce19">
            <text:p>34824</text:p>
          </table:table-cell>
          <table:table-cell office:value-type="float" office:value="35057" table:style-name="ce19">
            <text:p>35057</text:p>
          </table:table-cell>
          <table:table-cell office:value-type="float" office:value="8537" table:style-name="ce19">
            <text:p>8537</text:p>
          </table:table-cell>
          <table:table-cell office:value-type="float" office:value="38241" table:style-name="ce19">
            <text:p>38241</text:p>
          </table:table-cell>
          <table:table-cell office:value-type="float" office:value="28231" table:style-name="ce19">
            <text:p>28231</text:p>
          </table:table-cell>
          <table:table-cell office:value-type="float" office:value="27105" table:style-name="ce19">
            <text:p>27105</text:p>
          </table:table-cell>
          <table:table-cell office:value-type="float" office:value="22846" table:style-name="ce19">
            <text:p>22846</text:p>
          </table:table-cell>
          <table:table-cell office:value-type="float" office:value="25873" table:style-name="ce19">
            <text:p>25873</text:p>
          </table:table-cell>
          <table:table-cell office:value-type="float" office:value="158222" table:style-name="ce19">
            <text:p>158222</text:p>
          </table:table-cell>
          <table:table-cell office:value-type="float" office:value="42149" table:style-name="ce19">
            <text:p>42149</text:p>
          </table:table-cell>
          <table:table-cell office:value-type="float" office:value="24573" table:style-name="ce19">
            <text:p>24573</text:p>
          </table:table-cell>
          <table:table-cell office:value-type="float" office:value="25486" table:style-name="ce19">
            <text:p>25486</text:p>
          </table:table-cell>
          <table:table-cell office:value-type="float" office:value="26430" table:style-name="ce19">
            <text:p>26430</text:p>
          </table:table-cell>
          <table:table-cell office:value-type="float" office:value="34344" table:style-name="ce19">
            <text:p>34344</text:p>
          </table:table-cell>
          <table:table-cell office:value-type="float" office:value="28680" table:style-name="ce19">
            <text:p>28680</text:p>
          </table:table-cell>
          <table:table-cell office:value-type="float" office:value="25228" table:style-name="ce19">
            <text:p>25228</text:p>
          </table:table-cell>
          <table:table-cell office:value-type="float" office:value="12900" table:style-name="ce19">
            <text:p>12900</text:p>
          </table:table-cell>
          <table:table-cell office:value-type="float" office:value="32015" table:style-name="ce19">
            <text:p>32015</text:p>
          </table:table-cell>
          <table:table-cell office:value-type="float" office:value="8294" table:style-name="ce19">
            <text:p>8294</text:p>
          </table:table-cell>
          <table:table-cell office:value-type="float" office:value="10203" table:style-name="ce19">
            <text:p>10203</text:p>
          </table:table-cell>
          <table:table-cell office:value-type="float" office:value="18018" table:style-name="ce19">
            <text:p>18018</text:p>
          </table:table-cell>
          <table:table-cell office:value-type="float" office:value="7569" table:style-name="ce19">
            <text:p>7569</text:p>
          </table:table-cell>
          <table:table-cell office:value-type="float" office:value="3678" table:style-name="ce19">
            <text:p>3678</text:p>
          </table:table-cell>
          <table:table-cell office:value-type="float" office:value="2764" table:style-name="ce19">
            <text:p>2764</text:p>
          </table:table-cell>
          <table:table-cell office:value-type="float" office:value="11580" table:style-name="ce19">
            <text:p>11580</text:p>
          </table:table-cell>
          <table:table-cell office:value-type="float" office:value="9577" table:style-name="ce19">
            <text:p>9577</text:p>
          </table:table-cell>
          <table:table-cell office:value-type="float" office:value="7290" table:style-name="ce19">
            <text:p>7290</text:p>
          </table:table-cell>
          <table:table-cell office:value-type="float" office:value="33824" table:style-name="ce19">
            <text:p>33824</text:p>
          </table:table-cell>
          <table:table-cell office:value-type="float" office:value="9273" table:style-name="ce19">
            <text:p>9273</text:p>
          </table:table-cell>
          <table:table-cell office:value-type="float" office:value="12406" table:style-name="ce19">
            <text:p>12406</text:p>
          </table:table-cell>
          <table:table-cell office:value-type="float" office:value="7509" table:style-name="ce19">
            <text:p>7509</text:p>
          </table:table-cell>
          <table:table-cell office:value-type="float" office:value="21871" table:style-name="ce19">
            <text:p>21871</text:p>
          </table:table-cell>
          <table:table-cell office:value-type="float" office:value="22134" table:style-name="ce19">
            <text:p>22134</text:p>
          </table:table-cell>
          <table:table-cell office:value-type="float" office:value="33466" table:style-name="ce19">
            <text:p>33466</text:p>
          </table:table-cell>
          <table:table-cell office:value-type="float" office:value="40478" table:style-name="ce19">
            <text:p>40478</text:p>
          </table:table-cell>
          <table:table-cell office:value-type="float" office:value="42572" table:style-name="ce19">
            <text:p>42572</text:p>
          </table:table-cell>
          <table:table-cell office:value-type="float" office:value="27577" table:style-name="ce19">
            <text:p>27577</text:p>
          </table:table-cell>
          <table:table-cell office:value-type="float" office:value="30396" table:style-name="ce19">
            <text:p>30396</text:p>
          </table:table-cell>
          <table:table-cell office:value-type="float" office:value="78300" table:style-name="ce19">
            <text:p>78300</text:p>
          </table:table-cell>
          <table:table-cell office:value-type="float" office:value="20157" table:style-name="ce19">
            <text:p>20157</text:p>
          </table:table-cell>
          <table:table-cell office:value-type="float" office:value="35176" table:style-name="ce19">
            <text:p>35176</text:p>
          </table:table-cell>
          <table:table-cell office:value-type="float" office:value="44436" table:style-name="ce19">
            <text:p>44436</text:p>
          </table:table-cell>
          <table:table-cell office:value-type="float" office:value="24615" table:style-name="ce18">
            <text:p>24615</text:p>
          </table:table-cell>
          <table:table-cell office:value-type="float" office:value="66679" table:style-name="ce20">
            <text:p>66679</text:p>
          </table:table-cell>
          <table:table-cell office:value-type="float" office:value="21083" table:style-name="ce19">
            <text:p>21083</text:p>
          </table:table-cell>
          <table:table-cell office:value-type="float" office:value="18309" table:style-name="ce19">
            <text:p>18309</text:p>
          </table:table-cell>
          <table:table-cell office:value-type="float" office:value="15226" table:style-name="ce19">
            <text:p>15226</text:p>
          </table:table-cell>
          <table:table-cell office:value-type="float" office:value="15946" table:style-name="ce19">
            <text:p>15946</text:p>
          </table:table-cell>
          <table:table-cell office:value-type="float" office:value="12040" table:style-name="ce19">
            <text:p>12040</text:p>
          </table:table-cell>
          <table:table-cell office:value-type="float" office:value="41837" table:style-name="ce19">
            <text:p>41837</text:p>
          </table:table-cell>
          <table:table-cell office:value-type="float" office:value="18184" table:style-name="ce19">
            <text:p>18184</text:p>
          </table:table-cell>
          <table:table-cell office:value-type="float" office:value="9140" table:style-name="ce19">
            <text:p>9140</text:p>
          </table:table-cell>
          <table:table-cell office:value-type="float" office:value="11134" table:style-name="ce19">
            <text:p>11134</text:p>
          </table:table-cell>
          <table:table-cell office:value-type="float" office:value="39911" table:style-name="ce19">
            <text:p>39911</text:p>
          </table:table-cell>
          <table:table-cell office:value-type="float" office:value="22438" table:style-name="ce19">
            <text:p>22438</text:p>
          </table:table-cell>
          <table:table-cell office:value-type="float" office:value="24537" table:style-name="ce19">
            <text:p>24537</text:p>
          </table:table-cell>
          <table:table-cell office:value-type="float" office:value="25108" table:style-name="ce19">
            <text:p>25108</text:p>
          </table:table-cell>
          <table:table-cell office:value-type="float" office:value="8047" table:style-name="ce19">
            <text:p>8047</text:p>
          </table:table-cell>
          <table:table-cell office:value-type="float" office:value="11170" table:style-name="ce19">
            <text:p>11170</text:p>
          </table:table-cell>
          <table:table-cell office:value-type="float" office:value="5621" table:style-name="ce19">
            <text:p>5621</text:p>
          </table:table-cell>
          <table:table-cell office:value-type="float" office:value="4717" table:style-name="ce19">
            <text:p>4717</text:p>
          </table:table-cell>
          <table:table-cell office:value-type="float" office:value="4775" table:style-name="ce19">
            <text:p>4775</text:p>
          </table:table-cell>
          <table:table-cell office:value-type="float" office:value="10085" table:style-name="ce19">
            <text:p>10085</text:p>
          </table:table-cell>
          <table:table-cell office:value-type="float" office:value="10212" table:style-name="ce19">
            <text:p>10212</text:p>
          </table:table-cell>
          <table:table-cell office:value-type="float" office:value="14729" table:style-name="ce19">
            <text:p>14729</text:p>
          </table:table-cell>
          <table:table-cell office:value-type="float" office:value="17325" table:style-name="ce19">
            <text:p>17325</text:p>
          </table:table-cell>
          <table:table-cell office:value-type="float" office:value="29423" table:style-name="ce19">
            <text:p>29423</text:p>
          </table:table-cell>
          <table:table-cell office:value-type="float" office:value="25676" table:style-name="ce19">
            <text:p>25676</text:p>
          </table:table-cell>
          <table:table-cell office:value-type="float" office:value="13550" table:style-name="ce19">
            <text:p>13550</text:p>
          </table:table-cell>
          <table:table-cell office:value-type="float" office:value="12797" table:style-name="ce19">
            <text:p>12797</text:p>
          </table:table-cell>
          <table:table-cell office:value-type="float" office:value="12385" table:style-name="ce19">
            <text:p>12385</text:p>
          </table:table-cell>
          <table:table-cell office:value-type="float" office:value="12504" table:style-name="ce19">
            <text:p>12504</text:p>
          </table:table-cell>
          <table:table-cell office:value-type="float" office:value="12293" table:style-name="ce19">
            <text:p>12293</text:p>
          </table:table-cell>
          <table:table-cell office:value-type="float" office:value="10100" table:style-name="ce19">
            <text:p>10100</text:p>
          </table:table-cell>
          <table:table-cell office:value-type="float" office:value="9917" table:style-name="ce19">
            <text:p>9917</text:p>
          </table:table-cell>
          <table:table-cell office:value-type="float" office:value="84727" table:formula="of:=SUM([進站資料.D25];[出站資料.D25])" table:style-name="ce19">
            <text:p>84727</text:p>
          </table:table-cell>
          <table:table-cell office:value-type="float" office:value="114549" table:formula="of:=SUM([進站資料.E25];[出站資料.E25])" table:style-name="ce19">
            <text:p>114549</text:p>
          </table:table-cell>
          <table:table-cell office:value-type="float" office:value="48960" table:formula="of:=SUM([進站資料.F25];[出站資料.F25])" table:style-name="ce19">
            <text:p>48960</text:p>
          </table:table-cell>
          <table:table-cell office:value-type="float" office:value="29819" table:formula="of:=SUM([進站資料.G25];[出站資料.G25])" table:style-name="ce19">
            <text:p>29819</text:p>
          </table:table-cell>
          <table:table-cell office:value-type="float" office:value="25057" table:formula="of:=SUM([進站資料.H25];[出站資料.H25])" table:style-name="ce19">
            <text:p>25057</text:p>
          </table:table-cell>
          <table:table-cell office:value-type="float" office:value="8655" table:formula="of:=SUM([進站資料.I25];[出站資料.I25])" table:style-name="ce19">
            <text:p>8655</text:p>
          </table:table-cell>
          <table:table-cell office:value-type="float" office:value="7770" table:formula="of:=SUM([進站資料.J25];[出站資料.J25])" table:style-name="ce19">
            <text:p>7770</text:p>
          </table:table-cell>
          <table:table-cell office:value-type="float" office:value="26464" table:formula="of:=SUM([進站資料.K25];[出站資料.K25])" table:style-name="ce19">
            <text:p>26464</text:p>
          </table:table-cell>
          <table:table-cell office:value-type="float" office:value="5010" table:formula="of:=SUM([進站資料.L25];[出站資料.L25])" table:style-name="ce19">
            <text:p>5010</text:p>
          </table:table-cell>
          <table:table-cell office:value-type="float" office:value="7447" table:formula="of:=SUM([進站資料.M25];[出站資料.M25])" table:style-name="ce19">
            <text:p>7447</text:p>
          </table:table-cell>
          <table:table-cell office:value-type="float" office:value="15844" table:formula="of:=SUM([進站資料.N25];[出站資料.N25])" table:style-name="ce19">
            <text:p>15844</text:p>
          </table:table-cell>
          <table:table-cell office:value-type="float" office:value="17756" table:formula="of:=SUM([進站資料.O25];[出站資料.O25])" table:style-name="ce19">
            <text:p>17756</text:p>
          </table:table-cell>
          <table:table-cell office:value-type="float" office:value="24432" table:formula="of:=SUM([進站資料.P25];[出站資料.P25])" table:style-name="ce19">
            <text:p>24432</text:p>
          </table:table-cell>
          <table:table-cell office:value-type="float" office:value="35505" table:formula="of:=SUM([進站資料.Q25];[出站資料.Q25])" table:style-name="ce19">
            <text:p>35505</text:p>
          </table:table-cell>
          <table:table-cell office:value-type="float" office:value="31014" table:formula="of:=SUM([進站資料.R25];[出站資料.R25])" table:style-name="ce19">
            <text:p>31014</text:p>
          </table:table-cell>
          <table:table-cell office:value-type="float" office:value="10367" table:formula="of:=SUM([進站資料.S25];[出站資料.S25])" table:style-name="ce19">
            <text:p>10367</text:p>
          </table:table-cell>
          <table:table-cell office:value-type="float" office:value="17530" table:formula="of:=SUM([進站資料.T25];[出站資料.T25])" table:style-name="ce19">
            <text:p>17530</text:p>
          </table:table-cell>
          <table:table-cell office:value-type="float" office:value="6293" table:formula="of:=SUM([進站資料.U25];[出站資料.U25])" table:style-name="ce19">
            <text:p>6293</text:p>
          </table:table-cell>
          <table:table-cell office:value-type="float" office:value="16223" table:formula="of:=SUM([進站資料.V25];[出站資料.V25])" table:style-name="ce19">
            <text:p>16223</text:p>
          </table:table-cell>
          <table:table-cell office:value-type="float" office:value="16526" table:formula="of:=SUM([進站資料.W25];[出站資料.W25])" table:style-name="ce19">
            <text:p>16526</text:p>
          </table:table-cell>
          <table:table-cell office:value-type="float" office:value="10284" table:formula="of:=SUM([進站資料.X25];[出站資料.X25])" table:style-name="ce19">
            <text:p>10284</text:p>
          </table:table-cell>
          <table:table-cell office:value-type="float" office:value="57894" table:formula="of:=SUM([進站資料.Y25];[出站資料.Y25])" table:style-name="ce19">
            <text:p>57894</text:p>
          </table:table-cell>
          <table:table-cell office:value-type="float" office:value="4446" table:formula="of:=SUM([進站資料.Z25];[出站資料.Z25])" table:style-name="ce19">
            <text:p>4446</text:p>
          </table:table-cell>
          <table:table-cell office:value-type="float" office:value="22831" table:formula="of:=SUM([進站資料.AA25];[出站資料.AA25])" table:style-name="ce19">
            <text:p>22831</text:p>
          </table:table-cell>
          <table:table-cell office:value-type="float" office:value="24157" table:formula="of:=SUM([進站資料.AB25];[出站資料.AB25])" table:style-name="ce19">
            <text:p>24157</text:p>
          </table:table-cell>
          <table:table-cell office:value-type="float" office:value="34789" table:formula="of:=SUM([進站資料.AC25];[出站資料.AC25])" table:style-name="ce19">
            <text:p>34789</text:p>
          </table:table-cell>
          <table:table-cell office:value-type="float" office:value="44613" table:formula="of:=SUM([進站資料.AD25];[出站資料.AD25])" table:style-name="ce19">
            <text:p>44613</text:p>
          </table:table-cell>
          <table:table-cell office:value-type="float" office:value="31395" table:formula="of:=SUM([進站資料.AE25];[出站資料.AE25])" table:style-name="ce19">
            <text:p>31395</text:p>
          </table:table-cell>
          <table:table-cell office:value-type="float" office:value="20233" table:formula="of:=SUM([進站資料.AF25];[出站資料.AF25])" table:style-name="ce19">
            <text:p>20233</text:p>
          </table:table-cell>
          <table:table-cell office:value-type="float" office:value="57719" table:formula="of:=SUM([進站資料.AG25];[出站資料.AG25])" table:style-name="ce19">
            <text:p>57719</text:p>
          </table:table-cell>
          <table:table-cell office:value-type="float" office:value="42270" table:formula="of:=SUM([進站資料.AH25];[出站資料.AH25])" table:style-name="ce19">
            <text:p>42270</text:p>
          </table:table-cell>
          <table:table-cell office:value-type="float" office:value="69423" table:formula="of:=SUM([進站資料.AI25];[出站資料.AI25])" table:style-name="ce19">
            <text:p>69423</text:p>
          </table:table-cell>
          <table:table-cell office:value-type="float" office:value="71588" table:formula="of:=SUM([進站資料.AJ25];[出站資料.AJ25])" table:style-name="ce19">
            <text:p>71588</text:p>
          </table:table-cell>
          <table:table-cell office:value-type="float" office:value="17335" table:formula="of:=SUM([進站資料.AK25];[出站資料.AK25])" table:style-name="ce19">
            <text:p>17335</text:p>
          </table:table-cell>
          <table:table-cell office:value-type="float" office:value="76765" table:formula="of:=SUM([進站資料.AL25];[出站資料.AL25])" table:style-name="ce19">
            <text:p>76765</text:p>
          </table:table-cell>
          <table:table-cell office:value-type="float" office:value="56123" table:formula="of:=SUM([進站資料.AM25];[出站資料.AM25])" table:style-name="ce19">
            <text:p>56123</text:p>
          </table:table-cell>
          <table:table-cell office:value-type="float" office:value="52921" table:formula="of:=SUM([進站資料.AN25];[出站資料.AN25])" table:style-name="ce19">
            <text:p>52921</text:p>
          </table:table-cell>
          <table:table-cell office:value-type="float" office:value="44383" table:formula="of:=SUM([進站資料.AO25];[出站資料.AO25])" table:style-name="ce19">
            <text:p>44383</text:p>
          </table:table-cell>
          <table:table-cell office:value-type="float" office:value="53257" table:formula="of:=SUM([進站資料.AP25];[出站資料.AP25])" table:style-name="ce19">
            <text:p>53257</text:p>
          </table:table-cell>
          <table:table-cell office:value-type="float" office:value="325575" table:formula="of:=SUM([進站資料.AQ25];[出站資料.AQ25])" table:style-name="ce19">
            <text:p>325575</text:p>
          </table:table-cell>
          <table:table-cell office:value-type="float" office:value="85171" table:formula="of:=SUM([進站資料.AR25];[出站資料.AR25])" table:style-name="ce19">
            <text:p>85171</text:p>
          </table:table-cell>
          <table:table-cell office:value-type="float" office:value="51122" table:formula="of:=SUM([進站資料.AS25];[出站資料.AS25])" table:style-name="ce19">
            <text:p>51122</text:p>
          </table:table-cell>
          <table:table-cell office:value-type="float" office:value="50011" table:formula="of:=SUM([進站資料.AT25];[出站資料.AT25])" table:style-name="ce19">
            <text:p>50011</text:p>
          </table:table-cell>
          <table:table-cell office:value-type="float" office:value="53147" table:formula="of:=SUM([進站資料.AU25];[出站資料.AU25])" table:style-name="ce19">
            <text:p>53147</text:p>
          </table:table-cell>
          <table:table-cell office:value-type="float" office:value="66522" table:formula="of:=SUM([進站資料.AV25];[出站資料.AV25])" table:style-name="ce19">
            <text:p>66522</text:p>
          </table:table-cell>
          <table:table-cell office:value-type="float" office:value="58664" table:formula="of:=SUM([進站資料.AW25];[出站資料.AW25])" table:style-name="ce19">
            <text:p>58664</text:p>
          </table:table-cell>
          <table:table-cell office:value-type="float" office:value="50254" table:formula="of:=SUM([進站資料.AX25];[出站資料.AX25])" table:style-name="ce19">
            <text:p>50254</text:p>
          </table:table-cell>
          <table:table-cell office:value-type="float" office:value="25358" table:formula="of:=SUM([進站資料.AY25];[出站資料.AY25])" table:style-name="ce19">
            <text:p>25358</text:p>
          </table:table-cell>
          <table:table-cell office:value-type="float" office:value="64225" table:formula="of:=SUM([進站資料.AZ25];[出站資料.AZ25])" table:style-name="ce19">
            <text:p>64225</text:p>
          </table:table-cell>
          <table:table-cell office:value-type="float" office:value="15893" table:formula="of:=SUM([進站資料.BA25];[出站資料.BA25])" table:style-name="ce19">
            <text:p>15893</text:p>
          </table:table-cell>
          <table:table-cell office:value-type="float" office:value="19122" table:formula="of:=SUM([進站資料.BB25];[出站資料.BB25])" table:style-name="ce19">
            <text:p>19122</text:p>
          </table:table-cell>
          <table:table-cell office:value-type="float" office:value="36996" table:formula="of:=SUM([進站資料.BC25];[出站資料.BC25])" table:style-name="ce19">
            <text:p>36996</text:p>
          </table:table-cell>
          <table:table-cell office:value-type="float" office:value="14950" table:formula="of:=SUM([進站資料.BD25];[出站資料.BD25])" table:style-name="ce19">
            <text:p>14950</text:p>
          </table:table-cell>
          <table:table-cell office:value-type="float" office:value="7181" table:formula="of:=SUM([進站資料.BE25];[出站資料.BE25])" table:style-name="ce19">
            <text:p>7181</text:p>
          </table:table-cell>
          <table:table-cell office:value-type="float" office:value="5734" table:formula="of:=SUM([進站資料.BF25];[出站資料.BF25])" table:style-name="ce19">
            <text:p>5734</text:p>
          </table:table-cell>
          <table:table-cell office:value-type="float" office:value="23304" table:formula="of:=SUM([進站資料.BG25];[出站資料.BG25])" table:style-name="ce19">
            <text:p>23304</text:p>
          </table:table-cell>
          <table:table-cell office:value-type="float" office:value="19212" table:formula="of:=SUM([進站資料.BH25];[出站資料.BH25])" table:style-name="ce19">
            <text:p>19212</text:p>
          </table:table-cell>
          <table:table-cell office:value-type="float" office:value="14162" table:formula="of:=SUM([進站資料.BI25];[出站資料.BI25])" table:style-name="ce19">
            <text:p>14162</text:p>
          </table:table-cell>
          <table:table-cell office:value-type="float" office:value="66075" table:formula="of:=SUM([進站資料.BJ25];[出站資料.BJ25])" table:style-name="ce19">
            <text:p>66075</text:p>
          </table:table-cell>
          <table:table-cell office:value-type="float" office:value="17897" table:formula="of:=SUM([進站資料.BK25];[出站資料.BK25])" table:style-name="ce19">
            <text:p>17897</text:p>
          </table:table-cell>
          <table:table-cell office:value-type="float" office:value="25361" table:formula="of:=SUM([進站資料.BL25];[出站資料.BL25])" table:style-name="ce19">
            <text:p>25361</text:p>
          </table:table-cell>
          <table:table-cell office:value-type="float" office:value="14716" table:formula="of:=SUM([進站資料.BM25];[出站資料.BM25])" table:style-name="ce19">
            <text:p>14716</text:p>
          </table:table-cell>
          <table:table-cell office:value-type="float" office:value="43611" table:formula="of:=SUM([進站資料.BN25];[出站資料.BN25])" table:style-name="ce19">
            <text:p>43611</text:p>
          </table:table-cell>
          <table:table-cell office:value-type="float" office:value="41741" table:formula="of:=SUM([進站資料.BO25];[出站資料.BO25])" table:style-name="ce19">
            <text:p>41741</text:p>
          </table:table-cell>
          <table:table-cell office:value-type="float" office:value="64135" table:formula="of:=SUM([進站資料.BP25];[出站資料.BP25])" table:style-name="ce19">
            <text:p>64135</text:p>
          </table:table-cell>
          <table:table-cell office:value-type="float" office:value="84423" table:formula="of:=SUM([進站資料.BQ25];[出站資料.BQ25])" table:style-name="ce19">
            <text:p>84423</text:p>
          </table:table-cell>
          <table:table-cell office:value-type="float" office:value="82897" table:formula="of:=SUM([進站資料.BR25];[出站資料.BR25])" table:style-name="ce19">
            <text:p>82897</text:p>
          </table:table-cell>
          <table:table-cell office:value-type="float" office:value="54993" table:formula="of:=SUM([進站資料.BS25];[出站資料.BS25])" table:style-name="ce19">
            <text:p>54993</text:p>
          </table:table-cell>
          <table:table-cell office:value-type="float" office:value="59322" table:formula="of:=SUM([進站資料.BT25];[出站資料.BT25])" table:style-name="ce19">
            <text:p>59322</text:p>
          </table:table-cell>
          <table:table-cell office:value-type="float" office:value="156594" table:formula="of:=SUM([進站資料.BU25];[出站資料.BU25])" table:style-name="ce19">
            <text:p>156594</text:p>
          </table:table-cell>
          <table:table-cell office:value-type="float" office:value="41482" table:formula="of:=SUM([進站資料.BV25];[出站資料.BV25])" table:style-name="ce19">
            <text:p>41482</text:p>
          </table:table-cell>
          <table:table-cell office:value-type="float" office:value="69763" table:formula="of:=SUM([進站資料.BW25];[出站資料.BW25])" table:style-name="ce19">
            <text:p>69763</text:p>
          </table:table-cell>
          <table:table-cell office:value-type="float" office:value="90989" table:formula="of:=SUM([進站資料.BX25];[出站資料.BX25])" table:style-name="ce19">
            <text:p>90989</text:p>
          </table:table-cell>
          <table:table-cell office:value-type="float" office:value="50835" table:formula="of:=SUM([進站資料.BY25];[出站資料.BY25])" table:style-name="ce19">
            <text:p>50835</text:p>
          </table:table-cell>
          <table:table-cell office:value-type="float" office:value="134580" table:formula="of:=SUM([進站資料.BZ25];[出站資料.BZ25])" table:style-name="ce19">
            <text:p>134580</text:p>
          </table:table-cell>
          <table:table-cell office:value-type="float" office:value="42346" table:formula="of:=SUM([進站資料.CA25];[出站資料.CA25])" table:style-name="ce19">
            <text:p>42346</text:p>
          </table:table-cell>
          <table:table-cell office:value-type="float" office:value="36179" table:formula="of:=SUM([進站資料.CB25];[出站資料.CB25])" table:style-name="ce19">
            <text:p>36179</text:p>
          </table:table-cell>
          <table:table-cell office:value-type="float" office:value="30962" table:formula="of:=SUM([進站資料.CC25];[出站資料.CC25])" table:style-name="ce19">
            <text:p>30962</text:p>
          </table:table-cell>
          <table:table-cell office:value-type="float" office:value="31951" table:formula="of:=SUM([進站資料.CD25];[出站資料.CD25])" table:style-name="ce19">
            <text:p>31951</text:p>
          </table:table-cell>
          <table:table-cell office:value-type="float" office:value="22969" table:formula="of:=SUM([進站資料.CE25];[出站資料.CE25])" table:style-name="ce19">
            <text:p>22969</text:p>
          </table:table-cell>
          <table:table-cell office:value-type="float" office:value="83452" table:formula="of:=SUM([進站資料.CF25];[出站資料.CF25])" table:style-name="ce19">
            <text:p>83452</text:p>
          </table:table-cell>
          <table:table-cell office:value-type="float" office:value="37349" table:formula="of:=SUM([進站資料.CG25];[出站資料.CG25])" table:style-name="ce19">
            <text:p>37349</text:p>
          </table:table-cell>
          <table:table-cell office:value-type="float" office:value="18281" table:formula="of:=SUM([進站資料.CH25];[出站資料.CH25])" table:style-name="ce19">
            <text:p>18281</text:p>
          </table:table-cell>
          <table:table-cell office:value-type="float" office:value="22710" table:formula="of:=SUM([進站資料.CI25];[出站資料.CI25])" table:style-name="ce19">
            <text:p>22710</text:p>
          </table:table-cell>
          <table:table-cell office:value-type="float" office:value="82244" table:formula="of:=SUM([進站資料.CJ25];[出站資料.CJ25])" table:style-name="ce19">
            <text:p>82244</text:p>
          </table:table-cell>
          <table:table-cell office:value-type="float" office:value="45814" table:formula="of:=SUM([進站資料.CK25];[出站資料.CK25])" table:style-name="ce19">
            <text:p>45814</text:p>
          </table:table-cell>
          <table:table-cell office:value-type="float" office:value="50473" table:formula="of:=SUM([進站資料.CL25];[出站資料.CL25])" table:style-name="ce19">
            <text:p>50473</text:p>
          </table:table-cell>
          <table:table-cell office:value-type="float" office:value="49066" table:formula="of:=SUM([進站資料.CM25];[出站資料.CM25])" table:style-name="ce19">
            <text:p>49066</text:p>
          </table:table-cell>
          <table:table-cell office:value-type="float" office:value="16487" table:formula="of:=SUM([進站資料.CN25];[出站資料.CN25])" table:style-name="ce19">
            <text:p>16487</text:p>
          </table:table-cell>
          <table:table-cell office:value-type="float" office:value="23069" table:formula="of:=SUM([進站資料.CO25];[出站資料.CO25])" table:style-name="ce19">
            <text:p>23069</text:p>
          </table:table-cell>
          <table:table-cell office:value-type="float" office:value="10743" table:formula="of:=SUM([進站資料.CP25];[出站資料.CP25])" table:style-name="ce19">
            <text:p>10743</text:p>
          </table:table-cell>
          <table:table-cell office:value-type="float" office:value="9278" table:formula="of:=SUM([進站資料.CQ25];[出站資料.CQ25])" table:style-name="ce19">
            <text:p>9278</text:p>
          </table:table-cell>
          <table:table-cell office:value-type="float" office:value="9502" table:formula="of:=SUM([進站資料.CR25];[出站資料.CR25])" table:style-name="ce19">
            <text:p>9502</text:p>
          </table:table-cell>
          <table:table-cell office:value-type="float" office:value="19656" table:formula="of:=SUM([進站資料.CS25];[出站資料.CS25])" table:style-name="ce19">
            <text:p>19656</text:p>
          </table:table-cell>
          <table:table-cell office:value-type="float" office:value="20614" table:formula="of:=SUM([進站資料.CT25];[出站資料.CT25])" table:style-name="ce19">
            <text:p>20614</text:p>
          </table:table-cell>
          <table:table-cell office:value-type="float" office:value="27799" table:formula="of:=SUM([進站資料.CU25];[出站資料.CU25])" table:style-name="ce19">
            <text:p>27799</text:p>
          </table:table-cell>
          <table:table-cell office:value-type="float" office:value="34887" table:formula="of:=SUM([進站資料.CV25];[出站資料.CV25])" table:style-name="ce19">
            <text:p>34887</text:p>
          </table:table-cell>
          <table:table-cell office:value-type="float" office:value="60044" table:formula="of:=SUM([進站資料.CW25];[出站資料.CW25])" table:style-name="ce19">
            <text:p>60044</text:p>
          </table:table-cell>
          <table:table-cell office:value-type="float" office:value="52332" table:formula="of:=SUM([進站資料.CX25];[出站資料.CX25])" table:style-name="ce19">
            <text:p>52332</text:p>
          </table:table-cell>
          <table:table-cell office:value-type="float" office:value="25418" table:formula="of:=SUM([進站資料.CY25];[出站資料.CY25])" table:style-name="ce19">
            <text:p>25418</text:p>
          </table:table-cell>
          <table:table-cell office:value-type="float" office:value="25429" table:formula="of:=SUM([進站資料.CZ25];[出站資料.CZ25])" table:style-name="ce19">
            <text:p>25429</text:p>
          </table:table-cell>
          <table:table-cell office:value-type="float" office:value="24744" table:formula="of:=SUM([進站資料.DA25];[出站資料.DA25])" table:style-name="ce19">
            <text:p>24744</text:p>
          </table:table-cell>
          <table:table-cell office:value-type="float" office:value="24280" table:formula="of:=SUM([進站資料.DB25];[出站資料.DB25])" table:style-name="ce19">
            <text:p>24280</text:p>
          </table:table-cell>
          <table:table-cell office:value-type="float" office:value="24417" table:formula="of:=SUM([進站資料.DC25];[出站資料.DC25])" table:style-name="ce19">
            <text:p>24417</text:p>
          </table:table-cell>
          <table:table-cell office:value-type="float" office:value="19117" table:formula="of:=SUM([進站資料.DD25];[出站資料.DD25])" table:style-name="ce19">
            <text:p>19117</text:p>
          </table:table-cell>
          <table:table-cell office:value-type="float" office:value="18830" table:formula="of:=SUM([進站資料.DE25];[出站資料.DE25])" table:style-name="ce19">
            <text:p>18830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5" table:style-name="ce19">
            <text:p>25</text:p>
          </table:table-cell>
          <table:table-cell office:value-type="float" office:value="11914" table:formula="of:=SUM([進站資料.B26];[出站資料.B26])" table:style-name="ce19">
            <text:p>11914</text:p>
          </table:table-cell>
          <table:table-cell office:value-type="float" office:value="33651" table:formula="of:=SUM([進站資料.C26];[出站資料.C26])" table:style-name="ce19">
            <text:p>33651</text:p>
          </table:table-cell>
          <table:table-cell office:value-type="float" office:value="56925" table:style-name="ce19">
            <text:p>56925</text:p>
          </table:table-cell>
          <table:table-cell office:value-type="float" office:value="23087" table:style-name="ce19">
            <text:p>23087</text:p>
          </table:table-cell>
          <table:table-cell office:value-type="float" office:value="14805" table:style-name="ce19">
            <text:p>14805</text:p>
          </table:table-cell>
          <table:table-cell office:value-type="float" office:value="12329" table:style-name="ce19">
            <text:p>12329</text:p>
          </table:table-cell>
          <table:table-cell office:value-type="float" office:value="4508" table:style-name="ce19">
            <text:p>4508</text:p>
          </table:table-cell>
          <table:table-cell office:value-type="float" office:value="4036" table:style-name="ce19">
            <text:p>4036</text:p>
          </table:table-cell>
          <table:table-cell office:value-type="float" office:value="12839" table:style-name="ce19">
            <text:p>12839</text:p>
          </table:table-cell>
          <table:table-cell office:value-type="float" office:value="2584" table:style-name="ce19">
            <text:p>2584</text:p>
          </table:table-cell>
          <table:table-cell office:value-type="float" office:value="3651" table:style-name="ce19">
            <text:p>3651</text:p>
          </table:table-cell>
          <table:table-cell office:value-type="float" office:value="6135" table:style-name="ce19">
            <text:p>6135</text:p>
          </table:table-cell>
          <table:table-cell office:value-type="float" office:value="8278" table:style-name="ce19">
            <text:p>8278</text:p>
          </table:table-cell>
          <table:table-cell office:value-type="float" office:value="13112" table:style-name="ce19">
            <text:p>13112</text:p>
          </table:table-cell>
          <table:table-cell office:value-type="float" office:value="17201" table:style-name="ce19">
            <text:p>17201</text:p>
          </table:table-cell>
          <table:table-cell office:value-type="float" office:value="15103" table:style-name="ce19">
            <text:p>15103</text:p>
          </table:table-cell>
          <table:table-cell office:value-type="float" office:value="5141" table:style-name="ce19">
            <text:p>5141</text:p>
          </table:table-cell>
          <table:table-cell office:value-type="float" office:value="8995" table:style-name="ce19">
            <text:p>8995</text:p>
          </table:table-cell>
          <table:table-cell office:value-type="float" office:value="3338" table:style-name="ce19">
            <text:p>3338</text:p>
          </table:table-cell>
          <table:table-cell office:value-type="float" office:value="8103" table:style-name="ce19">
            <text:p>8103</text:p>
          </table:table-cell>
          <table:table-cell office:value-type="float" office:value="8186" table:style-name="ce19">
            <text:p>8186</text:p>
          </table:table-cell>
          <table:table-cell office:value-type="float" office:value="5286" table:style-name="ce19">
            <text:p>5286</text:p>
          </table:table-cell>
          <table:table-cell office:value-type="float" office:value="29537" table:style-name="ce19">
            <text:p>29537</text:p>
          </table:table-cell>
          <table:table-cell office:value-type="float" office:value="2105" table:style-name="ce19">
            <text:p>2105</text:p>
          </table:table-cell>
          <table:table-cell office:value-type="float" office:value="12078" table:style-name="ce19">
            <text:p>12078</text:p>
          </table:table-cell>
          <table:table-cell office:value-type="float" office:value="11742" table:style-name="ce19">
            <text:p>11742</text:p>
          </table:table-cell>
          <table:table-cell office:value-type="float" office:value="17802" table:style-name="ce19">
            <text:p>17802</text:p>
          </table:table-cell>
          <table:table-cell office:value-type="float" office:value="22389" table:style-name="ce19">
            <text:p>22389</text:p>
          </table:table-cell>
          <table:table-cell office:value-type="float" office:value="15522" table:style-name="ce19">
            <text:p>15522</text:p>
          </table:table-cell>
          <table:table-cell office:value-type="float" office:value="10485" table:style-name="ce19">
            <text:p>10485</text:p>
          </table:table-cell>
          <table:table-cell office:value-type="float" office:value="29575" table:style-name="ce19">
            <text:p>29575</text:p>
          </table:table-cell>
          <table:table-cell office:value-type="float" office:value="20331" table:style-name="ce19">
            <text:p>20331</text:p>
          </table:table-cell>
          <table:table-cell office:value-type="float" office:value="33725" table:style-name="ce19">
            <text:p>33725</text:p>
          </table:table-cell>
          <table:table-cell office:value-type="float" office:value="34836" table:style-name="ce19">
            <text:p>34836</text:p>
          </table:table-cell>
          <table:table-cell office:value-type="float" office:value="7879" table:style-name="ce19">
            <text:p>7879</text:p>
          </table:table-cell>
          <table:table-cell office:value-type="float" office:value="37994" table:style-name="ce19">
            <text:p>37994</text:p>
          </table:table-cell>
          <table:table-cell office:value-type="float" office:value="27995" table:style-name="ce19">
            <text:p>27995</text:p>
          </table:table-cell>
          <table:table-cell office:value-type="float" office:value="27129" table:style-name="ce19">
            <text:p>27129</text:p>
          </table:table-cell>
          <table:table-cell office:value-type="float" office:value="22774" table:style-name="ce19">
            <text:p>22774</text:p>
          </table:table-cell>
          <table:table-cell office:value-type="float" office:value="24540" table:style-name="ce19">
            <text:p>24540</text:p>
          </table:table-cell>
          <table:table-cell office:value-type="float" office:value="147675" table:style-name="ce19">
            <text:p>147675</text:p>
          </table:table-cell>
          <table:table-cell office:value-type="float" office:value="41939" table:style-name="ce19">
            <text:p>41939</text:p>
          </table:table-cell>
          <table:table-cell office:value-type="float" office:value="24264" table:style-name="ce19">
            <text:p>24264</text:p>
          </table:table-cell>
          <table:table-cell office:value-type="float" office:value="25146" table:style-name="ce19">
            <text:p>25146</text:p>
          </table:table-cell>
          <table:table-cell office:value-type="float" office:value="25684" table:style-name="ce19">
            <text:p>25684</text:p>
          </table:table-cell>
          <table:table-cell office:value-type="float" office:value="32638" table:style-name="ce19">
            <text:p>32638</text:p>
          </table:table-cell>
          <table:table-cell office:value-type="float" office:value="26864" table:style-name="ce19">
            <text:p>26864</text:p>
          </table:table-cell>
          <table:table-cell office:value-type="float" office:value="25261" table:style-name="ce19">
            <text:p>25261</text:p>
          </table:table-cell>
          <table:table-cell office:value-type="float" office:value="12762" table:style-name="ce19">
            <text:p>12762</text:p>
          </table:table-cell>
          <table:table-cell office:value-type="float" office:value="30849" table:style-name="ce19">
            <text:p>30849</text:p>
          </table:table-cell>
          <table:table-cell office:value-type="float" office:value="8325" table:style-name="ce19">
            <text:p>8325</text:p>
          </table:table-cell>
          <table:table-cell office:value-type="float" office:value="10208" table:style-name="ce19">
            <text:p>10208</text:p>
          </table:table-cell>
          <table:table-cell office:value-type="float" office:value="18010" table:style-name="ce19">
            <text:p>18010</text:p>
          </table:table-cell>
          <table:table-cell office:value-type="float" office:value="6662" table:style-name="ce19">
            <text:p>6662</text:p>
          </table:table-cell>
          <table:table-cell office:value-type="float" office:value="3578" table:style-name="ce19">
            <text:p>3578</text:p>
          </table:table-cell>
          <table:table-cell office:value-type="float" office:value="2912" table:style-name="ce19">
            <text:p>2912</text:p>
          </table:table-cell>
          <table:table-cell office:value-type="float" office:value="11094" table:style-name="ce19">
            <text:p>11094</text:p>
          </table:table-cell>
          <table:table-cell office:value-type="float" office:value="9417" table:style-name="ce19">
            <text:p>9417</text:p>
          </table:table-cell>
          <table:table-cell office:value-type="float" office:value="7090" table:style-name="ce19">
            <text:p>7090</text:p>
          </table:table-cell>
          <table:table-cell office:value-type="float" office:value="32378" table:style-name="ce19">
            <text:p>32378</text:p>
          </table:table-cell>
          <table:table-cell office:value-type="float" office:value="9208" table:style-name="ce19">
            <text:p>9208</text:p>
          </table:table-cell>
          <table:table-cell office:value-type="float" office:value="12338" table:style-name="ce19">
            <text:p>12338</text:p>
          </table:table-cell>
          <table:table-cell office:value-type="float" office:value="7816" table:style-name="ce19">
            <text:p>7816</text:p>
          </table:table-cell>
          <table:table-cell office:value-type="float" office:value="21483" table:style-name="ce19">
            <text:p>21483</text:p>
          </table:table-cell>
          <table:table-cell office:value-type="float" office:value="21565" table:style-name="ce19">
            <text:p>21565</text:p>
          </table:table-cell>
          <table:table-cell office:value-type="float" office:value="32664" table:style-name="ce19">
            <text:p>32664</text:p>
          </table:table-cell>
          <table:table-cell office:value-type="float" office:value="39566" table:style-name="ce19">
            <text:p>39566</text:p>
          </table:table-cell>
          <table:table-cell office:value-type="float" office:value="42938" table:style-name="ce19">
            <text:p>42938</text:p>
          </table:table-cell>
          <table:table-cell office:value-type="float" office:value="27459" table:style-name="ce19">
            <text:p>27459</text:p>
          </table:table-cell>
          <table:table-cell office:value-type="float" office:value="29448" table:style-name="ce19">
            <text:p>29448</text:p>
          </table:table-cell>
          <table:table-cell office:value-type="float" office:value="76397" table:style-name="ce19">
            <text:p>76397</text:p>
          </table:table-cell>
          <table:table-cell office:value-type="float" office:value="20414" table:style-name="ce19">
            <text:p>20414</text:p>
          </table:table-cell>
          <table:table-cell office:value-type="float" office:value="34250" table:style-name="ce19">
            <text:p>34250</text:p>
          </table:table-cell>
          <table:table-cell office:value-type="float" office:value="44679" table:style-name="ce19">
            <text:p>44679</text:p>
          </table:table-cell>
          <table:table-cell office:value-type="float" office:value="23877" table:style-name="ce18">
            <text:p>23877</text:p>
          </table:table-cell>
          <table:table-cell office:value-type="float" office:value="64020" table:style-name="ce20">
            <text:p>64020</text:p>
          </table:table-cell>
          <table:table-cell office:value-type="float" office:value="21264" table:style-name="ce19">
            <text:p>21264</text:p>
          </table:table-cell>
          <table:table-cell office:value-type="float" office:value="17902" table:style-name="ce19">
            <text:p>17902</text:p>
          </table:table-cell>
          <table:table-cell office:value-type="float" office:value="15167" table:style-name="ce19">
            <text:p>15167</text:p>
          </table:table-cell>
          <table:table-cell office:value-type="float" office:value="15913" table:style-name="ce19">
            <text:p>15913</text:p>
          </table:table-cell>
          <table:table-cell office:value-type="float" office:value="11250" table:style-name="ce19">
            <text:p>11250</text:p>
          </table:table-cell>
          <table:table-cell office:value-type="float" office:value="28211" table:style-name="ce19">
            <text:p>28211</text:p>
          </table:table-cell>
          <table:table-cell office:value-type="float" office:value="18068" table:style-name="ce19">
            <text:p>18068</text:p>
          </table:table-cell>
          <table:table-cell office:value-type="float" office:value="8943" table:style-name="ce19">
            <text:p>8943</text:p>
          </table:table-cell>
          <table:table-cell office:value-type="float" office:value="11009" table:style-name="ce19">
            <text:p>11009</text:p>
          </table:table-cell>
          <table:table-cell office:value-type="float" office:value="38254" table:style-name="ce19">
            <text:p>38254</text:p>
          </table:table-cell>
          <table:table-cell office:value-type="float" office:value="20994" table:style-name="ce19">
            <text:p>20994</text:p>
          </table:table-cell>
          <table:table-cell office:value-type="float" office:value="23940" table:style-name="ce19">
            <text:p>23940</text:p>
          </table:table-cell>
          <table:table-cell office:value-type="float" office:value="23991" table:style-name="ce19">
            <text:p>23991</text:p>
          </table:table-cell>
          <table:table-cell office:value-type="float" office:value="7458" table:style-name="ce19">
            <text:p>7458</text:p>
          </table:table-cell>
          <table:table-cell office:value-type="float" office:value="10768" table:style-name="ce19">
            <text:p>10768</text:p>
          </table:table-cell>
          <table:table-cell office:value-type="float" office:value="5683" table:style-name="ce19">
            <text:p>5683</text:p>
          </table:table-cell>
          <table:table-cell office:value-type="float" office:value="4669" table:style-name="ce19">
            <text:p>4669</text:p>
          </table:table-cell>
          <table:table-cell office:value-type="float" office:value="4638" table:style-name="ce19">
            <text:p>4638</text:p>
          </table:table-cell>
          <table:table-cell office:value-type="float" office:value="9591" table:style-name="ce19">
            <text:p>9591</text:p>
          </table:table-cell>
          <table:table-cell office:value-type="float" office:value="10146" table:style-name="ce19">
            <text:p>10146</text:p>
          </table:table-cell>
          <table:table-cell office:value-type="float" office:value="14030" table:style-name="ce19">
            <text:p>14030</text:p>
          </table:table-cell>
          <table:table-cell office:value-type="float" office:value="16797" table:style-name="ce19">
            <text:p>16797</text:p>
          </table:table-cell>
          <table:table-cell office:value-type="float" office:value="29420" table:style-name="ce19">
            <text:p>29420</text:p>
          </table:table-cell>
          <table:table-cell office:value-type="float" office:value="25018" table:style-name="ce19">
            <text:p>25018</text:p>
          </table:table-cell>
          <table:table-cell office:value-type="float" office:value="13212" table:style-name="ce19">
            <text:p>13212</text:p>
          </table:table-cell>
          <table:table-cell office:value-type="float" office:value="12564" table:style-name="ce19">
            <text:p>12564</text:p>
          </table:table-cell>
          <table:table-cell office:value-type="float" office:value="12324" table:style-name="ce19">
            <text:p>12324</text:p>
          </table:table-cell>
          <table:table-cell office:value-type="float" office:value="12584" table:style-name="ce19">
            <text:p>12584</text:p>
          </table:table-cell>
          <table:table-cell office:value-type="float" office:value="12133" table:style-name="ce19">
            <text:p>12133</text:p>
          </table:table-cell>
          <table:table-cell office:value-type="float" office:value="9548" table:style-name="ce19">
            <text:p>9548</text:p>
          </table:table-cell>
          <table:table-cell office:value-type="float" office:value="9656" table:style-name="ce19">
            <text:p>9656</text:p>
          </table:table-cell>
          <table:table-cell office:value-type="float" office:value="80954" table:formula="of:=SUM([進站資料.D26];[出站資料.D26])" table:style-name="ce19">
            <text:p>80954</text:p>
          </table:table-cell>
          <table:table-cell office:value-type="float" office:value="114951" table:formula="of:=SUM([進站資料.E26];[出站資料.E26])" table:style-name="ce19">
            <text:p>114951</text:p>
          </table:table-cell>
          <table:table-cell office:value-type="float" office:value="46981" table:formula="of:=SUM([進站資料.F26];[出站資料.F26])" table:style-name="ce19">
            <text:p>46981</text:p>
          </table:table-cell>
          <table:table-cell office:value-type="float" office:value="28773" table:formula="of:=SUM([進站資料.G26];[出站資料.G26])" table:style-name="ce19">
            <text:p>28773</text:p>
          </table:table-cell>
          <table:table-cell office:value-type="float" office:value="24112" table:formula="of:=SUM([進站資料.H26];[出站資料.H26])" table:style-name="ce19">
            <text:p>24112</text:p>
          </table:table-cell>
          <table:table-cell office:value-type="float" office:value="8559" table:formula="of:=SUM([進站資料.I26];[出站資料.I26])" table:style-name="ce19">
            <text:p>8559</text:p>
          </table:table-cell>
          <table:table-cell office:value-type="float" office:value="7769" table:formula="of:=SUM([進站資料.J26];[出站資料.J26])" table:style-name="ce19">
            <text:p>7769</text:p>
          </table:table-cell>
          <table:table-cell office:value-type="float" office:value="25614" table:formula="of:=SUM([進站資料.K26];[出站資料.K26])" table:style-name="ce19">
            <text:p>25614</text:p>
          </table:table-cell>
          <table:table-cell office:value-type="float" office:value="4658" table:formula="of:=SUM([進站資料.L26];[出站資料.L26])" table:style-name="ce19">
            <text:p>4658</text:p>
          </table:table-cell>
          <table:table-cell office:value-type="float" office:value="7184" table:formula="of:=SUM([進站資料.M26];[出站資料.M26])" table:style-name="ce19">
            <text:p>7184</text:p>
          </table:table-cell>
          <table:table-cell office:value-type="float" office:value="11954" table:formula="of:=SUM([進站資料.N26];[出站資料.N26])" table:style-name="ce19">
            <text:p>11954</text:p>
          </table:table-cell>
          <table:table-cell office:value-type="float" office:value="16283" table:formula="of:=SUM([進站資料.O26];[出站資料.O26])" table:style-name="ce19">
            <text:p>16283</text:p>
          </table:table-cell>
          <table:table-cell office:value-type="float" office:value="26363" table:formula="of:=SUM([進站資料.P26];[出站資料.P26])" table:style-name="ce19">
            <text:p>26363</text:p>
          </table:table-cell>
          <table:table-cell office:value-type="float" office:value="34955" table:formula="of:=SUM([進站資料.Q26];[出站資料.Q26])" table:style-name="ce19">
            <text:p>34955</text:p>
          </table:table-cell>
          <table:table-cell office:value-type="float" office:value="30435" table:formula="of:=SUM([進站資料.R26];[出站資料.R26])" table:style-name="ce19">
            <text:p>30435</text:p>
          </table:table-cell>
          <table:table-cell office:value-type="float" office:value="9954" table:formula="of:=SUM([進站資料.S26];[出站資料.S26])" table:style-name="ce19">
            <text:p>9954</text:p>
          </table:table-cell>
          <table:table-cell office:value-type="float" office:value="17463" table:formula="of:=SUM([進站資料.T26];[出站資料.T26])" table:style-name="ce19">
            <text:p>17463</text:p>
          </table:table-cell>
          <table:table-cell office:value-type="float" office:value="6383" table:formula="of:=SUM([進站資料.U26];[出站資料.U26])" table:style-name="ce19">
            <text:p>6383</text:p>
          </table:table-cell>
          <table:table-cell office:value-type="float" office:value="15633" table:formula="of:=SUM([進站資料.V26];[出站資料.V26])" table:style-name="ce19">
            <text:p>15633</text:p>
          </table:table-cell>
          <table:table-cell office:value-type="float" office:value="16339" table:formula="of:=SUM([進站資料.W26];[出站資料.W26])" table:style-name="ce19">
            <text:p>16339</text:p>
          </table:table-cell>
          <table:table-cell office:value-type="float" office:value="10110" table:formula="of:=SUM([進站資料.X26];[出站資料.X26])" table:style-name="ce19">
            <text:p>10110</text:p>
          </table:table-cell>
          <table:table-cell office:value-type="float" office:value="56796" table:formula="of:=SUM([進站資料.Y26];[出站資料.Y26])" table:style-name="ce19">
            <text:p>56796</text:p>
          </table:table-cell>
          <table:table-cell office:value-type="float" office:value="4366" table:formula="of:=SUM([進站資料.Z26];[出站資料.Z26])" table:style-name="ce19">
            <text:p>4366</text:p>
          </table:table-cell>
          <table:table-cell office:value-type="float" office:value="22381" table:formula="of:=SUM([進站資料.AA26];[出站資料.AA26])" table:style-name="ce19">
            <text:p>22381</text:p>
          </table:table-cell>
          <table:table-cell office:value-type="float" office:value="23432" table:formula="of:=SUM([進站資料.AB26];[出站資料.AB26])" table:style-name="ce19">
            <text:p>23432</text:p>
          </table:table-cell>
          <table:table-cell office:value-type="float" office:value="34835" table:formula="of:=SUM([進站資料.AC26];[出站資料.AC26])" table:style-name="ce19">
            <text:p>34835</text:p>
          </table:table-cell>
          <table:table-cell office:value-type="float" office:value="43562" table:formula="of:=SUM([進站資料.AD26];[出站資料.AD26])" table:style-name="ce19">
            <text:p>43562</text:p>
          </table:table-cell>
          <table:table-cell office:value-type="float" office:value="30658" table:formula="of:=SUM([進站資料.AE26];[出站資料.AE26])" table:style-name="ce19">
            <text:p>30658</text:p>
          </table:table-cell>
          <table:table-cell office:value-type="float" office:value="20142" table:formula="of:=SUM([進站資料.AF26];[出站資料.AF26])" table:style-name="ce19">
            <text:p>20142</text:p>
          </table:table-cell>
          <table:table-cell office:value-type="float" office:value="56059" table:formula="of:=SUM([進站資料.AG26];[出站資料.AG26])" table:style-name="ce19">
            <text:p>56059</text:p>
          </table:table-cell>
          <table:table-cell office:value-type="float" office:value="39850" table:formula="of:=SUM([進站資料.AH26];[出站資料.AH26])" table:style-name="ce19">
            <text:p>39850</text:p>
          </table:table-cell>
          <table:table-cell office:value-type="float" office:value="66440" table:formula="of:=SUM([進站資料.AI26];[出站資料.AI26])" table:style-name="ce19">
            <text:p>66440</text:p>
          </table:table-cell>
          <table:table-cell office:value-type="float" office:value="69493" table:formula="of:=SUM([進站資料.AJ26];[出站資料.AJ26])" table:style-name="ce19">
            <text:p>69493</text:p>
          </table:table-cell>
          <table:table-cell office:value-type="float" office:value="16044" table:formula="of:=SUM([進站資料.AK26];[出站資料.AK26])" table:style-name="ce19">
            <text:p>16044</text:p>
          </table:table-cell>
          <table:table-cell office:value-type="float" office:value="75550" table:formula="of:=SUM([進站資料.AL26];[出站資料.AL26])" table:style-name="ce19">
            <text:p>75550</text:p>
          </table:table-cell>
          <table:table-cell office:value-type="float" office:value="55201" table:formula="of:=SUM([進站資料.AM26];[出站資料.AM26])" table:style-name="ce19">
            <text:p>55201</text:p>
          </table:table-cell>
          <table:table-cell office:value-type="float" office:value="52327" table:formula="of:=SUM([進站資料.AN26];[出站資料.AN26])" table:style-name="ce19">
            <text:p>52327</text:p>
          </table:table-cell>
          <table:table-cell office:value-type="float" office:value="43905" table:formula="of:=SUM([進站資料.AO26];[出站資料.AO26])" table:style-name="ce19">
            <text:p>43905</text:p>
          </table:table-cell>
          <table:table-cell office:value-type="float" office:value="50589" table:formula="of:=SUM([進站資料.AP26];[出站資料.AP26])" table:style-name="ce19">
            <text:p>50589</text:p>
          </table:table-cell>
          <table:table-cell office:value-type="float" office:value="319753" table:formula="of:=SUM([進站資料.AQ26];[出站資料.AQ26])" table:style-name="ce19">
            <text:p>319753</text:p>
          </table:table-cell>
          <table:table-cell office:value-type="float" office:value="85181" table:formula="of:=SUM([進站資料.AR26];[出站資料.AR26])" table:style-name="ce19">
            <text:p>85181</text:p>
          </table:table-cell>
          <table:table-cell office:value-type="float" office:value="50610" table:formula="of:=SUM([進站資料.AS26];[出站資料.AS26])" table:style-name="ce19">
            <text:p>50610</text:p>
          </table:table-cell>
          <table:table-cell office:value-type="float" office:value="48998" table:formula="of:=SUM([進站資料.AT26];[出站資料.AT26])" table:style-name="ce19">
            <text:p>48998</text:p>
          </table:table-cell>
          <table:table-cell office:value-type="float" office:value="51355" table:formula="of:=SUM([進站資料.AU26];[出站資料.AU26])" table:style-name="ce19">
            <text:p>51355</text:p>
          </table:table-cell>
          <table:table-cell office:value-type="float" office:value="63032" table:formula="of:=SUM([進站資料.AV26];[出站資料.AV26])" table:style-name="ce19">
            <text:p>63032</text:p>
          </table:table-cell>
          <table:table-cell office:value-type="float" office:value="54409" table:formula="of:=SUM([進站資料.AW26];[出站資料.AW26])" table:style-name="ce19">
            <text:p>54409</text:p>
          </table:table-cell>
          <table:table-cell office:value-type="float" office:value="50239" table:formula="of:=SUM([進站資料.AX26];[出站資料.AX26])" table:style-name="ce19">
            <text:p>50239</text:p>
          </table:table-cell>
          <table:table-cell office:value-type="float" office:value="24716" table:formula="of:=SUM([進站資料.AY26];[出站資料.AY26])" table:style-name="ce19">
            <text:p>24716</text:p>
          </table:table-cell>
          <table:table-cell office:value-type="float" office:value="61729" table:formula="of:=SUM([進站資料.AZ26];[出站資料.AZ26])" table:style-name="ce19">
            <text:p>61729</text:p>
          </table:table-cell>
          <table:table-cell office:value-type="float" office:value="15812" table:formula="of:=SUM([進站資料.BA26];[出站資料.BA26])" table:style-name="ce19">
            <text:p>15812</text:p>
          </table:table-cell>
          <table:table-cell office:value-type="float" office:value="18813" table:formula="of:=SUM([進站資料.BB26];[出站資料.BB26])" table:style-name="ce19">
            <text:p>18813</text:p>
          </table:table-cell>
          <table:table-cell office:value-type="float" office:value="37254" table:formula="of:=SUM([進站資料.BC26];[出站資料.BC26])" table:style-name="ce19">
            <text:p>37254</text:p>
          </table:table-cell>
          <table:table-cell office:value-type="float" office:value="12971" table:formula="of:=SUM([進站資料.BD26];[出站資料.BD26])" table:style-name="ce19">
            <text:p>12971</text:p>
          </table:table-cell>
          <table:table-cell office:value-type="float" office:value="6936" table:formula="of:=SUM([進站資料.BE26];[出站資料.BE26])" table:style-name="ce19">
            <text:p>6936</text:p>
          </table:table-cell>
          <table:table-cell office:value-type="float" office:value="5923" table:formula="of:=SUM([進站資料.BF26];[出站資料.BF26])" table:style-name="ce19">
            <text:p>5923</text:p>
          </table:table-cell>
          <table:table-cell office:value-type="float" office:value="22174" table:formula="of:=SUM([進站資料.BG26];[出站資料.BG26])" table:style-name="ce19">
            <text:p>22174</text:p>
          </table:table-cell>
          <table:table-cell office:value-type="float" office:value="18709" table:formula="of:=SUM([進站資料.BH26];[出站資料.BH26])" table:style-name="ce19">
            <text:p>18709</text:p>
          </table:table-cell>
          <table:table-cell office:value-type="float" office:value="13493" table:formula="of:=SUM([進站資料.BI26];[出站資料.BI26])" table:style-name="ce19">
            <text:p>13493</text:p>
          </table:table-cell>
          <table:table-cell office:value-type="float" office:value="62115" table:formula="of:=SUM([進站資料.BJ26];[出站資料.BJ26])" table:style-name="ce19">
            <text:p>62115</text:p>
          </table:table-cell>
          <table:table-cell office:value-type="float" office:value="17721" table:formula="of:=SUM([進站資料.BK26];[出站資料.BK26])" table:style-name="ce19">
            <text:p>17721</text:p>
          </table:table-cell>
          <table:table-cell office:value-type="float" office:value="25035" table:formula="of:=SUM([進站資料.BL26];[出站資料.BL26])" table:style-name="ce19">
            <text:p>25035</text:p>
          </table:table-cell>
          <table:table-cell office:value-type="float" office:value="15162" table:formula="of:=SUM([進站資料.BM26];[出站資料.BM26])" table:style-name="ce19">
            <text:p>15162</text:p>
          </table:table-cell>
          <table:table-cell office:value-type="float" office:value="42527" table:formula="of:=SUM([進站資料.BN26];[出站資料.BN26])" table:style-name="ce19">
            <text:p>42527</text:p>
          </table:table-cell>
          <table:table-cell office:value-type="float" office:value="40449" table:formula="of:=SUM([進站資料.BO26];[出站資料.BO26])" table:style-name="ce19">
            <text:p>40449</text:p>
          </table:table-cell>
          <table:table-cell office:value-type="float" office:value="62728" table:formula="of:=SUM([進站資料.BP26];[出站資料.BP26])" table:style-name="ce19">
            <text:p>62728</text:p>
          </table:table-cell>
          <table:table-cell office:value-type="float" office:value="83756" table:formula="of:=SUM([進站資料.BQ26];[出站資料.BQ26])" table:style-name="ce19">
            <text:p>83756</text:p>
          </table:table-cell>
          <table:table-cell office:value-type="float" office:value="82772" table:formula="of:=SUM([進站資料.BR26];[出站資料.BR26])" table:style-name="ce19">
            <text:p>82772</text:p>
          </table:table-cell>
          <table:table-cell office:value-type="float" office:value="54545" table:formula="of:=SUM([進站資料.BS26];[出站資料.BS26])" table:style-name="ce19">
            <text:p>54545</text:p>
          </table:table-cell>
          <table:table-cell office:value-type="float" office:value="57531" table:formula="of:=SUM([進站資料.BT26];[出站資料.BT26])" table:style-name="ce19">
            <text:p>57531</text:p>
          </table:table-cell>
          <table:table-cell office:value-type="float" office:value="152898" table:formula="of:=SUM([進站資料.BU26];[出站資料.BU26])" table:style-name="ce19">
            <text:p>152898</text:p>
          </table:table-cell>
          <table:table-cell office:value-type="float" office:value="41784" table:formula="of:=SUM([進站資料.BV26];[出站資料.BV26])" table:style-name="ce19">
            <text:p>41784</text:p>
          </table:table-cell>
          <table:table-cell office:value-type="float" office:value="67668" table:formula="of:=SUM([進站資料.BW26];[出站資料.BW26])" table:style-name="ce19">
            <text:p>67668</text:p>
          </table:table-cell>
          <table:table-cell office:value-type="float" office:value="91392" table:formula="of:=SUM([進站資料.BX26];[出站資料.BX26])" table:style-name="ce19">
            <text:p>91392</text:p>
          </table:table-cell>
          <table:table-cell office:value-type="float" office:value="49613" table:formula="of:=SUM([進站資料.BY26];[出站資料.BY26])" table:style-name="ce19">
            <text:p>49613</text:p>
          </table:table-cell>
          <table:table-cell office:value-type="float" office:value="129690" table:formula="of:=SUM([進站資料.BZ26];[出站資料.BZ26])" table:style-name="ce19">
            <text:p>129690</text:p>
          </table:table-cell>
          <table:table-cell office:value-type="float" office:value="42273" table:formula="of:=SUM([進站資料.CA26];[出站資料.CA26])" table:style-name="ce19">
            <text:p>42273</text:p>
          </table:table-cell>
          <table:table-cell office:value-type="float" office:value="35150" table:formula="of:=SUM([進站資料.CB26];[出站資料.CB26])" table:style-name="ce19">
            <text:p>35150</text:p>
          </table:table-cell>
          <table:table-cell office:value-type="float" office:value="30630" table:formula="of:=SUM([進站資料.CC26];[出站資料.CC26])" table:style-name="ce19">
            <text:p>30630</text:p>
          </table:table-cell>
          <table:table-cell office:value-type="float" office:value="32735" table:formula="of:=SUM([進站資料.CD26];[出站資料.CD26])" table:style-name="ce19">
            <text:p>32735</text:p>
          </table:table-cell>
          <table:table-cell office:value-type="float" office:value="21547" table:formula="of:=SUM([進站資料.CE26];[出站資料.CE26])" table:style-name="ce19">
            <text:p>21547</text:p>
          </table:table-cell>
          <table:table-cell office:value-type="float" office:value="56666" table:formula="of:=SUM([進站資料.CF26];[出站資料.CF26])" table:style-name="ce19">
            <text:p>56666</text:p>
          </table:table-cell>
          <table:table-cell office:value-type="float" office:value="37029" table:formula="of:=SUM([進站資料.CG26];[出站資料.CG26])" table:style-name="ce19">
            <text:p>37029</text:p>
          </table:table-cell>
          <table:table-cell office:value-type="float" office:value="17762" table:formula="of:=SUM([進站資料.CH26];[出站資料.CH26])" table:style-name="ce19">
            <text:p>17762</text:p>
          </table:table-cell>
          <table:table-cell office:value-type="float" office:value="22509" table:formula="of:=SUM([進站資料.CI26];[出站資料.CI26])" table:style-name="ce19">
            <text:p>22509</text:p>
          </table:table-cell>
          <table:table-cell office:value-type="float" office:value="79139" table:formula="of:=SUM([進站資料.CJ26];[出站資料.CJ26])" table:style-name="ce19">
            <text:p>79139</text:p>
          </table:table-cell>
          <table:table-cell office:value-type="float" office:value="42870" table:formula="of:=SUM([進站資料.CK26];[出站資料.CK26])" table:style-name="ce19">
            <text:p>42870</text:p>
          </table:table-cell>
          <table:table-cell office:value-type="float" office:value="49284" table:formula="of:=SUM([進站資料.CL26];[出站資料.CL26])" table:style-name="ce19">
            <text:p>49284</text:p>
          </table:table-cell>
          <table:table-cell office:value-type="float" office:value="47130" table:formula="of:=SUM([進站資料.CM26];[出站資料.CM26])" table:style-name="ce19">
            <text:p>47130</text:p>
          </table:table-cell>
          <table:table-cell office:value-type="float" office:value="15093" table:formula="of:=SUM([進站資料.CN26];[出站資料.CN26])" table:style-name="ce19">
            <text:p>15093</text:p>
          </table:table-cell>
          <table:table-cell office:value-type="float" office:value="22055" table:formula="of:=SUM([進站資料.CO26];[出站資料.CO26])" table:style-name="ce19">
            <text:p>22055</text:p>
          </table:table-cell>
          <table:table-cell office:value-type="float" office:value="10566" table:formula="of:=SUM([進站資料.CP26];[出站資料.CP26])" table:style-name="ce19">
            <text:p>10566</text:p>
          </table:table-cell>
          <table:table-cell office:value-type="float" office:value="9142" table:formula="of:=SUM([進站資料.CQ26];[出站資料.CQ26])" table:style-name="ce19">
            <text:p>9142</text:p>
          </table:table-cell>
          <table:table-cell office:value-type="float" office:value="9009" table:formula="of:=SUM([進站資料.CR26];[出站資料.CR26])" table:style-name="ce19">
            <text:p>9009</text:p>
          </table:table-cell>
          <table:table-cell office:value-type="float" office:value="18608" table:formula="of:=SUM([進站資料.CS26];[出站資料.CS26])" table:style-name="ce19">
            <text:p>18608</text:p>
          </table:table-cell>
          <table:table-cell office:value-type="float" office:value="20290" table:formula="of:=SUM([進站資料.CT26];[出站資料.CT26])" table:style-name="ce19">
            <text:p>20290</text:p>
          </table:table-cell>
          <table:table-cell office:value-type="float" office:value="25996" table:formula="of:=SUM([進站資料.CU26];[出站資料.CU26])" table:style-name="ce19">
            <text:p>25996</text:p>
          </table:table-cell>
          <table:table-cell office:value-type="float" office:value="33776" table:formula="of:=SUM([進站資料.CV26];[出站資料.CV26])" table:style-name="ce19">
            <text:p>33776</text:p>
          </table:table-cell>
          <table:table-cell office:value-type="float" office:value="59587" table:formula="of:=SUM([進站資料.CW26];[出站資料.CW26])" table:style-name="ce19">
            <text:p>59587</text:p>
          </table:table-cell>
          <table:table-cell office:value-type="float" office:value="50822" table:formula="of:=SUM([進站資料.CX26];[出站資料.CX26])" table:style-name="ce19">
            <text:p>50822</text:p>
          </table:table-cell>
          <table:table-cell office:value-type="float" office:value="24589" table:formula="of:=SUM([進站資料.CY26];[出站資料.CY26])" table:style-name="ce19">
            <text:p>24589</text:p>
          </table:table-cell>
          <table:table-cell office:value-type="float" office:value="24871" table:formula="of:=SUM([進站資料.CZ26];[出站資料.CZ26])" table:style-name="ce19">
            <text:p>24871</text:p>
          </table:table-cell>
          <table:table-cell office:value-type="float" office:value="24690" table:formula="of:=SUM([進站資料.DA26];[出站資料.DA26])" table:style-name="ce19">
            <text:p>24690</text:p>
          </table:table-cell>
          <table:table-cell office:value-type="float" office:value="24096" table:formula="of:=SUM([進站資料.DB26];[出站資料.DB26])" table:style-name="ce19">
            <text:p>24096</text:p>
          </table:table-cell>
          <table:table-cell office:value-type="float" office:value="23926" table:formula="of:=SUM([進站資料.DC26];[出站資料.DC26])" table:style-name="ce19">
            <text:p>23926</text:p>
          </table:table-cell>
          <table:table-cell office:value-type="float" office:value="18200" table:formula="of:=SUM([進站資料.DD26];[出站資料.DD26])" table:style-name="ce19">
            <text:p>18200</text:p>
          </table:table-cell>
          <table:table-cell office:value-type="float" office:value="18031" table:formula="of:=SUM([進站資料.DE26];[出站資料.DE26])" table:style-name="ce19">
            <text:p>18031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6" table:style-name="ce19">
            <text:p>26</text:p>
          </table:table-cell>
          <table:table-cell office:value-type="float" office:value="11699" table:formula="of:=SUM([進站資料.B27];[出站資料.B27])" table:style-name="ce19">
            <text:p>11699</text:p>
          </table:table-cell>
          <table:table-cell office:value-type="float" office:value="28138" table:formula="of:=SUM([進站資料.C27];[出站資料.C27])" table:style-name="ce19">
            <text:p>28138</text:p>
          </table:table-cell>
          <table:table-cell office:value-type="float" office:value="53496" table:style-name="ce19">
            <text:p>53496</text:p>
          </table:table-cell>
          <table:table-cell office:value-type="float" office:value="18184" table:style-name="ce19">
            <text:p>18184</text:p>
          </table:table-cell>
          <table:table-cell office:value-type="float" office:value="11693" table:style-name="ce19">
            <text:p>11693</text:p>
          </table:table-cell>
          <table:table-cell office:value-type="float" office:value="10543" table:style-name="ce19">
            <text:p>10543</text:p>
          </table:table-cell>
          <table:table-cell office:value-type="float" office:value="4287" table:style-name="ce19">
            <text:p>4287</text:p>
          </table:table-cell>
          <table:table-cell office:value-type="float" office:value="2958" table:style-name="ce19">
            <text:p>2958</text:p>
          </table:table-cell>
          <table:table-cell office:value-type="float" office:value="10864" table:style-name="ce19">
            <text:p>10864</text:p>
          </table:table-cell>
          <table:table-cell office:value-type="float" office:value="2223" table:style-name="ce19">
            <text:p>2223</text:p>
          </table:table-cell>
          <table:table-cell office:value-type="float" office:value="3008" table:style-name="ce19">
            <text:p>3008</text:p>
          </table:table-cell>
          <table:table-cell office:value-type="float" office:value="5524" table:style-name="ce19">
            <text:p>5524</text:p>
          </table:table-cell>
          <table:table-cell office:value-type="float" office:value="7010" table:style-name="ce19">
            <text:p>7010</text:p>
          </table:table-cell>
          <table:table-cell office:value-type="float" office:value="10614" table:style-name="ce19">
            <text:p>10614</text:p>
          </table:table-cell>
          <table:table-cell office:value-type="float" office:value="14474" table:style-name="ce19">
            <text:p>14474</text:p>
          </table:table-cell>
          <table:table-cell office:value-type="float" office:value="13524" table:style-name="ce19">
            <text:p>13524</text:p>
          </table:table-cell>
          <table:table-cell office:value-type="float" office:value="4379" table:style-name="ce19">
            <text:p>4379</text:p>
          </table:table-cell>
          <table:table-cell office:value-type="float" office:value="8249" table:style-name="ce19">
            <text:p>8249</text:p>
          </table:table-cell>
          <table:table-cell office:value-type="float" office:value="3115" table:style-name="ce19">
            <text:p>3115</text:p>
          </table:table-cell>
          <table:table-cell office:value-type="float" office:value="7305" table:style-name="ce19">
            <text:p>7305</text:p>
          </table:table-cell>
          <table:table-cell office:value-type="float" office:value="7508" table:style-name="ce19">
            <text:p>7508</text:p>
          </table:table-cell>
          <table:table-cell office:value-type="float" office:value="4251" table:style-name="ce19">
            <text:p>4251</text:p>
          </table:table-cell>
          <table:table-cell office:value-type="float" office:value="26592" table:style-name="ce19">
            <text:p>26592</text:p>
          </table:table-cell>
          <table:table-cell office:value-type="float" office:value="1986" table:style-name="ce19">
            <text:p>1986</text:p>
          </table:table-cell>
          <table:table-cell office:value-type="float" office:value="10934" table:style-name="ce19">
            <text:p>10934</text:p>
          </table:table-cell>
          <table:table-cell office:value-type="float" office:value="10354" table:style-name="ce19">
            <text:p>10354</text:p>
          </table:table-cell>
          <table:table-cell office:value-type="float" office:value="15507" table:style-name="ce19">
            <text:p>15507</text:p>
          </table:table-cell>
          <table:table-cell office:value-type="float" office:value="18996" table:style-name="ce19">
            <text:p>18996</text:p>
          </table:table-cell>
          <table:table-cell office:value-type="float" office:value="14239" table:style-name="ce19">
            <text:p>14239</text:p>
          </table:table-cell>
          <table:table-cell office:value-type="float" office:value="9668" table:style-name="ce19">
            <text:p>9668</text:p>
          </table:table-cell>
          <table:table-cell office:value-type="float" office:value="24157" table:style-name="ce19">
            <text:p>24157</text:p>
          </table:table-cell>
          <table:table-cell office:value-type="float" office:value="17715" table:style-name="ce19">
            <text:p>17715</text:p>
          </table:table-cell>
          <table:table-cell office:value-type="float" office:value="26756" table:style-name="ce19">
            <text:p>26756</text:p>
          </table:table-cell>
          <table:table-cell office:value-type="float" office:value="29900" table:style-name="ce19">
            <text:p>29900</text:p>
          </table:table-cell>
          <table:table-cell office:value-type="float" office:value="6514" table:style-name="ce19">
            <text:p>6514</text:p>
          </table:table-cell>
          <table:table-cell office:value-type="float" office:value="35098" table:style-name="ce19">
            <text:p>35098</text:p>
          </table:table-cell>
          <table:table-cell office:value-type="float" office:value="25121" table:style-name="ce19">
            <text:p>25121</text:p>
          </table:table-cell>
          <table:table-cell office:value-type="float" office:value="24089" table:style-name="ce19">
            <text:p>24089</text:p>
          </table:table-cell>
          <table:table-cell office:value-type="float" office:value="21453" table:style-name="ce19">
            <text:p>21453</text:p>
          </table:table-cell>
          <table:table-cell office:value-type="float" office:value="18868" table:style-name="ce19">
            <text:p>18868</text:p>
          </table:table-cell>
          <table:table-cell office:value-type="float" office:value="125869" table:style-name="ce19">
            <text:p>125869</text:p>
          </table:table-cell>
          <table:table-cell office:value-type="float" office:value="37092" table:style-name="ce19">
            <text:p>37092</text:p>
          </table:table-cell>
          <table:table-cell office:value-type="float" office:value="20467" table:style-name="ce19">
            <text:p>20467</text:p>
          </table:table-cell>
          <table:table-cell office:value-type="float" office:value="21351" table:style-name="ce19">
            <text:p>21351</text:p>
          </table:table-cell>
          <table:table-cell office:value-type="float" office:value="21758" table:style-name="ce19">
            <text:p>21758</text:p>
          </table:table-cell>
          <table:table-cell office:value-type="float" office:value="29646" table:style-name="ce19">
            <text:p>29646</text:p>
          </table:table-cell>
          <table:table-cell office:value-type="float" office:value="23026" table:style-name="ce19">
            <text:p>23026</text:p>
          </table:table-cell>
          <table:table-cell office:value-type="float" office:value="23049" table:style-name="ce19">
            <text:p>23049</text:p>
          </table:table-cell>
          <table:table-cell office:value-type="float" office:value="10659" table:style-name="ce19">
            <text:p>10659</text:p>
          </table:table-cell>
          <table:table-cell office:value-type="float" office:value="26125" table:style-name="ce19">
            <text:p>26125</text:p>
          </table:table-cell>
          <table:table-cell office:value-type="float" office:value="7521" table:style-name="ce19">
            <text:p>7521</text:p>
          </table:table-cell>
          <table:table-cell office:value-type="float" office:value="8840" table:style-name="ce19">
            <text:p>8840</text:p>
          </table:table-cell>
          <table:table-cell office:value-type="float" office:value="16210" table:style-name="ce19">
            <text:p>16210</text:p>
          </table:table-cell>
          <table:table-cell office:value-type="float" office:value="5247" table:style-name="ce19">
            <text:p>5247</text:p>
          </table:table-cell>
          <table:table-cell office:value-type="float" office:value="3131" table:style-name="ce19">
            <text:p>3131</text:p>
          </table:table-cell>
          <table:table-cell office:value-type="float" office:value="2421" table:style-name="ce19">
            <text:p>2421</text:p>
          </table:table-cell>
          <table:table-cell office:value-type="float" office:value="9697" table:style-name="ce19">
            <text:p>9697</text:p>
          </table:table-cell>
          <table:table-cell office:value-type="float" office:value="8594" table:style-name="ce19">
            <text:p>8594</text:p>
          </table:table-cell>
          <table:table-cell office:value-type="float" office:value="6502" table:style-name="ce19">
            <text:p>6502</text:p>
          </table:table-cell>
          <table:table-cell office:value-type="float" office:value="30292" table:style-name="ce19">
            <text:p>30292</text:p>
          </table:table-cell>
          <table:table-cell office:value-type="float" office:value="8137" table:style-name="ce19">
            <text:p>8137</text:p>
          </table:table-cell>
          <table:table-cell office:value-type="float" office:value="10347" table:style-name="ce19">
            <text:p>10347</text:p>
          </table:table-cell>
          <table:table-cell office:value-type="float" office:value="7007" table:style-name="ce19">
            <text:p>7007</text:p>
          </table:table-cell>
          <table:table-cell office:value-type="float" office:value="19710" table:style-name="ce19">
            <text:p>19710</text:p>
          </table:table-cell>
          <table:table-cell office:value-type="float" office:value="18632" table:style-name="ce19">
            <text:p>18632</text:p>
          </table:table-cell>
          <table:table-cell office:value-type="float" office:value="28644" table:style-name="ce19">
            <text:p>28644</text:p>
          </table:table-cell>
          <table:table-cell office:value-type="float" office:value="37479" table:style-name="ce19">
            <text:p>37479</text:p>
          </table:table-cell>
          <table:table-cell office:value-type="float" office:value="38985" table:style-name="ce19">
            <text:p>38985</text:p>
          </table:table-cell>
          <table:table-cell office:value-type="float" office:value="25280" table:style-name="ce19">
            <text:p>25280</text:p>
          </table:table-cell>
          <table:table-cell office:value-type="float" office:value="27552" table:style-name="ce19">
            <text:p>27552</text:p>
          </table:table-cell>
          <table:table-cell office:value-type="float" office:value="70321" table:style-name="ce19">
            <text:p>70321</text:p>
          </table:table-cell>
          <table:table-cell office:value-type="float" office:value="15538" table:style-name="ce19">
            <text:p>15538</text:p>
          </table:table-cell>
          <table:table-cell office:value-type="float" office:value="28629" table:style-name="ce19">
            <text:p>28629</text:p>
          </table:table-cell>
          <table:table-cell office:value-type="float" office:value="39720" table:style-name="ce19">
            <text:p>39720</text:p>
          </table:table-cell>
          <table:table-cell office:value-type="float" office:value="20065" table:style-name="ce18">
            <text:p>20065</text:p>
          </table:table-cell>
          <table:table-cell office:value-type="float" office:value="57780" table:style-name="ce20">
            <text:p>57780</text:p>
          </table:table-cell>
          <table:table-cell office:value-type="float" office:value="19135" table:style-name="ce19">
            <text:p>19135</text:p>
          </table:table-cell>
          <table:table-cell office:value-type="float" office:value="17085" table:style-name="ce19">
            <text:p>17085</text:p>
          </table:table-cell>
          <table:table-cell office:value-type="float" office:value="13487" table:style-name="ce19">
            <text:p>13487</text:p>
          </table:table-cell>
          <table:table-cell office:value-type="float" office:value="14145" table:style-name="ce19">
            <text:p>14145</text:p>
          </table:table-cell>
          <table:table-cell office:value-type="float" office:value="10079" table:style-name="ce19">
            <text:p>10079</text:p>
          </table:table-cell>
          <table:table-cell office:value-type="float" office:value="25082" table:style-name="ce19">
            <text:p>25082</text:p>
          </table:table-cell>
          <table:table-cell office:value-type="float" office:value="15490" table:style-name="ce19">
            <text:p>15490</text:p>
          </table:table-cell>
          <table:table-cell office:value-type="float" office:value="8201" table:style-name="ce19">
            <text:p>8201</text:p>
          </table:table-cell>
          <table:table-cell office:value-type="float" office:value="9277" table:style-name="ce19">
            <text:p>9277</text:p>
          </table:table-cell>
          <table:table-cell office:value-type="float" office:value="31734" table:style-name="ce19">
            <text:p>31734</text:p>
          </table:table-cell>
          <table:table-cell office:value-type="float" office:value="16771" table:style-name="ce19">
            <text:p>16771</text:p>
          </table:table-cell>
          <table:table-cell office:value-type="float" office:value="20122" table:style-name="ce19">
            <text:p>20122</text:p>
          </table:table-cell>
          <table:table-cell office:value-type="float" office:value="20942" table:style-name="ce19">
            <text:p>20942</text:p>
          </table:table-cell>
          <table:table-cell office:value-type="float" office:value="5976" table:style-name="ce19">
            <text:p>5976</text:p>
          </table:table-cell>
          <table:table-cell office:value-type="float" office:value="9280" table:style-name="ce19">
            <text:p>9280</text:p>
          </table:table-cell>
          <table:table-cell office:value-type="float" office:value="4568" table:style-name="ce19">
            <text:p>4568</text:p>
          </table:table-cell>
          <table:table-cell office:value-type="float" office:value="4016" table:style-name="ce19">
            <text:p>4016</text:p>
          </table:table-cell>
          <table:table-cell office:value-type="float" office:value="4080" table:style-name="ce19">
            <text:p>4080</text:p>
          </table:table-cell>
          <table:table-cell office:value-type="float" office:value="8425" table:style-name="ce19">
            <text:p>8425</text:p>
          </table:table-cell>
          <table:table-cell office:value-type="float" office:value="9511" table:style-name="ce19">
            <text:p>9511</text:p>
          </table:table-cell>
          <table:table-cell office:value-type="float" office:value="12958" table:style-name="ce19">
            <text:p>12958</text:p>
          </table:table-cell>
          <table:table-cell office:value-type="float" office:value="14634" table:style-name="ce19">
            <text:p>14634</text:p>
          </table:table-cell>
          <table:table-cell office:value-type="float" office:value="24733" table:style-name="ce19">
            <text:p>24733</text:p>
          </table:table-cell>
          <table:table-cell office:value-type="float" office:value="22139" table:style-name="ce19">
            <text:p>22139</text:p>
          </table:table-cell>
          <table:table-cell office:value-type="float" office:value="11859" table:style-name="ce19">
            <text:p>11859</text:p>
          </table:table-cell>
          <table:table-cell office:value-type="float" office:value="11378" table:style-name="ce19">
            <text:p>11378</text:p>
          </table:table-cell>
          <table:table-cell office:value-type="float" office:value="11167" table:style-name="ce19">
            <text:p>11167</text:p>
          </table:table-cell>
          <table:table-cell office:value-type="float" office:value="11216" table:style-name="ce19">
            <text:p>11216</text:p>
          </table:table-cell>
          <table:table-cell office:value-type="float" office:value="11146" table:style-name="ce19">
            <text:p>11146</text:p>
          </table:table-cell>
          <table:table-cell office:value-type="float" office:value="8329" table:style-name="ce19">
            <text:p>8329</text:p>
          </table:table-cell>
          <table:table-cell office:value-type="float" office:value="8398" table:style-name="ce19">
            <text:p>8398</text:p>
          </table:table-cell>
          <table:table-cell office:value-type="float" office:value="67104" table:formula="of:=SUM([進站資料.D27];[出站資料.D27])" table:style-name="ce19">
            <text:p>67104</text:p>
          </table:table-cell>
          <table:table-cell office:value-type="float" office:value="107823" table:formula="of:=SUM([進站資料.E27];[出站資料.E27])" table:style-name="ce19">
            <text:p>107823</text:p>
          </table:table-cell>
          <table:table-cell office:value-type="float" office:value="36812" table:formula="of:=SUM([進站資料.F27];[出站資料.F27])" table:style-name="ce19">
            <text:p>36812</text:p>
          </table:table-cell>
          <table:table-cell office:value-type="float" office:value="22505" table:formula="of:=SUM([進站資料.G27];[出站資料.G27])" table:style-name="ce19">
            <text:p>22505</text:p>
          </table:table-cell>
          <table:table-cell office:value-type="float" office:value="20288" table:formula="of:=SUM([進站資料.H27];[出站資料.H27])" table:style-name="ce19">
            <text:p>20288</text:p>
          </table:table-cell>
          <table:table-cell office:value-type="float" office:value="7851" table:formula="of:=SUM([進站資料.I27];[出站資料.I27])" table:style-name="ce19">
            <text:p>7851</text:p>
          </table:table-cell>
          <table:table-cell office:value-type="float" office:value="5385" table:formula="of:=SUM([進站資料.J27];[出站資料.J27])" table:style-name="ce19">
            <text:p>5385</text:p>
          </table:table-cell>
          <table:table-cell office:value-type="float" office:value="21014" table:formula="of:=SUM([進站資料.K27];[出站資料.K27])" table:style-name="ce19">
            <text:p>21014</text:p>
          </table:table-cell>
          <table:table-cell office:value-type="float" office:value="3916" table:formula="of:=SUM([進站資料.L27];[出站資料.L27])" table:style-name="ce19">
            <text:p>3916</text:p>
          </table:table-cell>
          <table:table-cell office:value-type="float" office:value="5873" table:formula="of:=SUM([進站資料.M27];[出站資料.M27])" table:style-name="ce19">
            <text:p>5873</text:p>
          </table:table-cell>
          <table:table-cell office:value-type="float" office:value="10777" table:formula="of:=SUM([進站資料.N27];[出站資料.N27])" table:style-name="ce19">
            <text:p>10777</text:p>
          </table:table-cell>
          <table:table-cell office:value-type="float" office:value="13322" table:formula="of:=SUM([進站資料.O27];[出站資料.O27])" table:style-name="ce19">
            <text:p>13322</text:p>
          </table:table-cell>
          <table:table-cell office:value-type="float" office:value="21605" table:formula="of:=SUM([進站資料.P27];[出站資料.P27])" table:style-name="ce19">
            <text:p>21605</text:p>
          </table:table-cell>
          <table:table-cell office:value-type="float" office:value="28563" table:formula="of:=SUM([進站資料.Q27];[出站資料.Q27])" table:style-name="ce19">
            <text:p>28563</text:p>
          </table:table-cell>
          <table:table-cell office:value-type="float" office:value="26170" table:formula="of:=SUM([進站資料.R27];[出站資料.R27])" table:style-name="ce19">
            <text:p>26170</text:p>
          </table:table-cell>
          <table:table-cell office:value-type="float" office:value="8246" table:formula="of:=SUM([進站資料.S27];[出站資料.S27])" table:style-name="ce19">
            <text:p>8246</text:p>
          </table:table-cell>
          <table:table-cell office:value-type="float" office:value="15348" table:formula="of:=SUM([進站資料.T27];[出站資料.T27])" table:style-name="ce19">
            <text:p>15348</text:p>
          </table:table-cell>
          <table:table-cell office:value-type="float" office:value="5798" table:formula="of:=SUM([進站資料.U27];[出站資料.U27])" table:style-name="ce19">
            <text:p>5798</text:p>
          </table:table-cell>
          <table:table-cell office:value-type="float" office:value="13677" table:formula="of:=SUM([進站資料.V27];[出站資料.V27])" table:style-name="ce19">
            <text:p>13677</text:p>
          </table:table-cell>
          <table:table-cell office:value-type="float" office:value="14474" table:formula="of:=SUM([進站資料.W27];[出站資料.W27])" table:style-name="ce19">
            <text:p>14474</text:p>
          </table:table-cell>
          <table:table-cell office:value-type="float" office:value="8323" table:formula="of:=SUM([進站資料.X27];[出站資料.X27])" table:style-name="ce19">
            <text:p>8323</text:p>
          </table:table-cell>
          <table:table-cell office:value-type="float" office:value="50701" table:formula="of:=SUM([進站資料.Y27];[出站資料.Y27])" table:style-name="ce19">
            <text:p>50701</text:p>
          </table:table-cell>
          <table:table-cell office:value-type="float" office:value="4000" table:formula="of:=SUM([進站資料.Z27];[出站資料.Z27])" table:style-name="ce19">
            <text:p>4000</text:p>
          </table:table-cell>
          <table:table-cell office:value-type="float" office:value="19837" table:formula="of:=SUM([進站資料.AA27];[出站資料.AA27])" table:style-name="ce19">
            <text:p>19837</text:p>
          </table:table-cell>
          <table:table-cell office:value-type="float" office:value="20118" table:formula="of:=SUM([進站資料.AB27];[出站資料.AB27])" table:style-name="ce19">
            <text:p>20118</text:p>
          </table:table-cell>
          <table:table-cell office:value-type="float" office:value="29575" table:formula="of:=SUM([進站資料.AC27];[出站資料.AC27])" table:style-name="ce19">
            <text:p>29575</text:p>
          </table:table-cell>
          <table:table-cell office:value-type="float" office:value="36227" table:formula="of:=SUM([進站資料.AD27];[出站資料.AD27])" table:style-name="ce19">
            <text:p>36227</text:p>
          </table:table-cell>
          <table:table-cell office:value-type="float" office:value="27458" table:formula="of:=SUM([進站資料.AE27];[出站資料.AE27])" table:style-name="ce19">
            <text:p>27458</text:p>
          </table:table-cell>
          <table:table-cell office:value-type="float" office:value="17765" table:formula="of:=SUM([進站資料.AF27];[出站資料.AF27])" table:style-name="ce19">
            <text:p>17765</text:p>
          </table:table-cell>
          <table:table-cell office:value-type="float" office:value="46168" table:formula="of:=SUM([進站資料.AG27];[出站資料.AG27])" table:style-name="ce19">
            <text:p>46168</text:p>
          </table:table-cell>
          <table:table-cell office:value-type="float" office:value="33897" table:formula="of:=SUM([進站資料.AH27];[出站資料.AH27])" table:style-name="ce19">
            <text:p>33897</text:p>
          </table:table-cell>
          <table:table-cell office:value-type="float" office:value="51752" table:formula="of:=SUM([進站資料.AI27];[出站資料.AI27])" table:style-name="ce19">
            <text:p>51752</text:p>
          </table:table-cell>
          <table:table-cell office:value-type="float" office:value="59866" table:formula="of:=SUM([進站資料.AJ27];[出站資料.AJ27])" table:style-name="ce19">
            <text:p>59866</text:p>
          </table:table-cell>
          <table:table-cell office:value-type="float" office:value="13112" table:formula="of:=SUM([進站資料.AK27];[出站資料.AK27])" table:style-name="ce19">
            <text:p>13112</text:p>
          </table:table-cell>
          <table:table-cell office:value-type="float" office:value="67296" table:formula="of:=SUM([進站資料.AL27];[出站資料.AL27])" table:style-name="ce19">
            <text:p>67296</text:p>
          </table:table-cell>
          <table:table-cell office:value-type="float" office:value="47904" table:formula="of:=SUM([進站資料.AM27];[出站資料.AM27])" table:style-name="ce19">
            <text:p>47904</text:p>
          </table:table-cell>
          <table:table-cell office:value-type="float" office:value="45457" table:formula="of:=SUM([進站資料.AN27];[出站資料.AN27])" table:style-name="ce19">
            <text:p>45457</text:p>
          </table:table-cell>
          <table:table-cell office:value-type="float" office:value="40620" table:formula="of:=SUM([進站資料.AO27];[出站資料.AO27])" table:style-name="ce19">
            <text:p>40620</text:p>
          </table:table-cell>
          <table:table-cell office:value-type="float" office:value="39233" table:formula="of:=SUM([進站資料.AP27];[出站資料.AP27])" table:style-name="ce19">
            <text:p>39233</text:p>
          </table:table-cell>
          <table:table-cell office:value-type="float" office:value="298842" table:formula="of:=SUM([進站資料.AQ27];[出站資料.AQ27])" table:style-name="ce19">
            <text:p>298842</text:p>
          </table:table-cell>
          <table:table-cell office:value-type="float" office:value="75640" table:formula="of:=SUM([進站資料.AR27];[出站資料.AR27])" table:style-name="ce19">
            <text:p>75640</text:p>
          </table:table-cell>
          <table:table-cell office:value-type="float" office:value="42440" table:formula="of:=SUM([進站資料.AS27];[出站資料.AS27])" table:style-name="ce19">
            <text:p>42440</text:p>
          </table:table-cell>
          <table:table-cell office:value-type="float" office:value="41079" table:formula="of:=SUM([進站資料.AT27];[出站資料.AT27])" table:style-name="ce19">
            <text:p>41079</text:p>
          </table:table-cell>
          <table:table-cell office:value-type="float" office:value="43426" table:formula="of:=SUM([進站資料.AU27];[出站資料.AU27])" table:style-name="ce19">
            <text:p>43426</text:p>
          </table:table-cell>
          <table:table-cell office:value-type="float" office:value="57652" table:formula="of:=SUM([進站資料.AV27];[出站資料.AV27])" table:style-name="ce19">
            <text:p>57652</text:p>
          </table:table-cell>
          <table:table-cell office:value-type="float" office:value="45944" table:formula="of:=SUM([進站資料.AW27];[出站資料.AW27])" table:style-name="ce19">
            <text:p>45944</text:p>
          </table:table-cell>
          <table:table-cell office:value-type="float" office:value="45497" table:formula="of:=SUM([進站資料.AX27];[出站資料.AX27])" table:style-name="ce19">
            <text:p>45497</text:p>
          </table:table-cell>
          <table:table-cell office:value-type="float" office:value="20239" table:formula="of:=SUM([進站資料.AY27];[出站資料.AY27])" table:style-name="ce19">
            <text:p>20239</text:p>
          </table:table-cell>
          <table:table-cell office:value-type="float" office:value="51220" table:formula="of:=SUM([進站資料.AZ27];[出站資料.AZ27])" table:style-name="ce19">
            <text:p>51220</text:p>
          </table:table-cell>
          <table:table-cell office:value-type="float" office:value="14190" table:formula="of:=SUM([進站資料.BA27];[出站資料.BA27])" table:style-name="ce19">
            <text:p>14190</text:p>
          </table:table-cell>
          <table:table-cell office:value-type="float" office:value="16320" table:formula="of:=SUM([進站資料.BB27];[出站資料.BB27])" table:style-name="ce19">
            <text:p>16320</text:p>
          </table:table-cell>
          <table:table-cell office:value-type="float" office:value="32348" table:formula="of:=SUM([進站資料.BC27];[出站資料.BC27])" table:style-name="ce19">
            <text:p>32348</text:p>
          </table:table-cell>
          <table:table-cell office:value-type="float" office:value="10425" table:formula="of:=SUM([進站資料.BD27];[出站資料.BD27])" table:style-name="ce19">
            <text:p>10425</text:p>
          </table:table-cell>
          <table:table-cell office:value-type="float" office:value="6098" table:formula="of:=SUM([進站資料.BE27];[出站資料.BE27])" table:style-name="ce19">
            <text:p>6098</text:p>
          </table:table-cell>
          <table:table-cell office:value-type="float" office:value="4858" table:formula="of:=SUM([進站資料.BF27];[出站資料.BF27])" table:style-name="ce19">
            <text:p>4858</text:p>
          </table:table-cell>
          <table:table-cell office:value-type="float" office:value="19174" table:formula="of:=SUM([進站資料.BG27];[出站資料.BG27])" table:style-name="ce19">
            <text:p>19174</text:p>
          </table:table-cell>
          <table:table-cell office:value-type="float" office:value="16729" table:formula="of:=SUM([進站資料.BH27];[出站資料.BH27])" table:style-name="ce19">
            <text:p>16729</text:p>
          </table:table-cell>
          <table:table-cell office:value-type="float" office:value="12023" table:formula="of:=SUM([進站資料.BI27];[出站資料.BI27])" table:style-name="ce19">
            <text:p>12023</text:p>
          </table:table-cell>
          <table:table-cell office:value-type="float" office:value="57136" table:formula="of:=SUM([進站資料.BJ27];[出站資料.BJ27])" table:style-name="ce19">
            <text:p>57136</text:p>
          </table:table-cell>
          <table:table-cell office:value-type="float" office:value="15700" table:formula="of:=SUM([進站資料.BK27];[出站資料.BK27])" table:style-name="ce19">
            <text:p>15700</text:p>
          </table:table-cell>
          <table:table-cell office:value-type="float" office:value="21248" table:formula="of:=SUM([進站資料.BL27];[出站資料.BL27])" table:style-name="ce19">
            <text:p>21248</text:p>
          </table:table-cell>
          <table:table-cell office:value-type="float" office:value="13396" table:formula="of:=SUM([進站資料.BM27];[出站資料.BM27])" table:style-name="ce19">
            <text:p>13396</text:p>
          </table:table-cell>
          <table:table-cell office:value-type="float" office:value="38193" table:formula="of:=SUM([進站資料.BN27];[出站資料.BN27])" table:style-name="ce19">
            <text:p>38193</text:p>
          </table:table-cell>
          <table:table-cell office:value-type="float" office:value="34106" table:formula="of:=SUM([進站資料.BO27];[出站資料.BO27])" table:style-name="ce19">
            <text:p>34106</text:p>
          </table:table-cell>
          <table:table-cell office:value-type="float" office:value="54303" table:formula="of:=SUM([進站資料.BP27];[出站資料.BP27])" table:style-name="ce19">
            <text:p>54303</text:p>
          </table:table-cell>
          <table:table-cell office:value-type="float" office:value="80673" table:formula="of:=SUM([進站資料.BQ27];[出站資料.BQ27])" table:style-name="ce19">
            <text:p>80673</text:p>
          </table:table-cell>
          <table:table-cell office:value-type="float" office:value="73358" table:formula="of:=SUM([進站資料.BR27];[出站資料.BR27])" table:style-name="ce19">
            <text:p>73358</text:p>
          </table:table-cell>
          <table:table-cell office:value-type="float" office:value="48886" table:formula="of:=SUM([進站資料.BS27];[出站資料.BS27])" table:style-name="ce19">
            <text:p>48886</text:p>
          </table:table-cell>
          <table:table-cell office:value-type="float" office:value="52990" table:formula="of:=SUM([進站資料.BT27];[出站資料.BT27])" table:style-name="ce19">
            <text:p>52990</text:p>
          </table:table-cell>
          <table:table-cell office:value-type="float" office:value="141800" table:formula="of:=SUM([進站資料.BU27];[出站資料.BU27])" table:style-name="ce19">
            <text:p>141800</text:p>
          </table:table-cell>
          <table:table-cell office:value-type="float" office:value="31838" table:formula="of:=SUM([進站資料.BV27];[出站資料.BV27])" table:style-name="ce19">
            <text:p>31838</text:p>
          </table:table-cell>
          <table:table-cell office:value-type="float" office:value="56657" table:formula="of:=SUM([進站資料.BW27];[出站資料.BW27])" table:style-name="ce19">
            <text:p>56657</text:p>
          </table:table-cell>
          <table:table-cell office:value-type="float" office:value="81999" table:formula="of:=SUM([進站資料.BX27];[出站資料.BX27])" table:style-name="ce19">
            <text:p>81999</text:p>
          </table:table-cell>
          <table:table-cell office:value-type="float" office:value="41306" table:formula="of:=SUM([進站資料.BY27];[出站資料.BY27])" table:style-name="ce19">
            <text:p>41306</text:p>
          </table:table-cell>
          <table:table-cell office:value-type="float" office:value="120473" table:formula="of:=SUM([進站資料.BZ27];[出站資料.BZ27])" table:style-name="ce19">
            <text:p>120473</text:p>
          </table:table-cell>
          <table:table-cell office:value-type="float" office:value="37162" table:formula="of:=SUM([進站資料.CA27];[出站資料.CA27])" table:style-name="ce19">
            <text:p>37162</text:p>
          </table:table-cell>
          <table:table-cell office:value-type="float" office:value="32999" table:formula="of:=SUM([進站資料.CB27];[出站資料.CB27])" table:style-name="ce19">
            <text:p>32999</text:p>
          </table:table-cell>
          <table:table-cell office:value-type="float" office:value="26743" table:formula="of:=SUM([進站資料.CC27];[出站資料.CC27])" table:style-name="ce19">
            <text:p>26743</text:p>
          </table:table-cell>
          <table:table-cell office:value-type="float" office:value="33982" table:formula="of:=SUM([進站資料.CD27];[出站資料.CD27])" table:style-name="ce19">
            <text:p>33982</text:p>
          </table:table-cell>
          <table:table-cell office:value-type="float" office:value="18939" table:formula="of:=SUM([進站資料.CE27];[出站資料.CE27])" table:style-name="ce19">
            <text:p>18939</text:p>
          </table:table-cell>
          <table:table-cell office:value-type="float" office:value="49808" table:formula="of:=SUM([進站資料.CF27];[出站資料.CF27])" table:style-name="ce19">
            <text:p>49808</text:p>
          </table:table-cell>
          <table:table-cell office:value-type="float" office:value="31002" table:formula="of:=SUM([進站資料.CG27];[出站資料.CG27])" table:style-name="ce19">
            <text:p>31002</text:p>
          </table:table-cell>
          <table:table-cell office:value-type="float" office:value="16401" table:formula="of:=SUM([進站資料.CH27];[出站資料.CH27])" table:style-name="ce19">
            <text:p>16401</text:p>
          </table:table-cell>
          <table:table-cell office:value-type="float" office:value="19727" table:formula="of:=SUM([進站資料.CI27];[出站資料.CI27])" table:style-name="ce19">
            <text:p>19727</text:p>
          </table:table-cell>
          <table:table-cell office:value-type="float" office:value="66047" table:formula="of:=SUM([進站資料.CJ27];[出站資料.CJ27])" table:style-name="ce19">
            <text:p>66047</text:p>
          </table:table-cell>
          <table:table-cell office:value-type="float" office:value="34360" table:formula="of:=SUM([進站資料.CK27];[出站資料.CK27])" table:style-name="ce19">
            <text:p>34360</text:p>
          </table:table-cell>
          <table:table-cell office:value-type="float" office:value="40949" table:formula="of:=SUM([進站資料.CL27];[出站資料.CL27])" table:style-name="ce19">
            <text:p>40949</text:p>
          </table:table-cell>
          <table:table-cell office:value-type="float" office:value="41697" table:formula="of:=SUM([進站資料.CM27];[出站資料.CM27])" table:style-name="ce19">
            <text:p>41697</text:p>
          </table:table-cell>
          <table:table-cell office:value-type="float" office:value="11965" table:formula="of:=SUM([進站資料.CN27];[出站資料.CN27])" table:style-name="ce19">
            <text:p>11965</text:p>
          </table:table-cell>
          <table:table-cell office:value-type="float" office:value="18865" table:formula="of:=SUM([進站資料.CO27];[出站資料.CO27])" table:style-name="ce19">
            <text:p>18865</text:p>
          </table:table-cell>
          <table:table-cell office:value-type="float" office:value="8552" table:formula="of:=SUM([進站資料.CP27];[出站資料.CP27])" table:style-name="ce19">
            <text:p>8552</text:p>
          </table:table-cell>
          <table:table-cell office:value-type="float" office:value="7884" table:formula="of:=SUM([進站資料.CQ27];[出站資料.CQ27])" table:style-name="ce19">
            <text:p>7884</text:p>
          </table:table-cell>
          <table:table-cell office:value-type="float" office:value="8013" table:formula="of:=SUM([進站資料.CR27];[出站資料.CR27])" table:style-name="ce19">
            <text:p>8013</text:p>
          </table:table-cell>
          <table:table-cell office:value-type="float" office:value="15996" table:formula="of:=SUM([進站資料.CS27];[出站資料.CS27])" table:style-name="ce19">
            <text:p>15996</text:p>
          </table:table-cell>
          <table:table-cell office:value-type="float" office:value="18756" table:formula="of:=SUM([進站資料.CT27];[出站資料.CT27])" table:style-name="ce19">
            <text:p>18756</text:p>
          </table:table-cell>
          <table:table-cell office:value-type="float" office:value="23548" table:formula="of:=SUM([進站資料.CU27];[出站資料.CU27])" table:style-name="ce19">
            <text:p>23548</text:p>
          </table:table-cell>
          <table:table-cell office:value-type="float" office:value="28958" table:formula="of:=SUM([進站資料.CV27];[出站資料.CV27])" table:style-name="ce19">
            <text:p>28958</text:p>
          </table:table-cell>
          <table:table-cell office:value-type="float" office:value="50494" table:formula="of:=SUM([進站資料.CW27];[出站資料.CW27])" table:style-name="ce19">
            <text:p>50494</text:p>
          </table:table-cell>
          <table:table-cell office:value-type="float" office:value="44793" table:formula="of:=SUM([進站資料.CX27];[出站資料.CX27])" table:style-name="ce19">
            <text:p>44793</text:p>
          </table:table-cell>
          <table:table-cell office:value-type="float" office:value="21817" table:formula="of:=SUM([進站資料.CY27];[出站資料.CY27])" table:style-name="ce19">
            <text:p>21817</text:p>
          </table:table-cell>
          <table:table-cell office:value-type="float" office:value="22103" table:formula="of:=SUM([進站資料.CZ27];[出站資料.CZ27])" table:style-name="ce19">
            <text:p>22103</text:p>
          </table:table-cell>
          <table:table-cell office:value-type="float" office:value="21635" table:formula="of:=SUM([進站資料.DA27];[出站資料.DA27])" table:style-name="ce19">
            <text:p>21635</text:p>
          </table:table-cell>
          <table:table-cell office:value-type="float" office:value="20999" table:formula="of:=SUM([進站資料.DB27];[出站資料.DB27])" table:style-name="ce19">
            <text:p>20999</text:p>
          </table:table-cell>
          <table:table-cell office:value-type="float" office:value="21421" table:formula="of:=SUM([進站資料.DC27];[出站資料.DC27])" table:style-name="ce19">
            <text:p>21421</text:p>
          </table:table-cell>
          <table:table-cell office:value-type="float" office:value="15688" table:formula="of:=SUM([進站資料.DD27];[出站資料.DD27])" table:style-name="ce19">
            <text:p>15688</text:p>
          </table:table-cell>
          <table:table-cell office:value-type="float" office:value="15606" table:formula="of:=SUM([進站資料.DE27];[出站資料.DE27])" table:style-name="ce19">
            <text:p>15606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7" table:style-name="ce19">
            <text:p>27</text:p>
          </table:table-cell>
          <table:table-cell office:value-type="float" office:value="6483" table:formula="of:=SUM([進站資料.B28];[出站資料.B28])" table:style-name="ce19">
            <text:p>6483</text:p>
          </table:table-cell>
          <table:table-cell office:value-type="float" office:value="8933" table:formula="of:=SUM([進站資料.C28];[出站資料.C28])" table:style-name="ce19">
            <text:p>8933</text:p>
          </table:table-cell>
          <table:table-cell office:value-type="float" office:value="20727" table:style-name="ce19">
            <text:p>20727</text:p>
          </table:table-cell>
          <table:table-cell office:value-type="float" office:value="6101" table:style-name="ce19">
            <text:p>6101</text:p>
          </table:table-cell>
          <table:table-cell office:value-type="float" office:value="4061" table:style-name="ce19">
            <text:p>4061</text:p>
          </table:table-cell>
          <table:table-cell office:value-type="float" office:value="4191" table:style-name="ce19">
            <text:p>4191</text:p>
          </table:table-cell>
          <table:table-cell office:value-type="float" office:value="2695" table:style-name="ce19">
            <text:p>2695</text:p>
          </table:table-cell>
          <table:table-cell office:value-type="float" office:value="1274" table:style-name="ce19">
            <text:p>1274</text:p>
          </table:table-cell>
          <table:table-cell office:value-type="float" office:value="4245" table:style-name="ce19">
            <text:p>4245</text:p>
          </table:table-cell>
          <table:table-cell office:value-type="float" office:value="988" table:style-name="ce19">
            <text:p>988</text:p>
          </table:table-cell>
          <table:table-cell office:value-type="float" office:value="1277" table:style-name="ce19">
            <text:p>1277</text:p>
          </table:table-cell>
          <table:table-cell office:value-type="float" office:value="1868" table:style-name="ce19">
            <text:p>1868</text:p>
          </table:table-cell>
          <table:table-cell office:value-type="float" office:value="2789" table:style-name="ce19">
            <text:p>2789</text:p>
          </table:table-cell>
          <table:table-cell office:value-type="float" office:value="5064" table:style-name="ce19">
            <text:p>5064</text:p>
          </table:table-cell>
          <table:table-cell office:value-type="float" office:value="2507" table:style-name="ce19">
            <text:p>2507</text:p>
          </table:table-cell>
          <table:table-cell office:value-type="float" office:value="2899" table:style-name="ce19">
            <text:p>2899</text:p>
          </table:table-cell>
          <table:table-cell office:value-type="float" office:value="1986" table:style-name="ce19">
            <text:p>1986</text:p>
          </table:table-cell>
          <table:table-cell office:value-type="float" office:value="3920" table:style-name="ce19">
            <text:p>3920</text:p>
          </table:table-cell>
          <table:table-cell office:value-type="float" office:value="1490" table:style-name="ce19">
            <text:p>1490</text:p>
          </table:table-cell>
          <table:table-cell office:value-type="float" office:value="2715" table:style-name="ce19">
            <text:p>2715</text:p>
          </table:table-cell>
          <table:table-cell office:value-type="float" office:value="3090" table:style-name="ce19">
            <text:p>3090</text:p>
          </table:table-cell>
          <table:table-cell office:value-type="float" office:value="933" table:style-name="ce19">
            <text:p>933</text:p>
          </table:table-cell>
          <table:table-cell office:value-type="float" office:value="8638" table:style-name="ce19">
            <text:p>8638</text:p>
          </table:table-cell>
          <table:table-cell office:value-type="float" office:value="1019" table:style-name="ce19">
            <text:p>1019</text:p>
          </table:table-cell>
          <table:table-cell office:value-type="float" office:value="5788" table:style-name="ce19">
            <text:p>5788</text:p>
          </table:table-cell>
          <table:table-cell office:value-type="float" office:value="4924" table:style-name="ce19">
            <text:p>4924</text:p>
          </table:table-cell>
          <table:table-cell office:value-type="float" office:value="7140" table:style-name="ce19">
            <text:p>7140</text:p>
          </table:table-cell>
          <table:table-cell office:value-type="float" office:value="7953" table:style-name="ce19">
            <text:p>7953</text:p>
          </table:table-cell>
          <table:table-cell office:value-type="float" office:value="6987" table:style-name="ce19">
            <text:p>6987</text:p>
          </table:table-cell>
          <table:table-cell office:value-type="float" office:value="5129" table:style-name="ce19">
            <text:p>5129</text:p>
          </table:table-cell>
          <table:table-cell office:value-type="float" office:value="8575" table:style-name="ce19">
            <text:p>8575</text:p>
          </table:table-cell>
          <table:table-cell office:value-type="float" office:value="6640" table:style-name="ce19">
            <text:p>6640</text:p>
          </table:table-cell>
          <table:table-cell office:value-type="float" office:value="9981" table:style-name="ce19">
            <text:p>9981</text:p>
          </table:table-cell>
          <table:table-cell office:value-type="float" office:value="11931" table:style-name="ce19">
            <text:p>11931</text:p>
          </table:table-cell>
          <table:table-cell office:value-type="float" office:value="1611" table:style-name="ce19">
            <text:p>1611</text:p>
          </table:table-cell>
          <table:table-cell office:value-type="float" office:value="17230" table:style-name="ce19">
            <text:p>17230</text:p>
          </table:table-cell>
          <table:table-cell office:value-type="float" office:value="11705" table:style-name="ce19">
            <text:p>11705</text:p>
          </table:table-cell>
          <table:table-cell office:value-type="float" office:value="10923" table:style-name="ce19">
            <text:p>10923</text:p>
          </table:table-cell>
          <table:table-cell office:value-type="float" office:value="11051" table:style-name="ce19">
            <text:p>11051</text:p>
          </table:table-cell>
          <table:table-cell office:value-type="float" office:value="3935" table:style-name="ce19">
            <text:p>3935</text:p>
          </table:table-cell>
          <table:table-cell office:value-type="float" office:value="62555" table:style-name="ce19">
            <text:p>62555</text:p>
          </table:table-cell>
          <table:table-cell office:value-type="float" office:value="13039" table:style-name="ce19">
            <text:p>13039</text:p>
          </table:table-cell>
          <table:table-cell office:value-type="float" office:value="7703" table:style-name="ce19">
            <text:p>7703</text:p>
          </table:table-cell>
          <table:table-cell office:value-type="float" office:value="7689" table:style-name="ce19">
            <text:p>7689</text:p>
          </table:table-cell>
          <table:table-cell office:value-type="float" office:value="9778" table:style-name="ce19">
            <text:p>9778</text:p>
          </table:table-cell>
          <table:table-cell office:value-type="float" office:value="15065" table:style-name="ce19">
            <text:p>15065</text:p>
          </table:table-cell>
          <table:table-cell office:value-type="float" office:value="10973" table:style-name="ce19">
            <text:p>10973</text:p>
          </table:table-cell>
          <table:table-cell office:value-type="float" office:value="9930" table:style-name="ce19">
            <text:p>9930</text:p>
          </table:table-cell>
          <table:table-cell office:value-type="float" office:value="4984" table:style-name="ce19">
            <text:p>4984</text:p>
          </table:table-cell>
          <table:table-cell office:value-type="float" office:value="11184" table:style-name="ce19">
            <text:p>11184</text:p>
          </table:table-cell>
          <table:table-cell office:value-type="float" office:value="3566" table:style-name="ce19">
            <text:p>3566</text:p>
          </table:table-cell>
          <table:table-cell office:value-type="float" office:value="3394" table:style-name="ce19">
            <text:p>3394</text:p>
          </table:table-cell>
          <table:table-cell office:value-type="float" office:value="7600" table:style-name="ce19">
            <text:p>7600</text:p>
          </table:table-cell>
          <table:table-cell office:value-type="float" office:value="3485" table:style-name="ce19">
            <text:p>3485</text:p>
          </table:table-cell>
          <table:table-cell office:value-type="float" office:value="1678" table:style-name="ce19">
            <text:p>1678</text:p>
          </table:table-cell>
          <table:table-cell office:value-type="float" office:value="820" table:style-name="ce19">
            <text:p>820</text:p>
          </table:table-cell>
          <table:table-cell office:value-type="float" office:value="4100" table:style-name="ce19">
            <text:p>4100</text:p>
          </table:table-cell>
          <table:table-cell office:value-type="float" office:value="4686" table:style-name="ce19">
            <text:p>4686</text:p>
          </table:table-cell>
          <table:table-cell office:value-type="float" office:value="3648" table:style-name="ce19">
            <text:p>3648</text:p>
          </table:table-cell>
          <table:table-cell office:value-type="float" office:value="19349" table:style-name="ce19">
            <text:p>19349</text:p>
          </table:table-cell>
          <table:table-cell office:value-type="float" office:value="3677" table:style-name="ce19">
            <text:p>3677</text:p>
          </table:table-cell>
          <table:table-cell office:value-type="float" office:value="4709" table:style-name="ce19">
            <text:p>4709</text:p>
          </table:table-cell>
          <table:table-cell office:value-type="float" office:value="3683" table:style-name="ce19">
            <text:p>3683</text:p>
          </table:table-cell>
          <table:table-cell office:value-type="float" office:value="9587" table:style-name="ce19">
            <text:p>9587</text:p>
          </table:table-cell>
          <table:table-cell office:value-type="float" office:value="6762" table:style-name="ce19">
            <text:p>6762</text:p>
          </table:table-cell>
          <table:table-cell office:value-type="float" office:value="11352" table:style-name="ce19">
            <text:p>11352</text:p>
          </table:table-cell>
          <table:table-cell office:value-type="float" office:value="15862" table:style-name="ce19">
            <text:p>15862</text:p>
          </table:table-cell>
          <table:table-cell office:value-type="float" office:value="15620" table:style-name="ce19">
            <text:p>15620</text:p>
          </table:table-cell>
          <table:table-cell office:value-type="float" office:value="10792" table:style-name="ce19">
            <text:p>10792</text:p>
          </table:table-cell>
          <table:table-cell office:value-type="float" office:value="16688" table:style-name="ce19">
            <text:p>16688</text:p>
          </table:table-cell>
          <table:table-cell office:value-type="float" office:value="31046" table:style-name="ce19">
            <text:p>31046</text:p>
          </table:table-cell>
          <table:table-cell office:value-type="float" office:value="5860" table:style-name="ce19">
            <text:p>5860</text:p>
          </table:table-cell>
          <table:table-cell office:value-type="float" office:value="8654" table:style-name="ce19">
            <text:p>8654</text:p>
          </table:table-cell>
          <table:table-cell office:value-type="float" office:value="11264" table:style-name="ce19">
            <text:p>11264</text:p>
          </table:table-cell>
          <table:table-cell office:value-type="float" office:value="5885" table:style-name="ce18">
            <text:p>5885</text:p>
          </table:table-cell>
          <table:table-cell office:value-type="float" office:value="20625" table:style-name="ce20">
            <text:p>20625</text:p>
          </table:table-cell>
          <table:table-cell office:value-type="float" office:value="8935" table:style-name="ce19">
            <text:p>8935</text:p>
          </table:table-cell>
          <table:table-cell office:value-type="float" office:value="8099" table:style-name="ce19">
            <text:p>8099</text:p>
          </table:table-cell>
          <table:table-cell office:value-type="float" office:value="4583" table:style-name="ce19">
            <text:p>4583</text:p>
          </table:table-cell>
          <table:table-cell office:value-type="float" office:value="5404" table:style-name="ce19">
            <text:p>5404</text:p>
          </table:table-cell>
          <table:table-cell office:value-type="float" office:value="4540" table:style-name="ce19">
            <text:p>4540</text:p>
          </table:table-cell>
          <table:table-cell office:value-type="float" office:value="12551" table:style-name="ce19">
            <text:p>12551</text:p>
          </table:table-cell>
          <table:table-cell office:value-type="float" office:value="5878" table:style-name="ce19">
            <text:p>5878</text:p>
          </table:table-cell>
          <table:table-cell office:value-type="float" office:value="5489" table:style-name="ce19">
            <text:p>5489</text:p>
          </table:table-cell>
          <table:table-cell office:value-type="float" office:value="3087" table:style-name="ce19">
            <text:p>3087</text:p>
          </table:table-cell>
          <table:table-cell office:value-type="float" office:value="7076" table:style-name="ce19">
            <text:p>7076</text:p>
          </table:table-cell>
          <table:table-cell office:value-type="float" office:value="4602" table:style-name="ce19">
            <text:p>4602</text:p>
          </table:table-cell>
          <table:table-cell office:value-type="float" office:value="7476" table:style-name="ce19">
            <text:p>7476</text:p>
          </table:table-cell>
          <table:table-cell office:value-type="float" office:value="7936" table:style-name="ce19">
            <text:p>7936</text:p>
          </table:table-cell>
          <table:table-cell office:value-type="float" office:value="2654" table:style-name="ce19">
            <text:p>2654</text:p>
          </table:table-cell>
          <table:table-cell office:value-type="float" office:value="3909" table:style-name="ce19">
            <text:p>3909</text:p>
          </table:table-cell>
          <table:table-cell office:value-type="float" office:value="2011" table:style-name="ce19">
            <text:p>2011</text:p>
          </table:table-cell>
          <table:table-cell office:value-type="float" office:value="1321" table:style-name="ce19">
            <text:p>1321</text:p>
          </table:table-cell>
          <table:table-cell office:value-type="float" office:value="1805" table:style-name="ce19">
            <text:p>1805</text:p>
          </table:table-cell>
          <table:table-cell office:value-type="float" office:value="3711" table:style-name="ce19">
            <text:p>3711</text:p>
          </table:table-cell>
          <table:table-cell office:value-type="float" office:value="4961" table:style-name="ce19">
            <text:p>4961</text:p>
          </table:table-cell>
          <table:table-cell office:value-type="float" office:value="5607" table:style-name="ce19">
            <text:p>5607</text:p>
          </table:table-cell>
          <table:table-cell office:value-type="float" office:value="6735" table:style-name="ce19">
            <text:p>6735</text:p>
          </table:table-cell>
          <table:table-cell office:value-type="float" office:value="8760" table:style-name="ce19">
            <text:p>8760</text:p>
          </table:table-cell>
          <table:table-cell office:value-type="float" office:value="9855" table:style-name="ce19">
            <text:p>9855</text:p>
          </table:table-cell>
          <table:table-cell office:value-type="float" office:value="4494" table:style-name="ce19">
            <text:p>4494</text:p>
          </table:table-cell>
          <table:table-cell office:value-type="float" office:value="5053" table:style-name="ce19">
            <text:p>5053</text:p>
          </table:table-cell>
          <table:table-cell office:value-type="float" office:value="5201" table:style-name="ce19">
            <text:p>5201</text:p>
          </table:table-cell>
          <table:table-cell office:value-type="float" office:value="5110" table:style-name="ce19">
            <text:p>5110</text:p>
          </table:table-cell>
          <table:table-cell office:value-type="float" office:value="5671" table:style-name="ce19">
            <text:p>5671</text:p>
          </table:table-cell>
          <table:table-cell office:value-type="float" office:value="4137" table:style-name="ce19">
            <text:p>4137</text:p>
          </table:table-cell>
          <table:table-cell office:value-type="float" office:value="3943" table:style-name="ce19">
            <text:p>3943</text:p>
          </table:table-cell>
          <table:table-cell office:value-type="float" office:value="18278" table:formula="of:=SUM([進站資料.D28];[出站資料.D28])" table:style-name="ce19">
            <text:p>18278</text:p>
          </table:table-cell>
          <table:table-cell office:value-type="float" office:value="41491" table:formula="of:=SUM([進站資料.E28];[出站資料.E28])" table:style-name="ce19">
            <text:p>41491</text:p>
          </table:table-cell>
          <table:table-cell office:value-type="float" office:value="11951" table:formula="of:=SUM([進站資料.F28];[出站資料.F28])" table:style-name="ce19">
            <text:p>11951</text:p>
          </table:table-cell>
          <table:table-cell office:value-type="float" office:value="7776" table:formula="of:=SUM([進站資料.G28];[出站資料.G28])" table:style-name="ce19">
            <text:p>7776</text:p>
          </table:table-cell>
          <table:table-cell office:value-type="float" office:value="7867" table:formula="of:=SUM([進站資料.H28];[出站資料.H28])" table:style-name="ce19">
            <text:p>7867</text:p>
          </table:table-cell>
          <table:table-cell office:value-type="float" office:value="5019" table:formula="of:=SUM([進站資料.I28];[出站資料.I28])" table:style-name="ce19">
            <text:p>5019</text:p>
          </table:table-cell>
          <table:table-cell office:value-type="float" office:value="2338" table:formula="of:=SUM([進站資料.J28];[出站資料.J28])" table:style-name="ce19">
            <text:p>2338</text:p>
          </table:table-cell>
          <table:table-cell office:value-type="float" office:value="8423" table:formula="of:=SUM([進站資料.K28];[出站資料.K28])" table:style-name="ce19">
            <text:p>8423</text:p>
          </table:table-cell>
          <table:table-cell office:value-type="float" office:value="1811" table:formula="of:=SUM([進站資料.L28];[出站資料.L28])" table:style-name="ce19">
            <text:p>1811</text:p>
          </table:table-cell>
          <table:table-cell office:value-type="float" office:value="2618" table:formula="of:=SUM([進站資料.M28];[出站資料.M28])" table:style-name="ce19">
            <text:p>2618</text:p>
          </table:table-cell>
          <table:table-cell office:value-type="float" office:value="3711" table:formula="of:=SUM([進站資料.N28];[出站資料.N28])" table:style-name="ce19">
            <text:p>3711</text:p>
          </table:table-cell>
          <table:table-cell office:value-type="float" office:value="5321" table:formula="of:=SUM([進站資料.O28];[出站資料.O28])" table:style-name="ce19">
            <text:p>5321</text:p>
          </table:table-cell>
          <table:table-cell office:value-type="float" office:value="10394" table:formula="of:=SUM([進站資料.P28];[出站資料.P28])" table:style-name="ce19">
            <text:p>10394</text:p>
          </table:table-cell>
          <table:table-cell office:value-type="float" office:value="4745" table:formula="of:=SUM([進站資料.Q28];[出站資料.Q28])" table:style-name="ce19">
            <text:p>4745</text:p>
          </table:table-cell>
          <table:table-cell office:value-type="float" office:value="5244" table:formula="of:=SUM([進站資料.R28];[出站資料.R28])" table:style-name="ce19">
            <text:p>5244</text:p>
          </table:table-cell>
          <table:table-cell office:value-type="float" office:value="3687" table:formula="of:=SUM([進站資料.S28];[出站資料.S28])" table:style-name="ce19">
            <text:p>3687</text:p>
          </table:table-cell>
          <table:table-cell office:value-type="float" office:value="7171" table:formula="of:=SUM([進站資料.T28];[出站資料.T28])" table:style-name="ce19">
            <text:p>7171</text:p>
          </table:table-cell>
          <table:table-cell office:value-type="float" office:value="2763" table:formula="of:=SUM([進站資料.U28];[出站資料.U28])" table:style-name="ce19">
            <text:p>2763</text:p>
          </table:table-cell>
          <table:table-cell office:value-type="float" office:value="4994" table:formula="of:=SUM([進站資料.V28];[出站資料.V28])" table:style-name="ce19">
            <text:p>4994</text:p>
          </table:table-cell>
          <table:table-cell office:value-type="float" office:value="5853" table:formula="of:=SUM([進站資料.W28];[出站資料.W28])" table:style-name="ce19">
            <text:p>5853</text:p>
          </table:table-cell>
          <table:table-cell office:value-type="float" office:value="1797" table:formula="of:=SUM([進站資料.X28];[出站資料.X28])" table:style-name="ce19">
            <text:p>1797</text:p>
          </table:table-cell>
          <table:table-cell office:value-type="float" office:value="16603" table:formula="of:=SUM([進站資料.Y28];[出站資料.Y28])" table:style-name="ce19">
            <text:p>16603</text:p>
          </table:table-cell>
          <table:table-cell office:value-type="float" office:value="2071" table:formula="of:=SUM([進站資料.Z28];[出站資料.Z28])" table:style-name="ce19">
            <text:p>2071</text:p>
          </table:table-cell>
          <table:table-cell office:value-type="float" office:value="11282" table:formula="of:=SUM([進站資料.AA28];[出站資料.AA28])" table:style-name="ce19">
            <text:p>11282</text:p>
          </table:table-cell>
          <table:table-cell office:value-type="float" office:value="9788" table:formula="of:=SUM([進站資料.AB28];[出站資料.AB28])" table:style-name="ce19">
            <text:p>9788</text:p>
          </table:table-cell>
          <table:table-cell office:value-type="float" office:value="13338" table:formula="of:=SUM([進站資料.AC28];[出站資料.AC28])" table:style-name="ce19">
            <text:p>13338</text:p>
          </table:table-cell>
          <table:table-cell office:value-type="float" office:value="15161" table:formula="of:=SUM([進站資料.AD28];[出站資料.AD28])" table:style-name="ce19">
            <text:p>15161</text:p>
          </table:table-cell>
          <table:table-cell office:value-type="float" office:value="13164" table:formula="of:=SUM([進站資料.AE28];[出站資料.AE28])" table:style-name="ce19">
            <text:p>13164</text:p>
          </table:table-cell>
          <table:table-cell office:value-type="float" office:value="9313" table:formula="of:=SUM([進站資料.AF28];[出站資料.AF28])" table:style-name="ce19">
            <text:p>9313</text:p>
          </table:table-cell>
          <table:table-cell office:value-type="float" office:value="15925" table:formula="of:=SUM([進站資料.AG28];[出站資料.AG28])" table:style-name="ce19">
            <text:p>15925</text:p>
          </table:table-cell>
          <table:table-cell office:value-type="float" office:value="12264" table:formula="of:=SUM([進站資料.AH28];[出站資料.AH28])" table:style-name="ce19">
            <text:p>12264</text:p>
          </table:table-cell>
          <table:table-cell office:value-type="float" office:value="18762" table:formula="of:=SUM([進站資料.AI28];[出站資料.AI28])" table:style-name="ce19">
            <text:p>18762</text:p>
          </table:table-cell>
          <table:table-cell office:value-type="float" office:value="23874" table:formula="of:=SUM([進站資料.AJ28];[出站資料.AJ28])" table:style-name="ce19">
            <text:p>23874</text:p>
          </table:table-cell>
          <table:table-cell office:value-type="float" office:value="3166" table:formula="of:=SUM([進站資料.AK28];[出站資料.AK28])" table:style-name="ce19">
            <text:p>3166</text:p>
          </table:table-cell>
          <table:table-cell office:value-type="float" office:value="32203" table:formula="of:=SUM([進站資料.AL28];[出站資料.AL28])" table:style-name="ce19">
            <text:p>32203</text:p>
          </table:table-cell>
          <table:table-cell office:value-type="float" office:value="21597" table:formula="of:=SUM([進站資料.AM28];[出站資料.AM28])" table:style-name="ce19">
            <text:p>21597</text:p>
          </table:table-cell>
          <table:table-cell office:value-type="float" office:value="20333" table:formula="of:=SUM([進站資料.AN28];[出站資料.AN28])" table:style-name="ce19">
            <text:p>20333</text:p>
          </table:table-cell>
          <table:table-cell office:value-type="float" office:value="20738" table:formula="of:=SUM([進站資料.AO28];[出站資料.AO28])" table:style-name="ce19">
            <text:p>20738</text:p>
          </table:table-cell>
          <table:table-cell office:value-type="float" office:value="7569" table:formula="of:=SUM([進站資料.AP28];[出站資料.AP28])" table:style-name="ce19">
            <text:p>7569</text:p>
          </table:table-cell>
          <table:table-cell office:value-type="float" office:value="158247" table:formula="of:=SUM([進站資料.AQ28];[出站資料.AQ28])" table:style-name="ce19">
            <text:p>158247</text:p>
          </table:table-cell>
          <table:table-cell office:value-type="float" office:value="26229" table:formula="of:=SUM([進站資料.AR28];[出站資料.AR28])" table:style-name="ce19">
            <text:p>26229</text:p>
          </table:table-cell>
          <table:table-cell office:value-type="float" office:value="15079" table:formula="of:=SUM([進站資料.AS28];[出站資料.AS28])" table:style-name="ce19">
            <text:p>15079</text:p>
          </table:table-cell>
          <table:table-cell office:value-type="float" office:value="14095" table:formula="of:=SUM([進站資料.AT28];[出站資料.AT28])" table:style-name="ce19">
            <text:p>14095</text:p>
          </table:table-cell>
          <table:table-cell office:value-type="float" office:value="19493" table:formula="of:=SUM([進站資料.AU28];[出站資料.AU28])" table:style-name="ce19">
            <text:p>19493</text:p>
          </table:table-cell>
          <table:table-cell office:value-type="float" office:value="29138" table:formula="of:=SUM([進站資料.AV28];[出站資料.AV28])" table:style-name="ce19">
            <text:p>29138</text:p>
          </table:table-cell>
          <table:table-cell office:value-type="float" office:value="21740" table:formula="of:=SUM([進站資料.AW28];[出站資料.AW28])" table:style-name="ce19">
            <text:p>21740</text:p>
          </table:table-cell>
          <table:table-cell office:value-type="float" office:value="19601" table:formula="of:=SUM([進站資料.AX28];[出站資料.AX28])" table:style-name="ce19">
            <text:p>19601</text:p>
          </table:table-cell>
          <table:table-cell office:value-type="float" office:value="9225" table:formula="of:=SUM([進站資料.AY28];[出站資料.AY28])" table:style-name="ce19">
            <text:p>9225</text:p>
          </table:table-cell>
          <table:table-cell office:value-type="float" office:value="21489" table:formula="of:=SUM([進站資料.AZ28];[出站資料.AZ28])" table:style-name="ce19">
            <text:p>21489</text:p>
          </table:table-cell>
          <table:table-cell office:value-type="float" office:value="6689" table:formula="of:=SUM([進站資料.BA28];[出站資料.BA28])" table:style-name="ce19">
            <text:p>6689</text:p>
          </table:table-cell>
          <table:table-cell office:value-type="float" office:value="6094" table:formula="of:=SUM([進站資料.BB28];[出站資料.BB28])" table:style-name="ce19">
            <text:p>6094</text:p>
          </table:table-cell>
          <table:table-cell office:value-type="float" office:value="15575" table:formula="of:=SUM([進站資料.BC28];[出站資料.BC28])" table:style-name="ce19">
            <text:p>15575</text:p>
          </table:table-cell>
          <table:table-cell office:value-type="float" office:value="6931" table:formula="of:=SUM([進站資料.BD28];[出站資料.BD28])" table:style-name="ce19">
            <text:p>6931</text:p>
          </table:table-cell>
          <table:table-cell office:value-type="float" office:value="3390" table:formula="of:=SUM([進站資料.BE28];[出站資料.BE28])" table:style-name="ce19">
            <text:p>3390</text:p>
          </table:table-cell>
          <table:table-cell office:value-type="float" office:value="1640" table:formula="of:=SUM([進站資料.BF28];[出站資料.BF28])" table:style-name="ce19">
            <text:p>1640</text:p>
          </table:table-cell>
          <table:table-cell office:value-type="float" office:value="8048" table:formula="of:=SUM([進站資料.BG28];[出站資料.BG28])" table:style-name="ce19">
            <text:p>8048</text:p>
          </table:table-cell>
          <table:table-cell office:value-type="float" office:value="8866" table:formula="of:=SUM([進站資料.BH28];[出站資料.BH28])" table:style-name="ce19">
            <text:p>8866</text:p>
          </table:table-cell>
          <table:table-cell office:value-type="float" office:value="7008" table:formula="of:=SUM([進站資料.BI28];[出站資料.BI28])" table:style-name="ce19">
            <text:p>7008</text:p>
          </table:table-cell>
          <table:table-cell office:value-type="float" office:value="37593" table:formula="of:=SUM([進站資料.BJ28];[出站資料.BJ28])" table:style-name="ce19">
            <text:p>37593</text:p>
          </table:table-cell>
          <table:table-cell office:value-type="float" office:value="7142" table:formula="of:=SUM([進站資料.BK28];[出站資料.BK28])" table:style-name="ce19">
            <text:p>7142</text:p>
          </table:table-cell>
          <table:table-cell office:value-type="float" office:value="9767" table:formula="of:=SUM([進站資料.BL28];[出站資料.BL28])" table:style-name="ce19">
            <text:p>9767</text:p>
          </table:table-cell>
          <table:table-cell office:value-type="float" office:value="7019" table:formula="of:=SUM([進站資料.BM28];[出站資料.BM28])" table:style-name="ce19">
            <text:p>7019</text:p>
          </table:table-cell>
          <table:table-cell office:value-type="float" office:value="17845" table:formula="of:=SUM([進站資料.BN28];[出站資料.BN28])" table:style-name="ce19">
            <text:p>17845</text:p>
          </table:table-cell>
          <table:table-cell office:value-type="float" office:value="12484" table:formula="of:=SUM([進站資料.BO28];[出站資料.BO28])" table:style-name="ce19">
            <text:p>12484</text:p>
          </table:table-cell>
          <table:table-cell office:value-type="float" office:value="21340" table:formula="of:=SUM([進站資料.BP28];[出站資料.BP28])" table:style-name="ce19">
            <text:p>21340</text:p>
          </table:table-cell>
          <table:table-cell office:value-type="float" office:value="37187" table:formula="of:=SUM([進站資料.BQ28];[出站資料.BQ28])" table:style-name="ce19">
            <text:p>37187</text:p>
          </table:table-cell>
          <table:table-cell office:value-type="float" office:value="28656" table:formula="of:=SUM([進站資料.BR28];[出站資料.BR28])" table:style-name="ce19">
            <text:p>28656</text:p>
          </table:table-cell>
          <table:table-cell office:value-type="float" office:value="20125" table:formula="of:=SUM([進站資料.BS28];[出站資料.BS28])" table:style-name="ce19">
            <text:p>20125</text:p>
          </table:table-cell>
          <table:table-cell office:value-type="float" office:value="32950" table:formula="of:=SUM([進站資料.BT28];[出站資料.BT28])" table:style-name="ce19">
            <text:p>32950</text:p>
          </table:table-cell>
          <table:table-cell office:value-type="float" office:value="62309" table:formula="of:=SUM([進站資料.BU28];[出站資料.BU28])" table:style-name="ce19">
            <text:p>62309</text:p>
          </table:table-cell>
          <table:table-cell office:value-type="float" office:value="11706" table:formula="of:=SUM([進站資料.BV28];[出站資料.BV28])" table:style-name="ce19">
            <text:p>11706</text:p>
          </table:table-cell>
          <table:table-cell office:value-type="float" office:value="16454" table:formula="of:=SUM([進站資料.BW28];[出站資料.BW28])" table:style-name="ce19">
            <text:p>16454</text:p>
          </table:table-cell>
          <table:table-cell office:value-type="float" office:value="23078" table:formula="of:=SUM([進站資料.BX28];[出站資料.BX28])" table:style-name="ce19">
            <text:p>23078</text:p>
          </table:table-cell>
          <table:table-cell office:value-type="float" office:value="11636" table:formula="of:=SUM([進站資料.BY28];[出站資料.BY28])" table:style-name="ce19">
            <text:p>11636</text:p>
          </table:table-cell>
          <table:table-cell office:value-type="float" office:value="43556" table:formula="of:=SUM([進站資料.BZ28];[出站資料.BZ28])" table:style-name="ce19">
            <text:p>43556</text:p>
          </table:table-cell>
          <table:table-cell office:value-type="float" office:value="16492" table:formula="of:=SUM([進站資料.CA28];[出站資料.CA28])" table:style-name="ce19">
            <text:p>16492</text:p>
          </table:table-cell>
          <table:table-cell office:value-type="float" office:value="15338" table:formula="of:=SUM([進站資料.CB28];[出站資料.CB28])" table:style-name="ce19">
            <text:p>15338</text:p>
          </table:table-cell>
          <table:table-cell office:value-type="float" office:value="8689" table:formula="of:=SUM([進站資料.CC28];[出站資料.CC28])" table:style-name="ce19">
            <text:p>8689</text:p>
          </table:table-cell>
          <table:table-cell office:value-type="float" office:value="15325" table:formula="of:=SUM([進站資料.CD28];[出站資料.CD28])" table:style-name="ce19">
            <text:p>15325</text:p>
          </table:table-cell>
          <table:table-cell office:value-type="float" office:value="8631" table:formula="of:=SUM([進站資料.CE28];[出站資料.CE28])" table:style-name="ce19">
            <text:p>8631</text:p>
          </table:table-cell>
          <table:table-cell office:value-type="float" office:value="24318" table:formula="of:=SUM([進站資料.CF28];[出站資料.CF28])" table:style-name="ce19">
            <text:p>24318</text:p>
          </table:table-cell>
          <table:table-cell office:value-type="float" office:value="11459" table:formula="of:=SUM([進站資料.CG28];[出站資料.CG28])" table:style-name="ce19">
            <text:p>11459</text:p>
          </table:table-cell>
          <table:table-cell office:value-type="float" office:value="10771" table:formula="of:=SUM([進站資料.CH28];[出站資料.CH28])" table:style-name="ce19">
            <text:p>10771</text:p>
          </table:table-cell>
          <table:table-cell office:value-type="float" office:value="6457" table:formula="of:=SUM([進站資料.CI28];[出站資料.CI28])" table:style-name="ce19">
            <text:p>6457</text:p>
          </table:table-cell>
          <table:table-cell office:value-type="float" office:value="14208" table:formula="of:=SUM([進站資料.CJ28];[出站資料.CJ28])" table:style-name="ce19">
            <text:p>14208</text:p>
          </table:table-cell>
          <table:table-cell office:value-type="float" office:value="9388" table:formula="of:=SUM([進站資料.CK28];[出站資料.CK28])" table:style-name="ce19">
            <text:p>9388</text:p>
          </table:table-cell>
          <table:table-cell office:value-type="float" office:value="14787" table:formula="of:=SUM([進站資料.CL28];[出站資料.CL28])" table:style-name="ce19">
            <text:p>14787</text:p>
          </table:table-cell>
          <table:table-cell office:value-type="float" office:value="15927" table:formula="of:=SUM([進站資料.CM28];[出站資料.CM28])" table:style-name="ce19">
            <text:p>15927</text:p>
          </table:table-cell>
          <table:table-cell office:value-type="float" office:value="5235" table:formula="of:=SUM([進站資料.CN28];[出站資料.CN28])" table:style-name="ce19">
            <text:p>5235</text:p>
          </table:table-cell>
          <table:table-cell office:value-type="float" office:value="8086" table:formula="of:=SUM([進站資料.CO28];[出站資料.CO28])" table:style-name="ce19">
            <text:p>8086</text:p>
          </table:table-cell>
          <table:table-cell office:value-type="float" office:value="3777" table:formula="of:=SUM([進站資料.CP28];[出站資料.CP28])" table:style-name="ce19">
            <text:p>3777</text:p>
          </table:table-cell>
          <table:table-cell office:value-type="float" office:value="2576" table:formula="of:=SUM([進站資料.CQ28];[出站資料.CQ28])" table:style-name="ce19">
            <text:p>2576</text:p>
          </table:table-cell>
          <table:table-cell office:value-type="float" office:value="3491" table:formula="of:=SUM([進站資料.CR28];[出站資料.CR28])" table:style-name="ce19">
            <text:p>3491</text:p>
          </table:table-cell>
          <table:table-cell office:value-type="float" office:value="7212" table:formula="of:=SUM([進站資料.CS28];[出站資料.CS28])" table:style-name="ce19">
            <text:p>7212</text:p>
          </table:table-cell>
          <table:table-cell office:value-type="float" office:value="9483" table:formula="of:=SUM([進站資料.CT28];[出站資料.CT28])" table:style-name="ce19">
            <text:p>9483</text:p>
          </table:table-cell>
          <table:table-cell office:value-type="float" office:value="10186" table:formula="of:=SUM([進站資料.CU28];[出站資料.CU28])" table:style-name="ce19">
            <text:p>10186</text:p>
          </table:table-cell>
          <table:table-cell office:value-type="float" office:value="12814" table:formula="of:=SUM([進站資料.CV28];[出站資料.CV28])" table:style-name="ce19">
            <text:p>12814</text:p>
          </table:table-cell>
          <table:table-cell office:value-type="float" office:value="17351" table:formula="of:=SUM([進站資料.CW28];[出站資料.CW28])" table:style-name="ce19">
            <text:p>17351</text:p>
          </table:table-cell>
          <table:table-cell office:value-type="float" office:value="19774" table:formula="of:=SUM([進站資料.CX28];[出站資料.CX28])" table:style-name="ce19">
            <text:p>19774</text:p>
          </table:table-cell>
          <table:table-cell office:value-type="float" office:value="8476" table:formula="of:=SUM([進站資料.CY28];[出站資料.CY28])" table:style-name="ce19">
            <text:p>8476</text:p>
          </table:table-cell>
          <table:table-cell office:value-type="float" office:value="9606" table:formula="of:=SUM([進站資料.CZ28];[出站資料.CZ28])" table:style-name="ce19">
            <text:p>9606</text:p>
          </table:table-cell>
          <table:table-cell office:value-type="float" office:value="10157" table:formula="of:=SUM([進站資料.DA28];[出站資料.DA28])" table:style-name="ce19">
            <text:p>10157</text:p>
          </table:table-cell>
          <table:table-cell office:value-type="float" office:value="9589" table:formula="of:=SUM([進站資料.DB28];[出站資料.DB28])" table:style-name="ce19">
            <text:p>9589</text:p>
          </table:table-cell>
          <table:table-cell office:value-type="float" office:value="10925" table:formula="of:=SUM([進站資料.DC28];[出站資料.DC28])" table:style-name="ce19">
            <text:p>10925</text:p>
          </table:table-cell>
          <table:table-cell office:value-type="float" office:value="8164" table:formula="of:=SUM([進站資料.DD28];[出站資料.DD28])" table:style-name="ce19">
            <text:p>8164</text:p>
          </table:table-cell>
          <table:table-cell office:value-type="float" office:value="7327" table:formula="of:=SUM([進站資料.DE28];[出站資料.DE28])" table:style-name="ce19">
            <text:p>7327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8" table:style-name="ce19">
            <text:p>28</text:p>
          </table:table-cell>
          <table:table-cell office:value-type="float" office:value="6758" table:formula="of:=SUM([進站資料.B29];[出站資料.B29])" table:style-name="ce19">
            <text:p>6758</text:p>
          </table:table-cell>
          <table:table-cell office:value-type="float" office:value="11998" table:formula="of:=SUM([進站資料.C29];[出站資料.C29])" table:style-name="ce19">
            <text:p>11998</text:p>
          </table:table-cell>
          <table:table-cell office:value-type="float" office:value="33513" table:style-name="ce19">
            <text:p>33513</text:p>
          </table:table-cell>
          <table:table-cell office:value-type="float" office:value="6661" table:style-name="ce19">
            <text:p>6661</text:p>
          </table:table-cell>
          <table:table-cell office:value-type="float" office:value="4638" table:style-name="ce19">
            <text:p>4638</text:p>
          </table:table-cell>
          <table:table-cell office:value-type="float" office:value="5026" table:style-name="ce19">
            <text:p>5026</text:p>
          </table:table-cell>
          <table:table-cell office:value-type="float" office:value="2995" table:style-name="ce19">
            <text:p>2995</text:p>
          </table:table-cell>
          <table:table-cell office:value-type="float" office:value="1545" table:style-name="ce19">
            <text:p>1545</text:p>
          </table:table-cell>
          <table:table-cell office:value-type="float" office:value="5080" table:style-name="ce19">
            <text:p>5080</text:p>
          </table:table-cell>
          <table:table-cell office:value-type="float" office:value="1950" table:style-name="ce19">
            <text:p>1950</text:p>
          </table:table-cell>
          <table:table-cell office:value-type="float" office:value="2752" table:style-name="ce19">
            <text:p>2752</text:p>
          </table:table-cell>
          <table:table-cell office:value-type="float" office:value="17948" table:style-name="ce19">
            <text:p>17948</text:p>
          </table:table-cell>
          <table:table-cell office:value-type="float" office:value="2801" table:style-name="ce19">
            <text:p>2801</text:p>
          </table:table-cell>
          <table:table-cell office:value-type="float" office:value="8721" table:style-name="ce19">
            <text:p>8721</text:p>
          </table:table-cell>
          <table:table-cell office:value-type="float" office:value="2438" table:style-name="ce19">
            <text:p>2438</text:p>
          </table:table-cell>
          <table:table-cell office:value-type="float" office:value="2929" table:style-name="ce19">
            <text:p>2929</text:p>
          </table:table-cell>
          <table:table-cell office:value-type="float" office:value="2543" table:style-name="ce19">
            <text:p>2543</text:p>
          </table:table-cell>
          <table:table-cell office:value-type="float" office:value="4856" table:style-name="ce19">
            <text:p>4856</text:p>
          </table:table-cell>
          <table:table-cell office:value-type="float" office:value="3649" table:style-name="ce19">
            <text:p>3649</text:p>
          </table:table-cell>
          <table:table-cell office:value-type="float" office:value="3325" table:style-name="ce19">
            <text:p>3325</text:p>
          </table:table-cell>
          <table:table-cell office:value-type="float" office:value="3997" table:style-name="ce19">
            <text:p>3997</text:p>
          </table:table-cell>
          <table:table-cell office:value-type="float" office:value="1222" table:style-name="ce19">
            <text:p>1222</text:p>
          </table:table-cell>
          <table:table-cell office:value-type="float" office:value="10957" table:style-name="ce19">
            <text:p>10957</text:p>
          </table:table-cell>
          <table:table-cell office:value-type="float" office:value="1486" table:style-name="ce19">
            <text:p>1486</text:p>
          </table:table-cell>
          <table:table-cell office:value-type="float" office:value="16881" table:style-name="ce19">
            <text:p>16881</text:p>
          </table:table-cell>
          <table:table-cell office:value-type="float" office:value="7116" table:style-name="ce19">
            <text:p>7116</text:p>
          </table:table-cell>
          <table:table-cell office:value-type="float" office:value="9722" table:style-name="ce19">
            <text:p>9722</text:p>
          </table:table-cell>
          <table:table-cell office:value-type="float" office:value="9923" table:style-name="ce19">
            <text:p>9923</text:p>
          </table:table-cell>
          <table:table-cell office:value-type="float" office:value="8569" table:style-name="ce19">
            <text:p>8569</text:p>
          </table:table-cell>
          <table:table-cell office:value-type="float" office:value="5747" table:style-name="ce19">
            <text:p>5747</text:p>
          </table:table-cell>
          <table:table-cell office:value-type="float" office:value="13554" table:style-name="ce19">
            <text:p>13554</text:p>
          </table:table-cell>
          <table:table-cell office:value-type="float" office:value="7972" table:style-name="ce19">
            <text:p>7972</text:p>
          </table:table-cell>
          <table:table-cell office:value-type="float" office:value="11001" table:style-name="ce19">
            <text:p>11001</text:p>
          </table:table-cell>
          <table:table-cell office:value-type="float" office:value="14395" table:style-name="ce19">
            <text:p>14395</text:p>
          </table:table-cell>
          <table:table-cell office:value-type="float" office:value="2295" table:style-name="ce19">
            <text:p>2295</text:p>
          </table:table-cell>
          <table:table-cell office:value-type="float" office:value="21908" table:style-name="ce19">
            <text:p>21908</text:p>
          </table:table-cell>
          <table:table-cell office:value-type="float" office:value="15027" table:style-name="ce19">
            <text:p>15027</text:p>
          </table:table-cell>
          <table:table-cell office:value-type="float" office:value="14606" table:style-name="ce19">
            <text:p>14606</text:p>
          </table:table-cell>
          <table:table-cell office:value-type="float" office:value="16552" table:style-name="ce19">
            <text:p>16552</text:p>
          </table:table-cell>
          <table:table-cell office:value-type="float" office:value="5028" table:style-name="ce19">
            <text:p>5028</text:p>
          </table:table-cell>
          <table:table-cell office:value-type="float" office:value="109871" table:style-name="ce19">
            <text:p>109871</text:p>
          </table:table-cell>
          <table:table-cell office:value-type="float" office:value="22791" table:style-name="ce19">
            <text:p>22791</text:p>
          </table:table-cell>
          <table:table-cell office:value-type="float" office:value="11798" table:style-name="ce19">
            <text:p>11798</text:p>
          </table:table-cell>
          <table:table-cell office:value-type="float" office:value="12135" table:style-name="ce19">
            <text:p>12135</text:p>
          </table:table-cell>
          <table:table-cell office:value-type="float" office:value="26073" table:style-name="ce19">
            <text:p>26073</text:p>
          </table:table-cell>
          <table:table-cell office:value-type="float" office:value="34802" table:style-name="ce19">
            <text:p>34802</text:p>
          </table:table-cell>
          <table:table-cell office:value-type="float" office:value="20599" table:style-name="ce19">
            <text:p>20599</text:p>
          </table:table-cell>
          <table:table-cell office:value-type="float" office:value="13924" table:style-name="ce19">
            <text:p>13924</text:p>
          </table:table-cell>
          <table:table-cell office:value-type="float" office:value="5761" table:style-name="ce19">
            <text:p>5761</text:p>
          </table:table-cell>
          <table:table-cell office:value-type="float" office:value="14339" table:style-name="ce19">
            <text:p>14339</text:p>
          </table:table-cell>
          <table:table-cell office:value-type="float" office:value="5222" table:style-name="ce19">
            <text:p>5222</text:p>
          </table:table-cell>
          <table:table-cell office:value-type="float" office:value="7911" table:style-name="ce19">
            <text:p>7911</text:p>
          </table:table-cell>
          <table:table-cell office:value-type="float" office:value="11225" table:style-name="ce19">
            <text:p>11225</text:p>
          </table:table-cell>
          <table:table-cell office:value-type="float" office:value="8357" table:style-name="ce19">
            <text:p>8357</text:p>
          </table:table-cell>
          <table:table-cell office:value-type="float" office:value="3058" table:style-name="ce19">
            <text:p>3058</text:p>
          </table:table-cell>
          <table:table-cell office:value-type="float" office:value="2785" table:style-name="ce19">
            <text:p>2785</text:p>
          </table:table-cell>
          <table:table-cell office:value-type="float" office:value="20677" table:style-name="ce19">
            <text:p>20677</text:p>
          </table:table-cell>
          <table:table-cell office:value-type="float" office:value="6737" table:style-name="ce19">
            <text:p>6737</text:p>
          </table:table-cell>
          <table:table-cell office:value-type="float" office:value="5492" table:style-name="ce19">
            <text:p>5492</text:p>
          </table:table-cell>
          <table:table-cell office:value-type="float" office:value="66371" table:style-name="ce19">
            <text:p>66371</text:p>
          </table:table-cell>
          <table:table-cell office:value-type="float" office:value="5883" table:style-name="ce19">
            <text:p>5883</text:p>
          </table:table-cell>
          <table:table-cell office:value-type="float" office:value="8882" table:style-name="ce19">
            <text:p>8882</text:p>
          </table:table-cell>
          <table:table-cell office:value-type="float" office:value="5475" table:style-name="ce19">
            <text:p>5475</text:p>
          </table:table-cell>
          <table:table-cell office:value-type="float" office:value="13604" table:style-name="ce19">
            <text:p>13604</text:p>
          </table:table-cell>
          <table:table-cell office:value-type="float" office:value="9507" table:style-name="ce19">
            <text:p>9507</text:p>
          </table:table-cell>
          <table:table-cell office:value-type="float" office:value="20828" table:style-name="ce19">
            <text:p>20828</text:p>
          </table:table-cell>
          <table:table-cell office:value-type="float" office:value="28080" table:style-name="ce19">
            <text:p>28080</text:p>
          </table:table-cell>
          <table:table-cell office:value-type="float" office:value="22335" table:style-name="ce19">
            <text:p>22335</text:p>
          </table:table-cell>
          <table:table-cell office:value-type="float" office:value="14244" table:style-name="ce19">
            <text:p>14244</text:p>
          </table:table-cell>
          <table:table-cell office:value-type="float" office:value="59119" table:style-name="ce19">
            <text:p>59119</text:p>
          </table:table-cell>
          <table:table-cell office:value-type="float" office:value="66933" table:style-name="ce19">
            <text:p>66933</text:p>
          </table:table-cell>
          <table:table-cell office:value-type="float" office:value="5560" table:style-name="ce19">
            <text:p>5560</text:p>
          </table:table-cell>
          <table:table-cell office:value-type="float" office:value="15346" table:style-name="ce19">
            <text:p>15346</text:p>
          </table:table-cell>
          <table:table-cell office:value-type="float" office:value="17409" table:style-name="ce19">
            <text:p>17409</text:p>
          </table:table-cell>
          <table:table-cell office:value-type="float" office:value="8793" table:style-name="ce18">
            <text:p>8793</text:p>
          </table:table-cell>
          <table:table-cell office:value-type="float" office:value="44009" table:style-name="ce20">
            <text:p>44009</text:p>
          </table:table-cell>
          <table:table-cell office:value-type="float" office:value="8248" table:style-name="ce19">
            <text:p>8248</text:p>
          </table:table-cell>
          <table:table-cell office:value-type="float" office:value="11097" table:style-name="ce19">
            <text:p>11097</text:p>
          </table:table-cell>
          <table:table-cell office:value-type="float" office:value="5612" table:style-name="ce19">
            <text:p>5612</text:p>
          </table:table-cell>
          <table:table-cell office:value-type="float" office:value="9836" table:style-name="ce19">
            <text:p>9836</text:p>
          </table:table-cell>
          <table:table-cell office:value-type="float" office:value="8525" table:style-name="ce19">
            <text:p>8525</text:p>
          </table:table-cell>
          <table:table-cell office:value-type="float" office:value="23698" table:style-name="ce19">
            <text:p>23698</text:p>
          </table:table-cell>
          <table:table-cell office:value-type="float" office:value="7318" table:style-name="ce19">
            <text:p>7318</text:p>
          </table:table-cell>
          <table:table-cell office:value-type="float" office:value="6488" table:style-name="ce19">
            <text:p>6488</text:p>
          </table:table-cell>
          <table:table-cell office:value-type="float" office:value="4822" table:style-name="ce19">
            <text:p>4822</text:p>
          </table:table-cell>
          <table:table-cell office:value-type="float" office:value="9535" table:style-name="ce19">
            <text:p>9535</text:p>
          </table:table-cell>
          <table:table-cell office:value-type="float" office:value="6747" table:style-name="ce19">
            <text:p>6747</text:p>
          </table:table-cell>
          <table:table-cell office:value-type="float" office:value="8504" table:style-name="ce19">
            <text:p>8504</text:p>
          </table:table-cell>
          <table:table-cell office:value-type="float" office:value="21792" table:style-name="ce19">
            <text:p>21792</text:p>
          </table:table-cell>
          <table:table-cell office:value-type="float" office:value="3697" table:style-name="ce19">
            <text:p>3697</text:p>
          </table:table-cell>
          <table:table-cell office:value-type="float" office:value="7177" table:style-name="ce19">
            <text:p>7177</text:p>
          </table:table-cell>
          <table:table-cell office:value-type="float" office:value="3106" table:style-name="ce19">
            <text:p>3106</text:p>
          </table:table-cell>
          <table:table-cell office:value-type="float" office:value="1890" table:style-name="ce19">
            <text:p>1890</text:p>
          </table:table-cell>
          <table:table-cell office:value-type="float" office:value="2962" table:style-name="ce19">
            <text:p>2962</text:p>
          </table:table-cell>
          <table:table-cell office:value-type="float" office:value="5586" table:style-name="ce19">
            <text:p>5586</text:p>
          </table:table-cell>
          <table:table-cell office:value-type="float" office:value="6604" table:style-name="ce19">
            <text:p>6604</text:p>
          </table:table-cell>
          <table:table-cell office:value-type="float" office:value="7423" table:style-name="ce19">
            <text:p>7423</text:p>
          </table:table-cell>
          <table:table-cell office:value-type="float" office:value="7319" table:style-name="ce19">
            <text:p>7319</text:p>
          </table:table-cell>
          <table:table-cell office:value-type="float" office:value="37045" table:style-name="ce19">
            <text:p>37045</text:p>
          </table:table-cell>
          <table:table-cell office:value-type="float" office:value="12089" table:style-name="ce19">
            <text:p>12089</text:p>
          </table:table-cell>
          <table:table-cell office:value-type="float" office:value="6970" table:style-name="ce19">
            <text:p>6970</text:p>
          </table:table-cell>
          <table:table-cell office:value-type="float" office:value="9430" table:style-name="ce19">
            <text:p>9430</text:p>
          </table:table-cell>
          <table:table-cell office:value-type="float" office:value="7130" table:style-name="ce19">
            <text:p>7130</text:p>
          </table:table-cell>
          <table:table-cell office:value-type="float" office:value="7681" table:style-name="ce19">
            <text:p>7681</text:p>
          </table:table-cell>
          <table:table-cell office:value-type="float" office:value="8212" table:style-name="ce19">
            <text:p>8212</text:p>
          </table:table-cell>
          <table:table-cell office:value-type="float" office:value="5947" table:style-name="ce19">
            <text:p>5947</text:p>
          </table:table-cell>
          <table:table-cell office:value-type="float" office:value="5844" table:style-name="ce19">
            <text:p>5844</text:p>
          </table:table-cell>
          <table:table-cell office:value-type="float" office:value="21695" table:formula="of:=SUM([進站資料.D29];[出站資料.D29])" table:style-name="ce19">
            <text:p>21695</text:p>
          </table:table-cell>
          <table:table-cell office:value-type="float" office:value="68953" table:formula="of:=SUM([進站資料.E29];[出站資料.E29])" table:style-name="ce19">
            <text:p>68953</text:p>
          </table:table-cell>
          <table:table-cell office:value-type="float" office:value="13739" table:formula="of:=SUM([進站資料.F29];[出站資料.F29])" table:style-name="ce19">
            <text:p>13739</text:p>
          </table:table-cell>
          <table:table-cell office:value-type="float" office:value="8794" table:formula="of:=SUM([進站資料.G29];[出站資料.G29])" table:style-name="ce19">
            <text:p>8794</text:p>
          </table:table-cell>
          <table:table-cell office:value-type="float" office:value="9639" table:formula="of:=SUM([進站資料.H29];[出站資料.H29])" table:style-name="ce19">
            <text:p>9639</text:p>
          </table:table-cell>
          <table:table-cell office:value-type="float" office:value="5827" table:formula="of:=SUM([進站資料.I29];[出站資料.I29])" table:style-name="ce19">
            <text:p>5827</text:p>
          </table:table-cell>
          <table:table-cell office:value-type="float" office:value="2963" table:formula="of:=SUM([進站資料.J29];[出站資料.J29])" table:style-name="ce19">
            <text:p>2963</text:p>
          </table:table-cell>
          <table:table-cell office:value-type="float" office:value="10229" table:formula="of:=SUM([進站資料.K29];[出站資料.K29])" table:style-name="ce19">
            <text:p>10229</text:p>
          </table:table-cell>
          <table:table-cell office:value-type="float" office:value="3502" table:formula="of:=SUM([進站資料.L29];[出站資料.L29])" table:style-name="ce19">
            <text:p>3502</text:p>
          </table:table-cell>
          <table:table-cell office:value-type="float" office:value="5242" table:formula="of:=SUM([進站資料.M29];[出站資料.M29])" table:style-name="ce19">
            <text:p>5242</text:p>
          </table:table-cell>
          <table:table-cell office:value-type="float" office:value="37122" table:formula="of:=SUM([進站資料.N29];[出站資料.N29])" table:style-name="ce19">
            <text:p>37122</text:p>
          </table:table-cell>
          <table:table-cell office:value-type="float" office:value="5435" table:formula="of:=SUM([進站資料.O29];[出站資料.O29])" table:style-name="ce19">
            <text:p>5435</text:p>
          </table:table-cell>
          <table:table-cell office:value-type="float" office:value="17720" table:formula="of:=SUM([進站資料.P29];[出站資料.P29])" table:style-name="ce19">
            <text:p>17720</text:p>
          </table:table-cell>
          <table:table-cell office:value-type="float" office:value="4840" table:formula="of:=SUM([進站資料.Q29];[出站資料.Q29])" table:style-name="ce19">
            <text:p>4840</text:p>
          </table:table-cell>
          <table:table-cell office:value-type="float" office:value="5698" table:formula="of:=SUM([進站資料.R29];[出站資料.R29])" table:style-name="ce19">
            <text:p>5698</text:p>
          </table:table-cell>
          <table:table-cell office:value-type="float" office:value="4965" table:formula="of:=SUM([進站資料.S29];[出站資料.S29])" table:style-name="ce19">
            <text:p>4965</text:p>
          </table:table-cell>
          <table:table-cell office:value-type="float" office:value="9339" table:formula="of:=SUM([進站資料.T29];[出站資料.T29])" table:style-name="ce19">
            <text:p>9339</text:p>
          </table:table-cell>
          <table:table-cell office:value-type="float" office:value="7371" table:formula="of:=SUM([進站資料.U29];[出站資料.U29])" table:style-name="ce19">
            <text:p>7371</text:p>
          </table:table-cell>
          <table:table-cell office:value-type="float" office:value="6304" table:formula="of:=SUM([進站資料.V29];[出站資料.V29])" table:style-name="ce19">
            <text:p>6304</text:p>
          </table:table-cell>
          <table:table-cell office:value-type="float" office:value="8145" table:formula="of:=SUM([進站資料.W29];[出站資料.W29])" table:style-name="ce19">
            <text:p>8145</text:p>
          </table:table-cell>
          <table:table-cell office:value-type="float" office:value="2470" table:formula="of:=SUM([進站資料.X29];[出站資料.X29])" table:style-name="ce19">
            <text:p>2470</text:p>
          </table:table-cell>
          <table:table-cell office:value-type="float" office:value="20769" table:formula="of:=SUM([進站資料.Y29];[出站資料.Y29])" table:style-name="ce19">
            <text:p>20769</text:p>
          </table:table-cell>
          <table:table-cell office:value-type="float" office:value="3073" table:formula="of:=SUM([進站資料.Z29];[出站資料.Z29])" table:style-name="ce19">
            <text:p>3073</text:p>
          </table:table-cell>
          <table:table-cell office:value-type="float" office:value="32271" table:formula="of:=SUM([進站資料.AA29];[出站資料.AA29])" table:style-name="ce19">
            <text:p>32271</text:p>
          </table:table-cell>
          <table:table-cell office:value-type="float" office:value="14388" table:formula="of:=SUM([進站資料.AB29];[出站資料.AB29])" table:style-name="ce19">
            <text:p>14388</text:p>
          </table:table-cell>
          <table:table-cell office:value-type="float" office:value="18581" table:formula="of:=SUM([進站資料.AC29];[出站資料.AC29])" table:style-name="ce19">
            <text:p>18581</text:p>
          </table:table-cell>
          <table:table-cell office:value-type="float" office:value="19376" table:formula="of:=SUM([進站資料.AD29];[出站資料.AD29])" table:style-name="ce19">
            <text:p>19376</text:p>
          </table:table-cell>
          <table:table-cell office:value-type="float" office:value="17232" table:formula="of:=SUM([進站資料.AE29];[出站資料.AE29])" table:style-name="ce19">
            <text:p>17232</text:p>
          </table:table-cell>
          <table:table-cell office:value-type="float" office:value="10859" table:formula="of:=SUM([進站資料.AF29];[出站資料.AF29])" table:style-name="ce19">
            <text:p>10859</text:p>
          </table:table-cell>
          <table:table-cell office:value-type="float" office:value="26664" table:formula="of:=SUM([進站資料.AG29];[出站資料.AG29])" table:style-name="ce19">
            <text:p>26664</text:p>
          </table:table-cell>
          <table:table-cell office:value-type="float" office:value="15874" table:formula="of:=SUM([進站資料.AH29];[出站資料.AH29])" table:style-name="ce19">
            <text:p>15874</text:p>
          </table:table-cell>
          <table:table-cell office:value-type="float" office:value="21670" table:formula="of:=SUM([進站資料.AI29];[出站資料.AI29])" table:style-name="ce19">
            <text:p>21670</text:p>
          </table:table-cell>
          <table:table-cell office:value-type="float" office:value="29082" table:formula="of:=SUM([進站資料.AJ29];[出站資料.AJ29])" table:style-name="ce19">
            <text:p>29082</text:p>
          </table:table-cell>
          <table:table-cell office:value-type="float" office:value="4673" table:formula="of:=SUM([進站資料.AK29];[出站資料.AK29])" table:style-name="ce19">
            <text:p>4673</text:p>
          </table:table-cell>
          <table:table-cell office:value-type="float" office:value="43323" table:formula="of:=SUM([進站資料.AL29];[出站資料.AL29])" table:style-name="ce19">
            <text:p>43323</text:p>
          </table:table-cell>
          <table:table-cell office:value-type="float" office:value="29695" table:formula="of:=SUM([進站資料.AM29];[出站資料.AM29])" table:style-name="ce19">
            <text:p>29695</text:p>
          </table:table-cell>
          <table:table-cell office:value-type="float" office:value="28039" table:formula="of:=SUM([進站資料.AN29];[出站資料.AN29])" table:style-name="ce19">
            <text:p>28039</text:p>
          </table:table-cell>
          <table:table-cell office:value-type="float" office:value="32394" table:formula="of:=SUM([進站資料.AO29];[出站資料.AO29])" table:style-name="ce19">
            <text:p>32394</text:p>
          </table:table-cell>
          <table:table-cell office:value-type="float" office:value="9781" table:formula="of:=SUM([進站資料.AP29];[出站資料.AP29])" table:style-name="ce19">
            <text:p>9781</text:p>
          </table:table-cell>
          <table:table-cell office:value-type="float" office:value="229100" table:formula="of:=SUM([進站資料.AQ29];[出站資料.AQ29])" table:style-name="ce19">
            <text:p>229100</text:p>
          </table:table-cell>
          <table:table-cell office:value-type="float" office:value="46555" table:formula="of:=SUM([進站資料.AR29];[出站資料.AR29])" table:style-name="ce19">
            <text:p>46555</text:p>
          </table:table-cell>
          <table:table-cell office:value-type="float" office:value="24219" table:formula="of:=SUM([進站資料.AS29];[出站資料.AS29])" table:style-name="ce19">
            <text:p>24219</text:p>
          </table:table-cell>
          <table:table-cell office:value-type="float" office:value="23325" table:formula="of:=SUM([進站資料.AT29];[出站資料.AT29])" table:style-name="ce19">
            <text:p>23325</text:p>
          </table:table-cell>
          <table:table-cell office:value-type="float" office:value="52127" table:formula="of:=SUM([進站資料.AU29];[出站資料.AU29])" table:style-name="ce19">
            <text:p>52127</text:p>
          </table:table-cell>
          <table:table-cell office:value-type="float" office:value="69132" table:formula="of:=SUM([進站資料.AV29];[出站資料.AV29])" table:style-name="ce19">
            <text:p>69132</text:p>
          </table:table-cell>
          <table:table-cell office:value-type="float" office:value="42390" table:formula="of:=SUM([進站資料.AW29];[出站資料.AW29])" table:style-name="ce19">
            <text:p>42390</text:p>
          </table:table-cell>
          <table:table-cell office:value-type="float" office:value="27629" table:formula="of:=SUM([進站資料.AX29];[出站資料.AX29])" table:style-name="ce19">
            <text:p>27629</text:p>
          </table:table-cell>
          <table:table-cell office:value-type="float" office:value="11175" table:formula="of:=SUM([進站資料.AY29];[出站資料.AY29])" table:style-name="ce19">
            <text:p>11175</text:p>
          </table:table-cell>
          <table:table-cell office:value-type="float" office:value="28558" table:formula="of:=SUM([進站資料.AZ29];[出站資料.AZ29])" table:style-name="ce19">
            <text:p>28558</text:p>
          </table:table-cell>
          <table:table-cell office:value-type="float" office:value="9848" table:formula="of:=SUM([進站資料.BA29];[出站資料.BA29])" table:style-name="ce19">
            <text:p>9848</text:p>
          </table:table-cell>
          <table:table-cell office:value-type="float" office:value="15084" table:formula="of:=SUM([進站資料.BB29];[出站資料.BB29])" table:style-name="ce19">
            <text:p>15084</text:p>
          </table:table-cell>
          <table:table-cell office:value-type="float" office:value="22730" table:formula="of:=SUM([進站資料.BC29];[出站資料.BC29])" table:style-name="ce19">
            <text:p>22730</text:p>
          </table:table-cell>
          <table:table-cell office:value-type="float" office:value="16571" table:formula="of:=SUM([進站資料.BD29];[出站資料.BD29])" table:style-name="ce19">
            <text:p>16571</text:p>
          </table:table-cell>
          <table:table-cell office:value-type="float" office:value="5782" table:formula="of:=SUM([進站資料.BE29];[出站資料.BE29])" table:style-name="ce19">
            <text:p>5782</text:p>
          </table:table-cell>
          <table:table-cell office:value-type="float" office:value="5854" table:formula="of:=SUM([進站資料.BF29];[出站資料.BF29])" table:style-name="ce19">
            <text:p>5854</text:p>
          </table:table-cell>
          <table:table-cell office:value-type="float" office:value="41725" table:formula="of:=SUM([進站資料.BG29];[出站資料.BG29])" table:style-name="ce19">
            <text:p>41725</text:p>
          </table:table-cell>
          <table:table-cell office:value-type="float" office:value="13074" table:formula="of:=SUM([進站資料.BH29];[出站資料.BH29])" table:style-name="ce19">
            <text:p>13074</text:p>
          </table:table-cell>
          <table:table-cell office:value-type="float" office:value="11004" table:formula="of:=SUM([進站資料.BI29];[出站資料.BI29])" table:style-name="ce19">
            <text:p>11004</text:p>
          </table:table-cell>
          <table:table-cell office:value-type="float" office:value="131255" table:formula="of:=SUM([進站資料.BJ29];[出站資料.BJ29])" table:style-name="ce19">
            <text:p>131255</text:p>
          </table:table-cell>
          <table:table-cell office:value-type="float" office:value="11194" table:formula="of:=SUM([進站資料.BK29];[出站資料.BK29])" table:style-name="ce19">
            <text:p>11194</text:p>
          </table:table-cell>
          <table:table-cell office:value-type="float" office:value="17598" table:formula="of:=SUM([進站資料.BL29];[出站資料.BL29])" table:style-name="ce19">
            <text:p>17598</text:p>
          </table:table-cell>
          <table:table-cell office:value-type="float" office:value="10689" table:formula="of:=SUM([進站資料.BM29];[出站資料.BM29])" table:style-name="ce19">
            <text:p>10689</text:p>
          </table:table-cell>
          <table:table-cell office:value-type="float" office:value="26715" table:formula="of:=SUM([進站資料.BN29];[出站資料.BN29])" table:style-name="ce19">
            <text:p>26715</text:p>
          </table:table-cell>
          <table:table-cell office:value-type="float" office:value="17919" table:formula="of:=SUM([進站資料.BO29];[出站資料.BO29])" table:style-name="ce19">
            <text:p>17919</text:p>
          </table:table-cell>
          <table:table-cell office:value-type="float" office:value="40753" table:formula="of:=SUM([進站資料.BP29];[出站資料.BP29])" table:style-name="ce19">
            <text:p>40753</text:p>
          </table:table-cell>
          <table:table-cell office:value-type="float" office:value="59383" table:formula="of:=SUM([進站資料.BQ29];[出站資料.BQ29])" table:style-name="ce19">
            <text:p>59383</text:p>
          </table:table-cell>
          <table:table-cell office:value-type="float" office:value="42706" table:formula="of:=SUM([進站資料.BR29];[出站資料.BR29])" table:style-name="ce19">
            <text:p>42706</text:p>
          </table:table-cell>
          <table:table-cell office:value-type="float" office:value="27984" table:formula="of:=SUM([進站資料.BS29];[出站資料.BS29])" table:style-name="ce19">
            <text:p>27984</text:p>
          </table:table-cell>
          <table:table-cell office:value-type="float" office:value="118281" table:formula="of:=SUM([進站資料.BT29];[出站資料.BT29])" table:style-name="ce19">
            <text:p>118281</text:p>
          </table:table-cell>
          <table:table-cell office:value-type="float" office:value="137167" table:formula="of:=SUM([進站資料.BU29];[出站資料.BU29])" table:style-name="ce19">
            <text:p>137167</text:p>
          </table:table-cell>
          <table:table-cell office:value-type="float" office:value="11175" table:formula="of:=SUM([進站資料.BV29];[出站資料.BV29])" table:style-name="ce19">
            <text:p>11175</text:p>
          </table:table-cell>
          <table:table-cell office:value-type="float" office:value="30212" table:formula="of:=SUM([進站資料.BW29];[出站資料.BW29])" table:style-name="ce19">
            <text:p>30212</text:p>
          </table:table-cell>
          <table:table-cell office:value-type="float" office:value="35963" table:formula="of:=SUM([進站資料.BX29];[出站資料.BX29])" table:style-name="ce19">
            <text:p>35963</text:p>
          </table:table-cell>
          <table:table-cell office:value-type="float" office:value="18699" table:formula="of:=SUM([進站資料.BY29];[出站資料.BY29])" table:style-name="ce19">
            <text:p>18699</text:p>
          </table:table-cell>
          <table:table-cell office:value-type="float" office:value="87192" table:formula="of:=SUM([進站資料.BZ29];[出站資料.BZ29])" table:style-name="ce19">
            <text:p>87192</text:p>
          </table:table-cell>
          <table:table-cell office:value-type="float" office:value="15997" table:formula="of:=SUM([進站資料.CA29];[出站資料.CA29])" table:style-name="ce19">
            <text:p>15997</text:p>
          </table:table-cell>
          <table:table-cell office:value-type="float" office:value="22066" table:formula="of:=SUM([進站資料.CB29];[出站資料.CB29])" table:style-name="ce19">
            <text:p>22066</text:p>
          </table:table-cell>
          <table:table-cell office:value-type="float" office:value="11101" table:formula="of:=SUM([進站資料.CC29];[出站資料.CC29])" table:style-name="ce19">
            <text:p>11101</text:p>
          </table:table-cell>
          <table:table-cell office:value-type="float" office:value="20581" table:formula="of:=SUM([進站資料.CD29];[出站資料.CD29])" table:style-name="ce19">
            <text:p>20581</text:p>
          </table:table-cell>
          <table:table-cell office:value-type="float" office:value="17427" table:formula="of:=SUM([進站資料.CE29];[出站資料.CE29])" table:style-name="ce19">
            <text:p>17427</text:p>
          </table:table-cell>
          <table:table-cell office:value-type="float" office:value="48268" table:formula="of:=SUM([進站資料.CF29];[出站資料.CF29])" table:style-name="ce19">
            <text:p>48268</text:p>
          </table:table-cell>
          <table:table-cell office:value-type="float" office:value="14643" table:formula="of:=SUM([進站資料.CG29];[出站資料.CG29])" table:style-name="ce19">
            <text:p>14643</text:p>
          </table:table-cell>
          <table:table-cell office:value-type="float" office:value="12837" table:formula="of:=SUM([進站資料.CH29];[出站資料.CH29])" table:style-name="ce19">
            <text:p>12837</text:p>
          </table:table-cell>
          <table:table-cell office:value-type="float" office:value="9563" table:formula="of:=SUM([進站資料.CI29];[出站資料.CI29])" table:style-name="ce19">
            <text:p>9563</text:p>
          </table:table-cell>
          <table:table-cell office:value-type="float" office:value="19087" table:formula="of:=SUM([進站資料.CJ29];[出站資料.CJ29])" table:style-name="ce19">
            <text:p>19087</text:p>
          </table:table-cell>
          <table:table-cell office:value-type="float" office:value="13786" table:formula="of:=SUM([進站資料.CK29];[出站資料.CK29])" table:style-name="ce19">
            <text:p>13786</text:p>
          </table:table-cell>
          <table:table-cell office:value-type="float" office:value="17173" table:formula="of:=SUM([進站資料.CL29];[出站資料.CL29])" table:style-name="ce19">
            <text:p>17173</text:p>
          </table:table-cell>
          <table:table-cell office:value-type="float" office:value="42737" table:formula="of:=SUM([進站資料.CM29];[出站資料.CM29])" table:style-name="ce19">
            <text:p>42737</text:p>
          </table:table-cell>
          <table:table-cell office:value-type="float" office:value="7754" table:formula="of:=SUM([進站資料.CN29];[出站資料.CN29])" table:style-name="ce19">
            <text:p>7754</text:p>
          </table:table-cell>
          <table:table-cell office:value-type="float" office:value="14360" table:formula="of:=SUM([進站資料.CO29];[出站資料.CO29])" table:style-name="ce19">
            <text:p>14360</text:p>
          </table:table-cell>
          <table:table-cell office:value-type="float" office:value="5924" table:formula="of:=SUM([進站資料.CP29];[出站資料.CP29])" table:style-name="ce19">
            <text:p>5924</text:p>
          </table:table-cell>
          <table:table-cell office:value-type="float" office:value="3783" table:formula="of:=SUM([進站資料.CQ29];[出站資料.CQ29])" table:style-name="ce19">
            <text:p>3783</text:p>
          </table:table-cell>
          <table:table-cell office:value-type="float" office:value="5897" table:formula="of:=SUM([進站資料.CR29];[出站資料.CR29])" table:style-name="ce19">
            <text:p>5897</text:p>
          </table:table-cell>
          <table:table-cell office:value-type="float" office:value="10873" table:formula="of:=SUM([進站資料.CS29];[出站資料.CS29])" table:style-name="ce19">
            <text:p>10873</text:p>
          </table:table-cell>
          <table:table-cell office:value-type="float" office:value="13483" table:formula="of:=SUM([進站資料.CT29];[出站資料.CT29])" table:style-name="ce19">
            <text:p>13483</text:p>
          </table:table-cell>
          <table:table-cell office:value-type="float" office:value="13856" table:formula="of:=SUM([進站資料.CU29];[出站資料.CU29])" table:style-name="ce19">
            <text:p>13856</text:p>
          </table:table-cell>
          <table:table-cell office:value-type="float" office:value="14214" table:formula="of:=SUM([進站資料.CV29];[出站資料.CV29])" table:style-name="ce19">
            <text:p>14214</text:p>
          </table:table-cell>
          <table:table-cell office:value-type="float" office:value="75224" table:formula="of:=SUM([進站資料.CW29];[出站資料.CW29])" table:style-name="ce19">
            <text:p>75224</text:p>
          </table:table-cell>
          <table:table-cell office:value-type="float" office:value="24500" table:formula="of:=SUM([進站資料.CX29];[出站資料.CX29])" table:style-name="ce19">
            <text:p>24500</text:p>
          </table:table-cell>
          <table:table-cell office:value-type="float" office:value="13311" table:formula="of:=SUM([進站資料.CY29];[出站資料.CY29])" table:style-name="ce19">
            <text:p>13311</text:p>
          </table:table-cell>
          <table:table-cell office:value-type="float" office:value="18291" table:formula="of:=SUM([進站資料.CZ29];[出站資料.CZ29])" table:style-name="ce19">
            <text:p>18291</text:p>
          </table:table-cell>
          <table:table-cell office:value-type="float" office:value="14173" table:formula="of:=SUM([進站資料.DA29];[出站資料.DA29])" table:style-name="ce19">
            <text:p>14173</text:p>
          </table:table-cell>
          <table:table-cell office:value-type="float" office:value="14636" table:formula="of:=SUM([進站資料.DB29];[出站資料.DB29])" table:style-name="ce19">
            <text:p>14636</text:p>
          </table:table-cell>
          <table:table-cell office:value-type="float" office:value="16002" table:formula="of:=SUM([進站資料.DC29];[出站資料.DC29])" table:style-name="ce19">
            <text:p>16002</text:p>
          </table:table-cell>
          <table:table-cell office:value-type="float" office:value="11716" table:formula="of:=SUM([進站資料.DD29];[出站資料.DD29])" table:style-name="ce19">
            <text:p>11716</text:p>
          </table:table-cell>
          <table:table-cell office:value-type="float" office:value="11018" table:formula="of:=SUM([進站資料.DE29];[出站資料.DE29])" table:style-name="ce19">
            <text:p>11018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29" table:style-name="ce19">
            <text:p>29</text:p>
          </table:table-cell>
          <table:table-cell office:value-type="float" office:value="8082" table:formula="of:=SUM([進站資料.B30];[出站資料.B30])" table:style-name="ce19">
            <text:p>8082</text:p>
          </table:table-cell>
          <table:table-cell office:value-type="float" office:value="12534" table:formula="of:=SUM([進站資料.C30];[出站資料.C30])" table:style-name="ce19">
            <text:p>12534</text:p>
          </table:table-cell>
          <table:table-cell office:value-type="float" office:value="34026" table:style-name="ce19">
            <text:p>34026</text:p>
          </table:table-cell>
          <table:table-cell office:value-type="float" office:value="7751" table:style-name="ce19">
            <text:p>7751</text:p>
          </table:table-cell>
          <table:table-cell office:value-type="float" office:value="4807" table:style-name="ce19">
            <text:p>4807</text:p>
          </table:table-cell>
          <table:table-cell office:value-type="float" office:value="5462" table:style-name="ce19">
            <text:p>5462</text:p>
          </table:table-cell>
          <table:table-cell office:value-type="float" office:value="2863" table:style-name="ce19">
            <text:p>2863</text:p>
          </table:table-cell>
          <table:table-cell office:value-type="float" office:value="1747" table:style-name="ce19">
            <text:p>1747</text:p>
          </table:table-cell>
          <table:table-cell office:value-type="float" office:value="5397" table:style-name="ce19">
            <text:p>5397</text:p>
          </table:table-cell>
          <table:table-cell office:value-type="float" office:value="1716" table:style-name="ce19">
            <text:p>1716</text:p>
          </table:table-cell>
          <table:table-cell office:value-type="float" office:value="3094" table:style-name="ce19">
            <text:p>3094</text:p>
          </table:table-cell>
          <table:table-cell office:value-type="float" office:value="19167" table:style-name="ce19">
            <text:p>19167</text:p>
          </table:table-cell>
          <table:table-cell office:value-type="float" office:value="3016" table:style-name="ce19">
            <text:p>3016</text:p>
          </table:table-cell>
          <table:table-cell office:value-type="float" office:value="8512" table:style-name="ce19">
            <text:p>8512</text:p>
          </table:table-cell>
          <table:table-cell office:value-type="float" office:value="2880" table:style-name="ce19">
            <text:p>2880</text:p>
          </table:table-cell>
          <table:table-cell office:value-type="float" office:value="3319" table:style-name="ce19">
            <text:p>3319</text:p>
          </table:table-cell>
          <table:table-cell office:value-type="float" office:value="2694" table:style-name="ce19">
            <text:p>2694</text:p>
          </table:table-cell>
          <table:table-cell office:value-type="float" office:value="5356" table:style-name="ce19">
            <text:p>5356</text:p>
          </table:table-cell>
          <table:table-cell office:value-type="float" office:value="3917" table:style-name="ce19">
            <text:p>3917</text:p>
          </table:table-cell>
          <table:table-cell office:value-type="float" office:value="3570" table:style-name="ce19">
            <text:p>3570</text:p>
          </table:table-cell>
          <table:table-cell office:value-type="float" office:value="4151" table:style-name="ce19">
            <text:p>4151</text:p>
          </table:table-cell>
          <table:table-cell office:value-type="float" office:value="1485" table:style-name="ce19">
            <text:p>1485</text:p>
          </table:table-cell>
          <table:table-cell office:value-type="float" office:value="12645" table:style-name="ce19">
            <text:p>12645</text:p>
          </table:table-cell>
          <table:table-cell office:value-type="float" office:value="1921" table:style-name="ce19">
            <text:p>1921</text:p>
          </table:table-cell>
          <table:table-cell office:value-type="float" office:value="17606" table:style-name="ce19">
            <text:p>17606</text:p>
          </table:table-cell>
          <table:table-cell office:value-type="float" office:value="7543" table:style-name="ce19">
            <text:p>7543</text:p>
          </table:table-cell>
          <table:table-cell office:value-type="float" office:value="9963" table:style-name="ce19">
            <text:p>9963</text:p>
          </table:table-cell>
          <table:table-cell office:value-type="float" office:value="10540" table:style-name="ce19">
            <text:p>10540</text:p>
          </table:table-cell>
          <table:table-cell office:value-type="float" office:value="9580" table:style-name="ce19">
            <text:p>9580</text:p>
          </table:table-cell>
          <table:table-cell office:value-type="float" office:value="6193" table:style-name="ce19">
            <text:p>6193</text:p>
          </table:table-cell>
          <table:table-cell office:value-type="float" office:value="14695" table:style-name="ce19">
            <text:p>14695</text:p>
          </table:table-cell>
          <table:table-cell office:value-type="float" office:value="9528" table:style-name="ce19">
            <text:p>9528</text:p>
          </table:table-cell>
          <table:table-cell office:value-type="float" office:value="11940" table:style-name="ce19">
            <text:p>11940</text:p>
          </table:table-cell>
          <table:table-cell office:value-type="float" office:value="19186" table:style-name="ce19">
            <text:p>19186</text:p>
          </table:table-cell>
          <table:table-cell office:value-type="float" office:value="2307" table:style-name="ce19">
            <text:p>2307</text:p>
          </table:table-cell>
          <table:table-cell office:value-type="float" office:value="23453" table:style-name="ce19">
            <text:p>23453</text:p>
          </table:table-cell>
          <table:table-cell office:value-type="float" office:value="15658" table:style-name="ce19">
            <text:p>15658</text:p>
          </table:table-cell>
          <table:table-cell office:value-type="float" office:value="15641" table:style-name="ce19">
            <text:p>15641</text:p>
          </table:table-cell>
          <table:table-cell office:value-type="float" office:value="17111" table:style-name="ce19">
            <text:p>17111</text:p>
          </table:table-cell>
          <table:table-cell office:value-type="float" office:value="5896" table:style-name="ce19">
            <text:p>5896</text:p>
          </table:table-cell>
          <table:table-cell office:value-type="float" office:value="134749" table:style-name="ce19">
            <text:p>134749</text:p>
          </table:table-cell>
          <table:table-cell office:value-type="float" office:value="23331" table:style-name="ce19">
            <text:p>23331</text:p>
          </table:table-cell>
          <table:table-cell office:value-type="float" office:value="11277" table:style-name="ce19">
            <text:p>11277</text:p>
          </table:table-cell>
          <table:table-cell office:value-type="float" office:value="13992" table:style-name="ce19">
            <text:p>13992</text:p>
          </table:table-cell>
          <table:table-cell office:value-type="float" office:value="25271" table:style-name="ce19">
            <text:p>25271</text:p>
          </table:table-cell>
          <table:table-cell office:value-type="float" office:value="36879" table:style-name="ce19">
            <text:p>36879</text:p>
          </table:table-cell>
          <table:table-cell office:value-type="float" office:value="21889" table:style-name="ce19">
            <text:p>21889</text:p>
          </table:table-cell>
          <table:table-cell office:value-type="float" office:value="15186" table:style-name="ce19">
            <text:p>15186</text:p>
          </table:table-cell>
          <table:table-cell office:value-type="float" office:value="6336" table:style-name="ce19">
            <text:p>6336</text:p>
          </table:table-cell>
          <table:table-cell office:value-type="float" office:value="15994" table:style-name="ce19">
            <text:p>15994</text:p>
          </table:table-cell>
          <table:table-cell office:value-type="float" office:value="5356" table:style-name="ce19">
            <text:p>5356</text:p>
          </table:table-cell>
          <table:table-cell office:value-type="float" office:value="6933" table:style-name="ce19">
            <text:p>6933</text:p>
          </table:table-cell>
          <table:table-cell office:value-type="float" office:value="12254" table:style-name="ce19">
            <text:p>12254</text:p>
          </table:table-cell>
          <table:table-cell office:value-type="float" office:value="9564" table:style-name="ce19">
            <text:p>9564</text:p>
          </table:table-cell>
          <table:table-cell office:value-type="float" office:value="2671" table:style-name="ce19">
            <text:p>2671</text:p>
          </table:table-cell>
          <table:table-cell office:value-type="float" office:value="1988" table:style-name="ce19">
            <text:p>1988</text:p>
          </table:table-cell>
          <table:table-cell office:value-type="float" office:value="14393" table:style-name="ce19">
            <text:p>14393</text:p>
          </table:table-cell>
          <table:table-cell office:value-type="float" office:value="6824" table:style-name="ce19">
            <text:p>6824</text:p>
          </table:table-cell>
          <table:table-cell office:value-type="float" office:value="5378" table:style-name="ce19">
            <text:p>5378</text:p>
          </table:table-cell>
          <table:table-cell office:value-type="float" office:value="69376" table:style-name="ce19">
            <text:p>69376</text:p>
          </table:table-cell>
          <table:table-cell office:value-type="float" office:value="6270" table:style-name="ce19">
            <text:p>6270</text:p>
          </table:table-cell>
          <table:table-cell office:value-type="float" office:value="9078" table:style-name="ce19">
            <text:p>9078</text:p>
          </table:table-cell>
          <table:table-cell office:value-type="float" office:value="5327" table:style-name="ce19">
            <text:p>5327</text:p>
          </table:table-cell>
          <table:table-cell office:value-type="float" office:value="13638" table:style-name="ce19">
            <text:p>13638</text:p>
          </table:table-cell>
          <table:table-cell office:value-type="float" office:value="9982" table:style-name="ce19">
            <text:p>9982</text:p>
          </table:table-cell>
          <table:table-cell office:value-type="float" office:value="20496" table:style-name="ce19">
            <text:p>20496</text:p>
          </table:table-cell>
          <table:table-cell office:value-type="float" office:value="31513" table:style-name="ce19">
            <text:p>31513</text:p>
          </table:table-cell>
          <table:table-cell office:value-type="float" office:value="21747" table:style-name="ce19">
            <text:p>21747</text:p>
          </table:table-cell>
          <table:table-cell office:value-type="float" office:value="14640" table:style-name="ce19">
            <text:p>14640</text:p>
          </table:table-cell>
          <table:table-cell office:value-type="float" office:value="38529" table:style-name="ce19">
            <text:p>38529</text:p>
          </table:table-cell>
          <table:table-cell office:value-type="float" office:value="65164" table:style-name="ce19">
            <text:p>65164</text:p>
          </table:table-cell>
          <table:table-cell office:value-type="float" office:value="6057" table:style-name="ce19">
            <text:p>6057</text:p>
          </table:table-cell>
          <table:table-cell office:value-type="float" office:value="16504" table:style-name="ce19">
            <text:p>16504</text:p>
          </table:table-cell>
          <table:table-cell office:value-type="float" office:value="18563" table:style-name="ce19">
            <text:p>18563</text:p>
          </table:table-cell>
          <table:table-cell office:value-type="float" office:value="10886" table:style-name="ce18">
            <text:p>10886</text:p>
          </table:table-cell>
          <table:table-cell office:value-type="float" office:value="42621" table:style-name="ce20">
            <text:p>42621</text:p>
          </table:table-cell>
          <table:table-cell office:value-type="float" office:value="9572" table:style-name="ce19">
            <text:p>9572</text:p>
          </table:table-cell>
          <table:table-cell office:value-type="float" office:value="11246" table:style-name="ce19">
            <text:p>11246</text:p>
          </table:table-cell>
          <table:table-cell office:value-type="float" office:value="6407" table:style-name="ce19">
            <text:p>6407</text:p>
          </table:table-cell>
          <table:table-cell office:value-type="float" office:value="11329" table:style-name="ce19">
            <text:p>11329</text:p>
          </table:table-cell>
          <table:table-cell office:value-type="float" office:value="8575" table:style-name="ce19">
            <text:p>8575</text:p>
          </table:table-cell>
          <table:table-cell office:value-type="float" office:value="24895" table:style-name="ce19">
            <text:p>24895</text:p>
          </table:table-cell>
          <table:table-cell office:value-type="float" office:value="8023" table:style-name="ce19">
            <text:p>8023</text:p>
          </table:table-cell>
          <table:table-cell office:value-type="float" office:value="6728" table:style-name="ce19">
            <text:p>6728</text:p>
          </table:table-cell>
          <table:table-cell office:value-type="float" office:value="4881" table:style-name="ce19">
            <text:p>4881</text:p>
          </table:table-cell>
          <table:table-cell office:value-type="float" office:value="10526" table:style-name="ce19">
            <text:p>10526</text:p>
          </table:table-cell>
          <table:table-cell office:value-type="float" office:value="6556" table:style-name="ce19">
            <text:p>6556</text:p>
          </table:table-cell>
          <table:table-cell office:value-type="float" office:value="9293" table:style-name="ce19">
            <text:p>9293</text:p>
          </table:table-cell>
          <table:table-cell office:value-type="float" office:value="20329" table:style-name="ce19">
            <text:p>20329</text:p>
          </table:table-cell>
          <table:table-cell office:value-type="float" office:value="4334" table:style-name="ce19">
            <text:p>4334</text:p>
          </table:table-cell>
          <table:table-cell office:value-type="float" office:value="6995" table:style-name="ce19">
            <text:p>6995</text:p>
          </table:table-cell>
          <table:table-cell office:value-type="float" office:value="2964" table:style-name="ce19">
            <text:p>2964</text:p>
          </table:table-cell>
          <table:table-cell office:value-type="float" office:value="1870" table:style-name="ce19">
            <text:p>1870</text:p>
          </table:table-cell>
          <table:table-cell office:value-type="float" office:value="2949" table:style-name="ce19">
            <text:p>2949</text:p>
          </table:table-cell>
          <table:table-cell office:value-type="float" office:value="5544" table:style-name="ce19">
            <text:p>5544</text:p>
          </table:table-cell>
          <table:table-cell office:value-type="float" office:value="7137" table:style-name="ce19">
            <text:p>7137</text:p>
          </table:table-cell>
          <table:table-cell office:value-type="float" office:value="8214" table:style-name="ce19">
            <text:p>8214</text:p>
          </table:table-cell>
          <table:table-cell office:value-type="float" office:value="8171" table:style-name="ce19">
            <text:p>8171</text:p>
          </table:table-cell>
          <table:table-cell office:value-type="float" office:value="19607" table:style-name="ce19">
            <text:p>19607</text:p>
          </table:table-cell>
          <table:table-cell office:value-type="float" office:value="14857" table:style-name="ce19">
            <text:p>14857</text:p>
          </table:table-cell>
          <table:table-cell office:value-type="float" office:value="7360" table:style-name="ce19">
            <text:p>7360</text:p>
          </table:table-cell>
          <table:table-cell office:value-type="float" office:value="8712" table:style-name="ce19">
            <text:p>8712</text:p>
          </table:table-cell>
          <table:table-cell office:value-type="float" office:value="8300" table:style-name="ce19">
            <text:p>8300</text:p>
          </table:table-cell>
          <table:table-cell office:value-type="float" office:value="7851" table:style-name="ce19">
            <text:p>7851</text:p>
          </table:table-cell>
          <table:table-cell office:value-type="float" office:value="8837" table:style-name="ce19">
            <text:p>8837</text:p>
          </table:table-cell>
          <table:table-cell office:value-type="float" office:value="6908" table:style-name="ce19">
            <text:p>6908</text:p>
          </table:table-cell>
          <table:table-cell office:value-type="float" office:value="5918" table:style-name="ce19">
            <text:p>5918</text:p>
          </table:table-cell>
          <table:table-cell office:value-type="float" office:value="24938" table:formula="of:=SUM([進站資料.D30];[出站資料.D30])" table:style-name="ce19">
            <text:p>24938</text:p>
          </table:table-cell>
          <table:table-cell office:value-type="float" office:value="69057" table:formula="of:=SUM([進站資料.E30];[出站資料.E30])" table:style-name="ce19">
            <text:p>69057</text:p>
          </table:table-cell>
          <table:table-cell office:value-type="float" office:value="16147" table:formula="of:=SUM([進站資料.F30];[出站資料.F30])" table:style-name="ce19">
            <text:p>16147</text:p>
          </table:table-cell>
          <table:table-cell office:value-type="float" office:value="9308" table:formula="of:=SUM([進站資料.G30];[出站資料.G30])" table:style-name="ce19">
            <text:p>9308</text:p>
          </table:table-cell>
          <table:table-cell office:value-type="float" office:value="10577" table:formula="of:=SUM([進站資料.H30];[出站資料.H30])" table:style-name="ce19">
            <text:p>10577</text:p>
          </table:table-cell>
          <table:table-cell office:value-type="float" office:value="5767" table:formula="of:=SUM([進站資料.I30];[出站資料.I30])" table:style-name="ce19">
            <text:p>5767</text:p>
          </table:table-cell>
          <table:table-cell office:value-type="float" office:value="3409" table:formula="of:=SUM([進站資料.J30];[出站資料.J30])" table:style-name="ce19">
            <text:p>3409</text:p>
          </table:table-cell>
          <table:table-cell office:value-type="float" office:value="11073" table:formula="of:=SUM([進站資料.K30];[出站資料.K30])" table:style-name="ce19">
            <text:p>11073</text:p>
          </table:table-cell>
          <table:table-cell office:value-type="float" office:value="3013" table:formula="of:=SUM([進站資料.L30];[出站資料.L30])" table:style-name="ce19">
            <text:p>3013</text:p>
          </table:table-cell>
          <table:table-cell office:value-type="float" office:value="6023" table:formula="of:=SUM([進站資料.M30];[出站資料.M30])" table:style-name="ce19">
            <text:p>6023</text:p>
          </table:table-cell>
          <table:table-cell office:value-type="float" office:value="39327" table:formula="of:=SUM([進站資料.N30];[出站資料.N30])" table:style-name="ce19">
            <text:p>39327</text:p>
          </table:table-cell>
          <table:table-cell office:value-type="float" office:value="6222" table:formula="of:=SUM([進站資料.O30];[出站資料.O30])" table:style-name="ce19">
            <text:p>6222</text:p>
          </table:table-cell>
          <table:table-cell office:value-type="float" office:value="17534" table:formula="of:=SUM([進站資料.P30];[出站資料.P30])" table:style-name="ce19">
            <text:p>17534</text:p>
          </table:table-cell>
          <table:table-cell office:value-type="float" office:value="5839" table:formula="of:=SUM([進站資料.Q30];[出站資料.Q30])" table:style-name="ce19">
            <text:p>5839</text:p>
          </table:table-cell>
          <table:table-cell office:value-type="float" office:value="6685" table:formula="of:=SUM([進站資料.R30];[出站資料.R30])" table:style-name="ce19">
            <text:p>6685</text:p>
          </table:table-cell>
          <table:table-cell office:value-type="float" office:value="5460" table:formula="of:=SUM([進站資料.S30];[出站資料.S30])" table:style-name="ce19">
            <text:p>5460</text:p>
          </table:table-cell>
          <table:table-cell office:value-type="float" office:value="10543" table:formula="of:=SUM([進站資料.T30];[出站資料.T30])" table:style-name="ce19">
            <text:p>10543</text:p>
          </table:table-cell>
          <table:table-cell office:value-type="float" office:value="7783" table:formula="of:=SUM([進站資料.U30];[出站資料.U30])" table:style-name="ce19">
            <text:p>7783</text:p>
          </table:table-cell>
          <table:table-cell office:value-type="float" office:value="7103" table:formula="of:=SUM([進站資料.V30];[出站資料.V30])" table:style-name="ce19">
            <text:p>7103</text:p>
          </table:table-cell>
          <table:table-cell office:value-type="float" office:value="8439" table:formula="of:=SUM([進站資料.W30];[出站資料.W30])" table:style-name="ce19">
            <text:p>8439</text:p>
          </table:table-cell>
          <table:table-cell office:value-type="float" office:value="3003" table:formula="of:=SUM([進站資料.X30];[出站資料.X30])" table:style-name="ce19">
            <text:p>3003</text:p>
          </table:table-cell>
          <table:table-cell office:value-type="float" office:value="24061" table:formula="of:=SUM([進站資料.Y30];[出站資料.Y30])" table:style-name="ce19">
            <text:p>24061</text:p>
          </table:table-cell>
          <table:table-cell office:value-type="float" office:value="3913" table:formula="of:=SUM([進站資料.Z30];[出站資料.Z30])" table:style-name="ce19">
            <text:p>3913</text:p>
          </table:table-cell>
          <table:table-cell office:value-type="float" office:value="34332" table:formula="of:=SUM([進站資料.AA30];[出站資料.AA30])" table:style-name="ce19">
            <text:p>34332</text:p>
          </table:table-cell>
          <table:table-cell office:value-type="float" office:value="15625" table:formula="of:=SUM([進站資料.AB30];[出站資料.AB30])" table:style-name="ce19">
            <text:p>15625</text:p>
          </table:table-cell>
          <table:table-cell office:value-type="float" office:value="19323" table:formula="of:=SUM([進站資料.AC30];[出站資料.AC30])" table:style-name="ce19">
            <text:p>19323</text:p>
          </table:table-cell>
          <table:table-cell office:value-type="float" office:value="20903" table:formula="of:=SUM([進站資料.AD30];[出站資料.AD30])" table:style-name="ce19">
            <text:p>20903</text:p>
          </table:table-cell>
          <table:table-cell office:value-type="float" office:value="19192" table:formula="of:=SUM([進站資料.AE30];[出站資料.AE30])" table:style-name="ce19">
            <text:p>19192</text:p>
          </table:table-cell>
          <table:table-cell office:value-type="float" office:value="11902" table:formula="of:=SUM([進站資料.AF30];[出站資料.AF30])" table:style-name="ce19">
            <text:p>11902</text:p>
          </table:table-cell>
          <table:table-cell office:value-type="float" office:value="29285" table:formula="of:=SUM([進站資料.AG30];[出站資料.AG30])" table:style-name="ce19">
            <text:p>29285</text:p>
          </table:table-cell>
          <table:table-cell office:value-type="float" office:value="18763" table:formula="of:=SUM([進站資料.AH30];[出站資料.AH30])" table:style-name="ce19">
            <text:p>18763</text:p>
          </table:table-cell>
          <table:table-cell office:value-type="float" office:value="23919" table:formula="of:=SUM([進站資料.AI30];[出站資料.AI30])" table:style-name="ce19">
            <text:p>23919</text:p>
          </table:table-cell>
          <table:table-cell office:value-type="float" office:value="39041" table:formula="of:=SUM([進站資料.AJ30];[出站資料.AJ30])" table:style-name="ce19">
            <text:p>39041</text:p>
          </table:table-cell>
          <table:table-cell office:value-type="float" office:value="4753" table:formula="of:=SUM([進站資料.AK30];[出站資料.AK30])" table:style-name="ce19">
            <text:p>4753</text:p>
          </table:table-cell>
          <table:table-cell office:value-type="float" office:value="47046" table:formula="of:=SUM([進站資料.AL30];[出站資料.AL30])" table:style-name="ce19">
            <text:p>47046</text:p>
          </table:table-cell>
          <table:table-cell office:value-type="float" office:value="31465" table:formula="of:=SUM([進站資料.AM30];[出站資料.AM30])" table:style-name="ce19">
            <text:p>31465</text:p>
          </table:table-cell>
          <table:table-cell office:value-type="float" office:value="30574" table:formula="of:=SUM([進站資料.AN30];[出站資料.AN30])" table:style-name="ce19">
            <text:p>30574</text:p>
          </table:table-cell>
          <table:table-cell office:value-type="float" office:value="34216" table:formula="of:=SUM([進站資料.AO30];[出站資料.AO30])" table:style-name="ce19">
            <text:p>34216</text:p>
          </table:table-cell>
          <table:table-cell office:value-type="float" office:value="11509" table:formula="of:=SUM([進站資料.AP30];[出站資料.AP30])" table:style-name="ce19">
            <text:p>11509</text:p>
          </table:table-cell>
          <table:table-cell office:value-type="float" office:value="271160" table:formula="of:=SUM([進站資料.AQ30];[出站資料.AQ30])" table:style-name="ce19">
            <text:p>271160</text:p>
          </table:table-cell>
          <table:table-cell office:value-type="float" office:value="47314" table:formula="of:=SUM([進站資料.AR30];[出站資料.AR30])" table:style-name="ce19">
            <text:p>47314</text:p>
          </table:table-cell>
          <table:table-cell office:value-type="float" office:value="23249" table:formula="of:=SUM([進站資料.AS30];[出站資料.AS30])" table:style-name="ce19">
            <text:p>23249</text:p>
          </table:table-cell>
          <table:table-cell office:value-type="float" office:value="27016" table:formula="of:=SUM([進站資料.AT30];[出站資料.AT30])" table:style-name="ce19">
            <text:p>27016</text:p>
          </table:table-cell>
          <table:table-cell office:value-type="float" office:value="50400" table:formula="of:=SUM([進站資料.AU30];[出站資料.AU30])" table:style-name="ce19">
            <text:p>50400</text:p>
          </table:table-cell>
          <table:table-cell office:value-type="float" office:value="72488" table:formula="of:=SUM([進站資料.AV30];[出站資料.AV30])" table:style-name="ce19">
            <text:p>72488</text:p>
          </table:table-cell>
          <table:table-cell office:value-type="float" office:value="45383" table:formula="of:=SUM([進站資料.AW30];[出站資料.AW30])" table:style-name="ce19">
            <text:p>45383</text:p>
          </table:table-cell>
          <table:table-cell office:value-type="float" office:value="30818" table:formula="of:=SUM([進站資料.AX30];[出站資料.AX30])" table:style-name="ce19">
            <text:p>30818</text:p>
          </table:table-cell>
          <table:table-cell office:value-type="float" office:value="12411" table:formula="of:=SUM([進站資料.AY30];[出站資料.AY30])" table:style-name="ce19">
            <text:p>12411</text:p>
          </table:table-cell>
          <table:table-cell office:value-type="float" office:value="32320" table:formula="of:=SUM([進站資料.AZ30];[出站資料.AZ30])" table:style-name="ce19">
            <text:p>32320</text:p>
          </table:table-cell>
          <table:table-cell office:value-type="float" office:value="10091" table:formula="of:=SUM([進站資料.BA30];[出站資料.BA30])" table:style-name="ce19">
            <text:p>10091</text:p>
          </table:table-cell>
          <table:table-cell office:value-type="float" office:value="12920" table:formula="of:=SUM([進站資料.BB30];[出站資料.BB30])" table:style-name="ce19">
            <text:p>12920</text:p>
          </table:table-cell>
          <table:table-cell office:value-type="float" office:value="25179" table:formula="of:=SUM([進站資料.BC30];[出站資料.BC30])" table:style-name="ce19">
            <text:p>25179</text:p>
          </table:table-cell>
          <table:table-cell office:value-type="float" office:value="19139" table:formula="of:=SUM([進站資料.BD30];[出站資料.BD30])" table:style-name="ce19">
            <text:p>19139</text:p>
          </table:table-cell>
          <table:table-cell office:value-type="float" office:value="5244" table:formula="of:=SUM([進站資料.BE30];[出站資料.BE30])" table:style-name="ce19">
            <text:p>5244</text:p>
          </table:table-cell>
          <table:table-cell office:value-type="float" office:value="3873" table:formula="of:=SUM([進站資料.BF30];[出站資料.BF30])" table:style-name="ce19">
            <text:p>3873</text:p>
          </table:table-cell>
          <table:table-cell office:value-type="float" office:value="29323" table:formula="of:=SUM([進站資料.BG30];[出站資料.BG30])" table:style-name="ce19">
            <text:p>29323</text:p>
          </table:table-cell>
          <table:table-cell office:value-type="float" office:value="13393" table:formula="of:=SUM([進站資料.BH30];[出站資料.BH30])" table:style-name="ce19">
            <text:p>13393</text:p>
          </table:table-cell>
          <table:table-cell office:value-type="float" office:value="10741" table:formula="of:=SUM([進站資料.BI30];[出站資料.BI30])" table:style-name="ce19">
            <text:p>10741</text:p>
          </table:table-cell>
          <table:table-cell office:value-type="float" office:value="137139" table:formula="of:=SUM([進站資料.BJ30];[出站資料.BJ30])" table:style-name="ce19">
            <text:p>137139</text:p>
          </table:table-cell>
          <table:table-cell office:value-type="float" office:value="12149" table:formula="of:=SUM([進站資料.BK30];[出站資料.BK30])" table:style-name="ce19">
            <text:p>12149</text:p>
          </table:table-cell>
          <table:table-cell office:value-type="float" office:value="18156" table:formula="of:=SUM([進站資料.BL30];[出站資料.BL30])" table:style-name="ce19">
            <text:p>18156</text:p>
          </table:table-cell>
          <table:table-cell office:value-type="float" office:value="10591" table:formula="of:=SUM([進站資料.BM30];[出站資料.BM30])" table:style-name="ce19">
            <text:p>10591</text:p>
          </table:table-cell>
          <table:table-cell office:value-type="float" office:value="27255" table:formula="of:=SUM([進站資料.BN30];[出站資料.BN30])" table:style-name="ce19">
            <text:p>27255</text:p>
          </table:table-cell>
          <table:table-cell office:value-type="float" office:value="19087" table:formula="of:=SUM([進站資料.BO30];[出站資料.BO30])" table:style-name="ce19">
            <text:p>19087</text:p>
          </table:table-cell>
          <table:table-cell office:value-type="float" office:value="40149" table:formula="of:=SUM([進站資料.BP30];[出站資料.BP30])" table:style-name="ce19">
            <text:p>40149</text:p>
          </table:table-cell>
          <table:table-cell office:value-type="float" office:value="63657" table:formula="of:=SUM([進站資料.BQ30];[出站資料.BQ30])" table:style-name="ce19">
            <text:p>63657</text:p>
          </table:table-cell>
          <table:table-cell office:value-type="float" office:value="42159" table:formula="of:=SUM([進站資料.BR30];[出站資料.BR30])" table:style-name="ce19">
            <text:p>42159</text:p>
          </table:table-cell>
          <table:table-cell office:value-type="float" office:value="29354" table:formula="of:=SUM([進站資料.BS30];[出站資料.BS30])" table:style-name="ce19">
            <text:p>29354</text:p>
          </table:table-cell>
          <table:table-cell office:value-type="float" office:value="76524" table:formula="of:=SUM([進站資料.BT30];[出站資料.BT30])" table:style-name="ce19">
            <text:p>76524</text:p>
          </table:table-cell>
          <table:table-cell office:value-type="float" office:value="132814" table:formula="of:=SUM([進站資料.BU30];[出站資料.BU30])" table:style-name="ce19">
            <text:p>132814</text:p>
          </table:table-cell>
          <table:table-cell office:value-type="float" office:value="12332" table:formula="of:=SUM([進站資料.BV30];[出站資料.BV30])" table:style-name="ce19">
            <text:p>12332</text:p>
          </table:table-cell>
          <table:table-cell office:value-type="float" office:value="32557" table:formula="of:=SUM([進站資料.BW30];[出站資料.BW30])" table:style-name="ce19">
            <text:p>32557</text:p>
          </table:table-cell>
          <table:table-cell office:value-type="float" office:value="38667" table:formula="of:=SUM([進站資料.BX30];[出站資料.BX30])" table:style-name="ce19">
            <text:p>38667</text:p>
          </table:table-cell>
          <table:table-cell office:value-type="float" office:value="23553" table:formula="of:=SUM([進站資料.BY30];[出站資料.BY30])" table:style-name="ce19">
            <text:p>23553</text:p>
          </table:table-cell>
          <table:table-cell office:value-type="float" office:value="84530" table:formula="of:=SUM([進站資料.BZ30];[出站資料.BZ30])" table:style-name="ce19">
            <text:p>84530</text:p>
          </table:table-cell>
          <table:table-cell office:value-type="float" office:value="18747" table:formula="of:=SUM([進站資料.CA30];[出站資料.CA30])" table:style-name="ce19">
            <text:p>18747</text:p>
          </table:table-cell>
          <table:table-cell office:value-type="float" office:value="22913" table:formula="of:=SUM([進站資料.CB30];[出站資料.CB30])" table:style-name="ce19">
            <text:p>22913</text:p>
          </table:table-cell>
          <table:table-cell office:value-type="float" office:value="12908" table:formula="of:=SUM([進站資料.CC30];[出站資料.CC30])" table:style-name="ce19">
            <text:p>12908</text:p>
          </table:table-cell>
          <table:table-cell office:value-type="float" office:value="22864" table:formula="of:=SUM([進站資料.CD30];[出站資料.CD30])" table:style-name="ce19">
            <text:p>22864</text:p>
          </table:table-cell>
          <table:table-cell office:value-type="float" office:value="17547" table:formula="of:=SUM([進站資料.CE30];[出站資料.CE30])" table:style-name="ce19">
            <text:p>17547</text:p>
          </table:table-cell>
          <table:table-cell office:value-type="float" office:value="50290" table:formula="of:=SUM([進站資料.CF30];[出站資料.CF30])" table:style-name="ce19">
            <text:p>50290</text:p>
          </table:table-cell>
          <table:table-cell office:value-type="float" office:value="16449" table:formula="of:=SUM([進站資料.CG30];[出站資料.CG30])" table:style-name="ce19">
            <text:p>16449</text:p>
          </table:table-cell>
          <table:table-cell office:value-type="float" office:value="13553" table:formula="of:=SUM([進站資料.CH30];[出站資料.CH30])" table:style-name="ce19">
            <text:p>13553</text:p>
          </table:table-cell>
          <table:table-cell office:value-type="float" office:value="9636" table:formula="of:=SUM([進站資料.CI30];[出站資料.CI30])" table:style-name="ce19">
            <text:p>9636</text:p>
          </table:table-cell>
          <table:table-cell office:value-type="float" office:value="21474" table:formula="of:=SUM([進站資料.CJ30];[出站資料.CJ30])" table:style-name="ce19">
            <text:p>21474</text:p>
          </table:table-cell>
          <table:table-cell office:value-type="float" office:value="13592" table:formula="of:=SUM([進站資料.CK30];[出站資料.CK30])" table:style-name="ce19">
            <text:p>13592</text:p>
          </table:table-cell>
          <table:table-cell office:value-type="float" office:value="18904" table:formula="of:=SUM([進站資料.CL30];[出站資料.CL30])" table:style-name="ce19">
            <text:p>18904</text:p>
          </table:table-cell>
          <table:table-cell office:value-type="float" office:value="38646" table:formula="of:=SUM([進站資料.CM30];[出站資料.CM30])" table:style-name="ce19">
            <text:p>38646</text:p>
          </table:table-cell>
          <table:table-cell office:value-type="float" office:value="8959" table:formula="of:=SUM([進站資料.CN30];[出站資料.CN30])" table:style-name="ce19">
            <text:p>8959</text:p>
          </table:table-cell>
          <table:table-cell office:value-type="float" office:value="14423" table:formula="of:=SUM([進站資料.CO30];[出站資料.CO30])" table:style-name="ce19">
            <text:p>14423</text:p>
          </table:table-cell>
          <table:table-cell office:value-type="float" office:value="5715" table:formula="of:=SUM([進站資料.CP30];[出站資料.CP30])" table:style-name="ce19">
            <text:p>5715</text:p>
          </table:table-cell>
          <table:table-cell office:value-type="float" office:value="3672" table:formula="of:=SUM([進站資料.CQ30];[出站資料.CQ30])" table:style-name="ce19">
            <text:p>3672</text:p>
          </table:table-cell>
          <table:table-cell office:value-type="float" office:value="5829" table:formula="of:=SUM([進站資料.CR30];[出站資料.CR30])" table:style-name="ce19">
            <text:p>5829</text:p>
          </table:table-cell>
          <table:table-cell office:value-type="float" office:value="11070" table:formula="of:=SUM([進站資料.CS30];[出站資料.CS30])" table:style-name="ce19">
            <text:p>11070</text:p>
          </table:table-cell>
          <table:table-cell office:value-type="float" office:value="14318" table:formula="of:=SUM([進站資料.CT30];[出站資料.CT30])" table:style-name="ce19">
            <text:p>14318</text:p>
          </table:table-cell>
          <table:table-cell office:value-type="float" office:value="14868" table:formula="of:=SUM([進站資料.CU30];[出站資料.CU30])" table:style-name="ce19">
            <text:p>14868</text:p>
          </table:table-cell>
          <table:table-cell office:value-type="float" office:value="16211" table:formula="of:=SUM([進站資料.CV30];[出站資料.CV30])" table:style-name="ce19">
            <text:p>16211</text:p>
          </table:table-cell>
          <table:table-cell office:value-type="float" office:value="39486" table:formula="of:=SUM([進站資料.CW30];[出站資料.CW30])" table:style-name="ce19">
            <text:p>39486</text:p>
          </table:table-cell>
          <table:table-cell office:value-type="float" office:value="29801" table:formula="of:=SUM([進站資料.CX30];[出站資料.CX30])" table:style-name="ce19">
            <text:p>29801</text:p>
          </table:table-cell>
          <table:table-cell office:value-type="float" office:value="14461" table:formula="of:=SUM([進站資料.CY30];[出站資料.CY30])" table:style-name="ce19">
            <text:p>14461</text:p>
          </table:table-cell>
          <table:table-cell office:value-type="float" office:value="17212" table:formula="of:=SUM([進站資料.CZ30];[出站資料.CZ30])" table:style-name="ce19">
            <text:p>17212</text:p>
          </table:table-cell>
          <table:table-cell office:value-type="float" office:value="16737" table:formula="of:=SUM([進站資料.DA30];[出站資料.DA30])" table:style-name="ce19">
            <text:p>16737</text:p>
          </table:table-cell>
          <table:table-cell office:value-type="float" office:value="15311" table:formula="of:=SUM([進站資料.DB30];[出站資料.DB30])" table:style-name="ce19">
            <text:p>15311</text:p>
          </table:table-cell>
          <table:table-cell office:value-type="float" office:value="17532" table:formula="of:=SUM([進站資料.DC30];[出站資料.DC30])" table:style-name="ce19">
            <text:p>17532</text:p>
          </table:table-cell>
          <table:table-cell office:value-type="float" office:value="13691" table:formula="of:=SUM([進站資料.DD30];[出站資料.DD30])" table:style-name="ce19">
            <text:p>13691</text:p>
          </table:table-cell>
          <table:table-cell office:value-type="float" office:value="11532" table:formula="of:=SUM([進站資料.DE30];[出站資料.DE30])" table:style-name="ce19">
            <text:p>11532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30" table:style-name="ce19">
            <text:p>30</text:p>
          </table:table-cell>
          <table:table-cell office:value-type="float" office:value="7819" table:formula="of:=SUM([進站資料.B31];[出站資料.B31])" table:style-name="ce19">
            <text:p>7819</text:p>
          </table:table-cell>
          <table:table-cell office:value-type="float" office:value="13822" table:formula="of:=SUM([進站資料.C31];[出站資料.C31])" table:style-name="ce19">
            <text:p>13822</text:p>
          </table:table-cell>
          <table:table-cell office:value-type="float" office:value="42483" table:style-name="ce19">
            <text:p>42483</text:p>
          </table:table-cell>
          <table:table-cell office:value-type="float" office:value="8012" table:style-name="ce19">
            <text:p>8012</text:p>
          </table:table-cell>
          <table:table-cell office:value-type="float" office:value="5069" table:style-name="ce19">
            <text:p>5069</text:p>
          </table:table-cell>
          <table:table-cell office:value-type="float" office:value="5062" table:style-name="ce19">
            <text:p>5062</text:p>
          </table:table-cell>
          <table:table-cell office:value-type="float" office:value="2725" table:style-name="ce19">
            <text:p>2725</text:p>
          </table:table-cell>
          <table:table-cell office:value-type="float" office:value="1525" table:style-name="ce19">
            <text:p>1525</text:p>
          </table:table-cell>
          <table:table-cell office:value-type="float" office:value="5240" table:style-name="ce19">
            <text:p>5240</text:p>
          </table:table-cell>
          <table:table-cell office:value-type="float" office:value="1406" table:style-name="ce19">
            <text:p>1406</text:p>
          </table:table-cell>
          <table:table-cell office:value-type="float" office:value="2820" table:style-name="ce19">
            <text:p>2820</text:p>
          </table:table-cell>
          <table:table-cell office:value-type="float" office:value="15372" table:style-name="ce19">
            <text:p>15372</text:p>
          </table:table-cell>
          <table:table-cell office:value-type="float" office:value="3121" table:style-name="ce19">
            <text:p>3121</text:p>
          </table:table-cell>
          <table:table-cell office:value-type="float" office:value="9745" table:style-name="ce19">
            <text:p>9745</text:p>
          </table:table-cell>
          <table:table-cell office:value-type="float" office:value="3019" table:style-name="ce19">
            <text:p>3019</text:p>
          </table:table-cell>
          <table:table-cell office:value-type="float" office:value="3656" table:style-name="ce19">
            <text:p>3656</text:p>
          </table:table-cell>
          <table:table-cell office:value-type="float" office:value="2628" table:style-name="ce19">
            <text:p>2628</text:p>
          </table:table-cell>
          <table:table-cell office:value-type="float" office:value="5173" table:style-name="ce19">
            <text:p>5173</text:p>
          </table:table-cell>
          <table:table-cell office:value-type="float" office:value="2705" table:style-name="ce19">
            <text:p>2705</text:p>
          </table:table-cell>
          <table:table-cell office:value-type="float" office:value="3588" table:style-name="ce19">
            <text:p>3588</text:p>
          </table:table-cell>
          <table:table-cell office:value-type="float" office:value="3969" table:style-name="ce19">
            <text:p>3969</text:p>
          </table:table-cell>
          <table:table-cell office:value-type="float" office:value="1711" table:style-name="ce19">
            <text:p>1711</text:p>
          </table:table-cell>
          <table:table-cell office:value-type="float" office:value="11915" table:style-name="ce19">
            <text:p>11915</text:p>
          </table:table-cell>
          <table:table-cell office:value-type="float" office:value="1499" table:style-name="ce19">
            <text:p>1499</text:p>
          </table:table-cell>
          <table:table-cell office:value-type="float" office:value="13644" table:style-name="ce19">
            <text:p>13644</text:p>
          </table:table-cell>
          <table:table-cell office:value-type="float" office:value="6736" table:style-name="ce19">
            <text:p>6736</text:p>
          </table:table-cell>
          <table:table-cell office:value-type="float" office:value="9228" table:style-name="ce19">
            <text:p>9228</text:p>
          </table:table-cell>
          <table:table-cell office:value-type="float" office:value="9953" table:style-name="ce19">
            <text:p>9953</text:p>
          </table:table-cell>
          <table:table-cell office:value-type="float" office:value="8883" table:style-name="ce19">
            <text:p>8883</text:p>
          </table:table-cell>
          <table:table-cell office:value-type="float" office:value="5875" table:style-name="ce19">
            <text:p>5875</text:p>
          </table:table-cell>
          <table:table-cell office:value-type="float" office:value="16337" table:style-name="ce19">
            <text:p>16337</text:p>
          </table:table-cell>
          <table:table-cell office:value-type="float" office:value="9849" table:style-name="ce19">
            <text:p>9849</text:p>
          </table:table-cell>
          <table:table-cell office:value-type="float" office:value="12039" table:style-name="ce19">
            <text:p>12039</text:p>
          </table:table-cell>
          <table:table-cell office:value-type="float" office:value="18016" table:style-name="ce19">
            <text:p>18016</text:p>
          </table:table-cell>
          <table:table-cell office:value-type="float" office:value="2445" table:style-name="ce19">
            <text:p>2445</text:p>
          </table:table-cell>
          <table:table-cell office:value-type="float" office:value="22319" table:style-name="ce19">
            <text:p>22319</text:p>
          </table:table-cell>
          <table:table-cell office:value-type="float" office:value="15093" table:style-name="ce19">
            <text:p>15093</text:p>
          </table:table-cell>
          <table:table-cell office:value-type="float" office:value="14797" table:style-name="ce19">
            <text:p>14797</text:p>
          </table:table-cell>
          <table:table-cell office:value-type="float" office:value="15624" table:style-name="ce19">
            <text:p>15624</text:p>
          </table:table-cell>
          <table:table-cell office:value-type="float" office:value="6032" table:style-name="ce19">
            <text:p>6032</text:p>
          </table:table-cell>
          <table:table-cell office:value-type="float" office:value="156011" table:style-name="ce19">
            <text:p>156011</text:p>
          </table:table-cell>
          <table:table-cell office:value-type="float" office:value="28091" table:style-name="ce19">
            <text:p>28091</text:p>
          </table:table-cell>
          <table:table-cell office:value-type="float" office:value="12362" table:style-name="ce19">
            <text:p>12362</text:p>
          </table:table-cell>
          <table:table-cell office:value-type="float" office:value="13254" table:style-name="ce19">
            <text:p>13254</text:p>
          </table:table-cell>
          <table:table-cell office:value-type="float" office:value="24004" table:style-name="ce19">
            <text:p>24004</text:p>
          </table:table-cell>
          <table:table-cell office:value-type="float" office:value="36813" table:style-name="ce19">
            <text:p>36813</text:p>
          </table:table-cell>
          <table:table-cell office:value-type="float" office:value="22050" table:style-name="ce19">
            <text:p>22050</text:p>
          </table:table-cell>
          <table:table-cell office:value-type="float" office:value="15365" table:style-name="ce19">
            <text:p>15365</text:p>
          </table:table-cell>
          <table:table-cell office:value-type="float" office:value="6065" table:style-name="ce19">
            <text:p>6065</text:p>
          </table:table-cell>
          <table:table-cell office:value-type="float" office:value="16137" table:style-name="ce19">
            <text:p>16137</text:p>
          </table:table-cell>
          <table:table-cell office:value-type="float" office:value="4694" table:style-name="ce19">
            <text:p>4694</text:p>
          </table:table-cell>
          <table:table-cell office:value-type="float" office:value="6339" table:style-name="ce19">
            <text:p>6339</text:p>
          </table:table-cell>
          <table:table-cell office:value-type="float" office:value="12356" table:style-name="ce19">
            <text:p>12356</text:p>
          </table:table-cell>
          <table:table-cell office:value-type="float" office:value="10879" table:style-name="ce19">
            <text:p>10879</text:p>
          </table:table-cell>
          <table:table-cell office:value-type="float" office:value="2805" table:style-name="ce19">
            <text:p>2805</text:p>
          </table:table-cell>
          <table:table-cell office:value-type="float" office:value="1778" table:style-name="ce19">
            <text:p>1778</text:p>
          </table:table-cell>
          <table:table-cell office:value-type="float" office:value="13036" table:style-name="ce19">
            <text:p>13036</text:p>
          </table:table-cell>
          <table:table-cell office:value-type="float" office:value="6362" table:style-name="ce19">
            <text:p>6362</text:p>
          </table:table-cell>
          <table:table-cell office:value-type="float" office:value="5041" table:style-name="ce19">
            <text:p>5041</text:p>
          </table:table-cell>
          <table:table-cell office:value-type="float" office:value="55881" table:style-name="ce19">
            <text:p>55881</text:p>
          </table:table-cell>
          <table:table-cell office:value-type="float" office:value="5621" table:style-name="ce19">
            <text:p>5621</text:p>
          </table:table-cell>
          <table:table-cell office:value-type="float" office:value="8949" table:style-name="ce19">
            <text:p>8949</text:p>
          </table:table-cell>
          <table:table-cell office:value-type="float" office:value="5130" table:style-name="ce19">
            <text:p>5130</text:p>
          </table:table-cell>
          <table:table-cell office:value-type="float" office:value="12973" table:style-name="ce19">
            <text:p>12973</text:p>
          </table:table-cell>
          <table:table-cell office:value-type="float" office:value="9960" table:style-name="ce19">
            <text:p>9960</text:p>
          </table:table-cell>
          <table:table-cell office:value-type="float" office:value="21419" table:style-name="ce19">
            <text:p>21419</text:p>
          </table:table-cell>
          <table:table-cell office:value-type="float" office:value="35497" table:style-name="ce19">
            <text:p>35497</text:p>
          </table:table-cell>
          <table:table-cell office:value-type="float" office:value="22499" table:style-name="ce19">
            <text:p>22499</text:p>
          </table:table-cell>
          <table:table-cell office:value-type="float" office:value="14671" table:style-name="ce19">
            <text:p>14671</text:p>
          </table:table-cell>
          <table:table-cell office:value-type="float" office:value="38476" table:style-name="ce19">
            <text:p>38476</text:p>
          </table:table-cell>
          <table:table-cell office:value-type="float" office:value="78921" table:style-name="ce19">
            <text:p>78921</text:p>
          </table:table-cell>
          <table:table-cell office:value-type="float" office:value="6283" table:style-name="ce19">
            <text:p>6283</text:p>
          </table:table-cell>
          <table:table-cell office:value-type="float" office:value="21185" table:style-name="ce19">
            <text:p>21185</text:p>
          </table:table-cell>
          <table:table-cell office:value-type="float" office:value="25287" table:style-name="ce19">
            <text:p>25287</text:p>
          </table:table-cell>
          <table:table-cell office:value-type="float" office:value="12638" table:style-name="ce18">
            <text:p>12638</text:p>
          </table:table-cell>
          <table:table-cell office:value-type="float" office:value="52304" table:style-name="ce20">
            <text:p>52304</text:p>
          </table:table-cell>
          <table:table-cell office:value-type="float" office:value="9181" table:style-name="ce19">
            <text:p>9181</text:p>
          </table:table-cell>
          <table:table-cell office:value-type="float" office:value="10955" table:style-name="ce19">
            <text:p>10955</text:p>
          </table:table-cell>
          <table:table-cell office:value-type="float" office:value="6215" table:style-name="ce19">
            <text:p>6215</text:p>
          </table:table-cell>
          <table:table-cell office:value-type="float" office:value="12837" table:style-name="ce19">
            <text:p>12837</text:p>
          </table:table-cell>
          <table:table-cell office:value-type="float" office:value="6716" table:style-name="ce19">
            <text:p>6716</text:p>
          </table:table-cell>
          <table:table-cell office:value-type="float" office:value="28031" table:style-name="ce19">
            <text:p>28031</text:p>
          </table:table-cell>
          <table:table-cell office:value-type="float" office:value="8011" table:style-name="ce19">
            <text:p>8011</text:p>
          </table:table-cell>
          <table:table-cell office:value-type="float" office:value="5329" table:style-name="ce19">
            <text:p>5329</text:p>
          </table:table-cell>
          <table:table-cell office:value-type="float" office:value="5612" table:style-name="ce19">
            <text:p>5612</text:p>
          </table:table-cell>
          <table:table-cell office:value-type="float" office:value="11463" table:style-name="ce19">
            <text:p>11463</text:p>
          </table:table-cell>
          <table:table-cell office:value-type="float" office:value="7693" table:style-name="ce19">
            <text:p>7693</text:p>
          </table:table-cell>
          <table:table-cell office:value-type="float" office:value="9998" table:style-name="ce19">
            <text:p>9998</text:p>
          </table:table-cell>
          <table:table-cell office:value-type="float" office:value="19860" table:style-name="ce19">
            <text:p>19860</text:p>
          </table:table-cell>
          <table:table-cell office:value-type="float" office:value="4132" table:style-name="ce19">
            <text:p>4132</text:p>
          </table:table-cell>
          <table:table-cell office:value-type="float" office:value="6910" table:style-name="ce19">
            <text:p>6910</text:p>
          </table:table-cell>
          <table:table-cell office:value-type="float" office:value="3283" table:style-name="ce19">
            <text:p>3283</text:p>
          </table:table-cell>
          <table:table-cell office:value-type="float" office:value="1953" table:style-name="ce19">
            <text:p>1953</text:p>
          </table:table-cell>
          <table:table-cell office:value-type="float" office:value="2985" table:style-name="ce19">
            <text:p>2985</text:p>
          </table:table-cell>
          <table:table-cell office:value-type="float" office:value="5621" table:style-name="ce19">
            <text:p>5621</text:p>
          </table:table-cell>
          <table:table-cell office:value-type="float" office:value="7647" table:style-name="ce19">
            <text:p>7647</text:p>
          </table:table-cell>
          <table:table-cell office:value-type="float" office:value="8645" table:style-name="ce19">
            <text:p>8645</text:p>
          </table:table-cell>
          <table:table-cell office:value-type="float" office:value="8495" table:style-name="ce19">
            <text:p>8495</text:p>
          </table:table-cell>
          <table:table-cell office:value-type="float" office:value="19265" table:style-name="ce19">
            <text:p>19265</text:p>
          </table:table-cell>
          <table:table-cell office:value-type="float" office:value="15692" table:style-name="ce19">
            <text:p>15692</text:p>
          </table:table-cell>
          <table:table-cell office:value-type="float" office:value="7691" table:style-name="ce19">
            <text:p>7691</text:p>
          </table:table-cell>
          <table:table-cell office:value-type="float" office:value="8687" table:style-name="ce19">
            <text:p>8687</text:p>
          </table:table-cell>
          <table:table-cell office:value-type="float" office:value="8383" table:style-name="ce19">
            <text:p>8383</text:p>
          </table:table-cell>
          <table:table-cell office:value-type="float" office:value="7805" table:style-name="ce19">
            <text:p>7805</text:p>
          </table:table-cell>
          <table:table-cell office:value-type="float" office:value="8468" table:style-name="ce19">
            <text:p>8468</text:p>
          </table:table-cell>
          <table:table-cell office:value-type="float" office:value="6142" table:style-name="ce19">
            <text:p>6142</text:p>
          </table:table-cell>
          <table:table-cell office:value-type="float" office:value="6137" table:style-name="ce19">
            <text:p>6137</text:p>
          </table:table-cell>
          <table:table-cell office:value-type="float" office:value="28587" table:formula="of:=SUM([進站資料.D31];[出站資料.D31])" table:style-name="ce19">
            <text:p>28587</text:p>
          </table:table-cell>
          <table:table-cell office:value-type="float" office:value="85832" table:formula="of:=SUM([進站資料.E31];[出站資料.E31])" table:style-name="ce19">
            <text:p>85832</text:p>
          </table:table-cell>
          <table:table-cell office:value-type="float" office:value="16718" table:formula="of:=SUM([進站資料.F31];[出站資料.F31])" table:style-name="ce19">
            <text:p>16718</text:p>
          </table:table-cell>
          <table:table-cell office:value-type="float" office:value="10005" table:formula="of:=SUM([進站資料.G31];[出站資料.G31])" table:style-name="ce19">
            <text:p>10005</text:p>
          </table:table-cell>
          <table:table-cell office:value-type="float" office:value="10268" table:formula="of:=SUM([進站資料.H31];[出站資料.H31])" table:style-name="ce19">
            <text:p>10268</text:p>
          </table:table-cell>
          <table:table-cell office:value-type="float" office:value="5488" table:formula="of:=SUM([進站資料.I31];[出站資料.I31])" table:style-name="ce19">
            <text:p>5488</text:p>
          </table:table-cell>
          <table:table-cell office:value-type="float" office:value="3047" table:formula="of:=SUM([進站資料.J31];[出站資料.J31])" table:style-name="ce19">
            <text:p>3047</text:p>
          </table:table-cell>
          <table:table-cell office:value-type="float" office:value="11018" table:formula="of:=SUM([進站資料.K31];[出站資料.K31])" table:style-name="ce19">
            <text:p>11018</text:p>
          </table:table-cell>
          <table:table-cell office:value-type="float" office:value="2551" table:formula="of:=SUM([進站資料.L31];[出站資料.L31])" table:style-name="ce19">
            <text:p>2551</text:p>
          </table:table-cell>
          <table:table-cell office:value-type="float" office:value="5408" table:formula="of:=SUM([進站資料.M31];[出站資料.M31])" table:style-name="ce19">
            <text:p>5408</text:p>
          </table:table-cell>
          <table:table-cell office:value-type="float" office:value="31313" table:formula="of:=SUM([進站資料.N31];[出站資料.N31])" table:style-name="ce19">
            <text:p>31313</text:p>
          </table:table-cell>
          <table:table-cell office:value-type="float" office:value="6513" table:formula="of:=SUM([進站資料.O31];[出站資料.O31])" table:style-name="ce19">
            <text:p>6513</text:p>
          </table:table-cell>
          <table:table-cell office:value-type="float" office:value="19751" table:formula="of:=SUM([進站資料.P31];[出站資料.P31])" table:style-name="ce19">
            <text:p>19751</text:p>
          </table:table-cell>
          <table:table-cell office:value-type="float" office:value="6269" table:formula="of:=SUM([進站資料.Q31];[出站資料.Q31])" table:style-name="ce19">
            <text:p>6269</text:p>
          </table:table-cell>
          <table:table-cell office:value-type="float" office:value="7422" table:formula="of:=SUM([進站資料.R31];[出站資料.R31])" table:style-name="ce19">
            <text:p>7422</text:p>
          </table:table-cell>
          <table:table-cell office:value-type="float" office:value="5386" table:formula="of:=SUM([進站資料.S31];[出站資料.S31])" table:style-name="ce19">
            <text:p>5386</text:p>
          </table:table-cell>
          <table:table-cell office:value-type="float" office:value="10361" table:formula="of:=SUM([進站資料.T31];[出站資料.T31])" table:style-name="ce19">
            <text:p>10361</text:p>
          </table:table-cell>
          <table:table-cell office:value-type="float" office:value="5557" table:formula="of:=SUM([進站資料.U31];[出站資料.U31])" table:style-name="ce19">
            <text:p>5557</text:p>
          </table:table-cell>
          <table:table-cell office:value-type="float" office:value="7139" table:formula="of:=SUM([進站資料.V31];[出站資料.V31])" table:style-name="ce19">
            <text:p>7139</text:p>
          </table:table-cell>
          <table:table-cell office:value-type="float" office:value="8281" table:formula="of:=SUM([進站資料.W31];[出站資料.W31])" table:style-name="ce19">
            <text:p>8281</text:p>
          </table:table-cell>
          <table:table-cell office:value-type="float" office:value="3288" table:formula="of:=SUM([進站資料.X31];[出站資料.X31])" table:style-name="ce19">
            <text:p>3288</text:p>
          </table:table-cell>
          <table:table-cell office:value-type="float" office:value="22730" table:formula="of:=SUM([進站資料.Y31];[出站資料.Y31])" table:style-name="ce19">
            <text:p>22730</text:p>
          </table:table-cell>
          <table:table-cell office:value-type="float" office:value="3182" table:formula="of:=SUM([進站資料.Z31];[出站資料.Z31])" table:style-name="ce19">
            <text:p>3182</text:p>
          </table:table-cell>
          <table:table-cell office:value-type="float" office:value="26685" table:formula="of:=SUM([進站資料.AA31];[出站資料.AA31])" table:style-name="ce19">
            <text:p>26685</text:p>
          </table:table-cell>
          <table:table-cell office:value-type="float" office:value="14025" table:formula="of:=SUM([進站資料.AB31];[出站資料.AB31])" table:style-name="ce19">
            <text:p>14025</text:p>
          </table:table-cell>
          <table:table-cell office:value-type="float" office:value="18316" table:formula="of:=SUM([進站資料.AC31];[出站資料.AC31])" table:style-name="ce19">
            <text:p>18316</text:p>
          </table:table-cell>
          <table:table-cell office:value-type="float" office:value="19949" table:formula="of:=SUM([進站資料.AD31];[出站資料.AD31])" table:style-name="ce19">
            <text:p>19949</text:p>
          </table:table-cell>
          <table:table-cell office:value-type="float" office:value="18259" table:formula="of:=SUM([進站資料.AE31];[出站資料.AE31])" table:style-name="ce19">
            <text:p>18259</text:p>
          </table:table-cell>
          <table:table-cell office:value-type="float" office:value="11597" table:formula="of:=SUM([進站資料.AF31];[出站資料.AF31])" table:style-name="ce19">
            <text:p>11597</text:p>
          </table:table-cell>
          <table:table-cell office:value-type="float" office:value="32600" table:formula="of:=SUM([進站資料.AG31];[出站資料.AG31])" table:style-name="ce19">
            <text:p>32600</text:p>
          </table:table-cell>
          <table:table-cell office:value-type="float" office:value="20037" table:formula="of:=SUM([進站資料.AH31];[出站資料.AH31])" table:style-name="ce19">
            <text:p>20037</text:p>
          </table:table-cell>
          <table:table-cell office:value-type="float" office:value="24337" table:formula="of:=SUM([進站資料.AI31];[出站資料.AI31])" table:style-name="ce19">
            <text:p>24337</text:p>
          </table:table-cell>
          <table:table-cell office:value-type="float" office:value="37019" table:formula="of:=SUM([進站資料.AJ31];[出站資料.AJ31])" table:style-name="ce19">
            <text:p>37019</text:p>
          </table:table-cell>
          <table:table-cell office:value-type="float" office:value="5000" table:formula="of:=SUM([進站資料.AK31];[出站資料.AK31])" table:style-name="ce19">
            <text:p>5000</text:p>
          </table:table-cell>
          <table:table-cell office:value-type="float" office:value="45717" table:formula="of:=SUM([進站資料.AL31];[出站資料.AL31])" table:style-name="ce19">
            <text:p>45717</text:p>
          </table:table-cell>
          <table:table-cell office:value-type="float" office:value="30886" table:formula="of:=SUM([進站資料.AM31];[出站資料.AM31])" table:style-name="ce19">
            <text:p>30886</text:p>
          </table:table-cell>
          <table:table-cell office:value-type="float" office:value="29413" table:formula="of:=SUM([進站資料.AN31];[出站資料.AN31])" table:style-name="ce19">
            <text:p>29413</text:p>
          </table:table-cell>
          <table:table-cell office:value-type="float" office:value="31790" table:formula="of:=SUM([進站資料.AO31];[出站資料.AO31])" table:style-name="ce19">
            <text:p>31790</text:p>
          </table:table-cell>
          <table:table-cell office:value-type="float" office:value="11837" table:formula="of:=SUM([進站資料.AP31];[出站資料.AP31])" table:style-name="ce19">
            <text:p>11837</text:p>
          </table:table-cell>
          <table:table-cell office:value-type="float" office:value="296004" table:formula="of:=SUM([進站資料.AQ31];[出站資料.AQ31])" table:style-name="ce19">
            <text:p>296004</text:p>
          </table:table-cell>
          <table:table-cell office:value-type="float" office:value="57558" table:formula="of:=SUM([進站資料.AR31];[出站資料.AR31])" table:style-name="ce19">
            <text:p>57558</text:p>
          </table:table-cell>
          <table:table-cell office:value-type="float" office:value="25455" table:formula="of:=SUM([進站資料.AS31];[出站資料.AS31])" table:style-name="ce19">
            <text:p>25455</text:p>
          </table:table-cell>
          <table:table-cell office:value-type="float" office:value="25624" table:formula="of:=SUM([進站資料.AT31];[出站資料.AT31])" table:style-name="ce19">
            <text:p>25624</text:p>
          </table:table-cell>
          <table:table-cell office:value-type="float" office:value="47544" table:formula="of:=SUM([進站資料.AU31];[出站資料.AU31])" table:style-name="ce19">
            <text:p>47544</text:p>
          </table:table-cell>
          <table:table-cell office:value-type="float" office:value="72533" table:formula="of:=SUM([進站資料.AV31];[出站資料.AV31])" table:style-name="ce19">
            <text:p>72533</text:p>
          </table:table-cell>
          <table:table-cell office:value-type="float" office:value="46003" table:formula="of:=SUM([進站資料.AW31];[出站資料.AW31])" table:style-name="ce19">
            <text:p>46003</text:p>
          </table:table-cell>
          <table:table-cell office:value-type="float" office:value="31301" table:formula="of:=SUM([進站資料.AX31];[出站資料.AX31])" table:style-name="ce19">
            <text:p>31301</text:p>
          </table:table-cell>
          <table:table-cell office:value-type="float" office:value="12178" table:formula="of:=SUM([進站資料.AY31];[出站資料.AY31])" table:style-name="ce19">
            <text:p>12178</text:p>
          </table:table-cell>
          <table:table-cell office:value-type="float" office:value="33388" table:formula="of:=SUM([進站資料.AZ31];[出站資料.AZ31])" table:style-name="ce19">
            <text:p>33388</text:p>
          </table:table-cell>
          <table:table-cell office:value-type="float" office:value="9263" table:formula="of:=SUM([進站資料.BA31];[出站資料.BA31])" table:style-name="ce19">
            <text:p>9263</text:p>
          </table:table-cell>
          <table:table-cell office:value-type="float" office:value="12036" table:formula="of:=SUM([進站資料.BB31];[出站資料.BB31])" table:style-name="ce19">
            <text:p>12036</text:p>
          </table:table-cell>
          <table:table-cell office:value-type="float" office:value="25559" table:formula="of:=SUM([進站資料.BC31];[出站資料.BC31])" table:style-name="ce19">
            <text:p>25559</text:p>
          </table:table-cell>
          <table:table-cell office:value-type="float" office:value="21984" table:formula="of:=SUM([進站資料.BD31];[出站資料.BD31])" table:style-name="ce19">
            <text:p>21984</text:p>
          </table:table-cell>
          <table:table-cell office:value-type="float" office:value="5546" table:formula="of:=SUM([進站資料.BE31];[出站資料.BE31])" table:style-name="ce19">
            <text:p>5546</text:p>
          </table:table-cell>
          <table:table-cell office:value-type="float" office:value="3686" table:formula="of:=SUM([進站資料.BF31];[出站資料.BF31])" table:style-name="ce19">
            <text:p>3686</text:p>
          </table:table-cell>
          <table:table-cell office:value-type="float" office:value="26451" table:formula="of:=SUM([進站資料.BG31];[出站資料.BG31])" table:style-name="ce19">
            <text:p>26451</text:p>
          </table:table-cell>
          <table:table-cell office:value-type="float" office:value="12880" table:formula="of:=SUM([進站資料.BH31];[出站資料.BH31])" table:style-name="ce19">
            <text:p>12880</text:p>
          </table:table-cell>
          <table:table-cell office:value-type="float" office:value="10364" table:formula="of:=SUM([進站資料.BI31];[出站資料.BI31])" table:style-name="ce19">
            <text:p>10364</text:p>
          </table:table-cell>
          <table:table-cell office:value-type="float" office:value="110900" table:formula="of:=SUM([進站資料.BJ31];[出站資料.BJ31])" table:style-name="ce19">
            <text:p>110900</text:p>
          </table:table-cell>
          <table:table-cell office:value-type="float" office:value="10952" table:formula="of:=SUM([進站資料.BK31];[出站資料.BK31])" table:style-name="ce19">
            <text:p>10952</text:p>
          </table:table-cell>
          <table:table-cell office:value-type="float" office:value="18228" table:formula="of:=SUM([進站資料.BL31];[出站資料.BL31])" table:style-name="ce19">
            <text:p>18228</text:p>
          </table:table-cell>
          <table:table-cell office:value-type="float" office:value="10265" table:formula="of:=SUM([進站資料.BM31];[出站資料.BM31])" table:style-name="ce19">
            <text:p>10265</text:p>
          </table:table-cell>
          <table:table-cell office:value-type="float" office:value="26402" table:formula="of:=SUM([進站資料.BN31];[出站資料.BN31])" table:style-name="ce19">
            <text:p>26402</text:p>
          </table:table-cell>
          <table:table-cell office:value-type="float" office:value="19099" table:formula="of:=SUM([進站資料.BO31];[出站資料.BO31])" table:style-name="ce19">
            <text:p>19099</text:p>
          </table:table-cell>
          <table:table-cell office:value-type="float" office:value="41994" table:formula="of:=SUM([進站資料.BP31];[出站資料.BP31])" table:style-name="ce19">
            <text:p>41994</text:p>
          </table:table-cell>
          <table:table-cell office:value-type="float" office:value="69411" table:formula="of:=SUM([進站資料.BQ31];[出站資料.BQ31])" table:style-name="ce19">
            <text:p>69411</text:p>
          </table:table-cell>
          <table:table-cell office:value-type="float" office:value="44078" table:formula="of:=SUM([進站資料.BR31];[出站資料.BR31])" table:style-name="ce19">
            <text:p>44078</text:p>
          </table:table-cell>
          <table:table-cell office:value-type="float" office:value="29597" table:formula="of:=SUM([進站資料.BS31];[出站資料.BS31])" table:style-name="ce19">
            <text:p>29597</text:p>
          </table:table-cell>
          <table:table-cell office:value-type="float" office:value="76842" table:formula="of:=SUM([進站資料.BT31];[出站資料.BT31])" table:style-name="ce19">
            <text:p>76842</text:p>
          </table:table-cell>
          <table:table-cell office:value-type="float" office:value="161409" table:formula="of:=SUM([進站資料.BU31];[出站資料.BU31])" table:style-name="ce19">
            <text:p>161409</text:p>
          </table:table-cell>
          <table:table-cell office:value-type="float" office:value="12657" table:formula="of:=SUM([進站資料.BV31];[出站資料.BV31])" table:style-name="ce19">
            <text:p>12657</text:p>
          </table:table-cell>
          <table:table-cell office:value-type="float" office:value="42454" table:formula="of:=SUM([進站資料.BW31];[出站資料.BW31])" table:style-name="ce19">
            <text:p>42454</text:p>
          </table:table-cell>
          <table:table-cell office:value-type="float" office:value="53112" table:formula="of:=SUM([進站資料.BX31];[出站資料.BX31])" table:style-name="ce19">
            <text:p>53112</text:p>
          </table:table-cell>
          <table:table-cell office:value-type="float" office:value="27882" table:formula="of:=SUM([進站資料.BY31];[出站資料.BY31])" table:style-name="ce19">
            <text:p>27882</text:p>
          </table:table-cell>
          <table:table-cell office:value-type="float" office:value="101855" table:formula="of:=SUM([進站資料.BZ31];[出站資料.BZ31])" table:style-name="ce19">
            <text:p>101855</text:p>
          </table:table-cell>
          <table:table-cell office:value-type="float" office:value="18572" table:formula="of:=SUM([進站資料.CA31];[出站資料.CA31])" table:style-name="ce19">
            <text:p>18572</text:p>
          </table:table-cell>
          <table:table-cell office:value-type="float" office:value="22754" table:formula="of:=SUM([進站資料.CB31];[出站資料.CB31])" table:style-name="ce19">
            <text:p>22754</text:p>
          </table:table-cell>
          <table:table-cell office:value-type="float" office:value="12609" table:formula="of:=SUM([進站資料.CC31];[出站資料.CC31])" table:style-name="ce19">
            <text:p>12609</text:p>
          </table:table-cell>
          <table:table-cell office:value-type="float" office:value="24690" table:formula="of:=SUM([進站資料.CD31];[出站資料.CD31])" table:style-name="ce19">
            <text:p>24690</text:p>
          </table:table-cell>
          <table:table-cell office:value-type="float" office:value="13950" table:formula="of:=SUM([進站資料.CE31];[出站資料.CE31])" table:style-name="ce19">
            <text:p>13950</text:p>
          </table:table-cell>
          <table:table-cell office:value-type="float" office:value="56574" table:formula="of:=SUM([進站資料.CF31];[出站資料.CF31])" table:style-name="ce19">
            <text:p>56574</text:p>
          </table:table-cell>
          <table:table-cell office:value-type="float" office:value="16865" table:formula="of:=SUM([進站資料.CG31];[出站資料.CG31])" table:style-name="ce19">
            <text:p>16865</text:p>
          </table:table-cell>
          <table:table-cell office:value-type="float" office:value="10865" table:formula="of:=SUM([進站資料.CH31];[出站資料.CH31])" table:style-name="ce19">
            <text:p>10865</text:p>
          </table:table-cell>
          <table:table-cell office:value-type="float" office:value="10915" table:formula="of:=SUM([進站資料.CI31];[出站資料.CI31])" table:style-name="ce19">
            <text:p>10915</text:p>
          </table:table-cell>
          <table:table-cell office:value-type="float" office:value="23822" table:formula="of:=SUM([進站資料.CJ31];[出站資料.CJ31])" table:style-name="ce19">
            <text:p>23822</text:p>
          </table:table-cell>
          <table:table-cell office:value-type="float" office:value="16129" table:formula="of:=SUM([進站資料.CK31];[出站資料.CK31])" table:style-name="ce19">
            <text:p>16129</text:p>
          </table:table-cell>
          <table:table-cell office:value-type="float" office:value="21112" table:formula="of:=SUM([進站資料.CL31];[出站資料.CL31])" table:style-name="ce19">
            <text:p>21112</text:p>
          </table:table-cell>
          <table:table-cell office:value-type="float" office:value="38238" table:formula="of:=SUM([進站資料.CM31];[出站資料.CM31])" table:style-name="ce19">
            <text:p>38238</text:p>
          </table:table-cell>
          <table:table-cell office:value-type="float" office:value="8700" table:formula="of:=SUM([進站資料.CN31];[出站資料.CN31])" table:style-name="ce19">
            <text:p>8700</text:p>
          </table:table-cell>
          <table:table-cell office:value-type="float" office:value="14302" table:formula="of:=SUM([進站資料.CO31];[出站資料.CO31])" table:style-name="ce19">
            <text:p>14302</text:p>
          </table:table-cell>
          <table:table-cell office:value-type="float" office:value="6298" table:formula="of:=SUM([進站資料.CP31];[出站資料.CP31])" table:style-name="ce19">
            <text:p>6298</text:p>
          </table:table-cell>
          <table:table-cell office:value-type="float" office:value="3869" table:formula="of:=SUM([進站資料.CQ31];[出站資料.CQ31])" table:style-name="ce19">
            <text:p>3869</text:p>
          </table:table-cell>
          <table:table-cell office:value-type="float" office:value="5964" table:formula="of:=SUM([進站資料.CR31];[出站資料.CR31])" table:style-name="ce19">
            <text:p>5964</text:p>
          </table:table-cell>
          <table:table-cell office:value-type="float" office:value="11085" table:formula="of:=SUM([進站資料.CS31];[出站資料.CS31])" table:style-name="ce19">
            <text:p>11085</text:p>
          </table:table-cell>
          <table:table-cell office:value-type="float" office:value="15771" table:formula="of:=SUM([進站資料.CT31];[出站資料.CT31])" table:style-name="ce19">
            <text:p>15771</text:p>
          </table:table-cell>
          <table:table-cell office:value-type="float" office:value="15746" table:formula="of:=SUM([進站資料.CU31];[出站資料.CU31])" table:style-name="ce19">
            <text:p>15746</text:p>
          </table:table-cell>
          <table:table-cell office:value-type="float" office:value="17594" table:formula="of:=SUM([進站資料.CV31];[出站資料.CV31])" table:style-name="ce19">
            <text:p>17594</text:p>
          </table:table-cell>
          <table:table-cell office:value-type="float" office:value="38917" table:formula="of:=SUM([進站資料.CW31];[出站資料.CW31])" table:style-name="ce19">
            <text:p>38917</text:p>
          </table:table-cell>
          <table:table-cell office:value-type="float" office:value="31854" table:formula="of:=SUM([進站資料.CX31];[出站資料.CX31])" table:style-name="ce19">
            <text:p>31854</text:p>
          </table:table-cell>
          <table:table-cell office:value-type="float" office:value="15174" table:formula="of:=SUM([進站資料.CY31];[出站資料.CY31])" table:style-name="ce19">
            <text:p>15174</text:p>
          </table:table-cell>
          <table:table-cell office:value-type="float" office:value="17459" table:formula="of:=SUM([進站資料.CZ31];[出站資料.CZ31])" table:style-name="ce19">
            <text:p>17459</text:p>
          </table:table-cell>
          <table:table-cell office:value-type="float" office:value="16853" table:formula="of:=SUM([進站資料.DA31];[出站資料.DA31])" table:style-name="ce19">
            <text:p>16853</text:p>
          </table:table-cell>
          <table:table-cell office:value-type="float" office:value="15550" table:formula="of:=SUM([進站資料.DB31];[出站資料.DB31])" table:style-name="ce19">
            <text:p>15550</text:p>
          </table:table-cell>
          <table:table-cell office:value-type="float" office:value="16938" table:formula="of:=SUM([進站資料.DC31];[出站資料.DC31])" table:style-name="ce19">
            <text:p>16938</text:p>
          </table:table-cell>
          <table:table-cell office:value-type="float" office:value="12258" table:formula="of:=SUM([進站資料.DD31];[出站資料.DD31])" table:style-name="ce19">
            <text:p>12258</text:p>
          </table:table-cell>
          <table:table-cell office:value-type="float" office:value="11757" table:formula="of:=SUM([進站資料.DE31];[出站資料.DE31])" table:style-name="ce19">
            <text:p>11757</text:p>
          </table:table-cell>
          <table:table-cell table:number-columns-repeated="16169"/>
        </table:table-row>
        <table:table-row table:style-name="ro2">
          <table:table-cell office:value-type="float" office:value="2017" table:style-name="ce19">
            <text:p>2017</text:p>
          </table:table-cell>
          <table:table-cell office:value-type="float" office:value="31" table:style-name="ce19">
            <text:p>31</text:p>
          </table:table-cell>
          <table:table-cell office:value-type="float" office:value="8338" table:formula="of:=SUM([進站資料.B32];[出站資料.B32])" table:style-name="ce19">
            <text:p>8338</text:p>
          </table:table-cell>
          <table:table-cell office:value-type="float" office:value="15620" table:formula="of:=SUM([進站資料.C32];[出站資料.C32])" table:style-name="ce19">
            <text:p>15620</text:p>
          </table:table-cell>
          <table:table-cell office:value-type="float" office:value="44258" table:style-name="ce19">
            <text:p>44258</text:p>
          </table:table-cell>
          <table:table-cell office:value-type="float" office:value="9221" table:style-name="ce19">
            <text:p>9221</text:p>
          </table:table-cell>
          <table:table-cell office:value-type="float" office:value="5883" table:style-name="ce19">
            <text:p>5883</text:p>
          </table:table-cell>
          <table:table-cell office:value-type="float" office:value="6006" table:style-name="ce19">
            <text:p>6006</text:p>
          </table:table-cell>
          <table:table-cell office:value-type="float" office:value="2946" table:style-name="ce19">
            <text:p>2946</text:p>
          </table:table-cell>
          <table:table-cell office:value-type="float" office:value="1810" table:style-name="ce19">
            <text:p>1810</text:p>
          </table:table-cell>
          <table:table-cell office:value-type="float" office:value="6752" table:style-name="ce19">
            <text:p>6752</text:p>
          </table:table-cell>
          <table:table-cell office:value-type="float" office:value="1877" table:style-name="ce19">
            <text:p>1877</text:p>
          </table:table-cell>
          <table:table-cell office:value-type="float" office:value="3326" table:style-name="ce19">
            <text:p>3326</text:p>
          </table:table-cell>
          <table:table-cell office:value-type="float" office:value="17170" table:style-name="ce19">
            <text:p>17170</text:p>
          </table:table-cell>
          <table:table-cell office:value-type="float" office:value="3935" table:style-name="ce19">
            <text:p>3935</text:p>
          </table:table-cell>
          <table:table-cell office:value-type="float" office:value="10632" table:style-name="ce19">
            <text:p>10632</text:p>
          </table:table-cell>
          <table:table-cell office:value-type="float" office:value="3366" table:style-name="ce19">
            <text:p>3366</text:p>
          </table:table-cell>
          <table:table-cell office:value-type="float" office:value="4533" table:style-name="ce19">
            <text:p>4533</text:p>
          </table:table-cell>
          <table:table-cell office:value-type="float" office:value="3173" table:style-name="ce19">
            <text:p>3173</text:p>
          </table:table-cell>
          <table:table-cell office:value-type="float" office:value="5684" table:style-name="ce19">
            <text:p>5684</text:p>
          </table:table-cell>
          <table:table-cell office:value-type="float" office:value="3422" table:style-name="ce19">
            <text:p>3422</text:p>
          </table:table-cell>
          <table:table-cell office:value-type="float" office:value="4354" table:style-name="ce19">
            <text:p>4354</text:p>
          </table:table-cell>
          <table:table-cell office:value-type="float" office:value="4956" table:style-name="ce19">
            <text:p>4956</text:p>
          </table:table-cell>
          <table:table-cell office:value-type="float" office:value="2025" table:style-name="ce19">
            <text:p>2025</text:p>
          </table:table-cell>
          <table:table-cell office:value-type="float" office:value="14168" table:style-name="ce19">
            <text:p>14168</text:p>
          </table:table-cell>
          <table:table-cell office:value-type="float" office:value="1771" table:style-name="ce19">
            <text:p>1771</text:p>
          </table:table-cell>
          <table:table-cell office:value-type="float" office:value="16476" table:style-name="ce19">
            <text:p>16476</text:p>
          </table:table-cell>
          <table:table-cell office:value-type="float" office:value="8155" table:style-name="ce19">
            <text:p>8155</text:p>
          </table:table-cell>
          <table:table-cell office:value-type="float" office:value="10901" table:style-name="ce19">
            <text:p>10901</text:p>
          </table:table-cell>
          <table:table-cell office:value-type="float" office:value="12671" table:style-name="ce19">
            <text:p>12671</text:p>
          </table:table-cell>
          <table:table-cell office:value-type="float" office:value="10372" table:style-name="ce19">
            <text:p>10372</text:p>
          </table:table-cell>
          <table:table-cell office:value-type="float" office:value="6718" table:style-name="ce19">
            <text:p>6718</text:p>
          </table:table-cell>
          <table:table-cell office:value-type="float" office:value="18604" table:style-name="ce19">
            <text:p>18604</text:p>
          </table:table-cell>
          <table:table-cell office:value-type="float" office:value="11635" table:style-name="ce19">
            <text:p>11635</text:p>
          </table:table-cell>
          <table:table-cell office:value-type="float" office:value="13905" table:style-name="ce19">
            <text:p>13905</text:p>
          </table:table-cell>
          <table:table-cell office:value-type="float" office:value="18894" table:style-name="ce19">
            <text:p>18894</text:p>
          </table:table-cell>
          <table:table-cell office:value-type="float" office:value="3103" table:style-name="ce19">
            <text:p>3103</text:p>
          </table:table-cell>
          <table:table-cell office:value-type="float" office:value="24889" table:style-name="ce19">
            <text:p>24889</text:p>
          </table:table-cell>
          <table:table-cell office:value-type="float" office:value="16615" table:style-name="ce19">
            <text:p>16615</text:p>
          </table:table-cell>
          <table:table-cell office:value-type="float" office:value="17046" table:style-name="ce19">
            <text:p>17046</text:p>
          </table:table-cell>
          <table:table-cell office:value-type="float" office:value="17352" table:style-name="ce19">
            <text:p>17352</text:p>
          </table:table-cell>
          <table:table-cell office:value-type="float" office:value="8015" table:style-name="ce19">
            <text:p>8015</text:p>
          </table:table-cell>
          <table:table-cell office:value-type="float" office:value="164266" table:style-name="ce19">
            <text:p>164266</text:p>
          </table:table-cell>
          <table:table-cell office:value-type="float" office:value="30630" table:style-name="ce19">
            <text:p>30630</text:p>
          </table:table-cell>
          <table:table-cell office:value-type="float" office:value="13708" table:style-name="ce19">
            <text:p>13708</text:p>
          </table:table-cell>
          <table:table-cell office:value-type="float" office:value="14450" table:style-name="ce19">
            <text:p>14450</text:p>
          </table:table-cell>
          <table:table-cell office:value-type="float" office:value="27884" table:style-name="ce19">
            <text:p>27884</text:p>
          </table:table-cell>
          <table:table-cell office:value-type="float" office:value="39306" table:style-name="ce19">
            <text:p>39306</text:p>
          </table:table-cell>
          <table:table-cell office:value-type="float" office:value="24150" table:style-name="ce19">
            <text:p>24150</text:p>
          </table:table-cell>
          <table:table-cell office:value-type="float" office:value="17053" table:style-name="ce19">
            <text:p>17053</text:p>
          </table:table-cell>
          <table:table-cell office:value-type="float" office:value="6771" table:style-name="ce19">
            <text:p>6771</text:p>
          </table:table-cell>
          <table:table-cell office:value-type="float" office:value="18521" table:style-name="ce19">
            <text:p>18521</text:p>
          </table:table-cell>
          <table:table-cell office:value-type="float" office:value="5395" table:style-name="ce19">
            <text:p>5395</text:p>
          </table:table-cell>
          <table:table-cell office:value-type="float" office:value="6446" table:style-name="ce19">
            <text:p>6446</text:p>
          </table:table-cell>
          <table:table-cell office:value-type="float" office:value="13855" table:style-name="ce19">
            <text:p>13855</text:p>
          </table:table-cell>
          <table:table-cell office:value-type="float" office:value="12040" table:style-name="ce19">
            <text:p>12040</text:p>
          </table:table-cell>
          <table:table-cell office:value-type="float" office:value="2963" table:style-name="ce19">
            <text:p>2963</text:p>
          </table:table-cell>
          <table:table-cell office:value-type="float" office:value="2372" table:style-name="ce19">
            <text:p>2372</text:p>
          </table:table-cell>
          <table:table-cell office:value-type="float" office:value="15008" table:style-name="ce19">
            <text:p>15008</text:p>
          </table:table-cell>
          <table:table-cell office:value-type="float" office:value="7403" table:style-name="ce19">
            <text:p>7403</text:p>
          </table:table-cell>
          <table:table-cell office:value-type="float" office:value="5677" table:style-name="ce19">
            <text:p>5677</text:p>
          </table:table-cell>
          <table:table-cell office:value-type="float" office:value="62136" table:style-name="ce19">
            <text:p>62136</text:p>
          </table:table-cell>
          <table:table-cell office:value-type="float" office:value="6483" table:style-name="ce19">
            <text:p>6483</text:p>
          </table:table-cell>
          <table:table-cell office:value-type="float" office:value="9820" table:style-name="ce19">
            <text:p>9820</text:p>
          </table:table-cell>
          <table:table-cell office:value-type="float" office:value="5605" table:style-name="ce19">
            <text:p>5605</text:p>
          </table:table-cell>
          <table:table-cell office:value-type="float" office:value="14832" table:style-name="ce19">
            <text:p>14832</text:p>
          </table:table-cell>
          <table:table-cell office:value-type="float" office:value="12478" table:style-name="ce19">
            <text:p>12478</text:p>
          </table:table-cell>
          <table:table-cell office:value-type="float" office:value="24076" table:style-name="ce19">
            <text:p>24076</text:p>
          </table:table-cell>
          <table:table-cell office:value-type="float" office:value="38587" table:style-name="ce19">
            <text:p>38587</text:p>
          </table:table-cell>
          <table:table-cell office:value-type="float" office:value="25729" table:style-name="ce19">
            <text:p>25729</text:p>
          </table:table-cell>
          <table:table-cell office:value-type="float" office:value="16584" table:style-name="ce19">
            <text:p>16584</text:p>
          </table:table-cell>
          <table:table-cell office:value-type="float" office:value="40764" table:style-name="ce19">
            <text:p>40764</text:p>
          </table:table-cell>
          <table:table-cell office:value-type="float" office:value="84053" table:style-name="ce19">
            <text:p>84053</text:p>
          </table:table-cell>
          <table:table-cell office:value-type="float" office:value="7350" table:style-name="ce19">
            <text:p>7350</text:p>
          </table:table-cell>
          <table:table-cell office:value-type="float" office:value="24183" table:style-name="ce19">
            <text:p>24183</text:p>
          </table:table-cell>
          <table:table-cell office:value-type="float" office:value="28159" table:style-name="ce19">
            <text:p>28159</text:p>
          </table:table-cell>
          <table:table-cell office:value-type="float" office:value="13585" table:style-name="ce18">
            <text:p>13585</text:p>
          </table:table-cell>
          <table:table-cell office:value-type="float" office:value="54412" table:style-name="ce20">
            <text:p>54412</text:p>
          </table:table-cell>
          <table:table-cell office:value-type="float" office:value="10675" table:style-name="ce19">
            <text:p>10675</text:p>
          </table:table-cell>
          <table:table-cell office:value-type="float" office:value="12322" table:style-name="ce19">
            <text:p>12322</text:p>
          </table:table-cell>
          <table:table-cell office:value-type="float" office:value="6937" table:style-name="ce19">
            <text:p>6937</text:p>
          </table:table-cell>
          <table:table-cell office:value-type="float" office:value="14657" table:style-name="ce19">
            <text:p>14657</text:p>
          </table:table-cell>
          <table:table-cell office:value-type="float" office:value="8775" table:style-name="ce19">
            <text:p>8775</text:p>
          </table:table-cell>
          <table:table-cell office:value-type="float" office:value="26103" table:style-name="ce19">
            <text:p>26103</text:p>
          </table:table-cell>
          <table:table-cell office:value-type="float" office:value="9380" table:style-name="ce19">
            <text:p>9380</text:p>
          </table:table-cell>
          <table:table-cell office:value-type="float" office:value="6248" table:style-name="ce19">
            <text:p>6248</text:p>
          </table:table-cell>
          <table:table-cell office:value-type="float" office:value="6010" table:style-name="ce19">
            <text:p>6010</text:p>
          </table:table-cell>
          <table:table-cell office:value-type="float" office:value="13684" table:style-name="ce19">
            <text:p>13684</text:p>
          </table:table-cell>
          <table:table-cell office:value-type="float" office:value="8908" table:style-name="ce19">
            <text:p>8908</text:p>
          </table:table-cell>
          <table:table-cell office:value-type="float" office:value="11246" table:style-name="ce19">
            <text:p>11246</text:p>
          </table:table-cell>
          <table:table-cell office:value-type="float" office:value="21970" table:style-name="ce19">
            <text:p>21970</text:p>
          </table:table-cell>
          <table:table-cell office:value-type="float" office:value="4569" table:style-name="ce19">
            <text:p>4569</text:p>
          </table:table-cell>
          <table:table-cell office:value-type="float" office:value="7742" table:style-name="ce19">
            <text:p>7742</text:p>
          </table:table-cell>
          <table:table-cell office:value-type="float" office:value="3609" table:style-name="ce19">
            <text:p>3609</text:p>
          </table:table-cell>
          <table:table-cell office:value-type="float" office:value="1969" table:style-name="ce19">
            <text:p>1969</text:p>
          </table:table-cell>
          <table:table-cell office:value-type="float" office:value="2986" table:style-name="ce19">
            <text:p>2986</text:p>
          </table:table-cell>
          <table:table-cell office:value-type="float" office:value="6064" table:style-name="ce19">
            <text:p>6064</text:p>
          </table:table-cell>
          <table:table-cell office:value-type="float" office:value="8164" table:style-name="ce19">
            <text:p>8164</text:p>
          </table:table-cell>
          <table:table-cell office:value-type="float" office:value="9695" table:style-name="ce19">
            <text:p>9695</text:p>
          </table:table-cell>
          <table:table-cell office:value-type="float" office:value="9497" table:style-name="ce19">
            <text:p>9497</text:p>
          </table:table-cell>
          <table:table-cell office:value-type="float" office:value="21677" table:style-name="ce19">
            <text:p>21677</text:p>
          </table:table-cell>
          <table:table-cell office:value-type="float" office:value="16676" table:style-name="ce19">
            <text:p>16676</text:p>
          </table:table-cell>
          <table:table-cell office:value-type="float" office:value="8335" table:style-name="ce19">
            <text:p>8335</text:p>
          </table:table-cell>
          <table:table-cell office:value-type="float" office:value="9441" table:style-name="ce19">
            <text:p>9441</text:p>
          </table:table-cell>
          <table:table-cell office:value-type="float" office:value="8990" table:style-name="ce19">
            <text:p>8990</text:p>
          </table:table-cell>
          <table:table-cell office:value-type="float" office:value="8616" table:style-name="ce19">
            <text:p>8616</text:p>
          </table:table-cell>
          <table:table-cell office:value-type="float" office:value="9268" table:style-name="ce19">
            <text:p>9268</text:p>
          </table:table-cell>
          <table:table-cell office:value-type="float" office:value="6919" table:style-name="ce19">
            <text:p>6919</text:p>
          </table:table-cell>
          <table:table-cell office:value-type="float" office:value="6636" table:style-name="ce19">
            <text:p>6636</text:p>
          </table:table-cell>
          <table:table-cell office:value-type="float" office:value="32194" table:formula="of:=SUM([進站資料.D32];[出站資料.D32])" table:style-name="ce19">
            <text:p>32194</text:p>
          </table:table-cell>
          <table:table-cell office:value-type="float" office:value="90161" table:formula="of:=SUM([進站資料.E32];[出站資料.E32])" table:style-name="ce19">
            <text:p>90161</text:p>
          </table:table-cell>
          <table:table-cell office:value-type="float" office:value="19487" table:formula="of:=SUM([進站資料.F32];[出站資料.F32])" table:style-name="ce19">
            <text:p>19487</text:p>
          </table:table-cell>
          <table:table-cell office:value-type="float" office:value="11689" table:formula="of:=SUM([進站資料.G32];[出站資料.G32])" table:style-name="ce19">
            <text:p>11689</text:p>
          </table:table-cell>
          <table:table-cell office:value-type="float" office:value="12085" table:formula="of:=SUM([進站資料.H32];[出站資料.H32])" table:style-name="ce19">
            <text:p>12085</text:p>
          </table:table-cell>
          <table:table-cell office:value-type="float" office:value="5885" table:formula="of:=SUM([進站資料.I32];[出站資料.I32])" table:style-name="ce19">
            <text:p>5885</text:p>
          </table:table-cell>
          <table:table-cell office:value-type="float" office:value="3591" table:formula="of:=SUM([進站資料.J32];[出站資料.J32])" table:style-name="ce19">
            <text:p>3591</text:p>
          </table:table-cell>
          <table:table-cell office:value-type="float" office:value="14013" table:formula="of:=SUM([進站資料.K32];[出站資料.K32])" table:style-name="ce19">
            <text:p>14013</text:p>
          </table:table-cell>
          <table:table-cell office:value-type="float" office:value="3549" table:formula="of:=SUM([進站資料.L32];[出站資料.L32])" table:style-name="ce19">
            <text:p>3549</text:p>
          </table:table-cell>
          <table:table-cell office:value-type="float" office:value="6443" table:formula="of:=SUM([進站資料.M32];[出站資料.M32])" table:style-name="ce19">
            <text:p>6443</text:p>
          </table:table-cell>
          <table:table-cell office:value-type="float" office:value="35494" table:formula="of:=SUM([進站資料.N32];[出站資料.N32])" table:style-name="ce19">
            <text:p>35494</text:p>
          </table:table-cell>
          <table:table-cell office:value-type="float" office:value="8068" table:formula="of:=SUM([進站資料.O32];[出站資料.O32])" table:style-name="ce19">
            <text:p>8068</text:p>
          </table:table-cell>
          <table:table-cell office:value-type="float" office:value="21537" table:formula="of:=SUM([進站資料.P32];[出站資料.P32])" table:style-name="ce19">
            <text:p>21537</text:p>
          </table:table-cell>
          <table:table-cell office:value-type="float" office:value="7134" table:formula="of:=SUM([進站資料.Q32];[出站資料.Q32])" table:style-name="ce19">
            <text:p>7134</text:p>
          </table:table-cell>
          <table:table-cell office:value-type="float" office:value="9352" table:formula="of:=SUM([進站資料.R32];[出站資料.R32])" table:style-name="ce19">
            <text:p>9352</text:p>
          </table:table-cell>
          <table:table-cell office:value-type="float" office:value="6423" table:formula="of:=SUM([進站資料.S32];[出站資料.S32])" table:style-name="ce19">
            <text:p>6423</text:p>
          </table:table-cell>
          <table:table-cell office:value-type="float" office:value="11773" table:formula="of:=SUM([進站資料.T32];[出站資料.T32])" table:style-name="ce19">
            <text:p>11773</text:p>
          </table:table-cell>
          <table:table-cell office:value-type="float" office:value="6946" table:formula="of:=SUM([進站資料.U32];[出站資料.U32])" table:style-name="ce19">
            <text:p>6946</text:p>
          </table:table-cell>
          <table:table-cell office:value-type="float" office:value="8556" table:formula="of:=SUM([進站資料.V32];[出站資料.V32])" table:style-name="ce19">
            <text:p>8556</text:p>
          </table:table-cell>
          <table:table-cell office:value-type="float" office:value="10265" table:formula="of:=SUM([進站資料.W32];[出站資料.W32])" table:style-name="ce19">
            <text:p>10265</text:p>
          </table:table-cell>
          <table:table-cell office:value-type="float" office:value="3950" table:formula="of:=SUM([進站資料.X32];[出站資料.X32])" table:style-name="ce19">
            <text:p>3950</text:p>
          </table:table-cell>
          <table:table-cell office:value-type="float" office:value="27191" table:formula="of:=SUM([進站資料.Y32];[出站資料.Y32])" table:style-name="ce19">
            <text:p>27191</text:p>
          </table:table-cell>
          <table:table-cell office:value-type="float" office:value="3717" table:formula="of:=SUM([進站資料.Z32];[出站資料.Z32])" table:style-name="ce19">
            <text:p>3717</text:p>
          </table:table-cell>
          <table:table-cell office:value-type="float" office:value="32366" table:formula="of:=SUM([進站資料.AA32];[出站資料.AA32])" table:style-name="ce19">
            <text:p>32366</text:p>
          </table:table-cell>
          <table:table-cell office:value-type="float" office:value="17005" table:formula="of:=SUM([進站資料.AB32];[出站資料.AB32])" table:style-name="ce19">
            <text:p>17005</text:p>
          </table:table-cell>
          <table:table-cell office:value-type="float" office:value="21937" table:formula="of:=SUM([進站資料.AC32];[出站資料.AC32])" table:style-name="ce19">
            <text:p>21937</text:p>
          </table:table-cell>
          <table:table-cell office:value-type="float" office:value="25403" table:formula="of:=SUM([進站資料.AD32];[出站資料.AD32])" table:style-name="ce19">
            <text:p>25403</text:p>
          </table:table-cell>
          <table:table-cell office:value-type="float" office:value="21625" table:formula="of:=SUM([進站資料.AE32];[出站資料.AE32])" table:style-name="ce19">
            <text:p>21625</text:p>
          </table:table-cell>
          <table:table-cell office:value-type="float" office:value="13454" table:formula="of:=SUM([進站資料.AF32];[出站資料.AF32])" table:style-name="ce19">
            <text:p>13454</text:p>
          </table:table-cell>
          <table:table-cell office:value-type="float" office:value="38052" table:formula="of:=SUM([進站資料.AG32];[出站資料.AG32])" table:style-name="ce19">
            <text:p>38052</text:p>
          </table:table-cell>
          <table:table-cell office:value-type="float" office:value="23543" table:formula="of:=SUM([進站資料.AH32];[出站資料.AH32])" table:style-name="ce19">
            <text:p>23543</text:p>
          </table:table-cell>
          <table:table-cell office:value-type="float" office:value="28380" table:formula="of:=SUM([進站資料.AI32];[出站資料.AI32])" table:style-name="ce19">
            <text:p>28380</text:p>
          </table:table-cell>
          <table:table-cell office:value-type="float" office:value="38595" table:formula="of:=SUM([進站資料.AJ32];[出站資料.AJ32])" table:style-name="ce19">
            <text:p>38595</text:p>
          </table:table-cell>
          <table:table-cell office:value-type="float" office:value="6339" table:formula="of:=SUM([進站資料.AK32];[出站資料.AK32])" table:style-name="ce19">
            <text:p>6339</text:p>
          </table:table-cell>
          <table:table-cell office:value-type="float" office:value="51982" table:formula="of:=SUM([進站資料.AL32];[出站資料.AL32])" table:style-name="ce19">
            <text:p>51982</text:p>
          </table:table-cell>
          <table:table-cell office:value-type="float" office:value="34816" table:formula="of:=SUM([進站資料.AM32];[出站資料.AM32])" table:style-name="ce19">
            <text:p>34816</text:p>
          </table:table-cell>
          <table:table-cell office:value-type="float" office:value="34002" table:formula="of:=SUM([進站資料.AN32];[出站資料.AN32])" table:style-name="ce19">
            <text:p>34002</text:p>
          </table:table-cell>
          <table:table-cell office:value-type="float" office:value="35872" table:formula="of:=SUM([進站資料.AO32];[出站資料.AO32])" table:style-name="ce19">
            <text:p>35872</text:p>
          </table:table-cell>
          <table:table-cell office:value-type="float" office:value="15923" table:formula="of:=SUM([進站資料.AP32];[出站資料.AP32])" table:style-name="ce19">
            <text:p>15923</text:p>
          </table:table-cell>
          <table:table-cell office:value-type="float" office:value="299804" table:formula="of:=SUM([進站資料.AQ32];[出站資料.AQ32])" table:style-name="ce19">
            <text:p>299804</text:p>
          </table:table-cell>
          <table:table-cell office:value-type="float" office:value="62304" table:formula="of:=SUM([進站資料.AR32];[出站資料.AR32])" table:style-name="ce19">
            <text:p>62304</text:p>
          </table:table-cell>
          <table:table-cell office:value-type="float" office:value="28419" table:formula="of:=SUM([進站資料.AS32];[出站資料.AS32])" table:style-name="ce19">
            <text:p>28419</text:p>
          </table:table-cell>
          <table:table-cell office:value-type="float" office:value="27684" table:formula="of:=SUM([進站資料.AT32];[出站資料.AT32])" table:style-name="ce19">
            <text:p>27684</text:p>
          </table:table-cell>
          <table:table-cell office:value-type="float" office:value="55808" table:formula="of:=SUM([進站資料.AU32];[出站資料.AU32])" table:style-name="ce19">
            <text:p>55808</text:p>
          </table:table-cell>
          <table:table-cell office:value-type="float" office:value="77757" table:formula="of:=SUM([進站資料.AV32];[出站資料.AV32])" table:style-name="ce19">
            <text:p>77757</text:p>
          </table:table-cell>
          <table:table-cell office:value-type="float" office:value="51149" table:formula="of:=SUM([進站資料.AW32];[出站資料.AW32])" table:style-name="ce19">
            <text:p>51149</text:p>
          </table:table-cell>
          <table:table-cell office:value-type="float" office:value="35129" table:formula="of:=SUM([進站資料.AX32];[出站資料.AX32])" table:style-name="ce19">
            <text:p>35129</text:p>
          </table:table-cell>
          <table:table-cell office:value-type="float" office:value="13787" table:formula="of:=SUM([進站資料.AY32];[出站資料.AY32])" table:style-name="ce19">
            <text:p>13787</text:p>
          </table:table-cell>
          <table:table-cell office:value-type="float" office:value="38525" table:formula="of:=SUM([進站資料.AZ32];[出站資料.AZ32])" table:style-name="ce19">
            <text:p>38525</text:p>
          </table:table-cell>
          <table:table-cell office:value-type="float" office:value="10750" table:formula="of:=SUM([進站資料.BA32];[出站資料.BA32])" table:style-name="ce19">
            <text:p>10750</text:p>
          </table:table-cell>
          <table:table-cell office:value-type="float" office:value="12318" table:formula="of:=SUM([進站資料.BB32];[出站資料.BB32])" table:style-name="ce19">
            <text:p>12318</text:p>
          </table:table-cell>
          <table:table-cell office:value-type="float" office:value="28789" table:formula="of:=SUM([進站資料.BC32];[出站資料.BC32])" table:style-name="ce19">
            <text:p>28789</text:p>
          </table:table-cell>
          <table:table-cell office:value-type="float" office:value="24498" table:formula="of:=SUM([進站資料.BD32];[出站資料.BD32])" table:style-name="ce19">
            <text:p>24498</text:p>
          </table:table-cell>
          <table:table-cell office:value-type="float" office:value="5907" table:formula="of:=SUM([進站資料.BE32];[出站資料.BE32])" table:style-name="ce19">
            <text:p>5907</text:p>
          </table:table-cell>
          <table:table-cell office:value-type="float" office:value="4909" table:formula="of:=SUM([進站資料.BF32];[出站資料.BF32])" table:style-name="ce19">
            <text:p>4909</text:p>
          </table:table-cell>
          <table:table-cell office:value-type="float" office:value="30424" table:formula="of:=SUM([進站資料.BG32];[出站資料.BG32])" table:style-name="ce19">
            <text:p>30424</text:p>
          </table:table-cell>
          <table:table-cell office:value-type="float" office:value="14920" table:formula="of:=SUM([進站資料.BH32];[出站資料.BH32])" table:style-name="ce19">
            <text:p>14920</text:p>
          </table:table-cell>
          <table:table-cell office:value-type="float" office:value="11692" table:formula="of:=SUM([進站資料.BI32];[出站資料.BI32])" table:style-name="ce19">
            <text:p>11692</text:p>
          </table:table-cell>
          <table:table-cell office:value-type="float" office:value="123655" table:formula="of:=SUM([進站資料.BJ32];[出站資料.BJ32])" table:style-name="ce19">
            <text:p>123655</text:p>
          </table:table-cell>
          <table:table-cell office:value-type="float" office:value="12440" table:formula="of:=SUM([進站資料.BK32];[出站資料.BK32])" table:style-name="ce19">
            <text:p>12440</text:p>
          </table:table-cell>
          <table:table-cell office:value-type="float" office:value="20027" table:formula="of:=SUM([進站資料.BL32];[出站資料.BL32])" table:style-name="ce19">
            <text:p>20027</text:p>
          </table:table-cell>
          <table:table-cell office:value-type="float" office:value="11377" table:formula="of:=SUM([進站資料.BM32];[出站資料.BM32])" table:style-name="ce19">
            <text:p>11377</text:p>
          </table:table-cell>
          <table:table-cell office:value-type="float" office:value="30537" table:formula="of:=SUM([進站資料.BN32];[出站資料.BN32])" table:style-name="ce19">
            <text:p>30537</text:p>
          </table:table-cell>
          <table:table-cell office:value-type="float" office:value="24137" table:formula="of:=SUM([進站資料.BO32];[出站資料.BO32])" table:style-name="ce19">
            <text:p>24137</text:p>
          </table:table-cell>
          <table:table-cell office:value-type="float" office:value="47212" table:formula="of:=SUM([進站資料.BP32];[出站資料.BP32])" table:style-name="ce19">
            <text:p>47212</text:p>
          </table:table-cell>
          <table:table-cell office:value-type="float" office:value="73767" table:formula="of:=SUM([進站資料.BQ32];[出站資料.BQ32])" table:style-name="ce19">
            <text:p>73767</text:p>
          </table:table-cell>
          <table:table-cell office:value-type="float" office:value="50751" table:formula="of:=SUM([進站資料.BR32];[出站資料.BR32])" table:style-name="ce19">
            <text:p>50751</text:p>
          </table:table-cell>
          <table:table-cell office:value-type="float" office:value="34194" table:formula="of:=SUM([進站資料.BS32];[出站資料.BS32])" table:style-name="ce19">
            <text:p>34194</text:p>
          </table:table-cell>
          <table:table-cell office:value-type="float" office:value="81362" table:formula="of:=SUM([進站資料.BT32];[出站資料.BT32])" table:style-name="ce19">
            <text:p>81362</text:p>
          </table:table-cell>
          <table:table-cell office:value-type="float" office:value="171346" table:formula="of:=SUM([進站資料.BU32];[出站資料.BU32])" table:style-name="ce19">
            <text:p>171346</text:p>
          </table:table-cell>
          <table:table-cell office:value-type="float" office:value="14821" table:formula="of:=SUM([進站資料.BV32];[出站資料.BV32])" table:style-name="ce19">
            <text:p>14821</text:p>
          </table:table-cell>
          <table:table-cell office:value-type="float" office:value="48164" table:formula="of:=SUM([進站資料.BW32];[出站資料.BW32])" table:style-name="ce19">
            <text:p>48164</text:p>
          </table:table-cell>
          <table:table-cell office:value-type="float" office:value="59177" table:formula="of:=SUM([進站資料.BX32];[出站資料.BX32])" table:style-name="ce19">
            <text:p>59177</text:p>
          </table:table-cell>
          <table:table-cell office:value-type="float" office:value="30445" table:formula="of:=SUM([進站資料.BY32];[出站資料.BY32])" table:style-name="ce19">
            <text:p>30445</text:p>
          </table:table-cell>
          <table:table-cell office:value-type="float" office:value="106640" table:formula="of:=SUM([進站資料.BZ32];[出站資料.BZ32])" table:style-name="ce19">
            <text:p>106640</text:p>
          </table:table-cell>
          <table:table-cell office:value-type="float" office:value="21517" table:formula="of:=SUM([進站資料.CA32];[出站資料.CA32])" table:style-name="ce19">
            <text:p>21517</text:p>
          </table:table-cell>
          <table:table-cell office:value-type="float" office:value="25615" table:formula="of:=SUM([進站資料.CB32];[出站資料.CB32])" table:style-name="ce19">
            <text:p>25615</text:p>
          </table:table-cell>
          <table:table-cell office:value-type="float" office:value="14113" table:formula="of:=SUM([進站資料.CC32];[出站資料.CC32])" table:style-name="ce19">
            <text:p>14113</text:p>
          </table:table-cell>
          <table:table-cell office:value-type="float" office:value="27133" table:formula="of:=SUM([進站資料.CD32];[出站資料.CD32])" table:style-name="ce19">
            <text:p>27133</text:p>
          </table:table-cell>
          <table:table-cell office:value-type="float" office:value="17831" table:formula="of:=SUM([進站資料.CE32];[出站資料.CE32])" table:style-name="ce19">
            <text:p>17831</text:p>
          </table:table-cell>
          <table:table-cell office:value-type="float" office:value="53531" table:formula="of:=SUM([進站資料.CF32];[出站資料.CF32])" table:style-name="ce19">
            <text:p>53531</text:p>
          </table:table-cell>
          <table:table-cell office:value-type="float" office:value="19819" table:formula="of:=SUM([進站資料.CG32];[出站資料.CG32])" table:style-name="ce19">
            <text:p>19819</text:p>
          </table:table-cell>
          <table:table-cell office:value-type="float" office:value="12801" table:formula="of:=SUM([進站資料.CH32];[出站資料.CH32])" table:style-name="ce19">
            <text:p>12801</text:p>
          </table:table-cell>
          <table:table-cell office:value-type="float" office:value="11753" table:formula="of:=SUM([進站資料.CI32];[出站資料.CI32])" table:style-name="ce19">
            <text:p>11753</text:p>
          </table:table-cell>
          <table:table-cell office:value-type="float" office:value="28303" table:formula="of:=SUM([進站資料.CJ32];[出站資料.CJ32])" table:style-name="ce19">
            <text:p>28303</text:p>
          </table:table-cell>
          <table:table-cell office:value-type="float" office:value="18752" table:formula="of:=SUM([進站資料.CK32];[出站資料.CK32])" table:style-name="ce19">
            <text:p>18752</text:p>
          </table:table-cell>
          <table:table-cell office:value-type="float" office:value="23662" table:formula="of:=SUM([進站資料.CL32];[出站資料.CL32])" table:style-name="ce19">
            <text:p>23662</text:p>
          </table:table-cell>
          <table:table-cell office:value-type="float" office:value="42277" table:formula="of:=SUM([進站資料.CM32];[出站資料.CM32])" table:style-name="ce19">
            <text:p>42277</text:p>
          </table:table-cell>
          <table:table-cell office:value-type="float" office:value="9775" table:formula="of:=SUM([進站資料.CN32];[出站資料.CN32])" table:style-name="ce19">
            <text:p>9775</text:p>
          </table:table-cell>
          <table:table-cell office:value-type="float" office:value="16159" table:formula="of:=SUM([進站資料.CO32];[出站資料.CO32])" table:style-name="ce19">
            <text:p>16159</text:p>
          </table:table-cell>
          <table:table-cell office:value-type="float" office:value="6952" table:formula="of:=SUM([進站資料.CP32];[出站資料.CP32])" table:style-name="ce19">
            <text:p>6952</text:p>
          </table:table-cell>
          <table:table-cell office:value-type="float" office:value="4032" table:formula="of:=SUM([進站資料.CQ32];[出站資料.CQ32])" table:style-name="ce19">
            <text:p>4032</text:p>
          </table:table-cell>
          <table:table-cell office:value-type="float" office:value="6198" table:formula="of:=SUM([進站資料.CR32];[出站資料.CR32])" table:style-name="ce19">
            <text:p>6198</text:p>
          </table:table-cell>
          <table:table-cell office:value-type="float" office:value="12055" table:formula="of:=SUM([進站資料.CS32];[出站資料.CS32])" table:style-name="ce19">
            <text:p>12055</text:p>
          </table:table-cell>
          <table:table-cell office:value-type="float" office:value="16964" table:formula="of:=SUM([進站資料.CT32];[出站資料.CT32])" table:style-name="ce19">
            <text:p>16964</text:p>
          </table:table-cell>
          <table:table-cell office:value-type="float" office:value="17355" table:formula="of:=SUM([進站資料.CU32];[出站資料.CU32])" table:style-name="ce19">
            <text:p>17355</text:p>
          </table:table-cell>
          <table:table-cell office:value-type="float" office:value="19333" table:formula="of:=SUM([進站資料.CV32];[出站資料.CV32])" table:style-name="ce19">
            <text:p>19333</text:p>
          </table:table-cell>
          <table:table-cell office:value-type="float" office:value="43828" table:formula="of:=SUM([進站資料.CW32];[出站資料.CW32])" table:style-name="ce19">
            <text:p>43828</text:p>
          </table:table-cell>
          <table:table-cell office:value-type="float" office:value="33918" table:formula="of:=SUM([進站資料.CX32];[出站資料.CX32])" table:style-name="ce19">
            <text:p>33918</text:p>
          </table:table-cell>
          <table:table-cell office:value-type="float" office:value="16841" table:formula="of:=SUM([進站資料.CY32];[出站資料.CY32])" table:style-name="ce19">
            <text:p>16841</text:p>
          </table:table-cell>
          <table:table-cell office:value-type="float" office:value="19193" table:formula="of:=SUM([進站資料.CZ32];[出站資料.CZ32])" table:style-name="ce19">
            <text:p>19193</text:p>
          </table:table-cell>
          <table:table-cell office:value-type="float" office:value="18532" table:formula="of:=SUM([進站資料.DA32];[出站資料.DA32])" table:style-name="ce19">
            <text:p>18532</text:p>
          </table:table-cell>
          <table:table-cell office:value-type="float" office:value="17114" table:formula="of:=SUM([進站資料.DB32];[出站資料.DB32])" table:style-name="ce19">
            <text:p>17114</text:p>
          </table:table-cell>
          <table:table-cell office:value-type="float" office:value="18680" table:formula="of:=SUM([進站資料.DC32];[出站資料.DC32])" table:style-name="ce19">
            <text:p>18680</text:p>
          </table:table-cell>
          <table:table-cell office:value-type="float" office:value="13777" table:formula="of:=SUM([進站資料.DD32];[出站資料.DD32])" table:style-name="ce19">
            <text:p>13777</text:p>
          </table:table-cell>
          <table:table-cell office:value-type="float" office:value="12935" table:formula="of:=SUM([進站資料.DE32];[出站資料.DE32])" table:style-name="ce19">
            <text:p>12935</text:p>
          </table:table-cell>
          <table:table-cell table:number-columns-repeated="16169"/>
        </table:table-row>
        <table:table-row table:number-rows-repeated="1048544" table:style-name="ro3">
          <table:table-cell table:number-columns-repeated="16384"/>
        </table:table-row>
      </table:table>
      <table:table table:name="市政府" table:style-name="ta3">
        <table:table-column table:style-name="co6" table:default-cell-style-name="ce1"/>
        <table:table-column table:style-name="co6" table:number-columns-repeated="2" table:default-cell-style-name="ce14"/>
        <table:table-column table:style-name="co6" table:number-columns-repeated="16381" table:default-cell-style-name="ce1"/>
        <table:table-row table:style-name="ro3">
          <table:table-cell table:style-name="ce1"/>
          <table:table-cell office:value-type="string" table:style-name="ce14">
            <text:p>出站</text:p>
          </table:table-cell>
          <table:table-cell office:value-type="string" table:style-name="ce14">
            <text:p>進站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17-01-01T00:00:00" table:style-name="ce15">
            <text:p>2017/1/1</text:p>
          </table:table-cell>
          <table:table-cell office:value-type="float" office:value="52606" table:style-name="ce13">
            <text:p>52,606<text:s/></text:p>
          </table:table-cell>
          <table:table-cell office:value-type="float" office:value="57737" table:style-name="ce13">
            <text:p>57,737<text:s/></text:p>
          </table:table-cell>
          <table:table-cell office:value-type="float" office:value="1" table:style-name="ce1">
            <text:p>1</text:p>
          </table:table-cell>
          <table:table-cell office:value-type="float" office:value="110343" table:formula="of:=[.B2]+[.C2]" table:style-name="ce10">
            <text:p>110,343<text:s/></text:p>
          </table:table-cell>
          <table:table-cell table:number-columns-repeated="16379"/>
        </table:table-row>
        <table:table-row table:style-name="ro3">
          <table:table-cell office:value-type="date" office:date-value="2017-01-02T00:00:00" table:style-name="ce15">
            <text:p>2017/1/2</text:p>
          </table:table-cell>
          <table:table-cell office:value-type="float" office:value="45740" table:style-name="ce13">
            <text:p>45,740<text:s/></text:p>
          </table:table-cell>
          <table:table-cell office:value-type="float" office:value="48508" table:style-name="ce13">
            <text:p>48,508<text:s/></text:p>
          </table:table-cell>
          <table:table-cell office:value-type="float" office:value="2" table:style-name="ce1">
            <text:p>2</text:p>
          </table:table-cell>
          <table:table-cell office:value-type="float" office:value="94248" table:formula="of:=[.B3]+[.C3]" table:style-name="ce10">
            <text:p>94,248<text:s/></text:p>
          </table:table-cell>
          <table:table-cell table:number-columns-repeated="16379"/>
        </table:table-row>
        <table:table-row table:style-name="ro3">
          <table:table-cell office:value-type="date" office:date-value="2017-01-03T00:00:00" table:style-name="ce15">
            <text:p>2017/1/3</text:p>
          </table:table-cell>
          <table:table-cell office:value-type="float" office:value="56557" table:style-name="ce13">
            <text:p>56,557<text:s/></text:p>
          </table:table-cell>
          <table:table-cell office:value-type="float" office:value="55810" table:style-name="ce13">
            <text:p>55,810<text:s/></text:p>
          </table:table-cell>
          <table:table-cell office:value-type="float" office:value="3" table:style-name="ce1">
            <text:p>3</text:p>
          </table:table-cell>
          <table:table-cell office:value-type="float" office:value="112367" table:formula="of:=[.B4]+[.C4]" table:style-name="ce10">
            <text:p>112,367<text:s/></text:p>
          </table:table-cell>
          <table:table-cell table:number-columns-repeated="16379"/>
        </table:table-row>
        <table:table-row table:style-name="ro3">
          <table:table-cell office:value-type="date" office:date-value="2017-01-04T00:00:00" table:style-name="ce15">
            <text:p>2017/1/4</text:p>
          </table:table-cell>
          <table:table-cell office:value-type="float" office:value="56898" table:style-name="ce13">
            <text:p>56,898<text:s/></text:p>
          </table:table-cell>
          <table:table-cell office:value-type="float" office:value="55313" table:style-name="ce13">
            <text:p>55,313<text:s/></text:p>
          </table:table-cell>
          <table:table-cell office:value-type="float" office:value="4" table:style-name="ce1">
            <text:p>4</text:p>
          </table:table-cell>
          <table:table-cell office:value-type="float" office:value="112211" table:formula="of:=[.B5]+[.C5]" table:style-name="ce10">
            <text:p>112,211<text:s/></text:p>
          </table:table-cell>
          <table:table-cell table:number-columns-repeated="16379"/>
        </table:table-row>
        <table:table-row table:style-name="ro3">
          <table:table-cell office:value-type="date" office:date-value="2017-01-05T00:00:00" table:style-name="ce15">
            <text:p>2017/1/5</text:p>
          </table:table-cell>
          <table:table-cell office:value-type="float" office:value="58352" table:style-name="ce13">
            <text:p>58,352<text:s/></text:p>
          </table:table-cell>
          <table:table-cell office:value-type="float" office:value="56690" table:style-name="ce13">
            <text:p>56,690<text:s/></text:p>
          </table:table-cell>
          <table:table-cell office:value-type="float" office:value="5" table:style-name="ce1">
            <text:p>5</text:p>
          </table:table-cell>
          <table:table-cell office:value-type="float" office:value="115042" table:formula="of:=[.B6]+[.C6]" table:style-name="ce10">
            <text:p>115,042<text:s/></text:p>
          </table:table-cell>
          <table:table-cell table:number-columns-repeated="16379"/>
        </table:table-row>
        <table:table-row table:style-name="ro3">
          <table:table-cell office:value-type="date" office:date-value="2017-01-06T00:00:00" table:style-name="ce15">
            <text:p>2017/1/6</text:p>
          </table:table-cell>
          <table:table-cell office:value-type="float" office:value="66987" table:style-name="ce13">
            <text:p>66,987<text:s/></text:p>
          </table:table-cell>
          <table:table-cell office:value-type="float" office:value="64230" table:style-name="ce13">
            <text:p>64,230<text:s/></text:p>
          </table:table-cell>
          <table:table-cell office:value-type="float" office:value="6" table:style-name="ce1">
            <text:p>6</text:p>
          </table:table-cell>
          <table:table-cell office:value-type="float" office:value="131217" table:formula="of:=[.B7]+[.C7]" table:style-name="ce10">
            <text:p>131,217<text:s/></text:p>
          </table:table-cell>
          <table:table-cell table:number-columns-repeated="16379"/>
        </table:table-row>
        <table:table-row table:style-name="ro3">
          <table:table-cell office:value-type="date" office:date-value="2017-01-07T00:00:00" table:style-name="ce15">
            <text:p>2017/1/7</text:p>
          </table:table-cell>
          <table:table-cell office:value-type="float" office:value="55666" table:style-name="ce13">
            <text:p>55,666<text:s/></text:p>
          </table:table-cell>
          <table:table-cell office:value-type="float" office:value="54020" table:style-name="ce13">
            <text:p>54,020<text:s/></text:p>
          </table:table-cell>
          <table:table-cell office:value-type="float" office:value="7" table:style-name="ce1">
            <text:p>7</text:p>
          </table:table-cell>
          <table:table-cell office:value-type="float" office:value="109686" table:formula="of:=[.B8]+[.C8]" table:style-name="ce10">
            <text:p>109,686<text:s/></text:p>
          </table:table-cell>
          <table:table-cell table:number-columns-repeated="16379"/>
        </table:table-row>
        <table:table-row table:style-name="ro3">
          <table:table-cell office:value-type="date" office:date-value="2017-01-08T00:00:00" table:style-name="ce15">
            <text:p>2017/1/8</text:p>
          </table:table-cell>
          <table:table-cell office:value-type="float" office:value="44939" table:style-name="ce13">
            <text:p>44,939<text:s/></text:p>
          </table:table-cell>
          <table:table-cell office:value-type="float" office:value="45732" table:style-name="ce13">
            <text:p>45,732<text:s/></text:p>
          </table:table-cell>
          <table:table-cell office:value-type="float" office:value="8" table:style-name="ce1">
            <text:p>8</text:p>
          </table:table-cell>
          <table:table-cell office:value-type="float" office:value="90671" table:formula="of:=[.B9]+[.C9]" table:style-name="ce10">
            <text:p>90,671<text:s/></text:p>
          </table:table-cell>
          <table:table-cell table:number-columns-repeated="16379"/>
        </table:table-row>
        <table:table-row table:style-name="ro3">
          <table:table-cell office:value-type="date" office:date-value="2017-01-09T00:00:00" table:style-name="ce15">
            <text:p>2017/1/9</text:p>
          </table:table-cell>
          <table:table-cell office:value-type="float" office:value="56563" table:style-name="ce13">
            <text:p>56,563<text:s/></text:p>
          </table:table-cell>
          <table:table-cell office:value-type="float" office:value="55852" table:style-name="ce13">
            <text:p>55,852<text:s/></text:p>
          </table:table-cell>
          <table:table-cell office:value-type="float" office:value="9" table:style-name="ce1">
            <text:p>9</text:p>
          </table:table-cell>
          <table:table-cell office:value-type="float" office:value="112415" table:formula="of:=[.B10]+[.C10]" table:style-name="ce10">
            <text:p>112,415<text:s/></text:p>
          </table:table-cell>
          <table:table-cell table:number-columns-repeated="16379"/>
        </table:table-row>
        <table:table-row table:style-name="ro3">
          <table:table-cell office:value-type="date" office:date-value="2017-01-10T00:00:00" table:style-name="ce15">
            <text:p>2017/1/10</text:p>
          </table:table-cell>
          <table:table-cell office:value-type="float" office:value="57479" table:style-name="ce13">
            <text:p>57,479<text:s/></text:p>
          </table:table-cell>
          <table:table-cell office:value-type="float" office:value="56201" table:style-name="ce13">
            <text:p>56,201<text:s/></text:p>
          </table:table-cell>
          <table:table-cell office:value-type="float" office:value="10" table:style-name="ce1">
            <text:p>10</text:p>
          </table:table-cell>
          <table:table-cell office:value-type="float" office:value="113680" table:formula="of:=[.B11]+[.C11]" table:style-name="ce10">
            <text:p>113,680<text:s/></text:p>
          </table:table-cell>
          <table:table-cell table:number-columns-repeated="16379"/>
        </table:table-row>
        <table:table-row table:style-name="ro3">
          <table:table-cell office:value-type="date" office:date-value="2017-01-11T00:00:00" table:style-name="ce15">
            <text:p>2017/1/11</text:p>
          </table:table-cell>
          <table:table-cell office:value-type="float" office:value="58676" table:style-name="ce13">
            <text:p>58,676<text:s/></text:p>
          </table:table-cell>
          <table:table-cell office:value-type="float" office:value="56740" table:style-name="ce13">
            <text:p>56,740<text:s/></text:p>
          </table:table-cell>
          <table:table-cell office:value-type="float" office:value="11" table:style-name="ce1">
            <text:p>11</text:p>
          </table:table-cell>
          <table:table-cell office:value-type="float" office:value="115416" table:formula="of:=[.B12]+[.C12]" table:style-name="ce10">
            <text:p>115,416<text:s/></text:p>
          </table:table-cell>
          <table:table-cell table:number-columns-repeated="16379"/>
        </table:table-row>
        <table:table-row table:style-name="ro3">
          <table:table-cell office:value-type="date" office:date-value="2017-01-12T00:00:00" table:style-name="ce15">
            <text:p>2017/1/12</text:p>
          </table:table-cell>
          <table:table-cell office:value-type="float" office:value="61169" table:style-name="ce13">
            <text:p>61,169<text:s/></text:p>
          </table:table-cell>
          <table:table-cell office:value-type="float" office:value="59639" table:style-name="ce13">
            <text:p>59,639<text:s/></text:p>
          </table:table-cell>
          <table:table-cell office:value-type="float" office:value="12" table:style-name="ce1">
            <text:p>12</text:p>
          </table:table-cell>
          <table:table-cell office:value-type="float" office:value="120808" table:formula="of:=[.B13]+[.C13]" table:style-name="ce10">
            <text:p>120,808<text:s/></text:p>
          </table:table-cell>
          <table:table-cell table:number-columns-repeated="16379"/>
        </table:table-row>
        <table:table-row table:style-name="ro3">
          <table:table-cell office:value-type="date" office:date-value="2017-01-13T00:00:00" table:style-name="ce15">
            <text:p>2017/1/13</text:p>
          </table:table-cell>
          <table:table-cell office:value-type="float" office:value="70171" table:style-name="ce13">
            <text:p>70,171<text:s/></text:p>
          </table:table-cell>
          <table:table-cell office:value-type="float" office:value="68186" table:style-name="ce13">
            <text:p>68,186<text:s/></text:p>
          </table:table-cell>
          <table:table-cell office:value-type="float" office:value="13" table:style-name="ce1">
            <text:p>13</text:p>
          </table:table-cell>
          <table:table-cell office:value-type="float" office:value="138357" table:formula="of:=[.B14]+[.C14]" table:style-name="ce10">
            <text:p>138,357<text:s/></text:p>
          </table:table-cell>
          <table:table-cell table:number-columns-repeated="16379"/>
        </table:table-row>
        <table:table-row table:style-name="ro3">
          <table:table-cell office:value-type="date" office:date-value="2017-01-14T00:00:00" table:style-name="ce15">
            <text:p>2017/1/14</text:p>
          </table:table-cell>
          <table:table-cell office:value-type="float" office:value="59381" table:style-name="ce13">
            <text:p>59,381<text:s/></text:p>
          </table:table-cell>
          <table:table-cell office:value-type="float" office:value="58043" table:style-name="ce13">
            <text:p>58,043<text:s/></text:p>
          </table:table-cell>
          <table:table-cell office:value-type="float" office:value="14" table:style-name="ce1">
            <text:p>14</text:p>
          </table:table-cell>
          <table:table-cell office:value-type="float" office:value="117424" table:formula="of:=[.B15]+[.C15]" table:style-name="ce10">
            <text:p>117,424<text:s/></text:p>
          </table:table-cell>
          <table:table-cell table:number-columns-repeated="16379"/>
        </table:table-row>
        <table:table-row table:style-name="ro3">
          <table:table-cell office:value-type="date" office:date-value="2017-01-15T00:00:00" table:style-name="ce15">
            <text:p>2017/1/15</text:p>
          </table:table-cell>
          <table:table-cell office:value-type="float" office:value="48805" table:style-name="ce13">
            <text:p>48,805<text:s/></text:p>
          </table:table-cell>
          <table:table-cell office:value-type="float" office:value="50484" table:style-name="ce13">
            <text:p>50,484<text:s/></text:p>
          </table:table-cell>
          <table:table-cell office:value-type="float" office:value="15" table:style-name="ce1">
            <text:p>15</text:p>
          </table:table-cell>
          <table:table-cell office:value-type="float" office:value="99289" table:formula="of:=[.B16]+[.C16]" table:style-name="ce10">
            <text:p>99,289<text:s/></text:p>
          </table:table-cell>
          <table:table-cell table:number-columns-repeated="16379"/>
        </table:table-row>
        <table:table-row table:style-name="ro3">
          <table:table-cell office:value-type="date" office:date-value="2017-01-16T00:00:00" table:style-name="ce15">
            <text:p>2017/1/16</text:p>
          </table:table-cell>
          <table:table-cell office:value-type="float" office:value="59739" table:style-name="ce13">
            <text:p>59,739<text:s/></text:p>
          </table:table-cell>
          <table:table-cell office:value-type="float" office:value="58897" table:style-name="ce13">
            <text:p>58,897<text:s/></text:p>
          </table:table-cell>
          <table:table-cell office:value-type="float" office:value="16" table:style-name="ce1">
            <text:p>16</text:p>
          </table:table-cell>
          <table:table-cell office:value-type="float" office:value="118636" table:formula="of:=[.B17]+[.C17]" table:style-name="ce10">
            <text:p>118,636<text:s/></text:p>
          </table:table-cell>
          <table:table-cell table:number-columns-repeated="16379"/>
        </table:table-row>
        <table:table-row table:style-name="ro3">
          <table:table-cell office:value-type="date" office:date-value="2017-01-17T00:00:00" table:style-name="ce15">
            <text:p>2017/1/17</text:p>
          </table:table-cell>
          <table:table-cell office:value-type="float" office:value="60513" table:style-name="ce13">
            <text:p>60,513<text:s/></text:p>
          </table:table-cell>
          <table:table-cell office:value-type="float" office:value="59514" table:style-name="ce13">
            <text:p>59,514<text:s/></text:p>
          </table:table-cell>
          <table:table-cell office:value-type="float" office:value="17" table:style-name="ce1">
            <text:p>17</text:p>
          </table:table-cell>
          <table:table-cell office:value-type="float" office:value="120027" table:formula="of:=[.B18]+[.C18]" table:style-name="ce10">
            <text:p>120,027<text:s/></text:p>
          </table:table-cell>
          <table:table-cell table:number-columns-repeated="16379"/>
        </table:table-row>
        <table:table-row table:style-name="ro3">
          <table:table-cell office:value-type="date" office:date-value="2017-01-18T00:00:00" table:style-name="ce15">
            <text:p>2017/1/18</text:p>
          </table:table-cell>
          <table:table-cell office:value-type="float" office:value="61432" table:style-name="ce13">
            <text:p>61,432<text:s/></text:p>
          </table:table-cell>
          <table:table-cell office:value-type="float" office:value="59923" table:style-name="ce13">
            <text:p>59,923<text:s/></text:p>
          </table:table-cell>
          <table:table-cell office:value-type="float" office:value="18" table:style-name="ce1">
            <text:p>18</text:p>
          </table:table-cell>
          <table:table-cell office:value-type="float" office:value="121355" table:formula="of:=[.B19]+[.C19]" table:style-name="ce10">
            <text:p>121,355<text:s/></text:p>
          </table:table-cell>
          <table:table-cell table:number-columns-repeated="16379"/>
        </table:table-row>
        <table:table-row table:style-name="ro3">
          <table:table-cell office:value-type="date" office:date-value="2017-01-19T00:00:00" table:style-name="ce15">
            <text:p>2017/1/19</text:p>
          </table:table-cell>
          <table:table-cell office:value-type="float" office:value="67281" table:style-name="ce13">
            <text:p>67,281<text:s/></text:p>
          </table:table-cell>
          <table:table-cell office:value-type="float" office:value="65656" table:style-name="ce13">
            <text:p>65,656<text:s/></text:p>
          </table:table-cell>
          <table:table-cell office:value-type="float" office:value="19" table:style-name="ce1">
            <text:p>19</text:p>
          </table:table-cell>
          <table:table-cell office:value-type="float" office:value="132937" table:formula="of:=[.B20]+[.C20]" table:style-name="ce10">
            <text:p>132,937<text:s/></text:p>
          </table:table-cell>
          <table:table-cell table:number-columns-repeated="16379"/>
        </table:table-row>
        <table:table-row table:style-name="ro3">
          <table:table-cell office:value-type="date" office:date-value="2017-01-20T00:00:00" table:style-name="ce15">
            <text:p>2017/1/20</text:p>
          </table:table-cell>
          <table:table-cell office:value-type="float" office:value="73859" table:style-name="ce13">
            <text:p>73,859<text:s/></text:p>
          </table:table-cell>
          <table:table-cell office:value-type="float" office:value="70961" table:style-name="ce13">
            <text:p>70,961<text:s/></text:p>
          </table:table-cell>
          <table:table-cell office:value-type="float" office:value="20" table:style-name="ce1">
            <text:p>20</text:p>
          </table:table-cell>
          <table:table-cell office:value-type="float" office:value="144820" table:formula="of:=[.B21]+[.C21]" table:style-name="ce10">
            <text:p>144,820<text:s/></text:p>
          </table:table-cell>
          <table:table-cell table:number-columns-repeated="16379"/>
        </table:table-row>
        <table:table-row table:style-name="ro3">
          <table:table-cell office:value-type="date" office:date-value="2017-01-21T00:00:00" table:style-name="ce15">
            <text:p>2017/1/21</text:p>
          </table:table-cell>
          <table:table-cell office:value-type="float" office:value="62020" table:style-name="ce13">
            <text:p>62,020<text:s/></text:p>
          </table:table-cell>
          <table:table-cell office:value-type="float" office:value="61638" table:style-name="ce13">
            <text:p>61,638<text:s/></text:p>
          </table:table-cell>
          <table:table-cell office:value-type="float" office:value="21" table:style-name="ce1">
            <text:p>21</text:p>
          </table:table-cell>
          <table:table-cell office:value-type="float" office:value="123658" table:formula="of:=[.B22]+[.C22]" table:style-name="ce10">
            <text:p>123,658<text:s/></text:p>
          </table:table-cell>
          <table:table-cell table:number-columns-repeated="16379"/>
        </table:table-row>
        <table:table-row table:style-name="ro3">
          <table:table-cell office:value-type="date" office:date-value="2017-01-22T00:00:00" table:style-name="ce15">
            <text:p>2017/1/22</text:p>
          </table:table-cell>
          <table:table-cell office:value-type="float" office:value="53568" table:style-name="ce13">
            <text:p>53,568<text:s/></text:p>
          </table:table-cell>
          <table:table-cell office:value-type="float" office:value="55275" table:style-name="ce13">
            <text:p>55,275<text:s/></text:p>
          </table:table-cell>
          <table:table-cell office:value-type="float" office:value="22" table:style-name="ce1">
            <text:p>22</text:p>
          </table:table-cell>
          <table:table-cell office:value-type="float" office:value="108843" table:formula="of:=[.B23]+[.C23]" table:style-name="ce10">
            <text:p>108,843<text:s/></text:p>
          </table:table-cell>
          <table:table-cell table:number-columns-repeated="16379"/>
        </table:table-row>
        <table:table-row table:style-name="ro3">
          <table:table-cell office:value-type="date" office:date-value="2017-01-23T00:00:00" table:style-name="ce15">
            <text:p>2017/1/23</text:p>
          </table:table-cell>
          <table:table-cell office:value-type="float" office:value="65180" table:style-name="ce13">
            <text:p>65,180<text:s/></text:p>
          </table:table-cell>
          <table:table-cell office:value-type="float" office:value="64235" table:style-name="ce13">
            <text:p>64,235<text:s/></text:p>
          </table:table-cell>
          <table:table-cell office:value-type="float" office:value="23" table:style-name="ce1">
            <text:p>23</text:p>
          </table:table-cell>
          <table:table-cell office:value-type="float" office:value="129415" table:formula="of:=[.B24]+[.C24]" table:style-name="ce10">
            <text:p>129,415<text:s/></text:p>
          </table:table-cell>
          <table:table-cell table:number-columns-repeated="16379"/>
        </table:table-row>
        <table:table-row table:style-name="ro3">
          <table:table-cell office:value-type="date" office:date-value="2017-01-24T00:00:00" table:style-name="ce15">
            <text:p>2017/1/24</text:p>
          </table:table-cell>
          <table:table-cell office:value-type="float" office:value="67901" table:style-name="ce13">
            <text:p>67,901<text:s/></text:p>
          </table:table-cell>
          <table:table-cell office:value-type="float" office:value="66679" table:style-name="ce13">
            <text:p>66,679<text:s/></text:p>
          </table:table-cell>
          <table:table-cell office:value-type="float" office:value="24" table:style-name="ce1">
            <text:p>24</text:p>
          </table:table-cell>
          <table:table-cell office:value-type="float" office:value="134580" table:formula="of:=[.B25]+[.C25]" table:style-name="ce10">
            <text:p>134,580<text:s/></text:p>
          </table:table-cell>
          <table:table-cell table:number-columns-repeated="16379"/>
        </table:table-row>
        <table:table-row table:style-name="ro3">
          <table:table-cell office:value-type="date" office:date-value="2017-01-25T00:00:00" table:style-name="ce15">
            <text:p>2017/1/25</text:p>
          </table:table-cell>
          <table:table-cell office:value-type="float" office:value="65670" table:style-name="ce13">
            <text:p>65,670<text:s/></text:p>
          </table:table-cell>
          <table:table-cell office:value-type="float" office:value="64020" table:style-name="ce13">
            <text:p>64,020<text:s/></text:p>
          </table:table-cell>
          <table:table-cell office:value-type="float" office:value="25" table:style-name="ce1">
            <text:p>25</text:p>
          </table:table-cell>
          <table:table-cell office:value-type="float" office:value="129690" table:formula="of:=[.B26]+[.C26]" table:style-name="ce10">
            <text:p>129,690<text:s/></text:p>
          </table:table-cell>
          <table:table-cell table:number-columns-repeated="16379"/>
        </table:table-row>
        <table:table-row table:style-name="ro3">
          <table:table-cell office:value-type="date" office:date-value="2017-01-26T00:00:00" table:style-name="ce15">
            <text:p>2017/1/26</text:p>
          </table:table-cell>
          <table:table-cell office:value-type="float" office:value="62693" table:style-name="ce13">
            <text:p>62,693<text:s/></text:p>
          </table:table-cell>
          <table:table-cell office:value-type="float" office:value="57780" table:style-name="ce13">
            <text:p>57,780<text:s/></text:p>
          </table:table-cell>
          <table:table-cell office:value-type="float" office:value="26" table:style-name="ce1">
            <text:p>26</text:p>
          </table:table-cell>
          <table:table-cell office:value-type="float" office:value="120473" table:formula="of:=[.B27]+[.C27]" table:style-name="ce10">
            <text:p>120,473<text:s/></text:p>
          </table:table-cell>
          <table:table-cell table:number-columns-repeated="16379"/>
        </table:table-row>
        <table:table-row table:style-name="ro3">
          <table:table-cell office:value-type="date" office:date-value="2017-01-27T00:00:00" table:style-name="ce15">
            <text:p>2017/1/27</text:p>
          </table:table-cell>
          <table:table-cell office:value-type="float" office:value="22931" table:style-name="ce13">
            <text:p>22,931<text:s/></text:p>
          </table:table-cell>
          <table:table-cell office:value-type="float" office:value="20625" table:style-name="ce13">
            <text:p>20,625<text:s/></text:p>
          </table:table-cell>
          <table:table-cell office:value-type="float" office:value="27" table:style-name="ce1">
            <text:p>27</text:p>
          </table:table-cell>
          <table:table-cell office:value-type="float" office:value="43556" table:formula="of:=[.B28]+[.C28]" table:style-name="ce10">
            <text:p>43,556<text:s/></text:p>
          </table:table-cell>
          <table:table-cell table:number-columns-repeated="16379"/>
        </table:table-row>
        <table:table-row table:style-name="ro3">
          <table:table-cell office:value-type="date" office:date-value="2017-01-28T00:00:00" table:style-name="ce15">
            <text:p>2017/1/28</text:p>
          </table:table-cell>
          <table:table-cell office:value-type="float" office:value="43183" table:style-name="ce13">
            <text:p>43,183<text:s/></text:p>
          </table:table-cell>
          <table:table-cell office:value-type="float" office:value="44009" table:style-name="ce13">
            <text:p>44,009<text:s/></text:p>
          </table:table-cell>
          <table:table-cell office:value-type="float" office:value="28" table:style-name="ce1">
            <text:p>28</text:p>
          </table:table-cell>
          <table:table-cell office:value-type="float" office:value="87192" table:formula="of:=[.B29]+[.C29]" table:style-name="ce10">
            <text:p>87,192<text:s/></text:p>
          </table:table-cell>
          <table:table-cell table:number-columns-repeated="16379"/>
        </table:table-row>
        <table:table-row table:style-name="ro3">
          <table:table-cell office:value-type="date" office:date-value="2017-01-29T00:00:00" table:style-name="ce15">
            <text:p>2017/1/29</text:p>
          </table:table-cell>
          <table:table-cell office:value-type="float" office:value="41909" table:style-name="ce13">
            <text:p>41,909<text:s/></text:p>
          </table:table-cell>
          <table:table-cell office:value-type="float" office:value="42621" table:style-name="ce13">
            <text:p>42,621<text:s/></text:p>
          </table:table-cell>
          <table:table-cell office:value-type="float" office:value="29" table:style-name="ce1">
            <text:p>29</text:p>
          </table:table-cell>
          <table:table-cell office:value-type="float" office:value="84530" table:formula="of:=[.B30]+[.C30]" table:style-name="ce10">
            <text:p>84,530<text:s/></text:p>
          </table:table-cell>
          <table:table-cell table:number-columns-repeated="16379"/>
        </table:table-row>
        <table:table-row table:style-name="ro3">
          <table:table-cell office:value-type="date" office:date-value="2017-01-30T00:00:00" table:style-name="ce15">
            <text:p>2017/1/30</text:p>
          </table:table-cell>
          <table:table-cell office:value-type="float" office:value="49551" table:style-name="ce13">
            <text:p>49,551<text:s/></text:p>
          </table:table-cell>
          <table:table-cell office:value-type="float" office:value="52304" table:style-name="ce13">
            <text:p>52,304<text:s/></text:p>
          </table:table-cell>
          <table:table-cell office:value-type="float" office:value="30" table:style-name="ce1">
            <text:p>30</text:p>
          </table:table-cell>
          <table:table-cell office:value-type="float" office:value="101855" table:formula="of:=[.B31]+[.C31]" table:style-name="ce10">
            <text:p>101,855<text:s/></text:p>
          </table:table-cell>
          <table:table-cell table:number-columns-repeated="16379"/>
        </table:table-row>
        <table:table-row table:style-name="ro3">
          <table:table-cell office:value-type="date" office:date-value="2017-01-31T00:00:00" table:style-name="ce15">
            <text:p>2017/1/31</text:p>
          </table:table-cell>
          <table:table-cell office:value-type="float" office:value="52228" table:style-name="ce13">
            <text:p>52,228<text:s/></text:p>
          </table:table-cell>
          <table:table-cell office:value-type="float" office:value="54412" table:style-name="ce13">
            <text:p>54,412<text:s/></text:p>
          </table:table-cell>
          <table:table-cell office:value-type="float" office:value="31" table:style-name="ce1">
            <text:p>31</text:p>
          </table:table-cell>
          <table:table-cell office:value-type="float" office:value="106640" table:formula="of:=[.B32]+[.C32]" table:style-name="ce10">
            <text:p>106,640<text:s/></text:p>
          </table:table-cell>
          <table:table-cell table:number-columns-repeated="16379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各站進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3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劉亦昌</meta:initial-creator>
    <dc:creator>Tammy Kan</dc:creator>
    <meta:creation-date>2017-02-08T12:13:48Z</meta:creation-date>
    <dc:date>2017-04-09T16:12:05Z</dc:date>
  </office:meta>
</office:document-meta>
</file>